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62in"/>
    </style:style>
    <style:style style:name="co3" style:family="table-column">
      <style:table-column-properties fo:break-before="auto" style:column-width="1.4575in"/>
    </style:style>
    <style:style style:name="co4" style:family="table-column">
      <style:table-column-properties fo:break-before="auto" style:column-width="2.6583in"/>
    </style:style>
    <style:style style:name="co5" style:family="table-column">
      <style:table-column-properties fo:break-before="auto" style:column-width="1.472in"/>
    </style:style>
    <style:style style:name="co6" style:family="table-column">
      <style:table-column-properties fo:break-before="auto" style:column-width="1.2465in"/>
    </style:style>
    <style:style style:name="co7" style:family="table-column">
      <style:table-column-properties fo:break-before="auto" style:column-width="1.2217in"/>
    </style:style>
    <style:style style:name="co8" style:family="table-column">
      <style:table-column-properties fo:break-before="auto" style:column-width="1.761in"/>
    </style:style>
    <style:style style:name="co9" style:family="table-column">
      <style:table-column-properties fo:break-before="auto" style:column-width="6.1543in"/>
    </style:style>
    <style:style style:name="co10" style:family="table-column">
      <style:table-column-properties fo:break-before="auto" style:column-width="0.9681in"/>
    </style:style>
    <style:style style:name="co11" style:family="table-column">
      <style:table-column-properties fo:break-before="auto" style:column-width="2.2083in"/>
    </style:style>
    <style:style style:name="co12" style:family="table-column">
      <style:table-column-properties fo:break-before="auto" style:column-width="1.242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818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3.596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1862in" fo:break-before="auto" style:use-optimal-row-height="true"/>
    </style:style>
    <style:style style:name="ro17" style:family="table-row">
      <style:table-row-properties style:row-height="0.5075in" fo:break-before="auto" style:use-optimal-row-height="true"/>
    </style:style>
    <style:style style:name="ro18" style:family="table-row">
      <style:table-row-properties style:row-height="0.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Pins" table:style-name="ta1">
        <office:forms form:automatic-focus="false" form:apply-design-mode="false"/>
        <table:table-column table:style-name="co1" table:default-cell-style-name="Default"/>
        <table:table-column table:style-name="co1" table:number-columns-repeated="3" table:default-cell-style-name="ce6"/>
        <table:table-column-group>
          <table:table-column table:style-name="co1" table:number-columns-repeated="3" table:default-cell-style-name="ce6"/>
          <table:table-column table:style-name="co2" table:default-cell-style-name="ce6"/>
          <table:table-column table:style-name="co1" table:number-columns-repeated="2" table:default-cell-style-name="ce6"/>
        </table:table-column-group>
        <table:table-column-group>
          <table:table-column table:style-name="co1" table:number-columns-repeated="5" table:default-cell-style-name="ce6"/>
        </table:table-column-group>
        <table:table-column table:style-name="co3" table:default-cell-style-name="ce6"/>
        <table:table-column-group table:display="false">
          <table:table-column table:style-name="co1" table:visibility="collapse" table:number-columns-repeated="3" table:default-cell-style-name="ce6"/>
        </table:table-column-group>
        <table:table-column table:style-name="co1" table:default-cell-style-name="ce6"/>
        <table:table-column-group table:display="false">
          <table:table-column table:style-name="co1" table:visibility="collapse" table:number-columns-repeated="4" table:default-cell-style-name="ce6"/>
        </table:table-column-group>
        <table:table-column-group>
          <table:table-column table:style-name="co1" table:number-columns-repeated="7" table:default-cell-style-name="ce6"/>
        </table:table-column-group>
        <table:table-column table:style-name="co4" table:default-cell-style-name="ce6"/>
        <table:table-column table:style-name="co5" table:default-cell-style-name="Default"/>
        <table:table-column table:style-name="co6" table:default-cell-style-name="Default"/>
        <table:table-column table:style-name="co7" table:default-cell-style-name="Default"/>
        <table:table-column table:style-name="co1" table:number-columns-repeated="2" table:default-cell-style-name="Default"/>
        <table:table-row table:style-name="ro1">
          <table:table-cell office:value-type="string" calcext:value-type="string">
            <text:p>ID</text:p>
          </table:table-cell>
          <table:table-cell table:style-name="ce1" office:value-type="string" calcext:value-type="string">
            <text:p># </text:p>
          </table:table-cell>
          <table:table-cell table:style-name="ce1" office:value-type="string" calcext:value-type="string">
            <text:p>Name </text:p>
          </table:table-cell>
          <table:table-cell table:style-name="ce1" office:value-type="string" calcext:value-type="string">
            <text:p>Brand </text:p>
          </table:table-cell>
          <table:table-cell table:style-name="ce1" office:value-type="string" calcext:value-type="string">
            <text:p>Value </text:p>
          </table:table-cell>
          <table:table-cell table:style-name="ce1" office:value-type="string" calcext:value-type="string">
            <text:p>Cls </text:p>
          </table:table-cell>
          <table:table-cell table:style-name="ce1" office:value-type="string" calcext:value-type="string">
            <text:p>Elm </text:p>
          </table:table-cell>
          <table:table-cell table:style-name="ce1" office:value-type="string" calcext:value-type="string">
            <text:p>Psych </text:p>
          </table:table-cell>
          <table:table-cell table:style-name="ce1" office:value-type="string" calcext:value-type="string">
            <text:p>Cmd </text:p>
          </table:table-cell>
          <table:table-cell table:style-name="ce1" office:value-type="string" calcext:value-type="string">
            <text:p>Spec </text:p>
          </table:table-cell>
          <table:table-cell table:style-name="ce1" office:value-type="string" calcext:value-type="string">
            <text:p>Pwr </text:p>
          </table:table-cell>
          <table:table-cell table:style-name="ce1" office:value-type="string" calcext:value-type="string">
            <text:p>Lmt </text:p>
          </table:table-cell>
          <table:table-cell table:style-name="ce1" office:value-type="string" calcext:value-type="string">
            <text:p>Unit </text:p>
          </table:table-cell>
          <table:table-cell table:style-name="ce1" office:value-type="string" calcext:value-type="string">
            <text:p>Boot </text:p>
          </table:table-cell>
          <table:table-cell table:style-name="ce1" office:value-type="string" calcext:value-type="string">
            <text:p>Reboot </text:p>
          </table:table-cell>
          <table:table-cell table:style-name="ce1" office:value-type="string" calcext:value-type="string">
            <text:p>Obtain from </text:p>
          </table:table-cell>
          <table:table-cell table:style-name="ce1" office:value-type="string" calcext:value-type="string">
            <text:p>BPP </text:p>
          </table:table-cell>
          <table:table-cell table:style-name="ce1" office:value-type="string" calcext:value-type="string">
            <text:p>SDPP </text:p>
          </table:table-cell>
          <table:table-cell table:style-name="ce1" office:value-type="string" calcext:value-type="string">
            <text:p>MPP </text:p>
          </table:table-cell>
          <table:table-cell table:style-name="ce1" office:value-type="string" calcext:value-type="string">
            <text:p>Lv </text:p>
          </table:table-cell>
          <table:table-cell table:style-name="ce1" office:value-type="string" calcext:value-type="string">
            <text:p>Speed </text:p>
          </table:table-cell>
          <table:table-cell table:style-name="ce1" office:value-type="string" calcext:value-type="string">
            <text:p>Pwr? </text:p>
          </table:table-cell>
          <table:table-cell table:style-name="ce1" office:value-type="string" calcext:value-type="string">
            <text:p>Use? </text:p>
          </table:table-cell>
          <table:table-cell table:style-name="ce1" office:value-type="string" calcext:value-type="string">
            <text:p>Boot? </text:p>
          </table:table-cell>
          <table:table-cell table:style-name="ce1" office:value-type="string" calcext:value-type="string">
            <text:p>Wgt </text:p>
          </table:table-cell>
          <table:table-cell table:style-name="ce1" office:value-type="string" calcext:value-type="string">
            <text:p>Spin </text:p>
          </table:table-cell>
          <table:table-cell table:style-name="ce1" office:value-type="string" calcext:value-type="string">
            <text:p>KO </text:p>
          </table:table-cell>
          <table:table-cell table:style-name="ce1" office:value-type="string" calcext:value-type="string">
            <text:p>Stg </text:p>
          </table:table-cell>
          <table:table-cell table:style-name="ce1" office:value-type="string" calcext:value-type="string">
            <text:p>Bmb </text:p>
          </table:table-cell>
          <table:table-cell table:style-name="ce1" office:value-type="string" calcext:value-type="string">
            <text:p>Ham </text:p>
          </table:table-cell>
          <table:table-cell table:style-name="ce1" office:value-type="string" calcext:value-type="string">
            <text:p>Hnd </text:p>
          </table:table-cell>
          <table:table-cell table:style-name="ce1" office:value-type="string" calcext:value-type="string">
            <text:p>Info1 </text:p>
          </table:table-cell>
          <table:table-cell office:value-type="string" calcext:value-type="string">
            <text:p>Evolves from Mingle?</text:p>
          </table:table-cell>
          <table:table-cell office:value-type="string" calcext:value-type="string">
            <text:p>Evolves from pin?</text:p>
          </table:table-cell>
          <table:table-cell office:value-type="string" calcext:value-type="string">
            <text:p>Inflicts HP Drain?</text:p>
          </table:table-cell>
          <table:table-cell office:value-type="string" calcext:value-type="string">
            <text:p>Eden?</text:p>
          </table:table-cell>
          <table:table-cell office:value-type="string" calcext:value-type="string">
            <text:p>JSON</text:p>
          </table:table-cell>
        </table:table-row>
        <table:table-row table:style-name="ro2">
          <table:table-cell table:formula="of:=COM.MICROSOFT.CONCAT(&quot;0x&quot;; DEC2HEX([.B2] - 1))" office:value-type="string" office:string-value="0x0" calcext:value-type="string">
            <text:p>0x0</text:p>
          </table:table-cell>
          <table:table-cell office:value-type="string" calcext:value-type="string">
            <text:p><text:a xlink:href="../../../../../../../wiki/Pin_001" xlink:type="simple">001</text:a></text:p>
          </table:table-cell>
          <table:table-cell office:value-type="string" calcext:value-type="string">
            <text:p>Ice Blow</text:p>
          </table:table-cell>
          <table:table-cell office:value-type="string" calcext:value-type="string">
            <text:p>D+B</text:p>
          </table:table-cell>
          <table:table-cell office:value-type="float" office:value="1200" calcext:value-type="float">
            <text:p>12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Sold by Molco.</text:p>
            <text:p>Sold by 104.</text:p>
            <text:p>Event W1D2.</text:p>
          </table:table-cell>
          <table:table-cell office:value-type="string" calcext:value-type="string">
            <text:p>M</text:p>
          </table:table-cell>
          <table:table-cell office:value-type="float" office:value="2" calcext:value-type="float">
            <text:p>2</text:p>
          </table:table-cell>
          <table:table-cell office:value-type="string" calcext:value-type="string">
            <text:p>M</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empty space to form an icicle. Inflicts damage on contact. </text:p>
          </table:table-cell>
          <table:table-cell table:number-columns-repeated="4" office:value-type="float" office:value="0" calcext:value-type="float">
            <text:p>0</text:p>
          </table:table-cell>
          <table:table-cell table:formula="of:=COM.MICROSOFT.CONCAT([.A2];&quot;: { &quot;&quot;ID&quot;&quot;: &quot;;[.A2];&quot;, &quot;&quot;Name&quot;&quot;: &quot;&quot;&quot;;[.C2];&quot;&quot;&quot;, &quot;&quot;MaxLevel&quot;&quot;: &quot;;[.T2];&quot;, &quot;&quot;Mingle?&quot;&quot;: &quot;;[.AG2];&quot;, &quot;&quot;Psych&quot;&quot;: &quot;&quot;&quot;;[.H2];&quot;&quot;&quot;&quot;; ;&quot;, &quot;&quot;Element&quot;&quot;: &quot;&quot;&quot;;[.G2];&quot;&quot;&quot;, &quot;&quot;Brand&quot;&quot;: &quot;&quot;&quot;;[.D2];&quot;&quot;&quot;, &quot;&quot;Ev. fr. pin?&quot;&quot;: &quot;;[.AH2];&quot;, &quot;&quot;Weight&quot;&quot;: &quot;;[.Y2];&quot;, &quot;&quot;Spec&quot;&quot;: &quot;&quot;&quot;;[.J2];&quot;&quot;&quot;, &quot;&quot;Inflicts HP Drain?&quot;&quot;: &quot;;[.AI2];&quot;, &quot;&quot;Eden?&quot;&quot;: &quot;;[.AJ2];&quot; },&quot;)" office:value-type="string" office:string-value="0x0: { &quot;ID&quot;: 0x0, &quot;Name&quot;: &quot;Ice Blow&quot;, &quot;MaxLevel&quot;: 7, &quot;Mingle?&quot;: 0, &quot;Psych&quot;: &quot;Piercing Pillar&quot;, &quot;Element&quot;: &quot;Neg&quot;, &quot;Brand&quot;: &quot;D+B&quot;, &quot;Ev. fr. pin?&quot;: 0, &quot;Weight&quot;: 9, &quot;Spec&quot;: &quot;Attack&quot;, &quot;Inflicts HP Drain?&quot;: 0, &quot;Eden?&quot;: 0 }," calcext:value-type="string">
            <text:p>0x0: { "ID": 0x0, "Name": "Ice Blow", "MaxLevel": 7, "Mingle?": 0, "Psych": "Piercing Pillar", "Element": "Neg", "Brand": "D+B", "Ev. fr. pin?": 0, "Weight": 9, "Spec": "Attack", "Inflicts HP Drain?": 0, "Eden?": 0 },</text:p>
          </table:table-cell>
        </table:table-row>
        <table:table-row table:style-name="ro3">
          <table:table-cell table:formula="of:=COM.MICROSOFT.CONCAT(&quot;0x&quot;; DEC2HEX([.B3] - 1))" office:value-type="string" office:string-value="0x1" calcext:value-type="string">
            <text:p>0x1</text:p>
          </table:table-cell>
          <table:table-cell office:value-type="string" calcext:value-type="string">
            <text:p><text:a xlink:href="../../../../../../../wiki/Pin_002" xlink:type="simple">002</text:a></text:p>
          </table:table-cell>
          <table:table-cell office:value-type="string" calcext:value-type="string">
            <text:p>Ice Risers</text:p>
          </table:table-cell>
          <table:table-cell office:value-type="string" calcext:value-type="string">
            <text:p>D+B</text:p>
          </table:table-cell>
          <table:table-cell office:value-type="float" office:value="6300" calcext:value-type="float">
            <text:p>6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9" calcext:value-type="float">
            <text:p>5.9</text:p>
          </table:table-cell>
          <table:table-cell office:value-type="string" calcext:value-type="string">
            <text:p>Evolves from <text:a xlink:href="../../../../../../../wiki/Pin_001" xlink:type="simple">001</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vertically up on empty space to form three icicles.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3];&quot;: { &quot;&quot;ID&quot;&quot;: &quot;;[.A3];&quot;, &quot;&quot;Name&quot;&quot;: &quot;&quot;&quot;;[.C3];&quot;&quot;&quot;, &quot;&quot;MaxLevel&quot;&quot;: &quot;;[.T3];&quot;, &quot;&quot;Mingle?&quot;&quot;: &quot;;[.AG3];&quot;, &quot;&quot;Psych&quot;&quot;: &quot;&quot;&quot;;[.H3];&quot;&quot;&quot;&quot;; ;&quot;, &quot;&quot;Element&quot;&quot;: &quot;&quot;&quot;;[.G3];&quot;&quot;&quot;, &quot;&quot;Brand&quot;&quot;: &quot;&quot;&quot;;[.D3];&quot;&quot;&quot;, &quot;&quot;Ev. fr. pin?&quot;&quot;: &quot;;[.AH3];&quot;, &quot;&quot;Weight&quot;&quot;: &quot;;[.Y3];&quot;, &quot;&quot;Spec&quot;&quot;: &quot;&quot;&quot;;[.J3];&quot;&quot;&quot;, &quot;&quot;Inflicts HP Drain?&quot;&quot;: &quot;;[.AI3];&quot;, &quot;&quot;Eden?&quot;&quot;: &quot;;[.AJ3];&quot; },&quot;)" office:value-type="string" office:string-value="0x1: { &quot;ID&quot;: 0x1, &quot;Name&quot;: &quot;Ice Risers&quot;, &quot;MaxLevel&quot;: 10, &quot;Mingle?&quot;: 0, &quot;Psych&quot;: &quot;Piercing Pillar&quot;, &quot;Element&quot;: &quot;Neg&quot;, &quot;Brand&quot;: &quot;D+B&quot;, &quot;Ev. fr. pin?&quot;: 1, &quot;Weight&quot;: 9, &quot;Spec&quot;: &quot;Attack&quot;, &quot;Inflicts HP Drain?&quot;: 0, &quot;Eden?&quot;: 0 }," calcext:value-type="string">
            <text:p>0x1: { "ID": 0x1, "Name": "Ice Risers", "MaxLevel": 10, "Mingle?": 0, "Psych": "Piercing Pillar", "Element": "Neg", "Brand": "D+B", "Ev. fr. pin?": 1, "Weight": 9, "Spec": "Attack", "Inflicts HP Drain?": 0, "Eden?": 0 },</text:p>
          </table:table-cell>
        </table:table-row>
        <table:table-row table:style-name="ro4">
          <table:table-cell table:formula="of:=COM.MICROSOFT.CONCAT(&quot;0x&quot;; DEC2HEX([.B4] - 1))" office:value-type="string" office:string-value="0x2" calcext:value-type="string">
            <text:p>0x2</text:p>
          </table:table-cell>
          <table:table-cell office:value-type="string" calcext:value-type="string">
            <text:p><text:a xlink:href="../../../../../../../wiki/Pin_003" xlink:type="simple">003</text:a></text:p>
          </table:table-cell>
          <table:table-cell office:value-type="string" calcext:value-type="string">
            <text:p>Frozen Cool</text:p>
          </table:table-cell>
          <table:table-cell office:value-type="string" calcext:value-type="string">
            <text:p>D+B</text:p>
          </table:table-cell>
          <table:table-cell office:value-type="float" office:value="1550" calcext:value-type="float">
            <text:p>15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Sold by Molco.</text:p>
            <text:p>Sold by 104.</text:p>
            <text:p>Event W2D7 - Concert Stage at A-East.</text:p>
          </table:table-cell>
          <table:table-cell table:number-columns-repeated="2" office:value-type="string" calcext:value-type="string">
            <text:p>M</text:p>
          </table:table-cell>
          <table:table-cell table:number-columns-repeated="2"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Rapidly tap empty space to form an icicle. Inflicts damage on contact. </text:p>
          </table:table-cell>
          <table:table-cell table:number-columns-repeated="4" office:value-type="float" office:value="0" calcext:value-type="float">
            <text:p>0</text:p>
          </table:table-cell>
          <table:table-cell table:formula="of:=COM.MICROSOFT.CONCAT([.A4];&quot;: { &quot;&quot;ID&quot;&quot;: &quot;;[.A4];&quot;, &quot;&quot;Name&quot;&quot;: &quot;&quot;&quot;;[.C4];&quot;&quot;&quot;, &quot;&quot;MaxLevel&quot;&quot;: &quot;;[.T4];&quot;, &quot;&quot;Mingle?&quot;&quot;: &quot;;[.AG4];&quot;, &quot;&quot;Psych&quot;&quot;: &quot;&quot;&quot;;[.H4];&quot;&quot;&quot;&quot;; ;&quot;, &quot;&quot;Element&quot;&quot;: &quot;&quot;&quot;;[.G4];&quot;&quot;&quot;, &quot;&quot;Brand&quot;&quot;: &quot;&quot;&quot;;[.D4];&quot;&quot;&quot;, &quot;&quot;Ev. fr. pin?&quot;&quot;: &quot;;[.AH4];&quot;, &quot;&quot;Weight&quot;&quot;: &quot;;[.Y4];&quot;, &quot;&quot;Spec&quot;&quot;: &quot;&quot;&quot;;[.J4];&quot;&quot;&quot;, &quot;&quot;Inflicts HP Drain?&quot;&quot;: &quot;;[.AI4];&quot;, &quot;&quot;Eden?&quot;&quot;: &quot;;[.AJ4];&quot; },&quot;)" office:value-type="string" office:string-value="0x2: { &quot;ID&quot;: 0x2, &quot;Name&quot;: &quot;Frozen Cool&quot;, &quot;MaxLevel&quot;: 4, &quot;Mingle?&quot;: 0, &quot;Psych&quot;: &quot;Piercing Pillar&quot;, &quot;Element&quot;: &quot;Neg&quot;, &quot;Brand&quot;: &quot;D+B&quot;, &quot;Ev. fr. pin?&quot;: 0, &quot;Weight&quot;: 9, &quot;Spec&quot;: &quot;Attack&quot;, &quot;Inflicts HP Drain?&quot;: 0, &quot;Eden?&quot;: 0 }," calcext:value-type="string">
            <text:p>0x2: { "ID": 0x2, "Name": "Frozen Cool", "MaxLevel": 4, "Mingle?": 0, "Psych": "Piercing Pillar", "Element": "Neg", "Brand": "D+B", "Ev. fr. pin?": 0, "Weight": 9, "Spec": "Attack", "Inflicts HP Drain?": 0, "Eden?": 0 },</text:p>
          </table:table-cell>
        </table:table-row>
        <table:table-row table:style-name="ro3">
          <table:table-cell table:formula="of:=COM.MICROSOFT.CONCAT(&quot;0x&quot;; DEC2HEX([.B5] - 1))" office:value-type="string" office:string-value="0x3" calcext:value-type="string">
            <text:p>0x3</text:p>
          </table:table-cell>
          <table:table-cell office:value-type="string" calcext:value-type="string">
            <text:p><text:a xlink:href="../../../../../../../wiki/Pin_004" xlink:type="simple">004</text:a></text:p>
          </table:table-cell>
          <table:table-cell office:value-type="string" calcext:value-type="string">
            <text:p>Blizzard Cool</text:p>
          </table:table-cell>
          <table:table-cell office:value-type="string" calcext:value-type="string">
            <text:p>D+B</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Evolves from <text:a xlink:href="../../../../../../../wiki/Pin_003" xlink:type="simple">003</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apidly tap empty space to form three icicles. Inflicts damage on contact.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5];&quot;: { &quot;&quot;ID&quot;&quot;: &quot;;[.A5];&quot;, &quot;&quot;Name&quot;&quot;: &quot;&quot;&quot;;[.C5];&quot;&quot;&quot;, &quot;&quot;MaxLevel&quot;&quot;: &quot;;[.T5];&quot;, &quot;&quot;Mingle?&quot;&quot;: &quot;;[.AG5];&quot;, &quot;&quot;Psych&quot;&quot;: &quot;&quot;&quot;;[.H5];&quot;&quot;&quot;&quot;; ;&quot;, &quot;&quot;Element&quot;&quot;: &quot;&quot;&quot;;[.G5];&quot;&quot;&quot;, &quot;&quot;Brand&quot;&quot;: &quot;&quot;&quot;;[.D5];&quot;&quot;&quot;, &quot;&quot;Ev. fr. pin?&quot;&quot;: &quot;;[.AH5];&quot;, &quot;&quot;Weight&quot;&quot;: &quot;;[.Y5];&quot;, &quot;&quot;Spec&quot;&quot;: &quot;&quot;&quot;;[.J5];&quot;&quot;&quot;, &quot;&quot;Inflicts HP Drain?&quot;&quot;: &quot;;[.AI5];&quot;, &quot;&quot;Eden?&quot;&quot;: &quot;;[.AJ5];&quot; },&quot;)" office:value-type="string" office:string-value="0x3: { &quot;ID&quot;: 0x3, &quot;Name&quot;: &quot;Blizzard Cool&quot;, &quot;MaxLevel&quot;: 4, &quot;Mingle?&quot;: 1, &quot;Psych&quot;: &quot;Piercing Pillar&quot;, &quot;Element&quot;: &quot;Neg&quot;, &quot;Brand&quot;: &quot;D+B&quot;, &quot;Ev. fr. pin?&quot;: 1, &quot;Weight&quot;: 9, &quot;Spec&quot;: &quot;Attack&quot;, &quot;Inflicts HP Drain?&quot;: 0, &quot;Eden?&quot;: 0 }," calcext:value-type="string">
            <text:p>0x3: { "ID": 0x3, "Name": "Blizzard Cool", "MaxLevel": 4, "Mingle?": 1, "Psych": "Piercing Pillar", "Element": "Neg", "Brand": "D+B", "Ev. fr. pin?": 1, "Weight": 9, "Spec": "Attack", "Inflicts HP Drain?": 0, "Eden?": 0 },</text:p>
          </table:table-cell>
        </table:table-row>
        <table:table-row table:style-name="ro2">
          <table:table-cell table:formula="of:=COM.MICROSOFT.CONCAT(&quot;0x&quot;; DEC2HEX([.B6] - 1))" office:value-type="string" office:string-value="0x4" calcext:value-type="string">
            <text:p>0x4</text:p>
          </table:table-cell>
          <table:table-cell office:value-type="string" calcext:value-type="string">
            <text:p><text:a xlink:href="../../../../../../../wiki/Pin_005" xlink:type="simple">005</text:a></text:p>
          </table:table-cell>
          <table:table-cell office:value-type="string" calcext:value-type="string">
            <text:p>Earthshake</text:p>
          </table:table-cell>
          <table:table-cell office:value-type="string" calcext:value-type="string">
            <text:p>D+B</text:p>
          </table:table-cell>
          <table:table-cell office:value-type="float" office:value="1000" calcext:value-type="float">
            <text:p>1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7.</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able:table-cell>
          <table:table-cell table:number-columns-repeated="4" office:value-type="float" office:value="0" calcext:value-type="float">
            <text:p>0</text:p>
          </table:table-cell>
          <table:table-cell table:formula="of:=COM.MICROSOFT.CONCAT([.A6];&quot;: { &quot;&quot;ID&quot;&quot;: &quot;;[.A6];&quot;, &quot;&quot;Name&quot;&quot;: &quot;&quot;&quot;;[.C6];&quot;&quot;&quot;, &quot;&quot;MaxLevel&quot;&quot;: &quot;;[.T6];&quot;, &quot;&quot;Mingle?&quot;&quot;: &quot;;[.AG6];&quot;, &quot;&quot;Psych&quot;&quot;: &quot;&quot;&quot;;[.H6];&quot;&quot;&quot;&quot;; ;&quot;, &quot;&quot;Element&quot;&quot;: &quot;&quot;&quot;;[.G6];&quot;&quot;&quot;, &quot;&quot;Brand&quot;&quot;: &quot;&quot;&quot;;[.D6];&quot;&quot;&quot;, &quot;&quot;Ev. fr. pin?&quot;&quot;: &quot;;[.AH6];&quot;, &quot;&quot;Weight&quot;&quot;: &quot;;[.Y6];&quot;, &quot;&quot;Spec&quot;&quot;: &quot;&quot;&quot;;[.J6];&quot;&quot;&quot;, &quot;&quot;Inflicts HP Drain?&quot;&quot;: &quot;;[.AI6];&quot;, &quot;&quot;Eden?&quot;&quot;: &quot;;[.AJ6];&quot; },&quot;)" office:value-type="string" office:string-value="0x4: { &quot;ID&quot;: 0x4, &quot;Name&quot;: &quot;Earthshake&quot;, &quot;MaxLevel&quot;: 5, &quot;Mingle?&quot;: 0, &quot;Psych&quot;: &quot;Earthquake&quot;, &quot;Element&quot;: &quot;Pos&quot;, &quot;Brand&quot;: &quot;D+B&quot;, &quot;Ev. fr. pin?&quot;: 0, &quot;Weight&quot;: 9, &quot;Spec&quot;: &quot;Attack&quot;, &quot;Inflicts HP Drain?&quot;: 0, &quot;Eden?&quot;: 0 }," calcext:value-type="string">
            <text:p>0x4: { "ID": 0x4, "Name": "Earthshake", "MaxLevel": 5, "Mingle?": 0, "Psych": "Earthquake", "Element": "Pos", "Brand": "D+B", "Ev. fr. pin?": 0, "Weight": 9, "Spec": "Attack", "Inflicts HP Drain?": 0, "Eden?": 0 },</text:p>
          </table:table-cell>
        </table:table-row>
        <table:table-row table:style-name="ro3">
          <table:table-cell table:formula="of:=COM.MICROSOFT.CONCAT(&quot;0x&quot;; DEC2HEX([.B7] - 1))" office:value-type="string" office:string-value="0x5" calcext:value-type="string">
            <text:p>0x5</text:p>
          </table:table-cell>
          <table:table-cell office:value-type="string" calcext:value-type="string">
            <text:p><text:a xlink:href="../../../../../../../wiki/Pin_006" xlink:type="simple">006</text:a></text:p>
          </table:table-cell>
          <table:table-cell office:value-type="string" calcext:value-type="string">
            <text:p>Sexy D</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ent W1D5.</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Fast</text:p>
          </table:table-cell>
          <table:table-cell table:number-columns-repeated="3" office:value-type="string" calcext:value-type="string">
            <text:p>Y</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obstacles like cars and signs around. Inflicts damage on contact. </text:p>
          </table:table-cell>
          <table:table-cell table:number-columns-repeated="4" office:value-type="float" office:value="0" calcext:value-type="float">
            <text:p>0</text:p>
          </table:table-cell>
          <table:table-cell table:formula="of:=COM.MICROSOFT.CONCAT([.A7];&quot;: { &quot;&quot;ID&quot;&quot;: &quot;;[.A7];&quot;, &quot;&quot;Name&quot;&quot;: &quot;&quot;&quot;;[.C7];&quot;&quot;&quot;, &quot;&quot;MaxLevel&quot;&quot;: &quot;;[.T7];&quot;, &quot;&quot;Mingle?&quot;&quot;: &quot;;[.AG7];&quot;, &quot;&quot;Psych&quot;&quot;: &quot;&quot;&quot;;[.H7];&quot;&quot;&quot;&quot;; ;&quot;, &quot;&quot;Element&quot;&quot;: &quot;&quot;&quot;;[.G7];&quot;&quot;&quot;, &quot;&quot;Brand&quot;&quot;: &quot;&quot;&quot;;[.D7];&quot;&quot;&quot;, &quot;&quot;Ev. fr. pin?&quot;&quot;: &quot;;[.AH7];&quot;, &quot;&quot;Weight&quot;&quot;: &quot;;[.Y7];&quot;, &quot;&quot;Spec&quot;&quot;: &quot;&quot;&quot;;[.J7];&quot;&quot;&quot;, &quot;&quot;Inflicts HP Drain?&quot;&quot;: &quot;;[.AI7];&quot;, &quot;&quot;Eden?&quot;&quot;: &quot;;[.AJ7];&quot; },&quot;)" office:value-type="string" office:string-value="0x5: { &quot;ID&quot;: 0x5, &quot;Name&quot;: &quot;Sexy D&quot;, &quot;MaxLevel&quot;: 4, &quot;Mingle?&quot;: 0, &quot;Psych&quot;: &quot;Psychokinesis&quot;, &quot;Element&quot;: &quot;Neu&quot;, &quot;Brand&quot;: &quot;D+B&quot;, &quot;Ev. fr. pin?&quot;: 0, &quot;Weight&quot;: 9, &quot;Spec&quot;: &quot;Attack&quot;, &quot;Inflicts HP Drain?&quot;: 0, &quot;Eden?&quot;: 0 }," calcext:value-type="string">
            <text:p>0x5: { "ID": 0x5, "Name": "Sexy D", "MaxLevel": 4, "Mingle?": 0, "Psych": "Psychokinesis", "Element": "Neu", "Brand": "D+B", "Ev. fr. pin?": 0, "Weight": 9, "Spec": "Attack", "Inflicts HP Drain?": 0, "Eden?": 0 },</text:p>
          </table:table-cell>
        </table:table-row>
        <table:table-row table:style-name="ro2">
          <table:table-cell table:formula="of:=COM.MICROSOFT.CONCAT(&quot;0x&quot;; DEC2HEX([.B8] - 1))" office:value-type="string" office:string-value="0x6" calcext:value-type="string">
            <text:p>0x6</text:p>
          </table:table-cell>
          <table:table-cell office:value-type="string" calcext:value-type="string">
            <text:p><text:a xlink:href="../../../../../../../wiki/Pin_007" xlink:type="simple">007</text:a></text:p>
          </table:table-cell>
          <table:table-cell office:value-type="string" calcext:value-type="string">
            <text:p>Sexy +</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1" calcext:value-type="float">
            <text:p>31</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Event W2D2 Pig (Tipsy Tose Hall).</text:p>
            <text:p>Dropped by 59 E.</text:p>
          </table:table-cell>
          <table:table-cell office:value-type="float" office:value="8" calcext:value-type="float">
            <text:p>8</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N</text:p>
          </table:table-cell>
          <table:table-cell table:number-columns-repeated="2" office:value-type="string" calcext:value-type="string">
            <text:p>Y</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Drag obstacles like cars and signs around. Inflicts damage on contact. </text:p>
          </table:table-cell>
          <table:table-cell table:number-columns-repeated="4" office:value-type="float" office:value="0" calcext:value-type="float">
            <text:p>0</text:p>
          </table:table-cell>
          <table:table-cell table:formula="of:=COM.MICROSOFT.CONCAT([.A8];&quot;: { &quot;&quot;ID&quot;&quot;: &quot;;[.A8];&quot;, &quot;&quot;Name&quot;&quot;: &quot;&quot;&quot;;[.C8];&quot;&quot;&quot;, &quot;&quot;MaxLevel&quot;&quot;: &quot;;[.T8];&quot;, &quot;&quot;Mingle?&quot;&quot;: &quot;;[.AG8];&quot;, &quot;&quot;Psych&quot;&quot;: &quot;&quot;&quot;;[.H8];&quot;&quot;&quot;&quot;; ;&quot;, &quot;&quot;Element&quot;&quot;: &quot;&quot;&quot;;[.G8];&quot;&quot;&quot;, &quot;&quot;Brand&quot;&quot;: &quot;&quot;&quot;;[.D8];&quot;&quot;&quot;, &quot;&quot;Ev. fr. pin?&quot;&quot;: &quot;;[.AH8];&quot;, &quot;&quot;Weight&quot;&quot;: &quot;;[.Y8];&quot;, &quot;&quot;Spec&quot;&quot;: &quot;&quot;&quot;;[.J8];&quot;&quot;&quot;, &quot;&quot;Inflicts HP Drain?&quot;&quot;: &quot;;[.AI8];&quot;, &quot;&quot;Eden?&quot;&quot;: &quot;;[.AJ8];&quot; },&quot;)" office:value-type="string" office:string-value="0x6: { &quot;ID&quot;: 0x6, &quot;Name&quot;: &quot;Sexy +&quot;, &quot;MaxLevel&quot;: 4, &quot;Mingle?&quot;: 0, &quot;Psych&quot;: &quot;Psychokinesis&quot;, &quot;Element&quot;: &quot;Neu&quot;, &quot;Brand&quot;: &quot;D+B&quot;, &quot;Ev. fr. pin?&quot;: 0, &quot;Weight&quot;: 9, &quot;Spec&quot;: &quot;Attack&quot;, &quot;Inflicts HP Drain?&quot;: 0, &quot;Eden?&quot;: 0 }," calcext:value-type="string">
            <text:p>0x6: { "ID": 0x6, "Name": "Sexy +", "MaxLevel": 4, "Mingle?": 0, "Psych": "Psychokinesis", "Element": "Neu", "Brand": "D+B", "Ev. fr. pin?": 0, "Weight": 9, "Spec": "Attack", "Inflicts HP Drain?": 0, "Eden?": 0 },</text:p>
          </table:table-cell>
        </table:table-row>
        <table:table-row table:style-name="ro2">
          <table:table-cell table:formula="of:=COM.MICROSOFT.CONCAT(&quot;0x&quot;; DEC2HEX([.B9] - 1))" office:value-type="string" office:string-value="0x7" calcext:value-type="string">
            <text:p>0x7</text:p>
          </table:table-cell>
          <table:table-cell office:value-type="string" calcext:value-type="string">
            <text:p><text:a xlink:href="../../../../../../../wiki/Pin_008" xlink:type="simple">008</text:a></text:p>
          </table:table-cell>
          <table:table-cell office:value-type="string" calcext:value-type="string">
            <text:p>Sexy B</text:p>
          </table:table-cell>
          <table:table-cell office:value-type="string" calcext:value-type="string">
            <text:p>D+B</text:p>
          </table:table-cell>
          <table:table-cell office:value-type="float" office:value="3450" calcext:value-type="float">
            <text:p>34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07" xlink:type="simple">00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g enemies or obstacles like cars and signs around. Inflicts damage on contact. (Some enemies cannot be dragged.)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9];&quot;: { &quot;&quot;ID&quot;&quot;: &quot;;[.A9];&quot;, &quot;&quot;Name&quot;&quot;: &quot;&quot;&quot;;[.C9];&quot;&quot;&quot;, &quot;&quot;MaxLevel&quot;&quot;: &quot;;[.T9];&quot;, &quot;&quot;Mingle?&quot;&quot;: &quot;;[.AG9];&quot;, &quot;&quot;Psych&quot;&quot;: &quot;&quot;&quot;;[.H9];&quot;&quot;&quot;&quot;; ;&quot;, &quot;&quot;Element&quot;&quot;: &quot;&quot;&quot;;[.G9];&quot;&quot;&quot;, &quot;&quot;Brand&quot;&quot;: &quot;&quot;&quot;;[.D9];&quot;&quot;&quot;, &quot;&quot;Ev. fr. pin?&quot;&quot;: &quot;;[.AH9];&quot;, &quot;&quot;Weight&quot;&quot;: &quot;;[.Y9];&quot;, &quot;&quot;Spec&quot;&quot;: &quot;&quot;&quot;;[.J9];&quot;&quot;&quot;, &quot;&quot;Inflicts HP Drain?&quot;&quot;: &quot;;[.AI9];&quot;, &quot;&quot;Eden?&quot;&quot;: &quot;;[.AJ9];&quot; },&quot;)" office:value-type="string" office:string-value="0x7: { &quot;ID&quot;: 0x7, &quot;Name&quot;: &quot;Sexy B&quot;, &quot;MaxLevel&quot;: 5, &quot;Mingle?&quot;: 0, &quot;Psych&quot;: &quot;Psychokinesis&quot;, &quot;Element&quot;: &quot;Neu&quot;, &quot;Brand&quot;: &quot;D+B&quot;, &quot;Ev. fr. pin?&quot;: 1, &quot;Weight&quot;: 9, &quot;Spec&quot;: &quot;Attack&quot;, &quot;Inflicts HP Drain?&quot;: 0, &quot;Eden?&quot;: 0 }," calcext:value-type="string">
            <text:p>0x7: { "ID": 0x7, "Name": "Sexy B", "MaxLevel": 5, "Mingle?": 0, "Psych": "Psychokinesis", "Element": "Neu", "Brand": "D+B", "Ev. fr. pin?": 1, "Weight": 9, "Spec": "Attack", "Inflicts HP Drain?": 0, "Eden?": 0 },</text:p>
          </table:table-cell>
        </table:table-row>
        <table:table-row table:style-name="ro3">
          <table:table-cell table:formula="of:=COM.MICROSOFT.CONCAT(&quot;0x&quot;; DEC2HEX([.B10] - 1))" office:value-type="string" office:string-value="0x8" calcext:value-type="string">
            <text:p>0x8</text:p>
          </table:table-cell>
          <table:table-cell office:value-type="string" calcext:value-type="string">
            <text:p><text:a xlink:href="../../../../../../../wiki/Pin_009" xlink:type="simple">009</text:a></text:p>
          </table:table-cell>
          <table:table-cell office:value-type="string" calcext:value-type="string">
            <text:p>Straitjacket</text:p>
          </table:table-cell>
          <table:table-cell office:value-type="string" calcext:value-type="string">
            <text:p>D+B</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2B"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ext:p>Sold by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reatly extends the duration of <text:a xlink:href="../../../../../../../wiki/Immobility" xlink:type="simple">Immobility</text:a>'s negative effects on enemies. </text:p>
          </table:table-cell>
          <table:table-cell table:number-columns-repeated="4" office:value-type="float" office:value="0" calcext:value-type="float">
            <text:p>0</text:p>
          </table:table-cell>
          <table:table-cell table:formula="of:=COM.MICROSOFT.CONCAT([.A10];&quot;: { &quot;&quot;ID&quot;&quot;: &quot;;[.A10];&quot;, &quot;&quot;Name&quot;&quot;: &quot;&quot;&quot;;[.C10];&quot;&quot;&quot;, &quot;&quot;MaxLevel&quot;&quot;: &quot;;[.T10];&quot;, &quot;&quot;Mingle?&quot;&quot;: &quot;;[.AG10];&quot;, &quot;&quot;Psych&quot;&quot;: &quot;&quot;&quot;;[.H10];&quot;&quot;&quot;&quot;; ;&quot;, &quot;&quot;Element&quot;&quot;: &quot;&quot;&quot;;[.G10];&quot;&quot;&quot;, &quot;&quot;Brand&quot;&quot;: &quot;&quot;&quot;;[.D10];&quot;&quot;&quot;, &quot;&quot;Ev. fr. pin?&quot;&quot;: &quot;;[.AH10];&quot;, &quot;&quot;Weight&quot;&quot;: &quot;;[.Y10];&quot;, &quot;&quot;Spec&quot;&quot;: &quot;&quot;&quot;;[.J10];&quot;&quot;&quot;, &quot;&quot;Inflicts HP Drain?&quot;&quot;: &quot;;[.AI10];&quot;, &quot;&quot;Eden?&quot;&quot;: &quot;;[.AJ10];&quot; },&quot;)" office:value-type="string" office:string-value="0x8: { &quot;ID&quot;: 0x8, &quot;Name&quot;: &quot;Straitjacket&quot;, &quot;MaxLevel&quot;: 5, &quot;Mingle?&quot;: 0, &quot;Psych&quot;: &quot;Mobility Blight+&quot;, &quot;Element&quot;: &quot;Abi&quot;, &quot;Brand&quot;: &quot;D+B&quot;, &quot;Ev. fr. pin?&quot;: 0, &quot;Weight&quot;: 9, &quot;Spec&quot;: &quot;---&quot;, &quot;Inflicts HP Drain?&quot;: 0, &quot;Eden?&quot;: 0 }," calcext:value-type="string">
            <text:p>0x8: { "ID": 0x8, "Name": "Straitjacket", "MaxLevel": 5, "Mingle?": 0, "Psych": "Mobility Blight+", "Element": "Abi", "Brand": "D+B", "Ev. fr. pin?": 0, "Weight": 9, "Spec": "---", "Inflicts HP Drain?": 0, "Eden?": 0 },</text:p>
          </table:table-cell>
        </table:table-row>
        <table:table-row table:style-name="ro3">
          <table:table-cell table:formula="of:=COM.MICROSOFT.CONCAT(&quot;0x&quot;; DEC2HEX([.B11] - 1))" office:value-type="string" office:string-value="0x9" calcext:value-type="string">
            <text:p>0x9</text:p>
          </table:table-cell>
          <table:table-cell office:value-type="string" calcext:value-type="string">
            <text:p><text:a xlink:href="../../../../../../../wiki/Pin_010" xlink:type="simple">010</text:a></text:p>
          </table:table-cell>
          <table:table-cell office:value-type="string" calcext:value-type="string">
            <text:p>Blown Kiss</text:p>
          </table:table-cell>
          <table:table-cell office:value-type="string" calcext:value-type="string">
            <text:p>D+B</text:p>
          </table:table-cell>
          <table:table-cell office:value-type="float" office:value="1500" calcext:value-type="float">
            <text:p>15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N.</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utomatically restores HP when they are half depleted. </text:p>
          </table:table-cell>
          <table:table-cell table:number-columns-repeated="4" office:value-type="float" office:value="0" calcext:value-type="float">
            <text:p>0</text:p>
          </table:table-cell>
          <table:table-cell table:formula="of:=COM.MICROSOFT.CONCAT([.A11];&quot;: { &quot;&quot;ID&quot;&quot;: &quot;;[.A11];&quot;, &quot;&quot;Name&quot;&quot;: &quot;&quot;&quot;;[.C11];&quot;&quot;&quot;, &quot;&quot;MaxLevel&quot;&quot;: &quot;;[.T11];&quot;, &quot;&quot;Mingle?&quot;&quot;: &quot;;[.AG11];&quot;, &quot;&quot;Psych&quot;&quot;: &quot;&quot;&quot;;[.H11];&quot;&quot;&quot;&quot;; ;&quot;, &quot;&quot;Element&quot;&quot;: &quot;&quot;&quot;;[.G11];&quot;&quot;&quot;, &quot;&quot;Brand&quot;&quot;: &quot;&quot;&quot;;[.D11];&quot;&quot;&quot;, &quot;&quot;Ev. fr. pin?&quot;&quot;: &quot;;[.AH11];&quot;, &quot;&quot;Weight&quot;&quot;: &quot;;[.Y11];&quot;, &quot;&quot;Spec&quot;&quot;: &quot;&quot;&quot;;[.J11];&quot;&quot;&quot;, &quot;&quot;Inflicts HP Drain?&quot;&quot;: &quot;;[.AI11];&quot;, &quot;&quot;Eden?&quot;&quot;: &quot;;[.AJ11];&quot; },&quot;)" office:value-type="string" office:string-value="0x9: { &quot;ID&quot;: 0x9, &quot;Name&quot;: &quot;Blown Kiss&quot;, &quot;MaxLevel&quot;: 2, &quot;Mingle?&quot;: 0, &quot;Psych&quot;: &quot;Subconscious&quot;, &quot;Element&quot;: &quot;---&quot;, &quot;Brand&quot;: &quot;D+B&quot;, &quot;Ev. fr. pin?&quot;: 0, &quot;Weight&quot;: 9, &quot;Spec&quot;: &quot;Recovery&quot;, &quot;Inflicts HP Drain?&quot;: 0, &quot;Eden?&quot;: 0 }," calcext:value-type="string">
            <text:p>0x9: { "ID": 0x9, "Name": "Blown Kiss", "MaxLevel": 2, "Mingle?": 0, "Psych": "Subconscious", "Element": "---", "Brand": "D+B", "Ev. fr. pin?": 0, "Weight": 9, "Spec": "Recovery", "Inflicts HP Drain?": 0, "Eden?": 0 },</text:p>
          </table:table-cell>
        </table:table-row>
        <table:table-row table:style-name="ro4">
          <table:table-cell table:formula="of:=COM.MICROSOFT.CONCAT(&quot;0x&quot;; DEC2HEX([.B12] - 1))" office:value-type="string" office:string-value="0xA" calcext:value-type="string">
            <text:p>0xA</text:p>
          </table:table-cell>
          <table:table-cell office:value-type="string" calcext:value-type="string">
            <text:p><text:a xlink:href="../../../../../../../wiki/Pin_011" xlink:type="simple">011</text:a></text:p>
          </table:table-cell>
          <table:table-cell table:number-columns-repeated="2" office:value-type="string" calcext:value-type="string">
            <text:p>D+B</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B" xlink:type="simple">Resonance: D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104 (x2 Orichalcum, x3 Shadow Matter, x1 Dark Matter).</text:p>
            <text:p>Sold by D+B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creases the Attack of any D+B pins Neku is wearing. </text:p>
          </table:table-cell>
          <table:table-cell table:number-columns-repeated="4" office:value-type="float" office:value="0" calcext:value-type="float">
            <text:p>0</text:p>
          </table:table-cell>
          <table:table-cell table:formula="of:=COM.MICROSOFT.CONCAT([.A12];&quot;: { &quot;&quot;ID&quot;&quot;: &quot;;[.A12];&quot;, &quot;&quot;Name&quot;&quot;: &quot;&quot;&quot;;[.C12];&quot;&quot;&quot;, &quot;&quot;MaxLevel&quot;&quot;: &quot;;[.T12];&quot;, &quot;&quot;Mingle?&quot;&quot;: &quot;;[.AG12];&quot;, &quot;&quot;Psych&quot;&quot;: &quot;&quot;&quot;;[.H12];&quot;&quot;&quot;&quot;; ;&quot;, &quot;&quot;Element&quot;&quot;: &quot;&quot;&quot;;[.G12];&quot;&quot;&quot;, &quot;&quot;Brand&quot;&quot;: &quot;&quot;&quot;;[.D12];&quot;&quot;&quot;, &quot;&quot;Ev. fr. pin?&quot;&quot;: &quot;;[.AH12];&quot;, &quot;&quot;Weight&quot;&quot;: &quot;;[.Y12];&quot;, &quot;&quot;Spec&quot;&quot;: &quot;&quot;&quot;;[.J12];&quot;&quot;&quot;, &quot;&quot;Inflicts HP Drain?&quot;&quot;: &quot;;[.AI12];&quot;, &quot;&quot;Eden?&quot;&quot;: &quot;;[.AJ12];&quot; },&quot;)" office:value-type="string" office:string-value="0xA: { &quot;ID&quot;: 0xA, &quot;Name&quot;: &quot;D+B&quot;, &quot;MaxLevel&quot;: 3, &quot;Mingle?&quot;: 0, &quot;Psych&quot;: &quot;Resonance: DB&quot;, &quot;Element&quot;: &quot;Abi&quot;, &quot;Brand&quot;: &quot;D+B&quot;, &quot;Ev. fr. pin?&quot;: 0, &quot;Weight&quot;: 9, &quot;Spec&quot;: &quot;---&quot;, &quot;Inflicts HP Drain?&quot;: 0, &quot;Eden?&quot;: 0 }," calcext:value-type="string">
            <text:p>0xA: { "ID": 0xA, "Name": "D+B", "MaxLevel": 3, "Mingle?": 0, "Psych": "Resonance: DB", "Element": "Abi", "Brand": "D+B", "Ev. fr. pin?": 0, "Weight": 9, "Spec": "---", "Inflicts HP Drain?": 0, "Eden?": 0 },</text:p>
          </table:table-cell>
        </table:table-row>
        <table:table-row table:style-name="ro2">
          <table:table-cell table:formula="of:=COM.MICROSOFT.CONCAT(&quot;0x&quot;; DEC2HEX([.B13] - 1))" office:value-type="string" office:string-value="0xB" calcext:value-type="string">
            <text:p>0xB</text:p>
          </table:table-cell>
          <table:table-cell office:value-type="string" calcext:value-type="string">
            <text:p><text:a xlink:href="../../../../../../../wiki/Pin_012" xlink:type="simple">012</text:a></text:p>
          </table:table-cell>
          <table:table-cell office:value-type="string" calcext:value-type="string">
            <text:p>Happy Beam</text:p>
          </table:table-cell>
          <table:table-cell office:value-type="string" calcext:value-type="string">
            <text:p>Natural Puppy</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Cadoi City.</text:p>
            <text:p>Sold by Shibukyu Stationside.</text:p>
          </table:table-cell>
          <table:table-cell office:value-type="float" office:value="13" calcext:value-type="float">
            <text:p>13</text:p>
          </table:table-cell>
          <table:table-cell office:value-type="string" calcext:value-type="string">
            <text:p>M</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Slash across Neku to fire a penetrating bullet in that direction. Inflicts damage on contact. </text:p>
          </table:table-cell>
          <table:table-cell table:number-columns-repeated="4" office:value-type="float" office:value="0" calcext:value-type="float">
            <text:p>0</text:p>
          </table:table-cell>
          <table:table-cell table:formula="of:=COM.MICROSOFT.CONCAT([.A13];&quot;: { &quot;&quot;ID&quot;&quot;: &quot;;[.A13];&quot;, &quot;&quot;Name&quot;&quot;: &quot;&quot;&quot;;[.C13];&quot;&quot;&quot;, &quot;&quot;MaxLevel&quot;&quot;: &quot;;[.T13];&quot;, &quot;&quot;Mingle?&quot;&quot;: &quot;;[.AG13];&quot;, &quot;&quot;Psych&quot;&quot;: &quot;&quot;&quot;;[.H13];&quot;&quot;&quot;&quot;; ;&quot;, &quot;&quot;Element&quot;&quot;: &quot;&quot;&quot;;[.G13];&quot;&quot;&quot;, &quot;&quot;Brand&quot;&quot;: &quot;&quot;&quot;;[.D13];&quot;&quot;&quot;, &quot;&quot;Ev. fr. pin?&quot;&quot;: &quot;;[.AH13];&quot;, &quot;&quot;Weight&quot;&quot;: &quot;;[.Y13];&quot;, &quot;&quot;Spec&quot;&quot;: &quot;&quot;&quot;;[.J13];&quot;&quot;&quot;, &quot;&quot;Inflicts HP Drain?&quot;&quot;: &quot;;[.AI13];&quot;, &quot;&quot;Eden?&quot;&quot;: &quot;;[.AJ13];&quot; },&quot;)" office:value-type="string" office:string-value="0xB: { &quot;ID&quot;: 0xB, &quot;Name&quot;: &quot;Happy Beam&quot;, &quot;MaxLevel&quot;: 6, &quot;Mingle?&quot;: 0, &quot;Psych&quot;: &quot;Energy Rounds&quot;, &quot;Element&quot;: &quot;Neg&quot;, &quot;Brand&quot;: &quot;Natural Puppy&quot;, &quot;Ev. fr. pin?&quot;: 0, &quot;Weight&quot;: 3, &quot;Spec&quot;: &quot;Attack&quot;, &quot;Inflicts HP Drain?&quot;: 0, &quot;Eden?&quot;: 0 }," calcext:value-type="string">
            <text:p>0xB: { "ID": 0xB, "Name": "Happy Beam", "MaxLevel": 6, "Mingle?": 0, "Psych": "Energy Rounds", "Element": "Neg", "Brand": "Natural Puppy", "Ev. fr. pin?": 0, "Weight": 3, "Spec": "Attack", "Inflicts HP Drain?": 0, "Eden?": 0 },</text:p>
          </table:table-cell>
        </table:table-row>
        <table:table-row table:style-name="ro3">
          <table:table-cell table:formula="of:=COM.MICROSOFT.CONCAT(&quot;0x&quot;; DEC2HEX([.B14] - 1))" office:value-type="string" office:string-value="0xC" calcext:value-type="string">
            <text:p>0xC</text:p>
          </table:table-cell>
          <table:table-cell office:value-type="string" calcext:value-type="string">
            <text:p><text:a xlink:href="../../../../../../../wiki/Pin_013" xlink:type="simple">013</text:a></text:p>
          </table:table-cell>
          <table:table-cell office:value-type="string" calcext:value-type="string">
            <text:p>Natural Magnum</text:p>
          </table:table-cell>
          <table:table-cell office:value-type="string" calcext:value-type="string">
            <text:p>Natural Puppy</text:p>
          </table:table-cell>
          <table:table-cell office:value-type="float" office:value="600" calcext:value-type="float">
            <text:p>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ext:p>Dropped by 20 N.</text:p>
          </table:table-cell>
          <table:table-cell office:value-type="string" calcext:value-type="string">
            <text:p>M</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fire a three-way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4];&quot;: { &quot;&quot;ID&quot;&quot;: &quot;;[.A14];&quot;, &quot;&quot;Name&quot;&quot;: &quot;&quot;&quot;;[.C14];&quot;&quot;&quot;, &quot;&quot;MaxLevel&quot;&quot;: &quot;;[.T14];&quot;, &quot;&quot;Mingle?&quot;&quot;: &quot;;[.AG14];&quot;, &quot;&quot;Psych&quot;&quot;: &quot;&quot;&quot;;[.H14];&quot;&quot;&quot;&quot;; ;&quot;, &quot;&quot;Element&quot;&quot;: &quot;&quot;&quot;;[.G14];&quot;&quot;&quot;, &quot;&quot;Brand&quot;&quot;: &quot;&quot;&quot;;[.D14];&quot;&quot;&quot;, &quot;&quot;Ev. fr. pin?&quot;&quot;: &quot;;[.AH14];&quot;, &quot;&quot;Weight&quot;&quot;: &quot;;[.Y14];&quot;, &quot;&quot;Spec&quot;&quot;: &quot;&quot;&quot;;[.J14];&quot;&quot;&quot;, &quot;&quot;Inflicts HP Drain?&quot;&quot;: &quot;;[.AI14];&quot;, &quot;&quot;Eden?&quot;&quot;: &quot;;[.AJ14];&quot; },&quot;)" office:value-type="string" office:string-value="0xC: { &quot;ID&quot;: 0xC, &quot;Name&quot;: &quot;Natural Magnum&quot;, &quot;MaxLevel&quot;: 5, &quot;Mingle?&quot;: 0, &quot;Psych&quot;: &quot;Energy Rounds&quot;, &quot;Element&quot;: &quot;Neg&quot;, &quot;Brand&quot;: &quot;Natural Puppy&quot;, &quot;Ev. fr. pin?&quot;: 1, &quot;Weight&quot;: 3, &quot;Spec&quot;: &quot;Attack&quot;, &quot;Inflicts HP Drain?&quot;: 0, &quot;Eden?&quot;: 0 }," calcext:value-type="string">
            <text:p>0xC: { "ID": 0xC, "Name": "Natural Magnum", "MaxLevel": 5, "Mingle?": 0, "Psych": "Energy Rounds", "Element": "Neg", "Brand": "Natural Puppy", "Ev. fr. pin?": 1, "Weight": 3, "Spec": "Attack", "Inflicts HP Drain?": 0, "Eden?": 0 },</text:p>
          </table:table-cell>
        </table:table-row>
        <table:table-row table:style-name="ro2">
          <table:table-cell table:formula="of:=COM.MICROSOFT.CONCAT(&quot;0x&quot;; DEC2HEX([.B15] - 1))" office:value-type="string" office:string-value="0xD" calcext:value-type="string">
            <text:p>0xD</text:p>
          </table:table-cell>
          <table:table-cell office:value-type="string" calcext:value-type="string">
            <text:p><text:a xlink:href="../../../../../../../wiki/Pin_014" xlink:type="simple">014</text:a></text:p>
          </table:table-cell>
          <table:table-cell office:value-type="string" calcext:value-type="string">
            <text:p>Wonder Magnum</text:p>
          </table:table-cell>
          <table:table-cell office:value-type="string" calcext:value-type="string">
            <text:p>Natural Puppy</text:p>
          </table:table-cell>
          <table:table-cell office:value-type="float" office:value="3550" calcext:value-type="float">
            <text:p>3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7" calcext:value-type="float">
            <text:p>5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Dropped by 17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across Neku to fire a burst of three-way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5];&quot;: { &quot;&quot;ID&quot;&quot;: &quot;;[.A15];&quot;, &quot;&quot;Name&quot;&quot;: &quot;&quot;&quot;;[.C15];&quot;&quot;&quot;, &quot;&quot;MaxLevel&quot;&quot;: &quot;;[.T15];&quot;, &quot;&quot;Mingle?&quot;&quot;: &quot;;[.AG15];&quot;, &quot;&quot;Psych&quot;&quot;: &quot;&quot;&quot;;[.H15];&quot;&quot;&quot;&quot;; ;&quot;, &quot;&quot;Element&quot;&quot;: &quot;&quot;&quot;;[.G15];&quot;&quot;&quot;, &quot;&quot;Brand&quot;&quot;: &quot;&quot;&quot;;[.D15];&quot;&quot;&quot;, &quot;&quot;Ev. fr. pin?&quot;&quot;: &quot;;[.AH15];&quot;, &quot;&quot;Weight&quot;&quot;: &quot;;[.Y15];&quot;, &quot;&quot;Spec&quot;&quot;: &quot;&quot;&quot;;[.J15];&quot;&quot;&quot;, &quot;&quot;Inflicts HP Drain?&quot;&quot;: &quot;;[.AI15];&quot;, &quot;&quot;Eden?&quot;&quot;: &quot;;[.AJ15];&quot; },&quot;)" office:value-type="string" office:string-value="0xD: { &quot;ID&quot;: 0xD, &quot;Name&quot;: &quot;Wonder Magnum&quot;, &quot;MaxLevel&quot;: 4, &quot;Mingle?&quot;: 0, &quot;Psych&quot;: &quot;Energy Rounds&quot;, &quot;Element&quot;: &quot;Neg&quot;, &quot;Brand&quot;: &quot;Natural Puppy&quot;, &quot;Ev. fr. pin?&quot;: 1, &quot;Weight&quot;: 3, &quot;Spec&quot;: &quot;Attack&quot;, &quot;Inflicts HP Drain?&quot;: 0, &quot;Eden?&quot;: 0 }," calcext:value-type="string">
            <text:p>0xD: { "ID": 0xD, "Name": "Wonder Magnum", "MaxLevel": 4, "Mingle?": 0, "Psych": "Energy Rounds", "Element": "Neg", "Brand": "Natural Puppy", "Ev. fr. pin?": 1, "Weight": 3, "Spec": "Attack", "Inflicts HP Drain?": 0, "Eden?": 0 },</text:p>
          </table:table-cell>
        </table:table-row>
        <table:table-row table:style-name="ro3">
          <table:table-cell table:formula="of:=COM.MICROSOFT.CONCAT(&quot;0x&quot;; DEC2HEX([.B16] - 1))" office:value-type="string" office:string-value="0xE" calcext:value-type="string">
            <text:p>0xE</text:p>
          </table:table-cell>
          <table:table-cell office:value-type="string" calcext:value-type="string">
            <text:p><text:a xlink:href="../../../../../../../wiki/Pin_015" xlink:type="simple">015</text:a></text:p>
          </table:table-cell>
          <table:table-cell office:value-type="string" calcext:value-type="string">
            <text:p>Beauty Launcher</text:p>
          </table:table-cell>
          <table:table-cell office:value-type="string" calcext:value-type="string">
            <text:p>Natural Puppy</text:p>
          </table:table-cell>
          <table:table-cell office:value-type="float" office:value="3450" calcext:value-type="float">
            <text:p>3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lash across Neku to fire a fragmenting bullet in that direction. Inflicts damage on contact.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16];&quot;: { &quot;&quot;ID&quot;&quot;: &quot;;[.A16];&quot;, &quot;&quot;Name&quot;&quot;: &quot;&quot;&quot;;[.C16];&quot;&quot;&quot;, &quot;&quot;MaxLevel&quot;&quot;: &quot;;[.T16];&quot;, &quot;&quot;Mingle?&quot;&quot;: &quot;;[.AG16];&quot;, &quot;&quot;Psych&quot;&quot;: &quot;&quot;&quot;;[.H16];&quot;&quot;&quot;&quot;; ;&quot;, &quot;&quot;Element&quot;&quot;: &quot;&quot;&quot;;[.G16];&quot;&quot;&quot;, &quot;&quot;Brand&quot;&quot;: &quot;&quot;&quot;;[.D16];&quot;&quot;&quot;, &quot;&quot;Ev. fr. pin?&quot;&quot;: &quot;;[.AH16];&quot;, &quot;&quot;Weight&quot;&quot;: &quot;;[.Y16];&quot;, &quot;&quot;Spec&quot;&quot;: &quot;&quot;&quot;;[.J16];&quot;&quot;&quot;, &quot;&quot;Inflicts HP Drain?&quot;&quot;: &quot;;[.AI16];&quot;, &quot;&quot;Eden?&quot;&quot;: &quot;;[.AJ16];&quot; },&quot;)" office:value-type="string" office:string-value="0xE: { &quot;ID&quot;: 0xE, &quot;Name&quot;: &quot;Beauty Launcher&quot;, &quot;MaxLevel&quot;: 5, &quot;Mingle?&quot;: 1, &quot;Psych&quot;: &quot;Energy Rounds&quot;, &quot;Element&quot;: &quot;Neg&quot;, &quot;Brand&quot;: &quot;Natural Puppy&quot;, &quot;Ev. fr. pin?&quot;: 1, &quot;Weight&quot;: 3, &quot;Spec&quot;: &quot;Attack&quot;, &quot;Inflicts HP Drain?&quot;: 0, &quot;Eden?&quot;: 0 }," calcext:value-type="string">
            <text:p>0xE: { "ID": 0xE, "Name": "Beauty Launcher", "MaxLevel": 5, "Mingle?": 1, "Psych": "Energy Rounds", "Element": "Neg", "Brand": "Natural Puppy", "Ev. fr. pin?": 1, "Weight": 3, "Spec": "Attack", "Inflicts HP Drain?": 0, "Eden?": 0 },</text:p>
          </table:table-cell>
        </table:table-row>
        <table:table-row table:style-name="ro5">
          <table:table-cell table:formula="of:=COM.MICROSOFT.CONCAT(&quot;0x&quot;; DEC2HEX([.B17] - 1))" office:value-type="string" office:string-value="0xF" calcext:value-type="string">
            <text:p>0xF</text:p>
          </table:table-cell>
          <table:table-cell office:value-type="string" calcext:value-type="string">
            <text:p><text:a xlink:href="../../../../../../../wiki/Pin_016" xlink:type="simple">016</text:a></text:p>
          </table:table-cell>
          <table:table-cell office:value-type="string" calcext:value-type="string">
            <text:p>One Love Magnum</text:p>
          </table:table-cell>
          <table:table-cell office:value-type="string" calcext:value-type="string">
            <text:p>Natural Puppy</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ext:p>Sold by Accessory Heaven KuraKura (Statue of Hachiko) [W3D1].</text:p>
          </table:table-cell>
          <table:table-cell office:value-type="float" office:value="17" calcext:value-type="float">
            <text:p>17</text:p>
          </table:table-cell>
          <table:table-cell office:value-type="string" calcext:value-type="string">
            <text:p>M</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three-way penetrating bullet in that direction. Inflicts damage on contact. </text:p>
          </table:table-cell>
          <table:table-cell table:number-columns-repeated="4" office:value-type="float" office:value="0" calcext:value-type="float">
            <text:p>0</text:p>
          </table:table-cell>
          <table:table-cell table:formula="of:=COM.MICROSOFT.CONCAT([.A17];&quot;: { &quot;&quot;ID&quot;&quot;: &quot;;[.A17];&quot;, &quot;&quot;Name&quot;&quot;: &quot;&quot;&quot;;[.C17];&quot;&quot;&quot;, &quot;&quot;MaxLevel&quot;&quot;: &quot;;[.T17];&quot;, &quot;&quot;Mingle?&quot;&quot;: &quot;;[.AG17];&quot;, &quot;&quot;Psych&quot;&quot;: &quot;&quot;&quot;;[.H17];&quot;&quot;&quot;&quot;; ;&quot;, &quot;&quot;Element&quot;&quot;: &quot;&quot;&quot;;[.G17];&quot;&quot;&quot;, &quot;&quot;Brand&quot;&quot;: &quot;&quot;&quot;;[.D17];&quot;&quot;&quot;, &quot;&quot;Ev. fr. pin?&quot;&quot;: &quot;;[.AH17];&quot;, &quot;&quot;Weight&quot;&quot;: &quot;;[.Y17];&quot;, &quot;&quot;Spec&quot;&quot;: &quot;&quot;&quot;;[.J17];&quot;&quot;&quot;, &quot;&quot;Inflicts HP Drain?&quot;&quot;: &quot;;[.AI17];&quot;, &quot;&quot;Eden?&quot;&quot;: &quot;;[.AJ17];&quot; },&quot;)" office:value-type="string" office:string-value="0xF: { &quot;ID&quot;: 0xF, &quot;Name&quot;: &quot;One Love Magnum&quot;, &quot;MaxLevel&quot;: 6, &quot;Mingle?&quot;: 0, &quot;Psych&quot;: &quot;Energy Rounds&quot;, &quot;Element&quot;: &quot;Neg&quot;, &quot;Brand&quot;: &quot;Natural Puppy&quot;, &quot;Ev. fr. pin?&quot;: 0, &quot;Weight&quot;: 3, &quot;Spec&quot;: &quot;Attack&quot;, &quot;Inflicts HP Drain?&quot;: 0, &quot;Eden?&quot;: 0 }," calcext:value-type="string">
            <text:p>0xF: { "ID": 0xF, "Name": "One Love Magnum", "MaxLevel": 6, "Mingle?": 0, "Psych": "Energy Rounds", "Element": "Neg", "Brand": "Natural Puppy", "Ev. fr. pin?": 0, "Weight": 3, "Spec": "Attack", "Inflicts HP Drain?": 0, "Eden?": 0 },</text:p>
          </table:table-cell>
        </table:table-row>
        <table:table-row table:style-name="ro2">
          <table:table-cell table:formula="of:=COM.MICROSOFT.CONCAT(&quot;0x&quot;; DEC2HEX([.B18] - 1))" office:value-type="string" office:string-value="0x10" calcext:value-type="string">
            <text:p>0x10</text:p>
          </table:table-cell>
          <table:table-cell office:value-type="string" calcext:value-type="string">
            <text:p><text:a xlink:href="../../../../../../../wiki/Pin_017" xlink:type="simple">017</text:a></text:p>
          </table:table-cell>
          <table:table-cell office:value-type="string" calcext:value-type="string">
            <text:p>Hounder Magnu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Evolves from <text:a xlink:href="../../../../../../../wiki/Pin_016" xlink:type="simple">016</text:a>.</text:p>
            <text:p>Dropped by 77 N.</text:p>
          </table:table-cell>
          <table:table-cell office:value-type="float" office:value="18" calcext:value-type="float">
            <text:p>18</text:p>
          </table:table-cell>
          <table:table-cell office:value-type="string" calcext:value-type="string">
            <text:p>M</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Neku to fire a burst of three-w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8];&quot;: { &quot;&quot;ID&quot;&quot;: &quot;;[.A18];&quot;, &quot;&quot;Name&quot;&quot;: &quot;&quot;&quot;;[.C18];&quot;&quot;&quot;, &quot;&quot;MaxLevel&quot;&quot;: &quot;;[.T18];&quot;, &quot;&quot;Mingle?&quot;&quot;: &quot;;[.AG18];&quot;, &quot;&quot;Psych&quot;&quot;: &quot;&quot;&quot;;[.H18];&quot;&quot;&quot;&quot;; ;&quot;, &quot;&quot;Element&quot;&quot;: &quot;&quot;&quot;;[.G18];&quot;&quot;&quot;, &quot;&quot;Brand&quot;&quot;: &quot;&quot;&quot;;[.D18];&quot;&quot;&quot;, &quot;&quot;Ev. fr. pin?&quot;&quot;: &quot;;[.AH18];&quot;, &quot;&quot;Weight&quot;&quot;: &quot;;[.Y18];&quot;, &quot;&quot;Spec&quot;&quot;: &quot;&quot;&quot;;[.J18];&quot;&quot;&quot;, &quot;&quot;Inflicts HP Drain?&quot;&quot;: &quot;;[.AI18];&quot;, &quot;&quot;Eden?&quot;&quot;: &quot;;[.AJ18];&quot; },&quot;)" office:value-type="string" office:string-value="0x10: { &quot;ID&quot;: 0x10, &quot;Name&quot;: &quot;Hounder Magnum&quot;, &quot;MaxLevel&quot;: 5, &quot;Mingle?&quot;: 0, &quot;Psych&quot;: &quot;Energy Rounds&quot;, &quot;Element&quot;: &quot;Neg&quot;, &quot;Brand&quot;: &quot;Natural Puppy&quot;, &quot;Ev. fr. pin?&quot;: 1, &quot;Weight&quot;: 3, &quot;Spec&quot;: &quot;Attack&quot;, &quot;Inflicts HP Drain?&quot;: 0, &quot;Eden?&quot;: 0 }," calcext:value-type="string">
            <text:p>0x10: { "ID": 0x10, "Name": "Hounder Magnum", "MaxLevel": 5, "Mingle?": 0, "Psych": "Energy Rounds", "Element": "Neg", "Brand": "Natural Puppy", "Ev. fr. pin?": 1, "Weight": 3, "Spec": "Attack", "Inflicts HP Drain?": 0, "Eden?": 0 },</text:p>
          </table:table-cell>
        </table:table-row>
        <table:table-row table:style-name="ro2">
          <table:table-cell table:formula="of:=COM.MICROSOFT.CONCAT(&quot;0x&quot;; DEC2HEX([.B19] - 1))" office:value-type="string" office:string-value="0x11" calcext:value-type="string">
            <text:p>0x11</text:p>
          </table:table-cell>
          <table:table-cell office:value-type="string" calcext:value-type="string">
            <text:p><text:a xlink:href="../../../../../../../wiki/Pin_018" xlink:type="simple">018</text:a></text:p>
          </table:table-cell>
          <table:table-cell office:value-type="string" calcext:value-type="string">
            <text:p>Bear Hug Magnu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7" xlink:type="simple">017</text:a>.</text:p>
            <text:p>Dropped by 78 N.</text:p>
          </table:table-cell>
          <table:table-cell office:value-type="string" calcext:value-type="string">
            <text:p>M</text:p>
          </table:table-cell>
          <table:table-cell office:value-type="float" office:value="21" calcext:value-type="float">
            <text:p>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lash across Neku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9];&quot;: { &quot;&quot;ID&quot;&quot;: &quot;;[.A19];&quot;, &quot;&quot;Name&quot;&quot;: &quot;&quot;&quot;;[.C19];&quot;&quot;&quot;, &quot;&quot;MaxLevel&quot;&quot;: &quot;;[.T19];&quot;, &quot;&quot;Mingle?&quot;&quot;: &quot;;[.AG19];&quot;, &quot;&quot;Psych&quot;&quot;: &quot;&quot;&quot;;[.H19];&quot;&quot;&quot;&quot;; ;&quot;, &quot;&quot;Element&quot;&quot;: &quot;&quot;&quot;;[.G19];&quot;&quot;&quot;, &quot;&quot;Brand&quot;&quot;: &quot;&quot;&quot;;[.D19];&quot;&quot;&quot;, &quot;&quot;Ev. fr. pin?&quot;&quot;: &quot;;[.AH19];&quot;, &quot;&quot;Weight&quot;&quot;: &quot;;[.Y19];&quot;, &quot;&quot;Spec&quot;&quot;: &quot;&quot;&quot;;[.J19];&quot;&quot;&quot;, &quot;&quot;Inflicts HP Drain?&quot;&quot;: &quot;;[.AI19];&quot;, &quot;&quot;Eden?&quot;&quot;: &quot;;[.AJ19];&quot; },&quot;)" office:value-type="string" office:string-value="0x11: { &quot;ID&quot;: 0x11, &quot;Name&quot;: &quot;Bear Hug Magnum&quot;, &quot;MaxLevel&quot;: 5, &quot;Mingle?&quot;: 0, &quot;Psych&quot;: &quot;Energy Rounds&quot;, &quot;Element&quot;: &quot;Neg&quot;, &quot;Brand&quot;: &quot;Natural Puppy&quot;, &quot;Ev. fr. pin?&quot;: 1, &quot;Weight&quot;: 3, &quot;Spec&quot;: &quot;Attack&quot;, &quot;Inflicts HP Drain?&quot;: 0, &quot;Eden?&quot;: 0 }," calcext:value-type="string">
            <text:p>0x11: { "ID": 0x11, "Name": "Bear Hug Magnum", "MaxLevel": 5, "Mingle?": 0, "Psych": "Energy Rounds", "Element": "Neg", "Brand": "Natural Puppy", "Ev. fr. pin?": 1, "Weight": 3, "Spec": "Attack", "Inflicts HP Drain?": 0, "Eden?": 0 },</text:p>
          </table:table-cell>
        </table:table-row>
        <table:table-row table:style-name="ro2">
          <table:table-cell table:formula="of:=COM.MICROSOFT.CONCAT(&quot;0x&quot;; DEC2HEX([.B20] - 1))" office:value-type="string" office:string-value="0x12" calcext:value-type="string">
            <text:p>0x12</text:p>
          </table:table-cell>
          <table:table-cell office:value-type="string" calcext:value-type="string">
            <text:p><text:a xlink:href="../../../../../../../wiki/Pin_019" xlink:type="simple">019</text:a></text:p>
          </table:table-cell>
          <table:table-cell office:value-type="string" calcext:value-type="string">
            <text:p>Sparkle Beam</text:p>
          </table:table-cell>
          <table:table-cell office:value-type="string" calcext:value-type="string">
            <text:p>Natural Puppy</text:p>
          </table:table-cell>
          <table:table-cell office:value-type="float" office:value="4250" calcext:value-type="float">
            <text:p>4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016" xlink:type="simple">016</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cross Neku to fire a slow-moving bullet in that direction. Slash the bullet mid-flight to alter its course.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20];&quot;: { &quot;&quot;ID&quot;&quot;: &quot;;[.A20];&quot;, &quot;&quot;Name&quot;&quot;: &quot;&quot;&quot;;[.C20];&quot;&quot;&quot;, &quot;&quot;MaxLevel&quot;&quot;: &quot;;[.T20];&quot;, &quot;&quot;Mingle?&quot;&quot;: &quot;;[.AG20];&quot;, &quot;&quot;Psych&quot;&quot;: &quot;&quot;&quot;;[.H20];&quot;&quot;&quot;&quot;; ;&quot;, &quot;&quot;Element&quot;&quot;: &quot;&quot;&quot;;[.G20];&quot;&quot;&quot;, &quot;&quot;Brand&quot;&quot;: &quot;&quot;&quot;;[.D20];&quot;&quot;&quot;, &quot;&quot;Ev. fr. pin?&quot;&quot;: &quot;;[.AH20];&quot;, &quot;&quot;Weight&quot;&quot;: &quot;;[.Y20];&quot;, &quot;&quot;Spec&quot;&quot;: &quot;&quot;&quot;;[.J20];&quot;&quot;&quot;, &quot;&quot;Inflicts HP Drain?&quot;&quot;: &quot;;[.AI20];&quot;, &quot;&quot;Eden?&quot;&quot;: &quot;;[.AJ20];&quot; },&quot;)" office:value-type="string" office:string-value="0x12: { &quot;ID&quot;: 0x12, &quot;Name&quot;: &quot;Sparkle Beam&quot;, &quot;MaxLevel&quot;: 4, &quot;Mingle?&quot;: 1, &quot;Psych&quot;: &quot;Energy Rounds&quot;, &quot;Element&quot;: &quot;Neg&quot;, &quot;Brand&quot;: &quot;Natural Puppy&quot;, &quot;Ev. fr. pin?&quot;: 1, &quot;Weight&quot;: 3, &quot;Spec&quot;: &quot;Attack&quot;, &quot;Inflicts HP Drain?&quot;: 0, &quot;Eden?&quot;: 0 }," calcext:value-type="string">
            <text:p>0x12: { "ID": 0x12, "Name": "Sparkle Beam", "MaxLevel": 4, "Mingle?": 1, "Psych": "Energy Rounds", "Element": "Neg", "Brand": "Natural Puppy", "Ev. fr. pin?": 1, "Weight": 3, "Spec": "Attack", "Inflicts HP Drain?": 0, "Eden?": 0 },</text:p>
          </table:table-cell>
        </table:table-row>
        <table:table-row table:style-name="ro2">
          <table:table-cell table:formula="of:=COM.MICROSOFT.CONCAT(&quot;0x&quot;; DEC2HEX([.B21] - 1))" office:value-type="string" office:string-value="0x13" calcext:value-type="string">
            <text:p>0x13</text:p>
          </table:table-cell>
          <table:table-cell office:value-type="string" calcext:value-type="string">
            <text:p><text:a xlink:href="../../../../../../../wiki/Pin_020" xlink:type="simple">020</text:a></text:p>
          </table:table-cell>
          <table:table-cell office:value-type="string" calcext:value-type="string">
            <text:p>Lil' Terror Bazooka</text:p>
          </table:table-cell>
          <table:table-cell office:value-type="string" calcext:value-type="string">
            <text:p>Natural Puppy</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17" xlink:type="simple">017</text:a>.</text:p>
            <text:p>Dropped by 77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3" office:value-type="string" calcext:value-type="string">
            <text:p>Y</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7" calcext:value-type="float">
            <text:p>7</text:p>
          </table:table-cell>
          <table:table-cell office:value-type="float" office:value="0" calcext:value-type="float">
            <text:p>0</text:p>
          </table:table-cell>
          <table:table-cell office:value-type="string" calcext:value-type="string">
            <text:p>Slash across Neku to fire a bullet in that direction. Inflicts damage and sometimes <text:a xlink:href="../../../../../../../wiki/HP_Drain" xlink:type="simple">HP Drain</text:a> on contact.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21];&quot;: { &quot;&quot;ID&quot;&quot;: &quot;;[.A21];&quot;, &quot;&quot;Name&quot;&quot;: &quot;&quot;&quot;;[.C21];&quot;&quot;&quot;, &quot;&quot;MaxLevel&quot;&quot;: &quot;;[.T21];&quot;, &quot;&quot;Mingle?&quot;&quot;: &quot;;[.AG21];&quot;, &quot;&quot;Psych&quot;&quot;: &quot;&quot;&quot;;[.H21];&quot;&quot;&quot;&quot;; ;&quot;, &quot;&quot;Element&quot;&quot;: &quot;&quot;&quot;;[.G21];&quot;&quot;&quot;, &quot;&quot;Brand&quot;&quot;: &quot;&quot;&quot;;[.D21];&quot;&quot;&quot;, &quot;&quot;Ev. fr. pin?&quot;&quot;: &quot;;[.AH21];&quot;, &quot;&quot;Weight&quot;&quot;: &quot;;[.Y21];&quot;, &quot;&quot;Spec&quot;&quot;: &quot;&quot;&quot;;[.J21];&quot;&quot;&quot;, &quot;&quot;Inflicts HP Drain?&quot;&quot;: &quot;;[.AI21];&quot;, &quot;&quot;Eden?&quot;&quot;: &quot;;[.AJ21];&quot; },&quot;)" office:value-type="string" office:string-value="0x13: { &quot;ID&quot;: 0x13, &quot;Name&quot;: &quot;Lil' Terror Bazooka&quot;, &quot;MaxLevel&quot;: 3, &quot;Mingle?&quot;: 0, &quot;Psych&quot;: &quot;Energy Rounds&quot;, &quot;Element&quot;: &quot;Neg&quot;, &quot;Brand&quot;: &quot;Natural Puppy&quot;, &quot;Ev. fr. pin?&quot;: 1, &quot;Weight&quot;: 3, &quot;Spec&quot;: &quot;Attack&quot;, &quot;Inflicts HP Drain?&quot;: 1, &quot;Eden?&quot;: 0 }," calcext:value-type="string">
            <text:p>0x13: { "ID": 0x13, "Name": "Lil' Terror Bazooka", "MaxLevel": 3, "Mingle?": 0, "Psych": "Energy Rounds", "Element": "Neg", "Brand": "Natural Puppy", "Ev. fr. pin?": 1, "Weight": 3, "Spec": "Attack", "Inflicts HP Drain?": 1, "Eden?": 0 },</text:p>
          </table:table-cell>
        </table:table-row>
        <table:table-row table:style-name="ro3">
          <table:table-cell table:formula="of:=COM.MICROSOFT.CONCAT(&quot;0x&quot;; DEC2HEX([.B22] - 1))" office:value-type="string" office:string-value="0x14" calcext:value-type="string">
            <text:p>0x14</text:p>
          </table:table-cell>
          <table:table-cell office:value-type="string" calcext:value-type="string">
            <text:p><text:a xlink:href="../../../../../../../wiki/Pin_021" xlink:type="simple">021</text:a></text:p>
          </table:table-cell>
          <table:table-cell office:value-type="string" calcext:value-type="string">
            <text:p>Angel Magnum</text:p>
          </table:table-cell>
          <table:table-cell office:value-type="string" calcext:value-type="string">
            <text:p>Natural Puppy</text:p>
          </table:table-cell>
          <table:table-cell office:value-type="float" office:value="15050" calcext:value-type="float">
            <text:p>15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8" xlink:type="simple">018</text:a>.</text:p>
            <text:p>Dropped by 78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cluster sho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2];&quot;: { &quot;&quot;ID&quot;&quot;: &quot;;[.A22];&quot;, &quot;&quot;Name&quot;&quot;: &quot;&quot;&quot;;[.C22];&quot;&quot;&quot;, &quot;&quot;MaxLevel&quot;&quot;: &quot;;[.T22];&quot;, &quot;&quot;Mingle?&quot;&quot;: &quot;;[.AG22];&quot;, &quot;&quot;Psych&quot;&quot;: &quot;&quot;&quot;;[.H22];&quot;&quot;&quot;&quot;; ;&quot;, &quot;&quot;Element&quot;&quot;: &quot;&quot;&quot;;[.G22];&quot;&quot;&quot;, &quot;&quot;Brand&quot;&quot;: &quot;&quot;&quot;;[.D22];&quot;&quot;&quot;, &quot;&quot;Ev. fr. pin?&quot;&quot;: &quot;;[.AH22];&quot;, &quot;&quot;Weight&quot;&quot;: &quot;;[.Y22];&quot;, &quot;&quot;Spec&quot;&quot;: &quot;&quot;&quot;;[.J22];&quot;&quot;&quot;, &quot;&quot;Inflicts HP Drain?&quot;&quot;: &quot;;[.AI22];&quot;, &quot;&quot;Eden?&quot;&quot;: &quot;;[.AJ22];&quot; },&quot;)" office:value-type="string" office:string-value="0x14: { &quot;ID&quot;: 0x14, &quot;Name&quot;: &quot;Angel Magnum&quot;, &quot;MaxLevel&quot;: 4, &quot;Mingle?&quot;: 0, &quot;Psych&quot;: &quot;Energy Rounds&quot;, &quot;Element&quot;: &quot;Neg&quot;, &quot;Brand&quot;: &quot;Natural Puppy&quot;, &quot;Ev. fr. pin?&quot;: 1, &quot;Weight&quot;: 3, &quot;Spec&quot;: &quot;Attack&quot;, &quot;Inflicts HP Drain?&quot;: 0, &quot;Eden?&quot;: 0 }," calcext:value-type="string">
            <text:p>0x14: { "ID": 0x14, "Name": "Angel Magnum", "MaxLevel": 4, "Mingle?": 0, "Psych": "Energy Rounds", "Element": "Neg", "Brand": "Natural Puppy", "Ev. fr. pin?": 1, "Weight": 3, "Spec": "Attack", "Inflicts HP Drain?": 0, "Eden?": 0 },</text:p>
          </table:table-cell>
        </table:table-row>
        <table:table-row table:style-name="ro2">
          <table:table-cell table:formula="of:=COM.MICROSOFT.CONCAT(&quot;0x&quot;; DEC2HEX([.B23] - 1))" office:value-type="string" office:string-value="0x15" calcext:value-type="string">
            <text:p>0x15</text:p>
          </table:table-cell>
          <table:table-cell office:value-type="string" calcext:value-type="string">
            <text:p><text:a xlink:href="../../../../../../../wiki/Pin_022" xlink:type="simple">022</text:a></text:p>
          </table:table-cell>
          <table:table-cell office:value-type="string" calcext:value-type="string">
            <text:p>Cutie Beam</text:p>
          </table:table-cell>
          <table:table-cell office:value-type="string" calcext:value-type="string">
            <text:p>Natural Puppy</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able:table-cell>
          <table:table-cell office:value-type="float" office:value="23" calcext:value-type="float">
            <text:p>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able:table-cell>
          <table:table-cell table:number-columns-repeated="4" office:value-type="float" office:value="0" calcext:value-type="float">
            <text:p>0</text:p>
          </table:table-cell>
          <table:table-cell table:formula="of:=COM.MICROSOFT.CONCAT([.A23];&quot;: { &quot;&quot;ID&quot;&quot;: &quot;;[.A23];&quot;, &quot;&quot;Name&quot;&quot;: &quot;&quot;&quot;;[.C23];&quot;&quot;&quot;, &quot;&quot;MaxLevel&quot;&quot;: &quot;;[.T23];&quot;, &quot;&quot;Mingle?&quot;&quot;: &quot;;[.AG23];&quot;, &quot;&quot;Psych&quot;&quot;: &quot;&quot;&quot;;[.H23];&quot;&quot;&quot;&quot;; ;&quot;, &quot;&quot;Element&quot;&quot;: &quot;&quot;&quot;;[.G23];&quot;&quot;&quot;, &quot;&quot;Brand&quot;&quot;: &quot;&quot;&quot;;[.D23];&quot;&quot;&quot;, &quot;&quot;Ev. fr. pin?&quot;&quot;: &quot;;[.AH23];&quot;, &quot;&quot;Weight&quot;&quot;: &quot;;[.Y23];&quot;, &quot;&quot;Spec&quot;&quot;: &quot;&quot;&quot;;[.J23];&quot;&quot;&quot;, &quot;&quot;Inflicts HP Drain?&quot;&quot;: &quot;;[.AI23];&quot;, &quot;&quot;Eden?&quot;&quot;: &quot;;[.AJ23];&quot; },&quot;)" office:value-type="string" office:string-value="0x15: { &quot;ID&quot;: 0x15, &quot;Name&quot;: &quot;Cutie Beam&quot;, &quot;MaxLevel&quot;: 5, &quot;Mingle?&quot;: 0, &quot;Psych&quot;: &quot;Force Rounds&quot;, &quot;Element&quot;: &quot;Neg&quot;, &quot;Brand&quot;: &quot;Natural Puppy&quot;, &quot;Ev. fr. pin?&quot;: 0, &quot;Weight&quot;: 3, &quot;Spec&quot;: &quot;Attack&quot;, &quot;Inflicts HP Drain?&quot;: 0, &quot;Eden?&quot;: 0 }," calcext:value-type="string">
            <text:p>0x15: { "ID": 0x15, "Name": "Cutie Beam", "MaxLevel": 5, "Mingle?": 0, "Psych": "Force Rounds", "Element": "Neg", "Brand": "Natural Puppy", "Ev. fr. pin?": 0, "Weight": 3, "Spec": "Attack", "Inflicts HP Drain?": 0, "Eden?": 0 },</text:p>
          </table:table-cell>
        </table:table-row>
        <table:table-row table:style-name="ro3">
          <table:table-cell table:formula="of:=COM.MICROSOFT.CONCAT(&quot;0x&quot;; DEC2HEX([.B24] - 1))" office:value-type="string" office:string-value="0x16" calcext:value-type="string">
            <text:p>0x16</text:p>
          </table:table-cell>
          <table:table-cell office:value-type="string" calcext:value-type="string">
            <text:p><text:a xlink:href="../../../../../../../wiki/Pin_023" xlink:type="simple">023</text:a></text:p>
          </table:table-cell>
          <table:table-cell office:value-type="string" calcext:value-type="string">
            <text:p>Lovely Beam</text:p>
          </table:table-cell>
          <table:table-cell office:value-type="string" calcext:value-type="string">
            <text:p>Natural Puppy</text:p>
          </table:table-cell>
          <table:table-cell office:value-type="float" office:value="2100" calcext:value-type="float">
            <text:p>2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2" xlink:type="simple">022</text:a>.</text:p>
            <text:p>Dropped by 26 N.</text:p>
          </table:table-cell>
          <table:table-cell office:value-type="string" calcext:value-type="string">
            <text:p>M</text:p>
          </table:table-cell>
          <table:table-cell office:value-type="float" office:value="24" calcext:value-type="float">
            <text:p>2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4];&quot;: { &quot;&quot;ID&quot;&quot;: &quot;;[.A24];&quot;, &quot;&quot;Name&quot;&quot;: &quot;&quot;&quot;;[.C24];&quot;&quot;&quot;, &quot;&quot;MaxLevel&quot;&quot;: &quot;;[.T24];&quot;, &quot;&quot;Mingle?&quot;&quot;: &quot;;[.AG24];&quot;, &quot;&quot;Psych&quot;&quot;: &quot;&quot;&quot;;[.H24];&quot;&quot;&quot;&quot;; ;&quot;, &quot;&quot;Element&quot;&quot;: &quot;&quot;&quot;;[.G24];&quot;&quot;&quot;, &quot;&quot;Brand&quot;&quot;: &quot;&quot;&quot;;[.D24];&quot;&quot;&quot;, &quot;&quot;Ev. fr. pin?&quot;&quot;: &quot;;[.AH24];&quot;, &quot;&quot;Weight&quot;&quot;: &quot;;[.Y24];&quot;, &quot;&quot;Spec&quot;&quot;: &quot;&quot;&quot;;[.J24];&quot;&quot;&quot;, &quot;&quot;Inflicts HP Drain?&quot;&quot;: &quot;;[.AI24];&quot;, &quot;&quot;Eden?&quot;&quot;: &quot;;[.AJ24];&quot; },&quot;)" office:value-type="string" office:string-value="0x16: { &quot;ID&quot;: 0x16, &quot;Name&quot;: &quot;Lovely Beam&quot;, &quot;MaxLevel&quot;: 6, &quot;Mingle?&quot;: 0, &quot;Psych&quot;: &quot;Force Rounds&quot;, &quot;Element&quot;: &quot;Neg&quot;, &quot;Brand&quot;: &quot;Natural Puppy&quot;, &quot;Ev. fr. pin?&quot;: 1, &quot;Weight&quot;: 3, &quot;Spec&quot;: &quot;Attack&quot;, &quot;Inflicts HP Drain?&quot;: 0, &quot;Eden?&quot;: 0 }," calcext:value-type="string">
            <text:p>0x16: { "ID": 0x16, "Name": "Lovely Beam", "MaxLevel": 6, "Mingle?": 0, "Psych": "Force Rounds", "Element": "Neg", "Brand": "Natural Puppy", "Ev. fr. pin?": 1, "Weight": 3, "Spec": "Attack", "Inflicts HP Drain?": 0, "Eden?": 0 },</text:p>
          </table:table-cell>
        </table:table-row>
        <table:table-row table:style-name="ro3">
          <table:table-cell table:formula="of:=COM.MICROSOFT.CONCAT(&quot;0x&quot;; DEC2HEX([.B25] - 1))" office:value-type="string" office:string-value="0x17" calcext:value-type="string">
            <text:p>0x17</text:p>
          </table:table-cell>
          <table:table-cell office:value-type="string" calcext:value-type="string">
            <text:p><text:a xlink:href="../../../../../../../wiki/Pin_024" xlink:type="simple">024</text:a></text:p>
          </table:table-cell>
          <table:table-cell office:value-type="string" calcext:value-type="string">
            <text:p>Sexy Bea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3" xlink:type="simple">023</text:a>.</text:p>
            <text:p>Dropped by 41 E.</text:p>
          </table:table-cell>
          <table:table-cell office:value-type="string" calcext:value-type="string">
            <text:p>M</text:p>
          </table:table-cell>
          <table:table-cell office:value-type="float" office:value="27" calcext:value-type="float">
            <text:p>27</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5];&quot;: { &quot;&quot;ID&quot;&quot;: &quot;;[.A25];&quot;, &quot;&quot;Name&quot;&quot;: &quot;&quot;&quot;;[.C25];&quot;&quot;&quot;, &quot;&quot;MaxLevel&quot;&quot;: &quot;;[.T25];&quot;, &quot;&quot;Mingle?&quot;&quot;: &quot;;[.AG25];&quot;, &quot;&quot;Psych&quot;&quot;: &quot;&quot;&quot;;[.H25];&quot;&quot;&quot;&quot;; ;&quot;, &quot;&quot;Element&quot;&quot;: &quot;&quot;&quot;;[.G25];&quot;&quot;&quot;, &quot;&quot;Brand&quot;&quot;: &quot;&quot;&quot;;[.D25];&quot;&quot;&quot;, &quot;&quot;Ev. fr. pin?&quot;&quot;: &quot;;[.AH25];&quot;, &quot;&quot;Weight&quot;&quot;: &quot;;[.Y25];&quot;, &quot;&quot;Spec&quot;&quot;: &quot;&quot;&quot;;[.J25];&quot;&quot;&quot;, &quot;&quot;Inflicts HP Drain?&quot;&quot;: &quot;;[.AI25];&quot;, &quot;&quot;Eden?&quot;&quot;: &quot;;[.AJ25];&quot; },&quot;)" office:value-type="string" office:string-value="0x17: { &quot;ID&quot;: 0x17, &quot;Name&quot;: &quot;Sexy Beam&quot;, &quot;MaxLevel&quot;: 7, &quot;Mingle?&quot;: 0, &quot;Psych&quot;: &quot;Force Rounds&quot;, &quot;Element&quot;: &quot;Neg&quot;, &quot;Brand&quot;: &quot;Natural Puppy&quot;, &quot;Ev. fr. pin?&quot;: 1, &quot;Weight&quot;: 3, &quot;Spec&quot;: &quot;Attack&quot;, &quot;Inflicts HP Drain?&quot;: 0, &quot;Eden?&quot;: 0 }," calcext:value-type="string">
            <text:p>0x17: { "ID": 0x17, "Name": "Sexy Beam", "MaxLevel": 7, "Mingle?": 0, "Psych": "Force Rounds", "Element": "Neg", "Brand": "Natural Puppy", "Ev. fr. pin?": 1, "Weight": 3, "Spec": "Attack", "Inflicts HP Drain?": 0, "Eden?": 0 },</text:p>
          </table:table-cell>
        </table:table-row>
        <table:table-row table:style-name="ro2">
          <table:table-cell table:formula="of:=COM.MICROSOFT.CONCAT(&quot;0x&quot;; DEC2HEX([.B26] - 1))" office:value-type="string" office:string-value="0x18" calcext:value-type="string">
            <text:p>0x18</text:p>
          </table:table-cell>
          <table:table-cell office:value-type="string" calcext:value-type="string">
            <text:p><text:a xlink:href="../../../../../../../wiki/Pin_025" xlink:type="simple">025</text:a></text:p>
          </table:table-cell>
          <table:table-cell office:value-type="string" calcext:value-type="string">
            <text:p>Superfine Bea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23" xlink:type="simple">023</text:a>.</text:p>
            <text:p>Dropped by 27 NH.</text:p>
          </table:table-cell>
          <table:table-cell office:value-type="float" office:value="28" calcext:value-type="float">
            <text:p>28</text:p>
          </table:table-cell>
          <table:table-cell table:number-columns-repeated="2" office:value-type="string" calcext:value-type="string">
            <text:p>M</text:p>
          </table:table-cell>
          <table:table-cell office:value-type="float" office:value="8" calcext:value-type="float">
            <text:p>8</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6];&quot;: { &quot;&quot;ID&quot;&quot;: &quot;;[.A26];&quot;, &quot;&quot;Name&quot;&quot;: &quot;&quot;&quot;;[.C26];&quot;&quot;&quot;, &quot;&quot;MaxLevel&quot;&quot;: &quot;;[.T26];&quot;, &quot;&quot;Mingle?&quot;&quot;: &quot;;[.AG26];&quot;, &quot;&quot;Psych&quot;&quot;: &quot;&quot;&quot;;[.H26];&quot;&quot;&quot;&quot;; ;&quot;, &quot;&quot;Element&quot;&quot;: &quot;&quot;&quot;;[.G26];&quot;&quot;&quot;, &quot;&quot;Brand&quot;&quot;: &quot;&quot;&quot;;[.D26];&quot;&quot;&quot;, &quot;&quot;Ev. fr. pin?&quot;&quot;: &quot;;[.AH26];&quot;, &quot;&quot;Weight&quot;&quot;: &quot;;[.Y26];&quot;, &quot;&quot;Spec&quot;&quot;: &quot;&quot;&quot;;[.J26];&quot;&quot;&quot;, &quot;&quot;Inflicts HP Drain?&quot;&quot;: &quot;;[.AI26];&quot;, &quot;&quot;Eden?&quot;&quot;: &quot;;[.AJ26];&quot; },&quot;)" office:value-type="string" office:string-value="0x18: { &quot;ID&quot;: 0x18, &quot;Name&quot;: &quot;Superfine Beam&quot;, &quot;MaxLevel&quot;: 8, &quot;Mingle?&quot;: 0, &quot;Psych&quot;: &quot;Force Rounds&quot;, &quot;Element&quot;: &quot;Neg&quot;, &quot;Brand&quot;: &quot;Natural Puppy&quot;, &quot;Ev. fr. pin?&quot;: 1, &quot;Weight&quot;: 3, &quot;Spec&quot;: &quot;Attack&quot;, &quot;Inflicts HP Drain?&quot;: 0, &quot;Eden?&quot;: 0 }," calcext:value-type="string">
            <text:p>0x18: { "ID": 0x18, "Name": "Superfine Beam", "MaxLevel": 8, "Mingle?": 0, "Psych": "Force Rounds", "Element": "Neg", "Brand": "Natural Puppy", "Ev. fr. pin?": 1, "Weight": 3, "Spec": "Attack", "Inflicts HP Drain?": 0, "Eden?": 0 },</text:p>
          </table:table-cell>
        </table:table-row>
        <table:table-row table:style-name="ro2">
          <table:table-cell table:formula="of:=COM.MICROSOFT.CONCAT(&quot;0x&quot;; DEC2HEX([.B27] - 1))" office:value-type="string" office:string-value="0x19" calcext:value-type="string">
            <text:p>0x19</text:p>
          </table:table-cell>
          <table:table-cell office:value-type="string" calcext:value-type="string">
            <text:p><text:a xlink:href="../../../../../../../wiki/Pin_026" xlink:type="simple">026</text:a></text:p>
          </table:table-cell>
          <table:table-cell office:value-type="string" calcext:value-type="string">
            <text:p>Playmate Beam</text:p>
          </table:table-cell>
          <table:table-cell office:value-type="string" calcext:value-type="string">
            <text:p>Natural Puppy</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86" calcext:value-type="float">
            <text:p>86</text:p>
          </table:table-cell>
          <table:table-cell office:value-type="float" office:value="14" calcext:value-type="float">
            <text:p>14</text:p>
          </table:table-cell>
          <table:table-cell office:value-type="string" calcext:value-type="string">
            <text:p>use</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Event W3D4.</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table:number-columns-repeated="4" office:value-type="float" office:value="0" calcext:value-type="float">
            <text:p>0</text:p>
          </table:table-cell>
          <table:table-cell table:formula="of:=COM.MICROSOFT.CONCAT([.A27];&quot;: { &quot;&quot;ID&quot;&quot;: &quot;;[.A27];&quot;, &quot;&quot;Name&quot;&quot;: &quot;&quot;&quot;;[.C27];&quot;&quot;&quot;, &quot;&quot;MaxLevel&quot;&quot;: &quot;;[.T27];&quot;, &quot;&quot;Mingle?&quot;&quot;: &quot;;[.AG27];&quot;, &quot;&quot;Psych&quot;&quot;: &quot;&quot;&quot;;[.H27];&quot;&quot;&quot;&quot;; ;&quot;, &quot;&quot;Element&quot;&quot;: &quot;&quot;&quot;;[.G27];&quot;&quot;&quot;, &quot;&quot;Brand&quot;&quot;: &quot;&quot;&quot;;[.D27];&quot;&quot;&quot;, &quot;&quot;Ev. fr. pin?&quot;&quot;: &quot;;[.AH27];&quot;, &quot;&quot;Weight&quot;&quot;: &quot;;[.Y27];&quot;, &quot;&quot;Spec&quot;&quot;: &quot;&quot;&quot;;[.J27];&quot;&quot;&quot;, &quot;&quot;Inflicts HP Drain?&quot;&quot;: &quot;;[.AI27];&quot;, &quot;&quot;Eden?&quot;&quot;: &quot;;[.AJ27];&quot; },&quot;)" office:value-type="string" office:string-value="0x19: { &quot;ID&quot;: 0x19, &quot;Name&quot;: &quot;Playmate Beam&quot;, &quot;MaxLevel&quot;: 3, &quot;Mingle?&quot;: 0, &quot;Psych&quot;: &quot;Force Rounds&quot;, &quot;Element&quot;: &quot;Neg&quot;, &quot;Brand&quot;: &quot;Natural Puppy&quot;, &quot;Ev. fr. pin?&quot;: 0, &quot;Weight&quot;: 3, &quot;Spec&quot;: &quot;Attack&quot;, &quot;Inflicts HP Drain?&quot;: 0, &quot;Eden?&quot;: 0 }," calcext:value-type="string">
            <text:p>0x19: { "ID": 0x19, "Name": "Playmate Beam", "MaxLevel": 3, "Mingle?": 0, "Psych": "Force Rounds", "Element": "Neg", "Brand": "Natural Puppy", "Ev. fr. pin?": 0, "Weight": 3, "Spec": "Attack", "Inflicts HP Drain?": 0, "Eden?": 0 },</text:p>
          </table:table-cell>
        </table:table-row>
        <table:table-row table:style-name="ro2">
          <table:table-cell table:formula="of:=COM.MICROSOFT.CONCAT(&quot;0x&quot;; DEC2HEX([.B28] - 1))" office:value-type="string" office:string-value="0x1A" calcext:value-type="string">
            <text:p>0x1A</text:p>
          </table:table-cell>
          <table:table-cell office:value-type="string" calcext:value-type="string">
            <text:p><text:a xlink:href="../../../../../../../wiki/Pin_027" xlink:type="simple">027</text:a></text:p>
          </table:table-cell>
          <table:table-cell office:value-type="string" calcext:value-type="string">
            <text:p>Purity Launcher</text:p>
          </table:table-cell>
          <table:table-cell office:value-type="string" calcext:value-type="string">
            <text:p>Natural Puppy</text:p>
          </table:table-cell>
          <table:table-cell office:value-type="float" office:value="5250" calcext:value-type="float">
            <text:p>5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4" xlink:type="simple">024</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fire a fragmen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8];&quot;: { &quot;&quot;ID&quot;&quot;: &quot;;[.A28];&quot;, &quot;&quot;Name&quot;&quot;: &quot;&quot;&quot;;[.C28];&quot;&quot;&quot;, &quot;&quot;MaxLevel&quot;&quot;: &quot;;[.T28];&quot;, &quot;&quot;Mingle?&quot;&quot;: &quot;;[.AG28];&quot;, &quot;&quot;Psych&quot;&quot;: &quot;&quot;&quot;;[.H28];&quot;&quot;&quot;&quot;; ;&quot;, &quot;&quot;Element&quot;&quot;: &quot;&quot;&quot;;[.G28];&quot;&quot;&quot;, &quot;&quot;Brand&quot;&quot;: &quot;&quot;&quot;;[.D28];&quot;&quot;&quot;, &quot;&quot;Ev. fr. pin?&quot;&quot;: &quot;;[.AH28];&quot;, &quot;&quot;Weight&quot;&quot;: &quot;;[.Y28];&quot;, &quot;&quot;Spec&quot;&quot;: &quot;&quot;&quot;;[.J28];&quot;&quot;&quot;, &quot;&quot;Inflicts HP Drain?&quot;&quot;: &quot;;[.AI28];&quot;, &quot;&quot;Eden?&quot;&quot;: &quot;;[.AJ28];&quot; },&quot;)" office:value-type="string" office:string-value="0x1A: { &quot;ID&quot;: 0x1A, &quot;Name&quot;: &quot;Purity Launcher&quot;, &quot;MaxLevel&quot;: 3, &quot;Mingle?&quot;: 0, &quot;Psych&quot;: &quot;Force Rounds&quot;, &quot;Element&quot;: &quot;Neg&quot;, &quot;Brand&quot;: &quot;Natural Puppy&quot;, &quot;Ev. fr. pin?&quot;: 1, &quot;Weight&quot;: 3, &quot;Spec&quot;: &quot;Attack&quot;, &quot;Inflicts HP Drain?&quot;: 0, &quot;Eden?&quot;: 0 }," calcext:value-type="string">
            <text:p>0x1A: { "ID": 0x1A, "Name": "Purity Launcher", "MaxLevel": 3, "Mingle?": 0, "Psych": "Force Rounds", "Element": "Neg", "Brand": "Natural Puppy", "Ev. fr. pin?": 1, "Weight": 3, "Spec": "Attack", "Inflicts HP Drain?": 0, "Eden?": 0 },</text:p>
          </table:table-cell>
        </table:table-row>
        <table:table-row table:style-name="ro2">
          <table:table-cell table:formula="of:=COM.MICROSOFT.CONCAT(&quot;0x&quot;; DEC2HEX([.B29] - 1))" office:value-type="string" office:string-value="0x1B" calcext:value-type="string">
            <text:p>0x1B</text:p>
          </table:table-cell>
          <table:table-cell office:value-type="string" calcext:value-type="string">
            <text:p><text:a xlink:href="../../../../../../../wiki/Pin_028" xlink:type="simple">028</text:a></text:p>
          </table:table-cell>
          <table:table-cell office:value-type="string" calcext:value-type="string">
            <text:p>Innocence Beam</text:p>
          </table:table-cell>
          <table:table-cell office:value-type="string" calcext:value-type="string">
            <text:p>Natural Puppy</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72" calcext:value-type="float">
            <text:p>72</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5" xlink:type="simple">02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empty space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9];&quot;: { &quot;&quot;ID&quot;&quot;: &quot;;[.A29];&quot;, &quot;&quot;Name&quot;&quot;: &quot;&quot;&quot;;[.C29];&quot;&quot;&quot;, &quot;&quot;MaxLevel&quot;&quot;: &quot;;[.T29];&quot;, &quot;&quot;Mingle?&quot;&quot;: &quot;;[.AG29];&quot;, &quot;&quot;Psych&quot;&quot;: &quot;&quot;&quot;;[.H29];&quot;&quot;&quot;&quot;; ;&quot;, &quot;&quot;Element&quot;&quot;: &quot;&quot;&quot;;[.G29];&quot;&quot;&quot;, &quot;&quot;Brand&quot;&quot;: &quot;&quot;&quot;;[.D29];&quot;&quot;&quot;, &quot;&quot;Ev. fr. pin?&quot;&quot;: &quot;;[.AH29];&quot;, &quot;&quot;Weight&quot;&quot;: &quot;;[.Y29];&quot;, &quot;&quot;Spec&quot;&quot;: &quot;&quot;&quot;;[.J29];&quot;&quot;&quot;, &quot;&quot;Inflicts HP Drain?&quot;&quot;: &quot;;[.AI29];&quot;, &quot;&quot;Eden?&quot;&quot;: &quot;;[.AJ29];&quot; },&quot;)" office:value-type="string" office:string-value="0x1B: { &quot;ID&quot;: 0x1B, &quot;Name&quot;: &quot;Innocence Beam&quot;, &quot;MaxLevel&quot;: 5, &quot;Mingle?&quot;: 0, &quot;Psych&quot;: &quot;Force Rounds&quot;, &quot;Element&quot;: &quot;Neg&quot;, &quot;Brand&quot;: &quot;Natural Puppy&quot;, &quot;Ev. fr. pin?&quot;: 1, &quot;Weight&quot;: 3, &quot;Spec&quot;: &quot;Attack&quot;, &quot;Inflicts HP Drain?&quot;: 0, &quot;Eden?&quot;: 0 }," calcext:value-type="string">
            <text:p>0x1B: { "ID": 0x1B, "Name": "Innocence Beam", "MaxLevel": 5, "Mingle?": 0, "Psych": "Force Rounds", "Element": "Neg", "Brand": "Natural Puppy", "Ev. fr. pin?": 1, "Weight": 3, "Spec": "Attack", "Inflicts HP Drain?": 0, "Eden?": 0 },</text:p>
          </table:table-cell>
        </table:table-row>
        <table:table-row table:style-name="ro2">
          <table:table-cell table:formula="of:=COM.MICROSOFT.CONCAT(&quot;0x&quot;; DEC2HEX([.B30] - 1))" office:value-type="string" office:string-value="0x1C" calcext:value-type="string">
            <text:p>0x1C</text:p>
          </table:table-cell>
          <table:table-cell office:value-type="string" calcext:value-type="string">
            <text:p><text:a xlink:href="../../../../../../../wiki/Pin_029" xlink:type="simple">029</text:a></text:p>
          </table:table-cell>
          <table:table-cell office:value-type="string" calcext:value-type="string">
            <text:p>Pop Pendulum</text:p>
          </table:table-cell>
          <table:table-cell office:value-type="string" calcext:value-type="string">
            <text:p>Natural Puppy</text:p>
          </table:table-cell>
          <table:table-cell office:value-type="float" office:value="1750" calcext:value-type="float">
            <text:p>1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56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4" office:value-type="float" office:value="0" calcext:value-type="float">
            <text:p>0</text:p>
          </table:table-cell>
          <table:table-cell table:formula="of:=COM.MICROSOFT.CONCAT([.A30];&quot;: { &quot;&quot;ID&quot;&quot;: &quot;;[.A30];&quot;, &quot;&quot;Name&quot;&quot;: &quot;&quot;&quot;;[.C30];&quot;&quot;&quot;, &quot;&quot;MaxLevel&quot;&quot;: &quot;;[.T30];&quot;, &quot;&quot;Mingle?&quot;&quot;: &quot;;[.AG30];&quot;, &quot;&quot;Psych&quot;&quot;: &quot;&quot;&quot;;[.H30];&quot;&quot;&quot;&quot;; ;&quot;, &quot;&quot;Element&quot;&quot;: &quot;&quot;&quot;;[.G30];&quot;&quot;&quot;, &quot;&quot;Brand&quot;&quot;: &quot;&quot;&quot;;[.D30];&quot;&quot;&quot;, &quot;&quot;Ev. fr. pin?&quot;&quot;: &quot;;[.AH30];&quot;, &quot;&quot;Weight&quot;&quot;: &quot;;[.Y30];&quot;, &quot;&quot;Spec&quot;&quot;: &quot;&quot;&quot;;[.J30];&quot;&quot;&quot;, &quot;&quot;Inflicts HP Drain?&quot;&quot;: &quot;;[.AI30];&quot;, &quot;&quot;Eden?&quot;&quot;: &quot;;[.AJ30];&quot; },&quot;)" office:value-type="string" office:string-value="0x1C: { &quot;ID&quot;: 0x1C, &quot;Name&quot;: &quot;Pop Pendulum&quot;, &quot;MaxLevel&quot;: 5, &quot;Mingle?&quot;: 0, &quot;Psych&quot;: &quot;Patrol Rounds&quot;, &quot;Element&quot;: &quot;Neg&quot;, &quot;Brand&quot;: &quot;Natural Puppy&quot;, &quot;Ev. fr. pin?&quot;: 0, &quot;Weight&quot;: 3, &quot;Spec&quot;: &quot;Attack&quot;, &quot;Inflicts HP Drain?&quot;: 0, &quot;Eden?&quot;: 0 }," calcext:value-type="string">
            <text:p>0x1C: { "ID": 0x1C, "Name": "Pop Pendulum", "MaxLevel": 5, "Mingle?": 0, "Psych": "Patrol Rounds", "Element": "Neg", "Brand": "Natural Puppy", "Ev. fr. pin?": 0, "Weight": 3, "Spec": "Attack", "Inflicts HP Drain?": 0, "Eden?": 0 },</text:p>
          </table:table-cell>
        </table:table-row>
        <table:table-row table:style-name="ro2">
          <table:table-cell table:formula="of:=COM.MICROSOFT.CONCAT(&quot;0x&quot;; DEC2HEX([.B31] - 1))" office:value-type="string" office:string-value="0x1D" calcext:value-type="string">
            <text:p>0x1D</text:p>
          </table:table-cell>
          <table:table-cell office:value-type="string" calcext:value-type="string">
            <text:p><text:a xlink:href="../../../../../../../wiki/Pin_030" xlink:type="simple">030</text:a></text:p>
          </table:table-cell>
          <table:table-cell office:value-type="string" calcext:value-type="string">
            <text:p>Casual Pendulum</text:p>
          </table:table-cell>
          <table:table-cell office:value-type="string" calcext:value-type="string">
            <text:p>Natural Puppy</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Event Defeat Uzuki Yashiro W3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4" office:value-type="float" office:value="0" calcext:value-type="float">
            <text:p>0</text:p>
          </table:table-cell>
          <table:table-cell table:formula="of:=COM.MICROSOFT.CONCAT([.A31];&quot;: { &quot;&quot;ID&quot;&quot;: &quot;;[.A31];&quot;, &quot;&quot;Name&quot;&quot;: &quot;&quot;&quot;;[.C31];&quot;&quot;&quot;, &quot;&quot;MaxLevel&quot;&quot;: &quot;;[.T31];&quot;, &quot;&quot;Mingle?&quot;&quot;: &quot;;[.AG31];&quot;, &quot;&quot;Psych&quot;&quot;: &quot;&quot;&quot;;[.H31];&quot;&quot;&quot;&quot;; ;&quot;, &quot;&quot;Element&quot;&quot;: &quot;&quot;&quot;;[.G31];&quot;&quot;&quot;, &quot;&quot;Brand&quot;&quot;: &quot;&quot;&quot;;[.D31];&quot;&quot;&quot;, &quot;&quot;Ev. fr. pin?&quot;&quot;: &quot;;[.AH31];&quot;, &quot;&quot;Weight&quot;&quot;: &quot;;[.Y31];&quot;, &quot;&quot;Spec&quot;&quot;: &quot;&quot;&quot;;[.J31];&quot;&quot;&quot;, &quot;&quot;Inflicts HP Drain?&quot;&quot;: &quot;;[.AI31];&quot;, &quot;&quot;Eden?&quot;&quot;: &quot;;[.AJ31];&quot; },&quot;)" office:value-type="string" office:string-value="0x1D: { &quot;ID&quot;: 0x1D, &quot;Name&quot;: &quot;Casual Pendulum&quot;, &quot;MaxLevel&quot;: 3, &quot;Mingle?&quot;: 0, &quot;Psych&quot;: &quot;Patrol Rounds&quot;, &quot;Element&quot;: &quot;Neg&quot;, &quot;Brand&quot;: &quot;Natural Puppy&quot;, &quot;Ev. fr. pin?&quot;: 0, &quot;Weight&quot;: 3, &quot;Spec&quot;: &quot;Attack&quot;, &quot;Inflicts HP Drain?&quot;: 0, &quot;Eden?&quot;: 0 }," calcext:value-type="string">
            <text:p>0x1D: { "ID": 0x1D, "Name": "Casual Pendulum", "MaxLevel": 3, "Mingle?": 0, "Psych": "Patrol Rounds", "Element": "Neg", "Brand": "Natural Puppy", "Ev. fr. pin?": 0, "Weight": 3, "Spec": "Attack", "Inflicts HP Drain?": 0, "Eden?": 0 },</text:p>
          </table:table-cell>
        </table:table-row>
        <table:table-row table:style-name="ro4">
          <table:table-cell table:formula="of:=COM.MICROSOFT.CONCAT(&quot;0x&quot;; DEC2HEX([.B32] - 1))" office:value-type="string" office:string-value="0x1E" calcext:value-type="string">
            <text:p>0x1E</text:p>
          </table:table-cell>
          <table:table-cell office:value-type="string" calcext:value-type="string">
            <text:p><text:a xlink:href="../../../../../../../wiki/Pin_031" xlink:type="simple">031</text:a></text:p>
          </table:table-cell>
          <table:table-cell office:value-type="string" calcext:value-type="string">
            <text:p>Love Me Tether</text:p>
          </table:table-cell>
          <table:table-cell office:value-type="string" calcext:value-type="string">
            <text:p>Natural Puppy</text:p>
          </table:table-cell>
          <table:table-cell office:value-type="float" office:value="550" calcext:value-type="float">
            <text:p>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8.5" calcext:value-type="float">
            <text:p>8.5</text:p>
          </table:table-cell>
          <table:table-cell office:value-type="string" calcext:value-type="string">
            <text:p>Event W1D6, Pig (Cadoi City).</text:p>
            <text:p>Dropped by 34 EU.</text:p>
          </table:table-cell>
          <table:table-cell office:value-type="string" calcext:value-type="string">
            <text:p>M</text:p>
          </table:table-cell>
          <table:table-cell office:value-type="float" office:value="32" calcext:value-type="float">
            <text:p>32</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table:number-columns-repeated="4" office:value-type="float" office:value="0" calcext:value-type="float">
            <text:p>0</text:p>
          </table:table-cell>
          <table:table-cell table:formula="of:=COM.MICROSOFT.CONCAT([.A32];&quot;: { &quot;&quot;ID&quot;&quot;: &quot;;[.A32];&quot;, &quot;&quot;Name&quot;&quot;: &quot;&quot;&quot;;[.C32];&quot;&quot;&quot;, &quot;&quot;MaxLevel&quot;&quot;: &quot;;[.T32];&quot;, &quot;&quot;Mingle?&quot;&quot;: &quot;;[.AG32];&quot;, &quot;&quot;Psych&quot;&quot;: &quot;&quot;&quot;;[.H32];&quot;&quot;&quot;&quot;; ;&quot;, &quot;&quot;Element&quot;&quot;: &quot;&quot;&quot;;[.G32];&quot;&quot;&quot;, &quot;&quot;Brand&quot;&quot;: &quot;&quot;&quot;;[.D32];&quot;&quot;&quot;, &quot;&quot;Ev. fr. pin?&quot;&quot;: &quot;;[.AH32];&quot;, &quot;&quot;Weight&quot;&quot;: &quot;;[.Y32];&quot;, &quot;&quot;Spec&quot;&quot;: &quot;&quot;&quot;;[.J32];&quot;&quot;&quot;, &quot;&quot;Inflicts HP Drain?&quot;&quot;: &quot;;[.AI32];&quot;, &quot;&quot;Eden?&quot;&quot;: &quot;;[.AJ32];&quot; },&quot;)" office:value-type="string" office:string-value="0x1E: { &quot;ID&quot;: 0x1E, &quot;Name&quot;: &quot;Love Me Tether&quot;, &quot;MaxLevel&quot;: 5, &quot;Mingle?&quot;: 0, &quot;Psych&quot;: &quot;Entanglement&quot;, &quot;Element&quot;: &quot;Neg&quot;, &quot;Brand&quot;: &quot;Natural Puppy&quot;, &quot;Ev. fr. pin?&quot;: 0, &quot;Weight&quot;: 3, &quot;Spec&quot;: &quot;Attack&quot;, &quot;Inflicts HP Drain?&quot;: 0, &quot;Eden?&quot;: 0 }," calcext:value-type="string">
            <text:p>0x1E: { "ID": 0x1E, "Name": "Love Me Tether", "MaxLevel": 5, "Mingle?": 0, "Psych": "Entanglement", "Element": "Neg", "Brand": "Natural Puppy", "Ev. fr. pin?": 0, "Weight": 3, "Spec": "Attack", "Inflicts HP Drain?": 0, "Eden?": 0 },</text:p>
          </table:table-cell>
        </table:table-row>
        <table:table-row table:style-name="ro4">
          <table:table-cell table:formula="of:=COM.MICROSOFT.CONCAT(&quot;0x&quot;; DEC2HEX([.B33] - 1))" office:value-type="string" office:string-value="0x1F" calcext:value-type="string">
            <text:p>0x1F</text:p>
          </table:table-cell>
          <table:table-cell office:value-type="string" calcext:value-type="string">
            <text:p><text:a xlink:href="../../../../../../../wiki/Pin_032" xlink:type="simple">032</text:a></text:p>
          </table:table-cell>
          <table:table-cell office:value-type="string" calcext:value-type="string">
            <text:p>Pamper Me Tether</text:p>
          </table:table-cell>
          <table:table-cell office:value-type="string" calcext:value-type="string">
            <text:p>Natural Puppy</text:p>
          </table:table-cell>
          <table:table-cell office:value-type="float" office:value="4300" calcext:value-type="float">
            <text:p>4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31" xlink:type="simple">031</text:a>.</text:p>
            <text:p>Dropped by 38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33];&quot;: { &quot;&quot;ID&quot;&quot;: &quot;;[.A33];&quot;, &quot;&quot;Name&quot;&quot;: &quot;&quot;&quot;;[.C33];&quot;&quot;&quot;, &quot;&quot;MaxLevel&quot;&quot;: &quot;;[.T33];&quot;, &quot;&quot;Mingle?&quot;&quot;: &quot;;[.AG33];&quot;, &quot;&quot;Psych&quot;&quot;: &quot;&quot;&quot;;[.H33];&quot;&quot;&quot;&quot;; ;&quot;, &quot;&quot;Element&quot;&quot;: &quot;&quot;&quot;;[.G33];&quot;&quot;&quot;, &quot;&quot;Brand&quot;&quot;: &quot;&quot;&quot;;[.D33];&quot;&quot;&quot;, &quot;&quot;Ev. fr. pin?&quot;&quot;: &quot;;[.AH33];&quot;, &quot;&quot;Weight&quot;&quot;: &quot;;[.Y33];&quot;, &quot;&quot;Spec&quot;&quot;: &quot;&quot;&quot;;[.J33];&quot;&quot;&quot;, &quot;&quot;Inflicts HP Drain?&quot;&quot;: &quot;;[.AI33];&quot;, &quot;&quot;Eden?&quot;&quot;: &quot;;[.AJ33];&quot; },&quot;)" office:value-type="string" office:string-value="0x1F: { &quot;ID&quot;: 0x1F, &quot;Name&quot;: &quot;Pamper Me Tether&quot;, &quot;MaxLevel&quot;: 5, &quot;Mingle?&quot;: 0, &quot;Psych&quot;: &quot;Entanglement&quot;, &quot;Element&quot;: &quot;Neg&quot;, &quot;Brand&quot;: &quot;Natural Puppy&quot;, &quot;Ev. fr. pin?&quot;: 1, &quot;Weight&quot;: 3, &quot;Spec&quot;: &quot;Attack&quot;, &quot;Inflicts HP Drain?&quot;: 0, &quot;Eden?&quot;: 0 }," calcext:value-type="string">
            <text:p>0x1F: { "ID": 0x1F, "Name": "Pamper Me Tether", "MaxLevel": 5, "Mingle?": 0, "Psych": "Entanglement", "Element": "Neg", "Brand": "Natural Puppy", "Ev. fr. pin?": 1, "Weight": 3, "Spec": "Attack", "Inflicts HP Drain?": 0, "Eden?": 0 },</text:p>
          </table:table-cell>
        </table:table-row>
        <table:table-row table:style-name="ro4">
          <table:table-cell table:formula="of:=COM.MICROSOFT.CONCAT(&quot;0x&quot;; DEC2HEX([.B34] - 1))" office:value-type="string" office:string-value="0x20" calcext:value-type="string">
            <text:p>0x20</text:p>
          </table:table-cell>
          <table:table-cell office:value-type="string" calcext:value-type="string">
            <text:p><text:a xlink:href="../../../../../../../wiki/Pin_033" xlink:type="simple">033</text:a></text:p>
          </table:table-cell>
          <table:table-cell office:value-type="string" calcext:value-type="string">
            <text:p>Sweet Talk Tether</text:p>
          </table:table-cell>
          <table:table-cell office:value-type="string" calcext:value-type="string">
            <text:p>Natural Puppy</text:p>
          </table:table-cell>
          <table:table-cell office:value-type="float" office:value="5850" calcext:value-type="float">
            <text:p>5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31" xlink:type="simple">031</text:a>.</text:p>
            <text:p>Dropped by 3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34];&quot;: { &quot;&quot;ID&quot;&quot;: &quot;;[.A34];&quot;, &quot;&quot;Name&quot;&quot;: &quot;&quot;&quot;;[.C34];&quot;&quot;&quot;, &quot;&quot;MaxLevel&quot;&quot;: &quot;;[.T34];&quot;, &quot;&quot;Mingle?&quot;&quot;: &quot;;[.AG34];&quot;, &quot;&quot;Psych&quot;&quot;: &quot;&quot;&quot;;[.H34];&quot;&quot;&quot;&quot;; ;&quot;, &quot;&quot;Element&quot;&quot;: &quot;&quot;&quot;;[.G34];&quot;&quot;&quot;, &quot;&quot;Brand&quot;&quot;: &quot;&quot;&quot;;[.D34];&quot;&quot;&quot;, &quot;&quot;Ev. fr. pin?&quot;&quot;: &quot;;[.AH34];&quot;, &quot;&quot;Weight&quot;&quot;: &quot;;[.Y34];&quot;, &quot;&quot;Spec&quot;&quot;: &quot;&quot;&quot;;[.J34];&quot;&quot;&quot;, &quot;&quot;Inflicts HP Drain?&quot;&quot;: &quot;;[.AI34];&quot;, &quot;&quot;Eden?&quot;&quot;: &quot;;[.AJ34];&quot; },&quot;)" office:value-type="string" office:string-value="0x20: { &quot;ID&quot;: 0x20, &quot;Name&quot;: &quot;Sweet Talk Tether&quot;, &quot;MaxLevel&quot;: 5, &quot;Mingle?&quot;: 0, &quot;Psych&quot;: &quot;Entanglement&quot;, &quot;Element&quot;: &quot;Neg&quot;, &quot;Brand&quot;: &quot;Natural Puppy&quot;, &quot;Ev. fr. pin?&quot;: 1, &quot;Weight&quot;: 3, &quot;Spec&quot;: &quot;Attack&quot;, &quot;Inflicts HP Drain?&quot;: 0, &quot;Eden?&quot;: 0 }," calcext:value-type="string">
            <text:p>0x20: { "ID": 0x20, "Name": "Sweet Talk Tether", "MaxLevel": 5, "Mingle?": 0, "Psych": "Entanglement", "Element": "Neg", "Brand": "Natural Puppy", "Ev. fr. pin?": 1, "Weight": 3, "Spec": "Attack", "Inflicts HP Drain?": 0, "Eden?": 0 },</text:p>
          </table:table-cell>
        </table:table-row>
        <table:table-row table:style-name="ro3">
          <table:table-cell table:formula="of:=COM.MICROSOFT.CONCAT(&quot;0x&quot;; DEC2HEX([.B35] - 1))" office:value-type="string" office:string-value="0x21" calcext:value-type="string">
            <text:p>0x21</text:p>
          </table:table-cell>
          <table:table-cell office:value-type="string" calcext:value-type="string">
            <text:p><text:a xlink:href="../../../../../../../wiki/Pin_034" xlink:type="simple">034</text:a></text:p>
          </table:table-cell>
          <table:table-cell table:number-columns-repeated="2" office:value-type="string" calcext:value-type="string">
            <text:p>Natural Pupp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NP" xlink:type="simple">Resonance: N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79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Natural Puppy pins Neku is wearing. </text:p>
          </table:table-cell>
          <table:table-cell table:number-columns-repeated="4" office:value-type="float" office:value="0" calcext:value-type="float">
            <text:p>0</text:p>
          </table:table-cell>
          <table:table-cell table:formula="of:=COM.MICROSOFT.CONCAT([.A35];&quot;: { &quot;&quot;ID&quot;&quot;: &quot;;[.A35];&quot;, &quot;&quot;Name&quot;&quot;: &quot;&quot;&quot;;[.C35];&quot;&quot;&quot;, &quot;&quot;MaxLevel&quot;&quot;: &quot;;[.T35];&quot;, &quot;&quot;Mingle?&quot;&quot;: &quot;;[.AG35];&quot;, &quot;&quot;Psych&quot;&quot;: &quot;&quot;&quot;;[.H35];&quot;&quot;&quot;&quot;; ;&quot;, &quot;&quot;Element&quot;&quot;: &quot;&quot;&quot;;[.G35];&quot;&quot;&quot;, &quot;&quot;Brand&quot;&quot;: &quot;&quot;&quot;;[.D35];&quot;&quot;&quot;, &quot;&quot;Ev. fr. pin?&quot;&quot;: &quot;;[.AH35];&quot;, &quot;&quot;Weight&quot;&quot;: &quot;;[.Y35];&quot;, &quot;&quot;Spec&quot;&quot;: &quot;&quot;&quot;;[.J35];&quot;&quot;&quot;, &quot;&quot;Inflicts HP Drain?&quot;&quot;: &quot;;[.AI35];&quot;, &quot;&quot;Eden?&quot;&quot;: &quot;;[.AJ35];&quot; },&quot;)" office:value-type="string" office:string-value="0x21: { &quot;ID&quot;: 0x21, &quot;Name&quot;: &quot;Natural Puppy&quot;, &quot;MaxLevel&quot;: 3, &quot;Mingle?&quot;: 0, &quot;Psych&quot;: &quot;Resonance: NP&quot;, &quot;Element&quot;: &quot;Abi&quot;, &quot;Brand&quot;: &quot;Natural Puppy&quot;, &quot;Ev. fr. pin?&quot;: 0, &quot;Weight&quot;: 3, &quot;Spec&quot;: &quot;---&quot;, &quot;Inflicts HP Drain?&quot;: 0, &quot;Eden?&quot;: 0 }," calcext:value-type="string">
            <text:p>0x21: { "ID": 0x21, "Name": "Natural Puppy", "MaxLevel": 3, "Mingle?": 0, "Psych": "Resonance: NP", "Element": "Abi", "Brand": "Natural Puppy", "Ev. fr. pin?": 0, "Weight": 3, "Spec": "---", "Inflicts HP Drain?": 0, "Eden?": 0 },</text:p>
          </table:table-cell>
        </table:table-row>
        <table:table-row table:style-name="ro4">
          <table:table-cell table:formula="of:=COM.MICROSOFT.CONCAT(&quot;0x&quot;; DEC2HEX([.B36] - 1))" office:value-type="string" office:string-value="0x22" calcext:value-type="string">
            <text:p>0x22</text:p>
          </table:table-cell>
          <table:table-cell office:value-type="string" calcext:value-type="string">
            <text:p><text:a xlink:href="../../../../../../../wiki/Pin_035" xlink:type="simple">035</text:a></text:p>
          </table:table-cell>
          <table:table-cell office:value-type="string" calcext:value-type="string">
            <text:p>Frantic</text:p>
          </table:table-cell>
          <table:table-cell office:value-type="string" calcext:value-type="string">
            <text:p>Pavo Real</text:p>
          </table:table-cell>
          <table:table-cell office:value-type="float" office:value="1550" calcext:value-type="float">
            <text:p>1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Dropped by 2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able:table-cell>
          <table:table-cell table:number-columns-repeated="4" office:value-type="float" office:value="0" calcext:value-type="float">
            <text:p>0</text:p>
          </table:table-cell>
          <table:table-cell table:formula="of:=COM.MICROSOFT.CONCAT([.A36];&quot;: { &quot;&quot;ID&quot;&quot;: &quot;;[.A36];&quot;, &quot;&quot;Name&quot;&quot;: &quot;&quot;&quot;;[.C36];&quot;&quot;&quot;, &quot;&quot;MaxLevel&quot;&quot;: &quot;;[.T36];&quot;, &quot;&quot;Mingle?&quot;&quot;: &quot;;[.AG36];&quot;, &quot;&quot;Psych&quot;&quot;: &quot;&quot;&quot;;[.H36];&quot;&quot;&quot;&quot;; ;&quot;, &quot;&quot;Element&quot;&quot;: &quot;&quot;&quot;;[.G36];&quot;&quot;&quot;, &quot;&quot;Brand&quot;&quot;: &quot;&quot;&quot;;[.D36];&quot;&quot;&quot;, &quot;&quot;Ev. fr. pin?&quot;&quot;: &quot;;[.AH36];&quot;, &quot;&quot;Weight&quot;&quot;: &quot;;[.Y36];&quot;, &quot;&quot;Spec&quot;&quot;: &quot;&quot;&quot;;[.J36];&quot;&quot;&quot;, &quot;&quot;Inflicts HP Drain?&quot;&quot;: &quot;;[.AI36];&quot;, &quot;&quot;Eden?&quot;&quot;: &quot;;[.AJ36];&quot; },&quot;)" office:value-type="string" office:string-value="0x22: { &quot;ID&quot;: 0x22, &quot;Name&quot;: &quot;Frantic&quot;, &quot;MaxLevel&quot;: 3, &quot;Mingle?&quot;: 0, &quot;Psych&quot;: &quot;Twister&quot;, &quot;Element&quot;: &quot;Neg&quot;, &quot;Brand&quot;: &quot;Pavo Real&quot;, &quot;Ev. fr. pin?&quot;: 0, &quot;Weight&quot;: 8, &quot;Spec&quot;: &quot;Attack&quot;, &quot;Inflicts HP Drain?&quot;: 0, &quot;Eden?&quot;: 0 }," calcext:value-type="string">
            <text:p>0x22: { "ID": 0x22, "Name": "Frantic", "MaxLevel": 3, "Mingle?": 0, "Psych": "Twister", "Element": "Neg", "Brand": "Pavo Real", "Ev. fr. pin?": 0, "Weight": 8, "Spec": "Attack", "Inflicts HP Drain?": 0, "Eden?": 0 },</text:p>
          </table:table-cell>
        </table:table-row>
        <table:table-row table:style-name="ro2">
          <table:table-cell table:formula="of:=COM.MICROSOFT.CONCAT(&quot;0x&quot;; DEC2HEX([.B37] - 1))" office:value-type="string" office:string-value="0x23" calcext:value-type="string">
            <text:p>0x23</text:p>
          </table:table-cell>
          <table:table-cell office:value-type="string" calcext:value-type="string">
            <text:p><text:a xlink:href="../../../../../../../wiki/Pin_036" xlink:type="simple">036</text:a></text:p>
          </table:table-cell>
          <table:table-cell office:value-type="string" calcext:value-type="string">
            <text:p>Blink Step</text:p>
          </table:table-cell>
          <table:table-cell office:value-type="string" calcext:value-type="string">
            <text:p>Pavo Real</text:p>
          </table:table-cell>
          <table:table-cell office:value-type="float" office:value="2200" calcext:value-type="float">
            <text:p>22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old by Shibukyu Stationside.</text:p>
          </table:table-cell>
          <table:table-cell office:value-type="float" office:value="37" calcext:value-type="float">
            <text:p>37</text:p>
          </table:table-cell>
          <table:table-cell office:value-type="string" calcext:value-type="string">
            <text:p>M</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Neku into a dash and he will vanish, rendering himself impervious to enemy attack. </text:p>
          </table:table-cell>
          <table:table-cell table:number-columns-repeated="4" office:value-type="float" office:value="0" calcext:value-type="float">
            <text:p>0</text:p>
          </table:table-cell>
          <table:table-cell table:formula="of:=COM.MICROSOFT.CONCAT([.A37];&quot;: { &quot;&quot;ID&quot;&quot;: &quot;;[.A37];&quot;, &quot;&quot;Name&quot;&quot;: &quot;&quot;&quot;;[.C37];&quot;&quot;&quot;, &quot;&quot;MaxLevel&quot;&quot;: &quot;;[.T37];&quot;, &quot;&quot;Mingle?&quot;&quot;: &quot;;[.AG37];&quot;, &quot;&quot;Psych&quot;&quot;: &quot;&quot;&quot;;[.H37];&quot;&quot;&quot;&quot;; ;&quot;, &quot;&quot;Element&quot;&quot;: &quot;&quot;&quot;;[.G37];&quot;&quot;&quot;, &quot;&quot;Brand&quot;&quot;: &quot;&quot;&quot;;[.D37];&quot;&quot;&quot;, &quot;&quot;Ev. fr. pin?&quot;&quot;: &quot;;[.AH37];&quot;, &quot;&quot;Weight&quot;&quot;: &quot;;[.Y37];&quot;, &quot;&quot;Spec&quot;&quot;: &quot;&quot;&quot;;[.J37];&quot;&quot;&quot;, &quot;&quot;Inflicts HP Drain?&quot;&quot;: &quot;;[.AI37];&quot;, &quot;&quot;Eden?&quot;&quot;: &quot;;[.AJ37];&quot; },&quot;)" office:value-type="string" office:string-value="0x23: { &quot;ID&quot;: 0x23, &quot;Name&quot;: &quot;Blink Step&quot;, &quot;MaxLevel&quot;: 3, &quot;Mingle?&quot;: 0, &quot;Psych&quot;: &quot;Invisibility&quot;, &quot;Element&quot;: &quot;---&quot;, &quot;Brand&quot;: &quot;Pavo Real&quot;, &quot;Ev. fr. pin?&quot;: 0, &quot;Weight&quot;: 8, &quot;Spec&quot;: &quot;---&quot;, &quot;Inflicts HP Drain?&quot;: 0, &quot;Eden?&quot;: 0 }," calcext:value-type="string">
            <text:p>0x23: { "ID": 0x23, "Name": "Blink Step", "MaxLevel": 3, "Mingle?": 0, "Psych": "Invisibility", "Element": "---", "Brand": "Pavo Real", "Ev. fr. pin?": 0, "Weight": 8, "Spec": "---", "Inflicts HP Drain?": 0, "Eden?": 0 },</text:p>
          </table:table-cell>
        </table:table-row>
        <table:table-row table:style-name="ro4">
          <table:table-cell table:formula="of:=COM.MICROSOFT.CONCAT(&quot;0x&quot;; DEC2HEX([.B38] - 1))" office:value-type="string" office:string-value="0x24" calcext:value-type="string">
            <text:p>0x24</text:p>
          </table:table-cell>
          <table:table-cell office:value-type="string" calcext:value-type="string">
            <text:p><text:a xlink:href="../../../../../../../wiki/Pin_037" xlink:type="simple">037</text:a></text:p>
          </table:table-cell>
          <table:table-cell office:value-type="string" calcext:value-type="string">
            <text:p>First Gear</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Event W2D4, Pig (Molco).</text:p>
            <text:p>Dropped by 4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38];&quot;: { &quot;&quot;ID&quot;&quot;: &quot;;[.A38];&quot;, &quot;&quot;Name&quot;&quot;: &quot;&quot;&quot;;[.C38];&quot;&quot;&quot;, &quot;&quot;MaxLevel&quot;&quot;: &quot;;[.T38];&quot;, &quot;&quot;Mingle?&quot;&quot;: &quot;;[.AG38];&quot;, &quot;&quot;Psych&quot;&quot;: &quot;&quot;&quot;;[.H38];&quot;&quot;&quot;&quot;; ;&quot;, &quot;&quot;Element&quot;&quot;: &quot;&quot;&quot;;[.G38];&quot;&quot;&quot;, &quot;&quot;Brand&quot;&quot;: &quot;&quot;&quot;;[.D38];&quot;&quot;&quot;, &quot;&quot;Ev. fr. pin?&quot;&quot;: &quot;;[.AH38];&quot;, &quot;&quot;Weight&quot;&quot;: &quot;;[.Y38];&quot;, &quot;&quot;Spec&quot;&quot;: &quot;&quot;&quot;;[.J38];&quot;&quot;&quot;, &quot;&quot;Inflicts HP Drain?&quot;&quot;: &quot;;[.AI38];&quot;, &quot;&quot;Eden?&quot;&quot;: &quot;;[.AJ38];&quot; },&quot;)" office:value-type="string" office:string-value="0x24: { &quot;ID&quot;: 0x24, &quot;Name&quot;: &quot;First Gear&quot;, &quot;MaxLevel&quot;: 5, &quot;Mingle?&quot;: 0, &quot;Psych&quot;: &quot;Teleport&quot;, &quot;Element&quot;: &quot;---&quot;, &quot;Brand&quot;: &quot;Pavo Real&quot;, &quot;Ev. fr. pin?&quot;: 1, &quot;Weight&quot;: 8, &quot;Spec&quot;: &quot;---&quot;, &quot;Inflicts HP Drain?&quot;: 0, &quot;Eden?&quot;: 0 }," calcext:value-type="string">
            <text:p>0x24: { "ID": 0x24, "Name": "First Gear", "MaxLevel": 5, "Mingle?": 0, "Psych": "Teleport", "Element": "---", "Brand": "Pavo Real", "Ev. fr. pin?": 1, "Weight": 8, "Spec": "---", "Inflicts HP Drain?": 0, "Eden?": 0 },</text:p>
          </table:table-cell>
        </table:table-row>
        <table:table-row table:style-name="ro3">
          <table:table-cell table:formula="of:=COM.MICROSOFT.CONCAT(&quot;0x&quot;; DEC2HEX([.B39] - 1))" office:value-type="string" office:string-value="0x25" calcext:value-type="string">
            <text:p>0x25</text:p>
          </table:table-cell>
          <table:table-cell office:value-type="string" calcext:value-type="string">
            <text:p><text:a xlink:href="../../../../../../../wiki/Pin_038" xlink:type="simple">038</text:a></text:p>
          </table:table-cell>
          <table:table-cell office:value-type="string" calcext:value-type="string">
            <text:p>Top Gear</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Dropped by 19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0" calcext:value-type="float">
            <text:p>0</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39];&quot;: { &quot;&quot;ID&quot;&quot;: &quot;;[.A39];&quot;, &quot;&quot;Name&quot;&quot;: &quot;&quot;&quot;;[.C39];&quot;&quot;&quot;, &quot;&quot;MaxLevel&quot;&quot;: &quot;;[.T39];&quot;, &quot;&quot;Mingle?&quot;&quot;: &quot;;[.AG39];&quot;, &quot;&quot;Psych&quot;&quot;: &quot;&quot;&quot;;[.H39];&quot;&quot;&quot;&quot;; ;&quot;, &quot;&quot;Element&quot;&quot;: &quot;&quot;&quot;;[.G39];&quot;&quot;&quot;, &quot;&quot;Brand&quot;&quot;: &quot;&quot;&quot;;[.D39];&quot;&quot;&quot;, &quot;&quot;Ev. fr. pin?&quot;&quot;: &quot;;[.AH39];&quot;, &quot;&quot;Weight&quot;&quot;: &quot;;[.Y39];&quot;, &quot;&quot;Spec&quot;&quot;: &quot;&quot;&quot;;[.J39];&quot;&quot;&quot;, &quot;&quot;Inflicts HP Drain?&quot;&quot;: &quot;;[.AI39];&quot;, &quot;&quot;Eden?&quot;&quot;: &quot;;[.AJ39];&quot; },&quot;)" office:value-type="string" office:string-value="0x25: { &quot;ID&quot;: 0x25, &quot;Name&quot;: &quot;Top Gear&quot;, &quot;MaxLevel&quot;: 3, &quot;Mingle?&quot;: 0, &quot;Psych&quot;: &quot;Teleport&quot;, &quot;Element&quot;: &quot;---&quot;, &quot;Brand&quot;: &quot;Pavo Real&quot;, &quot;Ev. fr. pin?&quot;: 1, &quot;Weight&quot;: 8, &quot;Spec&quot;: &quot;---&quot;, &quot;Inflicts HP Drain?&quot;: 0, &quot;Eden?&quot;: 0 }," calcext:value-type="string">
            <text:p>0x25: { "ID": 0x25, "Name": "Top Gear", "MaxLevel": 3, "Mingle?": 0, "Psych": "Teleport", "Element": "---", "Brand": "Pavo Real", "Ev. fr. pin?": 1, "Weight": 8, "Spec": "---", "Inflicts HP Drain?": 0, "Eden?": 0 },</text:p>
          </table:table-cell>
        </table:table-row>
        <table:table-row table:style-name="ro3">
          <table:table-cell table:formula="of:=COM.MICROSOFT.CONCAT(&quot;0x&quot;; DEC2HEX([.B40] - 1))" office:value-type="string" office:string-value="0x26" calcext:value-type="string">
            <text:p>0x26</text:p>
          </table:table-cell>
          <table:table-cell office:value-type="string" calcext:value-type="string">
            <text:p><text:a xlink:href="../../../../../../../wiki/Pin_039" xlink:type="simple">039</text:a></text:p>
          </table:table-cell>
          <table:table-cell office:value-type="string" calcext:value-type="string">
            <text:p>Egg Bomb</text:p>
          </table:table-cell>
          <table:table-cell office:value-type="string" calcext:value-type="string">
            <text:p>Pavo Real</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ressure_Mine" xlink:type="simple">Pressure Mine</text:a></text:p>
          </table:table-cell>
          <table:table-cell office:value-type="string" calcext:value-type="string">
            <text:p>P</text:p>
          </table:table-cell>
          <table:table-cell office:value-type="string" calcext:value-type="string">
            <text:p>Attack</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Dropped by 24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8" calcext:value-type="float">
            <text:p>8</text:p>
          </table:table-cell>
          <table:table-cell office:value-type="float" office:value="0" calcext:value-type="float">
            <text:p>0</text:p>
          </table:table-cell>
          <table:table-cell office:value-type="string" calcext:value-type="string">
            <text:p>Press an obstacle to turn it into a bomb that explodes on enemy contact. Inflicts damage. </text:p>
          </table:table-cell>
          <table:table-cell table:number-columns-repeated="4" office:value-type="float" office:value="0" calcext:value-type="float">
            <text:p>0</text:p>
          </table:table-cell>
          <table:table-cell table:formula="of:=COM.MICROSOFT.CONCAT([.A40];&quot;: { &quot;&quot;ID&quot;&quot;: &quot;;[.A40];&quot;, &quot;&quot;Name&quot;&quot;: &quot;&quot;&quot;;[.C40];&quot;&quot;&quot;, &quot;&quot;MaxLevel&quot;&quot;: &quot;;[.T40];&quot;, &quot;&quot;Mingle?&quot;&quot;: &quot;;[.AG40];&quot;, &quot;&quot;Psych&quot;&quot;: &quot;&quot;&quot;;[.H40];&quot;&quot;&quot;&quot;; ;&quot;, &quot;&quot;Element&quot;&quot;: &quot;&quot;&quot;;[.G40];&quot;&quot;&quot;, &quot;&quot;Brand&quot;&quot;: &quot;&quot;&quot;;[.D40];&quot;&quot;&quot;, &quot;&quot;Ev. fr. pin?&quot;&quot;: &quot;;[.AH40];&quot;, &quot;&quot;Weight&quot;&quot;: &quot;;[.Y40];&quot;, &quot;&quot;Spec&quot;&quot;: &quot;&quot;&quot;;[.J40];&quot;&quot;&quot;, &quot;&quot;Inflicts HP Drain?&quot;&quot;: &quot;;[.AI40];&quot;, &quot;&quot;Eden?&quot;&quot;: &quot;;[.AJ40];&quot; },&quot;)" office:value-type="string" office:string-value="0x26: { &quot;ID&quot;: 0x26, &quot;Name&quot;: &quot;Egg Bomb&quot;, &quot;MaxLevel&quot;: 4, &quot;Mingle?&quot;: 0, &quot;Psych&quot;: &quot;Pressure Mine&quot;, &quot;Element&quot;: &quot;Neu&quot;, &quot;Brand&quot;: &quot;Pavo Real&quot;, &quot;Ev. fr. pin?&quot;: 0, &quot;Weight&quot;: 8, &quot;Spec&quot;: &quot;Attack&quot;, &quot;Inflicts HP Drain?&quot;: 0, &quot;Eden?&quot;: 0 }," calcext:value-type="string">
            <text:p>0x26: { "ID": 0x26, "Name": "Egg Bomb", "MaxLevel": 4, "Mingle?": 0, "Psych": "Pressure Mine", "Element": "Neu", "Brand": "Pavo Real", "Ev. fr. pin?": 0, "Weight": 8, "Spec": "Attack", "Inflicts HP Drain?": 0, "Eden?": 0 },</text:p>
          </table:table-cell>
        </table:table-row>
        <table:table-row table:style-name="ro2">
          <table:table-cell table:formula="of:=COM.MICROSOFT.CONCAT(&quot;0x&quot;; DEC2HEX([.B41] - 1))" office:value-type="string" office:string-value="0x27" calcext:value-type="string">
            <text:p>0x27</text:p>
          </table:table-cell>
          <table:table-cell office:value-type="string" calcext:value-type="string">
            <text:p><text:a xlink:href="../../../../../../../wiki/Pin_040" xlink:type="simple">040</text:a></text:p>
          </table:table-cell>
          <table:table-cell office:value-type="string" calcext:value-type="string">
            <text:p>Meteor Magnet</text:p>
          </table:table-cell>
          <table:table-cell office:value-type="string" calcext:value-type="string">
            <text:p>Pavo Real</text:p>
          </table:table-cell>
          <table:table-cell office:value-type="float" office:value="700" calcext:value-type="float">
            <text:p>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7 after N90.</text:p>
            <text:p>Dropped by 34 N.</text:p>
          </table:table-cell>
          <table:table-cell table:number-columns-repeated="2" office:value-type="string" calcext:value-type="string">
            <text:p>M</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drop a boulder on that position. Inflicts damage on contact. Rapidly tap to rain more stones down. </text:p>
          </table:table-cell>
          <table:table-cell table:number-columns-repeated="4" office:value-type="float" office:value="0" calcext:value-type="float">
            <text:p>0</text:p>
          </table:table-cell>
          <table:table-cell table:formula="of:=COM.MICROSOFT.CONCAT([.A41];&quot;: { &quot;&quot;ID&quot;&quot;: &quot;;[.A41];&quot;, &quot;&quot;Name&quot;&quot;: &quot;&quot;&quot;;[.C41];&quot;&quot;&quot;, &quot;&quot;MaxLevel&quot;&quot;: &quot;;[.T41];&quot;, &quot;&quot;Mingle?&quot;&quot;: &quot;;[.AG41];&quot;, &quot;&quot;Psych&quot;&quot;: &quot;&quot;&quot;;[.H41];&quot;&quot;&quot;&quot;; ;&quot;, &quot;&quot;Element&quot;&quot;: &quot;&quot;&quot;;[.G41];&quot;&quot;&quot;, &quot;&quot;Brand&quot;&quot;: &quot;&quot;&quot;;[.D41];&quot;&quot;&quot;, &quot;&quot;Ev. fr. pin?&quot;&quot;: &quot;;[.AH41];&quot;, &quot;&quot;Weight&quot;&quot;: &quot;;[.Y41];&quot;, &quot;&quot;Spec&quot;&quot;: &quot;&quot;&quot;;[.J41];&quot;&quot;&quot;, &quot;&quot;Inflicts HP Drain?&quot;&quot;: &quot;;[.AI41];&quot;, &quot;&quot;Eden?&quot;&quot;: &quot;;[.AJ41];&quot; },&quot;)" office:value-type="string" office:string-value="0x27: { &quot;ID&quot;: 0x27, &quot;Name&quot;: &quot;Meteor Magnet&quot;, &quot;MaxLevel&quot;: 6, &quot;Mingle?&quot;: 0, &quot;Psych&quot;: &quot;Apport&quot;, &quot;Element&quot;: &quot;Neg&quot;, &quot;Brand&quot;: &quot;Pavo Real&quot;, &quot;Ev. fr. pin?&quot;: 0, &quot;Weight&quot;: 8, &quot;Spec&quot;: &quot;Attack&quot;, &quot;Inflicts HP Drain?&quot;: 0, &quot;Eden?&quot;: 0 }," calcext:value-type="string">
            <text:p>0x27: { "ID": 0x27, "Name": "Meteor Magnet", "MaxLevel": 6, "Mingle?": 0, "Psych": "Apport", "Element": "Neg", "Brand": "Pavo Real", "Ev. fr. pin?": 0, "Weight": 8, "Spec": "Attack", "Inflicts HP Drain?": 0, "Eden?": 0 },</text:p>
          </table:table-cell>
        </table:table-row>
        <table:table-row table:style-name="ro2">
          <table:table-cell table:formula="of:=COM.MICROSOFT.CONCAT(&quot;0x&quot;; DEC2HEX([.B42] - 1))" office:value-type="string" office:string-value="0x28" calcext:value-type="string">
            <text:p>0x28</text:p>
          </table:table-cell>
          <table:table-cell office:value-type="string" calcext:value-type="string">
            <text:p><text:a xlink:href="../../../../../../../wiki/Pin_041" xlink:type="simple">041</text:a></text:p>
          </table:table-cell>
          <table:table-cell office:value-type="string" calcext:value-type="string">
            <text:p>Meteor Hook</text:p>
          </table:table-cell>
          <table:table-cell office:value-type="string" calcext:value-type="string">
            <text:p>Pavo Real</text:p>
          </table:table-cell>
          <table:table-cell office:value-type="float" office:value="5750" calcext:value-type="float">
            <text:p>5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olves from <text:a xlink:href="../../../../../../../wiki/Pin_040" xlink:type="simple">040</text:a>.</text:p>
          </table:table-cell>
          <table:table-cell table:number-columns-repeated="2" office:value-type="string" calcext:value-type="string">
            <text:p>M</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drop two boulders on that position. Inflicts damage on contact. Rapidly tap to rain more stones down.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42];&quot;: { &quot;&quot;ID&quot;&quot;: &quot;;[.A42];&quot;, &quot;&quot;Name&quot;&quot;: &quot;&quot;&quot;;[.C42];&quot;&quot;&quot;, &quot;&quot;MaxLevel&quot;&quot;: &quot;;[.T42];&quot;, &quot;&quot;Mingle?&quot;&quot;: &quot;;[.AG42];&quot;, &quot;&quot;Psych&quot;&quot;: &quot;&quot;&quot;;[.H42];&quot;&quot;&quot;&quot;; ;&quot;, &quot;&quot;Element&quot;&quot;: &quot;&quot;&quot;;[.G42];&quot;&quot;&quot;, &quot;&quot;Brand&quot;&quot;: &quot;&quot;&quot;;[.D42];&quot;&quot;&quot;, &quot;&quot;Ev. fr. pin?&quot;&quot;: &quot;;[.AH42];&quot;, &quot;&quot;Weight&quot;&quot;: &quot;;[.Y42];&quot;, &quot;&quot;Spec&quot;&quot;: &quot;&quot;&quot;;[.J42];&quot;&quot;&quot;, &quot;&quot;Inflicts HP Drain?&quot;&quot;: &quot;;[.AI42];&quot;, &quot;&quot;Eden?&quot;&quot;: &quot;;[.AJ42];&quot; },&quot;)" office:value-type="string" office:string-value="0x28: { &quot;ID&quot;: 0x28, &quot;Name&quot;: &quot;Meteor Hook&quot;, &quot;MaxLevel&quot;: 7, &quot;Mingle?&quot;: 1, &quot;Psych&quot;: &quot;Apport&quot;, &quot;Element&quot;: &quot;Neg&quot;, &quot;Brand&quot;: &quot;Pavo Real&quot;, &quot;Ev. fr. pin?&quot;: 1, &quot;Weight&quot;: 8, &quot;Spec&quot;: &quot;Attack&quot;, &quot;Inflicts HP Drain?&quot;: 0, &quot;Eden?&quot;: 0 }," calcext:value-type="string">
            <text:p>0x28: { "ID": 0x28, "Name": "Meteor Hook", "MaxLevel": 7, "Mingle?": 1, "Psych": "Apport", "Element": "Neg", "Brand": "Pavo Real", "Ev. fr. pin?": 1, "Weight": 8, "Spec": "Attack", "Inflicts HP Drain?": 0, "Eden?": 0 },</text:p>
          </table:table-cell>
        </table:table-row>
        <table:table-row table:style-name="ro2">
          <table:table-cell table:formula="of:=COM.MICROSOFT.CONCAT(&quot;0x&quot;; DEC2HEX([.B43] - 1))" office:value-type="string" office:string-value="0x29" calcext:value-type="string">
            <text:p>0x29</text:p>
          </table:table-cell>
          <table:table-cell office:value-type="string" calcext:value-type="string">
            <text:p><text:a xlink:href="../../../../../../../wiki/Pin_042" xlink:type="simple">042</text:a></text:p>
          </table:table-cell>
          <table:table-cell office:value-type="string" calcext:value-type="string">
            <text:p>Meteor Spike</text:p>
          </table:table-cell>
          <table:table-cell office:value-type="string" calcext:value-type="string">
            <text:p>Pavo Real</text:p>
          </table:table-cell>
          <table:table-cell office:value-type="float" office:value="7550" calcext:value-type="float">
            <text:p>7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8" calcext:value-type="float">
            <text:p>8</text:p>
          </table:table-cell>
          <table:table-cell office:value-type="string" calcext:value-type="string">
            <text:p>us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Evolves from <text:a xlink:href="../../../../../../../wiki/Pin_041" xlink:type="simple">041</text:a>.</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Touch empty space to drop five boulders on that position. Inflicts damage on contact. Rapidly tap to rain more stones down.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43];&quot;: { &quot;&quot;ID&quot;&quot;: &quot;;[.A43];&quot;, &quot;&quot;Name&quot;&quot;: &quot;&quot;&quot;;[.C43];&quot;&quot;&quot;, &quot;&quot;MaxLevel&quot;&quot;: &quot;;[.T43];&quot;, &quot;&quot;Mingle?&quot;&quot;: &quot;;[.AG43];&quot;, &quot;&quot;Psych&quot;&quot;: &quot;&quot;&quot;;[.H43];&quot;&quot;&quot;&quot;; ;&quot;, &quot;&quot;Element&quot;&quot;: &quot;&quot;&quot;;[.G43];&quot;&quot;&quot;, &quot;&quot;Brand&quot;&quot;: &quot;&quot;&quot;;[.D43];&quot;&quot;&quot;, &quot;&quot;Ev. fr. pin?&quot;&quot;: &quot;;[.AH43];&quot;, &quot;&quot;Weight&quot;&quot;: &quot;;[.Y43];&quot;, &quot;&quot;Spec&quot;&quot;: &quot;&quot;&quot;;[.J43];&quot;&quot;&quot;, &quot;&quot;Inflicts HP Drain?&quot;&quot;: &quot;;[.AI43];&quot;, &quot;&quot;Eden?&quot;&quot;: &quot;;[.AJ43];&quot; },&quot;)" office:value-type="string" office:string-value="0x29: { &quot;ID&quot;: 0x29, &quot;Name&quot;: &quot;Meteor Spike&quot;, &quot;MaxLevel&quot;: 8, &quot;Mingle?&quot;: 1, &quot;Psych&quot;: &quot;Apport&quot;, &quot;Element&quot;: &quot;Neg&quot;, &quot;Brand&quot;: &quot;Pavo Real&quot;, &quot;Ev. fr. pin?&quot;: 1, &quot;Weight&quot;: 8, &quot;Spec&quot;: &quot;Attack&quot;, &quot;Inflicts HP Drain?&quot;: 0, &quot;Eden?&quot;: 0 }," calcext:value-type="string">
            <text:p>0x29: { "ID": 0x29, "Name": "Meteor Spike", "MaxLevel": 8, "Mingle?": 1, "Psych": "Apport", "Element": "Neg", "Brand": "Pavo Real", "Ev. fr. pin?": 1, "Weight": 8, "Spec": "Attack", "Inflicts HP Drain?": 0, "Eden?": 0 },</text:p>
          </table:table-cell>
        </table:table-row>
        <table:table-row table:style-name="ro3">
          <table:table-cell table:formula="of:=COM.MICROSOFT.CONCAT(&quot;0x&quot;; DEC2HEX([.B44] - 1))" office:value-type="string" office:string-value="0x2A" calcext:value-type="string">
            <text:p>0x2A</text:p>
          </table:table-cell>
          <table:table-cell office:value-type="string" calcext:value-type="string">
            <text:p><text:a xlink:href="../../../../../../../wiki/Pin_043" xlink:type="simple">043</text:a></text:p>
          </table:table-cell>
          <table:table-cell office:value-type="string" calcext:value-type="string">
            <text:p>Strong Hear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Life_Blight"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le Grand in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Extends the duration of <text:a xlink:href="../../../../../../../wiki/HP_Drain" xlink:type="simple">HP Drain</text:a>'s negative effects on enemies. </text:p>
          </table:table-cell>
          <table:table-cell table:number-columns-repeated="4" office:value-type="float" office:value="0" calcext:value-type="float">
            <text:p>0</text:p>
          </table:table-cell>
          <table:table-cell table:formula="of:=COM.MICROSOFT.CONCAT([.A44];&quot;: { &quot;&quot;ID&quot;&quot;: &quot;;[.A44];&quot;, &quot;&quot;Name&quot;&quot;: &quot;&quot;&quot;;[.C44];&quot;&quot;&quot;, &quot;&quot;MaxLevel&quot;&quot;: &quot;;[.T44];&quot;, &quot;&quot;Mingle?&quot;&quot;: &quot;;[.AG44];&quot;, &quot;&quot;Psych&quot;&quot;: &quot;&quot;&quot;;[.H44];&quot;&quot;&quot;&quot;; ;&quot;, &quot;&quot;Element&quot;&quot;: &quot;&quot;&quot;;[.G44];&quot;&quot;&quot;, &quot;&quot;Brand&quot;&quot;: &quot;&quot;&quot;;[.D44];&quot;&quot;&quot;, &quot;&quot;Ev. fr. pin?&quot;&quot;: &quot;;[.AH44];&quot;, &quot;&quot;Weight&quot;&quot;: &quot;;[.Y44];&quot;, &quot;&quot;Spec&quot;&quot;: &quot;&quot;&quot;;[.J44];&quot;&quot;&quot;, &quot;&quot;Inflicts HP Drain?&quot;&quot;: &quot;;[.AI44];&quot;, &quot;&quot;Eden?&quot;&quot;: &quot;;[.AJ44];&quot; },&quot;)" office:value-type="string" office:string-value="0x2A: { &quot;ID&quot;: 0x2A, &quot;Name&quot;: &quot;Strong Heart&quot;, &quot;MaxLevel&quot;: 5, &quot;Mingle?&quot;: 0, &quot;Psych&quot;: &quot;Life Blight&quot;, &quot;Element&quot;: &quot;Abi&quot;, &quot;Brand&quot;: &quot;Pavo Real&quot;, &quot;Ev. fr. pin?&quot;: 0, &quot;Weight&quot;: 8, &quot;Spec&quot;: &quot;---&quot;, &quot;Inflicts HP Drain?&quot;: 0, &quot;Eden?&quot;: 0 }," calcext:value-type="string">
            <text:p>0x2A: { "ID": 0x2A, "Name": "Strong Heart", "MaxLevel": 5, "Mingle?": 0, "Psych": "Life Blight", "Element": "Abi", "Brand": "Pavo Real", "Ev. fr. pin?": 0, "Weight": 8, "Spec": "---", "Inflicts HP Drain?": 0, "Eden?": 0 },</text:p>
          </table:table-cell>
        </table:table-row>
        <table:table-row table:style-name="ro3">
          <table:table-cell table:formula="of:=COM.MICROSOFT.CONCAT(&quot;0x&quot;; DEC2HEX([.B45] - 1))" office:value-type="string" office:string-value="0x2B" calcext:value-type="string">
            <text:p>0x2B</text:p>
          </table:table-cell>
          <table:table-cell office:value-type="string" calcext:value-type="string">
            <text:p><text:a xlink:href="../../../../../../../wiki/Pin_044" xlink:type="simple">044</text:a></text:p>
          </table:table-cell>
          <table:table-cell office:value-type="string" calcext:value-type="string">
            <text:p>Strong Spiri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Attack_Blight"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6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Extends the duration of <text:a xlink:href="../../../../../../../wiki/Attack_Break" xlink:type="simple">Attack Break</text:a>'s negative effects on enemies. </text:p>
          </table:table-cell>
          <table:table-cell table:number-columns-repeated="4" office:value-type="float" office:value="0" calcext:value-type="float">
            <text:p>0</text:p>
          </table:table-cell>
          <table:table-cell table:formula="of:=COM.MICROSOFT.CONCAT([.A45];&quot;: { &quot;&quot;ID&quot;&quot;: &quot;;[.A45];&quot;, &quot;&quot;Name&quot;&quot;: &quot;&quot;&quot;;[.C45];&quot;&quot;&quot;, &quot;&quot;MaxLevel&quot;&quot;: &quot;;[.T45];&quot;, &quot;&quot;Mingle?&quot;&quot;: &quot;;[.AG45];&quot;, &quot;&quot;Psych&quot;&quot;: &quot;&quot;&quot;;[.H45];&quot;&quot;&quot;&quot;; ;&quot;, &quot;&quot;Element&quot;&quot;: &quot;&quot;&quot;;[.G45];&quot;&quot;&quot;, &quot;&quot;Brand&quot;&quot;: &quot;&quot;&quot;;[.D45];&quot;&quot;&quot;, &quot;&quot;Ev. fr. pin?&quot;&quot;: &quot;;[.AH45];&quot;, &quot;&quot;Weight&quot;&quot;: &quot;;[.Y45];&quot;, &quot;&quot;Spec&quot;&quot;: &quot;&quot;&quot;;[.J45];&quot;&quot;&quot;, &quot;&quot;Inflicts HP Drain?&quot;&quot;: &quot;;[.AI45];&quot;, &quot;&quot;Eden?&quot;&quot;: &quot;;[.AJ45];&quot; },&quot;)" office:value-type="string" office:string-value="0x2B: { &quot;ID&quot;: 0x2B, &quot;Name&quot;: &quot;Strong Spirit&quot;, &quot;MaxLevel&quot;: 5, &quot;Mingle?&quot;: 0, &quot;Psych&quot;: &quot;Attack Blight&quot;, &quot;Element&quot;: &quot;Abi&quot;, &quot;Brand&quot;: &quot;Pavo Real&quot;, &quot;Ev. fr. pin?&quot;: 0, &quot;Weight&quot;: 8, &quot;Spec&quot;: &quot;---&quot;, &quot;Inflicts HP Drain?&quot;: 0, &quot;Eden?&quot;: 0 }," calcext:value-type="string">
            <text:p>0x2B: { "ID": 0x2B, "Name": "Strong Spirit", "MaxLevel": 5, "Mingle?": 0, "Psych": "Attack Blight", "Element": "Abi", "Brand": "Pavo Real", "Ev. fr. pin?": 0, "Weight": 8, "Spec": "---", "Inflicts HP Drain?": 0, "Eden?": 0 },</text:p>
          </table:table-cell>
        </table:table-row>
        <table:table-row table:style-name="ro3">
          <table:table-cell table:formula="of:=COM.MICROSOFT.CONCAT(&quot;0x&quot;; DEC2HEX([.B46] - 1))" office:value-type="string" office:string-value="0x2C" calcext:value-type="string">
            <text:p>0x2C</text:p>
          </table:table-cell>
          <table:table-cell office:value-type="string" calcext:value-type="string">
            <text:p><text:a xlink:href="../../../../../../../wiki/Pin_045" xlink:type="simple">045</text:a></text:p>
          </table:table-cell>
          <table:table-cell office:value-type="string" calcext:value-type="string">
            <text:p>Strong Body</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Defense_Blight"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xtends the duration of <text:a xlink:href="../../../../../../../wiki/Defense_Break" xlink:type="simple">Defense Break</text:a>'s negative effects on enemies. </text:p>
          </table:table-cell>
          <table:table-cell table:number-columns-repeated="4" office:value-type="float" office:value="0" calcext:value-type="float">
            <text:p>0</text:p>
          </table:table-cell>
          <table:table-cell table:formula="of:=COM.MICROSOFT.CONCAT([.A46];&quot;: { &quot;&quot;ID&quot;&quot;: &quot;;[.A46];&quot;, &quot;&quot;Name&quot;&quot;: &quot;&quot;&quot;;[.C46];&quot;&quot;&quot;, &quot;&quot;MaxLevel&quot;&quot;: &quot;;[.T46];&quot;, &quot;&quot;Mingle?&quot;&quot;: &quot;;[.AG46];&quot;, &quot;&quot;Psych&quot;&quot;: &quot;&quot;&quot;;[.H46];&quot;&quot;&quot;&quot;; ;&quot;, &quot;&quot;Element&quot;&quot;: &quot;&quot;&quot;;[.G46];&quot;&quot;&quot;, &quot;&quot;Brand&quot;&quot;: &quot;&quot;&quot;;[.D46];&quot;&quot;&quot;, &quot;&quot;Ev. fr. pin?&quot;&quot;: &quot;;[.AH46];&quot;, &quot;&quot;Weight&quot;&quot;: &quot;;[.Y46];&quot;, &quot;&quot;Spec&quot;&quot;: &quot;&quot;&quot;;[.J46];&quot;&quot;&quot;, &quot;&quot;Inflicts HP Drain?&quot;&quot;: &quot;;[.AI46];&quot;, &quot;&quot;Eden?&quot;&quot;: &quot;;[.AJ46];&quot; },&quot;)" office:value-type="string" office:string-value="0x2C: { &quot;ID&quot;: 0x2C, &quot;Name&quot;: &quot;Strong Body&quot;, &quot;MaxLevel&quot;: 5, &quot;Mingle?&quot;: 0, &quot;Psych&quot;: &quot;Defense Blight&quot;, &quot;Element&quot;: &quot;Abi&quot;, &quot;Brand&quot;: &quot;Pavo Real&quot;, &quot;Ev. fr. pin?&quot;: 0, &quot;Weight&quot;: 8, &quot;Spec&quot;: &quot;---&quot;, &quot;Inflicts HP Drain?&quot;: 0, &quot;Eden?&quot;: 0 }," calcext:value-type="string">
            <text:p>0x2C: { "ID": 0x2C, "Name": "Strong Body", "MaxLevel": 5, "Mingle?": 0, "Psych": "Defense Blight", "Element": "Abi", "Brand": "Pavo Real", "Ev. fr. pin?": 0, "Weight": 8, "Spec": "---", "Inflicts HP Drain?": 0, "Eden?": 0 },</text:p>
          </table:table-cell>
        </table:table-row>
        <table:table-row table:style-name="ro3">
          <table:table-cell table:formula="of:=COM.MICROSOFT.CONCAT(&quot;0x&quot;; DEC2HEX([.B47] - 1))" office:value-type="string" office:string-value="0x2D" calcext:value-type="string">
            <text:p>0x2D</text:p>
          </table:table-cell>
          <table:table-cell office:value-type="string" calcext:value-type="string">
            <text:p><text:a xlink:href="../../../../../../../wiki/Pin_046" xlink:type="simple">046</text:a></text:p>
          </table:table-cell>
          <table:table-cell office:value-type="string" calcext:value-type="string">
            <text:p>Strong 'n Proud</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text:p>
            <text:p>Dropped by 57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Extends the duration of <text:a xlink:href="../../../../../../../wiki/Immobility" xlink:type="simple">Immobility</text:a>'s negative effects on enemies. </text:p>
          </table:table-cell>
          <table:table-cell table:number-columns-repeated="4" office:value-type="float" office:value="0" calcext:value-type="float">
            <text:p>0</text:p>
          </table:table-cell>
          <table:table-cell table:formula="of:=COM.MICROSOFT.CONCAT([.A47];&quot;: { &quot;&quot;ID&quot;&quot;: &quot;;[.A47];&quot;, &quot;&quot;Name&quot;&quot;: &quot;&quot;&quot;;[.C47];&quot;&quot;&quot;, &quot;&quot;MaxLevel&quot;&quot;: &quot;;[.T47];&quot;, &quot;&quot;Mingle?&quot;&quot;: &quot;;[.AG47];&quot;, &quot;&quot;Psych&quot;&quot;: &quot;&quot;&quot;;[.H47];&quot;&quot;&quot;&quot;; ;&quot;, &quot;&quot;Element&quot;&quot;: &quot;&quot;&quot;;[.G47];&quot;&quot;&quot;, &quot;&quot;Brand&quot;&quot;: &quot;&quot;&quot;;[.D47];&quot;&quot;&quot;, &quot;&quot;Ev. fr. pin?&quot;&quot;: &quot;;[.AH47];&quot;, &quot;&quot;Weight&quot;&quot;: &quot;;[.Y47];&quot;, &quot;&quot;Spec&quot;&quot;: &quot;&quot;&quot;;[.J47];&quot;&quot;&quot;, &quot;&quot;Inflicts HP Drain?&quot;&quot;: &quot;;[.AI47];&quot;, &quot;&quot;Eden?&quot;&quot;: &quot;;[.AJ47];&quot; },&quot;)" office:value-type="string" office:string-value="0x2D: { &quot;ID&quot;: 0x2D, &quot;Name&quot;: &quot;Strong 'n Proud&quot;, &quot;MaxLevel&quot;: 5, &quot;Mingle?&quot;: 0, &quot;Psych&quot;: &quot;Mobility Blight&quot;, &quot;Element&quot;: &quot;Abi&quot;, &quot;Brand&quot;: &quot;Pavo Real&quot;, &quot;Ev. fr. pin?&quot;: 0, &quot;Weight&quot;: 8, &quot;Spec&quot;: &quot;---&quot;, &quot;Inflicts HP Drain?&quot;: 0, &quot;Eden?&quot;: 0 }," calcext:value-type="string">
            <text:p>0x2D: { "ID": 0x2D, "Name": "Strong 'n Proud", "MaxLevel": 5, "Mingle?": 0, "Psych": "Mobility Blight", "Element": "Abi", "Brand": "Pavo Real", "Ev. fr. pin?": 0, "Weight": 8, "Spec": "---", "Inflicts HP Drain?": 0, "Eden?": 0 },</text:p>
          </table:table-cell>
        </table:table-row>
        <table:table-row table:style-name="ro3">
          <table:table-cell table:formula="of:=COM.MICROSOFT.CONCAT(&quot;0x&quot;; DEC2HEX([.B48] - 1))" office:value-type="string" office:string-value="0x2E" calcext:value-type="string">
            <text:p>0x2E</text:p>
          </table:table-cell>
          <table:table-cell office:value-type="string" calcext:value-type="string">
            <text:p><text:a xlink:href="../../../../../../../wiki/Pin_047" xlink:type="simple">047</text:a></text:p>
          </table:table-cell>
          <table:table-cell office:value-type="string" calcext:value-type="string">
            <text:p>Poison Scorpion</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office:value-type="string" calcext:value-type="string">
            <text:p>M</text:p>
          </table:table-cell>
          <table:table-cell office:value-type="float" office:value="58" calcext:value-type="float">
            <text:p>58</text:p>
          </table:table-cell>
          <table:table-cell office:value-type="string" calcext:value-type="string">
            <text:p>M</text:p>
          </table:table-cell>
          <table:table-cell office:value-type="float" office:value="2" calcext:value-type="float">
            <text:p>2</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ometimes inflicts <text:a xlink:href="../../../../../../../wiki/HP_Drain" xlink:type="simple">HP Drain</text:a> on enemies at the start of battle. </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48];&quot;: { &quot;&quot;ID&quot;&quot;: &quot;;[.A48];&quot;, &quot;&quot;Name&quot;&quot;: &quot;&quot;&quot;;[.C48];&quot;&quot;&quot;, &quot;&quot;MaxLevel&quot;&quot;: &quot;;[.T48];&quot;, &quot;&quot;Mingle?&quot;&quot;: &quot;;[.AG48];&quot;, &quot;&quot;Psych&quot;&quot;: &quot;&quot;&quot;;[.H48];&quot;&quot;&quot;&quot;; ;&quot;, &quot;&quot;Element&quot;&quot;: &quot;&quot;&quot;;[.G48];&quot;&quot;&quot;, &quot;&quot;Brand&quot;&quot;: &quot;&quot;&quot;;[.D48];&quot;&quot;&quot;, &quot;&quot;Ev. fr. pin?&quot;&quot;: &quot;;[.AH48];&quot;, &quot;&quot;Weight&quot;&quot;: &quot;;[.Y48];&quot;, &quot;&quot;Spec&quot;&quot;: &quot;&quot;&quot;;[.J48];&quot;&quot;&quot;, &quot;&quot;Inflicts HP Drain?&quot;&quot;: &quot;;[.AI48];&quot;, &quot;&quot;Eden?&quot;&quot;: &quot;;[.AJ48];&quot; },&quot;)" office:value-type="string" office:string-value="0x2E: { &quot;ID&quot;: 0x2E, &quot;Name&quot;: &quot;Poison Scorpion&quot;, &quot;MaxLevel&quot;: 2, &quot;Mingle?&quot;: 0, &quot;Psych&quot;: &quot;Doomed Life&quot;, &quot;Element&quot;: &quot;Abi&quot;, &quot;Brand&quot;: &quot;Pavo Real&quot;, &quot;Ev. fr. pin?&quot;: 0, &quot;Weight&quot;: 8, &quot;Spec&quot;: &quot;---&quot;, &quot;Inflicts HP Drain?&quot;: 1, &quot;Eden?&quot;: 0 }," calcext:value-type="string">
            <text:p>0x2E: { "ID": 0x2E, "Name": "Poison Scorpion", "MaxLevel": 2, "Mingle?": 0, "Psych": "Doomed Life", "Element": "Abi", "Brand": "Pavo Real", "Ev. fr. pin?": 0, "Weight": 8, "Spec": "---", "Inflicts HP Drain?": 1, "Eden?": 0 },</text:p>
          </table:table-cell>
        </table:table-row>
        <table:table-row table:style-name="ro3">
          <table:table-cell table:formula="of:=COM.MICROSOFT.CONCAT(&quot;0x&quot;; DEC2HEX([.B49] - 1))" office:value-type="string" office:string-value="0x2F" calcext:value-type="string">
            <text:p>0x2F</text:p>
          </table:table-cell>
          <table:table-cell office:value-type="string" calcext:value-type="string">
            <text:p><text:a xlink:href="../../../../../../../wiki/Pin_048" xlink:type="simple">048</text:a></text:p>
          </table:table-cell>
          <table:table-cell office:value-type="string" calcext:value-type="string">
            <text:p>Poison Skull</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2" office:value-type="string" calcext:value-type="string">
            <text:p>M</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ometimes inflicts <text:a xlink:href="../../../../../../../wiki/Attack_Break" xlink:type="simple">Attack Break</text:a> on enemies at the start of battle. </text:p>
          </table:table-cell>
          <table:table-cell table:number-columns-repeated="4" office:value-type="float" office:value="0" calcext:value-type="float">
            <text:p>0</text:p>
          </table:table-cell>
          <table:table-cell table:formula="of:=COM.MICROSOFT.CONCAT([.A49];&quot;: { &quot;&quot;ID&quot;&quot;: &quot;;[.A49];&quot;, &quot;&quot;Name&quot;&quot;: &quot;&quot;&quot;;[.C49];&quot;&quot;&quot;, &quot;&quot;MaxLevel&quot;&quot;: &quot;;[.T49];&quot;, &quot;&quot;Mingle?&quot;&quot;: &quot;;[.AG49];&quot;, &quot;&quot;Psych&quot;&quot;: &quot;&quot;&quot;;[.H49];&quot;&quot;&quot;&quot;; ;&quot;, &quot;&quot;Element&quot;&quot;: &quot;&quot;&quot;;[.G49];&quot;&quot;&quot;, &quot;&quot;Brand&quot;&quot;: &quot;&quot;&quot;;[.D49];&quot;&quot;&quot;, &quot;&quot;Ev. fr. pin?&quot;&quot;: &quot;;[.AH49];&quot;, &quot;&quot;Weight&quot;&quot;: &quot;;[.Y49];&quot;, &quot;&quot;Spec&quot;&quot;: &quot;&quot;&quot;;[.J49];&quot;&quot;&quot;, &quot;&quot;Inflicts HP Drain?&quot;&quot;: &quot;;[.AI49];&quot;, &quot;&quot;Eden?&quot;&quot;: &quot;;[.AJ49];&quot; },&quot;)" office:value-type="string" office:string-value="0x2F: { &quot;ID&quot;: 0x2F, &quot;Name&quot;: &quot;Poison Skull&quot;, &quot;MaxLevel&quot;: 2, &quot;Mingle?&quot;: 0, &quot;Psych&quot;: &quot;Doomed Attack&quot;, &quot;Element&quot;: &quot;Abi&quot;, &quot;Brand&quot;: &quot;Pavo Real&quot;, &quot;Ev. fr. pin?&quot;: 0, &quot;Weight&quot;: 8, &quot;Spec&quot;: &quot;---&quot;, &quot;Inflicts HP Drain?&quot;: 0, &quot;Eden?&quot;: 0 }," calcext:value-type="string">
            <text:p>0x2F: { "ID": 0x2F, "Name": "Poison Skull", "MaxLevel": 2, "Mingle?": 0, "Psych": "Doomed Attack", "Element": "Abi", "Brand": "Pavo Real", "Ev. fr. pin?": 0, "Weight": 8, "Spec": "---", "Inflicts HP Drain?": 0, "Eden?": 0 },</text:p>
          </table:table-cell>
        </table:table-row>
        <table:table-row table:style-name="ro3">
          <table:table-cell table:formula="of:=COM.MICROSOFT.CONCAT(&quot;0x&quot;; DEC2HEX([.B50] - 1))" office:value-type="string" office:string-value="0x30" calcext:value-type="string">
            <text:p>0x30</text:p>
          </table:table-cell>
          <table:table-cell office:value-type="string" calcext:value-type="string">
            <text:p><text:a xlink:href="../../../../../../../wiki/Pin_049" xlink:type="simple">049</text:a></text:p>
          </table:table-cell>
          <table:table-cell office:value-type="string" calcext:value-type="string">
            <text:p>Poison Bone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Sometimes inflicts <text:a xlink:href="../../../../../../../wiki/Defense_Break" xlink:type="simple">Defense Break</text:a> on enemies at the start of battle. </text:p>
          </table:table-cell>
          <table:table-cell table:number-columns-repeated="4" office:value-type="float" office:value="0" calcext:value-type="float">
            <text:p>0</text:p>
          </table:table-cell>
          <table:table-cell table:formula="of:=COM.MICROSOFT.CONCAT([.A50];&quot;: { &quot;&quot;ID&quot;&quot;: &quot;;[.A50];&quot;, &quot;&quot;Name&quot;&quot;: &quot;&quot;&quot;;[.C50];&quot;&quot;&quot;, &quot;&quot;MaxLevel&quot;&quot;: &quot;;[.T50];&quot;, &quot;&quot;Mingle?&quot;&quot;: &quot;;[.AG50];&quot;, &quot;&quot;Psych&quot;&quot;: &quot;&quot;&quot;;[.H50];&quot;&quot;&quot;&quot;; ;&quot;, &quot;&quot;Element&quot;&quot;: &quot;&quot;&quot;;[.G50];&quot;&quot;&quot;, &quot;&quot;Brand&quot;&quot;: &quot;&quot;&quot;;[.D50];&quot;&quot;&quot;, &quot;&quot;Ev. fr. pin?&quot;&quot;: &quot;;[.AH50];&quot;, &quot;&quot;Weight&quot;&quot;: &quot;;[.Y50];&quot;, &quot;&quot;Spec&quot;&quot;: &quot;&quot;&quot;;[.J50];&quot;&quot;&quot;, &quot;&quot;Inflicts HP Drain?&quot;&quot;: &quot;;[.AI50];&quot;, &quot;&quot;Eden?&quot;&quot;: &quot;;[.AJ50];&quot; },&quot;)" office:value-type="string" office:string-value="0x30: { &quot;ID&quot;: 0x30, &quot;Name&quot;: &quot;Poison Bones&quot;, &quot;MaxLevel&quot;: 3, &quot;Mingle?&quot;: 0, &quot;Psych&quot;: &quot;Doomed Defense&quot;, &quot;Element&quot;: &quot;Abi&quot;, &quot;Brand&quot;: &quot;Pavo Real&quot;, &quot;Ev. fr. pin?&quot;: 0, &quot;Weight&quot;: 8, &quot;Spec&quot;: &quot;---&quot;, &quot;Inflicts HP Drain?&quot;: 0, &quot;Eden?&quot;: 0 }," calcext:value-type="string">
            <text:p>0x30: { "ID": 0x30, "Name": "Poison Bones", "MaxLevel": 3, "Mingle?": 0, "Psych": "Doomed Defense", "Element": "Abi", "Brand": "Pavo Real", "Ev. fr. pin?": 0, "Weight": 8, "Spec": "---", "Inflicts HP Drain?": 0, "Eden?": 0 },</text:p>
          </table:table-cell>
        </table:table-row>
        <table:table-row table:style-name="ro3">
          <table:table-cell table:formula="of:=COM.MICROSOFT.CONCAT(&quot;0x&quot;; DEC2HEX([.B51] - 1))" office:value-type="string" office:string-value="0x31" calcext:value-type="string">
            <text:p>0x31</text:p>
          </table:table-cell>
          <table:table-cell office:value-type="string" calcext:value-type="string">
            <text:p><text:a xlink:href="../../../../../../../wiki/Pin_050" xlink:type="simple">050</text:a></text:p>
          </table:table-cell>
          <table:table-cell office:value-type="string" calcext:value-type="string">
            <text:p>Poison Chain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ometimes <text:a xlink:href="../../../../../../../wiki/Immobility" xlink:type="simple">Immobilizes</text:a> enemies at the start of battle. </text:p>
          </table:table-cell>
          <table:table-cell table:number-columns-repeated="4" office:value-type="float" office:value="0" calcext:value-type="float">
            <text:p>0</text:p>
          </table:table-cell>
          <table:table-cell table:formula="of:=COM.MICROSOFT.CONCAT([.A51];&quot;: { &quot;&quot;ID&quot;&quot;: &quot;;[.A51];&quot;, &quot;&quot;Name&quot;&quot;: &quot;&quot;&quot;;[.C51];&quot;&quot;&quot;, &quot;&quot;MaxLevel&quot;&quot;: &quot;;[.T51];&quot;, &quot;&quot;Mingle?&quot;&quot;: &quot;;[.AG51];&quot;, &quot;&quot;Psych&quot;&quot;: &quot;&quot;&quot;;[.H51];&quot;&quot;&quot;&quot;; ;&quot;, &quot;&quot;Element&quot;&quot;: &quot;&quot;&quot;;[.G51];&quot;&quot;&quot;, &quot;&quot;Brand&quot;&quot;: &quot;&quot;&quot;;[.D51];&quot;&quot;&quot;, &quot;&quot;Ev. fr. pin?&quot;&quot;: &quot;;[.AH51];&quot;, &quot;&quot;Weight&quot;&quot;: &quot;;[.Y51];&quot;, &quot;&quot;Spec&quot;&quot;: &quot;&quot;&quot;;[.J51];&quot;&quot;&quot;, &quot;&quot;Inflicts HP Drain?&quot;&quot;: &quot;;[.AI51];&quot;, &quot;&quot;Eden?&quot;&quot;: &quot;;[.AJ51];&quot; },&quot;)" office:value-type="string" office:string-value="0x31: { &quot;ID&quot;: 0x31, &quot;Name&quot;: &quot;Poison Chains&quot;, &quot;MaxLevel&quot;: 3, &quot;Mingle?&quot;: 0, &quot;Psych&quot;: &quot;Doomed Mobility&quot;, &quot;Element&quot;: &quot;Abi&quot;, &quot;Brand&quot;: &quot;Pavo Real&quot;, &quot;Ev. fr. pin?&quot;: 0, &quot;Weight&quot;: 8, &quot;Spec&quot;: &quot;---&quot;, &quot;Inflicts HP Drain?&quot;: 0, &quot;Eden?&quot;: 0 }," calcext:value-type="string">
            <text:p>0x31: { "ID": 0x31, "Name": "Poison Chains", "MaxLevel": 3, "Mingle?": 0, "Psych": "Doomed Mobility", "Element": "Abi", "Brand": "Pavo Real", "Ev. fr. pin?": 0, "Weight": 8, "Spec": "---", "Inflicts HP Drain?": 0, "Eden?": 0 },</text:p>
          </table:table-cell>
        </table:table-row>
        <table:table-row table:style-name="ro2">
          <table:table-cell table:formula="of:=COM.MICROSOFT.CONCAT(&quot;0x&quot;; DEC2HEX([.B52] - 1))" office:value-type="string" office:string-value="0x32" calcext:value-type="string">
            <text:p>0x32</text:p>
          </table:table-cell>
          <table:table-cell office:value-type="string" calcext:value-type="string">
            <text:p><text:a xlink:href="../../../../../../../wiki/Pin_051" xlink:type="simple">051</text:a></text:p>
          </table:table-cell>
          <table:table-cell office:value-type="string" calcext:value-type="string">
            <text:p>Rapier Glance</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2B"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8" xlink:type="simple">04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Attack_Break" xlink:type="simple">Attack Break</text:a> on enemies at the start of battle. (Some enemies may be immune.)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52];&quot;: { &quot;&quot;ID&quot;&quot;: &quot;;[.A52];&quot;, &quot;&quot;Name&quot;&quot;: &quot;&quot;&quot;;[.C52];&quot;&quot;&quot;, &quot;&quot;MaxLevel&quot;&quot;: &quot;;[.T52];&quot;, &quot;&quot;Mingle?&quot;&quot;: &quot;;[.AG52];&quot;, &quot;&quot;Psych&quot;&quot;: &quot;&quot;&quot;;[.H52];&quot;&quot;&quot;&quot;; ;&quot;, &quot;&quot;Element&quot;&quot;: &quot;&quot;&quot;;[.G52];&quot;&quot;&quot;, &quot;&quot;Brand&quot;&quot;: &quot;&quot;&quot;;[.D52];&quot;&quot;&quot;, &quot;&quot;Ev. fr. pin?&quot;&quot;: &quot;;[.AH52];&quot;, &quot;&quot;Weight&quot;&quot;: &quot;;[.Y52];&quot;, &quot;&quot;Spec&quot;&quot;: &quot;&quot;&quot;;[.J52];&quot;&quot;&quot;, &quot;&quot;Inflicts HP Drain?&quot;&quot;: &quot;;[.AI52];&quot;, &quot;&quot;Eden?&quot;&quot;: &quot;;[.AJ52];&quot; },&quot;)" office:value-type="string" office:string-value="0x32: { &quot;ID&quot;: 0x32, &quot;Name&quot;: &quot;Rapier Glance&quot;, &quot;MaxLevel&quot;: 3, &quot;Mingle?&quot;: 1, &quot;Psych&quot;: &quot;Doomed Attack+&quot;, &quot;Element&quot;: &quot;Abi&quot;, &quot;Brand&quot;: &quot;Pavo Real&quot;, &quot;Ev. fr. pin?&quot;: 1, &quot;Weight&quot;: 8, &quot;Spec&quot;: &quot;---&quot;, &quot;Inflicts HP Drain?&quot;: 0, &quot;Eden?&quot;: 0 }," calcext:value-type="string">
            <text:p>0x32: { "ID": 0x32, "Name": "Rapier Glance", "MaxLevel": 3, "Mingle?": 1, "Psych": "Doomed Attack+", "Element": "Abi", "Brand": "Pavo Real", "Ev. fr. pin?": 1, "Weight": 8, "Spec": "---", "Inflicts HP Drain?": 0, "Eden?": 0 },</text:p>
          </table:table-cell>
        </table:table-row>
        <table:table-row table:style-name="ro6">
          <table:table-cell table:formula="of:=COM.MICROSOFT.CONCAT(&quot;0x&quot;; DEC2HEX([.B53] - 1))" office:value-type="string" office:string-value="0x33" calcext:value-type="string">
            <text:p>0x33</text:p>
          </table:table-cell>
          <table:table-cell office:value-type="string" calcext:value-type="string">
            <text:p><text:a xlink:href="../../../../../../../wiki/Pin_052" xlink:type="simple">052</text:a></text:p>
          </table:table-cell>
          <table:table-cell office:value-type="string" calcext:value-type="string">
            <text:p>Love Charge</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4, Pig (Scramble Crossin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number-columns-repeated="4" office:value-type="float" office:value="3" calcext:value-type="float">
            <text:p>3</text:p>
          </table:table-cell>
          <table:table-cell office:value-type="string" calcext:value-type="string">
            <text:p>Increases the amount of HP restored by HP recovery pins. </text:p>
            <text:p>Guardian Angel (ガーディアンエンジェル Gādian Enjeru) is a pin in The World Ends with You. </text:p>
          </table:table-cell>
          <table:table-cell table:number-columns-repeated="4" office:value-type="float" office:value="0" calcext:value-type="float">
            <text:p>0</text:p>
          </table:table-cell>
          <table:table-cell table:formula="of:=COM.MICROSOFT.CONCAT([.A53];&quot;: { &quot;&quot;ID&quot;&quot;: &quot;;[.A53];&quot;, &quot;&quot;Name&quot;&quot;: &quot;&quot;&quot;;[.C53];&quot;&quot;&quot;, &quot;&quot;MaxLevel&quot;&quot;: &quot;;[.T53];&quot;, &quot;&quot;Mingle?&quot;&quot;: &quot;;[.AG53];&quot;, &quot;&quot;Psych&quot;&quot;: &quot;&quot;&quot;;[.H53];&quot;&quot;&quot;&quot;; ;&quot;, &quot;&quot;Element&quot;&quot;: &quot;&quot;&quot;;[.G53];&quot;&quot;&quot;, &quot;&quot;Brand&quot;&quot;: &quot;&quot;&quot;;[.D53];&quot;&quot;&quot;, &quot;&quot;Ev. fr. pin?&quot;&quot;: &quot;;[.AH53];&quot;, &quot;&quot;Weight&quot;&quot;: &quot;;[.Y53];&quot;, &quot;&quot;Spec&quot;&quot;: &quot;&quot;&quot;;[.J53];&quot;&quot;&quot;, &quot;&quot;Inflicts HP Drain?&quot;&quot;: &quot;;[.AI53];&quot;, &quot;&quot;Eden?&quot;&quot;: &quot;;[.AJ53];&quot; },&quot;)" office:value-type="string" office:string-value="0x33: { &quot;ID&quot;: 0x33, &quot;Name&quot;: &quot;Love Charge&quot;, &quot;MaxLevel&quot;: 1, &quot;Mingle?&quot;: 0, &quot;Psych&quot;: &quot;Cure Boost&quot;, &quot;Element&quot;: &quot;Abi&quot;, &quot;Brand&quot;: &quot;Pavo Real&quot;, &quot;Ev. fr. pin?&quot;: 0, &quot;Weight&quot;: 8, &quot;Spec&quot;: &quot;---&quot;, &quot;Inflicts HP Drain?&quot;: 0, &quot;Eden?&quot;: 0 }," calcext:value-type="string">
            <text:p>0x33: { "ID": 0x33, "Name": "Love Charge", "MaxLevel": 1, "Mingle?": 0, "Psych": "Cure Boost", "Element": "Abi", "Brand": "Pavo Real", "Ev. fr. pin?": 0, "Weight": 8, "Spec": "---", "Inflicts HP Drain?": 0, "Eden?": 0 },</text:p>
          </table:table-cell>
        </table:table-row>
        <table:table-row table:style-name="ro2">
          <table:table-cell table:formula="of:=COM.MICROSOFT.CONCAT(&quot;0x&quot;; DEC2HEX([.B54] - 1))" office:value-type="string" office:string-value="0x34" calcext:value-type="string">
            <text:p>0x34</text:p>
          </table:table-cell>
          <table:table-cell office:value-type="string" calcext:value-type="string">
            <text:p><text:a xlink:href="../../../../../../../wiki/Pin_053" xlink:type="simple">053</text:a></text:p>
          </table:table-cell>
          <table:table-cell office:value-type="string" calcext:value-type="string">
            <text:p>Guardian Angel</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Dropped by 54 E.</text:p>
          </table:table-cell>
          <table:table-cell office:value-type="string" calcext:value-type="string">
            <text:p>M</text:p>
          </table:table-cell>
          <table:table-cell office:value-type="float" office:value="54" calcext:value-type="float">
            <text:p>54</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Automatically uses any HP recovery pins Neku is wearing to heal whenever HP are half depleted. </text:p>
          </table:table-cell>
          <table:table-cell table:number-columns-repeated="4" office:value-type="float" office:value="0" calcext:value-type="float">
            <text:p>0</text:p>
          </table:table-cell>
          <table:table-cell table:formula="of:=COM.MICROSOFT.CONCAT([.A54];&quot;: { &quot;&quot;ID&quot;&quot;: &quot;;[.A54];&quot;, &quot;&quot;Name&quot;&quot;: &quot;&quot;&quot;;[.C54];&quot;&quot;&quot;, &quot;&quot;MaxLevel&quot;&quot;: &quot;;[.T54];&quot;, &quot;&quot;Mingle?&quot;&quot;: &quot;;[.AG54];&quot;, &quot;&quot;Psych&quot;&quot;: &quot;&quot;&quot;;[.H54];&quot;&quot;&quot;&quot;; ;&quot;, &quot;&quot;Element&quot;&quot;: &quot;&quot;&quot;;[.G54];&quot;&quot;&quot;, &quot;&quot;Brand&quot;&quot;: &quot;&quot;&quot;;[.D54];&quot;&quot;&quot;, &quot;&quot;Ev. fr. pin?&quot;&quot;: &quot;;[.AH54];&quot;, &quot;&quot;Weight&quot;&quot;: &quot;;[.Y54];&quot;, &quot;&quot;Spec&quot;&quot;: &quot;&quot;&quot;;[.J54];&quot;&quot;&quot;, &quot;&quot;Inflicts HP Drain?&quot;&quot;: &quot;;[.AI54];&quot;, &quot;&quot;Eden?&quot;&quot;: &quot;;[.AJ54];&quot; },&quot;)" office:value-type="string" office:string-value="0x34: { &quot;ID&quot;: 0x34, &quot;Name&quot;: &quot;Guardian Angel&quot;, &quot;MaxLevel&quot;: 5, &quot;Mingle?&quot;: 0, &quot;Psych&quot;: &quot;Subconscious&quot;, &quot;Element&quot;: &quot;---&quot;, &quot;Brand&quot;: &quot;Pavo Real&quot;, &quot;Ev. fr. pin?&quot;: 0, &quot;Weight&quot;: 8, &quot;Spec&quot;: &quot;---&quot;, &quot;Inflicts HP Drain?&quot;: 0, &quot;Eden?&quot;: 0 }," calcext:value-type="string">
            <text:p>0x34: { "ID": 0x34, "Name": "Guardian Angel", "MaxLevel": 5, "Mingle?": 0, "Psych": "Subconscious", "Element": "---", "Brand": "Pavo Real", "Ev. fr. pin?": 0, "Weight": 8, "Spec": "---", "Inflicts HP Drain?": 0, "Eden?": 0 },</text:p>
          </table:table-cell>
        </table:table-row>
        <table:table-row table:style-name="ro2">
          <table:table-cell table:formula="of:=COM.MICROSOFT.CONCAT(&quot;0x&quot;; DEC2HEX([.B55] - 1))" office:value-type="string" office:string-value="0x35" calcext:value-type="string">
            <text:p>0x35</text:p>
          </table:table-cell>
          <table:table-cell office:value-type="string" calcext:value-type="string">
            <text:p><text:a xlink:href="../../../../../../../wiki/Pin_054" xlink:type="simple">054</text:a></text:p>
          </table:table-cell>
          <table:table-cell office:value-type="string" calcext:value-type="string">
            <text:p>Archangel</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053" xlink:type="simple">053</text:a>.</text:p>
            <text:p>Event W2D7, Pig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Automatically restores HP when they are low.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55];&quot;: { &quot;&quot;ID&quot;&quot;: &quot;;[.A55];&quot;, &quot;&quot;Name&quot;&quot;: &quot;&quot;&quot;;[.C55];&quot;&quot;&quot;, &quot;&quot;MaxLevel&quot;&quot;: &quot;;[.T55];&quot;, &quot;&quot;Mingle?&quot;&quot;: &quot;;[.AG55];&quot;, &quot;&quot;Psych&quot;&quot;: &quot;&quot;&quot;;[.H55];&quot;&quot;&quot;&quot;; ;&quot;, &quot;&quot;Element&quot;&quot;: &quot;&quot;&quot;;[.G55];&quot;&quot;&quot;, &quot;&quot;Brand&quot;&quot;: &quot;&quot;&quot;;[.D55];&quot;&quot;&quot;, &quot;&quot;Ev. fr. pin?&quot;&quot;: &quot;;[.AH55];&quot;, &quot;&quot;Weight&quot;&quot;: &quot;;[.Y55];&quot;, &quot;&quot;Spec&quot;&quot;: &quot;&quot;&quot;;[.J55];&quot;&quot;&quot;, &quot;&quot;Inflicts HP Drain?&quot;&quot;: &quot;;[.AI55];&quot;, &quot;&quot;Eden?&quot;&quot;: &quot;;[.AJ55];&quot; },&quot;)" office:value-type="string" office:string-value="0x35: { &quot;ID&quot;: 0x35, &quot;Name&quot;: &quot;Archangel&quot;, &quot;MaxLevel&quot;: 3, &quot;Mingle?&quot;: 0, &quot;Psych&quot;: &quot;Subconscious&quot;, &quot;Element&quot;: &quot;---&quot;, &quot;Brand&quot;: &quot;Pavo Real&quot;, &quot;Ev. fr. pin?&quot;: 1, &quot;Weight&quot;: 8, &quot;Spec&quot;: &quot;Recovery&quot;, &quot;Inflicts HP Drain?&quot;: 0, &quot;Eden?&quot;: 0 }," calcext:value-type="string">
            <text:p>0x35: { "ID": 0x35, "Name": "Archangel", "MaxLevel": 3, "Mingle?": 0, "Psych": "Subconscious", "Element": "---", "Brand": "Pavo Real", "Ev. fr. pin?": 1, "Weight": 8, "Spec": "Recovery", "Inflicts HP Drain?": 0, "Eden?": 0 },</text:p>
          </table:table-cell>
        </table:table-row>
        <table:table-row table:style-name="ro3">
          <table:table-cell table:formula="of:=COM.MICROSOFT.CONCAT(&quot;0x&quot;; DEC2HEX([.B56] - 1))" office:value-type="string" office:string-value="0x36" calcext:value-type="string">
            <text:p>0x36</text:p>
          </table:table-cell>
          <table:table-cell office:value-type="string" calcext:value-type="string">
            <text:p><text:a xlink:href="../../../../../../../wiki/Pin_055" xlink:type="simple">055</text:a></text:p>
          </table:table-cell>
          <table:table-cell office:value-type="string" calcext:value-type="string">
            <text:p>Energy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2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duces the rate at which pin gauges are depleted. </text:p>
          </table:table-cell>
          <table:table-cell table:number-columns-repeated="4" office:value-type="float" office:value="0" calcext:value-type="float">
            <text:p>0</text:p>
          </table:table-cell>
          <table:table-cell table:formula="of:=COM.MICROSOFT.CONCAT([.A56];&quot;: { &quot;&quot;ID&quot;&quot;: &quot;;[.A56];&quot;, &quot;&quot;Name&quot;&quot;: &quot;&quot;&quot;;[.C56];&quot;&quot;&quot;, &quot;&quot;MaxLevel&quot;&quot;: &quot;;[.T56];&quot;, &quot;&quot;Mingle?&quot;&quot;: &quot;;[.AG56];&quot;, &quot;&quot;Psych&quot;&quot;: &quot;&quot;&quot;;[.H56];&quot;&quot;&quot;&quot;; ;&quot;, &quot;&quot;Element&quot;&quot;: &quot;&quot;&quot;;[.G56];&quot;&quot;&quot;, &quot;&quot;Brand&quot;&quot;: &quot;&quot;&quot;;[.D56];&quot;&quot;&quot;, &quot;&quot;Ev. fr. pin?&quot;&quot;: &quot;;[.AH56];&quot;, &quot;&quot;Weight&quot;&quot;: &quot;;[.Y56];&quot;, &quot;&quot;Spec&quot;&quot;: &quot;&quot;&quot;;[.J56];&quot;&quot;&quot;, &quot;&quot;Inflicts HP Drain?&quot;&quot;: &quot;;[.AI56];&quot;, &quot;&quot;Eden?&quot;&quot;: &quot;;[.AJ56];&quot; },&quot;)" office:value-type="string" office:string-value="0x36: { &quot;ID&quot;: 0x36, &quot;Name&quot;: &quot;Energy Factor&quot;, &quot;MaxLevel&quot;: 5, &quot;Mingle?&quot;: 0, &quot;Psych&quot;: &quot;Turbo Gauge&quot;, &quot;Element&quot;: &quot;Abi&quot;, &quot;Brand&quot;: &quot;Pavo Real&quot;, &quot;Ev. fr. pin?&quot;: 0, &quot;Weight&quot;: 8, &quot;Spec&quot;: &quot;---&quot;, &quot;Inflicts HP Drain?&quot;: 0, &quot;Eden?&quot;: 0 }," calcext:value-type="string">
            <text:p>0x36: { "ID": 0x36, "Name": "Energy Factor", "MaxLevel": 5, "Mingle?": 0, "Psych": "Turbo Gauge", "Element": "Abi", "Brand": "Pavo Real", "Ev. fr. pin?": 0, "Weight": 8, "Spec": "---", "Inflicts HP Drain?": 0, "Eden?": 0 },</text:p>
          </table:table-cell>
        </table:table-row>
        <table:table-row table:style-name="ro3">
          <table:table-cell table:formula="of:=COM.MICROSOFT.CONCAT(&quot;0x&quot;; DEC2HEX([.B57] - 1))" office:value-type="string" office:string-value="0x37" calcext:value-type="string">
            <text:p>0x37</text:p>
          </table:table-cell>
          <table:table-cell office:value-type="string" calcext:value-type="string">
            <text:p><text:a xlink:href="../../../../../../../wiki/Pin_056" xlink:type="simple">056</text:a></text:p>
          </table:table-cell>
          <table:table-cell office:value-type="string" calcext:value-type="string">
            <text:p>Speed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Reboot" xlink:type="simple">Turbo Reboo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Towa Record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Makes pins reboot faster. </text:p>
          </table:table-cell>
          <table:table-cell table:number-columns-repeated="4" office:value-type="float" office:value="0" calcext:value-type="float">
            <text:p>0</text:p>
          </table:table-cell>
          <table:table-cell table:formula="of:=COM.MICROSOFT.CONCAT([.A57];&quot;: { &quot;&quot;ID&quot;&quot;: &quot;;[.A57];&quot;, &quot;&quot;Name&quot;&quot;: &quot;&quot;&quot;;[.C57];&quot;&quot;&quot;, &quot;&quot;MaxLevel&quot;&quot;: &quot;;[.T57];&quot;, &quot;&quot;Mingle?&quot;&quot;: &quot;;[.AG57];&quot;, &quot;&quot;Psych&quot;&quot;: &quot;&quot;&quot;;[.H57];&quot;&quot;&quot;&quot;; ;&quot;, &quot;&quot;Element&quot;&quot;: &quot;&quot;&quot;;[.G57];&quot;&quot;&quot;, &quot;&quot;Brand&quot;&quot;: &quot;&quot;&quot;;[.D57];&quot;&quot;&quot;, &quot;&quot;Ev. fr. pin?&quot;&quot;: &quot;;[.AH57];&quot;, &quot;&quot;Weight&quot;&quot;: &quot;;[.Y57];&quot;, &quot;&quot;Spec&quot;&quot;: &quot;&quot;&quot;;[.J57];&quot;&quot;&quot;, &quot;&quot;Inflicts HP Drain?&quot;&quot;: &quot;;[.AI57];&quot;, &quot;&quot;Eden?&quot;&quot;: &quot;;[.AJ57];&quot; },&quot;)" office:value-type="string" office:string-value="0x37: { &quot;ID&quot;: 0x37, &quot;Name&quot;: &quot;Speed Factor&quot;, &quot;MaxLevel&quot;: 1, &quot;Mingle?&quot;: 0, &quot;Psych&quot;: &quot;Turbo Reboot&quot;, &quot;Element&quot;: &quot;Abi&quot;, &quot;Brand&quot;: &quot;Pavo Real&quot;, &quot;Ev. fr. pin?&quot;: 0, &quot;Weight&quot;: 8, &quot;Spec&quot;: &quot;---&quot;, &quot;Inflicts HP Drain?&quot;: 0, &quot;Eden?&quot;: 0 }," calcext:value-type="string">
            <text:p>0x37: { "ID": 0x37, "Name": "Speed Factor", "MaxLevel": 1, "Mingle?": 0, "Psych": "Turbo Reboot", "Element": "Abi", "Brand": "Pavo Real", "Ev. fr. pin?": 0, "Weight": 8, "Spec": "---", "Inflicts HP Drain?": 0, "Eden?": 0 },</text:p>
          </table:table-cell>
        </table:table-row>
        <table:table-row table:style-name="ro2">
          <table:table-cell table:formula="of:=COM.MICROSOFT.CONCAT(&quot;0x&quot;; DEC2HEX([.B58] - 1))" office:value-type="string" office:string-value="0x38" calcext:value-type="string">
            <text:p>0x38</text:p>
          </table:table-cell>
          <table:table-cell office:value-type="string" calcext:value-type="string">
            <text:p><text:a xlink:href="../../../../../../../wiki/Pin_057" xlink:type="simple">057</text:a></text:p>
          </table:table-cell>
          <table:table-cell office:value-type="string" calcext:value-type="string">
            <text:p>Supply Factor</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0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4" office:value-type="float" office:value="0" calcext:value-type="float">
            <text:p>0</text:p>
          </table:table-cell>
          <table:table-cell table:formula="of:=COM.MICROSOFT.CONCAT([.A58];&quot;: { &quot;&quot;ID&quot;&quot;: &quot;;[.A58];&quot;, &quot;&quot;Name&quot;&quot;: &quot;&quot;&quot;;[.C58];&quot;&quot;&quot;, &quot;&quot;MaxLevel&quot;&quot;: &quot;;[.T58];&quot;, &quot;&quot;Mingle?&quot;&quot;: &quot;;[.AG58];&quot;, &quot;&quot;Psych&quot;&quot;: &quot;&quot;&quot;;[.H58];&quot;&quot;&quot;&quot;; ;&quot;, &quot;&quot;Element&quot;&quot;: &quot;&quot;&quot;;[.G58];&quot;&quot;&quot;, &quot;&quot;Brand&quot;&quot;: &quot;&quot;&quot;;[.D58];&quot;&quot;&quot;, &quot;&quot;Ev. fr. pin?&quot;&quot;: &quot;;[.AH58];&quot;, &quot;&quot;Weight&quot;&quot;: &quot;;[.Y58];&quot;, &quot;&quot;Spec&quot;&quot;: &quot;&quot;&quot;;[.J58];&quot;&quot;&quot;, &quot;&quot;Inflicts HP Drain?&quot;&quot;: &quot;;[.AI58];&quot;, &quot;&quot;Eden?&quot;&quot;: &quot;;[.AJ58];&quot; },&quot;)" office:value-type="string" office:string-value="0x38: { &quot;ID&quot;: 0x38, &quot;Name&quot;: &quot;Supply Factor&quot;, &quot;MaxLevel&quot;: 3, &quot;Mingle?&quot;: 0, &quot;Psych&quot;: &quot;Supply Boost&quot;, &quot;Element&quot;: &quot;Abi&quot;, &quot;Brand&quot;: &quot;Pavo Real&quot;, &quot;Ev. fr. pin?&quot;: 0, &quot;Weight&quot;: 8, &quot;Spec&quot;: &quot;---&quot;, &quot;Inflicts HP Drain?&quot;: 0, &quot;Eden?&quot;: 0 }," calcext:value-type="string">
            <text:p>0x38: { "ID": 0x38, "Name": "Supply Factor", "MaxLevel": 3, "Mingle?": 0, "Psych": "Supply Boost", "Element": "Abi", "Brand": "Pavo Real", "Ev. fr. pin?": 0, "Weight": 8, "Spec": "---", "Inflicts HP Drain?": 0, "Eden?": 0 },</text:p>
          </table:table-cell>
        </table:table-row>
        <table:table-row table:style-name="ro3">
          <table:table-cell table:formula="of:=COM.MICROSOFT.CONCAT(&quot;0x&quot;; DEC2HEX([.B59] - 1))" office:value-type="string" office:string-value="0x39" calcext:value-type="string">
            <text:p>0x39</text:p>
          </table:table-cell>
          <table:table-cell office:value-type="string" calcext:value-type="string">
            <text:p><text:a xlink:href="../../../../../../../wiki/Pin_058" xlink:type="simple">058</text:a></text:p>
          </table:table-cell>
          <table:table-cell office:value-type="string" calcext:value-type="string">
            <text:p>Chaos</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2B"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7" xlink:type="simple">0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sually inflicts <text:a xlink:href="../../../../../../../wiki/HP_Drain" xlink:type="simple">HP Drain</text:a> on enemies at the start of battle.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59];&quot;: { &quot;&quot;ID&quot;&quot;: &quot;;[.A59];&quot;, &quot;&quot;Name&quot;&quot;: &quot;&quot;&quot;;[.C59];&quot;&quot;&quot;, &quot;&quot;MaxLevel&quot;&quot;: &quot;;[.T59];&quot;, &quot;&quot;Mingle?&quot;&quot;: &quot;;[.AG59];&quot;, &quot;&quot;Psych&quot;&quot;: &quot;&quot;&quot;;[.H59];&quot;&quot;&quot;&quot;; ;&quot;, &quot;&quot;Element&quot;&quot;: &quot;&quot;&quot;;[.G59];&quot;&quot;&quot;, &quot;&quot;Brand&quot;&quot;: &quot;&quot;&quot;;[.D59];&quot;&quot;&quot;, &quot;&quot;Ev. fr. pin?&quot;&quot;: &quot;;[.AH59];&quot;, &quot;&quot;Weight&quot;&quot;: &quot;;[.Y59];&quot;, &quot;&quot;Spec&quot;&quot;: &quot;&quot;&quot;;[.J59];&quot;&quot;&quot;, &quot;&quot;Inflicts HP Drain?&quot;&quot;: &quot;;[.AI59];&quot;, &quot;&quot;Eden?&quot;&quot;: &quot;;[.AJ59];&quot; },&quot;)" office:value-type="string" office:string-value="0x39: { &quot;ID&quot;: 0x39, &quot;Name&quot;: &quot;Chaos&quot;, &quot;MaxLevel&quot;: 3, &quot;Mingle?&quot;: 0, &quot;Psych&quot;: &quot;Doomed Life+&quot;, &quot;Element&quot;: &quot;Abi&quot;, &quot;Brand&quot;: &quot;Pavo Real&quot;, &quot;Ev. fr. pin?&quot;: 1, &quot;Weight&quot;: 8, &quot;Spec&quot;: &quot;---&quot;, &quot;Inflicts HP Drain?&quot;: 1, &quot;Eden?&quot;: 0 }," calcext:value-type="string">
            <text:p>0x39: { "ID": 0x39, "Name": "Chaos", "MaxLevel": 3, "Mingle?": 0, "Psych": "Doomed Life+", "Element": "Abi", "Brand": "Pavo Real", "Ev. fr. pin?": 1, "Weight": 8, "Spec": "---", "Inflicts HP Drain?": 1, "Eden?": 0 },</text:p>
          </table:table-cell>
        </table:table-row>
        <table:table-row table:style-name="ro3">
          <table:table-cell table:formula="of:=COM.MICROSOFT.CONCAT(&quot;0x&quot;; DEC2HEX([.B60] - 1))" office:value-type="string" office:string-value="0x3A" calcext:value-type="string">
            <text:p>0x3A</text:p>
          </table:table-cell>
          <table:table-cell office:value-type="string" calcext:value-type="string">
            <text:p><text:a xlink:href="../../../../../../../wiki/Pin_059" xlink:type="simple">059</text:a></text:p>
          </table:table-cell>
          <table:table-cell table:number-columns-repeated="2" office:value-type="string" calcext:value-type="string">
            <text:p>Pavo Real</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R" xlink:type="simple">Resonance: P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23 E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ncreases the Attack of any Pavo Real pins Neku is wearing. </text:p>
          </table:table-cell>
          <table:table-cell table:number-columns-repeated="4" office:value-type="float" office:value="0" calcext:value-type="float">
            <text:p>0</text:p>
          </table:table-cell>
          <table:table-cell table:formula="of:=COM.MICROSOFT.CONCAT([.A60];&quot;: { &quot;&quot;ID&quot;&quot;: &quot;;[.A60];&quot;, &quot;&quot;Name&quot;&quot;: &quot;&quot;&quot;;[.C60];&quot;&quot;&quot;, &quot;&quot;MaxLevel&quot;&quot;: &quot;;[.T60];&quot;, &quot;&quot;Mingle?&quot;&quot;: &quot;;[.AG60];&quot;, &quot;&quot;Psych&quot;&quot;: &quot;&quot;&quot;;[.H60];&quot;&quot;&quot;&quot;; ;&quot;, &quot;&quot;Element&quot;&quot;: &quot;&quot;&quot;;[.G60];&quot;&quot;&quot;, &quot;&quot;Brand&quot;&quot;: &quot;&quot;&quot;;[.D60];&quot;&quot;&quot;, &quot;&quot;Ev. fr. pin?&quot;&quot;: &quot;;[.AH60];&quot;, &quot;&quot;Weight&quot;&quot;: &quot;;[.Y60];&quot;, &quot;&quot;Spec&quot;&quot;: &quot;&quot;&quot;;[.J60];&quot;&quot;&quot;, &quot;&quot;Inflicts HP Drain?&quot;&quot;: &quot;;[.AI60];&quot;, &quot;&quot;Eden?&quot;&quot;: &quot;;[.AJ60];&quot; },&quot;)" office:value-type="string" office:string-value="0x3A: { &quot;ID&quot;: 0x3A, &quot;Name&quot;: &quot;Pavo Real&quot;, &quot;MaxLevel&quot;: 3, &quot;Mingle?&quot;: 0, &quot;Psych&quot;: &quot;Resonance: PR&quot;, &quot;Element&quot;: &quot;Abi&quot;, &quot;Brand&quot;: &quot;Pavo Real&quot;, &quot;Ev. fr. pin?&quot;: 0, &quot;Weight&quot;: 8, &quot;Spec&quot;: &quot;---&quot;, &quot;Inflicts HP Drain?&quot;: 0, &quot;Eden?&quot;: 0 }," calcext:value-type="string">
            <text:p>0x3A: { "ID": 0x3A, "Name": "Pavo Real", "MaxLevel": 3, "Mingle?": 0, "Psych": "Resonance: PR", "Element": "Abi", "Brand": "Pavo Real", "Ev. fr. pin?": 0, "Weight": 8, "Spec": "---", "Inflicts HP Drain?": 0, "Eden?": 0 },</text:p>
          </table:table-cell>
        </table:table-row>
        <table:table-row table:style-name="ro2">
          <table:table-cell table:formula="of:=COM.MICROSOFT.CONCAT(&quot;0x&quot;; DEC2HEX([.B61] - 1))" office:value-type="string" office:string-value="0x3B" calcext:value-type="string">
            <text:p>0x3B</text:p>
          </table:table-cell>
          <table:table-cell office:value-type="string" calcext:value-type="string">
            <text:p><text:a xlink:href="../../../../../../../wiki/Pin_060" xlink:type="simple">060</text:a></text:p>
          </table:table-cell>
          <table:table-cell office:value-type="string" calcext:value-type="string">
            <text:p>Lightning Moon</text:p>
          </table:table-cell>
          <table:table-cell office:value-type="string" calcext:value-type="string">
            <text:p>Mus Rattus</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Draw a circle in empty space to create an electric charge that revolves around Neku. Inflicts damage on contact. </text:p>
          </table:table-cell>
          <table:table-cell table:number-columns-repeated="4" office:value-type="float" office:value="0" calcext:value-type="float">
            <text:p>0</text:p>
          </table:table-cell>
          <table:table-cell table:formula="of:=COM.MICROSOFT.CONCAT([.A61];&quot;: { &quot;&quot;ID&quot;&quot;: &quot;;[.A61];&quot;, &quot;&quot;Name&quot;&quot;: &quot;&quot;&quot;;[.C61];&quot;&quot;&quot;, &quot;&quot;MaxLevel&quot;&quot;: &quot;;[.T61];&quot;, &quot;&quot;Mingle?&quot;&quot;: &quot;;[.AG61];&quot;, &quot;&quot;Psych&quot;&quot;: &quot;&quot;&quot;;[.H61];&quot;&quot;&quot;&quot;; ;&quot;, &quot;&quot;Element&quot;&quot;: &quot;&quot;&quot;;[.G61];&quot;&quot;&quot;, &quot;&quot;Brand&quot;&quot;: &quot;&quot;&quot;;[.D61];&quot;&quot;&quot;, &quot;&quot;Ev. fr. pin?&quot;&quot;: &quot;;[.AH61];&quot;, &quot;&quot;Weight&quot;&quot;: &quot;;[.Y61];&quot;, &quot;&quot;Spec&quot;&quot;: &quot;&quot;&quot;;[.J61];&quot;&quot;&quot;, &quot;&quot;Inflicts HP Drain?&quot;&quot;: &quot;;[.AI61];&quot;, &quot;&quot;Eden?&quot;&quot;: &quot;;[.AJ61];&quot; },&quot;)" office:value-type="string" office:string-value="0x3B: { &quot;ID&quot;: 0x3B, &quot;Name&quot;: &quot;Lightning Moon&quot;, &quot;MaxLevel&quot;: 5, &quot;Mingle?&quot;: 0, &quot;Psych&quot;: &quot;Spark Core&quot;, &quot;Element&quot;: &quot;Neg&quot;, &quot;Brand&quot;: &quot;Mus Rattus&quot;, &quot;Ev. fr. pin?&quot;: 0, &quot;Weight&quot;: 5, &quot;Spec&quot;: &quot;Attack&quot;, &quot;Inflicts HP Drain?&quot;: 0, &quot;Eden?&quot;: 0 }," calcext:value-type="string">
            <text:p>0x3B: { "ID": 0x3B, "Name": "Lightning Moon", "MaxLevel": 5, "Mingle?": 0, "Psych": "Spark Core", "Element": "Neg", "Brand": "Mus Rattus", "Ev. fr. pin?": 0, "Weight": 5, "Spec": "Attack", "Inflicts HP Drain?": 0, "Eden?": 0 },</text:p>
          </table:table-cell>
        </table:table-row>
        <table:table-row table:style-name="ro2">
          <table:table-cell table:formula="of:=COM.MICROSOFT.CONCAT(&quot;0x&quot;; DEC2HEX([.B62] - 1))" office:value-type="string" office:string-value="0x3C" calcext:value-type="string">
            <text:p>0x3C</text:p>
          </table:table-cell>
          <table:table-cell office:value-type="string" calcext:value-type="string">
            <text:p><text:a xlink:href="../../../../../../../wiki/Pin_061" xlink:type="simple">061</text:a></text:p>
          </table:table-cell>
          <table:table-cell office:value-type="string" calcext:value-type="string">
            <text:p>Lightning Storm</text:p>
          </table:table-cell>
          <table:table-cell office:value-type="string" calcext:value-type="string">
            <text:p>Mus Rattu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61" calcext:value-type="float">
            <text:p>6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Dropped by 03 N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raw a circle in empty space to create an electric charge that moves around the screen. Inflicts damage on contact. </text:p>
          </table:table-cell>
          <table:table-cell table:number-columns-repeated="4" office:value-type="float" office:value="0" calcext:value-type="float">
            <text:p>0</text:p>
          </table:table-cell>
          <table:table-cell table:formula="of:=COM.MICROSOFT.CONCAT([.A62];&quot;: { &quot;&quot;ID&quot;&quot;: &quot;;[.A62];&quot;, &quot;&quot;Name&quot;&quot;: &quot;&quot;&quot;;[.C62];&quot;&quot;&quot;, &quot;&quot;MaxLevel&quot;&quot;: &quot;;[.T62];&quot;, &quot;&quot;Mingle?&quot;&quot;: &quot;;[.AG62];&quot;, &quot;&quot;Psych&quot;&quot;: &quot;&quot;&quot;;[.H62];&quot;&quot;&quot;&quot;; ;&quot;, &quot;&quot;Element&quot;&quot;: &quot;&quot;&quot;;[.G62];&quot;&quot;&quot;, &quot;&quot;Brand&quot;&quot;: &quot;&quot;&quot;;[.D62];&quot;&quot;&quot;, &quot;&quot;Ev. fr. pin?&quot;&quot;: &quot;;[.AH62];&quot;, &quot;&quot;Weight&quot;&quot;: &quot;;[.Y62];&quot;, &quot;&quot;Spec&quot;&quot;: &quot;&quot;&quot;;[.J62];&quot;&quot;&quot;, &quot;&quot;Inflicts HP Drain?&quot;&quot;: &quot;;[.AI62];&quot;, &quot;&quot;Eden?&quot;&quot;: &quot;;[.AJ62];&quot; },&quot;)" office:value-type="string" office:string-value="0x3C: { &quot;ID&quot;: 0x3C, &quot;Name&quot;: &quot;Lightning Storm&quot;, &quot;MaxLevel&quot;: 5, &quot;Mingle?&quot;: 0, &quot;Psych&quot;: &quot;Spark Core&quot;, &quot;Element&quot;: &quot;Neg&quot;, &quot;Brand&quot;: &quot;Mus Rattus&quot;, &quot;Ev. fr. pin?&quot;: 0, &quot;Weight&quot;: 5, &quot;Spec&quot;: &quot;Attack&quot;, &quot;Inflicts HP Drain?&quot;: 0, &quot;Eden?&quot;: 0 }," calcext:value-type="string">
            <text:p>0x3C: { "ID": 0x3C, "Name": "Lightning Storm", "MaxLevel": 5, "Mingle?": 0, "Psych": "Spark Core", "Element": "Neg", "Brand": "Mus Rattus", "Ev. fr. pin?": 0, "Weight": 5, "Spec": "Attack", "Inflicts HP Drain?": 0, "Eden?": 0 },</text:p>
          </table:table-cell>
        </table:table-row>
        <table:table-row table:style-name="ro2">
          <table:table-cell table:formula="of:=COM.MICROSOFT.CONCAT(&quot;0x&quot;; DEC2HEX([.B63] - 1))" office:value-type="string" office:string-value="0x3D" calcext:value-type="string">
            <text:p>0x3D</text:p>
          </table:table-cell>
          <table:table-cell office:value-type="string" calcext:value-type="string">
            <text:p><text:a xlink:href="../../../../../../../wiki/Pin_062" xlink:type="simple">062</text:a></text:p>
          </table:table-cell>
          <table:table-cell office:value-type="string" calcext:value-type="string">
            <text:p>Burning Cherry</text:p>
          </table:table-cell>
          <table:table-cell office:value-type="string" calcext:value-type="string">
            <text:p>Mus Rattus</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ll MR stores.</text:p>
          </table:table-cell>
          <table:table-cell office:value-type="string" calcext:value-type="string">
            <text:p>M</text:p>
          </table:table-cell>
          <table:table-cell office:value-type="float" office:value="63" calcext:value-type="float">
            <text:p>63</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Slash across Neku to launch a flame orb in that direction. Inflicts damage on contact. Orbs rebound off walls and enemies. </text:p>
          </table:table-cell>
          <table:table-cell table:number-columns-repeated="4" office:value-type="float" office:value="0" calcext:value-type="float">
            <text:p>0</text:p>
          </table:table-cell>
          <table:table-cell table:formula="of:=COM.MICROSOFT.CONCAT([.A63];&quot;: { &quot;&quot;ID&quot;&quot;: &quot;;[.A63];&quot;, &quot;&quot;Name&quot;&quot;: &quot;&quot;&quot;;[.C63];&quot;&quot;&quot;, &quot;&quot;MaxLevel&quot;&quot;: &quot;;[.T63];&quot;, &quot;&quot;Mingle?&quot;&quot;: &quot;;[.AG63];&quot;, &quot;&quot;Psych&quot;&quot;: &quot;&quot;&quot;;[.H63];&quot;&quot;&quot;&quot;; ;&quot;, &quot;&quot;Element&quot;&quot;: &quot;&quot;&quot;;[.G63];&quot;&quot;&quot;, &quot;&quot;Brand&quot;&quot;: &quot;&quot;&quot;;[.D63];&quot;&quot;&quot;, &quot;&quot;Ev. fr. pin?&quot;&quot;: &quot;;[.AH63];&quot;, &quot;&quot;Weight&quot;&quot;: &quot;;[.Y63];&quot;, &quot;&quot;Spec&quot;&quot;: &quot;&quot;&quot;;[.J63];&quot;&quot;&quot;, &quot;&quot;Inflicts HP Drain?&quot;&quot;: &quot;;[.AI63];&quot;, &quot;&quot;Eden?&quot;&quot;: &quot;;[.AJ63];&quot; },&quot;)" office:value-type="string" office:string-value="0x3D: { &quot;ID&quot;: 0x3D, &quot;Name&quot;: &quot;Burning Cherry&quot;, &quot;MaxLevel&quot;: 5, &quot;Mingle?&quot;: 0, &quot;Psych&quot;: &quot;Flame Core&quot;, &quot;Element&quot;: &quot;Neg&quot;, &quot;Brand&quot;: &quot;Mus Rattus&quot;, &quot;Ev. fr. pin?&quot;: 0, &quot;Weight&quot;: 5, &quot;Spec&quot;: &quot;Attack&quot;, &quot;Inflicts HP Drain?&quot;: 0, &quot;Eden?&quot;: 0 }," calcext:value-type="string">
            <text:p>0x3D: { "ID": 0x3D, "Name": "Burning Cherry", "MaxLevel": 5, "Mingle?": 0, "Psych": "Flame Core", "Element": "Neg", "Brand": "Mus Rattus", "Ev. fr. pin?": 0, "Weight": 5, "Spec": "Attack", "Inflicts HP Drain?": 0, "Eden?": 0 },</text:p>
          </table:table-cell>
        </table:table-row>
        <table:table-row table:style-name="ro2">
          <table:table-cell table:formula="of:=COM.MICROSOFT.CONCAT(&quot;0x&quot;; DEC2HEX([.B64] - 1))" office:value-type="string" office:string-value="0x3E" calcext:value-type="string">
            <text:p>0x3E</text:p>
          </table:table-cell>
          <table:table-cell office:value-type="string" calcext:value-type="string">
            <text:p><text:a xlink:href="../../../../../../../wiki/Pin_063" xlink:type="simple">063</text:a></text:p>
          </table:table-cell>
          <table:table-cell office:value-type="string" calcext:value-type="string">
            <text:p>Burning Melon</text:p>
          </table:table-cell>
          <table:table-cell office:value-type="string" calcext:value-type="string">
            <text:p>Mus Rattus</text:p>
          </table:table-cell>
          <table:table-cell office:value-type="float" office:value="6050" calcext:value-type="float">
            <text:p>6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2" xlink:type="simple">062</text:a>.</text:p>
            <text:p>Event W2D5, Pig (Cat Street).</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lash across Neku to launch a large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64];&quot;: { &quot;&quot;ID&quot;&quot;: &quot;;[.A64];&quot;, &quot;&quot;Name&quot;&quot;: &quot;&quot;&quot;;[.C64];&quot;&quot;&quot;, &quot;&quot;MaxLevel&quot;&quot;: &quot;;[.T64];&quot;, &quot;&quot;Mingle?&quot;&quot;: &quot;;[.AG64];&quot;, &quot;&quot;Psych&quot;&quot;: &quot;&quot;&quot;;[.H64];&quot;&quot;&quot;&quot;; ;&quot;, &quot;&quot;Element&quot;&quot;: &quot;&quot;&quot;;[.G64];&quot;&quot;&quot;, &quot;&quot;Brand&quot;&quot;: &quot;&quot;&quot;;[.D64];&quot;&quot;&quot;, &quot;&quot;Ev. fr. pin?&quot;&quot;: &quot;;[.AH64];&quot;, &quot;&quot;Weight&quot;&quot;: &quot;;[.Y64];&quot;, &quot;&quot;Spec&quot;&quot;: &quot;&quot;&quot;;[.J64];&quot;&quot;&quot;, &quot;&quot;Inflicts HP Drain?&quot;&quot;: &quot;;[.AI64];&quot;, &quot;&quot;Eden?&quot;&quot;: &quot;;[.AJ64];&quot; },&quot;)" office:value-type="string" office:string-value="0x3E: { &quot;ID&quot;: 0x3E, &quot;Name&quot;: &quot;Burning Melon&quot;, &quot;MaxLevel&quot;: 5, &quot;Mingle?&quot;: 0, &quot;Psych&quot;: &quot;Flame Core&quot;, &quot;Element&quot;: &quot;Neg&quot;, &quot;Brand&quot;: &quot;Mus Rattus&quot;, &quot;Ev. fr. pin?&quot;: 1, &quot;Weight&quot;: 5, &quot;Spec&quot;: &quot;Attack&quot;, &quot;Inflicts HP Drain?&quot;: 0, &quot;Eden?&quot;: 0 }," calcext:value-type="string">
            <text:p>0x3E: { "ID": 0x3E, "Name": "Burning Melon", "MaxLevel": 5, "Mingle?": 0, "Psych": "Flame Core", "Element": "Neg", "Brand": "Mus Rattus", "Ev. fr. pin?": 1, "Weight": 5, "Spec": "Attack", "Inflicts HP Drain?": 0, "Eden?": 0 },</text:p>
          </table:table-cell>
        </table:table-row>
        <table:table-row table:style-name="ro2">
          <table:table-cell table:formula="of:=COM.MICROSOFT.CONCAT(&quot;0x&quot;; DEC2HEX([.B65] - 1))" office:value-type="string" office:string-value="0x3F" calcext:value-type="string">
            <text:p>0x3F</text:p>
          </table:table-cell>
          <table:table-cell office:value-type="string" calcext:value-type="string">
            <text:p><text:a xlink:href="../../../../../../../wiki/Pin_064" xlink:type="simple">064</text:a></text:p>
          </table:table-cell>
          <table:table-cell office:value-type="string" calcext:value-type="string">
            <text:p>Burning Berry</text:p>
          </table:table-cell>
          <table:table-cell office:value-type="string" calcext:value-type="string">
            <text:p>Mus Rattus</text:p>
          </table:table-cell>
          <table:table-cell office:value-type="float" office:value="6150" calcext:value-type="float">
            <text:p>61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062" xlink:type="simple">062</text:a>.</text:p>
            <text:p>Event W2D6, Pig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Neku to launch a small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65];&quot;: { &quot;&quot;ID&quot;&quot;: &quot;;[.A65];&quot;, &quot;&quot;Name&quot;&quot;: &quot;&quot;&quot;;[.C65];&quot;&quot;&quot;, &quot;&quot;MaxLevel&quot;&quot;: &quot;;[.T65];&quot;, &quot;&quot;Mingle?&quot;&quot;: &quot;;[.AG65];&quot;, &quot;&quot;Psych&quot;&quot;: &quot;&quot;&quot;;[.H65];&quot;&quot;&quot;&quot;; ;&quot;, &quot;&quot;Element&quot;&quot;: &quot;&quot;&quot;;[.G65];&quot;&quot;&quot;, &quot;&quot;Brand&quot;&quot;: &quot;&quot;&quot;;[.D65];&quot;&quot;&quot;, &quot;&quot;Ev. fr. pin?&quot;&quot;: &quot;;[.AH65];&quot;, &quot;&quot;Weight&quot;&quot;: &quot;;[.Y65];&quot;, &quot;&quot;Spec&quot;&quot;: &quot;&quot;&quot;;[.J65];&quot;&quot;&quot;, &quot;&quot;Inflicts HP Drain?&quot;&quot;: &quot;;[.AI65];&quot;, &quot;&quot;Eden?&quot;&quot;: &quot;;[.AJ65];&quot; },&quot;)" office:value-type="string" office:string-value="0x3F: { &quot;ID&quot;: 0x3F, &quot;Name&quot;: &quot;Burning Berry&quot;, &quot;MaxLevel&quot;: 5, &quot;Mingle?&quot;: 0, &quot;Psych&quot;: &quot;Flame Core&quot;, &quot;Element&quot;: &quot;Neg&quot;, &quot;Brand&quot;: &quot;Mus Rattus&quot;, &quot;Ev. fr. pin?&quot;: 1, &quot;Weight&quot;: 5, &quot;Spec&quot;: &quot;Attack&quot;, &quot;Inflicts HP Drain?&quot;: 0, &quot;Eden?&quot;: 0 }," calcext:value-type="string">
            <text:p>0x3F: { "ID": 0x3F, "Name": "Burning Berry", "MaxLevel": 5, "Mingle?": 0, "Psych": "Flame Core", "Element": "Neg", "Brand": "Mus Rattus", "Ev. fr. pin?": 1, "Weight": 5, "Spec": "Attack", "Inflicts HP Drain?": 0, "Eden?": 0 },</text:p>
          </table:table-cell>
        </table:table-row>
        <table:table-row table:style-name="ro2">
          <table:table-cell table:formula="of:=COM.MICROSOFT.CONCAT(&quot;0x&quot;; DEC2HEX([.B66] - 1))" office:value-type="string" office:string-value="0x40" calcext:value-type="string">
            <text:p>0x40</text:p>
          </table:table-cell>
          <table:table-cell office:value-type="string" calcext:value-type="string">
            <text:p><text:a xlink:href="../../../../../../../wiki/Pin_065" xlink:type="simple">065</text:a></text:p>
          </table:table-cell>
          <table:table-cell office:value-type="string" calcext:value-type="string">
            <text:p>Aqua Monster</text:p>
          </table:table-cell>
          <table:table-cell office:value-type="string" calcext:value-type="string">
            <text:p>Mus Rattus</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71" calcext:value-type="float">
            <text:p>7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5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empty space to create a stationary orb of water. Orbs inflict damage on contact and then rebound. </text:p>
          </table:table-cell>
          <table:table-cell table:number-columns-repeated="4" office:value-type="float" office:value="0" calcext:value-type="float">
            <text:p>0</text:p>
          </table:table-cell>
          <table:table-cell table:formula="of:=COM.MICROSOFT.CONCAT([.A66];&quot;: { &quot;&quot;ID&quot;&quot;: &quot;;[.A66];&quot;, &quot;&quot;Name&quot;&quot;: &quot;&quot;&quot;;[.C66];&quot;&quot;&quot;, &quot;&quot;MaxLevel&quot;&quot;: &quot;;[.T66];&quot;, &quot;&quot;Mingle?&quot;&quot;: &quot;;[.AG66];&quot;, &quot;&quot;Psych&quot;&quot;: &quot;&quot;&quot;;[.H66];&quot;&quot;&quot;&quot;; ;&quot;, &quot;&quot;Element&quot;&quot;: &quot;&quot;&quot;;[.G66];&quot;&quot;&quot;, &quot;&quot;Brand&quot;&quot;: &quot;&quot;&quot;;[.D66];&quot;&quot;&quot;, &quot;&quot;Ev. fr. pin?&quot;&quot;: &quot;;[.AH66];&quot;, &quot;&quot;Weight&quot;&quot;: &quot;;[.Y66];&quot;, &quot;&quot;Spec&quot;&quot;: &quot;&quot;&quot;;[.J66];&quot;&quot;&quot;, &quot;&quot;Inflicts HP Drain?&quot;&quot;: &quot;;[.AI66];&quot;, &quot;&quot;Eden?&quot;&quot;: &quot;;[.AJ66];&quot; },&quot;)" office:value-type="string" office:string-value="0x40: { &quot;ID&quot;: 0x40, &quot;Name&quot;: &quot;Aqua Monster&quot;, &quot;MaxLevel&quot;: 4, &quot;Mingle?&quot;: 0, &quot;Psych&quot;: &quot;Splash Core&quot;, &quot;Element&quot;: &quot;Neg&quot;, &quot;Brand&quot;: &quot;Mus Rattus&quot;, &quot;Ev. fr. pin?&quot;: 0, &quot;Weight&quot;: 5, &quot;Spec&quot;: &quot;Attack&quot;, &quot;Inflicts HP Drain?&quot;: 0, &quot;Eden?&quot;: 0 }," calcext:value-type="string">
            <text:p>0x40: { "ID": 0x40, "Name": "Aqua Monster", "MaxLevel": 4, "Mingle?": 0, "Psych": "Splash Core", "Element": "Neg", "Brand": "Mus Rattus", "Ev. fr. pin?": 0, "Weight": 5, "Spec": "Attack", "Inflicts HP Drain?": 0, "Eden?": 0 },</text:p>
          </table:table-cell>
        </table:table-row>
        <table:table-row table:style-name="ro2">
          <table:table-cell table:formula="of:=COM.MICROSOFT.CONCAT(&quot;0x&quot;; DEC2HEX([.B67] - 1))" office:value-type="string" office:string-value="0x41" calcext:value-type="string">
            <text:p>0x41</text:p>
          </table:table-cell>
          <table:table-cell office:value-type="string" calcext:value-type="string">
            <text:p><text:a xlink:href="../../../../../../../wiki/Pin_066" xlink:type="simple">066</text:a></text:p>
          </table:table-cell>
          <table:table-cell office:value-type="string" calcext:value-type="string">
            <text:p>Aqua Ghost</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9 N.</text:p>
          </table:table-cell>
          <table:table-cell office:value-type="float" office:value="67" calcext:value-type="float">
            <text:p>67</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large, stationary orb of water. Orbs inflict damage on contact and then rebound a short distance. </text:p>
          </table:table-cell>
          <table:table-cell table:number-columns-repeated="4" office:value-type="float" office:value="0" calcext:value-type="float">
            <text:p>0</text:p>
          </table:table-cell>
          <table:table-cell table:formula="of:=COM.MICROSOFT.CONCAT([.A67];&quot;: { &quot;&quot;ID&quot;&quot;: &quot;;[.A67];&quot;, &quot;&quot;Name&quot;&quot;: &quot;&quot;&quot;;[.C67];&quot;&quot;&quot;, &quot;&quot;MaxLevel&quot;&quot;: &quot;;[.T67];&quot;, &quot;&quot;Mingle?&quot;&quot;: &quot;;[.AG67];&quot;, &quot;&quot;Psych&quot;&quot;: &quot;&quot;&quot;;[.H67];&quot;&quot;&quot;&quot;; ;&quot;, &quot;&quot;Element&quot;&quot;: &quot;&quot;&quot;;[.G67];&quot;&quot;&quot;, &quot;&quot;Brand&quot;&quot;: &quot;&quot;&quot;;[.D67];&quot;&quot;&quot;, &quot;&quot;Ev. fr. pin?&quot;&quot;: &quot;;[.AH67];&quot;, &quot;&quot;Weight&quot;&quot;: &quot;;[.Y67];&quot;, &quot;&quot;Spec&quot;&quot;: &quot;&quot;&quot;;[.J67];&quot;&quot;&quot;, &quot;&quot;Inflicts HP Drain?&quot;&quot;: &quot;;[.AI67];&quot;, &quot;&quot;Eden?&quot;&quot;: &quot;;[.AJ67];&quot; },&quot;)" office:value-type="string" office:string-value="0x41: { &quot;ID&quot;: 0x41, &quot;Name&quot;: &quot;Aqua Ghost&quot;, &quot;MaxLevel&quot;: 5, &quot;Mingle?&quot;: 0, &quot;Psych&quot;: &quot;Splash Core&quot;, &quot;Element&quot;: &quot;Neg&quot;, &quot;Brand&quot;: &quot;Mus Rattus&quot;, &quot;Ev. fr. pin?&quot;: 0, &quot;Weight&quot;: 5, &quot;Spec&quot;: &quot;Attack&quot;, &quot;Inflicts HP Drain?&quot;: 0, &quot;Eden?&quot;: 0 }," calcext:value-type="string">
            <text:p>0x41: { "ID": 0x41, "Name": "Aqua Ghost", "MaxLevel": 5, "Mingle?": 0, "Psych": "Splash Core", "Element": "Neg", "Brand": "Mus Rattus", "Ev. fr. pin?": 0, "Weight": 5, "Spec": "Attack", "Inflicts HP Drain?": 0, "Eden?": 0 },</text:p>
          </table:table-cell>
        </table:table-row>
        <table:table-row table:style-name="ro4">
          <table:table-cell table:formula="of:=COM.MICROSOFT.CONCAT(&quot;0x&quot;; DEC2HEX([.B68] - 1))" office:value-type="string" office:string-value="0x42" calcext:value-type="string">
            <text:p>0x42</text:p>
          </table:table-cell>
          <table:table-cell office:value-type="string" calcext:value-type="string">
            <text:p><text:a xlink:href="../../../../../../../wiki/Pin_067" xlink:type="simple">067</text:a></text:p>
          </table:table-cell>
          <table:table-cell office:value-type="string" calcext:value-type="string">
            <text:p>Aqua Demon</text:p>
          </table:table-cell>
          <table:table-cell office:value-type="string" calcext:value-type="string">
            <text:p>Mus Rattus</text:p>
          </table:table-cell>
          <table:table-cell office:value-type="float" office:value="6550" calcext:value-type="float">
            <text:p>6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20" calcext:value-type="float">
            <text:p>12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6" xlink:type="simple">0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create a small, stationary orb of water. Orbs inflict damage on contact and then rebound a good distance.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68];&quot;: { &quot;&quot;ID&quot;&quot;: &quot;;[.A68];&quot;, &quot;&quot;Name&quot;&quot;: &quot;&quot;&quot;;[.C68];&quot;&quot;&quot;, &quot;&quot;MaxLevel&quot;&quot;: &quot;;[.T68];&quot;, &quot;&quot;Mingle?&quot;&quot;: &quot;;[.AG68];&quot;, &quot;&quot;Psych&quot;&quot;: &quot;&quot;&quot;;[.H68];&quot;&quot;&quot;&quot;; ;&quot;, &quot;&quot;Element&quot;&quot;: &quot;&quot;&quot;;[.G68];&quot;&quot;&quot;, &quot;&quot;Brand&quot;&quot;: &quot;&quot;&quot;;[.D68];&quot;&quot;&quot;, &quot;&quot;Ev. fr. pin?&quot;&quot;: &quot;;[.AH68];&quot;, &quot;&quot;Weight&quot;&quot;: &quot;;[.Y68];&quot;, &quot;&quot;Spec&quot;&quot;: &quot;&quot;&quot;;[.J68];&quot;&quot;&quot;, &quot;&quot;Inflicts HP Drain?&quot;&quot;: &quot;;[.AI68];&quot;, &quot;&quot;Eden?&quot;&quot;: &quot;;[.AJ68];&quot; },&quot;)" office:value-type="string" office:string-value="0x42: { &quot;ID&quot;: 0x42, &quot;Name&quot;: &quot;Aqua Demon&quot;, &quot;MaxLevel&quot;: 5, &quot;Mingle?&quot;: 0, &quot;Psych&quot;: &quot;Splash Core&quot;, &quot;Element&quot;: &quot;Neg&quot;, &quot;Brand&quot;: &quot;Mus Rattus&quot;, &quot;Ev. fr. pin?&quot;: 1, &quot;Weight&quot;: 5, &quot;Spec&quot;: &quot;Attack&quot;, &quot;Inflicts HP Drain?&quot;: 0, &quot;Eden?&quot;: 0 }," calcext:value-type="string">
            <text:p>0x42: { "ID": 0x42, "Name": "Aqua Demon", "MaxLevel": 5, "Mingle?": 0, "Psych": "Splash Core", "Element": "Neg", "Brand": "Mus Rattus", "Ev. fr. pin?": 1, "Weight": 5, "Spec": "Attack", "Inflicts HP Drain?": 0, "Eden?": 0 },</text:p>
          </table:table-cell>
        </table:table-row>
        <table:table-row table:style-name="ro2">
          <table:table-cell table:formula="of:=COM.MICROSOFT.CONCAT(&quot;0x&quot;; DEC2HEX([.B69] - 1))" office:value-type="string" office:string-value="0x43" calcext:value-type="string">
            <text:p>0x43</text:p>
          </table:table-cell>
          <table:table-cell office:value-type="string" calcext:value-type="string">
            <text:p><text:a xlink:href="../../../../../../../wiki/Pin_068" xlink:type="simple">068</text:a></text:p>
          </table:table-cell>
          <table:table-cell office:value-type="string" calcext:value-type="string">
            <text:p>Cornered Rat</text:p>
          </table:table-cell>
          <table:table-cell office:value-type="string" calcext:value-type="string">
            <text:p>Mus Rattus</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4" office:value-type="float" office:value="0" calcext:value-type="float">
            <text:p>0</text:p>
          </table:table-cell>
          <table:table-cell table:formula="of:=COM.MICROSOFT.CONCAT([.A69];&quot;: { &quot;&quot;ID&quot;&quot;: &quot;;[.A69];&quot;, &quot;&quot;Name&quot;&quot;: &quot;&quot;&quot;;[.C69];&quot;&quot;&quot;, &quot;&quot;MaxLevel&quot;&quot;: &quot;;[.T69];&quot;, &quot;&quot;Mingle?&quot;&quot;: &quot;;[.AG69];&quot;, &quot;&quot;Psych&quot;&quot;: &quot;&quot;&quot;;[.H69];&quot;&quot;&quot;&quot;; ;&quot;, &quot;&quot;Element&quot;&quot;: &quot;&quot;&quot;;[.G69];&quot;&quot;&quot;, &quot;&quot;Brand&quot;&quot;: &quot;&quot;&quot;;[.D69];&quot;&quot;&quot;, &quot;&quot;Ev. fr. pin?&quot;&quot;: &quot;;[.AH69];&quot;, &quot;&quot;Weight&quot;&quot;: &quot;;[.Y69];&quot;, &quot;&quot;Spec&quot;&quot;: &quot;&quot;&quot;;[.J69];&quot;&quot;&quot;, &quot;&quot;Inflicts HP Drain?&quot;&quot;: &quot;;[.AI69];&quot;, &quot;&quot;Eden?&quot;&quot;: &quot;;[.AJ69];&quot; },&quot;)" office:value-type="string" office:string-value="0x43: { &quot;ID&quot;: 0x43, &quot;Name&quot;: &quot;Cornered Rat&quot;, &quot;MaxLevel&quot;: 5, &quot;Mingle?&quot;: 0, &quot;Psych&quot;: &quot;Holy Light&quot;, &quot;Element&quot;: &quot;Neg&quot;, &quot;Brand&quot;: &quot;Mus Rattus&quot;, &quot;Ev. fr. pin?&quot;: 0, &quot;Weight&quot;: 5, &quot;Spec&quot;: &quot;Attack&quot;, &quot;Inflicts HP Drain?&quot;: 0, &quot;Eden?&quot;: 0 }," calcext:value-type="string">
            <text:p>0x43: { "ID": 0x43, "Name": "Cornered Rat", "MaxLevel": 5, "Mingle?": 0, "Psych": "Holy Light", "Element": "Neg", "Brand": "Mus Rattus", "Ev. fr. pin?": 0, "Weight": 5, "Spec": "Attack", "Inflicts HP Drain?": 0, "Eden?": 0 },</text:p>
          </table:table-cell>
        </table:table-row>
        <table:table-row table:style-name="ro3">
          <table:table-cell table:formula="of:=COM.MICROSOFT.CONCAT(&quot;0x&quot;; DEC2HEX([.B70] - 1))" office:value-type="string" office:string-value="0x44" calcext:value-type="string">
            <text:p>0x44</text:p>
          </table:table-cell>
          <table:table-cell office:value-type="string" calcext:value-type="string">
            <text:p><text:a xlink:href="../../../../../../../wiki/Pin_069" xlink:type="simple">069</text:a></text:p>
          </table:table-cell>
          <table:table-cell office:value-type="string" calcext:value-type="string">
            <text:p>Blast Warning</text:p>
          </table:table-cell>
          <table:table-cell office:value-type="string" calcext:value-type="string">
            <text:p>Mus Rattus</text:p>
          </table:table-cell>
          <table:table-cell office:value-type="float" office:value="2550" calcext:value-type="float">
            <text:p>2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4" office:value-type="float" office:value="0" calcext:value-type="float">
            <text:p>0</text:p>
          </table:table-cell>
          <table:table-cell table:formula="of:=COM.MICROSOFT.CONCAT([.A70];&quot;: { &quot;&quot;ID&quot;&quot;: &quot;;[.A70];&quot;, &quot;&quot;Name&quot;&quot;: &quot;&quot;&quot;;[.C70];&quot;&quot;&quot;, &quot;&quot;MaxLevel&quot;&quot;: &quot;;[.T70];&quot;, &quot;&quot;Mingle?&quot;&quot;: &quot;;[.AG70];&quot;, &quot;&quot;Psych&quot;&quot;: &quot;&quot;&quot;;[.H70];&quot;&quot;&quot;&quot;; ;&quot;, &quot;&quot;Element&quot;&quot;: &quot;&quot;&quot;;[.G70];&quot;&quot;&quot;, &quot;&quot;Brand&quot;&quot;: &quot;&quot;&quot;;[.D70];&quot;&quot;&quot;, &quot;&quot;Ev. fr. pin?&quot;&quot;: &quot;;[.AH70];&quot;, &quot;&quot;Weight&quot;&quot;: &quot;;[.Y70];&quot;, &quot;&quot;Spec&quot;&quot;: &quot;&quot;&quot;;[.J70];&quot;&quot;&quot;, &quot;&quot;Inflicts HP Drain?&quot;&quot;: &quot;;[.AI70];&quot;, &quot;&quot;Eden?&quot;&quot;: &quot;;[.AJ70];&quot; },&quot;)" office:value-type="string" office:string-value="0x44: { &quot;ID&quot;: 0x44, &quot;Name&quot;: &quot;Blast Warning&quot;, &quot;MaxLevel&quot;: 5, &quot;Mingle?&quot;: 0, &quot;Psych&quot;: &quot;Pyrokinesis&quot;, &quot;Element&quot;: &quot;Neg&quot;, &quot;Brand&quot;: &quot;Mus Rattus&quot;, &quot;Ev. fr. pin?&quot;: 0, &quot;Weight&quot;: 5, &quot;Spec&quot;: &quot;Attack&quot;, &quot;Inflicts HP Drain?&quot;: 0, &quot;Eden?&quot;: 0 }," calcext:value-type="string">
            <text:p>0x44: { "ID": 0x44, "Name": "Blast Warning", "MaxLevel": 5, "Mingle?": 0, "Psych": "Pyrokinesis", "Element": "Neg", "Brand": "Mus Rattus", "Ev. fr. pin?": 0, "Weight": 5, "Spec": "Attack", "Inflicts HP Drain?": 0, "Eden?": 0 },</text:p>
          </table:table-cell>
        </table:table-row>
        <table:table-row table:style-name="ro2">
          <table:table-cell table:formula="of:=COM.MICROSOFT.CONCAT(&quot;0x&quot;; DEC2HEX([.B71] - 1))" office:value-type="string" office:string-value="0x45" calcext:value-type="string">
            <text:p>0x45</text:p>
          </table:table-cell>
          <table:table-cell office:value-type="string" calcext:value-type="string">
            <text:p><text:a xlink:href="../../../../../../../wiki/Pin_070" xlink:type="simple">070</text:a></text:p>
          </table:table-cell>
          <table:table-cell office:value-type="string" calcext:value-type="string">
            <text:p>Candle Service</text:p>
          </table:table-cell>
          <table:table-cell office:value-type="string" calcext:value-type="string">
            <text:p>Mus Rattus</text:p>
          </table:table-cell>
          <table:table-cell office:value-type="float" office:value="1550" calcext:value-type="float">
            <text:p>1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ext:p>Sold by Shibu-Q Heads.</text:p>
            <text:p>Event W2D7.</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ress empty space to spray a wide radius with sparks. Inflicts damage on contact. </text:p>
          </table:table-cell>
          <table:table-cell table:number-columns-repeated="4" office:value-type="float" office:value="0" calcext:value-type="float">
            <text:p>0</text:p>
          </table:table-cell>
          <table:table-cell table:formula="of:=COM.MICROSOFT.CONCAT([.A71];&quot;: { &quot;&quot;ID&quot;&quot;: &quot;;[.A71];&quot;, &quot;&quot;Name&quot;&quot;: &quot;&quot;&quot;;[.C71];&quot;&quot;&quot;, &quot;&quot;MaxLevel&quot;&quot;: &quot;;[.T71];&quot;, &quot;&quot;Mingle?&quot;&quot;: &quot;;[.AG71];&quot;, &quot;&quot;Psych&quot;&quot;: &quot;&quot;&quot;;[.H71];&quot;&quot;&quot;&quot;; ;&quot;, &quot;&quot;Element&quot;&quot;: &quot;&quot;&quot;;[.G71];&quot;&quot;&quot;, &quot;&quot;Brand&quot;&quot;: &quot;&quot;&quot;;[.D71];&quot;&quot;&quot;, &quot;&quot;Ev. fr. pin?&quot;&quot;: &quot;;[.AH71];&quot;, &quot;&quot;Weight&quot;&quot;: &quot;;[.Y71];&quot;, &quot;&quot;Spec&quot;&quot;: &quot;&quot;&quot;;[.J71];&quot;&quot;&quot;, &quot;&quot;Inflicts HP Drain?&quot;&quot;: &quot;;[.AI71];&quot;, &quot;&quot;Eden?&quot;&quot;: &quot;;[.AJ71];&quot; },&quot;)" office:value-type="string" office:string-value="0x45: { &quot;ID&quot;: 0x45, &quot;Name&quot;: &quot;Candle Service&quot;, &quot;MaxLevel&quot;: 3, &quot;Mingle?&quot;: 0, &quot;Psych&quot;: &quot;Explosion&quot;, &quot;Element&quot;: &quot;Neg&quot;, &quot;Brand&quot;: &quot;Mus Rattus&quot;, &quot;Ev. fr. pin?&quot;: 0, &quot;Weight&quot;: 5, &quot;Spec&quot;: &quot;Attack&quot;, &quot;Inflicts HP Drain?&quot;: 0, &quot;Eden?&quot;: 0 }," calcext:value-type="string">
            <text:p>0x45: { "ID": 0x45, "Name": "Candle Service", "MaxLevel": 3, "Mingle?": 0, "Psych": "Explosion", "Element": "Neg", "Brand": "Mus Rattus", "Ev. fr. pin?": 0, "Weight": 5, "Spec": "Attack", "Inflicts HP Drain?": 0, "Eden?": 0 },</text:p>
          </table:table-cell>
        </table:table-row>
        <table:table-row table:style-name="ro4">
          <table:table-cell table:formula="of:=COM.MICROSOFT.CONCAT(&quot;0x&quot;; DEC2HEX([.B72] - 1))" office:value-type="string" office:string-value="0x46" calcext:value-type="string">
            <text:p>0x46</text:p>
          </table:table-cell>
          <table:table-cell office:value-type="string" calcext:value-type="string">
            <text:p><text:a xlink:href="../../../../../../../wiki/Pin_071" xlink:type="simple">071</text:a></text:p>
          </table:table-cell>
          <table:table-cell office:value-type="string" calcext:value-type="string">
            <text:p>Shock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6" calcext:value-type="float">
            <text:p>5.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4" office:value-type="float" office:value="0" calcext:value-type="float">
            <text:p>0</text:p>
          </table:table-cell>
          <table:table-cell table:formula="of:=COM.MICROSOFT.CONCAT([.A72];&quot;: { &quot;&quot;ID&quot;&quot;: &quot;;[.A72];&quot;, &quot;&quot;Name&quot;&quot;: &quot;&quot;&quot;;[.C72];&quot;&quot;&quot;, &quot;&quot;MaxLevel&quot;&quot;: &quot;;[.T72];&quot;, &quot;&quot;Mingle?&quot;&quot;: &quot;;[.AG72];&quot;, &quot;&quot;Psych&quot;&quot;: &quot;&quot;&quot;;[.H72];&quot;&quot;&quot;&quot;; ;&quot;, &quot;&quot;Element&quot;&quot;: &quot;&quot;&quot;;[.G72];&quot;&quot;&quot;, &quot;&quot;Brand&quot;&quot;: &quot;&quot;&quot;;[.D72];&quot;&quot;&quot;, &quot;&quot;Ev. fr. pin?&quot;&quot;: &quot;;[.AH72];&quot;, &quot;&quot;Weight&quot;&quot;: &quot;;[.Y72];&quot;, &quot;&quot;Spec&quot;&quot;: &quot;&quot;&quot;;[.J72];&quot;&quot;&quot;, &quot;&quot;Inflicts HP Drain?&quot;&quot;: &quot;;[.AI72];&quot;, &quot;&quot;Eden?&quot;&quot;: &quot;;[.AJ72];&quot; },&quot;)" office:value-type="string" office:string-value="0x46: { &quot;ID&quot;: 0x46, &quot;Name&quot;: &quot;Shock Warning&quot;, &quot;MaxLevel&quot;: 5, &quot;Mingle?&quot;: 0, &quot;Psych&quot;: &quot;Shockwave&quot;, &quot;Element&quot;: &quot;Pos&quot;, &quot;Brand&quot;: &quot;Mus Rattus&quot;, &quot;Ev. fr. pin?&quot;: 0, &quot;Weight&quot;: 5, &quot;Spec&quot;: &quot;Attack&quot;, &quot;Inflicts HP Drain?&quot;: 0, &quot;Eden?&quot;: 0 }," calcext:value-type="string">
            <text:p>0x46: { "ID": 0x46, "Name": "Shock Warning", "MaxLevel": 5, "Mingle?": 0, "Psych": "Shockwave", "Element": "Pos", "Brand": "Mus Rattus", "Ev. fr. pin?": 0, "Weight": 5, "Spec": "Attack", "Inflicts HP Drain?": 0, "Eden?": 0 },</text:p>
          </table:table-cell>
        </table:table-row>
        <table:table-row table:style-name="ro2">
          <table:table-cell table:formula="of:=COM.MICROSOFT.CONCAT(&quot;0x&quot;; DEC2HEX([.B73] - 1))" office:value-type="string" office:string-value="0x47" calcext:value-type="string">
            <text:p>0x47</text:p>
          </table:table-cell>
          <table:table-cell office:value-type="string" calcext:value-type="string">
            <text:p><text:a xlink:href="../../../../../../../wiki/Pin_072" xlink:type="simple">072</text:a></text:p>
          </table:table-cell>
          <table:table-cell office:value-type="string" calcext:value-type="string">
            <text:p>Kinetic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table:number-columns-repeated="4" office:value-type="float" office:value="0" calcext:value-type="float">
            <text:p>0</text:p>
          </table:table-cell>
          <table:table-cell table:formula="of:=COM.MICROSOFT.CONCAT([.A73];&quot;: { &quot;&quot;ID&quot;&quot;: &quot;;[.A73];&quot;, &quot;&quot;Name&quot;&quot;: &quot;&quot;&quot;;[.C73];&quot;&quot;&quot;, &quot;&quot;MaxLevel&quot;&quot;: &quot;;[.T73];&quot;, &quot;&quot;Mingle?&quot;&quot;: &quot;;[.AG73];&quot;, &quot;&quot;Psych&quot;&quot;: &quot;&quot;&quot;;[.H73];&quot;&quot;&quot;&quot;; ;&quot;, &quot;&quot;Element&quot;&quot;: &quot;&quot;&quot;;[.G73];&quot;&quot;&quot;, &quot;&quot;Brand&quot;&quot;: &quot;&quot;&quot;;[.D73];&quot;&quot;&quot;, &quot;&quot;Ev. fr. pin?&quot;&quot;: &quot;;[.AH73];&quot;, &quot;&quot;Weight&quot;&quot;: &quot;;[.Y73];&quot;, &quot;&quot;Spec&quot;&quot;: &quot;&quot;&quot;;[.J73];&quot;&quot;&quot;, &quot;&quot;Inflicts HP Drain?&quot;&quot;: &quot;;[.AI73];&quot;, &quot;&quot;Eden?&quot;&quot;: &quot;;[.AJ73];&quot; },&quot;)" office:value-type="string" office:string-value="0x47: { &quot;ID&quot;: 0x47, &quot;Name&quot;: &quot;Kinetic Warning&quot;, &quot;MaxLevel&quot;: 5, &quot;Mingle?&quot;: 0, &quot;Psych&quot;: &quot;Psychokinesis&quot;, &quot;Element&quot;: &quot;Neu&quot;, &quot;Brand&quot;: &quot;Mus Rattus&quot;, &quot;Ev. fr. pin?&quot;: 0, &quot;Weight&quot;: 5, &quot;Spec&quot;: &quot;Attack&quot;, &quot;Inflicts HP Drain?&quot;: 0, &quot;Eden?&quot;: 0 }," calcext:value-type="string">
            <text:p>0x47: { "ID": 0x47, "Name": "Kinetic Warning", "MaxLevel": 5, "Mingle?": 0, "Psych": "Psychokinesis", "Element": "Neu", "Brand": "Mus Rattus", "Ev. fr. pin?": 0, "Weight": 5, "Spec": "Attack", "Inflicts HP Drain?": 0, "Eden?": 0 },</text:p>
          </table:table-cell>
        </table:table-row>
        <table:table-row table:style-name="ro2">
          <table:table-cell table:formula="of:=COM.MICROSOFT.CONCAT(&quot;0x&quot;; DEC2HEX([.B74] - 1))" office:value-type="string" office:string-value="0x48" calcext:value-type="string">
            <text:p>0x48</text:p>
          </table:table-cell>
          <table:table-cell office:value-type="string" calcext:value-type="string">
            <text:p><text:a xlink:href="../../../../../../../wiki/Pin_073" xlink:type="simple">073</text:a></text:p>
          </table:table-cell>
          <table:table-cell office:value-type="string" calcext:value-type="string">
            <text:p>Impact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old by 104.</text:p>
            <text:p>Sold by Molco.</text:p>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empty space to drop a boulder on that position. Inflicts damage on contact. Rapidly tap to rain more stones down. </text:p>
          </table:table-cell>
          <table:table-cell table:number-columns-repeated="4" office:value-type="float" office:value="0" calcext:value-type="float">
            <text:p>0</text:p>
          </table:table-cell>
          <table:table-cell table:formula="of:=COM.MICROSOFT.CONCAT([.A74];&quot;: { &quot;&quot;ID&quot;&quot;: &quot;;[.A74];&quot;, &quot;&quot;Name&quot;&quot;: &quot;&quot;&quot;;[.C74];&quot;&quot;&quot;, &quot;&quot;MaxLevel&quot;&quot;: &quot;;[.T74];&quot;, &quot;&quot;Mingle?&quot;&quot;: &quot;;[.AG74];&quot;, &quot;&quot;Psych&quot;&quot;: &quot;&quot;&quot;;[.H74];&quot;&quot;&quot;&quot;; ;&quot;, &quot;&quot;Element&quot;&quot;: &quot;&quot;&quot;;[.G74];&quot;&quot;&quot;, &quot;&quot;Brand&quot;&quot;: &quot;&quot;&quot;;[.D74];&quot;&quot;&quot;, &quot;&quot;Ev. fr. pin?&quot;&quot;: &quot;;[.AH74];&quot;, &quot;&quot;Weight&quot;&quot;: &quot;;[.Y74];&quot;, &quot;&quot;Spec&quot;&quot;: &quot;&quot;&quot;;[.J74];&quot;&quot;&quot;, &quot;&quot;Inflicts HP Drain?&quot;&quot;: &quot;;[.AI74];&quot;, &quot;&quot;Eden?&quot;&quot;: &quot;;[.AJ74];&quot; },&quot;)" office:value-type="string" office:string-value="0x48: { &quot;ID&quot;: 0x48, &quot;Name&quot;: &quot;Impact Warning&quot;, &quot;MaxLevel&quot;: 5, &quot;Mingle?&quot;: 0, &quot;Psych&quot;: &quot;Apport&quot;, &quot;Element&quot;: &quot;Neg&quot;, &quot;Brand&quot;: &quot;Mus Rattus&quot;, &quot;Ev. fr. pin?&quot;: 0, &quot;Weight&quot;: 5, &quot;Spec&quot;: &quot;Attack&quot;, &quot;Inflicts HP Drain?&quot;: 0, &quot;Eden?&quot;: 0 }," calcext:value-type="string">
            <text:p>0x48: { "ID": 0x48, "Name": "Impact Warning", "MaxLevel": 5, "Mingle?": 0, "Psych": "Apport", "Element": "Neg", "Brand": "Mus Rattus", "Ev. fr. pin?": 0, "Weight": 5, "Spec": "Attack", "Inflicts HP Drain?": 0, "Eden?": 0 },</text:p>
          </table:table-cell>
        </table:table-row>
        <table:table-row table:style-name="ro2">
          <table:table-cell table:formula="of:=COM.MICROSOFT.CONCAT(&quot;0x&quot;; DEC2HEX([.B75] - 1))" office:value-type="string" office:string-value="0x49" calcext:value-type="string">
            <text:p>0x49</text:p>
          </table:table-cell>
          <table:table-cell office:value-type="string" calcext:value-type="string">
            <text:p><text:a xlink:href="../../../../../../../wiki/Pin_074" xlink:type="simple">074</text:a></text:p>
          </table:table-cell>
          <table:table-cell office:value-type="string" calcext:value-type="string">
            <text:p>Storm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4" office:value-type="float" office:value="0" calcext:value-type="float">
            <text:p>0</text:p>
          </table:table-cell>
          <table:table-cell table:formula="of:=COM.MICROSOFT.CONCAT([.A75];&quot;: { &quot;&quot;ID&quot;&quot;: &quot;;[.A75];&quot;, &quot;&quot;Name&quot;&quot;: &quot;&quot;&quot;;[.C75];&quot;&quot;&quot;, &quot;&quot;MaxLevel&quot;&quot;: &quot;;[.T75];&quot;, &quot;&quot;Mingle?&quot;&quot;: &quot;;[.AG75];&quot;, &quot;&quot;Psych&quot;&quot;: &quot;&quot;&quot;;[.H75];&quot;&quot;&quot;&quot;; ;&quot;, &quot;&quot;Element&quot;&quot;: &quot;&quot;&quot;;[.G75];&quot;&quot;&quot;, &quot;&quot;Brand&quot;&quot;: &quot;&quot;&quot;;[.D75];&quot;&quot;&quot;, &quot;&quot;Ev. fr. pin?&quot;&quot;: &quot;;[.AH75];&quot;, &quot;&quot;Weight&quot;&quot;: &quot;;[.Y75];&quot;, &quot;&quot;Spec&quot;&quot;: &quot;&quot;&quot;;[.J75];&quot;&quot;&quot;, &quot;&quot;Inflicts HP Drain?&quot;&quot;: &quot;;[.AI75];&quot;, &quot;&quot;Eden?&quot;&quot;: &quot;;[.AJ75];&quot; },&quot;)" office:value-type="string" office:string-value="0x49: { &quot;ID&quot;: 0x49, &quot;Name&quot;: &quot;Storm Warning&quot;, &quot;MaxLevel&quot;: 5, &quot;Mingle?&quot;: 0, &quot;Psych&quot;: &quot;Thunderbolt&quot;, &quot;Element&quot;: &quot;Neg&quot;, &quot;Brand&quot;: &quot;Mus Rattus&quot;, &quot;Ev. fr. pin?&quot;: 0, &quot;Weight&quot;: 5, &quot;Spec&quot;: &quot;Attack&quot;, &quot;Inflicts HP Drain?&quot;: 0, &quot;Eden?&quot;: 0 }," calcext:value-type="string">
            <text:p>0x49: { "ID": 0x49, "Name": "Storm Warning", "MaxLevel": 5, "Mingle?": 0, "Psych": "Thunderbolt", "Element": "Neg", "Brand": "Mus Rattus", "Ev. fr. pin?": 0, "Weight": 5, "Spec": "Attack", "Inflicts HP Drain?": 0, "Eden?": 0 },</text:p>
          </table:table-cell>
        </table:table-row>
        <table:table-row table:style-name="ro2">
          <table:table-cell table:formula="of:=COM.MICROSOFT.CONCAT(&quot;0x&quot;; DEC2HEX([.B76] - 1))" office:value-type="string" office:string-value="0x4A" calcext:value-type="string">
            <text:p>0x4A</text:p>
          </table:table-cell>
          <table:table-cell office:value-type="string" calcext:value-type="string">
            <text:p><text:a xlink:href="../../../../../../../wiki/Pin_075" xlink:type="simple">075</text:a></text:p>
          </table:table-cell>
          <table:table-cell office:value-type="string" calcext:value-type="string">
            <text:p>Electric Warning</text:p>
          </table:table-cell>
          <table:table-cell office:value-type="string" calcext:value-type="string">
            <text:p>Mus Rattus</text:p>
          </table:table-cell>
          <table:table-cell office:value-type="float" office:value="1250" calcext:value-type="float">
            <text:p>1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30" calcext:value-type="float">
            <text:p>13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Event Another Day Pi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launch two bolts of lightning in that direction. Inflicts damage on contact. </text:p>
          </table:table-cell>
          <table:table-cell table:number-columns-repeated="4" office:value-type="float" office:value="0" calcext:value-type="float">
            <text:p>0</text:p>
          </table:table-cell>
          <table:table-cell table:formula="of:=COM.MICROSOFT.CONCAT([.A76];&quot;: { &quot;&quot;ID&quot;&quot;: &quot;;[.A76];&quot;, &quot;&quot;Name&quot;&quot;: &quot;&quot;&quot;;[.C76];&quot;&quot;&quot;, &quot;&quot;MaxLevel&quot;&quot;: &quot;;[.T76];&quot;, &quot;&quot;Mingle?&quot;&quot;: &quot;;[.AG76];&quot;, &quot;&quot;Psych&quot;&quot;: &quot;&quot;&quot;;[.H76];&quot;&quot;&quot;&quot;; ;&quot;, &quot;&quot;Element&quot;&quot;: &quot;&quot;&quot;;[.G76];&quot;&quot;&quot;, &quot;&quot;Brand&quot;&quot;: &quot;&quot;&quot;;[.D76];&quot;&quot;&quot;, &quot;&quot;Ev. fr. pin?&quot;&quot;: &quot;;[.AH76];&quot;, &quot;&quot;Weight&quot;&quot;: &quot;;[.Y76];&quot;, &quot;&quot;Spec&quot;&quot;: &quot;&quot;&quot;;[.J76];&quot;&quot;&quot;, &quot;&quot;Inflicts HP Drain?&quot;&quot;: &quot;;[.AI76];&quot;, &quot;&quot;Eden?&quot;&quot;: &quot;;[.AJ76];&quot; },&quot;)" office:value-type="string" office:string-value="0x4A: { &quot;ID&quot;: 0x4A, &quot;Name&quot;: &quot;Electric Warning&quot;, &quot;MaxLevel&quot;: 1, &quot;Mingle?&quot;: 0, &quot;Psych&quot;: &quot;Lightning Arrester&quot;, &quot;Element&quot;: &quot;Neg&quot;, &quot;Brand&quot;: &quot;Mus Rattus&quot;, &quot;Ev. fr. pin?&quot;: 0, &quot;Weight&quot;: 5, &quot;Spec&quot;: &quot;Attack&quot;, &quot;Inflicts HP Drain?&quot;: 0, &quot;Eden?&quot;: 0 }," calcext:value-type="string">
            <text:p>0x4A: { "ID": 0x4A, "Name": "Electric Warning", "MaxLevel": 1, "Mingle?": 0, "Psych": "Lightning Arrester", "Element": "Neg", "Brand": "Mus Rattus", "Ev. fr. pin?": 0, "Weight": 5, "Spec": "Attack", "Inflicts HP Drain?": 0, "Eden?": 0 },</text:p>
          </table:table-cell>
        </table:table-row>
        <table:table-row table:style-name="ro2">
          <table:table-cell table:formula="of:=COM.MICROSOFT.CONCAT(&quot;0x&quot;; DEC2HEX([.B77] - 1))" office:value-type="string" office:string-value="0x4B" calcext:value-type="string">
            <text:p>0x4B</text:p>
          </table:table-cell>
          <table:table-cell office:value-type="string" calcext:value-type="string">
            <text:p><text:a xlink:href="../../../../../../../wiki/Pin_076" xlink:type="simple">076</text:a></text:p>
          </table:table-cell>
          <table:table-cell office:value-type="string" calcext:value-type="string">
            <text:p>Teleport Warning</text:p>
          </table:table-cell>
          <table:table-cell office:value-type="string" calcext:value-type="string">
            <text:p>Mus Rattus</text:p>
          </table:table-cell>
          <table:table-cell office:value-type="float" office:value="3300" calcext:value-type="float">
            <text:p>33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3" calcext:value-type="float">
            <text:p>1.3</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44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Drag Neku into a dash and he will vanish, rendering himself impervious to enemy attack. </text:p>
          </table:table-cell>
          <table:table-cell table:number-columns-repeated="4" office:value-type="float" office:value="0" calcext:value-type="float">
            <text:p>0</text:p>
          </table:table-cell>
          <table:table-cell table:formula="of:=COM.MICROSOFT.CONCAT([.A77];&quot;: { &quot;&quot;ID&quot;&quot;: &quot;;[.A77];&quot;, &quot;&quot;Name&quot;&quot;: &quot;&quot;&quot;;[.C77];&quot;&quot;&quot;, &quot;&quot;MaxLevel&quot;&quot;: &quot;;[.T77];&quot;, &quot;&quot;Mingle?&quot;&quot;: &quot;;[.AG77];&quot;, &quot;&quot;Psych&quot;&quot;: &quot;&quot;&quot;;[.H77];&quot;&quot;&quot;&quot;; ;&quot;, &quot;&quot;Element&quot;&quot;: &quot;&quot;&quot;;[.G77];&quot;&quot;&quot;, &quot;&quot;Brand&quot;&quot;: &quot;&quot;&quot;;[.D77];&quot;&quot;&quot;, &quot;&quot;Ev. fr. pin?&quot;&quot;: &quot;;[.AH77];&quot;, &quot;&quot;Weight&quot;&quot;: &quot;;[.Y77];&quot;, &quot;&quot;Spec&quot;&quot;: &quot;&quot;&quot;;[.J77];&quot;&quot;&quot;, &quot;&quot;Inflicts HP Drain?&quot;&quot;: &quot;;[.AI77];&quot;, &quot;&quot;Eden?&quot;&quot;: &quot;;[.AJ77];&quot; },&quot;)" office:value-type="string" office:string-value="0x4B: { &quot;ID&quot;: 0x4B, &quot;Name&quot;: &quot;Teleport Warning&quot;, &quot;MaxLevel&quot;: 3, &quot;Mingle?&quot;: 0, &quot;Psych&quot;: &quot;Invisibility&quot;, &quot;Element&quot;: &quot;---&quot;, &quot;Brand&quot;: &quot;Mus Rattus&quot;, &quot;Ev. fr. pin?&quot;: 0, &quot;Weight&quot;: 5, &quot;Spec&quot;: &quot;---&quot;, &quot;Inflicts HP Drain?&quot;: 0, &quot;Eden?&quot;: 0 }," calcext:value-type="string">
            <text:p>0x4B: { "ID": 0x4B, "Name": "Teleport Warning", "MaxLevel": 3, "Mingle?": 0, "Psych": "Invisibility", "Element": "---", "Brand": "Mus Rattus", "Ev. fr. pin?": 0, "Weight": 5, "Spec": "---", "Inflicts HP Drain?": 0, "Eden?": 0 },</text:p>
          </table:table-cell>
        </table:table-row>
        <table:table-row table:style-name="ro4">
          <table:table-cell table:formula="of:=COM.MICROSOFT.CONCAT(&quot;0x&quot;; DEC2HEX([.B78] - 1))" office:value-type="string" office:string-value="0x4C" calcext:value-type="string">
            <text:p>0x4C</text:p>
          </table:table-cell>
          <table:table-cell office:value-type="string" calcext:value-type="string">
            <text:p><text:a xlink:href="../../../../../../../wiki/Pin_077" xlink:type="simple">077</text:a></text:p>
          </table:table-cell>
          <table:table-cell office:value-type="string" calcext:value-type="string">
            <text:p>Shout</text:p>
          </table:table-cell>
          <table:table-cell office:value-type="string" calcext:value-type="string">
            <text:p>Mus Rattus</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34" calcext:value-type="float">
            <text:p>134</text:p>
          </table:table-cell>
          <table:table-cell office:value-type="float" office:value="5" calcext:value-type="float">
            <text:p>5</text:p>
          </table:table-cell>
          <table:table-cell office:value-type="string" calcext:value-type="string">
            <text:p>s</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4" office:value-type="float" office:value="0" calcext:value-type="float">
            <text:p>0</text:p>
          </table:table-cell>
          <table:table-cell table:formula="of:=COM.MICROSOFT.CONCAT([.A78];&quot;: { &quot;&quot;ID&quot;&quot;: &quot;;[.A78];&quot;, &quot;&quot;Name&quot;&quot;: &quot;&quot;&quot;;[.C78];&quot;&quot;&quot;, &quot;&quot;MaxLevel&quot;&quot;: &quot;;[.T78];&quot;, &quot;&quot;Mingle?&quot;&quot;: &quot;;[.AG78];&quot;, &quot;&quot;Psych&quot;&quot;: &quot;&quot;&quot;;[.H78];&quot;&quot;&quot;&quot;; ;&quot;, &quot;&quot;Element&quot;&quot;: &quot;&quot;&quot;;[.G78];&quot;&quot;&quot;, &quot;&quot;Brand&quot;&quot;: &quot;&quot;&quot;;[.D78];&quot;&quot;&quot;, &quot;&quot;Ev. fr. pin?&quot;&quot;: &quot;;[.AH78];&quot;, &quot;&quot;Weight&quot;&quot;: &quot;;[.Y78];&quot;, &quot;&quot;Spec&quot;&quot;: &quot;&quot;&quot;;[.J78];&quot;&quot;&quot;, &quot;&quot;Inflicts HP Drain?&quot;&quot;: &quot;;[.AI78];&quot;, &quot;&quot;Eden?&quot;&quot;: &quot;;[.AJ78];&quot; },&quot;)" office:value-type="string" office:string-value="0x4C: { &quot;ID&quot;: 0x4C, &quot;Name&quot;: &quot;Shout&quot;, &quot;MaxLevel&quot;: 5, &quot;Mingle?&quot;: 0, &quot;Psych&quot;: &quot;Street Jam&quot;, &quot;Element&quot;: &quot;Neg&quot;, &quot;Brand&quot;: &quot;Mus Rattus&quot;, &quot;Ev. fr. pin?&quot;: 0, &quot;Weight&quot;: 5, &quot;Spec&quot;: &quot;Attack&quot;, &quot;Inflicts HP Drain?&quot;: 0, &quot;Eden?&quot;: 0 }," calcext:value-type="string">
            <text:p>0x4C: { "ID": 0x4C, "Name": "Shout", "MaxLevel": 5, "Mingle?": 0, "Psych": "Street Jam", "Element": "Neg", "Brand": "Mus Rattus", "Ev. fr. pin?": 0, "Weight": 5, "Spec": "Attack", "Inflicts HP Drain?": 0, "Eden?": 0 },</text:p>
          </table:table-cell>
        </table:table-row>
        <table:table-row table:style-name="ro2">
          <table:table-cell table:formula="of:=COM.MICROSOFT.CONCAT(&quot;0x&quot;; DEC2HEX([.B79] - 1))" office:value-type="string" office:string-value="0x4D" calcext:value-type="string">
            <text:p>0x4D</text:p>
          </table:table-cell>
          <table:table-cell office:value-type="string" calcext:value-type="string">
            <text:p><text:a xlink:href="../../../../../../../wiki/Pin_078" xlink:type="simple">078</text:a></text:p>
          </table:table-cell>
          <table:table-cell office:value-type="string" calcext:value-type="string">
            <text:p>Psych Support</text:p>
          </table:table-cell>
          <table:table-cell office:value-type="string" calcext:value-type="string">
            <text:p>Mus Rattus</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2B"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4" office:value-type="float" office:value="0" calcext:value-type="float">
            <text:p>0</text:p>
          </table:table-cell>
          <table:table-cell table:formula="of:=COM.MICROSOFT.CONCAT([.A79];&quot;: { &quot;&quot;ID&quot;&quot;: &quot;;[.A79];&quot;, &quot;&quot;Name&quot;&quot;: &quot;&quot;&quot;;[.C79];&quot;&quot;&quot;, &quot;&quot;MaxLevel&quot;&quot;: &quot;;[.T79];&quot;, &quot;&quot;Mingle?&quot;&quot;: &quot;;[.AG79];&quot;, &quot;&quot;Psych&quot;&quot;: &quot;&quot;&quot;;[.H79];&quot;&quot;&quot;&quot;; ;&quot;, &quot;&quot;Element&quot;&quot;: &quot;&quot;&quot;;[.G79];&quot;&quot;&quot;, &quot;&quot;Brand&quot;&quot;: &quot;&quot;&quot;;[.D79];&quot;&quot;&quot;, &quot;&quot;Ev. fr. pin?&quot;&quot;: &quot;;[.AH79];&quot;, &quot;&quot;Weight&quot;&quot;: &quot;;[.Y79];&quot;, &quot;&quot;Spec&quot;&quot;: &quot;&quot;&quot;;[.J79];&quot;&quot;&quot;, &quot;&quot;Inflicts HP Drain?&quot;&quot;: &quot;;[.AI79];&quot;, &quot;&quot;Eden?&quot;&quot;: &quot;;[.AJ79];&quot; },&quot;)" office:value-type="string" office:string-value="0x4D: { &quot;ID&quot;: 0x4D, &quot;Name&quot;: &quot;Psych Support&quot;, &quot;MaxLevel&quot;: 3, &quot;Mingle?&quot;: 0, &quot;Psych&quot;: &quot;Supply Boost+&quot;, &quot;Element&quot;: &quot;Abi&quot;, &quot;Brand&quot;: &quot;Mus Rattus&quot;, &quot;Ev. fr. pin?&quot;: 0, &quot;Weight&quot;: 5, &quot;Spec&quot;: &quot;---&quot;, &quot;Inflicts HP Drain?&quot;: 0, &quot;Eden?&quot;: 0 }," calcext:value-type="string">
            <text:p>0x4D: { "ID": 0x4D, "Name": "Psych Support", "MaxLevel": 3, "Mingle?": 0, "Psych": "Supply Boost+", "Element": "Abi", "Brand": "Mus Rattus", "Ev. fr. pin?": 0, "Weight": 5, "Spec": "---", "Inflicts HP Drain?": 0, "Eden?": 0 },</text:p>
          </table:table-cell>
        </table:table-row>
        <table:table-row table:style-name="ro3">
          <table:table-cell table:formula="of:=COM.MICROSOFT.CONCAT(&quot;0x&quot;; DEC2HEX([.B80] - 1))" office:value-type="string" office:string-value="0x4E" calcext:value-type="string">
            <text:p>0x4E</text:p>
          </table:table-cell>
          <table:table-cell office:value-type="string" calcext:value-type="string">
            <text:p><text:a xlink:href="../../../../../../../wiki/Pin_079" xlink:type="simple">079</text:a></text:p>
          </table:table-cell>
          <table:table-cell office:value-type="string" calcext:value-type="string">
            <text:p>Stopper Spark</text:p>
          </table:table-cell>
          <table:table-cell office:value-type="string" calcext:value-type="string">
            <text:p>Mus Rattus</text:p>
          </table:table-cell>
          <table:table-cell office:value-type="float" office:value="7500" calcext:value-type="float">
            <text:p>7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2B"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AMX).</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ways <text:a xlink:href="../../../../../../../wiki/Immobility" xlink:type="simple">Immobilizes</text:a> enemies at the start of battle. (Some enemies may be immune.) </text:p>
          </table:table-cell>
          <table:table-cell table:number-columns-repeated="4" office:value-type="float" office:value="0" calcext:value-type="float">
            <text:p>0</text:p>
          </table:table-cell>
          <table:table-cell table:formula="of:=COM.MICROSOFT.CONCAT([.A80];&quot;: { &quot;&quot;ID&quot;&quot;: &quot;;[.A80];&quot;, &quot;&quot;Name&quot;&quot;: &quot;&quot;&quot;;[.C80];&quot;&quot;&quot;, &quot;&quot;MaxLevel&quot;&quot;: &quot;;[.T80];&quot;, &quot;&quot;Mingle?&quot;&quot;: &quot;;[.AG80];&quot;, &quot;&quot;Psych&quot;&quot;: &quot;&quot;&quot;;[.H80];&quot;&quot;&quot;&quot;; ;&quot;, &quot;&quot;Element&quot;&quot;: &quot;&quot;&quot;;[.G80];&quot;&quot;&quot;, &quot;&quot;Brand&quot;&quot;: &quot;&quot;&quot;;[.D80];&quot;&quot;&quot;, &quot;&quot;Ev. fr. pin?&quot;&quot;: &quot;;[.AH80];&quot;, &quot;&quot;Weight&quot;&quot;: &quot;;[.Y80];&quot;, &quot;&quot;Spec&quot;&quot;: &quot;&quot;&quot;;[.J80];&quot;&quot;&quot;, &quot;&quot;Inflicts HP Drain?&quot;&quot;: &quot;;[.AI80];&quot;, &quot;&quot;Eden?&quot;&quot;: &quot;;[.AJ80];&quot; },&quot;)" office:value-type="string" office:string-value="0x4E: { &quot;ID&quot;: 0x4E, &quot;Name&quot;: &quot;Stopper Spark&quot;, &quot;MaxLevel&quot;: 1, &quot;Mingle?&quot;: 0, &quot;Psych&quot;: &quot;Doomed Mobility+&quot;, &quot;Element&quot;: &quot;Abi&quot;, &quot;Brand&quot;: &quot;Mus Rattus&quot;, &quot;Ev. fr. pin?&quot;: 0, &quot;Weight&quot;: 5, &quot;Spec&quot;: &quot;---&quot;, &quot;Inflicts HP Drain?&quot;: 0, &quot;Eden?&quot;: 0 }," calcext:value-type="string">
            <text:p>0x4E: { "ID": 0x4E, "Name": "Stopper Spark", "MaxLevel": 1, "Mingle?": 0, "Psych": "Doomed Mobility+", "Element": "Abi", "Brand": "Mus Rattus", "Ev. fr. pin?": 0, "Weight": 5, "Spec": "---", "Inflicts HP Drain?": 0, "Eden?": 0 },</text:p>
          </table:table-cell>
        </table:table-row>
        <table:table-row table:style-name="ro3">
          <table:table-cell table:formula="of:=COM.MICROSOFT.CONCAT(&quot;0x&quot;; DEC2HEX([.B81] - 1))" office:value-type="string" office:string-value="0x4F" calcext:value-type="string">
            <text:p>0x4F</text:p>
          </table:table-cell>
          <table:table-cell office:value-type="string" calcext:value-type="string">
            <text:p><text:a xlink:href="../../../../../../../wiki/Pin_080" xlink:type="simple">080</text:a></text:p>
          </table:table-cell>
          <table:table-cell table:number-columns-repeated="2" office:value-type="string" calcext:value-type="string">
            <text:p>Mus Rattu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MR" xlink:type="simple">Resonance: M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Mus Rattus pins Neku is wearing. </text:p>
          </table:table-cell>
          <table:table-cell table:number-columns-repeated="4" office:value-type="float" office:value="0" calcext:value-type="float">
            <text:p>0</text:p>
          </table:table-cell>
          <table:table-cell table:formula="of:=COM.MICROSOFT.CONCAT([.A81];&quot;: { &quot;&quot;ID&quot;&quot;: &quot;;[.A81];&quot;, &quot;&quot;Name&quot;&quot;: &quot;&quot;&quot;;[.C81];&quot;&quot;&quot;, &quot;&quot;MaxLevel&quot;&quot;: &quot;;[.T81];&quot;, &quot;&quot;Mingle?&quot;&quot;: &quot;;[.AG81];&quot;, &quot;&quot;Psych&quot;&quot;: &quot;&quot;&quot;;[.H81];&quot;&quot;&quot;&quot;; ;&quot;, &quot;&quot;Element&quot;&quot;: &quot;&quot;&quot;;[.G81];&quot;&quot;&quot;, &quot;&quot;Brand&quot;&quot;: &quot;&quot;&quot;;[.D81];&quot;&quot;&quot;, &quot;&quot;Ev. fr. pin?&quot;&quot;: &quot;;[.AH81];&quot;, &quot;&quot;Weight&quot;&quot;: &quot;;[.Y81];&quot;, &quot;&quot;Spec&quot;&quot;: &quot;&quot;&quot;;[.J81];&quot;&quot;&quot;, &quot;&quot;Inflicts HP Drain?&quot;&quot;: &quot;;[.AI81];&quot;, &quot;&quot;Eden?&quot;&quot;: &quot;;[.AJ81];&quot; },&quot;)" office:value-type="string" office:string-value="0x4F: { &quot;ID&quot;: 0x4F, &quot;Name&quot;: &quot;Mus Rattus&quot;, &quot;MaxLevel&quot;: 3, &quot;Mingle?&quot;: 0, &quot;Psych&quot;: &quot;Resonance: MR&quot;, &quot;Element&quot;: &quot;Abi&quot;, &quot;Brand&quot;: &quot;Mus Rattus&quot;, &quot;Ev. fr. pin?&quot;: 0, &quot;Weight&quot;: 5, &quot;Spec&quot;: &quot;---&quot;, &quot;Inflicts HP Drain?&quot;: 0, &quot;Eden?&quot;: 0 }," calcext:value-type="string">
            <text:p>0x4F: { "ID": 0x4F, "Name": "Mus Rattus", "MaxLevel": 3, "Mingle?": 0, "Psych": "Resonance: MR", "Element": "Abi", "Brand": "Mus Rattus", "Ev. fr. pin?": 0, "Weight": 5, "Spec": "---", "Inflicts HP Drain?": 0, "Eden?": 0 },</text:p>
          </table:table-cell>
        </table:table-row>
        <table:table-row table:style-name="ro4">
          <table:table-cell table:formula="of:=COM.MICROSOFT.CONCAT(&quot;0x&quot;; DEC2HEX([.B82] - 1))" office:value-type="string" office:string-value="0x50" calcext:value-type="string">
            <text:p>0x50</text:p>
          </table:table-cell>
          <table:table-cell office:value-type="string" calcext:value-type="string">
            <text:p><text:a xlink:href="../../../../../../../wiki/Pin_081" xlink:type="simple">081</text:a></text:p>
          </table:table-cell>
          <table:table-cell office:value-type="string" calcext:value-type="string">
            <text:p>Masamune</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AMX.</text:p>
            <text:p>Event W1D4, after boss.</text:p>
          </table:table-cell>
          <table:table-cell office:value-type="string" calcext:value-type="string">
            <text:p>M</text:p>
          </table:table-cell>
          <table:table-cell office:value-type="float" office:value="82" calcext:value-type="float">
            <text:p>82</text:p>
          </table:table-cell>
          <table:table-cell office:value-type="float" office:value="83" calcext:value-type="float">
            <text:p>83</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4" office:value-type="float" office:value="0" calcext:value-type="float">
            <text:p>0</text:p>
          </table:table-cell>
          <table:table-cell table:formula="of:=COM.MICROSOFT.CONCAT([.A82];&quot;: { &quot;&quot;ID&quot;&quot;: &quot;;[.A82];&quot;, &quot;&quot;Name&quot;&quot;: &quot;&quot;&quot;;[.C82];&quot;&quot;&quot;, &quot;&quot;MaxLevel&quot;&quot;: &quot;;[.T82];&quot;, &quot;&quot;Mingle?&quot;&quot;: &quot;;[.AG82];&quot;, &quot;&quot;Psych&quot;&quot;: &quot;&quot;&quot;;[.H82];&quot;&quot;&quot;&quot;; ;&quot;, &quot;&quot;Element&quot;&quot;: &quot;&quot;&quot;;[.G82];&quot;&quot;&quot;, &quot;&quot;Brand&quot;&quot;: &quot;&quot;&quot;;[.D82];&quot;&quot;&quot;, &quot;&quot;Ev. fr. pin?&quot;&quot;: &quot;;[.AH82];&quot;, &quot;&quot;Weight&quot;&quot;: &quot;;[.Y82];&quot;, &quot;&quot;Spec&quot;&quot;: &quot;&quot;&quot;;[.J82];&quot;&quot;&quot;, &quot;&quot;Inflicts HP Drain?&quot;&quot;: &quot;;[.AI82];&quot;, &quot;&quot;Eden?&quot;&quot;: &quot;;[.AJ82];&quot; },&quot;)" office:value-type="string" office:string-value="0x50: { &quot;ID&quot;: 0x50, &quot;Name&quot;: &quot;Masamune&quot;, &quot;MaxLevel&quot;: 7, &quot;Mingle?&quot;: 0, &quot;Psych&quot;: &quot;Shockwave&quot;, &quot;Element&quot;: &quot;Pos&quot;, &quot;Brand&quot;: &quot;Jupiter of the Monkey&quot;, &quot;Ev. fr. pin?&quot;: 0, &quot;Weight&quot;: 7, &quot;Spec&quot;: &quot;Attack&quot;, &quot;Inflicts HP Drain?&quot;: 0, &quot;Eden?&quot;: 0 }," calcext:value-type="string">
            <text:p>0x50: { "ID": 0x50, "Name": "Masamune", "MaxLevel": 7, "Mingle?": 0, "Psych": "Shockwave", "Element": "Pos", "Brand": "Jupiter of the Monkey", "Ev. fr. pin?": 0, "Weight": 7, "Spec": "Attack", "Inflicts HP Drain?": 0, "Eden?": 0 },</text:p>
          </table:table-cell>
        </table:table-row>
        <table:table-row table:style-name="ro4">
          <table:table-cell table:formula="of:=COM.MICROSOFT.CONCAT(&quot;0x&quot;; DEC2HEX([.B83] - 1))" office:value-type="string" office:string-value="0x51" calcext:value-type="string">
            <text:p>0x51</text:p>
          </table:table-cell>
          <table:table-cell office:value-type="string" calcext:value-type="string">
            <text:p><text:a xlink:href="../../../../../../../wiki/Pin_082" xlink:type="simple">082</text:a></text:p>
          </table:table-cell>
          <table:table-cell office:value-type="string" calcext:value-type="string">
            <text:p>Oni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Sold by J of the M Cat Street.</text:p>
          </table:table-cell>
          <table:table-cell office:value-type="string" calcext:value-type="string">
            <text:p>M</text:p>
          </table:table-cell>
          <table:table-cell office:value-type="float" office:value="84" calcext:value-type="float">
            <text:p>84</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83];&quot;: { &quot;&quot;ID&quot;&quot;: &quot;;[.A83];&quot;, &quot;&quot;Name&quot;&quot;: &quot;&quot;&quot;;[.C83];&quot;&quot;&quot;, &quot;&quot;MaxLevel&quot;&quot;: &quot;;[.T83];&quot;, &quot;&quot;Mingle?&quot;&quot;: &quot;;[.AG83];&quot;, &quot;&quot;Psych&quot;&quot;: &quot;&quot;&quot;;[.H83];&quot;&quot;&quot;&quot;; ;&quot;, &quot;&quot;Element&quot;&quot;: &quot;&quot;&quot;;[.G83];&quot;&quot;&quot;, &quot;&quot;Brand&quot;&quot;: &quot;&quot;&quot;;[.D83];&quot;&quot;&quot;, &quot;&quot;Ev. fr. pin?&quot;&quot;: &quot;;[.AH83];&quot;, &quot;&quot;Weight&quot;&quot;: &quot;;[.Y83];&quot;, &quot;&quot;Spec&quot;&quot;: &quot;&quot;&quot;;[.J83];&quot;&quot;&quot;, &quot;&quot;Inflicts HP Drain?&quot;&quot;: &quot;;[.AI83];&quot;, &quot;&quot;Eden?&quot;&quot;: &quot;;[.AJ83];&quot; },&quot;)" office:value-type="string" office:string-value="0x51: { &quot;ID&quot;: 0x51, &quot;Name&quot;: &quot;Onikiri&quot;, &quot;MaxLevel&quot;: 7, &quot;Mingle?&quot;: 0, &quot;Psych&quot;: &quot;Shockwave&quot;, &quot;Element&quot;: &quot;Pos&quot;, &quot;Brand&quot;: &quot;Jupiter of the Monkey&quot;, &quot;Ev. fr. pin?&quot;: 1, &quot;Weight&quot;: 7, &quot;Spec&quot;: &quot;Attack&quot;, &quot;Inflicts HP Drain?&quot;: 0, &quot;Eden?&quot;: 0 }," calcext:value-type="string">
            <text:p>0x51: { "ID": 0x51, "Name": "Onikiri", "MaxLevel": 7, "Mingle?": 0, "Psych": "Shockwave", "Element": "Pos", "Brand": "Jupiter of the Monkey", "Ev. fr. pin?": 1, "Weight": 7, "Spec": "Attack", "Inflicts HP Drain?": 0, "Eden?": 0 },</text:p>
          </table:table-cell>
        </table:table-row>
        <table:table-row table:style-name="ro4">
          <table:table-cell table:formula="of:=COM.MICROSOFT.CONCAT(&quot;0x&quot;; DEC2HEX([.B84] - 1))" office:value-type="string" office:string-value="0x52" calcext:value-type="string">
            <text:p>0x52</text:p>
          </table:table-cell>
          <table:table-cell office:value-type="string" calcext:value-type="string">
            <text:p><text:a xlink:href="../../../../../../../wiki/Pin_083" xlink:type="simple">083</text:a></text:p>
          </table:table-cell>
          <table:table-cell office:value-type="string" calcext:value-type="string">
            <text:p>Nene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Dropped by 27 E.</text:p>
          </table:table-cell>
          <table:table-cell office:value-type="string" calcext:value-type="string">
            <text:p>M</text:p>
          </table:table-cell>
          <table:table-cell office:value-type="float" office:value="85" calcext:value-type="float">
            <text:p>85</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9" calcext:value-type="float">
            <text:p>9</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84];&quot;: { &quot;&quot;ID&quot;&quot;: &quot;;[.A84];&quot;, &quot;&quot;Name&quot;&quot;: &quot;&quot;&quot;;[.C84];&quot;&quot;&quot;, &quot;&quot;MaxLevel&quot;&quot;: &quot;;[.T84];&quot;, &quot;&quot;Mingle?&quot;&quot;: &quot;;[.AG84];&quot;, &quot;&quot;Psych&quot;&quot;: &quot;&quot;&quot;;[.H84];&quot;&quot;&quot;&quot;; ;&quot;, &quot;&quot;Element&quot;&quot;: &quot;&quot;&quot;;[.G84];&quot;&quot;&quot;, &quot;&quot;Brand&quot;&quot;: &quot;&quot;&quot;;[.D84];&quot;&quot;&quot;, &quot;&quot;Ev. fr. pin?&quot;&quot;: &quot;;[.AH84];&quot;, &quot;&quot;Weight&quot;&quot;: &quot;;[.Y84];&quot;, &quot;&quot;Spec&quot;&quot;: &quot;&quot;&quot;;[.J84];&quot;&quot;&quot;, &quot;&quot;Inflicts HP Drain?&quot;&quot;: &quot;;[.AI84];&quot;, &quot;&quot;Eden?&quot;&quot;: &quot;;[.AJ84];&quot; },&quot;)" office:value-type="string" office:string-value="0x52: { &quot;ID&quot;: 0x52, &quot;Name&quot;: &quot;Nenekiri&quot;, &quot;MaxLevel&quot;: 7, &quot;Mingle?&quot;: 0, &quot;Psych&quot;: &quot;Shockwave&quot;, &quot;Element&quot;: &quot;Pos&quot;, &quot;Brand&quot;: &quot;Jupiter of the Monkey&quot;, &quot;Ev. fr. pin?&quot;: 1, &quot;Weight&quot;: 7, &quot;Spec&quot;: &quot;Attack&quot;, &quot;Inflicts HP Drain?&quot;: 0, &quot;Eden?&quot;: 0 }," calcext:value-type="string">
            <text:p>0x52: { "ID": 0x52, "Name": "Nenekiri", "MaxLevel": 7, "Mingle?": 0, "Psych": "Shockwave", "Element": "Pos", "Brand": "Jupiter of the Monkey", "Ev. fr. pin?": 1, "Weight": 7, "Spec": "Attack", "Inflicts HP Drain?": 0, "Eden?": 0 },</text:p>
          </table:table-cell>
        </table:table-row>
        <table:table-row table:style-name="ro4">
          <table:table-cell table:formula="of:=COM.MICROSOFT.CONCAT(&quot;0x&quot;; DEC2HEX([.B85] - 1))" office:value-type="string" office:string-value="0x53" calcext:value-type="string">
            <text:p>0x53</text:p>
          </table:table-cell>
          <table:table-cell office:value-type="string" calcext:value-type="string">
            <text:p><text:a xlink:href="../../../../../../../wiki/Pin_084" xlink:type="simple">084</text:a></text:p>
          </table:table-cell>
          <table:table-cell office:value-type="string" calcext:value-type="string">
            <text:p>Kanesada</text:p>
          </table:table-cell>
          <table:table-cell office:value-type="string" calcext:value-type="string">
            <text:p>Jupiter of the Monkey</text:p>
          </table:table-cell>
          <table:table-cell office:value-type="float" office:value="8000" calcext:value-type="float">
            <text:p>8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2" xlink:type="simple">082</text:a>.</text:p>
            <text:p>Sold by J of the M Cat Street.</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85];&quot;: { &quot;&quot;ID&quot;&quot;: &quot;;[.A85];&quot;, &quot;&quot;Name&quot;&quot;: &quot;&quot;&quot;;[.C85];&quot;&quot;&quot;, &quot;&quot;MaxLevel&quot;&quot;: &quot;;[.T85];&quot;, &quot;&quot;Mingle?&quot;&quot;: &quot;;[.AG85];&quot;, &quot;&quot;Psych&quot;&quot;: &quot;&quot;&quot;;[.H85];&quot;&quot;&quot;&quot;; ;&quot;, &quot;&quot;Element&quot;&quot;: &quot;&quot;&quot;;[.G85];&quot;&quot;&quot;, &quot;&quot;Brand&quot;&quot;: &quot;&quot;&quot;;[.D85];&quot;&quot;&quot;, &quot;&quot;Ev. fr. pin?&quot;&quot;: &quot;;[.AH85];&quot;, &quot;&quot;Weight&quot;&quot;: &quot;;[.Y85];&quot;, &quot;&quot;Spec&quot;&quot;: &quot;&quot;&quot;;[.J85];&quot;&quot;&quot;, &quot;&quot;Inflicts HP Drain?&quot;&quot;: &quot;;[.AI85];&quot;, &quot;&quot;Eden?&quot;&quot;: &quot;;[.AJ85];&quot; },&quot;)" office:value-type="string" office:string-value="0x53: { &quot;ID&quot;: 0x53, &quot;Name&quot;: &quot;Kanesada&quot;, &quot;MaxLevel&quot;: 7, &quot;Mingle?&quot;: 0, &quot;Psych&quot;: &quot;Shockwave&quot;, &quot;Element&quot;: &quot;Pos&quot;, &quot;Brand&quot;: &quot;Jupiter of the Monkey&quot;, &quot;Ev. fr. pin?&quot;: 1, &quot;Weight&quot;: 7, &quot;Spec&quot;: &quot;Attack&quot;, &quot;Inflicts HP Drain?&quot;: 0, &quot;Eden?&quot;: 0 }," calcext:value-type="string">
            <text:p>0x53: { "ID": 0x53, "Name": "Kanesada", "MaxLevel": 7, "Mingle?": 0, "Psych": "Shockwave", "Element": "Pos", "Brand": "Jupiter of the Monkey", "Ev. fr. pin?": 1, "Weight": 7, "Spec": "Attack", "Inflicts HP Drain?": 0, "Eden?": 0 },</text:p>
          </table:table-cell>
        </table:table-row>
        <table:table-row table:style-name="ro4">
          <table:table-cell table:formula="of:=COM.MICROSOFT.CONCAT(&quot;0x&quot;; DEC2HEX([.B86] - 1))" office:value-type="string" office:string-value="0x54" calcext:value-type="string">
            <text:p>0x54</text:p>
          </table:table-cell>
          <table:table-cell office:value-type="string" calcext:value-type="string">
            <text:p><text:a xlink:href="../../../../../../../wiki/Pin_085" xlink:type="simple">085</text:a></text:p>
          </table:table-cell>
          <table:table-cell office:value-type="string" calcext:value-type="string">
            <text:p>Enju</text:p>
          </table:table-cell>
          <table:table-cell office:value-type="string" calcext:value-type="string">
            <text:p>Jupiter of the Monkey</text:p>
          </table:table-cell>
          <table:table-cell office:value-type="float" office:value="6950" calcext:value-type="float">
            <text:p>69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1" calcext:value-type="float">
            <text:p>81</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3" xlink:type="simple">083</text:a>.</text:p>
            <text:p>Dropped by 62 N.</text:p>
          </table:table-cell>
          <table:table-cell office:value-type="string" calcext:value-type="string">
            <text:p>M</text:p>
          </table:table-cell>
          <table:table-cell office:value-type="float" office:value="86" calcext:value-type="float">
            <text:p>86</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86];&quot;: { &quot;&quot;ID&quot;&quot;: &quot;;[.A86];&quot;, &quot;&quot;Name&quot;&quot;: &quot;&quot;&quot;;[.C86];&quot;&quot;&quot;, &quot;&quot;MaxLevel&quot;&quot;: &quot;;[.T86];&quot;, &quot;&quot;Mingle?&quot;&quot;: &quot;;[.AG86];&quot;, &quot;&quot;Psych&quot;&quot;: &quot;&quot;&quot;;[.H86];&quot;&quot;&quot;&quot;; ;&quot;, &quot;&quot;Element&quot;&quot;: &quot;&quot;&quot;;[.G86];&quot;&quot;&quot;, &quot;&quot;Brand&quot;&quot;: &quot;&quot;&quot;;[.D86];&quot;&quot;&quot;, &quot;&quot;Ev. fr. pin?&quot;&quot;: &quot;;[.AH86];&quot;, &quot;&quot;Weight&quot;&quot;: &quot;;[.Y86];&quot;, &quot;&quot;Spec&quot;&quot;: &quot;&quot;&quot;;[.J86];&quot;&quot;&quot;, &quot;&quot;Inflicts HP Drain?&quot;&quot;: &quot;;[.AI86];&quot;, &quot;&quot;Eden?&quot;&quot;: &quot;;[.AJ86];&quot; },&quot;)" office:value-type="string" office:string-value="0x54: { &quot;ID&quot;: 0x54, &quot;Name&quot;: &quot;Enju&quot;, &quot;MaxLevel&quot;: 7, &quot;Mingle?&quot;: 0, &quot;Psych&quot;: &quot;Shockwave&quot;, &quot;Element&quot;: &quot;Pos&quot;, &quot;Brand&quot;: &quot;Jupiter of the Monkey&quot;, &quot;Ev. fr. pin?&quot;: 1, &quot;Weight&quot;: 7, &quot;Spec&quot;: &quot;Attack&quot;, &quot;Inflicts HP Drain?&quot;: 0, &quot;Eden?&quot;: 0 }," calcext:value-type="string">
            <text:p>0x54: { "ID": 0x54, "Name": "Enju", "MaxLevel": 7, "Mingle?": 0, "Psych": "Shockwave", "Element": "Pos", "Brand": "Jupiter of the Monkey", "Ev. fr. pin?": 1, "Weight": 7, "Spec": "Attack", "Inflicts HP Drain?": 0, "Eden?": 0 },</text:p>
          </table:table-cell>
        </table:table-row>
        <table:table-row table:style-name="ro7">
          <table:table-cell table:formula="of:=COM.MICROSOFT.CONCAT(&quot;0x&quot;; DEC2HEX([.B87] - 1))" office:value-type="string" office:string-value="0x55" calcext:value-type="string">
            <text:p>0x55</text:p>
          </table:table-cell>
          <table:table-cell office:value-type="string" calcext:value-type="string">
            <text:p><text:a xlink:href="../../../../../../../wiki/Pin_086" xlink:type="simple">086</text:a></text:p>
          </table:table-cell>
          <table:table-cell office:value-type="string" calcext:value-type="string">
            <text:p>Yoshimitsu</text:p>
          </table:table-cell>
          <table:table-cell office:value-type="string" calcext:value-type="string">
            <text:p>Jupiter of the Monkey</text:p>
          </table:table-cell>
          <table:table-cell office:value-type="float" office:value="7850" calcext:value-type="float">
            <text:p>78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8" calcext:value-type="float">
            <text:p>88</text:p>
          </table:table-cell>
          <table:table-cell office:value-type="float" office:value="16" calcext:value-type="float">
            <text:p>1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5" xlink:type="simple">085</text:a>.</text:p>
            <text:p>Dropped by 62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ext:p>This is the only <text:a xlink:href="../../../../../../../wiki/Shockwave" xlink:type="simple">Shockwave</text:a> Pin that has a finisher which allows you to use more than its 16 Use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87];&quot;: { &quot;&quot;ID&quot;&quot;: &quot;;[.A87];&quot;, &quot;&quot;Name&quot;&quot;: &quot;&quot;&quot;;[.C87];&quot;&quot;&quot;, &quot;&quot;MaxLevel&quot;&quot;: &quot;;[.T87];&quot;, &quot;&quot;Mingle?&quot;&quot;: &quot;;[.AG87];&quot;, &quot;&quot;Psych&quot;&quot;: &quot;&quot;&quot;;[.H87];&quot;&quot;&quot;&quot;; ;&quot;, &quot;&quot;Element&quot;&quot;: &quot;&quot;&quot;;[.G87];&quot;&quot;&quot;, &quot;&quot;Brand&quot;&quot;: &quot;&quot;&quot;;[.D87];&quot;&quot;&quot;, &quot;&quot;Ev. fr. pin?&quot;&quot;: &quot;;[.AH87];&quot;, &quot;&quot;Weight&quot;&quot;: &quot;;[.Y87];&quot;, &quot;&quot;Spec&quot;&quot;: &quot;&quot;&quot;;[.J87];&quot;&quot;&quot;, &quot;&quot;Inflicts HP Drain?&quot;&quot;: &quot;;[.AI87];&quot;, &quot;&quot;Eden?&quot;&quot;: &quot;;[.AJ87];&quot; },&quot;)" office:value-type="string" office:string-value="0x55: { &quot;ID&quot;: 0x55, &quot;Name&quot;: &quot;Yoshimitsu&quot;, &quot;MaxLevel&quot;: 7, &quot;Mingle?&quot;: 0, &quot;Psych&quot;: &quot;Shockwave&quot;, &quot;Element&quot;: &quot;Pos&quot;, &quot;Brand&quot;: &quot;Jupiter of the Monkey&quot;, &quot;Ev. fr. pin?&quot;: 1, &quot;Weight&quot;: 7, &quot;Spec&quot;: &quot;Attack&quot;, &quot;Inflicts HP Drain?&quot;: 0, &quot;Eden?&quot;: 0 }," calcext:value-type="string">
            <text:p>0x55: { "ID": 0x55, "Name": "Yoshimitsu", "MaxLevel": 7, "Mingle?": 0, "Psych": "Shockwave", "Element": "Pos", "Brand": "Jupiter of the Monkey", "Ev. fr. pin?": 1, "Weight": 7, "Spec": "Attack", "Inflicts HP Drain?": 0, "Eden?": 0 },</text:p>
          </table:table-cell>
        </table:table-row>
        <table:table-row table:style-name="ro2">
          <table:table-cell table:formula="of:=COM.MICROSOFT.CONCAT(&quot;0x&quot;; DEC2HEX([.B88] - 1))" office:value-type="string" office:string-value="0x56" calcext:value-type="string">
            <text:p>0x56</text:p>
          </table:table-cell>
          <table:table-cell office:value-type="string" calcext:value-type="string">
            <text:p><text:a xlink:href="../../../../../../../wiki/Pin_087" xlink:type="simple">087</text:a></text:p>
          </table:table-cell>
          <table:table-cell office:value-type="string" calcext:value-type="string">
            <text:p>Ichimonji</text:p>
          </table:table-cell>
          <table:table-cell office:value-type="string" calcext:value-type="string">
            <text:p>Jupiter of the Monkey</text:p>
          </table:table-cell>
          <table:table-cell office:value-type="float" office:value="1750" calcext:value-type="float">
            <text:p>17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6.6" calcext:value-type="float">
            <text:p>6.6</text:p>
          </table:table-cell>
          <table:table-cell office:value-type="string" calcext:value-type="string">
            <text:p>Event W2D2.</text:p>
            <text:p>Dropped by 39 N.</text:p>
          </table:table-cell>
          <table:table-cell office:value-type="float" office:value="88" calcext:value-type="float">
            <text:p>88</text:p>
          </table:table-cell>
          <table:table-cell office:value-type="string" calcext:value-type="string">
            <text:p>M</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4" office:value-type="float" office:value="0" calcext:value-type="float">
            <text:p>0</text:p>
          </table:table-cell>
          <table:table-cell table:formula="of:=COM.MICROSOFT.CONCAT([.A88];&quot;: { &quot;&quot;ID&quot;&quot;: &quot;;[.A88];&quot;, &quot;&quot;Name&quot;&quot;: &quot;&quot;&quot;;[.C88];&quot;&quot;&quot;, &quot;&quot;MaxLevel&quot;&quot;: &quot;;[.T88];&quot;, &quot;&quot;Mingle?&quot;&quot;: &quot;;[.AG88];&quot;, &quot;&quot;Psych&quot;&quot;: &quot;&quot;&quot;;[.H88];&quot;&quot;&quot;&quot;; ;&quot;, &quot;&quot;Element&quot;&quot;: &quot;&quot;&quot;;[.G88];&quot;&quot;&quot;, &quot;&quot;Brand&quot;&quot;: &quot;&quot;&quot;;[.D88];&quot;&quot;&quot;, &quot;&quot;Ev. fr. pin?&quot;&quot;: &quot;;[.AH88];&quot;, &quot;&quot;Weight&quot;&quot;: &quot;;[.Y88];&quot;, &quot;&quot;Spec&quot;&quot;: &quot;&quot;&quot;;[.J88];&quot;&quot;&quot;, &quot;&quot;Inflicts HP Drain?&quot;&quot;: &quot;;[.AI88];&quot;, &quot;&quot;Eden?&quot;&quot;: &quot;;[.AJ88];&quot; },&quot;)" office:value-type="string" office:string-value="0x56: { &quot;ID&quot;: 0x56, &quot;Name&quot;: &quot;Ichimonji&quot;, &quot;MaxLevel&quot;: 5, &quot;Mingle?&quot;: 0, &quot;Psych&quot;: &quot;Lance Lunge&quot;, &quot;Element&quot;: &quot;Pos&quot;, &quot;Brand&quot;: &quot;Jupiter of the Monkey&quot;, &quot;Ev. fr. pin?&quot;: 0, &quot;Weight&quot;: 7, &quot;Spec&quot;: &quot;Attack&quot;, &quot;Inflicts HP Drain?&quot;: 0, &quot;Eden?&quot;: 0 }," calcext:value-type="string">
            <text:p>0x56: { "ID": 0x56, "Name": "Ichimonji", "MaxLevel": 5, "Mingle?": 0, "Psych": "Lance Lunge", "Element": "Pos", "Brand": "Jupiter of the Monkey", "Ev. fr. pin?": 0, "Weight": 7, "Spec": "Attack", "Inflicts HP Drain?": 0, "Eden?": 0 },</text:p>
          </table:table-cell>
        </table:table-row>
        <table:table-row table:style-name="ro2">
          <table:table-cell table:formula="of:=COM.MICROSOFT.CONCAT(&quot;0x&quot;; DEC2HEX([.B89] - 1))" office:value-type="string" office:string-value="0x57" calcext:value-type="string">
            <text:p>0x57</text:p>
          </table:table-cell>
          <table:table-cell office:value-type="string" calcext:value-type="string">
            <text:p><text:a xlink:href="../../../../../../../wiki/Pin_088" xlink:type="simple">088</text:a></text:p>
          </table:table-cell>
          <table:table-cell office:value-type="string" calcext:value-type="string">
            <text:p>Nikkari</text:p>
          </table:table-cell>
          <table:table-cell office:value-type="string" calcext:value-type="string">
            <text:p>Jupiter of the Monkey</text:p>
          </table:table-cell>
          <table:table-cell office:value-type="float" office:value="4850" calcext:value-type="float">
            <text:p>4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66" calcext:value-type="float">
            <text:p>66</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7" xlink:type="simple">087</text:a>.</text:p>
            <text:p>Event W2D5, Pig (West Exit Bus Terminal).</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an enemy any distance away and Neku will move in for a quick thrust. Knocks enemies back.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89];&quot;: { &quot;&quot;ID&quot;&quot;: &quot;;[.A89];&quot;, &quot;&quot;Name&quot;&quot;: &quot;&quot;&quot;;[.C89];&quot;&quot;&quot;, &quot;&quot;MaxLevel&quot;&quot;: &quot;;[.T89];&quot;, &quot;&quot;Mingle?&quot;&quot;: &quot;;[.AG89];&quot;, &quot;&quot;Psych&quot;&quot;: &quot;&quot;&quot;;[.H89];&quot;&quot;&quot;&quot;; ;&quot;, &quot;&quot;Element&quot;&quot;: &quot;&quot;&quot;;[.G89];&quot;&quot;&quot;, &quot;&quot;Brand&quot;&quot;: &quot;&quot;&quot;;[.D89];&quot;&quot;&quot;, &quot;&quot;Ev. fr. pin?&quot;&quot;: &quot;;[.AH89];&quot;, &quot;&quot;Weight&quot;&quot;: &quot;;[.Y89];&quot;, &quot;&quot;Spec&quot;&quot;: &quot;&quot;&quot;;[.J89];&quot;&quot;&quot;, &quot;&quot;Inflicts HP Drain?&quot;&quot;: &quot;;[.AI89];&quot;, &quot;&quot;Eden?&quot;&quot;: &quot;;[.AJ89];&quot; },&quot;)" office:value-type="string" office:string-value="0x57: { &quot;ID&quot;: 0x57, &quot;Name&quot;: &quot;Nikkari&quot;, &quot;MaxLevel&quot;: 5, &quot;Mingle?&quot;: 0, &quot;Psych&quot;: &quot;Lance Lunge&quot;, &quot;Element&quot;: &quot;Pos&quot;, &quot;Brand&quot;: &quot;Jupiter of the Monkey&quot;, &quot;Ev. fr. pin?&quot;: 1, &quot;Weight&quot;: 7, &quot;Spec&quot;: &quot;Attack&quot;, &quot;Inflicts HP Drain?&quot;: 0, &quot;Eden?&quot;: 0 }," calcext:value-type="string">
            <text:p>0x57: { "ID": 0x57, "Name": "Nikkari", "MaxLevel": 5, "Mingle?": 0, "Psych": "Lance Lunge", "Element": "Pos", "Brand": "Jupiter of the Monkey", "Ev. fr. pin?": 1, "Weight": 7, "Spec": "Attack", "Inflicts HP Drain?": 0, "Eden?": 0 },</text:p>
          </table:table-cell>
        </table:table-row>
        <table:table-row table:style-name="ro2">
          <table:table-cell table:formula="of:=COM.MICROSOFT.CONCAT(&quot;0x&quot;; DEC2HEX([.B90] - 1))" office:value-type="string" office:string-value="0x58" calcext:value-type="string">
            <text:p>0x58</text:p>
          </table:table-cell>
          <table:table-cell office:value-type="string" calcext:value-type="string">
            <text:p><text:a xlink:href="../../../../../../../wiki/Pin_089" xlink:type="simple">089</text:a></text:p>
          </table:table-cell>
          <table:table-cell office:value-type="string" calcext:value-type="string">
            <text:p>Mikazuki</text:p>
          </table:table-cell>
          <table:table-cell office:value-type="string" calcext:value-type="string">
            <text:p>Jupiter of the Monkey</text:p>
          </table:table-cell>
          <table:table-cell office:value-type="float" office:value="4350" calcext:value-type="float">
            <text:p>43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Evolves from <text:a xlink:href="../../../../../../../wiki/Pin_087" xlink:type="simple">08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90];&quot;: { &quot;&quot;ID&quot;&quot;: &quot;;[.A90];&quot;, &quot;&quot;Name&quot;&quot;: &quot;&quot;&quot;;[.C90];&quot;&quot;&quot;, &quot;&quot;MaxLevel&quot;&quot;: &quot;;[.T90];&quot;, &quot;&quot;Mingle?&quot;&quot;: &quot;;[.AG90];&quot;, &quot;&quot;Psych&quot;&quot;: &quot;&quot;&quot;;[.H90];&quot;&quot;&quot;&quot;; ;&quot;, &quot;&quot;Element&quot;&quot;: &quot;&quot;&quot;;[.G90];&quot;&quot;&quot;, &quot;&quot;Brand&quot;&quot;: &quot;&quot;&quot;;[.D90];&quot;&quot;&quot;, &quot;&quot;Ev. fr. pin?&quot;&quot;: &quot;;[.AH90];&quot;, &quot;&quot;Weight&quot;&quot;: &quot;;[.Y90];&quot;, &quot;&quot;Spec&quot;&quot;: &quot;&quot;&quot;;[.J90];&quot;&quot;&quot;, &quot;&quot;Inflicts HP Drain?&quot;&quot;: &quot;;[.AI90];&quot;, &quot;&quot;Eden?&quot;&quot;: &quot;;[.AJ90];&quot; },&quot;)" office:value-type="string" office:string-value="0x58: { &quot;ID&quot;: 0x58, &quot;Name&quot;: &quot;Mikazuki&quot;, &quot;MaxLevel&quot;: 3, &quot;Mingle?&quot;: 1, &quot;Psych&quot;: &quot;Lance Lunge&quot;, &quot;Element&quot;: &quot;Pos&quot;, &quot;Brand&quot;: &quot;Jupiter of the Monkey&quot;, &quot;Ev. fr. pin?&quot;: 1, &quot;Weight&quot;: 7, &quot;Spec&quot;: &quot;Attack&quot;, &quot;Inflicts HP Drain?&quot;: 0, &quot;Eden?&quot;: 0 }," calcext:value-type="string">
            <text:p>0x58: { "ID": 0x58, "Name": "Mikazuki", "MaxLevel": 3, "Mingle?": 1, "Psych": "Lance Lunge", "Element": "Pos", "Brand": "Jupiter of the Monkey", "Ev. fr. pin?": 1, "Weight": 7, "Spec": "Attack", "Inflicts HP Drain?": 0, "Eden?": 0 },</text:p>
          </table:table-cell>
        </table:table-row>
        <table:table-row table:style-name="ro2">
          <table:table-cell table:formula="of:=COM.MICROSOFT.CONCAT(&quot;0x&quot;; DEC2HEX([.B91] - 1))" office:value-type="string" office:string-value="0x59" calcext:value-type="string">
            <text:p>0x59</text:p>
          </table:table-cell>
          <table:table-cell office:value-type="string" calcext:value-type="string">
            <text:p><text:a xlink:href="../../../../../../../wiki/Pin_090" xlink:type="simple">090</text:a></text:p>
          </table:table-cell>
          <table:table-cell office:value-type="string" calcext:value-type="string">
            <text:p>Shiro</text:p>
          </table:table-cell>
          <table:table-cell office:value-type="string" calcext:value-type="string">
            <text:p>Jupiter of the Monkey</text:p>
          </table:table-cell>
          <table:table-cell office:value-type="float" office:value="9450" calcext:value-type="float">
            <text:p>94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109" calcext:value-type="float">
            <text:p>10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86 EN.</text:p>
          </table:table-cell>
          <table:table-cell office:value-type="float" office:value="97" calcext:value-type="float">
            <text:p>97</text:p>
          </table:table-cell>
          <table:table-cell table:number-columns-repeated="2" office:value-type="string" calcext:value-type="string">
            <text:p>M</text:p>
          </table:table-cell>
          <table:table-cell office:value-type="float" office:value="20" calcext:value-type="float">
            <text:p>20</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an enemy any distance away and Neku will move in for a quick thrust. Knocks enemies back. </text:p>
          </table:table-cell>
          <table:table-cell table:number-columns-repeated="4" office:value-type="float" office:value="0" calcext:value-type="float">
            <text:p>0</text:p>
          </table:table-cell>
          <table:table-cell table:formula="of:=COM.MICROSOFT.CONCAT([.A91];&quot;: { &quot;&quot;ID&quot;&quot;: &quot;;[.A91];&quot;, &quot;&quot;Name&quot;&quot;: &quot;&quot;&quot;;[.C91];&quot;&quot;&quot;, &quot;&quot;MaxLevel&quot;&quot;: &quot;;[.T91];&quot;, &quot;&quot;Mingle?&quot;&quot;: &quot;;[.AG91];&quot;, &quot;&quot;Psych&quot;&quot;: &quot;&quot;&quot;;[.H91];&quot;&quot;&quot;&quot;; ;&quot;, &quot;&quot;Element&quot;&quot;: &quot;&quot;&quot;;[.G91];&quot;&quot;&quot;, &quot;&quot;Brand&quot;&quot;: &quot;&quot;&quot;;[.D91];&quot;&quot;&quot;, &quot;&quot;Ev. fr. pin?&quot;&quot;: &quot;;[.AH91];&quot;, &quot;&quot;Weight&quot;&quot;: &quot;;[.Y91];&quot;, &quot;&quot;Spec&quot;&quot;: &quot;&quot;&quot;;[.J91];&quot;&quot;&quot;, &quot;&quot;Inflicts HP Drain?&quot;&quot;: &quot;;[.AI91];&quot;, &quot;&quot;Eden?&quot;&quot;: &quot;;[.AJ91];&quot; },&quot;)" office:value-type="string" office:string-value="0x59: { &quot;ID&quot;: 0x59, &quot;Name&quot;: &quot;Shiro&quot;, &quot;MaxLevel&quot;: 20, &quot;Mingle?&quot;: 0, &quot;Psych&quot;: &quot;Lance Lunge&quot;, &quot;Element&quot;: &quot;Pos&quot;, &quot;Brand&quot;: &quot;Jupiter of the Monkey&quot;, &quot;Ev. fr. pin?&quot;: 0, &quot;Weight&quot;: 7, &quot;Spec&quot;: &quot;Attack&quot;, &quot;Inflicts HP Drain?&quot;: 0, &quot;Eden?&quot;: 0 }," calcext:value-type="string">
            <text:p>0x59: { "ID": 0x59, "Name": "Shiro", "MaxLevel": 20, "Mingle?": 0, "Psych": "Lance Lunge", "Element": "Pos", "Brand": "Jupiter of the Monkey", "Ev. fr. pin?": 0, "Weight": 7, "Spec": "Attack", "Inflicts HP Drain?": 0, "Eden?": 0 },</text:p>
          </table:table-cell>
        </table:table-row>
        <table:table-row table:style-name="ro2">
          <table:table-cell table:formula="of:=COM.MICROSOFT.CONCAT(&quot;0x&quot;; DEC2HEX([.B92] - 1))" office:value-type="string" office:string-value="0x5A" calcext:value-type="string">
            <text:p>0x5A</text:p>
          </table:table-cell>
          <table:table-cell office:value-type="string" calcext:value-type="string">
            <text:p><text:a xlink:href="../../../../../../../wiki/Pin_091" xlink:type="simple">091</text:a></text:p>
          </table:table-cell>
          <table:table-cell office:value-type="string" calcext:value-type="string">
            <text:p>Unjo</text:p>
          </table:table-cell>
          <table:table-cell office:value-type="string" calcext:value-type="string">
            <text:p>Jupiter of the Monkey</text:p>
          </table:table-cell>
          <table:table-cell office:value-type="float" office:value="3200" calcext:value-type="float">
            <text:p>3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J of the M Cat Street.</text:p>
          </table:table-cell>
          <table:table-cell office:value-type="string" calcext:value-type="string">
            <text:p>M</text:p>
          </table:table-cell>
          <table:table-cell office:value-type="float" office:value="92" calcext:value-type="float">
            <text:p>92</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table:number-columns-repeated="4" office:value-type="float" office:value="0" calcext:value-type="float">
            <text:p>0</text:p>
          </table:table-cell>
          <table:table-cell table:formula="of:=COM.MICROSOFT.CONCAT([.A92];&quot;: { &quot;&quot;ID&quot;&quot;: &quot;;[.A92];&quot;, &quot;&quot;Name&quot;&quot;: &quot;&quot;&quot;;[.C92];&quot;&quot;&quot;, &quot;&quot;MaxLevel&quot;&quot;: &quot;;[.T92];&quot;, &quot;&quot;Mingle?&quot;&quot;: &quot;;[.AG92];&quot;, &quot;&quot;Psych&quot;&quot;: &quot;&quot;&quot;;[.H92];&quot;&quot;&quot;&quot;; ;&quot;, &quot;&quot;Element&quot;&quot;: &quot;&quot;&quot;;[.G92];&quot;&quot;&quot;, &quot;&quot;Brand&quot;&quot;: &quot;&quot;&quot;;[.D92];&quot;&quot;&quot;, &quot;&quot;Ev. fr. pin?&quot;&quot;: &quot;;[.AH92];&quot;, &quot;&quot;Weight&quot;&quot;: &quot;;[.Y92];&quot;, &quot;&quot;Spec&quot;&quot;: &quot;&quot;&quot;;[.J92];&quot;&quot;&quot;, &quot;&quot;Inflicts HP Drain?&quot;&quot;: &quot;;[.AI92];&quot;, &quot;&quot;Eden?&quot;&quot;: &quot;;[.AJ92];&quot; },&quot;)" office:value-type="string" office:string-value="0x5A: { &quot;ID&quot;: 0x5A, &quot;Name&quot;: &quot;Unjo&quot;, &quot;MaxLevel&quot;: 5, &quot;Mingle?&quot;: 0, &quot;Psych&quot;: &quot;Stellar Flurry&quot;, &quot;Element&quot;: &quot;Pos&quot;, &quot;Brand&quot;: &quot;Jupiter of the Monkey&quot;, &quot;Ev. fr. pin?&quot;: 0, &quot;Weight&quot;: 7, &quot;Spec&quot;: &quot;Attack&quot;, &quot;Inflicts HP Drain?&quot;: 0, &quot;Eden?&quot;: 0 }," calcext:value-type="string">
            <text:p>0x5A: { "ID": 0x5A, "Name": "Unjo", "MaxLevel": 5, "Mingle?": 0, "Psych": "Stellar Flurry", "Element": "Pos", "Brand": "Jupiter of the Monkey", "Ev. fr. pin?": 0, "Weight": 7, "Spec": "Attack", "Inflicts HP Drain?": 0, "Eden?": 0 },</text:p>
          </table:table-cell>
        </table:table-row>
        <table:table-row table:style-name="ro3">
          <table:table-cell table:formula="of:=COM.MICROSOFT.CONCAT(&quot;0x&quot;; DEC2HEX([.B93] - 1))" office:value-type="string" office:string-value="0x5B" calcext:value-type="string">
            <text:p>0x5B</text:p>
          </table:table-cell>
          <table:table-cell office:value-type="string" calcext:value-type="string">
            <text:p><text:a xlink:href="../../../../../../../wiki/Pin_092" xlink:type="simple">092</text:a></text:p>
          </table:table-cell>
          <table:table-cell office:value-type="string" calcext:value-type="string">
            <text:p>Izanagi</text:p>
          </table:table-cell>
          <table:table-cell office:value-type="string" calcext:value-type="string">
            <text:p>Jupiter of the Monkey</text:p>
          </table:table-cell>
          <table:table-cell office:value-type="float" office:value="10200" calcext:value-type="float">
            <text:p>10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83" calcext:value-type="float">
            <text:p>83</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91" xlink:type="simple">091</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93];&quot;: { &quot;&quot;ID&quot;&quot;: &quot;;[.A93];&quot;, &quot;&quot;Name&quot;&quot;: &quot;&quot;&quot;;[.C93];&quot;&quot;&quot;, &quot;&quot;MaxLevel&quot;&quot;: &quot;;[.T93];&quot;, &quot;&quot;Mingle?&quot;&quot;: &quot;;[.AG93];&quot;, &quot;&quot;Psych&quot;&quot;: &quot;&quot;&quot;;[.H93];&quot;&quot;&quot;&quot;; ;&quot;, &quot;&quot;Element&quot;&quot;: &quot;&quot;&quot;;[.G93];&quot;&quot;&quot;, &quot;&quot;Brand&quot;&quot;: &quot;&quot;&quot;;[.D93];&quot;&quot;&quot;, &quot;&quot;Ev. fr. pin?&quot;&quot;: &quot;;[.AH93];&quot;, &quot;&quot;Weight&quot;&quot;: &quot;;[.Y93];&quot;, &quot;&quot;Spec&quot;&quot;: &quot;&quot;&quot;;[.J93];&quot;&quot;&quot;, &quot;&quot;Inflicts HP Drain?&quot;&quot;: &quot;;[.AI93];&quot;, &quot;&quot;Eden?&quot;&quot;: &quot;;[.AJ93];&quot; },&quot;)" office:value-type="string" office:string-value="0x5B: { &quot;ID&quot;: 0x5B, &quot;Name&quot;: &quot;Izanagi&quot;, &quot;MaxLevel&quot;: 5, &quot;Mingle?&quot;: 0, &quot;Psych&quot;: &quot;Stellar Flurry&quot;, &quot;Element&quot;: &quot;Pos&quot;, &quot;Brand&quot;: &quot;Jupiter of the Monkey&quot;, &quot;Ev. fr. pin?&quot;: 1, &quot;Weight&quot;: 7, &quot;Spec&quot;: &quot;Attack&quot;, &quot;Inflicts HP Drain?&quot;: 0, &quot;Eden?&quot;: 0 }," calcext:value-type="string">
            <text:p>0x5B: { "ID": 0x5B, "Name": "Izanagi", "MaxLevel": 5, "Mingle?": 0, "Psych": "Stellar Flurry", "Element": "Pos", "Brand": "Jupiter of the Monkey", "Ev. fr. pin?": 1, "Weight": 7, "Spec": "Attack", "Inflicts HP Drain?": 0, "Eden?": 0 },</text:p>
          </table:table-cell>
        </table:table-row>
        <table:table-row table:style-name="ro2">
          <table:table-cell table:formula="of:=COM.MICROSOFT.CONCAT(&quot;0x&quot;; DEC2HEX([.B94] - 1))" office:value-type="string" office:string-value="0x5C" calcext:value-type="string">
            <text:p>0x5C</text:p>
          </table:table-cell>
          <table:table-cell office:value-type="string" calcext:value-type="string">
            <text:p><text:a xlink:href="../../../../../../../wiki/Pin_093" xlink:type="simple">093</text:a></text:p>
          </table:table-cell>
          <table:table-cell office:value-type="string" calcext:value-type="string">
            <text:p>Murasame</text:p>
          </table:table-cell>
          <table:table-cell office:value-type="string" calcext:value-type="string">
            <text:p>Jupiter of the Monkey</text:p>
          </table:table-cell>
          <table:table-cell office:value-type="float" office:value="800" calcext:value-type="float">
            <text:p>8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5.</text:p>
            <text:p>Dropped by 33 N.</text:p>
          </table:table-cell>
          <table:table-cell table:number-columns-repeated="2" office:value-type="string" calcext:value-type="string">
            <text:p>M</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4" office:value-type="float" office:value="0" calcext:value-type="float">
            <text:p>0</text:p>
          </table:table-cell>
          <table:table-cell table:formula="of:=COM.MICROSOFT.CONCAT([.A94];&quot;: { &quot;&quot;ID&quot;&quot;: &quot;;[.A94];&quot;, &quot;&quot;Name&quot;&quot;: &quot;&quot;&quot;;[.C94];&quot;&quot;&quot;, &quot;&quot;MaxLevel&quot;&quot;: &quot;;[.T94];&quot;, &quot;&quot;Mingle?&quot;&quot;: &quot;;[.AG94];&quot;, &quot;&quot;Psych&quot;&quot;: &quot;&quot;&quot;;[.H94];&quot;&quot;&quot;&quot;; ;&quot;, &quot;&quot;Element&quot;&quot;: &quot;&quot;&quot;;[.G94];&quot;&quot;&quot;, &quot;&quot;Brand&quot;&quot;: &quot;&quot;&quot;;[.D94];&quot;&quot;&quot;, &quot;&quot;Ev. fr. pin?&quot;&quot;: &quot;;[.AH94];&quot;, &quot;&quot;Weight&quot;&quot;: &quot;;[.Y94];&quot;, &quot;&quot;Spec&quot;&quot;: &quot;&quot;&quot;;[.J94];&quot;&quot;&quot;, &quot;&quot;Inflicts HP Drain?&quot;&quot;: &quot;;[.AI94];&quot;, &quot;&quot;Eden?&quot;&quot;: &quot;;[.AJ94];&quot; },&quot;)" office:value-type="string" office:string-value="0x5C: { &quot;ID&quot;: 0x5C, &quot;Name&quot;: &quot;Murasame&quot;, &quot;MaxLevel&quot;: 4, &quot;Mingle?&quot;: 0, &quot;Psych&quot;: &quot;Vulcan Uppercut&quot;, &quot;Element&quot;: &quot;Pos&quot;, &quot;Brand&quot;: &quot;Jupiter of the Monkey&quot;, &quot;Ev. fr. pin?&quot;: 0, &quot;Weight&quot;: 7, &quot;Spec&quot;: &quot;Attack&quot;, &quot;Inflicts HP Drain?&quot;: 0, &quot;Eden?&quot;: 0 }," calcext:value-type="string">
            <text:p>0x5C: { "ID": 0x5C, "Name": "Murasame", "MaxLevel": 4, "Mingle?": 0, "Psych": "Vulcan Uppercut", "Element": "Pos", "Brand": "Jupiter of the Monkey", "Ev. fr. pin?": 0, "Weight": 7, "Spec": "Attack", "Inflicts HP Drain?": 0, "Eden?": 0 },</text:p>
          </table:table-cell>
        </table:table-row>
        <table:table-row table:style-name="ro2">
          <table:table-cell table:formula="of:=COM.MICROSOFT.CONCAT(&quot;0x&quot;; DEC2HEX([.B95] - 1))" office:value-type="string" office:string-value="0x5D" calcext:value-type="string">
            <text:p>0x5D</text:p>
          </table:table-cell>
          <table:table-cell office:value-type="string" calcext:value-type="string">
            <text:p><text:a xlink:href="../../../../../../../wiki/Pin_094" xlink:type="simple">094</text:a></text:p>
          </table:table-cell>
          <table:table-cell office:value-type="string" calcext:value-type="string">
            <text:p>Rakuyo</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Evolves from <text:a xlink:href="../../../../../../../wiki/Pin_093" xlink:type="simple">093</text:a>.</text:p>
            <text:p>Dropped by 49 N H.</text:p>
          </table:table-cell>
          <table:table-cell table:number-columns-repeated="2" office:value-type="string" calcext:value-type="string">
            <text:p>M</text:p>
          </table:table-cell>
          <table:table-cell office:value-type="float" office:value="95" calcext:value-type="float">
            <text:p>95</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an enemy any distance away and Neku will move in and attack in a rising arc.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95];&quot;: { &quot;&quot;ID&quot;&quot;: &quot;;[.A95];&quot;, &quot;&quot;Name&quot;&quot;: &quot;&quot;&quot;;[.C95];&quot;&quot;&quot;, &quot;&quot;MaxLevel&quot;&quot;: &quot;;[.T95];&quot;, &quot;&quot;Mingle?&quot;&quot;: &quot;;[.AG95];&quot;, &quot;&quot;Psych&quot;&quot;: &quot;&quot;&quot;;[.H95];&quot;&quot;&quot;&quot;; ;&quot;, &quot;&quot;Element&quot;&quot;: &quot;&quot;&quot;;[.G95];&quot;&quot;&quot;, &quot;&quot;Brand&quot;&quot;: &quot;&quot;&quot;;[.D95];&quot;&quot;&quot;, &quot;&quot;Ev. fr. pin?&quot;&quot;: &quot;;[.AH95];&quot;, &quot;&quot;Weight&quot;&quot;: &quot;;[.Y95];&quot;, &quot;&quot;Spec&quot;&quot;: &quot;&quot;&quot;;[.J95];&quot;&quot;&quot;, &quot;&quot;Inflicts HP Drain?&quot;&quot;: &quot;;[.AI95];&quot;, &quot;&quot;Eden?&quot;&quot;: &quot;;[.AJ95];&quot; },&quot;)" office:value-type="string" office:string-value="0x5D: { &quot;ID&quot;: 0x5D, &quot;Name&quot;: &quot;Rakuyo&quot;, &quot;MaxLevel&quot;: 4, &quot;Mingle?&quot;: 0, &quot;Psych&quot;: &quot;Vulcan Uppercut&quot;, &quot;Element&quot;: &quot;Pos&quot;, &quot;Brand&quot;: &quot;Jupiter of the Monkey&quot;, &quot;Ev. fr. pin?&quot;: 1, &quot;Weight&quot;: 7, &quot;Spec&quot;: &quot;Attack&quot;, &quot;Inflicts HP Drain?&quot;: 0, &quot;Eden?&quot;: 0 }," calcext:value-type="string">
            <text:p>0x5D: { "ID": 0x5D, "Name": "Rakuyo", "MaxLevel": 4, "Mingle?": 0, "Psych": "Vulcan Uppercut", "Element": "Pos", "Brand": "Jupiter of the Monkey", "Ev. fr. pin?": 1, "Weight": 7, "Spec": "Attack", "Inflicts HP Drain?": 0, "Eden?": 0 },</text:p>
          </table:table-cell>
        </table:table-row>
        <table:table-row table:style-name="ro2">
          <table:table-cell table:formula="of:=COM.MICROSOFT.CONCAT(&quot;0x&quot;; DEC2HEX([.B96] - 1))" office:value-type="string" office:string-value="0x5E" calcext:value-type="string">
            <text:p>0x5E</text:p>
          </table:table-cell>
          <table:table-cell office:value-type="string" calcext:value-type="string">
            <text:p><text:a xlink:href="../../../../../../../wiki/Pin_095" xlink:type="simple">095</text:a></text:p>
          </table:table-cell>
          <table:table-cell office:value-type="string" calcext:value-type="string">
            <text:p>Kusanagi</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94" xlink:type="simple">094</text:a>.</text:p>
            <text:p>Dropped by 5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96];&quot;: { &quot;&quot;ID&quot;&quot;: &quot;;[.A96];&quot;, &quot;&quot;Name&quot;&quot;: &quot;&quot;&quot;;[.C96];&quot;&quot;&quot;, &quot;&quot;MaxLevel&quot;&quot;: &quot;;[.T96];&quot;, &quot;&quot;Mingle?&quot;&quot;: &quot;;[.AG96];&quot;, &quot;&quot;Psych&quot;&quot;: &quot;&quot;&quot;;[.H96];&quot;&quot;&quot;&quot;; ;&quot;, &quot;&quot;Element&quot;&quot;: &quot;&quot;&quot;;[.G96];&quot;&quot;&quot;, &quot;&quot;Brand&quot;&quot;: &quot;&quot;&quot;;[.D96];&quot;&quot;&quot;, &quot;&quot;Ev. fr. pin?&quot;&quot;: &quot;;[.AH96];&quot;, &quot;&quot;Weight&quot;&quot;: &quot;;[.Y96];&quot;, &quot;&quot;Spec&quot;&quot;: &quot;&quot;&quot;;[.J96];&quot;&quot;&quot;, &quot;&quot;Inflicts HP Drain?&quot;&quot;: &quot;;[.AI96];&quot;, &quot;&quot;Eden?&quot;&quot;: &quot;;[.AJ96];&quot; },&quot;)" office:value-type="string" office:string-value="0x5E: { &quot;ID&quot;: 0x5E, &quot;Name&quot;: &quot;Kusanagi&quot;, &quot;MaxLevel&quot;: 4, &quot;Mingle?&quot;: 1, &quot;Psych&quot;: &quot;Vulcan Uppercut&quot;, &quot;Element&quot;: &quot;Pos&quot;, &quot;Brand&quot;: &quot;Jupiter of the Monkey&quot;, &quot;Ev. fr. pin?&quot;: 1, &quot;Weight&quot;: 7, &quot;Spec&quot;: &quot;Attack&quot;, &quot;Inflicts HP Drain?&quot;: 0, &quot;Eden?&quot;: 0 }," calcext:value-type="string">
            <text:p>0x5E: { "ID": 0x5E, "Name": "Kusanagi", "MaxLevel": 4, "Mingle?": 1, "Psych": "Vulcan Uppercut", "Element": "Pos", "Brand": "Jupiter of the Monkey", "Ev. fr. pin?": 1, "Weight": 7, "Spec": "Attack", "Inflicts HP Drain?": 0, "Eden?": 0 },</text:p>
          </table:table-cell>
        </table:table-row>
        <table:table-row table:style-name="ro4">
          <table:table-cell table:formula="of:=COM.MICROSOFT.CONCAT(&quot;0x&quot;; DEC2HEX([.B97] - 1))" office:value-type="string" office:string-value="0x5F" calcext:value-type="string">
            <text:p>0x5F</text:p>
          </table:table-cell>
          <table:table-cell office:value-type="string" calcext:value-type="string">
            <text:p><text:a xlink:href="../../../../../../../wiki/Pin_096" xlink:type="simple">096</text:a></text:p>
          </table:table-cell>
          <table:table-cell office:value-type="string" calcext:value-type="string">
            <text:p>Ohabari</text:p>
          </table:table-cell>
          <table:table-cell office:value-type="string" calcext:value-type="string">
            <text:p>Jupiter of the Monkey</text:p>
          </table:table-cell>
          <table:table-cell office:value-type="float" office:value="3350" calcext:value-type="float">
            <text:p>33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old by J of the M Cat Street for 3x Murasame; 3x Tektite; 1x Shadow Matter.</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table:number-columns-repeated="4" office:value-type="float" office:value="0" calcext:value-type="float">
            <text:p>0</text:p>
          </table:table-cell>
          <table:table-cell table:formula="of:=COM.MICROSOFT.CONCAT([.A97];&quot;: { &quot;&quot;ID&quot;&quot;: &quot;;[.A97];&quot;, &quot;&quot;Name&quot;&quot;: &quot;&quot;&quot;;[.C97];&quot;&quot;&quot;, &quot;&quot;MaxLevel&quot;&quot;: &quot;;[.T97];&quot;, &quot;&quot;Mingle?&quot;&quot;: &quot;;[.AG97];&quot;, &quot;&quot;Psych&quot;&quot;: &quot;&quot;&quot;;[.H97];&quot;&quot;&quot;&quot;; ;&quot;, &quot;&quot;Element&quot;&quot;: &quot;&quot;&quot;;[.G97];&quot;&quot;&quot;, &quot;&quot;Brand&quot;&quot;: &quot;&quot;&quot;;[.D97];&quot;&quot;&quot;, &quot;&quot;Ev. fr. pin?&quot;&quot;: &quot;;[.AH97];&quot;, &quot;&quot;Weight&quot;&quot;: &quot;;[.Y97];&quot;, &quot;&quot;Spec&quot;&quot;: &quot;&quot;&quot;;[.J97];&quot;&quot;&quot;, &quot;&quot;Inflicts HP Drain?&quot;&quot;: &quot;;[.AI97];&quot;, &quot;&quot;Eden?&quot;&quot;: &quot;;[.AJ97];&quot; },&quot;)" office:value-type="string" office:string-value="0x5F: { &quot;ID&quot;: 0x5F, &quot;Name&quot;: &quot;Ohabari&quot;, &quot;MaxLevel&quot;: 7, &quot;Mingle?&quot;: 0, &quot;Psych&quot;: &quot;Grave Marker&quot;, &quot;Element&quot;: &quot;Pos&quot;, &quot;Brand&quot;: &quot;Jupiter of the Monkey&quot;, &quot;Ev. fr. pin?&quot;: 0, &quot;Weight&quot;: 7, &quot;Spec&quot;: &quot;Attack&quot;, &quot;Inflicts HP Drain?&quot;: 0, &quot;Eden?&quot;: 0 }," calcext:value-type="string">
            <text:p>0x5F: { "ID": 0x5F, "Name": "Ohabari", "MaxLevel": 7, "Mingle?": 0, "Psych": "Grave Marker", "Element": "Pos", "Brand": "Jupiter of the Monkey", "Ev. fr. pin?": 0, "Weight": 7, "Spec": "Attack", "Inflicts HP Drain?": 0, "Eden?": 0 },</text:p>
          </table:table-cell>
        </table:table-row>
        <table:table-row table:style-name="ro2">
          <table:table-cell table:formula="of:=COM.MICROSOFT.CONCAT(&quot;0x&quot;; DEC2HEX([.B98] - 1))" office:value-type="string" office:string-value="0x60" calcext:value-type="string">
            <text:p>0x60</text:p>
          </table:table-cell>
          <table:table-cell office:value-type="string" calcext:value-type="string">
            <text:p><text:a xlink:href="../../../../../../../wiki/Pin_097" xlink:type="simple">097</text:a></text:p>
          </table:table-cell>
          <table:table-cell office:value-type="string" calcext:value-type="string">
            <text:p>Zantetsu</text:p>
          </table:table-cell>
          <table:table-cell office:value-type="string" calcext:value-type="string">
            <text:p>Jupiter of the Monkey</text:p>
          </table:table-cell>
          <table:table-cell office:value-type="float" office:value="15300" calcext:value-type="float">
            <text:p>1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2" calcext:value-type="float">
            <text:p>2</text:p>
          </table:table-cell>
          <table:table-cell office:value-type="string" calcext:value-type="string">
            <text:p>use</text:p>
          </table:table-cell>
          <table:table-cell office:value-type="float" office:value="0.5" calcext:value-type="float">
            <text:p>0.5</text:p>
          </table:table-cell>
          <table:table-cell office:value-type="float" office:value="1.5" calcext:value-type="float">
            <text:p>1.5</text:p>
          </table:table-cell>
          <table:table-cell office:value-type="string" calcext:value-type="string">
            <text:p>Evolves from <text:a xlink:href="../../../../../../../wiki/Pin_090" xlink:type="simple">090</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rocket-charge in that direction, mowing down enemies in his path.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98];&quot;: { &quot;&quot;ID&quot;&quot;: &quot;;[.A98];&quot;, &quot;&quot;Name&quot;&quot;: &quot;&quot;&quot;;[.C98];&quot;&quot;&quot;, &quot;&quot;MaxLevel&quot;&quot;: &quot;;[.T98];&quot;, &quot;&quot;Mingle?&quot;&quot;: &quot;;[.AG98];&quot;, &quot;&quot;Psych&quot;&quot;: &quot;&quot;&quot;;[.H98];&quot;&quot;&quot;&quot;; ;&quot;, &quot;&quot;Element&quot;&quot;: &quot;&quot;&quot;;[.G98];&quot;&quot;&quot;, &quot;&quot;Brand&quot;&quot;: &quot;&quot;&quot;;[.D98];&quot;&quot;&quot;, &quot;&quot;Ev. fr. pin?&quot;&quot;: &quot;;[.AH98];&quot;, &quot;&quot;Weight&quot;&quot;: &quot;;[.Y98];&quot;, &quot;&quot;Spec&quot;&quot;: &quot;&quot;&quot;;[.J98];&quot;&quot;&quot;, &quot;&quot;Inflicts HP Drain?&quot;&quot;: &quot;;[.AI98];&quot;, &quot;&quot;Eden?&quot;&quot;: &quot;;[.AJ98];&quot; },&quot;)" office:value-type="string" office:string-value="0x60: { &quot;ID&quot;: 0x60, &quot;Name&quot;: &quot;Zantetsu&quot;, &quot;MaxLevel&quot;: 10, &quot;Mingle?&quot;: 0, &quot;Psych&quot;: &quot;Spear Strike&quot;, &quot;Element&quot;: &quot;Pos&quot;, &quot;Brand&quot;: &quot;Jupiter of the Monkey&quot;, &quot;Ev. fr. pin?&quot;: 1, &quot;Weight&quot;: 7, &quot;Spec&quot;: &quot;Attack&quot;, &quot;Inflicts HP Drain?&quot;: 0, &quot;Eden?&quot;: 0 }," calcext:value-type="string">
            <text:p>0x60: { "ID": 0x60, "Name": "Zantetsu", "MaxLevel": 10, "Mingle?": 0, "Psych": "Spear Strike", "Element": "Pos", "Brand": "Jupiter of the Monkey", "Ev. fr. pin?": 1, "Weight": 7, "Spec": "Attack", "Inflicts HP Drain?": 0, "Eden?": 0 },</text:p>
          </table:table-cell>
        </table:table-row>
        <table:table-row table:style-name="ro2">
          <table:table-cell table:formula="of:=COM.MICROSOFT.CONCAT(&quot;0x&quot;; DEC2HEX([.B99] - 1))" office:value-type="string" office:string-value="0x61" calcext:value-type="string">
            <text:p>0x61</text:p>
          </table:table-cell>
          <table:table-cell office:value-type="string" calcext:value-type="string">
            <text:p><text:a xlink:href="../../../../../../../wiki/Pin_098" xlink:type="simple">098</text:a></text:p>
          </table:table-cell>
          <table:table-cell office:value-type="string" calcext:value-type="string">
            <text:p>Mitama</text:p>
          </table:table-cell>
          <table:table-cell office:value-type="string" calcext:value-type="string">
            <text:p>Jupiter of the Monkey</text:p>
          </table:table-cell>
          <table:table-cell office:value-type="float" office:value="3900" calcext:value-type="float">
            <text:p>3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C</text:p>
          </table:table-cell>
          <table:table-cell office:value-type="string" calcext:value-type="string">
            <text:p>Attack</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use</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Event N87.</text:p>
            <text:p>Dropped by 45 N.</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and Neku will attack with a spinning slash. Inflicts damage on surrounding enemies. </text:p>
          </table:table-cell>
          <table:table-cell table:number-columns-repeated="4" office:value-type="float" office:value="0" calcext:value-type="float">
            <text:p>0</text:p>
          </table:table-cell>
          <table:table-cell table:formula="of:=COM.MICROSOFT.CONCAT([.A99];&quot;: { &quot;&quot;ID&quot;&quot;: &quot;;[.A99];&quot;, &quot;&quot;Name&quot;&quot;: &quot;&quot;&quot;;[.C99];&quot;&quot;&quot;, &quot;&quot;MaxLevel&quot;&quot;: &quot;;[.T99];&quot;, &quot;&quot;Mingle?&quot;&quot;: &quot;;[.AG99];&quot;, &quot;&quot;Psych&quot;&quot;: &quot;&quot;&quot;;[.H99];&quot;&quot;&quot;&quot;; ;&quot;, &quot;&quot;Element&quot;&quot;: &quot;&quot;&quot;;[.G99];&quot;&quot;&quot;, &quot;&quot;Brand&quot;&quot;: &quot;&quot;&quot;;[.D99];&quot;&quot;&quot;, &quot;&quot;Ev. fr. pin?&quot;&quot;: &quot;;[.AH99];&quot;, &quot;&quot;Weight&quot;&quot;: &quot;;[.Y99];&quot;, &quot;&quot;Spec&quot;&quot;: &quot;&quot;&quot;;[.J99];&quot;&quot;&quot;, &quot;&quot;Inflicts HP Drain?&quot;&quot;: &quot;;[.AI99];&quot;, &quot;&quot;Eden?&quot;&quot;: &quot;;[.AJ99];&quot; },&quot;)" office:value-type="string" office:string-value="0x61: { &quot;ID&quot;: 0x61, &quot;Name&quot;: &quot;Mitama&quot;, &quot;MaxLevel&quot;: 6, &quot;Mingle?&quot;: 0, &quot;Psych&quot;: &quot;Vortex Saber&quot;, &quot;Element&quot;: &quot;Pos&quot;, &quot;Brand&quot;: &quot;Jupiter of the Monkey&quot;, &quot;Ev. fr. pin?&quot;: 0, &quot;Weight&quot;: 7, &quot;Spec&quot;: &quot;Attack&quot;, &quot;Inflicts HP Drain?&quot;: 0, &quot;Eden?&quot;: 0 }," calcext:value-type="string">
            <text:p>0x61: { "ID": 0x61, "Name": "Mitama", "MaxLevel": 6, "Mingle?": 0, "Psych": "Vortex Saber", "Element": "Pos", "Brand": "Jupiter of the Monkey", "Ev. fr. pin?": 0, "Weight": 7, "Spec": "Attack", "Inflicts HP Drain?": 0, "Eden?": 0 },</text:p>
          </table:table-cell>
        </table:table-row>
        <table:table-row table:style-name="ro3">
          <table:table-cell table:formula="of:=COM.MICROSOFT.CONCAT(&quot;0x&quot;; DEC2HEX([.B100] - 1))" office:value-type="string" office:string-value="0x62" calcext:value-type="string">
            <text:p>0x62</text:p>
          </table:table-cell>
          <table:table-cell office:value-type="string" calcext:value-type="string">
            <text:p><text:a xlink:href="../../../../../../../wiki/Pin_099" xlink:type="simple">099</text:a></text:p>
          </table:table-cell>
          <table:table-cell office:value-type="string" calcext:value-type="string">
            <text:p>Izanami</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2D2 Pig (Molco).</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table:number-columns-repeated="4" office:value-type="float" office:value="0" calcext:value-type="float">
            <text:p>0</text:p>
          </table:table-cell>
          <table:table-cell table:formula="of:=COM.MICROSOFT.CONCAT([.A100];&quot;: { &quot;&quot;ID&quot;&quot;: &quot;;[.A100];&quot;, &quot;&quot;Name&quot;&quot;: &quot;&quot;&quot;;[.C100];&quot;&quot;&quot;, &quot;&quot;MaxLevel&quot;&quot;: &quot;;[.T100];&quot;, &quot;&quot;Mingle?&quot;&quot;: &quot;;[.AG100];&quot;, &quot;&quot;Psych&quot;&quot;: &quot;&quot;&quot;;[.H100];&quot;&quot;&quot;&quot;; ;&quot;, &quot;&quot;Element&quot;&quot;: &quot;&quot;&quot;;[.G100];&quot;&quot;&quot;, &quot;&quot;Brand&quot;&quot;: &quot;&quot;&quot;;[.D100];&quot;&quot;&quot;, &quot;&quot;Ev. fr. pin?&quot;&quot;: &quot;;[.AH100];&quot;, &quot;&quot;Weight&quot;&quot;: &quot;;[.Y100];&quot;, &quot;&quot;Spec&quot;&quot;: &quot;&quot;&quot;;[.J100];&quot;&quot;&quot;, &quot;&quot;Inflicts HP Drain?&quot;&quot;: &quot;;[.AI100];&quot;, &quot;&quot;Eden?&quot;&quot;: &quot;;[.AJ100];&quot; },&quot;)" office:value-type="string" office:string-value="0x62: { &quot;ID&quot;: 0x62, &quot;Name&quot;: &quot;Izanami&quot;, &quot;MaxLevel&quot;: 1, &quot;Mingle?&quot;: 0, &quot;Psych&quot;: &quot;Pyrokinesis&quot;, &quot;Element&quot;: &quot;Neg&quot;, &quot;Brand&quot;: &quot;Jupiter of the Monkey&quot;, &quot;Ev. fr. pin?&quot;: 0, &quot;Weight&quot;: 7, &quot;Spec&quot;: &quot;Attack&quot;, &quot;Inflicts HP Drain?&quot;: 0, &quot;Eden?&quot;: 0 }," calcext:value-type="string">
            <text:p>0x62: { "ID": 0x62, "Name": "Izanami", "MaxLevel": 1, "Mingle?": 0, "Psych": "Pyrokinesis", "Element": "Neg", "Brand": "Jupiter of the Monkey", "Ev. fr. pin?": 0, "Weight": 7, "Spec": "Attack", "Inflicts HP Drain?": 0, "Eden?": 0 },</text:p>
          </table:table-cell>
        </table:table-row>
        <table:table-row table:style-name="ro2">
          <table:table-cell table:formula="of:=COM.MICROSOFT.CONCAT(&quot;0x&quot;; DEC2HEX([.B101] - 1))" office:value-type="string" office:string-value="0x63" calcext:value-type="string">
            <text:p>0x63</text:p>
          </table:table-cell>
          <table:table-cell office:value-type="string" calcext:value-type="string">
            <text:p><text:a xlink:href="../../../../../../../wiki/Pin_100" xlink:type="simple">100</text:a></text:p>
          </table:table-cell>
          <table:table-cell office:value-type="string" calcext:value-type="string">
            <text:p>Onmyo</text:p>
          </table:table-cell>
          <table:table-cell office:value-type="string" calcext:value-type="string">
            <text:p>Jupiter of the Monkey</text:p>
          </table:table-cell>
          <table:table-cell office:value-type="float" office:value="650" calcext:value-type="float">
            <text:p>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4" calcext:value-type="float">
            <text:p>54</text:p>
          </table:table-cell>
          <table:table-cell office:value-type="float" office:value="5" calcext:value-type="float">
            <text:p>5</text:p>
          </table:table-cell>
          <table:table-cell office:value-type="string" calcext:value-type="string">
            <text:p>s</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Dropped by 17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hout into the microphone to create a shock wave. Inflicts continuous damage on all enemies and sometimes <text:a xlink:href="../../../../../../../wiki/HP_Drain" xlink:type="simple">HP Drain</text:a>. </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01];&quot;: { &quot;&quot;ID&quot;&quot;: &quot;;[.A101];&quot;, &quot;&quot;Name&quot;&quot;: &quot;&quot;&quot;;[.C101];&quot;&quot;&quot;, &quot;&quot;MaxLevel&quot;&quot;: &quot;;[.T101];&quot;, &quot;&quot;Mingle?&quot;&quot;: &quot;;[.AG101];&quot;, &quot;&quot;Psych&quot;&quot;: &quot;&quot;&quot;;[.H101];&quot;&quot;&quot;&quot;; ;&quot;, &quot;&quot;Element&quot;&quot;: &quot;&quot;&quot;;[.G101];&quot;&quot;&quot;, &quot;&quot;Brand&quot;&quot;: &quot;&quot;&quot;;[.D101];&quot;&quot;&quot;, &quot;&quot;Ev. fr. pin?&quot;&quot;: &quot;;[.AH101];&quot;, &quot;&quot;Weight&quot;&quot;: &quot;;[.Y101];&quot;, &quot;&quot;Spec&quot;&quot;: &quot;&quot;&quot;;[.J101];&quot;&quot;&quot;, &quot;&quot;Inflicts HP Drain?&quot;&quot;: &quot;;[.AI101];&quot;, &quot;&quot;Eden?&quot;&quot;: &quot;;[.AJ101];&quot; },&quot;)" office:value-type="string" office:string-value="0x63: { &quot;ID&quot;: 0x63, &quot;Name&quot;: &quot;Onmyo&quot;, &quot;MaxLevel&quot;: 5, &quot;Mingle?&quot;: 0, &quot;Psych&quot;: &quot;Street Jam&quot;, &quot;Element&quot;: &quot;Neg&quot;, &quot;Brand&quot;: &quot;Jupiter of the Monkey&quot;, &quot;Ev. fr. pin?&quot;: 0, &quot;Weight&quot;: 7, &quot;Spec&quot;: &quot;Attack&quot;, &quot;Inflicts HP Drain?&quot;: 1, &quot;Eden?&quot;: 0 }," calcext:value-type="string">
            <text:p>0x63: { "ID": 0x63, "Name": "Onmyo", "MaxLevel": 5, "Mingle?": 0, "Psych": "Street Jam", "Element": "Neg", "Brand": "Jupiter of the Monkey", "Ev. fr. pin?": 0, "Weight": 7, "Spec": "Attack", "Inflicts HP Drain?": 1, "Eden?": 0 },</text:p>
          </table:table-cell>
        </table:table-row>
        <table:table-row table:style-name="ro3">
          <table:table-cell table:formula="of:=COM.MICROSOFT.CONCAT(&quot;0x&quot;; DEC2HEX([.B102] - 1))" office:value-type="string" office:string-value="0x64" calcext:value-type="string">
            <text:p>0x64</text:p>
          </table:table-cell>
          <table:table-cell office:value-type="string" calcext:value-type="string">
            <text:p><text:a xlink:href="../../../../../../../wiki/Pin_101" xlink:type="simple">101</text:a></text:p>
          </table:table-cell>
          <table:table-cell office:value-type="string" calcext:value-type="string">
            <text:p>Konohana</text:p>
          </table:table-cell>
          <table:table-cell office:value-type="string" calcext:value-type="string">
            <text:p>Jupiter of the Monkey</text:p>
          </table:table-cell>
          <table:table-cell office:value-type="float" office:value="2500" calcext:value-type="float">
            <text:p>25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uch the pin to restore HP. </text:p>
          </table:table-cell>
          <table:table-cell table:number-columns-repeated="4" office:value-type="float" office:value="0" calcext:value-type="float">
            <text:p>0</text:p>
          </table:table-cell>
          <table:table-cell table:formula="of:=COM.MICROSOFT.CONCAT([.A102];&quot;: { &quot;&quot;ID&quot;&quot;: &quot;;[.A102];&quot;, &quot;&quot;Name&quot;&quot;: &quot;&quot;&quot;;[.C102];&quot;&quot;&quot;, &quot;&quot;MaxLevel&quot;&quot;: &quot;;[.T102];&quot;, &quot;&quot;Mingle?&quot;&quot;: &quot;;[.AG102];&quot;, &quot;&quot;Psych&quot;&quot;: &quot;&quot;&quot;;[.H102];&quot;&quot;&quot;&quot;; ;&quot;, &quot;&quot;Element&quot;&quot;: &quot;&quot;&quot;;[.G102];&quot;&quot;&quot;, &quot;&quot;Brand&quot;&quot;: &quot;&quot;&quot;;[.D102];&quot;&quot;&quot;, &quot;&quot;Ev. fr. pin?&quot;&quot;: &quot;;[.AH102];&quot;, &quot;&quot;Weight&quot;&quot;: &quot;;[.Y102];&quot;, &quot;&quot;Spec&quot;&quot;: &quot;&quot;&quot;;[.J102];&quot;&quot;&quot;, &quot;&quot;Inflicts HP Drain?&quot;&quot;: &quot;;[.AI102];&quot;, &quot;&quot;Eden?&quot;&quot;: &quot;;[.AJ102];&quot; },&quot;)" office:value-type="string" office:string-value="0x64: { &quot;ID&quot;: 0x64, &quot;Name&quot;: &quot;Konohana&quot;, &quot;MaxLevel&quot;: 3, &quot;Mingle?&quot;: 0, &quot;Psych&quot;: &quot;Cure Drink&quot;, &quot;Element&quot;: &quot;---&quot;, &quot;Brand&quot;: &quot;Jupiter of the Monkey&quot;, &quot;Ev. fr. pin?&quot;: 0, &quot;Weight&quot;: 7, &quot;Spec&quot;: &quot;Recovery&quot;, &quot;Inflicts HP Drain?&quot;: 0, &quot;Eden?&quot;: 0 }," calcext:value-type="string">
            <text:p>0x64: { "ID": 0x64, "Name": "Konohana", "MaxLevel": 3, "Mingle?": 0, "Psych": "Cure Drink", "Element": "---", "Brand": "Jupiter of the Monkey", "Ev. fr. pin?": 0, "Weight": 7, "Spec": "Recovery", "Inflicts HP Drain?": 0, "Eden?": 0 },</text:p>
          </table:table-cell>
        </table:table-row>
        <table:table-row table:style-name="ro3">
          <table:table-cell table:formula="of:=COM.MICROSOFT.CONCAT(&quot;0x&quot;; DEC2HEX([.B103] - 1))" office:value-type="string" office:string-value="0x65" calcext:value-type="string">
            <text:p>0x65</text:p>
          </table:table-cell>
          <table:table-cell office:value-type="string" calcext:value-type="string">
            <text:p><text:a xlink:href="../../../../../../../wiki/Pin_102" xlink:type="simple">102</text:a></text:p>
          </table:table-cell>
          <table:table-cell office:value-type="string" calcext:value-type="string">
            <text:p>Konohana Sakuya</text:p>
          </table:table-cell>
          <table:table-cell office:value-type="string" calcext:value-type="string">
            <text:p>Jupiter of the Monke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4" office:value-type="float" office:value="0" calcext:value-type="float">
            <text:p>0</text:p>
          </table:table-cell>
          <table:table-cell table:formula="of:=COM.MICROSOFT.CONCAT([.A103];&quot;: { &quot;&quot;ID&quot;&quot;: &quot;;[.A103];&quot;, &quot;&quot;Name&quot;&quot;: &quot;&quot;&quot;;[.C103];&quot;&quot;&quot;, &quot;&quot;MaxLevel&quot;&quot;: &quot;;[.T103];&quot;, &quot;&quot;Mingle?&quot;&quot;: &quot;;[.AG103];&quot;, &quot;&quot;Psych&quot;&quot;: &quot;&quot;&quot;;[.H103];&quot;&quot;&quot;&quot;; ;&quot;, &quot;&quot;Element&quot;&quot;: &quot;&quot;&quot;;[.G103];&quot;&quot;&quot;, &quot;&quot;Brand&quot;&quot;: &quot;&quot;&quot;;[.D103];&quot;&quot;&quot;, &quot;&quot;Ev. fr. pin?&quot;&quot;: &quot;;[.AH103];&quot;, &quot;&quot;Weight&quot;&quot;: &quot;;[.Y103];&quot;, &quot;&quot;Spec&quot;&quot;: &quot;&quot;&quot;;[.J103];&quot;&quot;&quot;, &quot;&quot;Inflicts HP Drain?&quot;&quot;: &quot;;[.AI103];&quot;, &quot;&quot;Eden?&quot;&quot;: &quot;;[.AJ103];&quot; },&quot;)" office:value-type="string" office:string-value="0x65: { &quot;ID&quot;: 0x65, &quot;Name&quot;: &quot;Konohana Sakuya&quot;, &quot;MaxLevel&quot;: 4, &quot;Mingle?&quot;: 0, &quot;Psych&quot;: &quot;Healing&quot;, &quot;Element&quot;: &quot;---&quot;, &quot;Brand&quot;: &quot;Jupiter of the Monkey&quot;, &quot;Ev. fr. pin?&quot;: 0, &quot;Weight&quot;: 7, &quot;Spec&quot;: &quot;Recovery&quot;, &quot;Inflicts HP Drain?&quot;: 0, &quot;Eden?&quot;: 0 }," calcext:value-type="string">
            <text:p>0x65: { "ID": 0x65, "Name": "Konohana Sakuya", "MaxLevel": 4, "Mingle?": 0, "Psych": "Healing", "Element": "---", "Brand": "Jupiter of the Monkey", "Ev. fr. pin?": 0, "Weight": 7, "Spec": "Recovery", "Inflicts HP Drain?": 0, "Eden?": 0 },</text:p>
          </table:table-cell>
        </table:table-row>
        <table:table-row table:style-name="ro3">
          <table:table-cell table:formula="of:=COM.MICROSOFT.CONCAT(&quot;0x&quot;; DEC2HEX([.B104] - 1))" office:value-type="string" office:string-value="0x66" calcext:value-type="string">
            <text:p>0x66</text:p>
          </table:table-cell>
          <table:table-cell office:value-type="string" calcext:value-type="string">
            <text:p><text:a xlink:href="../../../../../../../wiki/Pin_103" xlink:type="simple">103</text:a></text:p>
          </table:table-cell>
          <table:table-cell table:number-columns-repeated="2" office:value-type="string" calcext:value-type="string">
            <text:p>Jupiter of the Monke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JM" xlink:type="simple">Resonance: JM</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8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Increases the Attack of any Jupiter of the Monkey pins Neku is wearing. </text:p>
          </table:table-cell>
          <table:table-cell table:number-columns-repeated="4" office:value-type="float" office:value="0" calcext:value-type="float">
            <text:p>0</text:p>
          </table:table-cell>
          <table:table-cell table:formula="of:=COM.MICROSOFT.CONCAT([.A104];&quot;: { &quot;&quot;ID&quot;&quot;: &quot;;[.A104];&quot;, &quot;&quot;Name&quot;&quot;: &quot;&quot;&quot;;[.C104];&quot;&quot;&quot;, &quot;&quot;MaxLevel&quot;&quot;: &quot;;[.T104];&quot;, &quot;&quot;Mingle?&quot;&quot;: &quot;;[.AG104];&quot;, &quot;&quot;Psych&quot;&quot;: &quot;&quot;&quot;;[.H104];&quot;&quot;&quot;&quot;; ;&quot;, &quot;&quot;Element&quot;&quot;: &quot;&quot;&quot;;[.G104];&quot;&quot;&quot;, &quot;&quot;Brand&quot;&quot;: &quot;&quot;&quot;;[.D104];&quot;&quot;&quot;, &quot;&quot;Ev. fr. pin?&quot;&quot;: &quot;;[.AH104];&quot;, &quot;&quot;Weight&quot;&quot;: &quot;;[.Y104];&quot;, &quot;&quot;Spec&quot;&quot;: &quot;&quot;&quot;;[.J104];&quot;&quot;&quot;, &quot;&quot;Inflicts HP Drain?&quot;&quot;: &quot;;[.AI104];&quot;, &quot;&quot;Eden?&quot;&quot;: &quot;;[.AJ104];&quot; },&quot;)" office:value-type="string" office:string-value="0x66: { &quot;ID&quot;: 0x66, &quot;Name&quot;: &quot;Jupiter of the Monkey&quot;, &quot;MaxLevel&quot;: 3, &quot;Mingle?&quot;: 0, &quot;Psych&quot;: &quot;Resonance: JM&quot;, &quot;Element&quot;: &quot;Abi&quot;, &quot;Brand&quot;: &quot;Jupiter of the Monkey&quot;, &quot;Ev. fr. pin?&quot;: 0, &quot;Weight&quot;: 7, &quot;Spec&quot;: &quot;---&quot;, &quot;Inflicts HP Drain?&quot;: 0, &quot;Eden?&quot;: 0 }," calcext:value-type="string">
            <text:p>0x66: { "ID": 0x66, "Name": "Jupiter of the Monkey", "MaxLevel": 3, "Mingle?": 0, "Psych": "Resonance: JM", "Element": "Abi", "Brand": "Jupiter of the Monkey", "Ev. fr. pin?": 0, "Weight": 7, "Spec": "---", "Inflicts HP Drain?": 0, "Eden?": 0 },</text:p>
          </table:table-cell>
        </table:table-row>
        <table:table-row table:style-name="ro5">
          <table:table-cell table:formula="of:=COM.MICROSOFT.CONCAT(&quot;0x&quot;; DEC2HEX([.B105] - 1))" office:value-type="string" office:string-value="0x67" calcext:value-type="string">
            <text:p>0x67</text:p>
          </table:table-cell>
          <table:table-cell office:value-type="string" calcext:value-type="string">
            <text:p><text:a xlink:href="../../../../../../../wiki/Pin_104" xlink:type="simple">104</text:a></text:p>
          </table:table-cell>
          <table:table-cell office:value-type="string" calcext:value-type="string">
            <text:p>Long Live the Rock</text:p>
          </table:table-cell>
          <table:table-cell office:value-type="string" calcext:value-type="string">
            <text:p>Hip Snake</text:p>
          </table:table-cell>
          <table:table-cell office:value-type="float" office:value="2600" calcext:value-type="float">
            <text:p>26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Rock_Bind" xlink:type="simple">Rock Bind</text:a></text:p>
          </table:table-cell>
          <table:table-cell office:value-type="string" calcext:value-type="string">
            <text:p>T</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Cosmic Corner Dougenzaka.</text:p>
            <text:p>Event Tin Pin Another Day (Udagawa Back Street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an enemy to encase it in stones and stop it from moving. (Some enemies may not be affected.) </text:p>
          </table:table-cell>
          <table:table-cell table:number-columns-repeated="4" office:value-type="float" office:value="0" calcext:value-type="float">
            <text:p>0</text:p>
          </table:table-cell>
          <table:table-cell table:formula="of:=COM.MICROSOFT.CONCAT([.A105];&quot;: { &quot;&quot;ID&quot;&quot;: &quot;;[.A105];&quot;, &quot;&quot;Name&quot;&quot;: &quot;&quot;&quot;;[.C105];&quot;&quot;&quot;, &quot;&quot;MaxLevel&quot;&quot;: &quot;;[.T105];&quot;, &quot;&quot;Mingle?&quot;&quot;: &quot;;[.AG105];&quot;, &quot;&quot;Psych&quot;&quot;: &quot;&quot;&quot;;[.H105];&quot;&quot;&quot;&quot;; ;&quot;, &quot;&quot;Element&quot;&quot;: &quot;&quot;&quot;;[.G105];&quot;&quot;&quot;, &quot;&quot;Brand&quot;&quot;: &quot;&quot;&quot;;[.D105];&quot;&quot;&quot;, &quot;&quot;Ev. fr. pin?&quot;&quot;: &quot;;[.AH105];&quot;, &quot;&quot;Weight&quot;&quot;: &quot;;[.Y105];&quot;, &quot;&quot;Spec&quot;&quot;: &quot;&quot;&quot;;[.J105];&quot;&quot;&quot;, &quot;&quot;Inflicts HP Drain?&quot;&quot;: &quot;;[.AI105];&quot;, &quot;&quot;Eden?&quot;&quot;: &quot;;[.AJ105];&quot; },&quot;)" office:value-type="string" office:string-value="0x67: { &quot;ID&quot;: 0x67, &quot;Name&quot;: &quot;Long Live the Rock&quot;, &quot;MaxLevel&quot;: 4, &quot;Mingle?&quot;: 0, &quot;Psych&quot;: &quot;Rock Bind&quot;, &quot;Element&quot;: &quot;Neg&quot;, &quot;Brand&quot;: &quot;Hip Snake&quot;, &quot;Ev. fr. pin?&quot;: 0, &quot;Weight&quot;: 10, &quot;Spec&quot;: &quot;---&quot;, &quot;Inflicts HP Drain?&quot;: 0, &quot;Eden?&quot;: 0 }," calcext:value-type="string">
            <text:p>0x67: { "ID": 0x67, "Name": "Long Live the Rock", "MaxLevel": 4, "Mingle?": 0, "Psych": "Rock Bind", "Element": "Neg", "Brand": "Hip Snake", "Ev. fr. pin?": 0, "Weight": 10, "Spec": "---", "Inflicts HP Drain?": 0, "Eden?": 0 },</text:p>
          </table:table-cell>
        </table:table-row>
        <table:table-row table:style-name="ro2">
          <table:table-cell table:formula="of:=COM.MICROSOFT.CONCAT(&quot;0x&quot;; DEC2HEX([.B106] - 1))" office:value-type="string" office:string-value="0x68" calcext:value-type="string">
            <text:p>0x68</text:p>
          </table:table-cell>
          <table:table-cell office:value-type="string" calcext:value-type="string">
            <text:p><text:a xlink:href="../../../../../../../wiki/Pin_105" xlink:type="simple">105</text:a></text:p>
          </table:table-cell>
          <table:table-cell office:value-type="string" calcext:value-type="string">
            <text:p>Long Live the Ice</text:p>
          </table:table-cell>
          <table:table-cell office:value-type="string" calcext:value-type="string">
            <text:p>Hip Snake</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Cosmic Corner Dougenzaka.</text:p>
            <text:p>Event W2D1.</text:p>
          </table:table-cell>
          <table:table-cell office:value-type="float" office:value="106" calcext:value-type="float">
            <text:p>10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able:table-cell>
          <table:table-cell table:number-columns-repeated="4" office:value-type="float" office:value="0" calcext:value-type="float">
            <text:p>0</text:p>
          </table:table-cell>
          <table:table-cell table:formula="of:=COM.MICROSOFT.CONCAT([.A106];&quot;: { &quot;&quot;ID&quot;&quot;: &quot;;[.A106];&quot;, &quot;&quot;Name&quot;&quot;: &quot;&quot;&quot;;[.C106];&quot;&quot;&quot;, &quot;&quot;MaxLevel&quot;&quot;: &quot;;[.T106];&quot;, &quot;&quot;Mingle?&quot;&quot;: &quot;;[.AG106];&quot;, &quot;&quot;Psych&quot;&quot;: &quot;&quot;&quot;;[.H106];&quot;&quot;&quot;&quot;; ;&quot;, &quot;&quot;Element&quot;&quot;: &quot;&quot;&quot;;[.G106];&quot;&quot;&quot;, &quot;&quot;Brand&quot;&quot;: &quot;&quot;&quot;;[.D106];&quot;&quot;&quot;, &quot;&quot;Ev. fr. pin?&quot;&quot;: &quot;;[.AH106];&quot;, &quot;&quot;Weight&quot;&quot;: &quot;;[.Y106];&quot;, &quot;&quot;Spec&quot;&quot;: &quot;&quot;&quot;;[.J106];&quot;&quot;&quot;, &quot;&quot;Inflicts HP Drain?&quot;&quot;: &quot;;[.AI106];&quot;, &quot;&quot;Eden?&quot;&quot;: &quot;;[.AJ106];&quot; },&quot;)" office:value-type="string" office:string-value="0x68: { &quot;ID&quot;: 0x68, &quot;Name&quot;: &quot;Long Live the Ice&quot;, &quot;MaxLevel&quot;: 5, &quot;Mingle?&quot;: 0, &quot;Psych&quot;: &quot;Freeze&quot;, &quot;Element&quot;: &quot;Neg&quot;, &quot;Brand&quot;: &quot;Hip Snake&quot;, &quot;Ev. fr. pin?&quot;: 0, &quot;Weight&quot;: 10, &quot;Spec&quot;: &quot;---&quot;, &quot;Inflicts HP Drain?&quot;: 0, &quot;Eden?&quot;: 0 }," calcext:value-type="string">
            <text:p>0x68: { "ID": 0x68, "Name": "Long Live the Ice", "MaxLevel": 5, "Mingle?": 0, "Psych": "Freeze", "Element": "Neg", "Brand": "Hip Snake", "Ev. fr. pin?": 0, "Weight": 10, "Spec": "---", "Inflicts HP Drain?": 0, "Eden?": 0 },</text:p>
          </table:table-cell>
        </table:table-row>
        <table:table-row table:style-name="ro2">
          <table:table-cell table:formula="of:=COM.MICROSOFT.CONCAT(&quot;0x&quot;; DEC2HEX([.B107] - 1))" office:value-type="string" office:string-value="0x69" calcext:value-type="string">
            <text:p>0x69</text:p>
          </table:table-cell>
          <table:table-cell office:value-type="string" calcext:value-type="string">
            <text:p><text:a xlink:href="../../../../../../../wiki/Pin_106" xlink:type="simple">106</text:a></text:p>
          </table:table-cell>
          <table:table-cell office:value-type="string" calcext:value-type="string">
            <text:p>Long Live the Floe</text:p>
          </table:table-cell>
          <table:table-cell office:value-type="string" calcext:value-type="string">
            <text:p>Hip Snake</text:p>
          </table:table-cell>
          <table:table-cell office:value-type="float" office:value="3450" calcext:value-type="float">
            <text:p>34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5" xlink:type="simple">105</text:a>.</text:p>
          </table:table-cell>
          <table:table-cell office:value-type="string" calcext:value-type="string">
            <text:p>M</text:p>
          </table:table-cell>
          <table:table-cell office:value-type="float" office:value="111" calcext:value-type="float">
            <text:p>111</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an enemy to encase it in ice and stop it from moving. (Some enemies may not be affected.)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07];&quot;: { &quot;&quot;ID&quot;&quot;: &quot;;[.A107];&quot;, &quot;&quot;Name&quot;&quot;: &quot;&quot;&quot;;[.C107];&quot;&quot;&quot;, &quot;&quot;MaxLevel&quot;&quot;: &quot;;[.T107];&quot;, &quot;&quot;Mingle?&quot;&quot;: &quot;;[.AG107];&quot;, &quot;&quot;Psych&quot;&quot;: &quot;&quot;&quot;;[.H107];&quot;&quot;&quot;&quot;; ;&quot;, &quot;&quot;Element&quot;&quot;: &quot;&quot;&quot;;[.G107];&quot;&quot;&quot;, &quot;&quot;Brand&quot;&quot;: &quot;&quot;&quot;;[.D107];&quot;&quot;&quot;, &quot;&quot;Ev. fr. pin?&quot;&quot;: &quot;;[.AH107];&quot;, &quot;&quot;Weight&quot;&quot;: &quot;;[.Y107];&quot;, &quot;&quot;Spec&quot;&quot;: &quot;&quot;&quot;;[.J107];&quot;&quot;&quot;, &quot;&quot;Inflicts HP Drain?&quot;&quot;: &quot;;[.AI107];&quot;, &quot;&quot;Eden?&quot;&quot;: &quot;;[.AJ107];&quot; },&quot;)" office:value-type="string" office:string-value="0x69: { &quot;ID&quot;: 0x69, &quot;Name&quot;: &quot;Long Live the Floe&quot;, &quot;MaxLevel&quot;: 5, &quot;Mingle?&quot;: 0, &quot;Psych&quot;: &quot;Freeze&quot;, &quot;Element&quot;: &quot;Neg&quot;, &quot;Brand&quot;: &quot;Hip Snake&quot;, &quot;Ev. fr. pin?&quot;: 1, &quot;Weight&quot;: 10, &quot;Spec&quot;: &quot;---&quot;, &quot;Inflicts HP Drain?&quot;: 0, &quot;Eden?&quot;: 0 }," calcext:value-type="string">
            <text:p>0x69: { "ID": 0x69, "Name": "Long Live the Floe", "MaxLevel": 5, "Mingle?": 0, "Psych": "Freeze", "Element": "Neg", "Brand": "Hip Snake", "Ev. fr. pin?": 1, "Weight": 10, "Spec": "---", "Inflicts HP Drain?": 0, "Eden?": 0 },</text:p>
          </table:table-cell>
        </table:table-row>
        <table:table-row table:style-name="ro2">
          <table:table-cell table:formula="of:=COM.MICROSOFT.CONCAT(&quot;0x&quot;; DEC2HEX([.B108] - 1))" office:value-type="string" office:string-value="0x6A" calcext:value-type="string">
            <text:p>0x6A</text:p>
          </table:table-cell>
          <table:table-cell office:value-type="string" calcext:value-type="string">
            <text:p><text:a xlink:href="../../../../../../../wiki/Pin_107" xlink:type="simple">107</text:a></text:p>
          </table:table-cell>
          <table:table-cell office:value-type="string" calcext:value-type="string">
            <text:p>Eyes Full of Hope</text:p>
          </table:table-cell>
          <table:table-cell office:value-type="string" calcext:value-type="string">
            <text:p>Hip Snake</text:p>
          </table:table-cell>
          <table:table-cell office:value-type="float" office:value="1750" calcext:value-type="float">
            <text:p>1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ropped by 29 N.</text:p>
          </table:table-cell>
          <table:table-cell table:number-columns-repeated="2" office:value-type="string" calcext:value-type="string">
            <text:p>M</text:p>
          </table:table-cell>
          <table:table-cell office:value-type="float" office:value="108" calcext:value-type="float">
            <text:p>108</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4" office:value-type="float" office:value="0" calcext:value-type="float">
            <text:p>0</text:p>
          </table:table-cell>
          <table:table-cell table:formula="of:=COM.MICROSOFT.CONCAT([.A108];&quot;: { &quot;&quot;ID&quot;&quot;: &quot;;[.A108];&quot;, &quot;&quot;Name&quot;&quot;: &quot;&quot;&quot;;[.C108];&quot;&quot;&quot;, &quot;&quot;MaxLevel&quot;&quot;: &quot;;[.T108];&quot;, &quot;&quot;Mingle?&quot;&quot;: &quot;;[.AG108];&quot;, &quot;&quot;Psych&quot;&quot;: &quot;&quot;&quot;;[.H108];&quot;&quot;&quot;&quot;; ;&quot;, &quot;&quot;Element&quot;&quot;: &quot;&quot;&quot;;[.G108];&quot;&quot;&quot;, &quot;&quot;Brand&quot;&quot;: &quot;&quot;&quot;;[.D108];&quot;&quot;&quot;, &quot;&quot;Ev. fr. pin?&quot;&quot;: &quot;;[.AH108];&quot;, &quot;&quot;Weight&quot;&quot;: &quot;;[.Y108];&quot;, &quot;&quot;Spec&quot;&quot;: &quot;&quot;&quot;;[.J108];&quot;&quot;&quot;, &quot;&quot;Inflicts HP Drain?&quot;&quot;: &quot;;[.AI108];&quot;, &quot;&quot;Eden?&quot;&quot;: &quot;;[.AJ108];&quot; },&quot;)" office:value-type="string" office:string-value="0x6A: { &quot;ID&quot;: 0x6A, &quot;Name&quot;: &quot;Eyes Full of Hope&quot;, &quot;MaxLevel&quot;: 5, &quot;Mingle?&quot;: 0, &quot;Psych&quot;: &quot;Holy Light&quot;, &quot;Element&quot;: &quot;Neg&quot;, &quot;Brand&quot;: &quot;Hip Snake&quot;, &quot;Ev. fr. pin?&quot;: 0, &quot;Weight&quot;: 10, &quot;Spec&quot;: &quot;Attack&quot;, &quot;Inflicts HP Drain?&quot;: 0, &quot;Eden?&quot;: 0 }," calcext:value-type="string">
            <text:p>0x6A: { "ID": 0x6A, "Name": "Eyes Full of Hope", "MaxLevel": 5, "Mingle?": 0, "Psych": "Holy Light", "Element": "Neg", "Brand": "Hip Snake", "Ev. fr. pin?": 0, "Weight": 10, "Spec": "Attack", "Inflicts HP Drain?": 0, "Eden?": 0 },</text:p>
          </table:table-cell>
        </table:table-row>
        <table:table-row table:style-name="ro2">
          <table:table-cell table:formula="of:=COM.MICROSOFT.CONCAT(&quot;0x&quot;; DEC2HEX([.B109] - 1))" office:value-type="string" office:string-value="0x6B" calcext:value-type="string">
            <text:p>0x6B</text:p>
          </table:table-cell>
          <table:table-cell office:value-type="string" calcext:value-type="string">
            <text:p><text:a xlink:href="../../../../../../../wiki/Pin_108" xlink:type="simple">108</text:a></text:p>
          </table:table-cell>
          <table:table-cell office:value-type="string" calcext:value-type="string">
            <text:p>Eyes Full of Light</text:p>
          </table:table-cell>
          <table:table-cell office:value-type="string" calcext:value-type="string">
            <text:p>Hip Snake</text:p>
          </table:table-cell>
          <table:table-cell office:value-type="float" office:value="4150" calcext:value-type="float">
            <text:p>4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75" calcext:value-type="float">
            <text:p>75</text:p>
          </table:table-cell>
          <table:table-cell office:value-type="float" office:value="8.3" calcext:value-type="float">
            <text:p>8.3</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Evolves from <text:a xlink:href="../../../../../../../wiki/Pin_107" xlink:type="simple">107</text:a>.</text:p>
            <text:p>Dropped by 31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09];&quot;: { &quot;&quot;ID&quot;&quot;: &quot;;[.A109];&quot;, &quot;&quot;Name&quot;&quot;: &quot;&quot;&quot;;[.C109];&quot;&quot;&quot;, &quot;&quot;MaxLevel&quot;&quot;: &quot;;[.T109];&quot;, &quot;&quot;Mingle?&quot;&quot;: &quot;;[.AG109];&quot;, &quot;&quot;Psych&quot;&quot;: &quot;&quot;&quot;;[.H109];&quot;&quot;&quot;&quot;; ;&quot;, &quot;&quot;Element&quot;&quot;: &quot;&quot;&quot;;[.G109];&quot;&quot;&quot;, &quot;&quot;Brand&quot;&quot;: &quot;&quot;&quot;;[.D109];&quot;&quot;&quot;, &quot;&quot;Ev. fr. pin?&quot;&quot;: &quot;;[.AH109];&quot;, &quot;&quot;Weight&quot;&quot;: &quot;;[.Y109];&quot;, &quot;&quot;Spec&quot;&quot;: &quot;&quot;&quot;;[.J109];&quot;&quot;&quot;, &quot;&quot;Inflicts HP Drain?&quot;&quot;: &quot;;[.AI109];&quot;, &quot;&quot;Eden?&quot;&quot;: &quot;;[.AJ109];&quot; },&quot;)" office:value-type="string" office:string-value="0x6B: { &quot;ID&quot;: 0x6B, &quot;Name&quot;: &quot;Eyes Full of Light&quot;, &quot;MaxLevel&quot;: 5, &quot;Mingle?&quot;: 0, &quot;Psych&quot;: &quot;Holy Light&quot;, &quot;Element&quot;: &quot;Neg&quot;, &quot;Brand&quot;: &quot;Hip Snake&quot;, &quot;Ev. fr. pin?&quot;: 1, &quot;Weight&quot;: 10, &quot;Spec&quot;: &quot;Attack&quot;, &quot;Inflicts HP Drain?&quot;: 0, &quot;Eden?&quot;: 0 }," calcext:value-type="string">
            <text:p>0x6B: { "ID": 0x6B, "Name": "Eyes Full of Light", "MaxLevel": 5, "Mingle?": 0, "Psych": "Holy Light", "Element": "Neg", "Brand": "Hip Snake", "Ev. fr. pin?": 1, "Weight": 10, "Spec": "Attack", "Inflicts HP Drain?": 0, "Eden?": 0 },</text:p>
          </table:table-cell>
        </table:table-row>
        <table:table-row table:style-name="ro2">
          <table:table-cell table:formula="of:=COM.MICROSOFT.CONCAT(&quot;0x&quot;; DEC2HEX([.B110] - 1))" office:value-type="string" office:string-value="0x6C" calcext:value-type="string">
            <text:p>0x6C</text:p>
          </table:table-cell>
          <table:table-cell office:value-type="string" calcext:value-type="string">
            <text:p><text:a xlink:href="../../../../../../../wiki/Pin_109" xlink:type="simple">109</text:a></text:p>
          </table:table-cell>
          <table:table-cell office:value-type="string" calcext:value-type="string">
            <text:p>Hot Gaze</text:p>
          </table:table-cell>
          <table:table-cell office:value-type="string" calcext:value-type="string">
            <text:p>Hip Snake</text:p>
          </table:table-cell>
          <table:table-cell office:value-type="float" office:value="2100" calcext:value-type="float">
            <text:p>21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osmic Corner Dougenzaka.</text:p>
            <text:p>Event W3D1.</text:p>
          </table:table-cell>
          <table:table-cell office:value-type="float" office:value="110" calcext:value-type="float">
            <text:p>110</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Keep scratching an enemy to set it on fire. Inflicts continuous damage and sometimes <text:a xlink:href="../../../../../../../wiki/HP_Drain" xlink:type="simple">HP Drain</text:a>. </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110];&quot;: { &quot;&quot;ID&quot;&quot;: &quot;;[.A110];&quot;, &quot;&quot;Name&quot;&quot;: &quot;&quot;&quot;;[.C110];&quot;&quot;&quot;, &quot;&quot;MaxLevel&quot;&quot;: &quot;;[.T110];&quot;, &quot;&quot;Mingle?&quot;&quot;: &quot;;[.AG110];&quot;, &quot;&quot;Psych&quot;&quot;: &quot;&quot;&quot;;[.H110];&quot;&quot;&quot;&quot;; ;&quot;, &quot;&quot;Element&quot;&quot;: &quot;&quot;&quot;;[.G110];&quot;&quot;&quot;, &quot;&quot;Brand&quot;&quot;: &quot;&quot;&quot;;[.D110];&quot;&quot;&quot;, &quot;&quot;Ev. fr. pin?&quot;&quot;: &quot;;[.AH110];&quot;, &quot;&quot;Weight&quot;&quot;: &quot;;[.Y110];&quot;, &quot;&quot;Spec&quot;&quot;: &quot;&quot;&quot;;[.J110];&quot;&quot;&quot;, &quot;&quot;Inflicts HP Drain?&quot;&quot;: &quot;;[.AI110];&quot;, &quot;&quot;Eden?&quot;&quot;: &quot;;[.AJ110];&quot; },&quot;)" office:value-type="string" office:string-value="0x6C: { &quot;ID&quot;: 0x6C, &quot;Name&quot;: &quot;Hot Gaze&quot;, &quot;MaxLevel&quot;: 4, &quot;Mingle?&quot;: 0, &quot;Psych&quot;: &quot;Ignition&quot;, &quot;Element&quot;: &quot;Neg&quot;, &quot;Brand&quot;: &quot;Hip Snake&quot;, &quot;Ev. fr. pin?&quot;: 0, &quot;Weight&quot;: 10, &quot;Spec&quot;: &quot;Attack&quot;, &quot;Inflicts HP Drain?&quot;: 1, &quot;Eden?&quot;: 0 }," calcext:value-type="string">
            <text:p>0x6C: { "ID": 0x6C, "Name": "Hot Gaze", "MaxLevel": 4, "Mingle?": 0, "Psych": "Ignition", "Element": "Neg", "Brand": "Hip Snake", "Ev. fr. pin?": 0, "Weight": 10, "Spec": "Attack", "Inflicts HP Drain?": 1, "Eden?": 0 },</text:p>
          </table:table-cell>
        </table:table-row>
        <table:table-row table:style-name="ro2">
          <table:table-cell table:formula="of:=COM.MICROSOFT.CONCAT(&quot;0x&quot;; DEC2HEX([.B111] - 1))" office:value-type="string" office:string-value="0x6D" calcext:value-type="string">
            <text:p>0x6D</text:p>
          </table:table-cell>
          <table:table-cell office:value-type="string" calcext:value-type="string">
            <text:p><text:a xlink:href="../../../../../../../wiki/Pin_110" xlink:type="simple">110</text:a></text:p>
          </table:table-cell>
          <table:table-cell office:value-type="string" calcext:value-type="string">
            <text:p>Sizzling Gaze</text:p>
          </table:table-cell>
          <table:table-cell office:value-type="string" calcext:value-type="string">
            <text:p>Hip Snake</text:p>
          </table:table-cell>
          <table:table-cell office:value-type="float" office:value="4700" calcext:value-type="float">
            <text:p>47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9.3" calcext:value-type="float">
            <text:p>9.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9" xlink:type="simple">10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Keep scratching an enemy to set it on fire. Inflicts continuous damage and sometimes <text:a xlink:href="../../../../../../../wiki/HP_Drain" xlink:type="simple">HP Drain</text:a>.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11];&quot;: { &quot;&quot;ID&quot;&quot;: &quot;;[.A111];&quot;, &quot;&quot;Name&quot;&quot;: &quot;&quot;&quot;;[.C111];&quot;&quot;&quot;, &quot;&quot;MaxLevel&quot;&quot;: &quot;;[.T111];&quot;, &quot;&quot;Mingle?&quot;&quot;: &quot;;[.AG111];&quot;, &quot;&quot;Psych&quot;&quot;: &quot;&quot;&quot;;[.H111];&quot;&quot;&quot;&quot;; ;&quot;, &quot;&quot;Element&quot;&quot;: &quot;&quot;&quot;;[.G111];&quot;&quot;&quot;, &quot;&quot;Brand&quot;&quot;: &quot;&quot;&quot;;[.D111];&quot;&quot;&quot;, &quot;&quot;Ev. fr. pin?&quot;&quot;: &quot;;[.AH111];&quot;, &quot;&quot;Weight&quot;&quot;: &quot;;[.Y111];&quot;, &quot;&quot;Spec&quot;&quot;: &quot;&quot;&quot;;[.J111];&quot;&quot;&quot;, &quot;&quot;Inflicts HP Drain?&quot;&quot;: &quot;;[.AI111];&quot;, &quot;&quot;Eden?&quot;&quot;: &quot;;[.AJ111];&quot; },&quot;)" office:value-type="string" office:string-value="0x6D: { &quot;ID&quot;: 0x6D, &quot;Name&quot;: &quot;Sizzling Gaze&quot;, &quot;MaxLevel&quot;: 4, &quot;Mingle?&quot;: 0, &quot;Psych&quot;: &quot;Ignition&quot;, &quot;Element&quot;: &quot;Neg&quot;, &quot;Brand&quot;: &quot;Hip Snake&quot;, &quot;Ev. fr. pin?&quot;: 1, &quot;Weight&quot;: 10, &quot;Spec&quot;: &quot;Attack&quot;, &quot;Inflicts HP Drain?&quot;: 1, &quot;Eden?&quot;: 0 }," calcext:value-type="string">
            <text:p>0x6D: { "ID": 0x6D, "Name": "Sizzling Gaze", "MaxLevel": 4, "Mingle?": 0, "Psych": "Ignition", "Element": "Neg", "Brand": "Hip Snake", "Ev. fr. pin?": 1, "Weight": 10, "Spec": "Attack", "Inflicts HP Drain?": 1, "Eden?": 0 },</text:p>
          </table:table-cell>
        </table:table-row>
        <table:table-row table:style-name="ro2">
          <table:table-cell table:formula="of:=COM.MICROSOFT.CONCAT(&quot;0x&quot;; DEC2HEX([.B112] - 1))" office:value-type="string" office:string-value="0x6E" calcext:value-type="string">
            <text:p>0x6E</text:p>
          </table:table-cell>
          <table:table-cell office:value-type="string" calcext:value-type="string">
            <text:p><text:a xlink:href="../../../../../../../wiki/Pin_111" xlink:type="simple">111</text:a></text:p>
          </table:table-cell>
          <table:table-cell office:value-type="string" calcext:value-type="string">
            <text:p>Cold Stare</text:p>
          </table:table-cell>
          <table:table-cell office:value-type="string" calcext:value-type="string">
            <text:p>Hip Snak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6" xlink:type="simple">106</text:a>.</text:p>
            <text:p>Sold by Cosmic Corner Dougenzaka.</text:p>
          </table:table-cell>
          <table:table-cell office:value-type="string" calcext:value-type="string">
            <text:p>M</text:p>
          </table:table-cell>
          <table:table-cell office:value-type="float" office:value="112" calcext:value-type="float">
            <text:p>112</text:p>
          </table:table-cell>
          <table:table-cell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12];&quot;: { &quot;&quot;ID&quot;&quot;: &quot;;[.A112];&quot;, &quot;&quot;Name&quot;&quot;: &quot;&quot;&quot;;[.C112];&quot;&quot;&quot;, &quot;&quot;MaxLevel&quot;&quot;: &quot;;[.T112];&quot;, &quot;&quot;Mingle?&quot;&quot;: &quot;;[.AG112];&quot;, &quot;&quot;Psych&quot;&quot;: &quot;&quot;&quot;;[.H112];&quot;&quot;&quot;&quot;; ;&quot;, &quot;&quot;Element&quot;&quot;: &quot;&quot;&quot;;[.G112];&quot;&quot;&quot;, &quot;&quot;Brand&quot;&quot;: &quot;&quot;&quot;;[.D112];&quot;&quot;&quot;, &quot;&quot;Ev. fr. pin?&quot;&quot;: &quot;;[.AH112];&quot;, &quot;&quot;Weight&quot;&quot;: &quot;;[.Y112];&quot;, &quot;&quot;Spec&quot;&quot;: &quot;&quot;&quot;;[.J112];&quot;&quot;&quot;, &quot;&quot;Inflicts HP Drain?&quot;&quot;: &quot;;[.AI112];&quot;, &quot;&quot;Eden?&quot;&quot;: &quot;;[.AJ112];&quot; },&quot;)" office:value-type="string" office:string-value="0x6E: { &quot;ID&quot;: 0x6E, &quot;Name&quot;: &quot;Cold Stare&quot;, &quot;MaxLevel&quot;: 10, &quot;Mingle?&quot;: 0, &quot;Psych&quot;: &quot;Frostbite&quot;, &quot;Element&quot;: &quot;Neg&quot;, &quot;Brand&quot;: &quot;Hip Snake&quot;, &quot;Ev. fr. pin?&quot;: 1, &quot;Weight&quot;: 10, &quot;Spec&quot;: &quot;Attack&quot;, &quot;Inflicts HP Drain?&quot;: 0, &quot;Eden?&quot;: 0 }," calcext:value-type="string">
            <text:p>0x6E: { "ID": 0x6E, "Name": "Cold Stare", "MaxLevel": 10, "Mingle?": 0, "Psych": "Frostbite", "Element": "Neg", "Brand": "Hip Snake", "Ev. fr. pin?": 1, "Weight": 10, "Spec": "Attack", "Inflicts HP Drain?": 0, "Eden?": 0 },</text:p>
          </table:table-cell>
        </table:table-row>
        <table:table-row table:style-name="ro2">
          <table:table-cell table:formula="of:=COM.MICROSOFT.CONCAT(&quot;0x&quot;; DEC2HEX([.B113] - 1))" office:value-type="string" office:string-value="0x6F" calcext:value-type="string">
            <text:p>0x6F</text:p>
          </table:table-cell>
          <table:table-cell office:value-type="string" calcext:value-type="string">
            <text:p><text:a xlink:href="../../../../../../../wiki/Pin_112" xlink:type="simple">112</text:a></text:p>
          </table:table-cell>
          <table:table-cell office:value-type="string" calcext:value-type="string">
            <text:p>Icy Stare</text:p>
          </table:table-cell>
          <table:table-cell office:value-type="string" calcext:value-type="string">
            <text:p>Hip Snake</text:p>
          </table:table-cell>
          <table:table-cell office:value-type="float" office:value="18650" calcext:value-type="float">
            <text:p>18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107" calcext:value-type="float">
            <text:p>107</text:p>
          </table:table-cell>
          <table:table-cell office:value-type="float" office:value="11.3" calcext:value-type="float">
            <text:p>11.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11" xlink:type="simple">111</text:a>.</text:p>
            <text:p>Event Another Day Pig (Pork City 2F).</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13];&quot;: { &quot;&quot;ID&quot;&quot;: &quot;;[.A113];&quot;, &quot;&quot;Name&quot;&quot;: &quot;&quot;&quot;;[.C113];&quot;&quot;&quot;, &quot;&quot;MaxLevel&quot;&quot;: &quot;;[.T113];&quot;, &quot;&quot;Mingle?&quot;&quot;: &quot;;[.AG113];&quot;, &quot;&quot;Psych&quot;&quot;: &quot;&quot;&quot;;[.H113];&quot;&quot;&quot;&quot;; ;&quot;, &quot;&quot;Element&quot;&quot;: &quot;&quot;&quot;;[.G113];&quot;&quot;&quot;, &quot;&quot;Brand&quot;&quot;: &quot;&quot;&quot;;[.D113];&quot;&quot;&quot;, &quot;&quot;Ev. fr. pin?&quot;&quot;: &quot;;[.AH113];&quot;, &quot;&quot;Weight&quot;&quot;: &quot;;[.Y113];&quot;, &quot;&quot;Spec&quot;&quot;: &quot;&quot;&quot;;[.J113];&quot;&quot;&quot;, &quot;&quot;Inflicts HP Drain?&quot;&quot;: &quot;;[.AI113];&quot;, &quot;&quot;Eden?&quot;&quot;: &quot;;[.AJ113];&quot; },&quot;)" office:value-type="string" office:string-value="0x6F: { &quot;ID&quot;: 0x6F, &quot;Name&quot;: &quot;Icy Stare&quot;, &quot;MaxLevel&quot;: 10, &quot;Mingle?&quot;: 0, &quot;Psych&quot;: &quot;Frostbite&quot;, &quot;Element&quot;: &quot;Neg&quot;, &quot;Brand&quot;: &quot;Hip Snake&quot;, &quot;Ev. fr. pin?&quot;: 1, &quot;Weight&quot;: 10, &quot;Spec&quot;: &quot;Attack&quot;, &quot;Inflicts HP Drain?&quot;: 0, &quot;Eden?&quot;: 0 }," calcext:value-type="string">
            <text:p>0x6F: { "ID": 0x6F, "Name": "Icy Stare", "MaxLevel": 10, "Mingle?": 0, "Psych": "Frostbite", "Element": "Neg", "Brand": "Hip Snake", "Ev. fr. pin?": 1, "Weight": 10, "Spec": "Attack", "Inflicts HP Drain?": 0, "Eden?": 0 },</text:p>
          </table:table-cell>
        </table:table-row>
        <table:table-row table:style-name="ro4">
          <table:table-cell table:formula="of:=COM.MICROSOFT.CONCAT(&quot;0x&quot;; DEC2HEX([.B114] - 1))" office:value-type="string" office:string-value="0x70" calcext:value-type="string">
            <text:p>0x70</text:p>
          </table:table-cell>
          <table:table-cell office:value-type="string" calcext:value-type="string">
            <text:p><text:a xlink:href="../../../../../../../wiki/Pin_113" xlink:type="simple">113</text:a></text:p>
          </table:table-cell>
          <table:table-cell office:value-type="string" calcext:value-type="string">
            <text:p>Wassup Thunder!</text:p>
          </table:table-cell>
          <table:table-cell office:value-type="string" calcext:value-type="string">
            <text:p>Hip Snake</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Cosmic Corner Dougenzaka.</text:p>
          </table:table-cell>
          <table:table-cell office:value-type="float" office:value="114" calcext:value-type="float">
            <text:p>11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4" office:value-type="float" office:value="0" calcext:value-type="float">
            <text:p>0</text:p>
          </table:table-cell>
          <table:table-cell table:formula="of:=COM.MICROSOFT.CONCAT([.A114];&quot;: { &quot;&quot;ID&quot;&quot;: &quot;;[.A114];&quot;, &quot;&quot;Name&quot;&quot;: &quot;&quot;&quot;;[.C114];&quot;&quot;&quot;, &quot;&quot;MaxLevel&quot;&quot;: &quot;;[.T114];&quot;, &quot;&quot;Mingle?&quot;&quot;: &quot;;[.AG114];&quot;, &quot;&quot;Psych&quot;&quot;: &quot;&quot;&quot;;[.H114];&quot;&quot;&quot;&quot;; ;&quot;, &quot;&quot;Element&quot;&quot;: &quot;&quot;&quot;;[.G114];&quot;&quot;&quot;, &quot;&quot;Brand&quot;&quot;: &quot;&quot;&quot;;[.D114];&quot;&quot;&quot;, &quot;&quot;Ev. fr. pin?&quot;&quot;: &quot;;[.AH114];&quot;, &quot;&quot;Weight&quot;&quot;: &quot;;[.Y114];&quot;, &quot;&quot;Spec&quot;&quot;: &quot;&quot;&quot;;[.J114];&quot;&quot;&quot;, &quot;&quot;Inflicts HP Drain?&quot;&quot;: &quot;;[.AI114];&quot;, &quot;&quot;Eden?&quot;&quot;: &quot;;[.AJ114];&quot; },&quot;)" office:value-type="string" office:string-value="0x70: { &quot;ID&quot;: 0x70, &quot;Name&quot;: &quot;Wassup Thunder!&quot;, &quot;MaxLevel&quot;: 5, &quot;Mingle?&quot;: 0, &quot;Psych&quot;: &quot;Thunderstorm&quot;, &quot;Element&quot;: &quot;Neg&quot;, &quot;Brand&quot;: &quot;Hip Snake&quot;, &quot;Ev. fr. pin?&quot;: 0, &quot;Weight&quot;: 10, &quot;Spec&quot;: &quot;Attack&quot;, &quot;Inflicts HP Drain?&quot;: 0, &quot;Eden?&quot;: 0 }," calcext:value-type="string">
            <text:p>0x70: { "ID": 0x70, "Name": "Wassup Thunder!", "MaxLevel": 5, "Mingle?": 0, "Psych": "Thunderstorm", "Element": "Neg", "Brand": "Hip Snake", "Ev. fr. pin?": 0, "Weight": 10, "Spec": "Attack", "Inflicts HP Drain?": 0, "Eden?": 0 },</text:p>
          </table:table-cell>
        </table:table-row>
        <table:table-row table:style-name="ro4">
          <table:table-cell table:formula="of:=COM.MICROSOFT.CONCAT(&quot;0x&quot;; DEC2HEX([.B115] - 1))" office:value-type="string" office:string-value="0x71" calcext:value-type="string">
            <text:p>0x71</text:p>
          </table:table-cell>
          <table:table-cell office:value-type="string" calcext:value-type="string">
            <text:p><text:a xlink:href="../../../../../../../wiki/Pin_114" xlink:type="simple">114</text:a></text:p>
          </table:table-cell>
          <table:table-cell office:value-type="string" calcext:value-type="string">
            <text:p>Wassup Lightning!</text:p>
          </table:table-cell>
          <table:table-cell office:value-type="string" calcext:value-type="string">
            <text:p>Hip Snake</text:p>
          </table:table-cell>
          <table:table-cell office:value-type="float" office:value="4800" calcext:value-type="float">
            <text:p>4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67" calcext:value-type="float">
            <text:p>67</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3" xlink:type="simple">113</text:a>.</text:p>
          </table:table-cell>
          <table:table-cell table:number-columns-repeated="2" office:value-type="string" calcext:value-type="string">
            <text:p>M</text:p>
          </table:table-cell>
          <table:table-cell office:value-type="float" office:value="115" calcext:value-type="float">
            <text:p>115</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15];&quot;: { &quot;&quot;ID&quot;&quot;: &quot;;[.A115];&quot;, &quot;&quot;Name&quot;&quot;: &quot;&quot;&quot;;[.C115];&quot;&quot;&quot;, &quot;&quot;MaxLevel&quot;&quot;: &quot;;[.T115];&quot;, &quot;&quot;Mingle?&quot;&quot;: &quot;;[.AG115];&quot;, &quot;&quot;Psych&quot;&quot;: &quot;&quot;&quot;;[.H115];&quot;&quot;&quot;&quot;; ;&quot;, &quot;&quot;Element&quot;&quot;: &quot;&quot;&quot;;[.G115];&quot;&quot;&quot;, &quot;&quot;Brand&quot;&quot;: &quot;&quot;&quot;;[.D115];&quot;&quot;&quot;, &quot;&quot;Ev. fr. pin?&quot;&quot;: &quot;;[.AH115];&quot;, &quot;&quot;Weight&quot;&quot;: &quot;;[.Y115];&quot;, &quot;&quot;Spec&quot;&quot;: &quot;&quot;&quot;;[.J115];&quot;&quot;&quot;, &quot;&quot;Inflicts HP Drain?&quot;&quot;: &quot;;[.AI115];&quot;, &quot;&quot;Eden?&quot;&quot;: &quot;;[.AJ115];&quot; },&quot;)" office:value-type="string" office:string-value="0x71: { &quot;ID&quot;: 0x71, &quot;Name&quot;: &quot;Wassup Lightning!&quot;, &quot;MaxLevel&quot;: 5, &quot;Mingle?&quot;: 0, &quot;Psych&quot;: &quot;Thunderstorm&quot;, &quot;Element&quot;: &quot;Neg&quot;, &quot;Brand&quot;: &quot;Hip Snake&quot;, &quot;Ev. fr. pin?&quot;: 1, &quot;Weight&quot;: 10, &quot;Spec&quot;: &quot;Attack&quot;, &quot;Inflicts HP Drain?&quot;: 0, &quot;Eden?&quot;: 0 }," calcext:value-type="string">
            <text:p>0x71: { "ID": 0x71, "Name": "Wassup Lightning!", "MaxLevel": 5, "Mingle?": 0, "Psych": "Thunderstorm", "Element": "Neg", "Brand": "Hip Snake", "Ev. fr. pin?": 1, "Weight": 10, "Spec": "Attack", "Inflicts HP Drain?": 0, "Eden?": 0 },</text:p>
          </table:table-cell>
        </table:table-row>
        <table:table-row table:style-name="ro4">
          <table:table-cell table:formula="of:=COM.MICROSOFT.CONCAT(&quot;0x&quot;; DEC2HEX([.B116] - 1))" office:value-type="string" office:string-value="0x72" calcext:value-type="string">
            <text:p>0x72</text:p>
          </table:table-cell>
          <table:table-cell office:value-type="string" calcext:value-type="string">
            <text:p><text:a xlink:href="../../../../../../../wiki/Pin_115" xlink:type="simple">115</text:a></text:p>
          </table:table-cell>
          <table:table-cell office:value-type="string" calcext:value-type="string">
            <text:p>Wassup Voltage!</text:p>
          </table:table-cell>
          <table:table-cell office:value-type="string" calcext:value-type="string">
            <text:p>Hip Snake</text:p>
          </table:table-cell>
          <table:table-cell office:value-type="float" office:value="8550" calcext:value-type="float">
            <text:p>8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5" calcext:value-type="float">
            <text:p>85</text:p>
          </table:table-cell>
          <table:table-cell office:value-type="float" office:value="3.8" calcext:value-type="float">
            <text:p>3.8</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4" xlink:type="simple">114</text:a>.</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116];&quot;: { &quot;&quot;ID&quot;&quot;: &quot;;[.A116];&quot;, &quot;&quot;Name&quot;&quot;: &quot;&quot;&quot;;[.C116];&quot;&quot;&quot;, &quot;&quot;MaxLevel&quot;&quot;: &quot;;[.T116];&quot;, &quot;&quot;Mingle?&quot;&quot;: &quot;;[.AG116];&quot;, &quot;&quot;Psych&quot;&quot;: &quot;&quot;&quot;;[.H116];&quot;&quot;&quot;&quot;; ;&quot;, &quot;&quot;Element&quot;&quot;: &quot;&quot;&quot;;[.G116];&quot;&quot;&quot;, &quot;&quot;Brand&quot;&quot;: &quot;&quot;&quot;;[.D116];&quot;&quot;&quot;, &quot;&quot;Ev. fr. pin?&quot;&quot;: &quot;;[.AH116];&quot;, &quot;&quot;Weight&quot;&quot;: &quot;;[.Y116];&quot;, &quot;&quot;Spec&quot;&quot;: &quot;&quot;&quot;;[.J116];&quot;&quot;&quot;, &quot;&quot;Inflicts HP Drain?&quot;&quot;: &quot;;[.AI116];&quot;, &quot;&quot;Eden?&quot;&quot;: &quot;;[.AJ116];&quot; },&quot;)" office:value-type="string" office:string-value="0x72: { &quot;ID&quot;: 0x72, &quot;Name&quot;: &quot;Wassup Voltage!&quot;, &quot;MaxLevel&quot;: 6, &quot;Mingle?&quot;: 1, &quot;Psych&quot;: &quot;Thunderstorm&quot;, &quot;Element&quot;: &quot;Neg&quot;, &quot;Brand&quot;: &quot;Hip Snake&quot;, &quot;Ev. fr. pin?&quot;: 1, &quot;Weight&quot;: 10, &quot;Spec&quot;: &quot;Attack&quot;, &quot;Inflicts HP Drain?&quot;: 0, &quot;Eden?&quot;: 0 }," calcext:value-type="string">
            <text:p>0x72: { "ID": 0x72, "Name": "Wassup Voltage!", "MaxLevel": 6, "Mingle?": 1, "Psych": "Thunderstorm", "Element": "Neg", "Brand": "Hip Snake", "Ev. fr. pin?": 1, "Weight": 10, "Spec": "Attack", "Inflicts HP Drain?": 0, "Eden?": 0 },</text:p>
          </table:table-cell>
        </table:table-row>
        <table:table-row table:style-name="ro3">
          <table:table-cell table:formula="of:=COM.MICROSOFT.CONCAT(&quot;0x&quot;; DEC2HEX([.B117] - 1))" office:value-type="string" office:string-value="0x73" calcext:value-type="string">
            <text:p>0x73</text:p>
          </table:table-cell>
          <table:table-cell office:value-type="string" calcext:value-type="string">
            <text:p><text:a xlink:href="../../../../../../../wiki/Pin_116" xlink:type="simple">116</text:a></text:p>
          </table:table-cell>
          <table:table-cell office:value-type="string" calcext:value-type="string">
            <text:p>Indestructo Man</text:p>
          </table:table-cell>
          <table:table-cell office:value-type="string" calcext:value-type="string">
            <text:p>Hip Snake</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Life_Blight%2B"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3" calcext:value-type="float">
            <text:p>1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reatly extends the duration of <text:a xlink:href="../../../../../../../wiki/HP_Drain" xlink:type="simple">HP Drain</text:a>'s negative effects on enemies. </text:p>
          </table:table-cell>
          <table:table-cell table:number-columns-repeated="4" office:value-type="float" office:value="0" calcext:value-type="float">
            <text:p>0</text:p>
          </table:table-cell>
          <table:table-cell table:formula="of:=COM.MICROSOFT.CONCAT([.A117];&quot;: { &quot;&quot;ID&quot;&quot;: &quot;;[.A117];&quot;, &quot;&quot;Name&quot;&quot;: &quot;&quot;&quot;;[.C117];&quot;&quot;&quot;, &quot;&quot;MaxLevel&quot;&quot;: &quot;;[.T117];&quot;, &quot;&quot;Mingle?&quot;&quot;: &quot;;[.AG117];&quot;, &quot;&quot;Psych&quot;&quot;: &quot;&quot;&quot;;[.H117];&quot;&quot;&quot;&quot;; ;&quot;, &quot;&quot;Element&quot;&quot;: &quot;&quot;&quot;;[.G117];&quot;&quot;&quot;, &quot;&quot;Brand&quot;&quot;: &quot;&quot;&quot;;[.D117];&quot;&quot;&quot;, &quot;&quot;Ev. fr. pin?&quot;&quot;: &quot;;[.AH117];&quot;, &quot;&quot;Weight&quot;&quot;: &quot;;[.Y117];&quot;, &quot;&quot;Spec&quot;&quot;: &quot;&quot;&quot;;[.J117];&quot;&quot;&quot;, &quot;&quot;Inflicts HP Drain?&quot;&quot;: &quot;;[.AI117];&quot;, &quot;&quot;Eden?&quot;&quot;: &quot;;[.AJ117];&quot; },&quot;)" office:value-type="string" office:string-value="0x73: { &quot;ID&quot;: 0x73, &quot;Name&quot;: &quot;Indestructo Man&quot;, &quot;MaxLevel&quot;: 1, &quot;Mingle?&quot;: 0, &quot;Psych&quot;: &quot;Life Blight+&quot;, &quot;Element&quot;: &quot;Abi&quot;, &quot;Brand&quot;: &quot;Hip Snake&quot;, &quot;Ev. fr. pin?&quot;: 0, &quot;Weight&quot;: 10, &quot;Spec&quot;: &quot;---&quot;, &quot;Inflicts HP Drain?&quot;: 0, &quot;Eden?&quot;: 0 }," calcext:value-type="string">
            <text:p>0x73: { "ID": 0x73, "Name": "Indestructo Man", "MaxLevel": 1, "Mingle?": 0, "Psych": "Life Blight+", "Element": "Abi", "Brand": "Hip Snake", "Ev. fr. pin?": 0, "Weight": 10, "Spec": "---", "Inflicts HP Drain?": 0, "Eden?": 0 },</text:p>
          </table:table-cell>
        </table:table-row>
        <table:table-row table:style-name="ro3">
          <table:table-cell table:formula="of:=COM.MICROSOFT.CONCAT(&quot;0x&quot;; DEC2HEX([.B118] - 1))" office:value-type="string" office:string-value="0x74" calcext:value-type="string">
            <text:p>0x74</text:p>
          </table:table-cell>
          <table:table-cell office:value-type="string" calcext:value-type="string">
            <text:p><text:a xlink:href="../../../../../../../wiki/Pin_117" xlink:type="simple">117</text:a></text:p>
          </table:table-cell>
          <table:table-cell table:number-columns-repeated="2" office:value-type="string" calcext:value-type="string">
            <text:p>Hip Snak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HS" xlink:type="simple">Resonance: HS</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94 EN.</text:p>
            <text:p>Dropped by 95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Increases the Attack of any Hip Snake pins Neku is wearing. </text:p>
          </table:table-cell>
          <table:table-cell table:number-columns-repeated="4" office:value-type="float" office:value="0" calcext:value-type="float">
            <text:p>0</text:p>
          </table:table-cell>
          <table:table-cell table:formula="of:=COM.MICROSOFT.CONCAT([.A118];&quot;: { &quot;&quot;ID&quot;&quot;: &quot;;[.A118];&quot;, &quot;&quot;Name&quot;&quot;: &quot;&quot;&quot;;[.C118];&quot;&quot;&quot;, &quot;&quot;MaxLevel&quot;&quot;: &quot;;[.T118];&quot;, &quot;&quot;Mingle?&quot;&quot;: &quot;;[.AG118];&quot;, &quot;&quot;Psych&quot;&quot;: &quot;&quot;&quot;;[.H118];&quot;&quot;&quot;&quot;; ;&quot;, &quot;&quot;Element&quot;&quot;: &quot;&quot;&quot;;[.G118];&quot;&quot;&quot;, &quot;&quot;Brand&quot;&quot;: &quot;&quot;&quot;;[.D118];&quot;&quot;&quot;, &quot;&quot;Ev. fr. pin?&quot;&quot;: &quot;;[.AH118];&quot;, &quot;&quot;Weight&quot;&quot;: &quot;;[.Y118];&quot;, &quot;&quot;Spec&quot;&quot;: &quot;&quot;&quot;;[.J118];&quot;&quot;&quot;, &quot;&quot;Inflicts HP Drain?&quot;&quot;: &quot;;[.AI118];&quot;, &quot;&quot;Eden?&quot;&quot;: &quot;;[.AJ118];&quot; },&quot;)" office:value-type="string" office:string-value="0x74: { &quot;ID&quot;: 0x74, &quot;Name&quot;: &quot;Hip Snake&quot;, &quot;MaxLevel&quot;: 3, &quot;Mingle?&quot;: 0, &quot;Psych&quot;: &quot;Resonance: HS&quot;, &quot;Element&quot;: &quot;Abi&quot;, &quot;Brand&quot;: &quot;Hip Snake&quot;, &quot;Ev. fr. pin?&quot;: 0, &quot;Weight&quot;: 10, &quot;Spec&quot;: &quot;---&quot;, &quot;Inflicts HP Drain?&quot;: 0, &quot;Eden?&quot;: 0 }," calcext:value-type="string">
            <text:p>0x74: { "ID": 0x74, "Name": "Hip Snake", "MaxLevel": 3, "Mingle?": 0, "Psych": "Resonance: HS", "Element": "Abi", "Brand": "Hip Snake", "Ev. fr. pin?": 0, "Weight": 10, "Spec": "---", "Inflicts HP Drain?": 0, "Eden?": 0 },</text:p>
          </table:table-cell>
        </table:table-row>
        <table:table-row table:style-name="ro2">
          <table:table-cell table:formula="of:=COM.MICROSOFT.CONCAT(&quot;0x&quot;; DEC2HEX([.B119] - 1))" office:value-type="string" office:string-value="0x75" calcext:value-type="string">
            <text:p>0x75</text:p>
          </table:table-cell>
          <table:table-cell office:value-type="string" calcext:value-type="string">
            <text:p><text:a xlink:href="../../../../../../../wiki/Pin_118" xlink:type="simple">118</text:a></text:p>
          </table:table-cell>
          <table:table-cell office:value-type="string" calcext:value-type="string">
            <text:p>Octo Squeeze</text:p>
          </table:table-cell>
          <table:table-cell office:value-type="string" calcext:value-type="string">
            <text:p>Sheep Heavenly</text:p>
          </table:table-cell>
          <table:table-cell office:value-type="float" office:value="2050" calcext:value-type="float">
            <text:p>20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Sold by 104 (Edoga).</text:p>
            <text:p>Sold by Molco.</text:p>
            <text:p>Event W2D3.</text:p>
          </table:table-cell>
          <table:table-cell office:value-type="string" calcext:value-type="string">
            <text:p>M</text:p>
          </table:table-cell>
          <table:table-cell office:value-type="float" office:value="119" calcext:value-type="float">
            <text:p>11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table:number-columns-repeated="4" office:value-type="float" office:value="0" calcext:value-type="float">
            <text:p>0</text:p>
          </table:table-cell>
          <table:table-cell table:formula="of:=COM.MICROSOFT.CONCAT([.A119];&quot;: { &quot;&quot;ID&quot;&quot;: &quot;;[.A119];&quot;, &quot;&quot;Name&quot;&quot;: &quot;&quot;&quot;;[.C119];&quot;&quot;&quot;, &quot;&quot;MaxLevel&quot;&quot;: &quot;;[.T119];&quot;, &quot;&quot;Mingle?&quot;&quot;: &quot;;[.AG119];&quot;, &quot;&quot;Psych&quot;&quot;: &quot;&quot;&quot;;[.H119];&quot;&quot;&quot;&quot;; ;&quot;, &quot;&quot;Element&quot;&quot;: &quot;&quot;&quot;;[.G119];&quot;&quot;&quot;, &quot;&quot;Brand&quot;&quot;: &quot;&quot;&quot;;[.D119];&quot;&quot;&quot;, &quot;&quot;Ev. fr. pin?&quot;&quot;: &quot;;[.AH119];&quot;, &quot;&quot;Weight&quot;&quot;: &quot;;[.Y119];&quot;, &quot;&quot;Spec&quot;&quot;: &quot;&quot;&quot;;[.J119];&quot;&quot;&quot;, &quot;&quot;Inflicts HP Drain?&quot;&quot;: &quot;;[.AI119];&quot;, &quot;&quot;Eden?&quot;&quot;: &quot;;[.AJ119];&quot; },&quot;)" office:value-type="string" office:string-value="0x75: { &quot;ID&quot;: 0x75, &quot;Name&quot;: &quot;Octo Squeeze&quot;, &quot;MaxLevel&quot;: 6, &quot;Mingle?&quot;: 0, &quot;Psych&quot;: &quot;Sweeper&quot;, &quot;Element&quot;: &quot;---&quot;, &quot;Brand&quot;: &quot;Sheep Heavenly&quot;, &quot;Ev. fr. pin?&quot;: 0, &quot;Weight&quot;: 7, &quot;Spec&quot;: &quot;---&quot;, &quot;Inflicts HP Drain?&quot;: 0, &quot;Eden?&quot;: 0 }," calcext:value-type="string">
            <text:p>0x75: { "ID": 0x75, "Name": "Octo Squeeze", "MaxLevel": 6, "Mingle?": 0, "Psych": "Sweeper", "Element": "---", "Brand": "Sheep Heavenly", "Ev. fr. pin?": 0, "Weight": 7, "Spec": "---", "Inflicts HP Drain?": 0, "Eden?": 0 },</text:p>
          </table:table-cell>
        </table:table-row>
        <table:table-row table:style-name="ro2">
          <table:table-cell table:formula="of:=COM.MICROSOFT.CONCAT(&quot;0x&quot;; DEC2HEX([.B120] - 1))" office:value-type="string" office:string-value="0x76" calcext:value-type="string">
            <text:p>0x76</text:p>
          </table:table-cell>
          <table:table-cell office:value-type="string" calcext:value-type="string">
            <text:p><text:a xlink:href="../../../../../../../wiki/Pin_119" xlink:type="simple">119</text:a></text:p>
          </table:table-cell>
          <table:table-cell office:value-type="string" calcext:value-type="string">
            <text:p>Snail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Evolves from <text:a xlink:href="../../../../../../../wiki/Pin_118" xlink:type="simple">118</text:a>.</text:p>
          </table:table-cell>
          <table:table-cell table:number-columns-repeated="2" office:value-type="string" calcext:value-type="string">
            <text:p>M</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20];&quot;: { &quot;&quot;ID&quot;&quot;: &quot;;[.A120];&quot;, &quot;&quot;Name&quot;&quot;: &quot;&quot;&quot;;[.C120];&quot;&quot;&quot;, &quot;&quot;MaxLevel&quot;&quot;: &quot;;[.T120];&quot;, &quot;&quot;Mingle?&quot;&quot;: &quot;;[.AG120];&quot;, &quot;&quot;Psych&quot;&quot;: &quot;&quot;&quot;;[.H120];&quot;&quot;&quot;&quot;; ;&quot;, &quot;&quot;Element&quot;&quot;: &quot;&quot;&quot;;[.G120];&quot;&quot;&quot;, &quot;&quot;Brand&quot;&quot;: &quot;&quot;&quot;;[.D120];&quot;&quot;&quot;, &quot;&quot;Ev. fr. pin?&quot;&quot;: &quot;;[.AH120];&quot;, &quot;&quot;Weight&quot;&quot;: &quot;;[.Y120];&quot;, &quot;&quot;Spec&quot;&quot;: &quot;&quot;&quot;;[.J120];&quot;&quot;&quot;, &quot;&quot;Inflicts HP Drain?&quot;&quot;: &quot;;[.AI120];&quot;, &quot;&quot;Eden?&quot;&quot;: &quot;;[.AJ120];&quot; },&quot;)" office:value-type="string" office:string-value="0x76: { &quot;ID&quot;: 0x76, &quot;Name&quot;: &quot;Snail Squeeze&quot;, &quot;MaxLevel&quot;: 5, &quot;Mingle?&quot;: 0, &quot;Psych&quot;: &quot;Sweeper&quot;, &quot;Element&quot;: &quot;---&quot;, &quot;Brand&quot;: &quot;Sheep Heavenly&quot;, &quot;Ev. fr. pin?&quot;: 1, &quot;Weight&quot;: 7, &quot;Spec&quot;: &quot;---&quot;, &quot;Inflicts HP Drain?&quot;: 0, &quot;Eden?&quot;: 0 }," calcext:value-type="string">
            <text:p>0x76: { "ID": 0x76, "Name": "Snail Squeeze", "MaxLevel": 5, "Mingle?": 0, "Psych": "Sweeper", "Element": "---", "Brand": "Sheep Heavenly", "Ev. fr. pin?": 1, "Weight": 7, "Spec": "---", "Inflicts HP Drain?": 0, "Eden?": 0 },</text:p>
          </table:table-cell>
        </table:table-row>
        <table:table-row table:style-name="ro2">
          <table:table-cell table:formula="of:=COM.MICROSOFT.CONCAT(&quot;0x&quot;; DEC2HEX([.B121] - 1))" office:value-type="string" office:string-value="0x77" calcext:value-type="string">
            <text:p>0x77</text:p>
          </table:table-cell>
          <table:table-cell office:value-type="string" calcext:value-type="string">
            <text:p><text:a xlink:href="../../../../../../../wiki/Pin_120" xlink:type="simple">120</text:a></text:p>
          </table:table-cell>
          <table:table-cell office:value-type="string" calcext:value-type="string">
            <text:p>Vacu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olves from <text:a xlink:href="../../../../../../../wiki/Pin_118" xlink:type="simple">118</text:a>.</text:p>
          </table:table-cell>
          <table:table-cell office:value-type="string" calcext:value-type="string">
            <text:p>M</text:p>
          </table:table-cell>
          <table:table-cell office:value-type="float" office:value="121" calcext:value-type="float">
            <text:p>1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121];&quot;: { &quot;&quot;ID&quot;&quot;: &quot;;[.A121];&quot;, &quot;&quot;Name&quot;&quot;: &quot;&quot;&quot;;[.C121];&quot;&quot;&quot;, &quot;&quot;MaxLevel&quot;&quot;: &quot;;[.T121];&quot;, &quot;&quot;Mingle?&quot;&quot;: &quot;;[.AG121];&quot;, &quot;&quot;Psych&quot;&quot;: &quot;&quot;&quot;;[.H121];&quot;&quot;&quot;&quot;; ;&quot;, &quot;&quot;Element&quot;&quot;: &quot;&quot;&quot;;[.G121];&quot;&quot;&quot;, &quot;&quot;Brand&quot;&quot;: &quot;&quot;&quot;;[.D121];&quot;&quot;&quot;, &quot;&quot;Ev. fr. pin?&quot;&quot;: &quot;;[.AH121];&quot;, &quot;&quot;Weight&quot;&quot;: &quot;;[.Y121];&quot;, &quot;&quot;Spec&quot;&quot;: &quot;&quot;&quot;;[.J121];&quot;&quot;&quot;, &quot;&quot;Inflicts HP Drain?&quot;&quot;: &quot;;[.AI121];&quot;, &quot;&quot;Eden?&quot;&quot;: &quot;;[.AJ121];&quot; },&quot;)" office:value-type="string" office:string-value="0x77: { &quot;ID&quot;: 0x77, &quot;Name&quot;: &quot;Vacu Squeeze&quot;, &quot;MaxLevel&quot;: 5, &quot;Mingle?&quot;: 1, &quot;Psych&quot;: &quot;Sweeper&quot;, &quot;Element&quot;: &quot;---&quot;, &quot;Brand&quot;: &quot;Sheep Heavenly&quot;, &quot;Ev. fr. pin?&quot;: 1, &quot;Weight&quot;: 7, &quot;Spec&quot;: &quot;---&quot;, &quot;Inflicts HP Drain?&quot;: 0, &quot;Eden?&quot;: 0 }," calcext:value-type="string">
            <text:p>0x77: { "ID": 0x77, "Name": "Vacu Squeeze", "MaxLevel": 5, "Mingle?": 1, "Psych": "Sweeper", "Element": "---", "Brand": "Sheep Heavenly", "Ev. fr. pin?": 1, "Weight": 7, "Spec": "---", "Inflicts HP Drain?": 0, "Eden?": 0 },</text:p>
          </table:table-cell>
        </table:table-row>
        <table:table-row table:style-name="ro2">
          <table:table-cell table:formula="of:=COM.MICROSOFT.CONCAT(&quot;0x&quot;; DEC2HEX([.B122] - 1))" office:value-type="string" office:string-value="0x78" calcext:value-type="string">
            <text:p>0x78</text:p>
          </table:table-cell>
          <table:table-cell office:value-type="string" calcext:value-type="string">
            <text:p><text:a xlink:href="../../../../../../../wiki/Pin_121" xlink:type="simple">121</text:a></text:p>
          </table:table-cell>
          <table:table-cell office:value-type="string" calcext:value-type="string">
            <text:p>Gimme Dat Sheep</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Evolves from <text:a xlink:href="../../../../../../../wiki/Pin_119" xlink:type="simple">119</text:a>.</text:p>
            <text:p>Evolves from <text:a xlink:href="../../../../../../../wiki/Pin_120" xlink:type="simple">120</text:a>.</text:p>
            <text:p>Dropped by 63 N.</text:p>
          </table:table-cell>
          <table:table-cell office:value-type="string" calcext:value-type="string">
            <text:p>M</text:p>
          </table:table-cell>
          <table:table-cell office:value-type="float" office:value="122" calcext:value-type="float">
            <text:p>122</text:p>
          </table:table-cell>
          <table:table-cell office:value-type="float" office:value="123" calcext:value-type="float">
            <text:p>123</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22];&quot;: { &quot;&quot;ID&quot;&quot;: &quot;;[.A122];&quot;, &quot;&quot;Name&quot;&quot;: &quot;&quot;&quot;;[.C122];&quot;&quot;&quot;, &quot;&quot;MaxLevel&quot;&quot;: &quot;;[.T122];&quot;, &quot;&quot;Mingle?&quot;&quot;: &quot;;[.AG122];&quot;, &quot;&quot;Psych&quot;&quot;: &quot;&quot;&quot;;[.H122];&quot;&quot;&quot;&quot;; ;&quot;, &quot;&quot;Element&quot;&quot;: &quot;&quot;&quot;;[.G122];&quot;&quot;&quot;, &quot;&quot;Brand&quot;&quot;: &quot;&quot;&quot;;[.D122];&quot;&quot;&quot;, &quot;&quot;Ev. fr. pin?&quot;&quot;: &quot;;[.AH122];&quot;, &quot;&quot;Weight&quot;&quot;: &quot;;[.Y122];&quot;, &quot;&quot;Spec&quot;&quot;: &quot;&quot;&quot;;[.J122];&quot;&quot;&quot;, &quot;&quot;Inflicts HP Drain?&quot;&quot;: &quot;;[.AI122];&quot;, &quot;&quot;Eden?&quot;&quot;: &quot;;[.AJ122];&quot; },&quot;)" office:value-type="string" office:string-value="0x78: { &quot;ID&quot;: 0x78, &quot;Name&quot;: &quot;Gimme Dat Sheep&quot;, &quot;MaxLevel&quot;: 2, &quot;Mingle?&quot;: 0, &quot;Psych&quot;: &quot;Black Hole&quot;, &quot;Element&quot;: &quot;---&quot;, &quot;Brand&quot;: &quot;Sheep Heavenly&quot;, &quot;Ev. fr. pin?&quot;: 1, &quot;Weight&quot;: 7, &quot;Spec&quot;: &quot;---&quot;, &quot;Inflicts HP Drain?&quot;: 0, &quot;Eden?&quot;: 0 }," calcext:value-type="string">
            <text:p>0x78: { "ID": 0x78, "Name": "Gimme Dat Sheep", "MaxLevel": 2, "Mingle?": 0, "Psych": "Black Hole", "Element": "---", "Brand": "Sheep Heavenly", "Ev. fr. pin?": 1, "Weight": 7, "Spec": "---", "Inflicts HP Drain?": 0, "Eden?": 0 },</text:p>
          </table:table-cell>
        </table:table-row>
        <table:table-row table:style-name="ro2">
          <table:table-cell table:formula="of:=COM.MICROSOFT.CONCAT(&quot;0x&quot;; DEC2HEX([.B123] - 1))" office:value-type="string" office:string-value="0x79" calcext:value-type="string">
            <text:p>0x79</text:p>
          </table:table-cell>
          <table:table-cell office:value-type="string" calcext:value-type="string">
            <text:p><text:a xlink:href="../../../../../../../wiki/Pin_122" xlink:type="simple">122</text:a></text:p>
          </table:table-cell>
          <table:table-cell office:value-type="string" calcext:value-type="string">
            <text:p>Gimme Dat Elephant</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23];&quot;: { &quot;&quot;ID&quot;&quot;: &quot;;[.A123];&quot;, &quot;&quot;Name&quot;&quot;: &quot;&quot;&quot;;[.C123];&quot;&quot;&quot;, &quot;&quot;MaxLevel&quot;&quot;: &quot;;[.T123];&quot;, &quot;&quot;Mingle?&quot;&quot;: &quot;;[.AG123];&quot;, &quot;&quot;Psych&quot;&quot;: &quot;&quot;&quot;;[.H123];&quot;&quot;&quot;&quot;; ;&quot;, &quot;&quot;Element&quot;&quot;: &quot;&quot;&quot;;[.G123];&quot;&quot;&quot;, &quot;&quot;Brand&quot;&quot;: &quot;&quot;&quot;;[.D123];&quot;&quot;&quot;, &quot;&quot;Ev. fr. pin?&quot;&quot;: &quot;;[.AH123];&quot;, &quot;&quot;Weight&quot;&quot;: &quot;;[.Y123];&quot;, &quot;&quot;Spec&quot;&quot;: &quot;&quot;&quot;;[.J123];&quot;&quot;&quot;, &quot;&quot;Inflicts HP Drain?&quot;&quot;: &quot;;[.AI123];&quot;, &quot;&quot;Eden?&quot;&quot;: &quot;;[.AJ123];&quot; },&quot;)" office:value-type="string" office:string-value="0x79: { &quot;ID&quot;: 0x79, &quot;Name&quot;: &quot;Gimme Dat Elephant&quot;, &quot;MaxLevel&quot;: 2, &quot;Mingle?&quot;: 0, &quot;Psych&quot;: &quot;Black Hole&quot;, &quot;Element&quot;: &quot;---&quot;, &quot;Brand&quot;: &quot;Sheep Heavenly&quot;, &quot;Ev. fr. pin?&quot;: 1, &quot;Weight&quot;: 7, &quot;Spec&quot;: &quot;---&quot;, &quot;Inflicts HP Drain?&quot;: 0, &quot;Eden?&quot;: 0 }," calcext:value-type="string">
            <text:p>0x79: { "ID": 0x79, "Name": "Gimme Dat Elephant", "MaxLevel": 2, "Mingle?": 0, "Psych": "Black Hole", "Element": "---", "Brand": "Sheep Heavenly", "Ev. fr. pin?": 1, "Weight": 7, "Spec": "---", "Inflicts HP Drain?": 0, "Eden?": 0 },</text:p>
          </table:table-cell>
        </table:table-row>
        <table:table-row table:style-name="ro2">
          <table:table-cell table:formula="of:=COM.MICROSOFT.CONCAT(&quot;0x&quot;; DEC2HEX([.B124] - 1))" office:value-type="string" office:string-value="0x7A" calcext:value-type="string">
            <text:p>0x7A</text:p>
          </table:table-cell>
          <table:table-cell office:value-type="string" calcext:value-type="string">
            <text:p><text:a xlink:href="../../../../../../../wiki/Pin_123" xlink:type="simple">123</text:a></text:p>
          </table:table-cell>
          <table:table-cell office:value-type="string" calcext:value-type="string">
            <text:p>Gimme Dat Hippo</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Draw a circle in empty space to form a black hole that sucks enemies in. No EXP received. (Some enemies may not be affected.)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124];&quot;: { &quot;&quot;ID&quot;&quot;: &quot;;[.A124];&quot;, &quot;&quot;Name&quot;&quot;: &quot;&quot;&quot;;[.C124];&quot;&quot;&quot;, &quot;&quot;MaxLevel&quot;&quot;: &quot;;[.T124];&quot;, &quot;&quot;Mingle?&quot;&quot;: &quot;;[.AG124];&quot;, &quot;&quot;Psych&quot;&quot;: &quot;&quot;&quot;;[.H124];&quot;&quot;&quot;&quot;; ;&quot;, &quot;&quot;Element&quot;&quot;: &quot;&quot;&quot;;[.G124];&quot;&quot;&quot;, &quot;&quot;Brand&quot;&quot;: &quot;&quot;&quot;;[.D124];&quot;&quot;&quot;, &quot;&quot;Ev. fr. pin?&quot;&quot;: &quot;;[.AH124];&quot;, &quot;&quot;Weight&quot;&quot;: &quot;;[.Y124];&quot;, &quot;&quot;Spec&quot;&quot;: &quot;&quot;&quot;;[.J124];&quot;&quot;&quot;, &quot;&quot;Inflicts HP Drain?&quot;&quot;: &quot;;[.AI124];&quot;, &quot;&quot;Eden?&quot;&quot;: &quot;;[.AJ124];&quot; },&quot;)" office:value-type="string" office:string-value="0x7A: { &quot;ID&quot;: 0x7A, &quot;Name&quot;: &quot;Gimme Dat Hippo&quot;, &quot;MaxLevel&quot;: 2, &quot;Mingle?&quot;: 1, &quot;Psych&quot;: &quot;Black Hole&quot;, &quot;Element&quot;: &quot;---&quot;, &quot;Brand&quot;: &quot;Sheep Heavenly&quot;, &quot;Ev. fr. pin?&quot;: 1, &quot;Weight&quot;: 7, &quot;Spec&quot;: &quot;---&quot;, &quot;Inflicts HP Drain?&quot;: 0, &quot;Eden?&quot;: 0 }," calcext:value-type="string">
            <text:p>0x7A: { "ID": 0x7A, "Name": "Gimme Dat Hippo", "MaxLevel": 2, "Mingle?": 1, "Psych": "Black Hole", "Element": "---", "Brand": "Sheep Heavenly", "Ev. fr. pin?": 1, "Weight": 7, "Spec": "---", "Inflicts HP Drain?": 0, "Eden?": 0 },</text:p>
          </table:table-cell>
        </table:table-row>
        <table:table-row table:style-name="ro2">
          <table:table-cell table:formula="of:=COM.MICROSOFT.CONCAT(&quot;0x&quot;; DEC2HEX([.B125] - 1))" office:value-type="string" office:string-value="0x7B" calcext:value-type="string">
            <text:p>0x7B</text:p>
          </table:table-cell>
          <table:table-cell office:value-type="string" calcext:value-type="string">
            <text:p><text:a xlink:href="../../../../../../../wiki/Pin_124" xlink:type="simple">124</text:a></text:p>
          </table:table-cell>
          <table:table-cell office:value-type="string" calcext:value-type="string">
            <text:p>Crackle Pop Barrier</text:p>
          </table:table-cell>
          <table:table-cell office:value-type="string" calcext:value-type="string">
            <text:p>Sheep Heavenly</text:p>
          </table:table-cell>
          <table:table-cell office:value-type="float" office:value="1750" calcext:value-type="float">
            <text:p>1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2D3.</text:p>
            <text:p>Dropped by 57 N.</text:p>
          </table:table-cell>
          <table:table-cell office:value-type="string" calcext:value-type="string">
            <text:p>M</text:p>
          </table:table-cell>
          <table:table-cell office:value-type="float" office:value="125" calcext:value-type="float">
            <text:p>125</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Press Neku and remain stationary to create a flame barrier that wards off enemy attacks and harms enemies on contact. </text:p>
          </table:table-cell>
          <table:table-cell table:number-columns-repeated="4" office:value-type="float" office:value="0" calcext:value-type="float">
            <text:p>0</text:p>
          </table:table-cell>
          <table:table-cell table:formula="of:=COM.MICROSOFT.CONCAT([.A125];&quot;: { &quot;&quot;ID&quot;&quot;: &quot;;[.A125];&quot;, &quot;&quot;Name&quot;&quot;: &quot;&quot;&quot;;[.C125];&quot;&quot;&quot;, &quot;&quot;MaxLevel&quot;&quot;: &quot;;[.T125];&quot;, &quot;&quot;Mingle?&quot;&quot;: &quot;;[.AG125];&quot;, &quot;&quot;Psych&quot;&quot;: &quot;&quot;&quot;;[.H125];&quot;&quot;&quot;&quot;; ;&quot;, &quot;&quot;Element&quot;&quot;: &quot;&quot;&quot;;[.G125];&quot;&quot;&quot;, &quot;&quot;Brand&quot;&quot;: &quot;&quot;&quot;;[.D125];&quot;&quot;&quot;, &quot;&quot;Ev. fr. pin?&quot;&quot;: &quot;;[.AH125];&quot;, &quot;&quot;Weight&quot;&quot;: &quot;;[.Y125];&quot;, &quot;&quot;Spec&quot;&quot;: &quot;&quot;&quot;;[.J125];&quot;&quot;&quot;, &quot;&quot;Inflicts HP Drain?&quot;&quot;: &quot;;[.AI125];&quot;, &quot;&quot;Eden?&quot;&quot;: &quot;;[.AJ125];&quot; },&quot;)" office:value-type="string" office:string-value="0x7B: { &quot;ID&quot;: 0x7B, &quot;Name&quot;: &quot;Crackle Pop Barrier&quot;, &quot;MaxLevel&quot;: 5, &quot;Mingle?&quot;: 0, &quot;Psych&quot;: &quot;Fire Barrier&quot;, &quot;Element&quot;: &quot;Pos&quot;, &quot;Brand&quot;: &quot;Sheep Heavenly&quot;, &quot;Ev. fr. pin?&quot;: 0, &quot;Weight&quot;: 7, &quot;Spec&quot;: &quot;Attack&quot;, &quot;Inflicts HP Drain?&quot;: 0, &quot;Eden?&quot;: 0 }," calcext:value-type="string">
            <text:p>0x7B: { "ID": 0x7B, "Name": "Crackle Pop Barrier", "MaxLevel": 5, "Mingle?": 0, "Psych": "Fire Barrier", "Element": "Pos", "Brand": "Sheep Heavenly", "Ev. fr. pin?": 0, "Weight": 7, "Spec": "Attack", "Inflicts HP Drain?": 0, "Eden?": 0 },</text:p>
          </table:table-cell>
        </table:table-row>
        <table:table-row table:style-name="ro2">
          <table:table-cell table:formula="of:=COM.MICROSOFT.CONCAT(&quot;0x&quot;; DEC2HEX([.B126] - 1))" office:value-type="string" office:string-value="0x7C" calcext:value-type="string">
            <text:p>0x7C</text:p>
          </table:table-cell>
          <table:table-cell office:value-type="string" calcext:value-type="string">
            <text:p><text:a xlink:href="../../../../../../../wiki/Pin_125" xlink:type="simple">125</text:a></text:p>
          </table:table-cell>
          <table:table-cell office:value-type="string" calcext:value-type="string">
            <text:p>Splish Splash Barrier</text:p>
          </table:table-cell>
          <table:table-cell office:value-type="string" calcext:value-type="string">
            <text:p>Sheep Heavenly</text:p>
          </table:table-cell>
          <table:table-cell office:value-type="float" office:value="6450" calcext:value-type="float">
            <text:p>64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Aqua_Barrier" xlink:type="simple">Aqua Barri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7.5" calcext:value-type="float">
            <text:p>7.5</text:p>
          </table:table-cell>
          <table:table-cell office:value-type="string" calcext:value-type="string">
            <text:p>s</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Evolves from <text:a xlink:href="../../../../../../../wiki/Pin_124" xlink:type="simple">124</text:a>.</text:p>
            <text:p>Dropped by 5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ess Neku and remain stationary to create a water barrier that wards off enemy attacks and gradually restores HP.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26];&quot;: { &quot;&quot;ID&quot;&quot;: &quot;;[.A126];&quot;, &quot;&quot;Name&quot;&quot;: &quot;&quot;&quot;;[.C126];&quot;&quot;&quot;, &quot;&quot;MaxLevel&quot;&quot;: &quot;;[.T126];&quot;, &quot;&quot;Mingle?&quot;&quot;: &quot;;[.AG126];&quot;, &quot;&quot;Psych&quot;&quot;: &quot;&quot;&quot;;[.H126];&quot;&quot;&quot;&quot;; ;&quot;, &quot;&quot;Element&quot;&quot;: &quot;&quot;&quot;;[.G126];&quot;&quot;&quot;, &quot;&quot;Brand&quot;&quot;: &quot;&quot;&quot;;[.D126];&quot;&quot;&quot;, &quot;&quot;Ev. fr. pin?&quot;&quot;: &quot;;[.AH126];&quot;, &quot;&quot;Weight&quot;&quot;: &quot;;[.Y126];&quot;, &quot;&quot;Spec&quot;&quot;: &quot;&quot;&quot;;[.J126];&quot;&quot;&quot;, &quot;&quot;Inflicts HP Drain?&quot;&quot;: &quot;;[.AI126];&quot;, &quot;&quot;Eden?&quot;&quot;: &quot;;[.AJ126];&quot; },&quot;)" office:value-type="string" office:string-value="0x7C: { &quot;ID&quot;: 0x7C, &quot;Name&quot;: &quot;Splish Splash Barrier&quot;, &quot;MaxLevel&quot;: 5, &quot;Mingle?&quot;: 0, &quot;Psych&quot;: &quot;Aqua Barrier&quot;, &quot;Element&quot;: &quot;---&quot;, &quot;Brand&quot;: &quot;Sheep Heavenly&quot;, &quot;Ev. fr. pin?&quot;: 1, &quot;Weight&quot;: 7, &quot;Spec&quot;: &quot;---&quot;, &quot;Inflicts HP Drain?&quot;: 0, &quot;Eden?&quot;: 0 }," calcext:value-type="string">
            <text:p>0x7C: { "ID": 0x7C, "Name": "Splish Splash Barrier", "MaxLevel": 5, "Mingle?": 0, "Psych": "Aqua Barrier", "Element": "---", "Brand": "Sheep Heavenly", "Ev. fr. pin?": 1, "Weight": 7, "Spec": "---", "Inflicts HP Drain?": 0, "Eden?": 0 },</text:p>
          </table:table-cell>
        </table:table-row>
        <table:table-row table:style-name="ro4">
          <table:table-cell table:formula="of:=COM.MICROSOFT.CONCAT(&quot;0x&quot;; DEC2HEX([.B127] - 1))" office:value-type="string" office:string-value="0x7D" calcext:value-type="string">
            <text:p>0x7D</text:p>
          </table:table-cell>
          <table:table-cell office:value-type="string" calcext:value-type="string">
            <text:p><text:a xlink:href="../../../../../../../wiki/Pin_126" xlink:type="simple">126</text:a></text:p>
          </table:table-cell>
          <table:table-cell office:value-type="string" calcext:value-type="string">
            <text:p>Creepy Weepy Barrier</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s</text:p>
          </table:table-cell>
          <table:table-cell table:number-columns-repeated="2" office:value-type="float" office:value="0" calcext:value-type="float">
            <text:p>0</text:p>
          </table:table-cell>
          <table:table-cell office:value-type="string" calcext:value-type="string">
            <text:p>Dropped by 93 E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ress Neku to create a dark barrier that wards off attacks, gradually restores HP, and harms enemies on contact. Neku can move while the barrier is up. </text:p>
          </table:table-cell>
          <table:table-cell table:number-columns-repeated="4" office:value-type="float" office:value="0" calcext:value-type="float">
            <text:p>0</text:p>
          </table:table-cell>
          <table:table-cell table:formula="of:=COM.MICROSOFT.CONCAT([.A127];&quot;: { &quot;&quot;ID&quot;&quot;: &quot;;[.A127];&quot;, &quot;&quot;Name&quot;&quot;: &quot;&quot;&quot;;[.C127];&quot;&quot;&quot;, &quot;&quot;MaxLevel&quot;&quot;: &quot;;[.T127];&quot;, &quot;&quot;Mingle?&quot;&quot;: &quot;;[.AG127];&quot;, &quot;&quot;Psych&quot;&quot;: &quot;&quot;&quot;;[.H127];&quot;&quot;&quot;&quot;; ;&quot;, &quot;&quot;Element&quot;&quot;: &quot;&quot;&quot;;[.G127];&quot;&quot;&quot;, &quot;&quot;Brand&quot;&quot;: &quot;&quot;&quot;;[.D127];&quot;&quot;&quot;, &quot;&quot;Ev. fr. pin?&quot;&quot;: &quot;;[.AH127];&quot;, &quot;&quot;Weight&quot;&quot;: &quot;;[.Y127];&quot;, &quot;&quot;Spec&quot;&quot;: &quot;&quot;&quot;;[.J127];&quot;&quot;&quot;, &quot;&quot;Inflicts HP Drain?&quot;&quot;: &quot;;[.AI127];&quot;, &quot;&quot;Eden?&quot;&quot;: &quot;;[.AJ127];&quot; },&quot;)" office:value-type="string" office:string-value="0x7D: { &quot;ID&quot;: 0x7D, &quot;Name&quot;: &quot;Creepy Weepy Barrier&quot;, &quot;MaxLevel&quot;: 3, &quot;Mingle?&quot;: 0, &quot;Psych&quot;: &quot;Dark Barrier&quot;, &quot;Element&quot;: &quot;Pos&quot;, &quot;Brand&quot;: &quot;Sheep Heavenly&quot;, &quot;Ev. fr. pin?&quot;: 0, &quot;Weight&quot;: 7, &quot;Spec&quot;: &quot;Attack&quot;, &quot;Inflicts HP Drain?&quot;: 0, &quot;Eden?&quot;: 0 }," calcext:value-type="string">
            <text:p>0x7D: { "ID": 0x7D, "Name": "Creepy Weepy Barrier", "MaxLevel": 3, "Mingle?": 0, "Psych": "Dark Barrier", "Element": "Pos", "Brand": "Sheep Heavenly", "Ev. fr. pin?": 0, "Weight": 7, "Spec": "Attack", "Inflicts HP Drain?": 0, "Eden?": 0 },</text:p>
          </table:table-cell>
        </table:table-row>
        <table:table-row table:style-name="ro3">
          <table:table-cell table:formula="of:=COM.MICROSOFT.CONCAT(&quot;0x&quot;; DEC2HEX([.B128] - 1))" office:value-type="string" office:string-value="0x7E" calcext:value-type="string">
            <text:p>0x7E</text:p>
          </table:table-cell>
          <table:table-cell office:value-type="string" calcext:value-type="string">
            <text:p><text:a xlink:href="../../../../../../../wiki/Pin_127" xlink:type="simple">127</text:a></text:p>
          </table:table-cell>
          <table:table-cell office:value-type="string" calcext:value-type="string">
            <text:p>Whirlygig Juggle</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4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empty space and Neku will teleport to that location. </text:p>
          </table:table-cell>
          <table:table-cell table:number-columns-repeated="4" office:value-type="float" office:value="0" calcext:value-type="float">
            <text:p>0</text:p>
          </table:table-cell>
          <table:table-cell table:formula="of:=COM.MICROSOFT.CONCAT([.A128];&quot;: { &quot;&quot;ID&quot;&quot;: &quot;;[.A128];&quot;, &quot;&quot;Name&quot;&quot;: &quot;&quot;&quot;;[.C128];&quot;&quot;&quot;, &quot;&quot;MaxLevel&quot;&quot;: &quot;;[.T128];&quot;, &quot;&quot;Mingle?&quot;&quot;: &quot;;[.AG128];&quot;, &quot;&quot;Psych&quot;&quot;: &quot;&quot;&quot;;[.H128];&quot;&quot;&quot;&quot;; ;&quot;, &quot;&quot;Element&quot;&quot;: &quot;&quot;&quot;;[.G128];&quot;&quot;&quot;, &quot;&quot;Brand&quot;&quot;: &quot;&quot;&quot;;[.D128];&quot;&quot;&quot;, &quot;&quot;Ev. fr. pin?&quot;&quot;: &quot;;[.AH128];&quot;, &quot;&quot;Weight&quot;&quot;: &quot;;[.Y128];&quot;, &quot;&quot;Spec&quot;&quot;: &quot;&quot;&quot;;[.J128];&quot;&quot;&quot;, &quot;&quot;Inflicts HP Drain?&quot;&quot;: &quot;;[.AI128];&quot;, &quot;&quot;Eden?&quot;&quot;: &quot;;[.AJ128];&quot; },&quot;)" office:value-type="string" office:string-value="0x7E: { &quot;ID&quot;: 0x7E, &quot;Name&quot;: &quot;Whirlygig Juggle&quot;, &quot;MaxLevel&quot;: 3, &quot;Mingle?&quot;: 0, &quot;Psych&quot;: &quot;Teleport&quot;, &quot;Element&quot;: &quot;---&quot;, &quot;Brand&quot;: &quot;Sheep Heavenly&quot;, &quot;Ev. fr. pin?&quot;: 0, &quot;Weight&quot;: 7, &quot;Spec&quot;: &quot;---&quot;, &quot;Inflicts HP Drain?&quot;: 0, &quot;Eden?&quot;: 0 }," calcext:value-type="string">
            <text:p>0x7E: { "ID": 0x7E, "Name": "Whirlygig Juggle", "MaxLevel": 3, "Mingle?": 0, "Psych": "Teleport", "Element": "---", "Brand": "Sheep Heavenly", "Ev. fr. pin?": 0, "Weight": 7, "Spec": "---", "Inflicts HP Drain?": 0, "Eden?": 0 },</text:p>
          </table:table-cell>
        </table:table-row>
        <table:table-row table:style-name="ro3">
          <table:table-cell table:formula="of:=COM.MICROSOFT.CONCAT(&quot;0x&quot;; DEC2HEX([.B129] - 1))" office:value-type="string" office:string-value="0x7F" calcext:value-type="string">
            <text:p>0x7F</text:p>
          </table:table-cell>
          <table:table-cell office:value-type="string" calcext:value-type="string">
            <text:p><text:a xlink:href="../../../../../../../wiki/Pin_128" xlink:type="simple">128</text:a></text:p>
          </table:table-cell>
          <table:table-cell office:value-type="string" calcext:value-type="string">
            <text:p>Healing Bunny</text:p>
          </table:table-cell>
          <table:table-cell office:value-type="string" calcext:value-type="string">
            <text:p>Sheep Heavenly</text:p>
          </table:table-cell>
          <table:table-cell office:value-type="float" office:value="2000" calcext:value-type="float">
            <text:p>2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string" calcext:value-type="string">
            <text:p>M</text:p>
          </table:table-cell>
          <table:table-cell office:value-type="float" office:value="130" calcext:value-type="float">
            <text:p>130</text:p>
          </table:table-cell>
          <table:table-cell office:value-type="string" calcext:value-type="string">
            <text:p>M</text:p>
          </table:table-cell>
          <table:table-cell office:value-type="float" office:value="2" calcext:value-type="float">
            <text:p>2</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text:p>
          </table:table-cell>
          <table:table-cell table:number-columns-repeated="4" office:value-type="float" office:value="0" calcext:value-type="float">
            <text:p>0</text:p>
          </table:table-cell>
          <table:table-cell table:formula="of:=COM.MICROSOFT.CONCAT([.A129];&quot;: { &quot;&quot;ID&quot;&quot;: &quot;;[.A129];&quot;, &quot;&quot;Name&quot;&quot;: &quot;&quot;&quot;;[.C129];&quot;&quot;&quot;, &quot;&quot;MaxLevel&quot;&quot;: &quot;;[.T129];&quot;, &quot;&quot;Mingle?&quot;&quot;: &quot;;[.AG129];&quot;, &quot;&quot;Psych&quot;&quot;: &quot;&quot;&quot;;[.H129];&quot;&quot;&quot;&quot;; ;&quot;, &quot;&quot;Element&quot;&quot;: &quot;&quot;&quot;;[.G129];&quot;&quot;&quot;, &quot;&quot;Brand&quot;&quot;: &quot;&quot;&quot;;[.D129];&quot;&quot;&quot;, &quot;&quot;Ev. fr. pin?&quot;&quot;: &quot;;[.AH129];&quot;, &quot;&quot;Weight&quot;&quot;: &quot;;[.Y129];&quot;, &quot;&quot;Spec&quot;&quot;: &quot;&quot;&quot;;[.J129];&quot;&quot;&quot;, &quot;&quot;Inflicts HP Drain?&quot;&quot;: &quot;;[.AI129];&quot;, &quot;&quot;Eden?&quot;&quot;: &quot;;[.AJ129];&quot; },&quot;)" office:value-type="string" office:string-value="0x7F: { &quot;ID&quot;: 0x7F, &quot;Name&quot;: &quot;Healing Bunny&quot;, &quot;MaxLevel&quot;: 2, &quot;Mingle?&quot;: 0, &quot;Psych&quot;: &quot;Cure Drink&quot;, &quot;Element&quot;: &quot;---&quot;, &quot;Brand&quot;: &quot;Sheep Heavenly&quot;, &quot;Ev. fr. pin?&quot;: 0, &quot;Weight&quot;: 7, &quot;Spec&quot;: &quot;Recovery&quot;, &quot;Inflicts HP Drain?&quot;: 0, &quot;Eden?&quot;: 0 }," calcext:value-type="string">
            <text:p>0x7F: { "ID": 0x7F, "Name": "Healing Bunny", "MaxLevel": 2, "Mingle?": 0, "Psych": "Cure Drink", "Element": "---", "Brand": "Sheep Heavenly", "Ev. fr. pin?": 0, "Weight": 7, "Spec": "Recovery", "Inflicts HP Drain?": 0, "Eden?": 0 },</text:p>
          </table:table-cell>
        </table:table-row>
        <table:table-row table:style-name="ro3">
          <table:table-cell table:formula="of:=COM.MICROSOFT.CONCAT(&quot;0x&quot;; DEC2HEX([.B130] - 1))" office:value-type="string" office:string-value="0x80" calcext:value-type="string">
            <text:p>0x80</text:p>
          </table:table-cell>
          <table:table-cell office:value-type="string" calcext:value-type="string">
            <text:p><text:a xlink:href="../../../../../../../wiki/Pin_129" xlink:type="simple">129</text:a></text:p>
          </table:table-cell>
          <table:table-cell office:value-type="string" calcext:value-type="string">
            <text:p>Healing Flamingo</text:p>
          </table:table-cell>
          <table:table-cell office:value-type="string" calcext:value-type="string">
            <text:p>Sheep Heavenl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3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Lower recovery, but also leaves Neku less open to attack. </text:p>
          </table:table-cell>
          <table:table-cell table:number-columns-repeated="4" office:value-type="float" office:value="0" calcext:value-type="float">
            <text:p>0</text:p>
          </table:table-cell>
          <table:table-cell table:formula="of:=COM.MICROSOFT.CONCAT([.A130];&quot;: { &quot;&quot;ID&quot;&quot;: &quot;;[.A130];&quot;, &quot;&quot;Name&quot;&quot;: &quot;&quot;&quot;;[.C130];&quot;&quot;&quot;, &quot;&quot;MaxLevel&quot;&quot;: &quot;;[.T130];&quot;, &quot;&quot;Mingle?&quot;&quot;: &quot;;[.AG130];&quot;, &quot;&quot;Psych&quot;&quot;: &quot;&quot;&quot;;[.H130];&quot;&quot;&quot;&quot;; ;&quot;, &quot;&quot;Element&quot;&quot;: &quot;&quot;&quot;;[.G130];&quot;&quot;&quot;, &quot;&quot;Brand&quot;&quot;: &quot;&quot;&quot;;[.D130];&quot;&quot;&quot;, &quot;&quot;Ev. fr. pin?&quot;&quot;: &quot;;[.AH130];&quot;, &quot;&quot;Weight&quot;&quot;: &quot;;[.Y130];&quot;, &quot;&quot;Spec&quot;&quot;: &quot;&quot;&quot;;[.J130];&quot;&quot;&quot;, &quot;&quot;Inflicts HP Drain?&quot;&quot;: &quot;;[.AI130];&quot;, &quot;&quot;Eden?&quot;&quot;: &quot;;[.AJ130];&quot; },&quot;)" office:value-type="string" office:string-value="0x80: { &quot;ID&quot;: 0x80, &quot;Name&quot;: &quot;Healing Flamingo&quot;, &quot;MaxLevel&quot;: 4, &quot;Mingle?&quot;: 0, &quot;Psych&quot;: &quot;Cure Drink&quot;, &quot;Element&quot;: &quot;---&quot;, &quot;Brand&quot;: &quot;Sheep Heavenly&quot;, &quot;Ev. fr. pin?&quot;: 0, &quot;Weight&quot;: 7, &quot;Spec&quot;: &quot;Recovery&quot;, &quot;Inflicts HP Drain?&quot;: 0, &quot;Eden?&quot;: 0 }," calcext:value-type="string">
            <text:p>0x80: { "ID": 0x80, "Name": "Healing Flamingo", "MaxLevel": 4, "Mingle?": 0, "Psych": "Cure Drink", "Element": "---", "Brand": "Sheep Heavenly", "Ev. fr. pin?": 0, "Weight": 7, "Spec": "Recovery", "Inflicts HP Drain?": 0, "Eden?": 0 },</text:p>
          </table:table-cell>
        </table:table-row>
        <table:table-row table:style-name="ro3">
          <table:table-cell table:formula="of:=COM.MICROSOFT.CONCAT(&quot;0x&quot;; DEC2HEX([.B131] - 1))" office:value-type="string" office:string-value="0x81" calcext:value-type="string">
            <text:p>0x81</text:p>
          </table:table-cell>
          <table:table-cell office:value-type="string" calcext:value-type="string">
            <text:p><text:a xlink:href="../../../../../../../wiki/Pin_130" xlink:type="simple">130</text:a></text:p>
          </table:table-cell>
          <table:table-cell office:value-type="string" calcext:value-type="string">
            <text:p>Healing Whale</text:p>
          </table:table-cell>
          <table:table-cell office:value-type="string" calcext:value-type="string">
            <text:p>Sheep Heavenly</text:p>
          </table:table-cell>
          <table:table-cell office:value-type="float" office:value="3850" calcext:value-type="float">
            <text:p>38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28" xlink:type="simple">12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the pin to restore HP. Higher recovery, but also leaves Neku more open to attack.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31];&quot;: { &quot;&quot;ID&quot;&quot;: &quot;;[.A131];&quot;, &quot;&quot;Name&quot;&quot;: &quot;&quot;&quot;;[.C131];&quot;&quot;&quot;, &quot;&quot;MaxLevel&quot;&quot;: &quot;;[.T131];&quot;, &quot;&quot;Mingle?&quot;&quot;: &quot;;[.AG131];&quot;, &quot;&quot;Psych&quot;&quot;: &quot;&quot;&quot;;[.H131];&quot;&quot;&quot;&quot;; ;&quot;, &quot;&quot;Element&quot;&quot;: &quot;&quot;&quot;;[.G131];&quot;&quot;&quot;, &quot;&quot;Brand&quot;&quot;: &quot;&quot;&quot;;[.D131];&quot;&quot;&quot;, &quot;&quot;Ev. fr. pin?&quot;&quot;: &quot;;[.AH131];&quot;, &quot;&quot;Weight&quot;&quot;: &quot;;[.Y131];&quot;, &quot;&quot;Spec&quot;&quot;: &quot;&quot;&quot;;[.J131];&quot;&quot;&quot;, &quot;&quot;Inflicts HP Drain?&quot;&quot;: &quot;;[.AI131];&quot;, &quot;&quot;Eden?&quot;&quot;: &quot;;[.AJ131];&quot; },&quot;)" office:value-type="string" office:string-value="0x81: { &quot;ID&quot;: 0x81, &quot;Name&quot;: &quot;Healing Whale&quot;, &quot;MaxLevel&quot;: 3, &quot;Mingle?&quot;: 0, &quot;Psych&quot;: &quot;Cure Drink&quot;, &quot;Element&quot;: &quot;---&quot;, &quot;Brand&quot;: &quot;Sheep Heavenly&quot;, &quot;Ev. fr. pin?&quot;: 1, &quot;Weight&quot;: 7, &quot;Spec&quot;: &quot;Recovery&quot;, &quot;Inflicts HP Drain?&quot;: 0, &quot;Eden?&quot;: 0 }," calcext:value-type="string">
            <text:p>0x81: { "ID": 0x81, "Name": "Healing Whale", "MaxLevel": 3, "Mingle?": 0, "Psych": "Cure Drink", "Element": "---", "Brand": "Sheep Heavenly", "Ev. fr. pin?": 1, "Weight": 7, "Spec": "Recovery", "Inflicts HP Drain?": 0, "Eden?": 0 },</text:p>
          </table:table-cell>
        </table:table-row>
        <table:table-row table:style-name="ro3">
          <table:table-cell table:formula="of:=COM.MICROSOFT.CONCAT(&quot;0x&quot;; DEC2HEX([.B132] - 1))" office:value-type="string" office:string-value="0x82" calcext:value-type="string">
            <text:p>0x82</text:p>
          </table:table-cell>
          <table:table-cell office:value-type="string" calcext:value-type="string">
            <text:p><text:a xlink:href="../../../../../../../wiki/Pin_131" xlink:type="simple">131</text:a></text:p>
          </table:table-cell>
          <table:table-cell office:value-type="string" calcext:value-type="string">
            <text:p>Croc Leisure</text:p>
          </table:table-cell>
          <table:table-cell office:value-type="string" calcext:value-type="string">
            <text:p>Sheep Heavenly</text:p>
          </table:table-cell>
          <table:table-cell office:value-type="float" office:value="6800" calcext:value-type="float">
            <text:p>68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float" office:value="132" calcext:value-type="float">
            <text:p>132</text:p>
          </table:table-cell>
          <table:table-cell office:value-type="string" calcext:value-type="string">
            <text:p>M</text:p>
          </table:table-cell>
          <table:table-cell office:value-type="float" office:value="133" calcext:value-type="float">
            <text:p>133</text:p>
          </table:table-cell>
          <table:table-cell office:value-type="float" office:value="5" calcext:value-type="float">
            <text:p>5</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4" office:value-type="float" office:value="0" calcext:value-type="float">
            <text:p>0</text:p>
          </table:table-cell>
          <table:table-cell table:formula="of:=COM.MICROSOFT.CONCAT([.A132];&quot;: { &quot;&quot;ID&quot;&quot;: &quot;;[.A132];&quot;, &quot;&quot;Name&quot;&quot;: &quot;&quot;&quot;;[.C132];&quot;&quot;&quot;, &quot;&quot;MaxLevel&quot;&quot;: &quot;;[.T132];&quot;, &quot;&quot;Mingle?&quot;&quot;: &quot;;[.AG132];&quot;, &quot;&quot;Psych&quot;&quot;: &quot;&quot;&quot;;[.H132];&quot;&quot;&quot;&quot;; ;&quot;, &quot;&quot;Element&quot;&quot;: &quot;&quot;&quot;;[.G132];&quot;&quot;&quot;, &quot;&quot;Brand&quot;&quot;: &quot;&quot;&quot;;[.D132];&quot;&quot;&quot;, &quot;&quot;Ev. fr. pin?&quot;&quot;: &quot;;[.AH132];&quot;, &quot;&quot;Weight&quot;&quot;: &quot;;[.Y132];&quot;, &quot;&quot;Spec&quot;&quot;: &quot;&quot;&quot;;[.J132];&quot;&quot;&quot;, &quot;&quot;Inflicts HP Drain?&quot;&quot;: &quot;;[.AI132];&quot;, &quot;&quot;Eden?&quot;&quot;: &quot;;[.AJ132];&quot; },&quot;)" office:value-type="string" office:string-value="0x82: { &quot;ID&quot;: 0x82, &quot;Name&quot;: &quot;Croc Leisure&quot;, &quot;MaxLevel&quot;: 5, &quot;Mingle?&quot;: 0, &quot;Psych&quot;: &quot;Healing&quot;, &quot;Element&quot;: &quot;---&quot;, &quot;Brand&quot;: &quot;Sheep Heavenly&quot;, &quot;Ev. fr. pin?&quot;: 0, &quot;Weight&quot;: 7, &quot;Spec&quot;: &quot;Recovery&quot;, &quot;Inflicts HP Drain?&quot;: 0, &quot;Eden?&quot;: 0 }," calcext:value-type="string">
            <text:p>0x82: { "ID": 0x82, "Name": "Croc Leisure", "MaxLevel": 5, "Mingle?": 0, "Psych": "Healing", "Element": "---", "Brand": "Sheep Heavenly", "Ev. fr. pin?": 0, "Weight": 7, "Spec": "Recovery", "Inflicts HP Drain?": 0, "Eden?": 0 },</text:p>
          </table:table-cell>
        </table:table-row>
        <table:table-row table:style-name="ro3">
          <table:table-cell table:formula="of:=COM.MICROSOFT.CONCAT(&quot;0x&quot;; DEC2HEX([.B133] - 1))" office:value-type="string" office:string-value="0x83" calcext:value-type="string">
            <text:p>0x83</text:p>
          </table:table-cell>
          <table:table-cell office:value-type="string" calcext:value-type="string">
            <text:p><text:a xlink:href="../../../../../../../wiki/Pin_132" xlink:type="simple">132</text:a></text:p>
          </table:table-cell>
          <table:table-cell office:value-type="string" calcext:value-type="string">
            <text:p>Monkey Leisure</text:p>
          </table:table-cell>
          <table:table-cell office:value-type="string" calcext:value-type="string">
            <text:p>Sheep Heavenly</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Event W3D2, Pig.</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33];&quot;: { &quot;&quot;ID&quot;&quot;: &quot;;[.A133];&quot;, &quot;&quot;Name&quot;&quot;: &quot;&quot;&quot;;[.C133];&quot;&quot;&quot;, &quot;&quot;MaxLevel&quot;&quot;: &quot;;[.T133];&quot;, &quot;&quot;Mingle?&quot;&quot;: &quot;;[.AG133];&quot;, &quot;&quot;Psych&quot;&quot;: &quot;&quot;&quot;;[.H133];&quot;&quot;&quot;&quot;; ;&quot;, &quot;&quot;Element&quot;&quot;: &quot;&quot;&quot;;[.G133];&quot;&quot;&quot;, &quot;&quot;Brand&quot;&quot;: &quot;&quot;&quot;;[.D133];&quot;&quot;&quot;, &quot;&quot;Ev. fr. pin?&quot;&quot;: &quot;;[.AH133];&quot;, &quot;&quot;Weight&quot;&quot;: &quot;;[.Y133];&quot;, &quot;&quot;Spec&quot;&quot;: &quot;&quot;&quot;;[.J133];&quot;&quot;&quot;, &quot;&quot;Inflicts HP Drain?&quot;&quot;: &quot;;[.AI133];&quot;, &quot;&quot;Eden?&quot;&quot;: &quot;;[.AJ133];&quot; },&quot;)" office:value-type="string" office:string-value="0x83: { &quot;ID&quot;: 0x83, &quot;Name&quot;: &quot;Monkey Leisure&quot;, &quot;MaxLevel&quot;: 6, &quot;Mingle?&quot;: 0, &quot;Psych&quot;: &quot;Healing&quot;, &quot;Element&quot;: &quot;---&quot;, &quot;Brand&quot;: &quot;Sheep Heavenly&quot;, &quot;Ev. fr. pin?&quot;: 1, &quot;Weight&quot;: 7, &quot;Spec&quot;: &quot;Recovery&quot;, &quot;Inflicts HP Drain?&quot;: 0, &quot;Eden?&quot;: 0 }," calcext:value-type="string">
            <text:p>0x83: { "ID": 0x83, "Name": "Monkey Leisure", "MaxLevel": 6, "Mingle?": 0, "Psych": "Healing", "Element": "---", "Brand": "Sheep Heavenly", "Ev. fr. pin?": 1, "Weight": 7, "Spec": "Recovery", "Inflicts HP Drain?": 0, "Eden?": 0 },</text:p>
          </table:table-cell>
        </table:table-row>
        <table:table-row table:style-name="ro2">
          <table:table-cell table:formula="of:=COM.MICROSOFT.CONCAT(&quot;0x&quot;; DEC2HEX([.B134] - 1))" office:value-type="string" office:string-value="0x84" calcext:value-type="string">
            <text:p>0x84</text:p>
          </table:table-cell>
          <table:table-cell office:value-type="string" calcext:value-type="string">
            <text:p><text:a xlink:href="../../../../../../../wiki/Pin_133" xlink:type="simple">133</text:a></text:p>
          </table:table-cell>
          <table:table-cell office:value-type="string" calcext:value-type="string">
            <text:p>Bear Leisure</text:p>
          </table:table-cell>
          <table:table-cell office:value-type="string" calcext:value-type="string">
            <text:p>Sheep Heavenly</text:p>
          </table:table-cell>
          <table:table-cell office:value-type="float" office:value="5600" calcext:value-type="float">
            <text:p>5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Sold by 104 (Edoga).</text:p>
            <text:p>Sold by Molco.</text:p>
          </table:table-cell>
          <table:table-cell office:value-type="string" calcext:value-type="string">
            <text:p>M</text:p>
          </table:table-cell>
          <table:table-cell office:value-type="float" office:value="134" calcext:value-type="float">
            <text:p>134</text:p>
          </table:table-cell>
          <table:table-cell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the pin to restore a small amount of HP and cure Attack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34];&quot;: { &quot;&quot;ID&quot;&quot;: &quot;;[.A134];&quot;, &quot;&quot;Name&quot;&quot;: &quot;&quot;&quot;;[.C134];&quot;&quot;&quot;, &quot;&quot;MaxLevel&quot;&quot;: &quot;;[.T134];&quot;, &quot;&quot;Mingle?&quot;&quot;: &quot;;[.AG134];&quot;, &quot;&quot;Psych&quot;&quot;: &quot;&quot;&quot;;[.H134];&quot;&quot;&quot;&quot;; ;&quot;, &quot;&quot;Element&quot;&quot;: &quot;&quot;&quot;;[.G134];&quot;&quot;&quot;, &quot;&quot;Brand&quot;&quot;: &quot;&quot;&quot;;[.D134];&quot;&quot;&quot;, &quot;&quot;Ev. fr. pin?&quot;&quot;: &quot;;[.AH134];&quot;, &quot;&quot;Weight&quot;&quot;: &quot;;[.Y134];&quot;, &quot;&quot;Spec&quot;&quot;: &quot;&quot;&quot;;[.J134];&quot;&quot;&quot;, &quot;&quot;Inflicts HP Drain?&quot;&quot;: &quot;;[.AI134];&quot;, &quot;&quot;Eden?&quot;&quot;: &quot;;[.AJ134];&quot; },&quot;)" office:value-type="string" office:string-value="0x84: { &quot;ID&quot;: 0x84, &quot;Name&quot;: &quot;Bear Leisure&quot;, &quot;MaxLevel&quot;: 4, &quot;Mingle?&quot;: 0, &quot;Psych&quot;: &quot;Healing&quot;, &quot;Element&quot;: &quot;---&quot;, &quot;Brand&quot;: &quot;Sheep Heavenly&quot;, &quot;Ev. fr. pin?&quot;: 1, &quot;Weight&quot;: 7, &quot;Spec&quot;: &quot;Recovery&quot;, &quot;Inflicts HP Drain?&quot;: 0, &quot;Eden?&quot;: 0 }," calcext:value-type="string">
            <text:p>0x84: { "ID": 0x84, "Name": "Bear Leisure", "MaxLevel": 4, "Mingle?": 0, "Psych": "Healing", "Element": "---", "Brand": "Sheep Heavenly", "Ev. fr. pin?": 1, "Weight": 7, "Spec": "Recovery", "Inflicts HP Drain?": 0, "Eden?": 0 },</text:p>
          </table:table-cell>
        </table:table-row>
        <table:table-row table:style-name="ro3">
          <table:table-cell table:formula="of:=COM.MICROSOFT.CONCAT(&quot;0x&quot;; DEC2HEX([.B135] - 1))" office:value-type="string" office:string-value="0x85" calcext:value-type="string">
            <text:p>0x85</text:p>
          </table:table-cell>
          <table:table-cell office:value-type="string" calcext:value-type="string">
            <text:p><text:a xlink:href="../../../../../../../wiki/Pin_134" xlink:type="simple">134</text:a></text:p>
          </table:table-cell>
          <table:table-cell office:value-type="string" calcext:value-type="string">
            <text:p>Squirrel Leisure</text:p>
          </table:table-cell>
          <table:table-cell office:value-type="string" calcext:value-type="string">
            <text:p>Sheep Heavenly</text:p>
          </table:table-cell>
          <table:table-cell office:value-type="float" office:value="16000" calcext:value-type="float">
            <text:p>16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3" xlink:type="simple">13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tiny amount of HP and cure all negative statuse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35];&quot;: { &quot;&quot;ID&quot;&quot;: &quot;;[.A135];&quot;, &quot;&quot;Name&quot;&quot;: &quot;&quot;&quot;;[.C135];&quot;&quot;&quot;, &quot;&quot;MaxLevel&quot;&quot;: &quot;;[.T135];&quot;, &quot;&quot;Mingle?&quot;&quot;: &quot;;[.AG135];&quot;, &quot;&quot;Psych&quot;&quot;: &quot;&quot;&quot;;[.H135];&quot;&quot;&quot;&quot;; ;&quot;, &quot;&quot;Element&quot;&quot;: &quot;&quot;&quot;;[.G135];&quot;&quot;&quot;, &quot;&quot;Brand&quot;&quot;: &quot;&quot;&quot;;[.D135];&quot;&quot;&quot;, &quot;&quot;Ev. fr. pin?&quot;&quot;: &quot;;[.AH135];&quot;, &quot;&quot;Weight&quot;&quot;: &quot;;[.Y135];&quot;, &quot;&quot;Spec&quot;&quot;: &quot;&quot;&quot;;[.J135];&quot;&quot;&quot;, &quot;&quot;Inflicts HP Drain?&quot;&quot;: &quot;;[.AI135];&quot;, &quot;&quot;Eden?&quot;&quot;: &quot;;[.AJ135];&quot; },&quot;)" office:value-type="string" office:string-value="0x85: { &quot;ID&quot;: 0x85, &quot;Name&quot;: &quot;Squirrel Leisure&quot;, &quot;MaxLevel&quot;: 5, &quot;Mingle?&quot;: 0, &quot;Psych&quot;: &quot;Healing&quot;, &quot;Element&quot;: &quot;---&quot;, &quot;Brand&quot;: &quot;Sheep Heavenly&quot;, &quot;Ev. fr. pin?&quot;: 1, &quot;Weight&quot;: 7, &quot;Spec&quot;: &quot;Recovery&quot;, &quot;Inflicts HP Drain?&quot;: 0, &quot;Eden?&quot;: 0 }," calcext:value-type="string">
            <text:p>0x85: { "ID": 0x85, "Name": "Squirrel Leisure", "MaxLevel": 5, "Mingle?": 0, "Psych": "Healing", "Element": "---", "Brand": "Sheep Heavenly", "Ev. fr. pin?": 1, "Weight": 7, "Spec": "Recovery", "Inflicts HP Drain?": 0, "Eden?": 0 },</text:p>
          </table:table-cell>
        </table:table-row>
        <table:table-row table:style-name="ro5">
          <table:table-cell table:formula="of:=COM.MICROSOFT.CONCAT(&quot;0x&quot;; DEC2HEX([.B136] - 1))" office:value-type="string" office:string-value="0x86" calcext:value-type="string">
            <text:p>0x86</text:p>
          </table:table-cell>
          <table:table-cell office:value-type="string" calcext:value-type="string">
            <text:p><text:a xlink:href="../../../../../../../wiki/Pin_135" xlink:type="simple">135</text:a></text:p>
          </table:table-cell>
          <table:table-cell office:value-type="string" calcext:value-type="string">
            <text:p>Sparkle Charge</text:p>
          </table:table-cell>
          <table:table-cell office:value-type="string" calcext:value-type="string">
            <text:p>Sheep Heavenly</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2B"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 Pig (Center St. Entrance).</text:p>
            <text:p>Event Tin Pin Another Day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reatly increases the amount of HP restored by HP recovery pins. </text:p>
          </table:table-cell>
          <table:table-cell table:number-columns-repeated="4" office:value-type="float" office:value="0" calcext:value-type="float">
            <text:p>0</text:p>
          </table:table-cell>
          <table:table-cell table:formula="of:=COM.MICROSOFT.CONCAT([.A136];&quot;: { &quot;&quot;ID&quot;&quot;: &quot;;[.A136];&quot;, &quot;&quot;Name&quot;&quot;: &quot;&quot;&quot;;[.C136];&quot;&quot;&quot;, &quot;&quot;MaxLevel&quot;&quot;: &quot;;[.T136];&quot;, &quot;&quot;Mingle?&quot;&quot;: &quot;;[.AG136];&quot;, &quot;&quot;Psych&quot;&quot;: &quot;&quot;&quot;;[.H136];&quot;&quot;&quot;&quot;; ;&quot;, &quot;&quot;Element&quot;&quot;: &quot;&quot;&quot;;[.G136];&quot;&quot;&quot;, &quot;&quot;Brand&quot;&quot;: &quot;&quot;&quot;;[.D136];&quot;&quot;&quot;, &quot;&quot;Ev. fr. pin?&quot;&quot;: &quot;;[.AH136];&quot;, &quot;&quot;Weight&quot;&quot;: &quot;;[.Y136];&quot;, &quot;&quot;Spec&quot;&quot;: &quot;&quot;&quot;;[.J136];&quot;&quot;&quot;, &quot;&quot;Inflicts HP Drain?&quot;&quot;: &quot;;[.AI136];&quot;, &quot;&quot;Eden?&quot;&quot;: &quot;;[.AJ136];&quot; },&quot;)" office:value-type="string" office:string-value="0x86: { &quot;ID&quot;: 0x86, &quot;Name&quot;: &quot;Sparkle Charge&quot;, &quot;MaxLevel&quot;: 3, &quot;Mingle?&quot;: 0, &quot;Psych&quot;: &quot;Cure Boost+&quot;, &quot;Element&quot;: &quot;Abi&quot;, &quot;Brand&quot;: &quot;Sheep Heavenly&quot;, &quot;Ev. fr. pin?&quot;: 0, &quot;Weight&quot;: 7, &quot;Spec&quot;: &quot;---&quot;, &quot;Inflicts HP Drain?&quot;: 0, &quot;Eden?&quot;: 0 }," calcext:value-type="string">
            <text:p>0x86: { "ID": 0x86, "Name": "Sparkle Charge", "MaxLevel": 3, "Mingle?": 0, "Psych": "Cure Boost+", "Element": "Abi", "Brand": "Sheep Heavenly", "Ev. fr. pin?": 0, "Weight": 7, "Spec": "---", "Inflicts HP Drain?": 0, "Eden?": 0 },</text:p>
          </table:table-cell>
        </table:table-row>
        <table:table-row table:style-name="ro2">
          <table:table-cell table:formula="of:=COM.MICROSOFT.CONCAT(&quot;0x&quot;; DEC2HEX([.B137] - 1))" office:value-type="string" office:string-value="0x87" calcext:value-type="string">
            <text:p>0x87</text:p>
          </table:table-cell>
          <table:table-cell office:value-type="string" calcext:value-type="string">
            <text:p><text:a xlink:href="../../../../../../../wiki/Pin_136" xlink:type="simple">136</text:a></text:p>
          </table:table-cell>
          <table:table-cell office:value-type="string" calcext:value-type="string">
            <text:p>Handsfree Healing</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Event W2D2 Pig (Spain Hi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Automatically uses any HP recovery pins Neku is wearing to heal whenever HP are low. </text:p>
          </table:table-cell>
          <table:table-cell table:number-columns-repeated="4" office:value-type="float" office:value="0" calcext:value-type="float">
            <text:p>0</text:p>
          </table:table-cell>
          <table:table-cell table:formula="of:=COM.MICROSOFT.CONCAT([.A137];&quot;: { &quot;&quot;ID&quot;&quot;: &quot;;[.A137];&quot;, &quot;&quot;Name&quot;&quot;: &quot;&quot;&quot;;[.C137];&quot;&quot;&quot;, &quot;&quot;MaxLevel&quot;&quot;: &quot;;[.T137];&quot;, &quot;&quot;Mingle?&quot;&quot;: &quot;;[.AG137];&quot;, &quot;&quot;Psych&quot;&quot;: &quot;&quot;&quot;;[.H137];&quot;&quot;&quot;&quot;; ;&quot;, &quot;&quot;Element&quot;&quot;: &quot;&quot;&quot;;[.G137];&quot;&quot;&quot;, &quot;&quot;Brand&quot;&quot;: &quot;&quot;&quot;;[.D137];&quot;&quot;&quot;, &quot;&quot;Ev. fr. pin?&quot;&quot;: &quot;;[.AH137];&quot;, &quot;&quot;Weight&quot;&quot;: &quot;;[.Y137];&quot;, &quot;&quot;Spec&quot;&quot;: &quot;&quot;&quot;;[.J137];&quot;&quot;&quot;, &quot;&quot;Inflicts HP Drain?&quot;&quot;: &quot;;[.AI137];&quot;, &quot;&quot;Eden?&quot;&quot;: &quot;;[.AJ137];&quot; },&quot;)" office:value-type="string" office:string-value="0x87: { &quot;ID&quot;: 0x87, &quot;Name&quot;: &quot;Handsfree Healing&quot;, &quot;MaxLevel&quot;: 1, &quot;Mingle?&quot;: 0, &quot;Psych&quot;: &quot;Subconscious&quot;, &quot;Element&quot;: &quot;---&quot;, &quot;Brand&quot;: &quot;Sheep Heavenly&quot;, &quot;Ev. fr. pin?&quot;: 0, &quot;Weight&quot;: 7, &quot;Spec&quot;: &quot;---&quot;, &quot;Inflicts HP Drain?&quot;: 0, &quot;Eden?&quot;: 0 }," calcext:value-type="string">
            <text:p>0x87: { "ID": 0x87, "Name": "Handsfree Healing", "MaxLevel": 1, "Mingle?": 0, "Psych": "Subconscious", "Element": "---", "Brand": "Sheep Heavenly", "Ev. fr. pin?": 0, "Weight": 7, "Spec": "---", "Inflicts HP Drain?": 0, "Eden?": 0 },</text:p>
          </table:table-cell>
        </table:table-row>
        <table:table-row table:style-name="ro2">
          <table:table-cell table:formula="of:=COM.MICROSOFT.CONCAT(&quot;0x&quot;; DEC2HEX([.B138] - 1))" office:value-type="string" office:string-value="0x88" calcext:value-type="string">
            <text:p>0x88</text:p>
          </table:table-cell>
          <table:table-cell office:value-type="string" calcext:value-type="string">
            <text:p><text:a xlink:href="../../../../../../../wiki/Pin_137" xlink:type="simple">137</text:a></text:p>
          </table:table-cell>
          <table:table-cell table:number-columns-repeated="2" office:value-type="string" calcext:value-type="string">
            <text:p>Sheep Heavenl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SH" xlink:type="simple">Resonance: S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creases the Attack of any Sheep Heavenly pins Neku is wearing. </text:p>
          </table:table-cell>
          <table:table-cell table:number-columns-repeated="4" office:value-type="float" office:value="0" calcext:value-type="float">
            <text:p>0</text:p>
          </table:table-cell>
          <table:table-cell table:formula="of:=COM.MICROSOFT.CONCAT([.A138];&quot;: { &quot;&quot;ID&quot;&quot;: &quot;;[.A138];&quot;, &quot;&quot;Name&quot;&quot;: &quot;&quot;&quot;;[.C138];&quot;&quot;&quot;, &quot;&quot;MaxLevel&quot;&quot;: &quot;;[.T138];&quot;, &quot;&quot;Mingle?&quot;&quot;: &quot;;[.AG138];&quot;, &quot;&quot;Psych&quot;&quot;: &quot;&quot;&quot;;[.H138];&quot;&quot;&quot;&quot;; ;&quot;, &quot;&quot;Element&quot;&quot;: &quot;&quot;&quot;;[.G138];&quot;&quot;&quot;, &quot;&quot;Brand&quot;&quot;: &quot;&quot;&quot;;[.D138];&quot;&quot;&quot;, &quot;&quot;Ev. fr. pin?&quot;&quot;: &quot;;[.AH138];&quot;, &quot;&quot;Weight&quot;&quot;: &quot;;[.Y138];&quot;, &quot;&quot;Spec&quot;&quot;: &quot;&quot;&quot;;[.J138];&quot;&quot;&quot;, &quot;&quot;Inflicts HP Drain?&quot;&quot;: &quot;;[.AI138];&quot;, &quot;&quot;Eden?&quot;&quot;: &quot;;[.AJ138];&quot; },&quot;)" office:value-type="string" office:string-value="0x88: { &quot;ID&quot;: 0x88, &quot;Name&quot;: &quot;Sheep Heavenly&quot;, &quot;MaxLevel&quot;: 1, &quot;Mingle?&quot;: 0, &quot;Psych&quot;: &quot;Resonance: SH&quot;, &quot;Element&quot;: &quot;Abi&quot;, &quot;Brand&quot;: &quot;Sheep Heavenly&quot;, &quot;Ev. fr. pin?&quot;: 0, &quot;Weight&quot;: 7, &quot;Spec&quot;: &quot;---&quot;, &quot;Inflicts HP Drain?&quot;: 0, &quot;Eden?&quot;: 0 }," calcext:value-type="string">
            <text:p>0x88: { "ID": 0x88, "Name": "Sheep Heavenly", "MaxLevel": 1, "Mingle?": 0, "Psych": "Resonance: SH", "Element": "Abi", "Brand": "Sheep Heavenly", "Ev. fr. pin?": 0, "Weight": 7, "Spec": "---", "Inflicts HP Drain?": 0, "Eden?": 0 },</text:p>
          </table:table-cell>
        </table:table-row>
        <table:table-row table:style-name="ro4">
          <table:table-cell table:formula="of:=COM.MICROSOFT.CONCAT(&quot;0x&quot;; DEC2HEX([.B139] - 1))" office:value-type="string" office:string-value="0x89" calcext:value-type="string">
            <text:p>0x89</text:p>
          </table:table-cell>
          <table:table-cell office:value-type="string" calcext:value-type="string">
            <text:p><text:a xlink:href="../../../../../../../wiki/Pin_138" xlink:type="simple">138</text:a></text:p>
          </table:table-cell>
          <table:table-cell office:value-type="string" calcext:value-type="string">
            <text:p>Distortion</text:p>
          </table:table-cell>
          <table:table-cell office:value-type="string" calcext:value-type="string">
            <text:p>Tigre Punks</text:p>
          </table:table-cell>
          <table:table-cell office:value-type="float" office:value="2150" calcext:value-type="float">
            <text:p>2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osmic Corner Dougenzaka.</text:p>
            <text:p>Event Tin Pin Another Day (Shibu-Q Head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able:table-cell>
          <table:table-cell table:number-columns-repeated="4" office:value-type="float" office:value="0" calcext:value-type="float">
            <text:p>0</text:p>
          </table:table-cell>
          <table:table-cell table:formula="of:=COM.MICROSOFT.CONCAT([.A139];&quot;: { &quot;&quot;ID&quot;&quot;: &quot;;[.A139];&quot;, &quot;&quot;Name&quot;&quot;: &quot;&quot;&quot;;[.C139];&quot;&quot;&quot;, &quot;&quot;MaxLevel&quot;&quot;: &quot;;[.T139];&quot;, &quot;&quot;Mingle?&quot;&quot;: &quot;;[.AG139];&quot;, &quot;&quot;Psych&quot;&quot;: &quot;&quot;&quot;;[.H139];&quot;&quot;&quot;&quot;; ;&quot;, &quot;&quot;Element&quot;&quot;: &quot;&quot;&quot;;[.G139];&quot;&quot;&quot;, &quot;&quot;Brand&quot;&quot;: &quot;&quot;&quot;;[.D139];&quot;&quot;&quot;, &quot;&quot;Ev. fr. pin?&quot;&quot;: &quot;;[.AH139];&quot;, &quot;&quot;Weight&quot;&quot;: &quot;;[.Y139];&quot;, &quot;&quot;Spec&quot;&quot;: &quot;&quot;&quot;;[.J139];&quot;&quot;&quot;, &quot;&quot;Inflicts HP Drain?&quot;&quot;: &quot;;[.AI139];&quot;, &quot;&quot;Eden?&quot;&quot;: &quot;;[.AJ139];&quot; },&quot;)" office:value-type="string" office:string-value="0x89: { &quot;ID&quot;: 0x89, &quot;Name&quot;: &quot;Distortion&quot;, &quot;MaxLevel&quot;: 4, &quot;Mingle?&quot;: 0, &quot;Psych&quot;: &quot;Discharge&quot;, &quot;Element&quot;: &quot;Neg&quot;, &quot;Brand&quot;: &quot;Tigre Punks&quot;, &quot;Ev. fr. pin?&quot;: 0, &quot;Weight&quot;: 6, &quot;Spec&quot;: &quot;Attack&quot;, &quot;Inflicts HP Drain?&quot;: 0, &quot;Eden?&quot;: 0 }," calcext:value-type="string">
            <text:p>0x89: { "ID": 0x89, "Name": "Distortion", "MaxLevel": 4, "Mingle?": 0, "Psych": "Discharge", "Element": "Neg", "Brand": "Tigre Punks", "Ev. fr. pin?": 0, "Weight": 6, "Spec": "Attack", "Inflicts HP Drain?": 0, "Eden?": 0 },</text:p>
          </table:table-cell>
        </table:table-row>
        <table:table-row table:style-name="ro2">
          <table:table-cell table:formula="of:=COM.MICROSOFT.CONCAT(&quot;0x&quot;; DEC2HEX([.B140] - 1))" office:value-type="string" office:string-value="0x8A" calcext:value-type="string">
            <text:p>0x8A</text:p>
          </table:table-cell>
          <table:table-cell office:value-type="string" calcext:value-type="string">
            <text:p><text:a xlink:href="../../../../../../../wiki/Pin_139" xlink:type="simple">139</text:a></text:p>
          </table:table-cell>
          <table:table-cell office:value-type="string" calcext:value-type="string">
            <text:p>Velocity Attack</text:p>
          </table:table-cell>
          <table:table-cell office:value-type="string" calcext:value-type="string">
            <text:p>Tigre Punks</text:p>
          </table:table-cell>
          <table:table-cell office:value-type="float" office:value="2450" calcext:value-type="float">
            <text:p>24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58" calcext:value-type="float">
            <text:p>58</text:p>
          </table:table-cell>
          <table:table-cell office:value-type="float" office:value="4" calcext:value-type="float">
            <text:p>4</text:p>
          </table:table-cell>
          <table:table-cell office:value-type="string" calcext:value-type="string">
            <text:p>s</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old by Molco.</text:p>
            <text:p>Sold by Cosmic Corner.</text:p>
            <text:p>Event W2D6.</text:p>
          </table:table-cell>
          <table:table-cell table:number-columns-repeated="2" office:value-type="string" calcext:value-type="string">
            <text:p>M</text:p>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Drag Neku into a dash and smash him into enemies. Inflicts damage. </text:p>
          </table:table-cell>
          <table:table-cell table:number-columns-repeated="4" office:value-type="float" office:value="0" calcext:value-type="float">
            <text:p>0</text:p>
          </table:table-cell>
          <table:table-cell table:formula="of:=COM.MICROSOFT.CONCAT([.A140];&quot;: { &quot;&quot;ID&quot;&quot;: &quot;;[.A140];&quot;, &quot;&quot;Name&quot;&quot;: &quot;&quot;&quot;;[.C140];&quot;&quot;&quot;, &quot;&quot;MaxLevel&quot;&quot;: &quot;;[.T140];&quot;, &quot;&quot;Mingle?&quot;&quot;: &quot;;[.AG140];&quot;, &quot;&quot;Psych&quot;&quot;: &quot;&quot;&quot;;[.H140];&quot;&quot;&quot;&quot;; ;&quot;, &quot;&quot;Element&quot;&quot;: &quot;&quot;&quot;;[.G140];&quot;&quot;&quot;, &quot;&quot;Brand&quot;&quot;: &quot;&quot;&quot;;[.D140];&quot;&quot;&quot;, &quot;&quot;Ev. fr. pin?&quot;&quot;: &quot;;[.AH140];&quot;, &quot;&quot;Weight&quot;&quot;: &quot;;[.Y140];&quot;, &quot;&quot;Spec&quot;&quot;: &quot;&quot;&quot;;[.J140];&quot;&quot;&quot;, &quot;&quot;Inflicts HP Drain?&quot;&quot;: &quot;;[.AI140];&quot;, &quot;&quot;Eden?&quot;&quot;: &quot;;[.AJ140];&quot; },&quot;)" office:value-type="string" office:string-value="0x8A: { &quot;ID&quot;: 0x8A, &quot;Name&quot;: &quot;Velocity Attack&quot;, &quot;MaxLevel&quot;: 5, &quot;Mingle?&quot;: 0, &quot;Psych&quot;: &quot;Velocity Attack&quot;, &quot;Element&quot;: &quot;Pos&quot;, &quot;Brand&quot;: &quot;Tigre Punks&quot;, &quot;Ev. fr. pin?&quot;: 0, &quot;Weight&quot;: 6, &quot;Spec&quot;: &quot;Attack&quot;, &quot;Inflicts HP Drain?&quot;: 0, &quot;Eden?&quot;: 0 }," calcext:value-type="string">
            <text:p>0x8A: { "ID": 0x8A, "Name": "Velocity Attack", "MaxLevel": 5, "Mingle?": 0, "Psych": "Velocity Attack", "Element": "Pos", "Brand": "Tigre Punks", "Ev. fr. pin?": 0, "Weight": 6, "Spec": "Attack", "Inflicts HP Drain?": 0, "Eden?": 0 },</text:p>
          </table:table-cell>
        </table:table-row>
        <table:table-row table:style-name="ro2">
          <table:table-cell table:formula="of:=COM.MICROSOFT.CONCAT(&quot;0x&quot;; DEC2HEX([.B141] - 1))" office:value-type="string" office:string-value="0x8B" calcext:value-type="string">
            <text:p>0x8B</text:p>
          </table:table-cell>
          <table:table-cell office:value-type="string" calcext:value-type="string">
            <text:p><text:a xlink:href="../../../../../../../wiki/Pin_140" xlink:type="simple">140</text:a></text:p>
          </table:table-cell>
          <table:table-cell office:value-type="string" calcext:value-type="string">
            <text:p>Velocity Tackle</text:p>
          </table:table-cell>
          <table:table-cell office:value-type="string" calcext:value-type="string">
            <text:p>Tigre Punks</text:p>
          </table:table-cell>
          <table:table-cell office:value-type="float" office:value="12750" calcext:value-type="float">
            <text:p>12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2" calcext:value-type="float">
            <text:p>82</text:p>
          </table:table-cell>
          <table:table-cell office:value-type="float" office:value="4.5" calcext:value-type="float">
            <text:p>4.5</text:p>
          </table:table-cell>
          <table:table-cell office:value-type="string" calcext:value-type="string">
            <text:p>s</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volves from <text:a xlink:href="../../../../../../../wiki/Pin_139" xlink:type="simple">139</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Drag Neku into a dash and smash him into enemies. Inflicts damage and knocks enemies into other enemies for chain damage.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141];&quot;: { &quot;&quot;ID&quot;&quot;: &quot;;[.A141];&quot;, &quot;&quot;Name&quot;&quot;: &quot;&quot;&quot;;[.C141];&quot;&quot;&quot;, &quot;&quot;MaxLevel&quot;&quot;: &quot;;[.T141];&quot;, &quot;&quot;Mingle?&quot;&quot;: &quot;;[.AG141];&quot;, &quot;&quot;Psych&quot;&quot;: &quot;&quot;&quot;;[.H141];&quot;&quot;&quot;&quot;; ;&quot;, &quot;&quot;Element&quot;&quot;: &quot;&quot;&quot;;[.G141];&quot;&quot;&quot;, &quot;&quot;Brand&quot;&quot;: &quot;&quot;&quot;;[.D141];&quot;&quot;&quot;, &quot;&quot;Ev. fr. pin?&quot;&quot;: &quot;;[.AH141];&quot;, &quot;&quot;Weight&quot;&quot;: &quot;;[.Y141];&quot;, &quot;&quot;Spec&quot;&quot;: &quot;&quot;&quot;;[.J141];&quot;&quot;&quot;, &quot;&quot;Inflicts HP Drain?&quot;&quot;: &quot;;[.AI141];&quot;, &quot;&quot;Eden?&quot;&quot;: &quot;;[.AJ141];&quot; },&quot;)" office:value-type="string" office:string-value="0x8B: { &quot;ID&quot;: 0x8B, &quot;Name&quot;: &quot;Velocity Tackle&quot;, &quot;MaxLevel&quot;: 10, &quot;Mingle?&quot;: 1, &quot;Psych&quot;: &quot;Velocity Crash&quot;, &quot;Element&quot;: &quot;Pos&quot;, &quot;Brand&quot;: &quot;Tigre Punks&quot;, &quot;Ev. fr. pin?&quot;: 1, &quot;Weight&quot;: 6, &quot;Spec&quot;: &quot;Attack&quot;, &quot;Inflicts HP Drain?&quot;: 0, &quot;Eden?&quot;: 0 }," calcext:value-type="string">
            <text:p>0x8B: { "ID": 0x8B, "Name": "Velocity Tackle", "MaxLevel": 10, "Mingle?": 1, "Psych": "Velocity Crash", "Element": "Pos", "Brand": "Tigre Punks", "Ev. fr. pin?": 1, "Weight": 6, "Spec": "Attack", "Inflicts HP Drain?": 0, "Eden?": 0 },</text:p>
          </table:table-cell>
        </table:table-row>
        <table:table-row table:style-name="ro2">
          <table:table-cell table:formula="of:=COM.MICROSOFT.CONCAT(&quot;0x&quot;; DEC2HEX([.B142] - 1))" office:value-type="string" office:string-value="0x8C" calcext:value-type="string">
            <text:p>0x8C</text:p>
          </table:table-cell>
          <table:table-cell office:value-type="string" calcext:value-type="string">
            <text:p><text:a xlink:href="../../../../../../../wiki/Pin_141" xlink:type="simple">141</text:a></text:p>
          </table:table-cell>
          <table:table-cell office:value-type="string" calcext:value-type="string">
            <text:p>Demon's Hatred</text:p>
          </table:table-cell>
          <table:table-cell office:value-type="string" calcext:value-type="string">
            <text:p>Tigre Punks</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use</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table:number-columns-repeated="4" office:value-type="float" office:value="0" calcext:value-type="float">
            <text:p>0</text:p>
          </table:table-cell>
          <table:table-cell table:formula="of:=COM.MICROSOFT.CONCAT([.A142];&quot;: { &quot;&quot;ID&quot;&quot;: &quot;;[.A142];&quot;, &quot;&quot;Name&quot;&quot;: &quot;&quot;&quot;;[.C142];&quot;&quot;&quot;, &quot;&quot;MaxLevel&quot;&quot;: &quot;;[.T142];&quot;, &quot;&quot;Mingle?&quot;&quot;: &quot;;[.AG142];&quot;, &quot;&quot;Psych&quot;&quot;: &quot;&quot;&quot;;[.H142];&quot;&quot;&quot;&quot;; ;&quot;, &quot;&quot;Element&quot;&quot;: &quot;&quot;&quot;;[.G142];&quot;&quot;&quot;, &quot;&quot;Brand&quot;&quot;: &quot;&quot;&quot;;[.D142];&quot;&quot;&quot;, &quot;&quot;Ev. fr. pin?&quot;&quot;: &quot;;[.AH142];&quot;, &quot;&quot;Weight&quot;&quot;: &quot;;[.Y142];&quot;, &quot;&quot;Spec&quot;&quot;: &quot;&quot;&quot;;[.J142];&quot;&quot;&quot;, &quot;&quot;Inflicts HP Drain?&quot;&quot;: &quot;;[.AI142];&quot;, &quot;&quot;Eden?&quot;&quot;: &quot;;[.AJ142];&quot; },&quot;)" office:value-type="string" office:string-value="0x8C: { &quot;ID&quot;: 0x8C, &quot;Name&quot;: &quot;Demon's Hatred&quot;, &quot;MaxLevel&quot;: 1, &quot;Mingle?&quot;: 0, &quot;Psych&quot;: &quot;Explosion&quot;, &quot;Element&quot;: &quot;Neg&quot;, &quot;Brand&quot;: &quot;Tigre Punks&quot;, &quot;Ev. fr. pin?&quot;: 0, &quot;Weight&quot;: 6, &quot;Spec&quot;: &quot;Attack&quot;, &quot;Inflicts HP Drain?&quot;: 0, &quot;Eden?&quot;: 0 }," calcext:value-type="string">
            <text:p>0x8C: { "ID": 0x8C, "Name": "Demon's Hatred", "MaxLevel": 1, "Mingle?": 0, "Psych": "Explosion", "Element": "Neg", "Brand": "Tigre Punks", "Ev. fr. pin?": 0, "Weight": 6, "Spec": "Attack", "Inflicts HP Drain?": 0, "Eden?": 0 },</text:p>
          </table:table-cell>
        </table:table-row>
        <table:table-row table:style-name="ro2">
          <table:table-cell table:formula="of:=COM.MICROSOFT.CONCAT(&quot;0x&quot;; DEC2HEX([.B143] - 1))" office:value-type="string" office:string-value="0x8D" calcext:value-type="string">
            <text:p>0x8D</text:p>
          </table:table-cell>
          <table:table-cell office:value-type="string" calcext:value-type="string">
            <text:p><text:a xlink:href="../../../../../../../wiki/Pin_142" xlink:type="simple">142</text:a></text:p>
          </table:table-cell>
          <table:table-cell office:value-type="string" calcext:value-type="string">
            <text:p>Go 2 Hell</text:p>
          </table:table-cell>
          <table:table-cell office:value-type="string" calcext:value-type="string">
            <text:p>Tigre Punks</text:p>
          </table:table-cell>
          <table:table-cell office:value-type="float" office:value="1800" calcext:value-type="float">
            <text:p>18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Dropped by 13 E.</text:p>
            <text:p>Dropped by 85 N.</text:p>
            <text:p>Dropped by 92 N.</text:p>
          </table:table-cell>
          <table:table-cell table:number-columns-repeated="2" office:value-type="string" calcext:value-type="string">
            <text:p>M</text:p>
          </table:table-cell>
          <table:table-cell office:value-type="float" office:value="143" calcext:value-type="float">
            <text:p>143</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Slash across Neku and he will charge in that direction, mowing down enemies in his path. Inflicts damage on contact. </text:p>
          </table:table-cell>
          <table:table-cell table:number-columns-repeated="4" office:value-type="float" office:value="0" calcext:value-type="float">
            <text:p>0</text:p>
          </table:table-cell>
          <table:table-cell table:formula="of:=COM.MICROSOFT.CONCAT([.A143];&quot;: { &quot;&quot;ID&quot;&quot;: &quot;;[.A143];&quot;, &quot;&quot;Name&quot;&quot;: &quot;&quot;&quot;;[.C143];&quot;&quot;&quot;, &quot;&quot;MaxLevel&quot;&quot;: &quot;;[.T143];&quot;, &quot;&quot;Mingle?&quot;&quot;: &quot;;[.AG143];&quot;, &quot;&quot;Psych&quot;&quot;: &quot;&quot;&quot;;[.H143];&quot;&quot;&quot;&quot;; ;&quot;, &quot;&quot;Element&quot;&quot;: &quot;&quot;&quot;;[.G143];&quot;&quot;&quot;, &quot;&quot;Brand&quot;&quot;: &quot;&quot;&quot;;[.D143];&quot;&quot;&quot;, &quot;&quot;Ev. fr. pin?&quot;&quot;: &quot;;[.AH143];&quot;, &quot;&quot;Weight&quot;&quot;: &quot;;[.Y143];&quot;, &quot;&quot;Spec&quot;&quot;: &quot;&quot;&quot;;[.J143];&quot;&quot;&quot;, &quot;&quot;Inflicts HP Drain?&quot;&quot;: &quot;;[.AI143];&quot;, &quot;&quot;Eden?&quot;&quot;: &quot;;[.AJ143];&quot; },&quot;)" office:value-type="string" office:string-value="0x8D: { &quot;ID&quot;: 0x8D, &quot;Name&quot;: &quot;Go 2 Hell&quot;, &quot;MaxLevel&quot;: 5, &quot;Mingle?&quot;: 0, &quot;Psych&quot;: &quot;Spear Strike&quot;, &quot;Element&quot;: &quot;Pos&quot;, &quot;Brand&quot;: &quot;Tigre Punks&quot;, &quot;Ev. fr. pin?&quot;: 0, &quot;Weight&quot;: 6, &quot;Spec&quot;: &quot;Attack&quot;, &quot;Inflicts HP Drain?&quot;: 0, &quot;Eden?&quot;: 0 }," calcext:value-type="string">
            <text:p>0x8D: { "ID": 0x8D, "Name": "Go 2 Hell", "MaxLevel": 5, "Mingle?": 0, "Psych": "Spear Strike", "Element": "Pos", "Brand": "Tigre Punks", "Ev. fr. pin?": 0, "Weight": 6, "Spec": "Attack", "Inflicts HP Drain?": 0, "Eden?": 0 },</text:p>
          </table:table-cell>
        </table:table-row>
        <table:table-row table:style-name="ro2">
          <table:table-cell table:formula="of:=COM.MICROSOFT.CONCAT(&quot;0x&quot;; DEC2HEX([.B144] - 1))" office:value-type="string" office:string-value="0x8E" calcext:value-type="string">
            <text:p>0x8E</text:p>
          </table:table-cell>
          <table:table-cell office:value-type="string" calcext:value-type="string">
            <text:p><text:a xlink:href="../../../../../../../wiki/Pin_143" xlink:type="simple">143</text:a></text:p>
          </table:table-cell>
          <table:table-cell office:value-type="string" calcext:value-type="string">
            <text:p>Go 2 Heaven</text:p>
          </table:table-cell>
          <table:table-cell office:value-type="string" calcext:value-type="string">
            <text:p>Tigre Punks</text:p>
          </table:table-cell>
          <table:table-cell office:value-type="float" office:value="5900" calcext:value-type="float">
            <text:p>5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42" xlink:type="simple">142</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quickly charge in that direction, mowing down enemies in his path. Inflicts damage on contact.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144];&quot;: { &quot;&quot;ID&quot;&quot;: &quot;;[.A144];&quot;, &quot;&quot;Name&quot;&quot;: &quot;&quot;&quot;;[.C144];&quot;&quot;&quot;, &quot;&quot;MaxLevel&quot;&quot;: &quot;;[.T144];&quot;, &quot;&quot;Mingle?&quot;&quot;: &quot;;[.AG144];&quot;, &quot;&quot;Psych&quot;&quot;: &quot;&quot;&quot;;[.H144];&quot;&quot;&quot;&quot;; ;&quot;, &quot;&quot;Element&quot;&quot;: &quot;&quot;&quot;;[.G144];&quot;&quot;&quot;, &quot;&quot;Brand&quot;&quot;: &quot;&quot;&quot;;[.D144];&quot;&quot;&quot;, &quot;&quot;Ev. fr. pin?&quot;&quot;: &quot;;[.AH144];&quot;, &quot;&quot;Weight&quot;&quot;: &quot;;[.Y144];&quot;, &quot;&quot;Spec&quot;&quot;: &quot;&quot;&quot;;[.J144];&quot;&quot;&quot;, &quot;&quot;Inflicts HP Drain?&quot;&quot;: &quot;;[.AI144];&quot;, &quot;&quot;Eden?&quot;&quot;: &quot;;[.AJ144];&quot; },&quot;)" office:value-type="string" office:string-value="0x8E: { &quot;ID&quot;: 0x8E, &quot;Name&quot;: &quot;Go 2 Heaven&quot;, &quot;MaxLevel&quot;: 4, &quot;Mingle?&quot;: 1, &quot;Psych&quot;: &quot;Spear Strike&quot;, &quot;Element&quot;: &quot;Pos&quot;, &quot;Brand&quot;: &quot;Tigre Punks&quot;, &quot;Ev. fr. pin?&quot;: 1, &quot;Weight&quot;: 6, &quot;Spec&quot;: &quot;Attack&quot;, &quot;Inflicts HP Drain?&quot;: 0, &quot;Eden?&quot;: 0 }," calcext:value-type="string">
            <text:p>0x8E: { "ID": 0x8E, "Name": "Go 2 Heaven", "MaxLevel": 4, "Mingle?": 1, "Psych": "Spear Strike", "Element": "Pos", "Brand": "Tigre Punks", "Ev. fr. pin?": 1, "Weight": 6, "Spec": "Attack", "Inflicts HP Drain?": 0, "Eden?": 0 },</text:p>
          </table:table-cell>
        </table:table-row>
        <table:table-row table:style-name="ro2">
          <table:table-cell table:formula="of:=COM.MICROSOFT.CONCAT(&quot;0x&quot;; DEC2HEX([.B145] - 1))" office:value-type="string" office:string-value="0x8F" calcext:value-type="string">
            <text:p>0x8F</text:p>
          </table:table-cell>
          <table:table-cell office:value-type="string" calcext:value-type="string">
            <text:p><text:a xlink:href="../../../../../../../wiki/Pin_144" xlink:type="simple">144</text:a></text:p>
          </table:table-cell>
          <table:table-cell office:value-type="string" calcext:value-type="string">
            <text:p>Lightning Anger</text:p>
          </table:table-cell>
          <table:table-cell office:value-type="string" calcext:value-type="string">
            <text:p>Tigre Punks</text:p>
          </table:table-cell>
          <table:table-cell office:value-type="float" office:value="6400" calcext:value-type="float">
            <text:p>64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9" calcext:value-type="float">
            <text:p>139</text:p>
          </table:table-cell>
          <table:table-cell office:value-type="float" office:value="2" calcext:value-type="float">
            <text:p>2</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Molco.</text:p>
          </table:table-cell>
          <table:table-cell office:value-type="float" office:value="145" calcext:value-type="float">
            <text:p>145</text:p>
          </table:table-cell>
          <table:table-cell table:number-columns-repeated="2"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Blow into the microphone and Neku will attack with a spinning slash. Inflicts damage on surrounding enemies. </text:p>
          </table:table-cell>
          <table:table-cell table:number-columns-repeated="4" office:value-type="float" office:value="0" calcext:value-type="float">
            <text:p>0</text:p>
          </table:table-cell>
          <table:table-cell table:formula="of:=COM.MICROSOFT.CONCAT([.A145];&quot;: { &quot;&quot;ID&quot;&quot;: &quot;;[.A145];&quot;, &quot;&quot;Name&quot;&quot;: &quot;&quot;&quot;;[.C145];&quot;&quot;&quot;, &quot;&quot;MaxLevel&quot;&quot;: &quot;;[.T145];&quot;, &quot;&quot;Mingle?&quot;&quot;: &quot;;[.AG145];&quot;, &quot;&quot;Psych&quot;&quot;: &quot;&quot;&quot;;[.H145];&quot;&quot;&quot;&quot;; ;&quot;, &quot;&quot;Element&quot;&quot;: &quot;&quot;&quot;;[.G145];&quot;&quot;&quot;, &quot;&quot;Brand&quot;&quot;: &quot;&quot;&quot;;[.D145];&quot;&quot;&quot;, &quot;&quot;Ev. fr. pin?&quot;&quot;: &quot;;[.AH145];&quot;, &quot;&quot;Weight&quot;&quot;: &quot;;[.Y145];&quot;, &quot;&quot;Spec&quot;&quot;: &quot;&quot;&quot;;[.J145];&quot;&quot;&quot;, &quot;&quot;Inflicts HP Drain?&quot;&quot;: &quot;;[.AI145];&quot;, &quot;&quot;Eden?&quot;&quot;: &quot;;[.AJ145];&quot; },&quot;)" office:value-type="string" office:string-value="0x8F: { &quot;ID&quot;: 0x8F, &quot;Name&quot;: &quot;Lightning Anger&quot;, &quot;MaxLevel&quot;: 10, &quot;Mingle?&quot;: 0, &quot;Psych&quot;: &quot;Vortex Saber&quot;, &quot;Element&quot;: &quot;Pos&quot;, &quot;Brand&quot;: &quot;Tigre Punks&quot;, &quot;Ev. fr. pin?&quot;: 0, &quot;Weight&quot;: 6, &quot;Spec&quot;: &quot;Attack&quot;, &quot;Inflicts HP Drain?&quot;: 0, &quot;Eden?&quot;: 0 }," calcext:value-type="string">
            <text:p>0x8F: { "ID": 0x8F, "Name": "Lightning Anger", "MaxLevel": 10, "Mingle?": 0, "Psych": "Vortex Saber", "Element": "Pos", "Brand": "Tigre Punks", "Ev. fr. pin?": 0, "Weight": 6, "Spec": "Attack", "Inflicts HP Drain?": 0, "Eden?": 0 },</text:p>
          </table:table-cell>
        </table:table-row>
        <table:table-row table:style-name="ro2">
          <table:table-cell table:formula="of:=COM.MICROSOFT.CONCAT(&quot;0x&quot;; DEC2HEX([.B146] - 1))" office:value-type="string" office:string-value="0x90" calcext:value-type="string">
            <text:p>0x90</text:p>
          </table:table-cell>
          <table:table-cell office:value-type="string" calcext:value-type="string">
            <text:p><text:a xlink:href="../../../../../../../wiki/Pin_145" xlink:type="simple">145</text:a></text:p>
          </table:table-cell>
          <table:table-cell office:value-type="string" calcext:value-type="string">
            <text:p>Lightning Rage</text:p>
          </table:table-cell>
          <table:table-cell office:value-type="string" calcext:value-type="string">
            <text:p>Tigre Punks</text:p>
          </table:table-cell>
          <table:table-cell office:value-type="float" office:value="8050" calcext:value-type="float">
            <text:p>80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5" calcext:value-type="float">
            <text:p>135</text:p>
          </table:table-cell>
          <table:table-cell office:value-type="float" office:value="5" calcext:value-type="float">
            <text:p>5</text:p>
          </table:table-cell>
          <table:table-cell office:value-type="string" calcext:value-type="string">
            <text:p>use</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Evolves from <text:a xlink:href="../../../../../../../wiki/Pin_144" xlink:type="simple">144</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and Neku will attack with a spinning slash. Inflicts damage on surrounding enemie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46];&quot;: { &quot;&quot;ID&quot;&quot;: &quot;;[.A146];&quot;, &quot;&quot;Name&quot;&quot;: &quot;&quot;&quot;;[.C146];&quot;&quot;&quot;, &quot;&quot;MaxLevel&quot;&quot;: &quot;;[.T146];&quot;, &quot;&quot;Mingle?&quot;&quot;: &quot;;[.AG146];&quot;, &quot;&quot;Psych&quot;&quot;: &quot;&quot;&quot;;[.H146];&quot;&quot;&quot;&quot;; ;&quot;, &quot;&quot;Element&quot;&quot;: &quot;&quot;&quot;;[.G146];&quot;&quot;&quot;, &quot;&quot;Brand&quot;&quot;: &quot;&quot;&quot;;[.D146];&quot;&quot;&quot;, &quot;&quot;Ev. fr. pin?&quot;&quot;: &quot;;[.AH146];&quot;, &quot;&quot;Weight&quot;&quot;: &quot;;[.Y146];&quot;, &quot;&quot;Spec&quot;&quot;: &quot;&quot;&quot;;[.J146];&quot;&quot;&quot;, &quot;&quot;Inflicts HP Drain?&quot;&quot;: &quot;;[.AI146];&quot;, &quot;&quot;Eden?&quot;&quot;: &quot;;[.AJ146];&quot; },&quot;)" office:value-type="string" office:string-value="0x90: { &quot;ID&quot;: 0x90, &quot;Name&quot;: &quot;Lightning Rage&quot;, &quot;MaxLevel&quot;: 5, &quot;Mingle?&quot;: 0, &quot;Psych&quot;: &quot;Vortex Saber&quot;, &quot;Element&quot;: &quot;Pos&quot;, &quot;Brand&quot;: &quot;Tigre Punks&quot;, &quot;Ev. fr. pin?&quot;: 1, &quot;Weight&quot;: 6, &quot;Spec&quot;: &quot;Attack&quot;, &quot;Inflicts HP Drain?&quot;: 0, &quot;Eden?&quot;: 0 }," calcext:value-type="string">
            <text:p>0x90: { "ID": 0x90, "Name": "Lightning Rage", "MaxLevel": 5, "Mingle?": 0, "Psych": "Vortex Saber", "Element": "Pos", "Brand": "Tigre Punks", "Ev. fr. pin?": 1, "Weight": 6, "Spec": "Attack", "Inflicts HP Drain?": 0, "Eden?": 0 },</text:p>
          </table:table-cell>
        </table:table-row>
        <table:table-row table:style-name="ro4">
          <table:table-cell table:formula="of:=COM.MICROSOFT.CONCAT(&quot;0x&quot;; DEC2HEX([.B147] - 1))" office:value-type="string" office:string-value="0x91" calcext:value-type="string">
            <text:p>0x91</text:p>
          </table:table-cell>
          <table:table-cell office:value-type="string" calcext:value-type="string">
            <text:p><text:a xlink:href="../../../../../../../wiki/Pin_146" xlink:type="simple">146</text:a></text:p>
          </table:table-cell>
          <table:table-cell office:value-type="string" calcext:value-type="string">
            <text:p>LIVE!</text:p>
          </table:table-cell>
          <table:table-cell office:value-type="string" calcext:value-type="string">
            <text:p>Tigre Punk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Sold by Molco.</text:p>
            <text:p>Sold by Cosmic Corner.</text:p>
            <text:p>Event W2D6 - Help the Reaper at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hout into the microphone to create a shock wave. Inflicts continuous damage on all enemies and always <text:a xlink:href="../../../../../../../wiki/Immobility" xlink:type="simple">Immobilizes</text:a> them. (Some enemies may be immune.) </text:p>
          </table:table-cell>
          <table:table-cell table:number-columns-repeated="4" office:value-type="float" office:value="0" calcext:value-type="float">
            <text:p>0</text:p>
          </table:table-cell>
          <table:table-cell table:formula="of:=COM.MICROSOFT.CONCAT([.A147];&quot;: { &quot;&quot;ID&quot;&quot;: &quot;;[.A147];&quot;, &quot;&quot;Name&quot;&quot;: &quot;&quot;&quot;;[.C147];&quot;&quot;&quot;, &quot;&quot;MaxLevel&quot;&quot;: &quot;;[.T147];&quot;, &quot;&quot;Mingle?&quot;&quot;: &quot;;[.AG147];&quot;, &quot;&quot;Psych&quot;&quot;: &quot;&quot;&quot;;[.H147];&quot;&quot;&quot;&quot;; ;&quot;, &quot;&quot;Element&quot;&quot;: &quot;&quot;&quot;;[.G147];&quot;&quot;&quot;, &quot;&quot;Brand&quot;&quot;: &quot;&quot;&quot;;[.D147];&quot;&quot;&quot;, &quot;&quot;Ev. fr. pin?&quot;&quot;: &quot;;[.AH147];&quot;, &quot;&quot;Weight&quot;&quot;: &quot;;[.Y147];&quot;, &quot;&quot;Spec&quot;&quot;: &quot;&quot;&quot;;[.J147];&quot;&quot;&quot;, &quot;&quot;Inflicts HP Drain?&quot;&quot;: &quot;;[.AI147];&quot;, &quot;&quot;Eden?&quot;&quot;: &quot;;[.AJ147];&quot; },&quot;)" office:value-type="string" office:string-value="0x91: { &quot;ID&quot;: 0x91, &quot;Name&quot;: &quot;LIVE!&quot;, &quot;MaxLevel&quot;: 5, &quot;Mingle?&quot;: 0, &quot;Psych&quot;: &quot;Street Jam&quot;, &quot;Element&quot;: &quot;Neg&quot;, &quot;Brand&quot;: &quot;Tigre Punks&quot;, &quot;Ev. fr. pin?&quot;: 0, &quot;Weight&quot;: 6, &quot;Spec&quot;: &quot;Attack&quot;, &quot;Inflicts HP Drain?&quot;: 0, &quot;Eden?&quot;: 0 }," calcext:value-type="string">
            <text:p>0x91: { "ID": 0x91, "Name": "LIVE!", "MaxLevel": 5, "Mingle?": 0, "Psych": "Street Jam", "Element": "Neg", "Brand": "Tigre Punks", "Ev. fr. pin?": 0, "Weight": 6, "Spec": "Attack", "Inflicts HP Drain?": 0, "Eden?": 0 },</text:p>
          </table:table-cell>
        </table:table-row>
        <table:table-row table:style-name="ro2">
          <table:table-cell table:formula="of:=COM.MICROSOFT.CONCAT(&quot;0x&quot;; DEC2HEX([.B148] - 1))" office:value-type="string" office:string-value="0x92" calcext:value-type="string">
            <text:p>0x92</text:p>
          </table:table-cell>
          <table:table-cell office:value-type="string" calcext:value-type="string">
            <text:p><text:a xlink:href="../../../../../../../wiki/Pin_147" xlink:type="simple">147</text:a></text:p>
          </table:table-cell>
          <table:table-cell office:value-type="string" calcext:value-type="string">
            <text:p>Peace Full</text:p>
          </table:table-cell>
          <table:table-cell office:value-type="string" calcext:value-type="string">
            <text:p>Tigre Punks</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Tin Pin Another Day (104).</text:p>
            <text:p>Dropped by 40 E.</text:p>
          </table:table-cell>
          <table:table-cell office:value-type="float" office:value="148" calcext:value-type="float">
            <text:p>148</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ouch the pin to restore HP. </text:p>
          </table:table-cell>
          <table:table-cell table:number-columns-repeated="4" office:value-type="float" office:value="0" calcext:value-type="float">
            <text:p>0</text:p>
          </table:table-cell>
          <table:table-cell table:formula="of:=COM.MICROSOFT.CONCAT([.A148];&quot;: { &quot;&quot;ID&quot;&quot;: &quot;;[.A148];&quot;, &quot;&quot;Name&quot;&quot;: &quot;&quot;&quot;;[.C148];&quot;&quot;&quot;, &quot;&quot;MaxLevel&quot;&quot;: &quot;;[.T148];&quot;, &quot;&quot;Mingle?&quot;&quot;: &quot;;[.AG148];&quot;, &quot;&quot;Psych&quot;&quot;: &quot;&quot;&quot;;[.H148];&quot;&quot;&quot;&quot;; ;&quot;, &quot;&quot;Element&quot;&quot;: &quot;&quot;&quot;;[.G148];&quot;&quot;&quot;, &quot;&quot;Brand&quot;&quot;: &quot;&quot;&quot;;[.D148];&quot;&quot;&quot;, &quot;&quot;Ev. fr. pin?&quot;&quot;: &quot;;[.AH148];&quot;, &quot;&quot;Weight&quot;&quot;: &quot;;[.Y148];&quot;, &quot;&quot;Spec&quot;&quot;: &quot;&quot;&quot;;[.J148];&quot;&quot;&quot;, &quot;&quot;Inflicts HP Drain?&quot;&quot;: &quot;;[.AI148];&quot;, &quot;&quot;Eden?&quot;&quot;: &quot;;[.AJ148];&quot; },&quot;)" office:value-type="string" office:string-value="0x92: { &quot;ID&quot;: 0x92, &quot;Name&quot;: &quot;Peace Full&quot;, &quot;MaxLevel&quot;: 5, &quot;Mingle?&quot;: 0, &quot;Psych&quot;: &quot;Cure Drink&quot;, &quot;Element&quot;: &quot;---&quot;, &quot;Brand&quot;: &quot;Tigre Punks&quot;, &quot;Ev. fr. pin?&quot;: 0, &quot;Weight&quot;: 6, &quot;Spec&quot;: &quot;Recovery&quot;, &quot;Inflicts HP Drain?&quot;: 0, &quot;Eden?&quot;: 0 }," calcext:value-type="string">
            <text:p>0x92: { "ID": 0x92, "Name": "Peace Full", "MaxLevel": 5, "Mingle?": 0, "Psych": "Cure Drink", "Element": "---", "Brand": "Tigre Punks", "Ev. fr. pin?": 0, "Weight": 6, "Spec": "Recovery", "Inflicts HP Drain?": 0, "Eden?": 0 },</text:p>
          </table:table-cell>
        </table:table-row>
        <table:table-row table:style-name="ro3">
          <table:table-cell table:formula="of:=COM.MICROSOFT.CONCAT(&quot;0x&quot;; DEC2HEX([.B149] - 1))" office:value-type="string" office:string-value="0x93" calcext:value-type="string">
            <text:p>0x93</text:p>
          </table:table-cell>
          <table:table-cell office:value-type="string" calcext:value-type="string">
            <text:p><text:a xlink:href="../../../../../../../wiki/Pin_148" xlink:type="simple">148</text:a></text:p>
          </table:table-cell>
          <table:table-cell office:value-type="string" calcext:value-type="string">
            <text:p>Thanx</text:p>
          </table:table-cell>
          <table:table-cell office:value-type="string" calcext:value-type="string">
            <text:p>Tigre Punks</text:p>
          </table:table-cell>
          <table:table-cell office:value-type="float" office:value="3600" calcext:value-type="float">
            <text:p>3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47" xlink:type="simple">1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49];&quot;: { &quot;&quot;ID&quot;&quot;: &quot;;[.A149];&quot;, &quot;&quot;Name&quot;&quot;: &quot;&quot;&quot;;[.C149];&quot;&quot;&quot;, &quot;&quot;MaxLevel&quot;&quot;: &quot;;[.T149];&quot;, &quot;&quot;Mingle?&quot;&quot;: &quot;;[.AG149];&quot;, &quot;&quot;Psych&quot;&quot;: &quot;&quot;&quot;;[.H149];&quot;&quot;&quot;&quot;; ;&quot;, &quot;&quot;Element&quot;&quot;: &quot;&quot;&quot;;[.G149];&quot;&quot;&quot;, &quot;&quot;Brand&quot;&quot;: &quot;&quot;&quot;;[.D149];&quot;&quot;&quot;, &quot;&quot;Ev. fr. pin?&quot;&quot;: &quot;;[.AH149];&quot;, &quot;&quot;Weight&quot;&quot;: &quot;;[.Y149];&quot;, &quot;&quot;Spec&quot;&quot;: &quot;&quot;&quot;;[.J149];&quot;&quot;&quot;, &quot;&quot;Inflicts HP Drain?&quot;&quot;: &quot;;[.AI149];&quot;, &quot;&quot;Eden?&quot;&quot;: &quot;;[.AJ149];&quot; },&quot;)" office:value-type="string" office:string-value="0x93: { &quot;ID&quot;: 0x93, &quot;Name&quot;: &quot;Thanx&quot;, &quot;MaxLevel&quot;: 3, &quot;Mingle?&quot;: 0, &quot;Psych&quot;: &quot;Healing&quot;, &quot;Element&quot;: &quot;---&quot;, &quot;Brand&quot;: &quot;Tigre Punks&quot;, &quot;Ev. fr. pin?&quot;: 1, &quot;Weight&quot;: 6, &quot;Spec&quot;: &quot;Recovery&quot;, &quot;Inflicts HP Drain?&quot;: 0, &quot;Eden?&quot;: 0 }," calcext:value-type="string">
            <text:p>0x93: { "ID": 0x93, "Name": "Thanx", "MaxLevel": 3, "Mingle?": 0, "Psych": "Healing", "Element": "---", "Brand": "Tigre Punks", "Ev. fr. pin?": 1, "Weight": 6, "Spec": "Recovery", "Inflicts HP Drain?": 0, "Eden?": 0 },</text:p>
          </table:table-cell>
        </table:table-row>
        <table:table-row table:style-name="ro3">
          <table:table-cell table:formula="of:=COM.MICROSOFT.CONCAT(&quot;0x&quot;; DEC2HEX([.B150] - 1))" office:value-type="string" office:string-value="0x94" calcext:value-type="string">
            <text:p>0x94</text:p>
          </table:table-cell>
          <table:table-cell office:value-type="string" calcext:value-type="string">
            <text:p><text:a xlink:href="../../../../../../../wiki/Pin_149" xlink:type="simple">149</text:a></text:p>
          </table:table-cell>
          <table:table-cell office:value-type="string" calcext:value-type="string">
            <text:p>D.I.Y.</text:p>
          </table:table-cell>
          <table:table-cell office:value-type="string" calcext:value-type="string">
            <text:p>Tigre Punks</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Attack_Blight%2B"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6 Pig (Station Underpas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reatly extends the duration of <text:a xlink:href="../../../../../../../wiki/Attack_Break" xlink:type="simple">Attack Break</text:a>'s negative effects on enemies. </text:p>
          </table:table-cell>
          <table:table-cell table:number-columns-repeated="4" office:value-type="float" office:value="0" calcext:value-type="float">
            <text:p>0</text:p>
          </table:table-cell>
          <table:table-cell table:formula="of:=COM.MICROSOFT.CONCAT([.A150];&quot;: { &quot;&quot;ID&quot;&quot;: &quot;;[.A150];&quot;, &quot;&quot;Name&quot;&quot;: &quot;&quot;&quot;;[.C150];&quot;&quot;&quot;, &quot;&quot;MaxLevel&quot;&quot;: &quot;;[.T150];&quot;, &quot;&quot;Mingle?&quot;&quot;: &quot;;[.AG150];&quot;, &quot;&quot;Psych&quot;&quot;: &quot;&quot;&quot;;[.H150];&quot;&quot;&quot;&quot;; ;&quot;, &quot;&quot;Element&quot;&quot;: &quot;&quot;&quot;;[.G150];&quot;&quot;&quot;, &quot;&quot;Brand&quot;&quot;: &quot;&quot;&quot;;[.D150];&quot;&quot;&quot;, &quot;&quot;Ev. fr. pin?&quot;&quot;: &quot;;[.AH150];&quot;, &quot;&quot;Weight&quot;&quot;: &quot;;[.Y150];&quot;, &quot;&quot;Spec&quot;&quot;: &quot;&quot;&quot;;[.J150];&quot;&quot;&quot;, &quot;&quot;Inflicts HP Drain?&quot;&quot;: &quot;;[.AI150];&quot;, &quot;&quot;Eden?&quot;&quot;: &quot;;[.AJ150];&quot; },&quot;)" office:value-type="string" office:string-value="0x94: { &quot;ID&quot;: 0x94, &quot;Name&quot;: &quot;D.I.Y.&quot;, &quot;MaxLevel&quot;: 1, &quot;Mingle?&quot;: 0, &quot;Psych&quot;: &quot;Attack Blight+&quot;, &quot;Element&quot;: &quot;Abi&quot;, &quot;Brand&quot;: &quot;Tigre Punks&quot;, &quot;Ev. fr. pin?&quot;: 0, &quot;Weight&quot;: 6, &quot;Spec&quot;: &quot;---&quot;, &quot;Inflicts HP Drain?&quot;: 0, &quot;Eden?&quot;: 0 }," calcext:value-type="string">
            <text:p>0x94: { "ID": 0x94, "Name": "D.I.Y.", "MaxLevel": 1, "Mingle?": 0, "Psych": "Attack Blight+", "Element": "Abi", "Brand": "Tigre Punks", "Ev. fr. pin?": 0, "Weight": 6, "Spec": "---", "Inflicts HP Drain?": 0, "Eden?": 0 },</text:p>
          </table:table-cell>
        </table:table-row>
        <table:table-row table:style-name="ro3">
          <table:table-cell table:formula="of:=COM.MICROSOFT.CONCAT(&quot;0x&quot;; DEC2HEX([.B151] - 1))" office:value-type="string" office:string-value="0x95" calcext:value-type="string">
            <text:p>0x95</text:p>
          </table:table-cell>
          <table:table-cell office:value-type="string" calcext:value-type="string">
            <text:p><text:a xlink:href="../../../../../../../wiki/Pin_150" xlink:type="simple">150</text:a></text:p>
          </table:table-cell>
          <table:table-cell table:number-columns-repeated="2" office:value-type="string" calcext:value-type="string">
            <text:p>Tigre Punk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TP" xlink:type="simple">Resonance: T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creases the Attack of any Tigre Punks pins Neku is wearing. </text:p>
          </table:table-cell>
          <table:table-cell table:number-columns-repeated="4" office:value-type="float" office:value="0" calcext:value-type="float">
            <text:p>0</text:p>
          </table:table-cell>
          <table:table-cell table:formula="of:=COM.MICROSOFT.CONCAT([.A151];&quot;: { &quot;&quot;ID&quot;&quot;: &quot;;[.A151];&quot;, &quot;&quot;Name&quot;&quot;: &quot;&quot;&quot;;[.C151];&quot;&quot;&quot;, &quot;&quot;MaxLevel&quot;&quot;: &quot;;[.T151];&quot;, &quot;&quot;Mingle?&quot;&quot;: &quot;;[.AG151];&quot;, &quot;&quot;Psych&quot;&quot;: &quot;&quot;&quot;;[.H151];&quot;&quot;&quot;&quot;; ;&quot;, &quot;&quot;Element&quot;&quot;: &quot;&quot;&quot;;[.G151];&quot;&quot;&quot;, &quot;&quot;Brand&quot;&quot;: &quot;&quot;&quot;;[.D151];&quot;&quot;&quot;, &quot;&quot;Ev. fr. pin?&quot;&quot;: &quot;;[.AH151];&quot;, &quot;&quot;Weight&quot;&quot;: &quot;;[.Y151];&quot;, &quot;&quot;Spec&quot;&quot;: &quot;&quot;&quot;;[.J151];&quot;&quot;&quot;, &quot;&quot;Inflicts HP Drain?&quot;&quot;: &quot;;[.AI151];&quot;, &quot;&quot;Eden?&quot;&quot;: &quot;;[.AJ151];&quot; },&quot;)" office:value-type="string" office:string-value="0x95: { &quot;ID&quot;: 0x95, &quot;Name&quot;: &quot;Tigre Punks&quot;, &quot;MaxLevel&quot;: 3, &quot;Mingle?&quot;: 0, &quot;Psych&quot;: &quot;Resonance: TP&quot;, &quot;Element&quot;: &quot;Abi&quot;, &quot;Brand&quot;: &quot;Tigre Punks&quot;, &quot;Ev. fr. pin?&quot;: 0, &quot;Weight&quot;: 6, &quot;Spec&quot;: &quot;---&quot;, &quot;Inflicts HP Drain?&quot;: 0, &quot;Eden?&quot;: 0 }," calcext:value-type="string">
            <text:p>0x95: { "ID": 0x95, "Name": "Tigre Punks", "MaxLevel": 3, "Mingle?": 0, "Psych": "Resonance: TP", "Element": "Abi", "Brand": "Tigre Punks", "Ev. fr. pin?": 0, "Weight": 6, "Spec": "---", "Inflicts HP Drain?": 0, "Eden?": 0 },</text:p>
          </table:table-cell>
        </table:table-row>
        <table:table-row table:style-name="ro4">
          <table:table-cell table:formula="of:=COM.MICROSOFT.CONCAT(&quot;0x&quot;; DEC2HEX([.B152] - 1))" office:value-type="string" office:string-value="0x96" calcext:value-type="string">
            <text:p>0x96</text:p>
          </table:table-cell>
          <table:table-cell office:value-type="string" calcext:value-type="string">
            <text:p><text:a xlink:href="../../../../../../../wiki/Pin_151" xlink:type="simple">151</text:a></text:p>
          </table:table-cell>
          <table:table-cell office:value-type="string" calcext:value-type="string">
            <text:p>One Stone, Many Birds</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kyu Main Store.</text:p>
          </table:table-cell>
          <table:table-cell office:value-type="string" calcext:value-type="string">
            <text:p>M</text:p>
          </table:table-cell>
          <table:table-cell office:value-type="float" office:value="152" calcext:value-type="float">
            <text:p>152</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4" office:value-type="float" office:value="0" calcext:value-type="float">
            <text:p>0</text:p>
          </table:table-cell>
          <table:table-cell table:formula="of:=COM.MICROSOFT.CONCAT([.A152];&quot;: { &quot;&quot;ID&quot;&quot;: &quot;;[.A152];&quot;, &quot;&quot;Name&quot;&quot;: &quot;&quot;&quot;;[.C152];&quot;&quot;&quot;, &quot;&quot;MaxLevel&quot;&quot;: &quot;;[.T152];&quot;, &quot;&quot;Mingle?&quot;&quot;: &quot;;[.AG152];&quot;, &quot;&quot;Psych&quot;&quot;: &quot;&quot;&quot;;[.H152];&quot;&quot;&quot;&quot;; ;&quot;, &quot;&quot;Element&quot;&quot;: &quot;&quot;&quot;;[.G152];&quot;&quot;&quot;, &quot;&quot;Brand&quot;&quot;: &quot;&quot;&quot;;[.D152];&quot;&quot;&quot;, &quot;&quot;Ev. fr. pin?&quot;&quot;: &quot;;[.AH152];&quot;, &quot;&quot;Weight&quot;&quot;: &quot;;[.Y152];&quot;, &quot;&quot;Spec&quot;&quot;: &quot;&quot;&quot;;[.J152];&quot;&quot;&quot;, &quot;&quot;Inflicts HP Drain?&quot;&quot;: &quot;;[.AI152];&quot;, &quot;&quot;Eden?&quot;&quot;: &quot;;[.AJ152];&quot; },&quot;)" office:value-type="string" office:string-value="0x96: { &quot;ID&quot;: 0x96, &quot;Name&quot;: &quot;One Stone, Many Birds&quot;, &quot;MaxLevel&quot;: 6, &quot;Mingle?&quot;: 0, &quot;Psych&quot;: &quot;Burst Rounds&quot;, &quot;Element&quot;: &quot;Neg&quot;, &quot;Brand&quot;: &quot;Dragon Couture&quot;, &quot;Ev. fr. pin?&quot;: 0, &quot;Weight&quot;: 4, &quot;Spec&quot;: &quot;Attack&quot;, &quot;Inflicts HP Drain?&quot;: 0, &quot;Eden?&quot;: 0 }," calcext:value-type="string">
            <text:p>0x96: { "ID": 0x96, "Name": "One Stone, Many Birds", "MaxLevel": 6, "Mingle?": 0, "Psych": "Burst Rounds", "Element": "Neg", "Brand": "Dragon Couture", "Ev. fr. pin?": 0, "Weight": 4, "Spec": "Attack", "Inflicts HP Drain?": 0, "Eden?": 0 },</text:p>
          </table:table-cell>
        </table:table-row>
        <table:table-row table:style-name="ro5">
          <table:table-cell table:formula="of:=COM.MICROSOFT.CONCAT(&quot;0x&quot;; DEC2HEX([.B153] - 1))" office:value-type="string" office:string-value="0x97" calcext:value-type="string">
            <text:p>0x97</text:p>
          </table:table-cell>
          <table:table-cell office:value-type="string" calcext:value-type="string">
            <text:p><text:a xlink:href="../../../../../../../wiki/Pin_152" xlink:type="simple">152</text:a></text:p>
          </table:table-cell>
          <table:table-cell office:value-type="string" calcext:value-type="string">
            <text:p>One Stroke, Vast Wealth</text:p>
          </table:table-cell>
          <table:table-cell office:value-type="string" calcext:value-type="string">
            <text:p>Dragon Coutur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51" xlink:type="simple">151</text:a>.</text:p>
            <text:p>Event Tin Pin Another Day (Central St. Entrance).</text:p>
            <text:p>Dropped by 35 N.</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53];&quot;: { &quot;&quot;ID&quot;&quot;: &quot;;[.A153];&quot;, &quot;&quot;Name&quot;&quot;: &quot;&quot;&quot;;[.C153];&quot;&quot;&quot;, &quot;&quot;MaxLevel&quot;&quot;: &quot;;[.T153];&quot;, &quot;&quot;Mingle?&quot;&quot;: &quot;;[.AG153];&quot;, &quot;&quot;Psych&quot;&quot;: &quot;&quot;&quot;;[.H153];&quot;&quot;&quot;&quot;; ;&quot;, &quot;&quot;Element&quot;&quot;: &quot;&quot;&quot;;[.G153];&quot;&quot;&quot;, &quot;&quot;Brand&quot;&quot;: &quot;&quot;&quot;;[.D153];&quot;&quot;&quot;, &quot;&quot;Ev. fr. pin?&quot;&quot;: &quot;;[.AH153];&quot;, &quot;&quot;Weight&quot;&quot;: &quot;;[.Y153];&quot;, &quot;&quot;Spec&quot;&quot;: &quot;&quot;&quot;;[.J153];&quot;&quot;&quot;, &quot;&quot;Inflicts HP Drain?&quot;&quot;: &quot;;[.AI153];&quot;, &quot;&quot;Eden?&quot;&quot;: &quot;;[.AJ153];&quot; },&quot;)" office:value-type="string" office:string-value="0x97: { &quot;ID&quot;: 0x97, &quot;Name&quot;: &quot;One Stroke, Vast Wealth&quot;, &quot;MaxLevel&quot;: 10, &quot;Mingle?&quot;: 0, &quot;Psych&quot;: &quot;Burst Rounds&quot;, &quot;Element&quot;: &quot;Neg&quot;, &quot;Brand&quot;: &quot;Dragon Couture&quot;, &quot;Ev. fr. pin?&quot;: 1, &quot;Weight&quot;: 4, &quot;Spec&quot;: &quot;Attack&quot;, &quot;Inflicts HP Drain?&quot;: 0, &quot;Eden?&quot;: 0 }," calcext:value-type="string">
            <text:p>0x97: { "ID": 0x97, "Name": "One Stroke, Vast Wealth", "MaxLevel": 10, "Mingle?": 0, "Psych": "Burst Rounds", "Element": "Neg", "Brand": "Dragon Couture", "Ev. fr. pin?": 1, "Weight": 4, "Spec": "Attack", "Inflicts HP Drain?": 0, "Eden?": 0 },</text:p>
          </table:table-cell>
        </table:table-row>
        <table:table-row table:style-name="ro4">
          <table:table-cell table:formula="of:=COM.MICROSOFT.CONCAT(&quot;0x&quot;; DEC2HEX([.B154] - 1))" office:value-type="string" office:string-value="0x98" calcext:value-type="string">
            <text:p>0x98</text:p>
          </table:table-cell>
          <table:table-cell office:value-type="string" calcext:value-type="string">
            <text:p><text:a xlink:href="../../../../../../../wiki/Pin_153" xlink:type="simple">153</text:a></text:p>
          </table:table-cell>
          <table:table-cell office:value-type="string" calcext:value-type="string">
            <text:p>One Grain, Infinite Promise</text:p>
          </table:table-cell>
          <table:table-cell office:value-type="string" calcext:value-type="string">
            <text:p>Dragon Couture</text:p>
          </table:table-cell>
          <table:table-cell office:value-type="float" office:value="13250" calcext:value-type="float">
            <text:p>1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51" xlink:type="simple">151</text:a>.</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154];&quot;: { &quot;&quot;ID&quot;&quot;: &quot;;[.A154];&quot;, &quot;&quot;Name&quot;&quot;: &quot;&quot;&quot;;[.C154];&quot;&quot;&quot;, &quot;&quot;MaxLevel&quot;&quot;: &quot;;[.T154];&quot;, &quot;&quot;Mingle?&quot;&quot;: &quot;;[.AG154];&quot;, &quot;&quot;Psych&quot;&quot;: &quot;&quot;&quot;;[.H154];&quot;&quot;&quot;&quot;; ;&quot;, &quot;&quot;Element&quot;&quot;: &quot;&quot;&quot;;[.G154];&quot;&quot;&quot;, &quot;&quot;Brand&quot;&quot;: &quot;&quot;&quot;;[.D154];&quot;&quot;&quot;, &quot;&quot;Ev. fr. pin?&quot;&quot;: &quot;;[.AH154];&quot;, &quot;&quot;Weight&quot;&quot;: &quot;;[.Y154];&quot;, &quot;&quot;Spec&quot;&quot;: &quot;&quot;&quot;;[.J154];&quot;&quot;&quot;, &quot;&quot;Inflicts HP Drain?&quot;&quot;: &quot;;[.AI154];&quot;, &quot;&quot;Eden?&quot;&quot;: &quot;;[.AJ154];&quot; },&quot;)" office:value-type="string" office:string-value="0x98: { &quot;ID&quot;: 0x98, &quot;Name&quot;: &quot;One Grain, Infinite Promise&quot;, &quot;MaxLevel&quot;: 7, &quot;Mingle?&quot;: 1, &quot;Psych&quot;: &quot;Burst Rounds&quot;, &quot;Element&quot;: &quot;Neg&quot;, &quot;Brand&quot;: &quot;Dragon Couture&quot;, &quot;Ev. fr. pin?&quot;: 1, &quot;Weight&quot;: 4, &quot;Spec&quot;: &quot;Attack&quot;, &quot;Inflicts HP Drain?&quot;: 0, &quot;Eden?&quot;: 0 }," calcext:value-type="string">
            <text:p>0x98: { "ID": 0x98, "Name": "One Grain, Infinite Promise", "MaxLevel": 7, "Mingle?": 1, "Psych": "Burst Rounds", "Element": "Neg", "Brand": "Dragon Couture", "Ev. fr. pin?": 1, "Weight": 4, "Spec": "Attack", "Inflicts HP Drain?": 0, "Eden?": 0 },</text:p>
          </table:table-cell>
        </table:table-row>
        <table:table-row table:style-name="ro2">
          <table:table-cell table:formula="of:=COM.MICROSOFT.CONCAT(&quot;0x&quot;; DEC2HEX([.B155] - 1))" office:value-type="string" office:string-value="0x99" calcext:value-type="string">
            <text:p>0x99</text:p>
          </table:table-cell>
          <table:table-cell office:value-type="string" calcext:value-type="string">
            <text:p><text:a xlink:href="../../../../../../../wiki/Pin_154" xlink:type="simple">154</text:a></text:p>
          </table:table-cell>
          <table:table-cell office:value-type="string" calcext:value-type="string">
            <text:p>Self Found, Others Lost</text:p>
          </table:table-cell>
          <table:table-cell office:value-type="string" calcext:value-type="string">
            <text:p>Dragon Couture</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71" calcext:value-type="float">
            <text:p>71</text:p>
          </table:table-cell>
          <table:table-cell office:value-type="float" office:value="5.7" calcext:value-type="float">
            <text:p>5.7</text:p>
          </table:table-cell>
          <table:table-cell office:value-type="string" calcext:value-type="string">
            <text:p>s</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Sold by Shibukyu Main Store.</text:p>
            <text:p>Event W3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3" office:value-type="string" calcext:value-type="string">
            <text:p>Y</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Rapidly tap empty space to spray a wide radius with electric charges. Inflicts damage on contact. Keep tapping for more charges. </text:p>
          </table:table-cell>
          <table:table-cell table:number-columns-repeated="4" office:value-type="float" office:value="0" calcext:value-type="float">
            <text:p>0</text:p>
          </table:table-cell>
          <table:table-cell table:formula="of:=COM.MICROSOFT.CONCAT([.A155];&quot;: { &quot;&quot;ID&quot;&quot;: &quot;;[.A155];&quot;, &quot;&quot;Name&quot;&quot;: &quot;&quot;&quot;;[.C155];&quot;&quot;&quot;, &quot;&quot;MaxLevel&quot;&quot;: &quot;;[.T155];&quot;, &quot;&quot;Mingle?&quot;&quot;: &quot;;[.AG155];&quot;, &quot;&quot;Psych&quot;&quot;: &quot;&quot;&quot;;[.H155];&quot;&quot;&quot;&quot;; ;&quot;, &quot;&quot;Element&quot;&quot;: &quot;&quot;&quot;;[.G155];&quot;&quot;&quot;, &quot;&quot;Brand&quot;&quot;: &quot;&quot;&quot;;[.D155];&quot;&quot;&quot;, &quot;&quot;Ev. fr. pin?&quot;&quot;: &quot;;[.AH155];&quot;, &quot;&quot;Weight&quot;&quot;: &quot;;[.Y155];&quot;, &quot;&quot;Spec&quot;&quot;: &quot;&quot;&quot;;[.J155];&quot;&quot;&quot;, &quot;&quot;Inflicts HP Drain?&quot;&quot;: &quot;;[.AI155];&quot;, &quot;&quot;Eden?&quot;&quot;: &quot;;[.AJ155];&quot; },&quot;)" office:value-type="string" office:string-value="0x99: { &quot;ID&quot;: 0x99, &quot;Name&quot;: &quot;Self Found, Others Lost&quot;, &quot;MaxLevel&quot;: 4, &quot;Mingle?&quot;: 0, &quot;Psych&quot;: &quot;Discharge&quot;, &quot;Element&quot;: &quot;Neg&quot;, &quot;Brand&quot;: &quot;Dragon Couture&quot;, &quot;Ev. fr. pin?&quot;: 0, &quot;Weight&quot;: 4, &quot;Spec&quot;: &quot;Attack&quot;, &quot;Inflicts HP Drain?&quot;: 0, &quot;Eden?&quot;: 0 }," calcext:value-type="string">
            <text:p>0x99: { "ID": 0x99, "Name": "Self Found, Others Lost", "MaxLevel": 4, "Mingle?": 0, "Psych": "Discharge", "Element": "Neg", "Brand": "Dragon Couture", "Ev. fr. pin?": 0, "Weight": 4, "Spec": "Attack", "Inflicts HP Drain?": 0, "Eden?": 0 },</text:p>
          </table:table-cell>
        </table:table-row>
        <table:table-row table:style-name="ro3">
          <table:table-cell table:formula="of:=COM.MICROSOFT.CONCAT(&quot;0x&quot;; DEC2HEX([.B156] - 1))" office:value-type="string" office:string-value="0x9A" calcext:value-type="string">
            <text:p>0x9A</text:p>
          </table:table-cell>
          <table:table-cell office:value-type="string" calcext:value-type="string">
            <text:p><text:a xlink:href="../../../../../../../wiki/Pin_155" xlink:type="simple">155</text:a></text:p>
          </table:table-cell>
          <table:table-cell office:value-type="string" calcext:value-type="string">
            <text:p>Fiery Spirit, Spirited Fire</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Dropped by 13 NU.</text:p>
          </table:table-cell>
          <table:table-cell office:value-type="string" calcext:value-type="string">
            <text:p>M</text:p>
          </table:table-cell>
          <table:table-cell office:value-type="float" office:value="156" calcext:value-type="float">
            <text:p>156</text:p>
          </table:table-cell>
          <table:table-cell office:value-type="float" office:value="157" calcext:value-type="float">
            <text:p>157</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4" office:value-type="float" office:value="0" calcext:value-type="float">
            <text:p>0</text:p>
          </table:table-cell>
          <table:table-cell table:formula="of:=COM.MICROSOFT.CONCAT([.A156];&quot;: { &quot;&quot;ID&quot;&quot;: &quot;;[.A156];&quot;, &quot;&quot;Name&quot;&quot;: &quot;&quot;&quot;;[.C156];&quot;&quot;&quot;, &quot;&quot;MaxLevel&quot;&quot;: &quot;;[.T156];&quot;, &quot;&quot;Mingle?&quot;&quot;: &quot;;[.AG156];&quot;, &quot;&quot;Psych&quot;&quot;: &quot;&quot;&quot;;[.H156];&quot;&quot;&quot;&quot;; ;&quot;, &quot;&quot;Element&quot;&quot;: &quot;&quot;&quot;;[.G156];&quot;&quot;&quot;, &quot;&quot;Brand&quot;&quot;: &quot;&quot;&quot;;[.D156];&quot;&quot;&quot;, &quot;&quot;Ev. fr. pin?&quot;&quot;: &quot;;[.AH156];&quot;, &quot;&quot;Weight&quot;&quot;: &quot;;[.Y156];&quot;, &quot;&quot;Spec&quot;&quot;: &quot;&quot;&quot;;[.J156];&quot;&quot;&quot;, &quot;&quot;Inflicts HP Drain?&quot;&quot;: &quot;;[.AI156];&quot;, &quot;&quot;Eden?&quot;&quot;: &quot;;[.AJ156];&quot; },&quot;)" office:value-type="string" office:string-value="0x9A: { &quot;ID&quot;: 0x9A, &quot;Name&quot;: &quot;Fiery Spirit, Spirited Fire&quot;, &quot;MaxLevel&quot;: 5, &quot;Mingle?&quot;: 0, &quot;Psych&quot;: &quot;Pyrokinesis&quot;, &quot;Element&quot;: &quot;Neg&quot;, &quot;Brand&quot;: &quot;Dragon Couture&quot;, &quot;Ev. fr. pin?&quot;: 0, &quot;Weight&quot;: 4, &quot;Spec&quot;: &quot;Attack&quot;, &quot;Inflicts HP Drain?&quot;: 0, &quot;Eden?&quot;: 0 }," calcext:value-type="string">
            <text:p>0x9A: { "ID": 0x9A, "Name": "Fiery Spirit, Spirited Fire", "MaxLevel": 5, "Mingle?": 0, "Psych": "Pyrokinesis", "Element": "Neg", "Brand": "Dragon Couture", "Ev. fr. pin?": 0, "Weight": 4, "Spec": "Attack", "Inflicts HP Drain?": 0, "Eden?": 0 },</text:p>
          </table:table-cell>
        </table:table-row>
        <table:table-row table:style-name="ro2">
          <table:table-cell table:formula="of:=COM.MICROSOFT.CONCAT(&quot;0x&quot;; DEC2HEX([.B157] - 1))" office:value-type="string" office:string-value="0x9B" calcext:value-type="string">
            <text:p>0x9B</text:p>
          </table:table-cell>
          <table:table-cell office:value-type="string" calcext:value-type="string">
            <text:p><text:a xlink:href="../../../../../../../wiki/Pin_156" xlink:type="simple">156</text:a></text:p>
          </table:table-cell>
          <table:table-cell office:value-type="string" calcext:value-type="string">
            <text:p>Flames Afar, Foes Aflam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120" calcext:value-type="float">
            <text:p>120</text:p>
          </table:table-cell>
          <table:table-cell office:value-type="float" office:value="2" calcext:value-type="float">
            <text:p>2</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45 E.</text:p>
            <text:p>Dropped by 46 E.</text:p>
          </table:table-cell>
          <table:table-cell office:value-type="string" calcext:value-type="string">
            <text:p>M</text:p>
          </table:table-cell>
          <table:table-cell office:value-type="float" office:value="158" calcext:value-type="float">
            <text:p>158</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57];&quot;: { &quot;&quot;ID&quot;&quot;: &quot;;[.A157];&quot;, &quot;&quot;Name&quot;&quot;: &quot;&quot;&quot;;[.C157];&quot;&quot;&quot;, &quot;&quot;MaxLevel&quot;&quot;: &quot;;[.T157];&quot;, &quot;&quot;Mingle?&quot;&quot;: &quot;;[.AG157];&quot;, &quot;&quot;Psych&quot;&quot;: &quot;&quot;&quot;;[.H157];&quot;&quot;&quot;&quot;; ;&quot;, &quot;&quot;Element&quot;&quot;: &quot;&quot;&quot;;[.G157];&quot;&quot;&quot;, &quot;&quot;Brand&quot;&quot;: &quot;&quot;&quot;;[.D157];&quot;&quot;&quot;, &quot;&quot;Ev. fr. pin?&quot;&quot;: &quot;;[.AH157];&quot;, &quot;&quot;Weight&quot;&quot;: &quot;;[.Y157];&quot;, &quot;&quot;Spec&quot;&quot;: &quot;&quot;&quot;;[.J157];&quot;&quot;&quot;, &quot;&quot;Inflicts HP Drain?&quot;&quot;: &quot;;[.AI157];&quot;, &quot;&quot;Eden?&quot;&quot;: &quot;;[.AJ157];&quot; },&quot;)" office:value-type="string" office:string-value="0x9B: { &quot;ID&quot;: 0x9B, &quot;Name&quot;: &quot;Flames Afar, Foes Aflame&quot;, &quot;MaxLevel&quot;: 5, &quot;Mingle?&quot;: 0, &quot;Psych&quot;: &quot;Pyrokinesis&quot;, &quot;Element&quot;: &quot;Neg&quot;, &quot;Brand&quot;: &quot;Dragon Couture&quot;, &quot;Ev. fr. pin?&quot;: 1, &quot;Weight&quot;: 4, &quot;Spec&quot;: &quot;Attack&quot;, &quot;Inflicts HP Drain?&quot;: 0, &quot;Eden?&quot;: 0 }," calcext:value-type="string">
            <text:p>0x9B: { "ID": 0x9B, "Name": "Flames Afar, Foes Aflame", "MaxLevel": 5, "Mingle?": 0, "Psych": "Pyrokinesis", "Element": "Neg", "Brand": "Dragon Couture", "Ev. fr. pin?": 1, "Weight": 4, "Spec": "Attack", "Inflicts HP Drain?": 0, "Eden?": 0 },</text:p>
          </table:table-cell>
        </table:table-row>
        <table:table-row table:style-name="ro2">
          <table:table-cell table:formula="of:=COM.MICROSOFT.CONCAT(&quot;0x&quot;; DEC2HEX([.B158] - 1))" office:value-type="string" office:string-value="0x9C" calcext:value-type="string">
            <text:p>0x9C</text:p>
          </table:table-cell>
          <table:table-cell office:value-type="string" calcext:value-type="string">
            <text:p><text:a xlink:href="../../../../../../../wiki/Pin_157" xlink:type="simple">157</text:a></text:p>
          </table:table-cell>
          <table:table-cell office:value-type="string" calcext:value-type="string">
            <text:p>Final Pyre, All Expired</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14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that scatter from their course.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58];&quot;: { &quot;&quot;ID&quot;&quot;: &quot;;[.A158];&quot;, &quot;&quot;Name&quot;&quot;: &quot;&quot;&quot;;[.C158];&quot;&quot;&quot;, &quot;&quot;MaxLevel&quot;&quot;: &quot;;[.T158];&quot;, &quot;&quot;Mingle?&quot;&quot;: &quot;;[.AG158];&quot;, &quot;&quot;Psych&quot;&quot;: &quot;&quot;&quot;;[.H158];&quot;&quot;&quot;&quot;; ;&quot;, &quot;&quot;Element&quot;&quot;: &quot;&quot;&quot;;[.G158];&quot;&quot;&quot;, &quot;&quot;Brand&quot;&quot;: &quot;&quot;&quot;;[.D158];&quot;&quot;&quot;, &quot;&quot;Ev. fr. pin?&quot;&quot;: &quot;;[.AH158];&quot;, &quot;&quot;Weight&quot;&quot;: &quot;;[.Y158];&quot;, &quot;&quot;Spec&quot;&quot;: &quot;&quot;&quot;;[.J158];&quot;&quot;&quot;, &quot;&quot;Inflicts HP Drain?&quot;&quot;: &quot;;[.AI158];&quot;, &quot;&quot;Eden?&quot;&quot;: &quot;;[.AJ158];&quot; },&quot;)" office:value-type="string" office:string-value="0x9C: { &quot;ID&quot;: 0x9C, &quot;Name&quot;: &quot;Final Pyre, All Expired&quot;, &quot;MaxLevel&quot;: 5, &quot;Mingle?&quot;: 0, &quot;Psych&quot;: &quot;Pyrokinesis&quot;, &quot;Element&quot;: &quot;Neg&quot;, &quot;Brand&quot;: &quot;Dragon Couture&quot;, &quot;Ev. fr. pin?&quot;: 1, &quot;Weight&quot;: 4, &quot;Spec&quot;: &quot;Attack&quot;, &quot;Inflicts HP Drain?&quot;: 0, &quot;Eden?&quot;: 0 }," calcext:value-type="string">
            <text:p>0x9C: { "ID": 0x9C, "Name": "Final Pyre, All Expired", "MaxLevel": 5, "Mingle?": 0, "Psych": "Pyrokinesis", "Element": "Neg", "Brand": "Dragon Couture", "Ev. fr. pin?": 1, "Weight": 4, "Spec": "Attack", "Inflicts HP Drain?": 0, "Eden?": 0 },</text:p>
          </table:table-cell>
        </table:table-row>
        <table:table-row table:style-name="ro2">
          <table:table-cell table:formula="of:=COM.MICROSOFT.CONCAT(&quot;0x&quot;; DEC2HEX([.B159] - 1))" office:value-type="string" office:string-value="0x9D" calcext:value-type="string">
            <text:p>0x9D</text:p>
          </table:table-cell>
          <table:table-cell office:value-type="string" calcext:value-type="string">
            <text:p><text:a xlink:href="../../../../../../../wiki/Pin_158" xlink:type="simple">158</text:a></text:p>
          </table:table-cell>
          <table:table-cell office:value-type="string" calcext:value-type="string">
            <text:p>Blue Blood Burns Blu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11" calcext:value-type="float">
            <text:p>111</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56" xlink:type="simple">156</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formula="of:=COM.MICROSOFT.CONCAT([.A159];&quot;: { &quot;&quot;ID&quot;&quot;: &quot;;[.A159];&quot;, &quot;&quot;Name&quot;&quot;: &quot;&quot;&quot;;[.C159];&quot;&quot;&quot;, &quot;&quot;MaxLevel&quot;&quot;: &quot;;[.T159];&quot;, &quot;&quot;Mingle?&quot;&quot;: &quot;;[.AG159];&quot;, &quot;&quot;Psych&quot;&quot;: &quot;&quot;&quot;;[.H159];&quot;&quot;&quot;&quot;; ;&quot;, &quot;&quot;Element&quot;&quot;: &quot;&quot;&quot;;[.G159];&quot;&quot;&quot;, &quot;&quot;Brand&quot;&quot;: &quot;&quot;&quot;;[.D159];&quot;&quot;&quot;, &quot;&quot;Ev. fr. pin?&quot;&quot;: &quot;;[.AH159];&quot;, &quot;&quot;Weight&quot;&quot;: &quot;;[.Y159];&quot;, &quot;&quot;Spec&quot;&quot;: &quot;&quot;&quot;;[.J159];&quot;&quot;&quot;, &quot;&quot;Inflicts HP Drain?&quot;&quot;: &quot;;[.AI159];&quot;, &quot;&quot;Eden?&quot;&quot;: &quot;;[.AJ159];&quot; },&quot;)" office:value-type="string" office:string-value="0x9D: { &quot;ID&quot;: 0x9D, &quot;Name&quot;: &quot;Blue Blood Burns Blue&quot;, &quot;MaxLevel&quot;: 3, &quot;Mingle?&quot;: 0, &quot;Psych&quot;: &quot;Flame Blast&quot;, &quot;Element&quot;: &quot;Neg&quot;, &quot;Brand&quot;: &quot;Dragon Couture&quot;, &quot;Ev. fr. pin?&quot;: 1, &quot;Weight&quot;: 4, &quot;Spec&quot;: &quot;Attack&quot;, &quot;Inflicts HP Drain?&quot;: 1, &quot;Eden?&quot;: 0 }," calcext:value-type="string">
            <text:p>0x9D: { "ID": 0x9D, "Name": "Blue Blood Burns Blue", "MaxLevel": 3, "Mingle?": 0, "Psych": "Flame Blast", "Element": "Neg", "Brand": "Dragon Couture", "Ev. fr. pin?": 1, "Weight": 4, "Spec": "Attack", "Inflicts HP Drain?": 1, "Eden?": 0 },</text:p>
          </table:table-cell>
        </table:table-row>
        <table:table-row table:style-name="ro2">
          <table:table-cell table:formula="of:=COM.MICROSOFT.CONCAT(&quot;0x&quot;; DEC2HEX([.B160] - 1))" office:value-type="string" office:string-value="0x9E" calcext:value-type="string">
            <text:p>0x9E</text:p>
          </table:table-cell>
          <table:table-cell office:value-type="string" calcext:value-type="string">
            <text:p><text:a xlink:href="../../../../../../../wiki/Pin_159" xlink:type="simple">159</text:a></text:p>
          </table:table-cell>
          <table:table-cell office:value-type="string" calcext:value-type="string">
            <text:p>Live Slow, Die Fast</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2D4.</text:p>
            <text:p>Dropped by 54 NH.</text:p>
          </table:table-cell>
          <table:table-cell office:value-type="string" calcext:value-type="string">
            <text:p>M</text:p>
          </table:table-cell>
          <table:table-cell office:value-type="float" office:value="160" calcext:value-type="float">
            <text:p>160</text:p>
          </table:table-cell>
          <table:table-cell office:value-type="float" office:value="161" calcext:value-type="float">
            <text:p>161</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ouch one or more obstacles like cars and signs, then touch empty space to hurl them. Inflicts damage on contact. </text:p>
          </table:table-cell>
          <table:table-cell table:number-columns-repeated="4" office:value-type="float" office:value="0" calcext:value-type="float">
            <text:p>0</text:p>
          </table:table-cell>
          <table:table-cell table:formula="of:=COM.MICROSOFT.CONCAT([.A160];&quot;: { &quot;&quot;ID&quot;&quot;: &quot;;[.A160];&quot;, &quot;&quot;Name&quot;&quot;: &quot;&quot;&quot;;[.C160];&quot;&quot;&quot;, &quot;&quot;MaxLevel&quot;&quot;: &quot;;[.T160];&quot;, &quot;&quot;Mingle?&quot;&quot;: &quot;;[.AG160];&quot;, &quot;&quot;Psych&quot;&quot;: &quot;&quot;&quot;;[.H160];&quot;&quot;&quot;&quot;; ;&quot;, &quot;&quot;Element&quot;&quot;: &quot;&quot;&quot;;[.G160];&quot;&quot;&quot;, &quot;&quot;Brand&quot;&quot;: &quot;&quot;&quot;;[.D160];&quot;&quot;&quot;, &quot;&quot;Ev. fr. pin?&quot;&quot;: &quot;;[.AH160];&quot;, &quot;&quot;Weight&quot;&quot;: &quot;;[.Y160];&quot;, &quot;&quot;Spec&quot;&quot;: &quot;&quot;&quot;;[.J160];&quot;&quot;&quot;, &quot;&quot;Inflicts HP Drain?&quot;&quot;: &quot;;[.AI160];&quot;, &quot;&quot;Eden?&quot;&quot;: &quot;;[.AJ160];&quot; },&quot;)" office:value-type="string" office:string-value="0x9E: { &quot;ID&quot;: 0x9E, &quot;Name&quot;: &quot;Live Slow, Die Fast&quot;, &quot;MaxLevel&quot;: 6, &quot;Mingle?&quot;: 0, &quot;Psych&quot;: &quot;Psychokinesis&quot;, &quot;Element&quot;: &quot;Neu&quot;, &quot;Brand&quot;: &quot;Dragon Couture&quot;, &quot;Ev. fr. pin?&quot;: 0, &quot;Weight&quot;: 4, &quot;Spec&quot;: &quot;Attack&quot;, &quot;Inflicts HP Drain?&quot;: 0, &quot;Eden?&quot;: 0 }," calcext:value-type="string">
            <text:p>0x9E: { "ID": 0x9E, "Name": "Live Slow, Die Fast", "MaxLevel": 6, "Mingle?": 0, "Psych": "Psychokinesis", "Element": "Neu", "Brand": "Dragon Couture", "Ev. fr. pin?": 0, "Weight": 4, "Spec": "Attack", "Inflicts HP Drain?": 0, "Eden?": 0 },</text:p>
          </table:table-cell>
        </table:table-row>
        <table:table-row table:style-name="ro2">
          <table:table-cell table:formula="of:=COM.MICROSOFT.CONCAT(&quot;0x&quot;; DEC2HEX([.B161] - 1))" office:value-type="string" office:string-value="0x9F" calcext:value-type="string">
            <text:p>0x9F</text:p>
          </table:table-cell>
          <table:table-cell office:value-type="string" calcext:value-type="string">
            <text:p><text:a xlink:href="../../../../../../../wiki/Pin_160" xlink:type="simple">160</text:a></text:p>
          </table:table-cell>
          <table:table-cell office:value-type="string" calcext:value-type="string">
            <text:p>Local Fire, Distant Sea</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ext:p>Dropped by 60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one or more obstacles like cars and signs, then touch empty space to hurl them.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61];&quot;: { &quot;&quot;ID&quot;&quot;: &quot;;[.A161];&quot;, &quot;&quot;Name&quot;&quot;: &quot;&quot;&quot;;[.C161];&quot;&quot;&quot;, &quot;&quot;MaxLevel&quot;&quot;: &quot;;[.T161];&quot;, &quot;&quot;Mingle?&quot;&quot;: &quot;;[.AG161];&quot;, &quot;&quot;Psych&quot;&quot;: &quot;&quot;&quot;;[.H161];&quot;&quot;&quot;&quot;; ;&quot;, &quot;&quot;Element&quot;&quot;: &quot;&quot;&quot;;[.G161];&quot;&quot;&quot;, &quot;&quot;Brand&quot;&quot;: &quot;&quot;&quot;;[.D161];&quot;&quot;&quot;, &quot;&quot;Ev. fr. pin?&quot;&quot;: &quot;;[.AH161];&quot;, &quot;&quot;Weight&quot;&quot;: &quot;;[.Y161];&quot;, &quot;&quot;Spec&quot;&quot;: &quot;&quot;&quot;;[.J161];&quot;&quot;&quot;, &quot;&quot;Inflicts HP Drain?&quot;&quot;: &quot;;[.AI161];&quot;, &quot;&quot;Eden?&quot;&quot;: &quot;;[.AJ161];&quot; },&quot;)" office:value-type="string" office:string-value="0x9F: { &quot;ID&quot;: 0x9F, &quot;Name&quot;: &quot;Local Fire, Distant Sea&quot;, &quot;MaxLevel&quot;: 5, &quot;Mingle?&quot;: 0, &quot;Psych&quot;: &quot;Psychokinesis&quot;, &quot;Element&quot;: &quot;Neu&quot;, &quot;Brand&quot;: &quot;Dragon Couture&quot;, &quot;Ev. fr. pin?&quot;: 1, &quot;Weight&quot;: 4, &quot;Spec&quot;: &quot;Attack&quot;, &quot;Inflicts HP Drain?&quot;: 0, &quot;Eden?&quot;: 0 }," calcext:value-type="string">
            <text:p>0x9F: { "ID": 0x9F, "Name": "Local Fire, Distant Sea", "MaxLevel": 5, "Mingle?": 0, "Psych": "Psychokinesis", "Element": "Neu", "Brand": "Dragon Couture", "Ev. fr. pin?": 1, "Weight": 4, "Spec": "Attack", "Inflicts HP Drain?": 0, "Eden?": 0 },</text:p>
          </table:table-cell>
        </table:table-row>
        <table:table-row table:style-name="ro2">
          <table:table-cell table:formula="of:=COM.MICROSOFT.CONCAT(&quot;0x&quot;; DEC2HEX([.B162] - 1))" office:value-type="string" office:string-value="0xA0" calcext:value-type="string">
            <text:p>0xA0</text:p>
          </table:table-cell>
          <table:table-cell office:value-type="string" calcext:value-type="string">
            <text:p><text:a xlink:href="../../../../../../../wiki/Pin_161" xlink:type="simple">161</text:a></text:p>
          </table:table-cell>
          <table:table-cell office:value-type="string" calcext:value-type="string">
            <text:p>June Hearth, January Fan</text:p>
          </table:table-cell>
          <table:table-cell office:value-type="string" calcext:value-type="string">
            <text:p>Dragon Couture</text:p>
          </table:table-cell>
          <table:table-cell office:value-type="float" office:value="5850" calcext:value-type="float">
            <text:p>58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ouch one or more enemies or obstacles like cars and signs, then touch empty space to hurl them. (Some enemies cannot be thrown.) </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formula="of:=COM.MICROSOFT.CONCAT([.A162];&quot;: { &quot;&quot;ID&quot;&quot;: &quot;;[.A162];&quot;, &quot;&quot;Name&quot;&quot;: &quot;&quot;&quot;;[.C162];&quot;&quot;&quot;, &quot;&quot;MaxLevel&quot;&quot;: &quot;;[.T162];&quot;, &quot;&quot;Mingle?&quot;&quot;: &quot;;[.AG162];&quot;, &quot;&quot;Psych&quot;&quot;: &quot;&quot;&quot;;[.H162];&quot;&quot;&quot;&quot;; ;&quot;, &quot;&quot;Element&quot;&quot;: &quot;&quot;&quot;;[.G162];&quot;&quot;&quot;, &quot;&quot;Brand&quot;&quot;: &quot;&quot;&quot;;[.D162];&quot;&quot;&quot;, &quot;&quot;Ev. fr. pin?&quot;&quot;: &quot;;[.AH162];&quot;, &quot;&quot;Weight&quot;&quot;: &quot;;[.Y162];&quot;, &quot;&quot;Spec&quot;&quot;: &quot;&quot;&quot;;[.J162];&quot;&quot;&quot;, &quot;&quot;Inflicts HP Drain?&quot;&quot;: &quot;;[.AI162];&quot;, &quot;&quot;Eden?&quot;&quot;: &quot;;[.AJ162];&quot; },&quot;)" office:value-type="string" office:string-value="0xA0: { &quot;ID&quot;: 0xA0, &quot;Name&quot;: &quot;June Hearth, January Fan&quot;, &quot;MaxLevel&quot;: 4, &quot;Mingle?&quot;: 1, &quot;Psych&quot;: &quot;Psychokinesis&quot;, &quot;Element&quot;: &quot;Neu&quot;, &quot;Brand&quot;: &quot;Dragon Couture&quot;, &quot;Ev. fr. pin?&quot;: 1, &quot;Weight&quot;: 4, &quot;Spec&quot;: &quot;Attack&quot;, &quot;Inflicts HP Drain?&quot;: 0, &quot;Eden?&quot;: 0 }," calcext:value-type="string">
            <text:p>0xA0: { "ID": 0xA0, "Name": "June Hearth, January Fan", "MaxLevel": 4, "Mingle?": 1, "Psych": "Psychokinesis", "Element": "Neu", "Brand": "Dragon Couture", "Ev. fr. pin?": 1, "Weight": 4, "Spec": "Attack", "Inflicts HP Drain?": 0, "Eden?": 0 },</text:p>
          </table:table-cell>
        </table:table-row>
        <table:table-row table:style-name="ro2">
          <table:table-cell table:formula="of:=COM.MICROSOFT.CONCAT(&quot;0x&quot;; DEC2HEX([.B163] - 1))" office:value-type="string" office:string-value="0xA1" calcext:value-type="string">
            <text:p>0xA1</text:p>
          </table:table-cell>
          <table:table-cell office:value-type="string" calcext:value-type="string">
            <text:p><text:a xlink:href="../../../../../../../wiki/Pin_162" xlink:type="simple">162</text:a></text:p>
          </table:table-cell>
          <table:table-cell office:value-type="string" calcext:value-type="string">
            <text:p>Swift Storm, Swift End</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Sold by Shibukyu Main Store.</text:p>
          </table:table-cell>
          <table:table-cell table:number-columns-repeated="2" office:value-type="string" calcext:value-type="string">
            <text:p>M</text:p>
          </table:table-cell>
          <table:table-cell office:value-type="float" office:value="163" calcext:value-type="float">
            <text:p>163</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Press empty space to create a ring and lock on to enemies that enter it, then lift the stylus to strike targets with lightning bolts. </text:p>
          </table:table-cell>
          <table:table-cell table:number-columns-repeated="4" office:value-type="float" office:value="0" calcext:value-type="float">
            <text:p>0</text:p>
          </table:table-cell>
          <table:table-cell table:formula="of:=COM.MICROSOFT.CONCAT([.A163];&quot;: { &quot;&quot;ID&quot;&quot;: &quot;;[.A163];&quot;, &quot;&quot;Name&quot;&quot;: &quot;&quot;&quot;;[.C163];&quot;&quot;&quot;, &quot;&quot;MaxLevel&quot;&quot;: &quot;;[.T163];&quot;, &quot;&quot;Mingle?&quot;&quot;: &quot;;[.AG163];&quot;, &quot;&quot;Psych&quot;&quot;: &quot;&quot;&quot;;[.H163];&quot;&quot;&quot;&quot;; ;&quot;, &quot;&quot;Element&quot;&quot;: &quot;&quot;&quot;;[.G163];&quot;&quot;&quot;, &quot;&quot;Brand&quot;&quot;: &quot;&quot;&quot;;[.D163];&quot;&quot;&quot;, &quot;&quot;Ev. fr. pin?&quot;&quot;: &quot;;[.AH163];&quot;, &quot;&quot;Weight&quot;&quot;: &quot;;[.Y163];&quot;, &quot;&quot;Spec&quot;&quot;: &quot;&quot;&quot;;[.J163];&quot;&quot;&quot;, &quot;&quot;Inflicts HP Drain?&quot;&quot;: &quot;;[.AI163];&quot;, &quot;&quot;Eden?&quot;&quot;: &quot;;[.AJ163];&quot; },&quot;)" office:value-type="string" office:string-value="0xA1: { &quot;ID&quot;: 0xA1, &quot;Name&quot;: &quot;Swift Storm, Swift End&quot;, &quot;MaxLevel&quot;: 5, &quot;Mingle?&quot;: 0, &quot;Psych&quot;: &quot;Thundercloud&quot;, &quot;Element&quot;: &quot;Neg&quot;, &quot;Brand&quot;: &quot;Dragon Couture&quot;, &quot;Ev. fr. pin?&quot;: 0, &quot;Weight&quot;: 4, &quot;Spec&quot;: &quot;Attack&quot;, &quot;Inflicts HP Drain?&quot;: 0, &quot;Eden?&quot;: 0 }," calcext:value-type="string">
            <text:p>0xA1: { "ID": 0xA1, "Name": "Swift Storm, Swift End", "MaxLevel": 5, "Mingle?": 0, "Psych": "Thundercloud", "Element": "Neg", "Brand": "Dragon Couture", "Ev. fr. pin?": 0, "Weight": 4, "Spec": "Attack", "Inflicts HP Drain?": 0, "Eden?": 0 },</text:p>
          </table:table-cell>
        </table:table-row>
        <table:table-row table:style-name="ro2">
          <table:table-cell table:formula="of:=COM.MICROSOFT.CONCAT(&quot;0x&quot;; DEC2HEX([.B164] - 1))" office:value-type="string" office:string-value="0xA2" calcext:value-type="string">
            <text:p>0xA2</text:p>
          </table:table-cell>
          <table:table-cell office:value-type="string" calcext:value-type="string">
            <text:p><text:a xlink:href="../../../../../../../wiki/Pin_163" xlink:type="simple">163</text:a></text:p>
          </table:table-cell>
          <table:table-cell office:value-type="string" calcext:value-type="string">
            <text:p>Black Sky, White Bolt</text:p>
          </table:table-cell>
          <table:table-cell office:value-type="string" calcext:value-type="string">
            <text:p>Dragon Couture</text:p>
          </table:table-cell>
          <table:table-cell office:value-type="float" office:value="6400" calcext:value-type="float">
            <text:p>6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2" xlink:type="simple">162</text:a>.</text:p>
            <text:p>Dropped by 32 E.</text:p>
          </table:table-cell>
          <table:table-cell office:value-type="float" office:value="164" calcext:value-type="float">
            <text:p>16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64];&quot;: { &quot;&quot;ID&quot;&quot;: &quot;;[.A164];&quot;, &quot;&quot;Name&quot;&quot;: &quot;&quot;&quot;;[.C164];&quot;&quot;&quot;, &quot;&quot;MaxLevel&quot;&quot;: &quot;;[.T164];&quot;, &quot;&quot;Mingle?&quot;&quot;: &quot;;[.AG164];&quot;, &quot;&quot;Psych&quot;&quot;: &quot;&quot;&quot;;[.H164];&quot;&quot;&quot;&quot;; ;&quot;, &quot;&quot;Element&quot;&quot;: &quot;&quot;&quot;;[.G164];&quot;&quot;&quot;, &quot;&quot;Brand&quot;&quot;: &quot;&quot;&quot;;[.D164];&quot;&quot;&quot;, &quot;&quot;Ev. fr. pin?&quot;&quot;: &quot;;[.AH164];&quot;, &quot;&quot;Weight&quot;&quot;: &quot;;[.Y164];&quot;, &quot;&quot;Spec&quot;&quot;: &quot;&quot;&quot;;[.J164];&quot;&quot;&quot;, &quot;&quot;Inflicts HP Drain?&quot;&quot;: &quot;;[.AI164];&quot;, &quot;&quot;Eden?&quot;&quot;: &quot;;[.AJ164];&quot; },&quot;)" office:value-type="string" office:string-value="0xA2: { &quot;ID&quot;: 0xA2, &quot;Name&quot;: &quot;Black Sky, White Bolt&quot;, &quot;MaxLevel&quot;: 5, &quot;Mingle?&quot;: 0, &quot;Psych&quot;: &quot;Thundercloud&quot;, &quot;Element&quot;: &quot;Neg&quot;, &quot;Brand&quot;: &quot;Dragon Couture&quot;, &quot;Ev. fr. pin?&quot;: 1, &quot;Weight&quot;: 4, &quot;Spec&quot;: &quot;Attack&quot;, &quot;Inflicts HP Drain?&quot;: 0, &quot;Eden?&quot;: 0 }," calcext:value-type="string">
            <text:p>0xA2: { "ID": 0xA2, "Name": "Black Sky, White Bolt", "MaxLevel": 5, "Mingle?": 0, "Psych": "Thundercloud", "Element": "Neg", "Brand": "Dragon Couture", "Ev. fr. pin?": 1, "Weight": 4, "Spec": "Attack", "Inflicts HP Drain?": 0, "Eden?": 0 },</text:p>
          </table:table-cell>
        </table:table-row>
        <table:table-row table:style-name="ro2">
          <table:table-cell table:formula="of:=COM.MICROSOFT.CONCAT(&quot;0x&quot;; DEC2HEX([.B165] - 1))" office:value-type="string" office:string-value="0xA3" calcext:value-type="string">
            <text:p>0xA3</text:p>
          </table:table-cell>
          <table:table-cell office:value-type="string" calcext:value-type="string">
            <text:p><text:a xlink:href="../../../../../../../wiki/Pin_164" xlink:type="simple">164</text:a></text:p>
          </table:table-cell>
          <table:table-cell office:value-type="string" calcext:value-type="string">
            <text:p>Follow Suit, Fall in Turn</text:p>
          </table:table-cell>
          <table:table-cell office:value-type="string" calcext:value-type="string">
            <text:p>Dragon Couture</text:p>
          </table:table-cell>
          <table:table-cell office:value-type="float" office:value="7000" calcext:value-type="float">
            <text:p>7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3" xlink:type="simple">16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65];&quot;: { &quot;&quot;ID&quot;&quot;: &quot;;[.A165];&quot;, &quot;&quot;Name&quot;&quot;: &quot;&quot;&quot;;[.C165];&quot;&quot;&quot;, &quot;&quot;MaxLevel&quot;&quot;: &quot;;[.T165];&quot;, &quot;&quot;Mingle?&quot;&quot;: &quot;;[.AG165];&quot;, &quot;&quot;Psych&quot;&quot;: &quot;&quot;&quot;;[.H165];&quot;&quot;&quot;&quot;; ;&quot;, &quot;&quot;Element&quot;&quot;: &quot;&quot;&quot;;[.G165];&quot;&quot;&quot;, &quot;&quot;Brand&quot;&quot;: &quot;&quot;&quot;;[.D165];&quot;&quot;&quot;, &quot;&quot;Ev. fr. pin?&quot;&quot;: &quot;;[.AH165];&quot;, &quot;&quot;Weight&quot;&quot;: &quot;;[.Y165];&quot;, &quot;&quot;Spec&quot;&quot;: &quot;&quot;&quot;;[.J165];&quot;&quot;&quot;, &quot;&quot;Inflicts HP Drain?&quot;&quot;: &quot;;[.AI165];&quot;, &quot;&quot;Eden?&quot;&quot;: &quot;;[.AJ165];&quot; },&quot;)" office:value-type="string" office:string-value="0xA3: { &quot;ID&quot;: 0xA3, &quot;Name&quot;: &quot;Follow Suit, Fall in Turn&quot;, &quot;MaxLevel&quot;: 5, &quot;Mingle?&quot;: 0, &quot;Psych&quot;: &quot;Thundercloud&quot;, &quot;Element&quot;: &quot;Neg&quot;, &quot;Brand&quot;: &quot;Dragon Couture&quot;, &quot;Ev. fr. pin?&quot;: 1, &quot;Weight&quot;: 4, &quot;Spec&quot;: &quot;Attack&quot;, &quot;Inflicts HP Drain?&quot;: 0, &quot;Eden?&quot;: 0 }," calcext:value-type="string">
            <text:p>0xA3: { "ID": 0xA3, "Name": "Follow Suit, Fall in Turn", "MaxLevel": 5, "Mingle?": 0, "Psych": "Thundercloud", "Element": "Neg", "Brand": "Dragon Couture", "Ev. fr. pin?": 1, "Weight": 4, "Spec": "Attack", "Inflicts HP Drain?": 0, "Eden?": 0 },</text:p>
          </table:table-cell>
        </table:table-row>
        <table:table-row table:style-name="ro2">
          <table:table-cell table:formula="of:=COM.MICROSOFT.CONCAT(&quot;0x&quot;; DEC2HEX([.B166] - 1))" office:value-type="string" office:string-value="0xA4" calcext:value-type="string">
            <text:p>0xA4</text:p>
          </table:table-cell>
          <table:table-cell office:value-type="string" calcext:value-type="string">
            <text:p><text:a xlink:href="../../../../../../../wiki/Pin_165" xlink:type="simple">165</text:a></text:p>
          </table:table-cell>
          <table:table-cell table:number-columns-repeated="2" office:value-type="string" calcext:value-type="string">
            <text:p>Dragon Coutur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C" xlink:type="simple">Resonance: DC</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8F).</text:p>
            <text:p>Dropped by 4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ncreases the Attack of any Dragon Couture pins Neku is wearing. </text:p>
          </table:table-cell>
          <table:table-cell table:number-columns-repeated="4" office:value-type="float" office:value="0" calcext:value-type="float">
            <text:p>0</text:p>
          </table:table-cell>
          <table:table-cell table:formula="of:=COM.MICROSOFT.CONCAT([.A166];&quot;: { &quot;&quot;ID&quot;&quot;: &quot;;[.A166];&quot;, &quot;&quot;Name&quot;&quot;: &quot;&quot;&quot;;[.C166];&quot;&quot;&quot;, &quot;&quot;MaxLevel&quot;&quot;: &quot;;[.T166];&quot;, &quot;&quot;Mingle?&quot;&quot;: &quot;;[.AG166];&quot;, &quot;&quot;Psych&quot;&quot;: &quot;&quot;&quot;;[.H166];&quot;&quot;&quot;&quot;; ;&quot;, &quot;&quot;Element&quot;&quot;: &quot;&quot;&quot;;[.G166];&quot;&quot;&quot;, &quot;&quot;Brand&quot;&quot;: &quot;&quot;&quot;;[.D166];&quot;&quot;&quot;, &quot;&quot;Ev. fr. pin?&quot;&quot;: &quot;;[.AH166];&quot;, &quot;&quot;Weight&quot;&quot;: &quot;;[.Y166];&quot;, &quot;&quot;Spec&quot;&quot;: &quot;&quot;&quot;;[.J166];&quot;&quot;&quot;, &quot;&quot;Inflicts HP Drain?&quot;&quot;: &quot;;[.AI166];&quot;, &quot;&quot;Eden?&quot;&quot;: &quot;;[.AJ166];&quot; },&quot;)" office:value-type="string" office:string-value="0xA4: { &quot;ID&quot;: 0xA4, &quot;Name&quot;: &quot;Dragon Couture&quot;, &quot;MaxLevel&quot;: 3, &quot;Mingle?&quot;: 0, &quot;Psych&quot;: &quot;Resonance: DC&quot;, &quot;Element&quot;: &quot;Abi&quot;, &quot;Brand&quot;: &quot;Dragon Couture&quot;, &quot;Ev. fr. pin?&quot;: 0, &quot;Weight&quot;: 4, &quot;Spec&quot;: &quot;---&quot;, &quot;Inflicts HP Drain?&quot;: 0, &quot;Eden?&quot;: 0 }," calcext:value-type="string">
            <text:p>0xA4: { "ID": 0xA4, "Name": "Dragon Couture", "MaxLevel": 3, "Mingle?": 0, "Psych": "Resonance: DC", "Element": "Abi", "Brand": "Dragon Couture", "Ev. fr. pin?": 0, "Weight": 4, "Spec": "---", "Inflicts HP Drain?": 0, "Eden?": 0 },</text:p>
          </table:table-cell>
        </table:table-row>
        <table:table-row table:style-name="ro2">
          <table:table-cell table:formula="of:=COM.MICROSOFT.CONCAT(&quot;0x&quot;; DEC2HEX([.B167] - 1))" office:value-type="string" office:string-value="0xA5" calcext:value-type="string">
            <text:p>0xA5</text:p>
          </table:table-cell>
          <table:table-cell office:value-type="string" calcext:value-type="string">
            <text:p><text:a xlink:href="../../../../../../../wiki/Pin_166" xlink:type="simple">166</text:a></text:p>
          </table:table-cell>
          <table:table-cell office:value-type="string" calcext:value-type="string">
            <text:p>Lolita Bat</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00" calcext:value-type="float">
            <text:p>100</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ent W3D2, Pig (Dogenzaka).</text:p>
            <text:p>Dropped by 14 E.</text:p>
          </table:table-cell>
          <table:table-cell office:value-type="string" calcext:value-type="string">
            <text:p>M</text:p>
          </table:table-cell>
          <table:table-cell office:value-type="float" office:value="167" calcext:value-type="float">
            <text:p>167</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ouch empty space to fire a slow-moving bullet in that direction. Touch empty space mid-flight to alter its course. </text:p>
          </table:table-cell>
          <table:table-cell table:number-columns-repeated="4" office:value-type="float" office:value="0" calcext:value-type="float">
            <text:p>0</text:p>
          </table:table-cell>
          <table:table-cell table:formula="of:=COM.MICROSOFT.CONCAT([.A167];&quot;: { &quot;&quot;ID&quot;&quot;: &quot;;[.A167];&quot;, &quot;&quot;Name&quot;&quot;: &quot;&quot;&quot;;[.C167];&quot;&quot;&quot;, &quot;&quot;MaxLevel&quot;&quot;: &quot;;[.T167];&quot;, &quot;&quot;Mingle?&quot;&quot;: &quot;;[.AG167];&quot;, &quot;&quot;Psych&quot;&quot;: &quot;&quot;&quot;;[.H167];&quot;&quot;&quot;&quot;; ;&quot;, &quot;&quot;Element&quot;&quot;: &quot;&quot;&quot;;[.G167];&quot;&quot;&quot;, &quot;&quot;Brand&quot;&quot;: &quot;&quot;&quot;;[.D167];&quot;&quot;&quot;, &quot;&quot;Ev. fr. pin?&quot;&quot;: &quot;;[.AH167];&quot;, &quot;&quot;Weight&quot;&quot;: &quot;;[.Y167];&quot;, &quot;&quot;Spec&quot;&quot;: &quot;&quot;&quot;;[.J167];&quot;&quot;&quot;, &quot;&quot;Inflicts HP Drain?&quot;&quot;: &quot;;[.AI167];&quot;, &quot;&quot;Eden?&quot;&quot;: &quot;;[.AJ167];&quot; },&quot;)" office:value-type="string" office:string-value="0xA5: { &quot;ID&quot;: 0xA5, &quot;Name&quot;: &quot;Lolita Bat&quot;, &quot;MaxLevel&quot;: 5, &quot;Mingle?&quot;: 0, &quot;Psych&quot;: &quot;Force Rounds&quot;, &quot;Element&quot;: &quot;Neg&quot;, &quot;Brand&quot;: &quot;Lapin Angelique&quot;, &quot;Ev. fr. pin?&quot;: 0, &quot;Weight&quot;: 5, &quot;Spec&quot;: &quot;Attack&quot;, &quot;Inflicts HP Drain?&quot;: 0, &quot;Eden?&quot;: 0 }," calcext:value-type="string">
            <text:p>0xA5: { "ID": 0xA5, "Name": "Lolita Bat", "MaxLevel": 5, "Mingle?": 0, "Psych": "Force Rounds", "Element": "Neg", "Brand": "Lapin Angelique", "Ev. fr. pin?": 0, "Weight": 5, "Spec": "Attack", "Inflicts HP Drain?": 0, "Eden?": 0 },</text:p>
          </table:table-cell>
        </table:table-row>
        <table:table-row table:style-name="ro2">
          <table:table-cell table:formula="of:=COM.MICROSOFT.CONCAT(&quot;0x&quot;; DEC2HEX([.B168] - 1))" office:value-type="string" office:string-value="0xA6" calcext:value-type="string">
            <text:p>0xA6</text:p>
          </table:table-cell>
          <table:table-cell office:value-type="string" calcext:value-type="string">
            <text:p><text:a xlink:href="../../../../../../../wiki/Pin_167" xlink:type="simple">167</text:a></text:p>
          </table:table-cell>
          <table:table-cell office:value-type="string" calcext:value-type="string">
            <text:p>Skull Rabbit</text:p>
          </table:table-cell>
          <table:table-cell office:value-type="string" calcext:value-type="string">
            <text:p>Lapin Angelique</text:p>
          </table:table-cell>
          <table:table-cell office:value-type="float" office:value="10400" calcext:value-type="float">
            <text:p>10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66" xlink:type="simple">1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ouch empty space to fire a bullet in that direction.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68];&quot;: { &quot;&quot;ID&quot;&quot;: &quot;;[.A168];&quot;, &quot;&quot;Name&quot;&quot;: &quot;&quot;&quot;;[.C168];&quot;&quot;&quot;, &quot;&quot;MaxLevel&quot;&quot;: &quot;;[.T168];&quot;, &quot;&quot;Mingle?&quot;&quot;: &quot;;[.AG168];&quot;, &quot;&quot;Psych&quot;&quot;: &quot;&quot;&quot;;[.H168];&quot;&quot;&quot;&quot;; ;&quot;, &quot;&quot;Element&quot;&quot;: &quot;&quot;&quot;;[.G168];&quot;&quot;&quot;, &quot;&quot;Brand&quot;&quot;: &quot;&quot;&quot;;[.D168];&quot;&quot;&quot;, &quot;&quot;Ev. fr. pin?&quot;&quot;: &quot;;[.AH168];&quot;, &quot;&quot;Weight&quot;&quot;: &quot;;[.Y168];&quot;, &quot;&quot;Spec&quot;&quot;: &quot;&quot;&quot;;[.J168];&quot;&quot;&quot;, &quot;&quot;Inflicts HP Drain?&quot;&quot;: &quot;;[.AI168];&quot;, &quot;&quot;Eden?&quot;&quot;: &quot;;[.AJ168];&quot; },&quot;)" office:value-type="string" office:string-value="0xA6: { &quot;ID&quot;: 0xA6, &quot;Name&quot;: &quot;Skull Rabbit&quot;, &quot;MaxLevel&quot;: 5, &quot;Mingle?&quot;: 0, &quot;Psych&quot;: &quot;Force Rounds&quot;, &quot;Element&quot;: &quot;Neg&quot;, &quot;Brand&quot;: &quot;Lapin Angelique&quot;, &quot;Ev. fr. pin?&quot;: 1, &quot;Weight&quot;: 5, &quot;Spec&quot;: &quot;Attack&quot;, &quot;Inflicts HP Drain?&quot;: 0, &quot;Eden?&quot;: 0 }," calcext:value-type="string">
            <text:p>0xA6: { "ID": 0xA6, "Name": "Skull Rabbit", "MaxLevel": 5, "Mingle?": 0, "Psych": "Force Rounds", "Element": "Neg", "Brand": "Lapin Angelique", "Ev. fr. pin?": 1, "Weight": 5, "Spec": "Attack", "Inflicts HP Drain?": 0, "Eden?": 0 },</text:p>
          </table:table-cell>
        </table:table-row>
        <table:table-row table:style-name="ro4">
          <table:table-cell table:formula="of:=COM.MICROSOFT.CONCAT(&quot;0x&quot;; DEC2HEX([.B169] - 1))" office:value-type="string" office:string-value="0xA7" calcext:value-type="string">
            <text:p>0xA7</text:p>
          </table:table-cell>
          <table:table-cell office:value-type="string" calcext:value-type="string">
            <text:p><text:a xlink:href="../../../../../../../wiki/Pin_168" xlink:type="simple">168</text:a></text:p>
          </table:table-cell>
          <table:table-cell office:value-type="string" calcext:value-type="string">
            <text:p>Kaleidoscope</text:p>
          </table:table-cell>
          <table:table-cell office:value-type="string" calcext:value-type="string">
            <text:p>Lapin Angelique</text:p>
          </table:table-cell>
          <table:table-cell office:value-type="float" office:value="4950" calcext:value-type="float">
            <text:p>4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6" calcext:value-type="float">
            <text:p>10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Lapin Angelique - A-East - 5x Tektite, 1x Orichalcum, 3x Shadow Matter.</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4" office:value-type="float" office:value="0" calcext:value-type="float">
            <text:p>0</text:p>
          </table:table-cell>
          <table:table-cell table:formula="of:=COM.MICROSOFT.CONCAT([.A169];&quot;: { &quot;&quot;ID&quot;&quot;: &quot;;[.A169];&quot;, &quot;&quot;Name&quot;&quot;: &quot;&quot;&quot;;[.C169];&quot;&quot;&quot;, &quot;&quot;MaxLevel&quot;&quot;: &quot;;[.T169];&quot;, &quot;&quot;Mingle?&quot;&quot;: &quot;;[.AG169];&quot;, &quot;&quot;Psych&quot;&quot;: &quot;&quot;&quot;;[.H169];&quot;&quot;&quot;&quot;; ;&quot;, &quot;&quot;Element&quot;&quot;: &quot;&quot;&quot;;[.G169];&quot;&quot;&quot;, &quot;&quot;Brand&quot;&quot;: &quot;&quot;&quot;;[.D169];&quot;&quot;&quot;, &quot;&quot;Ev. fr. pin?&quot;&quot;: &quot;;[.AH169];&quot;, &quot;&quot;Weight&quot;&quot;: &quot;;[.Y169];&quot;, &quot;&quot;Spec&quot;&quot;: &quot;&quot;&quot;;[.J169];&quot;&quot;&quot;, &quot;&quot;Inflicts HP Drain?&quot;&quot;: &quot;;[.AI169];&quot;, &quot;&quot;Eden?&quot;&quot;: &quot;;[.AJ169];&quot; },&quot;)" office:value-type="string" office:string-value="0xA7: { &quot;ID&quot;: 0xA7, &quot;Name&quot;: &quot;Kaleidoscope&quot;, &quot;MaxLevel&quot;: 10, &quot;Mingle?&quot;: 0, &quot;Psych&quot;: &quot;Burst Rounds&quot;, &quot;Element&quot;: &quot;Neg&quot;, &quot;Brand&quot;: &quot;Lapin Angelique&quot;, &quot;Ev. fr. pin?&quot;: 0, &quot;Weight&quot;: 5, &quot;Spec&quot;: &quot;Attack&quot;, &quot;Inflicts HP Drain?&quot;: 0, &quot;Eden?&quot;: 0 }," calcext:value-type="string">
            <text:p>0xA7: { "ID": 0xA7, "Name": "Kaleidoscope", "MaxLevel": 10, "Mingle?": 0, "Psych": "Burst Rounds", "Element": "Neg", "Brand": "Lapin Angelique", "Ev. fr. pin?": 0, "Weight": 5, "Spec": "Attack", "Inflicts HP Drain?": 0, "Eden?": 0 },</text:p>
          </table:table-cell>
        </table:table-row>
        <table:table-row table:style-name="ro2">
          <table:table-cell table:formula="of:=COM.MICROSOFT.CONCAT(&quot;0x&quot;; DEC2HEX([.B170] - 1))" office:value-type="string" office:string-value="0xA8" calcext:value-type="string">
            <text:p>0xA8</text:p>
          </table:table-cell>
          <table:table-cell office:value-type="string" calcext:value-type="string">
            <text:p><text:a xlink:href="../../../../../../../wiki/Pin_169" xlink:type="simple">169</text:a></text:p>
          </table:table-cell>
          <table:table-cell office:value-type="string" calcext:value-type="string">
            <text:p>Lolita Emblem</text:p>
          </table:table-cell>
          <table:table-cell office:value-type="string" calcext:value-type="string">
            <text:p>Lapin Angelique</text:p>
          </table:table-cell>
          <table:table-cell office:value-type="float" office:value="2100" calcext:value-type="float">
            <text:p>21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3D6, Pig (Udagawa).</text:p>
            <text:p>Dropped by 25 N.</text:p>
          </table:table-cell>
          <table:table-cell office:value-type="string" calcext:value-type="string">
            <text:p>M</text:p>
          </table:table-cell>
          <table:table-cell office:value-type="float" office:value="170" calcext:value-type="float">
            <text:p>170</text:p>
          </table:table-cell>
          <table:table-cell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table:number-columns-repeated="4" office:value-type="float" office:value="0" calcext:value-type="float">
            <text:p>0</text:p>
          </table:table-cell>
          <table:table-cell table:formula="of:=COM.MICROSOFT.CONCAT([.A170];&quot;: { &quot;&quot;ID&quot;&quot;: &quot;;[.A170];&quot;, &quot;&quot;Name&quot;&quot;: &quot;&quot;&quot;;[.C170];&quot;&quot;&quot;, &quot;&quot;MaxLevel&quot;&quot;: &quot;;[.T170];&quot;, &quot;&quot;Mingle?&quot;&quot;: &quot;;[.AG170];&quot;, &quot;&quot;Psych&quot;&quot;: &quot;&quot;&quot;;[.H170];&quot;&quot;&quot;&quot;; ;&quot;, &quot;&quot;Element&quot;&quot;: &quot;&quot;&quot;;[.G170];&quot;&quot;&quot;, &quot;&quot;Brand&quot;&quot;: &quot;&quot;&quot;;[.D170];&quot;&quot;&quot;, &quot;&quot;Ev. fr. pin?&quot;&quot;: &quot;;[.AH170];&quot;, &quot;&quot;Weight&quot;&quot;: &quot;;[.Y170];&quot;, &quot;&quot;Spec&quot;&quot;: &quot;&quot;&quot;;[.J170];&quot;&quot;&quot;, &quot;&quot;Inflicts HP Drain?&quot;&quot;: &quot;;[.AI170];&quot;, &quot;&quot;Eden?&quot;&quot;: &quot;;[.AJ170];&quot; },&quot;)" office:value-type="string" office:string-value="0xA8: { &quot;ID&quot;: 0xA8, &quot;Name&quot;: &quot;Lolita Emblem&quot;, &quot;MaxLevel&quot;: 3, &quot;Mingle?&quot;: 0, &quot;Psych&quot;: &quot;Stellar Flurry&quot;, &quot;Element&quot;: &quot;Pos&quot;, &quot;Brand&quot;: &quot;Lapin Angelique&quot;, &quot;Ev. fr. pin?&quot;: 0, &quot;Weight&quot;: 5, &quot;Spec&quot;: &quot;Attack&quot;, &quot;Inflicts HP Drain?&quot;: 0, &quot;Eden?&quot;: 0 }," calcext:value-type="string">
            <text:p>0xA8: { "ID": 0xA8, "Name": "Lolita Emblem", "MaxLevel": 3, "Mingle?": 0, "Psych": "Stellar Flurry", "Element": "Pos", "Brand": "Lapin Angelique", "Ev. fr. pin?": 0, "Weight": 5, "Spec": "Attack", "Inflicts HP Drain?": 0, "Eden?": 0 },</text:p>
          </table:table-cell>
        </table:table-row>
        <table:table-row table:style-name="ro3">
          <table:table-cell table:formula="of:=COM.MICROSOFT.CONCAT(&quot;0x&quot;; DEC2HEX([.B171] - 1))" office:value-type="string" office:string-value="0xA9" calcext:value-type="string">
            <text:p>0xA9</text:p>
          </table:table-cell>
          <table:table-cell office:value-type="string" calcext:value-type="string">
            <text:p><text:a xlink:href="../../../../../../../wiki/Pin_170" xlink:type="simple">170</text:a></text:p>
          </table:table-cell>
          <table:table-cell office:value-type="string" calcext:value-type="string">
            <text:p>Lolita Chopper</text:p>
          </table:table-cell>
          <table:table-cell office:value-type="string" calcext:value-type="string">
            <text:p>Lapin Angelique</text:p>
          </table:table-cell>
          <table:table-cell office:value-type="float" office:value="8550" calcext:value-type="float">
            <text:p>85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69" xlink:type="simple">16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71];&quot;: { &quot;&quot;ID&quot;&quot;: &quot;;[.A171];&quot;, &quot;&quot;Name&quot;&quot;: &quot;&quot;&quot;;[.C171];&quot;&quot;&quot;, &quot;&quot;MaxLevel&quot;&quot;: &quot;;[.T171];&quot;, &quot;&quot;Mingle?&quot;&quot;: &quot;;[.AG171];&quot;, &quot;&quot;Psych&quot;&quot;: &quot;&quot;&quot;;[.H171];&quot;&quot;&quot;&quot;; ;&quot;, &quot;&quot;Element&quot;&quot;: &quot;&quot;&quot;;[.G171];&quot;&quot;&quot;, &quot;&quot;Brand&quot;&quot;: &quot;&quot;&quot;;[.D171];&quot;&quot;&quot;, &quot;&quot;Ev. fr. pin?&quot;&quot;: &quot;;[.AH171];&quot;, &quot;&quot;Weight&quot;&quot;: &quot;;[.Y171];&quot;, &quot;&quot;Spec&quot;&quot;: &quot;&quot;&quot;;[.J171];&quot;&quot;&quot;, &quot;&quot;Inflicts HP Drain?&quot;&quot;: &quot;;[.AI171];&quot;, &quot;&quot;Eden?&quot;&quot;: &quot;;[.AJ171];&quot; },&quot;)" office:value-type="string" office:string-value="0xA9: { &quot;ID&quot;: 0xA9, &quot;Name&quot;: &quot;Lolita Chopper&quot;, &quot;MaxLevel&quot;: 4, &quot;Mingle?&quot;: 0, &quot;Psych&quot;: &quot;Stellar Flurry&quot;, &quot;Element&quot;: &quot;Pos&quot;, &quot;Brand&quot;: &quot;Lapin Angelique&quot;, &quot;Ev. fr. pin?&quot;: 1, &quot;Weight&quot;: 5, &quot;Spec&quot;: &quot;Attack&quot;, &quot;Inflicts HP Drain?&quot;: 0, &quot;Eden?&quot;: 0 }," calcext:value-type="string">
            <text:p>0xA9: { "ID": 0xA9, "Name": "Lolita Chopper", "MaxLevel": 4, "Mingle?": 0, "Psych": "Stellar Flurry", "Element": "Pos", "Brand": "Lapin Angelique", "Ev. fr. pin?": 1, "Weight": 5, "Spec": "Attack", "Inflicts HP Drain?": 0, "Eden?": 0 },</text:p>
          </table:table-cell>
        </table:table-row>
        <table:table-row table:style-name="ro2">
          <table:table-cell table:formula="of:=COM.MICROSOFT.CONCAT(&quot;0x&quot;; DEC2HEX([.B172] - 1))" office:value-type="string" office:string-value="0xAA" calcext:value-type="string">
            <text:p>0xAA</text:p>
          </table:table-cell>
          <table:table-cell office:value-type="string" calcext:value-type="string">
            <text:p><text:a xlink:href="../../../../../../../wiki/Pin_171" xlink:type="simple">171</text:a></text:p>
          </table:table-cell>
          <table:table-cell office:value-type="string" calcext:value-type="string">
            <text:p>Link Spider</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East.</text:p>
          </table:table-cell>
          <table:table-cell office:value-type="float" office:value="172" calcext:value-type="float">
            <text:p>17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4" office:value-type="float" office:value="0" calcext:value-type="float">
            <text:p>0</text:p>
          </table:table-cell>
          <table:table-cell table:formula="of:=COM.MICROSOFT.CONCAT([.A172];&quot;: { &quot;&quot;ID&quot;&quot;: &quot;;[.A172];&quot;, &quot;&quot;Name&quot;&quot;: &quot;&quot;&quot;;[.C172];&quot;&quot;&quot;, &quot;&quot;MaxLevel&quot;&quot;: &quot;;[.T172];&quot;, &quot;&quot;Mingle?&quot;&quot;: &quot;;[.AG172];&quot;, &quot;&quot;Psych&quot;&quot;: &quot;&quot;&quot;;[.H172];&quot;&quot;&quot;&quot;; ;&quot;, &quot;&quot;Element&quot;&quot;: &quot;&quot;&quot;;[.G172];&quot;&quot;&quot;, &quot;&quot;Brand&quot;&quot;: &quot;&quot;&quot;;[.D172];&quot;&quot;&quot;, &quot;&quot;Ev. fr. pin?&quot;&quot;: &quot;;[.AH172];&quot;, &quot;&quot;Weight&quot;&quot;: &quot;;[.Y172];&quot;, &quot;&quot;Spec&quot;&quot;: &quot;&quot;&quot;;[.J172];&quot;&quot;&quot;, &quot;&quot;Inflicts HP Drain?&quot;&quot;: &quot;;[.AI172];&quot;, &quot;&quot;Eden?&quot;&quot;: &quot;;[.AJ172];&quot; },&quot;)" office:value-type="string" office:string-value="0xAA: { &quot;ID&quot;: 0xAA, &quot;Name&quot;: &quot;Link Spider&quot;, &quot;MaxLevel&quot;: 5, &quot;Mingle?&quot;: 0, &quot;Psych&quot;: &quot;Thunderbolt&quot;, &quot;Element&quot;: &quot;Neg&quot;, &quot;Brand&quot;: &quot;Lapin Angelique&quot;, &quot;Ev. fr. pin?&quot;: 0, &quot;Weight&quot;: 5, &quot;Spec&quot;: &quot;Attack&quot;, &quot;Inflicts HP Drain?&quot;: 0, &quot;Eden?&quot;: 0 }," calcext:value-type="string">
            <text:p>0xAA: { "ID": 0xAA, "Name": "Link Spider", "MaxLevel": 5, "Mingle?": 0, "Psych": "Thunderbolt", "Element": "Neg", "Brand": "Lapin Angelique", "Ev. fr. pin?": 0, "Weight": 5, "Spec": "Attack", "Inflicts HP Drain?": 0, "Eden?": 0 },</text:p>
          </table:table-cell>
        </table:table-row>
        <table:table-row table:style-name="ro2">
          <table:table-cell table:formula="of:=COM.MICROSOFT.CONCAT(&quot;0x&quot;; DEC2HEX([.B173] - 1))" office:value-type="string" office:string-value="0xAB" calcext:value-type="string">
            <text:p>0xAB</text:p>
          </table:table-cell>
          <table:table-cell office:value-type="string" calcext:value-type="string">
            <text:p><text:a xlink:href="../../../../../../../wiki/Pin_172" xlink:type="simple">172</text:a></text:p>
          </table:table-cell>
          <table:table-cell office:value-type="string" calcext:value-type="string">
            <text:p>Web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7" calcext:value-type="float">
            <text:p>9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1" xlink:type="simple">171</text:a>.</text:p>
          </table:table-cell>
          <table:table-cell office:value-type="float" office:value="173" calcext:value-type="float">
            <text:p>17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73];&quot;: { &quot;&quot;ID&quot;&quot;: &quot;;[.A173];&quot;, &quot;&quot;Name&quot;&quot;: &quot;&quot;&quot;;[.C173];&quot;&quot;&quot;, &quot;&quot;MaxLevel&quot;&quot;: &quot;;[.T173];&quot;, &quot;&quot;Mingle?&quot;&quot;: &quot;;[.AG173];&quot;, &quot;&quot;Psych&quot;&quot;: &quot;&quot;&quot;;[.H173];&quot;&quot;&quot;&quot;; ;&quot;, &quot;&quot;Element&quot;&quot;: &quot;&quot;&quot;;[.G173];&quot;&quot;&quot;, &quot;&quot;Brand&quot;&quot;: &quot;&quot;&quot;;[.D173];&quot;&quot;&quot;, &quot;&quot;Ev. fr. pin?&quot;&quot;: &quot;;[.AH173];&quot;, &quot;&quot;Weight&quot;&quot;: &quot;;[.Y173];&quot;, &quot;&quot;Spec&quot;&quot;: &quot;&quot;&quot;;[.J173];&quot;&quot;&quot;, &quot;&quot;Inflicts HP Drain?&quot;&quot;: &quot;;[.AI173];&quot;, &quot;&quot;Eden?&quot;&quot;: &quot;;[.AJ173];&quot; },&quot;)" office:value-type="string" office:string-value="0xAB: { &quot;ID&quot;: 0xAB, &quot;Name&quot;: &quot;Web Spider&quot;, &quot;MaxLevel&quot;: 5, &quot;Mingle?&quot;: 0, &quot;Psych&quot;: &quot;Thunderbolt&quot;, &quot;Element&quot;: &quot;Neg&quot;, &quot;Brand&quot;: &quot;Lapin Angelique&quot;, &quot;Ev. fr. pin?&quot;: 1, &quot;Weight&quot;: 5, &quot;Spec&quot;: &quot;Attack&quot;, &quot;Inflicts HP Drain?&quot;: 0, &quot;Eden?&quot;: 0 }," calcext:value-type="string">
            <text:p>0xAB: { "ID": 0xAB, "Name": "Web Spider", "MaxLevel": 5, "Mingle?": 0, "Psych": "Thunderbolt", "Element": "Neg", "Brand": "Lapin Angelique", "Ev. fr. pin?": 1, "Weight": 5, "Spec": "Attack", "Inflicts HP Drain?": 0, "Eden?": 0 },</text:p>
          </table:table-cell>
        </table:table-row>
        <table:table-row table:style-name="ro2">
          <table:table-cell table:formula="of:=COM.MICROSOFT.CONCAT(&quot;0x&quot;; DEC2HEX([.B174] - 1))" office:value-type="string" office:string-value="0xAC" calcext:value-type="string">
            <text:p>0xAC</text:p>
          </table:table-cell>
          <table:table-cell office:value-type="string" calcext:value-type="string">
            <text:p><text:a xlink:href="../../../../../../../wiki/Pin_173" xlink:type="simple">173</text:a></text:p>
          </table:table-cell>
          <table:table-cell office:value-type="string" calcext:value-type="string">
            <text:p>Network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01" calcext:value-type="float">
            <text:p>101</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2" xlink:type="simple">17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74];&quot;: { &quot;&quot;ID&quot;&quot;: &quot;;[.A174];&quot;, &quot;&quot;Name&quot;&quot;: &quot;&quot;&quot;;[.C174];&quot;&quot;&quot;, &quot;&quot;MaxLevel&quot;&quot;: &quot;;[.T174];&quot;, &quot;&quot;Mingle?&quot;&quot;: &quot;;[.AG174];&quot;, &quot;&quot;Psych&quot;&quot;: &quot;&quot;&quot;;[.H174];&quot;&quot;&quot;&quot;; ;&quot;, &quot;&quot;Element&quot;&quot;: &quot;&quot;&quot;;[.G174];&quot;&quot;&quot;, &quot;&quot;Brand&quot;&quot;: &quot;&quot;&quot;;[.D174];&quot;&quot;&quot;, &quot;&quot;Ev. fr. pin?&quot;&quot;: &quot;;[.AH174];&quot;, &quot;&quot;Weight&quot;&quot;: &quot;;[.Y174];&quot;, &quot;&quot;Spec&quot;&quot;: &quot;&quot;&quot;;[.J174];&quot;&quot;&quot;, &quot;&quot;Inflicts HP Drain?&quot;&quot;: &quot;;[.AI174];&quot;, &quot;&quot;Eden?&quot;&quot;: &quot;;[.AJ174];&quot; },&quot;)" office:value-type="string" office:string-value="0xAC: { &quot;ID&quot;: 0xAC, &quot;Name&quot;: &quot;Network Spider&quot;, &quot;MaxLevel&quot;: 5, &quot;Mingle?&quot;: 0, &quot;Psych&quot;: &quot;Thunderbolt&quot;, &quot;Element&quot;: &quot;Neg&quot;, &quot;Brand&quot;: &quot;Lapin Angelique&quot;, &quot;Ev. fr. pin?&quot;: 1, &quot;Weight&quot;: 5, &quot;Spec&quot;: &quot;Attack&quot;, &quot;Inflicts HP Drain?&quot;: 0, &quot;Eden?&quot;: 0 }," calcext:value-type="string">
            <text:p>0xAC: { "ID": 0xAC, "Name": "Network Spider", "MaxLevel": 5, "Mingle?": 0, "Psych": "Thunderbolt", "Element": "Neg", "Brand": "Lapin Angelique", "Ev. fr. pin?": 1, "Weight": 5, "Spec": "Attack", "Inflicts HP Drain?": 0, "Eden?": 0 },</text:p>
          </table:table-cell>
        </table:table-row>
        <table:table-row table:style-name="ro4">
          <table:table-cell table:formula="of:=COM.MICROSOFT.CONCAT(&quot;0x&quot;; DEC2HEX([.B175] - 1))" office:value-type="string" office:string-value="0xAD" calcext:value-type="string">
            <text:p>0xAD</text:p>
          </table:table-cell>
          <table:table-cell office:value-type="string" calcext:value-type="string">
            <text:p><text:a xlink:href="../../../../../../../wiki/Pin_174" xlink:type="simple">174</text:a></text:p>
          </table:table-cell>
          <table:table-cell office:value-type="string" calcext:value-type="string">
            <text:p>Lolita Mic</text:p>
          </table:table-cell>
          <table:table-cell office:value-type="string" calcext:value-type="string">
            <text:p>Lapin Angelique</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s</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Event W3D5 Pig (West Exit Bus Termina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4" office:value-type="float" office:value="0" calcext:value-type="float">
            <text:p>0</text:p>
          </table:table-cell>
          <table:table-cell table:formula="of:=COM.MICROSOFT.CONCAT([.A175];&quot;: { &quot;&quot;ID&quot;&quot;: &quot;;[.A175];&quot;, &quot;&quot;Name&quot;&quot;: &quot;&quot;&quot;;[.C175];&quot;&quot;&quot;, &quot;&quot;MaxLevel&quot;&quot;: &quot;;[.T175];&quot;, &quot;&quot;Mingle?&quot;&quot;: &quot;;[.AG175];&quot;, &quot;&quot;Psych&quot;&quot;: &quot;&quot;&quot;;[.H175];&quot;&quot;&quot;&quot;; ;&quot;, &quot;&quot;Element&quot;&quot;: &quot;&quot;&quot;;[.G175];&quot;&quot;&quot;, &quot;&quot;Brand&quot;&quot;: &quot;&quot;&quot;;[.D175];&quot;&quot;&quot;, &quot;&quot;Ev. fr. pin?&quot;&quot;: &quot;;[.AH175];&quot;, &quot;&quot;Weight&quot;&quot;: &quot;;[.Y175];&quot;, &quot;&quot;Spec&quot;&quot;: &quot;&quot;&quot;;[.J175];&quot;&quot;&quot;, &quot;&quot;Inflicts HP Drain?&quot;&quot;: &quot;;[.AI175];&quot;, &quot;&quot;Eden?&quot;&quot;: &quot;;[.AJ175];&quot; },&quot;)" office:value-type="string" office:string-value="0xAD: { &quot;ID&quot;: 0xAD, &quot;Name&quot;: &quot;Lolita Mic&quot;, &quot;MaxLevel&quot;: 1, &quot;Mingle?&quot;: 0, &quot;Psych&quot;: &quot;Street Jam&quot;, &quot;Element&quot;: &quot;Neg&quot;, &quot;Brand&quot;: &quot;Lapin Angelique&quot;, &quot;Ev. fr. pin?&quot;: 0, &quot;Weight&quot;: 5, &quot;Spec&quot;: &quot;Attack&quot;, &quot;Inflicts HP Drain?&quot;: 0, &quot;Eden?&quot;: 0 }," calcext:value-type="string">
            <text:p>0xAD: { "ID": 0xAD, "Name": "Lolita Mic", "MaxLevel": 1, "Mingle?": 0, "Psych": "Street Jam", "Element": "Neg", "Brand": "Lapin Angelique", "Ev. fr. pin?": 0, "Weight": 5, "Spec": "Attack", "Inflicts HP Drain?": 0, "Eden?": 0 },</text:p>
          </table:table-cell>
        </table:table-row>
        <table:table-row table:style-name="ro2">
          <table:table-cell table:formula="of:=COM.MICROSOFT.CONCAT(&quot;0x&quot;; DEC2HEX([.B176] - 1))" office:value-type="string" office:string-value="0xAE" calcext:value-type="string">
            <text:p>0xAE</text:p>
          </table:table-cell>
          <table:table-cell office:value-type="string" calcext:value-type="string">
            <text:p><text:a xlink:href="../../../../../../../wiki/Pin_175" xlink:type="simple">175</text:a></text:p>
          </table:table-cell>
          <table:table-cell office:value-type="string" calcext:value-type="string">
            <text:p>Spider's Silk</text:p>
          </table:table-cell>
          <table:table-cell office:value-type="string" calcext:value-type="string">
            <text:p>Lapin Angelique</text:p>
          </table:table-cell>
          <table:table-cell office:value-type="float" office:value="9650" calcext:value-type="float">
            <text:p>9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96" calcext:value-type="float">
            <text:p>96</text:p>
          </table:table-cell>
          <table:table-cell office:value-type="float" office:value="8" calcext:value-type="float">
            <text:p>8</text:p>
          </table:table-cell>
          <table:table-cell office:value-type="string" calcext:value-type="string">
            <text:p>us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ropped by 66 HU.</text:p>
            <text:p>Dropped by 73 All.</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empty space to drop three boulders on that position. Inflicts damage on contact. Rapidly tap to rain more stones down. </text:p>
          </table:table-cell>
          <table:table-cell table:number-columns-repeated="4" office:value-type="float" office:value="0" calcext:value-type="float">
            <text:p>0</text:p>
          </table:table-cell>
          <table:table-cell table:formula="of:=COM.MICROSOFT.CONCAT([.A176];&quot;: { &quot;&quot;ID&quot;&quot;: &quot;;[.A176];&quot;, &quot;&quot;Name&quot;&quot;: &quot;&quot;&quot;;[.C176];&quot;&quot;&quot;, &quot;&quot;MaxLevel&quot;&quot;: &quot;;[.T176];&quot;, &quot;&quot;Mingle?&quot;&quot;: &quot;;[.AG176];&quot;, &quot;&quot;Psych&quot;&quot;: &quot;&quot;&quot;;[.H176];&quot;&quot;&quot;&quot;; ;&quot;, &quot;&quot;Element&quot;&quot;: &quot;&quot;&quot;;[.G176];&quot;&quot;&quot;, &quot;&quot;Brand&quot;&quot;: &quot;&quot;&quot;;[.D176];&quot;&quot;&quot;, &quot;&quot;Ev. fr. pin?&quot;&quot;: &quot;;[.AH176];&quot;, &quot;&quot;Weight&quot;&quot;: &quot;;[.Y176];&quot;, &quot;&quot;Spec&quot;&quot;: &quot;&quot;&quot;;[.J176];&quot;&quot;&quot;, &quot;&quot;Inflicts HP Drain?&quot;&quot;: &quot;;[.AI176];&quot;, &quot;&quot;Eden?&quot;&quot;: &quot;;[.AJ176];&quot; },&quot;)" office:value-type="string" office:string-value="0xAE: { &quot;ID&quot;: 0xAE, &quot;Name&quot;: &quot;Spider's Silk&quot;, &quot;MaxLevel&quot;: 15, &quot;Mingle?&quot;: 0, &quot;Psych&quot;: &quot;Apport&quot;, &quot;Element&quot;: &quot;Neg&quot;, &quot;Brand&quot;: &quot;Lapin Angelique&quot;, &quot;Ev. fr. pin?&quot;: 0, &quot;Weight&quot;: 5, &quot;Spec&quot;: &quot;Attack&quot;, &quot;Inflicts HP Drain?&quot;: 0, &quot;Eden?&quot;: 0 }," calcext:value-type="string">
            <text:p>0xAE: { "ID": 0xAE, "Name": "Spider's Silk", "MaxLevel": 15, "Mingle?": 0, "Psych": "Apport", "Element": "Neg", "Brand": "Lapin Angelique", "Ev. fr. pin?": 0, "Weight": 5, "Spec": "Attack", "Inflicts HP Drain?": 0, "Eden?": 0 },</text:p>
          </table:table-cell>
        </table:table-row>
        <table:table-row table:style-name="ro3">
          <table:table-cell table:formula="of:=COM.MICROSOFT.CONCAT(&quot;0x&quot;; DEC2HEX([.B177] - 1))" office:value-type="string" office:string-value="0xAF" calcext:value-type="string">
            <text:p>0xAF</text:p>
          </table:table-cell>
          <table:table-cell office:value-type="string" calcext:value-type="string">
            <text:p><text:a xlink:href="../../../../../../../wiki/Pin_176" xlink:type="simple">176</text:a></text:p>
          </table:table-cell>
          <table:table-cell office:value-type="string" calcext:value-type="string">
            <text:p>Leopard</text:p>
          </table:table-cell>
          <table:table-cell office:value-type="string" calcext:value-type="string">
            <text:p>Lapin Angelique</text:p>
          </table:table-cell>
          <table:table-cell office:value-type="float" office:value="3250" calcext:value-type="float">
            <text:p>32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1 N.</text:p>
          </table:table-cell>
          <table:table-cell office:value-type="float" office:value="177" calcext:value-type="float">
            <text:p>177</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ouch the pin to restore HP. </text:p>
          </table:table-cell>
          <table:table-cell table:number-columns-repeated="4" office:value-type="float" office:value="0" calcext:value-type="float">
            <text:p>0</text:p>
          </table:table-cell>
          <table:table-cell table:formula="of:=COM.MICROSOFT.CONCAT([.A177];&quot;: { &quot;&quot;ID&quot;&quot;: &quot;;[.A177];&quot;, &quot;&quot;Name&quot;&quot;: &quot;&quot;&quot;;[.C177];&quot;&quot;&quot;, &quot;&quot;MaxLevel&quot;&quot;: &quot;;[.T177];&quot;, &quot;&quot;Mingle?&quot;&quot;: &quot;;[.AG177];&quot;, &quot;&quot;Psych&quot;&quot;: &quot;&quot;&quot;;[.H177];&quot;&quot;&quot;&quot;; ;&quot;, &quot;&quot;Element&quot;&quot;: &quot;&quot;&quot;;[.G177];&quot;&quot;&quot;, &quot;&quot;Brand&quot;&quot;: &quot;&quot;&quot;;[.D177];&quot;&quot;&quot;, &quot;&quot;Ev. fr. pin?&quot;&quot;: &quot;;[.AH177];&quot;, &quot;&quot;Weight&quot;&quot;: &quot;;[.Y177];&quot;, &quot;&quot;Spec&quot;&quot;: &quot;&quot;&quot;;[.J177];&quot;&quot;&quot;, &quot;&quot;Inflicts HP Drain?&quot;&quot;: &quot;;[.AI177];&quot;, &quot;&quot;Eden?&quot;&quot;: &quot;;[.AJ177];&quot; },&quot;)" office:value-type="string" office:string-value="0xAF: { &quot;ID&quot;: 0xAF, &quot;Name&quot;: &quot;Leopard&quot;, &quot;MaxLevel&quot;: 4, &quot;Mingle?&quot;: 0, &quot;Psych&quot;: &quot;Cure Drink&quot;, &quot;Element&quot;: &quot;---&quot;, &quot;Brand&quot;: &quot;Lapin Angelique&quot;, &quot;Ev. fr. pin?&quot;: 0, &quot;Weight&quot;: 5, &quot;Spec&quot;: &quot;Recovery&quot;, &quot;Inflicts HP Drain?&quot;: 0, &quot;Eden?&quot;: 0 }," calcext:value-type="string">
            <text:p>0xAF: { "ID": 0xAF, "Name": "Leopard", "MaxLevel": 4, "Mingle?": 0, "Psych": "Cure Drink", "Element": "---", "Brand": "Lapin Angelique", "Ev. fr. pin?": 0, "Weight": 5, "Spec": "Recovery", "Inflicts HP Drain?": 0, "Eden?": 0 },</text:p>
          </table:table-cell>
        </table:table-row>
        <table:table-row table:style-name="ro4">
          <table:table-cell table:formula="of:=COM.MICROSOFT.CONCAT(&quot;0x&quot;; DEC2HEX([.B178] - 1))" office:value-type="string" office:string-value="0xB0" calcext:value-type="string">
            <text:p>0xB0</text:p>
          </table:table-cell>
          <table:table-cell office:value-type="string" calcext:value-type="string">
            <text:p><text:a xlink:href="../../../../../../../wiki/Pin_177" xlink:type="simple">177</text:a></text:p>
          </table:table-cell>
          <table:table-cell office:value-type="string" calcext:value-type="string">
            <text:p>Lolita Skull</text:p>
          </table:table-cell>
          <table:table-cell office:value-type="string" calcext:value-type="string">
            <text:p>Lapin Angelique</text:p>
          </table:table-cell>
          <table:table-cell office:value-type="float" office:value="3950" calcext:value-type="float">
            <text:p>39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76" xlink:type="simple">176</text:a>.</text:p>
            <text:p>Event Tin Pin Another Day (Statue of Hachiko).</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the pin to restore a small amount of HP and cure <text:a xlink:href="../../../../../../../wiki/Attack_Break" xlink:type="simple">Attack</text:a>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78];&quot;: { &quot;&quot;ID&quot;&quot;: &quot;;[.A178];&quot;, &quot;&quot;Name&quot;&quot;: &quot;&quot;&quot;;[.C178];&quot;&quot;&quot;, &quot;&quot;MaxLevel&quot;&quot;: &quot;;[.T178];&quot;, &quot;&quot;Mingle?&quot;&quot;: &quot;;[.AG178];&quot;, &quot;&quot;Psych&quot;&quot;: &quot;&quot;&quot;;[.H178];&quot;&quot;&quot;&quot;; ;&quot;, &quot;&quot;Element&quot;&quot;: &quot;&quot;&quot;;[.G178];&quot;&quot;&quot;, &quot;&quot;Brand&quot;&quot;: &quot;&quot;&quot;;[.D178];&quot;&quot;&quot;, &quot;&quot;Ev. fr. pin?&quot;&quot;: &quot;;[.AH178];&quot;, &quot;&quot;Weight&quot;&quot;: &quot;;[.Y178];&quot;, &quot;&quot;Spec&quot;&quot;: &quot;&quot;&quot;;[.J178];&quot;&quot;&quot;, &quot;&quot;Inflicts HP Drain?&quot;&quot;: &quot;;[.AI178];&quot;, &quot;&quot;Eden?&quot;&quot;: &quot;;[.AJ178];&quot; },&quot;)" office:value-type="string" office:string-value="0xB0: { &quot;ID&quot;: 0xB0, &quot;Name&quot;: &quot;Lolita Skull&quot;, &quot;MaxLevel&quot;: 4, &quot;Mingle?&quot;: 0, &quot;Psych&quot;: &quot;Healing&quot;, &quot;Element&quot;: &quot;---&quot;, &quot;Brand&quot;: &quot;Lapin Angelique&quot;, &quot;Ev. fr. pin?&quot;: 1, &quot;Weight&quot;: 5, &quot;Spec&quot;: &quot;Recovery&quot;, &quot;Inflicts HP Drain?&quot;: 0, &quot;Eden?&quot;: 0 }," calcext:value-type="string">
            <text:p>0xB0: { "ID": 0xB0, "Name": "Lolita Skull", "MaxLevel": 4, "Mingle?": 0, "Psych": "Healing", "Element": "---", "Brand": "Lapin Angelique", "Ev. fr. pin?": 1, "Weight": 5, "Spec": "Recovery", "Inflicts HP Drain?": 0, "Eden?": 0 },</text:p>
          </table:table-cell>
        </table:table-row>
        <table:table-row table:style-name="ro2">
          <table:table-cell table:formula="of:=COM.MICROSOFT.CONCAT(&quot;0x&quot;; DEC2HEX([.B179] - 1))" office:value-type="string" office:string-value="0xB1" calcext:value-type="string">
            <text:p>0xB1</text:p>
          </table:table-cell>
          <table:table-cell office:value-type="string" calcext:value-type="string">
            <text:p><text:a xlink:href="../../../../../../../wiki/Pin_178" xlink:type="simple">178</text:a></text:p>
          </table:table-cell>
          <table:table-cell office:value-type="string" calcext:value-type="string">
            <text:p>Black Rose</text:p>
          </table:table-cell>
          <table:table-cell office:value-type="string" calcext:value-type="string">
            <text:p>Lapin Angelique</text:p>
          </table:table-cell>
          <table:table-cell office:value-type="float" office:value="9000" calcext:value-type="float">
            <text:p>9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2B"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5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Defense_Break" xlink:type="simple">Defense Break</text:a> on enemies at the start of battle. (Some enemies may be immune.) </text:p>
          </table:table-cell>
          <table:table-cell table:number-columns-repeated="4" office:value-type="float" office:value="0" calcext:value-type="float">
            <text:p>0</text:p>
          </table:table-cell>
          <table:table-cell table:formula="of:=COM.MICROSOFT.CONCAT([.A179];&quot;: { &quot;&quot;ID&quot;&quot;: &quot;;[.A179];&quot;, &quot;&quot;Name&quot;&quot;: &quot;&quot;&quot;;[.C179];&quot;&quot;&quot;, &quot;&quot;MaxLevel&quot;&quot;: &quot;;[.T179];&quot;, &quot;&quot;Mingle?&quot;&quot;: &quot;;[.AG179];&quot;, &quot;&quot;Psych&quot;&quot;: &quot;&quot;&quot;;[.H179];&quot;&quot;&quot;&quot;; ;&quot;, &quot;&quot;Element&quot;&quot;: &quot;&quot;&quot;;[.G179];&quot;&quot;&quot;, &quot;&quot;Brand&quot;&quot;: &quot;&quot;&quot;;[.D179];&quot;&quot;&quot;, &quot;&quot;Ev. fr. pin?&quot;&quot;: &quot;;[.AH179];&quot;, &quot;&quot;Weight&quot;&quot;: &quot;;[.Y179];&quot;, &quot;&quot;Spec&quot;&quot;: &quot;&quot;&quot;;[.J179];&quot;&quot;&quot;, &quot;&quot;Inflicts HP Drain?&quot;&quot;: &quot;;[.AI179];&quot;, &quot;&quot;Eden?&quot;&quot;: &quot;;[.AJ179];&quot; },&quot;)" office:value-type="string" office:string-value="0xB1: { &quot;ID&quot;: 0xB1, &quot;Name&quot;: &quot;Black Rose&quot;, &quot;MaxLevel&quot;: 3, &quot;Mingle?&quot;: 0, &quot;Psych&quot;: &quot;Doomed Defense+&quot;, &quot;Element&quot;: &quot;Abi&quot;, &quot;Brand&quot;: &quot;Lapin Angelique&quot;, &quot;Ev. fr. pin?&quot;: 0, &quot;Weight&quot;: 5, &quot;Spec&quot;: &quot;---&quot;, &quot;Inflicts HP Drain?&quot;: 0, &quot;Eden?&quot;: 0 }," calcext:value-type="string">
            <text:p>0xB1: { "ID": 0xB1, "Name": "Black Rose", "MaxLevel": 3, "Mingle?": 0, "Psych": "Doomed Defense+", "Element": "Abi", "Brand": "Lapin Angelique", "Ev. fr. pin?": 0, "Weight": 5, "Spec": "---", "Inflicts HP Drain?": 0, "Eden?": 0 },</text:p>
          </table:table-cell>
        </table:table-row>
        <table:table-row table:style-name="ro3">
          <table:table-cell table:formula="of:=COM.MICROSOFT.CONCAT(&quot;0x&quot;; DEC2HEX([.B180] - 1))" office:value-type="string" office:string-value="0xB2" calcext:value-type="string">
            <text:p>0xB2</text:p>
          </table:table-cell>
          <table:table-cell office:value-type="string" calcext:value-type="string">
            <text:p><text:a xlink:href="../../../../../../../wiki/Pin_179" xlink:type="simple">179</text:a></text:p>
          </table:table-cell>
          <table:table-cell table:number-columns-repeated="2" office:value-type="string" calcext:value-type="string">
            <text:p>Lapin Angeliqu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LA" xlink:type="simple">Resonance: LA</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2 H.</text:p>
            <text:p>Dropped by 8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creases the Attack of any Lapin Angelique pins Neku is wearing. </text:p>
          </table:table-cell>
          <table:table-cell table:number-columns-repeated="4" office:value-type="float" office:value="0" calcext:value-type="float">
            <text:p>0</text:p>
          </table:table-cell>
          <table:table-cell table:formula="of:=COM.MICROSOFT.CONCAT([.A180];&quot;: { &quot;&quot;ID&quot;&quot;: &quot;;[.A180];&quot;, &quot;&quot;Name&quot;&quot;: &quot;&quot;&quot;;[.C180];&quot;&quot;&quot;, &quot;&quot;MaxLevel&quot;&quot;: &quot;;[.T180];&quot;, &quot;&quot;Mingle?&quot;&quot;: &quot;;[.AG180];&quot;, &quot;&quot;Psych&quot;&quot;: &quot;&quot;&quot;;[.H180];&quot;&quot;&quot;&quot;; ;&quot;, &quot;&quot;Element&quot;&quot;: &quot;&quot;&quot;;[.G180];&quot;&quot;&quot;, &quot;&quot;Brand&quot;&quot;: &quot;&quot;&quot;;[.D180];&quot;&quot;&quot;, &quot;&quot;Ev. fr. pin?&quot;&quot;: &quot;;[.AH180];&quot;, &quot;&quot;Weight&quot;&quot;: &quot;;[.Y180];&quot;, &quot;&quot;Spec&quot;&quot;: &quot;&quot;&quot;;[.J180];&quot;&quot;&quot;, &quot;&quot;Inflicts HP Drain?&quot;&quot;: &quot;;[.AI180];&quot;, &quot;&quot;Eden?&quot;&quot;: &quot;;[.AJ180];&quot; },&quot;)" office:value-type="string" office:string-value="0xB2: { &quot;ID&quot;: 0xB2, &quot;Name&quot;: &quot;Lapin Angelique&quot;, &quot;MaxLevel&quot;: 3, &quot;Mingle?&quot;: 0, &quot;Psych&quot;: &quot;Resonance: LA&quot;, &quot;Element&quot;: &quot;Abi&quot;, &quot;Brand&quot;: &quot;Lapin Angelique&quot;, &quot;Ev. fr. pin?&quot;: 0, &quot;Weight&quot;: 5, &quot;Spec&quot;: &quot;---&quot;, &quot;Inflicts HP Drain?&quot;: 0, &quot;Eden?&quot;: 0 }," calcext:value-type="string">
            <text:p>0xB2: { "ID": 0xB2, "Name": "Lapin Angelique", "MaxLevel": 3, "Mingle?": 0, "Psych": "Resonance: LA", "Element": "Abi", "Brand": "Lapin Angelique", "Ev. fr. pin?": 0, "Weight": 5, "Spec": "---", "Inflicts HP Drain?": 0, "Eden?": 0 },</text:p>
          </table:table-cell>
        </table:table-row>
        <table:table-row table:style-name="ro2">
          <table:table-cell table:formula="of:=COM.MICROSOFT.CONCAT(&quot;0x&quot;; DEC2HEX([.B181] - 1))" office:value-type="string" office:string-value="0xB3" calcext:value-type="string">
            <text:p>0xB3</text:p>
          </table:table-cell>
          <table:table-cell office:value-type="string" calcext:value-type="string">
            <text:p><text:a xlink:href="../../../../../../../wiki/Pin_180" xlink:type="simple">180</text:a></text:p>
          </table:table-cell>
          <table:table-cell office:value-type="string" calcext:value-type="string">
            <text:p>Thunder Pawn</text:p>
          </table:table-cell>
          <table:table-cell office:value-type="string" calcext:value-type="string">
            <text:p>Pegaso</text:p>
          </table:table-cell>
          <table:table-cell office:value-type="float" office:value="2600" calcext:value-type="float">
            <text:p>2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2 N.</text:p>
          </table:table-cell>
          <table:table-cell office:value-type="float" office:value="181" calcext:value-type="float">
            <text:p>18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w a circle in empty space to create an electric charge that zigzags around the screen. Inflicts damage on contact. </text:p>
          </table:table-cell>
          <table:table-cell table:number-columns-repeated="4" office:value-type="float" office:value="0" calcext:value-type="float">
            <text:p>0</text:p>
          </table:table-cell>
          <table:table-cell table:formula="of:=COM.MICROSOFT.CONCAT([.A181];&quot;: { &quot;&quot;ID&quot;&quot;: &quot;;[.A181];&quot;, &quot;&quot;Name&quot;&quot;: &quot;&quot;&quot;;[.C181];&quot;&quot;&quot;, &quot;&quot;MaxLevel&quot;&quot;: &quot;;[.T181];&quot;, &quot;&quot;Mingle?&quot;&quot;: &quot;;[.AG181];&quot;, &quot;&quot;Psych&quot;&quot;: &quot;&quot;&quot;;[.H181];&quot;&quot;&quot;&quot;; ;&quot;, &quot;&quot;Element&quot;&quot;: &quot;&quot;&quot;;[.G181];&quot;&quot;&quot;, &quot;&quot;Brand&quot;&quot;: &quot;&quot;&quot;;[.D181];&quot;&quot;&quot;, &quot;&quot;Ev. fr. pin?&quot;&quot;: &quot;;[.AH181];&quot;, &quot;&quot;Weight&quot;&quot;: &quot;;[.Y181];&quot;, &quot;&quot;Spec&quot;&quot;: &quot;&quot;&quot;;[.J181];&quot;&quot;&quot;, &quot;&quot;Inflicts HP Drain?&quot;&quot;: &quot;;[.AI181];&quot;, &quot;&quot;Eden?&quot;&quot;: &quot;;[.AJ181];&quot; },&quot;)" office:value-type="string" office:string-value="0xB3: { &quot;ID&quot;: 0xB3, &quot;Name&quot;: &quot;Thunder Pawn&quot;, &quot;MaxLevel&quot;: 5, &quot;Mingle?&quot;: 0, &quot;Psych&quot;: &quot;Spark Core&quot;, &quot;Element&quot;: &quot;Neg&quot;, &quot;Brand&quot;: &quot;Pegaso&quot;, &quot;Ev. fr. pin?&quot;: 0, &quot;Weight&quot;: 1, &quot;Spec&quot;: &quot;Attack&quot;, &quot;Inflicts HP Drain?&quot;: 0, &quot;Eden?&quot;: 0 }," calcext:value-type="string">
            <text:p>0xB3: { "ID": 0xB3, "Name": "Thunder Pawn", "MaxLevel": 5, "Mingle?": 0, "Psych": "Spark Core", "Element": "Neg", "Brand": "Pegaso", "Ev. fr. pin?": 0, "Weight": 1, "Spec": "Attack", "Inflicts HP Drain?": 0, "Eden?": 0 },</text:p>
          </table:table-cell>
        </table:table-row>
        <table:table-row table:style-name="ro2">
          <table:table-cell table:formula="of:=COM.MICROSOFT.CONCAT(&quot;0x&quot;; DEC2HEX([.B182] - 1))" office:value-type="string" office:string-value="0xB4" calcext:value-type="string">
            <text:p>0xB4</text:p>
          </table:table-cell>
          <table:table-cell office:value-type="string" calcext:value-type="string">
            <text:p><text:a xlink:href="../../../../../../../wiki/Pin_181" xlink:type="simple">181</text:a></text:p>
          </table:table-cell>
          <table:table-cell office:value-type="string" calcext:value-type="string">
            <text:p>Lightning Pawn</text:p>
          </table:table-cell>
          <table:table-cell office:value-type="string" calcext:value-type="string">
            <text:p>Pegaso</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Evolves from <text:a xlink:href="../../../../../../../wiki/Pin_180" xlink:type="simple">180</text:a>.</text:p>
            <text:p>Event N09.</text:p>
            <text:p>Dropped by 9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Draw a circle in empty space to create an electric charge that flies toward the nearest enemy.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82];&quot;: { &quot;&quot;ID&quot;&quot;: &quot;;[.A182];&quot;, &quot;&quot;Name&quot;&quot;: &quot;&quot;&quot;;[.C182];&quot;&quot;&quot;, &quot;&quot;MaxLevel&quot;&quot;: &quot;;[.T182];&quot;, &quot;&quot;Mingle?&quot;&quot;: &quot;;[.AG182];&quot;, &quot;&quot;Psych&quot;&quot;: &quot;&quot;&quot;;[.H182];&quot;&quot;&quot;&quot;; ;&quot;, &quot;&quot;Element&quot;&quot;: &quot;&quot;&quot;;[.G182];&quot;&quot;&quot;, &quot;&quot;Brand&quot;&quot;: &quot;&quot;&quot;;[.D182];&quot;&quot;&quot;, &quot;&quot;Ev. fr. pin?&quot;&quot;: &quot;;[.AH182];&quot;, &quot;&quot;Weight&quot;&quot;: &quot;;[.Y182];&quot;, &quot;&quot;Spec&quot;&quot;: &quot;&quot;&quot;;[.J182];&quot;&quot;&quot;, &quot;&quot;Inflicts HP Drain?&quot;&quot;: &quot;;[.AI182];&quot;, &quot;&quot;Eden?&quot;&quot;: &quot;;[.AJ182];&quot; },&quot;)" office:value-type="string" office:string-value="0xB4: { &quot;ID&quot;: 0xB4, &quot;Name&quot;: &quot;Lightning Pawn&quot;, &quot;MaxLevel&quot;: 4, &quot;Mingle?&quot;: 0, &quot;Psych&quot;: &quot;Spark Core&quot;, &quot;Element&quot;: &quot;Neg&quot;, &quot;Brand&quot;: &quot;Pegaso&quot;, &quot;Ev. fr. pin?&quot;: 1, &quot;Weight&quot;: 1, &quot;Spec&quot;: &quot;Attack&quot;, &quot;Inflicts HP Drain?&quot;: 0, &quot;Eden?&quot;: 0 }," calcext:value-type="string">
            <text:p>0xB4: { "ID": 0xB4, "Name": "Lightning Pawn", "MaxLevel": 4, "Mingle?": 0, "Psych": "Spark Core", "Element": "Neg", "Brand": "Pegaso", "Ev. fr. pin?": 1, "Weight": 1, "Spec": "Attack", "Inflicts HP Drain?": 0, "Eden?": 0 },</text:p>
          </table:table-cell>
        </table:table-row>
        <table:table-row table:style-name="ro2">
          <table:table-cell table:formula="of:=COM.MICROSOFT.CONCAT(&quot;0x&quot;; DEC2HEX([.B183] - 1))" office:value-type="string" office:string-value="0xB5" calcext:value-type="string">
            <text:p>0xB5</text:p>
          </table:table-cell>
          <table:table-cell office:value-type="string" calcext:value-type="string">
            <text:p><text:a xlink:href="../../../../../../../wiki/Pin_182" xlink:type="simple">182</text:a></text:p>
          </table:table-cell>
          <table:table-cell office:value-type="string" calcext:value-type="string">
            <text:p>Aqua Pawn</text:p>
          </table:table-cell>
          <table:table-cell office:value-type="string" calcext:value-type="string">
            <text:p>Pegaso</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06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ouch empty space to create a stationary orb of water. Orbs inflict damage on contact and then rebound. </text:p>
          </table:table-cell>
          <table:table-cell table:number-columns-repeated="4" office:value-type="float" office:value="0" calcext:value-type="float">
            <text:p>0</text:p>
          </table:table-cell>
          <table:table-cell table:formula="of:=COM.MICROSOFT.CONCAT([.A183];&quot;: { &quot;&quot;ID&quot;&quot;: &quot;;[.A183];&quot;, &quot;&quot;Name&quot;&quot;: &quot;&quot;&quot;;[.C183];&quot;&quot;&quot;, &quot;&quot;MaxLevel&quot;&quot;: &quot;;[.T183];&quot;, &quot;&quot;Mingle?&quot;&quot;: &quot;;[.AG183];&quot;, &quot;&quot;Psych&quot;&quot;: &quot;&quot;&quot;;[.H183];&quot;&quot;&quot;&quot;; ;&quot;, &quot;&quot;Element&quot;&quot;: &quot;&quot;&quot;;[.G183];&quot;&quot;&quot;, &quot;&quot;Brand&quot;&quot;: &quot;&quot;&quot;;[.D183];&quot;&quot;&quot;, &quot;&quot;Ev. fr. pin?&quot;&quot;: &quot;;[.AH183];&quot;, &quot;&quot;Weight&quot;&quot;: &quot;;[.Y183];&quot;, &quot;&quot;Spec&quot;&quot;: &quot;&quot;&quot;;[.J183];&quot;&quot;&quot;, &quot;&quot;Inflicts HP Drain?&quot;&quot;: &quot;;[.AI183];&quot;, &quot;&quot;Eden?&quot;&quot;: &quot;;[.AJ183];&quot; },&quot;)" office:value-type="string" office:string-value="0xB5: { &quot;ID&quot;: 0xB5, &quot;Name&quot;: &quot;Aqua Pawn&quot;, &quot;MaxLevel&quot;: 3, &quot;Mingle?&quot;: 0, &quot;Psych&quot;: &quot;Splash Core&quot;, &quot;Element&quot;: &quot;Neg&quot;, &quot;Brand&quot;: &quot;Pegaso&quot;, &quot;Ev. fr. pin?&quot;: 0, &quot;Weight&quot;: 1, &quot;Spec&quot;: &quot;Attack&quot;, &quot;Inflicts HP Drain?&quot;: 0, &quot;Eden?&quot;: 0 }," calcext:value-type="string">
            <text:p>0xB5: { "ID": 0xB5, "Name": "Aqua Pawn", "MaxLevel": 3, "Mingle?": 0, "Psych": "Splash Core", "Element": "Neg", "Brand": "Pegaso", "Ev. fr. pin?": 0, "Weight": 1, "Spec": "Attack", "Inflicts HP Drain?": 0, "Eden?": 0 },</text:p>
          </table:table-cell>
        </table:table-row>
        <table:table-row table:style-name="ro2">
          <table:table-cell table:formula="of:=COM.MICROSOFT.CONCAT(&quot;0x&quot;; DEC2HEX([.B184] - 1))" office:value-type="string" office:string-value="0xB6" calcext:value-type="string">
            <text:p>0xB6</text:p>
          </table:table-cell>
          <table:table-cell office:value-type="string" calcext:value-type="string">
            <text:p><text:a xlink:href="../../../../../../../wiki/Pin_183" xlink:type="simple">183</text:a></text:p>
          </table:table-cell>
          <table:table-cell office:value-type="string" calcext:value-type="string">
            <text:p>Swing Bishop</text:p>
          </table:table-cell>
          <table:table-cell office:value-type="string" calcext:value-type="string">
            <text:p>Pegaso</text:p>
          </table:table-cell>
          <table:table-cell office:value-type="float" office:value="4450" calcext:value-type="float">
            <text:p>4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old by Shibu Dept. Store.</text:p>
          </table:table-cell>
          <table:table-cell office:value-type="string" calcext:value-type="string">
            <text:p>M</text:p>
          </table:table-cell>
          <table:table-cell office:value-type="float" office:value="184" calcext:value-type="float">
            <text:p>184</text:p>
          </table:table-cell>
          <table:table-cell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penetrating boomerang in that direction. Inflicts damage on contact. </text:p>
          </table:table-cell>
          <table:table-cell table:number-columns-repeated="4" office:value-type="float" office:value="0" calcext:value-type="float">
            <text:p>0</text:p>
          </table:table-cell>
          <table:table-cell table:formula="of:=COM.MICROSOFT.CONCAT([.A184];&quot;: { &quot;&quot;ID&quot;&quot;: &quot;;[.A184];&quot;, &quot;&quot;Name&quot;&quot;: &quot;&quot;&quot;;[.C184];&quot;&quot;&quot;, &quot;&quot;MaxLevel&quot;&quot;: &quot;;[.T184];&quot;, &quot;&quot;Mingle?&quot;&quot;: &quot;;[.AG184];&quot;, &quot;&quot;Psych&quot;&quot;: &quot;&quot;&quot;;[.H184];&quot;&quot;&quot;&quot;; ;&quot;, &quot;&quot;Element&quot;&quot;: &quot;&quot;&quot;;[.G184];&quot;&quot;&quot;, &quot;&quot;Brand&quot;&quot;: &quot;&quot;&quot;;[.D184];&quot;&quot;&quot;, &quot;&quot;Ev. fr. pin?&quot;&quot;: &quot;;[.AH184];&quot;, &quot;&quot;Weight&quot;&quot;: &quot;;[.Y184];&quot;, &quot;&quot;Spec&quot;&quot;: &quot;&quot;&quot;;[.J184];&quot;&quot;&quot;, &quot;&quot;Inflicts HP Drain?&quot;&quot;: &quot;;[.AI184];&quot;, &quot;&quot;Eden?&quot;&quot;: &quot;;[.AJ184];&quot; },&quot;)" office:value-type="string" office:string-value="0xB6: { &quot;ID&quot;: 0xB6, &quot;Name&quot;: &quot;Swing Bishop&quot;, &quot;MaxLevel&quot;: 7, &quot;Mingle?&quot;: 0, &quot;Psych&quot;: &quot;Patrol Rounds&quot;, &quot;Element&quot;: &quot;Neg&quot;, &quot;Brand&quot;: &quot;Pegaso&quot;, &quot;Ev. fr. pin?&quot;: 0, &quot;Weight&quot;: 1, &quot;Spec&quot;: &quot;Attack&quot;, &quot;Inflicts HP Drain?&quot;: 0, &quot;Eden?&quot;: 0 }," calcext:value-type="string">
            <text:p>0xB6: { "ID": 0xB6, "Name": "Swing Bishop", "MaxLevel": 7, "Mingle?": 0, "Psych": "Patrol Rounds", "Element": "Neg", "Brand": "Pegaso", "Ev. fr. pin?": 0, "Weight": 1, "Spec": "Attack", "Inflicts HP Drain?": 0, "Eden?": 0 },</text:p>
          </table:table-cell>
        </table:table-row>
        <table:table-row table:style-name="ro2">
          <table:table-cell table:formula="of:=COM.MICROSOFT.CONCAT(&quot;0x&quot;; DEC2HEX([.B185] - 1))" office:value-type="string" office:string-value="0xB7" calcext:value-type="string">
            <text:p>0xB7</text:p>
          </table:table-cell>
          <table:table-cell office:value-type="string" calcext:value-type="string">
            <text:p><text:a xlink:href="../../../../../../../wiki/Pin_184" xlink:type="simple">184</text:a></text:p>
          </table:table-cell>
          <table:table-cell office:value-type="string" calcext:value-type="string">
            <text:p>Pegaso Bishop</text:p>
          </table:table-cell>
          <table:table-cell office:value-type="string" calcext:value-type="string">
            <text:p>Pegaso</text:p>
          </table:table-cell>
          <table:table-cell office:value-type="float" office:value="9750" calcext:value-type="float">
            <text:p>9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volves from <text:a xlink:href="../../../../../../../wiki/Pin_183" xlink:type="simple">18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85];&quot;: { &quot;&quot;ID&quot;&quot;: &quot;;[.A185];&quot;, &quot;&quot;Name&quot;&quot;: &quot;&quot;&quot;;[.C185];&quot;&quot;&quot;, &quot;&quot;MaxLevel&quot;&quot;: &quot;;[.T185];&quot;, &quot;&quot;Mingle?&quot;&quot;: &quot;;[.AG185];&quot;, &quot;&quot;Psych&quot;&quot;: &quot;&quot;&quot;;[.H185];&quot;&quot;&quot;&quot;; ;&quot;, &quot;&quot;Element&quot;&quot;: &quot;&quot;&quot;;[.G185];&quot;&quot;&quot;, &quot;&quot;Brand&quot;&quot;: &quot;&quot;&quot;;[.D185];&quot;&quot;&quot;, &quot;&quot;Ev. fr. pin?&quot;&quot;: &quot;;[.AH185];&quot;, &quot;&quot;Weight&quot;&quot;: &quot;;[.Y185];&quot;, &quot;&quot;Spec&quot;&quot;: &quot;&quot;&quot;;[.J185];&quot;&quot;&quot;, &quot;&quot;Inflicts HP Drain?&quot;&quot;: &quot;;[.AI185];&quot;, &quot;&quot;Eden?&quot;&quot;: &quot;;[.AJ185];&quot; },&quot;)" office:value-type="string" office:string-value="0xB7: { &quot;ID&quot;: 0xB7, &quot;Name&quot;: &quot;Pegaso Bishop&quot;, &quot;MaxLevel&quot;: 5, &quot;Mingle?&quot;: 0, &quot;Psych&quot;: &quot;Patrol Rounds&quot;, &quot;Element&quot;: &quot;Neg&quot;, &quot;Brand&quot;: &quot;Pegaso&quot;, &quot;Ev. fr. pin?&quot;: 1, &quot;Weight&quot;: 1, &quot;Spec&quot;: &quot;Attack&quot;, &quot;Inflicts HP Drain?&quot;: 0, &quot;Eden?&quot;: 0 }," calcext:value-type="string">
            <text:p>0xB7: { "ID": 0xB7, "Name": "Pegaso Bishop", "MaxLevel": 5, "Mingle?": 0, "Psych": "Patrol Rounds", "Element": "Neg", "Brand": "Pegaso", "Ev. fr. pin?": 1, "Weight": 1, "Spec": "Attack", "Inflicts HP Drain?": 0, "Eden?": 0 },</text:p>
          </table:table-cell>
        </table:table-row>
        <table:table-row table:style-name="ro2">
          <table:table-cell table:formula="of:=COM.MICROSOFT.CONCAT(&quot;0x&quot;; DEC2HEX([.B186] - 1))" office:value-type="string" office:string-value="0xB8" calcext:value-type="string">
            <text:p>0xB8</text:p>
          </table:table-cell>
          <table:table-cell office:value-type="string" calcext:value-type="string">
            <text:p><text:a xlink:href="../../../../../../../wiki/Pin_185" xlink:type="simple">185</text:a></text:p>
          </table:table-cell>
          <table:table-cell office:value-type="string" calcext:value-type="string">
            <text:p>King Arthur</text:p>
          </table:table-cell>
          <table:table-cell office:value-type="string" calcext:value-type="string">
            <text:p>Pegaso</text:p>
          </table:table-cell>
          <table:table-cell office:value-type="float" office:value="3350" calcext:value-type="float">
            <text:p>3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40" calcext:value-type="float">
            <text:p>14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6 EN.</text:p>
          </table:table-cell>
          <table:table-cell office:value-type="float" office:value="186" calcext:value-type="float">
            <text:p>18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Slash empty space to send a bolt of lightning along that line. Inflicts damage on contact. Keep slashing to create multiple bolts. </text:p>
          </table:table-cell>
          <table:table-cell table:number-columns-repeated="4" office:value-type="float" office:value="0" calcext:value-type="float">
            <text:p>0</text:p>
          </table:table-cell>
          <table:table-cell table:formula="of:=COM.MICROSOFT.CONCAT([.A186];&quot;: { &quot;&quot;ID&quot;&quot;: &quot;;[.A186];&quot;, &quot;&quot;Name&quot;&quot;: &quot;&quot;&quot;;[.C186];&quot;&quot;&quot;, &quot;&quot;MaxLevel&quot;&quot;: &quot;;[.T186];&quot;, &quot;&quot;Mingle?&quot;&quot;: &quot;;[.AG186];&quot;, &quot;&quot;Psych&quot;&quot;: &quot;&quot;&quot;;[.H186];&quot;&quot;&quot;&quot;; ;&quot;, &quot;&quot;Element&quot;&quot;: &quot;&quot;&quot;;[.G186];&quot;&quot;&quot;, &quot;&quot;Brand&quot;&quot;: &quot;&quot;&quot;;[.D186];&quot;&quot;&quot;, &quot;&quot;Ev. fr. pin?&quot;&quot;: &quot;;[.AH186];&quot;, &quot;&quot;Weight&quot;&quot;: &quot;;[.Y186];&quot;, &quot;&quot;Spec&quot;&quot;: &quot;&quot;&quot;;[.J186];&quot;&quot;&quot;, &quot;&quot;Inflicts HP Drain?&quot;&quot;: &quot;;[.AI186];&quot;, &quot;&quot;Eden?&quot;&quot;: &quot;;[.AJ186];&quot; },&quot;)" office:value-type="string" office:string-value="0xB8: { &quot;ID&quot;: 0xB8, &quot;Name&quot;: &quot;King Arthur&quot;, &quot;MaxLevel&quot;: 3, &quot;Mingle?&quot;: 0, &quot;Psych&quot;: &quot;Lightning Bolt&quot;, &quot;Element&quot;: &quot;Neg&quot;, &quot;Brand&quot;: &quot;Pegaso&quot;, &quot;Ev. fr. pin?&quot;: 0, &quot;Weight&quot;: 1, &quot;Spec&quot;: &quot;Attack&quot;, &quot;Inflicts HP Drain?&quot;: 0, &quot;Eden?&quot;: 0 }," calcext:value-type="string">
            <text:p>0xB8: { "ID": 0xB8, "Name": "King Arthur", "MaxLevel": 3, "Mingle?": 0, "Psych": "Lightning Bolt", "Element": "Neg", "Brand": "Pegaso", "Ev. fr. pin?": 0, "Weight": 1, "Spec": "Attack", "Inflicts HP Drain?": 0, "Eden?": 0 },</text:p>
          </table:table-cell>
        </table:table-row>
        <table:table-row table:style-name="ro2">
          <table:table-cell table:formula="of:=COM.MICROSOFT.CONCAT(&quot;0x&quot;; DEC2HEX([.B187] - 1))" office:value-type="string" office:string-value="0xB9" calcext:value-type="string">
            <text:p>0xB9</text:p>
          </table:table-cell>
          <table:table-cell office:value-type="string" calcext:value-type="string">
            <text:p><text:a xlink:href="../../../../../../../wiki/Pin_186" xlink:type="simple">186</text:a></text:p>
          </table:table-cell>
          <table:table-cell office:value-type="string" calcext:value-type="string">
            <text:p>Excalibur</text:p>
          </table:table-cell>
          <table:table-cell office:value-type="string" calcext:value-type="string">
            <text:p>Pegaso</text:p>
          </table:table-cell>
          <table:table-cell office:value-type="float" office:value="10900" calcext:value-type="float">
            <text:p>109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70" calcext:value-type="float">
            <text:p>1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85" xlink:type="simple">18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lash empty space to send a bolt of lightning along that line. Inflicts damage on contact. Keep slashing to create multiple bolts.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87];&quot;: { &quot;&quot;ID&quot;&quot;: &quot;;[.A187];&quot;, &quot;&quot;Name&quot;&quot;: &quot;&quot;&quot;;[.C187];&quot;&quot;&quot;, &quot;&quot;MaxLevel&quot;&quot;: &quot;;[.T187];&quot;, &quot;&quot;Mingle?&quot;&quot;: &quot;;[.AG187];&quot;, &quot;&quot;Psych&quot;&quot;: &quot;&quot;&quot;;[.H187];&quot;&quot;&quot;&quot;; ;&quot;, &quot;&quot;Element&quot;&quot;: &quot;&quot;&quot;;[.G187];&quot;&quot;&quot;, &quot;&quot;Brand&quot;&quot;: &quot;&quot;&quot;;[.D187];&quot;&quot;&quot;, &quot;&quot;Ev. fr. pin?&quot;&quot;: &quot;;[.AH187];&quot;, &quot;&quot;Weight&quot;&quot;: &quot;;[.Y187];&quot;, &quot;&quot;Spec&quot;&quot;: &quot;&quot;&quot;;[.J187];&quot;&quot;&quot;, &quot;&quot;Inflicts HP Drain?&quot;&quot;: &quot;;[.AI187];&quot;, &quot;&quot;Eden?&quot;&quot;: &quot;;[.AJ187];&quot; },&quot;)" office:value-type="string" office:string-value="0xB9: { &quot;ID&quot;: 0xB9, &quot;Name&quot;: &quot;Excalibur&quot;, &quot;MaxLevel&quot;: 5, &quot;Mingle?&quot;: 0, &quot;Psych&quot;: &quot;Lightning Bolt&quot;, &quot;Element&quot;: &quot;Neg&quot;, &quot;Brand&quot;: &quot;Pegaso&quot;, &quot;Ev. fr. pin?&quot;: 1, &quot;Weight&quot;: 1, &quot;Spec&quot;: &quot;Attack&quot;, &quot;Inflicts HP Drain?&quot;: 0, &quot;Eden?&quot;: 0 }," calcext:value-type="string">
            <text:p>0xB9: { "ID": 0xB9, "Name": "Excalibur", "MaxLevel": 5, "Mingle?": 0, "Psych": "Lightning Bolt", "Element": "Neg", "Brand": "Pegaso", "Ev. fr. pin?": 1, "Weight": 1, "Spec": "Attack", "Inflicts HP Drain?": 0, "Eden?": 0 },</text:p>
          </table:table-cell>
        </table:table-row>
        <table:table-row table:style-name="ro2">
          <table:table-cell table:formula="of:=COM.MICROSOFT.CONCAT(&quot;0x&quot;; DEC2HEX([.B188] - 1))" office:value-type="string" office:string-value="0xBA" calcext:value-type="string">
            <text:p>0xBA</text:p>
          </table:table-cell>
          <table:table-cell office:value-type="string" calcext:value-type="string">
            <text:p><text:a xlink:href="../../../../../../../wiki/Pin_187" xlink:type="simple">187</text:a></text:p>
          </table:table-cell>
          <table:table-cell office:value-type="string" calcext:value-type="string">
            <text:p>Thunder Rook</text:p>
          </table:table-cell>
          <table:table-cell office:value-type="string" calcext:value-type="string">
            <text:p>Pegaso</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8 E.</text:p>
          </table:table-cell>
          <table:table-cell office:value-type="string" calcext:value-type="string">
            <text:p>M</text:p>
          </table:table-cell>
          <table:table-cell office:value-type="float" office:value="188" calcext:value-type="float">
            <text:p>188</text:p>
          </table:table-cell>
          <table:table-cell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fire lightning in that direction. Inflicts damage on contact. </text:p>
          </table:table-cell>
          <table:table-cell table:number-columns-repeated="4" office:value-type="float" office:value="0" calcext:value-type="float">
            <text:p>0</text:p>
          </table:table-cell>
          <table:table-cell table:formula="of:=COM.MICROSOFT.CONCAT([.A188];&quot;: { &quot;&quot;ID&quot;&quot;: &quot;;[.A188];&quot;, &quot;&quot;Name&quot;&quot;: &quot;&quot;&quot;;[.C188];&quot;&quot;&quot;, &quot;&quot;MaxLevel&quot;&quot;: &quot;;[.T188];&quot;, &quot;&quot;Mingle?&quot;&quot;: &quot;;[.AG188];&quot;, &quot;&quot;Psych&quot;&quot;: &quot;&quot;&quot;;[.H188];&quot;&quot;&quot;&quot;; ;&quot;, &quot;&quot;Element&quot;&quot;: &quot;&quot;&quot;;[.G188];&quot;&quot;&quot;, &quot;&quot;Brand&quot;&quot;: &quot;&quot;&quot;;[.D188];&quot;&quot;&quot;, &quot;&quot;Ev. fr. pin?&quot;&quot;: &quot;;[.AH188];&quot;, &quot;&quot;Weight&quot;&quot;: &quot;;[.Y188];&quot;, &quot;&quot;Spec&quot;&quot;: &quot;&quot;&quot;;[.J188];&quot;&quot;&quot;, &quot;&quot;Inflicts HP Drain?&quot;&quot;: &quot;;[.AI188];&quot;, &quot;&quot;Eden?&quot;&quot;: &quot;;[.AJ188];&quot; },&quot;)" office:value-type="string" office:string-value="0xBA: { &quot;ID&quot;: 0xBA, &quot;Name&quot;: &quot;Thunder Rook&quot;, &quot;MaxLevel&quot;: 3, &quot;Mingle?&quot;: 0, &quot;Psych&quot;: &quot;Lightning Arrester&quot;, &quot;Element&quot;: &quot;Neg&quot;, &quot;Brand&quot;: &quot;Pegaso&quot;, &quot;Ev. fr. pin?&quot;: 0, &quot;Weight&quot;: 1, &quot;Spec&quot;: &quot;Attack&quot;, &quot;Inflicts HP Drain?&quot;: 0, &quot;Eden?&quot;: 0 }," calcext:value-type="string">
            <text:p>0xBA: { "ID": 0xBA, "Name": "Thunder Rook", "MaxLevel": 3, "Mingle?": 0, "Psych": "Lightning Arrester", "Element": "Neg", "Brand": "Pegaso", "Ev. fr. pin?": 0, "Weight": 1, "Spec": "Attack", "Inflicts HP Drain?": 0, "Eden?": 0 },</text:p>
          </table:table-cell>
        </table:table-row>
        <table:table-row table:style-name="ro2">
          <table:table-cell table:formula="of:=COM.MICROSOFT.CONCAT(&quot;0x&quot;; DEC2HEX([.B189] - 1))" office:value-type="string" office:string-value="0xBB" calcext:value-type="string">
            <text:p>0xBB</text:p>
          </table:table-cell>
          <table:table-cell office:value-type="string" calcext:value-type="string">
            <text:p><text:a xlink:href="../../../../../../../wiki/Pin_188" xlink:type="simple">188</text:a></text:p>
          </table:table-cell>
          <table:table-cell office:value-type="string" calcext:value-type="string">
            <text:p>Lightning Rook</text:p>
          </table:table-cell>
          <table:table-cell office:value-type="string" calcext:value-type="string">
            <text:p>Pegaso</text:p>
          </table:table-cell>
          <table:table-cell office:value-type="float" office:value="9500" calcext:value-type="float">
            <text:p>9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Evolves from <text:a xlink:href="../../../../../../../wiki/Pin_187" xlink:type="simple">187</text:a>.</text:p>
            <text:p>Event W3D7.</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empty space and Neku will fire lightni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89];&quot;: { &quot;&quot;ID&quot;&quot;: &quot;;[.A189];&quot;, &quot;&quot;Name&quot;&quot;: &quot;&quot;&quot;;[.C189];&quot;&quot;&quot;, &quot;&quot;MaxLevel&quot;&quot;: &quot;;[.T189];&quot;, &quot;&quot;Mingle?&quot;&quot;: &quot;;[.AG189];&quot;, &quot;&quot;Psych&quot;&quot;: &quot;&quot;&quot;;[.H189];&quot;&quot;&quot;&quot;; ;&quot;, &quot;&quot;Element&quot;&quot;: &quot;&quot;&quot;;[.G189];&quot;&quot;&quot;, &quot;&quot;Brand&quot;&quot;: &quot;&quot;&quot;;[.D189];&quot;&quot;&quot;, &quot;&quot;Ev. fr. pin?&quot;&quot;: &quot;;[.AH189];&quot;, &quot;&quot;Weight&quot;&quot;: &quot;;[.Y189];&quot;, &quot;&quot;Spec&quot;&quot;: &quot;&quot;&quot;;[.J189];&quot;&quot;&quot;, &quot;&quot;Inflicts HP Drain?&quot;&quot;: &quot;;[.AI189];&quot;, &quot;&quot;Eden?&quot;&quot;: &quot;;[.AJ189];&quot; },&quot;)" office:value-type="string" office:string-value="0xBB: { &quot;ID&quot;: 0xBB, &quot;Name&quot;: &quot;Lightning Rook&quot;, &quot;MaxLevel&quot;: 4, &quot;Mingle?&quot;: 0, &quot;Psych&quot;: &quot;Lightning Arrester&quot;, &quot;Element&quot;: &quot;Neg&quot;, &quot;Brand&quot;: &quot;Pegaso&quot;, &quot;Ev. fr. pin?&quot;: 1, &quot;Weight&quot;: 1, &quot;Spec&quot;: &quot;Attack&quot;, &quot;Inflicts HP Drain?&quot;: 0, &quot;Eden?&quot;: 0 }," calcext:value-type="string">
            <text:p>0xBB: { "ID": 0xBB, "Name": "Lightning Rook", "MaxLevel": 4, "Mingle?": 0, "Psych": "Lightning Arrester", "Element": "Neg", "Brand": "Pegaso", "Ev. fr. pin?": 1, "Weight": 1, "Spec": "Attack", "Inflicts HP Drain?": 0, "Eden?": 0 },</text:p>
          </table:table-cell>
        </table:table-row>
        <table:table-row table:style-name="ro2">
          <table:table-cell table:formula="of:=COM.MICROSOFT.CONCAT(&quot;0x&quot;; DEC2HEX([.B190] - 1))" office:value-type="string" office:string-value="0xBC" calcext:value-type="string">
            <text:p>0xBC</text:p>
          </table:table-cell>
          <table:table-cell office:value-type="string" calcext:value-type="string">
            <text:p><text:a xlink:href="../../../../../../../wiki/Pin_189" xlink:type="simple">189</text:a></text:p>
          </table:table-cell>
          <table:table-cell office:value-type="string" calcext:value-type="string">
            <text:p>Jack's Knight</text:p>
          </table:table-cell>
          <table:table-cell office:value-type="string" calcext:value-type="string">
            <text:p>Pegaso</text:p>
          </table:table-cell>
          <table:table-cell office:value-type="float" office:value="2700" calcext:value-type="float">
            <text:p>27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 Dept. Store.</text:p>
          </table:table-cell>
          <table:table-cell office:value-type="float" office:value="190" calcext:value-type="float">
            <text:p>190</text:p>
          </table:table-cell>
          <table:table-cell office:value-type="float" office:value="191" calcext:value-type="float">
            <text:p>191</text:p>
          </table:table-cell>
          <table:table-cell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across obstacles like cars and signs to fling them in that direction. Inflicts damage on contact. </text:p>
          </table:table-cell>
          <table:table-cell table:number-columns-repeated="4" office:value-type="float" office:value="0" calcext:value-type="float">
            <text:p>0</text:p>
          </table:table-cell>
          <table:table-cell table:formula="of:=COM.MICROSOFT.CONCAT([.A190];&quot;: { &quot;&quot;ID&quot;&quot;: &quot;;[.A190];&quot;, &quot;&quot;Name&quot;&quot;: &quot;&quot;&quot;;[.C190];&quot;&quot;&quot;, &quot;&quot;MaxLevel&quot;&quot;: &quot;;[.T190];&quot;, &quot;&quot;Mingle?&quot;&quot;: &quot;;[.AG190];&quot;, &quot;&quot;Psych&quot;&quot;: &quot;&quot;&quot;;[.H190];&quot;&quot;&quot;&quot;; ;&quot;, &quot;&quot;Element&quot;&quot;: &quot;&quot;&quot;;[.G190];&quot;&quot;&quot;, &quot;&quot;Brand&quot;&quot;: &quot;&quot;&quot;;[.D190];&quot;&quot;&quot;, &quot;&quot;Ev. fr. pin?&quot;&quot;: &quot;;[.AH190];&quot;, &quot;&quot;Weight&quot;&quot;: &quot;;[.Y190];&quot;, &quot;&quot;Spec&quot;&quot;: &quot;&quot;&quot;;[.J190];&quot;&quot;&quot;, &quot;&quot;Inflicts HP Drain?&quot;&quot;: &quot;;[.AI190];&quot;, &quot;&quot;Eden?&quot;&quot;: &quot;;[.AJ190];&quot; },&quot;)" office:value-type="string" office:string-value="0xBC: { &quot;ID&quot;: 0xBC, &quot;Name&quot;: &quot;Jack's Knight&quot;, &quot;MaxLevel&quot;: 4, &quot;Mingle?&quot;: 0, &quot;Psych&quot;: &quot;Psychokinesis&quot;, &quot;Element&quot;: &quot;Neu&quot;, &quot;Brand&quot;: &quot;Pegaso&quot;, &quot;Ev. fr. pin?&quot;: 0, &quot;Weight&quot;: 1, &quot;Spec&quot;: &quot;Attack&quot;, &quot;Inflicts HP Drain?&quot;: 0, &quot;Eden?&quot;: 0 }," calcext:value-type="string">
            <text:p>0xBC: { "ID": 0xBC, "Name": "Jack's Knight", "MaxLevel": 4, "Mingle?": 0, "Psych": "Psychokinesis", "Element": "Neu", "Brand": "Pegaso", "Ev. fr. pin?": 0, "Weight": 1, "Spec": "Attack", "Inflicts HP Drain?": 0, "Eden?": 0 },</text:p>
          </table:table-cell>
        </table:table-row>
        <table:table-row table:style-name="ro2">
          <table:table-cell table:formula="of:=COM.MICROSOFT.CONCAT(&quot;0x&quot;; DEC2HEX([.B191] - 1))" office:value-type="string" office:string-value="0xBD" calcext:value-type="string">
            <text:p>0xBD</text:p>
          </table:table-cell>
          <table:table-cell office:value-type="string" calcext:value-type="string">
            <text:p><text:a xlink:href="../../../../../../../wiki/Pin_190" xlink:type="simple">190</text:a></text:p>
          </table:table-cell>
          <table:table-cell office:value-type="string" calcext:value-type="string">
            <text:p>King's Knight</text:p>
          </table:table-cell>
          <table:table-cell office:value-type="string" calcext:value-type="string">
            <text:p>Pegaso</text:p>
          </table:table-cell>
          <table:table-cell office:value-type="float" office:value="6300" calcext:value-type="float">
            <text:p>63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91];&quot;: { &quot;&quot;ID&quot;&quot;: &quot;;[.A191];&quot;, &quot;&quot;Name&quot;&quot;: &quot;&quot;&quot;;[.C191];&quot;&quot;&quot;, &quot;&quot;MaxLevel&quot;&quot;: &quot;;[.T191];&quot;, &quot;&quot;Mingle?&quot;&quot;: &quot;;[.AG191];&quot;, &quot;&quot;Psych&quot;&quot;: &quot;&quot;&quot;;[.H191];&quot;&quot;&quot;&quot;; ;&quot;, &quot;&quot;Element&quot;&quot;: &quot;&quot;&quot;;[.G191];&quot;&quot;&quot;, &quot;&quot;Brand&quot;&quot;: &quot;&quot;&quot;;[.D191];&quot;&quot;&quot;, &quot;&quot;Ev. fr. pin?&quot;&quot;: &quot;;[.AH191];&quot;, &quot;&quot;Weight&quot;&quot;: &quot;;[.Y191];&quot;, &quot;&quot;Spec&quot;&quot;: &quot;&quot;&quot;;[.J191];&quot;&quot;&quot;, &quot;&quot;Inflicts HP Drain?&quot;&quot;: &quot;;[.AI191];&quot;, &quot;&quot;Eden?&quot;&quot;: &quot;;[.AJ191];&quot; },&quot;)" office:value-type="string" office:string-value="0xBD: { &quot;ID&quot;: 0xBD, &quot;Name&quot;: &quot;King's Knight&quot;, &quot;MaxLevel&quot;: 4, &quot;Mingle?&quot;: 0, &quot;Psych&quot;: &quot;Psychokinesis&quot;, &quot;Element&quot;: &quot;Neu&quot;, &quot;Brand&quot;: &quot;Pegaso&quot;, &quot;Ev. fr. pin?&quot;: 1, &quot;Weight&quot;: 1, &quot;Spec&quot;: &quot;Attack&quot;, &quot;Inflicts HP Drain?&quot;: 0, &quot;Eden?&quot;: 0 }," calcext:value-type="string">
            <text:p>0xBD: { "ID": 0xBD, "Name": "King's Knight", "MaxLevel": 4, "Mingle?": 0, "Psych": "Psychokinesis", "Element": "Neu", "Brand": "Pegaso", "Ev. fr. pin?": 1, "Weight": 1, "Spec": "Attack", "Inflicts HP Drain?": 0, "Eden?": 0 },</text:p>
          </table:table-cell>
        </table:table-row>
        <table:table-row table:style-name="ro2">
          <table:table-cell table:formula="of:=COM.MICROSOFT.CONCAT(&quot;0x&quot;; DEC2HEX([.B192] - 1))" office:value-type="string" office:string-value="0xBE" calcext:value-type="string">
            <text:p>0xBE</text:p>
          </table:table-cell>
          <table:table-cell office:value-type="string" calcext:value-type="string">
            <text:p><text:a xlink:href="../../../../../../../wiki/Pin_191" xlink:type="simple">191</text:a></text:p>
          </table:table-cell>
          <table:table-cell office:value-type="string" calcext:value-type="string">
            <text:p>Queen's Knight</text:p>
          </table:table-cell>
          <table:table-cell office:value-type="string" calcext:value-type="string">
            <text:p>Pegaso</text:p>
          </table:table-cell>
          <table:table-cell office:value-type="float" office:value="9450" calcext:value-type="float">
            <text:p>94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enemies or obstacles like cars and signs to fling them in that direction. (Some enemies cannot be thrown.)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92];&quot;: { &quot;&quot;ID&quot;&quot;: &quot;;[.A192];&quot;, &quot;&quot;Name&quot;&quot;: &quot;&quot;&quot;;[.C192];&quot;&quot;&quot;, &quot;&quot;MaxLevel&quot;&quot;: &quot;;[.T192];&quot;, &quot;&quot;Mingle?&quot;&quot;: &quot;;[.AG192];&quot;, &quot;&quot;Psych&quot;&quot;: &quot;&quot;&quot;;[.H192];&quot;&quot;&quot;&quot;; ;&quot;, &quot;&quot;Element&quot;&quot;: &quot;&quot;&quot;;[.G192];&quot;&quot;&quot;, &quot;&quot;Brand&quot;&quot;: &quot;&quot;&quot;;[.D192];&quot;&quot;&quot;, &quot;&quot;Ev. fr. pin?&quot;&quot;: &quot;;[.AH192];&quot;, &quot;&quot;Weight&quot;&quot;: &quot;;[.Y192];&quot;, &quot;&quot;Spec&quot;&quot;: &quot;&quot;&quot;;[.J192];&quot;&quot;&quot;, &quot;&quot;Inflicts HP Drain?&quot;&quot;: &quot;;[.AI192];&quot;, &quot;&quot;Eden?&quot;&quot;: &quot;;[.AJ192];&quot; },&quot;)" office:value-type="string" office:string-value="0xBE: { &quot;ID&quot;: 0xBE, &quot;Name&quot;: &quot;Queen's Knight&quot;, &quot;MaxLevel&quot;: 4, &quot;Mingle?&quot;: 0, &quot;Psych&quot;: &quot;Psychokinesis&quot;, &quot;Element&quot;: &quot;Neu&quot;, &quot;Brand&quot;: &quot;Pegaso&quot;, &quot;Ev. fr. pin?&quot;: 1, &quot;Weight&quot;: 1, &quot;Spec&quot;: &quot;Attack&quot;, &quot;Inflicts HP Drain?&quot;: 0, &quot;Eden?&quot;: 0 }," calcext:value-type="string">
            <text:p>0xBE: { "ID": 0xBE, "Name": "Queen's Knight", "MaxLevel": 4, "Mingle?": 0, "Psych": "Psychokinesis", "Element": "Neu", "Brand": "Pegaso", "Ev. fr. pin?": 1, "Weight": 1, "Spec": "Attack", "Inflicts HP Drain?": 0, "Eden?": 0 },</text:p>
          </table:table-cell>
        </table:table-row>
        <table:table-row table:style-name="ro3">
          <table:table-cell table:formula="of:=COM.MICROSOFT.CONCAT(&quot;0x&quot;; DEC2HEX([.B193] - 1))" office:value-type="string" office:string-value="0xBF" calcext:value-type="string">
            <text:p>0xBF</text:p>
          </table:table-cell>
          <table:table-cell office:value-type="string" calcext:value-type="string">
            <text:p><text:a xlink:href="../../../../../../../wiki/Pin_192" xlink:type="simple">192</text:a></text:p>
          </table:table-cell>
          <table:table-cell office:value-type="string" calcext:value-type="string">
            <text:p>Her Royal Highness</text:p>
          </table:table-cell>
          <table:table-cell office:value-type="string" calcext:value-type="string">
            <text:p>Pegaso</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2B"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reatly reduces the rate at which pin gauges are depleted. </text:p>
          </table:table-cell>
          <table:table-cell table:number-columns-repeated="4" office:value-type="float" office:value="0" calcext:value-type="float">
            <text:p>0</text:p>
          </table:table-cell>
          <table:table-cell table:formula="of:=COM.MICROSOFT.CONCAT([.A193];&quot;: { &quot;&quot;ID&quot;&quot;: &quot;;[.A193];&quot;, &quot;&quot;Name&quot;&quot;: &quot;&quot;&quot;;[.C193];&quot;&quot;&quot;, &quot;&quot;MaxLevel&quot;&quot;: &quot;;[.T193];&quot;, &quot;&quot;Mingle?&quot;&quot;: &quot;;[.AG193];&quot;, &quot;&quot;Psych&quot;&quot;: &quot;&quot;&quot;;[.H193];&quot;&quot;&quot;&quot;; ;&quot;, &quot;&quot;Element&quot;&quot;: &quot;&quot;&quot;;[.G193];&quot;&quot;&quot;, &quot;&quot;Brand&quot;&quot;: &quot;&quot;&quot;;[.D193];&quot;&quot;&quot;, &quot;&quot;Ev. fr. pin?&quot;&quot;: &quot;;[.AH193];&quot;, &quot;&quot;Weight&quot;&quot;: &quot;;[.Y193];&quot;, &quot;&quot;Spec&quot;&quot;: &quot;&quot;&quot;;[.J193];&quot;&quot;&quot;, &quot;&quot;Inflicts HP Drain?&quot;&quot;: &quot;;[.AI193];&quot;, &quot;&quot;Eden?&quot;&quot;: &quot;;[.AJ193];&quot; },&quot;)" office:value-type="string" office:string-value="0xBF: { &quot;ID&quot;: 0xBF, &quot;Name&quot;: &quot;Her Royal Highness&quot;, &quot;MaxLevel&quot;: 3, &quot;Mingle?&quot;: 0, &quot;Psych&quot;: &quot;Turbo Gauge+&quot;, &quot;Element&quot;: &quot;Abi&quot;, &quot;Brand&quot;: &quot;Pegaso&quot;, &quot;Ev. fr. pin?&quot;: 0, &quot;Weight&quot;: 1, &quot;Spec&quot;: &quot;---&quot;, &quot;Inflicts HP Drain?&quot;: 0, &quot;Eden?&quot;: 0 }," calcext:value-type="string">
            <text:p>0xBF: { "ID": 0xBF, "Name": "Her Royal Highness", "MaxLevel": 3, "Mingle?": 0, "Psych": "Turbo Gauge+", "Element": "Abi", "Brand": "Pegaso", "Ev. fr. pin?": 0, "Weight": 1, "Spec": "---", "Inflicts HP Drain?": 0, "Eden?": 0 },</text:p>
          </table:table-cell>
        </table:table-row>
        <table:table-row table:style-name="ro3">
          <table:table-cell table:formula="of:=COM.MICROSOFT.CONCAT(&quot;0x&quot;; DEC2HEX([.B194] - 1))" office:value-type="string" office:string-value="0xC0" calcext:value-type="string">
            <text:p>0xC0</text:p>
          </table:table-cell>
          <table:table-cell office:value-type="string" calcext:value-type="string">
            <text:p><text:a xlink:href="../../../../../../../wiki/Pin_193" xlink:type="simple">193</text:a></text:p>
          </table:table-cell>
          <table:table-cell table:number-columns-repeated="2" office:value-type="string" calcext:value-type="string">
            <text:p>Pegas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G" xlink:type="simple">Resonance: PG</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creases the Attack of any Pegaso pins Neku is wearing. </text:p>
          </table:table-cell>
          <table:table-cell table:number-columns-repeated="4" office:value-type="float" office:value="0" calcext:value-type="float">
            <text:p>0</text:p>
          </table:table-cell>
          <table:table-cell table:formula="of:=COM.MICROSOFT.CONCAT([.A194];&quot;: { &quot;&quot;ID&quot;&quot;: &quot;;[.A194];&quot;, &quot;&quot;Name&quot;&quot;: &quot;&quot;&quot;;[.C194];&quot;&quot;&quot;, &quot;&quot;MaxLevel&quot;&quot;: &quot;;[.T194];&quot;, &quot;&quot;Mingle?&quot;&quot;: &quot;;[.AG194];&quot;, &quot;&quot;Psych&quot;&quot;: &quot;&quot;&quot;;[.H194];&quot;&quot;&quot;&quot;; ;&quot;, &quot;&quot;Element&quot;&quot;: &quot;&quot;&quot;;[.G194];&quot;&quot;&quot;, &quot;&quot;Brand&quot;&quot;: &quot;&quot;&quot;;[.D194];&quot;&quot;&quot;, &quot;&quot;Ev. fr. pin?&quot;&quot;: &quot;;[.AH194];&quot;, &quot;&quot;Weight&quot;&quot;: &quot;;[.Y194];&quot;, &quot;&quot;Spec&quot;&quot;: &quot;&quot;&quot;;[.J194];&quot;&quot;&quot;, &quot;&quot;Inflicts HP Drain?&quot;&quot;: &quot;;[.AI194];&quot;, &quot;&quot;Eden?&quot;&quot;: &quot;;[.AJ194];&quot; },&quot;)" office:value-type="string" office:string-value="0xC0: { &quot;ID&quot;: 0xC0, &quot;Name&quot;: &quot;Pegaso&quot;, &quot;MaxLevel&quot;: 3, &quot;Mingle?&quot;: 0, &quot;Psych&quot;: &quot;Resonance: PG&quot;, &quot;Element&quot;: &quot;Abi&quot;, &quot;Brand&quot;: &quot;Pegaso&quot;, &quot;Ev. fr. pin?&quot;: 0, &quot;Weight&quot;: 1, &quot;Spec&quot;: &quot;---&quot;, &quot;Inflicts HP Drain?&quot;: 0, &quot;Eden?&quot;: 0 }," calcext:value-type="string">
            <text:p>0xC0: { "ID": 0xC0, "Name": "Pegaso", "MaxLevel": 3, "Mingle?": 0, "Psych": "Resonance: PG", "Element": "Abi", "Brand": "Pegaso", "Ev. fr. pin?": 0, "Weight": 1, "Spec": "---", "Inflicts HP Drain?": 0, "Eden?": 0 },</text:p>
          </table:table-cell>
        </table:table-row>
        <table:table-row table:style-name="ro2">
          <table:table-cell table:formula="of:=COM.MICROSOFT.CONCAT(&quot;0x&quot;; DEC2HEX([.B195] - 1))" office:value-type="string" office:string-value="0xC1" calcext:value-type="string">
            <text:p>0xC1</text:p>
          </table:table-cell>
          <table:table-cell office:value-type="string" calcext:value-type="string">
            <text:p><text:a xlink:href="../../../../../../../wiki/Pin_194" xlink:type="simple">194</text:a></text:p>
          </table:table-cell>
          <table:table-cell office:value-type="string" calcext:value-type="string">
            <text:p>Lazy Bomber</text:p>
          </table:table-cell>
          <table:table-cell office:value-type="string" calcext:value-type="string">
            <text:p>Wild Boar</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138" calcext:value-type="float">
            <text:p>138</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able:table-cell>
          <table:table-cell table:number-columns-repeated="4" office:value-type="float" office:value="0" calcext:value-type="float">
            <text:p>0</text:p>
          </table:table-cell>
          <table:table-cell table:formula="of:=COM.MICROSOFT.CONCAT([.A195];&quot;: { &quot;&quot;ID&quot;&quot;: &quot;;[.A195];&quot;, &quot;&quot;Name&quot;&quot;: &quot;&quot;&quot;;[.C195];&quot;&quot;&quot;, &quot;&quot;MaxLevel&quot;&quot;: &quot;;[.T195];&quot;, &quot;&quot;Mingle?&quot;&quot;: &quot;;[.AG195];&quot;, &quot;&quot;Psych&quot;&quot;: &quot;&quot;&quot;;[.H195];&quot;&quot;&quot;&quot;; ;&quot;, &quot;&quot;Element&quot;&quot;: &quot;&quot;&quot;;[.G195];&quot;&quot;&quot;, &quot;&quot;Brand&quot;&quot;: &quot;&quot;&quot;;[.D195];&quot;&quot;&quot;, &quot;&quot;Ev. fr. pin?&quot;&quot;: &quot;;[.AH195];&quot;, &quot;&quot;Weight&quot;&quot;: &quot;;[.Y195];&quot;, &quot;&quot;Spec&quot;&quot;: &quot;&quot;&quot;;[.J195];&quot;&quot;&quot;, &quot;&quot;Inflicts HP Drain?&quot;&quot;: &quot;;[.AI195];&quot;, &quot;&quot;Eden?&quot;&quot;: &quot;;[.AJ195];&quot; },&quot;)" office:value-type="string" office:string-value="0xC1: { &quot;ID&quot;: 0xC1, &quot;Name&quot;: &quot;Lazy Bomber&quot;, &quot;MaxLevel&quot;: 7, &quot;Mingle?&quot;: 0, &quot;Psych&quot;: &quot;Time Bomb&quot;, &quot;Element&quot;: &quot;Neg&quot;, &quot;Brand&quot;: &quot;Wild Boar&quot;, &quot;Ev. fr. pin?&quot;: 0, &quot;Weight&quot;: 2, &quot;Spec&quot;: &quot;Attack&quot;, &quot;Inflicts HP Drain?&quot;: 0, &quot;Eden?&quot;: 0 }," calcext:value-type="string">
            <text:p>0xC1: { "ID": 0xC1, "Name": "Lazy Bomber", "MaxLevel": 7, "Mingle?": 0, "Psych": "Time Bomb", "Element": "Neg", "Brand": "Wild Boar", "Ev. fr. pin?": 0, "Weight": 2, "Spec": "Attack", "Inflicts HP Drain?": 0, "Eden?": 0 },</text:p>
          </table:table-cell>
        </table:table-row>
        <table:table-row table:style-name="ro3">
          <table:table-cell table:formula="of:=COM.MICROSOFT.CONCAT(&quot;0x&quot;; DEC2HEX([.B196] - 1))" office:value-type="string" office:string-value="0xC2" calcext:value-type="string">
            <text:p>0xC2</text:p>
          </table:table-cell>
          <table:table-cell office:value-type="string" calcext:value-type="string">
            <text:p><text:a xlink:href="../../../../../../../wiki/Pin_195" xlink:type="simple">195</text:a></text:p>
          </table:table-cell>
          <table:table-cell office:value-type="string" calcext:value-type="string">
            <text:p>Flower of Flame</text:p>
          </table:table-cell>
          <table:table-cell office:value-type="string" calcext:value-type="string">
            <text:p>Wild Boar</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3D5.</text:p>
            <text:p>Dropped by 25 E.</text:p>
          </table:table-cell>
          <table:table-cell office:value-type="float" office:value="196" calcext:value-type="float">
            <text:p>19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ress empty space to spray a wide radius with sparks. Inflicts damage on contact. </text:p>
          </table:table-cell>
          <table:table-cell table:number-columns-repeated="4" office:value-type="float" office:value="0" calcext:value-type="float">
            <text:p>0</text:p>
          </table:table-cell>
          <table:table-cell table:formula="of:=COM.MICROSOFT.CONCAT([.A196];&quot;: { &quot;&quot;ID&quot;&quot;: &quot;;[.A196];&quot;, &quot;&quot;Name&quot;&quot;: &quot;&quot;&quot;;[.C196];&quot;&quot;&quot;, &quot;&quot;MaxLevel&quot;&quot;: &quot;;[.T196];&quot;, &quot;&quot;Mingle?&quot;&quot;: &quot;;[.AG196];&quot;, &quot;&quot;Psych&quot;&quot;: &quot;&quot;&quot;;[.H196];&quot;&quot;&quot;&quot;; ;&quot;, &quot;&quot;Element&quot;&quot;: &quot;&quot;&quot;;[.G196];&quot;&quot;&quot;, &quot;&quot;Brand&quot;&quot;: &quot;&quot;&quot;;[.D196];&quot;&quot;&quot;, &quot;&quot;Ev. fr. pin?&quot;&quot;: &quot;;[.AH196];&quot;, &quot;&quot;Weight&quot;&quot;: &quot;;[.Y196];&quot;, &quot;&quot;Spec&quot;&quot;: &quot;&quot;&quot;;[.J196];&quot;&quot;&quot;, &quot;&quot;Inflicts HP Drain?&quot;&quot;: &quot;;[.AI196];&quot;, &quot;&quot;Eden?&quot;&quot;: &quot;;[.AJ196];&quot; },&quot;)" office:value-type="string" office:string-value="0xC2: { &quot;ID&quot;: 0xC2, &quot;Name&quot;: &quot;Flower of Flame&quot;, &quot;MaxLevel&quot;: 3, &quot;Mingle?&quot;: 0, &quot;Psych&quot;: &quot;Explosion&quot;, &quot;Element&quot;: &quot;Neg&quot;, &quot;Brand&quot;: &quot;Wild Boar&quot;, &quot;Ev. fr. pin?&quot;: 0, &quot;Weight&quot;: 2, &quot;Spec&quot;: &quot;Attack&quot;, &quot;Inflicts HP Drain?&quot;: 0, &quot;Eden?&quot;: 0 }," calcext:value-type="string">
            <text:p>0xC2: { "ID": 0xC2, "Name": "Flower of Flame", "MaxLevel": 3, "Mingle?": 0, "Psych": "Explosion", "Element": "Neg", "Brand": "Wild Boar", "Ev. fr. pin?": 0, "Weight": 2, "Spec": "Attack", "Inflicts HP Drain?": 0, "Eden?": 0 },</text:p>
          </table:table-cell>
        </table:table-row>
        <table:table-row table:style-name="ro3">
          <table:table-cell table:formula="of:=COM.MICROSOFT.CONCAT(&quot;0x&quot;; DEC2HEX([.B197] - 1))" office:value-type="string" office:string-value="0xC3" calcext:value-type="string">
            <text:p>0xC3</text:p>
          </table:table-cell>
          <table:table-cell office:value-type="string" calcext:value-type="string">
            <text:p><text:a xlink:href="../../../../../../../wiki/Pin_196" xlink:type="simple">196</text:a></text:p>
          </table:table-cell>
          <table:table-cell office:value-type="string" calcext:value-type="string">
            <text:p>Flower of Fire</text:p>
          </table:table-cell>
          <table:table-cell office:value-type="string" calcext:value-type="string">
            <text:p>Wild Boar</text:p>
          </table:table-cell>
          <table:table-cell office:value-type="float" office:value="5350" calcext:value-type="float">
            <text:p>5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95" xlink:type="simple">195</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6" calcext:value-type="float">
            <text:p>1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97];&quot;: { &quot;&quot;ID&quot;&quot;: &quot;;[.A197];&quot;, &quot;&quot;Name&quot;&quot;: &quot;&quot;&quot;;[.C197];&quot;&quot;&quot;, &quot;&quot;MaxLevel&quot;&quot;: &quot;;[.T197];&quot;, &quot;&quot;Mingle?&quot;&quot;: &quot;;[.AG197];&quot;, &quot;&quot;Psych&quot;&quot;: &quot;&quot;&quot;;[.H197];&quot;&quot;&quot;&quot;; ;&quot;, &quot;&quot;Element&quot;&quot;: &quot;&quot;&quot;;[.G197];&quot;&quot;&quot;, &quot;&quot;Brand&quot;&quot;: &quot;&quot;&quot;;[.D197];&quot;&quot;&quot;, &quot;&quot;Ev. fr. pin?&quot;&quot;: &quot;;[.AH197];&quot;, &quot;&quot;Weight&quot;&quot;: &quot;;[.Y197];&quot;, &quot;&quot;Spec&quot;&quot;: &quot;&quot;&quot;;[.J197];&quot;&quot;&quot;, &quot;&quot;Inflicts HP Drain?&quot;&quot;: &quot;;[.AI197];&quot;, &quot;&quot;Eden?&quot;&quot;: &quot;;[.AJ197];&quot; },&quot;)" office:value-type="string" office:string-value="0xC3: { &quot;ID&quot;: 0xC3, &quot;Name&quot;: &quot;Flower of Fire&quot;, &quot;MaxLevel&quot;: 4, &quot;Mingle?&quot;: 0, &quot;Psych&quot;: &quot;Explosion&quot;, &quot;Element&quot;: &quot;Neg&quot;, &quot;Brand&quot;: &quot;Wild Boar&quot;, &quot;Ev. fr. pin?&quot;: 1, &quot;Weight&quot;: 2, &quot;Spec&quot;: &quot;Attack&quot;, &quot;Inflicts HP Drain?&quot;: 0, &quot;Eden?&quot;: 0 }," calcext:value-type="string">
            <text:p>0xC3: { "ID": 0xC3, "Name": "Flower of Fire", "MaxLevel": 4, "Mingle?": 0, "Psych": "Explosion", "Element": "Neg", "Brand": "Wild Boar", "Ev. fr. pin?": 1, "Weight": 2, "Spec": "Attack", "Inflicts HP Drain?": 0, "Eden?": 0 },</text:p>
          </table:table-cell>
        </table:table-row>
        <table:table-row table:style-name="ro4">
          <table:table-cell table:formula="of:=COM.MICROSOFT.CONCAT(&quot;0x&quot;; DEC2HEX([.B198] - 1))" office:value-type="string" office:string-value="0xC4" calcext:value-type="string">
            <text:p>0xC4</text:p>
          </table:table-cell>
          <table:table-cell office:value-type="string" calcext:value-type="string">
            <text:p><text:a xlink:href="../../../../../../../wiki/Pin_197" xlink:type="simple">197</text:a></text:p>
          </table:table-cell>
          <table:table-cell office:value-type="string" calcext:value-type="string">
            <text:p>Kewl Line</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199" calcext:value-type="float">
            <text:p>199</text:p>
          </table:table-cell>
          <table:table-cell office:value-type="float" office:value="198" calcext:value-type="float">
            <text:p>198</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table:number-columns-repeated="4" office:value-type="float" office:value="0" calcext:value-type="float">
            <text:p>0</text:p>
          </table:table-cell>
          <table:table-cell table:formula="of:=COM.MICROSOFT.CONCAT([.A198];&quot;: { &quot;&quot;ID&quot;&quot;: &quot;;[.A198];&quot;, &quot;&quot;Name&quot;&quot;: &quot;&quot;&quot;;[.C198];&quot;&quot;&quot;, &quot;&quot;MaxLevel&quot;&quot;: &quot;;[.T198];&quot;, &quot;&quot;Mingle?&quot;&quot;: &quot;;[.AG198];&quot;, &quot;&quot;Psych&quot;&quot;: &quot;&quot;&quot;;[.H198];&quot;&quot;&quot;&quot;; ;&quot;, &quot;&quot;Element&quot;&quot;: &quot;&quot;&quot;;[.G198];&quot;&quot;&quot;, &quot;&quot;Brand&quot;&quot;: &quot;&quot;&quot;;[.D198];&quot;&quot;&quot;, &quot;&quot;Ev. fr. pin?&quot;&quot;: &quot;;[.AH198];&quot;, &quot;&quot;Weight&quot;&quot;: &quot;;[.Y198];&quot;, &quot;&quot;Spec&quot;&quot;: &quot;&quot;&quot;;[.J198];&quot;&quot;&quot;, &quot;&quot;Inflicts HP Drain?&quot;&quot;: &quot;;[.AI198];&quot;, &quot;&quot;Eden?&quot;&quot;: &quot;;[.AJ198];&quot; },&quot;)" office:value-type="string" office:string-value="0xC4: { &quot;ID&quot;: 0xC4, &quot;Name&quot;: &quot;Kewl Line&quot;, &quot;MaxLevel&quot;: 5, &quot;Mingle?&quot;: 0, &quot;Psych&quot;: &quot;Massive Hit&quot;, &quot;Element&quot;: &quot;Pos&quot;, &quot;Brand&quot;: &quot;Wild Boar&quot;, &quot;Ev. fr. pin?&quot;: 0, &quot;Weight&quot;: 2, &quot;Spec&quot;: &quot;Attack&quot;, &quot;Inflicts HP Drain?&quot;: 0, &quot;Eden?&quot;: 0 }," calcext:value-type="string">
            <text:p>0xC4: { "ID": 0xC4, "Name": "Kewl Line", "MaxLevel": 5, "Mingle?": 0, "Psych": "Massive Hit", "Element": "Pos", "Brand": "Wild Boar", "Ev. fr. pin?": 0, "Weight": 2, "Spec": "Attack", "Inflicts HP Drain?": 0, "Eden?": 0 },</text:p>
          </table:table-cell>
        </table:table-row>
        <table:table-row table:style-name="ro4">
          <table:table-cell table:formula="of:=COM.MICROSOFT.CONCAT(&quot;0x&quot;; DEC2HEX([.B199] - 1))" office:value-type="string" office:string-value="0xC5" calcext:value-type="string">
            <text:p>0xC5</text:p>
          </table:table-cell>
          <table:table-cell office:value-type="string" calcext:value-type="string">
            <text:p><text:a xlink:href="../../../../../../../wiki/Pin_198" xlink:type="simple">198</text:a></text:p>
          </table:table-cell>
          <table:table-cell office:value-type="string" calcext:value-type="string">
            <text:p>Dope Line</text:p>
          </table:table-cell>
          <table:table-cell office:value-type="string" calcext:value-type="string">
            <text:p>Wild Boar</text:p>
          </table:table-cell>
          <table:table-cell office:value-type="float" office:value="9700" calcext:value-type="float">
            <text:p>97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225" calcext:value-type="float">
            <text:p>225</text:p>
          </table:table-cell>
          <table:table-cell office:value-type="float" office:value="1" calcext:value-type="float">
            <text:p>1</text:p>
          </table:table-cell>
          <table:table-cell office:value-type="string" calcext:value-type="string">
            <text:p>use</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volves from <text:a xlink:href="../../../../../../../wiki/Pin_197" xlink:type="simple">19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199];&quot;: { &quot;&quot;ID&quot;&quot;: &quot;;[.A199];&quot;, &quot;&quot;Name&quot;&quot;: &quot;&quot;&quot;;[.C199];&quot;&quot;&quot;, &quot;&quot;MaxLevel&quot;&quot;: &quot;;[.T199];&quot;, &quot;&quot;Mingle?&quot;&quot;: &quot;;[.AG199];&quot;, &quot;&quot;Psych&quot;&quot;: &quot;&quot;&quot;;[.H199];&quot;&quot;&quot;&quot;; ;&quot;, &quot;&quot;Element&quot;&quot;: &quot;&quot;&quot;;[.G199];&quot;&quot;&quot;, &quot;&quot;Brand&quot;&quot;: &quot;&quot;&quot;;[.D199];&quot;&quot;&quot;, &quot;&quot;Ev. fr. pin?&quot;&quot;: &quot;;[.AH199];&quot;, &quot;&quot;Weight&quot;&quot;: &quot;;[.Y199];&quot;, &quot;&quot;Spec&quot;&quot;: &quot;&quot;&quot;;[.J199];&quot;&quot;&quot;, &quot;&quot;Inflicts HP Drain?&quot;&quot;: &quot;;[.AI199];&quot;, &quot;&quot;Eden?&quot;&quot;: &quot;;[.AJ199];&quot; },&quot;)" office:value-type="string" office:string-value="0xC5: { &quot;ID&quot;: 0xC5, &quot;Name&quot;: &quot;Dope Line&quot;, &quot;MaxLevel&quot;: 5, &quot;Mingle?&quot;: 0, &quot;Psych&quot;: &quot;Massive Hit&quot;, &quot;Element&quot;: &quot;Pos&quot;, &quot;Brand&quot;: &quot;Wild Boar&quot;, &quot;Ev. fr. pin?&quot;: 1, &quot;Weight&quot;: 2, &quot;Spec&quot;: &quot;Attack&quot;, &quot;Inflicts HP Drain?&quot;: 0, &quot;Eden?&quot;: 0 }," calcext:value-type="string">
            <text:p>0xC5: { "ID": 0xC5, "Name": "Dope Line", "MaxLevel": 5, "Mingle?": 0, "Psych": "Massive Hit", "Element": "Pos", "Brand": "Wild Boar", "Ev. fr. pin?": 1, "Weight": 2, "Spec": "Attack", "Inflicts HP Drain?": 0, "Eden?": 0 },</text:p>
          </table:table-cell>
        </table:table-row>
        <table:table-row table:style-name="ro4">
          <table:table-cell table:formula="of:=COM.MICROSOFT.CONCAT(&quot;0x&quot;; DEC2HEX([.B200] - 1))" office:value-type="string" office:string-value="0xC6" calcext:value-type="string">
            <text:p>0xC6</text:p>
          </table:table-cell>
          <table:table-cell office:value-type="string" calcext:value-type="string">
            <text:p><text:a xlink:href="../../../../../../../wiki/Pin_199" xlink:type="simple">199</text:a></text:p>
          </table:table-cell>
          <table:table-cell office:value-type="string" calcext:value-type="string">
            <text:p>Wild Line</text:p>
          </table:table-cell>
          <table:table-cell office:value-type="string" calcext:value-type="string">
            <text:p>Wild Boar</text:p>
          </table:table-cell>
          <table:table-cell office:value-type="float" office:value="5300" calcext:value-type="float">
            <text:p>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97" xlink:type="simple">197</text:a>.</text:p>
            <text:p>Dropped by 50 N.</text:p>
            <text:p>Dropped by 52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00];&quot;: { &quot;&quot;ID&quot;&quot;: &quot;;[.A200];&quot;, &quot;&quot;Name&quot;&quot;: &quot;&quot;&quot;;[.C200];&quot;&quot;&quot;, &quot;&quot;MaxLevel&quot;&quot;: &quot;;[.T200];&quot;, &quot;&quot;Mingle?&quot;&quot;: &quot;;[.AG200];&quot;, &quot;&quot;Psych&quot;&quot;: &quot;&quot;&quot;;[.H200];&quot;&quot;&quot;&quot;; ;&quot;, &quot;&quot;Element&quot;&quot;: &quot;&quot;&quot;;[.G200];&quot;&quot;&quot;, &quot;&quot;Brand&quot;&quot;: &quot;&quot;&quot;;[.D200];&quot;&quot;&quot;, &quot;&quot;Ev. fr. pin?&quot;&quot;: &quot;;[.AH200];&quot;, &quot;&quot;Weight&quot;&quot;: &quot;;[.Y200];&quot;, &quot;&quot;Spec&quot;&quot;: &quot;&quot;&quot;;[.J200];&quot;&quot;&quot;, &quot;&quot;Inflicts HP Drain?&quot;&quot;: &quot;;[.AI200];&quot;, &quot;&quot;Eden?&quot;&quot;: &quot;;[.AJ200];&quot; },&quot;)" office:value-type="string" office:string-value="0xC6: { &quot;ID&quot;: 0xC6, &quot;Name&quot;: &quot;Wild Line&quot;, &quot;MaxLevel&quot;: 4, &quot;Mingle?&quot;: 0, &quot;Psych&quot;: &quot;Massive Hit&quot;, &quot;Element&quot;: &quot;Pos&quot;, &quot;Brand&quot;: &quot;Wild Boar&quot;, &quot;Ev. fr. pin?&quot;: 1, &quot;Weight&quot;: 2, &quot;Spec&quot;: &quot;Attack&quot;, &quot;Inflicts HP Drain?&quot;: 0, &quot;Eden?&quot;: 0 }," calcext:value-type="string">
            <text:p>0xC6: { "ID": 0xC6, "Name": "Wild Line", "MaxLevel": 4, "Mingle?": 0, "Psych": "Massive Hit", "Element": "Pos", "Brand": "Wild Boar", "Ev. fr. pin?": 1, "Weight": 2, "Spec": "Attack", "Inflicts HP Drain?": 0, "Eden?": 0 },</text:p>
          </table:table-cell>
        </table:table-row>
        <table:table-row table:style-name="ro2">
          <table:table-cell table:formula="of:=COM.MICROSOFT.CONCAT(&quot;0x&quot;; DEC2HEX([.B201] - 1))" office:value-type="string" office:string-value="0xC7" calcext:value-type="string">
            <text:p>0xC7</text:p>
          </table:table-cell>
          <table:table-cell office:value-type="string" calcext:value-type="string">
            <text:p><text:a xlink:href="../../../../../../../wiki/Pin_200" xlink:type="simple">200</text:a></text:p>
          </table:table-cell>
          <table:table-cell office:value-type="string" calcext:value-type="string">
            <text:p>Fly Line</text:p>
          </table:table-cell>
          <table:table-cell office:value-type="string" calcext:value-type="string">
            <text:p>Wild Boar</text:p>
          </table:table-cell>
          <table:table-cell office:value-type="float" office:value="3250" calcext:value-type="float">
            <text:p>3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40 N.</text:p>
          </table:table-cell>
          <table:table-cell office:value-type="float" office:value="201" calcext:value-type="float">
            <text:p>20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Slash vertically down on an enemy and Neku will teleport above it and attack with a downward stab. </text:p>
          </table:table-cell>
          <table:table-cell table:number-columns-repeated="4" office:value-type="float" office:value="0" calcext:value-type="float">
            <text:p>0</text:p>
          </table:table-cell>
          <table:table-cell table:formula="of:=COM.MICROSOFT.CONCAT([.A201];&quot;: { &quot;&quot;ID&quot;&quot;: &quot;;[.A201];&quot;, &quot;&quot;Name&quot;&quot;: &quot;&quot;&quot;;[.C201];&quot;&quot;&quot;, &quot;&quot;MaxLevel&quot;&quot;: &quot;;[.T201];&quot;, &quot;&quot;Mingle?&quot;&quot;: &quot;;[.AG201];&quot;, &quot;&quot;Psych&quot;&quot;: &quot;&quot;&quot;;[.H201];&quot;&quot;&quot;&quot;; ;&quot;, &quot;&quot;Element&quot;&quot;: &quot;&quot;&quot;;[.G201];&quot;&quot;&quot;, &quot;&quot;Brand&quot;&quot;: &quot;&quot;&quot;;[.D201];&quot;&quot;&quot;, &quot;&quot;Ev. fr. pin?&quot;&quot;: &quot;;[.AH201];&quot;, &quot;&quot;Weight&quot;&quot;: &quot;;[.Y201];&quot;, &quot;&quot;Spec&quot;&quot;: &quot;&quot;&quot;;[.J201];&quot;&quot;&quot;, &quot;&quot;Inflicts HP Drain?&quot;&quot;: &quot;;[.AI201];&quot;, &quot;&quot;Eden?&quot;&quot;: &quot;;[.AJ201];&quot; },&quot;)" office:value-type="string" office:string-value="0xC7: { &quot;ID&quot;: 0xC7, &quot;Name&quot;: &quot;Fly Line&quot;, &quot;MaxLevel&quot;: 5, &quot;Mingle?&quot;: 0, &quot;Psych&quot;: &quot;Grave Marker&quot;, &quot;Element&quot;: &quot;Pos&quot;, &quot;Brand&quot;: &quot;Wild Boar&quot;, &quot;Ev. fr. pin?&quot;: 0, &quot;Weight&quot;: 2, &quot;Spec&quot;: &quot;Attack&quot;, &quot;Inflicts HP Drain?&quot;: 0, &quot;Eden?&quot;: 0 }," calcext:value-type="string">
            <text:p>0xC7: { "ID": 0xC7, "Name": "Fly Line", "MaxLevel": 5, "Mingle?": 0, "Psych": "Grave Marker", "Element": "Pos", "Brand": "Wild Boar", "Ev. fr. pin?": 0, "Weight": 2, "Spec": "Attack", "Inflicts HP Drain?": 0, "Eden?": 0 },</text:p>
          </table:table-cell>
        </table:table-row>
        <table:table-row table:style-name="ro2">
          <table:table-cell table:formula="of:=COM.MICROSOFT.CONCAT(&quot;0x&quot;; DEC2HEX([.B202] - 1))" office:value-type="string" office:string-value="0xC8" calcext:value-type="string">
            <text:p>0xC8</text:p>
          </table:table-cell>
          <table:table-cell office:value-type="string" calcext:value-type="string">
            <text:p><text:a xlink:href="../../../../../../../wiki/Pin_201" xlink:type="simple">201</text:a></text:p>
          </table:table-cell>
          <table:table-cell office:value-type="string" calcext:value-type="string">
            <text:p>Fresh Line</text:p>
          </table:table-cell>
          <table:table-cell office:value-type="string" calcext:value-type="string">
            <text:p>Wild Boar</text:p>
          </table:table-cell>
          <table:table-cell office:value-type="float" office:value="7100" calcext:value-type="float">
            <text:p>71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9" calcext:value-type="float">
            <text:p>109</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200" xlink:type="simple">200</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02];&quot;: { &quot;&quot;ID&quot;&quot;: &quot;;[.A202];&quot;, &quot;&quot;Name&quot;&quot;: &quot;&quot;&quot;;[.C202];&quot;&quot;&quot;, &quot;&quot;MaxLevel&quot;&quot;: &quot;;[.T202];&quot;, &quot;&quot;Mingle?&quot;&quot;: &quot;;[.AG202];&quot;, &quot;&quot;Psych&quot;&quot;: &quot;&quot;&quot;;[.H202];&quot;&quot;&quot;&quot;; ;&quot;, &quot;&quot;Element&quot;&quot;: &quot;&quot;&quot;;[.G202];&quot;&quot;&quot;, &quot;&quot;Brand&quot;&quot;: &quot;&quot;&quot;;[.D202];&quot;&quot;&quot;, &quot;&quot;Ev. fr. pin?&quot;&quot;: &quot;;[.AH202];&quot;, &quot;&quot;Weight&quot;&quot;: &quot;;[.Y202];&quot;, &quot;&quot;Spec&quot;&quot;: &quot;&quot;&quot;;[.J202];&quot;&quot;&quot;, &quot;&quot;Inflicts HP Drain?&quot;&quot;: &quot;;[.AI202];&quot;, &quot;&quot;Eden?&quot;&quot;: &quot;;[.AJ202];&quot; },&quot;)" office:value-type="string" office:string-value="0xC8: { &quot;ID&quot;: 0xC8, &quot;Name&quot;: &quot;Fresh Line&quot;, &quot;MaxLevel&quot;: 5, &quot;Mingle?&quot;: 0, &quot;Psych&quot;: &quot;Grave Marker&quot;, &quot;Element&quot;: &quot;Pos&quot;, &quot;Brand&quot;: &quot;Wild Boar&quot;, &quot;Ev. fr. pin?&quot;: 1, &quot;Weight&quot;: 2, &quot;Spec&quot;: &quot;Attack&quot;, &quot;Inflicts HP Drain?&quot;: 0, &quot;Eden?&quot;: 0 }," calcext:value-type="string">
            <text:p>0xC8: { "ID": 0xC8, "Name": "Fresh Line", "MaxLevel": 5, "Mingle?": 0, "Psych": "Grave Marker", "Element": "Pos", "Brand": "Wild Boar", "Ev. fr. pin?": 1, "Weight": 2, "Spec": "Attack", "Inflicts HP Drain?": 0, "Eden?": 0 },</text:p>
          </table:table-cell>
        </table:table-row>
        <table:table-row table:style-name="ro4">
          <table:table-cell table:formula="of:=COM.MICROSOFT.CONCAT(&quot;0x&quot;; DEC2HEX([.B203] - 1))" office:value-type="string" office:string-value="0xC9" calcext:value-type="string">
            <text:p>0xC9</text:p>
          </table:table-cell>
          <table:table-cell office:value-type="string" calcext:value-type="string">
            <text:p><text:a xlink:href="../../../../../../../wiki/Pin_202" xlink:type="simple">202</text:a></text:p>
          </table:table-cell>
          <table:table-cell office:value-type="string" calcext:value-type="string">
            <text:p>Microcosmic Pull</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203" calcext:value-type="float">
            <text:p>203</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table:number-columns-repeated="4" office:value-type="float" office:value="0" calcext:value-type="float">
            <text:p>0</text:p>
          </table:table-cell>
          <table:table-cell table:formula="of:=COM.MICROSOFT.CONCAT([.A203];&quot;: { &quot;&quot;ID&quot;&quot;: &quot;;[.A203];&quot;, &quot;&quot;Name&quot;&quot;: &quot;&quot;&quot;;[.C203];&quot;&quot;&quot;, &quot;&quot;MaxLevel&quot;&quot;: &quot;;[.T203];&quot;, &quot;&quot;Mingle?&quot;&quot;: &quot;;[.AG203];&quot;, &quot;&quot;Psych&quot;&quot;: &quot;&quot;&quot;;[.H203];&quot;&quot;&quot;&quot;; ;&quot;, &quot;&quot;Element&quot;&quot;: &quot;&quot;&quot;;[.G203];&quot;&quot;&quot;, &quot;&quot;Brand&quot;&quot;: &quot;&quot;&quot;;[.D203];&quot;&quot;&quot;, &quot;&quot;Ev. fr. pin?&quot;&quot;: &quot;;[.AH203];&quot;, &quot;&quot;Weight&quot;&quot;: &quot;;[.Y203];&quot;, &quot;&quot;Spec&quot;&quot;: &quot;&quot;&quot;;[.J203];&quot;&quot;&quot;, &quot;&quot;Inflicts HP Drain?&quot;&quot;: &quot;;[.AI203];&quot;, &quot;&quot;Eden?&quot;&quot;: &quot;;[.AJ203];&quot; },&quot;)" office:value-type="string" office:string-value="0xC9: { &quot;ID&quot;: 0xC9, &quot;Name&quot;: &quot;Microcosmic Pull&quot;, &quot;MaxLevel&quot;: 4, &quot;Mingle?&quot;: 0, &quot;Psych&quot;: &quot;Apport&quot;, &quot;Element&quot;: &quot;Neg&quot;, &quot;Brand&quot;: &quot;Wild Boar&quot;, &quot;Ev. fr. pin?&quot;: 0, &quot;Weight&quot;: 2, &quot;Spec&quot;: &quot;Attack&quot;, &quot;Inflicts HP Drain?&quot;: 0, &quot;Eden?&quot;: 0 }," calcext:value-type="string">
            <text:p>0xC9: { "ID": 0xC9, "Name": "Microcosmic Pull", "MaxLevel": 4, "Mingle?": 0, "Psych": "Apport", "Element": "Neg", "Brand": "Wild Boar", "Ev. fr. pin?": 0, "Weight": 2, "Spec": "Attack", "Inflicts HP Drain?": 0, "Eden?": 0 },</text:p>
          </table:table-cell>
        </table:table-row>
        <table:table-row table:style-name="ro4">
          <table:table-cell table:formula="of:=COM.MICROSOFT.CONCAT(&quot;0x&quot;; DEC2HEX([.B204] - 1))" office:value-type="string" office:string-value="0xCA" calcext:value-type="string">
            <text:p>0xCA</text:p>
          </table:table-cell>
          <table:table-cell office:value-type="string" calcext:value-type="string">
            <text:p><text:a xlink:href="../../../../../../../wiki/Pin_203" xlink:type="simple">203</text:a></text:p>
          </table:table-cell>
          <table:table-cell office:value-type="string" calcext:value-type="string">
            <text:p>Cosmic Pull</text:p>
          </table:table-cell>
          <table:table-cell office:value-type="string" calcext:value-type="string">
            <text:p>Wild Boar</text:p>
          </table:table-cell>
          <table:table-cell office:value-type="float" office:value="3100" calcext:value-type="float">
            <text:p>3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7" calcext:value-type="float">
            <text:p>87</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6" calcext:value-type="float">
            <text:p>6.6</text:p>
          </table:table-cell>
          <table:table-cell office:value-type="string" calcext:value-type="string">
            <text:p>Evolves from <text:a xlink:href="../../../../../../../wiki/Pin_202" xlink:type="simple">202</text:a>.</text:p>
            <text:p>Dropped by 64 H.</text:p>
            <text:p>Dropped by 66 N.</text:p>
          </table:table-cell>
          <table:table-cell office:value-type="float" office:value="204" calcext:value-type="float">
            <text:p>204</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04];&quot;: { &quot;&quot;ID&quot;&quot;: &quot;;[.A204];&quot;, &quot;&quot;Name&quot;&quot;: &quot;&quot;&quot;;[.C204];&quot;&quot;&quot;, &quot;&quot;MaxLevel&quot;&quot;: &quot;;[.T204];&quot;, &quot;&quot;Mingle?&quot;&quot;: &quot;;[.AG204];&quot;, &quot;&quot;Psych&quot;&quot;: &quot;&quot;&quot;;[.H204];&quot;&quot;&quot;&quot;; ;&quot;, &quot;&quot;Element&quot;&quot;: &quot;&quot;&quot;;[.G204];&quot;&quot;&quot;, &quot;&quot;Brand&quot;&quot;: &quot;&quot;&quot;;[.D204];&quot;&quot;&quot;, &quot;&quot;Ev. fr. pin?&quot;&quot;: &quot;;[.AH204];&quot;, &quot;&quot;Weight&quot;&quot;: &quot;;[.Y204];&quot;, &quot;&quot;Spec&quot;&quot;: &quot;&quot;&quot;;[.J204];&quot;&quot;&quot;, &quot;&quot;Inflicts HP Drain?&quot;&quot;: &quot;;[.AI204];&quot;, &quot;&quot;Eden?&quot;&quot;: &quot;;[.AJ204];&quot; },&quot;)" office:value-type="string" office:string-value="0xCA: { &quot;ID&quot;: 0xCA, &quot;Name&quot;: &quot;Cosmic Pull&quot;, &quot;MaxLevel&quot;: 3, &quot;Mingle?&quot;: 0, &quot;Psych&quot;: &quot;Apport&quot;, &quot;Element&quot;: &quot;Neg&quot;, &quot;Brand&quot;: &quot;Wild Boar&quot;, &quot;Ev. fr. pin?&quot;: 1, &quot;Weight&quot;: 2, &quot;Spec&quot;: &quot;Attack&quot;, &quot;Inflicts HP Drain?&quot;: 0, &quot;Eden?&quot;: 0 }," calcext:value-type="string">
            <text:p>0xCA: { "ID": 0xCA, "Name": "Cosmic Pull", "MaxLevel": 3, "Mingle?": 0, "Psych": "Apport", "Element": "Neg", "Brand": "Wild Boar", "Ev. fr. pin?": 1, "Weight": 2, "Spec": "Attack", "Inflicts HP Drain?": 0, "Eden?": 0 },</text:p>
          </table:table-cell>
        </table:table-row>
        <table:table-row table:style-name="ro4">
          <table:table-cell table:formula="of:=COM.MICROSOFT.CONCAT(&quot;0x&quot;; DEC2HEX([.B205] - 1))" office:value-type="string" office:string-value="0xCB" calcext:value-type="string">
            <text:p>0xCB</text:p>
          </table:table-cell>
          <table:table-cell office:value-type="string" calcext:value-type="string">
            <text:p><text:a xlink:href="../../../../../../../wiki/Pin_204" xlink:type="simple">204</text:a></text:p>
          </table:table-cell>
          <table:table-cell office:value-type="string" calcext:value-type="string">
            <text:p>Macrocosmic Pull</text:p>
          </table:table-cell>
          <table:table-cell office:value-type="string" calcext:value-type="string">
            <text:p>Wild Boar</text:p>
          </table:table-cell>
          <table:table-cell office:value-type="float" office:value="2950" calcext:value-type="float">
            <text:p>2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1" calcext:value-type="float">
            <text:p>1</text:p>
          </table:table-cell>
          <table:table-cell office:value-type="float" office:value="6.6" calcext:value-type="float">
            <text:p>6.6</text:p>
          </table:table-cell>
          <table:table-cell office:value-type="string" calcext:value-type="string">
            <text:p>Evolves from <text:a xlink:href="../../../../../../../wiki/Pin_203" xlink:type="simple">203</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table:number-columns-repeated="2" office:value-type="float" office:value="2" calcext:value-type="float">
            <text:p>2</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05];&quot;: { &quot;&quot;ID&quot;&quot;: &quot;;[.A205];&quot;, &quot;&quot;Name&quot;&quot;: &quot;&quot;&quot;;[.C205];&quot;&quot;&quot;, &quot;&quot;MaxLevel&quot;&quot;: &quot;;[.T205];&quot;, &quot;&quot;Mingle?&quot;&quot;: &quot;;[.AG205];&quot;, &quot;&quot;Psych&quot;&quot;: &quot;&quot;&quot;;[.H205];&quot;&quot;&quot;&quot;; ;&quot;, &quot;&quot;Element&quot;&quot;: &quot;&quot;&quot;;[.G205];&quot;&quot;&quot;, &quot;&quot;Brand&quot;&quot;: &quot;&quot;&quot;;[.D205];&quot;&quot;&quot;, &quot;&quot;Ev. fr. pin?&quot;&quot;: &quot;;[.AH205];&quot;, &quot;&quot;Weight&quot;&quot;: &quot;;[.Y205];&quot;, &quot;&quot;Spec&quot;&quot;: &quot;&quot;&quot;;[.J205];&quot;&quot;&quot;, &quot;&quot;Inflicts HP Drain?&quot;&quot;: &quot;;[.AI205];&quot;, &quot;&quot;Eden?&quot;&quot;: &quot;;[.AJ205];&quot; },&quot;)" office:value-type="string" office:string-value="0xCB: { &quot;ID&quot;: 0xCB, &quot;Name&quot;: &quot;Macrocosmic Pull&quot;, &quot;MaxLevel&quot;: 2, &quot;Mingle?&quot;: 0, &quot;Psych&quot;: &quot;Apport&quot;, &quot;Element&quot;: &quot;Neg&quot;, &quot;Brand&quot;: &quot;Wild Boar&quot;, &quot;Ev. fr. pin?&quot;: 1, &quot;Weight&quot;: 2, &quot;Spec&quot;: &quot;Attack&quot;, &quot;Inflicts HP Drain?&quot;: 0, &quot;Eden?&quot;: 0 }," calcext:value-type="string">
            <text:p>0xCB: { "ID": 0xCB, "Name": "Macrocosmic Pull", "MaxLevel": 2, "Mingle?": 0, "Psych": "Apport", "Element": "Neg", "Brand": "Wild Boar", "Ev. fr. pin?": 1, "Weight": 2, "Spec": "Attack", "Inflicts HP Drain?": 0, "Eden?": 0 },</text:p>
          </table:table-cell>
        </table:table-row>
        <table:table-row table:style-name="ro3">
          <table:table-cell table:formula="of:=COM.MICROSOFT.CONCAT(&quot;0x&quot;; DEC2HEX([.B206] - 1))" office:value-type="string" office:string-value="0xCC" calcext:value-type="string">
            <text:p>0xCC</text:p>
          </table:table-cell>
          <table:table-cell office:value-type="string" calcext:value-type="string">
            <text:p><text:a xlink:href="../../../../../../../wiki/Pin_205" xlink:type="simple">205</text:a></text:p>
          </table:table-cell>
          <table:table-cell office:value-type="string" calcext:value-type="string">
            <text:p>Diss</text:p>
          </table:table-cell>
          <table:table-cell office:value-type="string" calcext:value-type="string">
            <text:p>Wild Boar</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efense_Blight%2B"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in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Greatly extends the duration of <text:a xlink:href="../../../../../../../wiki/Defense_Break" xlink:type="simple">Defense Break</text:a>'s negative effects on enemies. </text:p>
          </table:table-cell>
          <table:table-cell table:number-columns-repeated="4" office:value-type="float" office:value="0" calcext:value-type="float">
            <text:p>0</text:p>
          </table:table-cell>
          <table:table-cell table:formula="of:=COM.MICROSOFT.CONCAT([.A206];&quot;: { &quot;&quot;ID&quot;&quot;: &quot;;[.A206];&quot;, &quot;&quot;Name&quot;&quot;: &quot;&quot;&quot;;[.C206];&quot;&quot;&quot;, &quot;&quot;MaxLevel&quot;&quot;: &quot;;[.T206];&quot;, &quot;&quot;Mingle?&quot;&quot;: &quot;;[.AG206];&quot;, &quot;&quot;Psych&quot;&quot;: &quot;&quot;&quot;;[.H206];&quot;&quot;&quot;&quot;; ;&quot;, &quot;&quot;Element&quot;&quot;: &quot;&quot;&quot;;[.G206];&quot;&quot;&quot;, &quot;&quot;Brand&quot;&quot;: &quot;&quot;&quot;;[.D206];&quot;&quot;&quot;, &quot;&quot;Ev. fr. pin?&quot;&quot;: &quot;;[.AH206];&quot;, &quot;&quot;Weight&quot;&quot;: &quot;;[.Y206];&quot;, &quot;&quot;Spec&quot;&quot;: &quot;&quot;&quot;;[.J206];&quot;&quot;&quot;, &quot;&quot;Inflicts HP Drain?&quot;&quot;: &quot;;[.AI206];&quot;, &quot;&quot;Eden?&quot;&quot;: &quot;;[.AJ206];&quot; },&quot;)" office:value-type="string" office:string-value="0xCC: { &quot;ID&quot;: 0xCC, &quot;Name&quot;: &quot;Diss&quot;, &quot;MaxLevel&quot;: 1, &quot;Mingle?&quot;: 0, &quot;Psych&quot;: &quot;Defense Blight+&quot;, &quot;Element&quot;: &quot;Abi&quot;, &quot;Brand&quot;: &quot;Wild Boar&quot;, &quot;Ev. fr. pin?&quot;: 0, &quot;Weight&quot;: 2, &quot;Spec&quot;: &quot;---&quot;, &quot;Inflicts HP Drain?&quot;: 0, &quot;Eden?&quot;: 0 }," calcext:value-type="string">
            <text:p>0xCC: { "ID": 0xCC, "Name": "Diss", "MaxLevel": 1, "Mingle?": 0, "Psych": "Defense Blight+", "Element": "Abi", "Brand": "Wild Boar", "Ev. fr. pin?": 0, "Weight": 2, "Spec": "---", "Inflicts HP Drain?": 0, "Eden?": 0 },</text:p>
          </table:table-cell>
        </table:table-row>
        <table:table-row table:style-name="ro3">
          <table:table-cell table:formula="of:=COM.MICROSOFT.CONCAT(&quot;0x&quot;; DEC2HEX([.B207] - 1))" office:value-type="string" office:string-value="0xCD" calcext:value-type="string">
            <text:p>0xCD</text:p>
          </table:table-cell>
          <table:table-cell office:value-type="string" calcext:value-type="string">
            <text:p><text:a xlink:href="../../../../../../../wiki/Pin_206" xlink:type="simple">206</text:a></text:p>
          </table:table-cell>
          <table:table-cell table:number-columns-repeated="2" office:value-type="string" calcext:value-type="string">
            <text:p>Wild Boar</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WB" xlink:type="simple">Resonance: W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0 E.</text:p>
            <text:p>Dropped by 5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ncreases the Attack of any Wild Boar pins Neku is wearing. </text:p>
          </table:table-cell>
          <table:table-cell table:number-columns-repeated="4" office:value-type="float" office:value="0" calcext:value-type="float">
            <text:p>0</text:p>
          </table:table-cell>
          <table:table-cell table:formula="of:=COM.MICROSOFT.CONCAT([.A207];&quot;: { &quot;&quot;ID&quot;&quot;: &quot;;[.A207];&quot;, &quot;&quot;Name&quot;&quot;: &quot;&quot;&quot;;[.C207];&quot;&quot;&quot;, &quot;&quot;MaxLevel&quot;&quot;: &quot;;[.T207];&quot;, &quot;&quot;Mingle?&quot;&quot;: &quot;;[.AG207];&quot;, &quot;&quot;Psych&quot;&quot;: &quot;&quot;&quot;;[.H207];&quot;&quot;&quot;&quot;; ;&quot;, &quot;&quot;Element&quot;&quot;: &quot;&quot;&quot;;[.G207];&quot;&quot;&quot;, &quot;&quot;Brand&quot;&quot;: &quot;&quot;&quot;;[.D207];&quot;&quot;&quot;, &quot;&quot;Ev. fr. pin?&quot;&quot;: &quot;;[.AH207];&quot;, &quot;&quot;Weight&quot;&quot;: &quot;;[.Y207];&quot;, &quot;&quot;Spec&quot;&quot;: &quot;&quot;&quot;;[.J207];&quot;&quot;&quot;, &quot;&quot;Inflicts HP Drain?&quot;&quot;: &quot;;[.AI207];&quot;, &quot;&quot;Eden?&quot;&quot;: &quot;;[.AJ207];&quot; },&quot;)" office:value-type="string" office:string-value="0xCD: { &quot;ID&quot;: 0xCD, &quot;Name&quot;: &quot;Wild Boar&quot;, &quot;MaxLevel&quot;: 3, &quot;Mingle?&quot;: 0, &quot;Psych&quot;: &quot;Resonance: WB&quot;, &quot;Element&quot;: &quot;Abi&quot;, &quot;Brand&quot;: &quot;Wild Boar&quot;, &quot;Ev. fr. pin?&quot;: 0, &quot;Weight&quot;: 2, &quot;Spec&quot;: &quot;---&quot;, &quot;Inflicts HP Drain?&quot;: 0, &quot;Eden?&quot;: 0 }," calcext:value-type="string">
            <text:p>0xCD: { "ID": 0xCD, "Name": "Wild Boar", "MaxLevel": 3, "Mingle?": 0, "Psych": "Resonance: WB", "Element": "Abi", "Brand": "Wild Boar", "Ev. fr. pin?": 0, "Weight": 2, "Spec": "---", "Inflicts HP Drain?": 0, "Eden?": 0 },</text:p>
          </table:table-cell>
        </table:table-row>
        <table:table-row table:style-name="ro4">
          <table:table-cell table:formula="of:=COM.MICROSOFT.CONCAT(&quot;0x&quot;; DEC2HEX([.B208] - 1))" office:value-type="string" office:string-value="0xCE" calcext:value-type="string">
            <text:p>0xCE</text:p>
          </table:table-cell>
          <table:table-cell office:value-type="string" calcext:value-type="string">
            <text:p><text:a xlink:href="../../../../../../../wiki/Pin_207" xlink:type="simple">207</text:a></text:p>
          </table:table-cell>
          <table:table-cell office:value-type="string" calcext:value-type="string">
            <text:p>Big Bang</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genzaka (File specific).</text:p>
            <text:p>Dropped by 8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4" office:value-type="float" office:value="0" calcext:value-type="float">
            <text:p>0</text:p>
          </table:table-cell>
          <table:table-cell table:formula="of:=COM.MICROSOFT.CONCAT([.A208];&quot;: { &quot;&quot;ID&quot;&quot;: &quot;;[.A208];&quot;, &quot;&quot;Name&quot;&quot;: &quot;&quot;&quot;;[.C208];&quot;&quot;&quot;, &quot;&quot;MaxLevel&quot;&quot;: &quot;;[.T208];&quot;, &quot;&quot;Mingle?&quot;&quot;: &quot;;[.AG208];&quot;, &quot;&quot;Psych&quot;&quot;: &quot;&quot;&quot;;[.H208];&quot;&quot;&quot;&quot;; ;&quot;, &quot;&quot;Element&quot;&quot;: &quot;&quot;&quot;;[.G208];&quot;&quot;&quot;, &quot;&quot;Brand&quot;&quot;: &quot;&quot;&quot;;[.D208];&quot;&quot;&quot;, &quot;&quot;Ev. fr. pin?&quot;&quot;: &quot;;[.AH208];&quot;, &quot;&quot;Weight&quot;&quot;: &quot;;[.Y208];&quot;, &quot;&quot;Spec&quot;&quot;: &quot;&quot;&quot;;[.J208];&quot;&quot;&quot;, &quot;&quot;Inflicts HP Drain?&quot;&quot;: &quot;;[.AI208];&quot;, &quot;&quot;Eden?&quot;&quot;: &quot;;[.AJ208];&quot; },&quot;)" office:value-type="string" office:string-value="0xCE: { &quot;ID&quot;: 0xCE, &quot;Name&quot;: &quot;Big Bang&quot;, &quot;MaxLevel&quot;: 10, &quot;Mingle?&quot;: 0, &quot;Psych&quot;: &quot;Nexus Ray&quot;, &quot;Element&quot;: &quot;Neg&quot;, &quot;Brand&quot;: &quot;Gatito&quot;, &quot;Ev. fr. pin?&quot;: 0, &quot;Weight&quot;: 6, &quot;Spec&quot;: &quot;Attack&quot;, &quot;Inflicts HP Drain?&quot;: 0, &quot;Eden?&quot;: 0 }," calcext:value-type="string">
            <text:p>0xCE: { "ID": 0xCE, "Name": "Big Bang", "MaxLevel": 10, "Mingle?": 0, "Psych": "Nexus Ray", "Element": "Neg", "Brand": "Gatito", "Ev. fr. pin?": 0, "Weight": 6, "Spec": "Attack", "Inflicts HP Drain?": 0, "Eden?": 0 },</text:p>
          </table:table-cell>
        </table:table-row>
        <table:table-row table:style-name="ro4">
          <table:table-cell table:formula="of:=COM.MICROSOFT.CONCAT(&quot;0x&quot;; DEC2HEX([.B209] - 1))" office:value-type="string" office:string-value="0xCF" calcext:value-type="string">
            <text:p>0xCF</text:p>
          </table:table-cell>
          <table:table-cell office:value-type="string" calcext:value-type="string">
            <text:p><text:a xlink:href="../../../../../../../wiki/Pin_208" xlink:type="simple">208</text:a></text:p>
          </table:table-cell>
          <table:table-cell office:value-type="string" calcext:value-type="string">
            <text:p>Big Crunch</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ugenzaka (File specific).</text:p>
            <text:p>Dropped by 8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4" office:value-type="float" office:value="0" calcext:value-type="float">
            <text:p>0</text:p>
          </table:table-cell>
          <table:table-cell table:formula="of:=COM.MICROSOFT.CONCAT([.A209];&quot;: { &quot;&quot;ID&quot;&quot;: &quot;;[.A209];&quot;, &quot;&quot;Name&quot;&quot;: &quot;&quot;&quot;;[.C209];&quot;&quot;&quot;, &quot;&quot;MaxLevel&quot;&quot;: &quot;;[.T209];&quot;, &quot;&quot;Mingle?&quot;&quot;: &quot;;[.AG209];&quot;, &quot;&quot;Psych&quot;&quot;: &quot;&quot;&quot;;[.H209];&quot;&quot;&quot;&quot;; ;&quot;, &quot;&quot;Element&quot;&quot;: &quot;&quot;&quot;;[.G209];&quot;&quot;&quot;, &quot;&quot;Brand&quot;&quot;: &quot;&quot;&quot;;[.D209];&quot;&quot;&quot;, &quot;&quot;Ev. fr. pin?&quot;&quot;: &quot;;[.AH209];&quot;, &quot;&quot;Weight&quot;&quot;: &quot;;[.Y209];&quot;, &quot;&quot;Spec&quot;&quot;: &quot;&quot;&quot;;[.J209];&quot;&quot;&quot;, &quot;&quot;Inflicts HP Drain?&quot;&quot;: &quot;;[.AI209];&quot;, &quot;&quot;Eden?&quot;&quot;: &quot;;[.AJ209];&quot; },&quot;)" office:value-type="string" office:string-value="0xCF: { &quot;ID&quot;: 0xCF, &quot;Name&quot;: &quot;Big Crunch&quot;, &quot;MaxLevel&quot;: 10, &quot;Mingle?&quot;: 0, &quot;Psych&quot;: &quot;Nexus Ray&quot;, &quot;Element&quot;: &quot;Neg&quot;, &quot;Brand&quot;: &quot;Gatito&quot;, &quot;Ev. fr. pin?&quot;: 0, &quot;Weight&quot;: 6, &quot;Spec&quot;: &quot;Attack&quot;, &quot;Inflicts HP Drain?&quot;: 0, &quot;Eden?&quot;: 0 }," calcext:value-type="string">
            <text:p>0xCF: { "ID": 0xCF, "Name": "Big Crunch", "MaxLevel": 10, "Mingle?": 0, "Psych": "Nexus Ray", "Element": "Neg", "Brand": "Gatito", "Ev. fr. pin?": 0, "Weight": 6, "Spec": "Attack", "Inflicts HP Drain?": 0, "Eden?": 0 },</text:p>
          </table:table-cell>
        </table:table-row>
        <table:table-row table:style-name="ro2">
          <table:table-cell table:formula="of:=COM.MICROSOFT.CONCAT(&quot;0x&quot;; DEC2HEX([.B210] - 1))" office:value-type="string" office:string-value="0xD0" calcext:value-type="string">
            <text:p>0xD0</text:p>
          </table:table-cell>
          <table:table-cell office:value-type="string" calcext:value-type="string">
            <text:p><text:a xlink:href="../../../../../../../wiki/Pin_209" xlink:type="simple">209</text:a></text:p>
          </table:table-cell>
          <table:table-cell office:value-type="string" calcext:value-type="string">
            <text:p>Swift as the Win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4" office:value-type="float" office:value="0" calcext:value-type="float">
            <text:p>0</text:p>
          </table:table-cell>
          <table:table-cell table:formula="of:=COM.MICROSOFT.CONCAT([.A210];&quot;: { &quot;&quot;ID&quot;&quot;: &quot;;[.A210];&quot;, &quot;&quot;Name&quot;&quot;: &quot;&quot;&quot;;[.C210];&quot;&quot;&quot;, &quot;&quot;MaxLevel&quot;&quot;: &quot;;[.T210];&quot;, &quot;&quot;Mingle?&quot;&quot;: &quot;;[.AG210];&quot;, &quot;&quot;Psych&quot;&quot;: &quot;&quot;&quot;;[.H210];&quot;&quot;&quot;&quot;; ;&quot;, &quot;&quot;Element&quot;&quot;: &quot;&quot;&quot;;[.G210];&quot;&quot;&quot;, &quot;&quot;Brand&quot;&quot;: &quot;&quot;&quot;;[.D210];&quot;&quot;&quot;, &quot;&quot;Ev. fr. pin?&quot;&quot;: &quot;;[.AH210];&quot;, &quot;&quot;Weight&quot;&quot;: &quot;;[.Y210];&quot;, &quot;&quot;Spec&quot;&quot;: &quot;&quot;&quot;;[.J210];&quot;&quot;&quot;, &quot;&quot;Inflicts HP Drain?&quot;&quot;: &quot;;[.AI210];&quot;, &quot;&quot;Eden?&quot;&quot;: &quot;;[.AJ210];&quot; },&quot;)" office:value-type="string" office:string-value="0xD0: { &quot;ID&quot;: 0xD0, &quot;Name&quot;: &quot;Swift as the Wind&quot;, &quot;MaxLevel&quot;: 10, &quot;Mingle?&quot;: 0, &quot;Psych&quot;: &quot;Irregular Note&quot;, &quot;Element&quot;: &quot;Neu&quot;, &quot;Brand&quot;: &quot;Gatito&quot;, &quot;Ev. fr. pin?&quot;: 0, &quot;Weight&quot;: 6, &quot;Spec&quot;: &quot;Attack&quot;, &quot;Inflicts HP Drain?&quot;: 0, &quot;Eden?&quot;: 0 }," calcext:value-type="string">
            <text:p>0xD0: { "ID": 0xD0, "Name": "Swift as the Wind", "MaxLevel": 10, "Mingle?": 0, "Psych": "Irregular Note", "Element": "Neu", "Brand": "Gatito", "Ev. fr. pin?": 0, "Weight": 6, "Spec": "Attack", "Inflicts HP Drain?": 0, "Eden?": 0 },</text:p>
          </table:table-cell>
        </table:table-row>
        <table:table-row table:style-name="ro2">
          <table:table-cell table:formula="of:=COM.MICROSOFT.CONCAT(&quot;0x&quot;; DEC2HEX([.B211] - 1))" office:value-type="string" office:string-value="0xD1" calcext:value-type="string">
            <text:p>0xD1</text:p>
          </table:table-cell>
          <table:table-cell office:value-type="string" calcext:value-type="string">
            <text:p><text:a xlink:href="../../../../../../../wiki/Pin_210" xlink:type="simple">210</text:a></text:p>
          </table:table-cell>
          <table:table-cell office:value-type="string" calcext:value-type="string">
            <text:p>Hushed as the Woo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4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4" office:value-type="float" office:value="0" calcext:value-type="float">
            <text:p>0</text:p>
          </table:table-cell>
          <table:table-cell table:formula="of:=COM.MICROSOFT.CONCAT([.A211];&quot;: { &quot;&quot;ID&quot;&quot;: &quot;;[.A211];&quot;, &quot;&quot;Name&quot;&quot;: &quot;&quot;&quot;;[.C211];&quot;&quot;&quot;, &quot;&quot;MaxLevel&quot;&quot;: &quot;;[.T211];&quot;, &quot;&quot;Mingle?&quot;&quot;: &quot;;[.AG211];&quot;, &quot;&quot;Psych&quot;&quot;: &quot;&quot;&quot;;[.H211];&quot;&quot;&quot;&quot;; ;&quot;, &quot;&quot;Element&quot;&quot;: &quot;&quot;&quot;;[.G211];&quot;&quot;&quot;, &quot;&quot;Brand&quot;&quot;: &quot;&quot;&quot;;[.D211];&quot;&quot;&quot;, &quot;&quot;Ev. fr. pin?&quot;&quot;: &quot;;[.AH211];&quot;, &quot;&quot;Weight&quot;&quot;: &quot;;[.Y211];&quot;, &quot;&quot;Spec&quot;&quot;: &quot;&quot;&quot;;[.J211];&quot;&quot;&quot;, &quot;&quot;Inflicts HP Drain?&quot;&quot;: &quot;;[.AI211];&quot;, &quot;&quot;Eden?&quot;&quot;: &quot;;[.AJ211];&quot; },&quot;)" office:value-type="string" office:string-value="0xD1: { &quot;ID&quot;: 0xD1, &quot;Name&quot;: &quot;Hushed as the Wood&quot;, &quot;MaxLevel&quot;: 10, &quot;Mingle?&quot;: 0, &quot;Psych&quot;: &quot;Irregular Note&quot;, &quot;Element&quot;: &quot;Neu&quot;, &quot;Brand&quot;: &quot;Gatito&quot;, &quot;Ev. fr. pin?&quot;: 0, &quot;Weight&quot;: 6, &quot;Spec&quot;: &quot;Attack&quot;, &quot;Inflicts HP Drain?&quot;: 0, &quot;Eden?&quot;: 0 }," calcext:value-type="string">
            <text:p>0xD1: { "ID": 0xD1, "Name": "Hushed as the Wood", "MaxLevel": 10, "Mingle?": 0, "Psych": "Irregular Note", "Element": "Neu", "Brand": "Gatito", "Ev. fr. pin?": 0, "Weight": 6, "Spec": "Attack", "Inflicts HP Drain?": 0, "Eden?": 0 },</text:p>
          </table:table-cell>
        </table:table-row>
        <table:table-row table:style-name="ro2">
          <table:table-cell table:formula="of:=COM.MICROSOFT.CONCAT(&quot;0x&quot;; DEC2HEX([.B212] - 1))" office:value-type="string" office:string-value="0xD2" calcext:value-type="string">
            <text:p>0xD2</text:p>
          </table:table-cell>
          <table:table-cell office:value-type="string" calcext:value-type="string">
            <text:p><text:a xlink:href="../../../../../../../wiki/Pin_211" xlink:type="simple">211</text:a></text:p>
          </table:table-cell>
          <table:table-cell office:value-type="string" calcext:value-type="string">
            <text:p>Fierce as the Flame</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2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4" office:value-type="float" office:value="0" calcext:value-type="float">
            <text:p>0</text:p>
          </table:table-cell>
          <table:table-cell table:formula="of:=COM.MICROSOFT.CONCAT([.A212];&quot;: { &quot;&quot;ID&quot;&quot;: &quot;;[.A212];&quot;, &quot;&quot;Name&quot;&quot;: &quot;&quot;&quot;;[.C212];&quot;&quot;&quot;, &quot;&quot;MaxLevel&quot;&quot;: &quot;;[.T212];&quot;, &quot;&quot;Mingle?&quot;&quot;: &quot;;[.AG212];&quot;, &quot;&quot;Psych&quot;&quot;: &quot;&quot;&quot;;[.H212];&quot;&quot;&quot;&quot;; ;&quot;, &quot;&quot;Element&quot;&quot;: &quot;&quot;&quot;;[.G212];&quot;&quot;&quot;, &quot;&quot;Brand&quot;&quot;: &quot;&quot;&quot;;[.D212];&quot;&quot;&quot;, &quot;&quot;Ev. fr. pin?&quot;&quot;: &quot;;[.AH212];&quot;, &quot;&quot;Weight&quot;&quot;: &quot;;[.Y212];&quot;, &quot;&quot;Spec&quot;&quot;: &quot;&quot;&quot;;[.J212];&quot;&quot;&quot;, &quot;&quot;Inflicts HP Drain?&quot;&quot;: &quot;;[.AI212];&quot;, &quot;&quot;Eden?&quot;&quot;: &quot;;[.AJ212];&quot; },&quot;)" office:value-type="string" office:string-value="0xD2: { &quot;ID&quot;: 0xD2, &quot;Name&quot;: &quot;Fierce as the Flame&quot;, &quot;MaxLevel&quot;: 10, &quot;Mingle?&quot;: 0, &quot;Psych&quot;: &quot;Irregular Note&quot;, &quot;Element&quot;: &quot;Neu&quot;, &quot;Brand&quot;: &quot;Gatito&quot;, &quot;Ev. fr. pin?&quot;: 0, &quot;Weight&quot;: 6, &quot;Spec&quot;: &quot;Attack&quot;, &quot;Inflicts HP Drain?&quot;: 0, &quot;Eden?&quot;: 0 }," calcext:value-type="string">
            <text:p>0xD2: { "ID": 0xD2, "Name": "Fierce as the Flame", "MaxLevel": 10, "Mingle?": 0, "Psych": "Irregular Note", "Element": "Neu", "Brand": "Gatito", "Ev. fr. pin?": 0, "Weight": 6, "Spec": "Attack", "Inflicts HP Drain?": 0, "Eden?": 0 },</text:p>
          </table:table-cell>
        </table:table-row>
        <table:table-row table:style-name="ro2">
          <table:table-cell table:formula="of:=COM.MICROSOFT.CONCAT(&quot;0x&quot;; DEC2HEX([.B213] - 1))" office:value-type="string" office:string-value="0xD3" calcext:value-type="string">
            <text:p>0xD3</text:p>
          </table:table-cell>
          <table:table-cell office:value-type="string" calcext:value-type="string">
            <text:p><text:a xlink:href="../../../../../../../wiki/Pin_212" xlink:type="simple">212</text:a></text:p>
          </table:table-cell>
          <table:table-cell office:value-type="string" calcext:value-type="string">
            <text:p>Stalwart as the Mount</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4" office:value-type="float" office:value="0" calcext:value-type="float">
            <text:p>0</text:p>
          </table:table-cell>
          <table:table-cell table:formula="of:=COM.MICROSOFT.CONCAT([.A213];&quot;: { &quot;&quot;ID&quot;&quot;: &quot;;[.A213];&quot;, &quot;&quot;Name&quot;&quot;: &quot;&quot;&quot;;[.C213];&quot;&quot;&quot;, &quot;&quot;MaxLevel&quot;&quot;: &quot;;[.T213];&quot;, &quot;&quot;Mingle?&quot;&quot;: &quot;;[.AG213];&quot;, &quot;&quot;Psych&quot;&quot;: &quot;&quot;&quot;;[.H213];&quot;&quot;&quot;&quot;; ;&quot;, &quot;&quot;Element&quot;&quot;: &quot;&quot;&quot;;[.G213];&quot;&quot;&quot;, &quot;&quot;Brand&quot;&quot;: &quot;&quot;&quot;;[.D213];&quot;&quot;&quot;, &quot;&quot;Ev. fr. pin?&quot;&quot;: &quot;;[.AH213];&quot;, &quot;&quot;Weight&quot;&quot;: &quot;;[.Y213];&quot;, &quot;&quot;Spec&quot;&quot;: &quot;&quot;&quot;;[.J213];&quot;&quot;&quot;, &quot;&quot;Inflicts HP Drain?&quot;&quot;: &quot;;[.AI213];&quot;, &quot;&quot;Eden?&quot;&quot;: &quot;;[.AJ213];&quot; },&quot;)" office:value-type="string" office:string-value="0xD3: { &quot;ID&quot;: 0xD3, &quot;Name&quot;: &quot;Stalwart as the Mount&quot;, &quot;MaxLevel&quot;: 10, &quot;Mingle?&quot;: 0, &quot;Psych&quot;: &quot;Irregular Note&quot;, &quot;Element&quot;: &quot;Neu&quot;, &quot;Brand&quot;: &quot;Gatito&quot;, &quot;Ev. fr. pin?&quot;: 0, &quot;Weight&quot;: 6, &quot;Spec&quot;: &quot;Attack&quot;, &quot;Inflicts HP Drain?&quot;: 0, &quot;Eden?&quot;: 0 }," calcext:value-type="string">
            <text:p>0xD3: { "ID": 0xD3, "Name": "Stalwart as the Mount", "MaxLevel": 10, "Mingle?": 0, "Psych": "Irregular Note", "Element": "Neu", "Brand": "Gatito", "Ev. fr. pin?": 0, "Weight": 6, "Spec": "Attack", "Inflicts HP Drain?": 0, "Eden?": 0 },</text:p>
          </table:table-cell>
        </table:table-row>
        <table:table-row table:style-name="ro2">
          <table:table-cell table:formula="of:=COM.MICROSOFT.CONCAT(&quot;0x&quot;; DEC2HEX([.B214] - 1))" office:value-type="string" office:string-value="0xD4" calcext:value-type="string">
            <text:p>0xD4</text:p>
          </table:table-cell>
          <table:table-cell office:value-type="string" calcext:value-type="string">
            <text:p><text:a xlink:href="../../../../../../../wiki/Pin_213" xlink:type="simple">213</text:a></text:p>
          </table:table-cell>
          <table:table-cell office:value-type="string" calcext:value-type="string">
            <text:p>Black Mar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Wild Kat (File Specific).</text:p>
            <text:p>Dropped by 4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Inflicts damage on contact. The pin says: "When six darklit planets align..." </text:p>
          </table:table-cell>
          <table:table-cell table:number-columns-repeated="4" office:value-type="float" office:value="0" calcext:value-type="float">
            <text:p>0</text:p>
          </table:table-cell>
          <table:table-cell table:formula="of:=COM.MICROSOFT.CONCAT([.A214];&quot;: { &quot;&quot;ID&quot;&quot;: &quot;;[.A214];&quot;, &quot;&quot;Name&quot;&quot;: &quot;&quot;&quot;;[.C214];&quot;&quot;&quot;, &quot;&quot;MaxLevel&quot;&quot;: &quot;;[.T214];&quot;, &quot;&quot;Mingle?&quot;&quot;: &quot;;[.AG214];&quot;, &quot;&quot;Psych&quot;&quot;: &quot;&quot;&quot;;[.H214];&quot;&quot;&quot;&quot;; ;&quot;, &quot;&quot;Element&quot;&quot;: &quot;&quot;&quot;;[.G214];&quot;&quot;&quot;, &quot;&quot;Brand&quot;&quot;: &quot;&quot;&quot;;[.D214];&quot;&quot;&quot;, &quot;&quot;Ev. fr. pin?&quot;&quot;: &quot;;[.AH214];&quot;, &quot;&quot;Weight&quot;&quot;: &quot;;[.Y214];&quot;, &quot;&quot;Spec&quot;&quot;: &quot;&quot;&quot;;[.J214];&quot;&quot;&quot;, &quot;&quot;Inflicts HP Drain?&quot;&quot;: &quot;;[.AI214];&quot;, &quot;&quot;Eden?&quot;&quot;: &quot;;[.AJ214];&quot; },&quot;)" office:value-type="string" office:string-value="0xD4: { &quot;ID&quot;: 0xD4, &quot;Name&quot;: &quot;Black Mars&quot;, &quot;MaxLevel&quot;: 10, &quot;Mingle?&quot;: 0, &quot;Psych&quot;: &quot;Pyrokinesis&quot;, &quot;Element&quot;: &quot;Neg&quot;, &quot;Brand&quot;: &quot;Gatito&quot;, &quot;Ev. fr. pin?&quot;: 0, &quot;Weight&quot;: 6, &quot;Spec&quot;: &quot;Attack&quot;, &quot;Inflicts HP Drain?&quot;: 0, &quot;Eden?&quot;: 0 }," calcext:value-type="string">
            <text:p>0xD4: { "ID": 0xD4, "Name": "Black Mars", "MaxLevel": 10, "Mingle?": 0, "Psych": "Pyrokinesis", "Element": "Neg", "Brand": "Gatito", "Ev. fr. pin?": 0, "Weight": 6, "Spec": "Attack", "Inflicts HP Drain?": 0, "Eden?": 0 },</text:p>
          </table:table-cell>
        </table:table-row>
        <table:table-row table:style-name="ro4">
          <table:table-cell table:formula="of:=COM.MICROSOFT.CONCAT(&quot;0x&quot;; DEC2HEX([.B215] - 1))" office:value-type="string" office:string-value="0xD5" calcext:value-type="string">
            <text:p>0xD5</text:p>
          </table:table-cell>
          <table:table-cell office:value-type="string" calcext:value-type="string">
            <text:p><text:a xlink:href="../../../../../../../wiki/Pin_214" xlink:type="simple">214</text:a></text:p>
          </table:table-cell>
          <table:table-cell office:value-type="string" calcext:value-type="string">
            <text:p>Black Jupiter</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Kat (File Specific).</text:p>
            <text:p>Dropped by 9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2" calcext:value-type="float">
            <text:p>2</text:p>
          </table:table-cell>
          <table:table-cell office:value-type="string" calcext:value-type="string">
            <text:p>Slash empty space to send a bolt of lightning along that line. Inflicts damage on contact. The pin says: "When six darklit planets align..." </text:p>
          </table:table-cell>
          <table:table-cell table:number-columns-repeated="4" office:value-type="float" office:value="0" calcext:value-type="float">
            <text:p>0</text:p>
          </table:table-cell>
          <table:table-cell table:formula="of:=COM.MICROSOFT.CONCAT([.A215];&quot;: { &quot;&quot;ID&quot;&quot;: &quot;;[.A215];&quot;, &quot;&quot;Name&quot;&quot;: &quot;&quot;&quot;;[.C215];&quot;&quot;&quot;, &quot;&quot;MaxLevel&quot;&quot;: &quot;;[.T215];&quot;, &quot;&quot;Mingle?&quot;&quot;: &quot;;[.AG215];&quot;, &quot;&quot;Psych&quot;&quot;: &quot;&quot;&quot;;[.H215];&quot;&quot;&quot;&quot;; ;&quot;, &quot;&quot;Element&quot;&quot;: &quot;&quot;&quot;;[.G215];&quot;&quot;&quot;, &quot;&quot;Brand&quot;&quot;: &quot;&quot;&quot;;[.D215];&quot;&quot;&quot;, &quot;&quot;Ev. fr. pin?&quot;&quot;: &quot;;[.AH215];&quot;, &quot;&quot;Weight&quot;&quot;: &quot;;[.Y215];&quot;, &quot;&quot;Spec&quot;&quot;: &quot;&quot;&quot;;[.J215];&quot;&quot;&quot;, &quot;&quot;Inflicts HP Drain?&quot;&quot;: &quot;;[.AI215];&quot;, &quot;&quot;Eden?&quot;&quot;: &quot;;[.AJ215];&quot; },&quot;)" office:value-type="string" office:string-value="0xD5: { &quot;ID&quot;: 0xD5, &quot;Name&quot;: &quot;Black Jupiter&quot;, &quot;MaxLevel&quot;: 10, &quot;Mingle?&quot;: 0, &quot;Psych&quot;: &quot;Lightning Bolt&quot;, &quot;Element&quot;: &quot;Neg&quot;, &quot;Brand&quot;: &quot;Gatito&quot;, &quot;Ev. fr. pin?&quot;: 0, &quot;Weight&quot;: 6, &quot;Spec&quot;: &quot;Attack&quot;, &quot;Inflicts HP Drain?&quot;: 0, &quot;Eden?&quot;: 0 }," calcext:value-type="string">
            <text:p>0xD5: { "ID": 0xD5, "Name": "Black Jupiter", "MaxLevel": 10, "Mingle?": 0, "Psych": "Lightning Bolt", "Element": "Neg", "Brand": "Gatito", "Ev. fr. pin?": 0, "Weight": 6, "Spec": "Attack", "Inflicts HP Drain?": 0, "Eden?": 0 },</text:p>
          </table:table-cell>
        </table:table-row>
        <table:table-row table:style-name="ro2">
          <table:table-cell table:formula="of:=COM.MICROSOFT.CONCAT(&quot;0x&quot;; DEC2HEX([.B216] - 1))" office:value-type="string" office:string-value="0xD6" calcext:value-type="string">
            <text:p>0xD6</text:p>
          </table:table-cell>
          <table:table-cell office:value-type="string" calcext:value-type="string">
            <text:p><text:a xlink:href="../../../../../../../wiki/Pin_215" xlink:type="simple">215</text:a></text:p>
          </table:table-cell>
          <table:table-cell office:value-type="string" calcext:value-type="string">
            <text:p>Black Ura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Kat (File Specific).</text:p>
            <text:p>Dropped by 8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vertically up on empty space to form an icicle. Inflicts damage on contact. The pin says: "When six darklit planets align..." </text:p>
          </table:table-cell>
          <table:table-cell table:number-columns-repeated="4" office:value-type="float" office:value="0" calcext:value-type="float">
            <text:p>0</text:p>
          </table:table-cell>
          <table:table-cell table:formula="of:=COM.MICROSOFT.CONCAT([.A216];&quot;: { &quot;&quot;ID&quot;&quot;: &quot;;[.A216];&quot;, &quot;&quot;Name&quot;&quot;: &quot;&quot;&quot;;[.C216];&quot;&quot;&quot;, &quot;&quot;MaxLevel&quot;&quot;: &quot;;[.T216];&quot;, &quot;&quot;Mingle?&quot;&quot;: &quot;;[.AG216];&quot;, &quot;&quot;Psych&quot;&quot;: &quot;&quot;&quot;;[.H216];&quot;&quot;&quot;&quot;; ;&quot;, &quot;&quot;Element&quot;&quot;: &quot;&quot;&quot;;[.G216];&quot;&quot;&quot;, &quot;&quot;Brand&quot;&quot;: &quot;&quot;&quot;;[.D216];&quot;&quot;&quot;, &quot;&quot;Ev. fr. pin?&quot;&quot;: &quot;;[.AH216];&quot;, &quot;&quot;Weight&quot;&quot;: &quot;;[.Y216];&quot;, &quot;&quot;Spec&quot;&quot;: &quot;&quot;&quot;;[.J216];&quot;&quot;&quot;, &quot;&quot;Inflicts HP Drain?&quot;&quot;: &quot;;[.AI216];&quot;, &quot;&quot;Eden?&quot;&quot;: &quot;;[.AJ216];&quot; },&quot;)" office:value-type="string" office:string-value="0xD6: { &quot;ID&quot;: 0xD6, &quot;Name&quot;: &quot;Black Uranus&quot;, &quot;MaxLevel&quot;: 10, &quot;Mingle?&quot;: 0, &quot;Psych&quot;: &quot;Piercing Pillar&quot;, &quot;Element&quot;: &quot;Neg&quot;, &quot;Brand&quot;: &quot;Gatito&quot;, &quot;Ev. fr. pin?&quot;: 0, &quot;Weight&quot;: 6, &quot;Spec&quot;: &quot;Attack&quot;, &quot;Inflicts HP Drain?&quot;: 0, &quot;Eden?&quot;: 0 }," calcext:value-type="string">
            <text:p>0xD6: { "ID": 0xD6, "Name": "Black Uranus", "MaxLevel": 10, "Mingle?": 0, "Psych": "Piercing Pillar", "Element": "Neg", "Brand": "Gatito", "Ev. fr. pin?": 0, "Weight": 6, "Spec": "Attack", "Inflicts HP Drain?": 0, "Eden?": 0 },</text:p>
          </table:table-cell>
        </table:table-row>
        <table:table-row table:style-name="ro2">
          <table:table-cell table:formula="of:=COM.MICROSOFT.CONCAT(&quot;0x&quot;; DEC2HEX([.B217] - 1))" office:value-type="string" office:string-value="0xD7" calcext:value-type="string">
            <text:p>0xD7</text:p>
          </table:table-cell>
          <table:table-cell office:value-type="string" calcext:value-type="string">
            <text:p><text:a xlink:href="../../../../../../../wiki/Pin_216" xlink:type="simple">216</text:a></text:p>
          </table:table-cell>
          <table:table-cell office:value-type="string" calcext:value-type="string">
            <text:p>Black Ve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95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fire a bullet in that direction. Inflicts damage on contact. The pin says: "When six darklit planets align..." </text:p>
          </table:table-cell>
          <table:table-cell table:number-columns-repeated="4" office:value-type="float" office:value="0" calcext:value-type="float">
            <text:p>0</text:p>
          </table:table-cell>
          <table:table-cell table:formula="of:=COM.MICROSOFT.CONCAT([.A217];&quot;: { &quot;&quot;ID&quot;&quot;: &quot;;[.A217];&quot;, &quot;&quot;Name&quot;&quot;: &quot;&quot;&quot;;[.C217];&quot;&quot;&quot;, &quot;&quot;MaxLevel&quot;&quot;: &quot;;[.T217];&quot;, &quot;&quot;Mingle?&quot;&quot;: &quot;;[.AG217];&quot;, &quot;&quot;Psych&quot;&quot;: &quot;&quot;&quot;;[.H217];&quot;&quot;&quot;&quot;; ;&quot;, &quot;&quot;Element&quot;&quot;: &quot;&quot;&quot;;[.G217];&quot;&quot;&quot;, &quot;&quot;Brand&quot;&quot;: &quot;&quot;&quot;;[.D217];&quot;&quot;&quot;, &quot;&quot;Ev. fr. pin?&quot;&quot;: &quot;;[.AH217];&quot;, &quot;&quot;Weight&quot;&quot;: &quot;;[.Y217];&quot;, &quot;&quot;Spec&quot;&quot;: &quot;&quot;&quot;;[.J217];&quot;&quot;&quot;, &quot;&quot;Inflicts HP Drain?&quot;&quot;: &quot;;[.AI217];&quot;, &quot;&quot;Eden?&quot;&quot;: &quot;;[.AJ217];&quot; },&quot;)" office:value-type="string" office:string-value="0xD7: { &quot;ID&quot;: 0xD7, &quot;Name&quot;: &quot;Black Venus&quot;, &quot;MaxLevel&quot;: 10, &quot;Mingle?&quot;: 0, &quot;Psych&quot;: &quot;Force Rounds&quot;, &quot;Element&quot;: &quot;Neg&quot;, &quot;Brand&quot;: &quot;Gatito&quot;, &quot;Ev. fr. pin?&quot;: 0, &quot;Weight&quot;: 6, &quot;Spec&quot;: &quot;Attack&quot;, &quot;Inflicts HP Drain?&quot;: 0, &quot;Eden?&quot;: 0 }," calcext:value-type="string">
            <text:p>0xD7: { "ID": 0xD7, "Name": "Black Venus", "MaxLevel": 10, "Mingle?": 0, "Psych": "Force Rounds", "Element": "Neg", "Brand": "Gatito", "Ev. fr. pin?": 0, "Weight": 6, "Spec": "Attack", "Inflicts HP Drain?": 0, "Eden?": 0 },</text:p>
          </table:table-cell>
        </table:table-row>
        <table:table-row table:style-name="ro4">
          <table:table-cell table:formula="of:=COM.MICROSOFT.CONCAT(&quot;0x&quot;; DEC2HEX([.B218] - 1))" office:value-type="string" office:string-value="0xD8" calcext:value-type="string">
            <text:p>0xD8</text:p>
          </table:table-cell>
          <table:table-cell office:value-type="string" calcext:value-type="string">
            <text:p><text:a xlink:href="../../../../../../../wiki/Pin_217" xlink:type="simple">217</text:a></text:p>
          </table:table-cell>
          <table:table-cell office:value-type="string" calcext:value-type="string">
            <text:p>Black Saturn</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8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Neku to create a dark barrier that restores HP and harms enemies. Movement is permitted while this pin is active. The pin says: "When six darklit planets align..." </text:p>
          </table:table-cell>
          <table:table-cell table:number-columns-repeated="4" office:value-type="float" office:value="0" calcext:value-type="float">
            <text:p>0</text:p>
          </table:table-cell>
          <table:table-cell table:formula="of:=COM.MICROSOFT.CONCAT([.A218];&quot;: { &quot;&quot;ID&quot;&quot;: &quot;;[.A218];&quot;, &quot;&quot;Name&quot;&quot;: &quot;&quot;&quot;;[.C218];&quot;&quot;&quot;, &quot;&quot;MaxLevel&quot;&quot;: &quot;;[.T218];&quot;, &quot;&quot;Mingle?&quot;&quot;: &quot;;[.AG218];&quot;, &quot;&quot;Psych&quot;&quot;: &quot;&quot;&quot;;[.H218];&quot;&quot;&quot;&quot;; ;&quot;, &quot;&quot;Element&quot;&quot;: &quot;&quot;&quot;;[.G218];&quot;&quot;&quot;, &quot;&quot;Brand&quot;&quot;: &quot;&quot;&quot;;[.D218];&quot;&quot;&quot;, &quot;&quot;Ev. fr. pin?&quot;&quot;: &quot;;[.AH218];&quot;, &quot;&quot;Weight&quot;&quot;: &quot;;[.Y218];&quot;, &quot;&quot;Spec&quot;&quot;: &quot;&quot;&quot;;[.J218];&quot;&quot;&quot;, &quot;&quot;Inflicts HP Drain?&quot;&quot;: &quot;;[.AI218];&quot;, &quot;&quot;Eden?&quot;&quot;: &quot;;[.AJ218];&quot; },&quot;)" office:value-type="string" office:string-value="0xD8: { &quot;ID&quot;: 0xD8, &quot;Name&quot;: &quot;Black Saturn&quot;, &quot;MaxLevel&quot;: 10, &quot;Mingle?&quot;: 0, &quot;Psych&quot;: &quot;Dark Barrier&quot;, &quot;Element&quot;: &quot;Pos&quot;, &quot;Brand&quot;: &quot;Gatito&quot;, &quot;Ev. fr. pin?&quot;: 0, &quot;Weight&quot;: 6, &quot;Spec&quot;: &quot;Attack&quot;, &quot;Inflicts HP Drain?&quot;: 0, &quot;Eden?&quot;: 0 }," calcext:value-type="string">
            <text:p>0xD8: { "ID": 0xD8, "Name": "Black Saturn", "MaxLevel": 10, "Mingle?": 0, "Psych": "Dark Barrier", "Element": "Pos", "Brand": "Gatito", "Ev. fr. pin?": 0, "Weight": 6, "Spec": "Attack", "Inflicts HP Drain?": 0, "Eden?": 0 },</text:p>
          </table:table-cell>
        </table:table-row>
        <table:table-row table:style-name="ro2">
          <table:table-cell table:formula="of:=COM.MICROSOFT.CONCAT(&quot;0x&quot;; DEC2HEX([.B219] - 1))" office:value-type="string" office:string-value="0xD9" calcext:value-type="string">
            <text:p>0xD9</text:p>
          </table:table-cell>
          <table:table-cell office:value-type="string" calcext:value-type="string">
            <text:p><text:a xlink:href="../../../../../../../wiki/Pin_218" xlink:type="simple">218</text:a></text:p>
          </table:table-cell>
          <table:table-cell office:value-type="string" calcext:value-type="string">
            <text:p>Black Mercury</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0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stationary orb of water. Orbs rebound on contact. The pin says: "When six darklit planets align..." </text:p>
          </table:table-cell>
          <table:table-cell table:number-columns-repeated="4" office:value-type="float" office:value="0" calcext:value-type="float">
            <text:p>0</text:p>
          </table:table-cell>
          <table:table-cell table:formula="of:=COM.MICROSOFT.CONCAT([.A219];&quot;: { &quot;&quot;ID&quot;&quot;: &quot;;[.A219];&quot;, &quot;&quot;Name&quot;&quot;: &quot;&quot;&quot;;[.C219];&quot;&quot;&quot;, &quot;&quot;MaxLevel&quot;&quot;: &quot;;[.T219];&quot;, &quot;&quot;Mingle?&quot;&quot;: &quot;;[.AG219];&quot;, &quot;&quot;Psych&quot;&quot;: &quot;&quot;&quot;;[.H219];&quot;&quot;&quot;&quot;; ;&quot;, &quot;&quot;Element&quot;&quot;: &quot;&quot;&quot;;[.G219];&quot;&quot;&quot;, &quot;&quot;Brand&quot;&quot;: &quot;&quot;&quot;;[.D219];&quot;&quot;&quot;, &quot;&quot;Ev. fr. pin?&quot;&quot;: &quot;;[.AH219];&quot;, &quot;&quot;Weight&quot;&quot;: &quot;;[.Y219];&quot;, &quot;&quot;Spec&quot;&quot;: &quot;&quot;&quot;;[.J219];&quot;&quot;&quot;, &quot;&quot;Inflicts HP Drain?&quot;&quot;: &quot;;[.AI219];&quot;, &quot;&quot;Eden?&quot;&quot;: &quot;;[.AJ219];&quot; },&quot;)" office:value-type="string" office:string-value="0xD9: { &quot;ID&quot;: 0xD9, &quot;Name&quot;: &quot;Black Mercury&quot;, &quot;MaxLevel&quot;: 10, &quot;Mingle?&quot;: 0, &quot;Psych&quot;: &quot;Splash Core&quot;, &quot;Element&quot;: &quot;Neg&quot;, &quot;Brand&quot;: &quot;Gatito&quot;, &quot;Ev. fr. pin?&quot;: 0, &quot;Weight&quot;: 6, &quot;Spec&quot;: &quot;Attack&quot;, &quot;Inflicts HP Drain?&quot;: 0, &quot;Eden?&quot;: 0 }," calcext:value-type="string">
            <text:p>0xD9: { "ID": 0xD9, "Name": "Black Mercury", "MaxLevel": 10, "Mingle?": 0, "Psych": "Splash Core", "Element": "Neg", "Brand": "Gatito", "Ev. fr. pin?": 0, "Weight": 6, "Spec": "Attack", "Inflicts HP Drain?": 0, "Eden?": 0 },</text:p>
          </table:table-cell>
        </table:table-row>
        <table:table-row table:style-name="ro4">
          <table:table-cell table:formula="of:=COM.MICROSOFT.CONCAT(&quot;0x&quot;; DEC2HEX([.B220] - 1))" office:value-type="string" office:string-value="0xDA" calcext:value-type="string">
            <text:p>0xDA</text:p>
          </table:table-cell>
          <table:table-cell office:value-type="string" calcext:value-type="string">
            <text:p><text:a xlink:href="../../../../../../../wiki/Pin_219" xlink:type="simple">219</text:a></text:p>
          </table:table-cell>
          <table:table-cell office:value-type="string" calcext:value-type="string">
            <text:p>Righ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RH" xlink:type="simple">Over the Top R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9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itself, this pin exhibits no power. It reads: "Merciless power, when wielded with wisdom and courage, shall surely break the gods' spell over all." </text:p>
          </table:table-cell>
          <table:table-cell table:number-columns-repeated="4" office:value-type="float" office:value="0" calcext:value-type="float">
            <text:p>0</text:p>
          </table:table-cell>
          <table:table-cell table:formula="of:=COM.MICROSOFT.CONCAT([.A220];&quot;: { &quot;&quot;ID&quot;&quot;: &quot;;[.A220];&quot;, &quot;&quot;Name&quot;&quot;: &quot;&quot;&quot;;[.C220];&quot;&quot;&quot;, &quot;&quot;MaxLevel&quot;&quot;: &quot;;[.T220];&quot;, &quot;&quot;Mingle?&quot;&quot;: &quot;;[.AG220];&quot;, &quot;&quot;Psych&quot;&quot;: &quot;&quot;&quot;;[.H220];&quot;&quot;&quot;&quot;; ;&quot;, &quot;&quot;Element&quot;&quot;: &quot;&quot;&quot;;[.G220];&quot;&quot;&quot;, &quot;&quot;Brand&quot;&quot;: &quot;&quot;&quot;;[.D220];&quot;&quot;&quot;, &quot;&quot;Ev. fr. pin?&quot;&quot;: &quot;;[.AH220];&quot;, &quot;&quot;Weight&quot;&quot;: &quot;;[.Y220];&quot;, &quot;&quot;Spec&quot;&quot;: &quot;&quot;&quot;;[.J220];&quot;&quot;&quot;, &quot;&quot;Inflicts HP Drain?&quot;&quot;: &quot;;[.AI220];&quot;, &quot;&quot;Eden?&quot;&quot;: &quot;;[.AJ220];&quot; },&quot;)" office:value-type="string" office:string-value="0xDA: { &quot;ID&quot;: 0xDA, &quot;Name&quot;: &quot;Righty Cat&quot;, &quot;MaxLevel&quot;: 3, &quot;Mingle?&quot;: 0, &quot;Psych&quot;: &quot;Over the Top RH&quot;, &quot;Element&quot;: &quot;Abi&quot;, &quot;Brand&quot;: &quot;Gatito&quot;, &quot;Ev. fr. pin?&quot;: 0, &quot;Weight&quot;: 6, &quot;Spec&quot;: &quot;---&quot;, &quot;Inflicts HP Drain?&quot;: 0, &quot;Eden?&quot;: 0 }," calcext:value-type="string">
            <text:p>0xDA: { "ID": 0xDA, "Name": "Righty Cat", "MaxLevel": 3, "Mingle?": 0, "Psych": "Over the Top RH", "Element": "Abi", "Brand": "Gatito", "Ev. fr. pin?": 0, "Weight": 6, "Spec": "---", "Inflicts HP Drain?": 0, "Eden?": 0 },</text:p>
          </table:table-cell>
        </table:table-row>
        <table:table-row table:style-name="ro4">
          <table:table-cell table:formula="of:=COM.MICROSOFT.CONCAT(&quot;0x&quot;; DEC2HEX([.B221] - 1))" office:value-type="string" office:string-value="0xDB" calcext:value-type="string">
            <text:p>0xDB</text:p>
          </table:table-cell>
          <table:table-cell office:value-type="string" calcext:value-type="string">
            <text:p><text:a xlink:href="../../../../../../../wiki/Pin_220" xlink:type="simple">220</text:a></text:p>
          </table:table-cell>
          <table:table-cell office:value-type="string" calcext:value-type="string">
            <text:p>Brain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BR" xlink:type="simple">Over the Top B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9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Fierce courage, when joined by wisdom and power, shall surely break the gods' spell over all." </text:p>
          </table:table-cell>
          <table:table-cell table:number-columns-repeated="4" office:value-type="float" office:value="0" calcext:value-type="float">
            <text:p>0</text:p>
          </table:table-cell>
          <table:table-cell table:formula="of:=COM.MICROSOFT.CONCAT([.A221];&quot;: { &quot;&quot;ID&quot;&quot;: &quot;;[.A221];&quot;, &quot;&quot;Name&quot;&quot;: &quot;&quot;&quot;;[.C221];&quot;&quot;&quot;, &quot;&quot;MaxLevel&quot;&quot;: &quot;;[.T221];&quot;, &quot;&quot;Mingle?&quot;&quot;: &quot;;[.AG221];&quot;, &quot;&quot;Psych&quot;&quot;: &quot;&quot;&quot;;[.H221];&quot;&quot;&quot;&quot;; ;&quot;, &quot;&quot;Element&quot;&quot;: &quot;&quot;&quot;;[.G221];&quot;&quot;&quot;, &quot;&quot;Brand&quot;&quot;: &quot;&quot;&quot;;[.D221];&quot;&quot;&quot;, &quot;&quot;Ev. fr. pin?&quot;&quot;: &quot;;[.AH221];&quot;, &quot;&quot;Weight&quot;&quot;: &quot;;[.Y221];&quot;, &quot;&quot;Spec&quot;&quot;: &quot;&quot;&quot;;[.J221];&quot;&quot;&quot;, &quot;&quot;Inflicts HP Drain?&quot;&quot;: &quot;;[.AI221];&quot;, &quot;&quot;Eden?&quot;&quot;: &quot;;[.AJ221];&quot; },&quot;)" office:value-type="string" office:string-value="0xDB: { &quot;ID&quot;: 0xDB, &quot;Name&quot;: &quot;Brainy Cat&quot;, &quot;MaxLevel&quot;: 3, &quot;Mingle?&quot;: 0, &quot;Psych&quot;: &quot;Over the Top BR&quot;, &quot;Element&quot;: &quot;Abi&quot;, &quot;Brand&quot;: &quot;Gatito&quot;, &quot;Ev. fr. pin?&quot;: 0, &quot;Weight&quot;: 6, &quot;Spec&quot;: &quot;---&quot;, &quot;Inflicts HP Drain?&quot;: 0, &quot;Eden?&quot;: 0 }," calcext:value-type="string">
            <text:p>0xDB: { "ID": 0xDB, "Name": "Brainy Cat", "MaxLevel": 3, "Mingle?": 0, "Psych": "Over the Top BR", "Element": "Abi", "Brand": "Gatito", "Ev. fr. pin?": 0, "Weight": 6, "Spec": "---", "Inflicts HP Drain?": 0, "Eden?": 0 },</text:p>
          </table:table-cell>
        </table:table-row>
        <table:table-row table:style-name="ro5">
          <table:table-cell table:formula="of:=COM.MICROSOFT.CONCAT(&quot;0x&quot;; DEC2HEX([.B222] - 1))" office:value-type="string" office:string-value="0xDC" calcext:value-type="string">
            <text:p>0xDC</text:p>
          </table:table-cell>
          <table:table-cell office:value-type="string" calcext:value-type="string">
            <text:p><text:a xlink:href="../../../../../../../wiki/Pin_221" xlink:type="simple">221</text:a></text:p>
          </table:table-cell>
          <table:table-cell office:value-type="string" calcext:value-type="string">
            <text:p>Lef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LH" xlink:type="simple">Over the Top L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2 U.</text:p>
            <text:p>Dropped by 84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By itself, this pin exhibits no power. It reads: "Sinister wisdom, with power and courage in hand, shall surely break the gods' spell over all." </text:p>
          </table:table-cell>
          <table:table-cell table:number-columns-repeated="4" office:value-type="float" office:value="0" calcext:value-type="float">
            <text:p>0</text:p>
          </table:table-cell>
          <table:table-cell table:formula="of:=COM.MICROSOFT.CONCAT([.A222];&quot;: { &quot;&quot;ID&quot;&quot;: &quot;;[.A222];&quot;, &quot;&quot;Name&quot;&quot;: &quot;&quot;&quot;;[.C222];&quot;&quot;&quot;, &quot;&quot;MaxLevel&quot;&quot;: &quot;;[.T222];&quot;, &quot;&quot;Mingle?&quot;&quot;: &quot;;[.AG222];&quot;, &quot;&quot;Psych&quot;&quot;: &quot;&quot;&quot;;[.H222];&quot;&quot;&quot;&quot;; ;&quot;, &quot;&quot;Element&quot;&quot;: &quot;&quot;&quot;;[.G222];&quot;&quot;&quot;, &quot;&quot;Brand&quot;&quot;: &quot;&quot;&quot;;[.D222];&quot;&quot;&quot;, &quot;&quot;Ev. fr. pin?&quot;&quot;: &quot;;[.AH222];&quot;, &quot;&quot;Weight&quot;&quot;: &quot;;[.Y222];&quot;, &quot;&quot;Spec&quot;&quot;: &quot;&quot;&quot;;[.J222];&quot;&quot;&quot;, &quot;&quot;Inflicts HP Drain?&quot;&quot;: &quot;;[.AI222];&quot;, &quot;&quot;Eden?&quot;&quot;: &quot;;[.AJ222];&quot; },&quot;)" office:value-type="string" office:string-value="0xDC: { &quot;ID&quot;: 0xDC, &quot;Name&quot;: &quot;Lefty Cat&quot;, &quot;MaxLevel&quot;: 3, &quot;Mingle?&quot;: 0, &quot;Psych&quot;: &quot;Over the Top LH&quot;, &quot;Element&quot;: &quot;Abi&quot;, &quot;Brand&quot;: &quot;Gatito&quot;, &quot;Ev. fr. pin?&quot;: 0, &quot;Weight&quot;: 6, &quot;Spec&quot;: &quot;---&quot;, &quot;Inflicts HP Drain?&quot;: 0, &quot;Eden?&quot;: 0 }," calcext:value-type="string">
            <text:p>0xDC: { "ID": 0xDC, "Name": "Lefty Cat", "MaxLevel": 3, "Mingle?": 0, "Psych": "Over the Top LH", "Element": "Abi", "Brand": "Gatito", "Ev. fr. pin?": 0, "Weight": 6, "Spec": "---", "Inflicts HP Drain?": 0, "Eden?": 0 },</text:p>
          </table:table-cell>
        </table:table-row>
        <table:table-row table:style-name="ro4">
          <table:table-cell table:formula="of:=COM.MICROSOFT.CONCAT(&quot;0x&quot;; DEC2HEX([.B223] - 1))" office:value-type="string" office:string-value="0xDD" calcext:value-type="string">
            <text:p>0xDD</text:p>
          </table:table-cell>
          <table:table-cell office:value-type="string" calcext:value-type="string">
            <text:p><text:a xlink:href="../../../../../../../wiki/Pin_222" xlink:type="simple">222</text:a></text:p>
          </table:table-cell>
          <table:table-cell office:value-type="string" calcext:value-type="string">
            <text:p>One Jump from Eden</text:p>
          </table:table-cell>
          <table:table-cell office:value-type="string" calcext:value-type="string">
            <text:p>Gatito</text:p>
          </table:table-cell>
          <table:table-cell office:value-type="float" office:value="6000" calcext:value-type="float">
            <text:p>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 xlink:type="simple">Holy Field 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6" xlink:type="simple">226</text:a>.</text:p>
            <text:p>Sold by Wild Kat.</text:p>
          </table:table-cell>
          <table:table-cell office:value-type="float" office:value="223" calcext:value-type="float">
            <text:p>2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e pin reads: "A lamenting goddess left this prophecy for the five warring kingdoms below: that their world would end in blackest sun-fire."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COM.MICROSOFT.CONCAT([.A223];&quot;: { &quot;&quot;ID&quot;&quot;: &quot;;[.A223];&quot;, &quot;&quot;Name&quot;&quot;: &quot;&quot;&quot;;[.C223];&quot;&quot;&quot;, &quot;&quot;MaxLevel&quot;&quot;: &quot;;[.T223];&quot;, &quot;&quot;Mingle?&quot;&quot;: &quot;;[.AG223];&quot;, &quot;&quot;Psych&quot;&quot;: &quot;&quot;&quot;;[.H223];&quot;&quot;&quot;&quot;; ;&quot;, &quot;&quot;Element&quot;&quot;: &quot;&quot;&quot;;[.G223];&quot;&quot;&quot;, &quot;&quot;Brand&quot;&quot;: &quot;&quot;&quot;;[.D223];&quot;&quot;&quot;, &quot;&quot;Ev. fr. pin?&quot;&quot;: &quot;;[.AH223];&quot;, &quot;&quot;Weight&quot;&quot;: &quot;;[.Y223];&quot;, &quot;&quot;Spec&quot;&quot;: &quot;&quot;&quot;;[.J223];&quot;&quot;&quot;, &quot;&quot;Inflicts HP Drain?&quot;&quot;: &quot;;[.AI223];&quot;, &quot;&quot;Eden?&quot;&quot;: &quot;;[.AJ223];&quot; },&quot;)" office:value-type="string" office:string-value="0xDD: { &quot;ID&quot;: 0xDD, &quot;Name&quot;: &quot;One Jump from Eden&quot;, &quot;MaxLevel&quot;: 5, &quot;Mingle?&quot;: 0, &quot;Psych&quot;: &quot;Holy Field I&quot;, &quot;Element&quot;: &quot;Abi&quot;, &quot;Brand&quot;: &quot;Gatito&quot;, &quot;Ev. fr. pin?&quot;: 1, &quot;Weight&quot;: 6, &quot;Spec&quot;: &quot;---&quot;, &quot;Inflicts HP Drain?&quot;: 0, &quot;Eden?&quot;: 1 }," calcext:value-type="string">
            <text:p>0xDD: { "ID": 0xDD, "Name": "One Jump from Eden", "MaxLevel": 5, "Mingle?": 0, "Psych": "Holy Field I", "Element": "Abi", "Brand": "Gatito", "Ev. fr. pin?": 1, "Weight": 6, "Spec": "---", "Inflicts HP Drain?": 0, "Eden?": 1 },</text:p>
          </table:table-cell>
        </table:table-row>
        <table:table-row table:style-name="ro4">
          <table:table-cell table:formula="of:=COM.MICROSOFT.CONCAT(&quot;0x&quot;; DEC2HEX([.B224] - 1))" office:value-type="string" office:string-value="0xDE" calcext:value-type="string">
            <text:p>0xDE</text:p>
          </table:table-cell>
          <table:table-cell office:value-type="string" calcext:value-type="string">
            <text:p><text:a xlink:href="../../../../../../../wiki/Pin_223" xlink:type="simple">223</text:a></text:p>
          </table:table-cell>
          <table:table-cell office:value-type="string" calcext:value-type="string">
            <text:p>One Skip from Eden</text:p>
          </table:table-cell>
          <table:table-cell office:value-type="string" calcext:value-type="string">
            <text:p>Gatito</text:p>
          </table:table-cell>
          <table:table-cell office:value-type="float" office:value="12000" calcext:value-type="float">
            <text:p>12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 xlink:type="simple">Holy Field 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2" xlink:type="simple">222</text:a>.</text:p>
          </table:table-cell>
          <table:table-cell office:value-type="float" office:value="224" calcext:value-type="float">
            <text:p>22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he pin reads: "Yet her prophecy held hope. The goddess promised to all living things, great and small, a saving Light to ward off their doom."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COM.MICROSOFT.CONCAT([.A224];&quot;: { &quot;&quot;ID&quot;&quot;: &quot;;[.A224];&quot;, &quot;&quot;Name&quot;&quot;: &quot;&quot;&quot;;[.C224];&quot;&quot;&quot;, &quot;&quot;MaxLevel&quot;&quot;: &quot;;[.T224];&quot;, &quot;&quot;Mingle?&quot;&quot;: &quot;;[.AG224];&quot;, &quot;&quot;Psych&quot;&quot;: &quot;&quot;&quot;;[.H224];&quot;&quot;&quot;&quot;; ;&quot;, &quot;&quot;Element&quot;&quot;: &quot;&quot;&quot;;[.G224];&quot;&quot;&quot;, &quot;&quot;Brand&quot;&quot;: &quot;&quot;&quot;;[.D224];&quot;&quot;&quot;, &quot;&quot;Ev. fr. pin?&quot;&quot;: &quot;;[.AH224];&quot;, &quot;&quot;Weight&quot;&quot;: &quot;;[.Y224];&quot;, &quot;&quot;Spec&quot;&quot;: &quot;&quot;&quot;;[.J224];&quot;&quot;&quot;, &quot;&quot;Inflicts HP Drain?&quot;&quot;: &quot;;[.AI224];&quot;, &quot;&quot;Eden?&quot;&quot;: &quot;;[.AJ224];&quot; },&quot;)" office:value-type="string" office:string-value="0xDE: { &quot;ID&quot;: 0xDE, &quot;Name&quot;: &quot;One Skip from Eden&quot;, &quot;MaxLevel&quot;: 5, &quot;Mingle?&quot;: 0, &quot;Psych&quot;: &quot;Holy Field II&quot;, &quot;Element&quot;: &quot;Abi&quot;, &quot;Brand&quot;: &quot;Gatito&quot;, &quot;Ev. fr. pin?&quot;: 1, &quot;Weight&quot;: 6, &quot;Spec&quot;: &quot;---&quot;, &quot;Inflicts HP Drain?&quot;: 0, &quot;Eden?&quot;: 1 }," calcext:value-type="string">
            <text:p>0xDE: { "ID": 0xDE, "Name": "One Skip from Eden", "MaxLevel": 5, "Mingle?": 0, "Psych": "Holy Field II", "Element": "Abi", "Brand": "Gatito", "Ev. fr. pin?": 1, "Weight": 6, "Spec": "---", "Inflicts HP Drain?": 0, "Eden?": 1 },</text:p>
          </table:table-cell>
        </table:table-row>
        <table:table-row table:style-name="ro4">
          <table:table-cell table:formula="of:=COM.MICROSOFT.CONCAT(&quot;0x&quot;; DEC2HEX([.B225] - 1))" office:value-type="string" office:string-value="0xDF" calcext:value-type="string">
            <text:p>0xDF</text:p>
          </table:table-cell>
          <table:table-cell office:value-type="string" calcext:value-type="string">
            <text:p><text:a xlink:href="../../../../../../../wiki/Pin_224" xlink:type="simple">224</text:a></text:p>
          </table:table-cell>
          <table:table-cell office:value-type="string" calcext:value-type="string">
            <text:p>One Hop from Eden</text:p>
          </table:table-cell>
          <table:table-cell office:value-type="string" calcext:value-type="string">
            <text:p>Gatito</text:p>
          </table:table-cell>
          <table:table-cell office:value-type="float" office:value="24000" calcext:value-type="float">
            <text:p>24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I" xlink:type="simple">Holy Field I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3" xlink:type="simple">223</text:a>.</text:p>
          </table:table-cell>
          <table:table-cell office:value-type="float" office:value="225" calcext:value-type="float">
            <text:p>225</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he pin reads: "But the five kings would not believe her. So one sought strength and found futility; so another sank in mindless wisdom."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COM.MICROSOFT.CONCAT([.A225];&quot;: { &quot;&quot;ID&quot;&quot;: &quot;;[.A225];&quot;, &quot;&quot;Name&quot;&quot;: &quot;&quot;&quot;;[.C225];&quot;&quot;&quot;, &quot;&quot;MaxLevel&quot;&quot;: &quot;;[.T225];&quot;, &quot;&quot;Mingle?&quot;&quot;: &quot;;[.AG225];&quot;, &quot;&quot;Psych&quot;&quot;: &quot;&quot;&quot;;[.H225];&quot;&quot;&quot;&quot;; ;&quot;, &quot;&quot;Element&quot;&quot;: &quot;&quot;&quot;;[.G225];&quot;&quot;&quot;, &quot;&quot;Brand&quot;&quot;: &quot;&quot;&quot;;[.D225];&quot;&quot;&quot;, &quot;&quot;Ev. fr. pin?&quot;&quot;: &quot;;[.AH225];&quot;, &quot;&quot;Weight&quot;&quot;: &quot;;[.Y225];&quot;, &quot;&quot;Spec&quot;&quot;: &quot;&quot;&quot;;[.J225];&quot;&quot;&quot;, &quot;&quot;Inflicts HP Drain?&quot;&quot;: &quot;;[.AI225];&quot;, &quot;&quot;Eden?&quot;&quot;: &quot;;[.AJ225];&quot; },&quot;)" office:value-type="string" office:string-value="0xDF: { &quot;ID&quot;: 0xDF, &quot;Name&quot;: &quot;One Hop from Eden&quot;, &quot;MaxLevel&quot;: 5, &quot;Mingle?&quot;: 0, &quot;Psych&quot;: &quot;Holy Field III&quot;, &quot;Element&quot;: &quot;Abi&quot;, &quot;Brand&quot;: &quot;Gatito&quot;, &quot;Ev. fr. pin?&quot;: 1, &quot;Weight&quot;: 6, &quot;Spec&quot;: &quot;---&quot;, &quot;Inflicts HP Drain?&quot;: 0, &quot;Eden?&quot;: 1 }," calcext:value-type="string">
            <text:p>0xDF: { "ID": 0xDF, "Name": "One Hop from Eden", "MaxLevel": 5, "Mingle?": 0, "Psych": "Holy Field III", "Element": "Abi", "Brand": "Gatito", "Ev. fr. pin?": 1, "Weight": 6, "Spec": "---", "Inflicts HP Drain?": 0, "Eden?": 1 },</text:p>
          </table:table-cell>
        </table:table-row>
        <table:table-row table:style-name="ro4">
          <table:table-cell table:formula="of:=COM.MICROSOFT.CONCAT(&quot;0x&quot;; DEC2HEX([.B226] - 1))" office:value-type="string" office:string-value="0xE0" calcext:value-type="string">
            <text:p>0xE0</text:p>
          </table:table-cell>
          <table:table-cell office:value-type="string" calcext:value-type="string">
            <text:p><text:a xlink:href="../../../../../../../wiki/Pin_225" xlink:type="simple">225</text:a></text:p>
          </table:table-cell>
          <table:table-cell office:value-type="string" calcext:value-type="string">
            <text:p>One Step from Eden</text:p>
          </table:table-cell>
          <table:table-cell office:value-type="string" calcext:value-type="string">
            <text:p>Gatito</text:p>
          </table:table-cell>
          <table:table-cell office:value-type="float" office:value="48000" calcext:value-type="float">
            <text:p>48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V" xlink:type="simple">Holy Field I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4" xlink:type="simple">224</text:a>.</text:p>
          </table:table-cell>
          <table:table-cell office:value-type="float" office:value="226" calcext:value-type="float">
            <text:p>22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The pin reads: "In the end, the kings' delusions led them to a chamber of reckoning, where their unspent chaos brought fear and woe to all."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COM.MICROSOFT.CONCAT([.A226];&quot;: { &quot;&quot;ID&quot;&quot;: &quot;;[.A226];&quot;, &quot;&quot;Name&quot;&quot;: &quot;&quot;&quot;;[.C226];&quot;&quot;&quot;, &quot;&quot;MaxLevel&quot;&quot;: &quot;;[.T226];&quot;, &quot;&quot;Mingle?&quot;&quot;: &quot;;[.AG226];&quot;, &quot;&quot;Psych&quot;&quot;: &quot;&quot;&quot;;[.H226];&quot;&quot;&quot;&quot;; ;&quot;, &quot;&quot;Element&quot;&quot;: &quot;&quot;&quot;;[.G226];&quot;&quot;&quot;, &quot;&quot;Brand&quot;&quot;: &quot;&quot;&quot;;[.D226];&quot;&quot;&quot;, &quot;&quot;Ev. fr. pin?&quot;&quot;: &quot;;[.AH226];&quot;, &quot;&quot;Weight&quot;&quot;: &quot;;[.Y226];&quot;, &quot;&quot;Spec&quot;&quot;: &quot;&quot;&quot;;[.J226];&quot;&quot;&quot;, &quot;&quot;Inflicts HP Drain?&quot;&quot;: &quot;;[.AI226];&quot;, &quot;&quot;Eden?&quot;&quot;: &quot;;[.AJ226];&quot; },&quot;)" office:value-type="string" office:string-value="0xE0: { &quot;ID&quot;: 0xE0, &quot;Name&quot;: &quot;One Step from Eden&quot;, &quot;MaxLevel&quot;: 5, &quot;Mingle?&quot;: 0, &quot;Psych&quot;: &quot;Holy Field IV&quot;, &quot;Element&quot;: &quot;Abi&quot;, &quot;Brand&quot;: &quot;Gatito&quot;, &quot;Ev. fr. pin?&quot;: 1, &quot;Weight&quot;: 6, &quot;Spec&quot;: &quot;---&quot;, &quot;Inflicts HP Drain?&quot;: 0, &quot;Eden?&quot;: 1 }," calcext:value-type="string">
            <text:p>0xE0: { "ID": 0xE0, "Name": "One Step from Eden", "MaxLevel": 5, "Mingle?": 0, "Psych": "Holy Field IV", "Element": "Abi", "Brand": "Gatito", "Ev. fr. pin?": 1, "Weight": 6, "Spec": "---", "Inflicts HP Drain?": 0, "Eden?": 1 },</text:p>
          </table:table-cell>
        </table:table-row>
        <table:table-row table:style-name="ro4">
          <table:table-cell table:formula="of:=COM.MICROSOFT.CONCAT(&quot;0x&quot;; DEC2HEX([.B227] - 1))" office:value-type="string" office:string-value="0xE1" calcext:value-type="string">
            <text:p>0xE1</text:p>
          </table:table-cell>
          <table:table-cell office:value-type="string" calcext:value-type="string">
            <text:p><text:a xlink:href="../../../../../../../wiki/Pin_226" xlink:type="simple">226</text:a></text:p>
          </table:table-cell>
          <table:table-cell office:value-type="string" calcext:value-type="string">
            <text:p>Eden's Door</text:p>
          </table:table-cell>
          <table:table-cell office:value-type="string" calcext:value-type="string">
            <text:p>Gatito</text:p>
          </table:table-cell>
          <table:table-cell office:value-type="float" office:value="96000" calcext:value-type="float">
            <text:p>9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V" xlink:type="simple">Holy Field 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5" xlink:type="simple">225</text:a>.</text:p>
          </table:table-cell>
          <table:table-cell office:value-type="float" office:value="222" calcext:value-type="float">
            <text:p>22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he pin reads: "Now, as the boy stands before Eden, the five kings in his wake, the goddess rewards his balanced judgment with her Light." </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COM.MICROSOFT.CONCAT([.A227];&quot;: { &quot;&quot;ID&quot;&quot;: &quot;;[.A227];&quot;, &quot;&quot;Name&quot;&quot;: &quot;&quot;&quot;;[.C227];&quot;&quot;&quot;, &quot;&quot;MaxLevel&quot;&quot;: &quot;;[.T227];&quot;, &quot;&quot;Mingle?&quot;&quot;: &quot;;[.AG227];&quot;, &quot;&quot;Psych&quot;&quot;: &quot;&quot;&quot;;[.H227];&quot;&quot;&quot;&quot;; ;&quot;, &quot;&quot;Element&quot;&quot;: &quot;&quot;&quot;;[.G227];&quot;&quot;&quot;, &quot;&quot;Brand&quot;&quot;: &quot;&quot;&quot;;[.D227];&quot;&quot;&quot;, &quot;&quot;Ev. fr. pin?&quot;&quot;: &quot;;[.AH227];&quot;, &quot;&quot;Weight&quot;&quot;: &quot;;[.Y227];&quot;, &quot;&quot;Spec&quot;&quot;: &quot;&quot;&quot;;[.J227];&quot;&quot;&quot;, &quot;&quot;Inflicts HP Drain?&quot;&quot;: &quot;;[.AI227];&quot;, &quot;&quot;Eden?&quot;&quot;: &quot;;[.AJ227];&quot; },&quot;)" office:value-type="string" office:string-value="0xE1: { &quot;ID&quot;: 0xE1, &quot;Name&quot;: &quot;Eden's Door&quot;, &quot;MaxLevel&quot;: 5, &quot;Mingle?&quot;: 0, &quot;Psych&quot;: &quot;Holy Field V&quot;, &quot;Element&quot;: &quot;Abi&quot;, &quot;Brand&quot;: &quot;Gatito&quot;, &quot;Ev. fr. pin?&quot;: 1, &quot;Weight&quot;: 6, &quot;Spec&quot;: &quot;---&quot;, &quot;Inflicts HP Drain?&quot;: 0, &quot;Eden?&quot;: 1 }," calcext:value-type="string">
            <text:p>0xE1: { "ID": 0xE1, "Name": "Eden's Door", "MaxLevel": 5, "Mingle?": 0, "Psych": "Holy Field V", "Element": "Abi", "Brand": "Gatito", "Ev. fr. pin?": 1, "Weight": 6, "Spec": "---", "Inflicts HP Drain?": 0, "Eden?": 1 },</text:p>
          </table:table-cell>
        </table:table-row>
        <table:table-row table:style-name="ro2">
          <table:table-cell table:formula="of:=COM.MICROSOFT.CONCAT(&quot;0x&quot;; DEC2HEX([.B228] - 1))" office:value-type="string" office:string-value="0xE2" calcext:value-type="string">
            <text:p>0xE2</text:p>
          </table:table-cell>
          <table:table-cell office:value-type="string" calcext:value-type="string">
            <text:p><text:a xlink:href="../../../../../../../wiki/Pin_227" xlink:type="simple">227</text:a></text:p>
          </table:table-cell>
          <table:table-cell office:value-type="string" calcext:value-type="string">
            <text:p>Visionary Blend</text:p>
          </table:table-cell>
          <table:table-cell office:value-type="string" calcext:value-type="string">
            <text:p>Gatito</text:p>
          </table:table-cell>
          <table:table-cell office:value-type="float" office:value="0" calcext:value-type="float">
            <text:p>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Sold by Wild Kat at Cat Street for 99x 1 Yen; 99x 5 Yen; 99x 10 Ye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utomatically restores all HP when they are low, and cures negative statuses when necessary. </text:p>
          </table:table-cell>
          <table:table-cell table:number-columns-repeated="4" office:value-type="float" office:value="0" calcext:value-type="float">
            <text:p>0</text:p>
          </table:table-cell>
          <table:table-cell table:formula="of:=COM.MICROSOFT.CONCAT([.A228];&quot;: { &quot;&quot;ID&quot;&quot;: &quot;;[.A228];&quot;, &quot;&quot;Name&quot;&quot;: &quot;&quot;&quot;;[.C228];&quot;&quot;&quot;, &quot;&quot;MaxLevel&quot;&quot;: &quot;;[.T228];&quot;, &quot;&quot;Mingle?&quot;&quot;: &quot;;[.AG228];&quot;, &quot;&quot;Psych&quot;&quot;: &quot;&quot;&quot;;[.H228];&quot;&quot;&quot;&quot;; ;&quot;, &quot;&quot;Element&quot;&quot;: &quot;&quot;&quot;;[.G228];&quot;&quot;&quot;, &quot;&quot;Brand&quot;&quot;: &quot;&quot;&quot;;[.D228];&quot;&quot;&quot;, &quot;&quot;Ev. fr. pin?&quot;&quot;: &quot;;[.AH228];&quot;, &quot;&quot;Weight&quot;&quot;: &quot;;[.Y228];&quot;, &quot;&quot;Spec&quot;&quot;: &quot;&quot;&quot;;[.J228];&quot;&quot;&quot;, &quot;&quot;Inflicts HP Drain?&quot;&quot;: &quot;;[.AI228];&quot;, &quot;&quot;Eden?&quot;&quot;: &quot;;[.AJ228];&quot; },&quot;)" office:value-type="string" office:string-value="0xE2: { &quot;ID&quot;: 0xE2, &quot;Name&quot;: &quot;Visionary Blend&quot;, &quot;MaxLevel&quot;: 1, &quot;Mingle?&quot;: 0, &quot;Psych&quot;: &quot;Subconscious&quot;, &quot;Element&quot;: &quot;---&quot;, &quot;Brand&quot;: &quot;Gatito&quot;, &quot;Ev. fr. pin?&quot;: 0, &quot;Weight&quot;: 6, &quot;Spec&quot;: &quot;Recovery&quot;, &quot;Inflicts HP Drain?&quot;: 0, &quot;Eden?&quot;: 0 }," calcext:value-type="string">
            <text:p>0xE2: { "ID": 0xE2, "Name": "Visionary Blend", "MaxLevel": 1, "Mingle?": 0, "Psych": "Subconscious", "Element": "---", "Brand": "Gatito", "Ev. fr. pin?": 0, "Weight": 6, "Spec": "Recovery", "Inflicts HP Drain?": 0, "Eden?": 0 },</text:p>
          </table:table-cell>
        </table:table-row>
        <table:table-row table:style-name="ro2">
          <table:table-cell table:formula="of:=COM.MICROSOFT.CONCAT(&quot;0x&quot;; DEC2HEX([.B229] - 1))" office:value-type="string" office:string-value="0xE3" calcext:value-type="string">
            <text:p>0xE3</text:p>
          </table:table-cell>
          <table:table-cell office:value-type="string" calcext:value-type="string">
            <text:p><text:a xlink:href="../../../../../../../wiki/Pin_228" xlink:type="simple">228</text:a></text:p>
          </table:table-cell>
          <table:table-cell office:value-type="string" calcext:value-type="string">
            <text:p>Red Skull</text:p>
          </table:table-cell>
          <table:table-cell office:value-type="string" calcext:value-type="string">
            <text:p>Gatito</text:p>
          </table:table-cell>
          <table:table-cell office:value-type="float" office:value="0" calcext:value-type="float">
            <text:p>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Crawler" xlink:type="simple">Crawle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6.</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Slows down Neku's movement. </text:p>
          </table:table-cell>
          <table:table-cell table:number-columns-repeated="4" office:value-type="float" office:value="0" calcext:value-type="float">
            <text:p>0</text:p>
          </table:table-cell>
          <table:table-cell table:formula="of:=COM.MICROSOFT.CONCAT([.A229];&quot;: { &quot;&quot;ID&quot;&quot;: &quot;;[.A229];&quot;, &quot;&quot;Name&quot;&quot;: &quot;&quot;&quot;;[.C229];&quot;&quot;&quot;, &quot;&quot;MaxLevel&quot;&quot;: &quot;;[.T229];&quot;, &quot;&quot;Mingle?&quot;&quot;: &quot;;[.AG229];&quot;, &quot;&quot;Psych&quot;&quot;: &quot;&quot;&quot;;[.H229];&quot;&quot;&quot;&quot;; ;&quot;, &quot;&quot;Element&quot;&quot;: &quot;&quot;&quot;;[.G229];&quot;&quot;&quot;, &quot;&quot;Brand&quot;&quot;: &quot;&quot;&quot;;[.D229];&quot;&quot;&quot;, &quot;&quot;Ev. fr. pin?&quot;&quot;: &quot;;[.AH229];&quot;, &quot;&quot;Weight&quot;&quot;: &quot;;[.Y229];&quot;, &quot;&quot;Spec&quot;&quot;: &quot;&quot;&quot;;[.J229];&quot;&quot;&quot;, &quot;&quot;Inflicts HP Drain?&quot;&quot;: &quot;;[.AI229];&quot;, &quot;&quot;Eden?&quot;&quot;: &quot;;[.AJ229];&quot; },&quot;)" office:value-type="string" office:string-value="0xE3: { &quot;ID&quot;: 0xE3, &quot;Name&quot;: &quot;Red Skull&quot;, &quot;MaxLevel&quot;: 1, &quot;Mingle?&quot;: 0, &quot;Psych&quot;: &quot;Crawler&quot;, &quot;Element&quot;: &quot;Abi&quot;, &quot;Brand&quot;: &quot;Gatito&quot;, &quot;Ev. fr. pin?&quot;: 0, &quot;Weight&quot;: 6, &quot;Spec&quot;: &quot;---&quot;, &quot;Inflicts HP Drain?&quot;: 0, &quot;Eden?&quot;: 0 }," calcext:value-type="string">
            <text:p>0xE3: { "ID": 0xE3, "Name": "Red Skull", "MaxLevel": 1, "Mingle?": 0, "Psych": "Crawler", "Element": "Abi", "Brand": "Gatito", "Ev. fr. pin?": 0, "Weight": 6, "Spec": "---", "Inflicts HP Drain?": 0, "Eden?": 0 },</text:p>
          </table:table-cell>
        </table:table-row>
        <table:table-row table:style-name="ro2">
          <table:table-cell table:formula="of:=COM.MICROSOFT.CONCAT(&quot;0x&quot;; DEC2HEX([.B230] - 1))" office:value-type="string" office:string-value="0xE4" calcext:value-type="string">
            <text:p>0xE4</text:p>
          </table:table-cell>
          <table:table-cell office:value-type="string" calcext:value-type="string">
            <text:p><text:a xlink:href="../../../../../../../wiki/Pin_229" xlink:type="simple">229</text:a></text:p>
          </table:table-cell>
          <table:table-cell table:number-columns-repeated="2" office:value-type="string" calcext:value-type="string">
            <text:p>Gatit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GT" xlink:type="simple">Resonance: G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5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creases the Attack of any Gatito pins Neku is wearing. </text:p>
          </table:table-cell>
          <table:table-cell table:number-columns-repeated="4" office:value-type="float" office:value="0" calcext:value-type="float">
            <text:p>0</text:p>
          </table:table-cell>
          <table:table-cell table:formula="of:=COM.MICROSOFT.CONCAT([.A230];&quot;: { &quot;&quot;ID&quot;&quot;: &quot;;[.A230];&quot;, &quot;&quot;Name&quot;&quot;: &quot;&quot;&quot;;[.C230];&quot;&quot;&quot;, &quot;&quot;MaxLevel&quot;&quot;: &quot;;[.T230];&quot;, &quot;&quot;Mingle?&quot;&quot;: &quot;;[.AG230];&quot;, &quot;&quot;Psych&quot;&quot;: &quot;&quot;&quot;;[.H230];&quot;&quot;&quot;&quot;; ;&quot;, &quot;&quot;Element&quot;&quot;: &quot;&quot;&quot;;[.G230];&quot;&quot;&quot;, &quot;&quot;Brand&quot;&quot;: &quot;&quot;&quot;;[.D230];&quot;&quot;&quot;, &quot;&quot;Ev. fr. pin?&quot;&quot;: &quot;;[.AH230];&quot;, &quot;&quot;Weight&quot;&quot;: &quot;;[.Y230];&quot;, &quot;&quot;Spec&quot;&quot;: &quot;&quot;&quot;;[.J230];&quot;&quot;&quot;, &quot;&quot;Inflicts HP Drain?&quot;&quot;: &quot;;[.AI230];&quot;, &quot;&quot;Eden?&quot;&quot;: &quot;;[.AJ230];&quot; },&quot;)" office:value-type="string" office:string-value="0xE4: { &quot;ID&quot;: 0xE4, &quot;Name&quot;: &quot;Gatito&quot;, &quot;MaxLevel&quot;: 1, &quot;Mingle?&quot;: 0, &quot;Psych&quot;: &quot;Resonance: GT&quot;, &quot;Element&quot;: &quot;Abi&quot;, &quot;Brand&quot;: &quot;Gatito&quot;, &quot;Ev. fr. pin?&quot;: 0, &quot;Weight&quot;: 6, &quot;Spec&quot;: &quot;---&quot;, &quot;Inflicts HP Drain?&quot;: 0, &quot;Eden?&quot;: 0 }," calcext:value-type="string">
            <text:p>0xE4: { "ID": 0xE4, "Name": "Gatito", "MaxLevel": 1, "Mingle?": 0, "Psych": "Resonance: GT", "Element": "Abi", "Brand": "Gatito", "Ev. fr. pin?": 0, "Weight": 6, "Spec": "---", "Inflicts HP Drain?": 0, "Eden?": 0 },</text:p>
          </table:table-cell>
        </table:table-row>
        <table:table-row table:style-name="ro4">
          <table:table-cell table:formula="of:=COM.MICROSOFT.CONCAT(&quot;0x&quot;; DEC2HEX([.B231] - 1))" office:value-type="string" office:string-value="0xE5" calcext:value-type="string">
            <text:p>0xE5</text:p>
          </table:table-cell>
          <table:table-cell office:value-type="string" calcext:value-type="string">
            <text:p><text:a xlink:href="../../../../../../../wiki/Pin_230" xlink:type="simple">230</text:a></text:p>
          </table:table-cell>
          <table:table-cell office:value-type="string" calcext:value-type="string">
            <text:p>Tin Pin Fire</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special Tin Pin used in slam-offs. This one was designed for Tin Pin Slammer beginners. Keep scratching an enemy to activate its psych. </text:p>
          </table:table-cell>
          <table:table-cell table:number-columns-repeated="4" office:value-type="float" office:value="0" calcext:value-type="float">
            <text:p>0</text:p>
          </table:table-cell>
          <table:table-cell table:formula="of:=COM.MICROSOFT.CONCAT([.A231];&quot;: { &quot;&quot;ID&quot;&quot;: &quot;;[.A231];&quot;, &quot;&quot;Name&quot;&quot;: &quot;&quot;&quot;;[.C231];&quot;&quot;&quot;, &quot;&quot;MaxLevel&quot;&quot;: &quot;;[.T231];&quot;, &quot;&quot;Mingle?&quot;&quot;: &quot;;[.AG231];&quot;, &quot;&quot;Psych&quot;&quot;: &quot;&quot;&quot;;[.H231];&quot;&quot;&quot;&quot;; ;&quot;, &quot;&quot;Element&quot;&quot;: &quot;&quot;&quot;;[.G231];&quot;&quot;&quot;, &quot;&quot;Brand&quot;&quot;: &quot;&quot;&quot;;[.D231];&quot;&quot;&quot;, &quot;&quot;Ev. fr. pin?&quot;&quot;: &quot;;[.AH231];&quot;, &quot;&quot;Weight&quot;&quot;: &quot;;[.Y231];&quot;, &quot;&quot;Spec&quot;&quot;: &quot;&quot;&quot;;[.J231];&quot;&quot;&quot;, &quot;&quot;Inflicts HP Drain?&quot;&quot;: &quot;;[.AI231];&quot;, &quot;&quot;Eden?&quot;&quot;: &quot;;[.AJ231];&quot; },&quot;)" office:value-type="string" office:string-value="0xE5: { &quot;ID&quot;: 0xE5, &quot;Name&quot;: &quot;Tin Pin Fire&quot;, &quot;MaxLevel&quot;: 4, &quot;Mingle?&quot;: 0, &quot;Psych&quot;: &quot;Ignition&quot;, &quot;Element&quot;: &quot;Neg&quot;, &quot;Brand&quot;: &quot;Unbranded&quot;, &quot;Ev. fr. pin?&quot;: 0, &quot;Weight&quot;: 5, &quot;Spec&quot;: &quot;Attack&quot;, &quot;Inflicts HP Drain?&quot;: 0, &quot;Eden?&quot;: 0 }," calcext:value-type="string">
            <text:p>0xE5: { "ID": 0xE5, "Name": "Tin Pin Fire", "MaxLevel": 4, "Mingle?": 0, "Psych": "Ignition", "Element": "Neg", "Brand": "Unbranded", "Ev. fr. pin?": 0, "Weight": 5, "Spec": "Attack", "Inflicts HP Drain?": 0, "Eden?": 0 },</text:p>
          </table:table-cell>
        </table:table-row>
        <table:table-row table:style-name="ro4">
          <table:table-cell table:formula="of:=COM.MICROSOFT.CONCAT(&quot;0x&quot;; DEC2HEX([.B232] - 1))" office:value-type="string" office:string-value="0xE6" calcext:value-type="string">
            <text:p>0xE6</text:p>
          </table:table-cell>
          <table:table-cell office:value-type="string" calcext:value-type="string">
            <text:p><text:a xlink:href="../../../../../../../wiki/Pin_231" xlink:type="simple">231</text:a></text:p>
          </table:table-cell>
          <table:table-cell office:value-type="string" calcext:value-type="string">
            <text:p>Tin Pin Custom</text:p>
          </table:table-cell>
          <table:table-cell office:value-type="string" calcext:value-type="string">
            <text:p>Unbranded</text:p>
          </table:table-cell>
          <table:table-cell office:value-type="float" office:value="1500" calcext:value-type="float">
            <text:p>1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Event W2D2 - Molco (Repeatable).</text:p>
            <text:p>Event Stride on W2D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 special Tin Pin used in slam-offs. Modded pins like this one are banned from official play. Press empty space to activate the pin's psych. </text:p>
          </table:table-cell>
          <table:table-cell table:number-columns-repeated="4" office:value-type="float" office:value="0" calcext:value-type="float">
            <text:p>0</text:p>
          </table:table-cell>
          <table:table-cell table:formula="of:=COM.MICROSOFT.CONCAT([.A232];&quot;: { &quot;&quot;ID&quot;&quot;: &quot;;[.A232];&quot;, &quot;&quot;Name&quot;&quot;: &quot;&quot;&quot;;[.C232];&quot;&quot;&quot;, &quot;&quot;MaxLevel&quot;&quot;: &quot;;[.T232];&quot;, &quot;&quot;Mingle?&quot;&quot;: &quot;;[.AG232];&quot;, &quot;&quot;Psych&quot;&quot;: &quot;&quot;&quot;;[.H232];&quot;&quot;&quot;&quot;; ;&quot;, &quot;&quot;Element&quot;&quot;: &quot;&quot;&quot;;[.G232];&quot;&quot;&quot;, &quot;&quot;Brand&quot;&quot;: &quot;&quot;&quot;;[.D232];&quot;&quot;&quot;, &quot;&quot;Ev. fr. pin?&quot;&quot;: &quot;;[.AH232];&quot;, &quot;&quot;Weight&quot;&quot;: &quot;;[.Y232];&quot;, &quot;&quot;Spec&quot;&quot;: &quot;&quot;&quot;;[.J232];&quot;&quot;&quot;, &quot;&quot;Inflicts HP Drain?&quot;&quot;: &quot;;[.AI232];&quot;, &quot;&quot;Eden?&quot;&quot;: &quot;;[.AJ232];&quot; },&quot;)" office:value-type="string" office:string-value="0xE6: { &quot;ID&quot;: 0xE6, &quot;Name&quot;: &quot;Tin Pin Custom&quot;, &quot;MaxLevel&quot;: 1, &quot;Mingle?&quot;: 0, &quot;Psych&quot;: &quot;Burst Rounds&quot;, &quot;Element&quot;: &quot;Neg&quot;, &quot;Brand&quot;: &quot;Unbranded&quot;, &quot;Ev. fr. pin?&quot;: 0, &quot;Weight&quot;: 5, &quot;Spec&quot;: &quot;Attack&quot;, &quot;Inflicts HP Drain?&quot;: 0, &quot;Eden?&quot;: 0 }," calcext:value-type="string">
            <text:p>0xE6: { "ID": 0xE6, "Name": "Tin Pin Custom", "MaxLevel": 1, "Mingle?": 0, "Psych": "Burst Rounds", "Element": "Neg", "Brand": "Unbranded", "Ev. fr. pin?": 0, "Weight": 5, "Spec": "Attack", "Inflicts HP Drain?": 0, "Eden?": 0 },</text:p>
          </table:table-cell>
        </table:table-row>
        <table:table-row table:style-name="ro4">
          <table:table-cell table:formula="of:=COM.MICROSOFT.CONCAT(&quot;0x&quot;; DEC2HEX([.B233] - 1))" office:value-type="string" office:string-value="0xE7" calcext:value-type="string">
            <text:p>0xE7</text:p>
          </table:table-cell>
          <table:table-cell office:value-type="string" calcext:value-type="string">
            <text:p><text:a xlink:href="../../../../../../../wiki/Pin_232" xlink:type="simple">232</text:a></text:p>
          </table:table-cell>
          <table:table-cell office:value-type="string" calcext:value-type="string">
            <text:p>Tin Pin Wind</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yco Records Udagawa.</text:p>
            <text:p>Event W2D6 (Strid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A special Tin Pin used in slam-offs. Yammer made this by further modding the TP Custom. Slash across Neku to activate the pin's psych. </text:p>
          </table:table-cell>
          <table:table-cell table:number-columns-repeated="4" office:value-type="float" office:value="0" calcext:value-type="float">
            <text:p>0</text:p>
          </table:table-cell>
          <table:table-cell table:formula="of:=COM.MICROSOFT.CONCAT([.A233];&quot;: { &quot;&quot;ID&quot;&quot;: &quot;;[.A233];&quot;, &quot;&quot;Name&quot;&quot;: &quot;&quot;&quot;;[.C233];&quot;&quot;&quot;, &quot;&quot;MaxLevel&quot;&quot;: &quot;;[.T233];&quot;, &quot;&quot;Mingle?&quot;&quot;: &quot;;[.AG233];&quot;, &quot;&quot;Psych&quot;&quot;: &quot;&quot;&quot;;[.H233];&quot;&quot;&quot;&quot;; ;&quot;, &quot;&quot;Element&quot;&quot;: &quot;&quot;&quot;;[.G233];&quot;&quot;&quot;, &quot;&quot;Brand&quot;&quot;: &quot;&quot;&quot;;[.D233];&quot;&quot;&quot;, &quot;&quot;Ev. fr. pin?&quot;&quot;: &quot;;[.AH233];&quot;, &quot;&quot;Weight&quot;&quot;: &quot;;[.Y233];&quot;, &quot;&quot;Spec&quot;&quot;: &quot;&quot;&quot;;[.J233];&quot;&quot;&quot;, &quot;&quot;Inflicts HP Drain?&quot;&quot;: &quot;;[.AI233];&quot;, &quot;&quot;Eden?&quot;&quot;: &quot;;[.AJ233];&quot; },&quot;)" office:value-type="string" office:string-value="0xE7: { &quot;ID&quot;: 0xE7, &quot;Name&quot;: &quot;Tin Pin Wind&quot;, &quot;MaxLevel&quot;: 6, &quot;Mingle?&quot;: 0, &quot;Psych&quot;: &quot;Patrol Rounds&quot;, &quot;Element&quot;: &quot;Neg&quot;, &quot;Brand&quot;: &quot;Unbranded&quot;, &quot;Ev. fr. pin?&quot;: 0, &quot;Weight&quot;: 6, &quot;Spec&quot;: &quot;Attack&quot;, &quot;Inflicts HP Drain?&quot;: 0, &quot;Eden?&quot;: 0 }," calcext:value-type="string">
            <text:p>0xE7: { "ID": 0xE7, "Name": "Tin Pin Wind", "MaxLevel": 6, "Mingle?": 0, "Psych": "Patrol Rounds", "Element": "Neg", "Brand": "Unbranded", "Ev. fr. pin?": 0, "Weight": 6, "Spec": "Attack", "Inflicts HP Drain?": 0, "Eden?": 0 },</text:p>
          </table:table-cell>
        </table:table-row>
        <table:table-row table:style-name="ro5">
          <table:table-cell table:formula="of:=COM.MICROSOFT.CONCAT(&quot;0x&quot;; DEC2HEX([.B234] - 1))" office:value-type="string" office:string-value="0xE8" calcext:value-type="string">
            <text:p>0xE8</text:p>
          </table:table-cell>
          <table:table-cell office:value-type="string" calcext:value-type="string">
            <text:p><text:a xlink:href="../../../../../../../wiki/Pin_233" xlink:type="simple">233</text:a></text:p>
          </table:table-cell>
          <table:table-cell office:value-type="string" calcext:value-type="string">
            <text:p>Tin Pin Blade</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us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ld by Cyco Records Udagawa.</text:p>
            <text:p>Event Tin Pin Another Day (Central St. Entranc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special Tin Pin used in slam-offs. Yammer considers this TP Wind mod his magnum opus. Blow into the microphone to activate its psych. </text:p>
          </table:table-cell>
          <table:table-cell table:number-columns-repeated="4" office:value-type="float" office:value="0" calcext:value-type="float">
            <text:p>0</text:p>
          </table:table-cell>
          <table:table-cell table:formula="of:=COM.MICROSOFT.CONCAT([.A234];&quot;: { &quot;&quot;ID&quot;&quot;: &quot;;[.A234];&quot;, &quot;&quot;Name&quot;&quot;: &quot;&quot;&quot;;[.C234];&quot;&quot;&quot;, &quot;&quot;MaxLevel&quot;&quot;: &quot;;[.T234];&quot;, &quot;&quot;Mingle?&quot;&quot;: &quot;;[.AG234];&quot;, &quot;&quot;Psych&quot;&quot;: &quot;&quot;&quot;;[.H234];&quot;&quot;&quot;&quot;; ;&quot;, &quot;&quot;Element&quot;&quot;: &quot;&quot;&quot;;[.G234];&quot;&quot;&quot;, &quot;&quot;Brand&quot;&quot;: &quot;&quot;&quot;;[.D234];&quot;&quot;&quot;, &quot;&quot;Ev. fr. pin?&quot;&quot;: &quot;;[.AH234];&quot;, &quot;&quot;Weight&quot;&quot;: &quot;;[.Y234];&quot;, &quot;&quot;Spec&quot;&quot;: &quot;&quot;&quot;;[.J234];&quot;&quot;&quot;, &quot;&quot;Inflicts HP Drain?&quot;&quot;: &quot;;[.AI234];&quot;, &quot;&quot;Eden?&quot;&quot;: &quot;;[.AJ234];&quot; },&quot;)" office:value-type="string" office:string-value="0xE8: { &quot;ID&quot;: 0xE8, &quot;Name&quot;: &quot;Tin Pin Blade&quot;, &quot;MaxLevel&quot;: 6, &quot;Mingle?&quot;: 0, &quot;Psych&quot;: &quot;Vortex Saber&quot;, &quot;Element&quot;: &quot;Pos&quot;, &quot;Brand&quot;: &quot;Unbranded&quot;, &quot;Ev. fr. pin?&quot;: 0, &quot;Weight&quot;: 6, &quot;Spec&quot;: &quot;Attack&quot;, &quot;Inflicts HP Drain?&quot;: 0, &quot;Eden?&quot;: 0 }," calcext:value-type="string">
            <text:p>0xE8: { "ID": 0xE8, "Name": "Tin Pin Blade", "MaxLevel": 6, "Mingle?": 0, "Psych": "Vortex Saber", "Element": "Pos", "Brand": "Unbranded", "Ev. fr. pin?": 0, "Weight": 6, "Spec": "Attack", "Inflicts HP Drain?": 0, "Eden?": 0 },</text:p>
          </table:table-cell>
        </table:table-row>
        <table:table-row table:style-name="ro2">
          <table:table-cell table:formula="of:=COM.MICROSOFT.CONCAT(&quot;0x&quot;; DEC2HEX([.B235] - 1))" office:value-type="string" office:string-value="0xE9" calcext:value-type="string">
            <text:p>0xE9</text:p>
          </table:table-cell>
          <table:table-cell office:value-type="string" calcext:value-type="string">
            <text:p><text:a xlink:href="../../../../../../../wiki/Pin_234" xlink:type="simple">234</text:a></text:p>
          </table:table-cell>
          <table:table-cell office:value-type="string" calcext:value-type="string">
            <text:p>Tin Pin Wheel</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4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special Tin Pin used in slam-offs. It takes its motif from wheeled warriors and slammin' rides. Drag Neku to activate the pin's psych. </text:p>
          </table:table-cell>
          <table:table-cell table:number-columns-repeated="4" office:value-type="float" office:value="0" calcext:value-type="float">
            <text:p>0</text:p>
          </table:table-cell>
          <table:table-cell table:formula="of:=COM.MICROSOFT.CONCAT([.A235];&quot;: { &quot;&quot;ID&quot;&quot;: &quot;;[.A235];&quot;, &quot;&quot;Name&quot;&quot;: &quot;&quot;&quot;;[.C235];&quot;&quot;&quot;, &quot;&quot;MaxLevel&quot;&quot;: &quot;;[.T235];&quot;, &quot;&quot;Mingle?&quot;&quot;: &quot;;[.AG235];&quot;, &quot;&quot;Psych&quot;&quot;: &quot;&quot;&quot;;[.H235];&quot;&quot;&quot;&quot;; ;&quot;, &quot;&quot;Element&quot;&quot;: &quot;&quot;&quot;;[.G235];&quot;&quot;&quot;, &quot;&quot;Brand&quot;&quot;: &quot;&quot;&quot;;[.D235];&quot;&quot;&quot;, &quot;&quot;Ev. fr. pin?&quot;&quot;: &quot;;[.AH235];&quot;, &quot;&quot;Weight&quot;&quot;: &quot;;[.Y235];&quot;, &quot;&quot;Spec&quot;&quot;: &quot;&quot;&quot;;[.J235];&quot;&quot;&quot;, &quot;&quot;Inflicts HP Drain?&quot;&quot;: &quot;;[.AI235];&quot;, &quot;&quot;Eden?&quot;&quot;: &quot;;[.AJ235];&quot; },&quot;)" office:value-type="string" office:string-value="0xE9: { &quot;ID&quot;: 0xE9, &quot;Name&quot;: &quot;Tin Pin Wheel&quot;, &quot;MaxLevel&quot;: 3, &quot;Mingle?&quot;: 0, &quot;Psych&quot;: &quot;Velocity Attack&quot;, &quot;Element&quot;: &quot;Pos&quot;, &quot;Brand&quot;: &quot;Unbranded&quot;, &quot;Ev. fr. pin?&quot;: 0, &quot;Weight&quot;: 4, &quot;Spec&quot;: &quot;Attack&quot;, &quot;Inflicts HP Drain?&quot;: 0, &quot;Eden?&quot;: 0 }," calcext:value-type="string">
            <text:p>0xE9: { "ID": 0xE9, "Name": "Tin Pin Wheel", "MaxLevel": 3, "Mingle?": 0, "Psych": "Velocity Attack", "Element": "Pos", "Brand": "Unbranded", "Ev. fr. pin?": 0, "Weight": 4, "Spec": "Attack", "Inflicts HP Drain?": 0, "Eden?": 0 },</text:p>
          </table:table-cell>
        </table:table-row>
        <table:table-row table:style-name="ro2">
          <table:table-cell table:formula="of:=COM.MICROSOFT.CONCAT(&quot;0x&quot;; DEC2HEX([.B236] - 1))" office:value-type="string" office:string-value="0xEA" calcext:value-type="string">
            <text:p>0xEA</text:p>
          </table:table-cell>
          <table:table-cell office:value-type="string" calcext:value-type="string">
            <text:p><text:a xlink:href="../../../../../../../wiki/Pin_235" xlink:type="simple">235</text:a></text:p>
          </table:table-cell>
          <table:table-cell office:value-type="string" calcext:value-type="string">
            <text:p>Tin Pin Dash</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Dead God's Pad).</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 special Tin Pin used in slam-offs. The American champ uses the same kind of pin. Drag Neku to activate the pin's psych. </text:p>
          </table:table-cell>
          <table:table-cell table:number-columns-repeated="4" office:value-type="float" office:value="0" calcext:value-type="float">
            <text:p>0</text:p>
          </table:table-cell>
          <table:table-cell table:formula="of:=COM.MICROSOFT.CONCAT([.A236];&quot;: { &quot;&quot;ID&quot;&quot;: &quot;;[.A236];&quot;, &quot;&quot;Name&quot;&quot;: &quot;&quot;&quot;;[.C236];&quot;&quot;&quot;, &quot;&quot;MaxLevel&quot;&quot;: &quot;;[.T236];&quot;, &quot;&quot;Mingle?&quot;&quot;: &quot;;[.AG236];&quot;, &quot;&quot;Psych&quot;&quot;: &quot;&quot;&quot;;[.H236];&quot;&quot;&quot;&quot;; ;&quot;, &quot;&quot;Element&quot;&quot;: &quot;&quot;&quot;;[.G236];&quot;&quot;&quot;, &quot;&quot;Brand&quot;&quot;: &quot;&quot;&quot;;[.D236];&quot;&quot;&quot;, &quot;&quot;Ev. fr. pin?&quot;&quot;: &quot;;[.AH236];&quot;, &quot;&quot;Weight&quot;&quot;: &quot;;[.Y236];&quot;, &quot;&quot;Spec&quot;&quot;: &quot;&quot;&quot;;[.J236];&quot;&quot;&quot;, &quot;&quot;Inflicts HP Drain?&quot;&quot;: &quot;;[.AI236];&quot;, &quot;&quot;Eden?&quot;&quot;: &quot;;[.AJ236];&quot; },&quot;)" office:value-type="string" office:string-value="0xEA: { &quot;ID&quot;: 0xEA, &quot;Name&quot;: &quot;Tin Pin Dash&quot;, &quot;MaxLevel&quot;: 4, &quot;Mingle?&quot;: 0, &quot;Psych&quot;: &quot;Velocity Crash&quot;, &quot;Element&quot;: &quot;Pos&quot;, &quot;Brand&quot;: &quot;Unbranded&quot;, &quot;Ev. fr. pin?&quot;: 0, &quot;Weight&quot;: 5, &quot;Spec&quot;: &quot;Attack&quot;, &quot;Inflicts HP Drain?&quot;: 0, &quot;Eden?&quot;: 0 }," calcext:value-type="string">
            <text:p>0xEA: { "ID": 0xEA, "Name": "Tin Pin Dash", "MaxLevel": 4, "Mingle?": 0, "Psych": "Velocity Crash", "Element": "Pos", "Brand": "Unbranded", "Ev. fr. pin?": 0, "Weight": 5, "Spec": "Attack", "Inflicts HP Drain?": 0, "Eden?": 0 },</text:p>
          </table:table-cell>
        </table:table-row>
        <table:table-row table:style-name="ro4">
          <table:table-cell table:formula="of:=COM.MICROSOFT.CONCAT(&quot;0x&quot;; DEC2HEX([.B237] - 1))" office:value-type="string" office:string-value="0xEB" calcext:value-type="string">
            <text:p>0xEB</text:p>
          </table:table-cell>
          <table:table-cell office:value-type="string" calcext:value-type="string">
            <text:p><text:a xlink:href="../../../../../../../wiki/Pin_236" xlink:type="simple">236</text:a></text:p>
          </table:table-cell>
          <table:table-cell office:value-type="string" calcext:value-type="string">
            <text:p>Tin Pin Thrift</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acrifice" xlink:type="simple">Sacrific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 - Miyashita Park Underpas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Tin Pin with a nature motif. Places the wearer in mortal peril at the start of battle, but boosts Attack and EXP earned while in that state. </text:p>
          </table:table-cell>
          <table:table-cell table:number-columns-repeated="4" office:value-type="float" office:value="0" calcext:value-type="float">
            <text:p>0</text:p>
          </table:table-cell>
          <table:table-cell table:formula="of:=COM.MICROSOFT.CONCAT([.A237];&quot;: { &quot;&quot;ID&quot;&quot;: &quot;;[.A237];&quot;, &quot;&quot;Name&quot;&quot;: &quot;&quot;&quot;;[.C237];&quot;&quot;&quot;, &quot;&quot;MaxLevel&quot;&quot;: &quot;;[.T237];&quot;, &quot;&quot;Mingle?&quot;&quot;: &quot;;[.AG237];&quot;, &quot;&quot;Psych&quot;&quot;: &quot;&quot;&quot;;[.H237];&quot;&quot;&quot;&quot;; ;&quot;, &quot;&quot;Element&quot;&quot;: &quot;&quot;&quot;;[.G237];&quot;&quot;&quot;, &quot;&quot;Brand&quot;&quot;: &quot;&quot;&quot;;[.D237];&quot;&quot;&quot;, &quot;&quot;Ev. fr. pin?&quot;&quot;: &quot;;[.AH237];&quot;, &quot;&quot;Weight&quot;&quot;: &quot;;[.Y237];&quot;, &quot;&quot;Spec&quot;&quot;: &quot;&quot;&quot;;[.J237];&quot;&quot;&quot;, &quot;&quot;Inflicts HP Drain?&quot;&quot;: &quot;;[.AI237];&quot;, &quot;&quot;Eden?&quot;&quot;: &quot;;[.AJ237];&quot; },&quot;)" office:value-type="string" office:string-value="0xEB: { &quot;ID&quot;: 0xEB, &quot;Name&quot;: &quot;Tin Pin Thrift&quot;, &quot;MaxLevel&quot;: 3, &quot;Mingle?&quot;: 0, &quot;Psych&quot;: &quot;Sacrifice&quot;, &quot;Element&quot;: &quot;Abi&quot;, &quot;Brand&quot;: &quot;Unbranded&quot;, &quot;Ev. fr. pin?&quot;: 0, &quot;Weight&quot;: 7, &quot;Spec&quot;: &quot;---&quot;, &quot;Inflicts HP Drain?&quot;: 0, &quot;Eden?&quot;: 0 }," calcext:value-type="string">
            <text:p>0xEB: { "ID": 0xEB, "Name": "Tin Pin Thrift", "MaxLevel": 3, "Mingle?": 0, "Psych": "Sacrifice", "Element": "Abi", "Brand": "Unbranded", "Ev. fr. pin?": 0, "Weight": 7, "Spec": "---", "Inflicts HP Drain?": 0, "Eden?": 0 },</text:p>
          </table:table-cell>
        </table:table-row>
        <table:table-row table:style-name="ro4">
          <table:table-cell table:formula="of:=COM.MICROSOFT.CONCAT(&quot;0x&quot;; DEC2HEX([.B238] - 1))" office:value-type="string" office:string-value="0xEC" calcext:value-type="string">
            <text:p>0xEC</text:p>
          </table:table-cell>
          <table:table-cell office:value-type="string" calcext:value-type="string">
            <text:p><text:a xlink:href="../../../../../../../wiki/Pin_237" xlink:type="simple">237</text:a></text:p>
          </table:table-cell>
          <table:table-cell office:value-type="string" calcext:value-type="string">
            <text:p>Tin Pin Hellfire</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5 Stride.</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one was designed by the inventor of the Solid Slammer. Slash across Neku to activate the pin's psych. </text:p>
          </table:table-cell>
          <table:table-cell table:number-columns-repeated="4" office:value-type="float" office:value="0" calcext:value-type="float">
            <text:p>0</text:p>
          </table:table-cell>
          <table:table-cell table:formula="of:=COM.MICROSOFT.CONCAT([.A238];&quot;: { &quot;&quot;ID&quot;&quot;: &quot;;[.A238];&quot;, &quot;&quot;Name&quot;&quot;: &quot;&quot;&quot;;[.C238];&quot;&quot;&quot;, &quot;&quot;MaxLevel&quot;&quot;: &quot;;[.T238];&quot;, &quot;&quot;Mingle?&quot;&quot;: &quot;;[.AG238];&quot;, &quot;&quot;Psych&quot;&quot;: &quot;&quot;&quot;;[.H238];&quot;&quot;&quot;&quot;; ;&quot;, &quot;&quot;Element&quot;&quot;: &quot;&quot;&quot;;[.G238];&quot;&quot;&quot;, &quot;&quot;Brand&quot;&quot;: &quot;&quot;&quot;;[.D238];&quot;&quot;&quot;, &quot;&quot;Ev. fr. pin?&quot;&quot;: &quot;;[.AH238];&quot;, &quot;&quot;Weight&quot;&quot;: &quot;;[.Y238];&quot;, &quot;&quot;Spec&quot;&quot;: &quot;&quot;&quot;;[.J238];&quot;&quot;&quot;, &quot;&quot;Inflicts HP Drain?&quot;&quot;: &quot;;[.AI238];&quot;, &quot;&quot;Eden?&quot;&quot;: &quot;;[.AJ238];&quot; },&quot;)" office:value-type="string" office:string-value="0xEC: { &quot;ID&quot;: 0xEC, &quot;Name&quot;: &quot;Tin Pin Hellfire&quot;, &quot;MaxLevel&quot;: 7, &quot;Mingle?&quot;: 0, &quot;Psych&quot;: &quot;Flame Core&quot;, &quot;Element&quot;: &quot;Neg&quot;, &quot;Brand&quot;: &quot;Unbranded&quot;, &quot;Ev. fr. pin?&quot;: 0, &quot;Weight&quot;: 6, &quot;Spec&quot;: &quot;Attack&quot;, &quot;Inflicts HP Drain?&quot;: 0, &quot;Eden?&quot;: 0 }," calcext:value-type="string">
            <text:p>0xEC: { "ID": 0xEC, "Name": "Tin Pin Hellfire", "MaxLevel": 7, "Mingle?": 0, "Psych": "Flame Core", "Element": "Neg", "Brand": "Unbranded", "Ev. fr. pin?": 0, "Weight": 6, "Spec": "Attack", "Inflicts HP Drain?": 0, "Eden?": 0 },</text:p>
          </table:table-cell>
        </table:table-row>
        <table:table-row table:style-name="ro4">
          <table:table-cell table:formula="of:=COM.MICROSOFT.CONCAT(&quot;0x&quot;; DEC2HEX([.B239] - 1))" office:value-type="string" office:string-value="0xED" calcext:value-type="string">
            <text:p>0xED</text:p>
          </table:table-cell>
          <table:table-cell office:value-type="string" calcext:value-type="string">
            <text:p><text:a xlink:href="../../../../../../../wiki/Pin_238" xlink:type="simple">238</text:a></text:p>
          </table:table-cell>
          <table:table-cell office:value-type="string" calcext:value-type="string">
            <text:p>Tin Pin Sunscorch</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6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special Tin Pin used in slam-offs. This one was designed by the inventor of the Solid Slammer. Press empty space to activate the pin's psych. </text:p>
          </table:table-cell>
          <table:table-cell table:number-columns-repeated="4" office:value-type="float" office:value="0" calcext:value-type="float">
            <text:p>0</text:p>
          </table:table-cell>
          <table:table-cell table:formula="of:=COM.MICROSOFT.CONCAT([.A239];&quot;: { &quot;&quot;ID&quot;&quot;: &quot;;[.A239];&quot;, &quot;&quot;Name&quot;&quot;: &quot;&quot;&quot;;[.C239];&quot;&quot;&quot;, &quot;&quot;MaxLevel&quot;&quot;: &quot;;[.T239];&quot;, &quot;&quot;Mingle?&quot;&quot;: &quot;;[.AG239];&quot;, &quot;&quot;Psych&quot;&quot;: &quot;&quot;&quot;;[.H239];&quot;&quot;&quot;&quot;; ;&quot;, &quot;&quot;Element&quot;&quot;: &quot;&quot;&quot;;[.G239];&quot;&quot;&quot;, &quot;&quot;Brand&quot;&quot;: &quot;&quot;&quot;;[.D239];&quot;&quot;&quot;, &quot;&quot;Ev. fr. pin?&quot;&quot;: &quot;;[.AH239];&quot;, &quot;&quot;Weight&quot;&quot;: &quot;;[.Y239];&quot;, &quot;&quot;Spec&quot;&quot;: &quot;&quot;&quot;;[.J239];&quot;&quot;&quot;, &quot;&quot;Inflicts HP Drain?&quot;&quot;: &quot;;[.AI239];&quot;, &quot;&quot;Eden?&quot;&quot;: &quot;;[.AJ239];&quot; },&quot;)" office:value-type="string" office:string-value="0xED: { &quot;ID&quot;: 0xED, &quot;Name&quot;: &quot;Tin Pin Sunscorch&quot;, &quot;MaxLevel&quot;: 3, &quot;Mingle?&quot;: 0, &quot;Psych&quot;: &quot;Flame Blast&quot;, &quot;Element&quot;: &quot;Neg&quot;, &quot;Brand&quot;: &quot;Unbranded&quot;, &quot;Ev. fr. pin?&quot;: 0, &quot;Weight&quot;: 5, &quot;Spec&quot;: &quot;Attack&quot;, &quot;Inflicts HP Drain?&quot;: 0, &quot;Eden?&quot;: 0 }," calcext:value-type="string">
            <text:p>0xED: { "ID": 0xED, "Name": "Tin Pin Sunscorch", "MaxLevel": 3, "Mingle?": 0, "Psych": "Flame Blast", "Element": "Neg", "Brand": "Unbranded", "Ev. fr. pin?": 0, "Weight": 5, "Spec": "Attack", "Inflicts HP Drain?": 0, "Eden?": 0 },</text:p>
          </table:table-cell>
        </table:table-row>
        <table:table-row table:style-name="ro4">
          <table:table-cell table:formula="of:=COM.MICROSOFT.CONCAT(&quot;0x&quot;; DEC2HEX([.B240] - 1))" office:value-type="string" office:string-value="0xEE" calcext:value-type="string">
            <text:p>0xEE</text:p>
          </table:table-cell>
          <table:table-cell office:value-type="string" calcext:value-type="string">
            <text:p><text:a xlink:href="../../../../../../../wiki/Pin_239" xlink:type="simple">239</text:a></text:p>
          </table:table-cell>
          <table:table-cell office:value-type="string" calcext:value-type="string">
            <text:p>Tin Pin Rocker</text:p>
          </table:table-cell>
          <table:table-cell office:value-type="string" calcext:value-type="string">
            <text:p>Unbranded</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 special Tin Pin used in slam-offs. Def March devotees were the first to own this tie-in swag. Shout into the microphone to activate its psych. </text:p>
          </table:table-cell>
          <table:table-cell table:number-columns-repeated="4" office:value-type="float" office:value="0" calcext:value-type="float">
            <text:p>0</text:p>
          </table:table-cell>
          <table:table-cell table:formula="of:=COM.MICROSOFT.CONCAT([.A240];&quot;: { &quot;&quot;ID&quot;&quot;: &quot;;[.A240];&quot;, &quot;&quot;Name&quot;&quot;: &quot;&quot;&quot;;[.C240];&quot;&quot;&quot;, &quot;&quot;MaxLevel&quot;&quot;: &quot;;[.T240];&quot;, &quot;&quot;Mingle?&quot;&quot;: &quot;;[.AG240];&quot;, &quot;&quot;Psych&quot;&quot;: &quot;&quot;&quot;;[.H240];&quot;&quot;&quot;&quot;; ;&quot;, &quot;&quot;Element&quot;&quot;: &quot;&quot;&quot;;[.G240];&quot;&quot;&quot;, &quot;&quot;Brand&quot;&quot;: &quot;&quot;&quot;;[.D240];&quot;&quot;&quot;, &quot;&quot;Ev. fr. pin?&quot;&quot;: &quot;;[.AH240];&quot;, &quot;&quot;Weight&quot;&quot;: &quot;;[.Y240];&quot;, &quot;&quot;Spec&quot;&quot;: &quot;&quot;&quot;;[.J240];&quot;&quot;&quot;, &quot;&quot;Inflicts HP Drain?&quot;&quot;: &quot;;[.AI240];&quot;, &quot;&quot;Eden?&quot;&quot;: &quot;;[.AJ240];&quot; },&quot;)" office:value-type="string" office:string-value="0xEE: { &quot;ID&quot;: 0xEE, &quot;Name&quot;: &quot;Tin Pin Rocker&quot;, &quot;MaxLevel&quot;: 2, &quot;Mingle?&quot;: 0, &quot;Psych&quot;: &quot;Street Jam&quot;, &quot;Element&quot;: &quot;Neg&quot;, &quot;Brand&quot;: &quot;Unbranded&quot;, &quot;Ev. fr. pin?&quot;: 0, &quot;Weight&quot;: 7, &quot;Spec&quot;: &quot;Attack&quot;, &quot;Inflicts HP Drain?&quot;: 0, &quot;Eden?&quot;: 0 }," calcext:value-type="string">
            <text:p>0xEE: { "ID": 0xEE, "Name": "Tin Pin Rocker", "MaxLevel": 2, "Mingle?": 0, "Psych": "Street Jam", "Element": "Neg", "Brand": "Unbranded", "Ev. fr. pin?": 0, "Weight": 7, "Spec": "Attack", "Inflicts HP Drain?": 0, "Eden?": 0 },</text:p>
          </table:table-cell>
        </table:table-row>
        <table:table-row table:style-name="ro2">
          <table:table-cell table:formula="of:=COM.MICROSOFT.CONCAT(&quot;0x&quot;; DEC2HEX([.B241] - 1))" office:value-type="string" office:string-value="0xEF" calcext:value-type="string">
            <text:p>0xEF</text:p>
          </table:table-cell>
          <table:table-cell office:value-type="string" calcext:value-type="string">
            <text:p><text:a xlink:href="../../../../../../../wiki/Pin_240" xlink:type="simple">240</text:a></text:p>
          </table:table-cell>
          <table:table-cell office:value-type="string" calcext:value-type="string">
            <text:p>Tin Pin Artist</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5" calcext:value-type="float">
            <text:p>5</text:p>
          </table:table-cell>
          <table:table-cell office:value-type="string" calcext:value-type="string">
            <text:p>Event W3D3 (Strid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rare design was never meant to hit store shelves. Slash empty space to activate the pin's psych. </text:p>
          </table:table-cell>
          <table:table-cell table:number-columns-repeated="4" office:value-type="float" office:value="0" calcext:value-type="float">
            <text:p>0</text:p>
          </table:table-cell>
          <table:table-cell table:formula="of:=COM.MICROSOFT.CONCAT([.A241];&quot;: { &quot;&quot;ID&quot;&quot;: &quot;;[.A241];&quot;, &quot;&quot;Name&quot;&quot;: &quot;&quot;&quot;;[.C241];&quot;&quot;&quot;, &quot;&quot;MaxLevel&quot;&quot;: &quot;;[.T241];&quot;, &quot;&quot;Mingle?&quot;&quot;: &quot;;[.AG241];&quot;, &quot;&quot;Psych&quot;&quot;: &quot;&quot;&quot;;[.H241];&quot;&quot;&quot;&quot;; ;&quot;, &quot;&quot;Element&quot;&quot;: &quot;&quot;&quot;;[.G241];&quot;&quot;&quot;, &quot;&quot;Brand&quot;&quot;: &quot;&quot;&quot;;[.D241];&quot;&quot;&quot;, &quot;&quot;Ev. fr. pin?&quot;&quot;: &quot;;[.AH241];&quot;, &quot;&quot;Weight&quot;&quot;: &quot;;[.Y241];&quot;, &quot;&quot;Spec&quot;&quot;: &quot;&quot;&quot;;[.J241];&quot;&quot;&quot;, &quot;&quot;Inflicts HP Drain?&quot;&quot;: &quot;;[.AI241];&quot;, &quot;&quot;Eden?&quot;&quot;: &quot;;[.AJ241];&quot; },&quot;)" office:value-type="string" office:string-value="0xEF: { &quot;ID&quot;: 0xEF, &quot;Name&quot;: &quot;Tin Pin Artist&quot;, &quot;MaxLevel&quot;: 4, &quot;Mingle?&quot;: 0, &quot;Psych&quot;: &quot;Lightning Bolt&quot;, &quot;Element&quot;: &quot;Neg&quot;, &quot;Brand&quot;: &quot;Unbranded&quot;, &quot;Ev. fr. pin?&quot;: 0, &quot;Weight&quot;: 2, &quot;Spec&quot;: &quot;Attack&quot;, &quot;Inflicts HP Drain?&quot;: 0, &quot;Eden?&quot;: 0 }," calcext:value-type="string">
            <text:p>0xEF: { "ID": 0xEF, "Name": "Tin Pin Artist", "MaxLevel": 4, "Mingle?": 0, "Psych": "Lightning Bolt", "Element": "Neg", "Brand": "Unbranded", "Ev. fr. pin?": 0, "Weight": 2, "Spec": "Attack", "Inflicts HP Drain?": 0, "Eden?": 0 },</text:p>
          </table:table-cell>
        </table:table-row>
        <table:table-row table:style-name="ro4">
          <table:table-cell table:formula="of:=COM.MICROSOFT.CONCAT(&quot;0x&quot;; DEC2HEX([.B242] - 1))" office:value-type="string" office:string-value="0xF0" calcext:value-type="string">
            <text:p>0xF0</text:p>
          </table:table-cell>
          <table:table-cell office:value-type="string" calcext:value-type="string">
            <text:p><text:a xlink:href="../../../../../../../wiki/Pin_241" xlink:type="simple">241</text:a></text:p>
          </table:table-cell>
          <table:table-cell office:value-type="string" calcext:value-type="string">
            <text:p>Tin Pin Devil</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4" calcext:value-type="float">
            <text:p>84</text:p>
          </table:table-cell>
          <table:table-cell office:value-type="float" office:value="4.3" calcext:value-type="float">
            <text:p>4.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 special Tin Pin used in slam-offs. The original store packaging read: "Manufactured by Evil." Drag across empty space to activate its psych. </text:p>
          </table:table-cell>
          <table:table-cell table:number-columns-repeated="4" office:value-type="float" office:value="0" calcext:value-type="float">
            <text:p>0</text:p>
          </table:table-cell>
          <table:table-cell table:formula="of:=COM.MICROSOFT.CONCAT([.A242];&quot;: { &quot;&quot;ID&quot;&quot;: &quot;;[.A242];&quot;, &quot;&quot;Name&quot;&quot;: &quot;&quot;&quot;;[.C242];&quot;&quot;&quot;, &quot;&quot;MaxLevel&quot;&quot;: &quot;;[.T242];&quot;, &quot;&quot;Mingle?&quot;&quot;: &quot;;[.AG242];&quot;, &quot;&quot;Psych&quot;&quot;: &quot;&quot;&quot;;[.H242];&quot;&quot;&quot;&quot;; ;&quot;, &quot;&quot;Element&quot;&quot;: &quot;&quot;&quot;;[.G242];&quot;&quot;&quot;, &quot;&quot;Brand&quot;&quot;: &quot;&quot;&quot;;[.D242];&quot;&quot;&quot;, &quot;&quot;Ev. fr. pin?&quot;&quot;: &quot;;[.AH242];&quot;, &quot;&quot;Weight&quot;&quot;: &quot;;[.Y242];&quot;, &quot;&quot;Spec&quot;&quot;: &quot;&quot;&quot;;[.J242];&quot;&quot;&quot;, &quot;&quot;Inflicts HP Drain?&quot;&quot;: &quot;;[.AI242];&quot;, &quot;&quot;Eden?&quot;&quot;: &quot;;[.AJ242];&quot; },&quot;)" office:value-type="string" office:string-value="0xF0: { &quot;ID&quot;: 0xF0, &quot;Name&quot;: &quot;Tin Pin Devil&quot;, &quot;MaxLevel&quot;: 8, &quot;Mingle?&quot;: 0, &quot;Psych&quot;: &quot;Thunderstorm&quot;, &quot;Element&quot;: &quot;Neg&quot;, &quot;Brand&quot;: &quot;Unbranded&quot;, &quot;Ev. fr. pin?&quot;: 0, &quot;Weight&quot;: 2, &quot;Spec&quot;: &quot;Attack&quot;, &quot;Inflicts HP Drain?&quot;: 0, &quot;Eden?&quot;: 0 }," calcext:value-type="string">
            <text:p>0xF0: { "ID": 0xF0, "Name": "Tin Pin Devil", "MaxLevel": 8, "Mingle?": 0, "Psych": "Thunderstorm", "Element": "Neg", "Brand": "Unbranded", "Ev. fr. pin?": 0, "Weight": 2, "Spec": "Attack", "Inflicts HP Drain?": 0, "Eden?": 0 },</text:p>
          </table:table-cell>
        </table:table-row>
        <table:table-row table:style-name="ro4">
          <table:table-cell table:formula="of:=COM.MICROSOFT.CONCAT(&quot;0x&quot;; DEC2HEX([.B243] - 1))" office:value-type="string" office:string-value="0xF1" calcext:value-type="string">
            <text:p>0xF1</text:p>
          </table:table-cell>
          <table:table-cell office:value-type="string" calcext:value-type="string">
            <text:p><text:a xlink:href="../../../../../../../wiki/Pin_242" xlink:type="simple">242</text:a></text:p>
          </table:table-cell>
          <table:table-cell office:value-type="string" calcext:value-type="string">
            <text:p>Tin Pin Ifrit</text:p>
          </table:table-cell>
          <table:table-cell office:value-type="string" calcext:value-type="string">
            <text:p>Unbranded</text:p>
          </table:table-cell>
          <table:table-cell office:value-type="float" office:value="6600" calcext:value-type="float">
            <text:p>6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ent Tin Pin Another Day (Shooter at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owerful, top-class Tin Pin bearing the image of a divine beast with dominion over flame. Touch empty space to activate his psych. </text:p>
          </table:table-cell>
          <table:table-cell table:number-columns-repeated="4" office:value-type="float" office:value="0" calcext:value-type="float">
            <text:p>0</text:p>
          </table:table-cell>
          <table:table-cell table:formula="of:=COM.MICROSOFT.CONCAT([.A243];&quot;: { &quot;&quot;ID&quot;&quot;: &quot;;[.A243];&quot;, &quot;&quot;Name&quot;&quot;: &quot;&quot;&quot;;[.C243];&quot;&quot;&quot;, &quot;&quot;MaxLevel&quot;&quot;: &quot;;[.T243];&quot;, &quot;&quot;Mingle?&quot;&quot;: &quot;;[.AG243];&quot;, &quot;&quot;Psych&quot;&quot;: &quot;&quot;&quot;;[.H243];&quot;&quot;&quot;&quot;; ;&quot;, &quot;&quot;Element&quot;&quot;: &quot;&quot;&quot;;[.G243];&quot;&quot;&quot;, &quot;&quot;Brand&quot;&quot;: &quot;&quot;&quot;;[.D243];&quot;&quot;&quot;, &quot;&quot;Ev. fr. pin?&quot;&quot;: &quot;;[.AH243];&quot;, &quot;&quot;Weight&quot;&quot;: &quot;;[.Y243];&quot;, &quot;&quot;Spec&quot;&quot;: &quot;&quot;&quot;;[.J243];&quot;&quot;&quot;, &quot;&quot;Inflicts HP Drain?&quot;&quot;: &quot;;[.AI243];&quot;, &quot;&quot;Eden?&quot;&quot;: &quot;;[.AJ243];&quot; },&quot;)" office:value-type="string" office:string-value="0xF1: { &quot;ID&quot;: 0xF1, &quot;Name&quot;: &quot;Tin Pin Ifrit&quot;, &quot;MaxLevel&quot;: 3, &quot;Mingle?&quot;: 0, &quot;Psych&quot;: &quot;Time Bomb&quot;, &quot;Element&quot;: &quot;Neg&quot;, &quot;Brand&quot;: &quot;Unbranded&quot;, &quot;Ev. fr. pin?&quot;: 0, &quot;Weight&quot;: 7, &quot;Spec&quot;: &quot;Attack&quot;, &quot;Inflicts HP Drain?&quot;: 0, &quot;Eden?&quot;: 0 }," calcext:value-type="string">
            <text:p>0xF1: { "ID": 0xF1, "Name": "Tin Pin Ifrit", "MaxLevel": 3, "Mingle?": 0, "Psych": "Time Bomb", "Element": "Neg", "Brand": "Unbranded", "Ev. fr. pin?": 0, "Weight": 7, "Spec": "Attack", "Inflicts HP Drain?": 0, "Eden?": 0 },</text:p>
          </table:table-cell>
        </table:table-row>
        <table:table-row table:style-name="ro4">
          <table:table-cell table:formula="of:=COM.MICROSOFT.CONCAT(&quot;0x&quot;; DEC2HEX([.B244] - 1))" office:value-type="string" office:string-value="0xF2" calcext:value-type="string">
            <text:p>0xF2</text:p>
          </table:table-cell>
          <table:table-cell office:value-type="string" calcext:value-type="string">
            <text:p><text:a xlink:href="../../../../../../../wiki/Pin_243" xlink:type="simple">243</text:a></text:p>
          </table:table-cell>
          <table:table-cell office:value-type="string" calcext:value-type="string">
            <text:p>Tin Pin Shiva</text:p>
          </table:table-cell>
          <table:table-cell office:value-type="string" calcext:value-type="string">
            <text:p>Unbranded</text:p>
          </table:table-cell>
          <table:table-cell office:value-type="float" office:value="9950" calcext:value-type="float">
            <text:p>9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98" calcext:value-type="float">
            <text:p>98</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Event Tin Pin Another Day (Concert Stag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powerful, top-class Tin Pin with a cool design worthy of its namesake, the Ice Queen. Rapidly tap empty space to activate her psych. </text:p>
          </table:table-cell>
          <table:table-cell table:number-columns-repeated="4" office:value-type="float" office:value="0" calcext:value-type="float">
            <text:p>0</text:p>
          </table:table-cell>
          <table:table-cell table:formula="of:=COM.MICROSOFT.CONCAT([.A244];&quot;: { &quot;&quot;ID&quot;&quot;: &quot;;[.A244];&quot;, &quot;&quot;Name&quot;&quot;: &quot;&quot;&quot;;[.C244];&quot;&quot;&quot;, &quot;&quot;MaxLevel&quot;&quot;: &quot;;[.T244];&quot;, &quot;&quot;Mingle?&quot;&quot;: &quot;;[.AG244];&quot;, &quot;&quot;Psych&quot;&quot;: &quot;&quot;&quot;;[.H244];&quot;&quot;&quot;&quot;; ;&quot;, &quot;&quot;Element&quot;&quot;: &quot;&quot;&quot;;[.G244];&quot;&quot;&quot;, &quot;&quot;Brand&quot;&quot;: &quot;&quot;&quot;;[.D244];&quot;&quot;&quot;, &quot;&quot;Ev. fr. pin?&quot;&quot;: &quot;;[.AH244];&quot;, &quot;&quot;Weight&quot;&quot;: &quot;;[.Y244];&quot;, &quot;&quot;Spec&quot;&quot;: &quot;&quot;&quot;;[.J244];&quot;&quot;&quot;, &quot;&quot;Inflicts HP Drain?&quot;&quot;: &quot;;[.AI244];&quot;, &quot;&quot;Eden?&quot;&quot;: &quot;;[.AJ244];&quot; },&quot;)" office:value-type="string" office:string-value="0xF2: { &quot;ID&quot;: 0xF2, &quot;Name&quot;: &quot;Tin Pin Shiva&quot;, &quot;MaxLevel&quot;: 4, &quot;Mingle?&quot;: 0, &quot;Psych&quot;: &quot;Piercing Pillar&quot;, &quot;Element&quot;: &quot;Neg&quot;, &quot;Brand&quot;: &quot;Unbranded&quot;, &quot;Ev. fr. pin?&quot;: 0, &quot;Weight&quot;: 4, &quot;Spec&quot;: &quot;Attack&quot;, &quot;Inflicts HP Drain?&quot;: 0, &quot;Eden?&quot;: 0 }," calcext:value-type="string">
            <text:p>0xF2: { "ID": 0xF2, "Name": "Tin Pin Shiva", "MaxLevel": 4, "Mingle?": 0, "Psych": "Piercing Pillar", "Element": "Neg", "Brand": "Unbranded", "Ev. fr. pin?": 0, "Weight": 4, "Spec": "Attack", "Inflicts HP Drain?": 0, "Eden?": 0 },</text:p>
          </table:table-cell>
        </table:table-row>
        <table:table-row table:style-name="ro4">
          <table:table-cell table:formula="of:=COM.MICROSOFT.CONCAT(&quot;0x&quot;; DEC2HEX([.B245] - 1))" office:value-type="string" office:string-value="0xF3" calcext:value-type="string">
            <text:p>0xF3</text:p>
          </table:table-cell>
          <table:table-cell office:value-type="string" calcext:value-type="string">
            <text:p><text:a xlink:href="../../../../../../../wiki/Pin_244" xlink:type="simple">244</text:a></text:p>
          </table:table-cell>
          <table:table-cell office:value-type="string" calcext:value-type="string">
            <text:p>Tin Pin Golem</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se</text:p>
          </table:table-cell>
          <table:table-cell office:value-type="float" office:value="6" calcext:value-type="float">
            <text:p>6</text:p>
          </table:table-cell>
          <table:table-cell office:value-type="float" office:value="6.3" calcext:value-type="float">
            <text:p>6.3</text:p>
          </table:table-cell>
          <table:table-cell office:value-type="string" calcext:value-type="string">
            <text:p>Event W2D4.</text:p>
            <text:p>Event Tin Pin Another Day (Miyashita Park).</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0" calcext:value-type="float">
            <text:p>10</text:p>
          </table:table-cell>
          <table:table-cell office:value-type="float" office:value="2" calcext:value-type="float">
            <text:p>2</text:p>
          </table:table-cell>
          <table:table-cell office:value-type="string" calcext:value-type="string">
            <text:p>Aka the "Hero Pin." Too bad people can't see past the toy; this baby is made of real gold. Scratch empty space to activate the pin's psych. </text:p>
          </table:table-cell>
          <table:table-cell table:number-columns-repeated="4" office:value-type="float" office:value="0" calcext:value-type="float">
            <text:p>0</text:p>
          </table:table-cell>
          <table:table-cell table:formula="of:=COM.MICROSOFT.CONCAT([.A245];&quot;: { &quot;&quot;ID&quot;&quot;: &quot;;[.A245];&quot;, &quot;&quot;Name&quot;&quot;: &quot;&quot;&quot;;[.C245];&quot;&quot;&quot;, &quot;&quot;MaxLevel&quot;&quot;: &quot;;[.T245];&quot;, &quot;&quot;Mingle?&quot;&quot;: &quot;;[.AG245];&quot;, &quot;&quot;Psych&quot;&quot;: &quot;&quot;&quot;;[.H245];&quot;&quot;&quot;&quot;; ;&quot;, &quot;&quot;Element&quot;&quot;: &quot;&quot;&quot;;[.G245];&quot;&quot;&quot;, &quot;&quot;Brand&quot;&quot;: &quot;&quot;&quot;;[.D245];&quot;&quot;&quot;, &quot;&quot;Ev. fr. pin?&quot;&quot;: &quot;;[.AH245];&quot;, &quot;&quot;Weight&quot;&quot;: &quot;;[.Y245];&quot;, &quot;&quot;Spec&quot;&quot;: &quot;&quot;&quot;;[.J245];&quot;&quot;&quot;, &quot;&quot;Inflicts HP Drain?&quot;&quot;: &quot;;[.AI245];&quot;, &quot;&quot;Eden?&quot;&quot;: &quot;;[.AJ245];&quot; },&quot;)" office:value-type="string" office:string-value="0xF3: { &quot;ID&quot;: 0xF3, &quot;Name&quot;: &quot;Tin Pin Golem&quot;, &quot;MaxLevel&quot;: 5, &quot;Mingle?&quot;: 0, &quot;Psych&quot;: &quot;Earthquake&quot;, &quot;Element&quot;: &quot;Pos&quot;, &quot;Brand&quot;: &quot;Unbranded&quot;, &quot;Ev. fr. pin?&quot;: 0, &quot;Weight&quot;: 5, &quot;Spec&quot;: &quot;Attack&quot;, &quot;Inflicts HP Drain?&quot;: 0, &quot;Eden?&quot;: 0 }," calcext:value-type="string">
            <text:p>0xF3: { "ID": 0xF3, "Name": "Tin Pin Golem", "MaxLevel": 5, "Mingle?": 0, "Psych": "Earthquake", "Element": "Pos", "Brand": "Unbranded", "Ev. fr. pin?": 0, "Weight": 5, "Spec": "Attack", "Inflicts HP Drain?": 0, "Eden?": 0 },</text:p>
          </table:table-cell>
        </table:table-row>
        <table:table-row table:style-name="ro2">
          <table:table-cell table:formula="of:=COM.MICROSOFT.CONCAT(&quot;0x&quot;; DEC2HEX([.B246] - 1))" office:value-type="string" office:string-value="0xF4" calcext:value-type="string">
            <text:p>0xF4</text:p>
          </table:table-cell>
          <table:table-cell office:value-type="string" calcext:value-type="string">
            <text:p><text:a xlink:href="../../../../../../../wiki/Pin_245" xlink:type="simple">245</text:a></text:p>
          </table:table-cell>
          <table:table-cell office:value-type="string" calcext:value-type="string">
            <text:p>Tin Pin Bahamut</text:p>
          </table:table-cell>
          <table:table-cell office:value-type="string" calcext:value-type="string">
            <text:p>Unbranded</text:p>
          </table:table-cell>
          <table:table-cell office:value-type="float" office:value="26500" calcext:value-type="float">
            <text:p>2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16.6" calcext:value-type="float">
            <text:p>16.6</text:p>
          </table:table-cell>
          <table:table-cell office:value-type="string" calcext:value-type="string">
            <text:p>Event Another Day - Beat Wizard of Slam at Tin Pin at Molco.</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he ultimate Tin Pin, that of the Wyrmking. Press empty space to activate his psych, which Reapers fearfully call "Mega Flare". </text:p>
          </table:table-cell>
          <table:table-cell table:number-columns-repeated="4" office:value-type="float" office:value="0" calcext:value-type="float">
            <text:p>0</text:p>
          </table:table-cell>
          <table:table-cell table:formula="of:=COM.MICROSOFT.CONCAT([.A246];&quot;: { &quot;&quot;ID&quot;&quot;: &quot;;[.A246];&quot;, &quot;&quot;Name&quot;&quot;: &quot;&quot;&quot;;[.C246];&quot;&quot;&quot;, &quot;&quot;MaxLevel&quot;&quot;: &quot;;[.T246];&quot;, &quot;&quot;Mingle?&quot;&quot;: &quot;;[.AG246];&quot;, &quot;&quot;Psych&quot;&quot;: &quot;&quot;&quot;;[.H246];&quot;&quot;&quot;&quot;; ;&quot;, &quot;&quot;Element&quot;&quot;: &quot;&quot;&quot;;[.G246];&quot;&quot;&quot;, &quot;&quot;Brand&quot;&quot;: &quot;&quot;&quot;;[.D246];&quot;&quot;&quot;, &quot;&quot;Ev. fr. pin?&quot;&quot;: &quot;;[.AH246];&quot;, &quot;&quot;Weight&quot;&quot;: &quot;;[.Y246];&quot;, &quot;&quot;Spec&quot;&quot;: &quot;&quot;&quot;;[.J246];&quot;&quot;&quot;, &quot;&quot;Inflicts HP Drain?&quot;&quot;: &quot;;[.AI246];&quot;, &quot;&quot;Eden?&quot;&quot;: &quot;;[.AJ246];&quot; },&quot;)" office:value-type="string" office:string-value="0xF4: { &quot;ID&quot;: 0xF4, &quot;Name&quot;: &quot;Tin Pin Bahamut&quot;, &quot;MaxLevel&quot;: 6, &quot;Mingle?&quot;: 0, &quot;Psych&quot;: &quot;Nexus Ray&quot;, &quot;Element&quot;: &quot;Neg&quot;, &quot;Brand&quot;: &quot;Unbranded&quot;, &quot;Ev. fr. pin?&quot;: 0, &quot;Weight&quot;: 6, &quot;Spec&quot;: &quot;Attack&quot;, &quot;Inflicts HP Drain?&quot;: 0, &quot;Eden?&quot;: 0 }," calcext:value-type="string">
            <text:p>0xF4: { "ID": 0xF4, "Name": "Tin Pin Bahamut", "MaxLevel": 6, "Mingle?": 0, "Psych": "Nexus Ray", "Element": "Neg", "Brand": "Unbranded", "Ev. fr. pin?": 0, "Weight": 6, "Spec": "Attack", "Inflicts HP Drain?": 0, "Eden?": 0 },</text:p>
          </table:table-cell>
        </table:table-row>
        <table:table-row table:style-name="ro4">
          <table:table-cell table:formula="of:=COM.MICROSOFT.CONCAT(&quot;0x&quot;; DEC2HEX([.B247] - 1))" office:value-type="string" office:string-value="0xF5" calcext:value-type="string">
            <text:p>0xF5</text:p>
          </table:table-cell>
          <table:table-cell office:value-type="string" calcext:value-type="string">
            <text:p><text:a xlink:href="../../../../../../../wiki/Pin_246" xlink:type="simple">246</text:a></text:p>
          </table:table-cell>
          <table:table-cell office:value-type="string" calcext:value-type="string">
            <text:p>1 Yen</text:p>
          </table:table-cell>
          <table:table-cell office:value-type="string" calcext:value-type="string">
            <text:p>Unbranded</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2" xlink:type="simple">252</text:a>.</text:p>
            <text:p>Sold by Sunshine Shibukyu Stationside.</text:p>
            <text:p>Dropped by 10 E.</text:p>
          </table:table-cell>
          <table:table-cell office:value-type="string" calcext:value-type="string">
            <text:p>M</text:p>
          </table:table-cell>
          <table:table-cell office:value-type="float" office:value="247" calcext:value-type="float">
            <text:p>247</text:p>
          </table:table-cell>
          <table:table-cell office:value-type="float" office:value="248" calcext:value-type="float">
            <text:p>248</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sh this in for ¥1.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47];&quot;: { &quot;&quot;ID&quot;&quot;: &quot;;[.A247];&quot;, &quot;&quot;Name&quot;&quot;: &quot;&quot;&quot;;[.C247];&quot;&quot;&quot;, &quot;&quot;MaxLevel&quot;&quot;: &quot;;[.T247];&quot;, &quot;&quot;Mingle?&quot;&quot;: &quot;;[.AG247];&quot;, &quot;&quot;Psych&quot;&quot;: &quot;&quot;&quot;;[.H247];&quot;&quot;&quot;&quot;; ;&quot;, &quot;&quot;Element&quot;&quot;: &quot;&quot;&quot;;[.G247];&quot;&quot;&quot;, &quot;&quot;Brand&quot;&quot;: &quot;&quot;&quot;;[.D247];&quot;&quot;&quot;, &quot;&quot;Ev. fr. pin?&quot;&quot;: &quot;;[.AH247];&quot;, &quot;&quot;Weight&quot;&quot;: &quot;;[.Y247];&quot;, &quot;&quot;Spec&quot;&quot;: &quot;&quot;&quot;;[.J247];&quot;&quot;&quot;, &quot;&quot;Inflicts HP Drain?&quot;&quot;: &quot;;[.AI247];&quot;, &quot;&quot;Eden?&quot;&quot;: &quot;;[.AJ247];&quot; },&quot;)" office:value-type="string" office:string-value="0xF5: { &quot;ID&quot;: 0xF5, &quot;Name&quot;: &quot;1 Yen&quot;, &quot;MaxLevel&quot;: 2, &quot;Mingle?&quot;: 0, &quot;Psych&quot;: &quot;---&quot;, &quot;Element&quot;: &quot;---&quot;, &quot;Brand&quot;: &quot;Unbranded&quot;, &quot;Ev. fr. pin?&quot;: 1, &quot;Weight&quot;: 2, &quot;Spec&quot;: &quot;---&quot;, &quot;Inflicts HP Drain?&quot;: 0, &quot;Eden?&quot;: 0 }," calcext:value-type="string">
            <text:p>0xF5: { "ID": 0xF5, "Name": "1 Yen", "MaxLevel": 2, "Mingle?": 0, "Psych": "---", "Element": "---", "Brand": "Unbranded", "Ev. fr. pin?": 1, "Weight": 2, "Spec": "---", "Inflicts HP Drain?": 0, "Eden?": 0 },</text:p>
          </table:table-cell>
        </table:table-row>
        <table:table-row table:style-name="ro8">
          <table:table-cell table:formula="of:=COM.MICROSOFT.CONCAT(&quot;0x&quot;; DEC2HEX([.B248] - 1))" office:value-type="string" office:string-value="0xF6" calcext:value-type="string">
            <text:p>0xF6</text:p>
          </table:table-cell>
          <table:table-cell office:value-type="string" calcext:value-type="string">
            <text:p><text:a xlink:href="../../../../../../../wiki/Pin_247" xlink:type="simple">247</text:a></text:p>
          </table:table-cell>
          <table:table-cell office:value-type="string" calcext:value-type="string">
            <text:p>5 Yen</text:p>
          </table:table-cell>
          <table:table-cell office:value-type="string" calcext:value-type="string">
            <text:p>Unbranded</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Cadoi City.</text:p>
            <text:p>Event Tin Pin Another Day (Miyashita Park).</text:p>
            <text:p>Dropped by 11 E.</text:p>
          </table:table-cell>
          <table:table-cell office:value-type="float" office:value="249" calcext:value-type="float">
            <text:p>249</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Cash this in for ¥5.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48];&quot;: { &quot;&quot;ID&quot;&quot;: &quot;;[.A248];&quot;, &quot;&quot;Name&quot;&quot;: &quot;&quot;&quot;;[.C248];&quot;&quot;&quot;, &quot;&quot;MaxLevel&quot;&quot;: &quot;;[.T248];&quot;, &quot;&quot;Mingle?&quot;&quot;: &quot;;[.AG248];&quot;, &quot;&quot;Psych&quot;&quot;: &quot;&quot;&quot;;[.H248];&quot;&quot;&quot;&quot;; ;&quot;, &quot;&quot;Element&quot;&quot;: &quot;&quot;&quot;;[.G248];&quot;&quot;&quot;, &quot;&quot;Brand&quot;&quot;: &quot;&quot;&quot;;[.D248];&quot;&quot;&quot;, &quot;&quot;Ev. fr. pin?&quot;&quot;: &quot;;[.AH248];&quot;, &quot;&quot;Weight&quot;&quot;: &quot;;[.Y248];&quot;, &quot;&quot;Spec&quot;&quot;: &quot;&quot;&quot;;[.J248];&quot;&quot;&quot;, &quot;&quot;Inflicts HP Drain?&quot;&quot;: &quot;;[.AI248];&quot;, &quot;&quot;Eden?&quot;&quot;: &quot;;[.AJ248];&quot; },&quot;)" office:value-type="string" office:string-value="0xF6: { &quot;ID&quot;: 0xF6, &quot;Name&quot;: &quot;5 Yen&quot;, &quot;MaxLevel&quot;: 2, &quot;Mingle?&quot;: 0, &quot;Psych&quot;: &quot;---&quot;, &quot;Element&quot;: &quot;---&quot;, &quot;Brand&quot;: &quot;Unbranded&quot;, &quot;Ev. fr. pin?&quot;: 1, &quot;Weight&quot;: 3, &quot;Spec&quot;: &quot;---&quot;, &quot;Inflicts HP Drain?&quot;: 0, &quot;Eden?&quot;: 0 }," calcext:value-type="string">
            <text:p>0xF6: { "ID": 0xF6, "Name": "5 Yen", "MaxLevel": 2, "Mingle?": 0, "Psych": "---", "Element": "---", "Brand": "Unbranded", "Ev. fr. pin?": 1, "Weight": 3, "Spec": "---", "Inflicts HP Drain?": 0, "Eden?": 0 },</text:p>
          </table:table-cell>
        </table:table-row>
        <table:table-row table:style-name="ro4">
          <table:table-cell table:formula="of:=COM.MICROSOFT.CONCAT(&quot;0x&quot;; DEC2HEX([.B249] - 1))" office:value-type="string" office:string-value="0xF7" calcext:value-type="string">
            <text:p>0xF7</text:p>
          </table:table-cell>
          <table:table-cell office:value-type="string" calcext:value-type="string">
            <text:p><text:a xlink:href="../../../../../../../wiki/Pin_248" xlink:type="simple">248</text:a></text:p>
          </table:table-cell>
          <table:table-cell office:value-type="string" calcext:value-type="string">
            <text:p>10 Yen</text:p>
          </table:table-cell>
          <table:table-cell office:value-type="string" calcext:value-type="string">
            <text:p>Unbranded</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104.</text:p>
            <text:p>Dropped by 10 N.</text:p>
          </table:table-cell>
          <table:table-cell office:value-type="float" office:value="250" calcext:value-type="float">
            <text:p>250</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49];&quot;: { &quot;&quot;ID&quot;&quot;: &quot;;[.A249];&quot;, &quot;&quot;Name&quot;&quot;: &quot;&quot;&quot;;[.C249];&quot;&quot;&quot;, &quot;&quot;MaxLevel&quot;&quot;: &quot;;[.T249];&quot;, &quot;&quot;Mingle?&quot;&quot;: &quot;;[.AG249];&quot;, &quot;&quot;Psych&quot;&quot;: &quot;&quot;&quot;;[.H249];&quot;&quot;&quot;&quot;; ;&quot;, &quot;&quot;Element&quot;&quot;: &quot;&quot;&quot;;[.G249];&quot;&quot;&quot;, &quot;&quot;Brand&quot;&quot;: &quot;&quot;&quot;;[.D249];&quot;&quot;&quot;, &quot;&quot;Ev. fr. pin?&quot;&quot;: &quot;;[.AH249];&quot;, &quot;&quot;Weight&quot;&quot;: &quot;;[.Y249];&quot;, &quot;&quot;Spec&quot;&quot;: &quot;&quot;&quot;;[.J249];&quot;&quot;&quot;, &quot;&quot;Inflicts HP Drain?&quot;&quot;: &quot;;[.AI249];&quot;, &quot;&quot;Eden?&quot;&quot;: &quot;;[.AJ249];&quot; },&quot;)" office:value-type="string" office:string-value="0xF7: { &quot;ID&quot;: 0xF7, &quot;Name&quot;: &quot;10 Yen&quot;, &quot;MaxLevel&quot;: 2, &quot;Mingle?&quot;: 0, &quot;Psych&quot;: &quot;---&quot;, &quot;Element&quot;: &quot;---&quot;, &quot;Brand&quot;: &quot;Unbranded&quot;, &quot;Ev. fr. pin?&quot;: 1, &quot;Weight&quot;: 4, &quot;Spec&quot;: &quot;---&quot;, &quot;Inflicts HP Drain?&quot;: 0, &quot;Eden?&quot;: 0 }," calcext:value-type="string">
            <text:p>0xF7: { "ID": 0xF7, "Name": "10 Yen", "MaxLevel": 2, "Mingle?": 0, "Psych": "---", "Element": "---", "Brand": "Unbranded", "Ev. fr. pin?": 1, "Weight": 4, "Spec": "---", "Inflicts HP Drain?": 0, "Eden?": 0 },</text:p>
          </table:table-cell>
        </table:table-row>
        <table:table-row table:style-name="ro5">
          <table:table-cell table:formula="of:=COM.MICROSOFT.CONCAT(&quot;0x&quot;; DEC2HEX([.B250] - 1))" office:value-type="string" office:string-value="0xF8" calcext:value-type="string">
            <text:p>0xF8</text:p>
          </table:table-cell>
          <table:table-cell office:value-type="string" calcext:value-type="string">
            <text:p><text:a xlink:href="../../../../../../../wiki/Pin_249" xlink:type="simple">249</text:a></text:p>
          </table:table-cell>
          <table:table-cell office:value-type="string" calcext:value-type="string">
            <text:p>50 Yen</text:p>
          </table:table-cell>
          <table:table-cell office:value-type="string" calcext:value-type="string">
            <text:p>Unbranded</text:p>
          </table:table-cell>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7" xlink:type="simple">247</text:a>.</text:p>
            <text:p>Sold by KuraKura Shibukyu Stationside.</text:p>
            <text:p>Dropped by 10 H.</text:p>
            <text:p>Dropped by 11 H.</text:p>
          </table:table-cell>
          <table:table-cell office:value-type="float" office:value="251" calcext:value-type="float">
            <text:p>251</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ash this in for ¥5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50];&quot;: { &quot;&quot;ID&quot;&quot;: &quot;;[.A250];&quot;, &quot;&quot;Name&quot;&quot;: &quot;&quot;&quot;;[.C250];&quot;&quot;&quot;, &quot;&quot;MaxLevel&quot;&quot;: &quot;;[.T250];&quot;, &quot;&quot;Mingle?&quot;&quot;: &quot;;[.AG250];&quot;, &quot;&quot;Psych&quot;&quot;: &quot;&quot;&quot;;[.H250];&quot;&quot;&quot;&quot;; ;&quot;, &quot;&quot;Element&quot;&quot;: &quot;&quot;&quot;;[.G250];&quot;&quot;&quot;, &quot;&quot;Brand&quot;&quot;: &quot;&quot;&quot;;[.D250];&quot;&quot;&quot;, &quot;&quot;Ev. fr. pin?&quot;&quot;: &quot;;[.AH250];&quot;, &quot;&quot;Weight&quot;&quot;: &quot;;[.Y250];&quot;, &quot;&quot;Spec&quot;&quot;: &quot;&quot;&quot;;[.J250];&quot;&quot;&quot;, &quot;&quot;Inflicts HP Drain?&quot;&quot;: &quot;;[.AI250];&quot;, &quot;&quot;Eden?&quot;&quot;: &quot;;[.AJ250];&quot; },&quot;)" office:value-type="string" office:string-value="0xF8: { &quot;ID&quot;: 0xF8, &quot;Name&quot;: &quot;50 Yen&quot;, &quot;MaxLevel&quot;: 2, &quot;Mingle?&quot;: 0, &quot;Psych&quot;: &quot;---&quot;, &quot;Element&quot;: &quot;---&quot;, &quot;Brand&quot;: &quot;Unbranded&quot;, &quot;Ev. fr. pin?&quot;: 1, &quot;Weight&quot;: 5, &quot;Spec&quot;: &quot;---&quot;, &quot;Inflicts HP Drain?&quot;: 0, &quot;Eden?&quot;: 0 }," calcext:value-type="string">
            <text:p>0xF8: { "ID": 0xF8, "Name": "50 Yen", "MaxLevel": 2, "Mingle?": 0, "Psych": "---", "Element": "---", "Brand": "Unbranded", "Ev. fr. pin?": 1, "Weight": 5, "Spec": "---", "Inflicts HP Drain?": 0, "Eden?": 0 },</text:p>
          </table:table-cell>
        </table:table-row>
        <table:table-row table:style-name="ro9">
          <table:table-cell table:formula="of:=COM.MICROSOFT.CONCAT(&quot;0x&quot;; DEC2HEX([.B251] - 1))" office:value-type="string" office:string-value="0xF9" calcext:value-type="string">
            <text:p>0xF9</text:p>
          </table:table-cell>
          <table:table-cell office:value-type="string" calcext:value-type="string">
            <text:p><text:a xlink:href="../../../../../../../wiki/Pin_250" xlink:type="simple">250</text:a></text:p>
          </table:table-cell>
          <table:table-cell office:value-type="string" calcext:value-type="string">
            <text:p>100 Yen</text:p>
          </table:table-cell>
          <table:table-cell office:value-type="string" calcext:value-type="string">
            <text:p>Unbranded</text:p>
          </table:table-cell>
          <table:table-cell office:value-type="float" office:value="100" calcext:value-type="float">
            <text:p>1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8" xlink:type="simple">248</text:a>.</text:p>
            <text:p>Dropped by 01 EN.</text:p>
            <text:p>Dropped by 10 U.</text:p>
            <text:p>Dropped by 11 H.</text:p>
            <text:p>Dropped by 12 E.</text:p>
            <text:p>Dropped by 15 E.</text:p>
            <text:p>Dropped by 18 EN.</text:p>
            <text:p>Dropped by 39 E.</text:p>
          </table:table-cell>
          <table:table-cell office:value-type="float" office:value="252" calcext:value-type="float">
            <text:p>252</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Cash this in for ¥1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51];&quot;: { &quot;&quot;ID&quot;&quot;: &quot;;[.A251];&quot;, &quot;&quot;Name&quot;&quot;: &quot;&quot;&quot;;[.C251];&quot;&quot;&quot;, &quot;&quot;MaxLevel&quot;&quot;: &quot;;[.T251];&quot;, &quot;&quot;Mingle?&quot;&quot;: &quot;;[.AG251];&quot;, &quot;&quot;Psych&quot;&quot;: &quot;&quot;&quot;;[.H251];&quot;&quot;&quot;&quot;; ;&quot;, &quot;&quot;Element&quot;&quot;: &quot;&quot;&quot;;[.G251];&quot;&quot;&quot;, &quot;&quot;Brand&quot;&quot;: &quot;&quot;&quot;;[.D251];&quot;&quot;&quot;, &quot;&quot;Ev. fr. pin?&quot;&quot;: &quot;;[.AH251];&quot;, &quot;&quot;Weight&quot;&quot;: &quot;;[.Y251];&quot;, &quot;&quot;Spec&quot;&quot;: &quot;&quot;&quot;;[.J251];&quot;&quot;&quot;, &quot;&quot;Inflicts HP Drain?&quot;&quot;: &quot;;[.AI251];&quot;, &quot;&quot;Eden?&quot;&quot;: &quot;;[.AJ251];&quot; },&quot;)" office:value-type="string" office:string-value="0xF9: { &quot;ID&quot;: 0xF9, &quot;Name&quot;: &quot;100 Yen&quot;, &quot;MaxLevel&quot;: 2, &quot;Mingle?&quot;: 0, &quot;Psych&quot;: &quot;---&quot;, &quot;Element&quot;: &quot;---&quot;, &quot;Brand&quot;: &quot;Unbranded&quot;, &quot;Ev. fr. pin?&quot;: 1, &quot;Weight&quot;: 6, &quot;Spec&quot;: &quot;---&quot;, &quot;Inflicts HP Drain?&quot;: 0, &quot;Eden?&quot;: 0 }," calcext:value-type="string">
            <text:p>0xF9: { "ID": 0xF9, "Name": "100 Yen", "MaxLevel": 2, "Mingle?": 0, "Psych": "---", "Element": "---", "Brand": "Unbranded", "Ev. fr. pin?": 1, "Weight": 6, "Spec": "---", "Inflicts HP Drain?": 0, "Eden?": 0 },</text:p>
          </table:table-cell>
        </table:table-row>
        <table:table-row table:style-name="ro10">
          <table:table-cell table:formula="of:=COM.MICROSOFT.CONCAT(&quot;0x&quot;; DEC2HEX([.B252] - 1))" office:value-type="string" office:string-value="0xFA" calcext:value-type="string">
            <text:p>0xFA</text:p>
          </table:table-cell>
          <table:table-cell office:value-type="string" calcext:value-type="string">
            <text:p><text:a xlink:href="../../../../../../../wiki/Pin_251" xlink:type="simple">251</text:a></text:p>
          </table:table-cell>
          <table:table-cell office:value-type="string" calcext:value-type="string">
            <text:p>500 Yen</text:p>
          </table:table-cell>
          <table:table-cell office:value-type="string" calcext:value-type="string">
            <text:p>Unbranded</text:p>
          </table:table-cell>
          <table:table-cell office:value-type="float" office:value="500" calcext:value-type="float">
            <text:p>5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9" xlink:type="simple">249</text:a>.</text:p>
            <text:p>Dropped by 01 H.</text:p>
            <text:p>Dropped by 03 E.</text:p>
            <text:p>Dropped by 12 N.</text:p>
            <text:p>Dropped by 15 N.</text:p>
            <text:p>Dropped by 18 HU.</text:p>
            <text:p>Dropped by 29 E.</text:p>
            <text:p>Dropped by 37 EN.</text:p>
            <text:p>Dropped by 49 E.</text:p>
            <text:p>Dropped by 53 E.</text:p>
            <text:p>Dropped by 56 E.</text:p>
            <text:p>Dropped by 58 E.</text:p>
          </table:table-cell>
          <table:table-cell office:value-type="float" office:value="253" calcext:value-type="float">
            <text:p>253</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ash this in for ¥5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52];&quot;: { &quot;&quot;ID&quot;&quot;: &quot;;[.A252];&quot;, &quot;&quot;Name&quot;&quot;: &quot;&quot;&quot;;[.C252];&quot;&quot;&quot;, &quot;&quot;MaxLevel&quot;&quot;: &quot;;[.T252];&quot;, &quot;&quot;Mingle?&quot;&quot;: &quot;;[.AG252];&quot;, &quot;&quot;Psych&quot;&quot;: &quot;&quot;&quot;;[.H252];&quot;&quot;&quot;&quot;; ;&quot;, &quot;&quot;Element&quot;&quot;: &quot;&quot;&quot;;[.G252];&quot;&quot;&quot;, &quot;&quot;Brand&quot;&quot;: &quot;&quot;&quot;;[.D252];&quot;&quot;&quot;, &quot;&quot;Ev. fr. pin?&quot;&quot;: &quot;;[.AH252];&quot;, &quot;&quot;Weight&quot;&quot;: &quot;;[.Y252];&quot;, &quot;&quot;Spec&quot;&quot;: &quot;&quot;&quot;;[.J252];&quot;&quot;&quot;, &quot;&quot;Inflicts HP Drain?&quot;&quot;: &quot;;[.AI252];&quot;, &quot;&quot;Eden?&quot;&quot;: &quot;;[.AJ252];&quot; },&quot;)" office:value-type="string" office:string-value="0xFA: { &quot;ID&quot;: 0xFA, &quot;Name&quot;: &quot;500 Yen&quot;, &quot;MaxLevel&quot;: 2, &quot;Mingle?&quot;: 0, &quot;Psych&quot;: &quot;---&quot;, &quot;Element&quot;: &quot;---&quot;, &quot;Brand&quot;: &quot;Unbranded&quot;, &quot;Ev. fr. pin?&quot;: 1, &quot;Weight&quot;: 7, &quot;Spec&quot;: &quot;---&quot;, &quot;Inflicts HP Drain?&quot;: 0, &quot;Eden?&quot;: 0 }," calcext:value-type="string">
            <text:p>0xFA: { "ID": 0xFA, "Name": "500 Yen", "MaxLevel": 2, "Mingle?": 0, "Psych": "---", "Element": "---", "Brand": "Unbranded", "Ev. fr. pin?": 1, "Weight": 7, "Spec": "---", "Inflicts HP Drain?": 0, "Eden?": 0 },</text:p>
          </table:table-cell>
        </table:table-row>
        <table:table-row table:style-name="ro11">
          <table:table-cell table:formula="of:=COM.MICROSOFT.CONCAT(&quot;0x&quot;; DEC2HEX([.B253] - 1))" office:value-type="string" office:string-value="0xFB" calcext:value-type="string">
            <text:p>0xFB</text:p>
          </table:table-cell>
          <table:table-cell office:value-type="string" calcext:value-type="string">
            <text:p><text:a xlink:href="../../../../../../../wiki/Pin_252" xlink:type="simple">252</text:a></text:p>
          </table:table-cell>
          <table:table-cell office:value-type="string" calcext:value-type="string">
            <text:p>1,000 Yen</text:p>
          </table:table-cell>
          <table:table-cell office:value-type="string" calcext:value-type="string">
            <text:p>Unbranded</text:p>
          </table:table-cell>
          <table:table-cell office:value-type="float" office:value="1000" calcext:value-type="float">
            <text:p>1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0" xlink:type="simple">250</text:a>.</text:p>
            <text:p>Dropped by 1 U.</text:p>
            <text:p>Dropped by 2 ENU.</text:p>
            <text:p>Dropped by 12 H.</text:p>
            <text:p>Dropped by 15 H.</text:p>
            <text:p>Dropped by 16 E.</text:p>
            <text:p>Dropped by 19 E.</text:p>
            <text:p>Dropped by 21 E.</text:p>
            <text:p>Dropped by 24 E.</text:p>
            <text:p>Dropped by 26 H.</text:p>
            <text:p>Dropped by 30 N.</text:p>
            <text:p>Dropped by 31 E.</text:p>
            <text:p>Dropped by 44 E.</text:p>
            <text:p>Dropped by 50 E.</text:p>
            <text:p>Dropped by 53 NH.</text:p>
          </table:table-cell>
          <table:table-cell office:value-type="float" office:value="246" calcext:value-type="float">
            <text:p>246</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sh this in for ¥1,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53];&quot;: { &quot;&quot;ID&quot;&quot;: &quot;;[.A253];&quot;, &quot;&quot;Name&quot;&quot;: &quot;&quot;&quot;;[.C253];&quot;&quot;&quot;, &quot;&quot;MaxLevel&quot;&quot;: &quot;;[.T253];&quot;, &quot;&quot;Mingle?&quot;&quot;: &quot;;[.AG253];&quot;, &quot;&quot;Psych&quot;&quot;: &quot;&quot;&quot;;[.H253];&quot;&quot;&quot;&quot;; ;&quot;, &quot;&quot;Element&quot;&quot;: &quot;&quot;&quot;;[.G253];&quot;&quot;&quot;, &quot;&quot;Brand&quot;&quot;: &quot;&quot;&quot;;[.D253];&quot;&quot;&quot;, &quot;&quot;Ev. fr. pin?&quot;&quot;: &quot;;[.AH253];&quot;, &quot;&quot;Weight&quot;&quot;: &quot;;[.Y253];&quot;, &quot;&quot;Spec&quot;&quot;: &quot;&quot;&quot;;[.J253];&quot;&quot;&quot;, &quot;&quot;Inflicts HP Drain?&quot;&quot;: &quot;;[.AI253];&quot;, &quot;&quot;Eden?&quot;&quot;: &quot;;[.AJ253];&quot; },&quot;)" office:value-type="string" office:string-value="0xFB: { &quot;ID&quot;: 0xFB, &quot;Name&quot;: &quot;1,000 Yen&quot;, &quot;MaxLevel&quot;: 2, &quot;Mingle?&quot;: 0, &quot;Psych&quot;: &quot;---&quot;, &quot;Element&quot;: &quot;---&quot;, &quot;Brand&quot;: &quot;Unbranded&quot;, &quot;Ev. fr. pin?&quot;: 1, &quot;Weight&quot;: 8, &quot;Spec&quot;: &quot;---&quot;, &quot;Inflicts HP Drain?&quot;: 0, &quot;Eden?&quot;: 0 }," calcext:value-type="string">
            <text:p>0xFB: { "ID": 0xFB, "Name": "1,000 Yen", "MaxLevel": 2, "Mingle?": 0, "Psych": "---", "Element": "---", "Brand": "Unbranded", "Ev. fr. pin?": 1, "Weight": 8, "Spec": "---", "Inflicts HP Drain?": 0, "Eden?": 0 },</text:p>
          </table:table-cell>
        </table:table-row>
        <table:table-row table:style-name="ro12">
          <table:table-cell table:formula="of:=COM.MICROSOFT.CONCAT(&quot;0x&quot;; DEC2HEX([.B254] - 1))" office:value-type="string" office:string-value="0xFC" calcext:value-type="string">
            <text:p>0xFC</text:p>
          </table:table-cell>
          <table:table-cell office:value-type="string" calcext:value-type="string">
            <text:p><text:a xlink:href="../../../../../../../wiki/Pin_253" xlink:type="simple">253</text:a></text:p>
          </table:table-cell>
          <table:table-cell office:value-type="string" calcext:value-type="string">
            <text:p>5,000 Yen</text:p>
          </table:table-cell>
          <table:table-cell office:value-type="string" calcext:value-type="string">
            <text:p>Unbranded</text:p>
          </table:table-cell>
          <table:table-cell office:value-type="float" office:value="5000" calcext:value-type="float">
            <text:p>5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1" xlink:type="simple">251</text:a>.</text:p>
            <text:p>Sold by Towa Records.</text:p>
            <text:p>Sold by AMX.</text:p>
            <text:p>Dropped by 5 H.</text:p>
            <text:p>Dropped by 12 U.</text:p>
            <text:p>Dropped by 15 U.</text:p>
            <text:p>Dropped by 16 N.</text:p>
            <text:p>Dropped by 19 U.</text:p>
            <text:p>Dropped by 22 E.</text:p>
            <text:p>Dropped by 31 H.</text:p>
            <text:p>Dropped by 36 N.</text:p>
            <text:p>Dropped by 37 H.</text:p>
            <text:p>Dropped by 39 H.</text:p>
            <text:p>Dropped by 56 H.</text:p>
            <text:p>Dropped by 61 N.</text:p>
            <text:p>Dropped by 64 E.</text:p>
            <text:p>Dropped by 78 E.</text:p>
          </table:table-cell>
          <table:table-cell office:value-type="float" office:value="254" calcext:value-type="float">
            <text:p>254</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Cash this in for ¥5,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54];&quot;: { &quot;&quot;ID&quot;&quot;: &quot;;[.A254];&quot;, &quot;&quot;Name&quot;&quot;: &quot;&quot;&quot;;[.C254];&quot;&quot;&quot;, &quot;&quot;MaxLevel&quot;&quot;: &quot;;[.T254];&quot;, &quot;&quot;Mingle?&quot;&quot;: &quot;;[.AG254];&quot;, &quot;&quot;Psych&quot;&quot;: &quot;&quot;&quot;;[.H254];&quot;&quot;&quot;&quot;; ;&quot;, &quot;&quot;Element&quot;&quot;: &quot;&quot;&quot;;[.G254];&quot;&quot;&quot;, &quot;&quot;Brand&quot;&quot;: &quot;&quot;&quot;;[.D254];&quot;&quot;&quot;, &quot;&quot;Ev. fr. pin?&quot;&quot;: &quot;;[.AH254];&quot;, &quot;&quot;Weight&quot;&quot;: &quot;;[.Y254];&quot;, &quot;&quot;Spec&quot;&quot;: &quot;&quot;&quot;;[.J254];&quot;&quot;&quot;, &quot;&quot;Inflicts HP Drain?&quot;&quot;: &quot;;[.AI254];&quot;, &quot;&quot;Eden?&quot;&quot;: &quot;;[.AJ254];&quot; },&quot;)" office:value-type="string" office:string-value="0xFC: { &quot;ID&quot;: 0xFC, &quot;Name&quot;: &quot;5,000 Yen&quot;, &quot;MaxLevel&quot;: 2, &quot;Mingle?&quot;: 0, &quot;Psych&quot;: &quot;---&quot;, &quot;Element&quot;: &quot;---&quot;, &quot;Brand&quot;: &quot;Unbranded&quot;, &quot;Ev. fr. pin?&quot;: 1, &quot;Weight&quot;: 9, &quot;Spec&quot;: &quot;---&quot;, &quot;Inflicts HP Drain?&quot;: 0, &quot;Eden?&quot;: 0 }," calcext:value-type="string">
            <text:p>0xFC: { "ID": 0xFC, "Name": "5,000 Yen", "MaxLevel": 2, "Mingle?": 0, "Psych": "---", "Element": "---", "Brand": "Unbranded", "Ev. fr. pin?": 1, "Weight": 9, "Spec": "---", "Inflicts HP Drain?": 0, "Eden?": 0 },</text:p>
          </table:table-cell>
        </table:table-row>
        <table:table-row table:style-name="ro12">
          <table:table-cell table:formula="of:=COM.MICROSOFT.CONCAT(&quot;0x&quot;; DEC2HEX([.B255] - 1))" office:value-type="string" office:string-value="0xFD" calcext:value-type="string">
            <text:p>0xFD</text:p>
          </table:table-cell>
          <table:table-cell office:value-type="string" calcext:value-type="string">
            <text:p><text:a xlink:href="../../../../../../../wiki/Pin_254" xlink:type="simple">254</text:a></text:p>
          </table:table-cell>
          <table:table-cell office:value-type="string" calcext:value-type="string">
            <text:p>10,000 Yen</text:p>
          </table:table-cell>
          <table:table-cell office:value-type="string" calcext:value-type="string">
            <text:p>Unbranded</text:p>
          </table:table-cell>
          <table:table-cell office:value-type="float" office:value="10000" calcext:value-type="float">
            <text:p>10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3" xlink:type="simple">253</text:a>.</text:p>
            <text:p>Sold by Shadow Ramen Dougenzaka.</text:p>
            <text:p>Sold by Shibu-Q Heads 1F.</text:p>
            <text:p>Event Tin Pin Another Day (Miyashita Park).</text:p>
            <text:p>Dropped by 06 E.</text:p>
            <text:p>Dropped by 07 E.</text:p>
            <text:p>Dropped by 08 E.</text:p>
            <text:p>Dropped by 36 H.</text:p>
            <text:p>Dropped by 42 H.</text:p>
            <text:p>Dropped by 48 N.</text:p>
            <text:p>Dropped by 50 H.</text:p>
            <text:p>Dropped by 62 H.</text:p>
            <text:p>Dropped by 63 H.</text:p>
            <text:p>Dropped by 3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000. Drag pins to the trash can to exchange them for money. </text:p>
            <text:p/>
            <text:p>Pin List Complete is numbered as <text:a xlink:href="../../../../../../../wiki/Pin_256" xlink:type="simple">Pin 256</text:a> in <text:a xlink:href="../../../../../../../wiki/The_World_Ends_with_You_Final_Remix" xlink:type="simple">Final Remix</text:a>. </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COM.MICROSOFT.CONCAT([.A255];&quot;: { &quot;&quot;ID&quot;&quot;: &quot;;[.A255];&quot;, &quot;&quot;Name&quot;&quot;: &quot;&quot;&quot;;[.C255];&quot;&quot;&quot;, &quot;&quot;MaxLevel&quot;&quot;: &quot;;[.T255];&quot;, &quot;&quot;Mingle?&quot;&quot;: &quot;;[.AG255];&quot;, &quot;&quot;Psych&quot;&quot;: &quot;&quot;&quot;;[.H255];&quot;&quot;&quot;&quot;; ;&quot;, &quot;&quot;Element&quot;&quot;: &quot;&quot;&quot;;[.G255];&quot;&quot;&quot;, &quot;&quot;Brand&quot;&quot;: &quot;&quot;&quot;;[.D255];&quot;&quot;&quot;, &quot;&quot;Ev. fr. pin?&quot;&quot;: &quot;;[.AH255];&quot;, &quot;&quot;Weight&quot;&quot;: &quot;;[.Y255];&quot;, &quot;&quot;Spec&quot;&quot;: &quot;&quot;&quot;;[.J255];&quot;&quot;&quot;, &quot;&quot;Inflicts HP Drain?&quot;&quot;: &quot;;[.AI255];&quot;, &quot;&quot;Eden?&quot;&quot;: &quot;;[.AJ255];&quot; },&quot;)" office:value-type="string" office:string-value="0xFD: { &quot;ID&quot;: 0xFD, &quot;Name&quot;: &quot;10,000 Yen&quot;, &quot;MaxLevel&quot;: 1, &quot;Mingle?&quot;: 0, &quot;Psych&quot;: &quot;---&quot;, &quot;Element&quot;: &quot;---&quot;, &quot;Brand&quot;: &quot;Unbranded&quot;, &quot;Ev. fr. pin?&quot;: 1, &quot;Weight&quot;: 10, &quot;Spec&quot;: &quot;---&quot;, &quot;Inflicts HP Drain?&quot;: 0, &quot;Eden?&quot;: 0 }," calcext:value-type="string">
            <text:p>0xFD: { "ID": 0xFD, "Name": "10,000 Yen", "MaxLevel": 1, "Mingle?": 0, "Psych": "---", "Element": "---", "Brand": "Unbranded", "Ev. fr. pin?": 1, "Weight": 10, "Spec": "---", "Inflicts HP Drain?": 0, "Eden?": 0 },</text:p>
          </table:table-cell>
        </table:table-row>
        <table:table-row table:style-name="ro8">
          <table:table-cell table:formula="of:=COM.MICROSOFT.CONCAT(&quot;0x&quot;; DEC2HEX([.B256] - 1))" office:value-type="string" office:string-value="0xFE" calcext:value-type="string">
            <text:p>0xFE</text:p>
          </table:table-cell>
          <table:table-cell office:value-type="string" calcext:value-type="string">
            <text:p><text:a xlink:href="../../../../../../../wiki/Pin_255" xlink:type="simple">255</text:a></text:p>
          </table:table-cell>
          <table:table-cell office:value-type="string" calcext:value-type="string">
            <text:p>Scarle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 5x Tektite, 2x Orichalcum, 1x Dark Matter.</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A pin inlaid with a red gemstone. Certain shop quests let you trade this in for an item crucial to character growth. </text:p>
            <text:p/>
            <text:p>Pin List Complete is numbered as <text:a xlink:href="../../../../../../../wiki/Pin_257" xlink:type="simple">Pin 257</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56];&quot;: { &quot;&quot;ID&quot;&quot;: &quot;;[.A256];&quot;, &quot;&quot;Name&quot;&quot;: &quot;&quot;&quot;;[.C256];&quot;&quot;&quot;, &quot;&quot;MaxLevel&quot;&quot;: &quot;;[.T256];&quot;, &quot;&quot;Mingle?&quot;&quot;: &quot;;[.AG256];&quot;, &quot;&quot;Psych&quot;&quot;: &quot;&quot;&quot;;[.H256];&quot;&quot;&quot;&quot;; ;&quot;, &quot;&quot;Element&quot;&quot;: &quot;&quot;&quot;;[.G256];&quot;&quot;&quot;, &quot;&quot;Brand&quot;&quot;: &quot;&quot;&quot;;[.D256];&quot;&quot;&quot;, &quot;&quot;Ev. fr. pin?&quot;&quot;: &quot;;[.AH256];&quot;, &quot;&quot;Weight&quot;&quot;: &quot;;[.Y256];&quot;, &quot;&quot;Spec&quot;&quot;: &quot;&quot;&quot;;[.J256];&quot;&quot;&quot;, &quot;&quot;Inflicts HP Drain?&quot;&quot;: &quot;;[.AI256];&quot;, &quot;&quot;Eden?&quot;&quot;: &quot;;[.AJ256];&quot; },&quot;)" office:value-type="string" office:string-value="0xFE: { &quot;ID&quot;: 0xFE, &quot;Name&quot;: &quot;Scarletite&quot;, &quot;MaxLevel&quot;: 1, &quot;Mingle?&quot;: 0, &quot;Psych&quot;: &quot;---&quot;, &quot;Element&quot;: &quot;---&quot;, &quot;Brand&quot;: &quot;Unbranded&quot;, &quot;Ev. fr. pin?&quot;: 0, &quot;Weight&quot;: 8, &quot;Spec&quot;: &quot;---&quot;, &quot;Inflicts HP Drain?&quot;: 0, &quot;Eden?&quot;: 0 }," calcext:value-type="string">
            <text:p>0xFE: { "ID": 0xFE, "Name": "Scarletite", "MaxLevel": 1, "Mingle?": 0, "Psych": "---", "Element": "---", "Brand": "Unbranded", "Ev. fr. pin?": 0, "Weight": 8, "Spec": "---", "Inflicts HP Drain?": 0, "Eden?": 0 },</text:p>
          </table:table-cell>
        </table:table-row>
        <table:table-row table:style-name="ro7">
          <table:table-cell table:formula="of:=COM.MICROSOFT.CONCAT(&quot;0x&quot;; DEC2HEX([.B257] - 1))" office:value-type="string" office:string-value="0xFF" calcext:value-type="string">
            <text:p>0xFF</text:p>
          </table:table-cell>
          <table:table-cell office:value-type="string" calcext:value-type="string">
            <text:p><text:a xlink:href="../../../../../../../wiki/Pin_256" xlink:type="simple">256</text:a></text:p>
          </table:table-cell>
          <table:table-cell office:value-type="string" calcext:value-type="string">
            <text:p>Rare Metal</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13 H.</text:p>
            <text:p>Dropped by 20 H.</text:p>
            <text:p>Dropped by 29 H.</text:p>
            <text:p>Dropped by 36 E.</text:p>
            <text:p>Dropped by 58 N.</text:p>
            <text:p>Dropped by 59 N.</text:p>
            <text:p>Dropped by 60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 pin inlaid with amber gemstones. Certain shop quests let you trade this in for some kind of item. </text:p>
            <text:p/>
            <text:p>Pin List Complete is numbered as <text:a xlink:href="../../../../../../../wiki/Pin_258" xlink:type="simple">Pin 258</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57];&quot;: { &quot;&quot;ID&quot;&quot;: &quot;;[.A257];&quot;, &quot;&quot;Name&quot;&quot;: &quot;&quot;&quot;;[.C257];&quot;&quot;&quot;, &quot;&quot;MaxLevel&quot;&quot;: &quot;;[.T257];&quot;, &quot;&quot;Mingle?&quot;&quot;: &quot;;[.AG257];&quot;, &quot;&quot;Psych&quot;&quot;: &quot;&quot;&quot;;[.H257];&quot;&quot;&quot;&quot;; ;&quot;, &quot;&quot;Element&quot;&quot;: &quot;&quot;&quot;;[.G257];&quot;&quot;&quot;, &quot;&quot;Brand&quot;&quot;: &quot;&quot;&quot;;[.D257];&quot;&quot;&quot;, &quot;&quot;Ev. fr. pin?&quot;&quot;: &quot;;[.AH257];&quot;, &quot;&quot;Weight&quot;&quot;: &quot;;[.Y257];&quot;, &quot;&quot;Spec&quot;&quot;: &quot;&quot;&quot;;[.J257];&quot;&quot;&quot;, &quot;&quot;Inflicts HP Drain?&quot;&quot;: &quot;;[.AI257];&quot;, &quot;&quot;Eden?&quot;&quot;: &quot;;[.AJ257];&quot; },&quot;)" office:value-type="string" office:string-value="0xFF: { &quot;ID&quot;: 0xFF, &quot;Name&quot;: &quot;Rare Metal&quot;, &quot;MaxLevel&quot;: 1, &quot;Mingle?&quot;: 0, &quot;Psych&quot;: &quot;---&quot;, &quot;Element&quot;: &quot;---&quot;, &quot;Brand&quot;: &quot;Unbranded&quot;, &quot;Ev. fr. pin?&quot;: 0, &quot;Weight&quot;: 8, &quot;Spec&quot;: &quot;---&quot;, &quot;Inflicts HP Drain?&quot;: 0, &quot;Eden?&quot;: 0 }," calcext:value-type="string">
            <text:p>0xFF: { "ID": 0xFF, "Name": "Rare Metal", "MaxLevel": 1, "Mingle?": 0, "Psych": "---", "Element": "---", "Brand": "Unbranded", "Ev. fr. pin?": 0, "Weight": 8, "Spec": "---", "Inflicts HP Drain?": 0, "Eden?": 0 },</text:p>
          </table:table-cell>
        </table:table-row>
        <table:table-row table:style-name="ro13">
          <table:table-cell table:formula="of:=COM.MICROSOFT.CONCAT(&quot;0x&quot;; DEC2HEX([.B258] - 1))" office:value-type="string" office:string-value="0x100" calcext:value-type="string">
            <text:p>0x100</text:p>
          </table:table-cell>
          <table:table-cell office:value-type="string" calcext:value-type="string">
            <text:p><text:a xlink:href="../../../../../../../wiki/Pin_257" xlink:type="simple">257</text:a></text:p>
          </table:table-cell>
          <table:table-cell office:value-type="string" calcext:value-type="string">
            <text:p>Tek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2F (W2D4/5/6: FSG Lv.4 {¥7000/15000/25000}].</text:p>
            <text:p>Event W3D1: pig @West Exit Bus Terminal.</text:p>
            <text:p>Event W3D1: pig @Station Underpass.</text:p>
            <text:p>Dropped by 4 N.</text:p>
            <text:p>Dropped by 21 H.</text:p>
            <text:p>Dropped by 22 U.</text:p>
            <text:p>Dropped by 26 U.</text:p>
            <text:p>Dropped by 33 H.</text:p>
            <text:p>Dropped by 34 H.</text:p>
            <text:p>Dropped by 35 H.</text:p>
            <text:p>Dropped by 41 H.</text:p>
            <text:p>Dropped by 44 U.</text:p>
            <text:p>Dropped by 53 U.</text:p>
            <text:p>Dropped by 55 N.</text:p>
            <text:p>Dropped by 56 N.</text:p>
            <text:p>Dropped by 58 HU.</text:p>
            <text:p>Dropped by 59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in inlaid with yellow gemstones. Certain shop quests let you trade this in for a decent item. </text:p>
            <text:p/>
            <text:p>Pin List Complete is numbered as <text:a xlink:href="../../../../../../../wiki/Pin_259" xlink:type="simple">Pin 259</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58];&quot;: { &quot;&quot;ID&quot;&quot;: &quot;;[.A258];&quot;, &quot;&quot;Name&quot;&quot;: &quot;&quot;&quot;;[.C258];&quot;&quot;&quot;, &quot;&quot;MaxLevel&quot;&quot;: &quot;;[.T258];&quot;, &quot;&quot;Mingle?&quot;&quot;: &quot;;[.AG258];&quot;, &quot;&quot;Psych&quot;&quot;: &quot;&quot;&quot;;[.H258];&quot;&quot;&quot;&quot;; ;&quot;, &quot;&quot;Element&quot;&quot;: &quot;&quot;&quot;;[.G258];&quot;&quot;&quot;, &quot;&quot;Brand&quot;&quot;: &quot;&quot;&quot;;[.D258];&quot;&quot;&quot;, &quot;&quot;Ev. fr. pin?&quot;&quot;: &quot;;[.AH258];&quot;, &quot;&quot;Weight&quot;&quot;: &quot;;[.Y258];&quot;, &quot;&quot;Spec&quot;&quot;: &quot;&quot;&quot;;[.J258];&quot;&quot;&quot;, &quot;&quot;Inflicts HP Drain?&quot;&quot;: &quot;;[.AI258];&quot;, &quot;&quot;Eden?&quot;&quot;: &quot;;[.AJ258];&quot; },&quot;)" office:value-type="string" office:string-value="0x100: { &quot;ID&quot;: 0x100, &quot;Name&quot;: &quot;Tektite&quot;, &quot;MaxLevel&quot;: 1, &quot;Mingle?&quot;: 0, &quot;Psych&quot;: &quot;---&quot;, &quot;Element&quot;: &quot;---&quot;, &quot;Brand&quot;: &quot;Unbranded&quot;, &quot;Ev. fr. pin?&quot;: 0, &quot;Weight&quot;: 8, &quot;Spec&quot;: &quot;---&quot;, &quot;Inflicts HP Drain?&quot;: 0, &quot;Eden?&quot;: 0 }," calcext:value-type="string">
            <text:p>0x100: { "ID": 0x100, "Name": "Tektite", "MaxLevel": 1, "Mingle?": 0, "Psych": "---", "Element": "---", "Brand": "Unbranded", "Ev. fr. pin?": 0, "Weight": 8, "Spec": "---", "Inflicts HP Drain?": 0, "Eden?": 0 },</text:p>
          </table:table-cell>
        </table:table-row>
        <table:table-row table:style-name="ro14">
          <table:table-cell table:formula="of:=COM.MICROSOFT.CONCAT(&quot;0x&quot;; DEC2HEX([.B259] - 1))" office:value-type="string" office:string-value="0x101" calcext:value-type="string">
            <text:p>0x101</text:p>
          </table:table-cell>
          <table:table-cell office:value-type="string" calcext:value-type="string">
            <text:p><text:a xlink:href="../../../../../../../wiki/Pin_258" xlink:type="simple">258</text:a></text:p>
          </table:table-cell>
          <table:table-cell office:value-type="string" calcext:value-type="string">
            <text:p>Adaman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3 U.</text:p>
            <text:p>Dropped by 09 H.</text:p>
            <text:p>Dropped by 24 H.</text:p>
            <text:p>Dropped by 25 U.</text:p>
            <text:p>Dropped by 28 U.</text:p>
            <text:p>Dropped by 30 U.</text:p>
            <text:p>Dropped by 31 U.</text:p>
            <text:p>Dropped by 32 H.</text:p>
            <text:p>Dropped by 33 U.</text:p>
            <text:p>Dropped by 35 U.</text:p>
            <text:p>Dropped by 49 U.</text:p>
            <text:p>Dropped by 54 U.</text:p>
            <text:p>Dropped by 59 U.</text:p>
            <text:p>Dropped by 65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in inlaid with green gemstones. Certain shop quests let you trade this in for a good item. </text:p>
            <text:p/>
            <text:p>Pin List Complete is numbered as <text:a xlink:href="../../../../../../../wiki/Pin_260" xlink:type="simple">Pin 260</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59];&quot;: { &quot;&quot;ID&quot;&quot;: &quot;;[.A259];&quot;, &quot;&quot;Name&quot;&quot;: &quot;&quot;&quot;;[.C259];&quot;&quot;&quot;, &quot;&quot;MaxLevel&quot;&quot;: &quot;;[.T259];&quot;, &quot;&quot;Mingle?&quot;&quot;: &quot;;[.AG259];&quot;, &quot;&quot;Psych&quot;&quot;: &quot;&quot;&quot;;[.H259];&quot;&quot;&quot;&quot;; ;&quot;, &quot;&quot;Element&quot;&quot;: &quot;&quot;&quot;;[.G259];&quot;&quot;&quot;, &quot;&quot;Brand&quot;&quot;: &quot;&quot;&quot;;[.D259];&quot;&quot;&quot;, &quot;&quot;Ev. fr. pin?&quot;&quot;: &quot;;[.AH259];&quot;, &quot;&quot;Weight&quot;&quot;: &quot;;[.Y259];&quot;, &quot;&quot;Spec&quot;&quot;: &quot;&quot;&quot;;[.J259];&quot;&quot;&quot;, &quot;&quot;Inflicts HP Drain?&quot;&quot;: &quot;;[.AI259];&quot;, &quot;&quot;Eden?&quot;&quot;: &quot;;[.AJ259];&quot; },&quot;)" office:value-type="string" office:string-value="0x101: { &quot;ID&quot;: 0x101, &quot;Name&quot;: &quot;Adamantite&quot;, &quot;MaxLevel&quot;: 1, &quot;Mingle?&quot;: 0, &quot;Psych&quot;: &quot;---&quot;, &quot;Element&quot;: &quot;---&quot;, &quot;Brand&quot;: &quot;Unbranded&quot;, &quot;Ev. fr. pin?&quot;: 0, &quot;Weight&quot;: 8, &quot;Spec&quot;: &quot;---&quot;, &quot;Inflicts HP Drain?&quot;: 0, &quot;Eden?&quot;: 0 }," calcext:value-type="string">
            <text:p>0x101: { "ID": 0x101, "Name": "Adamantite", "MaxLevel": 1, "Mingle?": 0, "Psych": "---", "Element": "---", "Brand": "Unbranded", "Ev. fr. pin?": 0, "Weight": 8, "Spec": "---", "Inflicts HP Drain?": 0, "Eden?": 0 },</text:p>
          </table:table-cell>
        </table:table-row>
        <table:table-row table:style-name="ro11">
          <table:table-cell table:formula="of:=COM.MICROSOFT.CONCAT(&quot;0x&quot;; DEC2HEX([.B260] - 1))" office:value-type="string" office:string-value="0x102" calcext:value-type="string">
            <text:p>0x102</text:p>
          </table:table-cell>
          <table:table-cell office:value-type="string" calcext:value-type="string">
            <text:p><text:a xlink:href="../../../../../../../wiki/Pin_259" xlink:type="simple">259</text:a></text:p>
          </table:table-cell>
          <table:table-cell office:value-type="string" calcext:value-type="string">
            <text:p>Orichalcum</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3F for Adamantite x3.</text:p>
            <text:p>Event (To be confirmed) W1D6 (got one when answering the Reaper Quiz, was on easy, no mistakes made.).</text:p>
            <text:p>Dropped by 04 HU.</text:p>
            <text:p>Dropped by 08 U.</text:p>
            <text:p>Dropped by 32 U.</text:p>
            <text:p>Dropped by 40 U.</text:p>
            <text:p>Dropped by 46 H.</text:p>
            <text:p>Dropped by 60 U.</text:p>
            <text:p>Dropped by 67 All.</text:p>
            <text:p>Dropped by 79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 pin inlaid with sky blue gemstones. Certain shop quests let you trade this in for an amazing item. </text:p>
            <text:p/>
            <text:p>Pin List Complete is numbered as <text:a xlink:href="../../../../../../../wiki/Pin_261" xlink:type="simple">Pin 261</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0];&quot;: { &quot;&quot;ID&quot;&quot;: &quot;;[.A260];&quot;, &quot;&quot;Name&quot;&quot;: &quot;&quot;&quot;;[.C260];&quot;&quot;&quot;, &quot;&quot;MaxLevel&quot;&quot;: &quot;;[.T260];&quot;, &quot;&quot;Mingle?&quot;&quot;: &quot;;[.AG260];&quot;, &quot;&quot;Psych&quot;&quot;: &quot;&quot;&quot;;[.H260];&quot;&quot;&quot;&quot;; ;&quot;, &quot;&quot;Element&quot;&quot;: &quot;&quot;&quot;;[.G260];&quot;&quot;&quot;, &quot;&quot;Brand&quot;&quot;: &quot;&quot;&quot;;[.D260];&quot;&quot;&quot;, &quot;&quot;Ev. fr. pin?&quot;&quot;: &quot;;[.AH260];&quot;, &quot;&quot;Weight&quot;&quot;: &quot;;[.Y260];&quot;, &quot;&quot;Spec&quot;&quot;: &quot;&quot;&quot;;[.J260];&quot;&quot;&quot;, &quot;&quot;Inflicts HP Drain?&quot;&quot;: &quot;;[.AI260];&quot;, &quot;&quot;Eden?&quot;&quot;: &quot;;[.AJ260];&quot; },&quot;)" office:value-type="string" office:string-value="0x102: { &quot;ID&quot;: 0x102, &quot;Name&quot;: &quot;Orichalcum&quot;, &quot;MaxLevel&quot;: 1, &quot;Mingle?&quot;: 0, &quot;Psych&quot;: &quot;---&quot;, &quot;Element&quot;: &quot;---&quot;, &quot;Brand&quot;: &quot;Unbranded&quot;, &quot;Ev. fr. pin?&quot;: 0, &quot;Weight&quot;: 8, &quot;Spec&quot;: &quot;---&quot;, &quot;Inflicts HP Drain?&quot;: 0, &quot;Eden?&quot;: 0 }," calcext:value-type="string">
            <text:p>0x102: { "ID": 0x102, "Name": "Orichalcum", "MaxLevel": 1, "Mingle?": 0, "Psych": "---", "Element": "---", "Brand": "Unbranded", "Ev. fr. pin?": 0, "Weight": 8, "Spec": "---", "Inflicts HP Drain?": 0, "Eden?": 0 },</text:p>
          </table:table-cell>
        </table:table-row>
        <table:table-row table:style-name="ro15">
          <table:table-cell table:formula="of:=COM.MICROSOFT.CONCAT(&quot;0x&quot;; DEC2HEX([.B261] - 1))" office:value-type="string" office:string-value="0x103" calcext:value-type="string">
            <text:p>0x103</text:p>
          </table:table-cell>
          <table:table-cell office:value-type="string" calcext:value-type="string">
            <text:p><text:a xlink:href="../../../../../../../wiki/Pin_260" xlink:type="simple">260</text:a></text:p>
          </table:table-cell>
          <table:table-cell office:value-type="string" calcext:value-type="string">
            <text:p>Shadow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9 U.</text:p>
            <text:p>Dropped by 14 U.</text:p>
            <text:p>Dropped by 17 U.</text:p>
            <text:p>Dropped by 23 U.</text:p>
            <text:p>Dropped by 38 U.</text:p>
            <text:p>Dropped by 41 U.</text:p>
            <text:p>Dropped by 48 U.</text:p>
            <text:p>Dropped by 52 U.</text:p>
            <text:p>Dropped by 5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inlaid with azure gemstones. Certain shop quests let you trade this in for a rare item. </text:p>
            <text:p/>
            <text:p>Pin List Complete is numbered as <text:a xlink:href="../../../../../../../wiki/Pin_262" xlink:type="simple">Pin 262</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1];&quot;: { &quot;&quot;ID&quot;&quot;: &quot;;[.A261];&quot;, &quot;&quot;Name&quot;&quot;: &quot;&quot;&quot;;[.C261];&quot;&quot;&quot;, &quot;&quot;MaxLevel&quot;&quot;: &quot;;[.T261];&quot;, &quot;&quot;Mingle?&quot;&quot;: &quot;;[.AG261];&quot;, &quot;&quot;Psych&quot;&quot;: &quot;&quot;&quot;;[.H261];&quot;&quot;&quot;&quot;; ;&quot;, &quot;&quot;Element&quot;&quot;: &quot;&quot;&quot;;[.G261];&quot;&quot;&quot;, &quot;&quot;Brand&quot;&quot;: &quot;&quot;&quot;;[.D261];&quot;&quot;&quot;, &quot;&quot;Ev. fr. pin?&quot;&quot;: &quot;;[.AH261];&quot;, &quot;&quot;Weight&quot;&quot;: &quot;;[.Y261];&quot;, &quot;&quot;Spec&quot;&quot;: &quot;&quot;&quot;;[.J261];&quot;&quot;&quot;, &quot;&quot;Inflicts HP Drain?&quot;&quot;: &quot;;[.AI261];&quot;, &quot;&quot;Eden?&quot;&quot;: &quot;;[.AJ261];&quot; },&quot;)" office:value-type="string" office:string-value="0x103: { &quot;ID&quot;: 0x103, &quot;Name&quot;: &quot;Shadow Matter&quot;, &quot;MaxLevel&quot;: 1, &quot;Mingle?&quot;: 0, &quot;Psych&quot;: &quot;---&quot;, &quot;Element&quot;: &quot;---&quot;, &quot;Brand&quot;: &quot;Unbranded&quot;, &quot;Ev. fr. pin?&quot;: 0, &quot;Weight&quot;: 8, &quot;Spec&quot;: &quot;---&quot;, &quot;Inflicts HP Drain?&quot;: 0, &quot;Eden?&quot;: 0 }," calcext:value-type="string">
            <text:p>0x103: { "ID": 0x103, "Name": "Shadow Matter", "MaxLevel": 1, "Mingle?": 0, "Psych": "---", "Element": "---", "Brand": "Unbranded", "Ev. fr. pin?": 0, "Weight": 8, "Spec": "---", "Inflicts HP Drain?": 0, "Eden?": 0 },</text:p>
          </table:table-cell>
        </table:table-row>
        <table:table-row table:style-name="ro7">
          <table:table-cell table:formula="of:=COM.MICROSOFT.CONCAT(&quot;0x&quot;; DEC2HEX([.B262] - 1))" office:value-type="string" office:string-value="0x104" calcext:value-type="string">
            <text:p>0x104</text:p>
          </table:table-cell>
          <table:table-cell office:value-type="string" calcext:value-type="string">
            <text:p><text:a xlink:href="../../../../../../../wiki/Pin_261" xlink:type="simple">261</text:a></text:p>
          </table:table-cell>
          <table:table-cell office:value-type="string" calcext:value-type="string">
            <text:p>Dark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for Shadow Matter x 10.</text:p>
            <text:p>Dropped by 80 U.</text:p>
            <text:p>Dropped by 86 H.</text:p>
            <text:p>Dropped by 95 H.</text:p>
            <text:p>Dropped by 96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pin inlaid with purple gemstones. Certain shop quests let you trade this in for a super-rare item. </text:p>
            <text:p/>
            <text:p>Pin List Complete is numbered as <text:a xlink:href="../../../../../../../wiki/Pin_263" xlink:type="simple">Pin 263</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2];&quot;: { &quot;&quot;ID&quot;&quot;: &quot;;[.A262];&quot;, &quot;&quot;Name&quot;&quot;: &quot;&quot;&quot;;[.C262];&quot;&quot;&quot;, &quot;&quot;MaxLevel&quot;&quot;: &quot;;[.T262];&quot;, &quot;&quot;Mingle?&quot;&quot;: &quot;;[.AG262];&quot;, &quot;&quot;Psych&quot;&quot;: &quot;&quot;&quot;;[.H262];&quot;&quot;&quot;&quot;; ;&quot;, &quot;&quot;Element&quot;&quot;: &quot;&quot;&quot;;[.G262];&quot;&quot;&quot;, &quot;&quot;Brand&quot;&quot;: &quot;&quot;&quot;;[.D262];&quot;&quot;&quot;, &quot;&quot;Ev. fr. pin?&quot;&quot;: &quot;;[.AH262];&quot;, &quot;&quot;Weight&quot;&quot;: &quot;;[.Y262];&quot;, &quot;&quot;Spec&quot;&quot;: &quot;&quot;&quot;;[.J262];&quot;&quot;&quot;, &quot;&quot;Inflicts HP Drain?&quot;&quot;: &quot;;[.AI262];&quot;, &quot;&quot;Eden?&quot;&quot;: &quot;;[.AJ262];&quot; },&quot;)" office:value-type="string" office:string-value="0x104: { &quot;ID&quot;: 0x104, &quot;Name&quot;: &quot;Dark Matter&quot;, &quot;MaxLevel&quot;: 1, &quot;Mingle?&quot;: 0, &quot;Psych&quot;: &quot;---&quot;, &quot;Element&quot;: &quot;---&quot;, &quot;Brand&quot;: &quot;Unbranded&quot;, &quot;Ev. fr. pin?&quot;: 0, &quot;Weight&quot;: 8, &quot;Spec&quot;: &quot;---&quot;, &quot;Inflicts HP Drain?&quot;: 0, &quot;Eden?&quot;: 0 }," calcext:value-type="string">
            <text:p>0x104: { "ID": 0x104, "Name": "Dark Matter", "MaxLevel": 1, "Mingle?": 0, "Psych": "---", "Element": "---", "Brand": "Unbranded", "Ev. fr. pin?": 0, "Weight": 8, "Spec": "---", "Inflicts HP Drain?": 0, "Eden?": 0 },</text:p>
          </table:table-cell>
        </table:table-row>
        <table:table-row table:style-name="ro8">
          <table:table-cell table:formula="of:=COM.MICROSOFT.CONCAT(&quot;0x&quot;; DEC2HEX([.B263] - 1))" office:value-type="string" office:string-value="0x105" calcext:value-type="string">
            <text:p>0x105</text:p>
          </table:table-cell>
          <table:table-cell office:value-type="string" calcext:value-type="string">
            <text:p><text:a xlink:href="../../../../../../../wiki/Pin_262" xlink:type="simple">262</text:a></text:p>
          </table:table-cell>
          <table:table-cell office:value-type="string" calcext:value-type="string">
            <text:p>Rhym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text:p>
          </table:table-cell>
          <table:table-cell office:value-type="string" calcext:value-type="string">
            <text:p>Pos</text:p>
          </table:table-cell>
          <table:table-cell office:value-type="string" calcext:value-type="string">
            <text:p><text:a xlink:href="../../../../../../../wiki/Summon_Rhyme" xlink:type="simple">Summon Rhyme</text:a></text:p>
          </table:table-cell>
          <table:table-cell office:value-type="string" calcext:value-type="string">
            <text:p>T</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Shadow Ramen Dogenzaka (Another Day).</text:p>
            <text:p>Event W3D7, after N9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Touch empty space to summon Rhyme's squirrel Noise to that location, where she will attack any enemies present. </text:p>
            <text:p/>
            <text:p>Pin List Complete is numbered as <text:a xlink:href="../../../../../../../wiki/Pin_264" xlink:type="simple">Pin 264</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3];&quot;: { &quot;&quot;ID&quot;&quot;: &quot;;[.A263];&quot;, &quot;&quot;Name&quot;&quot;: &quot;&quot;&quot;;[.C263];&quot;&quot;&quot;, &quot;&quot;MaxLevel&quot;&quot;: &quot;;[.T263];&quot;, &quot;&quot;Mingle?&quot;&quot;: &quot;;[.AG263];&quot;, &quot;&quot;Psych&quot;&quot;: &quot;&quot;&quot;;[.H263];&quot;&quot;&quot;&quot;; ;&quot;, &quot;&quot;Element&quot;&quot;: &quot;&quot;&quot;;[.G263];&quot;&quot;&quot;, &quot;&quot;Brand&quot;&quot;: &quot;&quot;&quot;;[.D263];&quot;&quot;&quot;, &quot;&quot;Ev. fr. pin?&quot;&quot;: &quot;;[.AH263];&quot;, &quot;&quot;Weight&quot;&quot;: &quot;;[.Y263];&quot;, &quot;&quot;Spec&quot;&quot;: &quot;&quot;&quot;;[.J263];&quot;&quot;&quot;, &quot;&quot;Inflicts HP Drain?&quot;&quot;: &quot;;[.AI263];&quot;, &quot;&quot;Eden?&quot;&quot;: &quot;;[.AJ263];&quot; },&quot;)" office:value-type="string" office:string-value="0x105: { &quot;ID&quot;: 0x105, &quot;Name&quot;: &quot;Rhyme&quot;, &quot;MaxLevel&quot;: 1, &quot;Mingle?&quot;: 0, &quot;Psych&quot;: &quot;Summon Rhyme&quot;, &quot;Element&quot;: &quot;Pos&quot;, &quot;Brand&quot;: &quot;Unbranded&quot;, &quot;Ev. fr. pin?&quot;: 0, &quot;Weight&quot;: 5, &quot;Spec&quot;: &quot;Attack&quot;, &quot;Inflicts HP Drain?&quot;: 0, &quot;Eden?&quot;: 0 }," calcext:value-type="string">
            <text:p>0x105: { "ID": 0x105, "Name": "Rhyme", "MaxLevel": 1, "Mingle?": 0, "Psych": "Summon Rhyme", "Element": "Pos", "Brand": "Unbranded", "Ev. fr. pin?": 0, "Weight": 5, "Spec": "Attack", "Inflicts HP Drain?": 0, "Eden?": 0 },</text:p>
          </table:table-cell>
        </table:table-row>
        <table:table-row table:style-name="ro9">
          <table:table-cell table:formula="of:=COM.MICROSOFT.CONCAT(&quot;0x&quot;; DEC2HEX([.B264] - 1))" office:value-type="string" office:string-value="0x106" calcext:value-type="string">
            <text:p>0x106</text:p>
          </table:table-cell>
          <table:table-cell office:value-type="string" calcext:value-type="string">
            <text:p><text:a xlink:href="../../../../../../../wiki/Pin_263" xlink:type="simple">263</text:a></text:p>
          </table:table-cell>
          <table:table-cell office:value-type="string" calcext:value-type="string">
            <text:p>Lucky Star</text:p>
          </table:table-cell>
          <table:table-cell office:value-type="string" calcext:value-type="string">
            <text:p>Unbranded</text:p>
          </table:table-cell>
          <table:table-cell office:value-type="float" office:value="20000" calcext:value-type="float">
            <text:p>2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3 Cough Drops Sidequest.</text:p>
            <text:p>Event Tin Pin Another Day (Towa Records with Rhyme in the group).</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cert swag sold during a show by epic rock trio Def March. Fetches ¥20,000 at market. Trade it in at a shop for one heck of an item. </text:p>
            <text:p/>
            <text:p>Pin List Complete is numbered as <text:a xlink:href="../../../../../../../wiki/Pin_265" xlink:type="simple">Pin 265</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4];&quot;: { &quot;&quot;ID&quot;&quot;: &quot;;[.A264];&quot;, &quot;&quot;Name&quot;&quot;: &quot;&quot;&quot;;[.C264];&quot;&quot;&quot;, &quot;&quot;MaxLevel&quot;&quot;: &quot;;[.T264];&quot;, &quot;&quot;Mingle?&quot;&quot;: &quot;;[.AG264];&quot;, &quot;&quot;Psych&quot;&quot;: &quot;&quot;&quot;;[.H264];&quot;&quot;&quot;&quot;; ;&quot;, &quot;&quot;Element&quot;&quot;: &quot;&quot;&quot;;[.G264];&quot;&quot;&quot;, &quot;&quot;Brand&quot;&quot;: &quot;&quot;&quot;;[.D264];&quot;&quot;&quot;, &quot;&quot;Ev. fr. pin?&quot;&quot;: &quot;;[.AH264];&quot;, &quot;&quot;Weight&quot;&quot;: &quot;;[.Y264];&quot;, &quot;&quot;Spec&quot;&quot;: &quot;&quot;&quot;;[.J264];&quot;&quot;&quot;, &quot;&quot;Inflicts HP Drain?&quot;&quot;: &quot;;[.AI264];&quot;, &quot;&quot;Eden?&quot;&quot;: &quot;;[.AJ264];&quot; },&quot;)" office:value-type="string" office:string-value="0x106: { &quot;ID&quot;: 0x106, &quot;Name&quot;: &quot;Lucky Star&quot;, &quot;MaxLevel&quot;: 3, &quot;Mingle?&quot;: 0, &quot;Psych&quot;: &quot;Mother Lode&quot;, &quot;Element&quot;: &quot;Abi&quot;, &quot;Brand&quot;: &quot;Unbranded&quot;, &quot;Ev. fr. pin?&quot;: 0, &quot;Weight&quot;: 10, &quot;Spec&quot;: &quot;---&quot;, &quot;Inflicts HP Drain?&quot;: 0, &quot;Eden?&quot;: 0 }," calcext:value-type="string">
            <text:p>0x106: { "ID": 0x106, "Name": "Lucky Star", "MaxLevel": 3, "Mingle?": 0, "Psych": "Mother Lode", "Element": "Abi", "Brand": "Unbranded", "Ev. fr. pin?": 0, "Weight": 10, "Spec": "---", "Inflicts HP Drain?": 0, "Eden?": 0 },</text:p>
          </table:table-cell>
        </table:table-row>
        <table:table-row table:style-name="ro7">
          <table:table-cell table:formula="of:=COM.MICROSOFT.CONCAT(&quot;0x&quot;; DEC2HEX([.B265] - 1))" office:value-type="string" office:string-value="0x107" calcext:value-type="string">
            <text:p>0x107</text:p>
          </table:table-cell>
          <table:table-cell office:value-type="string" calcext:value-type="string">
            <text:p><text:a xlink:href="../../../../../../../wiki/Pin_264" xlink:type="simple">264</text:a></text:p>
          </table:table-cell>
          <table:table-cell office:value-type="string" calcext:value-type="string">
            <text:p>Lady Luck</text:p>
          </table:table-cell>
          <table:table-cell office:value-type="string" calcext:value-type="string">
            <text:p>Unbranded</text:p>
          </table:table-cell>
          <table:table-cell office:value-type="float" office:value="50000" calcext:value-type="float">
            <text:p>5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Another Day - Beat Prince at Tin Pin in A-East..</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Online swag from Eiji Oji's princely serial comic "Pigsty Fabulous." Fetches ¥50,000 at market. Trade it in at a shop for one heck of an item. </text:p>
            <text:p/>
            <text:p>Pin List Complete is numbered as <text:a xlink:href="../../../../../../../wiki/Pin_266" xlink:type="simple">Pin 266</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5];&quot;: { &quot;&quot;ID&quot;&quot;: &quot;;[.A265];&quot;, &quot;&quot;Name&quot;&quot;: &quot;&quot;&quot;;[.C265];&quot;&quot;&quot;, &quot;&quot;MaxLevel&quot;&quot;: &quot;;[.T265];&quot;, &quot;&quot;Mingle?&quot;&quot;: &quot;;[.AG265];&quot;, &quot;&quot;Psych&quot;&quot;: &quot;&quot;&quot;;[.H265];&quot;&quot;&quot;&quot;; ;&quot;, &quot;&quot;Element&quot;&quot;: &quot;&quot;&quot;;[.G265];&quot;&quot;&quot;, &quot;&quot;Brand&quot;&quot;: &quot;&quot;&quot;;[.D265];&quot;&quot;&quot;, &quot;&quot;Ev. fr. pin?&quot;&quot;: &quot;;[.AH265];&quot;, &quot;&quot;Weight&quot;&quot;: &quot;;[.Y265];&quot;, &quot;&quot;Spec&quot;&quot;: &quot;&quot;&quot;;[.J265];&quot;&quot;&quot;, &quot;&quot;Inflicts HP Drain?&quot;&quot;: &quot;;[.AI265];&quot;, &quot;&quot;Eden?&quot;&quot;: &quot;;[.AJ265];&quot; },&quot;)" office:value-type="string" office:string-value="0x107: { &quot;ID&quot;: 0x107, &quot;Name&quot;: &quot;Lady Luck&quot;, &quot;MaxLevel&quot;: 3, &quot;Mingle?&quot;: 0, &quot;Psych&quot;: &quot;Mother Lode&quot;, &quot;Element&quot;: &quot;Abi&quot;, &quot;Brand&quot;: &quot;Unbranded&quot;, &quot;Ev. fr. pin?&quot;: 0, &quot;Weight&quot;: 2, &quot;Spec&quot;: &quot;---&quot;, &quot;Inflicts HP Drain?&quot;: 0, &quot;Eden?&quot;: 0 }," calcext:value-type="string">
            <text:p>0x107: { "ID": 0x107, "Name": "Lady Luck", "MaxLevel": 3, "Mingle?": 0, "Psych": "Mother Lode", "Element": "Abi", "Brand": "Unbranded", "Ev. fr. pin?": 0, "Weight": 2, "Spec": "---", "Inflicts HP Drain?": 0, "Eden?": 0 },</text:p>
          </table:table-cell>
        </table:table-row>
        <table:table-row table:style-name="ro7">
          <table:table-cell table:formula="of:=COM.MICROSOFT.CONCAT(&quot;0x&quot;; DEC2HEX([.B266] - 1))" office:value-type="string" office:string-value="0x108" calcext:value-type="string">
            <text:p>0x108</text:p>
          </table:table-cell>
          <table:table-cell office:value-type="string" calcext:value-type="string">
            <text:p><text:a xlink:href="../../../../../../../wiki/Pin_265" xlink:type="simple">265</text:a></text:p>
          </table:table-cell>
          <table:table-cell office:value-type="string" calcext:value-type="string">
            <text:p>Lucky Panda</text:p>
          </table:table-cell>
          <table:table-cell office:value-type="string" calcext:value-type="string">
            <text:p>Unbranded</text:p>
          </table:table-cell>
          <table:table-cell office:value-type="float" office:value="80000" calcext:value-type="float">
            <text:p>8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ugenzaka.</text:p>
            <text:p>Event Another Day - Beat Futoshi at Tin Pin at West Exit Bus Terminal.</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his is Sato-chan, lovable stuffed mascot of Bella Donna's pharmacy. Fetches ¥80,000 at market. Trade it in at a shop for one heck of an item. </text:p>
            <text:p/>
            <text:p>Pin List Complete is numbered as <text:a xlink:href="../../../../../../../wiki/Pin_267" xlink:type="simple">Pin 267</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6];&quot;: { &quot;&quot;ID&quot;&quot;: &quot;;[.A266];&quot;, &quot;&quot;Name&quot;&quot;: &quot;&quot;&quot;;[.C266];&quot;&quot;&quot;, &quot;&quot;MaxLevel&quot;&quot;: &quot;;[.T266];&quot;, &quot;&quot;Mingle?&quot;&quot;: &quot;;[.AG266];&quot;, &quot;&quot;Psych&quot;&quot;: &quot;&quot;&quot;;[.H266];&quot;&quot;&quot;&quot;; ;&quot;, &quot;&quot;Element&quot;&quot;: &quot;&quot;&quot;;[.G266];&quot;&quot;&quot;, &quot;&quot;Brand&quot;&quot;: &quot;&quot;&quot;;[.D266];&quot;&quot;&quot;, &quot;&quot;Ev. fr. pin?&quot;&quot;: &quot;;[.AH266];&quot;, &quot;&quot;Weight&quot;&quot;: &quot;;[.Y266];&quot;, &quot;&quot;Spec&quot;&quot;: &quot;&quot;&quot;;[.J266];&quot;&quot;&quot;, &quot;&quot;Inflicts HP Drain?&quot;&quot;: &quot;;[.AI266];&quot;, &quot;&quot;Eden?&quot;&quot;: &quot;;[.AJ266];&quot; },&quot;)" office:value-type="string" office:string-value="0x108: { &quot;ID&quot;: 0x108, &quot;Name&quot;: &quot;Lucky Panda&quot;, &quot;MaxLevel&quot;: 3, &quot;Mingle?&quot;: 0, &quot;Psych&quot;: &quot;Mother Lode&quot;, &quot;Element&quot;: &quot;Abi&quot;, &quot;Brand&quot;: &quot;Unbranded&quot;, &quot;Ev. fr. pin?&quot;: 0, &quot;Weight&quot;: 1, &quot;Spec&quot;: &quot;---&quot;, &quot;Inflicts HP Drain?&quot;: 0, &quot;Eden?&quot;: 0 }," calcext:value-type="string">
            <text:p>0x108: { "ID": 0x108, "Name": "Lucky Panda", "MaxLevel": 3, "Mingle?": 0, "Psych": "Mother Lode", "Element": "Abi", "Brand": "Unbranded", "Ev. fr. pin?": 0, "Weight": 1, "Spec": "---", "Inflicts HP Drain?": 0, "Eden?": 0 },</text:p>
          </table:table-cell>
        </table:table-row>
        <table:table-row table:style-name="ro5">
          <table:table-cell table:formula="of:=COM.MICROSOFT.CONCAT(&quot;0x&quot;; DEC2HEX([.B267] - 1))" office:value-type="string" office:string-value="0x109" calcext:value-type="string">
            <text:p>0x109</text:p>
          </table:table-cell>
          <table:table-cell office:value-type="string" calcext:value-type="string">
            <text:p><text:a xlink:href="../../../../../../../wiki/Pin_266" xlink:type="simple">266</text:a></text:p>
          </table:table-cell>
          <table:table-cell office:value-type="string" calcext:value-type="string">
            <text:p>Pyr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s</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Event W1D1.</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rag across empty space to create a path of flame. Inflicts damage on contact. </text:p>
            <text:p/>
            <text:p>Pin List Complete is numbered as <text:a xlink:href="../../../../../../../wiki/Pin_268" xlink:type="simple">Pin 268</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7];&quot;: { &quot;&quot;ID&quot;&quot;: &quot;;[.A267];&quot;, &quot;&quot;Name&quot;&quot;: &quot;&quot;&quot;;[.C267];&quot;&quot;&quot;, &quot;&quot;MaxLevel&quot;&quot;: &quot;;[.T267];&quot;, &quot;&quot;Mingle?&quot;&quot;: &quot;;[.AG267];&quot;, &quot;&quot;Psych&quot;&quot;: &quot;&quot;&quot;;[.H267];&quot;&quot;&quot;&quot;; ;&quot;, &quot;&quot;Element&quot;&quot;: &quot;&quot;&quot;;[.G267];&quot;&quot;&quot;, &quot;&quot;Brand&quot;&quot;: &quot;&quot;&quot;;[.D267];&quot;&quot;&quot;, &quot;&quot;Ev. fr. pin?&quot;&quot;: &quot;;[.AH267];&quot;, &quot;&quot;Weight&quot;&quot;: &quot;;[.Y267];&quot;, &quot;&quot;Spec&quot;&quot;: &quot;&quot;&quot;;[.J267];&quot;&quot;&quot;, &quot;&quot;Inflicts HP Drain?&quot;&quot;: &quot;;[.AI267];&quot;, &quot;&quot;Eden?&quot;&quot;: &quot;;[.AJ267];&quot; },&quot;)" office:value-type="string" office:string-value="0x109: { &quot;ID&quot;: 0x109, &quot;Name&quot;: &quot;Pyrokinesis&quot;, &quot;MaxLevel&quot;: 3, &quot;Mingle?&quot;: 0, &quot;Psych&quot;: &quot;Pyrokinesis&quot;, &quot;Element&quot;: &quot;Neg&quot;, &quot;Brand&quot;: &quot;Unbranded&quot;, &quot;Ev. fr. pin?&quot;: 0, &quot;Weight&quot;: 5, &quot;Spec&quot;: &quot;Attack&quot;, &quot;Inflicts HP Drain?&quot;: 0, &quot;Eden?&quot;: 0 }," calcext:value-type="string">
            <text:p>0x109: { "ID": 0x109, "Name": "Pyrokinesis", "MaxLevel": 3, "Mingle?": 0, "Psych": "Pyrokinesis", "Element": "Neg", "Brand": "Unbranded", "Ev. fr. pin?": 0, "Weight": 5, "Spec": "Attack", "Inflicts HP Drain?": 0, "Eden?": 0 },</text:p>
          </table:table-cell>
        </table:table-row>
        <table:table-row table:style-name="ro7">
          <table:table-cell table:formula="of:=COM.MICROSOFT.CONCAT(&quot;0x&quot;; DEC2HEX([.B268] - 1))" office:value-type="string" office:string-value="0x10A" calcext:value-type="string">
            <text:p>0x10A</text:p>
          </table:table-cell>
          <table:table-cell office:value-type="string" calcext:value-type="string">
            <text:p><text:a xlink:href="../../../../../../../wiki/Pin_267" xlink:type="simple">267</text:a></text:p>
          </table:table-cell>
          <table:table-cell office:value-type="string" calcext:value-type="string">
            <text:p>Shockwav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ext:p/>
            <text:p>Pin List Complete is numbered as <text:a xlink:href="../../../../../../../wiki/Pin_269" xlink:type="simple">Pin 269</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8];&quot;: { &quot;&quot;ID&quot;&quot;: &quot;;[.A268];&quot;, &quot;&quot;Name&quot;&quot;: &quot;&quot;&quot;;[.C268];&quot;&quot;&quot;, &quot;&quot;MaxLevel&quot;&quot;: &quot;;[.T268];&quot;, &quot;&quot;Mingle?&quot;&quot;: &quot;;[.AG268];&quot;, &quot;&quot;Psych&quot;&quot;: &quot;&quot;&quot;;[.H268];&quot;&quot;&quot;&quot;; ;&quot;, &quot;&quot;Element&quot;&quot;: &quot;&quot;&quot;;[.G268];&quot;&quot;&quot;, &quot;&quot;Brand&quot;&quot;: &quot;&quot;&quot;;[.D268];&quot;&quot;&quot;, &quot;&quot;Ev. fr. pin?&quot;&quot;: &quot;;[.AH268];&quot;, &quot;&quot;Weight&quot;&quot;: &quot;;[.Y268];&quot;, &quot;&quot;Spec&quot;&quot;: &quot;&quot;&quot;;[.J268];&quot;&quot;&quot;, &quot;&quot;Inflicts HP Drain?&quot;&quot;: &quot;;[.AI268];&quot;, &quot;&quot;Eden?&quot;&quot;: &quot;;[.AJ268];&quot; },&quot;)" office:value-type="string" office:string-value="0x10A: { &quot;ID&quot;: 0x10A, &quot;Name&quot;: &quot;Shockwave&quot;, &quot;MaxLevel&quot;: 3, &quot;Mingle?&quot;: 0, &quot;Psych&quot;: &quot;Shockwave&quot;, &quot;Element&quot;: &quot;Pos&quot;, &quot;Brand&quot;: &quot;Unbranded&quot;, &quot;Ev. fr. pin?&quot;: 0, &quot;Weight&quot;: 4, &quot;Spec&quot;: &quot;Attack&quot;, &quot;Inflicts HP Drain?&quot;: 0, &quot;Eden?&quot;: 0 }," calcext:value-type="string">
            <text:p>0x10A: { "ID": 0x10A, "Name": "Shockwave", "MaxLevel": 3, "Mingle?": 0, "Psych": "Shockwave", "Element": "Pos", "Brand": "Unbranded", "Ev. fr. pin?": 0, "Weight": 4, "Spec": "Attack", "Inflicts HP Drain?": 0, "Eden?": 0 },</text:p>
          </table:table-cell>
        </table:table-row>
        <table:table-row table:style-name="ro4">
          <table:table-cell table:formula="of:=COM.MICROSOFT.CONCAT(&quot;0x&quot;; DEC2HEX([.B269] - 1))" office:value-type="string" office:string-value="0x10B" calcext:value-type="string">
            <text:p>0x10B</text:p>
          </table:table-cell>
          <table:table-cell office:value-type="string" calcext:value-type="string">
            <text:p><text:a xlink:href="../../../../../../../wiki/Pin_268" xlink:type="simple">268</text:a></text:p>
          </table:table-cell>
          <table:table-cell office:value-type="string" calcext:value-type="string">
            <text:p>Cure Drink</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ouch the pin to restore HP. </text:p>
            <text:p/>
            <text:p>Pin List Complete is numbered as <text:a xlink:href="../../../../../../../wiki/Pin_270" xlink:type="simple">Pin 270</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69];&quot;: { &quot;&quot;ID&quot;&quot;: &quot;;[.A269];&quot;, &quot;&quot;Name&quot;&quot;: &quot;&quot;&quot;;[.C269];&quot;&quot;&quot;, &quot;&quot;MaxLevel&quot;&quot;: &quot;;[.T269];&quot;, &quot;&quot;Mingle?&quot;&quot;: &quot;;[.AG269];&quot;, &quot;&quot;Psych&quot;&quot;: &quot;&quot;&quot;;[.H269];&quot;&quot;&quot;&quot;; ;&quot;, &quot;&quot;Element&quot;&quot;: &quot;&quot;&quot;;[.G269];&quot;&quot;&quot;, &quot;&quot;Brand&quot;&quot;: &quot;&quot;&quot;;[.D269];&quot;&quot;&quot;, &quot;&quot;Ev. fr. pin?&quot;&quot;: &quot;;[.AH269];&quot;, &quot;&quot;Weight&quot;&quot;: &quot;;[.Y269];&quot;, &quot;&quot;Spec&quot;&quot;: &quot;&quot;&quot;;[.J269];&quot;&quot;&quot;, &quot;&quot;Inflicts HP Drain?&quot;&quot;: &quot;;[.AI269];&quot;, &quot;&quot;Eden?&quot;&quot;: &quot;;[.AJ269];&quot; },&quot;)" office:value-type="string" office:string-value="0x10B: { &quot;ID&quot;: 0x10B, &quot;Name&quot;: &quot;Cure Drink&quot;, &quot;MaxLevel&quot;: 3, &quot;Mingle?&quot;: 0, &quot;Psych&quot;: &quot;Cure Drink&quot;, &quot;Element&quot;: &quot;---&quot;, &quot;Brand&quot;: &quot;Unbranded&quot;, &quot;Ev. fr. pin?&quot;: 0, &quot;Weight&quot;: 6, &quot;Spec&quot;: &quot;Recovery&quot;, &quot;Inflicts HP Drain?&quot;: 0, &quot;Eden?&quot;: 0 }," calcext:value-type="string">
            <text:p>0x10B: { "ID": 0x10B, "Name": "Cure Drink", "MaxLevel": 3, "Mingle?": 0, "Psych": "Cure Drink", "Element": "---", "Brand": "Unbranded", "Ev. fr. pin?": 0, "Weight": 6, "Spec": "Recovery", "Inflicts HP Drain?": 0, "Eden?": 0 },</text:p>
          </table:table-cell>
        </table:table-row>
        <table:table-row table:style-name="ro8">
          <table:table-cell table:formula="of:=COM.MICROSOFT.CONCAT(&quot;0x&quot;; DEC2HEX([.B270] - 1))" office:value-type="string" office:string-value="0x10C" calcext:value-type="string">
            <text:p>0x10C</text:p>
          </table:table-cell>
          <table:table-cell office:value-type="string" calcext:value-type="string">
            <text:p><text:a xlink:href="../../../../../../../wiki/Pin_269" xlink:type="simple">269</text:a></text:p>
          </table:table-cell>
          <table:table-cell office:value-type="string" calcext:value-type="string">
            <text:p>Force Round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1" calcext:value-type="float">
            <text:p>5.1</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ext:p/>
            <text:p>Pin List Complete is numbered as <text:a xlink:href="../../../../../../../wiki/Pin_271" xlink:type="simple">Pin 271</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0];&quot;: { &quot;&quot;ID&quot;&quot;: &quot;;[.A270];&quot;, &quot;&quot;Name&quot;&quot;: &quot;&quot;&quot;;[.C270];&quot;&quot;&quot;, &quot;&quot;MaxLevel&quot;&quot;: &quot;;[.T270];&quot;, &quot;&quot;Mingle?&quot;&quot;: &quot;;[.AG270];&quot;, &quot;&quot;Psych&quot;&quot;: &quot;&quot;&quot;;[.H270];&quot;&quot;&quot;&quot;; ;&quot;, &quot;&quot;Element&quot;&quot;: &quot;&quot;&quot;;[.G270];&quot;&quot;&quot;, &quot;&quot;Brand&quot;&quot;: &quot;&quot;&quot;;[.D270];&quot;&quot;&quot;, &quot;&quot;Ev. fr. pin?&quot;&quot;: &quot;;[.AH270];&quot;, &quot;&quot;Weight&quot;&quot;: &quot;;[.Y270];&quot;, &quot;&quot;Spec&quot;&quot;: &quot;&quot;&quot;;[.J270];&quot;&quot;&quot;, &quot;&quot;Inflicts HP Drain?&quot;&quot;: &quot;;[.AI270];&quot;, &quot;&quot;Eden?&quot;&quot;: &quot;;[.AJ270];&quot; },&quot;)" office:value-type="string" office:string-value="0x10C: { &quot;ID&quot;: 0x10C, &quot;Name&quot;: &quot;Force Rounds&quot;, &quot;MaxLevel&quot;: 3, &quot;Mingle?&quot;: 0, &quot;Psych&quot;: &quot;Force Rounds&quot;, &quot;Element&quot;: &quot;Neg&quot;, &quot;Brand&quot;: &quot;Unbranded&quot;, &quot;Ev. fr. pin?&quot;: 0, &quot;Weight&quot;: 4, &quot;Spec&quot;: &quot;Attack&quot;, &quot;Inflicts HP Drain?&quot;: 0, &quot;Eden?&quot;: 0 }," calcext:value-type="string">
            <text:p>0x10C: { "ID": 0x10C, "Name": "Force Rounds", "MaxLevel": 3, "Mingle?": 0, "Psych": "Force Rounds", "Element": "Neg", "Brand": "Unbranded", "Ev. fr. pin?": 0, "Weight": 4, "Spec": "Attack", "Inflicts HP Drain?": 0, "Eden?": 0 },</text:p>
          </table:table-cell>
        </table:table-row>
        <table:table-row table:style-name="ro8">
          <table:table-cell table:formula="of:=COM.MICROSOFT.CONCAT(&quot;0x&quot;; DEC2HEX([.B271] - 1))" office:value-type="string" office:string-value="0x10D" calcext:value-type="string">
            <text:p>0x10D</text:p>
          </table:table-cell>
          <table:table-cell office:value-type="string" calcext:value-type="string">
            <text:p><text:a xlink:href="../../../../../../../wiki/Pin_270" xlink:type="simple">270</text:a></text:p>
          </table:table-cell>
          <table:table-cell office:value-type="string" calcext:value-type="string">
            <text:p>Psych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ext:p/>
            <text:p>Pin List Complete is numbered as <text:a xlink:href="../../../../../../../wiki/Pin_272" xlink:type="simple">Pin 272</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1];&quot;: { &quot;&quot;ID&quot;&quot;: &quot;;[.A271];&quot;, &quot;&quot;Name&quot;&quot;: &quot;&quot;&quot;;[.C271];&quot;&quot;&quot;, &quot;&quot;MaxLevel&quot;&quot;: &quot;;[.T271];&quot;, &quot;&quot;Mingle?&quot;&quot;: &quot;;[.AG271];&quot;, &quot;&quot;Psych&quot;&quot;: &quot;&quot;&quot;;[.H271];&quot;&quot;&quot;&quot;; ;&quot;, &quot;&quot;Element&quot;&quot;: &quot;&quot;&quot;;[.G271];&quot;&quot;&quot;, &quot;&quot;Brand&quot;&quot;: &quot;&quot;&quot;;[.D271];&quot;&quot;&quot;, &quot;&quot;Ev. fr. pin?&quot;&quot;: &quot;;[.AH271];&quot;, &quot;&quot;Weight&quot;&quot;: &quot;;[.Y271];&quot;, &quot;&quot;Spec&quot;&quot;: &quot;&quot;&quot;;[.J271];&quot;&quot;&quot;, &quot;&quot;Inflicts HP Drain?&quot;&quot;: &quot;;[.AI271];&quot;, &quot;&quot;Eden?&quot;&quot;: &quot;;[.AJ271];&quot; },&quot;)" office:value-type="string" office:string-value="0x10D: { &quot;ID&quot;: 0x10D, &quot;Name&quot;: &quot;Psychokinesis&quot;, &quot;MaxLevel&quot;: 2, &quot;Mingle?&quot;: 0, &quot;Psych&quot;: &quot;Psychokinesis&quot;, &quot;Element&quot;: &quot;Neu&quot;, &quot;Brand&quot;: &quot;Unbranded&quot;, &quot;Ev. fr. pin?&quot;: 0, &quot;Weight&quot;: 7, &quot;Spec&quot;: &quot;Attack&quot;, &quot;Inflicts HP Drain?&quot;: 0, &quot;Eden?&quot;: 0 }," calcext:value-type="string">
            <text:p>0x10D: { "ID": 0x10D, "Name": "Psychokinesis", "MaxLevel": 2, "Mingle?": 0, "Psych": "Psychokinesis", "Element": "Neu", "Brand": "Unbranded", "Ev. fr. pin?": 0, "Weight": 7, "Spec": "Attack", "Inflicts HP Drain?": 0, "Eden?": 0 },</text:p>
          </table:table-cell>
        </table:table-row>
        <table:table-row table:style-name="ro8">
          <table:table-cell table:formula="of:=COM.MICROSOFT.CONCAT(&quot;0x&quot;; DEC2HEX([.B272] - 1))" office:value-type="string" office:string-value="0x10E" calcext:value-type="string">
            <text:p>0x10E</text:p>
          </table:table-cell>
          <table:table-cell office:value-type="string" calcext:value-type="string">
            <text:p><text:a xlink:href="../../../../../../../wiki/Pin_271" xlink:type="simple">271</text:a></text:p>
          </table:table-cell>
          <table:table-cell office:value-type="string" calcext:value-type="string">
            <text:p>Thunderbolt</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ext:p/>
            <text:p>Pin List Complete is numbered as <text:a xlink:href="../../../../../../../wiki/Pin_273" xlink:type="simple">Pin 273</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2];&quot;: { &quot;&quot;ID&quot;&quot;: &quot;;[.A272];&quot;, &quot;&quot;Name&quot;&quot;: &quot;&quot;&quot;;[.C272];&quot;&quot;&quot;, &quot;&quot;MaxLevel&quot;&quot;: &quot;;[.T272];&quot;, &quot;&quot;Mingle?&quot;&quot;: &quot;;[.AG272];&quot;, &quot;&quot;Psych&quot;&quot;: &quot;&quot;&quot;;[.H272];&quot;&quot;&quot;&quot;; ;&quot;, &quot;&quot;Element&quot;&quot;: &quot;&quot;&quot;;[.G272];&quot;&quot;&quot;, &quot;&quot;Brand&quot;&quot;: &quot;&quot;&quot;;[.D272];&quot;&quot;&quot;, &quot;&quot;Ev. fr. pin?&quot;&quot;: &quot;;[.AH272];&quot;, &quot;&quot;Weight&quot;&quot;: &quot;;[.Y272];&quot;, &quot;&quot;Spec&quot;&quot;: &quot;&quot;&quot;;[.J272];&quot;&quot;&quot;, &quot;&quot;Inflicts HP Drain?&quot;&quot;: &quot;;[.AI272];&quot;, &quot;&quot;Eden?&quot;&quot;: &quot;;[.AJ272];&quot; },&quot;)" office:value-type="string" office:string-value="0x10E: { &quot;ID&quot;: 0x10E, &quot;Name&quot;: &quot;Thunderbolt&quot;, &quot;MaxLevel&quot;: 2, &quot;Mingle?&quot;: 0, &quot;Psych&quot;: &quot;Thunderbolt&quot;, &quot;Element&quot;: &quot;Neg&quot;, &quot;Brand&quot;: &quot;Unbranded&quot;, &quot;Ev. fr. pin?&quot;: 0, &quot;Weight&quot;: 2, &quot;Spec&quot;: &quot;Attack&quot;, &quot;Inflicts HP Drain?&quot;: 0, &quot;Eden?&quot;: 0 }," calcext:value-type="string">
            <text:p>0x10E: { "ID": 0x10E, "Name": "Thunderbolt", "MaxLevel": 2, "Mingle?": 0, "Psych": "Thunderbolt", "Element": "Neg", "Brand": "Unbranded", "Ev. fr. pin?": 0, "Weight": 2, "Spec": "Attack", "Inflicts HP Drain?": 0, "Eden?": 0 },</text:p>
          </table:table-cell>
        </table:table-row>
        <table:table-row table:style-name="ro7">
          <table:table-cell table:formula="of:=COM.MICROSOFT.CONCAT(&quot;0x&quot;; DEC2HEX([.B273] - 1))" office:value-type="string" office:string-value="0x10F" calcext:value-type="string">
            <text:p>0x10F</text:p>
          </table:table-cell>
          <table:table-cell office:value-type="string" calcext:value-type="string">
            <text:p><text:a xlink:href="../../../../../../../wiki/Pin_272" xlink:type="simple">272</text:a></text:p>
          </table:table-cell>
          <table:table-cell office:value-type="string" calcext:value-type="string">
            <text:p>The Eyes Have It</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74" calcext:value-type="float">
            <text:p>74</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1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 rare pin often seen changing hands among lady Reapers. Wear it to win another's heart. Rapidly tap an enemy to activate the pin's psych. </text:p>
            <text:p/>
            <text:p>Pin List Complete is numbered as <text:a xlink:href="../../../../../../../wiki/Pin_274" xlink:type="simple">Pin 274</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3];&quot;: { &quot;&quot;ID&quot;&quot;: &quot;;[.A273];&quot;, &quot;&quot;Name&quot;&quot;: &quot;&quot;&quot;;[.C273];&quot;&quot;&quot;, &quot;&quot;MaxLevel&quot;&quot;: &quot;;[.T273];&quot;, &quot;&quot;Mingle?&quot;&quot;: &quot;;[.AG273];&quot;, &quot;&quot;Psych&quot;&quot;: &quot;&quot;&quot;;[.H273];&quot;&quot;&quot;&quot;; ;&quot;, &quot;&quot;Element&quot;&quot;: &quot;&quot;&quot;;[.G273];&quot;&quot;&quot;, &quot;&quot;Brand&quot;&quot;: &quot;&quot;&quot;;[.D273];&quot;&quot;&quot;, &quot;&quot;Ev. fr. pin?&quot;&quot;: &quot;;[.AH273];&quot;, &quot;&quot;Weight&quot;&quot;: &quot;;[.Y273];&quot;, &quot;&quot;Spec&quot;&quot;: &quot;&quot;&quot;;[.J273];&quot;&quot;&quot;, &quot;&quot;Inflicts HP Drain?&quot;&quot;: &quot;;[.AI273];&quot;, &quot;&quot;Eden?&quot;&quot;: &quot;;[.AJ273];&quot; },&quot;)" office:value-type="string" office:string-value="0x10F: { &quot;ID&quot;: 0x10F, &quot;Name&quot;: &quot;The Eyes Have It&quot;, &quot;MaxLevel&quot;: 3, &quot;Mingle?&quot;: 0, &quot;Psych&quot;: &quot;Frostbite&quot;, &quot;Element&quot;: &quot;Neg&quot;, &quot;Brand&quot;: &quot;Unbranded&quot;, &quot;Ev. fr. pin?&quot;: 0, &quot;Weight&quot;: 8, &quot;Spec&quot;: &quot;Attack&quot;, &quot;Inflicts HP Drain?&quot;: 0, &quot;Eden?&quot;: 0 }," calcext:value-type="string">
            <text:p>0x10F: { "ID": 0x10F, "Name": "The Eyes Have It", "MaxLevel": 3, "Mingle?": 0, "Psych": "Frostbite", "Element": "Neg", "Brand": "Unbranded", "Ev. fr. pin?": 0, "Weight": 8, "Spec": "Attack", "Inflicts HP Drain?": 0, "Eden?": 0 },</text:p>
          </table:table-cell>
        </table:table-row>
        <table:table-row table:style-name="ro7">
          <table:table-cell table:formula="of:=COM.MICROSOFT.CONCAT(&quot;0x&quot;; DEC2HEX([.B274] - 1))" office:value-type="string" office:string-value="0x110" calcext:value-type="string">
            <text:p>0x110</text:p>
          </table:table-cell>
          <table:table-cell office:value-type="string" calcext:value-type="string">
            <text:p><text:a xlink:href="../../../../../../../wiki/Pin_273" xlink:type="simple">273</text:a></text:p>
          </table:table-cell>
          <table:table-cell office:value-type="string" calcext:value-type="string">
            <text:p>I Live for Food</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 Imprint "Yellow" on Ken Doi.</text:p>
            <text:p>Dropped by 80 N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 pin designed by a Reaper with a constant jones for curry 'n' rice. Wear it and you'll always have room for more. Touch the pin to restore HP. </text:p>
            <text:p/>
            <text:p>Pin List Complete is numbered as <text:a xlink:href="../../../../../../../wiki/Pin_275" xlink:type="simple">Pin 275</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4];&quot;: { &quot;&quot;ID&quot;&quot;: &quot;;[.A274];&quot;, &quot;&quot;Name&quot;&quot;: &quot;&quot;&quot;;[.C274];&quot;&quot;&quot;, &quot;&quot;MaxLevel&quot;&quot;: &quot;;[.T274];&quot;, &quot;&quot;Mingle?&quot;&quot;: &quot;;[.AG274];&quot;, &quot;&quot;Psych&quot;&quot;: &quot;&quot;&quot;;[.H274];&quot;&quot;&quot;&quot;; ;&quot;, &quot;&quot;Element&quot;&quot;: &quot;&quot;&quot;;[.G274];&quot;&quot;&quot;, &quot;&quot;Brand&quot;&quot;: &quot;&quot;&quot;;[.D274];&quot;&quot;&quot;, &quot;&quot;Ev. fr. pin?&quot;&quot;: &quot;;[.AH274];&quot;, &quot;&quot;Weight&quot;&quot;: &quot;;[.Y274];&quot;, &quot;&quot;Spec&quot;&quot;: &quot;&quot;&quot;;[.J274];&quot;&quot;&quot;, &quot;&quot;Inflicts HP Drain?&quot;&quot;: &quot;;[.AI274];&quot;, &quot;&quot;Eden?&quot;&quot;: &quot;;[.AJ274];&quot; },&quot;)" office:value-type="string" office:string-value="0x110: { &quot;ID&quot;: 0x110, &quot;Name&quot;: &quot;I Live for Food&quot;, &quot;MaxLevel&quot;: 3, &quot;Mingle?&quot;: 0, &quot;Psych&quot;: &quot;Cure Drink&quot;, &quot;Element&quot;: &quot;---&quot;, &quot;Brand&quot;: &quot;Unbranded&quot;, &quot;Ev. fr. pin?&quot;: 0, &quot;Weight&quot;: 9, &quot;Spec&quot;: &quot;Recovery&quot;, &quot;Inflicts HP Drain?&quot;: 0, &quot;Eden?&quot;: 0 }," calcext:value-type="string">
            <text:p>0x110: { "ID": 0x110, "Name": "I Live for Food", "MaxLevel": 3, "Mingle?": 0, "Psych": "Cure Drink", "Element": "---", "Brand": "Unbranded", "Ev. fr. pin?": 0, "Weight": 9, "Spec": "Recovery", "Inflicts HP Drain?": 0, "Eden?": 0 },</text:p>
          </table:table-cell>
        </table:table-row>
        <table:table-row table:style-name="ro7">
          <table:table-cell table:formula="of:=COM.MICROSOFT.CONCAT(&quot;0x&quot;; DEC2HEX([.B275] - 1))" office:value-type="string" office:string-value="0x111" calcext:value-type="string">
            <text:p>0x111</text:p>
          </table:table-cell>
          <table:table-cell office:value-type="string" calcext:value-type="string">
            <text:p><text:a xlink:href="../../../../../../../wiki/Pin_274" xlink:type="simple">274</text:a></text:p>
          </table:table-cell>
          <table:table-cell office:value-type="string" calcext:value-type="string">
            <text:p>Walk on, Walk off</text:p>
          </table:table-cell>
          <table:table-cell office:value-type="string" calcext:value-type="string">
            <text:p>Unbranded</text:p>
          </table:table-cell>
          <table:table-cell office:value-type="float" office:value="15000" calcext:value-type="float">
            <text:p>1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83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crafted by a Reaper who loves a good stroll. Wear this and life becomes a walk in the park. Drag Neku to activate the pin's psych. </text:p>
            <text:p/>
            <text:p>Pin List Complete is numbered as <text:a xlink:href="../../../../../../../wiki/Pin_276" xlink:type="simple">Pin 276</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5];&quot;: { &quot;&quot;ID&quot;&quot;: &quot;;[.A275];&quot;, &quot;&quot;Name&quot;&quot;: &quot;&quot;&quot;;[.C275];&quot;&quot;&quot;, &quot;&quot;MaxLevel&quot;&quot;: &quot;;[.T275];&quot;, &quot;&quot;Mingle?&quot;&quot;: &quot;;[.AG275];&quot;, &quot;&quot;Psych&quot;&quot;: &quot;&quot;&quot;;[.H275];&quot;&quot;&quot;&quot;; ;&quot;, &quot;&quot;Element&quot;&quot;: &quot;&quot;&quot;;[.G275];&quot;&quot;&quot;, &quot;&quot;Brand&quot;&quot;: &quot;&quot;&quot;;[.D275];&quot;&quot;&quot;, &quot;&quot;Ev. fr. pin?&quot;&quot;: &quot;;[.AH275];&quot;, &quot;&quot;Weight&quot;&quot;: &quot;;[.Y275];&quot;, &quot;&quot;Spec&quot;&quot;: &quot;&quot;&quot;;[.J275];&quot;&quot;&quot;, &quot;&quot;Inflicts HP Drain?&quot;&quot;: &quot;;[.AI275];&quot;, &quot;&quot;Eden?&quot;&quot;: &quot;;[.AJ275];&quot; },&quot;)" office:value-type="string" office:string-value="0x111: { &quot;ID&quot;: 0x111, &quot;Name&quot;: &quot;Walk on, Walk off&quot;, &quot;MaxLevel&quot;: 3, &quot;Mingle?&quot;: 0, &quot;Psych&quot;: &quot;Invisibility&quot;, &quot;Element&quot;: &quot;---&quot;, &quot;Brand&quot;: &quot;Unbranded&quot;, &quot;Ev. fr. pin?&quot;: 0, &quot;Weight&quot;: 1, &quot;Spec&quot;: &quot;---&quot;, &quot;Inflicts HP Drain?&quot;: 0, &quot;Eden?&quot;: 0 }," calcext:value-type="string">
            <text:p>0x111: { "ID": 0x111, "Name": "Walk on, Walk off", "MaxLevel": 3, "Mingle?": 0, "Psych": "Invisibility", "Element": "---", "Brand": "Unbranded", "Ev. fr. pin?": 0, "Weight": 1, "Spec": "---", "Inflicts HP Drain?": 0, "Eden?": 0 },</text:p>
          </table:table-cell>
        </table:table-row>
        <table:table-row table:style-name="ro8">
          <table:table-cell table:formula="of:=COM.MICROSOFT.CONCAT(&quot;0x&quot;; DEC2HEX([.B276] - 1))" office:value-type="string" office:string-value="0x112" calcext:value-type="string">
            <text:p>0x112</text:p>
          </table:table-cell>
          <table:table-cell office:value-type="string" calcext:value-type="string">
            <text:p><text:a xlink:href="../../../../../../../wiki/Pin_275" xlink:type="simple">275</text:a></text:p>
          </table:table-cell>
          <table:table-cell office:value-type="string" calcext:value-type="string">
            <text:p>Me Time is Free Time</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8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m not antisocial. I'm introspective," muses this pin's Reaper designer. Press empty space to activate the pin's psych. </text:p>
            <text:p/>
            <text:p>Pin List Complete is numbered as <text:a xlink:href="../../../../../../../wiki/Pin_277" xlink:type="simple">Pin 277</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6];&quot;: { &quot;&quot;ID&quot;&quot;: &quot;;[.A276];&quot;, &quot;&quot;Name&quot;&quot;: &quot;&quot;&quot;;[.C276];&quot;&quot;&quot;, &quot;&quot;MaxLevel&quot;&quot;: &quot;;[.T276];&quot;, &quot;&quot;Mingle?&quot;&quot;: &quot;;[.AG276];&quot;, &quot;&quot;Psych&quot;&quot;: &quot;&quot;&quot;;[.H276];&quot;&quot;&quot;&quot;; ;&quot;, &quot;&quot;Element&quot;&quot;: &quot;&quot;&quot;;[.G276];&quot;&quot;&quot;, &quot;&quot;Brand&quot;&quot;: &quot;&quot;&quot;;[.D276];&quot;&quot;&quot;, &quot;&quot;Ev. fr. pin?&quot;&quot;: &quot;;[.AH276];&quot;, &quot;&quot;Weight&quot;&quot;: &quot;;[.Y276];&quot;, &quot;&quot;Spec&quot;&quot;: &quot;&quot;&quot;;[.J276];&quot;&quot;&quot;, &quot;&quot;Inflicts HP Drain?&quot;&quot;: &quot;;[.AI276];&quot;, &quot;&quot;Eden?&quot;&quot;: &quot;;[.AJ276];&quot; },&quot;)" office:value-type="string" office:string-value="0x112: { &quot;ID&quot;: 0x112, &quot;Name&quot;: &quot;Me Time is Free Time&quot;, &quot;MaxLevel&quot;: 3, &quot;Mingle?&quot;: 0, &quot;Psych&quot;: &quot;Sweeper&quot;, &quot;Element&quot;: &quot;---&quot;, &quot;Brand&quot;: &quot;Unbranded&quot;, &quot;Ev. fr. pin?&quot;: 0, &quot;Weight&quot;: 8, &quot;Spec&quot;: &quot;---&quot;, &quot;Inflicts HP Drain?&quot;: 0, &quot;Eden?&quot;: 0 }," calcext:value-type="string">
            <text:p>0x112: { "ID": 0x112, "Name": "Me Time is Free Time", "MaxLevel": 3, "Mingle?": 0, "Psych": "Sweeper", "Element": "---", "Brand": "Unbranded", "Ev. fr. pin?": 0, "Weight": 8, "Spec": "---", "Inflicts HP Drain?": 0, "Eden?": 0 },</text:p>
          </table:table-cell>
        </table:table-row>
        <table:table-row table:style-name="ro7">
          <table:table-cell table:formula="of:=COM.MICROSOFT.CONCAT(&quot;0x&quot;; DEC2HEX([.B277] - 1))" office:value-type="string" office:string-value="0x113" calcext:value-type="string">
            <text:p>0x113</text:p>
          </table:table-cell>
          <table:table-cell office:value-type="string" calcext:value-type="string">
            <text:p><text:a xlink:href="../../../../../../../wiki/Pin_276" xlink:type="simple">276</text:a></text:p>
          </table:table-cell>
          <table:table-cell office:value-type="string" calcext:value-type="string">
            <text:p>Fuji Yama</text:p>
          </table:table-cell>
          <table:table-cell office:value-type="string" calcext:value-type="string">
            <text:p>Unbranded</text:p>
          </table:table-cell>
          <table:table-cell office:value-type="float" office:value="6900" calcext:value-type="float">
            <text:p>69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Edoga the Shop in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majestic "Fuji Yama," Japan's tallest and oft-misnomered mountain. Rapidly tap empty space to activate its psych. </text:p>
            <text:p/>
            <text:p>Pin List Complete is numbered as <text:a xlink:href="../../../../../../../wiki/Pin_278" xlink:type="simple">Pin 278</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7];&quot;: { &quot;&quot;ID&quot;&quot;: &quot;;[.A277];&quot;, &quot;&quot;Name&quot;&quot;: &quot;&quot;&quot;;[.C277];&quot;&quot;&quot;, &quot;&quot;MaxLevel&quot;&quot;: &quot;;[.T277];&quot;, &quot;&quot;Mingle?&quot;&quot;: &quot;;[.AG277];&quot;, &quot;&quot;Psych&quot;&quot;: &quot;&quot;&quot;;[.H277];&quot;&quot;&quot;&quot;; ;&quot;, &quot;&quot;Element&quot;&quot;: &quot;&quot;&quot;;[.G277];&quot;&quot;&quot;, &quot;&quot;Brand&quot;&quot;: &quot;&quot;&quot;;[.D277];&quot;&quot;&quot;, &quot;&quot;Ev. fr. pin?&quot;&quot;: &quot;;[.AH277];&quot;, &quot;&quot;Weight&quot;&quot;: &quot;;[.Y277];&quot;, &quot;&quot;Spec&quot;&quot;: &quot;&quot;&quot;;[.J277];&quot;&quot;&quot;, &quot;&quot;Inflicts HP Drain?&quot;&quot;: &quot;;[.AI277];&quot;, &quot;&quot;Eden?&quot;&quot;: &quot;;[.AJ277];&quot; },&quot;)" office:value-type="string" office:string-value="0x113: { &quot;ID&quot;: 0x113, &quot;Name&quot;: &quot;Fuji Yama&quot;, &quot;MaxLevel&quot;: 5, &quot;Mingle?&quot;: 0, &quot;Psych&quot;: &quot;Discharge&quot;, &quot;Element&quot;: &quot;Neg&quot;, &quot;Brand&quot;: &quot;Unbranded&quot;, &quot;Ev. fr. pin?&quot;: 0, &quot;Weight&quot;: 3, &quot;Spec&quot;: &quot;Attack&quot;, &quot;Inflicts HP Drain?&quot;: 0, &quot;Eden?&quot;: 0 }," calcext:value-type="string">
            <text:p>0x113: { "ID": 0x113, "Name": "Fuji Yama", "MaxLevel": 5, "Mingle?": 0, "Psych": "Discharge", "Element": "Neg", "Brand": "Unbranded", "Ev. fr. pin?": 0, "Weight": 3, "Spec": "Attack", "Inflicts HP Drain?": 0, "Eden?": 0 },</text:p>
          </table:table-cell>
        </table:table-row>
        <table:table-row table:style-name="ro8">
          <table:table-cell table:formula="of:=COM.MICROSOFT.CONCAT(&quot;0x&quot;; DEC2HEX([.B278] - 1))" office:value-type="string" office:string-value="0x114" calcext:value-type="string">
            <text:p>0x114</text:p>
          </table:table-cell>
          <table:table-cell office:value-type="string" calcext:value-type="string">
            <text:p><text:a xlink:href="../../../../../../../wiki/Pin_277" xlink:type="simple">277</text:a></text:p>
          </table:table-cell>
          <table:table-cell office:value-type="string" calcext:value-type="string">
            <text:p>Daruma</text:p>
          </table:table-cell>
          <table:table-cell office:value-type="string" calcext:value-type="string">
            <text:p>Unbranded</text:p>
          </table:table-cell>
          <table:table-cell office:value-type="float" office:value="5250" calcext:value-type="float">
            <text:p>5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use</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old by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themed after the roly-poly Daruma, a traditional Japanese wish doll. Draw a circle in empty space to activate its psych. </text:p>
            <text:p/>
            <text:p>Pin List Complete is numbered as <text:a xlink:href="../../../../../../../wiki/Pin_279" xlink:type="simple">Pin 279</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8];&quot;: { &quot;&quot;ID&quot;&quot;: &quot;;[.A278];&quot;, &quot;&quot;Name&quot;&quot;: &quot;&quot;&quot;;[.C278];&quot;&quot;&quot;, &quot;&quot;MaxLevel&quot;&quot;: &quot;;[.T278];&quot;, &quot;&quot;Mingle?&quot;&quot;: &quot;;[.AG278];&quot;, &quot;&quot;Psych&quot;&quot;: &quot;&quot;&quot;;[.H278];&quot;&quot;&quot;&quot;; ;&quot;, &quot;&quot;Element&quot;&quot;: &quot;&quot;&quot;;[.G278];&quot;&quot;&quot;, &quot;&quot;Brand&quot;&quot;: &quot;&quot;&quot;;[.D278];&quot;&quot;&quot;, &quot;&quot;Ev. fr. pin?&quot;&quot;: &quot;;[.AH278];&quot;, &quot;&quot;Weight&quot;&quot;: &quot;;[.Y278];&quot;, &quot;&quot;Spec&quot;&quot;: &quot;&quot;&quot;;[.J278];&quot;&quot;&quot;, &quot;&quot;Inflicts HP Drain?&quot;&quot;: &quot;;[.AI278];&quot;, &quot;&quot;Eden?&quot;&quot;: &quot;;[.AJ278];&quot; },&quot;)" office:value-type="string" office:string-value="0x114: { &quot;ID&quot;: 0x114, &quot;Name&quot;: &quot;Daruma&quot;, &quot;MaxLevel&quot;: 5, &quot;Mingle?&quot;: 0, &quot;Psych&quot;: &quot;Apport&quot;, &quot;Element&quot;: &quot;Neg&quot;, &quot;Brand&quot;: &quot;Unbranded&quot;, &quot;Ev. fr. pin?&quot;: 0, &quot;Weight&quot;: 7, &quot;Spec&quot;: &quot;Attack&quot;, &quot;Inflicts HP Drain?&quot;: 0, &quot;Eden?&quot;: 0 }," calcext:value-type="string">
            <text:p>0x114: { "ID": 0x114, "Name": "Daruma", "MaxLevel": 5, "Mingle?": 0, "Psych": "Apport", "Element": "Neg", "Brand": "Unbranded", "Ev. fr. pin?": 0, "Weight": 7, "Spec": "Attack", "Inflicts HP Drain?": 0, "Eden?": 0 },</text:p>
          </table:table-cell>
        </table:table-row>
        <table:table-row table:style-name="ro8">
          <table:table-cell table:formula="of:=COM.MICROSOFT.CONCAT(&quot;0x&quot;; DEC2HEX([.B279] - 1))" office:value-type="string" office:string-value="0x115" calcext:value-type="string">
            <text:p>0x115</text:p>
          </table:table-cell>
          <table:table-cell office:value-type="string" calcext:value-type="string">
            <text:p><text:a xlink:href="../../../../../../../wiki/Pin_278" xlink:type="simple">278</text:a></text:p>
          </table:table-cell>
          <table:table-cell office:value-type="string" calcext:value-type="string">
            <text:p>Sushi</text:p>
          </table:table-cell>
          <table:table-cell office:value-type="string" calcext:value-type="string">
            <text:p>Unbranded</text:p>
          </table:table-cell>
          <table:table-cell office:value-type="float" office:value="5850" calcext:value-type="float">
            <text:p>5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Towa Recor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sushi, that traditional Japanese marriage of raw fish 'n' rice. Mmm! Rapidly tap an enemy to activate its psych. </text:p>
            <text:p/>
            <text:p>Pin List Complete is numbered as <text:a xlink:href="../../../../../../../wiki/Pin_280" xlink:type="simple">Pin 280</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79];&quot;: { &quot;&quot;ID&quot;&quot;: &quot;;[.A279];&quot;, &quot;&quot;Name&quot;&quot;: &quot;&quot;&quot;;[.C279];&quot;&quot;&quot;, &quot;&quot;MaxLevel&quot;&quot;: &quot;;[.T279];&quot;, &quot;&quot;Mingle?&quot;&quot;: &quot;;[.AG279];&quot;, &quot;&quot;Psych&quot;&quot;: &quot;&quot;&quot;;[.H279];&quot;&quot;&quot;&quot;; ;&quot;, &quot;&quot;Element&quot;&quot;: &quot;&quot;&quot;;[.G279];&quot;&quot;&quot;, &quot;&quot;Brand&quot;&quot;: &quot;&quot;&quot;;[.D279];&quot;&quot;&quot;, &quot;&quot;Ev. fr. pin?&quot;&quot;: &quot;;[.AH279];&quot;, &quot;&quot;Weight&quot;&quot;: &quot;;[.Y279];&quot;, &quot;&quot;Spec&quot;&quot;: &quot;&quot;&quot;;[.J279];&quot;&quot;&quot;, &quot;&quot;Inflicts HP Drain?&quot;&quot;: &quot;;[.AI279];&quot;, &quot;&quot;Eden?&quot;&quot;: &quot;;[.AJ279];&quot; },&quot;)" office:value-type="string" office:string-value="0x115: { &quot;ID&quot;: 0x115, &quot;Name&quot;: &quot;Sushi&quot;, &quot;MaxLevel&quot;: 5, &quot;Mingle?&quot;: 0, &quot;Psych&quot;: &quot;Stellar Flurry&quot;, &quot;Element&quot;: &quot;Pos&quot;, &quot;Brand&quot;: &quot;Unbranded&quot;, &quot;Ev. fr. pin?&quot;: 0, &quot;Weight&quot;: 5, &quot;Spec&quot;: &quot;Attack&quot;, &quot;Inflicts HP Drain?&quot;: 0, &quot;Eden?&quot;: 0 }," calcext:value-type="string">
            <text:p>0x115: { "ID": 0x115, "Name": "Sushi", "MaxLevel": 5, "Mingle?": 0, "Psych": "Stellar Flurry", "Element": "Pos", "Brand": "Unbranded", "Ev. fr. pin?": 0, "Weight": 5, "Spec": "Attack", "Inflicts HP Drain?": 0, "Eden?": 0 },</text:p>
          </table:table-cell>
        </table:table-row>
        <table:table-row table:style-name="ro7">
          <table:table-cell table:formula="of:=COM.MICROSOFT.CONCAT(&quot;0x&quot;; DEC2HEX([.B280] - 1))" office:value-type="string" office:string-value="0x116" calcext:value-type="string">
            <text:p>0x116</text:p>
          </table:table-cell>
          <table:table-cell office:value-type="string" calcext:value-type="string">
            <text:p><text:a xlink:href="../../../../../../../wiki/Pin_279" xlink:type="simple">279</text:a></text:p>
          </table:table-cell>
          <table:table-cell office:value-type="string" calcext:value-type="string">
            <text:p>Shinobi</text:p>
          </table:table-cell>
          <table:table-cell office:value-type="string" calcext:value-type="string">
            <text:p>Unbranded</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8" calcext:value-type="float">
            <text:p>58</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 pin themed around the traditional Japanese character meaning "deadly ninja awesomeness." Slash across Neku to activate its psych. </text:p>
            <text:p/>
            <text:p>Pin List Complete is numbered as <text:a xlink:href="../../../../../../../wiki/Pin_281" xlink:type="simple">Pin 281</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0];&quot;: { &quot;&quot;ID&quot;&quot;: &quot;;[.A280];&quot;, &quot;&quot;Name&quot;&quot;: &quot;&quot;&quot;;[.C280];&quot;&quot;&quot;, &quot;&quot;MaxLevel&quot;&quot;: &quot;;[.T280];&quot;, &quot;&quot;Mingle?&quot;&quot;: &quot;;[.AG280];&quot;, &quot;&quot;Psych&quot;&quot;: &quot;&quot;&quot;;[.H280];&quot;&quot;&quot;&quot;; ;&quot;, &quot;&quot;Element&quot;&quot;: &quot;&quot;&quot;;[.G280];&quot;&quot;&quot;, &quot;&quot;Brand&quot;&quot;: &quot;&quot;&quot;;[.D280];&quot;&quot;&quot;, &quot;&quot;Ev. fr. pin?&quot;&quot;: &quot;;[.AH280];&quot;, &quot;&quot;Weight&quot;&quot;: &quot;;[.Y280];&quot;, &quot;&quot;Spec&quot;&quot;: &quot;&quot;&quot;;[.J280];&quot;&quot;&quot;, &quot;&quot;Inflicts HP Drain?&quot;&quot;: &quot;;[.AI280];&quot;, &quot;&quot;Eden?&quot;&quot;: &quot;;[.AJ280];&quot; },&quot;)" office:value-type="string" office:string-value="0x116: { &quot;ID&quot;: 0x116, &quot;Name&quot;: &quot;Shinobi&quot;, &quot;MaxLevel&quot;: 5, &quot;Mingle?&quot;: 0, &quot;Psych&quot;: &quot;Energy Rounds&quot;, &quot;Element&quot;: &quot;Neg&quot;, &quot;Brand&quot;: &quot;Unbranded&quot;, &quot;Ev. fr. pin?&quot;: 0, &quot;Weight&quot;: 4, &quot;Spec&quot;: &quot;Attack&quot;, &quot;Inflicts HP Drain?&quot;: 0, &quot;Eden?&quot;: 0 }," calcext:value-type="string">
            <text:p>0x116: { "ID": 0x116, "Name": "Shinobi", "MaxLevel": 5, "Mingle?": 0, "Psych": "Energy Rounds", "Element": "Neg", "Brand": "Unbranded", "Ev. fr. pin?": 0, "Weight": 4, "Spec": "Attack", "Inflicts HP Drain?": 0, "Eden?": 0 },</text:p>
          </table:table-cell>
        </table:table-row>
        <table:table-row table:style-name="ro5">
          <table:table-cell table:formula="of:=COM.MICROSOFT.CONCAT(&quot;0x&quot;; DEC2HEX([.B281] - 1))" office:value-type="string" office:string-value="0x117" calcext:value-type="string">
            <text:p>0x117</text:p>
          </table:table-cell>
          <table:table-cell office:value-type="string" calcext:value-type="string">
            <text:p><text:a xlink:href="../../../../../../../wiki/Pin_280" xlink:type="simple">280</text:a></text:p>
          </table:table-cell>
          <table:table-cell office:value-type="string" calcext:value-type="string">
            <text:p>Tigris</text:p>
          </table:table-cell>
          <table:table-cell office:value-type="string" calcext:value-type="string">
            <text:p>Unbranded</text:p>
          </table:table-cell>
          <table:table-cell office:value-type="float" office:value="35250" calcext:value-type="float">
            <text:p>352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117" calcext:value-type="float">
            <text:p>11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Dropped by 93 H.</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apidly tap empty space to form three icicles. Inflicts damage on contact. </text:p>
            <text:p/>
            <text:p>Pin List Complete is numbered as <text:a xlink:href="../../../../../../../wiki/Pin_282" xlink:type="simple">Pin 282</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1];&quot;: { &quot;&quot;ID&quot;&quot;: &quot;;[.A281];&quot;, &quot;&quot;Name&quot;&quot;: &quot;&quot;&quot;;[.C281];&quot;&quot;&quot;, &quot;&quot;MaxLevel&quot;&quot;: &quot;;[.T281];&quot;, &quot;&quot;Mingle?&quot;&quot;: &quot;;[.AG281];&quot;, &quot;&quot;Psych&quot;&quot;: &quot;&quot;&quot;;[.H281];&quot;&quot;&quot;&quot;; ;&quot;, &quot;&quot;Element&quot;&quot;: &quot;&quot;&quot;;[.G281];&quot;&quot;&quot;, &quot;&quot;Brand&quot;&quot;: &quot;&quot;&quot;;[.D281];&quot;&quot;&quot;, &quot;&quot;Ev. fr. pin?&quot;&quot;: &quot;;[.AH281];&quot;, &quot;&quot;Weight&quot;&quot;: &quot;;[.Y281];&quot;, &quot;&quot;Spec&quot;&quot;: &quot;&quot;&quot;;[.J281];&quot;&quot;&quot;, &quot;&quot;Inflicts HP Drain?&quot;&quot;: &quot;;[.AI281];&quot;, &quot;&quot;Eden?&quot;&quot;: &quot;;[.AJ281];&quot; },&quot;)" office:value-type="string" office:string-value="0x117: { &quot;ID&quot;: 0x117, &quot;Name&quot;: &quot;Tigris&quot;, &quot;MaxLevel&quot;: 10, &quot;Mingle?&quot;: 0, &quot;Psych&quot;: &quot;Piercing Pillar&quot;, &quot;Element&quot;: &quot;Neg&quot;, &quot;Brand&quot;: &quot;Unbranded&quot;, &quot;Ev. fr. pin?&quot;: 0, &quot;Weight&quot;: 4, &quot;Spec&quot;: &quot;Attack&quot;, &quot;Inflicts HP Drain?&quot;: 0, &quot;Eden?&quot;: 0 }," calcext:value-type="string">
            <text:p>0x117: { "ID": 0x117, "Name": "Tigris", "MaxLevel": 10, "Mingle?": 0, "Psych": "Piercing Pillar", "Element": "Neg", "Brand": "Unbranded", "Ev. fr. pin?": 0, "Weight": 4, "Spec": "Attack", "Inflicts HP Drain?": 0, "Eden?": 0 },</text:p>
          </table:table-cell>
        </table:table-row>
        <table:table-row table:style-name="ro7">
          <table:table-cell table:formula="of:=COM.MICROSOFT.CONCAT(&quot;0x&quot;; DEC2HEX([.B282] - 1))" office:value-type="string" office:string-value="0x118" calcext:value-type="string">
            <text:p>0x118</text:p>
          </table:table-cell>
          <table:table-cell office:value-type="string" calcext:value-type="string">
            <text:p><text:a xlink:href="../../../../../../../wiki/Pin_281" xlink:type="simple">281</text:a></text:p>
          </table:table-cell>
          <table:table-cell office:value-type="string" calcext:value-type="string">
            <text:p>Corehog</text:p>
          </table:table-cell>
          <table:table-cell office:value-type="string" calcext:value-type="string">
            <text:p>Unbranded</text:p>
          </table:table-cell>
          <table:table-cell office:value-type="float" office:value="21600" calcext:value-type="float">
            <text:p>21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6 U.</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ext:p/>
            <text:p>Pin List Complete is numbered as <text:a xlink:href="../../../../../../../wiki/Pin_283" xlink:type="simple">Pin 283</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2];&quot;: { &quot;&quot;ID&quot;&quot;: &quot;;[.A282];&quot;, &quot;&quot;Name&quot;&quot;: &quot;&quot;&quot;;[.C282];&quot;&quot;&quot;, &quot;&quot;MaxLevel&quot;&quot;: &quot;;[.T282];&quot;, &quot;&quot;Mingle?&quot;&quot;: &quot;;[.AG282];&quot;, &quot;&quot;Psych&quot;&quot;: &quot;&quot;&quot;;[.H282];&quot;&quot;&quot;&quot;; ;&quot;, &quot;&quot;Element&quot;&quot;: &quot;&quot;&quot;;[.G282];&quot;&quot;&quot;, &quot;&quot;Brand&quot;&quot;: &quot;&quot;&quot;;[.D282];&quot;&quot;&quot;, &quot;&quot;Ev. fr. pin?&quot;&quot;: &quot;;[.AH282];&quot;, &quot;&quot;Weight&quot;&quot;: &quot;;[.Y282];&quot;, &quot;&quot;Spec&quot;&quot;: &quot;&quot;&quot;;[.J282];&quot;&quot;&quot;, &quot;&quot;Inflicts HP Drain?&quot;&quot;: &quot;;[.AI282];&quot;, &quot;&quot;Eden?&quot;&quot;: &quot;;[.AJ282];&quot; },&quot;)" office:value-type="string" office:string-value="0x118: { &quot;ID&quot;: 0x118, &quot;Name&quot;: &quot;Corehog&quot;, &quot;MaxLevel&quot;: 5, &quot;Mingle?&quot;: 0, &quot;Psych&quot;: &quot;Burst Rounds&quot;, &quot;Element&quot;: &quot;Neg&quot;, &quot;Brand&quot;: &quot;Unbranded&quot;, &quot;Ev. fr. pin?&quot;: 0, &quot;Weight&quot;: 5, &quot;Spec&quot;: &quot;Attack&quot;, &quot;Inflicts HP Drain?&quot;: 0, &quot;Eden?&quot;: 0 }," calcext:value-type="string">
            <text:p>0x118: { "ID": 0x118, "Name": "Corehog", "MaxLevel": 5, "Mingle?": 0, "Psych": "Burst Rounds", "Element": "Neg", "Brand": "Unbranded", "Ev. fr. pin?": 0, "Weight": 5, "Spec": "Attack", "Inflicts HP Drain?": 0, "Eden?": 0 },</text:p>
          </table:table-cell>
        </table:table-row>
        <table:table-row table:style-name="ro8">
          <table:table-cell table:formula="of:=COM.MICROSOFT.CONCAT(&quot;0x&quot;; DEC2HEX([.B283] - 1))" office:value-type="string" office:string-value="0x119" calcext:value-type="string">
            <text:p>0x119</text:p>
          </table:table-cell>
          <table:table-cell office:value-type="string" calcext:value-type="string">
            <text:p><text:a xlink:href="../../../../../../../wiki/Pin_282" xlink:type="simple">282</text:a></text:p>
          </table:table-cell>
          <table:table-cell office:value-type="string" calcext:value-type="string">
            <text:p>Jelly</text:p>
          </table:table-cell>
          <table:table-cell office:value-type="string" calcext:value-type="string">
            <text:p>Unbranded</text:p>
          </table:table-cell>
          <table:table-cell office:value-type="float" office:value="16950" calcext:value-type="float">
            <text:p>16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0 H.</text:p>
            <text:p>Dropped by 29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ext:p/>
            <text:p>Pin List Complete is numbered as <text:a xlink:href="../../../../../../../wiki/Pin_284" xlink:type="simple">Pin 284</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3];&quot;: { &quot;&quot;ID&quot;&quot;: &quot;;[.A283];&quot;, &quot;&quot;Name&quot;&quot;: &quot;&quot;&quot;;[.C283];&quot;&quot;&quot;, &quot;&quot;MaxLevel&quot;&quot;: &quot;;[.T283];&quot;, &quot;&quot;Mingle?&quot;&quot;: &quot;;[.AG283];&quot;, &quot;&quot;Psych&quot;&quot;: &quot;&quot;&quot;;[.H283];&quot;&quot;&quot;&quot;; ;&quot;, &quot;&quot;Element&quot;&quot;: &quot;&quot;&quot;;[.G283];&quot;&quot;&quot;, &quot;&quot;Brand&quot;&quot;: &quot;&quot;&quot;;[.D283];&quot;&quot;&quot;, &quot;&quot;Ev. fr. pin?&quot;&quot;: &quot;;[.AH283];&quot;, &quot;&quot;Weight&quot;&quot;: &quot;;[.Y283];&quot;, &quot;&quot;Spec&quot;&quot;: &quot;&quot;&quot;;[.J283];&quot;&quot;&quot;, &quot;&quot;Inflicts HP Drain?&quot;&quot;: &quot;;[.AI283];&quot;, &quot;&quot;Eden?&quot;&quot;: &quot;;[.AJ283];&quot; },&quot;)" office:value-type="string" office:string-value="0x119: { &quot;ID&quot;: 0x119, &quot;Name&quot;: &quot;Jelly&quot;, &quot;MaxLevel&quot;: 7, &quot;Mingle?&quot;: 0, &quot;Psych&quot;: &quot;Discharge&quot;, &quot;Element&quot;: &quot;Neg&quot;, &quot;Brand&quot;: &quot;Unbranded&quot;, &quot;Ev. fr. pin?&quot;: 0, &quot;Weight&quot;: 6, &quot;Spec&quot;: &quot;Attack&quot;, &quot;Inflicts HP Drain?&quot;: 0, &quot;Eden?&quot;: 0 }," calcext:value-type="string">
            <text:p>0x119: { "ID": 0x119, "Name": "Jelly", "MaxLevel": 7, "Mingle?": 0, "Psych": "Discharge", "Element": "Neg", "Brand": "Unbranded", "Ev. fr. pin?": 0, "Weight": 6, "Spec": "Attack", "Inflicts HP Drain?": 0, "Eden?": 0 },</text:p>
          </table:table-cell>
        </table:table-row>
        <table:table-row table:style-name="ro8">
          <table:table-cell table:formula="of:=COM.MICROSOFT.CONCAT(&quot;0x&quot;; DEC2HEX([.B284] - 1))" office:value-type="string" office:string-value="0x11A" calcext:value-type="string">
            <text:p>0x11A</text:p>
          </table:table-cell>
          <table:table-cell office:value-type="string" calcext:value-type="string">
            <text:p><text:a xlink:href="../../../../../../../wiki/Pin_283" xlink:type="simple">283</text:a></text:p>
          </table:table-cell>
          <table:table-cell office:value-type="string" calcext:value-type="string">
            <text:p>Shark</text:p>
          </table:table-cell>
          <table:table-cell office:value-type="string" calcext:value-type="string">
            <text:p>Unbranded</text:p>
          </table:table-cell>
          <table:table-cell office:value-type="float" office:value="14250" calcext:value-type="float">
            <text:p>142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0" calcext:value-type="float">
            <text:p>0</text:p>
          </table:table-cell>
          <table:table-cell office:value-type="string" calcext:value-type="string">
            <text:p>Dropped by 63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ext:p/>
            <text:p>Pin List Complete is numbered as <text:a xlink:href="../../../../../../../wiki/Pin_285" xlink:type="simple">Pin 285</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4];&quot;: { &quot;&quot;ID&quot;&quot;: &quot;;[.A284];&quot;, &quot;&quot;Name&quot;&quot;: &quot;&quot;&quot;;[.C284];&quot;&quot;&quot;, &quot;&quot;MaxLevel&quot;&quot;: &quot;;[.T284];&quot;, &quot;&quot;Mingle?&quot;&quot;: &quot;;[.AG284];&quot;, &quot;&quot;Psych&quot;&quot;: &quot;&quot;&quot;;[.H284];&quot;&quot;&quot;&quot;; ;&quot;, &quot;&quot;Element&quot;&quot;: &quot;&quot;&quot;;[.G284];&quot;&quot;&quot;, &quot;&quot;Brand&quot;&quot;: &quot;&quot;&quot;;[.D284];&quot;&quot;&quot;, &quot;&quot;Ev. fr. pin?&quot;&quot;: &quot;;[.AH284];&quot;, &quot;&quot;Weight&quot;&quot;: &quot;;[.Y284];&quot;, &quot;&quot;Spec&quot;&quot;: &quot;&quot;&quot;;[.J284];&quot;&quot;&quot;, &quot;&quot;Inflicts HP Drain?&quot;&quot;: &quot;;[.AI284];&quot;, &quot;&quot;Eden?&quot;&quot;: &quot;;[.AJ284];&quot; },&quot;)" office:value-type="string" office:string-value="0x11A: { &quot;ID&quot;: 0x11A, &quot;Name&quot;: &quot;Shark&quot;, &quot;MaxLevel&quot;: 3, &quot;Mingle?&quot;: 0, &quot;Psych&quot;: &quot;Black Hole&quot;, &quot;Element&quot;: &quot;---&quot;, &quot;Brand&quot;: &quot;Unbranded&quot;, &quot;Ev. fr. pin?&quot;: 0, &quot;Weight&quot;: 8, &quot;Spec&quot;: &quot;---&quot;, &quot;Inflicts HP Drain?&quot;: 0, &quot;Eden?&quot;: 0 }," calcext:value-type="string">
            <text:p>0x11A: { "ID": 0x11A, "Name": "Shark", "MaxLevel": 3, "Mingle?": 0, "Psych": "Black Hole", "Element": "---", "Brand": "Unbranded", "Ev. fr. pin?": 0, "Weight": 8, "Spec": "---", "Inflicts HP Drain?": 0, "Eden?": 0 },</text:p>
          </table:table-cell>
        </table:table-row>
        <table:table-row table:style-name="ro5">
          <table:table-cell table:formula="of:=COM.MICROSOFT.CONCAT(&quot;0x&quot;; DEC2HEX([.B285] - 1))" office:value-type="string" office:string-value="0x11B" calcext:value-type="string">
            <text:p>0x11B</text:p>
          </table:table-cell>
          <table:table-cell office:value-type="string" calcext:value-type="string">
            <text:p><text:a xlink:href="../../../../../../../wiki/Pin_284" xlink:type="simple">284</text:a></text:p>
          </table:table-cell>
          <table:table-cell office:value-type="string" calcext:value-type="string">
            <text:p>Leo</text:p>
          </table:table-cell>
          <table:table-cell office:value-type="string" calcext:value-type="string">
            <text:p>Unbranded</text:p>
          </table:table-cell>
          <table:table-cell office:value-type="float" office:value="10950" calcext:value-type="float">
            <text:p>109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92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teleport to that location. </text:p>
            <text:p/>
            <text:p>Pin List Complete is numbered as <text:a xlink:href="../../../../../../../wiki/Pin_286" xlink:type="simple">Pin 286</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5];&quot;: { &quot;&quot;ID&quot;&quot;: &quot;;[.A285];&quot;, &quot;&quot;Name&quot;&quot;: &quot;&quot;&quot;;[.C285];&quot;&quot;&quot;, &quot;&quot;MaxLevel&quot;&quot;: &quot;;[.T285];&quot;, &quot;&quot;Mingle?&quot;&quot;: &quot;;[.AG285];&quot;, &quot;&quot;Psych&quot;&quot;: &quot;&quot;&quot;;[.H285];&quot;&quot;&quot;&quot;; ;&quot;, &quot;&quot;Element&quot;&quot;: &quot;&quot;&quot;;[.G285];&quot;&quot;&quot;, &quot;&quot;Brand&quot;&quot;: &quot;&quot;&quot;;[.D285];&quot;&quot;&quot;, &quot;&quot;Ev. fr. pin?&quot;&quot;: &quot;;[.AH285];&quot;, &quot;&quot;Weight&quot;&quot;: &quot;;[.Y285];&quot;, &quot;&quot;Spec&quot;&quot;: &quot;&quot;&quot;;[.J285];&quot;&quot;&quot;, &quot;&quot;Inflicts HP Drain?&quot;&quot;: &quot;;[.AI285];&quot;, &quot;&quot;Eden?&quot;&quot;: &quot;;[.AJ285];&quot; },&quot;)" office:value-type="string" office:string-value="0x11B: { &quot;ID&quot;: 0x11B, &quot;Name&quot;: &quot;Leo&quot;, &quot;MaxLevel&quot;: 3, &quot;Mingle?&quot;: 0, &quot;Psych&quot;: &quot;Teleport&quot;, &quot;Element&quot;: &quot;---&quot;, &quot;Brand&quot;: &quot;Unbranded&quot;, &quot;Ev. fr. pin?&quot;: 0, &quot;Weight&quot;: 2, &quot;Spec&quot;: &quot;---&quot;, &quot;Inflicts HP Drain?&quot;: 0, &quot;Eden?&quot;: 0 }," calcext:value-type="string">
            <text:p>0x11B: { "ID": 0x11B, "Name": "Leo", "MaxLevel": 3, "Mingle?": 0, "Psych": "Teleport", "Element": "---", "Brand": "Unbranded", "Ev. fr. pin?": 0, "Weight": 2, "Spec": "---", "Inflicts HP Drain?": 0, "Eden?": 0 },</text:p>
          </table:table-cell>
        </table:table-row>
        <table:table-row table:style-name="ro8">
          <table:table-cell table:formula="of:=COM.MICROSOFT.CONCAT(&quot;0x&quot;; DEC2HEX([.B286] - 1))" office:value-type="string" office:string-value="0x11C" calcext:value-type="string">
            <text:p>0x11C</text:p>
          </table:table-cell>
          <table:table-cell office:value-type="string" calcext:value-type="string">
            <text:p><text:a xlink:href="../../../../../../../wiki/Pin_285" xlink:type="simple">285</text:a></text:p>
          </table:table-cell>
          <table:table-cell office:value-type="string" calcext:value-type="string">
            <text:p>Ovis</text:p>
          </table:table-cell>
          <table:table-cell office:value-type="string" calcext:value-type="string">
            <text:p>Unbranded</text:p>
          </table:table-cell>
          <table:table-cell office:value-type="float" office:value="47100" calcext:value-type="float">
            <text:p>471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42" calcext:value-type="float">
            <text:p>142</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1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ouch an enemy to strike it with lightning. Touch additional enemies while the lightning flashes for a combo. </text:p>
            <text:p/>
            <text:p>Pin List Complete is numbered as <text:a xlink:href="../../../../../../../wiki/Pin_287" xlink:type="simple">Pin 287</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6];&quot;: { &quot;&quot;ID&quot;&quot;: &quot;;[.A286];&quot;, &quot;&quot;Name&quot;&quot;: &quot;&quot;&quot;;[.C286];&quot;&quot;&quot;, &quot;&quot;MaxLevel&quot;&quot;: &quot;;[.T286];&quot;, &quot;&quot;Mingle?&quot;&quot;: &quot;;[.AG286];&quot;, &quot;&quot;Psych&quot;&quot;: &quot;&quot;&quot;;[.H286];&quot;&quot;&quot;&quot;; ;&quot;, &quot;&quot;Element&quot;&quot;: &quot;&quot;&quot;;[.G286];&quot;&quot;&quot;, &quot;&quot;Brand&quot;&quot;: &quot;&quot;&quot;;[.D286];&quot;&quot;&quot;, &quot;&quot;Ev. fr. pin?&quot;&quot;: &quot;;[.AH286];&quot;, &quot;&quot;Weight&quot;&quot;: &quot;;[.Y286];&quot;, &quot;&quot;Spec&quot;&quot;: &quot;&quot;&quot;;[.J286];&quot;&quot;&quot;, &quot;&quot;Inflicts HP Drain?&quot;&quot;: &quot;;[.AI286];&quot;, &quot;&quot;Eden?&quot;&quot;: &quot;;[.AJ286];&quot; },&quot;)" office:value-type="string" office:string-value="0x11C: { &quot;ID&quot;: 0x11C, &quot;Name&quot;: &quot;Ovis&quot;, &quot;MaxLevel&quot;: 9, &quot;Mingle?&quot;: 0, &quot;Psych&quot;: &quot;Thunderbolt&quot;, &quot;Element&quot;: &quot;Neg&quot;, &quot;Brand&quot;: &quot;Unbranded&quot;, &quot;Ev. fr. pin?&quot;: 0, &quot;Weight&quot;: 3, &quot;Spec&quot;: &quot;Attack&quot;, &quot;Inflicts HP Drain?&quot;: 0, &quot;Eden?&quot;: 0 }," calcext:value-type="string">
            <text:p>0x11C: { "ID": 0x11C, "Name": "Ovis", "MaxLevel": 9, "Mingle?": 0, "Psych": "Thunderbolt", "Element": "Neg", "Brand": "Unbranded", "Ev. fr. pin?": 0, "Weight": 3, "Spec": "Attack", "Inflicts HP Drain?": 0, "Eden?": 0 },</text:p>
          </table:table-cell>
        </table:table-row>
        <table:table-row table:style-name="ro8">
          <table:table-cell table:formula="of:=COM.MICROSOFT.CONCAT(&quot;0x&quot;; DEC2HEX([.B287] - 1))" office:value-type="string" office:string-value="0x11D" calcext:value-type="string">
            <text:p>0x11D</text:p>
          </table:table-cell>
          <table:table-cell office:value-type="string" calcext:value-type="string">
            <text:p><text:a xlink:href="../../../../../../../wiki/Pin_286" xlink:type="simple">286</text:a></text:p>
          </table:table-cell>
          <table:table-cell office:value-type="string" calcext:value-type="string">
            <text:p>Cornix</text:p>
          </table:table-cell>
          <table:table-cell office:value-type="string" calcext:value-type="string">
            <text:p>Unbranded</text:p>
          </table:table-cell>
          <table:table-cell office:value-type="float" office:value="24150" calcext:value-type="float">
            <text:p>241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133" calcext:value-type="float">
            <text:p>133</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90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drop five boulders on that position. Inflicts damage on contact. Rapidly tap to rain more stones down. </text:p>
            <text:p/>
            <text:p>Pin List Complete is numbered as <text:a xlink:href="../../../../../../../wiki/Pin_288" xlink:type="simple">Pin 288</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7];&quot;: { &quot;&quot;ID&quot;&quot;: &quot;;[.A287];&quot;, &quot;&quot;Name&quot;&quot;: &quot;&quot;&quot;;[.C287];&quot;&quot;&quot;, &quot;&quot;MaxLevel&quot;&quot;: &quot;;[.T287];&quot;, &quot;&quot;Mingle?&quot;&quot;: &quot;;[.AG287];&quot;, &quot;&quot;Psych&quot;&quot;: &quot;&quot;&quot;;[.H287];&quot;&quot;&quot;&quot;; ;&quot;, &quot;&quot;Element&quot;&quot;: &quot;&quot;&quot;;[.G287];&quot;&quot;&quot;, &quot;&quot;Brand&quot;&quot;: &quot;&quot;&quot;;[.D287];&quot;&quot;&quot;, &quot;&quot;Ev. fr. pin?&quot;&quot;: &quot;;[.AH287];&quot;, &quot;&quot;Weight&quot;&quot;: &quot;;[.Y287];&quot;, &quot;&quot;Spec&quot;&quot;: &quot;&quot;&quot;;[.J287];&quot;&quot;&quot;, &quot;&quot;Inflicts HP Drain?&quot;&quot;: &quot;;[.AI287];&quot;, &quot;&quot;Eden?&quot;&quot;: &quot;;[.AJ287];&quot; },&quot;)" office:value-type="string" office:string-value="0x11D: { &quot;ID&quot;: 0x11D, &quot;Name&quot;: &quot;Cornix&quot;, &quot;MaxLevel&quot;: 4, &quot;Mingle?&quot;: 0, &quot;Psych&quot;: &quot;Apport&quot;, &quot;Element&quot;: &quot;Neg&quot;, &quot;Brand&quot;: &quot;Unbranded&quot;, &quot;Ev. fr. pin?&quot;: 0, &quot;Weight&quot;: 7, &quot;Spec&quot;: &quot;Attack&quot;, &quot;Inflicts HP Drain?&quot;: 0, &quot;Eden?&quot;: 0 }," calcext:value-type="string">
            <text:p>0x11D: { "ID": 0x11D, "Name": "Cornix", "MaxLevel": 4, "Mingle?": 0, "Psych": "Apport", "Element": "Neg", "Brand": "Unbranded", "Ev. fr. pin?": 0, "Weight": 7, "Spec": "Attack", "Inflicts HP Drain?": 0, "Eden?": 0 },</text:p>
          </table:table-cell>
        </table:table-row>
        <table:table-row table:style-name="ro8">
          <table:table-cell table:formula="of:=COM.MICROSOFT.CONCAT(&quot;0x&quot;; DEC2HEX([.B288] - 1))" office:value-type="string" office:string-value="0x11E" calcext:value-type="string">
            <text:p>0x11E</text:p>
          </table:table-cell>
          <table:table-cell office:value-type="string" calcext:value-type="string">
            <text:p><text:a xlink:href="../../../../../../../wiki/Pin_287" xlink:type="simple">287</text:a></text:p>
          </table:table-cell>
          <table:table-cell office:value-type="string" calcext:value-type="string">
            <text:p>Popguin</text:p>
          </table:table-cell>
          <table:table-cell office:value-type="string" calcext:value-type="string">
            <text:p>Unbranded</text:p>
          </table:table-cell>
          <table:table-cell office:value-type="float" office:value="12600" calcext:value-type="float">
            <text:p>12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93" calcext:value-type="float">
            <text:p>93</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28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ext:p/>
            <text:p>Pin List Complete is numbered as <text:a xlink:href="../../../../../../../wiki/Pin_289" xlink:type="simple">Pin 289</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8];&quot;: { &quot;&quot;ID&quot;&quot;: &quot;;[.A288];&quot;, &quot;&quot;Name&quot;&quot;: &quot;&quot;&quot;;[.C288];&quot;&quot;&quot;, &quot;&quot;MaxLevel&quot;&quot;: &quot;;[.T288];&quot;, &quot;&quot;Mingle?&quot;&quot;: &quot;;[.AG288];&quot;, &quot;&quot;Psych&quot;&quot;: &quot;&quot;&quot;;[.H288];&quot;&quot;&quot;&quot;; ;&quot;, &quot;&quot;Element&quot;&quot;: &quot;&quot;&quot;;[.G288];&quot;&quot;&quot;, &quot;&quot;Brand&quot;&quot;: &quot;&quot;&quot;;[.D288];&quot;&quot;&quot;, &quot;&quot;Ev. fr. pin?&quot;&quot;: &quot;;[.AH288];&quot;, &quot;&quot;Weight&quot;&quot;: &quot;;[.Y288];&quot;, &quot;&quot;Spec&quot;&quot;: &quot;&quot;&quot;;[.J288];&quot;&quot;&quot;, &quot;&quot;Inflicts HP Drain?&quot;&quot;: &quot;;[.AI288];&quot;, &quot;&quot;Eden?&quot;&quot;: &quot;;[.AJ288];&quot; },&quot;)" office:value-type="string" office:string-value="0x11E: { &quot;ID&quot;: 0x11E, &quot;Name&quot;: &quot;Popguin&quot;, &quot;MaxLevel&quot;: 3, &quot;Mingle?&quot;: 0, &quot;Psych&quot;: &quot;Force Rounds&quot;, &quot;Element&quot;: &quot;Neg&quot;, &quot;Brand&quot;: &quot;Unbranded&quot;, &quot;Ev. fr. pin?&quot;: 0, &quot;Weight&quot;: 5, &quot;Spec&quot;: &quot;Attack&quot;, &quot;Inflicts HP Drain?&quot;: 0, &quot;Eden?&quot;: 0 }," calcext:value-type="string">
            <text:p>0x11E: { "ID": 0x11E, "Name": "Popguin", "MaxLevel": 3, "Mingle?": 0, "Psych": "Force Rounds", "Element": "Neg", "Brand": "Unbranded", "Ev. fr. pin?": 0, "Weight": 5, "Spec": "Attack", "Inflicts HP Drain?": 0, "Eden?": 0 },</text:p>
          </table:table-cell>
        </table:table-row>
        <table:table-row table:style-name="ro8">
          <table:table-cell table:formula="of:=COM.MICROSOFT.CONCAT(&quot;0x&quot;; DEC2HEX([.B289] - 1))" office:value-type="string" office:string-value="0x11F" calcext:value-type="string">
            <text:p>0x11F</text:p>
          </table:table-cell>
          <table:table-cell office:value-type="string" calcext:value-type="string">
            <text:p><text:a xlink:href="../../../../../../../wiki/Pin_288" xlink:type="simple">288</text:a></text:p>
          </table:table-cell>
          <table:table-cell office:value-type="string" calcext:value-type="string">
            <text:p>Pteropus</text:p>
          </table:table-cell>
          <table:table-cell office:value-type="string" calcext:value-type="string">
            <text:p>Unbranded</text:p>
          </table:table-cell>
          <table:table-cell office:value-type="float" office:value="32250" calcext:value-type="float">
            <text:p>322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135" calcext:value-type="float">
            <text:p>135</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8 H.</text:p>
            <text:p>Dropped by 89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ext:p/>
            <text:p>Pin List Complete is numbered as <text:a xlink:href="../../../../../../../wiki/Pin_290" xlink:type="simple">Pin 290</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89];&quot;: { &quot;&quot;ID&quot;&quot;: &quot;;[.A289];&quot;, &quot;&quot;Name&quot;&quot;: &quot;&quot;&quot;;[.C289];&quot;&quot;&quot;, &quot;&quot;MaxLevel&quot;&quot;: &quot;;[.T289];&quot;, &quot;&quot;Mingle?&quot;&quot;: &quot;;[.AG289];&quot;, &quot;&quot;Psych&quot;&quot;: &quot;&quot;&quot;;[.H289];&quot;&quot;&quot;&quot;; ;&quot;, &quot;&quot;Element&quot;&quot;: &quot;&quot;&quot;;[.G289];&quot;&quot;&quot;, &quot;&quot;Brand&quot;&quot;: &quot;&quot;&quot;;[.D289];&quot;&quot;&quot;, &quot;&quot;Ev. fr. pin?&quot;&quot;: &quot;;[.AH289];&quot;, &quot;&quot;Weight&quot;&quot;: &quot;;[.Y289];&quot;, &quot;&quot;Spec&quot;&quot;: &quot;&quot;&quot;;[.J289];&quot;&quot;&quot;, &quot;&quot;Inflicts HP Drain?&quot;&quot;: &quot;;[.AI289];&quot;, &quot;&quot;Eden?&quot;&quot;: &quot;;[.AJ289];&quot; },&quot;)" office:value-type="string" office:string-value="0x11F: { &quot;ID&quot;: 0x11F, &quot;Name&quot;: &quot;Pteropus&quot;, &quot;MaxLevel&quot;: 6, &quot;Mingle?&quot;: 0, &quot;Psych&quot;: &quot;Patrol Rounds&quot;, &quot;Element&quot;: &quot;Neg&quot;, &quot;Brand&quot;: &quot;Unbranded&quot;, &quot;Ev. fr. pin?&quot;: 0, &quot;Weight&quot;: 6, &quot;Spec&quot;: &quot;Attack&quot;, &quot;Inflicts HP Drain?&quot;: 0, &quot;Eden?&quot;: 0 }," calcext:value-type="string">
            <text:p>0x11F: { "ID": 0x11F, "Name": "Pteropus", "MaxLevel": 6, "Mingle?": 0, "Psych": "Patrol Rounds", "Element": "Neg", "Brand": "Unbranded", "Ev. fr. pin?": 0, "Weight": 6, "Spec": "Attack", "Inflicts HP Drain?": 0, "Eden?": 0 },</text:p>
          </table:table-cell>
        </table:table-row>
        <table:table-row table:style-name="ro7">
          <table:table-cell table:formula="of:=COM.MICROSOFT.CONCAT(&quot;0x&quot;; DEC2HEX([.B290] - 1))" office:value-type="string" office:string-value="0x120" calcext:value-type="string">
            <text:p>0x120</text:p>
          </table:table-cell>
          <table:table-cell office:value-type="string" calcext:value-type="string">
            <text:p><text:a xlink:href="../../../../../../../wiki/Pin_289" xlink:type="simple">289</text:a></text:p>
          </table:table-cell>
          <table:table-cell office:value-type="string" calcext:value-type="string">
            <text:p>Mink</text:p>
          </table:table-cell>
          <table:table-cell office:value-type="string" calcext:value-type="string">
            <text:p>Unbranded</text:p>
          </table:table-cell>
          <table:table-cell office:value-type="float" office:value="14850" calcext:value-type="float">
            <text:p>148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Dropped by 21 U.</text:p>
            <text:p>Dropped by 2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ext:p/>
            <text:p>Pin List Complete is numbered as <text:a xlink:href="../../../../../../../wiki/Pin_291" xlink:type="simple">Pin 291</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90];&quot;: { &quot;&quot;ID&quot;&quot;: &quot;;[.A290];&quot;, &quot;&quot;Name&quot;&quot;: &quot;&quot;&quot;;[.C290];&quot;&quot;&quot;, &quot;&quot;MaxLevel&quot;&quot;: &quot;;[.T290];&quot;, &quot;&quot;Mingle?&quot;&quot;: &quot;;[.AG290];&quot;, &quot;&quot;Psych&quot;&quot;: &quot;&quot;&quot;;[.H290];&quot;&quot;&quot;&quot;; ;&quot;, &quot;&quot;Element&quot;&quot;: &quot;&quot;&quot;;[.G290];&quot;&quot;&quot;, &quot;&quot;Brand&quot;&quot;: &quot;&quot;&quot;;[.D290];&quot;&quot;&quot;, &quot;&quot;Ev. fr. pin?&quot;&quot;: &quot;;[.AH290];&quot;, &quot;&quot;Weight&quot;&quot;: &quot;;[.Y290];&quot;, &quot;&quot;Spec&quot;&quot;: &quot;&quot;&quot;;[.J290];&quot;&quot;&quot;, &quot;&quot;Inflicts HP Drain?&quot;&quot;: &quot;;[.AI290];&quot;, &quot;&quot;Eden?&quot;&quot;: &quot;;[.AJ290];&quot; },&quot;)" office:value-type="string" office:string-value="0x120: { &quot;ID&quot;: 0x120, &quot;Name&quot;: &quot;Mink&quot;, &quot;MaxLevel&quot;: 4, &quot;Mingle?&quot;: 0, &quot;Psych&quot;: &quot;Twister&quot;, &quot;Element&quot;: &quot;Neg&quot;, &quot;Brand&quot;: &quot;Unbranded&quot;, &quot;Ev. fr. pin?&quot;: 0, &quot;Weight&quot;: 5, &quot;Spec&quot;: &quot;Attack&quot;, &quot;Inflicts HP Drain?&quot;: 0, &quot;Eden?&quot;: 0 }," calcext:value-type="string">
            <text:p>0x120: { "ID": 0x120, "Name": "Mink", "MaxLevel": 4, "Mingle?": 0, "Psych": "Twister", "Element": "Neg", "Brand": "Unbranded", "Ev. fr. pin?": 0, "Weight": 5, "Spec": "Attack", "Inflicts HP Drain?": 0, "Eden?": 0 },</text:p>
          </table:table-cell>
        </table:table-row>
        <table:table-row table:style-name="ro8">
          <table:table-cell table:formula="of:=COM.MICROSOFT.CONCAT(&quot;0x&quot;; DEC2HEX([.B291] - 1))" office:value-type="string" office:string-value="0x121" calcext:value-type="string">
            <text:p>0x121</text:p>
          </table:table-cell>
          <table:table-cell office:value-type="string" calcext:value-type="string">
            <text:p><text:a xlink:href="../../../../../../../wiki/Pin_290" xlink:type="simple">290</text:a></text:p>
          </table:table-cell>
          <table:table-cell office:value-type="string" calcext:value-type="string">
            <text:p>Boomer</text:p>
          </table:table-cell>
          <table:table-cell office:value-type="string" calcext:value-type="string">
            <text:p>Unbranded</text:p>
          </table:table-cell>
          <table:table-cell office:value-type="float" office:value="22500" calcext:value-type="float">
            <text:p>2250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0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Slash vertically down on an enemy and Neku will teleport above it and attack with a downward stab. </text:p>
            <text:p/>
            <text:p>Pin List Complete is numbered as <text:a xlink:href="../../../../../../../wiki/Pin_292" xlink:type="simple">Pin 292</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91];&quot;: { &quot;&quot;ID&quot;&quot;: &quot;;[.A291];&quot;, &quot;&quot;Name&quot;&quot;: &quot;&quot;&quot;;[.C291];&quot;&quot;&quot;, &quot;&quot;MaxLevel&quot;&quot;: &quot;;[.T291];&quot;, &quot;&quot;Mingle?&quot;&quot;: &quot;;[.AG291];&quot;, &quot;&quot;Psych&quot;&quot;: &quot;&quot;&quot;;[.H291];&quot;&quot;&quot;&quot;; ;&quot;, &quot;&quot;Element&quot;&quot;: &quot;&quot;&quot;;[.G291];&quot;&quot;&quot;, &quot;&quot;Brand&quot;&quot;: &quot;&quot;&quot;;[.D291];&quot;&quot;&quot;, &quot;&quot;Ev. fr. pin?&quot;&quot;: &quot;;[.AH291];&quot;, &quot;&quot;Weight&quot;&quot;: &quot;;[.Y291];&quot;, &quot;&quot;Spec&quot;&quot;: &quot;&quot;&quot;;[.J291];&quot;&quot;&quot;, &quot;&quot;Inflicts HP Drain?&quot;&quot;: &quot;;[.AI291];&quot;, &quot;&quot;Eden?&quot;&quot;: &quot;;[.AJ291];&quot; },&quot;)" office:value-type="string" office:string-value="0x121: { &quot;ID&quot;: 0x121, &quot;Name&quot;: &quot;Boomer&quot;, &quot;MaxLevel&quot;: 5, &quot;Mingle?&quot;: 0, &quot;Psych&quot;: &quot;Grave Marker&quot;, &quot;Element&quot;: &quot;Pos&quot;, &quot;Brand&quot;: &quot;Unbranded&quot;, &quot;Ev. fr. pin?&quot;: 0, &quot;Weight&quot;: 4, &quot;Spec&quot;: &quot;Attack&quot;, &quot;Inflicts HP Drain?&quot;: 0, &quot;Eden?&quot;: 0 }," calcext:value-type="string">
            <text:p>0x121: { "ID": 0x121, "Name": "Boomer", "MaxLevel": 5, "Mingle?": 0, "Psych": "Grave Marker", "Element": "Pos", "Brand": "Unbranded", "Ev. fr. pin?": 0, "Weight": 4, "Spec": "Attack", "Inflicts HP Drain?": 0, "Eden?": 0 },</text:p>
          </table:table-cell>
        </table:table-row>
        <table:table-row table:style-name="ro8">
          <table:table-cell table:formula="of:=COM.MICROSOFT.CONCAT(&quot;0x&quot;; DEC2HEX([.B292] - 1))" office:value-type="string" office:string-value="0x122" calcext:value-type="string">
            <text:p>0x122</text:p>
          </table:table-cell>
          <table:table-cell office:value-type="string" calcext:value-type="string">
            <text:p><text:a xlink:href="../../../../../../../wiki/Pin_291" xlink:type="simple">291</text:a></text:p>
          </table:table-cell>
          <table:table-cell office:value-type="string" calcext:value-type="string">
            <text:p>Sprog</text:p>
          </table:table-cell>
          <table:table-cell office:value-type="string" calcext:value-type="string">
            <text:p>Unbranded</text:p>
          </table:table-cell>
          <table:table-cell office:value-type="float" office:value="17700" calcext:value-type="float">
            <text:p>177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Dropped by 06 H.</text:p>
            <text:p>Dropped by 1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ext:p/>
            <text:p>Pin List Complete is numbered as <text:a xlink:href="../../../../../../../wiki/Pin_293" xlink:type="simple">Pin 293</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92];&quot;: { &quot;&quot;ID&quot;&quot;: &quot;;[.A292];&quot;, &quot;&quot;Name&quot;&quot;: &quot;&quot;&quot;;[.C292];&quot;&quot;&quot;, &quot;&quot;MaxLevel&quot;&quot;: &quot;;[.T292];&quot;, &quot;&quot;Mingle?&quot;&quot;: &quot;;[.AG292];&quot;, &quot;&quot;Psych&quot;&quot;: &quot;&quot;&quot;;[.H292];&quot;&quot;&quot;&quot;; ;&quot;, &quot;&quot;Element&quot;&quot;: &quot;&quot;&quot;;[.G292];&quot;&quot;&quot;, &quot;&quot;Brand&quot;&quot;: &quot;&quot;&quot;;[.D292];&quot;&quot;&quot;, &quot;&quot;Ev. fr. pin?&quot;&quot;: &quot;;[.AH292];&quot;, &quot;&quot;Weight&quot;&quot;: &quot;;[.Y292];&quot;, &quot;&quot;Spec&quot;&quot;: &quot;&quot;&quot;;[.J292];&quot;&quot;&quot;, &quot;&quot;Inflicts HP Drain?&quot;&quot;: &quot;;[.AI292];&quot;, &quot;&quot;Eden?&quot;&quot;: &quot;;[.AJ292];&quot; },&quot;)" office:value-type="string" office:string-value="0x122: { &quot;ID&quot;: 0x122, &quot;Name&quot;: &quot;Sprog&quot;, &quot;MaxLevel&quot;: 4, &quot;Mingle?&quot;: 0, &quot;Psych&quot;: &quot;Freeze&quot;, &quot;Element&quot;: &quot;Neg&quot;, &quot;Brand&quot;: &quot;Unbranded&quot;, &quot;Ev. fr. pin?&quot;: 0, &quot;Weight&quot;: 8, &quot;Spec&quot;: &quot;---&quot;, &quot;Inflicts HP Drain?&quot;: 0, &quot;Eden?&quot;: 0 }," calcext:value-type="string">
            <text:p>0x122: { "ID": 0x122, "Name": "Sprog", "MaxLevel": 4, "Mingle?": 0, "Psych": "Freeze", "Element": "Neg", "Brand": "Unbranded", "Ev. fr. pin?": 0, "Weight": 8, "Spec": "---", "Inflicts HP Drain?": 0, "Eden?": 0 },</text:p>
          </table:table-cell>
        </table:table-row>
        <table:table-row table:style-name="ro8">
          <table:table-cell table:formula="of:=COM.MICROSOFT.CONCAT(&quot;0x&quot;; DEC2HEX([.B293] - 1))" office:value-type="string" office:string-value="0x123" calcext:value-type="string">
            <text:p>0x123</text:p>
          </table:table-cell>
          <table:table-cell office:value-type="string" calcext:value-type="string">
            <text:p><text:a xlink:href="../../../../../../../wiki/Pin_292" xlink:type="simple">292</text:a></text:p>
          </table:table-cell>
          <table:table-cell office:value-type="string" calcext:value-type="string">
            <text:p>Fox</text:p>
          </table:table-cell>
          <table:table-cell office:value-type="string" calcext:value-type="string">
            <text:p>Unbranded</text:p>
          </table:table-cell>
          <table:table-cell office:value-type="float" office:value="13650" calcext:value-type="float">
            <text:p>136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43 H.</text:p>
            <text:p>Dropped by 42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launch a small flame orb in that direction. Inflicts damage on contact. Orbs rebound off walls and enemies. </text:p>
            <text:p/>
            <text:p>Pin List Complete is numbered as <text:a xlink:href="../../../../../../../wiki/Pin_294" xlink:type="simple">Pin 294</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93];&quot;: { &quot;&quot;ID&quot;&quot;: &quot;;[.A293];&quot;, &quot;&quot;Name&quot;&quot;: &quot;&quot;&quot;;[.C293];&quot;&quot;&quot;, &quot;&quot;MaxLevel&quot;&quot;: &quot;;[.T293];&quot;, &quot;&quot;Mingle?&quot;&quot;: &quot;;[.AG293];&quot;, &quot;&quot;Psych&quot;&quot;: &quot;&quot;&quot;;[.H293];&quot;&quot;&quot;&quot;; ;&quot;, &quot;&quot;Element&quot;&quot;: &quot;&quot;&quot;;[.G293];&quot;&quot;&quot;, &quot;&quot;Brand&quot;&quot;: &quot;&quot;&quot;;[.D293];&quot;&quot;&quot;, &quot;&quot;Ev. fr. pin?&quot;&quot;: &quot;;[.AH293];&quot;, &quot;&quot;Weight&quot;&quot;: &quot;;[.Y293];&quot;, &quot;&quot;Spec&quot;&quot;: &quot;&quot;&quot;;[.J293];&quot;&quot;&quot;, &quot;&quot;Inflicts HP Drain?&quot;&quot;: &quot;;[.AI293];&quot;, &quot;&quot;Eden?&quot;&quot;: &quot;;[.AJ293];&quot; },&quot;)" office:value-type="string" office:string-value="0x123: { &quot;ID&quot;: 0x123, &quot;Name&quot;: &quot;Fox&quot;, &quot;MaxLevel&quot;: 3, &quot;Mingle?&quot;: 0, &quot;Psych&quot;: &quot;Flame Core&quot;, &quot;Element&quot;: &quot;Neg&quot;, &quot;Brand&quot;: &quot;Unbranded&quot;, &quot;Ev. fr. pin?&quot;: 0, &quot;Weight&quot;: 5, &quot;Spec&quot;: &quot;Attack&quot;, &quot;Inflicts HP Drain?&quot;: 0, &quot;Eden?&quot;: 0 }," calcext:value-type="string">
            <text:p>0x123: { "ID": 0x123, "Name": "Fox", "MaxLevel": 3, "Mingle?": 0, "Psych": "Flame Core", "Element": "Neg", "Brand": "Unbranded", "Ev. fr. pin?": 0, "Weight": 5, "Spec": "Attack", "Inflicts HP Drain?": 0, "Eden?": 0 },</text:p>
          </table:table-cell>
        </table:table-row>
        <table:table-row table:style-name="ro8">
          <table:table-cell table:formula="of:=COM.MICROSOFT.CONCAT(&quot;0x&quot;; DEC2HEX([.B294] - 1))" office:value-type="string" office:string-value="0x124" calcext:value-type="string">
            <text:p>0x124</text:p>
          </table:table-cell>
          <table:table-cell office:value-type="string" calcext:value-type="string">
            <text:p><text:a xlink:href="../../../../../../../wiki/Pin_293" xlink:type="simple">293</text:a></text:p>
          </table:table-cell>
          <table:table-cell office:value-type="string" calcext:value-type="string">
            <text:p>Bat</text:p>
          </table:table-cell>
          <table:table-cell office:value-type="string" calcext:value-type="string">
            <text:p>Unbranded</text:p>
          </table:table-cell>
          <table:table-cell office:value-type="float" office:value="18450" calcext:value-type="float">
            <text:p>184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19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ext:p/>
            <text:p>Pin List Complete is numbered as <text:a xlink:href="../../../../../../../wiki/Pin_295" xlink:type="simple">Pin 295</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94];&quot;: { &quot;&quot;ID&quot;&quot;: &quot;;[.A294];&quot;, &quot;&quot;Name&quot;&quot;: &quot;&quot;&quot;;[.C294];&quot;&quot;&quot;, &quot;&quot;MaxLevel&quot;&quot;: &quot;;[.T294];&quot;, &quot;&quot;Mingle?&quot;&quot;: &quot;;[.AG294];&quot;, &quot;&quot;Psych&quot;&quot;: &quot;&quot;&quot;;[.H294];&quot;&quot;&quot;&quot;; ;&quot;, &quot;&quot;Element&quot;&quot;: &quot;&quot;&quot;;[.G294];&quot;&quot;&quot;, &quot;&quot;Brand&quot;&quot;: &quot;&quot;&quot;;[.D294];&quot;&quot;&quot;, &quot;&quot;Ev. fr. pin?&quot;&quot;: &quot;;[.AH294];&quot;, &quot;&quot;Weight&quot;&quot;: &quot;;[.Y294];&quot;, &quot;&quot;Spec&quot;&quot;: &quot;&quot;&quot;;[.J294];&quot;&quot;&quot;, &quot;&quot;Inflicts HP Drain?&quot;&quot;: &quot;;[.AI294];&quot;, &quot;&quot;Eden?&quot;&quot;: &quot;;[.AJ294];&quot; },&quot;)" office:value-type="string" office:string-value="0x124: { &quot;ID&quot;: 0x124, &quot;Name&quot;: &quot;Bat&quot;, &quot;MaxLevel&quot;: 5, &quot;Mingle?&quot;: 0, &quot;Psych&quot;: &quot;Patrol Rounds&quot;, &quot;Element&quot;: &quot;Neg&quot;, &quot;Brand&quot;: &quot;Unbranded&quot;, &quot;Ev. fr. pin?&quot;: 0, &quot;Weight&quot;: 6, &quot;Spec&quot;: &quot;Attack&quot;, &quot;Inflicts HP Drain?&quot;: 0, &quot;Eden?&quot;: 0 }," calcext:value-type="string">
            <text:p>0x124: { "ID": 0x124, "Name": "Bat", "MaxLevel": 5, "Mingle?": 0, "Psych": "Patrol Rounds", "Element": "Neg", "Brand": "Unbranded", "Ev. fr. pin?": 0, "Weight": 6, "Spec": "Attack", "Inflicts HP Drain?": 0, "Eden?": 0 },</text:p>
          </table:table-cell>
        </table:table-row>
        <table:table-row table:style-name="ro7">
          <table:table-cell table:formula="of:=COM.MICROSOFT.CONCAT(&quot;0x&quot;; DEC2HEX([.B295] - 1))" office:value-type="string" office:string-value="0x125" calcext:value-type="string">
            <text:p>0x125</text:p>
          </table:table-cell>
          <table:table-cell office:value-type="string" calcext:value-type="string">
            <text:p><text:a xlink:href="../../../../../../../wiki/Pin_294" xlink:type="simple">294</text:a></text:p>
          </table:table-cell>
          <table:table-cell office:value-type="string" calcext:value-type="string">
            <text:p>Rhino</text:p>
          </table:table-cell>
          <table:table-cell office:value-type="string" calcext:value-type="string">
            <text:p>Unbranded</text:p>
          </table:table-cell>
          <table:table-cell office:value-type="float" office:value="18900" calcext:value-type="float">
            <text:p>1890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0" calcext:value-type="float">
            <text:p>10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Dropped by 5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ext:p/>
            <text:p>Pin List Complete is numbered as <text:a xlink:href="../../../../../../../wiki/Pin_296" xlink:type="simple">Pin 296</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95];&quot;: { &quot;&quot;ID&quot;&quot;: &quot;;[.A295];&quot;, &quot;&quot;Name&quot;&quot;: &quot;&quot;&quot;;[.C295];&quot;&quot;&quot;, &quot;&quot;MaxLevel&quot;&quot;: &quot;;[.T295];&quot;, &quot;&quot;Mingle?&quot;&quot;: &quot;;[.AG295];&quot;, &quot;&quot;Psych&quot;&quot;: &quot;&quot;&quot;;[.H295];&quot;&quot;&quot;&quot;; ;&quot;, &quot;&quot;Element&quot;&quot;: &quot;&quot;&quot;;[.G295];&quot;&quot;&quot;, &quot;&quot;Brand&quot;&quot;: &quot;&quot;&quot;;[.D295];&quot;&quot;&quot;, &quot;&quot;Ev. fr. pin?&quot;&quot;: &quot;;[.AH295];&quot;, &quot;&quot;Weight&quot;&quot;: &quot;;[.Y295];&quot;, &quot;&quot;Spec&quot;&quot;: &quot;&quot;&quot;;[.J295];&quot;&quot;&quot;, &quot;&quot;Inflicts HP Drain?&quot;&quot;: &quot;;[.AI295];&quot;, &quot;&quot;Eden?&quot;&quot;: &quot;;[.AJ295];&quot; },&quot;)" office:value-type="string" office:string-value="0x125: { &quot;ID&quot;: 0x125, &quot;Name&quot;: &quot;Rhino&quot;, &quot;MaxLevel&quot;: 4, &quot;Mingle?&quot;: 0, &quot;Psych&quot;: &quot;Massive Hit&quot;, &quot;Element&quot;: &quot;Pos&quot;, &quot;Brand&quot;: &quot;Unbranded&quot;, &quot;Ev. fr. pin?&quot;: 0, &quot;Weight&quot;: 6, &quot;Spec&quot;: &quot;Attack&quot;, &quot;Inflicts HP Drain?&quot;: 0, &quot;Eden?&quot;: 0 }," calcext:value-type="string">
            <text:p>0x125: { "ID": 0x125, "Name": "Rhino", "MaxLevel": 4, "Mingle?": 0, "Psych": "Massive Hit", "Element": "Pos", "Brand": "Unbranded", "Ev. fr. pin?": 0, "Weight": 6, "Spec": "Attack", "Inflicts HP Drain?": 0, "Eden?": 0 },</text:p>
          </table:table-cell>
        </table:table-row>
        <table:table-row table:style-name="ro8">
          <table:table-cell table:formula="of:=COM.MICROSOFT.CONCAT(&quot;0x&quot;; DEC2HEX([.B296] - 1))" office:value-type="string" office:string-value="0x126" calcext:value-type="string">
            <text:p>0x126</text:p>
          </table:table-cell>
          <table:table-cell office:value-type="string" calcext:value-type="string">
            <text:p><text:a xlink:href="../../../../../../../wiki/Pin_295" xlink:type="simple">295</text:a></text:p>
          </table:table-cell>
          <table:table-cell office:value-type="string" calcext:value-type="string">
            <text:p>Shrew</text:p>
          </table:table-cell>
          <table:table-cell office:value-type="string" calcext:value-type="string">
            <text:p>Unbranded</text:p>
          </table:table-cell>
          <table:table-cell office:value-type="float" office:value="21150" calcext:value-type="float">
            <text:p>211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4" calcext:value-type="float">
            <text:p>9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Dropped by 25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ext:p/>
            <text:p>Pin List Complete is numbered as <text:a xlink:href="../../../../../../../wiki/Pin_297" xlink:type="simple">Pin 297</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96];&quot;: { &quot;&quot;ID&quot;&quot;: &quot;;[.A296];&quot;, &quot;&quot;Name&quot;&quot;: &quot;&quot;&quot;;[.C296];&quot;&quot;&quot;, &quot;&quot;MaxLevel&quot;&quot;: &quot;;[.T296];&quot;, &quot;&quot;Mingle?&quot;&quot;: &quot;;[.AG296];&quot;, &quot;&quot;Psych&quot;&quot;: &quot;&quot;&quot;;[.H296];&quot;&quot;&quot;&quot;; ;&quot;, &quot;&quot;Element&quot;&quot;: &quot;&quot;&quot;;[.G296];&quot;&quot;&quot;, &quot;&quot;Brand&quot;&quot;: &quot;&quot;&quot;;[.D296];&quot;&quot;&quot;, &quot;&quot;Ev. fr. pin?&quot;&quot;: &quot;;[.AH296];&quot;, &quot;&quot;Weight&quot;&quot;: &quot;;[.Y296];&quot;, &quot;&quot;Spec&quot;&quot;: &quot;&quot;&quot;;[.J296];&quot;&quot;&quot;, &quot;&quot;Inflicts HP Drain?&quot;&quot;: &quot;;[.AI296];&quot;, &quot;&quot;Eden?&quot;&quot;: &quot;;[.AJ296];&quot; },&quot;)" office:value-type="string" office:string-value="0x126: { &quot;ID&quot;: 0x126, &quot;Name&quot;: &quot;Shrew&quot;, &quot;MaxLevel&quot;: 6, &quot;Mingle?&quot;: 0, &quot;Psych&quot;: &quot;Time Bomb&quot;, &quot;Element&quot;: &quot;Neg&quot;, &quot;Brand&quot;: &quot;Unbranded&quot;, &quot;Ev. fr. pin?&quot;: 0, &quot;Weight&quot;: 7, &quot;Spec&quot;: &quot;Attack&quot;, &quot;Inflicts HP Drain?&quot;: 0, &quot;Eden?&quot;: 0 }," calcext:value-type="string">
            <text:p>0x126: { "ID": 0x126, "Name": "Shrew", "MaxLevel": 6, "Mingle?": 0, "Psych": "Time Bomb", "Element": "Neg", "Brand": "Unbranded", "Ev. fr. pin?": 0, "Weight": 7, "Spec": "Attack", "Inflicts HP Drain?": 0, "Eden?": 0 },</text:p>
          </table:table-cell>
        </table:table-row>
        <table:table-row table:style-name="ro8">
          <table:table-cell table:formula="of:=COM.MICROSOFT.CONCAT(&quot;0x&quot;; DEC2HEX([.B297] - 1))" office:value-type="string" office:string-value="0x127" calcext:value-type="string">
            <text:p>0x127</text:p>
          </table:table-cell>
          <table:table-cell office:value-type="string" calcext:value-type="string">
            <text:p><text:a xlink:href="../../../../../../../wiki/Pin_296" xlink:type="simple">296</text:a></text:p>
          </table:table-cell>
          <table:table-cell office:value-type="string" calcext:value-type="string">
            <text:p>Woolly</text:p>
          </table:table-cell>
          <table:table-cell office:value-type="string" calcext:value-type="string">
            <text:p>Unbranded</text:p>
          </table:table-cell>
          <table:table-cell office:value-type="float" office:value="19650" calcext:value-type="float">
            <text:p>196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us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ropped by 64 U.</text:p>
            <text:p>Dropped by 65 H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ext:p/>
            <text:p>Pin List Complete is numbered as <text:a xlink:href="../../../../../../../wiki/Pin_298" xlink:type="simple">Pin 298</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97];&quot;: { &quot;&quot;ID&quot;&quot;: &quot;;[.A297];&quot;, &quot;&quot;Name&quot;&quot;: &quot;&quot;&quot;;[.C297];&quot;&quot;&quot;, &quot;&quot;MaxLevel&quot;&quot;: &quot;;[.T297];&quot;, &quot;&quot;Mingle?&quot;&quot;: &quot;;[.AG297];&quot;, &quot;&quot;Psych&quot;&quot;: &quot;&quot;&quot;;[.H297];&quot;&quot;&quot;&quot;; ;&quot;, &quot;&quot;Element&quot;&quot;: &quot;&quot;&quot;;[.G297];&quot;&quot;&quot;, &quot;&quot;Brand&quot;&quot;: &quot;&quot;&quot;;[.D297];&quot;&quot;&quot;, &quot;&quot;Ev. fr. pin?&quot;&quot;: &quot;;[.AH297];&quot;, &quot;&quot;Weight&quot;&quot;: &quot;;[.Y297];&quot;, &quot;&quot;Spec&quot;&quot;: &quot;&quot;&quot;;[.J297];&quot;&quot;&quot;, &quot;&quot;Inflicts HP Drain?&quot;&quot;: &quot;;[.AI297];&quot;, &quot;&quot;Eden?&quot;&quot;: &quot;;[.AJ297];&quot; },&quot;)" office:value-type="string" office:string-value="0x127: { &quot;ID&quot;: 0x127, &quot;Name&quot;: &quot;Woolly&quot;, &quot;MaxLevel&quot;: 4, &quot;Mingle?&quot;: 0, &quot;Psych&quot;: &quot;Earthquake&quot;, &quot;Element&quot;: &quot;Pos&quot;, &quot;Brand&quot;: &quot;Unbranded&quot;, &quot;Ev. fr. pin?&quot;: 0, &quot;Weight&quot;: 8, &quot;Spec&quot;: &quot;Attack&quot;, &quot;Inflicts HP Drain?&quot;: 0, &quot;Eden?&quot;: 0 }," calcext:value-type="string">
            <text:p>0x127: { "ID": 0x127, "Name": "Woolly", "MaxLevel": 4, "Mingle?": 0, "Psych": "Earthquake", "Element": "Pos", "Brand": "Unbranded", "Ev. fr. pin?": 0, "Weight": 8, "Spec": "Attack", "Inflicts HP Drain?": 0, "Eden?": 0 },</text:p>
          </table:table-cell>
        </table:table-row>
        <table:table-row table:style-name="ro5">
          <table:table-cell table:formula="of:=COM.MICROSOFT.CONCAT(&quot;0x&quot;; DEC2HEX([.B298] - 1))" office:value-type="string" office:string-value="0x128" calcext:value-type="string">
            <text:p>0x128</text:p>
          </table:table-cell>
          <table:table-cell office:value-type="string" calcext:value-type="string">
            <text:p><text:a xlink:href="../../../../../../../wiki/Pin_297" xlink:type="simple">297</text:a></text:p>
          </table:table-cell>
          <table:table-cell office:value-type="string" calcext:value-type="string">
            <text:p>Raven</text:p>
          </table:table-cell>
          <table:table-cell office:value-type="string" calcext:value-type="string">
            <text:p>Unbranded</text:p>
          </table:table-cell>
          <table:table-cell office:value-type="float" office:value="30450" calcext:value-type="float">
            <text:p>30450</text:p>
          </table:table-cell>
          <table:table-cell office:value-type="string" calcext:value-type="string">
            <text:p>Reaper</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8.6" calcext:value-type="float">
            <text:p>8.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60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rag obstacles like cars and signs around. Inflicts damage on contact. </text:p>
            <text:p/>
            <text:p>Pin List Complete is numbered as <text:a xlink:href="../../../../../../../wiki/Pin_299" xlink:type="simple">Pin 299</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298];&quot;: { &quot;&quot;ID&quot;&quot;: &quot;;[.A298];&quot;, &quot;&quot;Name&quot;&quot;: &quot;&quot;&quot;;[.C298];&quot;&quot;&quot;, &quot;&quot;MaxLevel&quot;&quot;: &quot;;[.T298];&quot;, &quot;&quot;Mingle?&quot;&quot;: &quot;;[.AG298];&quot;, &quot;&quot;Psych&quot;&quot;: &quot;&quot;&quot;;[.H298];&quot;&quot;&quot;&quot;; ;&quot;, &quot;&quot;Element&quot;&quot;: &quot;&quot;&quot;;[.G298];&quot;&quot;&quot;, &quot;&quot;Brand&quot;&quot;: &quot;&quot;&quot;;[.D298];&quot;&quot;&quot;, &quot;&quot;Ev. fr. pin?&quot;&quot;: &quot;;[.AH298];&quot;, &quot;&quot;Weight&quot;&quot;: &quot;;[.Y298];&quot;, &quot;&quot;Spec&quot;&quot;: &quot;&quot;&quot;;[.J298];&quot;&quot;&quot;, &quot;&quot;Inflicts HP Drain?&quot;&quot;: &quot;;[.AI298];&quot;, &quot;&quot;Eden?&quot;&quot;: &quot;;[.AJ298];&quot; },&quot;)" office:value-type="string" office:string-value="0x128: { &quot;ID&quot;: 0x128, &quot;Name&quot;: &quot;Raven&quot;, &quot;MaxLevel&quot;: 9, &quot;Mingle?&quot;: 0, &quot;Psych&quot;: &quot;Psychokinesis&quot;, &quot;Element&quot;: &quot;Neu&quot;, &quot;Brand&quot;: &quot;Unbranded&quot;, &quot;Ev. fr. pin?&quot;: 0, &quot;Weight&quot;: 8, &quot;Spec&quot;: &quot;Attack&quot;, &quot;Inflicts HP Drain?&quot;: 0, &quot;Eden?&quot;: 0 }," calcext:value-type="string">
            <text:p>0x128: { "ID": 0x128, "Name": "Raven", "MaxLevel": 9, "Mingle?": 0, "Psych": "Psychokinesis", "Element": "Neu", "Brand": "Unbranded", "Ev. fr. pin?": 0, "Weight": 8, "Spec": "Attack", "Inflicts HP Drain?": 0, "Eden?": 0 },</text:p>
          </table:table-cell>
        </table:table-row>
        <table:table-row table:style-name="ro8">
          <table:table-cell table:formula="of:=COM.MICROSOFT.CONCAT(&quot;0x&quot;; DEC2HEX([.B299] - 1))" office:value-type="string" office:string-value="0x129" calcext:value-type="string">
            <text:p>0x129</text:p>
          </table:table-cell>
          <table:table-cell office:value-type="string" calcext:value-type="string">
            <text:p><text:a xlink:href="../../../../../../../wiki/Pin_298" xlink:type="simple">298</text:a></text:p>
          </table:table-cell>
          <table:table-cell office:value-type="string" calcext:value-type="string">
            <text:p>Drake</text:p>
          </table:table-cell>
          <table:table-cell office:value-type="string" calcext:value-type="string">
            <text:p>Unbranded</text:p>
          </table:table-cell>
          <table:table-cell office:value-type="float" office:value="64200" calcext:value-type="float">
            <text:p>642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31" calcext:value-type="float">
            <text:p>131</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46 U.</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ext:p/>
            <text:p>Pin List Complete is numbered as <text:a xlink:href="../../../../../../../wiki/Pin_300" xlink:type="simple">Pin 300</text:a> in <text:a xlink:href="../../../../../../../wiki/The_World_Ends_with_You_Final_Remix" xlink:type="simple">Final Remix</text:a>. </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299];&quot;: { &quot;&quot;ID&quot;&quot;: &quot;;[.A299];&quot;, &quot;&quot;Name&quot;&quot;: &quot;&quot;&quot;;[.C299];&quot;&quot;&quot;, &quot;&quot;MaxLevel&quot;&quot;: &quot;;[.T299];&quot;, &quot;&quot;Mingle?&quot;&quot;: &quot;;[.AG299];&quot;, &quot;&quot;Psych&quot;&quot;: &quot;&quot;&quot;;[.H299];&quot;&quot;&quot;&quot;; ;&quot;, &quot;&quot;Element&quot;&quot;: &quot;&quot;&quot;;[.G299];&quot;&quot;&quot;, &quot;&quot;Brand&quot;&quot;: &quot;&quot;&quot;;[.D299];&quot;&quot;&quot;, &quot;&quot;Ev. fr. pin?&quot;&quot;: &quot;;[.AH299];&quot;, &quot;&quot;Weight&quot;&quot;: &quot;;[.Y299];&quot;, &quot;&quot;Spec&quot;&quot;: &quot;&quot;&quot;;[.J299];&quot;&quot;&quot;, &quot;&quot;Inflicts HP Drain?&quot;&quot;: &quot;;[.AI299];&quot;, &quot;&quot;Eden?&quot;&quot;: &quot;;[.AJ299];&quot; },&quot;)" office:value-type="string" office:string-value="0x129: { &quot;ID&quot;: 0x129, &quot;Name&quot;: &quot;Drake&quot;, &quot;MaxLevel&quot;: 15, &quot;Mingle?&quot;: 0, &quot;Psych&quot;: &quot;Flame Blast&quot;, &quot;Element&quot;: &quot;Neg&quot;, &quot;Brand&quot;: &quot;Unbranded&quot;, &quot;Ev. fr. pin?&quot;: 0, &quot;Weight&quot;: 5, &quot;Spec&quot;: &quot;Attack&quot;, &quot;Inflicts HP Drain?&quot;: 1, &quot;Eden?&quot;: 0 }," calcext:value-type="string">
            <text:p>0x129: { "ID": 0x129, "Name": "Drake", "MaxLevel": 15, "Mingle?": 0, "Psych": "Flame Blast", "Element": "Neg", "Brand": "Unbranded", "Ev. fr. pin?": 0, "Weight": 5, "Spec": "Attack", "Inflicts HP Drain?": 1, "Eden?": 0 },</text:p>
          </table:table-cell>
        </table:table-row>
        <table:table-row table:style-name="ro8">
          <table:table-cell table:formula="of:=COM.MICROSOFT.CONCAT(&quot;0x&quot;; DEC2HEX([.B300] - 1))" office:value-type="string" office:string-value="0x12A" calcext:value-type="string">
            <text:p>0x12A</text:p>
          </table:table-cell>
          <table:table-cell office:value-type="string" calcext:value-type="string">
            <text:p><text:a xlink:href="../../../../../../../wiki/Pin_299" xlink:type="simple">299</text:a></text:p>
          </table:table-cell>
          <table:table-cell office:value-type="string" calcext:value-type="string">
            <text:p>Anguis</text:p>
          </table:table-cell>
          <table:table-cell office:value-type="string" calcext:value-type="string">
            <text:p>Unbranded</text:p>
          </table:table-cell>
          <table:table-cell office:value-type="float" office:value="127200" calcext:value-type="float">
            <text:p>1272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94 H.</text:p>
            <text:p>Dropped by 95 N.</text:p>
          </table:table-cell>
          <table:table-cell table:number-columns-repeated="3" office:value-type="string" calcext:value-type="string">
            <text:p>M</text:p>
          </table:table-cell>
          <table:table-cell office:value-type="float" office:value="20" calcext:value-type="float">
            <text:p>20</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ire a powerful, penetrating beam in that direction. Inflicts heavy damage on contact. </text:p>
            <text:p/>
            <text:p>Pin List Complete is numbered as <text:a xlink:href="../../../../../../../wiki/Pin_301" xlink:type="simple">Pin 301</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300];&quot;: { &quot;&quot;ID&quot;&quot;: &quot;;[.A300];&quot;, &quot;&quot;Name&quot;&quot;: &quot;&quot;&quot;;[.C300];&quot;&quot;&quot;, &quot;&quot;MaxLevel&quot;&quot;: &quot;;[.T300];&quot;, &quot;&quot;Mingle?&quot;&quot;: &quot;;[.AG300];&quot;, &quot;&quot;Psych&quot;&quot;: &quot;&quot;&quot;;[.H300];&quot;&quot;&quot;&quot;; ;&quot;, &quot;&quot;Element&quot;&quot;: &quot;&quot;&quot;;[.G300];&quot;&quot;&quot;, &quot;&quot;Brand&quot;&quot;: &quot;&quot;&quot;;[.D300];&quot;&quot;&quot;, &quot;&quot;Ev. fr. pin?&quot;&quot;: &quot;;[.AH300];&quot;, &quot;&quot;Weight&quot;&quot;: &quot;;[.Y300];&quot;, &quot;&quot;Spec&quot;&quot;: &quot;&quot;&quot;;[.J300];&quot;&quot;&quot;, &quot;&quot;Inflicts HP Drain?&quot;&quot;: &quot;;[.AI300];&quot;, &quot;&quot;Eden?&quot;&quot;: &quot;;[.AJ300];&quot; },&quot;)" office:value-type="string" office:string-value="0x12A: { &quot;ID&quot;: 0x12A, &quot;Name&quot;: &quot;Anguis&quot;, &quot;MaxLevel&quot;: 20, &quot;Mingle?&quot;: 0, &quot;Psych&quot;: &quot;Nexus Ray&quot;, &quot;Element&quot;: &quot;Neg&quot;, &quot;Brand&quot;: &quot;Unbranded&quot;, &quot;Ev. fr. pin?&quot;: 0, &quot;Weight&quot;: 10, &quot;Spec&quot;: &quot;Attack&quot;, &quot;Inflicts HP Drain?&quot;: 0, &quot;Eden?&quot;: 0 }," calcext:value-type="string">
            <text:p>0x12A: { "ID": 0x12A, "Name": "Anguis", "MaxLevel": 20, "Mingle?": 0, "Psych": "Nexus Ray", "Element": "Neg", "Brand": "Unbranded", "Ev. fr. pin?": 0, "Weight": 10, "Spec": "Attack", "Inflicts HP Drain?": 0, "Eden?": 0 },</text:p>
          </table:table-cell>
        </table:table-row>
        <table:table-row table:style-name="ro5">
          <table:table-cell table:formula="of:=COM.MICROSOFT.CONCAT(&quot;0x&quot;; DEC2HEX([.B301] - 1))" office:value-type="string" office:string-value="0x12B" calcext:value-type="string">
            <text:p>0x12B</text:p>
          </table:table-cell>
          <table:table-cell office:value-type="string" calcext:value-type="string">
            <text:p><text:a xlink:href="../../../../../../../wiki/Pin_300" xlink:type="simple">300</text:a></text:p>
          </table:table-cell>
          <table:table-cell office:value-type="string" calcext:value-type="string">
            <text:p>Pig</text:p>
          </table:table-cell>
          <table:table-cell office:value-type="string" calcext:value-type="string">
            <text:p>Unbranded</text:p>
          </table:table-cell>
          <table:table-cell office:value-type="float" office:value="250000" calcext:value-type="float">
            <text:p>250000</text:p>
          </table:table-cell>
          <table:table-cell office:value-type="string" calcext:value-type="string">
            <text:p>Reaper</text:p>
          </table:table-cell>
          <table:table-cell office:value-type="string" calcext:value-type="string">
            <text:p>Abi</text:p>
          </table:table-cell>
          <table:table-cell office:value-type="string" calcext:value-type="string">
            <text:p><text:a xlink:href="../../../../../../../wiki/Grandmother_Lode" xlink:type="simple">Grand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6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reatly increases your drop rate, but in exchange you stop receiving EXP and PP. </text:p>
            <text:p/>
            <text:p>Pin List Complete is numbered as <text:a xlink:href="../../../../../../../wiki/Pin_302" xlink:type="simple">Pin 302</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301];&quot;: { &quot;&quot;ID&quot;&quot;: &quot;;[.A301];&quot;, &quot;&quot;Name&quot;&quot;: &quot;&quot;&quot;;[.C301];&quot;&quot;&quot;, &quot;&quot;MaxLevel&quot;&quot;: &quot;;[.T301];&quot;, &quot;&quot;Mingle?&quot;&quot;: &quot;;[.AG301];&quot;, &quot;&quot;Psych&quot;&quot;: &quot;&quot;&quot;;[.H301];&quot;&quot;&quot;&quot;; ;&quot;, &quot;&quot;Element&quot;&quot;: &quot;&quot;&quot;;[.G301];&quot;&quot;&quot;, &quot;&quot;Brand&quot;&quot;: &quot;&quot;&quot;;[.D301];&quot;&quot;&quot;, &quot;&quot;Ev. fr. pin?&quot;&quot;: &quot;;[.AH301];&quot;, &quot;&quot;Weight&quot;&quot;: &quot;;[.Y301];&quot;, &quot;&quot;Spec&quot;&quot;: &quot;&quot;&quot;;[.J301];&quot;&quot;&quot;, &quot;&quot;Inflicts HP Drain?&quot;&quot;: &quot;;[.AI301];&quot;, &quot;&quot;Eden?&quot;&quot;: &quot;;[.AJ301];&quot; },&quot;)" office:value-type="string" office:string-value="0x12B: { &quot;ID&quot;: 0x12B, &quot;Name&quot;: &quot;Pig&quot;, &quot;MaxLevel&quot;: 1, &quot;Mingle?&quot;: 0, &quot;Psych&quot;: &quot;Grandmother Lode&quot;, &quot;Element&quot;: &quot;Abi&quot;, &quot;Brand&quot;: &quot;Unbranded&quot;, &quot;Ev. fr. pin?&quot;: 0, &quot;Weight&quot;: 5, &quot;Spec&quot;: &quot;---&quot;, &quot;Inflicts HP Drain?&quot;: 0, &quot;Eden?&quot;: 0 }," calcext:value-type="string">
            <text:p>0x12B: { "ID": 0x12B, "Name": "Pig", "MaxLevel": 1, "Mingle?": 0, "Psych": "Grandmother Lode", "Element": "Abi", "Brand": "Unbranded", "Ev. fr. pin?": 0, "Weight": 5, "Spec": "---", "Inflicts HP Drain?": 0, "Eden?": 0 },</text:p>
          </table:table-cell>
        </table:table-row>
        <table:table-row table:style-name="ro8">
          <table:table-cell table:formula="of:=COM.MICROSOFT.CONCAT(&quot;0x&quot;; DEC2HEX([.B302] - 1))" office:value-type="string" office:string-value="0x12C" calcext:value-type="string">
            <text:p>0x12C</text:p>
          </table:table-cell>
          <table:table-cell office:value-type="string" calcext:value-type="string">
            <text:p><text:a xlink:href="../../../../../../../wiki/Pin_301" xlink:type="simple">301</text:a></text:p>
          </table:table-cell>
          <table:table-cell office:value-type="string" calcext:value-type="string">
            <text:p>Carcin</text:p>
          </table:table-cell>
          <table:table-cell office:value-type="string" calcext:value-type="string">
            <text:p>Unbranded</text:p>
          </table:table-cell>
          <table:table-cell office:value-type="float" office:value="12150" calcext:value-type="float">
            <text:p>121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81" calcext:value-type="float">
            <text:p>81</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5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Neku and remain stationary to create a flame barrier that wards off enemy attacks and harms enemies on contact. </text:p>
            <text:p/>
            <text:p>Pin List Complete is numbered as <text:a xlink:href="../../../../../../../wiki/Pin_303" xlink:type="simple">Pin 303</text:a>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302];&quot;: { &quot;&quot;ID&quot;&quot;: &quot;;[.A302];&quot;, &quot;&quot;Name&quot;&quot;: &quot;&quot;&quot;;[.C302];&quot;&quot;&quot;, &quot;&quot;MaxLevel&quot;&quot;: &quot;;[.T302];&quot;, &quot;&quot;Mingle?&quot;&quot;: &quot;;[.AG302];&quot;, &quot;&quot;Psych&quot;&quot;: &quot;&quot;&quot;;[.H302];&quot;&quot;&quot;&quot;; ;&quot;, &quot;&quot;Element&quot;&quot;: &quot;&quot;&quot;;[.G302];&quot;&quot;&quot;, &quot;&quot;Brand&quot;&quot;: &quot;&quot;&quot;;[.D302];&quot;&quot;&quot;, &quot;&quot;Ev. fr. pin?&quot;&quot;: &quot;;[.AH302];&quot;, &quot;&quot;Weight&quot;&quot;: &quot;;[.Y302];&quot;, &quot;&quot;Spec&quot;&quot;: &quot;&quot;&quot;;[.J302];&quot;&quot;&quot;, &quot;&quot;Inflicts HP Drain?&quot;&quot;: &quot;;[.AI302];&quot;, &quot;&quot;Eden?&quot;&quot;: &quot;;[.AJ302];&quot; },&quot;)" office:value-type="string" office:string-value="0x12C: { &quot;ID&quot;: 0x12C, &quot;Name&quot;: &quot;Carcin&quot;, &quot;MaxLevel&quot;: 3, &quot;Mingle?&quot;: 0, &quot;Psych&quot;: &quot;Fire Barrier&quot;, &quot;Element&quot;: &quot;Pos&quot;, &quot;Brand&quot;: &quot;Unbranded&quot;, &quot;Ev. fr. pin?&quot;: 0, &quot;Weight&quot;: 7, &quot;Spec&quot;: &quot;Attack&quot;, &quot;Inflicts HP Drain?&quot;: 0, &quot;Eden?&quot;: 0 }," calcext:value-type="string">
            <text:p>0x12C: { "ID": 0x12C, "Name": "Carcin", "MaxLevel": 3, "Mingle?": 0, "Psych": "Fire Barrier", "Element": "Pos", "Brand": "Unbranded", "Ev. fr. pin?": 0, "Weight": 7, "Spec": "Attack", "Inflicts HP Drain?": 0, "Eden?": 0 },</text:p>
          </table:table-cell>
        </table:table-row>
        <table:table-row table:style-name="ro8">
          <table:table-cell table:formula="of:=COM.MICROSOFT.CONCAT(&quot;0x&quot;; DEC2HEX([.B303] - 1))" office:value-type="string" office:string-value="0x12D" calcext:value-type="string">
            <text:p>0x12D</text:p>
          </table:table-cell>
          <table:table-cell office:value-type="string" calcext:value-type="string">
            <text:p><text:a xlink:href="../../../../../../../wiki/Pin_302" xlink:type="simple">302</text:a></text:p>
          </table:table-cell>
          <table:table-cell office:value-type="string" calcext:value-type="string">
            <text:p>Grizzly</text:p>
          </table:table-cell>
          <table:table-cell office:value-type="string" calcext:value-type="string">
            <text:p>Unbranded</text:p>
          </table:table-cell>
          <table:table-cell office:value-type="float" office:value="9600" calcext:value-type="float">
            <text:p>96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s</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Dropped by 16 HU.</text:p>
            <text:p>Dropped by 1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hout into the microphone to create a shock wave. Inflicts continuous damage on all enemies and sometimes <text:a xlink:href="../../../../../../../wiki/HP_Drain" xlink:type="simple">HP Drain</text:a>. </text:p>
            <text:p/>
            <text:p>Pin List Complete is numbered as <text:a xlink:href="../../../../../../../wiki/Pin_304" xlink:type="simple">Pin 304</text:a> in <text:a xlink:href="../../../../../../../wiki/The_World_Ends_with_You_Final_Remix" xlink:type="simple">Final Remix</text:a>. </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COM.MICROSOFT.CONCAT([.A303];&quot;: { &quot;&quot;ID&quot;&quot;: &quot;;[.A303];&quot;, &quot;&quot;Name&quot;&quot;: &quot;&quot;&quot;;[.C303];&quot;&quot;&quot;, &quot;&quot;MaxLevel&quot;&quot;: &quot;;[.T303];&quot;, &quot;&quot;Mingle?&quot;&quot;: &quot;;[.AG303];&quot;, &quot;&quot;Psych&quot;&quot;: &quot;&quot;&quot;;[.H303];&quot;&quot;&quot;&quot;; ;&quot;, &quot;&quot;Element&quot;&quot;: &quot;&quot;&quot;;[.G303];&quot;&quot;&quot;, &quot;&quot;Brand&quot;&quot;: &quot;&quot;&quot;;[.D303];&quot;&quot;&quot;, &quot;&quot;Ev. fr. pin?&quot;&quot;: &quot;;[.AH303];&quot;, &quot;&quot;Weight&quot;&quot;: &quot;;[.Y303];&quot;, &quot;&quot;Spec&quot;&quot;: &quot;&quot;&quot;;[.J303];&quot;&quot;&quot;, &quot;&quot;Inflicts HP Drain?&quot;&quot;: &quot;;[.AI303];&quot;, &quot;&quot;Eden?&quot;&quot;: &quot;;[.AJ303];&quot; },&quot;)" office:value-type="string" office:string-value="0x12D: { &quot;ID&quot;: 0x12D, &quot;Name&quot;: &quot;Grizzly&quot;, &quot;MaxLevel&quot;: 3, &quot;Mingle?&quot;: 0, &quot;Psych&quot;: &quot;Street Jam&quot;, &quot;Element&quot;: &quot;Neg&quot;, &quot;Brand&quot;: &quot;Unbranded&quot;, &quot;Ev. fr. pin?&quot;: 0, &quot;Weight&quot;: 8, &quot;Spec&quot;: &quot;Attack&quot;, &quot;Inflicts HP Drain?&quot;: 1, &quot;Eden?&quot;: 0 }," calcext:value-type="string">
            <text:p>0x12D: { "ID": 0x12D, "Name": "Grizzly", "MaxLevel": 3, "Mingle?": 0, "Psych": "Street Jam", "Element": "Neg", "Brand": "Unbranded", "Ev. fr. pin?": 0, "Weight": 8, "Spec": "Attack", "Inflicts HP Drain?": 1, "Eden?": 0 },</text:p>
          </table:table-cell>
        </table:table-row>
        <table:table-row table:style-name="ro5">
          <table:table-cell table:formula="of:=COM.MICROSOFT.CONCAT(&quot;0x&quot;; DEC2HEX([.B304] - 1))" office:value-type="string" office:string-value="0x12E" calcext:value-type="string">
            <text:p>0x12E</text:p>
          </table:table-cell>
          <table:table-cell office:value-type="string" calcext:value-type="string">
            <text:p><text:a xlink:href="../../../../../../../wiki/Pin_303" xlink:type="simple">303</text:a></text:p>
          </table:table-cell>
          <table:table-cell office:value-type="string" calcext:value-type="string">
            <text:p>Wolf</text:p>
          </table:table-cell>
          <table:table-cell office:value-type="string" calcext:value-type="string">
            <text:p>Unbranded</text:p>
          </table:table-cell>
          <table:table-cell office:value-type="float" office:value="23250" calcext:value-type="float">
            <text:p>2325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97" calcext:value-type="float">
            <text:p>97</text:p>
          </table:table-cell>
          <table:table-cell office:value-type="float" office:value="5.3" calcext:value-type="float">
            <text:p>5.3</text:p>
          </table:table-cell>
          <table:table-cell office:value-type="string" calcext:value-type="string">
            <text:p>s</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ropped by 14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Y</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Neku into a dash and smash him into enemies. Inflicts damage. </text:p>
            <text:p/>
            <text:p>Pin List Complete is numbered as Pin 305 in <text:a xlink:href="../../../../../../../wiki/The_World_Ends_with_You_Final_Remix" xlink:type="simple">Final Remix</text:a>. </text:p>
          </table:table-cell>
          <table:table-cell table:number-columns-repeated="4" office:value-type="float" office:value="0" calcext:value-type="float">
            <text:p>0</text:p>
          </table:table-cell>
          <table:table-cell table:formula="of:=COM.MICROSOFT.CONCAT([.A304];&quot;: { &quot;&quot;ID&quot;&quot;: &quot;;[.A304];&quot;, &quot;&quot;Name&quot;&quot;: &quot;&quot;&quot;;[.C304];&quot;&quot;&quot;, &quot;&quot;MaxLevel&quot;&quot;: &quot;;[.T304];&quot;, &quot;&quot;Mingle?&quot;&quot;: &quot;;[.AG304];&quot;, &quot;&quot;Psych&quot;&quot;: &quot;&quot;&quot;;[.H304];&quot;&quot;&quot;&quot;; ;&quot;, &quot;&quot;Element&quot;&quot;: &quot;&quot;&quot;;[.G304];&quot;&quot;&quot;, &quot;&quot;Brand&quot;&quot;: &quot;&quot;&quot;;[.D304];&quot;&quot;&quot;, &quot;&quot;Ev. fr. pin?&quot;&quot;: &quot;;[.AH304];&quot;, &quot;&quot;Weight&quot;&quot;: &quot;;[.Y304];&quot;, &quot;&quot;Spec&quot;&quot;: &quot;&quot;&quot;;[.J304];&quot;&quot;&quot;, &quot;&quot;Inflicts HP Drain?&quot;&quot;: &quot;;[.AI304];&quot;, &quot;&quot;Eden?&quot;&quot;: &quot;;[.AJ304];&quot; },&quot;)" office:value-type="string" office:string-value="0x12E: { &quot;ID&quot;: 0x12E, &quot;Name&quot;: &quot;Wolf&quot;, &quot;MaxLevel&quot;: 5, &quot;Mingle?&quot;: 0, &quot;Psych&quot;: &quot;Velocity Attack&quot;, &quot;Element&quot;: &quot;Pos&quot;, &quot;Brand&quot;: &quot;Unbranded&quot;, &quot;Ev. fr. pin?&quot;: 0, &quot;Weight&quot;: 3, &quot;Spec&quot;: &quot;Attack&quot;, &quot;Inflicts HP Drain?&quot;: 0, &quot;Eden?&quot;: 0 }," calcext:value-type="string">
            <text:p>0x12E: { "ID": 0x12E, "Name": "Wolf", "MaxLevel": 5, "Mingle?": 0, "Psych": "Velocity Attack", "Element": "Pos", "Brand": "Unbranded", "Ev. fr. pin?": 0, "Weight": 3, "Spec": "Attack", "Inflicts HP Drain?": 0, "Eden?": 0 },</text:p>
          </table:table-cell>
        </table:table-row>
        <table:table-row table:style-name="ro4">
          <table:table-cell table:formula="of:=COM.MICROSOFT.CONCAT(&quot;0x&quot;; DEC2HEX([.B305] - 1))" office:value-type="string" office:string-value="0x12F" calcext:value-type="string">
            <text:p>0x12F</text:p>
          </table:table-cell>
          <table:table-cell office:value-type="string" calcext:value-type="string">
            <text:p><text:a xlink:href="../../../../../../../wiki/Pin_304" xlink:type="simple">304</text:a></text:p>
          </table:table-cell>
          <table:table-cell office:value-type="string" calcext:value-type="string">
            <text:p>Frog</text:p>
          </table:table-cell>
          <table:table-cell office:value-type="string" calcext:value-type="string">
            <text:p>Unbranded</text:p>
          </table:table-cell>
          <table:table-cell office:value-type="float" office:value="21900" calcext:value-type="float">
            <text:p>219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14" calcext:value-type="float">
            <text:p>114</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06 U.</text:p>
            <text:p>Dropped by 08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ouch empty space to create a small, stationary orb of water. Orbs inflict damage on contact and then rebound a good distance. </text:p>
          </table:table-cell>
          <table:table-cell table:number-columns-repeated="4" office:value-type="float" office:value="0" calcext:value-type="float">
            <text:p>0</text:p>
          </table:table-cell>
          <table:table-cell table:formula="of:=COM.MICROSOFT.CONCAT([.A305];&quot;: { &quot;&quot;ID&quot;&quot;: &quot;;[.A305];&quot;, &quot;&quot;Name&quot;&quot;: &quot;&quot;&quot;;[.C305];&quot;&quot;&quot;, &quot;&quot;MaxLevel&quot;&quot;: &quot;;[.T305];&quot;, &quot;&quot;Mingle?&quot;&quot;: &quot;;[.AG305];&quot;, &quot;&quot;Psych&quot;&quot;: &quot;&quot;&quot;;[.H305];&quot;&quot;&quot;&quot;; ;&quot;, &quot;&quot;Element&quot;&quot;: &quot;&quot;&quot;;[.G305];&quot;&quot;&quot;, &quot;&quot;Brand&quot;&quot;: &quot;&quot;&quot;;[.D305];&quot;&quot;&quot;, &quot;&quot;Ev. fr. pin?&quot;&quot;: &quot;;[.AH305];&quot;, &quot;&quot;Weight&quot;&quot;: &quot;;[.Y305];&quot;, &quot;&quot;Spec&quot;&quot;: &quot;&quot;&quot;;[.J305];&quot;&quot;&quot;, &quot;&quot;Inflicts HP Drain?&quot;&quot;: &quot;;[.AI305];&quot;, &quot;&quot;Eden?&quot;&quot;: &quot;;[.AJ305];&quot; },&quot;)" office:value-type="string" office:string-value="0x12F: { &quot;ID&quot;: 0x12F, &quot;Name&quot;: &quot;Frog&quot;, &quot;MaxLevel&quot;: 4, &quot;Mingle?&quot;: 0, &quot;Psych&quot;: &quot;Splash Core&quot;, &quot;Element&quot;: &quot;Neg&quot;, &quot;Brand&quot;: &quot;Unbranded&quot;, &quot;Ev. fr. pin?&quot;: 0, &quot;Weight&quot;: 6, &quot;Spec&quot;: &quot;Attack&quot;, &quot;Inflicts HP Drain?&quot;: 0, &quot;Eden?&quot;: 0 }," calcext:value-type="string">
            <text:p>0x12F: { "ID": 0x12F, "Name": "Frog", "MaxLevel": 4, "Mingle?": 0, "Psych": "Splash Core", "Element": "Neg", "Brand": "Unbranded", "Ev. fr. pin?": 0, "Weight": 6, "Spec": "Attack", "Inflicts HP Drain?": 0, "Eden?": 0 },</text:p>
          </table:table-cell>
        </table:table-row>
      </table:table>
      <table:table table:name="Locations" table:style-name="ta1">
        <table:table-column table:style-name="co1" table:default-cell-style-name="Default"/>
        <table:table-column table:style-name="co8"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11</text:p>
          </table:table-cell>
          <table:table-cell office:value-type="string" calcext:value-type="string">
            <text:p>West Exit Bus Terminal</text:p>
          </table:table-cell>
          <table:table-cell table:formula="of:=COM.MICROSOFT.CONCAT([.A2]; &quot;: &quot;;&quot;{ &quot;&quot;id&quot;&quot;: &quot;;[.A2];&quot;, &quot;&quot;name&quot;&quot;: &quot;&quot;&quot;;[.B2];&quot;&quot;&quot;, },&quot;)" office:value-type="string" office:string-value="0x11: { &quot;id&quot;: 0x11, &quot;name&quot;: &quot;West Exit Bus Terminal&quot;, }," calcext:value-type="string">
            <text:p>0x11: { "id": 0x11, "name": "West Exit Bus Terminal", },</text:p>
          </table:table-cell>
        </table:table-row>
        <table:table-row table:style-name="ro1">
          <table:table-cell office:value-type="string" calcext:value-type="string">
            <text:p>0x12</text:p>
          </table:table-cell>
          <table:table-cell office:value-type="string" calcext:value-type="string">
            <text:p>Station Underpass</text:p>
          </table:table-cell>
          <table:table-cell table:formula="of:=COM.MICROSOFT.CONCAT([.A3]; &quot;: &quot;;&quot;{ &quot;&quot;id&quot;&quot;: &quot;;[.A3];&quot;, &quot;&quot;name&quot;&quot;: &quot;&quot;&quot;;[.B3];&quot;&quot;&quot;, },&quot;)" office:value-type="string" office:string-value="0x12: { &quot;id&quot;: 0x12, &quot;name&quot;: &quot;Station Underpass&quot;, }," calcext:value-type="string">
            <text:p>0x12: { "id": 0x12, "name": "Station Underpass", },</text:p>
          </table:table-cell>
        </table:table-row>
        <table:table-row table:style-name="ro1">
          <table:table-cell office:value-type="string" calcext:value-type="string">
            <text:p>0x0</text:p>
          </table:table-cell>
          <table:table-cell office:value-type="string" calcext:value-type="string">
            <text:p>Spain Hill</text:p>
          </table:table-cell>
          <table:table-cell table:formula="of:=COM.MICROSOFT.CONCAT([.A4]; &quot;: &quot;;&quot;{ &quot;&quot;id&quot;&quot;: &quot;;[.A4];&quot;, &quot;&quot;name&quot;&quot;: &quot;&quot;&quot;;[.B4];&quot;&quot;&quot;, },&quot;)" office:value-type="string" office:string-value="0x0: { &quot;id&quot;: 0x0, &quot;name&quot;: &quot;Spain Hill&quot;, }," calcext:value-type="string">
            <text:p>0x0: { "id": 0x0, "name": "Spain Hill", },</text:p>
          </table:table-cell>
        </table:table-row>
        <table:table-row table:style-name="ro1">
          <table:table-cell office:value-type="string" calcext:value-type="string">
            <text:p>0x1</text:p>
          </table:table-cell>
          <table:table-cell office:value-type="string" calcext:value-type="string">
            <text:p>Scramble Crossing</text:p>
          </table:table-cell>
          <table:table-cell table:formula="of:=COM.MICROSOFT.CONCAT([.A5]; &quot;: &quot;;&quot;{ &quot;&quot;id&quot;&quot;: &quot;;[.A5];&quot;, &quot;&quot;name&quot;&quot;: &quot;&quot;&quot;;[.B5];&quot;&quot;&quot;, },&quot;)" office:value-type="string" office:string-value="0x1: { &quot;id&quot;: 0x1, &quot;name&quot;: &quot;Scramble Crossing&quot;, }," calcext:value-type="string">
            <text:p>0x1: { "id": 0x1, "name": "Scramble Crossing", },</text:p>
          </table:table-cell>
        </table:table-row>
        <table:table-row table:style-name="ro1">
          <table:table-cell office:value-type="string" calcext:value-type="string">
            <text:p>0x2</text:p>
          </table:table-cell>
          <table:table-cell office:value-type="string" calcext:value-type="string">
            <text:p>AMX</text:p>
          </table:table-cell>
          <table:table-cell table:formula="of:=COM.MICROSOFT.CONCAT([.A6]; &quot;: &quot;;&quot;{ &quot;&quot;id&quot;&quot;: &quot;;[.A6];&quot;, &quot;&quot;name&quot;&quot;: &quot;&quot;&quot;;[.B6];&quot;&quot;&quot;, },&quot;)" office:value-type="string" office:string-value="0x2: { &quot;id&quot;: 0x2, &quot;name&quot;: &quot;AMX&quot;, }," calcext:value-type="string">
            <text:p>0x2: { "id": 0x2, "name": "AMX", },</text:p>
          </table:table-cell>
        </table:table-row>
        <table:table-row table:style-name="ro1">
          <table:table-cell office:value-type="string" calcext:value-type="string">
            <text:p>0x3</text:p>
          </table:table-cell>
          <table:table-cell office:value-type="string" calcext:value-type="string">
            <text:p>104 Building</text:p>
          </table:table-cell>
          <table:table-cell table:formula="of:=COM.MICROSOFT.CONCAT([.A7]; &quot;: &quot;;&quot;{ &quot;&quot;id&quot;&quot;: &quot;;[.A7];&quot;, &quot;&quot;name&quot;&quot;: &quot;&quot;&quot;;[.B7];&quot;&quot;&quot;, },&quot;)" office:value-type="string" office:string-value="0x3: { &quot;id&quot;: 0x3, &quot;name&quot;: &quot;104 Building&quot;, }," calcext:value-type="string">
            <text:p>0x3: { "id": 0x3, "name": "104 Building", },</text:p>
          </table:table-cell>
        </table:table-row>
        <table:table-row table:style-name="ro1">
          <table:table-cell office:value-type="string" calcext:value-type="string">
            <text:p>0x4</text:p>
          </table:table-cell>
          <table:table-cell office:value-type="string" calcext:value-type="string">
            <text:p>Center Street Entrance</text:p>
          </table:table-cell>
          <table:table-cell table:formula="of:=COM.MICROSOFT.CONCAT([.A8]; &quot;: &quot;;&quot;{ &quot;&quot;id&quot;&quot;: &quot;;[.A8];&quot;, &quot;&quot;name&quot;&quot;: &quot;&quot;&quot;;[.B8];&quot;&quot;&quot;, },&quot;)" office:value-type="string" office:string-value="0x4: { &quot;id&quot;: 0x4, &quot;name&quot;: &quot;Center Street Entrance&quot;, }," calcext:value-type="string">
            <text:p>0x4: { "id": 0x4, "name": "Center Street Entrance", },</text:p>
          </table:table-cell>
        </table:table-row>
        <table:table-row table:style-name="ro1">
          <table:table-cell office:value-type="string" calcext:value-type="string">
            <text:p>0x5</text:p>
          </table:table-cell>
          <table:table-cell office:value-type="string" calcext:value-type="string">
            <text:p>Statue of Hachiko</text:p>
          </table:table-cell>
          <table:table-cell table:formula="of:=COM.MICROSOFT.CONCAT([.A9]; &quot;: &quot;;&quot;{ &quot;&quot;id&quot;&quot;: &quot;;[.A9];&quot;, &quot;&quot;name&quot;&quot;: &quot;&quot;&quot;;[.B9];&quot;&quot;&quot;, },&quot;)" office:value-type="string" office:string-value="0x5: { &quot;id&quot;: 0x5, &quot;name&quot;: &quot;Statue of Hachiko&quot;, }," calcext:value-type="string">
            <text:p>0x5: { "id": 0x5, "name": "Statue of Hachiko", },</text:p>
          </table:table-cell>
        </table:table-row>
        <table:table-row table:style-name="ro1">
          <table:table-cell office:value-type="string" calcext:value-type="string">
            <text:p>0x6</text:p>
          </table:table-cell>
          <table:table-cell office:value-type="string" calcext:value-type="string">
            <text:p>Tipsy Tose Hall</text:p>
          </table:table-cell>
          <table:table-cell table:formula="of:=COM.MICROSOFT.CONCAT([.A10]; &quot;: &quot;;&quot;{ &quot;&quot;id&quot;&quot;: &quot;;[.A10];&quot;, &quot;&quot;name&quot;&quot;: &quot;&quot;&quot;;[.B10];&quot;&quot;&quot;, },&quot;)" office:value-type="string" office:string-value="0x6: { &quot;id&quot;: 0x6, &quot;name&quot;: &quot;Tipsy Tose Hall&quot;, }," calcext:value-type="string">
            <text:p>0x6: { "id": 0x6, "name": "Tipsy Tose Hall", },</text:p>
          </table:table-cell>
        </table:table-row>
        <table:table-row table:style-name="ro1">
          <table:table-cell office:value-type="string" calcext:value-type="string">
            <text:p>0x7</text:p>
          </table:table-cell>
          <table:table-cell office:value-type="string" calcext:value-type="string">
            <text:p>Shibu-Q Heads</text:p>
          </table:table-cell>
          <table:table-cell table:formula="of:=COM.MICROSOFT.CONCAT([.A11]; &quot;: &quot;;&quot;{ &quot;&quot;id&quot;&quot;: &quot;;[.A11];&quot;, &quot;&quot;name&quot;&quot;: &quot;&quot;&quot;;[.B11];&quot;&quot;&quot;, },&quot;)" office:value-type="string" office:string-value="0x7: { &quot;id&quot;: 0x7, &quot;name&quot;: &quot;Shibu-Q Heads&quot;, }," calcext:value-type="string">
            <text:p>0x7: { "id": 0x7, "name": "Shibu-Q Heads", },</text:p>
          </table:table-cell>
        </table:table-row>
        <table:table-row table:style-name="ro1">
          <table:table-cell office:value-type="string" calcext:value-type="string">
            <text:p>0x8</text:p>
          </table:table-cell>
          <table:table-cell office:value-type="string" calcext:value-type="string">
            <text:p>Molco</text:p>
          </table:table-cell>
          <table:table-cell table:formula="of:=COM.MICROSOFT.CONCAT([.A12]; &quot;: &quot;;&quot;{ &quot;&quot;id&quot;&quot;: &quot;;[.A12];&quot;, &quot;&quot;name&quot;&quot;: &quot;&quot;&quot;;[.B12];&quot;&quot;&quot;, },&quot;)" office:value-type="string" office:string-value="0x8: { &quot;id&quot;: 0x8, &quot;name&quot;: &quot;Molco&quot;, }," calcext:value-type="string">
            <text:p>0x8: { "id": 0x8, "name": "Molco", },</text:p>
          </table:table-cell>
        </table:table-row>
        <table:table-row table:style-name="ro1">
          <table:table-cell office:value-type="string" calcext:value-type="string">
            <text:p>0x9</text:p>
          </table:table-cell>
          <table:table-cell office:value-type="string" calcext:value-type="string">
            <text:p>Udagawa Back Streets</text:p>
          </table:table-cell>
          <table:table-cell table:formula="of:=COM.MICROSOFT.CONCAT([.A13]; &quot;: &quot;;&quot;{ &quot;&quot;id&quot;&quot;: &quot;;[.A13];&quot;, &quot;&quot;name&quot;&quot;: &quot;&quot;&quot;;[.B13];&quot;&quot;&quot;, },&quot;)" office:value-type="string" office:string-value="0x9: { &quot;id&quot;: 0x9, &quot;name&quot;: &quot;Udagawa Back Streets&quot;, }," calcext:value-type="string">
            <text:p>0x9: { "id": 0x9, "name": "Udagawa Back Streets", },</text:p>
          </table:table-cell>
        </table:table-row>
        <table:table-row table:style-name="ro1">
          <table:table-cell office:value-type="string" calcext:value-type="string">
            <text:p>0xa</text:p>
          </table:table-cell>
          <table:table-cell office:value-type="string" calcext:value-type="string">
            <text:p>TEST</text:p>
          </table:table-cell>
          <table:table-cell table:formula="of:=COM.MICROSOFT.CONCAT([.A14]; &quot;: &quot;;&quot;{ &quot;&quot;id&quot;&quot;: &quot;;[.A14];&quot;, &quot;&quot;name&quot;&quot;: &quot;&quot;&quot;;[.B14];&quot;&quot;&quot;, },&quot;)" office:value-type="string" office:string-value="0xa: { &quot;id&quot;: 0xa, &quot;name&quot;: &quot;TEST&quot;, }," calcext:value-type="string">
            <text:p>0xa: { "id": 0xa, "name": "TEST", },</text:p>
          </table:table-cell>
        </table:table-row>
        <table:table-row table:style-name="ro1">
          <table:table-cell office:value-type="string" calcext:value-type="string">
            <text:p>0xb</text:p>
          </table:table-cell>
          <table:table-cell office:value-type="string" calcext:value-type="string">
            <text:p>Shibu Department Store</text:p>
          </table:table-cell>
          <table:table-cell table:formula="of:=COM.MICROSOFT.CONCAT([.A15]; &quot;: &quot;;&quot;{ &quot;&quot;id&quot;&quot;: &quot;;[.A15];&quot;, &quot;&quot;name&quot;&quot;: &quot;&quot;&quot;;[.B15];&quot;&quot;&quot;, },&quot;)" office:value-type="string" office:string-value="0xb: { &quot;id&quot;: 0xb, &quot;name&quot;: &quot;Shibu Department Store&quot;, }," calcext:value-type="string">
            <text:p>0xb: { "id": 0xb, "name": "Shibu Department Store", },</text:p>
          </table:table-cell>
        </table:table-row>
        <table:table-row table:style-name="ro1">
          <table:table-cell office:value-type="string" calcext:value-type="string">
            <text:p>0xc</text:p>
          </table:table-cell>
          <table:table-cell office:value-type="string" calcext:value-type="string">
            <text:p>Cadoi City</text:p>
          </table:table-cell>
          <table:table-cell table:formula="of:=COM.MICROSOFT.CONCAT([.A16]; &quot;: &quot;;&quot;{ &quot;&quot;id&quot;&quot;: &quot;;[.A16];&quot;, &quot;&quot;name&quot;&quot;: &quot;&quot;&quot;;[.B16];&quot;&quot;&quot;, },&quot;)" office:value-type="string" office:string-value="0xc: { &quot;id&quot;: 0xc, &quot;name&quot;: &quot;Cadoi City&quot;, }," calcext:value-type="string">
            <text:p>0xc: { "id": 0xc, "name": "Cadoi City", },</text:p>
          </table:table-cell>
        </table:table-row>
        <table:table-row table:style-name="ro1">
          <table:table-cell office:value-type="string" calcext:value-type="string">
            <text:p>0xd</text:p>
          </table:table-cell>
          <table:table-cell office:value-type="string" calcext:value-type="string">
            <text:p>Towa Records</text:p>
          </table:table-cell>
          <table:table-cell table:formula="of:=COM.MICROSOFT.CONCAT([.A17]; &quot;: &quot;;&quot;{ &quot;&quot;id&quot;&quot;: &quot;;[.A17];&quot;, &quot;&quot;name&quot;&quot;: &quot;&quot;&quot;;[.B17];&quot;&quot;&quot;, },&quot;)" office:value-type="string" office:string-value="0xd: { &quot;id&quot;: 0xd, &quot;name&quot;: &quot;Towa Records&quot;, }," calcext:value-type="string">
            <text:p>0xd: { "id": 0xd, "name": "Towa Records", },</text:p>
          </table:table-cell>
        </table:table-row>
        <table:table-row table:style-name="ro1">
          <table:table-cell office:value-type="string" calcext:value-type="string">
            <text:p>0xe</text:p>
          </table:table-cell>
          <table:table-cell office:value-type="string" calcext:value-type="string">
            <text:p>Miyashita Park</text:p>
          </table:table-cell>
          <table:table-cell table:formula="of:=COM.MICROSOFT.CONCAT([.A18]; &quot;: &quot;;&quot;{ &quot;&quot;id&quot;&quot;: &quot;;[.A18];&quot;, &quot;&quot;name&quot;&quot;: &quot;&quot;&quot;;[.B18];&quot;&quot;&quot;, },&quot;)" office:value-type="string" office:string-value="0xe: { &quot;id&quot;: 0xe, &quot;name&quot;: &quot;Miyashita Park&quot;, }," calcext:value-type="string">
            <text:p>0xe: { "id": 0xe, "name": "Miyashita Park", },</text:p>
          </table:table-cell>
        </table:table-row>
        <table:table-row table:style-name="ro1">
          <table:table-cell office:value-type="string" calcext:value-type="string">
            <text:p>0xf</text:p>
          </table:table-cell>
          <table:table-cell office:value-type="string" calcext:value-type="string">
            <text:p>Miyashita Park Underpass</text:p>
          </table:table-cell>
          <table:table-cell table:formula="of:=COM.MICROSOFT.CONCAT([.A19]; &quot;: &quot;;&quot;{ &quot;&quot;id&quot;&quot;: &quot;;[.A19];&quot;, &quot;&quot;name&quot;&quot;: &quot;&quot;&quot;;[.B19];&quot;&quot;&quot;, },&quot;)" office:value-type="string" office:string-value="0xf: { &quot;id&quot;: 0xf, &quot;name&quot;: &quot;Miyashita Park Underpass&quot;, }," calcext:value-type="string">
            <text:p>0xf: { "id": 0xf, "name": "Miyashita Park Underpass", },</text:p>
          </table:table-cell>
        </table:table-row>
        <table:table-row table:style-name="ro1">
          <table:table-cell office:value-type="string" calcext:value-type="string">
            <text:p>0x10</text:p>
          </table:table-cell>
          <table:table-cell office:value-type="string" calcext:value-type="string">
            <text:p>Cat Street</text:p>
          </table:table-cell>
          <table:table-cell table:formula="of:=COM.MICROSOFT.CONCAT([.A20]; &quot;: &quot;;&quot;{ &quot;&quot;id&quot;&quot;: &quot;;[.A20];&quot;, &quot;&quot;name&quot;&quot;: &quot;&quot;&quot;;[.B20];&quot;&quot;&quot;, },&quot;)" office:value-type="string" office:string-value="0x10: { &quot;id&quot;: 0x10, &quot;name&quot;: &quot;Cat Street&quot;, }," calcext:value-type="string">
            <text:p>0x10: { "id": 0x10, "name": "Cat Street", },</text:p>
          </table:table-cell>
        </table:table-row>
        <table:table-row table:style-name="ro1">
          <table:table-cell office:value-type="string" calcext:value-type="string">
            <text:p>0x13</text:p>
          </table:table-cell>
          <table:table-cell office:value-type="string" calcext:value-type="string">
            <text:p>Dogenzaka</text:p>
          </table:table-cell>
          <table:table-cell table:formula="of:=COM.MICROSOFT.CONCAT([.A21]; &quot;: &quot;;&quot;{ &quot;&quot;id&quot;&quot;: &quot;;[.A21];&quot;, &quot;&quot;name&quot;&quot;: &quot;&quot;&quot;;[.B21];&quot;&quot;&quot;, },&quot;)" office:value-type="string" office:string-value="0x13: { &quot;id&quot;: 0x13, &quot;name&quot;: &quot;Dogenzaka&quot;, }," calcext:value-type="string">
            <text:p>0x13: { "id": 0x13, "name": "Dogenzaka", },</text:p>
          </table:table-cell>
        </table:table-row>
        <table:table-row table:style-name="ro1">
          <table:table-cell office:value-type="string" calcext:value-type="string">
            <text:p>0x14</text:p>
          </table:table-cell>
          <table:table-cell office:value-type="string" calcext:value-type="string">
            <text:p>Pork City, 1st Floor</text:p>
          </table:table-cell>
          <table:table-cell table:formula="of:=COM.MICROSOFT.CONCAT([.A22]; &quot;: &quot;;&quot;{ &quot;&quot;id&quot;&quot;: &quot;;[.A22];&quot;, &quot;&quot;name&quot;&quot;: &quot;&quot;&quot;;[.B22];&quot;&quot;&quot;, },&quot;)" office:value-type="string" office:string-value="0x14: { &quot;id&quot;: 0x14, &quot;name&quot;: &quot;Pork City, 1st Floor&quot;, }," calcext:value-type="string">
            <text:p>0x14: { "id": 0x14, "name": "Pork City, 1st Floor", },</text:p>
          </table:table-cell>
        </table:table-row>
        <table:table-row table:style-name="ro1">
          <table:table-cell office:value-type="string" calcext:value-type="string">
            <text:p>0x15</text:p>
          </table:table-cell>
          <table:table-cell office:value-type="string" calcext:value-type="string">
            <text:p>A-East</text:p>
          </table:table-cell>
          <table:table-cell table:formula="of:=COM.MICROSOFT.CONCAT([.A23]; &quot;: &quot;;&quot;{ &quot;&quot;id&quot;&quot;: &quot;;[.A23];&quot;, &quot;&quot;name&quot;&quot;: &quot;&quot;&quot;;[.B23];&quot;&quot;&quot;, },&quot;)" office:value-type="string" office:string-value="0x15: { &quot;id&quot;: 0x15, &quot;name&quot;: &quot;A-East&quot;, }," calcext:value-type="string">
            <text:p>0x15: { "id": 0x15, "name": "A-East", },</text:p>
          </table:table-cell>
        </table:table-row>
        <table:table-row table:style-name="ro1">
          <table:table-cell office:value-type="string" calcext:value-type="string">
            <text:p>0x16</text:p>
          </table:table-cell>
          <table:table-cell office:value-type="string" calcext:value-type="string">
            <text:p>Shibukyu Main Store</text:p>
          </table:table-cell>
          <table:table-cell table:formula="of:=COM.MICROSOFT.CONCAT([.A24]; &quot;: &quot;;&quot;{ &quot;&quot;id&quot;&quot;: &quot;;[.A24];&quot;, &quot;&quot;name&quot;&quot;: &quot;&quot;&quot;;[.B24];&quot;&quot;&quot;, },&quot;)" office:value-type="string" office:string-value="0x16: { &quot;id&quot;: 0x16, &quot;name&quot;: &quot;Shibukyu Main Store&quot;, }," calcext:value-type="string">
            <text:p>0x16: { "id": 0x16, "name": "Shibukyu Main Store", },</text:p>
          </table:table-cell>
        </table:table-row>
        <table:table-row table:style-name="ro1">
          <table:table-cell office:value-type="string" calcext:value-type="string">
            <text:p>0x17</text:p>
          </table:table-cell>
          <table:table-cell office:value-type="string" calcext:value-type="string">
            <text:p>Concert Stage</text:p>
          </table:table-cell>
          <table:table-cell table:formula="of:=COM.MICROSOFT.CONCAT([.A25]; &quot;: &quot;;&quot;{ &quot;&quot;id&quot;&quot;: &quot;;[.A25];&quot;, &quot;&quot;name&quot;&quot;: &quot;&quot;&quot;;[.B25];&quot;&quot;&quot;, },&quot;)" office:value-type="string" office:string-value="0x17: { &quot;id&quot;: 0x17, &quot;name&quot;: &quot;Concert Stage&quot;, }," calcext:value-type="string">
            <text:p>0x17: { "id": 0x17, "name": "Concert Stage", },</text:p>
          </table:table-cell>
        </table:table-row>
        <table:table-row table:style-name="ro1">
          <table:table-cell office:value-type="string" calcext:value-type="string">
            <text:p>0x18</text:p>
          </table:table-cell>
          <table:table-cell office:value-type="string" calcext:value-type="string">
            <text:p>Pork City, 1st Floor</text:p>
          </table:table-cell>
          <table:table-cell table:formula="of:=COM.MICROSOFT.CONCAT([.A26]; &quot;: &quot;;&quot;{ &quot;&quot;id&quot;&quot;: &quot;;[.A26];&quot;, &quot;&quot;name&quot;&quot;: &quot;&quot;&quot;;[.B26];&quot;&quot;&quot;, },&quot;)" office:value-type="string" office:string-value="0x18: { &quot;id&quot;: 0x18, &quot;name&quot;: &quot;Pork City, 1st Floor&quot;, }," calcext:value-type="string">
            <text:p>0x18: { "id": 0x18, "name": "Pork City, 1st Floor", },</text:p>
          </table:table-cell>
        </table:table-row>
        <table:table-row table:style-name="ro1">
          <table:table-cell office:value-type="string" calcext:value-type="string">
            <text:p>0x19</text:p>
          </table:table-cell>
          <table:table-cell office:value-type="string" calcext:value-type="string">
            <text:p>Pork City, 2nd Floor</text:p>
          </table:table-cell>
          <table:table-cell table:formula="of:=COM.MICROSOFT.CONCAT([.A27]; &quot;: &quot;;&quot;{ &quot;&quot;id&quot;&quot;: &quot;;[.A27];&quot;, &quot;&quot;name&quot;&quot;: &quot;&quot;&quot;;[.B27];&quot;&quot;&quot;, },&quot;)" office:value-type="string" office:string-value="0x19: { &quot;id&quot;: 0x19, &quot;name&quot;: &quot;Pork City, 2nd Floor&quot;, }," calcext:value-type="string">
            <text:p>0x19: { "id": 0x19, "name": "Pork City, 2nd Floor", },</text:p>
          </table:table-cell>
        </table:table-row>
        <table:table-row table:style-name="ro1">
          <table:table-cell office:value-type="string" calcext:value-type="string">
            <text:p>0x1a</text:p>
          </table:table-cell>
          <table:table-cell office:value-type="string" calcext:value-type="string">
            <text:p>Pork City, 3rd Floor</text:p>
          </table:table-cell>
          <table:table-cell table:formula="of:=COM.MICROSOFT.CONCAT([.A28]; &quot;: &quot;;&quot;{ &quot;&quot;id&quot;&quot;: &quot;;[.A28];&quot;, &quot;&quot;name&quot;&quot;: &quot;&quot;&quot;;[.B28];&quot;&quot;&quot;, },&quot;)" office:value-type="string" office:string-value="0x1a: { &quot;id&quot;: 0x1a, &quot;name&quot;: &quot;Pork City, 3rd Floor&quot;, }," calcext:value-type="string">
            <text:p>0x1a: { "id": 0x1a, "name": "Pork City, 3rd Floor", },</text:p>
          </table:table-cell>
        </table:table-row>
        <table:table-row table:style-name="ro1">
          <table:table-cell office:value-type="string" calcext:value-type="string">
            <text:p>0x1b</text:p>
          </table:table-cell>
          <table:table-cell office:value-type="string" calcext:value-type="string">
            <text:p>Pork City, 4th Floor</text:p>
          </table:table-cell>
          <table:table-cell table:formula="of:=COM.MICROSOFT.CONCAT([.A29]; &quot;: &quot;;&quot;{ &quot;&quot;id&quot;&quot;: &quot;;[.A29];&quot;, &quot;&quot;name&quot;&quot;: &quot;&quot;&quot;;[.B29];&quot;&quot;&quot;, },&quot;)" office:value-type="string" office:string-value="0x1b: { &quot;id&quot;: 0x1b, &quot;name&quot;: &quot;Pork City, 4th Floor&quot;, }," calcext:value-type="string">
            <text:p>0x1b: { "id": 0x1b, "name": "Pork City, 4th Floor", },</text:p>
          </table:table-cell>
        </table:table-row>
        <table:table-row table:style-name="ro1">
          <table:table-cell office:value-type="string" calcext:value-type="string">
            <text:p>0x1c</text:p>
          </table:table-cell>
          <table:table-cell office:value-type="string" calcext:value-type="string">
            <text:p>Pork City, 5th Floor</text:p>
          </table:table-cell>
          <table:table-cell table:formula="of:=COM.MICROSOFT.CONCAT([.A30]; &quot;: &quot;;&quot;{ &quot;&quot;id&quot;&quot;: &quot;;[.A30];&quot;, &quot;&quot;name&quot;&quot;: &quot;&quot;&quot;;[.B30];&quot;&quot;&quot;, },&quot;)" office:value-type="string" office:string-value="0x1c: { &quot;id&quot;: 0x1c, &quot;name&quot;: &quot;Pork City, 5th Floor&quot;, }," calcext:value-type="string">
            <text:p>0x1c: { "id": 0x1c, "name": "Pork City, 5th Floor", },</text:p>
          </table:table-cell>
        </table:table-row>
        <table:table-row table:style-name="ro1">
          <table:table-cell office:value-type="string" calcext:value-type="string">
            <text:p>0x1d</text:p>
          </table:table-cell>
          <table:table-cell office:value-type="string" calcext:value-type="string">
            <text:p>Pork City, 6th Floor</text:p>
          </table:table-cell>
          <table:table-cell table:formula="of:=COM.MICROSOFT.CONCAT([.A31]; &quot;: &quot;;&quot;{ &quot;&quot;id&quot;&quot;: &quot;;[.A31];&quot;, &quot;&quot;name&quot;&quot;: &quot;&quot;&quot;;[.B31];&quot;&quot;&quot;, },&quot;)" office:value-type="string" office:string-value="0x1d: { &quot;id&quot;: 0x1d, &quot;name&quot;: &quot;Pork City, 6th Floor&quot;, }," calcext:value-type="string">
            <text:p>0x1d: { "id": 0x1d, "name": "Pork City, 6th Floor", },</text:p>
          </table:table-cell>
        </table:table-row>
        <table:table-row table:style-name="ro1">
          <table:table-cell office:value-type="string" calcext:value-type="string">
            <text:p>0x1e</text:p>
          </table:table-cell>
          <table:table-cell office:value-type="string" calcext:value-type="string">
            <text:p>Pork City, 7th Floor</text:p>
          </table:table-cell>
          <table:table-cell table:formula="of:=COM.MICROSOFT.CONCAT([.A32]; &quot;: &quot;;&quot;{ &quot;&quot;id&quot;&quot;: &quot;;[.A32];&quot;, &quot;&quot;name&quot;&quot;: &quot;&quot;&quot;;[.B32];&quot;&quot;&quot;, },&quot;)" office:value-type="string" office:string-value="0x1e: { &quot;id&quot;: 0x1e, &quot;name&quot;: &quot;Pork City, 7th Floor&quot;, }," calcext:value-type="string">
            <text:p>0x1e: { "id": 0x1e, "name": "Pork City, 7th Floor", },</text:p>
          </table:table-cell>
        </table:table-row>
        <table:table-row table:style-name="ro1">
          <table:table-cell office:value-type="string" calcext:value-type="string">
            <text:p>0x1f</text:p>
          </table:table-cell>
          <table:table-cell office:value-type="string" calcext:value-type="string">
            <text:p>Pork City, 8th Floor</text:p>
          </table:table-cell>
          <table:table-cell table:formula="of:=COM.MICROSOFT.CONCAT([.A33]; &quot;: &quot;;&quot;{ &quot;&quot;id&quot;&quot;: &quot;;[.A33];&quot;, &quot;&quot;name&quot;&quot;: &quot;&quot;&quot;;[.B33];&quot;&quot;&quot;, },&quot;)" office:value-type="string" office:string-value="0x1f: { &quot;id&quot;: 0x1f, &quot;name&quot;: &quot;Pork City, 8th Floor&quot;, }," calcext:value-type="string">
            <text:p>0x1f: { "id": 0x1f, "name": "Pork City, 8th Floor", },</text:p>
          </table:table-cell>
        </table:table-row>
        <table:table-row table:style-name="ro1">
          <table:table-cell office:value-type="string" calcext:value-type="string">
            <text:p>0x20</text:p>
          </table:table-cell>
          <table:table-cell office:value-type="string" calcext:value-type="string">
            <text:p>Pork City, 9th Floor</text:p>
          </table:table-cell>
          <table:table-cell table:formula="of:=COM.MICROSOFT.CONCAT([.A34]; &quot;: &quot;;&quot;{ &quot;&quot;id&quot;&quot;: &quot;;[.A34];&quot;, &quot;&quot;name&quot;&quot;: &quot;&quot;&quot;;[.B34];&quot;&quot;&quot;, },&quot;)" office:value-type="string" office:string-value="0x20: { &quot;id&quot;: 0x20, &quot;name&quot;: &quot;Pork City, 9th Floor&quot;, }," calcext:value-type="string">
            <text:p>0x20: { "id": 0x20, "name": "Pork City, 9th Floor", },</text:p>
          </table:table-cell>
        </table:table-row>
        <table:table-row table:style-name="ro1">
          <table:table-cell office:value-type="string" calcext:value-type="string">
            <text:p>0x21</text:p>
          </table:table-cell>
          <table:table-cell office:value-type="string" calcext:value-type="string">
            <text:p>Pork City, 10th Floor</text:p>
          </table:table-cell>
          <table:table-cell table:formula="of:=COM.MICROSOFT.CONCAT([.A35]; &quot;: &quot;;&quot;{ &quot;&quot;id&quot;&quot;: &quot;;[.A35];&quot;, &quot;&quot;name&quot;&quot;: &quot;&quot;&quot;;[.B35];&quot;&quot;&quot;, },&quot;)" office:value-type="string" office:string-value="0x21: { &quot;id&quot;: 0x21, &quot;name&quot;: &quot;Pork City, 10th Floor&quot;, }," calcext:value-type="string">
            <text:p>0x21: { "id": 0x21, "name": "Pork City, 10th Floor", },</text:p>
          </table:table-cell>
        </table:table-row>
        <table:table-row table:style-name="ro1">
          <table:table-cell office:value-type="string" calcext:value-type="string">
            <text:p>0x22</text:p>
          </table:table-cell>
          <table:table-cell office:value-type="string" calcext:value-type="string">
            <text:p>Pork City, 11th Floor</text:p>
          </table:table-cell>
          <table:table-cell table:formula="of:=COM.MICROSOFT.CONCAT([.A36]; &quot;: &quot;;&quot;{ &quot;&quot;id&quot;&quot;: &quot;;[.A36];&quot;, &quot;&quot;name&quot;&quot;: &quot;&quot;&quot;;[.B36];&quot;&quot;&quot;, },&quot;)" office:value-type="string" office:string-value="0x22: { &quot;id&quot;: 0x22, &quot;name&quot;: &quot;Pork City, 11th Floor&quot;, }," calcext:value-type="string">
            <text:p>0x22: { "id": 0x22, "name": "Pork City, 11th Floor", },</text:p>
          </table:table-cell>
        </table:table-row>
        <table:table-row table:style-name="ro1">
          <table:table-cell office:value-type="string" calcext:value-type="string">
            <text:p>0x23</text:p>
          </table:table-cell>
          <table:table-cell office:value-type="string" calcext:value-type="string">
            <text:p>Pork City, 12th Floor</text:p>
          </table:table-cell>
          <table:table-cell table:formula="of:=COM.MICROSOFT.CONCAT([.A37]; &quot;: &quot;;&quot;{ &quot;&quot;id&quot;&quot;: &quot;;[.A37];&quot;, &quot;&quot;name&quot;&quot;: &quot;&quot;&quot;;[.B37];&quot;&quot;&quot;, },&quot;)" office:value-type="string" office:string-value="0x23: { &quot;id&quot;: 0x23, &quot;name&quot;: &quot;Pork City, 12th Floor&quot;, }," calcext:value-type="string">
            <text:p>0x23: { "id": 0x23, "name": "Pork City, 12th Floor", },</text:p>
          </table:table-cell>
        </table:table-row>
        <table:table-row table:style-name="ro1">
          <table:table-cell office:value-type="string" calcext:value-type="string">
            <text:p>0x24</text:p>
          </table:table-cell>
          <table:table-cell office:value-type="string" calcext:value-type="string">
            <text:p>Pork City, 13th Floor</text:p>
          </table:table-cell>
          <table:table-cell table:formula="of:=COM.MICROSOFT.CONCAT([.A38]; &quot;: &quot;;&quot;{ &quot;&quot;id&quot;&quot;: &quot;;[.A38];&quot;, &quot;&quot;name&quot;&quot;: &quot;&quot;&quot;;[.B38];&quot;&quot;&quot;, },&quot;)" office:value-type="string" office:string-value="0x24: { &quot;id&quot;: 0x24, &quot;name&quot;: &quot;Pork City, 13th Floor&quot;, }," calcext:value-type="string">
            <text:p>0x24: { "id": 0x24, "name": "Pork City, 13th Floor", },</text:p>
          </table:table-cell>
        </table:table-row>
        <table:table-row table:style-name="ro16">
          <table:table-cell office:value-type="string" calcext:value-type="string">
            <text:p>0x25</text:p>
          </table:table-cell>
          <table:table-cell office:value-type="string" calcext:value-type="string">
            <text:p>Pork City, 1<text:span text:style-name="T1">st</text:span> Floor</text:p>
          </table:table-cell>
          <table:table-cell table:formula="of:=COM.MICROSOFT.CONCAT([.A39]; &quot;: &quot;;&quot;{ &quot;&quot;id&quot;&quot;: &quot;;[.A39];&quot;, &quot;&quot;name&quot;&quot;: &quot;&quot;&quot;;[.B39];&quot;&quot;&quot;, },&quot;)" office:value-type="string" office:string-value="0x25: { &quot;id&quot;: 0x25, &quot;name&quot;: &quot;Pork City, 1st Floor&quot;, }," calcext:value-type="string">
            <text:p>0x25: { "id": 0x25, "name": "Pork City, 1st Floor", },</text:p>
          </table:table-cell>
        </table:table-row>
        <table:table-row table:style-name="ro1">
          <table:table-cell office:value-type="string" calcext:value-type="string">
            <text:p>0x26</text:p>
          </table:table-cell>
          <table:table-cell office:value-type="string" calcext:value-type="string">
            <text:p>Trail of the Sinner</text:p>
          </table:table-cell>
          <table:table-cell table:formula="of:=COM.MICROSOFT.CONCAT([.A40]; &quot;: &quot;;&quot;{ &quot;&quot;id&quot;&quot;: &quot;;[.A40];&quot;, &quot;&quot;name&quot;&quot;: &quot;&quot;&quot;;[.B40];&quot;&quot;&quot;, },&quot;)" office:value-type="string" office:string-value="0x26: { &quot;id&quot;: 0x26, &quot;name&quot;: &quot;Trail of the Sinner&quot;, }," calcext:value-type="string">
            <text:p>0x26: { "id": 0x26, "name": "Trail of the Sinner", },</text:p>
          </table:table-cell>
        </table:table-row>
        <table:table-row table:style-name="ro1">
          <table:table-cell office:value-type="string" calcext:value-type="string">
            <text:p>0x27</text:p>
          </table:table-cell>
          <table:table-cell office:value-type="string" calcext:value-type="string">
            <text:p>Rubicon</text:p>
          </table:table-cell>
          <table:table-cell table:formula="of:=COM.MICROSOFT.CONCAT([.A41]; &quot;: &quot;;&quot;{ &quot;&quot;id&quot;&quot;: &quot;;[.A41];&quot;, &quot;&quot;name&quot;&quot;: &quot;&quot;&quot;;[.B41];&quot;&quot;&quot;, },&quot;)" office:value-type="string" office:string-value="0x27: { &quot;id&quot;: 0x27, &quot;name&quot;: &quot;Rubicon&quot;, }," calcext:value-type="string">
            <text:p>0x27: { "id": 0x27, "name": "Rubicon", },</text:p>
          </table:table-cell>
        </table:table-row>
        <table:table-row table:style-name="ro1">
          <table:table-cell office:value-type="string" calcext:value-type="string">
            <text:p>0x28</text:p>
          </table:table-cell>
          <table:table-cell office:value-type="string" calcext:value-type="string">
            <text:p>Trail of the Bygone</text:p>
          </table:table-cell>
          <table:table-cell table:formula="of:=COM.MICROSOFT.CONCAT([.A42]; &quot;: &quot;;&quot;{ &quot;&quot;id&quot;&quot;: &quot;;[.A42];&quot;, &quot;&quot;name&quot;&quot;: &quot;&quot;&quot;;[.B42];&quot;&quot;&quot;, },&quot;)" office:value-type="string" office:string-value="0x28: { &quot;id&quot;: 0x28, &quot;name&quot;: &quot;Trail of the Bygone&quot;, }," calcext:value-type="string">
            <text:p>0x28: { "id": 0x28, "name": "Trail of the Bygone", },</text:p>
          </table:table-cell>
        </table:table-row>
        <table:table-row table:style-name="ro1">
          <table:table-cell office:value-type="string" calcext:value-type="string">
            <text:p>0x29</text:p>
          </table:table-cell>
          <table:table-cell office:value-type="string" calcext:value-type="string">
            <text:p>Dead God’s Pad</text:p>
          </table:table-cell>
          <table:table-cell table:formula="of:=COM.MICROSOFT.CONCAT([.A43]; &quot;: &quot;;&quot;{ &quot;&quot;id&quot;&quot;: &quot;;[.A43];&quot;, &quot;&quot;name&quot;&quot;: &quot;&quot;&quot;;[.B43];&quot;&quot;&quot;, },&quot;)" office:value-type="string" office:string-value="0x29: { &quot;id&quot;: 0x29, &quot;name&quot;: &quot;Dead God’s Pad&quot;, }," calcext:value-type="string">
            <text:p>0x29: { "id": 0x29, "name": "Dead God’s Pad", },</text:p>
          </table:table-cell>
        </table:table-row>
        <table:table-row table:style-name="ro1">
          <table:table-cell office:value-type="string" calcext:value-type="string">
            <text:p>0x2a</text:p>
          </table:table-cell>
          <table:table-cell office:value-type="string" calcext:value-type="string">
            <text:p>Trail of the Judged</text:p>
          </table:table-cell>
          <table:table-cell table:formula="of:=COM.MICROSOFT.CONCAT([.A44]; &quot;: &quot;;&quot;{ &quot;&quot;id&quot;&quot;: &quot;;[.A44];&quot;, &quot;&quot;name&quot;&quot;: &quot;&quot;&quot;;[.B44];&quot;&quot;&quot;, },&quot;)" office:value-type="string" office:string-value="0x2a: { &quot;id&quot;: 0x2a, &quot;name&quot;: &quot;Trail of the Judged&quot;, }," calcext:value-type="string">
            <text:p>0x2a: { "id": 0x2a, "name": "Trail of the Judged", },</text:p>
          </table:table-cell>
        </table:table-row>
        <table:table-row table:style-name="ro1">
          <table:table-cell office:value-type="string" calcext:value-type="string">
            <text:p>0x2b</text:p>
          </table:table-cell>
          <table:table-cell office:value-type="string" calcext:value-type="string">
            <text:p>Room of Reckoning</text:p>
          </table:table-cell>
          <table:table-cell table:formula="of:=COM.MICROSOFT.CONCAT([.A45]; &quot;: &quot;;&quot;{ &quot;&quot;id&quot;&quot;: &quot;;[.A45];&quot;, &quot;&quot;name&quot;&quot;: &quot;&quot;&quot;;[.B45];&quot;&quot;&quot;, },&quot;)" office:value-type="string" office:string-value="0x2b: { &quot;id&quot;: 0x2b, &quot;name&quot;: &quot;Room of Reckoning&quot;, }," calcext:value-type="string">
            <text:p>0x2b: { "id": 0x2b, "name": "Room of Reckoning", },</text:p>
          </table:table-cell>
        </table:table-row>
        <table:table-row table:style-name="ro1">
          <table:table-cell office:value-type="string" calcext:value-type="string">
            <text:p>0x2c</text:p>
          </table:table-cell>
          <table:table-cell office:value-type="string" calcext:value-type="string">
            <text:p>Trail of the Sinner, Roof</text:p>
          </table:table-cell>
          <table:table-cell table:formula="of:=COM.MICROSOFT.CONCAT([.A46]; &quot;: &quot;;&quot;{ &quot;&quot;id&quot;&quot;: &quot;;[.A46];&quot;, &quot;&quot;name&quot;&quot;: &quot;&quot;&quot;;[.B46];&quot;&quot;&quot;, },&quot;)" office:value-type="string" office:string-value="0x2c: { &quot;id&quot;: 0x2c, &quot;name&quot;: &quot;Trail of the Sinner, Roof&quot;, }," calcext:value-type="string">
            <text:p>0x2c: { "id": 0x2c, "name": "Trail of the Sinner, Roof", },</text:p>
          </table:table-cell>
        </table:table-row>
        <table:table-row table:style-name="ro1">
          <table:table-cell office:value-type="string" calcext:value-type="string">
            <text:p>0x2d</text:p>
          </table:table-cell>
          <table:table-cell office:value-type="string" calcext:value-type="string">
            <text:p>Trail of the Sinner, Roof</text:p>
          </table:table-cell>
          <table:table-cell table:formula="of:=COM.MICROSOFT.CONCAT([.A47]; &quot;: &quot;;&quot;{ &quot;&quot;id&quot;&quot;: &quot;;[.A47];&quot;, &quot;&quot;name&quot;&quot;: &quot;&quot;&quot;;[.B47];&quot;&quot;&quot;, },&quot;)" office:value-type="string" office:string-value="0x2d: { &quot;id&quot;: 0x2d, &quot;name&quot;: &quot;Trail of the Sinner, Roof&quot;, }," calcext:value-type="string">
            <text:p>0x2d: { "id": 0x2d, "name": "Trail of the Sinner, Roof", },</text:p>
          </table:table-cell>
        </table:table-row>
        <table:table-row table:style-name="ro1">
          <table:table-cell office:value-type="string" calcext:value-type="string">
            <text:p>0x2e</text:p>
          </table:table-cell>
          <table:table-cell office:value-type="string" calcext:value-type="string">
            <text:p>Trail of the Sinner, Roof</text:p>
          </table:table-cell>
          <table:table-cell table:formula="of:=COM.MICROSOFT.CONCAT([.A48]; &quot;: &quot;;&quot;{ &quot;&quot;id&quot;&quot;: &quot;;[.A48];&quot;, &quot;&quot;name&quot;&quot;: &quot;&quot;&quot;;[.B48];&quot;&quot;&quot;, },&quot;)" office:value-type="string" office:string-value="0x2e: { &quot;id&quot;: 0x2e, &quot;name&quot;: &quot;Trail of the Sinner, Roof&quot;, }," calcext:value-type="string">
            <text:p>0x2e: { "id": 0x2e, "name": "Trail of the Sinner, Roof", },</text:p>
          </table:table-cell>
        </table:table-row>
        <table:table-row table:style-name="ro1">
          <table:table-cell office:value-type="string" calcext:value-type="string">
            <text:p>0x2f</text:p>
          </table:table-cell>
          <table:table-cell office:value-type="string" calcext:value-type="string">
            <text:p>Statue of Hachiko</text:p>
          </table:table-cell>
          <table:table-cell table:formula="of:=COM.MICROSOFT.CONCAT([.A49]; &quot;: &quot;;&quot;{ &quot;&quot;id&quot;&quot;: &quot;;[.A49];&quot;, &quot;&quot;name&quot;&quot;: &quot;&quot;&quot;;[.B49];&quot;&quot;&quot;, },&quot;)" office:value-type="string" office:string-value="0x2f: { &quot;id&quot;: 0x2f, &quot;name&quot;: &quot;Statue of Hachiko&quot;, }," calcext:value-type="string">
            <text:p>0x2f: { "id": 0x2f, "name": "Statue of Hachiko", },</text:p>
          </table:table-cell>
        </table:table-row>
        <table:table-row table:style-name="ro1">
          <table:table-cell office:value-type="string" calcext:value-type="string">
            <text:p>0x30</text:p>
          </table:table-cell>
          <table:table-cell office:value-type="string" calcext:value-type="string">
            <text:p>…..</text:p>
          </table:table-cell>
          <table:table-cell table:formula="of:=COM.MICROSOFT.CONCAT([.A50]; &quot;: &quot;;&quot;{ &quot;&quot;id&quot;&quot;: &quot;;[.A50];&quot;, &quot;&quot;name&quot;&quot;: &quot;&quot;&quot;;[.B50];&quot;&quot;&quot;, },&quot;)" office:value-type="string" office:string-value="0x30: { &quot;id&quot;: 0x30, &quot;name&quot;: &quot;…..&quot;, }," calcext:value-type="string">
            <text:p>0x30: { "id": 0x30, "name": "…..", },</text:p>
          </table:table-cell>
        </table:table-row>
        <table:table-row table:style-name="ro1">
          <table:table-cell office:value-type="string" calcext:value-type="string">
            <text:p>0x31</text:p>
          </table:table-cell>
          <table:table-cell office:value-type="string" calcext:value-type="string">
            <text:p>The mission!</text:p>
          </table:table-cell>
          <table:table-cell table:formula="of:=COM.MICROSOFT.CONCAT([.A51]; &quot;: &quot;;&quot;{ &quot;&quot;id&quot;&quot;: &quot;;[.A51];&quot;, &quot;&quot;name&quot;&quot;: &quot;&quot;&quot;;[.B51];&quot;&quot;&quot;, },&quot;)" office:value-type="string" office:string-value="0x31: { &quot;id&quot;: 0x31, &quot;name&quot;: &quot;The mission!&quot;, }," calcext:value-type="string">
            <text:p>0x31: { "id": 0x31, "name": "The mission!", },</text:p>
          </table:table-cell>
        </table:table-row>
        <table:table-row table:style-name="ro1">
          <table:table-cell office:value-type="string" calcext:value-type="string">
            <text:p>0x32</text:p>
          </table:table-cell>
          <table:table-cell office:value-type="string" calcext:value-type="string">
            <text:p>Missing No.</text:p>
          </table:table-cell>
          <table:table-cell table:formula="of:=COM.MICROSOFT.CONCAT([.A52]; &quot;: &quot;;&quot;{ &quot;&quot;id&quot;&quot;: &quot;;[.A52];&quot;, &quot;&quot;name&quot;&quot;: &quot;&quot;&quot;;[.B52];&quot;&quot;&quot;, },&quot;)" office:value-type="string" office:string-value="0x32: { &quot;id&quot;: 0x32, &quot;name&quot;: &quot;Missing No.&quot;, }," calcext:value-type="string">
            <text:p>0x32: { "id": 0x32, "name": "Missing No.", },</text:p>
          </table:table-cell>
        </table:table-row>
      </table:table>
      <table:table table:name="Chapter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table:formula="of:=COM.MICROSOFT.CONCAT(&quot;0x&quot;; DEC2HEX(ROW() - 2))" office:value-type="string" office:string-value="0x0" calcext:value-type="string">
            <text:p>0x0</text:p>
          </table:table-cell>
          <table:table-cell office:value-type="string" calcext:value-type="string">
            <text:p>Shiki, Day 1</text:p>
          </table:table-cell>
          <table:table-cell table:formula="of:=COM.MICROSOFT.CONCAT([.A2]; &quot;: &quot;;&quot;{ &quot;&quot;id&quot;&quot;: &quot;;[.A2];&quot;, &quot;&quot;name&quot;&quot;: &quot;&quot;&quot;;[.B2];&quot;&quot;&quot;, },&quot;)" office:value-type="string" office:string-value="0x0: { &quot;id&quot;: 0x0, &quot;name&quot;: &quot;Shiki, Day 1&quot;, }," calcext:value-type="string">
            <text:p>0x0: { "id": 0x0, "name": "Shiki, Day 1", },</text:p>
          </table:table-cell>
        </table:table-row>
        <table:table-row table:style-name="ro1">
          <table:table-cell table:formula="of:=COM.MICROSOFT.CONCAT(&quot;0x&quot;; DEC2HEX(ROW() - 2))" office:value-type="string" office:string-value="0x1" calcext:value-type="string">
            <text:p>0x1</text:p>
          </table:table-cell>
          <table:table-cell office:value-type="string" calcext:value-type="string">
            <text:p>Shiki, Day 2</text:p>
          </table:table-cell>
          <table:table-cell table:formula="of:=COM.MICROSOFT.CONCAT([.A3]; &quot;: &quot;;&quot;{ &quot;&quot;id&quot;&quot;: &quot;;[.A3];&quot;, &quot;&quot;name&quot;&quot;: &quot;&quot;&quot;;[.B3];&quot;&quot;&quot;, },&quot;)" office:value-type="string" office:string-value="0x1: { &quot;id&quot;: 0x1, &quot;name&quot;: &quot;Shiki, Day 2&quot;, }," calcext:value-type="string">
            <text:p>0x1: { "id": 0x1, "name": "Shiki, Day 2", },</text:p>
          </table:table-cell>
        </table:table-row>
        <table:table-row table:style-name="ro1">
          <table:table-cell table:formula="of:=COM.MICROSOFT.CONCAT(&quot;0x&quot;; DEC2HEX(ROW() - 2))" office:value-type="string" office:string-value="0x2" calcext:value-type="string">
            <text:p>0x2</text:p>
          </table:table-cell>
          <table:table-cell office:value-type="string" calcext:value-type="string">
            <text:p>Shiki, Day 3</text:p>
          </table:table-cell>
          <table:table-cell table:formula="of:=COM.MICROSOFT.CONCAT([.A4]; &quot;: &quot;;&quot;{ &quot;&quot;id&quot;&quot;: &quot;;[.A4];&quot;, &quot;&quot;name&quot;&quot;: &quot;&quot;&quot;;[.B4];&quot;&quot;&quot;, },&quot;)" office:value-type="string" office:string-value="0x2: { &quot;id&quot;: 0x2, &quot;name&quot;: &quot;Shiki, Day 3&quot;, }," calcext:value-type="string">
            <text:p>0x2: { "id": 0x2, "name": "Shiki, Day 3", },</text:p>
          </table:table-cell>
        </table:table-row>
        <table:table-row table:style-name="ro1">
          <table:table-cell table:formula="of:=COM.MICROSOFT.CONCAT(&quot;0x&quot;; DEC2HEX(ROW() - 2))" office:value-type="string" office:string-value="0x3" calcext:value-type="string">
            <text:p>0x3</text:p>
          </table:table-cell>
          <table:table-cell office:value-type="string" calcext:value-type="string">
            <text:p>Shiki, Day 4</text:p>
          </table:table-cell>
          <table:table-cell table:formula="of:=COM.MICROSOFT.CONCAT([.A5]; &quot;: &quot;;&quot;{ &quot;&quot;id&quot;&quot;: &quot;;[.A5];&quot;, &quot;&quot;name&quot;&quot;: &quot;&quot;&quot;;[.B5];&quot;&quot;&quot;, },&quot;)" office:value-type="string" office:string-value="0x3: { &quot;id&quot;: 0x3, &quot;name&quot;: &quot;Shiki, Day 4&quot;, }," calcext:value-type="string">
            <text:p>0x3: { "id": 0x3, "name": "Shiki, Day 4", },</text:p>
          </table:table-cell>
        </table:table-row>
        <table:table-row table:style-name="ro1">
          <table:table-cell table:formula="of:=COM.MICROSOFT.CONCAT(&quot;0x&quot;; DEC2HEX(ROW() - 2))" office:value-type="string" office:string-value="0x4" calcext:value-type="string">
            <text:p>0x4</text:p>
          </table:table-cell>
          <table:table-cell office:value-type="string" calcext:value-type="string">
            <text:p>Shiki, Day 5</text:p>
          </table:table-cell>
          <table:table-cell table:formula="of:=COM.MICROSOFT.CONCAT([.A6]; &quot;: &quot;;&quot;{ &quot;&quot;id&quot;&quot;: &quot;;[.A6];&quot;, &quot;&quot;name&quot;&quot;: &quot;&quot;&quot;;[.B6];&quot;&quot;&quot;, },&quot;)" office:value-type="string" office:string-value="0x4: { &quot;id&quot;: 0x4, &quot;name&quot;: &quot;Shiki, Day 5&quot;, }," calcext:value-type="string">
            <text:p>0x4: { "id": 0x4, "name": "Shiki, Day 5", },</text:p>
          </table:table-cell>
        </table:table-row>
        <table:table-row table:style-name="ro1">
          <table:table-cell table:formula="of:=COM.MICROSOFT.CONCAT(&quot;0x&quot;; DEC2HEX(ROW() - 2))" office:value-type="string" office:string-value="0x5" calcext:value-type="string">
            <text:p>0x5</text:p>
          </table:table-cell>
          <table:table-cell office:value-type="string" calcext:value-type="string">
            <text:p>Shiki, Day 6</text:p>
          </table:table-cell>
          <table:table-cell table:formula="of:=COM.MICROSOFT.CONCAT([.A7]; &quot;: &quot;;&quot;{ &quot;&quot;id&quot;&quot;: &quot;;[.A7];&quot;, &quot;&quot;name&quot;&quot;: &quot;&quot;&quot;;[.B7];&quot;&quot;&quot;, },&quot;)" office:value-type="string" office:string-value="0x5: { &quot;id&quot;: 0x5, &quot;name&quot;: &quot;Shiki, Day 6&quot;, }," calcext:value-type="string">
            <text:p>0x5: { "id": 0x5, "name": "Shiki, Day 6", },</text:p>
          </table:table-cell>
        </table:table-row>
        <table:table-row table:style-name="ro1">
          <table:table-cell table:formula="of:=COM.MICROSOFT.CONCAT(&quot;0x&quot;; DEC2HEX(ROW() - 2))" office:value-type="string" office:string-value="0x6" calcext:value-type="string">
            <text:p>0x6</text:p>
          </table:table-cell>
          <table:table-cell office:value-type="string" calcext:value-type="string">
            <text:p>Shiki, Day 7</text:p>
          </table:table-cell>
          <table:table-cell table:formula="of:=COM.MICROSOFT.CONCAT([.A8]; &quot;: &quot;;&quot;{ &quot;&quot;id&quot;&quot;: &quot;;[.A8];&quot;, &quot;&quot;name&quot;&quot;: &quot;&quot;&quot;;[.B8];&quot;&quot;&quot;, },&quot;)" office:value-type="string" office:string-value="0x6: { &quot;id&quot;: 0x6, &quot;name&quot;: &quot;Shiki, Day 7&quot;, }," calcext:value-type="string">
            <text:p>0x6: { "id": 0x6, "name": "Shiki, Day 7", },</text:p>
          </table:table-cell>
        </table:table-row>
        <table:table-row table:style-name="ro1">
          <table:table-cell table:formula="of:=COM.MICROSOFT.CONCAT(&quot;0x&quot;; DEC2HEX(ROW() - 2))" office:value-type="string" office:string-value="0x7" calcext:value-type="string">
            <text:p>0x7</text:p>
          </table:table-cell>
          <table:table-cell office:value-type="string" calcext:value-type="string">
            <text:p>Joshua, Day 1</text:p>
          </table:table-cell>
          <table:table-cell table:formula="of:=COM.MICROSOFT.CONCAT([.A9]; &quot;: &quot;;&quot;{ &quot;&quot;id&quot;&quot;: &quot;;[.A9];&quot;, &quot;&quot;name&quot;&quot;: &quot;&quot;&quot;;[.B9];&quot;&quot;&quot;, },&quot;)" office:value-type="string" office:string-value="0x7: { &quot;id&quot;: 0x7, &quot;name&quot;: &quot;Joshua, Day 1&quot;, }," calcext:value-type="string">
            <text:p>0x7: { "id": 0x7, "name": "Joshua, Day 1", },</text:p>
          </table:table-cell>
        </table:table-row>
        <table:table-row table:style-name="ro1">
          <table:table-cell table:formula="of:=COM.MICROSOFT.CONCAT(&quot;0x&quot;; DEC2HEX(ROW() - 2))" office:value-type="string" office:string-value="0x8" calcext:value-type="string">
            <text:p>0x8</text:p>
          </table:table-cell>
          <table:table-cell office:value-type="string" calcext:value-type="string">
            <text:p>Joshua, Day 2</text:p>
          </table:table-cell>
          <table:table-cell table:formula="of:=COM.MICROSOFT.CONCAT([.A10]; &quot;: &quot;;&quot;{ &quot;&quot;id&quot;&quot;: &quot;;[.A10];&quot;, &quot;&quot;name&quot;&quot;: &quot;&quot;&quot;;[.B10];&quot;&quot;&quot;, },&quot;)" office:value-type="string" office:string-value="0x8: { &quot;id&quot;: 0x8, &quot;name&quot;: &quot;Joshua, Day 2&quot;, }," calcext:value-type="string">
            <text:p>0x8: { "id": 0x8, "name": "Joshua, Day 2", },</text:p>
          </table:table-cell>
        </table:table-row>
        <table:table-row table:style-name="ro1">
          <table:table-cell table:formula="of:=COM.MICROSOFT.CONCAT(&quot;0x&quot;; DEC2HEX(ROW() - 2))" office:value-type="string" office:string-value="0x9" calcext:value-type="string">
            <text:p>0x9</text:p>
          </table:table-cell>
          <table:table-cell office:value-type="string" calcext:value-type="string">
            <text:p>Joshua, Day 3</text:p>
          </table:table-cell>
          <table:table-cell table:formula="of:=COM.MICROSOFT.CONCAT([.A11]; &quot;: &quot;;&quot;{ &quot;&quot;id&quot;&quot;: &quot;;[.A11];&quot;, &quot;&quot;name&quot;&quot;: &quot;&quot;&quot;;[.B11];&quot;&quot;&quot;, },&quot;)" office:value-type="string" office:string-value="0x9: { &quot;id&quot;: 0x9, &quot;name&quot;: &quot;Joshua, Day 3&quot;, }," calcext:value-type="string">
            <text:p>0x9: { "id": 0x9, "name": "Joshua, Day 3", },</text:p>
          </table:table-cell>
        </table:table-row>
        <table:table-row table:style-name="ro1">
          <table:table-cell table:formula="of:=COM.MICROSOFT.CONCAT(&quot;0x&quot;; DEC2HEX(ROW() - 2))" office:value-type="string" office:string-value="0xA" calcext:value-type="string">
            <text:p>0xA</text:p>
          </table:table-cell>
          <table:table-cell office:value-type="string" calcext:value-type="string">
            <text:p>Joshua, Day 4</text:p>
          </table:table-cell>
          <table:table-cell table:formula="of:=COM.MICROSOFT.CONCAT([.A12]; &quot;: &quot;;&quot;{ &quot;&quot;id&quot;&quot;: &quot;;[.A12];&quot;, &quot;&quot;name&quot;&quot;: &quot;&quot;&quot;;[.B12];&quot;&quot;&quot;, },&quot;)" office:value-type="string" office:string-value="0xA: { &quot;id&quot;: 0xA, &quot;name&quot;: &quot;Joshua, Day 4&quot;, }," calcext:value-type="string">
            <text:p>0xA: { "id": 0xA, "name": "Joshua, Day 4", },</text:p>
          </table:table-cell>
        </table:table-row>
        <table:table-row table:style-name="ro1">
          <table:table-cell table:formula="of:=COM.MICROSOFT.CONCAT(&quot;0x&quot;; DEC2HEX(ROW() - 2))" office:value-type="string" office:string-value="0xB" calcext:value-type="string">
            <text:p>0xB</text:p>
          </table:table-cell>
          <table:table-cell office:value-type="string" calcext:value-type="string">
            <text:p>Joshua, Day 5</text:p>
          </table:table-cell>
          <table:table-cell table:formula="of:=COM.MICROSOFT.CONCAT([.A13]; &quot;: &quot;;&quot;{ &quot;&quot;id&quot;&quot;: &quot;;[.A13];&quot;, &quot;&quot;name&quot;&quot;: &quot;&quot;&quot;;[.B13];&quot;&quot;&quot;, },&quot;)" office:value-type="string" office:string-value="0xB: { &quot;id&quot;: 0xB, &quot;name&quot;: &quot;Joshua, Day 5&quot;, }," calcext:value-type="string">
            <text:p>0xB: { "id": 0xB, "name": "Joshua, Day 5", },</text:p>
          </table:table-cell>
        </table:table-row>
        <table:table-row table:style-name="ro1">
          <table:table-cell table:formula="of:=COM.MICROSOFT.CONCAT(&quot;0x&quot;; DEC2HEX(ROW() - 2))" office:value-type="string" office:string-value="0xC" calcext:value-type="string">
            <text:p>0xC</text:p>
          </table:table-cell>
          <table:table-cell office:value-type="string" calcext:value-type="string">
            <text:p>Joshua, Day 6</text:p>
          </table:table-cell>
          <table:table-cell table:formula="of:=COM.MICROSOFT.CONCAT([.A14]; &quot;: &quot;;&quot;{ &quot;&quot;id&quot;&quot;: &quot;;[.A14];&quot;, &quot;&quot;name&quot;&quot;: &quot;&quot;&quot;;[.B14];&quot;&quot;&quot;, },&quot;)" office:value-type="string" office:string-value="0xC: { &quot;id&quot;: 0xC, &quot;name&quot;: &quot;Joshua, Day 6&quot;, }," calcext:value-type="string">
            <text:p>0xC: { "id": 0xC, "name": "Joshua, Day 6", },</text:p>
          </table:table-cell>
        </table:table-row>
        <table:table-row table:style-name="ro1">
          <table:table-cell table:formula="of:=COM.MICROSOFT.CONCAT(&quot;0x&quot;; DEC2HEX(ROW() - 2))" office:value-type="string" office:string-value="0xD" calcext:value-type="string">
            <text:p>0xD</text:p>
          </table:table-cell>
          <table:table-cell office:value-type="string" calcext:value-type="string">
            <text:p>Joshua, Day 7</text:p>
          </table:table-cell>
          <table:table-cell table:formula="of:=COM.MICROSOFT.CONCAT([.A15]; &quot;: &quot;;&quot;{ &quot;&quot;id&quot;&quot;: &quot;;[.A15];&quot;, &quot;&quot;name&quot;&quot;: &quot;&quot;&quot;;[.B15];&quot;&quot;&quot;, },&quot;)" office:value-type="string" office:string-value="0xD: { &quot;id&quot;: 0xD, &quot;name&quot;: &quot;Joshua, Day 7&quot;, }," calcext:value-type="string">
            <text:p>0xD: { "id": 0xD, "name": "Joshua, Day 7", },</text:p>
          </table:table-cell>
        </table:table-row>
        <table:table-row table:style-name="ro1">
          <table:table-cell table:formula="of:=COM.MICROSOFT.CONCAT(&quot;0x&quot;; DEC2HEX(ROW() - 2))" office:value-type="string" office:string-value="0xE" calcext:value-type="string">
            <text:p>0xE</text:p>
          </table:table-cell>
          <table:table-cell office:value-type="string" calcext:value-type="string">
            <text:p>Beat, Day 1</text:p>
          </table:table-cell>
          <table:table-cell table:formula="of:=COM.MICROSOFT.CONCAT([.A16]; &quot;: &quot;;&quot;{ &quot;&quot;id&quot;&quot;: &quot;;[.A16];&quot;, &quot;&quot;name&quot;&quot;: &quot;&quot;&quot;;[.B16];&quot;&quot;&quot;, },&quot;)" office:value-type="string" office:string-value="0xE: { &quot;id&quot;: 0xE, &quot;name&quot;: &quot;Beat, Day 1&quot;, }," calcext:value-type="string">
            <text:p>0xE: { "id": 0xE, "name": "Beat, Day 1", },</text:p>
          </table:table-cell>
        </table:table-row>
        <table:table-row table:style-name="ro1">
          <table:table-cell table:formula="of:=COM.MICROSOFT.CONCAT(&quot;0x&quot;; DEC2HEX(ROW() - 2))" office:value-type="string" office:string-value="0xF" calcext:value-type="string">
            <text:p>0xF</text:p>
          </table:table-cell>
          <table:table-cell office:value-type="string" calcext:value-type="string">
            <text:p>Beat, Day 2</text:p>
          </table:table-cell>
          <table:table-cell table:formula="of:=COM.MICROSOFT.CONCAT([.A17]; &quot;: &quot;;&quot;{ &quot;&quot;id&quot;&quot;: &quot;;[.A17];&quot;, &quot;&quot;name&quot;&quot;: &quot;&quot;&quot;;[.B17];&quot;&quot;&quot;, },&quot;)" office:value-type="string" office:string-value="0xF: { &quot;id&quot;: 0xF, &quot;name&quot;: &quot;Beat, Day 2&quot;, }," calcext:value-type="string">
            <text:p>0xF: { "id": 0xF, "name": "Beat, Day 2", },</text:p>
          </table:table-cell>
        </table:table-row>
        <table:table-row table:style-name="ro1">
          <table:table-cell table:formula="of:=COM.MICROSOFT.CONCAT(&quot;0x&quot;; DEC2HEX(ROW() - 2))" office:value-type="string" office:string-value="0x10" calcext:value-type="string">
            <text:p>0x10</text:p>
          </table:table-cell>
          <table:table-cell office:value-type="string" calcext:value-type="string">
            <text:p>Beat, Day 3</text:p>
          </table:table-cell>
          <table:table-cell table:formula="of:=COM.MICROSOFT.CONCAT([.A18]; &quot;: &quot;;&quot;{ &quot;&quot;id&quot;&quot;: &quot;;[.A18];&quot;, &quot;&quot;name&quot;&quot;: &quot;&quot;&quot;;[.B18];&quot;&quot;&quot;, },&quot;)" office:value-type="string" office:string-value="0x10: { &quot;id&quot;: 0x10, &quot;name&quot;: &quot;Beat, Day 3&quot;, }," calcext:value-type="string">
            <text:p>0x10: { "id": 0x10, "name": "Beat, Day 3", },</text:p>
          </table:table-cell>
        </table:table-row>
        <table:table-row table:style-name="ro1">
          <table:table-cell table:formula="of:=COM.MICROSOFT.CONCAT(&quot;0x&quot;; DEC2HEX(ROW() - 2))" office:value-type="string" office:string-value="0x11" calcext:value-type="string">
            <text:p>0x11</text:p>
          </table:table-cell>
          <table:table-cell office:value-type="string" calcext:value-type="string">
            <text:p>Beat, Day 4</text:p>
          </table:table-cell>
          <table:table-cell table:formula="of:=COM.MICROSOFT.CONCAT([.A19]; &quot;: &quot;;&quot;{ &quot;&quot;id&quot;&quot;: &quot;;[.A19];&quot;, &quot;&quot;name&quot;&quot;: &quot;&quot;&quot;;[.B19];&quot;&quot;&quot;, },&quot;)" office:value-type="string" office:string-value="0x11: { &quot;id&quot;: 0x11, &quot;name&quot;: &quot;Beat, Day 4&quot;, }," calcext:value-type="string">
            <text:p>0x11: { "id": 0x11, "name": "Beat, Day 4", },</text:p>
          </table:table-cell>
        </table:table-row>
        <table:table-row table:style-name="ro1">
          <table:table-cell table:formula="of:=COM.MICROSOFT.CONCAT(&quot;0x&quot;; DEC2HEX(ROW() - 2))" office:value-type="string" office:string-value="0x12" calcext:value-type="string">
            <text:p>0x12</text:p>
          </table:table-cell>
          <table:table-cell office:value-type="string" calcext:value-type="string">
            <text:p>Beat, Day 5</text:p>
          </table:table-cell>
          <table:table-cell table:formula="of:=COM.MICROSOFT.CONCAT([.A20]; &quot;: &quot;;&quot;{ &quot;&quot;id&quot;&quot;: &quot;;[.A20];&quot;, &quot;&quot;name&quot;&quot;: &quot;&quot;&quot;;[.B20];&quot;&quot;&quot;, },&quot;)" office:value-type="string" office:string-value="0x12: { &quot;id&quot;: 0x12, &quot;name&quot;: &quot;Beat, Day 5&quot;, }," calcext:value-type="string">
            <text:p>0x12: { "id": 0x12, "name": "Beat, Day 5", },</text:p>
          </table:table-cell>
        </table:table-row>
        <table:table-row table:style-name="ro1">
          <table:table-cell table:formula="of:=COM.MICROSOFT.CONCAT(&quot;0x&quot;; DEC2HEX(ROW() - 2))" office:value-type="string" office:string-value="0x13" calcext:value-type="string">
            <text:p>0x13</text:p>
          </table:table-cell>
          <table:table-cell office:value-type="string" calcext:value-type="string">
            <text:p>Beat, Day 6</text:p>
          </table:table-cell>
          <table:table-cell table:formula="of:=COM.MICROSOFT.CONCAT([.A21]; &quot;: &quot;;&quot;{ &quot;&quot;id&quot;&quot;: &quot;;[.A21];&quot;, &quot;&quot;name&quot;&quot;: &quot;&quot;&quot;;[.B21];&quot;&quot;&quot;, },&quot;)" office:value-type="string" office:string-value="0x13: { &quot;id&quot;: 0x13, &quot;name&quot;: &quot;Beat, Day 6&quot;, }," calcext:value-type="string">
            <text:p>0x13: { "id": 0x13, "name": "Beat, Day 6", },</text:p>
          </table:table-cell>
        </table:table-row>
        <table:table-row table:style-name="ro1">
          <table:table-cell table:formula="of:=COM.MICROSOFT.CONCAT(&quot;0x&quot;; DEC2HEX(ROW() - 2))" office:value-type="string" office:string-value="0x14" calcext:value-type="string">
            <text:p>0x14</text:p>
          </table:table-cell>
          <table:table-cell office:value-type="string" calcext:value-type="string">
            <text:p>Beat, Day 7</text:p>
          </table:table-cell>
          <table:table-cell table:formula="of:=COM.MICROSOFT.CONCAT([.A22]; &quot;: &quot;;&quot;{ &quot;&quot;id&quot;&quot;: &quot;;[.A22];&quot;, &quot;&quot;name&quot;&quot;: &quot;&quot;&quot;;[.B22];&quot;&quot;&quot;, },&quot;)" office:value-type="string" office:string-value="0x14: { &quot;id&quot;: 0x14, &quot;name&quot;: &quot;Beat, Day 7&quot;, }," calcext:value-type="string">
            <text:p>0x14: { "id": 0x14, "name": "Beat, Day 7", },</text:p>
          </table:table-cell>
        </table:table-row>
        <table:table-row table:style-name="ro1">
          <table:table-cell table:formula="of:=COM.MICROSOFT.CONCAT(&quot;0x&quot;; DEC2HEX(ROW() - 2))" office:value-type="string" office:string-value="0x15" calcext:value-type="string">
            <text:p>0x15</text:p>
          </table:table-cell>
          <table:table-cell office:value-type="string" calcext:value-type="string">
            <text:p>Another Day</text:p>
          </table:table-cell>
          <table:table-cell table:formula="of:=COM.MICROSOFT.CONCAT([.A23]; &quot;: &quot;;&quot;{ &quot;&quot;id&quot;&quot;: &quot;;[.A23];&quot;, &quot;&quot;name&quot;&quot;: &quot;&quot;&quot;;[.B23];&quot;&quot;&quot;, },&quot;)" office:value-type="string" office:string-value="0x15: { &quot;id&quot;: 0x15, &quot;name&quot;: &quot;Another Day&quot;, }," calcext:value-type="string">
            <text:p>0x15: { "id": 0x15, "name": "Another Day", },</text:p>
          </table:table-cell>
        </table:table-row>
      </table:table>
      <table:table table:name="CDs" table:style-name="ta1">
        <table:table-column table:style-name="co1" table:default-cell-style-name="Default"/>
        <table:table-column table:style-name="co1" table:number-columns-repeated="2" table:default-cell-style-name="ce6"/>
        <table:table-column table:style-name="co9" table:default-cell-style-name="ce6"/>
        <table:table-row table:style-name="ro1">
          <table:table-cell office:value-type="string" calcext:value-type="string">
            <text:p>ID</text:p>
          </table:table-cell>
          <table:table-cell table:style-name="Default" office:value-type="string" calcext:value-type="string">
            <text:p>Number</text:p>
          </table:table-cell>
          <table:table-cell table:style-name="ce8" office:value-type="string" calcext:value-type="string">
            <text:p>Name </text:p>
          </table:table-cell>
          <table:table-cell table:style-name="ce8" office:value-type="string" calcext:value-type="string">
            <text:p>Info and tips </text:p>
          </table:table-cell>
        </table:table-row>
        <table:table-row table:style-name="ro4">
          <table:table-cell table:formula="of:=COM.MICROSOFT.CONCAT(&quot;0x&quot;; DEC2HEX(ROW() + 643))" office:value-type="string" office:string-value="0x285" calcext:value-type="string">
            <text:p>0x285</text:p>
          </table:table-cell>
          <table:table-cell office:value-type="float" office:value="342" calcext:value-type="float">
            <text:p>342</text:p>
          </table:table-cell>
          <table:table-cell office:value-type="string" calcext:value-type="string">
            <text:p><text:a xlink:href="https://twewy.fandom.com/wiki/(CD)_Track_1" xlink:type="simple">(CD) Track 1</text:a></text:p>
          </table:table-cell>
          <table:table-cell office:value-type="string" calcext:value-type="string">
            <text:p>Track 01: "Underground" Touch your tunes in the Items Menu to listen. When you're looking for salvation...</text:p>
            <text:p>With a melody like a single ray of light that pierces the languid darkness of the UG, this track is the beacon that will lead you out of the labyrinth.</text:p>
          </table:table-cell>
        </table:table-row>
        <table:table-row table:style-name="ro2">
          <table:table-cell table:formula="of:=COM.MICROSOFT.CONCAT(&quot;0x&quot;; DEC2HEX(ROW() + 643))" office:value-type="string" office:string-value="0x286" calcext:value-type="string">
            <text:p>0x286</text:p>
          </table:table-cell>
          <table:table-cell office:value-type="float" office:value="343" calcext:value-type="float">
            <text:p>343</text:p>
          </table:table-cell>
          <table:table-cell office:value-type="string" calcext:value-type="string">
            <text:p><text:a xlink:href="https://twewy.fandom.com/wiki/(CD)_Track_2" xlink:type="simple">(CD) Track 2</text:a></text:p>
          </table:table-cell>
          <table:table-cell office:value-type="string" calcext:value-type="string">
            <text:p>Track 02: "Calling" Touch your tunes in the Items Menu to listen. When you're searching for bliss...</text:p>
            <text:p>Elaborate rhythms and broad-spanning vocals drive this track ever upwards, as if climbing the stairway to some new and unseen paradise.</text:p>
          </table:table-cell>
        </table:table-row>
        <table:table-row table:style-name="ro1">
          <table:table-cell table:formula="of:=COM.MICROSOFT.CONCAT(&quot;0x&quot;; DEC2HEX(ROW() + 643))" office:value-type="string" office:string-value="0x287" calcext:value-type="string">
            <text:p>0x287</text:p>
          </table:table-cell>
          <table:table-cell office:value-type="float" office:value="344" calcext:value-type="float">
            <text:p>344</text:p>
          </table:table-cell>
          <table:table-cell office:value-type="string" calcext:value-type="string">
            <text:p>(CD) Track 3</text:p>
          </table:table-cell>
          <table:table-cell office:value-type="string" calcext:value-type="string">
            <text:p>“Three Minutes Clapping”</text:p>
          </table:table-cell>
        </table:table-row>
        <table:table-row table:style-name="ro2">
          <table:table-cell table:formula="of:=COM.MICROSOFT.CONCAT(&quot;0x&quot;; DEC2HEX(ROW() + 643))" office:value-type="string" office:string-value="0x288" calcext:value-type="string">
            <text:p>0x288</text:p>
          </table:table-cell>
          <table:table-cell office:value-type="float" office:value="345" calcext:value-type="float">
            <text:p>345</text:p>
          </table:table-cell>
          <table:table-cell office:value-type="string" calcext:value-type="string">
            <text:p><text:a xlink:href="https://twewy.fandom.com/wiki/(CD)_Track_4" xlink:type="simple">(CD) Track 4</text:a></text:p>
          </table:table-cell>
          <table:table-cell office:value-type="string" calcext:value-type="string">
            <text:p>Track 04: "Game Over" Touch your tunes in the Items Menu to listen. When you're hoping for trust...</text:p>
            <text:p>Even a rat in a cage can rock out with his friends. This track delivers toughness that'll get you by, even if life seems to have you boxed in.</text:p>
          </table:table-cell>
        </table:table-row>
        <table:table-row table:style-name="ro4">
          <table:table-cell table:formula="of:=COM.MICROSOFT.CONCAT(&quot;0x&quot;; DEC2HEX(ROW() + 643))" office:value-type="string" office:string-value="0x289" calcext:value-type="string">
            <text:p>0x289</text:p>
          </table:table-cell>
          <table:table-cell office:value-type="float" office:value="346" calcext:value-type="float">
            <text:p>346</text:p>
          </table:table-cell>
          <table:table-cell office:value-type="string" calcext:value-type="string">
            <text:p><text:a xlink:href="https://twewy.fandom.com/wiki/(CD)_Track_5" xlink:type="simple">(CD) Track 5</text:a></text:p>
          </table:table-cell>
          <table:table-cell office:value-type="string" calcext:value-type="string">
            <text:p>Track 05: "Detonation" Touch your tunes in the Items Menu to listen. When you're eager for exhilaration...</text:p>
            <text:p>Hard-edge rap rides high through this track, blasting beats that numb the nerves. Ditch the logic and enjoy the rush.</text:p>
          </table:table-cell>
        </table:table-row>
        <table:table-row table:style-name="ro3">
          <table:table-cell table:formula="of:=COM.MICROSOFT.CONCAT(&quot;0x&quot;; DEC2HEX(ROW() + 643))" office:value-type="string" office:string-value="0x28A" calcext:value-type="string">
            <text:p>0x28A</text:p>
          </table:table-cell>
          <table:table-cell office:value-type="float" office:value="347" calcext:value-type="float">
            <text:p>347</text:p>
          </table:table-cell>
          <table:table-cell office:value-type="string" calcext:value-type="string">
            <text:p><text:a xlink:href="https://twewy.fandom.com/wiki/(CD)_Track_6" xlink:type="simple">(CD) Track 6</text:a></text:p>
          </table:table-cell>
          <table:table-cell office:value-type="string" calcext:value-type="string">
            <text:p>Track 06: "SHIBUYA" Touch your tunes in the Items Menu to listen. When you want to taste grandeur...</text:p>
            <text:p>This track adds a feel-good groove like the very pulse of the streets to a stoic, but grand, rhythm.</text:p>
          </table:table-cell>
        </table:table-row>
        <table:table-row table:style-name="ro1">
          <table:table-cell table:formula="of:=COM.MICROSOFT.CONCAT(&quot;0x&quot;; DEC2HEX(ROW() + 643))" office:value-type="string" office:string-value="0x28B" calcext:value-type="string">
            <text:p>0x28B</text:p>
          </table:table-cell>
          <table:table-cell office:value-type="float" office:value="348" calcext:value-type="float">
            <text:p>348</text:p>
          </table:table-cell>
          <table:table-cell office:value-type="string" calcext:value-type="string">
            <text:p>(CD) Track 7</text:p>
          </table:table-cell>
          <table:table-cell office:value-type="string" calcext:value-type="string">
            <text:p>“Deja Vu”</text:p>
          </table:table-cell>
        </table:table-row>
        <table:table-row table:style-name="ro2">
          <table:table-cell table:formula="of:=COM.MICROSOFT.CONCAT(&quot;0x&quot;; DEC2HEX(ROW() + 643))" office:value-type="string" office:string-value="0x28C" calcext:value-type="string">
            <text:p>0x28C</text:p>
          </table:table-cell>
          <table:table-cell office:value-type="float" office:value="349" calcext:value-type="float">
            <text:p>349</text:p>
          </table:table-cell>
          <table:table-cell office:value-type="string" calcext:value-type="string">
            <text:p><text:a xlink:href="https://twewy.fandom.com/wiki/(CD)_Track_8" xlink:type="simple">(CD) Track 8</text:a></text:p>
          </table:table-cell>
          <table:table-cell office:value-type="string" calcext:value-type="string">
            <text:p>Track 08: "Long Dream" Touch your tunes in the Items Menu to listen. When you're craving courage...</text:p>
            <text:p>Votive vocals mesh with this track's impatient rhythm like the calm at the eye of a storm. This'll get you ready to face anything.</text:p>
          </table:table-cell>
        </table:table-row>
        <table:table-row table:style-name="ro2">
          <table:table-cell table:formula="of:=COM.MICROSOFT.CONCAT(&quot;0x&quot;; DEC2HEX(ROW() + 643))" office:value-type="string" office:string-value="0x28D" calcext:value-type="string">
            <text:p>0x28D</text:p>
          </table:table-cell>
          <table:table-cell office:value-type="float" office:value="350" calcext:value-type="float">
            <text:p>350</text:p>
          </table:table-cell>
          <table:table-cell office:value-type="string" calcext:value-type="string">
            <text:p><text:a xlink:href="https://twewy.fandom.com/wiki/(CD)_Track_9" xlink:type="simple">(CD) Track 9</text:a></text:p>
          </table:table-cell>
          <table:table-cell office:value-type="string" calcext:value-type="string">
            <text:p>Track 09: "Hybrid" Touch your tunes in the Items Menu to listen. When you're thirsty for rock...</text:p>
            <text:p>An upbeat vocal line plus this track's tough, runaway beats equals the ultimate rush. Feel-good, sure-kill rock.</text:p>
          </table:table-cell>
        </table:table-row>
        <table:table-row table:style-name="ro17">
          <table:table-cell table:formula="of:=COM.MICROSOFT.CONCAT(&quot;0x&quot;; DEC2HEX(ROW() + 643))" office:value-type="string" office:string-value="0x28E" calcext:value-type="string">
            <text:p>0x28E</text:p>
          </table:table-cell>
          <table:table-cell office:value-type="float" office:value="351" calcext:value-type="float">
            <text:p>351</text:p>
          </table:table-cell>
          <table:table-cell office:value-type="string" calcext:value-type="string">
            <text:p><text:a xlink:href="https://twewy.fandom.com/wiki/(CD)_Track_10" xlink:type="simple">(CD) Track 10</text:a></text:p>
          </table:table-cell>
          <table:table-cell office:value-type="string" calcext:value-type="string">
            <text:p>Track 10: "サムディ" (Someday) Touch your tunes in the Items Menu to listen. When you're longing for moonlight...</text:p>
            <text:p>Hard-driving guitar and bass fuse with super-sweet, juicy vocals in this quintessential candy-punk gem.</text:p>
          </table:table-cell>
        </table:table-row>
        <table:table-row table:style-name="ro2">
          <table:table-cell table:formula="of:=COM.MICROSOFT.CONCAT(&quot;0x&quot;; DEC2HEX(ROW() + 643))" office:value-type="string" office:string-value="0x28F" calcext:value-type="string">
            <text:p>0x28F</text:p>
          </table:table-cell>
          <table:table-cell office:value-type="float" office:value="352" calcext:value-type="float">
            <text:p>352</text:p>
          </table:table-cell>
          <table:table-cell office:value-type="string" calcext:value-type="string">
            <text:p><text:a xlink:href="https://twewy.fandom.com/wiki/(CD)_Track_11" xlink:type="simple">(CD) Track 11</text:a></text:p>
          </table:table-cell>
          <table:table-cell office:value-type="string" calcext:value-type="string">
            <text:p>Track 11: "Owari-Hajimari" Touch your tunes in the Items Menu to listen. When you're keen on lyrics...</text:p>
            <text:p>This party tune is a straight-up dose of that feeling of fun and comfort you get when the whole posse hits the streets together.</text:p>
          </table:table-cell>
        </table:table-row>
        <table:table-row table:style-name="ro2">
          <table:table-cell table:formula="of:=COM.MICROSOFT.CONCAT(&quot;0x&quot;; DEC2HEX(ROW() + 643))" office:value-type="string" office:string-value="0x290" calcext:value-type="string">
            <text:p>0x290</text:p>
          </table:table-cell>
          <table:table-cell office:value-type="float" office:value="353" calcext:value-type="float">
            <text:p>353</text:p>
          </table:table-cell>
          <table:table-cell office:value-type="string" calcext:value-type="string">
            <text:p><text:a xlink:href="https://twewy.fandom.com/wiki/(CD)_Track_12" xlink:type="simple">(CD) Track 12</text:a></text:p>
          </table:table-cell>
          <table:table-cell office:value-type="string" calcext:value-type="string">
            <text:p>Track 12: "Twister-Gang-Mix" Touch your tunes in the Items Menu to listen. When you're hot for beats...</text:p>
            <text:p>Get drunk on the ups and downs of wave after wave of high-speed, rapid-fire rhythm. This is all you need to keep you dancing till sunrise.</text:p>
          </table:table-cell>
        </table:table-row>
        <table:table-row table:style-name="ro17">
          <table:table-cell table:formula="of:=COM.MICROSOFT.CONCAT(&quot;0x&quot;; DEC2HEX(ROW() + 643))" office:value-type="string" office:string-value="0x291" calcext:value-type="string">
            <text:p>0x291</text:p>
          </table:table-cell>
          <table:table-cell office:value-type="float" office:value="354" calcext:value-type="float">
            <text:p>354</text:p>
          </table:table-cell>
          <table:table-cell office:value-type="string" calcext:value-type="string">
            <text:p><text:a xlink:href="https://twewy.fandom.com/wiki/(CD)_Track_13" xlink:type="simple">(CD) Track 13</text:a></text:p>
          </table:table-cell>
          <table:table-cell office:value-type="string" calcext:value-type="string">
            <text:p>Track 13: "ハイ ブリッド" (Hybrid) Touch your tunes in the Items Menu to listen. When you can't run away...</text:p>
            <text:p>This fresh track sets a cute vocal melody line surfing along the waves of a speedy bass beat.</text:p>
          </table:table-cell>
        </table:table-row>
        <table:table-row table:style-name="ro4">
          <table:table-cell table:formula="of:=COM.MICROSOFT.CONCAT(&quot;0x&quot;; DEC2HEX(ROW() + 643))" office:value-type="string" office:string-value="0x292" calcext:value-type="string">
            <text:p>0x292</text:p>
          </table:table-cell>
          <table:table-cell office:value-type="float" office:value="355" calcext:value-type="float">
            <text:p>355</text:p>
          </table:table-cell>
          <table:table-cell office:value-type="string" calcext:value-type="string">
            <text:p><text:a xlink:href="https://twewy.fandom.com/wiki/(CD)_Track_14" xlink:type="simple">(CD) Track 14</text:a></text:p>
          </table:table-cell>
          <table:table-cell office:value-type="string" calcext:value-type="string">
            <text:p>Track 14: "Transformation" Touch your tunes in the Items Menu to listen. When you feel a need for speed...</text:p>
            <text:p>Blindingly fast beats like cars blazing down the midnight freeway clash blissfully against a melody as gentle and subtle as the morning mist.</text:p>
          </table:table-cell>
        </table:table-row>
        <table:table-row table:style-name="ro4">
          <table:table-cell table:formula="of:=COM.MICROSOFT.CONCAT(&quot;0x&quot;; DEC2HEX(ROW() + 643))" office:value-type="string" office:string-value="0x293" calcext:value-type="string">
            <text:p>0x293</text:p>
          </table:table-cell>
          <table:table-cell office:value-type="float" office:value="356" calcext:value-type="float">
            <text:p>356</text:p>
          </table:table-cell>
          <table:table-cell office:value-type="string" calcext:value-type="string">
            <text:p><text:a xlink:href="https://twewy.fandom.com/wiki/(CD)_Track_15" xlink:type="simple">(CD) Track 15</text:a></text:p>
          </table:table-cell>
          <table:table-cell office:value-type="string" calcext:value-type="string">
            <text:p>Track 15: "The One Star" Touch your tunes in the Items Menu to listen. When you feel like climbing to the very top...</text:p>
            <text:p>Strong, soulful vocals tame the ominous beats that drive this track, mirroring the conflicts we all wage within ourselves.</text:p>
          </table:table-cell>
        </table:table-row>
        <table:table-row table:style-name="ro4">
          <table:table-cell table:formula="of:=COM.MICROSOFT.CONCAT(&quot;0x&quot;; DEC2HEX(ROW() + 643))" office:value-type="string" office:string-value="0x294" calcext:value-type="string">
            <text:p>0x294</text:p>
          </table:table-cell>
          <table:table-cell office:value-type="float" office:value="357" calcext:value-type="float">
            <text:p>357</text:p>
          </table:table-cell>
          <table:table-cell office:value-type="string" calcext:value-type="string">
            <text:p><text:a xlink:href="https://twewy.fandom.com/wiki/(CD)_Track_16" xlink:type="simple">(CD) Track 16</text:a></text:p>
          </table:table-cell>
          <table:table-cell office:value-type="string" calcext:value-type="string">
            <text:p>Track 16: "Emptiness and" Touch your tunes in the Items Menu to listen. When you have an appetite for fantasy...</text:p>
            <text:p>Particles of sound fly apart like the last hours before dawn in a surround-sound narrative that feels nothing short of cinematic.</text:p>
          </table:table-cell>
        </table:table-row>
        <table:table-row table:style-name="ro4">
          <table:table-cell table:formula="of:=COM.MICROSOFT.CONCAT(&quot;0x&quot;; DEC2HEX(ROW() + 643))" office:value-type="string" office:string-value="0x295" calcext:value-type="string">
            <text:p>0x295</text:p>
          </table:table-cell>
          <table:table-cell office:value-type="float" office:value="358" calcext:value-type="float">
            <text:p>358</text:p>
          </table:table-cell>
          <table:table-cell office:value-type="string" calcext:value-type="string">
            <text:p><text:a xlink:href="https://twewy.fandom.com/wiki/(CD)_Track_17" xlink:type="simple">(CD) Track 17</text:a></text:p>
          </table:table-cell>
          <table:table-cell office:value-type="string" calcext:value-type="string">
            <text:p>Track 17: "Give me all your love" Touch your tunes in the Items Menu to listen. When you're in the mood for a concert...</text:p>
            <text:p>Haunting vocals ring out, entreating the day not to pass from the final moments of vibrant orange sunset into the dull gloom of night.</text:p>
          </table:table-cell>
        </table:table-row>
        <table:table-row table:style-name="ro18">
          <table:table-cell table:formula="of:=COM.MICROSOFT.CONCAT(&quot;0x&quot;; DEC2HEX(ROW() + 643))" office:value-type="string" office:string-value="0x296" calcext:value-type="string">
            <text:p>0x296</text:p>
          </table:table-cell>
          <table:table-cell office:value-type="float" office:value="359" calcext:value-type="float">
            <text:p>359</text:p>
          </table:table-cell>
          <table:table-cell office:value-type="string" calcext:value-type="string">
            <text:p><text:a xlink:href="https://twewy.fandom.com/wiki/(CD)_Track_18" xlink:type="simple">(CD) Track 18</text:a></text:p>
          </table:table-cell>
          <table:table-cell office:value-type="string" calcext:value-type="string">
            <text:p>Track 18: "ツィスター" (Twister) Touch your tunes in the Items Menu to listen. When you're dead set on revenge...</text:p>
            <text:p>This track ties together a host of disparate sonic elements, hammering on your aural pleasure centers with luscious lo-fi vocals.</text:p>
          </table:table-cell>
        </table:table-row>
        <table:table-row table:style-name="ro3">
          <table:table-cell table:formula="of:=COM.MICROSOFT.CONCAT(&quot;0x&quot;; DEC2HEX(ROW() + 643))" office:value-type="string" office:string-value="0x297" calcext:value-type="string">
            <text:p>0x297</text:p>
          </table:table-cell>
          <table:table-cell office:value-type="float" office:value="360" calcext:value-type="float">
            <text:p>360</text:p>
          </table:table-cell>
          <table:table-cell office:value-type="string" calcext:value-type="string">
            <text:p><text:a xlink:href="https://twewy.fandom.com/wiki/(CD)_Track_19" xlink:type="simple">(CD) Track 19</text:a></text:p>
          </table:table-cell>
          <table:table-cell office:value-type="string" calcext:value-type="string">
            <text:p>Track 19: "Someday" Touch your tunes in the Items Menu to listen. When you're feeling mischievous...</text:p>
            <text:p>Massive BPMs create a frantic rush of sound in vibrant contrast to the melody of this upbeat rock number.</text:p>
          </table:table-cell>
        </table:table-row>
        <table:table-row table:style-name="ro18">
          <table:table-cell table:formula="of:=COM.MICROSOFT.CONCAT(&quot;0x&quot;; DEC2HEX(ROW() + 643))" office:value-type="string" office:string-value="0x298" calcext:value-type="string">
            <text:p>0x298</text:p>
          </table:table-cell>
          <table:table-cell office:value-type="float" office:value="361" calcext:value-type="float">
            <text:p>361</text:p>
          </table:table-cell>
          <table:table-cell office:value-type="string" calcext:value-type="string">
            <text:p><text:a xlink:href="https://twewy.fandom.com/wiki/(CD)_Track_20" xlink:type="simple">(CD) Track 20</text:a></text:p>
          </table:table-cell>
          <table:table-cell office:value-type="string" calcext:value-type="string">
            <text:p>Track 20: "オーパーツ" (Ooparts) Touch your tunes in the Items Menu to listen. When you're after a lucky break...</text:p>
            <text:p>It's ladies' night on the mic as two MCs go head-to- head in a cute but cool jam that'll have every body in the house bouncing.</text:p>
          </table:table-cell>
        </table:table-row>
        <table:table-row table:style-name="ro4">
          <table:table-cell table:formula="of:=COM.MICROSOFT.CONCAT(&quot;0x&quot;; DEC2HEX(ROW() + 643))" office:value-type="string" office:string-value="0x299" calcext:value-type="string">
            <text:p>0x299</text:p>
          </table:table-cell>
          <table:table-cell office:value-type="float" office:value="362" calcext:value-type="float">
            <text:p>362</text:p>
          </table:table-cell>
          <table:table-cell office:value-type="string" calcext:value-type="string">
            <text:p><text:a xlink:href="https://twewy.fandom.com/wiki/(CD)_Track_21" xlink:type="simple">(CD) Track 21</text:a></text:p>
          </table:table-cell>
          <table:table-cell office:value-type="string" calcext:value-type="string">
            <text:p>Track 21: "Twister-remix" Touch your tunes in the Items Menu to listen. When you've crossed every boundary...</text:p>
            <text:p>The artists turned their musical toy chest over and let it all come out on this playful pop track. Let down your hair and rock along with the gang!</text:p>
          </table:table-cell>
        </table:table-row>
        <table:table-row table:style-name="ro4">
          <table:table-cell table:formula="of:=COM.MICROSOFT.CONCAT(&quot;0x&quot;; DEC2HEX(ROW() + 643))" office:value-type="string" office:string-value="0x29A" calcext:value-type="string">
            <text:p>0x29A</text:p>
          </table:table-cell>
          <table:table-cell office:value-type="float" office:value="363" calcext:value-type="float">
            <text:p>363</text:p>
          </table:table-cell>
          <table:table-cell office:value-type="string" calcext:value-type="string">
            <text:p><text:a xlink:href="https://twewy.fandom.com/wiki/(CD)_Track_22" xlink:type="simple">(CD) Track 22</text:a></text:p>
          </table:table-cell>
          <table:table-cell office:value-type="string" calcext:value-type="string">
            <text:p>Track 22: "Dancer in the Street" Touch your tunes in the Items Menu to listen. When you're cruising for cuteness...</text:p>
            <text:p>With these infectious hooks, loops that stick like velcro, and enough room to wave your arms around, let's face it: you ARE the party.</text:p>
          </table:table-cell>
        </table:table-row>
        <table:table-row table:style-name="ro2">
          <table:table-cell table:formula="of:=COM.MICROSOFT.CONCAT(&quot;0x&quot;; DEC2HEX(ROW() + 643))" office:value-type="string" office:string-value="0x29B" calcext:value-type="string">
            <text:p>0x29B</text:p>
          </table:table-cell>
          <table:table-cell office:value-type="float" office:value="364" calcext:value-type="float">
            <text:p>364</text:p>
          </table:table-cell>
          <table:table-cell office:value-type="string" calcext:value-type="string">
            <text:p><text:a xlink:href="https://twewy.fandom.com/wiki/(CD)_Track_23" xlink:type="simple">(CD) Track 23</text:a></text:p>
          </table:table-cell>
          <table:table-cell office:value-type="string" calcext:value-type="string">
            <text:p>Track 23: "Junk Garage" Touch your tunes in the Items Menu to listen. When you need it to be deep...</text:p>
            <text:p>The grooves this track throws around are massive, while its funky edge pumps the beats even harder. Like it or not, it'll carry you away.</text:p>
          </table:table-cell>
        </table:table-row>
        <table:table-row table:style-name="ro4">
          <table:table-cell table:formula="of:=COM.MICROSOFT.CONCAT(&quot;0x&quot;; DEC2HEX(ROW() + 643))" office:value-type="string" office:string-value="0x29C" calcext:value-type="string">
            <text:p>0x29C</text:p>
          </table:table-cell>
          <table:table-cell office:value-type="float" office:value="365" calcext:value-type="float">
            <text:p>365</text:p>
          </table:table-cell>
          <table:table-cell office:value-type="string" calcext:value-type="string">
            <text:p><text:a xlink:href="https://twewy.fandom.com/wiki/(CD)_Track_24" xlink:type="simple">(CD) Track 24</text:a></text:p>
          </table:table-cell>
          <table:table-cell office:value-type="string" calcext:value-type="string">
            <text:p>Track 24: "Slam Brothers" Touch your tunes in the Items Menu to listen. When you can't resist making up lyrics...</text:p>
            <text:p>Nostalgia is the order of the day when you're hooked on this cute, 8-bit wonder. Warning: the simple melody won't get out of your head!</text:p>
          </table:table-cell>
        </table:table-row>
        <table:table-row table:style-name="ro4">
          <table:table-cell table:formula="of:=COM.MICROSOFT.CONCAT(&quot;0x&quot;; DEC2HEX(ROW() + 643))" office:value-type="string" office:string-value="0x29D" calcext:value-type="string">
            <text:p>0x29D</text:p>
          </table:table-cell>
          <table:table-cell office:value-type="float" office:value="366" calcext:value-type="float">
            <text:p>366</text:p>
          </table:table-cell>
          <table:table-cell office:value-type="string" calcext:value-type="string">
            <text:p><text:a xlink:href="https://twewy.fandom.com/wiki/(CD)_Track_25" xlink:type="simple">(CD) Track 25</text:a></text:p>
          </table:table-cell>
          <table:table-cell office:value-type="string" calcext:value-type="string">
            <text:p>Track 25: "Let's Get Together" Touch your tunes in the Items Menu to listen. When you want to get happy...</text:p>
            <text:p>The happy, mellow bleeps and bloops of this seriously old-school chip trip will bring a smile to your face every time.</text:p>
          </table:table-cell>
        </table:table-row>
        <table:table-row table:style-name="ro4">
          <table:table-cell table:formula="of:=COM.MICROSOFT.CONCAT(&quot;0x&quot;; DEC2HEX(ROW() + 643))" office:value-type="string" office:string-value="0x29E" calcext:value-type="string">
            <text:p>0x29E</text:p>
          </table:table-cell>
          <table:table-cell office:value-type="float" office:value="367" calcext:value-type="float">
            <text:p>367</text:p>
          </table:table-cell>
          <table:table-cell office:value-type="string" calcext:value-type="string">
            <text:p><text:a xlink:href="https://twewy.fandom.com/wiki/(CD)_Track_26" xlink:type="simple">(CD) Track 26</text:a></text:p>
          </table:table-cell>
          <table:table-cell office:value-type="string" calcext:value-type="string">
            <text:p>Track 26: "Twister" Touch your tunes in the Items Menu to listen. When you can't get past your boundaries...</text:p>
            <text:p>The drum loop never misses a beat as it zooms along to this tune's killer hooks. Meanwhile, the whispery vocal track piles on more ear candy.</text:p>
          </table:table-cell>
        </table:table-row>
        <table:table-row table:style-name="ro4">
          <table:table-cell table:formula="of:=COM.MICROSOFT.CONCAT(&quot;0x&quot;; DEC2HEX(ROW() + 643))" office:value-type="string" office:string-value="0x29F" calcext:value-type="string">
            <text:p>0x29F</text:p>
          </table:table-cell>
          <table:table-cell office:value-type="float" office:value="368" calcext:value-type="float">
            <text:p>368</text:p>
          </table:table-cell>
          <table:table-cell office:value-type="string" calcext:value-type="string">
            <text:p><text:a xlink:href="https://twewy.fandom.com/wiki/(CD)_Track_27" xlink:type="simple">(CD) Track 27</text:a></text:p>
          </table:table-cell>
          <table:table-cell office:value-type="string" calcext:value-type="string">
            <text:p>Track 27: "Amnesia" Touch your tunes in the Items Menu to listen. When you're sad, without a past to speak of...</text:p>
            <text:p>Wistful and melancholy, with a gritty melody that seems to sand away what's on your mind and set you on a new course.</text:p>
          </table:table-cell>
        </table:table-row>
        <table:table-row table:style-name="ro4">
          <table:table-cell table:formula="of:=COM.MICROSOFT.CONCAT(&quot;0x&quot;; DEC2HEX(ROW() + 643))" office:value-type="string" office:string-value="0x2A0" calcext:value-type="string">
            <text:p>0x2A0</text:p>
          </table:table-cell>
          <table:table-cell office:value-type="float" office:value="369" calcext:value-type="float">
            <text:p>369</text:p>
          </table:table-cell>
          <table:table-cell office:value-type="string" calcext:value-type="string">
            <text:p><text:a xlink:href="https://twewy.fandom.com/wiki/(CD)_Track_28" xlink:type="simple">(CD) Track 28</text:a></text:p>
          </table:table-cell>
          <table:table-cell office:value-type="string" calcext:value-type="string">
            <text:p>Track 28: "Forebode" Touch your tunes in the Items Menu to listen. When it's down to just dishing it all up...</text:p>
            <text:p>Negativity spirals through this track, tensing you with apprehension about the world to come. No one knows what waits for them tomorrow...</text:p>
          </table:table-cell>
        </table:table-row>
        <table:table-row table:style-name="ro4">
          <table:table-cell table:formula="of:=COM.MICROSOFT.CONCAT(&quot;0x&quot;; DEC2HEX(ROW() + 643))" office:value-type="string" office:string-value="0x2A1" calcext:value-type="string">
            <text:p>0x2A1</text:p>
          </table:table-cell>
          <table:table-cell office:value-type="float" office:value="370" calcext:value-type="float">
            <text:p>370</text:p>
          </table:table-cell>
          <table:table-cell office:value-type="string" calcext:value-type="string">
            <text:p><text:a xlink:href="https://twewy.fandom.com/wiki/(CD)_Track_29" xlink:type="simple">(CD) Track 29</text:a></text:p>
          </table:table-cell>
          <table:table-cell office:value-type="string" calcext:value-type="string">
            <text:p>Track 29: "Rush Hour" Touch your tunes in the Items Menu to listen. When you're worried about the time...</text:p>
            <text:p>Every loop sees these drums get brighter and bolder, while the choppy bass track invites you to set yourself afloat upon it, body and soul.</text:p>
          </table:table-cell>
        </table:table-row>
        <table:table-row table:style-name="ro2">
          <table:table-cell table:formula="of:=COM.MICROSOFT.CONCAT(&quot;0x&quot;; DEC2HEX(ROW() + 643))" office:value-type="string" office:string-value="0x2A2" calcext:value-type="string">
            <text:p>0x2A2</text:p>
          </table:table-cell>
          <table:table-cell office:value-type="float" office:value="371" calcext:value-type="float">
            <text:p>371</text:p>
          </table:table-cell>
          <table:table-cell office:value-type="string" calcext:value-type="string">
            <text:p><text:a xlink:href="https://twewy.fandom.com/wiki/(CD)_Track_30" xlink:type="simple">(CD) Track 30</text:a></text:p>
          </table:table-cell>
          <table:table-cell office:value-type="string" calcext:value-type="string">
            <text:p>Track 30: "Despair" Touch your tunes in the Items Menu to listen. When you're braced for terror...</text:p>
            <text:p>We all hit our walls in life: tall and wide, too thick to break. Is it an end, or an opportunity? Is this track dark, or light? That's for you to decide.</text:p>
          </table:table-cell>
        </table:table-row>
        <table:table-row table:style-name="ro4">
          <table:table-cell table:formula="of:=COM.MICROSOFT.CONCAT(&quot;0x&quot;; DEC2HEX(ROW() + 643))" office:value-type="string" office:string-value="0x2A3" calcext:value-type="string">
            <text:p>0x2A3</text:p>
          </table:table-cell>
          <table:table-cell office:value-type="float" office:value="372" calcext:value-type="float">
            <text:p>372</text:p>
          </table:table-cell>
          <table:table-cell office:value-type="string" calcext:value-type="string">
            <text:p><text:a xlink:href="https://twewy.fandom.com/wiki/(CD)_Track_31" xlink:type="simple">(CD) Track 31</text:a></text:p>
          </table:table-cell>
          <table:table-cell office:value-type="string" calcext:value-type="string">
            <text:p>Track 31: "It's So Wonderful" Touch your tunes in the Items Menu to listen. When you're ready to just reset everything...</text:p>
            <text:p>Sprinkle neurotic piano over a leisurely tempo and you've got just the accompaniment to that vulnerable moment when the future goes dark.</text:p>
          </table:table-cell>
        </table:table-row>
        <table:table-row table:style-name="ro4">
          <table:table-cell table:formula="of:=COM.MICROSOFT.CONCAT(&quot;0x&quot;; DEC2HEX(ROW() + 643))" office:value-type="string" office:string-value="0x2A4" calcext:value-type="string">
            <text:p>0x2A4</text:p>
          </table:table-cell>
          <table:table-cell office:value-type="float" office:value="373" calcext:value-type="float">
            <text:p>373</text:p>
          </table:table-cell>
          <table:table-cell office:value-type="string" calcext:value-type="string">
            <text:p><text:a xlink:href="https://twewy.fandom.com/wiki/(CD)_Track_32" xlink:type="simple">(CD) Track 32</text:a></text:p>
          </table:table-cell>
          <table:table-cell office:value-type="string" calcext:value-type="string">
            <text:p>Track 32: "Economical Shoppers" Touch your tunes in the Items Menu to listen. When you've developed a crush on the clerk...</text:p>
            <text:p>The loops at the heart of this feel-good tune just won't get old. Here it is: the perfect soundtrack to your everyday life.</text:p>
          </table:table-cell>
        </table:table-row>
        <table:table-row table:style-name="ro4">
          <table:table-cell table:formula="of:=COM.MICROSOFT.CONCAT(&quot;0x&quot;; DEC2HEX(ROW() + 643))" office:value-type="string" office:string-value="0x2A5" calcext:value-type="string">
            <text:p>0x2A5</text:p>
          </table:table-cell>
          <table:table-cell office:value-type="float" office:value="374" calcext:value-type="float">
            <text:p>374</text:p>
          </table:table-cell>
          <table:table-cell office:value-type="string" calcext:value-type="string">
            <text:p><text:a xlink:href="https://twewy.fandom.com/wiki/(CD)_Track_33" xlink:type="simple">(CD) Track 33</text:a></text:p>
          </table:table-cell>
          <table:table-cell office:value-type="string" calcext:value-type="string">
            <text:p>Track 33: "Black Market" Touch your tunes in the Items Menu to listen. When you've met a sketchy store clerk...</text:p>
            <text:p>Pared down to the bare sonic essentials and wrapped in a droll rhythm, this thrifty track will deliver plenty of danceable bang for your buck.</text:p>
          </table:table-cell>
        </table:table-row>
        <table:table-row table:style-name="ro4">
          <table:table-cell table:formula="of:=COM.MICROSOFT.CONCAT(&quot;0x&quot;; DEC2HEX(ROW() + 643))" office:value-type="string" office:string-value="0x2A6" calcext:value-type="string">
            <text:p>0x2A6</text:p>
          </table:table-cell>
          <table:table-cell office:value-type="float" office:value="375" calcext:value-type="float">
            <text:p>375</text:p>
          </table:table-cell>
          <table:table-cell office:value-type="string" calcext:value-type="string">
            <text:p><text:a xlink:href="https://twewy.fandom.com/wiki/(CD)_Track_34" xlink:type="simple">(CD) Track 34</text:a></text:p>
          </table:table-cell>
          <table:table-cell office:value-type="string" calcext:value-type="string">
            <text:p>Track 34: "It Is Fashionable" Touch your tunes in the Items Menu to listen. When you're peeved at a lazy store clerk...</text:p>
            <text:p>This minimalist track uses highly calculated loops to crank up the energy levels, whether you're ready to shake it or not.</text:p>
          </table:table-cell>
        </table:table-row>
        <table:table-row table:style-name="ro1">
          <table:table-cell table:style-name="ce6"/>
          <table:table-cell table:style-name="Default" table:number-columns-repeated="3"/>
        </table:table-row>
      </table:table>
      <table:table table:name="Items" table:style-name="ta1">
        <table:table-column table:style-name="co1" table:default-cell-style-name="Default"/>
        <table:table-column table:style-name="co10" table:default-cell-style-name="ce6"/>
        <table:table-column table:style-name="co1" table:number-columns-repeated="7" table:default-cell-style-name="Default"/>
        <table:table-row table:style-name="ro1">
          <table:table-cell office:value-type="string" calcext:value-type="string">
            <text:p>ID</text:p>
          </table:table-cell>
          <table:table-cell table:style-name="Default" office:value-type="string" calcext:value-type="string">
            <text:p>Name</text:p>
          </table:table-cell>
          <table:table-cell office:value-type="string" calcext:value-type="string">
            <text:p>Type</text:p>
          </table:table-cell>
          <table:table-cell office:value-type="string" calcext:value-type="string">
            <text:p>JSON</text:p>
          </table:table-cell>
          <table:table-cell table:number-columns-repeated="3"/>
          <table:table-cell office:value-type="string" calcext:value-type="string">
            <text:p>ID</text:p>
          </table:table-cell>
          <table:table-cell table:style-name="ce8" office:value-type="string" calcext:value-type="string">
            <text:p>Name </text:p>
          </table:table-cell>
        </table:table-row>
        <table:table-row table:style-name="ro1">
          <table:table-cell office:value-type="string" calcext:value-type="string">
            <text:p>0x2A8</text:p>
          </table:table-cell>
          <table:table-cell table:style-name="Default" office:value-type="string" calcext:value-type="string">
            <text:p>(S) Extra Slot</text:p>
          </table:table-cell>
          <table:table-cell office:value-type="string" calcext:value-type="string">
            <text:p>Sticker</text:p>
          </table:table-cell>
          <table:table-cell table:formula="of:=COM.MICROSOFT.CONCAT([.A2];&quot;: &quot;;&quot;{ &quot;&quot;id&quot;&quot;: &quot;;[.A2];&quot;, &quot;&quot;name&quot;&quot;: &quot;&quot;&quot;;[.B2];&quot;&quot;&quot;, &quot;&quot;type&quot;&quot;: &quot;&quot;&quot;;[.C2];&quot;&quot;&quot;, },&quot;)" office:value-type="string" office:string-value="0x2A8: { &quot;id&quot;: 0x2A8, &quot;name&quot;: &quot;(S) Extra Slot&quot;, &quot;type&quot;: &quot;Sticker&quot;, }," calcext:value-type="string">
            <text:p>0x2A8: { "id": 0x2A8, "name": "(S) Extra Slot", "type": "Sticker", },</text:p>
          </table:table-cell>
          <table:table-cell table:number-columns-repeated="5"/>
        </table:table-row>
        <table:table-row table:style-name="ro1">
          <table:table-cell office:value-type="string" calcext:value-type="string">
            <text:p>0xFFFF</text:p>
          </table:table-cell>
          <table:table-cell table:style-name="Default" office:value-type="string" calcext:value-type="string">
            <text:p>None</text:p>
          </table:table-cell>
          <table:table-cell office:value-type="string" calcext:value-type="string">
            <text:p>None</text:p>
          </table:table-cell>
          <table:table-cell table:formula="of:=COM.MICROSOFT.CONCAT([.A3];&quot;: &quot;;&quot;{ &quot;&quot;id&quot;&quot;: &quot;;[.A3];&quot;, &quot;&quot;name&quot;&quot;: &quot;&quot;&quot;;[.B3];&quot;&quot;&quot;, &quot;&quot;type&quot;&quot;: &quot;&quot;&quot;;[.C3];&quot;&quot;&quot;, },&quot;)" office:value-type="string" office:string-value="0xFFFF: { &quot;id&quot;: 0xFFFF, &quot;name&quot;: &quot;None&quot;, &quot;type&quot;: &quot;None&quot;, }," calcext:value-type="string">
            <text:p>0xFFFF: { "id": 0xFFFF, "name": "None", "type": "None", },</text:p>
          </table:table-cell>
          <table:table-cell table:number-columns-repeated="5"/>
        </table:table-row>
        <table:table-row table:style-name="ro1">
          <table:table-cell office:value-type="string" calcext:value-type="string">
            <text:p>0x2ce</text:p>
          </table:table-cell>
          <table:table-cell table:style-name="Default" office:value-type="string" calcext:value-type="string">
            <text:p>(S) Noise Report</text:p>
          </table:table-cell>
          <table:table-cell office:value-type="string" calcext:value-type="string">
            <text:p>Sticker</text:p>
          </table:table-cell>
          <table:table-cell table:formula="of:=COM.MICROSOFT.CONCAT([.A4];&quot;: &quot;;&quot;{ &quot;&quot;id&quot;&quot;: &quot;;[.A4];&quot;, &quot;&quot;name&quot;&quot;: &quot;&quot;&quot;;[.B4];&quot;&quot;&quot;, &quot;&quot;type&quot;&quot;: &quot;&quot;&quot;;[.C4];&quot;&quot;&quot;, },&quot;)" office:value-type="string" office:string-value="0x2ce: { &quot;id&quot;: 0x2ce, &quot;name&quot;: &quot;(S) Noise Report&quot;, &quot;type&quot;: &quot;Sticker&quot;, }," calcext:value-type="string">
            <text:p>0x2ce: { "id": 0x2ce, "name": "(S) Noise Report", "type": "Sticker", },</text:p>
          </table:table-cell>
          <table:table-cell table:number-columns-repeated="5"/>
        </table:table-row>
        <table:table-row table:style-name="ro1">
          <table:table-cell office:value-type="string" calcext:value-type="string">
            <text:p>0x2ae</text:p>
          </table:table-cell>
          <table:table-cell table:style-name="Default" office:value-type="string" calcext:value-type="string">
            <text:p>(S) Game Cleared</text:p>
          </table:table-cell>
          <table:table-cell office:value-type="string" calcext:value-type="string">
            <text:p>Sticker</text:p>
          </table:table-cell>
          <table:table-cell table:formula="of:=COM.MICROSOFT.CONCAT([.A5];&quot;: &quot;;&quot;{ &quot;&quot;id&quot;&quot;: &quot;;[.A5];&quot;, &quot;&quot;name&quot;&quot;: &quot;&quot;&quot;;[.B5];&quot;&quot;&quot;, &quot;&quot;type&quot;&quot;: &quot;&quot;&quot;;[.C5];&quot;&quot;&quot;, },&quot;)" office:value-type="string" office:string-value="0x2ae: { &quot;id&quot;: 0x2ae, &quot;name&quot;: &quot;(S) Game Cleared&quot;, &quot;type&quot;: &quot;Sticker&quot;, }," calcext:value-type="string">
            <text:p>0x2ae: { "id": 0x2ae, "name": "(S) Game Cleared", "type": "Sticker", },</text:p>
          </table:table-cell>
          <table:table-cell table:number-columns-repeated="5"/>
        </table:table-row>
        <table:table-row table:style-name="ro1">
          <table:table-cell office:value-type="string" calcext:value-type="string">
            <text:p>0x285</text:p>
          </table:table-cell>
          <table:table-cell office:value-type="string" calcext:value-type="string">
            <text:p><text:a xlink:href="https://twewy.fandom.com/wiki/(CD)_Track_1" xlink:type="simple">(CD) Track 1</text:a></text:p>
          </table:table-cell>
          <table:table-cell office:value-type="string" calcext:value-type="string">
            <text:p>CD</text:p>
          </table:table-cell>
          <table:table-cell table:formula="of:=COM.MICROSOFT.CONCAT([.A6];&quot;: &quot;;&quot;{ &quot;&quot;id&quot;&quot;: &quot;;[.A6];&quot;, &quot;&quot;name&quot;&quot;: &quot;&quot;&quot;;[.B6];&quot;&quot;&quot;, &quot;&quot;type&quot;&quot;: &quot;&quot;&quot;;[.C6];&quot;&quot;&quot;, },&quot;)" office:value-type="string" office:string-value="0x285: { &quot;id&quot;: 0x285, &quot;name&quot;: &quot;(CD) Track 1&quot;, &quot;type&quot;: &quot;CD&quot;, }," calcext:value-type="string">
            <text:p>0x285: { "id": 0x285, "name": "(CD) Track 1", "type": "CD", },</text:p>
          </table:table-cell>
          <table:table-cell table:number-columns-repeated="5"/>
        </table:table-row>
        <table:table-row table:style-name="ro1">
          <table:table-cell office:value-type="string" calcext:value-type="string">
            <text:p>0x286</text:p>
          </table:table-cell>
          <table:table-cell office:value-type="string" calcext:value-type="string">
            <text:p><text:a xlink:href="https://twewy.fandom.com/wiki/(CD)_Track_2" xlink:type="simple">(CD) Track 2</text:a></text:p>
          </table:table-cell>
          <table:table-cell office:value-type="string" calcext:value-type="string">
            <text:p>CD</text:p>
          </table:table-cell>
          <table:table-cell table:formula="of:=COM.MICROSOFT.CONCAT([.A7];&quot;: &quot;;&quot;{ &quot;&quot;id&quot;&quot;: &quot;;[.A7];&quot;, &quot;&quot;name&quot;&quot;: &quot;&quot;&quot;;[.B7];&quot;&quot;&quot;, &quot;&quot;type&quot;&quot;: &quot;&quot;&quot;;[.C7];&quot;&quot;&quot;, },&quot;)" office:value-type="string" office:string-value="0x286: { &quot;id&quot;: 0x286, &quot;name&quot;: &quot;(CD) Track 2&quot;, &quot;type&quot;: &quot;CD&quot;, }," calcext:value-type="string">
            <text:p>0x286: { "id": 0x286, "name": "(CD) Track 2", "type": "CD", },</text:p>
          </table:table-cell>
          <table:table-cell table:number-columns-repeated="5"/>
        </table:table-row>
        <table:table-row table:style-name="ro1">
          <table:table-cell office:value-type="string" calcext:value-type="string">
            <text:p>0x287</text:p>
          </table:table-cell>
          <table:table-cell office:value-type="string" calcext:value-type="string">
            <text:p>(CD) Track 3</text:p>
          </table:table-cell>
          <table:table-cell office:value-type="string" calcext:value-type="string">
            <text:p>CD</text:p>
          </table:table-cell>
          <table:table-cell table:formula="of:=COM.MICROSOFT.CONCAT([.A8];&quot;: &quot;;&quot;{ &quot;&quot;id&quot;&quot;: &quot;;[.A8];&quot;, &quot;&quot;name&quot;&quot;: &quot;&quot;&quot;;[.B8];&quot;&quot;&quot;, &quot;&quot;type&quot;&quot;: &quot;&quot;&quot;;[.C8];&quot;&quot;&quot;, },&quot;)" office:value-type="string" office:string-value="0x287: { &quot;id&quot;: 0x287, &quot;name&quot;: &quot;(CD) Track 3&quot;, &quot;type&quot;: &quot;CD&quot;, }," calcext:value-type="string">
            <text:p>0x287: { "id": 0x287, "name": "(CD) Track 3", "type": "CD", },</text:p>
          </table:table-cell>
          <table:table-cell table:number-columns-repeated="5"/>
        </table:table-row>
        <table:table-row table:style-name="ro1">
          <table:table-cell office:value-type="string" calcext:value-type="string">
            <text:p>0x288</text:p>
          </table:table-cell>
          <table:table-cell office:value-type="string" calcext:value-type="string">
            <text:p><text:a xlink:href="https://twewy.fandom.com/wiki/(CD)_Track_4" xlink:type="simple">(CD) Track 4</text:a></text:p>
          </table:table-cell>
          <table:table-cell office:value-type="string" calcext:value-type="string">
            <text:p>CD</text:p>
          </table:table-cell>
          <table:table-cell table:formula="of:=COM.MICROSOFT.CONCAT([.A9];&quot;: &quot;;&quot;{ &quot;&quot;id&quot;&quot;: &quot;;[.A9];&quot;, &quot;&quot;name&quot;&quot;: &quot;&quot;&quot;;[.B9];&quot;&quot;&quot;, &quot;&quot;type&quot;&quot;: &quot;&quot;&quot;;[.C9];&quot;&quot;&quot;, },&quot;)" office:value-type="string" office:string-value="0x288: { &quot;id&quot;: 0x288, &quot;name&quot;: &quot;(CD) Track 4&quot;, &quot;type&quot;: &quot;CD&quot;, }," calcext:value-type="string">
            <text:p>0x288: { "id": 0x288, "name": "(CD) Track 4", "type": "CD", },</text:p>
          </table:table-cell>
          <table:table-cell table:number-columns-repeated="5"/>
        </table:table-row>
        <table:table-row table:style-name="ro1">
          <table:table-cell office:value-type="string" calcext:value-type="string">
            <text:p>0x289</text:p>
          </table:table-cell>
          <table:table-cell office:value-type="string" calcext:value-type="string">
            <text:p><text:a xlink:href="https://twewy.fandom.com/wiki/(CD)_Track_5" xlink:type="simple">(CD) Track 5</text:a></text:p>
          </table:table-cell>
          <table:table-cell office:value-type="string" calcext:value-type="string">
            <text:p>CD</text:p>
          </table:table-cell>
          <table:table-cell table:formula="of:=COM.MICROSOFT.CONCAT([.A10];&quot;: &quot;;&quot;{ &quot;&quot;id&quot;&quot;: &quot;;[.A10];&quot;, &quot;&quot;name&quot;&quot;: &quot;&quot;&quot;;[.B10];&quot;&quot;&quot;, &quot;&quot;type&quot;&quot;: &quot;&quot;&quot;;[.C10];&quot;&quot;&quot;, },&quot;)" office:value-type="string" office:string-value="0x289: { &quot;id&quot;: 0x289, &quot;name&quot;: &quot;(CD) Track 5&quot;, &quot;type&quot;: &quot;CD&quot;, }," calcext:value-type="string">
            <text:p>0x289: { "id": 0x289, "name": "(CD) Track 5", "type": "CD", },</text:p>
          </table:table-cell>
          <table:table-cell table:number-columns-repeated="5"/>
        </table:table-row>
        <table:table-row table:style-name="ro1">
          <table:table-cell office:value-type="string" calcext:value-type="string">
            <text:p>0x28A</text:p>
          </table:table-cell>
          <table:table-cell office:value-type="string" calcext:value-type="string">
            <text:p><text:a xlink:href="https://twewy.fandom.com/wiki/(CD)_Track_6" xlink:type="simple">(CD) Track 6</text:a></text:p>
          </table:table-cell>
          <table:table-cell office:value-type="string" calcext:value-type="string">
            <text:p>CD</text:p>
          </table:table-cell>
          <table:table-cell table:formula="of:=COM.MICROSOFT.CONCAT([.A11];&quot;: &quot;;&quot;{ &quot;&quot;id&quot;&quot;: &quot;;[.A11];&quot;, &quot;&quot;name&quot;&quot;: &quot;&quot;&quot;;[.B11];&quot;&quot;&quot;, &quot;&quot;type&quot;&quot;: &quot;&quot;&quot;;[.C11];&quot;&quot;&quot;, },&quot;)" office:value-type="string" office:string-value="0x28A: { &quot;id&quot;: 0x28A, &quot;name&quot;: &quot;(CD) Track 6&quot;, &quot;type&quot;: &quot;CD&quot;, }," calcext:value-type="string">
            <text:p>0x28A: { "id": 0x28A, "name": "(CD) Track 6", "type": "CD", },</text:p>
          </table:table-cell>
          <table:table-cell table:number-columns-repeated="5"/>
        </table:table-row>
        <table:table-row table:style-name="ro1">
          <table:table-cell office:value-type="string" calcext:value-type="string">
            <text:p>0x28B</text:p>
          </table:table-cell>
          <table:table-cell office:value-type="string" calcext:value-type="string">
            <text:p>(CD) Track 7</text:p>
          </table:table-cell>
          <table:table-cell office:value-type="string" calcext:value-type="string">
            <text:p>CD</text:p>
          </table:table-cell>
          <table:table-cell table:formula="of:=COM.MICROSOFT.CONCAT([.A12];&quot;: &quot;;&quot;{ &quot;&quot;id&quot;&quot;: &quot;;[.A12];&quot;, &quot;&quot;name&quot;&quot;: &quot;&quot;&quot;;[.B12];&quot;&quot;&quot;, &quot;&quot;type&quot;&quot;: &quot;&quot;&quot;;[.C12];&quot;&quot;&quot;, },&quot;)" office:value-type="string" office:string-value="0x28B: { &quot;id&quot;: 0x28B, &quot;name&quot;: &quot;(CD) Track 7&quot;, &quot;type&quot;: &quot;CD&quot;, }," calcext:value-type="string">
            <text:p>0x28B: { "id": 0x28B, "name": "(CD) Track 7", "type": "CD", },</text:p>
          </table:table-cell>
          <table:table-cell table:number-columns-repeated="5"/>
        </table:table-row>
        <table:table-row table:style-name="ro1">
          <table:table-cell office:value-type="string" calcext:value-type="string">
            <text:p>0x28C</text:p>
          </table:table-cell>
          <table:table-cell office:value-type="string" calcext:value-type="string">
            <text:p><text:a xlink:href="https://twewy.fandom.com/wiki/(CD)_Track_8" xlink:type="simple">(CD) Track 8</text:a></text:p>
          </table:table-cell>
          <table:table-cell office:value-type="string" calcext:value-type="string">
            <text:p>CD</text:p>
          </table:table-cell>
          <table:table-cell table:formula="of:=COM.MICROSOFT.CONCAT([.A13];&quot;: &quot;;&quot;{ &quot;&quot;id&quot;&quot;: &quot;;[.A13];&quot;, &quot;&quot;name&quot;&quot;: &quot;&quot;&quot;;[.B13];&quot;&quot;&quot;, &quot;&quot;type&quot;&quot;: &quot;&quot;&quot;;[.C13];&quot;&quot;&quot;, },&quot;)" office:value-type="string" office:string-value="0x28C: { &quot;id&quot;: 0x28C, &quot;name&quot;: &quot;(CD) Track 8&quot;, &quot;type&quot;: &quot;CD&quot;, }," calcext:value-type="string">
            <text:p>0x28C: { "id": 0x28C, "name": "(CD) Track 8", "type": "CD", },</text:p>
          </table:table-cell>
          <table:table-cell table:number-columns-repeated="5"/>
        </table:table-row>
        <table:table-row table:style-name="ro1">
          <table:table-cell office:value-type="string" calcext:value-type="string">
            <text:p>0x28D</text:p>
          </table:table-cell>
          <table:table-cell office:value-type="string" calcext:value-type="string">
            <text:p><text:a xlink:href="https://twewy.fandom.com/wiki/(CD)_Track_9" xlink:type="simple">(CD) Track 9</text:a></text:p>
          </table:table-cell>
          <table:table-cell office:value-type="string" calcext:value-type="string">
            <text:p>CD</text:p>
          </table:table-cell>
          <table:table-cell table:formula="of:=COM.MICROSOFT.CONCAT([.A14];&quot;: &quot;;&quot;{ &quot;&quot;id&quot;&quot;: &quot;;[.A14];&quot;, &quot;&quot;name&quot;&quot;: &quot;&quot;&quot;;[.B14];&quot;&quot;&quot;, &quot;&quot;type&quot;&quot;: &quot;&quot;&quot;;[.C14];&quot;&quot;&quot;, },&quot;)" office:value-type="string" office:string-value="0x28D: { &quot;id&quot;: 0x28D, &quot;name&quot;: &quot;(CD) Track 9&quot;, &quot;type&quot;: &quot;CD&quot;, }," calcext:value-type="string">
            <text:p>0x28D: { "id": 0x28D, "name": "(CD) Track 9", "type": "CD", },</text:p>
          </table:table-cell>
          <table:table-cell table:number-columns-repeated="5"/>
        </table:table-row>
        <table:table-row table:style-name="ro1">
          <table:table-cell office:value-type="string" calcext:value-type="string">
            <text:p>0x28E</text:p>
          </table:table-cell>
          <table:table-cell office:value-type="string" calcext:value-type="string">
            <text:p><text:a xlink:href="https://twewy.fandom.com/wiki/(CD)_Track_10" xlink:type="simple">(CD) Track 10</text:a></text:p>
          </table:table-cell>
          <table:table-cell office:value-type="string" calcext:value-type="string">
            <text:p>CD</text:p>
          </table:table-cell>
          <table:table-cell table:formula="of:=COM.MICROSOFT.CONCAT([.A15];&quot;: &quot;;&quot;{ &quot;&quot;id&quot;&quot;: &quot;;[.A15];&quot;, &quot;&quot;name&quot;&quot;: &quot;&quot;&quot;;[.B15];&quot;&quot;&quot;, &quot;&quot;type&quot;&quot;: &quot;&quot;&quot;;[.C15];&quot;&quot;&quot;, },&quot;)" office:value-type="string" office:string-value="0x28E: { &quot;id&quot;: 0x28E, &quot;name&quot;: &quot;(CD) Track 10&quot;, &quot;type&quot;: &quot;CD&quot;, }," calcext:value-type="string">
            <text:p>0x28E: { "id": 0x28E, "name": "(CD) Track 10", "type": "CD", },</text:p>
          </table:table-cell>
          <table:table-cell table:number-columns-repeated="5"/>
        </table:table-row>
        <table:table-row table:style-name="ro1">
          <table:table-cell office:value-type="string" calcext:value-type="string">
            <text:p>0x28F</text:p>
          </table:table-cell>
          <table:table-cell office:value-type="string" calcext:value-type="string">
            <text:p><text:a xlink:href="https://twewy.fandom.com/wiki/(CD)_Track_11" xlink:type="simple">(CD) Track 11</text:a></text:p>
          </table:table-cell>
          <table:table-cell office:value-type="string" calcext:value-type="string">
            <text:p>CD</text:p>
          </table:table-cell>
          <table:table-cell table:formula="of:=COM.MICROSOFT.CONCAT([.A16];&quot;: &quot;;&quot;{ &quot;&quot;id&quot;&quot;: &quot;;[.A16];&quot;, &quot;&quot;name&quot;&quot;: &quot;&quot;&quot;;[.B16];&quot;&quot;&quot;, &quot;&quot;type&quot;&quot;: &quot;&quot;&quot;;[.C16];&quot;&quot;&quot;, },&quot;)" office:value-type="string" office:string-value="0x28F: { &quot;id&quot;: 0x28F, &quot;name&quot;: &quot;(CD) Track 11&quot;, &quot;type&quot;: &quot;CD&quot;, }," calcext:value-type="string">
            <text:p>0x28F: { "id": 0x28F, "name": "(CD) Track 11", "type": "CD", },</text:p>
          </table:table-cell>
          <table:table-cell table:number-columns-repeated="5"/>
        </table:table-row>
        <table:table-row table:style-name="ro1">
          <table:table-cell office:value-type="string" calcext:value-type="string">
            <text:p>0x290</text:p>
          </table:table-cell>
          <table:table-cell office:value-type="string" calcext:value-type="string">
            <text:p><text:a xlink:href="https://twewy.fandom.com/wiki/(CD)_Track_12" xlink:type="simple">(CD) Track 12</text:a></text:p>
          </table:table-cell>
          <table:table-cell office:value-type="string" calcext:value-type="string">
            <text:p>CD</text:p>
          </table:table-cell>
          <table:table-cell table:formula="of:=COM.MICROSOFT.CONCAT([.A17];&quot;: &quot;;&quot;{ &quot;&quot;id&quot;&quot;: &quot;;[.A17];&quot;, &quot;&quot;name&quot;&quot;: &quot;&quot;&quot;;[.B17];&quot;&quot;&quot;, &quot;&quot;type&quot;&quot;: &quot;&quot;&quot;;[.C17];&quot;&quot;&quot;, },&quot;)" office:value-type="string" office:string-value="0x290: { &quot;id&quot;: 0x290, &quot;name&quot;: &quot;(CD) Track 12&quot;, &quot;type&quot;: &quot;CD&quot;, }," calcext:value-type="string">
            <text:p>0x290: { "id": 0x290, "name": "(CD) Track 12", "type": "CD", },</text:p>
          </table:table-cell>
          <table:table-cell table:number-columns-repeated="5"/>
        </table:table-row>
        <table:table-row table:style-name="ro1">
          <table:table-cell office:value-type="string" calcext:value-type="string">
            <text:p>0x291</text:p>
          </table:table-cell>
          <table:table-cell office:value-type="string" calcext:value-type="string">
            <text:p><text:a xlink:href="https://twewy.fandom.com/wiki/(CD)_Track_13" xlink:type="simple">(CD) Track 13</text:a></text:p>
          </table:table-cell>
          <table:table-cell office:value-type="string" calcext:value-type="string">
            <text:p>CD</text:p>
          </table:table-cell>
          <table:table-cell table:formula="of:=COM.MICROSOFT.CONCAT([.A18];&quot;: &quot;;&quot;{ &quot;&quot;id&quot;&quot;: &quot;;[.A18];&quot;, &quot;&quot;name&quot;&quot;: &quot;&quot;&quot;;[.B18];&quot;&quot;&quot;, &quot;&quot;type&quot;&quot;: &quot;&quot;&quot;;[.C18];&quot;&quot;&quot;, },&quot;)" office:value-type="string" office:string-value="0x291: { &quot;id&quot;: 0x291, &quot;name&quot;: &quot;(CD) Track 13&quot;, &quot;type&quot;: &quot;CD&quot;, }," calcext:value-type="string">
            <text:p>0x291: { "id": 0x291, "name": "(CD) Track 13", "type": "CD", },</text:p>
          </table:table-cell>
          <table:table-cell table:number-columns-repeated="5"/>
        </table:table-row>
        <table:table-row table:style-name="ro1">
          <table:table-cell office:value-type="string" calcext:value-type="string">
            <text:p>0x292</text:p>
          </table:table-cell>
          <table:table-cell office:value-type="string" calcext:value-type="string">
            <text:p><text:a xlink:href="https://twewy.fandom.com/wiki/(CD)_Track_14" xlink:type="simple">(CD) Track 14</text:a></text:p>
          </table:table-cell>
          <table:table-cell office:value-type="string" calcext:value-type="string">
            <text:p>CD</text:p>
          </table:table-cell>
          <table:table-cell table:formula="of:=COM.MICROSOFT.CONCAT([.A19];&quot;: &quot;;&quot;{ &quot;&quot;id&quot;&quot;: &quot;;[.A19];&quot;, &quot;&quot;name&quot;&quot;: &quot;&quot;&quot;;[.B19];&quot;&quot;&quot;, &quot;&quot;type&quot;&quot;: &quot;&quot;&quot;;[.C19];&quot;&quot;&quot;, },&quot;)" office:value-type="string" office:string-value="0x292: { &quot;id&quot;: 0x292, &quot;name&quot;: &quot;(CD) Track 14&quot;, &quot;type&quot;: &quot;CD&quot;, }," calcext:value-type="string">
            <text:p>0x292: { "id": 0x292, "name": "(CD) Track 14", "type": "CD", },</text:p>
          </table:table-cell>
          <table:table-cell table:number-columns-repeated="5"/>
        </table:table-row>
        <table:table-row table:style-name="ro1">
          <table:table-cell office:value-type="string" calcext:value-type="string">
            <text:p>0x293</text:p>
          </table:table-cell>
          <table:table-cell office:value-type="string" calcext:value-type="string">
            <text:p><text:a xlink:href="https://twewy.fandom.com/wiki/(CD)_Track_15" xlink:type="simple">(CD) Track 15</text:a></text:p>
          </table:table-cell>
          <table:table-cell office:value-type="string" calcext:value-type="string">
            <text:p>CD</text:p>
          </table:table-cell>
          <table:table-cell table:formula="of:=COM.MICROSOFT.CONCAT([.A20];&quot;: &quot;;&quot;{ &quot;&quot;id&quot;&quot;: &quot;;[.A20];&quot;, &quot;&quot;name&quot;&quot;: &quot;&quot;&quot;;[.B20];&quot;&quot;&quot;, &quot;&quot;type&quot;&quot;: &quot;&quot;&quot;;[.C20];&quot;&quot;&quot;, },&quot;)" office:value-type="string" office:string-value="0x293: { &quot;id&quot;: 0x293, &quot;name&quot;: &quot;(CD) Track 15&quot;, &quot;type&quot;: &quot;CD&quot;, }," calcext:value-type="string">
            <text:p>0x293: { "id": 0x293, "name": "(CD) Track 15", "type": "CD", },</text:p>
          </table:table-cell>
          <table:table-cell table:number-columns-repeated="5"/>
        </table:table-row>
        <table:table-row table:style-name="ro1">
          <table:table-cell office:value-type="string" calcext:value-type="string">
            <text:p>0x294</text:p>
          </table:table-cell>
          <table:table-cell office:value-type="string" calcext:value-type="string">
            <text:p><text:a xlink:href="https://twewy.fandom.com/wiki/(CD)_Track_16" xlink:type="simple">(CD) Track 16</text:a></text:p>
          </table:table-cell>
          <table:table-cell office:value-type="string" calcext:value-type="string">
            <text:p>CD</text:p>
          </table:table-cell>
          <table:table-cell table:formula="of:=COM.MICROSOFT.CONCAT([.A21];&quot;: &quot;;&quot;{ &quot;&quot;id&quot;&quot;: &quot;;[.A21];&quot;, &quot;&quot;name&quot;&quot;: &quot;&quot;&quot;;[.B21];&quot;&quot;&quot;, &quot;&quot;type&quot;&quot;: &quot;&quot;&quot;;[.C21];&quot;&quot;&quot;, },&quot;)" office:value-type="string" office:string-value="0x294: { &quot;id&quot;: 0x294, &quot;name&quot;: &quot;(CD) Track 16&quot;, &quot;type&quot;: &quot;CD&quot;, }," calcext:value-type="string">
            <text:p>0x294: { "id": 0x294, "name": "(CD) Track 16", "type": "CD", },</text:p>
          </table:table-cell>
          <table:table-cell table:number-columns-repeated="5"/>
        </table:table-row>
        <table:table-row table:style-name="ro1">
          <table:table-cell office:value-type="string" calcext:value-type="string">
            <text:p>0x295</text:p>
          </table:table-cell>
          <table:table-cell office:value-type="string" calcext:value-type="string">
            <text:p><text:a xlink:href="https://twewy.fandom.com/wiki/(CD)_Track_17" xlink:type="simple">(CD) Track 17</text:a></text:p>
          </table:table-cell>
          <table:table-cell office:value-type="string" calcext:value-type="string">
            <text:p>CD</text:p>
          </table:table-cell>
          <table:table-cell table:formula="of:=COM.MICROSOFT.CONCAT([.A22];&quot;: &quot;;&quot;{ &quot;&quot;id&quot;&quot;: &quot;;[.A22];&quot;, &quot;&quot;name&quot;&quot;: &quot;&quot;&quot;;[.B22];&quot;&quot;&quot;, &quot;&quot;type&quot;&quot;: &quot;&quot;&quot;;[.C22];&quot;&quot;&quot;, },&quot;)" office:value-type="string" office:string-value="0x295: { &quot;id&quot;: 0x295, &quot;name&quot;: &quot;(CD) Track 17&quot;, &quot;type&quot;: &quot;CD&quot;, }," calcext:value-type="string">
            <text:p>0x295: { "id": 0x295, "name": "(CD) Track 17", "type": "CD", },</text:p>
          </table:table-cell>
          <table:table-cell table:number-columns-repeated="5"/>
        </table:table-row>
        <table:table-row table:style-name="ro1">
          <table:table-cell office:value-type="string" calcext:value-type="string">
            <text:p>0x296</text:p>
          </table:table-cell>
          <table:table-cell office:value-type="string" calcext:value-type="string">
            <text:p><text:a xlink:href="https://twewy.fandom.com/wiki/(CD)_Track_18" xlink:type="simple">(CD) Track 18</text:a></text:p>
          </table:table-cell>
          <table:table-cell office:value-type="string" calcext:value-type="string">
            <text:p>CD</text:p>
          </table:table-cell>
          <table:table-cell table:formula="of:=COM.MICROSOFT.CONCAT([.A23];&quot;: &quot;;&quot;{ &quot;&quot;id&quot;&quot;: &quot;;[.A23];&quot;, &quot;&quot;name&quot;&quot;: &quot;&quot;&quot;;[.B23];&quot;&quot;&quot;, &quot;&quot;type&quot;&quot;: &quot;&quot;&quot;;[.C23];&quot;&quot;&quot;, },&quot;)" office:value-type="string" office:string-value="0x296: { &quot;id&quot;: 0x296, &quot;name&quot;: &quot;(CD) Track 18&quot;, &quot;type&quot;: &quot;CD&quot;, }," calcext:value-type="string">
            <text:p>0x296: { "id": 0x296, "name": "(CD) Track 18", "type": "CD", },</text:p>
          </table:table-cell>
          <table:table-cell table:number-columns-repeated="5"/>
        </table:table-row>
        <table:table-row table:style-name="ro1">
          <table:table-cell office:value-type="string" calcext:value-type="string">
            <text:p>0x297</text:p>
          </table:table-cell>
          <table:table-cell office:value-type="string" calcext:value-type="string">
            <text:p><text:a xlink:href="https://twewy.fandom.com/wiki/(CD)_Track_19" xlink:type="simple">(CD) Track 19</text:a></text:p>
          </table:table-cell>
          <table:table-cell office:value-type="string" calcext:value-type="string">
            <text:p>CD</text:p>
          </table:table-cell>
          <table:table-cell table:formula="of:=COM.MICROSOFT.CONCAT([.A24];&quot;: &quot;;&quot;{ &quot;&quot;id&quot;&quot;: &quot;;[.A24];&quot;, &quot;&quot;name&quot;&quot;: &quot;&quot;&quot;;[.B24];&quot;&quot;&quot;, &quot;&quot;type&quot;&quot;: &quot;&quot;&quot;;[.C24];&quot;&quot;&quot;, },&quot;)" office:value-type="string" office:string-value="0x297: { &quot;id&quot;: 0x297, &quot;name&quot;: &quot;(CD) Track 19&quot;, &quot;type&quot;: &quot;CD&quot;, }," calcext:value-type="string">
            <text:p>0x297: { "id": 0x297, "name": "(CD) Track 19", "type": "CD", },</text:p>
          </table:table-cell>
          <table:table-cell table:number-columns-repeated="5"/>
        </table:table-row>
        <table:table-row table:style-name="ro1">
          <table:table-cell office:value-type="string" calcext:value-type="string">
            <text:p>0x298</text:p>
          </table:table-cell>
          <table:table-cell office:value-type="string" calcext:value-type="string">
            <text:p><text:a xlink:href="https://twewy.fandom.com/wiki/(CD)_Track_20" xlink:type="simple">(CD) Track 20</text:a></text:p>
          </table:table-cell>
          <table:table-cell office:value-type="string" calcext:value-type="string">
            <text:p>CD</text:p>
          </table:table-cell>
          <table:table-cell table:formula="of:=COM.MICROSOFT.CONCAT([.A25];&quot;: &quot;;&quot;{ &quot;&quot;id&quot;&quot;: &quot;;[.A25];&quot;, &quot;&quot;name&quot;&quot;: &quot;&quot;&quot;;[.B25];&quot;&quot;&quot;, &quot;&quot;type&quot;&quot;: &quot;&quot;&quot;;[.C25];&quot;&quot;&quot;, },&quot;)" office:value-type="string" office:string-value="0x298: { &quot;id&quot;: 0x298, &quot;name&quot;: &quot;(CD) Track 20&quot;, &quot;type&quot;: &quot;CD&quot;, }," calcext:value-type="string">
            <text:p>0x298: { "id": 0x298, "name": "(CD) Track 20", "type": "CD", },</text:p>
          </table:table-cell>
          <table:table-cell table:number-columns-repeated="5"/>
        </table:table-row>
        <table:table-row table:style-name="ro1">
          <table:table-cell office:value-type="string" calcext:value-type="string">
            <text:p>0x299</text:p>
          </table:table-cell>
          <table:table-cell office:value-type="string" calcext:value-type="string">
            <text:p><text:a xlink:href="https://twewy.fandom.com/wiki/(CD)_Track_21" xlink:type="simple">(CD) Track 21</text:a></text:p>
          </table:table-cell>
          <table:table-cell office:value-type="string" calcext:value-type="string">
            <text:p>CD</text:p>
          </table:table-cell>
          <table:table-cell table:formula="of:=COM.MICROSOFT.CONCAT([.A26];&quot;: &quot;;&quot;{ &quot;&quot;id&quot;&quot;: &quot;;[.A26];&quot;, &quot;&quot;name&quot;&quot;: &quot;&quot;&quot;;[.B26];&quot;&quot;&quot;, &quot;&quot;type&quot;&quot;: &quot;&quot;&quot;;[.C26];&quot;&quot;&quot;, },&quot;)" office:value-type="string" office:string-value="0x299: { &quot;id&quot;: 0x299, &quot;name&quot;: &quot;(CD) Track 21&quot;, &quot;type&quot;: &quot;CD&quot;, }," calcext:value-type="string">
            <text:p>0x299: { "id": 0x299, "name": "(CD) Track 21", "type": "CD", },</text:p>
          </table:table-cell>
          <table:table-cell table:number-columns-repeated="5"/>
        </table:table-row>
        <table:table-row table:style-name="ro1">
          <table:table-cell office:value-type="string" calcext:value-type="string">
            <text:p>0x29A</text:p>
          </table:table-cell>
          <table:table-cell office:value-type="string" calcext:value-type="string">
            <text:p><text:a xlink:href="https://twewy.fandom.com/wiki/(CD)_Track_22" xlink:type="simple">(CD) Track 22</text:a></text:p>
          </table:table-cell>
          <table:table-cell office:value-type="string" calcext:value-type="string">
            <text:p>CD</text:p>
          </table:table-cell>
          <table:table-cell table:formula="of:=COM.MICROSOFT.CONCAT([.A27];&quot;: &quot;;&quot;{ &quot;&quot;id&quot;&quot;: &quot;;[.A27];&quot;, &quot;&quot;name&quot;&quot;: &quot;&quot;&quot;;[.B27];&quot;&quot;&quot;, &quot;&quot;type&quot;&quot;: &quot;&quot;&quot;;[.C27];&quot;&quot;&quot;, },&quot;)" office:value-type="string" office:string-value="0x29A: { &quot;id&quot;: 0x29A, &quot;name&quot;: &quot;(CD) Track 22&quot;, &quot;type&quot;: &quot;CD&quot;, }," calcext:value-type="string">
            <text:p>0x29A: { "id": 0x29A, "name": "(CD) Track 22", "type": "CD", },</text:p>
          </table:table-cell>
          <table:table-cell table:number-columns-repeated="5"/>
        </table:table-row>
        <table:table-row table:style-name="ro1">
          <table:table-cell office:value-type="string" calcext:value-type="string">
            <text:p>0x29B</text:p>
          </table:table-cell>
          <table:table-cell office:value-type="string" calcext:value-type="string">
            <text:p><text:a xlink:href="https://twewy.fandom.com/wiki/(CD)_Track_23" xlink:type="simple">(CD) Track 23</text:a></text:p>
          </table:table-cell>
          <table:table-cell office:value-type="string" calcext:value-type="string">
            <text:p>CD</text:p>
          </table:table-cell>
          <table:table-cell table:formula="of:=COM.MICROSOFT.CONCAT([.A28];&quot;: &quot;;&quot;{ &quot;&quot;id&quot;&quot;: &quot;;[.A28];&quot;, &quot;&quot;name&quot;&quot;: &quot;&quot;&quot;;[.B28];&quot;&quot;&quot;, &quot;&quot;type&quot;&quot;: &quot;&quot;&quot;;[.C28];&quot;&quot;&quot;, },&quot;)" office:value-type="string" office:string-value="0x29B: { &quot;id&quot;: 0x29B, &quot;name&quot;: &quot;(CD) Track 23&quot;, &quot;type&quot;: &quot;CD&quot;, }," calcext:value-type="string">
            <text:p>0x29B: { "id": 0x29B, "name": "(CD) Track 23", "type": "CD", },</text:p>
          </table:table-cell>
          <table:table-cell table:number-columns-repeated="5"/>
        </table:table-row>
        <table:table-row table:style-name="ro1">
          <table:table-cell office:value-type="string" calcext:value-type="string">
            <text:p>0x29C</text:p>
          </table:table-cell>
          <table:table-cell office:value-type="string" calcext:value-type="string">
            <text:p><text:a xlink:href="https://twewy.fandom.com/wiki/(CD)_Track_24" xlink:type="simple">(CD) Track 24</text:a></text:p>
          </table:table-cell>
          <table:table-cell office:value-type="string" calcext:value-type="string">
            <text:p>CD</text:p>
          </table:table-cell>
          <table:table-cell table:formula="of:=COM.MICROSOFT.CONCAT([.A29];&quot;: &quot;;&quot;{ &quot;&quot;id&quot;&quot;: &quot;;[.A29];&quot;, &quot;&quot;name&quot;&quot;: &quot;&quot;&quot;;[.B29];&quot;&quot;&quot;, &quot;&quot;type&quot;&quot;: &quot;&quot;&quot;;[.C29];&quot;&quot;&quot;, },&quot;)" office:value-type="string" office:string-value="0x29C: { &quot;id&quot;: 0x29C, &quot;name&quot;: &quot;(CD) Track 24&quot;, &quot;type&quot;: &quot;CD&quot;, }," calcext:value-type="string">
            <text:p>0x29C: { "id": 0x29C, "name": "(CD) Track 24", "type": "CD", },</text:p>
          </table:table-cell>
          <table:table-cell table:number-columns-repeated="5"/>
        </table:table-row>
        <table:table-row table:style-name="ro1">
          <table:table-cell office:value-type="string" calcext:value-type="string">
            <text:p>0x29D</text:p>
          </table:table-cell>
          <table:table-cell office:value-type="string" calcext:value-type="string">
            <text:p><text:a xlink:href="https://twewy.fandom.com/wiki/(CD)_Track_25" xlink:type="simple">(CD) Track 25</text:a></text:p>
          </table:table-cell>
          <table:table-cell office:value-type="string" calcext:value-type="string">
            <text:p>CD</text:p>
          </table:table-cell>
          <table:table-cell table:formula="of:=COM.MICROSOFT.CONCAT([.A30];&quot;: &quot;;&quot;{ &quot;&quot;id&quot;&quot;: &quot;;[.A30];&quot;, &quot;&quot;name&quot;&quot;: &quot;&quot;&quot;;[.B30];&quot;&quot;&quot;, &quot;&quot;type&quot;&quot;: &quot;&quot;&quot;;[.C30];&quot;&quot;&quot;, },&quot;)" office:value-type="string" office:string-value="0x29D: { &quot;id&quot;: 0x29D, &quot;name&quot;: &quot;(CD) Track 25&quot;, &quot;type&quot;: &quot;CD&quot;, }," calcext:value-type="string">
            <text:p>0x29D: { "id": 0x29D, "name": "(CD) Track 25", "type": "CD", },</text:p>
          </table:table-cell>
          <table:table-cell table:number-columns-repeated="5"/>
        </table:table-row>
        <table:table-row table:style-name="ro1">
          <table:table-cell office:value-type="string" calcext:value-type="string">
            <text:p>0x29E</text:p>
          </table:table-cell>
          <table:table-cell office:value-type="string" calcext:value-type="string">
            <text:p><text:a xlink:href="https://twewy.fandom.com/wiki/(CD)_Track_26" xlink:type="simple">(CD) Track 26</text:a></text:p>
          </table:table-cell>
          <table:table-cell office:value-type="string" calcext:value-type="string">
            <text:p>CD</text:p>
          </table:table-cell>
          <table:table-cell table:formula="of:=COM.MICROSOFT.CONCAT([.A31];&quot;: &quot;;&quot;{ &quot;&quot;id&quot;&quot;: &quot;;[.A31];&quot;, &quot;&quot;name&quot;&quot;: &quot;&quot;&quot;;[.B31];&quot;&quot;&quot;, &quot;&quot;type&quot;&quot;: &quot;&quot;&quot;;[.C31];&quot;&quot;&quot;, },&quot;)" office:value-type="string" office:string-value="0x29E: { &quot;id&quot;: 0x29E, &quot;name&quot;: &quot;(CD) Track 26&quot;, &quot;type&quot;: &quot;CD&quot;, }," calcext:value-type="string">
            <text:p>0x29E: { "id": 0x29E, "name": "(CD) Track 26", "type": "CD", },</text:p>
          </table:table-cell>
          <table:table-cell table:number-columns-repeated="5"/>
        </table:table-row>
        <table:table-row table:style-name="ro1">
          <table:table-cell office:value-type="string" calcext:value-type="string">
            <text:p>0x29F</text:p>
          </table:table-cell>
          <table:table-cell office:value-type="string" calcext:value-type="string">
            <text:p><text:a xlink:href="https://twewy.fandom.com/wiki/(CD)_Track_27" xlink:type="simple">(CD) Track 27</text:a></text:p>
          </table:table-cell>
          <table:table-cell office:value-type="string" calcext:value-type="string">
            <text:p>CD</text:p>
          </table:table-cell>
          <table:table-cell table:formula="of:=COM.MICROSOFT.CONCAT([.A32];&quot;: &quot;;&quot;{ &quot;&quot;id&quot;&quot;: &quot;;[.A32];&quot;, &quot;&quot;name&quot;&quot;: &quot;&quot;&quot;;[.B32];&quot;&quot;&quot;, &quot;&quot;type&quot;&quot;: &quot;&quot;&quot;;[.C32];&quot;&quot;&quot;, },&quot;)" office:value-type="string" office:string-value="0x29F: { &quot;id&quot;: 0x29F, &quot;name&quot;: &quot;(CD) Track 27&quot;, &quot;type&quot;: &quot;CD&quot;, }," calcext:value-type="string">
            <text:p>0x29F: { "id": 0x29F, "name": "(CD) Track 27", "type": "CD", },</text:p>
          </table:table-cell>
          <table:table-cell table:number-columns-repeated="5"/>
        </table:table-row>
        <table:table-row table:style-name="ro1">
          <table:table-cell office:value-type="string" calcext:value-type="string">
            <text:p>0x2A0</text:p>
          </table:table-cell>
          <table:table-cell office:value-type="string" calcext:value-type="string">
            <text:p><text:a xlink:href="https://twewy.fandom.com/wiki/(CD)_Track_28" xlink:type="simple">(CD) Track 28</text:a></text:p>
          </table:table-cell>
          <table:table-cell office:value-type="string" calcext:value-type="string">
            <text:p>CD</text:p>
          </table:table-cell>
          <table:table-cell table:formula="of:=COM.MICROSOFT.CONCAT([.A33];&quot;: &quot;;&quot;{ &quot;&quot;id&quot;&quot;: &quot;;[.A33];&quot;, &quot;&quot;name&quot;&quot;: &quot;&quot;&quot;;[.B33];&quot;&quot;&quot;, &quot;&quot;type&quot;&quot;: &quot;&quot;&quot;;[.C33];&quot;&quot;&quot;, },&quot;)" office:value-type="string" office:string-value="0x2A0: { &quot;id&quot;: 0x2A0, &quot;name&quot;: &quot;(CD) Track 28&quot;, &quot;type&quot;: &quot;CD&quot;, }," calcext:value-type="string">
            <text:p>0x2A0: { "id": 0x2A0, "name": "(CD) Track 28", "type": "CD", },</text:p>
          </table:table-cell>
          <table:table-cell table:number-columns-repeated="5"/>
        </table:table-row>
        <table:table-row table:style-name="ro1">
          <table:table-cell office:value-type="string" calcext:value-type="string">
            <text:p>0x2A1</text:p>
          </table:table-cell>
          <table:table-cell office:value-type="string" calcext:value-type="string">
            <text:p><text:a xlink:href="https://twewy.fandom.com/wiki/(CD)_Track_29" xlink:type="simple">(CD) Track 29</text:a></text:p>
          </table:table-cell>
          <table:table-cell office:value-type="string" calcext:value-type="string">
            <text:p>CD</text:p>
          </table:table-cell>
          <table:table-cell table:formula="of:=COM.MICROSOFT.CONCAT([.A34];&quot;: &quot;;&quot;{ &quot;&quot;id&quot;&quot;: &quot;;[.A34];&quot;, &quot;&quot;name&quot;&quot;: &quot;&quot;&quot;;[.B34];&quot;&quot;&quot;, &quot;&quot;type&quot;&quot;: &quot;&quot;&quot;;[.C34];&quot;&quot;&quot;, },&quot;)" office:value-type="string" office:string-value="0x2A1: { &quot;id&quot;: 0x2A1, &quot;name&quot;: &quot;(CD) Track 29&quot;, &quot;type&quot;: &quot;CD&quot;, }," calcext:value-type="string">
            <text:p>0x2A1: { "id": 0x2A1, "name": "(CD) Track 29", "type": "CD", },</text:p>
          </table:table-cell>
          <table:table-cell table:number-columns-repeated="5"/>
        </table:table-row>
        <table:table-row table:style-name="ro1">
          <table:table-cell office:value-type="string" calcext:value-type="string">
            <text:p>0x2A2</text:p>
          </table:table-cell>
          <table:table-cell office:value-type="string" calcext:value-type="string">
            <text:p><text:a xlink:href="https://twewy.fandom.com/wiki/(CD)_Track_30" xlink:type="simple">(CD) Track 30</text:a></text:p>
          </table:table-cell>
          <table:table-cell office:value-type="string" calcext:value-type="string">
            <text:p>CD</text:p>
          </table:table-cell>
          <table:table-cell table:formula="of:=COM.MICROSOFT.CONCAT([.A35];&quot;: &quot;;&quot;{ &quot;&quot;id&quot;&quot;: &quot;;[.A35];&quot;, &quot;&quot;name&quot;&quot;: &quot;&quot;&quot;;[.B35];&quot;&quot;&quot;, &quot;&quot;type&quot;&quot;: &quot;&quot;&quot;;[.C35];&quot;&quot;&quot;, },&quot;)" office:value-type="string" office:string-value="0x2A2: { &quot;id&quot;: 0x2A2, &quot;name&quot;: &quot;(CD) Track 30&quot;, &quot;type&quot;: &quot;CD&quot;, }," calcext:value-type="string">
            <text:p>0x2A2: { "id": 0x2A2, "name": "(CD) Track 30", "type": "CD", },</text:p>
          </table:table-cell>
          <table:table-cell table:number-columns-repeated="5"/>
        </table:table-row>
        <table:table-row table:style-name="ro1">
          <table:table-cell office:value-type="string" calcext:value-type="string">
            <text:p>0x2A3</text:p>
          </table:table-cell>
          <table:table-cell office:value-type="string" calcext:value-type="string">
            <text:p><text:a xlink:href="https://twewy.fandom.com/wiki/(CD)_Track_31" xlink:type="simple">(CD) Track 31</text:a></text:p>
          </table:table-cell>
          <table:table-cell office:value-type="string" calcext:value-type="string">
            <text:p>CD</text:p>
          </table:table-cell>
          <table:table-cell table:formula="of:=COM.MICROSOFT.CONCAT([.A36];&quot;: &quot;;&quot;{ &quot;&quot;id&quot;&quot;: &quot;;[.A36];&quot;, &quot;&quot;name&quot;&quot;: &quot;&quot;&quot;;[.B36];&quot;&quot;&quot;, &quot;&quot;type&quot;&quot;: &quot;&quot;&quot;;[.C36];&quot;&quot;&quot;, },&quot;)" office:value-type="string" office:string-value="0x2A3: { &quot;id&quot;: 0x2A3, &quot;name&quot;: &quot;(CD) Track 31&quot;, &quot;type&quot;: &quot;CD&quot;, }," calcext:value-type="string">
            <text:p>0x2A3: { "id": 0x2A3, "name": "(CD) Track 31", "type": "CD", },</text:p>
          </table:table-cell>
          <table:table-cell table:number-columns-repeated="3"/>
          <table:table-cell table:style-name="ce6"/>
          <table:table-cell/>
        </table:table-row>
        <table:table-row table:style-name="ro1">
          <table:table-cell office:value-type="string" calcext:value-type="string">
            <text:p>0x2A4</text:p>
          </table:table-cell>
          <table:table-cell office:value-type="string" calcext:value-type="string">
            <text:p><text:a xlink:href="https://twewy.fandom.com/wiki/(CD)_Track_32" xlink:type="simple">(CD) Track 32</text:a></text:p>
          </table:table-cell>
          <table:table-cell office:value-type="string" calcext:value-type="string">
            <text:p>CD</text:p>
          </table:table-cell>
          <table:table-cell table:formula="of:=COM.MICROSOFT.CONCAT([.A37];&quot;: &quot;;&quot;{ &quot;&quot;id&quot;&quot;: &quot;;[.A37];&quot;, &quot;&quot;name&quot;&quot;: &quot;&quot;&quot;;[.B37];&quot;&quot;&quot;, &quot;&quot;type&quot;&quot;: &quot;&quot;&quot;;[.C37];&quot;&quot;&quot;, },&quot;)" office:value-type="string" office:string-value="0x2A4: { &quot;id&quot;: 0x2A4, &quot;name&quot;: &quot;(CD) Track 32&quot;, &quot;type&quot;: &quot;CD&quot;, }," calcext:value-type="string">
            <text:p>0x2A4: { "id": 0x2A4, "name": "(CD) Track 32", "type": "CD", },</text:p>
          </table:table-cell>
          <table:table-cell table:number-columns-repeated="5"/>
        </table:table-row>
        <table:table-row table:style-name="ro1">
          <table:table-cell office:value-type="string" calcext:value-type="string">
            <text:p>0x2A5</text:p>
          </table:table-cell>
          <table:table-cell office:value-type="string" calcext:value-type="string">
            <text:p><text:a xlink:href="https://twewy.fandom.com/wiki/(CD)_Track_33" xlink:type="simple">(CD) Track 33</text:a></text:p>
          </table:table-cell>
          <table:table-cell office:value-type="string" calcext:value-type="string">
            <text:p>CD</text:p>
          </table:table-cell>
          <table:table-cell table:formula="of:=COM.MICROSOFT.CONCAT([.A38];&quot;: &quot;;&quot;{ &quot;&quot;id&quot;&quot;: &quot;;[.A38];&quot;, &quot;&quot;name&quot;&quot;: &quot;&quot;&quot;;[.B38];&quot;&quot;&quot;, &quot;&quot;type&quot;&quot;: &quot;&quot;&quot;;[.C38];&quot;&quot;&quot;, },&quot;)" office:value-type="string" office:string-value="0x2A5: { &quot;id&quot;: 0x2A5, &quot;name&quot;: &quot;(CD) Track 33&quot;, &quot;type&quot;: &quot;CD&quot;, }," calcext:value-type="string">
            <text:p>0x2A5: { "id": 0x2A5, "name": "(CD) Track 33", "type": "CD", },</text:p>
          </table:table-cell>
          <table:table-cell table:number-columns-repeated="5"/>
        </table:table-row>
        <table:table-row table:style-name="ro1">
          <table:table-cell office:value-type="string" calcext:value-type="string">
            <text:p>0x2A6</text:p>
          </table:table-cell>
          <table:table-cell office:value-type="string" calcext:value-type="string">
            <text:p><text:a xlink:href="https://twewy.fandom.com/wiki/(CD)_Track_34" xlink:type="simple">(CD) Track 34</text:a></text:p>
          </table:table-cell>
          <table:table-cell office:value-type="string" calcext:value-type="string">
            <text:p>CD</text:p>
          </table:table-cell>
          <table:table-cell table:formula="of:=COM.MICROSOFT.CONCAT([.A39];&quot;: &quot;;&quot;{ &quot;&quot;id&quot;&quot;: &quot;;[.A39];&quot;, &quot;&quot;name&quot;&quot;: &quot;&quot;&quot;;[.B39];&quot;&quot;&quot;, &quot;&quot;type&quot;&quot;: &quot;&quot;&quot;;[.C39];&quot;&quot;&quot;, },&quot;)" office:value-type="string" office:string-value="0x2A6: { &quot;id&quot;: 0x2A6, &quot;name&quot;: &quot;(CD) Track 34&quot;, &quot;type&quot;: &quot;CD&quot;, }," calcext:value-type="string">
            <text:p>0x2A6: { "id": 0x2A6, "name": "(CD) Track 34", "type": "CD", },</text:p>
          </table:table-cell>
          <table:table-cell table:number-columns-repeated="5"/>
        </table:table-row>
        <table:table-row table:style-name="ro1">
          <table:table-cell office:value-type="string" calcext:value-type="string">
            <text:p>0x2b0</text:p>
          </table:table-cell>
          <table:table-cell table:style-name="Default" office:value-type="string" calcext:value-type="string">
            <text:p>(S) Fusion Boost (Shiki)</text:p>
          </table:table-cell>
          <table:table-cell office:value-type="string" calcext:value-type="string">
            <text:p>Sticker</text:p>
          </table:table-cell>
          <table:table-cell table:formula="of:=COM.MICROSOFT.CONCAT([.A40];&quot;: &quot;;&quot;{ &quot;&quot;id&quot;&quot;: &quot;;[.A40];&quot;, &quot;&quot;name&quot;&quot;: &quot;&quot;&quot;;[.B40];&quot;&quot;&quot;, &quot;&quot;type&quot;&quot;: &quot;&quot;&quot;;[.C40];&quot;&quot;&quot;, },&quot;)" office:value-type="string" office:string-value="0x2b0: { &quot;id&quot;: 0x2b0, &quot;name&quot;: &quot;(S) Fusion Boost (Shiki)&quot;, &quot;type&quot;: &quot;Sticker&quot;, }," calcext:value-type="string">
            <text:p>0x2b0: { "id": 0x2b0, "name": "(S) Fusion Boost (Shiki)", "type": "Sticker", },</text:p>
          </table:table-cell>
          <table:table-cell table:number-columns-repeated="5"/>
        </table:table-row>
        <table:table-row table:style-name="ro1">
          <table:table-cell office:value-type="string" calcext:value-type="string">
            <text:p>0x232</text:p>
          </table:table-cell>
          <table:table-cell table:style-name="Default" office:value-type="string" calcext:value-type="string">
            <text:p>Nose Glasses</text:p>
          </table:table-cell>
          <table:table-cell office:value-type="string" calcext:value-type="string">
            <text:p>Thread</text:p>
          </table:table-cell>
          <table:table-cell table:formula="of:=COM.MICROSOFT.CONCAT([.A41];&quot;: &quot;;&quot;{ &quot;&quot;id&quot;&quot;: &quot;;[.A41];&quot;, &quot;&quot;name&quot;&quot;: &quot;&quot;&quot;;[.B41];&quot;&quot;&quot;, &quot;&quot;type&quot;&quot;: &quot;&quot;&quot;;[.C41];&quot;&quot;&quot;, },&quot;)" office:value-type="string" office:string-value="0x232: { &quot;id&quot;: 0x232, &quot;name&quot;: &quot;Nose Glasses&quot;, &quot;type&quot;: &quot;Thread&quot;, }," calcext:value-type="string">
            <text:p>0x232: { "id": 0x232, "name": "Nose Glasses", "type": "Thread", },</text:p>
          </table:table-cell>
          <table:table-cell table:number-columns-repeated="5"/>
        </table:table-row>
        <table:table-row table:style-name="ro1">
          <table:table-cell office:value-type="string" calcext:value-type="string">
            <text:p>0x2cc</text:p>
          </table:table-cell>
          <table:table-cell table:style-name="Default" office:value-type="string" calcext:value-type="string">
            <text:p>(S) Ultimate</text:p>
          </table:table-cell>
          <table:table-cell office:value-type="string" calcext:value-type="string">
            <text:p>Sticker</text:p>
          </table:table-cell>
          <table:table-cell table:formula="of:=COM.MICROSOFT.CONCAT([.A42];&quot;: &quot;;&quot;{ &quot;&quot;id&quot;&quot;: &quot;;[.A42];&quot;, &quot;&quot;name&quot;&quot;: &quot;&quot;&quot;;[.B42];&quot;&quot;&quot;, &quot;&quot;type&quot;&quot;: &quot;&quot;&quot;;[.C42];&quot;&quot;&quot;, },&quot;)" office:value-type="string" office:string-value="0x2cc: { &quot;id&quot;: 0x2cc, &quot;name&quot;: &quot;(S) Ultimate&quot;, &quot;type&quot;: &quot;Sticker&quot;, }," calcext:value-type="string">
            <text:p>0x2cc: { "id": 0x2cc, "name": "(S) Ultimate", "type": "Sticker", },</text:p>
          </table:table-cell>
          <table:table-cell table:number-columns-repeated="5"/>
        </table:table-row>
      </table:table>
      <table:table table:name="Enemies" table:style-name="ta1">
        <office:forms form:automatic-focus="false" form:apply-design-mode="false"/>
        <table:table-column table:style-name="co1" table:default-cell-style-name="Default"/>
        <table:table-column table:style-name="co11" table:default-cell-style-name="Default"/>
        <table:table-column table:style-name="co1" table:number-columns-repeated="2"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Optional</text:p>
          </table:table-cell>
          <table:table-cell office:value-type="string" calcext:value-type="string">
            <text:p>JSON</text:p>
          </table:table-cell>
        </table:table-row>
        <table:table-row table:style-name="ro1">
          <table:table-cell office:value-type="string" calcext:value-type="string">
            <text:p>0x7d</text:p>
          </table:table-cell>
          <table:table-cell office:value-type="string" calcext:value-type="string">
            <text:p>Metal Corehog</text:p>
          </table:table-cell>
          <table:table-cell office:value-type="float" office:value="0" calcext:value-type="float">
            <text:p>0</text:p>
          </table:table-cell>
          <table:table-cell table:formula="of:=COM.MICROSOFT.CONCAT(&quot;&quot;&quot;&quot;;[.B2];&quot;&quot;&quot;&quot;;&quot;: &quot;;&quot;{ &quot;&quot;id&quot;&quot;: &quot;;[.A2];&quot;, &quot;&quot;name&quot;&quot;: &quot;&quot;&quot;;[.B2];&quot;&quot;&quot;, &quot;&quot;isOptional&quot;&quot;: &quot;;[.C2];&quot;, },&quot;)" office:value-type="string" office:string-value="&quot;Metal Corehog&quot;: { &quot;id&quot;: 0x7d, &quot;name&quot;: &quot;Metal Corehog&quot;, &quot;isOptional&quot;: 0, }," calcext:value-type="string">
            <text:p>"Metal Corehog": { "id": 0x7d, "name": "Metal Corehog", "isOptional": 0, },</text:p>
          </table:table-cell>
        </table:table-row>
        <table:table-row table:style-name="ro1">
          <table:table-cell office:value-type="string" calcext:value-type="string">
            <text:p>0x7</text:p>
          </table:table-cell>
          <table:table-cell office:value-type="string" calcext:value-type="string">
            <text:p>Vespertilio Canor</text:p>
          </table:table-cell>
          <table:table-cell office:value-type="float" office:value="1" calcext:value-type="float">
            <text:p>1</text:p>
          </table:table-cell>
          <table:table-cell table:formula="of:=COM.MICROSOFT.CONCAT(&quot;&quot;&quot;&quot;;[.B3];&quot;&quot;&quot;&quot;;&quot;: &quot;;&quot;{ &quot;&quot;id&quot;&quot;: &quot;;[.A3];&quot;, &quot;&quot;name&quot;&quot;: &quot;&quot;&quot;;[.B3];&quot;&quot;&quot;, &quot;&quot;isOptional&quot;&quot;: &quot;;[.C3];&quot;, },&quot;)" office:value-type="string" office:string-value="&quot;Vespertilio Canor&quot;: { &quot;id&quot;: 0x7, &quot;name&quot;: &quot;Vespertilio Canor&quot;, &quot;isOptional&quot;: 1, }," calcext:value-type="string">
            <text:p>"Vespertilio Canor": { "id": 0x7, "name": "Vespertilio Canor", "isOptional": 1, },</text:p>
          </table:table-cell>
        </table:table-row>
        <table:table-row table:style-name="ro1">
          <table:table-cell office:value-type="string" calcext:value-type="string">
            <text:p>0x81</text:p>
          </table:table-cell>
          <table:table-cell office:value-type="string" calcext:value-type="string">
            <text:p>Swing Shark</text:p>
          </table:table-cell>
          <table:table-cell office:value-type="float" office:value="0" calcext:value-type="float">
            <text:p>0</text:p>
          </table:table-cell>
          <table:table-cell table:formula="of:=COM.MICROSOFT.CONCAT(&quot;&quot;&quot;&quot;;[.B4];&quot;&quot;&quot;&quot;;&quot;: &quot;;&quot;{ &quot;&quot;id&quot;&quot;: &quot;;[.A4];&quot;, &quot;&quot;name&quot;&quot;: &quot;&quot;&quot;;[.B4];&quot;&quot;&quot;, &quot;&quot;isOptional&quot;&quot;: &quot;;[.C4];&quot;, },&quot;)" office:value-type="string" office:string-value="&quot;Swing Shark&quot;: { &quot;id&quot;: 0x81, &quot;name&quot;: &quot;Swing Shark&quot;, &quot;isOptional&quot;: 0, }," calcext:value-type="string">
            <text:p>"Swing Shark": { "id": 0x81, "name": "Swing Shark", "isOptional": 0, },</text:p>
          </table:table-cell>
        </table:table-row>
        <table:table-row table:style-name="ro1">
          <table:table-cell office:value-type="string" calcext:value-type="string">
            <text:p>0x84</text:p>
          </table:table-cell>
          <table:table-cell office:value-type="string" calcext:value-type="string">
            <text:p>Circle Pit Grizzly</text:p>
          </table:table-cell>
          <table:table-cell office:value-type="float" office:value="0" calcext:value-type="float">
            <text:p>0</text:p>
          </table:table-cell>
          <table:table-cell table:formula="of:=COM.MICROSOFT.CONCAT(&quot;&quot;&quot;&quot;;[.B5];&quot;&quot;&quot;&quot;;&quot;: &quot;;&quot;{ &quot;&quot;id&quot;&quot;: &quot;;[.A5];&quot;, &quot;&quot;name&quot;&quot;: &quot;&quot;&quot;;[.B5];&quot;&quot;&quot;, &quot;&quot;isOptional&quot;&quot;: &quot;;[.C5];&quot;, },&quot;)" office:value-type="string" office:string-value="&quot;Circle Pit Grizzly&quot;: { &quot;id&quot;: 0x84, &quot;name&quot;: &quot;Circle Pit Grizzly&quot;, &quot;isOptional&quot;: 0, }," calcext:value-type="string">
            <text:p>"Circle Pit Grizzly": { "id": 0x84, "name": "Circle Pit Grizzly", "isOptional": 0, },</text:p>
          </table:table-cell>
        </table:table-row>
        <table:table-row table:style-name="ro1">
          <table:table-cell office:value-type="string" calcext:value-type="string">
            <text:p>0x9</text:p>
          </table:table-cell>
          <table:table-cell office:value-type="string" calcext:value-type="string">
            <text:p>Cornix Canor</text:p>
          </table:table-cell>
          <table:table-cell office:value-type="float" office:value="1" calcext:value-type="float">
            <text:p>1</text:p>
          </table:table-cell>
          <table:table-cell table:formula="of:=COM.MICROSOFT.CONCAT(&quot;&quot;&quot;&quot;;[.B6];&quot;&quot;&quot;&quot;;&quot;: &quot;;&quot;{ &quot;&quot;id&quot;&quot;: &quot;;[.A6];&quot;, &quot;&quot;name&quot;&quot;: &quot;&quot;&quot;;[.B6];&quot;&quot;&quot;, &quot;&quot;isOptional&quot;&quot;: &quot;;[.C6];&quot;, },&quot;)" office:value-type="string" office:string-value="&quot;Cornix Canor&quot;: { &quot;id&quot;: 0x9, &quot;name&quot;: &quot;Cornix Canor&quot;, &quot;isOptional&quot;: 1, }," calcext:value-type="string">
            <text:p>"Cornix Canor": { "id": 0x9, "name": "Cornix Canor", "isOptional": 1, },</text:p>
          </table:table-cell>
        </table:table-row>
        <table:table-row table:style-name="ro1">
          <table:table-cell office:value-type="string" calcext:value-type="string">
            <text:p>0x13</text:p>
          </table:table-cell>
          <table:table-cell office:value-type="string" calcext:value-type="string">
            <text:p>Ovis Cantus</text:p>
          </table:table-cell>
          <table:table-cell office:value-type="float" office:value="1" calcext:value-type="float">
            <text:p>1</text:p>
          </table:table-cell>
          <table:table-cell table:formula="of:=COM.MICROSOFT.CONCAT(&quot;&quot;&quot;&quot;;[.B7];&quot;&quot;&quot;&quot;;&quot;: &quot;;&quot;{ &quot;&quot;id&quot;&quot;: &quot;;[.A7];&quot;, &quot;&quot;name&quot;&quot;: &quot;&quot;&quot;;[.B7];&quot;&quot;&quot;, &quot;&quot;isOptional&quot;&quot;: &quot;;[.C7];&quot;, },&quot;)" office:value-type="string" office:string-value="&quot;Ovis Cantus&quot;: { &quot;id&quot;: 0x13, &quot;name&quot;: &quot;Ovis Cantus&quot;, &quot;isOptional&quot;: 1, }," calcext:value-type="string">
            <text:p>"Ovis Cantus": { "id": 0x13, "name": "Ovis Cantus", "isOptional": 1, },</text:p>
          </table:table-cell>
        </table:table-row>
        <table:table-row table:style-name="ro1">
          <table:table-cell office:value-type="string" calcext:value-type="string">
            <text:p>0x89</text:p>
          </table:table-cell>
          <table:table-cell office:value-type="string" calcext:value-type="string">
            <text:p>Dub Rhino</text:p>
          </table:table-cell>
          <table:table-cell office:value-type="float" office:value="0" calcext:value-type="float">
            <text:p>0</text:p>
          </table:table-cell>
          <table:table-cell table:formula="of:=COM.MICROSOFT.CONCAT(&quot;&quot;&quot;&quot;;[.B8];&quot;&quot;&quot;&quot;;&quot;: &quot;;&quot;{ &quot;&quot;id&quot;&quot;: &quot;;[.A8];&quot;, &quot;&quot;name&quot;&quot;: &quot;&quot;&quot;;[.B8];&quot;&quot;&quot;, &quot;&quot;isOptional&quot;&quot;: &quot;;[.C8];&quot;, },&quot;)" office:value-type="string" office:string-value="&quot;Dub Rhino&quot;: { &quot;id&quot;: 0x89, &quot;name&quot;: &quot;Dub Rhino&quot;, &quot;isOptional&quot;: 0, }," calcext:value-type="string">
            <text:p>"Dub Rhino": { "id": 0x89, "name": "Dub Rhino", "isOptional": 0, },</text:p>
          </table:table-cell>
        </table:table-row>
        <table:table-row table:style-name="ro1">
          <table:table-cell office:value-type="string" calcext:value-type="string">
            <text:p>0x93</text:p>
          </table:table-cell>
          <table:table-cell office:value-type="string" calcext:value-type="string">
            <text:p>Wall of Grizzly</text:p>
          </table:table-cell>
          <table:table-cell office:value-type="float" office:value="0" calcext:value-type="float">
            <text:p>0</text:p>
          </table:table-cell>
          <table:table-cell table:formula="of:=COM.MICROSOFT.CONCAT(&quot;&quot;&quot;&quot;;[.B9];&quot;&quot;&quot;&quot;;&quot;: &quot;;&quot;{ &quot;&quot;id&quot;&quot;: &quot;;[.A9];&quot;, &quot;&quot;name&quot;&quot;: &quot;&quot;&quot;;[.B9];&quot;&quot;&quot;, &quot;&quot;isOptional&quot;&quot;: &quot;;[.C9];&quot;, },&quot;)" office:value-type="string" office:string-value="&quot;Wall of Grizzly&quot;: { &quot;id&quot;: 0x93, &quot;name&quot;: &quot;Wall of Grizzly&quot;, &quot;isOptional&quot;: 0, }," calcext:value-type="string">
            <text:p>"Wall of Grizzly": { "id": 0x93, "name": "Wall of Grizzly", "isOptional": 0, },</text:p>
          </table:table-cell>
        </table:table-row>
        <table:table-row table:style-name="ro1">
          <table:table-cell office:value-type="string" calcext:value-type="string">
            <text:p>0xf</text:p>
          </table:table-cell>
          <table:table-cell office:value-type="string" calcext:value-type="string">
            <text:p>Leo Cantus</text:p>
          </table:table-cell>
          <table:table-cell office:value-type="float" office:value="1" calcext:value-type="float">
            <text:p>1</text:p>
          </table:table-cell>
          <table:table-cell table:formula="of:=COM.MICROSOFT.CONCAT(&quot;&quot;&quot;&quot;;[.B10];&quot;&quot;&quot;&quot;;&quot;: &quot;;&quot;{ &quot;&quot;id&quot;&quot;: &quot;;[.A10];&quot;, &quot;&quot;name&quot;&quot;: &quot;&quot;&quot;;[.B10];&quot;&quot;&quot;, &quot;&quot;isOptional&quot;&quot;: &quot;;[.C10];&quot;, },&quot;)" office:value-type="string" office:string-value="&quot;Leo Cantus&quot;: { &quot;id&quot;: 0xf, &quot;name&quot;: &quot;Leo Cantus&quot;, &quot;isOptional&quot;: 1, }," calcext:value-type="string">
            <text:p>"Leo Cantus": { "id": 0xf, "name": "Leo Cantus", "isOptional": 1, },</text:p>
          </table:table-cell>
        </table:table-row>
        <table:table-row table:style-name="ro1">
          <table:table-cell office:value-type="string" calcext:value-type="string">
            <text:p>0x8</text:p>
          </table:table-cell>
          <table:table-cell office:value-type="string" calcext:value-type="string">
            <text:p>Pteropus Canor</text:p>
          </table:table-cell>
          <table:table-cell office:value-type="float" office:value="1" calcext:value-type="float">
            <text:p>1</text:p>
          </table:table-cell>
          <table:table-cell table:formula="of:=COM.MICROSOFT.CONCAT(&quot;&quot;&quot;&quot;;[.B11];&quot;&quot;&quot;&quot;;&quot;: &quot;;&quot;{ &quot;&quot;id&quot;&quot;: &quot;;[.A11];&quot;, &quot;&quot;name&quot;&quot;: &quot;&quot;&quot;;[.B11];&quot;&quot;&quot;, &quot;&quot;isOptional&quot;&quot;: &quot;;[.C11];&quot;, },&quot;)" office:value-type="string" office:string-value="&quot;Pteropus Canor&quot;: { &quot;id&quot;: 0x8, &quot;name&quot;: &quot;Pteropus Canor&quot;, &quot;isOptional&quot;: 1, }," calcext:value-type="string">
            <text:p>"Pteropus Canor": { "id": 0x8, "name": "Pteropus Canor", "isOptional": 1, },</text:p>
          </table:table-cell>
        </table:table-row>
        <table:table-row table:style-name="ro1">
          <table:table-cell office:value-type="string" calcext:value-type="string">
            <text:p>0x1d</text:p>
          </table:table-cell>
          <table:table-cell office:value-type="string" calcext:value-type="string">
            <text:p>Uzuki Yashiro</text:p>
          </table:table-cell>
          <table:table-cell office:value-type="float" office:value="0" calcext:value-type="float">
            <text:p>0</text:p>
          </table:table-cell>
          <table:table-cell table:formula="of:=COM.MICROSOFT.CONCAT(&quot;&quot;&quot;&quot;;[.B12];&quot;&quot;&quot;&quot;;&quot;: &quot;;&quot;{ &quot;&quot;id&quot;&quot;: &quot;;[.A12];&quot;, &quot;&quot;name&quot;&quot;: &quot;&quot;&quot;;[.B12];&quot;&quot;&quot;, &quot;&quot;isOptional&quot;&quot;: &quot;;[.C12];&quot;, },&quot;)" office:value-type="string" office:string-value="&quot;Uzuki Yashiro&quot;: { &quot;id&quot;: 0x1d, &quot;name&quot;: &quot;Uzuki Yashiro&quot;, &quot;isOptional&quot;: 0, }," calcext:value-type="string">
            <text:p>"Uzuki Yashiro": { "id": 0x1d, "name": "Uzuki Yashiro", "isOptional": 0, },</text:p>
          </table:table-cell>
        </table:table-row>
        <table:table-row table:style-name="ro1">
          <table:table-cell office:value-type="string" calcext:value-type="string">
            <text:p>0x1c</text:p>
          </table:table-cell>
          <table:table-cell office:value-type="string" calcext:value-type="string">
            <text:p>Koki Kariya</text:p>
          </table:table-cell>
          <table:table-cell office:value-type="float" office:value="0" calcext:value-type="float">
            <text:p>0</text:p>
          </table:table-cell>
          <table:table-cell table:formula="of:=COM.MICROSOFT.CONCAT(&quot;&quot;&quot;&quot;;[.B13];&quot;&quot;&quot;&quot;;&quot;: &quot;;&quot;{ &quot;&quot;id&quot;&quot;: &quot;;[.A13];&quot;, &quot;&quot;name&quot;&quot;: &quot;&quot;&quot;;[.B13];&quot;&quot;&quot;, &quot;&quot;isOptional&quot;&quot;: &quot;;[.C13];&quot;, },&quot;)" office:value-type="string" office:string-value="&quot;Koki Kariya&quot;: { &quot;id&quot;: 0x1c, &quot;name&quot;: &quot;Koki Kariya&quot;, &quot;isOptional&quot;: 0, }," calcext:value-type="string">
            <text:p>"Koki Kariya": { "id": 0x1c, "name": "Koki Kariya", "isOptional": 0, },</text:p>
          </table:table-cell>
        </table:table-row>
        <table:table-row table:style-name="ro1">
          <table:table-cell office:value-type="string" calcext:value-type="string">
            <text:p>0x1e</text:p>
          </table:table-cell>
          <table:table-cell office:value-type="string" calcext:value-type="string">
            <text:p>Koki Kariya and Uzuki Yashiro</text:p>
          </table:table-cell>
          <table:table-cell office:value-type="float" office:value="1" calcext:value-type="float">
            <text:p>1</text:p>
          </table:table-cell>
          <table:table-cell table:formula="of:=COM.MICROSOFT.CONCAT(&quot;&quot;&quot;&quot;;[.B14];&quot;&quot;&quot;&quot;;&quot;: &quot;;&quot;{ &quot;&quot;id&quot;&quot;: &quot;;[.A14];&quot;, &quot;&quot;name&quot;&quot;: &quot;&quot;&quot;;[.B14];&quot;&quot;&quot;, &quot;&quot;isOptional&quot;&quot;: &quot;;[.C14];&quot;, },&quot;)" office:value-type="string" office:string-value="&quot;Koki Kariya and Uzuki Yashiro&quot;: { &quot;id&quot;: 0x1e, &quot;name&quot;: &quot;Koki Kariya and Uzuki Yashiro&quot;, &quot;isOptional&quot;: 1, }," calcext:value-type="string">
            <text:p>"Koki Kariya and Uzuki Yashiro": { "id": 0x1e, "name": "Koki Kariya and Uzuki Yashiro", "isOptional": 1, },</text:p>
          </table:table-cell>
        </table:table-row>
        <table:table-row table:style-name="ro1">
          <table:table-cell office:value-type="string" calcext:value-type="string">
            <text:p>0x1f</text:p>
          </table:table-cell>
          <table:table-cell office:value-type="string" calcext:value-type="string">
            <text:p>Koki Kariya and Uzuki Yashiro 2</text:p>
          </table:table-cell>
          <table:table-cell office:value-type="float" office:value="1" calcext:value-type="float">
            <text:p>1</text:p>
          </table:table-cell>
          <table:table-cell table:formula="of:=COM.MICROSOFT.CONCAT(&quot;&quot;&quot;&quot;;[.B15];&quot;&quot;&quot;&quot;;&quot;: &quot;;&quot;{ &quot;&quot;id&quot;&quot;: &quot;;[.A15];&quot;, &quot;&quot;name&quot;&quot;: &quot;&quot;&quot;;[.B15];&quot;&quot;&quot;, &quot;&quot;isOptional&quot;&quot;: &quot;;[.C15];&quot;, },&quot;)" office:value-type="string" office:string-value="&quot;Koki Kariya and Uzuki Yashiro 2&quot;: { &quot;id&quot;: 0x1f, &quot;name&quot;: &quot;Koki Kariya and Uzuki Yashiro 2&quot;, &quot;isOptional&quot;: 1, }," calcext:value-type="string">
            <text:p>"Koki Kariya and Uzuki Yashiro 2": { "id": 0x1f, "name": "Koki Kariya and Uzuki Yashiro 2", "isOptional": 1, },</text:p>
          </table:table-cell>
        </table:table-row>
        <table:table-row table:style-name="ro1">
          <table:table-cell office:value-type="string" calcext:value-type="string">
            <text:p>0x21</text:p>
          </table:table-cell>
          <table:table-cell office:value-type="string" calcext:value-type="string">
            <text:p>Sho Minamimoto</text:p>
          </table:table-cell>
          <table:table-cell office:value-type="float" office:value="1" calcext:value-type="float">
            <text:p>1</text:p>
          </table:table-cell>
          <table:table-cell table:formula="of:=COM.MICROSOFT.CONCAT(&quot;&quot;&quot;&quot;;[.B16];&quot;&quot;&quot;&quot;;&quot;: &quot;;&quot;{ &quot;&quot;id&quot;&quot;: &quot;;[.A16];&quot;, &quot;&quot;name&quot;&quot;: &quot;&quot;&quot;;[.B16];&quot;&quot;&quot;, &quot;&quot;isOptional&quot;&quot;: &quot;;[.C16];&quot;, },&quot;)" office:value-type="string" office:string-value="&quot;Sho Minamimoto&quot;: { &quot;id&quot;: 0x21, &quot;name&quot;: &quot;Sho Minamimoto&quot;, &quot;isOptional&quot;: 1, }," calcext:value-type="string">
            <text:p>"Sho Minamimoto": { "id": 0x21, "name": "Sho Minamimoto", "isOptional": 1, },</text:p>
          </table:table-cell>
        </table:table-row>
        <table:table-row table:style-name="ro1">
          <table:table-cell office:value-type="string" calcext:value-type="string">
            <text:p>0xa</text:p>
          </table:table-cell>
          <table:table-cell office:value-type="string" calcext:value-type="string">
            <text:p>Tigris Cantus</text:p>
          </table:table-cell>
          <table:table-cell office:value-type="float" office:value="1" calcext:value-type="float">
            <text:p>1</text:p>
          </table:table-cell>
          <table:table-cell table:formula="of:=COM.MICROSOFT.CONCAT(&quot;&quot;&quot;&quot;;[.B17];&quot;&quot;&quot;&quot;;&quot;: &quot;;&quot;{ &quot;&quot;id&quot;&quot;: &quot;;[.A17];&quot;, &quot;&quot;name&quot;&quot;: &quot;&quot;&quot;;[.B17];&quot;&quot;&quot;, &quot;&quot;isOptional&quot;&quot;: &quot;;[.C17];&quot;, },&quot;)" office:value-type="string" office:string-value="&quot;Tigris Cantus&quot;: { &quot;id&quot;: 0xa, &quot;name&quot;: &quot;Tigris Cantus&quot;, &quot;isOptional&quot;: 1, }," calcext:value-type="string">
            <text:p>"Tigris Cantus": { "id": 0xa, "name": "Tigris Cantus", "isOptional": 1, },</text:p>
          </table:table-cell>
        </table:table-row>
        <table:table-row table:style-name="ro1">
          <table:table-cell office:value-type="string" calcext:value-type="string">
            <text:p>0x1b</text:p>
          </table:table-cell>
          <table:table-cell office:value-type="string" calcext:value-type="string">
            <text:p>Megumi Kitaniji</text:p>
          </table:table-cell>
          <table:table-cell office:value-type="float" office:value="1" calcext:value-type="float">
            <text:p>1</text:p>
          </table:table-cell>
          <table:table-cell table:formula="of:=COM.MICROSOFT.CONCAT(&quot;&quot;&quot;&quot;;[.B18];&quot;&quot;&quot;&quot;;&quot;: &quot;;&quot;{ &quot;&quot;id&quot;&quot;: &quot;;[.A18];&quot;, &quot;&quot;name&quot;&quot;: &quot;&quot;&quot;;[.B18];&quot;&quot;&quot;, &quot;&quot;isOptional&quot;&quot;: &quot;;[.C18];&quot;, },&quot;)" office:value-type="string" office:string-value="&quot;Megumi Kitaniji&quot;: { &quot;id&quot;: 0x1b, &quot;name&quot;: &quot;Megumi Kitaniji&quot;, &quot;isOptional&quot;: 1, }," calcext:value-type="string">
            <text:p>"Megumi Kitaniji": { "id": 0x1b, "name": "Megumi Kitaniji", "isOptional": 1, },</text:p>
          </table:table-cell>
        </table:table-row>
        <table:table-row table:style-name="ro1">
          <table:table-cell office:value-type="string" calcext:value-type="string">
            <text:p>0x14</text:p>
          </table:table-cell>
          <table:table-cell office:value-type="string" calcext:value-type="string">
            <text:p>Anguis Cantus</text:p>
          </table:table-cell>
          <table:table-cell office:value-type="float" office:value="1" calcext:value-type="float">
            <text:p>1</text:p>
          </table:table-cell>
          <table:table-cell table:formula="of:=COM.MICROSOFT.CONCAT(&quot;&quot;&quot;&quot;;[.B19];&quot;&quot;&quot;&quot;;&quot;: &quot;;&quot;{ &quot;&quot;id&quot;&quot;: &quot;;[.A19];&quot;, &quot;&quot;name&quot;&quot;: &quot;&quot;&quot;;[.B19];&quot;&quot;&quot;, &quot;&quot;isOptional&quot;&quot;: &quot;;[.C19];&quot;, },&quot;)" office:value-type="string" office:string-value="&quot;Anguis Cantus&quot;: { &quot;id&quot;: 0x14, &quot;name&quot;: &quot;Anguis Cantus&quot;, &quot;isOptional&quot;: 1, }," calcext:value-type="string">
            <text:p>"Anguis Cantus": { "id": 0x14, "name": "Anguis Cantus", "isOptional": 1, },</text:p>
          </table:table-cell>
        </table:table-row>
        <table:table-row table:style-name="ro1">
          <table:table-cell office:value-type="string" calcext:value-type="string">
            <text:p>0x16</text:p>
          </table:table-cell>
          <table:table-cell office:value-type="string" calcext:value-type="string">
            <text:p>Draco Cantus</text:p>
          </table:table-cell>
          <table:table-cell office:value-type="float" office:value="0" calcext:value-type="float">
            <text:p>0</text:p>
          </table:table-cell>
          <table:table-cell table:formula="of:=COM.MICROSOFT.CONCAT(&quot;&quot;&quot;&quot;;[.B20];&quot;&quot;&quot;&quot;;&quot;: &quot;;&quot;{ &quot;&quot;id&quot;&quot;: &quot;;[.A20];&quot;, &quot;&quot;name&quot;&quot;: &quot;&quot;&quot;;[.B20];&quot;&quot;&quot;, &quot;&quot;isOptional&quot;&quot;: &quot;;[.C20];&quot;, },&quot;)" office:value-type="string" office:string-value="&quot;Draco Cantus&quot;: { &quot;id&quot;: 0x16, &quot;name&quot;: &quot;Draco Cantus&quot;, &quot;isOptional&quot;: 0, }," calcext:value-type="string">
            <text:p>"Draco Cantus": { "id": 0x16, "name": "Draco Cantus", "isOptional": 0, },</text:p>
          </table:table-cell>
        </table:table-row>
        <table:table-row table:style-name="ro1">
          <table:table-cell office:value-type="string" calcext:value-type="string">
            <text:p>0x1a</text:p>
          </table:table-cell>
          <table:table-cell office:value-type="string" calcext:value-type="string">
            <text:p>Reaper Beat</text:p>
          </table:table-cell>
          <table:table-cell office:value-type="float" office:value="1" calcext:value-type="float">
            <text:p>1</text:p>
          </table:table-cell>
          <table:table-cell table:formula="of:=COM.MICROSOFT.CONCAT(&quot;&quot;&quot;&quot;;[.B21];&quot;&quot;&quot;&quot;;&quot;: &quot;;&quot;{ &quot;&quot;id&quot;&quot;: &quot;;[.A21];&quot;, &quot;&quot;name&quot;&quot;: &quot;&quot;&quot;;[.B21];&quot;&quot;&quot;, &quot;&quot;isOptional&quot;&quot;: &quot;;[.C21];&quot;, },&quot;)" office:value-type="string" office:string-value="&quot;Reaper Beat&quot;: { &quot;id&quot;: 0x1a, &quot;name&quot;: &quot;Reaper Beat&quot;, &quot;isOptional&quot;: 1, }," calcext:value-type="string">
            <text:p>"Reaper Beat": { "id": 0x1a, "name": "Reaper Beat", "isOptional": 1, },</text:p>
          </table:table-cell>
        </table:table-row>
        <table:table-row table:style-name="ro1">
          <table:table-cell office:value-type="string" calcext:value-type="string">
            <text:p>0x49</text:p>
          </table:table-cell>
          <table:table-cell office:value-type="string" calcext:value-type="string">
            <text:p>Progfox</text:p>
          </table:table-cell>
          <table:table-cell office:value-type="float" office:value="1" calcext:value-type="float">
            <text:p>1</text:p>
          </table:table-cell>
          <table:table-cell table:formula="of:=COM.MICROSOFT.CONCAT(&quot;&quot;&quot;&quot;;[.B22];&quot;&quot;&quot;&quot;;&quot;: &quot;;&quot;{ &quot;&quot;id&quot;&quot;: &quot;;[.A22];&quot;, &quot;&quot;name&quot;&quot;: &quot;&quot;&quot;;[.B22];&quot;&quot;&quot;, &quot;&quot;isOptional&quot;&quot;: &quot;;[.C22];&quot;, },&quot;)" office:value-type="string" office:string-value="&quot;Progfox&quot;: { &quot;id&quot;: 0x49, &quot;name&quot;: &quot;Progfox&quot;, &quot;isOptional&quot;: 1, }," calcext:value-type="string">
            <text:p>"Progfox": { "id": 0x49, "name": "Progfox", "isOptional": 1, },</text:p>
          </table:table-cell>
        </table:table-row>
        <table:table-row table:style-name="ro1">
          <table:table-cell office:value-type="string" calcext:value-type="string">
            <text:p>0x24</text:p>
          </table:table-cell>
          <table:table-cell office:value-type="string" calcext:value-type="string">
            <text:p>Grindcore Minks</text:p>
          </table:table-cell>
          <table:table-cell office:value-type="float" office:value="1" calcext:value-type="float">
            <text:p>1</text:p>
          </table:table-cell>
          <table:table-cell table:formula="of:=COM.MICROSOFT.CONCAT(&quot;&quot;&quot;&quot;;[.B23];&quot;&quot;&quot;&quot;;&quot;: &quot;;&quot;{ &quot;&quot;id&quot;&quot;: &quot;;[.A23];&quot;, &quot;&quot;name&quot;&quot;: &quot;&quot;&quot;;[.B23];&quot;&quot;&quot;, &quot;&quot;isOptional&quot;&quot;: &quot;;[.C23];&quot;, },&quot;)" office:value-type="string" office:string-value="&quot;Grindcore Minks&quot;: { &quot;id&quot;: 0x24, &quot;name&quot;: &quot;Grindcore Minks&quot;, &quot;isOptional&quot;: 1, }," calcext:value-type="string">
            <text:p>"Grindcore Minks": { "id": 0x24, "name": "Grindcore Minks", "isOptional": 1, },</text:p>
          </table:table-cell>
        </table:table-row>
        <table:table-row table:style-name="ro1">
          <table:table-cell office:value-type="string" calcext:value-type="string">
            <text:p>0x30</text:p>
          </table:table-cell>
          <table:table-cell office:value-type="string" calcext:value-type="string">
            <text:p>Woolly AOR</text:p>
          </table:table-cell>
          <table:table-cell office:value-type="float" office:value="1" calcext:value-type="float">
            <text:p>1</text:p>
          </table:table-cell>
          <table:table-cell table:formula="of:=COM.MICROSOFT.CONCAT(&quot;&quot;&quot;&quot;;[.B24];&quot;&quot;&quot;&quot;;&quot;: &quot;;&quot;{ &quot;&quot;id&quot;&quot;: &quot;;[.A24];&quot;, &quot;&quot;name&quot;&quot;: &quot;&quot;&quot;;[.B24];&quot;&quot;&quot;, &quot;&quot;isOptional&quot;&quot;: &quot;;[.C24];&quot;, },&quot;)" office:value-type="string" office:string-value="&quot;Woolly AOR&quot;: { &quot;id&quot;: 0x30, &quot;name&quot;: &quot;Woolly AOR&quot;, &quot;isOptional&quot;: 1, }," calcext:value-type="string">
            <text:p>"Woolly AOR": { "id": 0x30, "name": "Woolly AOR", "isOptional": 1, },</text:p>
          </table:table-cell>
        </table:table-row>
        <table:table-row table:style-name="ro1">
          <table:table-cell office:value-type="string" calcext:value-type="string">
            <text:p>0x31</text:p>
          </table:table-cell>
          <table:table-cell office:value-type="string" calcext:value-type="string">
            <text:p>Goth Metal Drake</text:p>
          </table:table-cell>
          <table:table-cell office:value-type="float" office:value="1" calcext:value-type="float">
            <text:p>1</text:p>
          </table:table-cell>
          <table:table-cell table:formula="of:=COM.MICROSOFT.CONCAT(&quot;&quot;&quot;&quot;;[.B25];&quot;&quot;&quot;&quot;;&quot;: &quot;;&quot;{ &quot;&quot;id&quot;&quot;: &quot;;[.A25];&quot;, &quot;&quot;name&quot;&quot;: &quot;&quot;&quot;;[.B25];&quot;&quot;&quot;, &quot;&quot;isOptional&quot;&quot;: &quot;;[.C25];&quot;, },&quot;)" office:value-type="string" office:string-value="&quot;Goth Metal Drake&quot;: { &quot;id&quot;: 0x31, &quot;name&quot;: &quot;Goth Metal Drake&quot;, &quot;isOptional&quot;: 1, }," calcext:value-type="string">
            <text:p>"Goth Metal Drake": { "id": 0x31, "name": "Goth Metal Drake", "isOptional": 1, },</text:p>
          </table:table-cell>
        </table:table-row>
        <table:table-row table:style-name="ro1">
          <table:table-cell office:value-type="string" calcext:value-type="string">
            <text:p>0x20</text:p>
          </table:table-cell>
          <table:table-cell office:value-type="string" calcext:value-type="string">
            <text:p>Panthera Cantus</text:p>
          </table:table-cell>
          <table:table-cell office:value-type="float" office:value="1" calcext:value-type="float">
            <text:p>1</text:p>
          </table:table-cell>
          <table:table-cell table:formula="of:=COM.MICROSOFT.CONCAT(&quot;&quot;&quot;&quot;;[.B26];&quot;&quot;&quot;&quot;;&quot;: &quot;;&quot;{ &quot;&quot;id&quot;&quot;: &quot;;[.A26];&quot;, &quot;&quot;name&quot;&quot;: &quot;&quot;&quot;;[.B26];&quot;&quot;&quot;, &quot;&quot;isOptional&quot;&quot;: &quot;;[.C26];&quot;, },&quot;)" office:value-type="string" office:string-value="&quot;Panthera Cantus&quot;: { &quot;id&quot;: 0x20, &quot;name&quot;: &quot;Panthera Cantus&quot;, &quot;isOptional&quot;: 1, }," calcext:value-type="string">
            <text:p>"Panthera Cantus": { "id": 0x20, "name": "Panthera Cantus", "isOptional": 1, },</text:p>
          </table:table-cell>
        </table:table-row>
        <table:table-row table:style-name="ro1">
          <table:table-cell table:number-columns-repeated="3"/>
          <table:table-cell table:formula="of:=COM.MICROSOFT.CONCAT(&quot;&quot;&quot;&quot;;[.B27];&quot;&quot;&quot;&quot;;&quot;: &quot;;&quot;{ &quot;&quot;id&quot;&quot;: &quot;;[.A27];&quot;, &quot;&quot;name&quot;&quot;: &quot;&quot;&quot;;[.B27];&quot;&quot;&quot;, &quot;&quot;isOptional&quot;&quot;: &quot;;[.C27];&quot;, },&quot;)" office:value-type="string" office:string-value="&quot;&quot;: { &quot;id&quot;: , &quot;name&quot;: &quot;&quot;, &quot;isOptional&quot;: , }," calcext:value-type="string">
            <text:p>"": { "id": , "name": "", "isOptional": , },</text:p>
          </table:table-cell>
        </table:table-row>
        <table:table-row table:style-name="ro1">
          <table:table-cell table:number-columns-repeated="3"/>
          <table:table-cell table:formula="of:=COM.MICROSOFT.CONCAT(&quot;&quot;&quot;&quot;;[.B28];&quot;&quot;&quot;&quot;;&quot;: &quot;;&quot;{ &quot;&quot;id&quot;&quot;: &quot;;[.A28];&quot;, &quot;&quot;name&quot;&quot;: &quot;&quot;&quot;;[.B28];&quot;&quot;&quot;, &quot;&quot;isOptional&quot;&quot;: &quot;;[.C28];&quot;, },&quot;)" office:value-type="string" office:string-value="&quot;&quot;: { &quot;id&quot;: , &quot;name&quot;: &quot;&quot;, &quot;isOptional&quot;: , }," calcext:value-type="string">
            <text:p>"": { "id": , "name": "", "isOptional": , },</text:p>
          </table:table-cell>
        </table:table-row>
        <table:table-row table:style-name="ro1">
          <table:table-cell table:number-columns-repeated="3"/>
          <table:table-cell table:formula="of:=COM.MICROSOFT.CONCAT(&quot;&quot;&quot;&quot;;[.B29];&quot;&quot;&quot;&quot;;&quot;: &quot;;&quot;{ &quot;&quot;id&quot;&quot;: &quot;;[.A29];&quot;, &quot;&quot;name&quot;&quot;: &quot;&quot;&quot;;[.B29];&quot;&quot;&quot;, &quot;&quot;isOptional&quot;&quot;: &quot;;[.C29];&quot;, },&quot;)" office:value-type="string" office:string-value="&quot;&quot;: { &quot;id&quot;: , &quot;name&quot;: &quot;&quot;, &quot;isOptional&quot;: , }," calcext:value-type="string">
            <text:p>"": { "id": , "name": "", "isOptional": , },</text:p>
          </table:table-cell>
        </table:table-row>
      </table:table>
      <table:table table:name="Threads" table:style-name="ta1">
        <office:forms form:automatic-focus="false" form:apply-design-mode="false"/>
        <table:table-column table:style-name="co1" table:default-cell-style-name="ce7"/>
        <table:table-column table:style-name="co1" table:number-columns-repeated="13" table:default-cell-style-name="ce6"/>
        <table:table-column table:style-name="co12" table:default-cell-style-name="ce7"/>
        <table:table-column table:style-name="co1" table:number-columns-repeated="3" table:default-cell-style-name="ce6"/>
        <table:table-column table:style-name="co1" table:default-cell-style-name="Default"/>
        <table:table-row table:style-name="ro1">
          <table:table-cell office:value-type="string" calcext:value-type="string">
            <text:p>ID</text:p>
          </table:table-cell>
          <table:table-cell table:style-name="ce2" office:value-type="string" calcext:value-type="string">
            <text:p>#</text:p>
          </table:table-cell>
          <table:table-cell table:style-name="ce2" office:value-type="string" calcext:value-type="string">
            <text:p><text:a xlink:href="../../../../../../../wiki/Property:Title" xlink:type="simple">Title</text:a></text:p>
          </table:table-cell>
          <table:table-cell table:style-name="ce1" office:value-type="string" calcext:value-type="string">
            <text:p><text:a xlink:href="../../../../../../../wiki/Property:Brand" xlink:type="simple">Brand</text:a></text:p>
          </table:table-cell>
          <table:table-cell table:style-name="ce1" office:value-type="string" calcext:value-type="string">
            <text:p><text:a xlink:href="../../../../../../../wiki/Property:Threads_slot" xlink:type="simple">Threads slot</text:a></text:p>
          </table:table-cell>
          <table:table-cell table:style-name="ce1" office:value-type="string" calcext:value-type="string">
            <text:p><text:a xlink:href="../../../../../../../wiki/Property:ATK_bonus" xlink:type="simple">ATK bonus</text:a></text:p>
          </table:table-cell>
          <table:table-cell table:style-name="ce1" office:value-type="string" calcext:value-type="string">
            <text:p><text:a xlink:href="../../../../../../../wiki/Property:DEF_bonus" xlink:type="simple">DEF bonus</text:a></text:p>
          </table:table-cell>
          <table:table-cell table:style-name="ce1" office:value-type="string" calcext:value-type="string">
            <text:p><text:a xlink:href="../../../../../../../wiki/Property:HP_bonus" xlink:type="simple">HP bonus</text:a></text:p>
          </table:table-cell>
          <table:table-cell table:style-name="ce1" office:value-type="string" calcext:value-type="string">
            <text:p><text:a xlink:href="../../../../../../../wiki/Property:BRV_req" xlink:type="simple">BRV req</text:a></text:p>
          </table:table-cell>
          <table:table-cell table:style-name="ce1" office:value-type="string" calcext:value-type="string">
            <text:p><text:a xlink:href="../../../../../../../wiki/Property:Ability_name" xlink:type="simple">Ability name</text:a></text:p>
          </table:table-cell>
          <table:table-cell table:style-name="ce1" office:value-type="string" calcext:value-type="string">
            <text:p><text:a xlink:href="../../../../../../../wiki/Property:Ability_equipper" xlink:type="simple">Ability equipper</text:a></text:p>
          </table:table-cell>
          <table:table-cell table:style-name="ce2" office:value-type="string" calcext:value-type="string">
            <text:p><text:a xlink:href="../../../../../../../wiki/Property:Ability_text" xlink:type="simple">Ability text</text:a></text:p>
          </table:table-cell>
          <table:table-cell table:style-name="ce2" office:value-type="string" calcext:value-type="string">
            <text:p><text:a xlink:href="../../../../../../../wiki/Property:Sold_by" xlink:type="simple">Sold by</text:a></text:p>
          </table:table-cell>
          <table:table-cell table:style-name="ce2" office:value-type="string" calcext:value-type="string">
            <text:p><text:a xlink:href="../../../../../../../wiki/Property:Price" xlink:type="simple">Price</text:a></text:p>
          </table:table-cell>
          <table:table-cell table:style-name="ce2" office:value-type="string" calcext:value-type="string">
            <text:p><text:a xlink:href="../../../../../../../wiki/Property:Secret_report_event" xlink:type="simple">Secret report event</text:a></text:p>
          </table:table-cell>
          <table:table-cell table:style-name="ce2" office:value-type="string" calcext:value-type="string">
            <text:p><text:a xlink:href="../../../../../../../wiki/Property:Ability_unlocker" xlink:type="simple">Ability unlocker</text:a></text:p>
          </table:table-cell>
          <table:table-cell table:style-name="ce2" office:value-type="string" calcext:value-type="string">
            <text:p><text:a xlink:href="../../../../../../../wiki/Property:Info_text" xlink:type="simple">Info text</text:a></text:p>
          </table:table-cell>
          <table:table-cell table:style-name="ce2" office:value-type="string" calcext:value-type="string">
            <text:p>Jinxed?</text:p>
          </table:table-cell>
          <table:table-cell office:value-type="string" calcext:value-type="string">
            <text:p>JSON</text:p>
          </table:table-cell>
        </table:table-row>
        <table:table-row table:style-name="ro19">
          <table:table-cell table:formula="of:=COM.MICROSOFT.CONCAT(&quot;0x&quot;; DEC2HEX(ROW() + 302))" office:value-type="string" office:string-value="0x130" calcext:value-type="string">
            <text:p>0x130</text:p>
          </table:table-cell>
          <table:table-cell office:value-type="float" office:value="1" calcext:value-type="float">
            <text:p>1</text:p>
          </table:table-cell>
          <table:table-cell office:value-type="string" calcext:value-type="string">
            <text:p><text:a xlink:href="../../../../../../../wiki/M_Cap" xlink:type="simple">M Cap</text:a></text:p>
          </table:table-cell>
          <table:table-cell office:value-type="string" calcext:value-type="string">
            <text:p><text:a xlink:href="../../../../../../../wiki/Mus_Rattus" xlink:type="simple">Mus Rattus</text:a></text:p>
          </table:table-cell>
          <table:table-cell office:value-type="string" calcext:value-type="string">
            <text:p>Headwear</text:p>
          </table:table-cell>
          <table:table-cell office:value-type="float" office:value="2" calcext:value-type="float">
            <text:p>2</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210</text:p>
          </table:table-cell>
          <table:table-cell/>
          <table:table-cell office:value-type="string" calcext:value-type="string">
            <text:p>Mus Rattus III - Cadoi City (FSG Lvl 1)</text:p>
          </table:table-cell>
          <table:table-cell office:value-type="string" calcext:value-type="string">
            <text:p>This baseball cap bears an "M" patch. A study in simplicity that goes well with anything.</text:p>
          </table:table-cell>
          <table:table-cell office:value-type="float" office:value="0" calcext:value-type="float">
            <text:p>0</text:p>
          </table:table-cell>
          <table:table-cell table:formula="of:=COM.MICROSOFT.CONCAT([.A2];&quot;: &quot;;&quot;{ &quot;&quot;id&quot;&quot;: &quot;;[.A2];&quot;, &quot;&quot;name&quot;&quot;: &quot;&quot;&quot;;[.C2];&quot;&quot;&quot;, &quot;&quot;brand&quot;&quot;: &quot;&quot;&quot;;[.D2];&quot;&quot;&quot;, &quot;&quot;ability&quot;&quot;: &quot;&quot;&quot;;[.J2];&quot;&quot;&quot;, },&quot;)" office:value-type="string" office:string-value="0x130: { &quot;id&quot;: 0x130, &quot;name&quot;: &quot;M Cap&quot;, &quot;brand&quot;: &quot;Mus Rattus&quot;, &quot;ability&quot;: &quot;Combo Branch +1&quot;, }," calcext:value-type="string">
            <text:p>0x130: { "id": 0x130, "name": "M Cap", "brand": "Mus Rattus", "ability": "Combo Branch +1", },</text:p>
          </table:table-cell>
        </table:table-row>
        <table:table-row table:style-name="ro20">
          <table:table-cell table:formula="of:=COM.MICROSOFT.CONCAT(&quot;0x&quot;; DEC2HEX(ROW() + 302))" office:value-type="string" office:string-value="0x131" calcext:value-type="string">
            <text:p>0x131</text:p>
          </table:table-cell>
          <table:table-cell office:value-type="float" office:value="2" calcext:value-type="float">
            <text:p>2</text:p>
          </table:table-cell>
          <table:table-cell office:value-type="string" calcext:value-type="string">
            <text:p><text:a xlink:href="../../../../../../../wiki/Yellow_Tee" xlink:type="simple">Yellow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Mus Rattus II - Molco</text:p>
            <text:p>Mus Rattus IV - Shibukyu Main Store</text:p>
            <text:p>Shibu-Q Heads 1F - Shibu-Q Heads</text:p>
          </table:table-cell>
          <table:table-cell office:value-type="string" calcext:value-type="string">
            <text:p>¥390</text:p>
          </table:table-cell>
          <table:table-cell/>
          <table:table-cell office:value-type="string" calcext:value-type="string">
            <text:p>Shibu-Q Heads 1F - Shibu-Q Heads (FSG Lvl 2)</text:p>
          </table:table-cell>
          <table:table-cell office:value-type="string" calcext:value-type="string">
            <text:p>A solid color with solid construction, this all-terrain tee features the brand's unique weave that wicks away moisture.</text:p>
          </table:table-cell>
          <table:table-cell office:value-type="float" office:value="0" calcext:value-type="float">
            <text:p>0</text:p>
          </table:table-cell>
          <table:table-cell table:formula="of:=COM.MICROSOFT.CONCAT([.A3];&quot;: &quot;;&quot;{ &quot;&quot;id&quot;&quot;: &quot;;[.A3];&quot;, &quot;&quot;name&quot;&quot;: &quot;&quot;&quot;;[.C3];&quot;&quot;&quot;, &quot;&quot;brand&quot;&quot;: &quot;&quot;&quot;;[.D3];&quot;&quot;&quot;, &quot;&quot;ability&quot;&quot;: &quot;&quot;&quot;;[.J3];&quot;&quot;&quot;, },&quot;)" office:value-type="string" office:string-value="0x131: { &quot;id&quot;: 0x131, &quot;name&quot;: &quot;Yellow Tee&quot;, &quot;brand&quot;: &quot;Mus Rattus&quot;, &quot;ability&quot;: &quot;No Obstacles&quot;, }," calcext:value-type="string">
            <text:p>0x131: { "id": 0x131, "name": "Yellow Tee", "brand": "Mus Rattus", "ability": "No Obstacles", },</text:p>
          </table:table-cell>
        </table:table-row>
        <table:table-row table:style-name="ro19">
          <table:table-cell table:formula="of:=COM.MICROSOFT.CONCAT(&quot;0x&quot;; DEC2HEX(ROW() + 302))" office:value-type="string" office:string-value="0x132" calcext:value-type="string">
            <text:p>0x132</text:p>
          </table:table-cell>
          <table:table-cell office:value-type="float" office:value="3" calcext:value-type="float">
            <text:p>3</text:p>
          </table:table-cell>
          <table:table-cell office:value-type="string" calcext:value-type="string">
            <text:p><text:a xlink:href="../../../../../../../wiki/Mowzy_Tee_(Red)" xlink:type="simple">Mowzy Tee (Red)</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780</text:p>
          </table:table-cell>
          <table:table-cell/>
          <table:table-cell office:value-type="string" calcext:value-type="string">
            <text:p>Mus Rattus III - Cadoi City (FSG Lvl 2)</text:p>
          </table:table-cell>
          <table:table-cell office:value-type="string" calcext:value-type="string">
            <text:p>Mus Rattus mascot Mowzy adorns this vibrant tee, sure to attract attention year-round.</text:p>
          </table:table-cell>
          <table:table-cell office:value-type="float" office:value="0" calcext:value-type="float">
            <text:p>0</text:p>
          </table:table-cell>
          <table:table-cell table:formula="of:=COM.MICROSOFT.CONCAT([.A4];&quot;: &quot;;&quot;{ &quot;&quot;id&quot;&quot;: &quot;;[.A4];&quot;, &quot;&quot;name&quot;&quot;: &quot;&quot;&quot;;[.C4];&quot;&quot;&quot;, &quot;&quot;brand&quot;&quot;: &quot;&quot;&quot;;[.D4];&quot;&quot;&quot;, &quot;&quot;ability&quot;&quot;: &quot;&quot;&quot;;[.J4];&quot;&quot;&quot;, },&quot;)" office:value-type="string" office:string-value="0x132: { &quot;id&quot;: 0x132, &quot;name&quot;: &quot;Mowzy Tee (Red)&quot;, &quot;brand&quot;: &quot;Mus Rattus&quot;, &quot;ability&quot;: &quot;Slower Puck I&quot;, }," calcext:value-type="string">
            <text:p>0x132: { "id": 0x132, "name": "Mowzy Tee (Red)", "brand": "Mus Rattus", "ability": "Slower Puck I", },</text:p>
          </table:table-cell>
        </table:table-row>
        <table:table-row table:style-name="ro19">
          <table:table-cell table:formula="of:=COM.MICROSOFT.CONCAT(&quot;0x&quot;; DEC2HEX(ROW() + 302))" office:value-type="string" office:string-value="0x133" calcext:value-type="string">
            <text:p>0x133</text:p>
          </table:table-cell>
          <table:table-cell office:value-type="float" office:value="4" calcext:value-type="float">
            <text:p>4</text:p>
          </table:table-cell>
          <table:table-cell office:value-type="string" calcext:value-type="string">
            <text:p><text:a xlink:href="../../../../../../../wiki/Mint_Polo" xlink:type="simple">Mint Polo</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6" calcext:value-type="float">
            <text:p>6</text:p>
          </table:table-cell>
          <table:table-cell office:value-type="float" office:value="10" calcext:value-type="float">
            <text:p>10</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ick in play a little longer before it disappears.</text:p>
          </table:table-cell>
          <table:table-cell office:value-type="string" calcext:value-type="string">
            <text:p>Mus Rattus II - Molco</text:p>
            <text:p>Mus Rattus III - Cadoi City</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V - Shibukyu Main Store (FSG Lvl 2)</text:p>
          </table:table-cell>
          <table:table-cell office:value-type="string" calcext:value-type="string">
            <text:p>Sure to go with everything, this simple short-sleeve polo uses a new negative ion-emitting fabric in a breezy mint hue.</text:p>
          </table:table-cell>
          <table:table-cell office:value-type="float" office:value="0" calcext:value-type="float">
            <text:p>0</text:p>
          </table:table-cell>
          <table:table-cell table:formula="of:=COM.MICROSOFT.CONCAT([.A5];&quot;: &quot;;&quot;{ &quot;&quot;id&quot;&quot;: &quot;;[.A5];&quot;, &quot;&quot;name&quot;&quot;: &quot;&quot;&quot;;[.C5];&quot;&quot;&quot;, &quot;&quot;brand&quot;&quot;: &quot;&quot;&quot;;[.D5];&quot;&quot;&quot;, &quot;&quot;ability&quot;&quot;: &quot;&quot;&quot;;[.J5];&quot;&quot;&quot;, },&quot;)" office:value-type="string" office:string-value="0x133: { &quot;id&quot;: 0x133, &quot;name&quot;: &quot;Mint Polo&quot;, &quot;brand&quot;: &quot;Mus Rattus&quot;, &quot;ability&quot;: &quot;Hold that Puck I&quot;, }," calcext:value-type="string">
            <text:p>0x133: { "id": 0x133, "name": "Mint Polo", "brand": "Mus Rattus", "ability": "Hold that Puck I", },</text:p>
          </table:table-cell>
        </table:table-row>
        <table:table-row table:style-name="ro20">
          <table:table-cell table:formula="of:=COM.MICROSOFT.CONCAT(&quot;0x&quot;; DEC2HEX(ROW() + 302))" office:value-type="string" office:string-value="0x134" calcext:value-type="string">
            <text:p>0x134</text:p>
          </table:table-cell>
          <table:table-cell office:value-type="float" office:value="5" calcext:value-type="float">
            <text:p>5</text:p>
          </table:table-cell>
          <table:table-cell office:value-type="string" calcext:value-type="string">
            <text:p><text:a xlink:href="../../../../../../../wiki/Runner%27s_Tank" xlink:type="simple">Runner's Tan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Mus Rattus I - 104</text:p>
            <text:p>Mus Rattus III - Cadoi City</text:p>
            <text:p>Shibu-Q Heads 2F - Shibu-Q Heads</text:p>
          </table:table-cell>
          <table:table-cell office:value-type="string" calcext:value-type="string">
            <text:p>¥375</text:p>
          </table:table-cell>
          <table:table-cell/>
          <table:table-cell office:value-type="string" calcext:value-type="string">
            <text:p>Mus Rattus III - Cadoi City (FSG Lvl 1)</text:p>
          </table:table-cell>
          <table:table-cell office:value-type="string" calcext:value-type="string">
            <text:p>Reasonably durable, if a bit dreary, this runner's tank sits back and lets the wearer's style do the talking. Best on a buff bod.</text:p>
          </table:table-cell>
          <table:table-cell office:value-type="float" office:value="0" calcext:value-type="float">
            <text:p>0</text:p>
          </table:table-cell>
          <table:table-cell table:formula="of:=COM.MICROSOFT.CONCAT([.A6];&quot;: &quot;;&quot;{ &quot;&quot;id&quot;&quot;: &quot;;[.A6];&quot;, &quot;&quot;name&quot;&quot;: &quot;&quot;&quot;;[.C6];&quot;&quot;&quot;, &quot;&quot;brand&quot;&quot;: &quot;&quot;&quot;;[.D6];&quot;&quot;&quot;, &quot;&quot;ability&quot;&quot;: &quot;&quot;&quot;;[.J6];&quot;&quot;&quot;, },&quot;)" office:value-type="string" office:string-value="0x134: { &quot;id&quot;: 0x134, &quot;name&quot;: &quot;Runner's Tank&quot;, &quot;brand&quot;: &quot;Mus Rattus&quot;, &quot;ability&quot;: &quot;More Defense Breaks I&quot;, }," calcext:value-type="string">
            <text:p>0x134: { "id": 0x134, "name": "Runner's Tank", "brand": "Mus Rattus", "ability": "More Defense Breaks I", },</text:p>
          </table:table-cell>
        </table:table-row>
        <table:table-row table:style-name="ro19">
          <table:table-cell table:formula="of:=COM.MICROSOFT.CONCAT(&quot;0x&quot;; DEC2HEX(ROW() + 302))" office:value-type="string" office:string-value="0x135" calcext:value-type="string">
            <text:p>0x135</text:p>
          </table:table-cell>
          <table:table-cell office:value-type="float" office:value="6" calcext:value-type="float">
            <text:p>6</text:p>
          </table:table-cell>
          <table:table-cell office:value-type="string" calcext:value-type="string">
            <text:p><text:a xlink:href="../../../../../../../wiki/Mowzy_Sweatshirt" xlink:type="simple">Mowzy Sweatshirt</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Mus Rattus I - 104</text:p>
            <text:p>Mus Rattus II - Molco</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 - 104 (FSG Lvl 1)</text:p>
          </table:table-cell>
          <table:table-cell office:value-type="string" calcext:value-type="string">
            <text:p>Mus Rattus mascot Mowzy livens up this calm blue sweatshirt. It's the perfect choice for turning heads on a chilly day.</text:p>
          </table:table-cell>
          <table:table-cell office:value-type="float" office:value="0" calcext:value-type="float">
            <text:p>0</text:p>
          </table:table-cell>
          <table:table-cell table:formula="of:=COM.MICROSOFT.CONCAT([.A7];&quot;: &quot;;&quot;{ &quot;&quot;id&quot;&quot;: &quot;;[.A7];&quot;, &quot;&quot;name&quot;&quot;: &quot;&quot;&quot;;[.C7];&quot;&quot;&quot;, &quot;&quot;brand&quot;&quot;: &quot;&quot;&quot;;[.D7];&quot;&quot;&quot;, &quot;&quot;ability&quot;&quot;: &quot;&quot;&quot;;[.J7];&quot;&quot;&quot;, },&quot;)" office:value-type="string" office:string-value="0x135: { &quot;id&quot;: 0x135, &quot;name&quot;: &quot;Mowzy Sweatshirt&quot;, &quot;brand&quot;: &quot;Mus Rattus&quot;, &quot;ability&quot;: &quot;Shiki: Nag-free Escape&quot;, }," calcext:value-type="string">
            <text:p>0x135: { "id": 0x135, "name": "Mowzy Sweatshirt", "brand": "Mus Rattus", "ability": "Shiki: Nag-free Escape", },</text:p>
          </table:table-cell>
        </table:table-row>
        <table:table-row table:style-name="ro19">
          <table:table-cell table:formula="of:=COM.MICROSOFT.CONCAT(&quot;0x&quot;; DEC2HEX(ROW() + 302))" office:value-type="string" office:string-value="0x136" calcext:value-type="string">
            <text:p>0x136</text:p>
          </table:table-cell>
          <table:table-cell office:value-type="float" office:value="7" calcext:value-type="float">
            <text:p>7</text:p>
          </table:table-cell>
          <table:table-cell office:value-type="string" calcext:value-type="string">
            <text:p><text:a xlink:href="../../../../../../../wiki/Brown_Baby_Tee" xlink:type="simple">Brown Baby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II - Cadoi City</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V - Shibukyu Main Store (FSG Lvl 1)</text:p>
          </table:table-cell>
          <table:table-cell office:value-type="string" calcext:value-type="string">
            <text:p>Slimmer in silhouette than your average tee, this simple brown number flatters the figure while still going with most anything.</text:p>
          </table:table-cell>
          <table:table-cell office:value-type="float" office:value="0" calcext:value-type="float">
            <text:p>0</text:p>
          </table:table-cell>
          <table:table-cell table:formula="of:=COM.MICROSOFT.CONCAT([.A8];&quot;: &quot;;&quot;{ &quot;&quot;id&quot;&quot;: &quot;;[.A8];&quot;, &quot;&quot;name&quot;&quot;: &quot;&quot;&quot;;[.C8];&quot;&quot;&quot;, &quot;&quot;brand&quot;&quot;: &quot;&quot;&quot;;[.D8];&quot;&quot;&quot;, &quot;&quot;ability&quot;&quot;: &quot;&quot;&quot;;[.J8];&quot;&quot;&quot;, },&quot;)" office:value-type="string" office:string-value="0x136: { &quot;id&quot;: 0x136, &quot;name&quot;: &quot;Brown Baby Tee&quot;, &quot;brand&quot;: &quot;Mus Rattus&quot;, &quot;ability&quot;: &quot;Combo Panel -1&quot;, }," calcext:value-type="string">
            <text:p>0x136: { "id": 0x136, "name": "Brown Baby Tee", "brand": "Mus Rattus", "ability": "Combo Panel -1", },</text:p>
          </table:table-cell>
        </table:table-row>
        <table:table-row table:style-name="ro20">
          <table:table-cell table:formula="of:=COM.MICROSOFT.CONCAT(&quot;0x&quot;; DEC2HEX(ROW() + 302))" office:value-type="string" office:string-value="0x137" calcext:value-type="string">
            <text:p>0x137</text:p>
          </table:table-cell>
          <table:table-cell office:value-type="float" office:value="8" calcext:value-type="float">
            <text:p>8</text:p>
          </table:table-cell>
          <table:table-cell office:value-type="string" calcext:value-type="string">
            <text:p><text:a xlink:href="../../../../../../../wiki/Pink_Blouse" xlink:type="simple">Pink Blous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8" calcext:value-type="float">
            <text:p>8</text:p>
          </table:table-cell>
          <table:table-cell office:value-type="float" office:value="60" calcext:value-type="float">
            <text:p>6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 - Molco</text:p>
            <text:p>Mus Rattus III - Cadoi City</text:p>
            <text:p>Shibu-Q Heads 3F - Shibu-Q Heads</text:p>
          </table:table-cell>
          <table:table-cell office:value-type="string" calcext:value-type="string">
            <text:p>¥1980</text:p>
          </table:table-cell>
          <table:table-cell/>
          <table:table-cell office:value-type="string" calcext:value-type="string">
            <text:p>Mus Rattus II - Molco (FSG Lvl 5)</text:p>
          </table:table-cell>
          <table:table-cell office:value-type="string" calcext:value-type="string">
            <text:p>A simple top easily worked into any outfit. This pink wonder has you covered at the office or on a weekend jaunt.</text:p>
          </table:table-cell>
          <table:table-cell office:value-type="float" office:value="0" calcext:value-type="float">
            <text:p>0</text:p>
          </table:table-cell>
          <table:table-cell table:formula="of:=COM.MICROSOFT.CONCAT([.A9];&quot;: &quot;;&quot;{ &quot;&quot;id&quot;&quot;: &quot;;[.A9];&quot;, &quot;&quot;name&quot;&quot;: &quot;&quot;&quot;;[.C9];&quot;&quot;&quot;, &quot;&quot;brand&quot;&quot;: &quot;&quot;&quot;;[.D9];&quot;&quot;&quot;, &quot;&quot;ability&quot;&quot;: &quot;&quot;&quot;;[.J9];&quot;&quot;&quot;, },&quot;)" office:value-type="string" office:string-value="0x137: { &quot;id&quot;: 0x137, &quot;name&quot;: &quot;Pink Blouse&quot;, &quot;brand&quot;: &quot;Mus Rattus&quot;, &quot;ability&quot;: &quot;More HP Drains I&quot;, }," calcext:value-type="string">
            <text:p>0x137: { "id": 0x137, "name": "Pink Blouse", "brand": "Mus Rattus", "ability": "More HP Drains I", },</text:p>
          </table:table-cell>
        </table:table-row>
        <table:table-row table:style-name="ro19">
          <table:table-cell table:formula="of:=COM.MICROSOFT.CONCAT(&quot;0x&quot;; DEC2HEX(ROW() + 302))" office:value-type="string" office:string-value="0x138" calcext:value-type="string">
            <text:p>0x138</text:p>
          </table:table-cell>
          <table:table-cell office:value-type="float" office:value="9" calcext:value-type="float">
            <text:p>9</text:p>
          </table:table-cell>
          <table:table-cell office:value-type="string" calcext:value-type="string">
            <text:p><text:a xlink:href="../../../../../../../wiki/Peach_Turtleneck" xlink:type="simple">Peach Turtlenec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0" calcext:value-type="float">
            <text:p>10</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 - 104</text:p>
            <text:p>Mus Rattus II - Molco</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 - 104 (FSG Lvl 1)</text:p>
          </table:table-cell>
          <table:table-cell office:value-type="string" calcext:value-type="string">
            <text:p>Mid-length sleeves make this turtleneck a bit awkward in any weather. Hot or cold, you'll just have to suffer for fashion.</text:p>
          </table:table-cell>
          <table:table-cell office:value-type="float" office:value="0" calcext:value-type="float">
            <text:p>0</text:p>
          </table:table-cell>
          <table:table-cell table:formula="of:=COM.MICROSOFT.CONCAT([.A10];&quot;: &quot;;&quot;{ &quot;&quot;id&quot;&quot;: &quot;;[.A10];&quot;, &quot;&quot;name&quot;&quot;: &quot;&quot;&quot;;[.C10];&quot;&quot;&quot;, &quot;&quot;brand&quot;&quot;: &quot;&quot;&quot;;[.D10];&quot;&quot;&quot;, &quot;&quot;ability&quot;&quot;: &quot;&quot;&quot;;[.J10];&quot;&quot;&quot;, },&quot;)" office:value-type="string" office:string-value="0x138: { &quot;id&quot;: 0x138, &quot;name&quot;: &quot;Peach Turtleneck&quot;, &quot;brand&quot;: &quot;Mus Rattus&quot;, &quot;ability&quot;: &quot;Faster Puck I&quot;, }," calcext:value-type="string">
            <text:p>0x138: { "id": 0x138, "name": "Peach Turtleneck", "brand": "Mus Rattus", "ability": "Faster Puck I", },</text:p>
          </table:table-cell>
        </table:table-row>
        <table:table-row table:style-name="ro15">
          <table:table-cell table:formula="of:=COM.MICROSOFT.CONCAT(&quot;0x&quot;; DEC2HEX(ROW() + 302))" office:value-type="string" office:string-value="0x139" calcext:value-type="string">
            <text:p>0x139</text:p>
          </table:table-cell>
          <table:table-cell office:value-type="float" office:value="10" calcext:value-type="float">
            <text:p>10</text:p>
          </table:table-cell>
          <table:table-cell office:value-type="string" calcext:value-type="string">
            <text:p><text:a xlink:href="../../../../../../../wiki/Classic_Jeans" xlink:type="simple">Classic Jean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Mus Rattus II - Molco</text:p>
            <text:p>Mus Rattus III - Cadoi City</text:p>
            <text:p>Mus Rattus IV - Shibukyu Main Store</text:p>
          </table:table-cell>
          <table:table-cell office:value-type="string" calcext:value-type="string">
            <text:p>¥3990</text:p>
          </table:table-cell>
          <table:table-cell/>
          <table:table-cell office:value-type="string" calcext:value-type="string">
            <text:p>Shibu-Q Heads 1F - Shibu-Q Heads (FSG Lvl 2)</text:p>
          </table:table-cell>
          <table:table-cell office:value-type="string" calcext:value-type="string">
            <text:p>Made of a relatively flimsy denim, these pants are reasonable for the price, but there's no hiding cheap jeans...</text:p>
          </table:table-cell>
          <table:table-cell office:value-type="float" office:value="0" calcext:value-type="float">
            <text:p>0</text:p>
          </table:table-cell>
          <table:table-cell table:formula="of:=COM.MICROSOFT.CONCAT([.A11];&quot;: &quot;;&quot;{ &quot;&quot;id&quot;&quot;: &quot;;[.A11];&quot;, &quot;&quot;name&quot;&quot;: &quot;&quot;&quot;;[.C11];&quot;&quot;&quot;, &quot;&quot;brand&quot;&quot;: &quot;&quot;&quot;;[.D11];&quot;&quot;&quot;, &quot;&quot;ability&quot;&quot;: &quot;&quot;&quot;;[.J11];&quot;&quot;&quot;, },&quot;)" office:value-type="string" office:string-value="0x139: { &quot;id&quot;: 0x139, &quot;name&quot;: &quot;Classic Jeans&quot;, &quot;brand&quot;: &quot;Mus Rattus&quot;, &quot;ability&quot;: &quot;More Attack Breaks I&quot;, }," calcext:value-type="string">
            <text:p>0x139: { "id": 0x139, "name": "Classic Jeans", "brand": "Mus Rattus", "ability": "More Attack Breaks I", },</text:p>
          </table:table-cell>
        </table:table-row>
        <table:table-row table:style-name="ro15">
          <table:table-cell table:formula="of:=COM.MICROSOFT.CONCAT(&quot;0x&quot;; DEC2HEX(ROW() + 302))" office:value-type="string" office:string-value="0x13A" calcext:value-type="string">
            <text:p>0x13A</text:p>
          </table:table-cell>
          <table:table-cell office:value-type="float" office:value="11" calcext:value-type="float">
            <text:p>11</text:p>
          </table:table-cell>
          <table:table-cell office:value-type="string" calcext:value-type="string">
            <text:p><text:a xlink:href="../../../../../../../wiki/Khaki_Chinos" xlink:type="simple">Khaki Chino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Mus Rattus I - 104</text:p>
            <text:p>Mus Rattus II - Molco</text:p>
          </table:table-cell>
          <table:table-cell office:value-type="string" calcext:value-type="string">
            <text:p>¥2985</text:p>
          </table:table-cell>
          <table:table-cell/>
          <table:table-cell office:value-type="string" calcext:value-type="string">
            <text:p>Mus Rattus IV - Shibukyu Main Store (FSG Lvl 5)</text:p>
          </table:table-cell>
          <table:table-cell office:value-type="string" calcext:value-type="string">
            <text:p>Made of a relatively flimsy cotton, these pants are reasonable for the price, but there's no hiding cheap chinos...</text:p>
          </table:table-cell>
          <table:table-cell office:value-type="float" office:value="0" calcext:value-type="float">
            <text:p>0</text:p>
          </table:table-cell>
          <table:table-cell table:formula="of:=COM.MICROSOFT.CONCAT([.A12];&quot;: &quot;;&quot;{ &quot;&quot;id&quot;&quot;: &quot;;[.A12];&quot;, &quot;&quot;name&quot;&quot;: &quot;&quot;&quot;;[.C12];&quot;&quot;&quot;, &quot;&quot;brand&quot;&quot;: &quot;&quot;&quot;;[.D12];&quot;&quot;&quot;, &quot;&quot;ability&quot;&quot;: &quot;&quot;&quot;;[.J12];&quot;&quot;&quot;, },&quot;)" office:value-type="string" office:string-value="0x13A: { &quot;id&quot;: 0x13A, &quot;name&quot;: &quot;Khaki Chinos&quot;, &quot;brand&quot;: &quot;Mus Rattus&quot;, &quot;ability&quot;: &quot;Show Combo Map Longer&quot;, }," calcext:value-type="string">
            <text:p>0x13A: { "id": 0x13A, "name": "Khaki Chinos", "brand": "Mus Rattus", "ability": "Show Combo Map Longer", },</text:p>
          </table:table-cell>
        </table:table-row>
        <table:table-row table:style-name="ro20">
          <table:table-cell table:formula="of:=COM.MICROSOFT.CONCAT(&quot;0x&quot;; DEC2HEX(ROW() + 302))" office:value-type="string" office:string-value="0x13B" calcext:value-type="string">
            <text:p>0x13B</text:p>
          </table:table-cell>
          <table:table-cell office:value-type="float" office:value="12" calcext:value-type="float">
            <text:p>12</text:p>
          </table:table-cell>
          <table:table-cell office:value-type="string" calcext:value-type="string">
            <text:p><text:a xlink:href="../../../../../../../wiki/Green_Warm-ups" xlink:type="simple">Green Warm-ups</text:a></text:p>
          </table:table-cell>
          <table:table-cell office:value-type="string" calcext:value-type="string">
            <text:p><text:a xlink:href="../../../../../../../wiki/Mus_Rattus" xlink:type="simple">Mus Rattus</text:a></text:p>
          </table:table-cell>
          <table:table-cell office:value-type="string" calcext:value-type="string">
            <text:p>Top &amp; Bottom</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I - Molco</text:p>
            <text:p>Mus Rattus III - Cadoi City</text:p>
          </table:table-cell>
          <table:table-cell office:value-type="string" calcext:value-type="string">
            <text:p>¥1290</text:p>
          </table:table-cell>
          <table:table-cell/>
          <table:table-cell office:value-type="string" calcext:value-type="string">
            <text:p>Mus Rattus III - Cadoi City (FSG Lvl 3)</text:p>
          </table:table-cell>
          <table:table-cell office:value-type="string" calcext:value-type="string">
            <text:p>A white-striped, muddy green warm-up. Works for all ages and all seasons-just don't let anyone see you.</text:p>
          </table:table-cell>
          <table:table-cell office:value-type="float" office:value="0" calcext:value-type="float">
            <text:p>0</text:p>
          </table:table-cell>
          <table:table-cell table:formula="of:=COM.MICROSOFT.CONCAT([.A13];&quot;: &quot;;&quot;{ &quot;&quot;id&quot;&quot;: &quot;;[.A13];&quot;, &quot;&quot;name&quot;&quot;: &quot;&quot;&quot;;[.C13];&quot;&quot;&quot;, &quot;&quot;brand&quot;&quot;: &quot;&quot;&quot;;[.D13];&quot;&quot;&quot;, &quot;&quot;ability&quot;&quot;: &quot;&quot;&quot;;[.J13];&quot;&quot;&quot;, },&quot;)" office:value-type="string" office:string-value="0x13B: { &quot;id&quot;: 0x13B, &quot;name&quot;: &quot;Green Warm-ups&quot;, &quot;brand&quot;: &quot;Mus Rattus&quot;, &quot;ability&quot;: &quot;Faster Puck I&quot;, }," calcext:value-type="string">
            <text:p>0x13B: { "id": 0x13B, "name": "Green Warm-ups", "brand": "Mus Rattus", "ability": "Faster Puck I", },</text:p>
          </table:table-cell>
        </table:table-row>
        <table:table-row table:style-name="ro20">
          <table:table-cell table:formula="of:=COM.MICROSOFT.CONCAT(&quot;0x&quot;; DEC2HEX(ROW() + 302))" office:value-type="string" office:string-value="0x13C" calcext:value-type="string">
            <text:p>0x13C</text:p>
          </table:table-cell>
          <table:table-cell office:value-type="float" office:value="13" calcext:value-type="float">
            <text:p>13</text:p>
          </table:table-cell>
          <table:table-cell office:value-type="string" calcext:value-type="string">
            <text:p><text:a xlink:href="../../../../../../../wiki/Beach_Sandals" xlink:type="simple">Beach Sandals</text:a></text:p>
          </table:table-cell>
          <table:table-cell office:value-type="string" calcext:value-type="string">
            <text:p><text:a xlink:href="../../../../../../../wiki/Mus_Rattus" xlink:type="simple">Mus Rattus</text:a></text:p>
          </table:table-cell>
          <table:table-cell office:value-type="string" calcext:value-type="string">
            <text:p>Footwear</text:p>
          </table:table-cell>
          <table:table-cell table:style-name="ce7"/>
          <table:table-cell office:value-type="float" office:value="1" calcext:value-type="float">
            <text:p>1</text:p>
          </table:table-cell>
          <table:table-cell table:style-name="ce7"/>
          <table:table-cell office:value-type="float" office:value="10" calcext:value-type="float">
            <text:p>1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I - Cadoi City</text:p>
            <text:p>Mus Rattus IV - Shibukyu Main Store</text:p>
          </table:table-cell>
          <table:table-cell office:value-type="string" calcext:value-type="string">
            <text:p>¥375</text:p>
          </table:table-cell>
          <table:table-cell/>
          <table:table-cell office:value-type="string" calcext:value-type="string">
            <text:p>Mus Rattus IV - Shibukyu Main Store (FSG Lvl 1)</text:p>
          </table:table-cell>
          <table:table-cell office:value-type="string" calcext:value-type="string">
            <text:p>Ridiculously bright yellow flip-flops. They were piled high in the bargain bins at Mus Rattus at the end of last summer.</text:p>
          </table:table-cell>
          <table:table-cell office:value-type="float" office:value="0" calcext:value-type="float">
            <text:p>0</text:p>
          </table:table-cell>
          <table:table-cell table:formula="of:=COM.MICROSOFT.CONCAT([.A14];&quot;: &quot;;&quot;{ &quot;&quot;id&quot;&quot;: &quot;;[.A14];&quot;, &quot;&quot;name&quot;&quot;: &quot;&quot;&quot;;[.C14];&quot;&quot;&quot;, &quot;&quot;brand&quot;&quot;: &quot;&quot;&quot;;[.D14];&quot;&quot;&quot;, &quot;&quot;ability&quot;&quot;: &quot;&quot;&quot;;[.J14];&quot;&quot;&quot;, },&quot;)" office:value-type="string" office:string-value="0x13C: { &quot;id&quot;: 0x13C, &quot;name&quot;: &quot;Beach Sandals&quot;, &quot;brand&quot;: &quot;Mus Rattus&quot;, &quot;ability&quot;: &quot;More HP Drains I&quot;, }," calcext:value-type="string">
            <text:p>0x13C: { "id": 0x13C, "name": "Beach Sandals", "brand": "Mus Rattus", "ability": "More HP Drains I", },</text:p>
          </table:table-cell>
        </table:table-row>
        <table:table-row table:style-name="ro19">
          <table:table-cell table:formula="of:=COM.MICROSOFT.CONCAT(&quot;0x&quot;; DEC2HEX(ROW() + 302))" office:value-type="string" office:string-value="0x13D" calcext:value-type="string">
            <text:p>0x13D</text:p>
          </table:table-cell>
          <table:table-cell office:value-type="float" office:value="14" calcext:value-type="float">
            <text:p>14</text:p>
          </table:table-cell>
          <table:table-cell office:value-type="string" calcext:value-type="string">
            <text:p><text:a xlink:href="../../../../../../../wiki/3-for-1_Sock_Pak" xlink:type="simple">3-for-1 Sock Pa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style-name="ce7"/>
          <table:table-cell office:value-type="float" office:value="1" calcext:value-type="float">
            <text:p>1</text:p>
          </table:table-cell>
          <table:table-cell table:style-name="ce7"/>
          <table:table-cell office:value-type="float" office:value="20" calcext:value-type="float">
            <text:p>2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 sometimes inflict Defense Break on enemies.</text:p>
          </table:table-cell>
          <table:table-cell office:value-type="string" calcext:value-type="string">
            <text:p>Mus Rattus I - 104</text:p>
            <text:p>Mus Rattus II - Molco</text:p>
            <text:p>Mus Rattus IV - Shibukyu Main Store</text:p>
          </table:table-cell>
          <table:table-cell office:value-type="string" calcext:value-type="string">
            <text:p>¥570</text:p>
          </table:table-cell>
          <table:table-cell/>
          <table:table-cell office:value-type="string" calcext:value-type="string">
            <text:p>Mus Rattus I - 104 (FSG Lvl 2)</text:p>
          </table:table-cell>
          <table:table-cell office:value-type="string" calcext:value-type="string">
            <text:p>Wacky-colored socks now on clearance. Sold in packs of three, these socks are another regular in Mus Rattus's bargain bins.</text:p>
          </table:table-cell>
          <table:table-cell office:value-type="float" office:value="0" calcext:value-type="float">
            <text:p>0</text:p>
          </table:table-cell>
          <table:table-cell table:formula="of:=COM.MICROSOFT.CONCAT([.A15];&quot;: &quot;;&quot;{ &quot;&quot;id&quot;&quot;: &quot;;[.A15];&quot;, &quot;&quot;name&quot;&quot;: &quot;&quot;&quot;;[.C15];&quot;&quot;&quot;, &quot;&quot;brand&quot;&quot;: &quot;&quot;&quot;;[.D15];&quot;&quot;&quot;, &quot;&quot;ability&quot;&quot;: &quot;&quot;&quot;;[.J15];&quot;&quot;&quot;, },&quot;)" office:value-type="string" office:string-value="0x13D: { &quot;id&quot;: 0x13D, &quot;name&quot;: &quot;3-for-1 Sock Pak&quot;, &quot;brand&quot;: &quot;Mus Rattus&quot;, &quot;ability&quot;: &quot;Defense Break Finisher&quot;, }," calcext:value-type="string">
            <text:p>0x13D: { "id": 0x13D, "name": "3-for-1 Sock Pak", "brand": "Mus Rattus", "ability": "Defense Break Finisher", },</text:p>
          </table:table-cell>
        </table:table-row>
        <table:table-row table:style-name="ro20">
          <table:table-cell table:formula="of:=COM.MICROSOFT.CONCAT(&quot;0x&quot;; DEC2HEX(ROW() + 302))" office:value-type="string" office:string-value="0x13E" calcext:value-type="string">
            <text:p>0x13E</text:p>
          </table:table-cell>
          <table:table-cell office:value-type="float" office:value="15" calcext:value-type="float">
            <text:p>15</text:p>
          </table:table-cell>
          <table:table-cell office:value-type="string" calcext:value-type="string">
            <text:p><text:a xlink:href="../../../../../../../wiki/Mowzy" xlink:type="simple">Mowzy</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Mus Rattus II - Molco</text:p>
            <text:p>Mus Rattus III - Cadoi City</text:p>
            <text:p>Mus Rattus IV - Shibukyu Main Store</text:p>
          </table:table-cell>
          <table:table-cell office:value-type="string" calcext:value-type="string">
            <text:p>¥1500</text:p>
          </table:table-cell>
          <table:table-cell/>
          <table:table-cell office:value-type="string" calcext:value-type="string">
            <text:p>Mus Rattus II - Molco (FSG Lvl 2)</text:p>
          </table:table-cell>
          <table:table-cell office:value-type="string" calcext:value-type="string">
            <text:p>Mus Rattus mascot Mowzy in stuffed animal form. A bunch were made, but zero sold, leaving them to sleep in storage...</text:p>
          </table:table-cell>
          <table:table-cell office:value-type="float" office:value="0" calcext:value-type="float">
            <text:p>0</text:p>
          </table:table-cell>
          <table:table-cell table:formula="of:=COM.MICROSOFT.CONCAT([.A16];&quot;: &quot;;&quot;{ &quot;&quot;id&quot;&quot;: &quot;;[.A16];&quot;, &quot;&quot;name&quot;&quot;: &quot;&quot;&quot;;[.C16];&quot;&quot;&quot;, &quot;&quot;brand&quot;&quot;: &quot;&quot;&quot;;[.D16];&quot;&quot;&quot;, &quot;&quot;ability&quot;&quot;: &quot;&quot;&quot;;[.J16];&quot;&quot;&quot;, },&quot;)" office:value-type="string" office:string-value="0x13E: { &quot;id&quot;: 0x13E, &quot;name&quot;: &quot;Mowzy&quot;, &quot;brand&quot;: &quot;Mus Rattus&quot;, &quot;ability&quot;: &quot;HIT Keeper I&quot;, }," calcext:value-type="string">
            <text:p>0x13E: { "id": 0x13E, "name": "Mowzy", "brand": "Mus Rattus", "ability": "HIT Keeper I", },</text:p>
          </table:table-cell>
        </table:table-row>
        <table:table-row table:style-name="ro20">
          <table:table-cell table:formula="of:=COM.MICROSOFT.CONCAT(&quot;0x&quot;; DEC2HEX(ROW() + 302))" office:value-type="string" office:string-value="0x13F" calcext:value-type="string">
            <text:p>0x13F</text:p>
          </table:table-cell>
          <table:table-cell office:value-type="float" office:value="16" calcext:value-type="float">
            <text:p>16</text:p>
          </table:table-cell>
          <table:table-cell office:value-type="string" calcext:value-type="string">
            <text:p><text:a xlink:href="../../../../../../../wiki/Backpack" xlink:type="simple">Back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Mus Rattus I - 104</text:p>
            <text:p>Mus Rattus II - Molco</text:p>
            <text:p>Mus Rattus III - Cadoi City</text:p>
          </table:table-cell>
          <table:table-cell office:value-type="string" calcext:value-type="string">
            <text:p>¥1980</text:p>
          </table:table-cell>
          <table:table-cell/>
          <table:table-cell office:value-type="string" calcext:value-type="string">
            <text:p>Mus Rattus I - 104 (FSG Lvl 3)</text:p>
          </table:table-cell>
          <table:table-cell office:value-type="string" calcext:value-type="string">
            <text:p>This simple nylon backpack accommodates everything from drinks to posters to action figures, making it a popular item.</text:p>
          </table:table-cell>
          <table:table-cell office:value-type="float" office:value="0" calcext:value-type="float">
            <text:p>0</text:p>
          </table:table-cell>
          <table:table-cell table:formula="of:=COM.MICROSOFT.CONCAT([.A17];&quot;: &quot;;&quot;{ &quot;&quot;id&quot;&quot;: &quot;;[.A17];&quot;, &quot;&quot;name&quot;&quot;: &quot;&quot;&quot;;[.C17];&quot;&quot;&quot;, &quot;&quot;brand&quot;&quot;: &quot;&quot;&quot;;[.D17];&quot;&quot;&quot;, &quot;&quot;ability&quot;&quot;: &quot;&quot;&quot;;[.J17];&quot;&quot;&quot;, },&quot;)" office:value-type="string" office:string-value="0x13F: { &quot;id&quot;: 0x13F, &quot;name&quot;: &quot;Backpack&quot;, &quot;brand&quot;: &quot;Mus Rattus&quot;, &quot;ability&quot;: &quot;HP Drain Finisher&quot;, }," calcext:value-type="string">
            <text:p>0x13F: { "id": 0x13F, "name": "Backpack", "brand": "Mus Rattus", "ability": "HP Drain Finisher", },</text:p>
          </table:table-cell>
        </table:table-row>
        <table:table-row table:style-name="ro10">
          <table:table-cell table:formula="of:=COM.MICROSOFT.CONCAT(&quot;0x&quot;; DEC2HEX(ROW() + 302))" office:value-type="string" office:string-value="0x140" calcext:value-type="string">
            <text:p>0x140</text:p>
          </table:table-cell>
          <table:table-cell office:value-type="float" office:value="17" calcext:value-type="float">
            <text:p>17</text:p>
          </table:table-cell>
          <table:table-cell office:value-type="string" calcext:value-type="string">
            <text:p><text:a xlink:href="../../../../../../../wiki/Canvas_Tote" xlink:type="simple">Canvas Tote</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Shiki: Ground Combo C</text:p>
          </table:table-cell>
          <table:table-cell office:value-type="string" calcext:value-type="string">
            <text:p>Shiki</text:p>
          </table:table-cell>
          <table:table-cell office:value-type="string" calcext:value-type="string">
            <text:p>When Shiki wears this, her ground combo map changes to the shape of a saber.</text:p>
          </table:table-cell>
          <table:table-cell office:value-type="string" calcext:value-type="string">
            <text:p>Mus Rattus I - 104</text:p>
            <text:p>Mus Rattus II - Molco</text:p>
            <text:p>Mus Rattus IV - Shibukyu Main Store</text:p>
          </table:table-cell>
          <table:table-cell office:value-type="string" calcext:value-type="string">
            <text:p>¥990</text:p>
          </table:table-cell>
          <table:table-cell/>
          <table:table-cell office:value-type="string" calcext:value-type="string">
            <text:p>Mus Rattus II - Molco (FSG Lvl 1)</text:p>
          </table:table-cell>
          <table:table-cell office:value-type="string" calcext:value-type="string">
            <text:p>You could shove a year's worth of manga into this durable tote bag...which might explain the surge in sales every August and December.</text:p>
          </table:table-cell>
          <table:table-cell office:value-type="float" office:value="0" calcext:value-type="float">
            <text:p>0</text:p>
          </table:table-cell>
          <table:table-cell table:formula="of:=COM.MICROSOFT.CONCAT([.A18];&quot;: &quot;;&quot;{ &quot;&quot;id&quot;&quot;: &quot;;[.A18];&quot;, &quot;&quot;name&quot;&quot;: &quot;&quot;&quot;;[.C18];&quot;&quot;&quot;, &quot;&quot;brand&quot;&quot;: &quot;&quot;&quot;;[.D18];&quot;&quot;&quot;, &quot;&quot;ability&quot;&quot;: &quot;&quot;&quot;;[.J18];&quot;&quot;&quot;, },&quot;)" office:value-type="string" office:string-value="0x140: { &quot;id&quot;: 0x140, &quot;name&quot;: &quot;Canvas Tote&quot;, &quot;brand&quot;: &quot;Mus Rattus&quot;, &quot;ability&quot;: &quot;Shiki: Ground Combo C&quot;, }," calcext:value-type="string">
            <text:p>0x140: { "id": 0x140, "name": "Canvas Tote", "brand": "Mus Rattus", "ability": "Shiki: Ground Combo C", },</text:p>
          </table:table-cell>
        </table:table-row>
        <table:table-row table:style-name="ro10">
          <table:table-cell table:formula="of:=COM.MICROSOFT.CONCAT(&quot;0x&quot;; DEC2HEX(ROW() + 302))" office:value-type="string" office:string-value="0x141" calcext:value-type="string">
            <text:p>0x141</text:p>
          </table:table-cell>
          <table:table-cell office:value-type="float" office:value="18" calcext:value-type="float">
            <text:p>18</text:p>
          </table:table-cell>
          <table:table-cell office:value-type="string" calcext:value-type="string">
            <text:p><text:a xlink:href="../../../../../../../wiki/Nylon_Waist_Pack" xlink:type="simple">Nylon Waist 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 - 104</text:p>
            <text:p>Mus Rattus III - Cadoi City</text:p>
          </table:table-cell>
          <table:table-cell office:value-type="string" calcext:value-type="string">
            <text:p>¥1096</text:p>
            <text:p>¥1095</text:p>
          </table:table-cell>
          <table:table-cell/>
          <table:table-cell office:value-type="string" calcext:value-type="string">
            <text:p>Mus Rattus I - 104 (FSG Lvl 1)</text:p>
          </table:table-cell>
          <table:table-cell office:value-type="string" calcext:value-type="string">
            <text:p>These extremely handy hip pouches hold a lot more than you'd think. Definitely a handy item when August and December roll around.</text:p>
          </table:table-cell>
          <table:table-cell office:value-type="float" office:value="0" calcext:value-type="float">
            <text:p>0</text:p>
          </table:table-cell>
          <table:table-cell table:formula="of:=COM.MICROSOFT.CONCAT([.A19];&quot;: &quot;;&quot;{ &quot;&quot;id&quot;&quot;: &quot;;[.A19];&quot;, &quot;&quot;name&quot;&quot;: &quot;&quot;&quot;;[.C19];&quot;&quot;&quot;, &quot;&quot;brand&quot;&quot;: &quot;&quot;&quot;;[.D19];&quot;&quot;&quot;, &quot;&quot;ability&quot;&quot;: &quot;&quot;&quot;;[.J19];&quot;&quot;&quot;, },&quot;)" office:value-type="string" office:string-value="0x141: { &quot;id&quot;: 0x141, &quot;name&quot;: &quot;Nylon Waist Pack&quot;, &quot;brand&quot;: &quot;Mus Rattus&quot;, &quot;ability&quot;: &quot;Combo Panel -1&quot;, }," calcext:value-type="string">
            <text:p>0x141: { "id": 0x141, "name": "Nylon Waist Pack", "brand": "Mus Rattus", "ability": "Combo Panel -1", },</text:p>
          </table:table-cell>
        </table:table-row>
        <table:table-row table:style-name="ro20">
          <table:table-cell table:formula="of:=COM.MICROSOFT.CONCAT(&quot;0x&quot;; DEC2HEX(ROW() + 302))" office:value-type="string" office:string-value="0x142" calcext:value-type="string">
            <text:p>0x142</text:p>
          </table:table-cell>
          <table:table-cell office:value-type="float" office:value="19" calcext:value-type="float">
            <text:p>19</text:p>
          </table:table-cell>
          <table:table-cell office:value-type="string" calcext:value-type="string">
            <text:p><text:a xlink:href="../../../../../../../wiki/Stronger_Cap" xlink:type="simple">Stronge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Molco - Molco</text:p>
          </table:table-cell>
          <table:table-cell office:value-type="string" calcext:value-type="string">
            <text:p>¥6000</text:p>
          </table:table-cell>
          <table:table-cell/>
          <table:table-cell office:value-type="string" calcext:value-type="string">
            <text:p>D+B Molco - Molco (FSG Lvl 2)</text:p>
          </table:table-cell>
          <table:table-cell office:value-type="string" calcext:value-type="string">
            <text:p>A cap decked out in patches and studs. Hard-edged enough to make you seem a little bad, not to mention 30% more stylish.</text:p>
          </table:table-cell>
          <table:table-cell office:value-type="float" office:value="0" calcext:value-type="float">
            <text:p>0</text:p>
          </table:table-cell>
          <table:table-cell table:formula="of:=COM.MICROSOFT.CONCAT([.A20];&quot;: &quot;;&quot;{ &quot;&quot;id&quot;&quot;: &quot;;[.A20];&quot;, &quot;&quot;name&quot;&quot;: &quot;&quot;&quot;;[.C20];&quot;&quot;&quot;, &quot;&quot;brand&quot;&quot;: &quot;&quot;&quot;;[.D20];&quot;&quot;&quot;, &quot;&quot;ability&quot;&quot;: &quot;&quot;&quot;;[.J20];&quot;&quot;&quot;, },&quot;)" office:value-type="string" office:string-value="0x142: { &quot;id&quot;: 0x142, &quot;name&quot;: &quot;Stronger Cap&quot;, &quot;brand&quot;: &quot;D+B&quot;, &quot;ability&quot;: &quot;Shiki: HP +10&quot;, }," calcext:value-type="string">
            <text:p>0x142: { "id": 0x142, "name": "Stronger Cap", "brand": "D+B", "ability": "Shiki: HP +10", },</text:p>
          </table:table-cell>
        </table:table-row>
        <table:table-row table:style-name="ro20">
          <table:table-cell table:formula="of:=COM.MICROSOFT.CONCAT(&quot;0x&quot;; DEC2HEX(ROW() + 302))" office:value-type="string" office:string-value="0x143" calcext:value-type="string">
            <text:p>0x143</text:p>
          </table:table-cell>
          <table:table-cell office:value-type="float" office:value="20" calcext:value-type="float">
            <text:p>20</text:p>
          </table:table-cell>
          <table:table-cell office:value-type="string" calcext:value-type="string">
            <text:p><text:a xlink:href="../../../../../../../wiki/Star_Cap" xlink:type="simple">Sta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60" calcext:value-type="float">
            <text:p>6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104 - 104</text:p>
            <text:p>D+B Molco - Molco</text:p>
          </table:table-cell>
          <table:table-cell office:value-type="string" calcext:value-type="string">
            <text:p>¥7800</text:p>
          </table:table-cell>
          <table:table-cell/>
          <table:table-cell office:value-type="string" calcext:value-type="string">
            <text:p>D+B 104 - 104 (FSG Lvl 1)</text:p>
          </table:table-cell>
          <table:table-cell office:value-type="string" calcext:value-type="string">
            <text:p>This pink cap features extreme stitching bold enough to stand up to the hot summer sun. Simple, but stylish!</text:p>
          </table:table-cell>
          <table:table-cell office:value-type="float" office:value="0" calcext:value-type="float">
            <text:p>0</text:p>
          </table:table-cell>
          <table:table-cell table:formula="of:=COM.MICROSOFT.CONCAT([.A21];&quot;: &quot;;&quot;{ &quot;&quot;id&quot;&quot;: &quot;;[.A21];&quot;, &quot;&quot;name&quot;&quot;: &quot;&quot;&quot;;[.C21];&quot;&quot;&quot;, &quot;&quot;brand&quot;&quot;: &quot;&quot;&quot;;[.D21];&quot;&quot;&quot;, &quot;&quot;ability&quot;&quot;: &quot;&quot;&quot;;[.J21];&quot;&quot;&quot;, },&quot;)" office:value-type="string" office:string-value="0x143: { &quot;id&quot;: 0x143, &quot;name&quot;: &quot;Star Cap&quot;, &quot;brand&quot;: &quot;D+B&quot;, &quot;ability&quot;: &quot;Shiki: Fusion ★ +1&quot;, }," calcext:value-type="string">
            <text:p>0x143: { "id": 0x143, "name": "Star Cap", "brand": "D+B", "ability": "Shiki: Fusion ★ +1", },</text:p>
          </table:table-cell>
        </table:table-row>
        <table:table-row table:style-name="ro15">
          <table:table-cell table:formula="of:=COM.MICROSOFT.CONCAT(&quot;0x&quot;; DEC2HEX(ROW() + 302))" office:value-type="string" office:string-value="0x144" calcext:value-type="string">
            <text:p>0x144</text:p>
          </table:table-cell>
          <table:table-cell office:value-type="float" office:value="21" calcext:value-type="float">
            <text:p>21</text:p>
          </table:table-cell>
          <table:table-cell office:value-type="string" calcext:value-type="string">
            <text:p><text:a xlink:href="../../../../../../../wiki/Knit_Casquette" xlink:type="simple">Knit Casquette</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8" calcext:value-type="float">
            <text:p>18</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Molco - Molco</text:p>
          </table:table-cell>
          <table:table-cell office:value-type="string" calcext:value-type="string">
            <text:p>¥4800</text:p>
          </table:table-cell>
          <table:table-cell/>
          <table:table-cell office:value-type="string" calcext:value-type="string">
            <text:p>D+B Molco - Molco (FSG Lvl 1)</text:p>
          </table:table-cell>
          <table:table-cell office:value-type="string" calcext:value-type="string">
            <text:p>A loose-knit casquette that frames the face perfectly. Warm enough for winter, breathes enough for summer!</text:p>
          </table:table-cell>
          <table:table-cell office:value-type="float" office:value="0" calcext:value-type="float">
            <text:p>0</text:p>
          </table:table-cell>
          <table:table-cell table:formula="of:=COM.MICROSOFT.CONCAT([.A22];&quot;: &quot;;&quot;{ &quot;&quot;id&quot;&quot;: &quot;;[.A22];&quot;, &quot;&quot;name&quot;&quot;: &quot;&quot;&quot;;[.C22];&quot;&quot;&quot;, &quot;&quot;brand&quot;&quot;: &quot;&quot;&quot;;[.D22];&quot;&quot;&quot;, &quot;&quot;ability&quot;&quot;: &quot;&quot;&quot;;[.J22];&quot;&quot;&quot;, },&quot;)" office:value-type="string" office:string-value="0x144: { &quot;id&quot;: 0x144, &quot;name&quot;: &quot;Knit Casquette&quot;, &quot;brand&quot;: &quot;D+B&quot;, &quot;ability&quot;: &quot;Shiki: ATK +1&quot;, }," calcext:value-type="string">
            <text:p>0x144: { "id": 0x144, "name": "Knit Casquette", "brand": "D+B", "ability": "Shiki: ATK +1", },</text:p>
          </table:table-cell>
        </table:table-row>
        <table:table-row table:style-name="ro15">
          <table:table-cell table:formula="of:=COM.MICROSOFT.CONCAT(&quot;0x&quot;; DEC2HEX(ROW() + 302))" office:value-type="string" office:string-value="0x145" calcext:value-type="string">
            <text:p>0x145</text:p>
          </table:table-cell>
          <table:table-cell office:value-type="float" office:value="22" calcext:value-type="float">
            <text:p>22</text:p>
          </table:table-cell>
          <table:table-cell office:value-type="string" calcext:value-type="string">
            <text:p><text:a xlink:href="../../../../../../../wiki/Svelte_Parka" xlink:type="simple">Svelte Parka</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45" calcext:value-type="float">
            <text:p>45</text:p>
          </table:table-cell>
          <table:table-cell office:value-type="float" office:value="30" calcext:value-type="float">
            <text:p>30</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9900</text:p>
          </table:table-cell>
          <table:table-cell/>
          <table:table-cell office:value-type="string" calcext:value-type="string">
            <text:p>Sunshine Stationside - Shibukyu Stationside (FSG Lvl 2)</text:p>
          </table:table-cell>
          <table:table-cell office:value-type="string" calcext:value-type="string">
            <text:p>A simple yellow parka. The slim silhouette and extra-long sleeves will make you look chic...or clownish.</text:p>
          </table:table-cell>
          <table:table-cell office:value-type="float" office:value="0" calcext:value-type="float">
            <text:p>0</text:p>
          </table:table-cell>
          <table:table-cell table:formula="of:=COM.MICROSOFT.CONCAT([.A23];&quot;: &quot;;&quot;{ &quot;&quot;id&quot;&quot;: &quot;;[.A23];&quot;, &quot;&quot;name&quot;&quot;: &quot;&quot;&quot;;[.C23];&quot;&quot;&quot;, &quot;&quot;brand&quot;&quot;: &quot;&quot;&quot;;[.D23];&quot;&quot;&quot;, &quot;&quot;ability&quot;&quot;: &quot;&quot;&quot;;[.J23];&quot;&quot;&quot;, },&quot;)" office:value-type="string" office:string-value="0x145: { &quot;id&quot;: 0x145, &quot;name&quot;: &quot;Svelte Parka&quot;, &quot;brand&quot;: &quot;D+B&quot;, &quot;ability&quot;: &quot;Shiki: ATK +2&quot;, }," calcext:value-type="string">
            <text:p>0x145: { "id": 0x145, "name": "Svelte Parka", "brand": "D+B", "ability": "Shiki: ATK +2", },</text:p>
          </table:table-cell>
        </table:table-row>
        <table:table-row table:style-name="ro20">
          <table:table-cell table:formula="of:=COM.MICROSOFT.CONCAT(&quot;0x&quot;; DEC2HEX(ROW() + 302))" office:value-type="string" office:string-value="0x146" calcext:value-type="string">
            <text:p>0x146</text:p>
          </table:table-cell>
          <table:table-cell office:value-type="float" office:value="23" calcext:value-type="float">
            <text:p>23</text:p>
          </table:table-cell>
          <table:table-cell office:value-type="string" calcext:value-type="string">
            <text:p><text:a xlink:href="../../../../../../../wiki/Denim_Blouse" xlink:type="simple">Denim Blous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5" calcext:value-type="float">
            <text:p>5</text:p>
          </table:table-cell>
          <table:table-cell table:style-name="ce7"/>
          <table:table-cell office:value-type="float" office:value="38" calcext:value-type="float">
            <text:p>38</text:p>
          </table:table-cell>
          <table:table-cell office:value-type="float" office:value="40" calcext:value-type="float">
            <text:p>40</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es how often you inflict Defense Break.</text:p>
          </table:table-cell>
          <table:table-cell office:value-type="string" calcext:value-type="string">
            <text:p>D+B Molco - Molco</text:p>
          </table:table-cell>
          <table:table-cell office:value-type="string" calcext:value-type="string">
            <text:p>¥1500</text:p>
          </table:table-cell>
          <table:table-cell/>
          <table:table-cell office:value-type="string" calcext:value-type="string">
            <text:p>D+B Molco - Molco (FSG Lvl 3)</text:p>
          </table:table-cell>
          <table:table-cell office:value-type="string" calcext:value-type="string">
            <text:p>Made of vintage-esque distressed denim, this item is never out of style. It's comfy, but tougher to match than you'd think...</text:p>
          </table:table-cell>
          <table:table-cell office:value-type="float" office:value="0" calcext:value-type="float">
            <text:p>0</text:p>
          </table:table-cell>
          <table:table-cell table:formula="of:=COM.MICROSOFT.CONCAT([.A24];&quot;: &quot;;&quot;{ &quot;&quot;id&quot;&quot;: &quot;;[.A24];&quot;, &quot;&quot;name&quot;&quot;: &quot;&quot;&quot;;[.C24];&quot;&quot;&quot;, &quot;&quot;brand&quot;&quot;: &quot;&quot;&quot;;[.D24];&quot;&quot;&quot;, &quot;&quot;ability&quot;&quot;: &quot;&quot;&quot;;[.J24];&quot;&quot;&quot;, },&quot;)" office:value-type="string" office:string-value="0x146: { &quot;id&quot;: 0x146, &quot;name&quot;: &quot;Denim Blouse&quot;, &quot;brand&quot;: &quot;D+B&quot;, &quot;ability&quot;: &quot;More Defense Breaks II&quot;, }," calcext:value-type="string">
            <text:p>0x146: { "id": 0x146, "name": "Denim Blouse", "brand": "D+B", "ability": "More Defense Breaks II", },</text:p>
          </table:table-cell>
        </table:table-row>
        <table:table-row table:style-name="ro15">
          <table:table-cell table:formula="of:=COM.MICROSOFT.CONCAT(&quot;0x&quot;; DEC2HEX(ROW() + 302))" office:value-type="string" office:string-value="0x147" calcext:value-type="string">
            <text:p>0x147</text:p>
          </table:table-cell>
          <table:table-cell office:value-type="float" office:value="24" calcext:value-type="float">
            <text:p>24</text:p>
          </table:table-cell>
          <table:table-cell office:value-type="string" calcext:value-type="string">
            <text:p><text:a xlink:href="../../../../../../../wiki/Cupid_Tee" xlink:type="simple">Cupid Te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Molco - Molco</text:p>
          </table:table-cell>
          <table:table-cell office:value-type="string" calcext:value-type="string">
            <text:p>¥4200</text:p>
          </table:table-cell>
          <table:table-cell/>
          <table:table-cell office:value-type="string" calcext:value-type="string">
            <text:p>D+B Molco - Molco (FSG Lvl 2)</text:p>
          </table:table-cell>
          <table:table-cell office:value-type="string" calcext:value-type="string">
            <text:p>Bold graphic meets vivid color on this tee, guaranteed to stand out in a crowd! The heart print is just adorable.</text:p>
          </table:table-cell>
          <table:table-cell office:value-type="float" office:value="0" calcext:value-type="float">
            <text:p>0</text:p>
          </table:table-cell>
          <table:table-cell table:formula="of:=COM.MICROSOFT.CONCAT([.A25];&quot;: &quot;;&quot;{ &quot;&quot;id&quot;&quot;: &quot;;[.A25];&quot;, &quot;&quot;name&quot;&quot;: &quot;&quot;&quot;;[.C25];&quot;&quot;&quot;, &quot;&quot;brand&quot;&quot;: &quot;&quot;&quot;;[.D25];&quot;&quot;&quot;, &quot;&quot;ability&quot;&quot;: &quot;&quot;&quot;;[.J25];&quot;&quot;&quot;, },&quot;)" office:value-type="string" office:string-value="0x147: { &quot;id&quot;: 0x147, &quot;name&quot;: &quot;Cupid Tee&quot;, &quot;brand&quot;: &quot;D+B&quot;, &quot;ability&quot;: &quot;Shiki: Fusion ★ +1&quot;, }," calcext:value-type="string">
            <text:p>0x147: { "id": 0x147, "name": "Cupid Tee", "brand": "D+B", "ability": "Shiki: Fusion ★ +1", },</text:p>
          </table:table-cell>
        </table:table-row>
        <table:table-row table:style-name="ro20">
          <table:table-cell table:formula="of:=COM.MICROSOFT.CONCAT(&quot;0x&quot;; DEC2HEX(ROW() + 302))" office:value-type="string" office:string-value="0x148" calcext:value-type="string">
            <text:p>0x148</text:p>
          </table:table-cell>
          <table:table-cell office:value-type="float" office:value="25" calcext:value-type="float">
            <text:p>25</text:p>
          </table:table-cell>
          <table:table-cell office:value-type="string" calcext:value-type="string">
            <text:p><text:a xlink:href="../../../../../../../wiki/Satin_Camisole" xlink:type="simple">Satin Camisol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4800</text:p>
          </table:table-cell>
          <table:table-cell/>
          <table:table-cell office:value-type="string" calcext:value-type="string">
            <text:p>D+B 104 - 104 (FSG Lvl 1)</text:p>
          </table:table-cell>
          <table:table-cell office:value-type="string" calcext:value-type="string">
            <text:p>D+B's most popular cami, featuring a weave of satin and ribbon at the chest that whispers romance while roaring sex appeal.</text:p>
          </table:table-cell>
          <table:table-cell office:value-type="float" office:value="0" calcext:value-type="float">
            <text:p>0</text:p>
          </table:table-cell>
          <table:table-cell table:formula="of:=COM.MICROSOFT.CONCAT([.A26];&quot;: &quot;;&quot;{ &quot;&quot;id&quot;&quot;: &quot;;[.A26];&quot;, &quot;&quot;name&quot;&quot;: &quot;&quot;&quot;;[.C26];&quot;&quot;&quot;, &quot;&quot;brand&quot;&quot;: &quot;&quot;&quot;;[.D26];&quot;&quot;&quot;, &quot;&quot;ability&quot;&quot;: &quot;&quot;&quot;;[.J26];&quot;&quot;&quot;, },&quot;)" office:value-type="string" office:string-value="0x148: { &quot;id&quot;: 0x148, &quot;name&quot;: &quot;Satin Camisole&quot;, &quot;brand&quot;: &quot;D+B&quot;, &quot;ability&quot;: &quot;Shiki: DEF +1&quot;, }," calcext:value-type="string">
            <text:p>0x148: { "id": 0x148, "name": "Satin Camisole", "brand": "D+B", "ability": "Shiki: DEF +1", },</text:p>
          </table:table-cell>
        </table:table-row>
        <table:table-row table:style-name="ro20">
          <table:table-cell table:formula="of:=COM.MICROSOFT.CONCAT(&quot;0x&quot;; DEC2HEX(ROW() + 302))" office:value-type="string" office:string-value="0x149" calcext:value-type="string">
            <text:p>0x149</text:p>
          </table:table-cell>
          <table:table-cell office:value-type="float" office:value="26" calcext:value-type="float">
            <text:p>26</text:p>
          </table:table-cell>
          <table:table-cell office:value-type="string" calcext:value-type="string">
            <text:p><text:a xlink:href="../../../../../../../wiki/Vest-Blouse_Combo" xlink:type="simple">Vest-Blouse Combo</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26" calcext:value-type="float">
            <text:p>26</text:p>
          </table:table-cell>
          <table:table-cell office:value-type="float" office:value="123" calcext:value-type="float">
            <text:p>123</text:p>
          </table:table-cell>
          <table:table-cell office:value-type="string" calcext:value-type="string">
            <text:p>Shiki: HP +2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104 - 104</text:p>
          </table:table-cell>
          <table:table-cell office:value-type="string" calcext:value-type="string">
            <text:p>¥11190</text:p>
          </table:table-cell>
          <table:table-cell/>
          <table:table-cell office:value-type="string" calcext:value-type="string">
            <text:p>D+B 104 - 104 (FSG Lvl 2)</text:p>
          </table:table-cell>
          <table:table-cell office:value-type="string" calcext:value-type="string">
            <text:p>The vest covering this lustrous blouse slims up the body line while enhancing your feminine assets. It's all the rage!</text:p>
          </table:table-cell>
          <table:table-cell office:value-type="float" office:value="0" calcext:value-type="float">
            <text:p>0</text:p>
          </table:table-cell>
          <table:table-cell table:formula="of:=COM.MICROSOFT.CONCAT([.A27];&quot;: &quot;;&quot;{ &quot;&quot;id&quot;&quot;: &quot;;[.A27];&quot;, &quot;&quot;name&quot;&quot;: &quot;&quot;&quot;;[.C27];&quot;&quot;&quot;, &quot;&quot;brand&quot;&quot;: &quot;&quot;&quot;;[.D27];&quot;&quot;&quot;, &quot;&quot;ability&quot;&quot;: &quot;&quot;&quot;;[.J27];&quot;&quot;&quot;, },&quot;)" office:value-type="string" office:string-value="0x149: { &quot;id&quot;: 0x149, &quot;name&quot;: &quot;Vest-Blouse Combo&quot;, &quot;brand&quot;: &quot;D+B&quot;, &quot;ability&quot;: &quot;Shiki: HP +20&quot;, }," calcext:value-type="string">
            <text:p>0x149: { "id": 0x149, "name": "Vest-Blouse Combo", "brand": "D+B", "ability": "Shiki: HP +20", },</text:p>
          </table:table-cell>
        </table:table-row>
        <table:table-row table:style-name="ro20">
          <table:table-cell table:formula="of:=COM.MICROSOFT.CONCAT(&quot;0x&quot;; DEC2HEX(ROW() + 302))" office:value-type="string" office:string-value="0x14A" calcext:value-type="string">
            <text:p>0x14A</text:p>
          </table:table-cell>
          <table:table-cell office:value-type="float" office:value="27" calcext:value-type="float">
            <text:p>27</text:p>
          </table:table-cell>
          <table:table-cell office:value-type="string" calcext:value-type="string">
            <text:p><text:a xlink:href="../../../../../../../wiki/Leather_Shorts" xlink:type="simple">Leather Shorts</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38" calcext:value-type="float">
            <text:p>38</text:p>
          </table:table-cell>
          <table:table-cell office:value-type="float" office:value="116" calcext:value-type="float">
            <text:p>116</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D+B 104 - 104</text:p>
          </table:table-cell>
          <table:table-cell office:value-type="string" calcext:value-type="string">
            <text:p>¥9000</text:p>
          </table:table-cell>
          <table:table-cell/>
          <table:table-cell office:value-type="string" calcext:value-type="string">
            <text:p>Sunshine Shibukyu - Shibukyu Main Store (FSG Lvl 2)</text:p>
          </table:table-cell>
          <table:table-cell office:value-type="string" calcext:value-type="string">
            <text:p>Made of faux leather ('cause cows are cute!), these shorts plus knee-high boots equals one hot, long- legged lady lieutenant!</text:p>
          </table:table-cell>
          <table:table-cell office:value-type="float" office:value="0" calcext:value-type="float">
            <text:p>0</text:p>
          </table:table-cell>
          <table:table-cell table:formula="of:=COM.MICROSOFT.CONCAT([.A28];&quot;: &quot;;&quot;{ &quot;&quot;id&quot;&quot;: &quot;;[.A28];&quot;, &quot;&quot;name&quot;&quot;: &quot;&quot;&quot;;[.C28];&quot;&quot;&quot;, &quot;&quot;brand&quot;&quot;: &quot;&quot;&quot;;[.D28];&quot;&quot;&quot;, &quot;&quot;ability&quot;&quot;: &quot;&quot;&quot;;[.J28];&quot;&quot;&quot;, },&quot;)" office:value-type="string" office:string-value="0x14A: { &quot;id&quot;: 0x14A, &quot;name&quot;: &quot;Leather Shorts&quot;, &quot;brand&quot;: &quot;D+B&quot;, &quot;ability&quot;: &quot;Resist Attack Breaks&quot;, }," calcext:value-type="string">
            <text:p>0x14A: { "id": 0x14A, "name": "Leather Shorts", "brand": "D+B", "ability": "Resist Attack Breaks", },</text:p>
          </table:table-cell>
        </table:table-row>
        <table:table-row table:style-name="ro10">
          <table:table-cell table:formula="of:=COM.MICROSOFT.CONCAT(&quot;0x&quot;; DEC2HEX(ROW() + 302))" office:value-type="string" office:string-value="0x14B" calcext:value-type="string">
            <text:p>0x14B</text:p>
          </table:table-cell>
          <table:table-cell office:value-type="float" office:value="28" calcext:value-type="float">
            <text:p>28</text:p>
          </table:table-cell>
          <table:table-cell office:value-type="string" calcext:value-type="string">
            <text:p><text:a xlink:href="../../../../../../../wiki/Skinny_Jeans_(Black)" xlink:type="simple">Skinny Jeans (Black)</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ext:p>D+B Molco - Molco</text:p>
          </table:table-cell>
          <table:table-cell office:value-type="string" calcext:value-type="string">
            <text:p>¥13500</text:p>
          </table:table-cell>
          <table:table-cell/>
          <table:table-cell office:value-type="string" calcext:value-type="string">
            <text:p>D+B 104 - 104 (FSG Lvl 3)</text:p>
          </table:table-cell>
          <table:table-cell office:value-type="string" calcext:value-type="string">
            <text:p>Skinny jeans for slim, looong legs! The black wash has a slimming effect, making you look a full size smaller, and goes with anything!</text:p>
          </table:table-cell>
          <table:table-cell office:value-type="float" office:value="0" calcext:value-type="float">
            <text:p>0</text:p>
          </table:table-cell>
          <table:table-cell table:formula="of:=COM.MICROSOFT.CONCAT([.A29];&quot;: &quot;;&quot;{ &quot;&quot;id&quot;&quot;: &quot;;[.A29];&quot;, &quot;&quot;name&quot;&quot;: &quot;&quot;&quot;;[.C29];&quot;&quot;&quot;, &quot;&quot;brand&quot;&quot;: &quot;&quot;&quot;;[.D29];&quot;&quot;&quot;, &quot;&quot;ability&quot;&quot;: &quot;&quot;&quot;;[.J29];&quot;&quot;&quot;, },&quot;)" office:value-type="string" office:string-value="0x14B: { &quot;id&quot;: 0x14B, &quot;name&quot;: &quot;Skinny Jeans (Black)&quot;, &quot;brand&quot;: &quot;D+B&quot;, &quot;ability&quot;: &quot;Shiki: DEF +2&quot;, }," calcext:value-type="string">
            <text:p>0x14B: { "id": 0x14B, "name": "Skinny Jeans (Black)", "brand": "D+B", "ability": "Shiki: DEF +2", },</text:p>
          </table:table-cell>
        </table:table-row>
        <table:table-row table:style-name="ro19">
          <table:table-cell table:formula="of:=COM.MICROSOFT.CONCAT(&quot;0x&quot;; DEC2HEX(ROW() + 302))" office:value-type="string" office:string-value="0x14C" calcext:value-type="string">
            <text:p>0x14C</text:p>
          </table:table-cell>
          <table:table-cell office:value-type="float" office:value="29" calcext:value-type="float">
            <text:p>29</text:p>
          </table:table-cell>
          <table:table-cell office:value-type="string" calcext:value-type="string">
            <text:p><text:a xlink:href="../../../../../../../wiki/Denim_Miniskirt" xlink:type="simple">Denim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3x Rare Metal; 1x Durable Leather; 1x Plaid Miniskirt</text:p>
          </table:table-cell>
          <table:table-cell/>
          <table:table-cell office:value-type="string" calcext:value-type="string">
            <text:p>D+B 104 - 104 (FSG Lvl 1)</text:p>
          </table:table-cell>
          <table:table-cell office:value-type="string" calcext:value-type="string">
            <text:p>This micro-mini sports distressed denim for a look somewhere between cute and sexy, perfect for a stylin' teen on the scene.</text:p>
          </table:table-cell>
          <table:table-cell office:value-type="float" office:value="0" calcext:value-type="float">
            <text:p>0</text:p>
          </table:table-cell>
          <table:table-cell table:formula="of:=COM.MICROSOFT.CONCAT([.A30];&quot;: &quot;;&quot;{ &quot;&quot;id&quot;&quot;: &quot;;[.A30];&quot;, &quot;&quot;name&quot;&quot;: &quot;&quot;&quot;;[.C30];&quot;&quot;&quot;, &quot;&quot;brand&quot;&quot;: &quot;&quot;&quot;;[.D30];&quot;&quot;&quot;, &quot;&quot;ability&quot;&quot;: &quot;&quot;&quot;;[.J30];&quot;&quot;&quot;, },&quot;)" office:value-type="string" office:string-value="0x14C: { &quot;id&quot;: 0x14C, &quot;name&quot;: &quot;Denim Miniskirt&quot;, &quot;brand&quot;: &quot;D+B&quot;, &quot;ability&quot;: &quot;Shiki: DEF +2&quot;, }," calcext:value-type="string">
            <text:p>0x14C: { "id": 0x14C, "name": "Denim Miniskirt", "brand": "D+B", "ability": "Shiki: DEF +2", },</text:p>
          </table:table-cell>
        </table:table-row>
        <table:table-row table:style-name="ro19">
          <table:table-cell table:formula="of:=COM.MICROSOFT.CONCAT(&quot;0x&quot;; DEC2HEX(ROW() + 302))" office:value-type="string" office:string-value="0x14D" calcext:value-type="string">
            <text:p>0x14D</text:p>
          </table:table-cell>
          <table:table-cell office:value-type="float" office:value="30" calcext:value-type="float">
            <text:p>30</text:p>
          </table:table-cell>
          <table:table-cell office:value-type="string" calcext:value-type="string">
            <text:p><text:a xlink:href="../../../../../../../wiki/Plaid_Miniskirt" xlink:type="simple">Plaid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Sunshine Shibukyu - Shibukyu Main Store (FSG Lvl 2)</text:p>
          </table:table-cell>
          <table:table-cell office:value-type="string" calcext:value-type="string">
            <text:p>A traditional plaid makes this micro-mini an easy match with a white shirt and V-neck sweater. Achieve the perfect prep look!</text:p>
          </table:table-cell>
          <table:table-cell office:value-type="float" office:value="0" calcext:value-type="float">
            <text:p>0</text:p>
          </table:table-cell>
          <table:table-cell table:formula="of:=COM.MICROSOFT.CONCAT([.A31];&quot;: &quot;;&quot;{ &quot;&quot;id&quot;&quot;: &quot;;[.A31];&quot;, &quot;&quot;name&quot;&quot;: &quot;&quot;&quot;;[.C31];&quot;&quot;&quot;, &quot;&quot;brand&quot;&quot;: &quot;&quot;&quot;;[.D31];&quot;&quot;&quot;, &quot;&quot;ability&quot;&quot;: &quot;&quot;&quot;;[.J31];&quot;&quot;&quot;, },&quot;)" office:value-type="string" office:string-value="0x14D: { &quot;id&quot;: 0x14D, &quot;name&quot;: &quot;Plaid Miniskirt&quot;, &quot;brand&quot;: &quot;D+B&quot;, &quot;ability&quot;: &quot;Shiki: DEF +1&quot;, }," calcext:value-type="string">
            <text:p>0x14D: { "id": 0x14D, "name": "Plaid Miniskirt", "brand": "D+B", "ability": "Shiki: DEF +1", },</text:p>
          </table:table-cell>
        </table:table-row>
        <table:table-row table:style-name="ro20">
          <table:table-cell table:formula="of:=COM.MICROSOFT.CONCAT(&quot;0x&quot;; DEC2HEX(ROW() + 302))" office:value-type="string" office:string-value="0x14E" calcext:value-type="string">
            <text:p>0x14E</text:p>
          </table:table-cell>
          <table:table-cell office:value-type="float" office:value="31" calcext:value-type="float">
            <text:p>31</text:p>
          </table:table-cell>
          <table:table-cell office:value-type="string" calcext:value-type="string">
            <text:p><text:a xlink:href="../../../../../../../wiki/Knee-high_Boots" xlink:type="simple">Knee-high Boots</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table:style-name="ce7"/>
          <table:table-cell office:value-type="float" office:value="125" calcext:value-type="float">
            <text:p>125</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15300</text:p>
          </table:table-cell>
          <table:table-cell/>
          <table:table-cell office:value-type="string" calcext:value-type="string">
            <text:p>Sunshine Stationside - Shibukyu Stationside (FSG Lvl 2)</text:p>
          </table:table-cell>
          <table:table-cell office:value-type="string" calcext:value-type="string">
            <text:p>These boots mix cloth and leather, but keep the classic black color that makes them easy to match. Killer with a miniskirt!</text:p>
          </table:table-cell>
          <table:table-cell office:value-type="float" office:value="0" calcext:value-type="float">
            <text:p>0</text:p>
          </table:table-cell>
          <table:table-cell table:formula="of:=COM.MICROSOFT.CONCAT([.A32];&quot;: &quot;;&quot;{ &quot;&quot;id&quot;&quot;: &quot;;[.A32];&quot;, &quot;&quot;name&quot;&quot;: &quot;&quot;&quot;;[.C32];&quot;&quot;&quot;, &quot;&quot;brand&quot;&quot;: &quot;&quot;&quot;;[.D32];&quot;&quot;&quot;, &quot;&quot;ability&quot;&quot;: &quot;&quot;&quot;;[.J32];&quot;&quot;&quot;, },&quot;)" office:value-type="string" office:string-value="0x14E: { &quot;id&quot;: 0x14E, &quot;name&quot;: &quot;Knee-high Boots&quot;, &quot;brand&quot;: &quot;D+B&quot;, &quot;ability&quot;: &quot;Shiki: ATK +2&quot;, }," calcext:value-type="string">
            <text:p>0x14E: { "id": 0x14E, "name": "Knee-high Boots", "brand": "D+B", "ability": "Shiki: ATK +2", },</text:p>
          </table:table-cell>
        </table:table-row>
        <table:table-row table:style-name="ro19">
          <table:table-cell table:formula="of:=COM.MICROSOFT.CONCAT(&quot;0x&quot;; DEC2HEX(ROW() + 302))" office:value-type="string" office:string-value="0x14F" calcext:value-type="string">
            <text:p>0x14F</text:p>
          </table:table-cell>
          <table:table-cell office:value-type="float" office:value="32" calcext:value-type="float">
            <text:p>32</text:p>
          </table:table-cell>
          <table:table-cell office:value-type="string" calcext:value-type="string">
            <text:p><text:a xlink:href="../../../../../../../wiki/Cowboy_Boots_(Red)" xlink:type="simple">Cowboy Boots (Red)</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15" calcext:value-type="float">
            <text:p>15</text:p>
          </table:table-cell>
          <table:table-cell office:value-type="float" office:value="126" calcext:value-type="float">
            <text:p>126</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egr to disappear.</text:p>
          </table:table-cell>
          <table:table-cell office:value-type="string" calcext:value-type="string">
            <text:p>D+B 104 - 104</text:p>
          </table:table-cell>
          <table:table-cell office:value-type="string" calcext:value-type="string">
            <text:p>¥28200</text:p>
          </table:table-cell>
          <table:table-cell/>
          <table:table-cell office:value-type="string" calcext:value-type="string">
            <text:p>D+B 104 - 104 (FSG Lvl 3)</text:p>
          </table:table-cell>
          <table:table-cell office:value-type="string" calcext:value-type="string">
            <text:p>These red cowboy boots will not be ignored. Coordinating with them is a bit of a fuss, but they absolutely shout personality.</text:p>
          </table:table-cell>
          <table:table-cell office:value-type="float" office:value="0" calcext:value-type="float">
            <text:p>0</text:p>
          </table:table-cell>
          <table:table-cell table:formula="of:=COM.MICROSOFT.CONCAT([.A33];&quot;: &quot;;&quot;{ &quot;&quot;id&quot;&quot;: &quot;;[.A33];&quot;, &quot;&quot;name&quot;&quot;: &quot;&quot;&quot;;[.C33];&quot;&quot;&quot;, &quot;&quot;brand&quot;&quot;: &quot;&quot;&quot;;[.D33];&quot;&quot;&quot;, &quot;&quot;ability&quot;&quot;: &quot;&quot;&quot;;[.J33];&quot;&quot;&quot;, },&quot;)" office:value-type="string" office:string-value="0x14F: { &quot;id&quot;: 0x14F, &quot;name&quot;: &quot;Cowboy Boots (Red)&quot;, &quot;brand&quot;: &quot;D+B&quot;, &quot;ability&quot;: &quot;HIT Keeper II&quot;, }," calcext:value-type="string">
            <text:p>0x14F: { "id": 0x14F, "name": "Cowboy Boots (Red)", "brand": "D+B", "ability": "HIT Keeper II", },</text:p>
          </table:table-cell>
        </table:table-row>
        <table:table-row table:style-name="ro15">
          <table:table-cell table:formula="of:=COM.MICROSOFT.CONCAT(&quot;0x&quot;; DEC2HEX(ROW() + 302))" office:value-type="string" office:string-value="0x150" calcext:value-type="string">
            <text:p>0x150</text:p>
          </table:table-cell>
          <table:table-cell office:value-type="float" office:value="33" calcext:value-type="float">
            <text:p>33</text:p>
          </table:table-cell>
          <table:table-cell office:value-type="string" calcext:value-type="string">
            <text:p><text:a xlink:href="../../../../../../../wiki/Purple_Bikini" xlink:type="simple">Purple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150" calcext:value-type="float">
            <text:p>15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D+B 104 - 104 (FSG Lvl 3)</text:p>
          </table:table-cell>
          <table:table-cell office:value-type="string" calcext:value-type="string">
            <text:p>Swimwear meets street fashion. Little details accent the charming purple base, making it a great suit to let peek out.</text:p>
          </table:table-cell>
          <table:table-cell office:value-type="float" office:value="0" calcext:value-type="float">
            <text:p>0</text:p>
          </table:table-cell>
          <table:table-cell table:formula="of:=COM.MICROSOFT.CONCAT([.A34];&quot;: &quot;;&quot;{ &quot;&quot;id&quot;&quot;: &quot;;[.A34];&quot;, &quot;&quot;name&quot;&quot;: &quot;&quot;&quot;;[.C34];&quot;&quot;&quot;, &quot;&quot;brand&quot;&quot;: &quot;&quot;&quot;;[.D34];&quot;&quot;&quot;, &quot;&quot;ability&quot;&quot;: &quot;&quot;&quot;;[.J34];&quot;&quot;&quot;, },&quot;)" office:value-type="string" office:string-value="0x150: { &quot;id&quot;: 0x150, &quot;name&quot;: &quot;Purple Bikini&quot;, &quot;brand&quot;: &quot;D+B&quot;, &quot;ability&quot;: &quot;Shiki: Fusion ★ +2&quot;, }," calcext:value-type="string">
            <text:p>0x150: { "id": 0x150, "name": "Purple Bikini", "brand": "D+B", "ability": "Shiki: Fusion ★ +2", },</text:p>
          </table:table-cell>
        </table:table-row>
        <table:table-row table:style-name="ro19">
          <table:table-cell table:formula="of:=COM.MICROSOFT.CONCAT(&quot;0x&quot;; DEC2HEX(ROW() + 302))" office:value-type="string" office:string-value="0x151" calcext:value-type="string">
            <text:p>0x151</text:p>
          </table:table-cell>
          <table:table-cell office:value-type="float" office:value="34" calcext:value-type="float">
            <text:p>34</text:p>
          </table:table-cell>
          <table:table-cell office:value-type="string" calcext:value-type="string">
            <text:p><text:a xlink:href="../../../../../../../wiki/Black_Bikini" xlink:type="simple">Black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30" calcext:value-type="float">
            <text:p>-30</text:p>
          </table:table-cell>
          <table:table-cell office:value-type="float" office:value="160" calcext:value-type="float">
            <text:p>16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104 - 104</text:p>
          </table:table-cell>
          <table:table-cell office:value-type="string" calcext:value-type="string">
            <text:p>5x Rare Metal; 1x Pretty Ribbon; 1x Purple Bikini</text:p>
          </table:table-cell>
          <table:table-cell/>
          <table:table-cell office:value-type="string" calcext:value-type="string">
            <text:p>D+B 104 - 104 (FSG Lvl 5)</text:p>
          </table:table-cell>
          <table:table-cell office:value-type="string" calcext:value-type="string">
            <text:p>Swimwear meets street fashion. Chic black plus white lace makes for maximum contrast and extreme sexiness in this hot suit!</text:p>
          </table:table-cell>
          <table:table-cell office:value-type="float" office:value="0" calcext:value-type="float">
            <text:p>0</text:p>
          </table:table-cell>
          <table:table-cell table:formula="of:=COM.MICROSOFT.CONCAT([.A35];&quot;: &quot;;&quot;{ &quot;&quot;id&quot;&quot;: &quot;;[.A35];&quot;, &quot;&quot;name&quot;&quot;: &quot;&quot;&quot;;[.C35];&quot;&quot;&quot;, &quot;&quot;brand&quot;&quot;: &quot;&quot;&quot;;[.D35];&quot;&quot;&quot;, &quot;&quot;ability&quot;&quot;: &quot;&quot;&quot;;[.J35];&quot;&quot;&quot;, },&quot;)" office:value-type="string" office:string-value="0x151: { &quot;id&quot;: 0x151, &quot;name&quot;: &quot;Black Bikini&quot;, &quot;brand&quot;: &quot;D+B&quot;, &quot;ability&quot;: &quot;Shiki: Fusion ★ +3&quot;, }," calcext:value-type="string">
            <text:p>0x151: { "id": 0x151, "name": "Black Bikini", "brand": "D+B", "ability": "Shiki: Fusion ★ +3", },</text:p>
          </table:table-cell>
        </table:table-row>
        <table:table-row table:style-name="ro9">
          <table:table-cell table:formula="of:=COM.MICROSOFT.CONCAT(&quot;0x&quot;; DEC2HEX(ROW() + 302))" office:value-type="string" office:string-value="0x152" calcext:value-type="string">
            <text:p>0x152</text:p>
          </table:table-cell>
          <table:table-cell office:value-type="float" office:value="35" calcext:value-type="float">
            <text:p>35</text:p>
          </table:table-cell>
          <table:table-cell office:value-type="string" calcext:value-type="string">
            <text:p><text:a xlink:href="../../../../../../../wiki/Studded_Belt" xlink:type="simple">Studded Belt</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es the amount of EXP you get.</text:p>
          </table:table-cell>
          <table:table-cell office:value-type="string" calcext:value-type="string">
            <text:p>D+B Molco - Molco</text:p>
          </table:table-cell>
          <table:table-cell office:value-type="string" calcext:value-type="string">
            <text:p>¥8400</text:p>
          </table:table-cell>
          <table:table-cell/>
          <table:table-cell office:value-type="string" calcext:value-type="string">
            <text:p>D+B Molco - Molco (FSG Lvl 3)</text:p>
          </table:table-cell>
          <table:table-cell office:value-type="string" calcext:value-type="string">
            <text:p>A big buckle adorns this classic belt, creating an image that's a little wild without being too butch.</text:p>
          </table:table-cell>
          <table:table-cell office:value-type="float" office:value="0" calcext:value-type="float">
            <text:p>0</text:p>
          </table:table-cell>
          <table:table-cell table:formula="of:=COM.MICROSOFT.CONCAT([.A36];&quot;: &quot;;&quot;{ &quot;&quot;id&quot;&quot;: &quot;;[.A36];&quot;, &quot;&quot;name&quot;&quot;: &quot;&quot;&quot;;[.C36];&quot;&quot;&quot;, &quot;&quot;brand&quot;&quot;: &quot;&quot;&quot;;[.D36];&quot;&quot;&quot;, &quot;&quot;ability&quot;&quot;: &quot;&quot;&quot;;[.J36];&quot;&quot;&quot;, },&quot;)" office:value-type="string" office:string-value="0x152: { &quot;id&quot;: 0x152, &quot;name&quot;: &quot;Studded Belt&quot;, &quot;brand&quot;: &quot;D+B&quot;, &quot;ability&quot;: &quot;EXP Boost I&quot;, }," calcext:value-type="string">
            <text:p>0x152: { "id": 0x152, "name": "Studded Belt", "brand": "D+B", "ability": "EXP Boost I", },</text:p>
          </table:table-cell>
        </table:table-row>
        <table:table-row table:style-name="ro15">
          <table:table-cell table:formula="of:=COM.MICROSOFT.CONCAT(&quot;0x&quot;; DEC2HEX(ROW() + 302))" office:value-type="string" office:string-value="0x153" calcext:value-type="string">
            <text:p>0x153</text:p>
          </table:table-cell>
          <table:table-cell office:value-type="float" office:value="36" calcext:value-type="float">
            <text:p>36</text:p>
          </table:table-cell>
          <table:table-cell office:value-type="string" calcext:value-type="string">
            <text:p><text:a xlink:href="../../../../../../../wiki/D%2BB_Ring" xlink:type="simple">D+B Ring</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12" calcext:value-type="float">
            <text:p>12</text:p>
          </table:table-cell>
          <table:table-cell office:value-type="float" office:value="2" calcext:value-type="float">
            <text:p>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D+B Molco - Molco</text:p>
          </table:table-cell>
          <table:table-cell office:value-type="string" calcext:value-type="string">
            <text:p>3x Adamantite; 2x Stunning Crystals; 1x Cowboy Boots (Red)</text:p>
          </table:table-cell>
          <table:table-cell/>
          <table:table-cell office:value-type="string" calcext:value-type="string">
            <text:p>D+B 104 - 104 (FSG Lvl 2)</text:p>
          </table:table-cell>
          <table:table-cell office:value-type="string" calcext:value-type="string">
            <text:p>This limited edition ring broadcasts the brand logo loud and clear. Last year's version sold out in an hour.</text:p>
          </table:table-cell>
          <table:table-cell office:value-type="float" office:value="0" calcext:value-type="float">
            <text:p>0</text:p>
          </table:table-cell>
          <table:table-cell table:formula="of:=COM.MICROSOFT.CONCAT([.A37];&quot;: &quot;;&quot;{ &quot;&quot;id&quot;&quot;: &quot;;[.A37];&quot;, &quot;&quot;name&quot;&quot;: &quot;&quot;&quot;;[.C37];&quot;&quot;&quot;, &quot;&quot;brand&quot;&quot;: &quot;&quot;&quot;;[.D37];&quot;&quot;&quot;, &quot;&quot;ability&quot;&quot;: &quot;&quot;&quot;;[.J37];&quot;&quot;&quot;, },&quot;)" office:value-type="string" office:string-value="0x153: { &quot;id&quot;: 0x153, &quot;name&quot;: &quot;D+B Ring&quot;, &quot;brand&quot;: &quot;D+B&quot;, &quot;ability&quot;: &quot;Puck Power II&quot;, }," calcext:value-type="string">
            <text:p>0x153: { "id": 0x153, "name": "D+B Ring", "brand": "D+B", "ability": "Puck Power II", },</text:p>
          </table:table-cell>
        </table:table-row>
        <table:table-row table:style-name="ro20">
          <table:table-cell table:formula="of:=COM.MICROSOFT.CONCAT(&quot;0x&quot;; DEC2HEX(ROW() + 302))" office:value-type="string" office:string-value="0x154" calcext:value-type="string">
            <text:p>0x154</text:p>
          </table:table-cell>
          <table:table-cell office:value-type="float" office:value="37" calcext:value-type="float">
            <text:p>37</text:p>
          </table:table-cell>
          <table:table-cell office:value-type="string" calcext:value-type="string">
            <text:p><text:a xlink:href="../../../../../../../wiki/Biker_Jacket" xlink:type="simple">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0" calcext:value-type="float">
            <text:p>10</text:p>
          </table:table-cell>
          <table:table-cell table:style-name="ce7"/>
          <table:table-cell office:value-type="float" office:value="53" calcext:value-type="float">
            <text:p>53</text:p>
          </table:table-cell>
          <table:table-cell office:value-type="float" office:value="38" calcext:value-type="float">
            <text:p>38</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3x Rare Metal; 1x Durable Leather; 1x Cotton Biker Vest</text:p>
          </table:table-cell>
          <table:table-cell/>
          <table:table-cell office:value-type="string" calcext:value-type="string">
            <text:p>Tigre Punks - Molco (FSG Lvl 1)</text:p>
          </table:table-cell>
          <table:table-cell office:value-type="string" calcext:value-type="string">
            <text:p>A 100% authentic leather motorcycle jacket. Even a beginner can rock this reissue of the original punk classic.</text:p>
          </table:table-cell>
          <table:table-cell office:value-type="float" office:value="0" calcext:value-type="float">
            <text:p>0</text:p>
          </table:table-cell>
          <table:table-cell table:formula="of:=COM.MICROSOFT.CONCAT([.A38];&quot;: &quot;;&quot;{ &quot;&quot;id&quot;&quot;: &quot;;[.A38];&quot;, &quot;&quot;name&quot;&quot;: &quot;&quot;&quot;;[.C38];&quot;&quot;&quot;, &quot;&quot;brand&quot;&quot;: &quot;&quot;&quot;;[.D38];&quot;&quot;&quot;, &quot;&quot;ability&quot;&quot;: &quot;&quot;&quot;;[.J38];&quot;&quot;&quot;, },&quot;)" office:value-type="string" office:string-value="0x154: { &quot;id&quot;: 0x154, &quot;name&quot;: &quot;Biker Jacket&quot;, &quot;brand&quot;: &quot;Tigre Punks&quot;, &quot;ability&quot;: &quot;Neku: ATK +5&quot;, }," calcext:value-type="string">
            <text:p>0x154: { "id": 0x154, "name": "Biker Jacket", "brand": "Tigre Punks", "ability": "Neku: ATK +5", },</text:p>
          </table:table-cell>
        </table:table-row>
        <table:table-row table:style-name="ro19">
          <table:table-cell table:formula="of:=COM.MICROSOFT.CONCAT(&quot;0x&quot;; DEC2HEX(ROW() + 302))" office:value-type="string" office:string-value="0x155" calcext:value-type="string">
            <text:p>0x155</text:p>
          </table:table-cell>
          <table:table-cell office:value-type="float" office:value="38" calcext:value-type="float">
            <text:p>38</text:p>
          </table:table-cell>
          <table:table-cell office:value-type="string" calcext:value-type="string">
            <text:p><text:a xlink:href="../../../../../../../wiki/Patchy_Biker_Jacket" xlink:type="simple">Patchy 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6" calcext:value-type="float">
            <text:p>16</text:p>
          </table:table-cell>
          <table:table-cell table:style-name="ce7"/>
          <table:table-cell office:value-type="float" office:value="75" calcext:value-type="float">
            <text:p>75</text:p>
          </table:table-cell>
          <table:table-cell office:value-type="float" office:value="45" calcext:value-type="float">
            <text:p>4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x Tektite; 2x Durable Leather; 1x Biker Jacket</text:p>
          </table:table-cell>
          <table:table-cell/>
          <table:table-cell office:value-type="string" calcext:value-type="string">
            <text:p>Tigre Punks - Molco (FSG Lvl 1)</text:p>
          </table:table-cell>
          <table:table-cell office:value-type="string" calcext:value-type="string">
            <text:p>Studs and patches cover this custom jacket. It's a perfect replica of designer Tora Ana Yamazaki's brand-pioneering model.</text:p>
          </table:table-cell>
          <table:table-cell office:value-type="float" office:value="0" calcext:value-type="float">
            <text:p>0</text:p>
          </table:table-cell>
          <table:table-cell table:formula="of:=COM.MICROSOFT.CONCAT([.A39];&quot;: &quot;;&quot;{ &quot;&quot;id&quot;&quot;: &quot;;[.A39];&quot;, &quot;&quot;name&quot;&quot;: &quot;&quot;&quot;;[.C39];&quot;&quot;&quot;, &quot;&quot;brand&quot;&quot;: &quot;&quot;&quot;;[.D39];&quot;&quot;&quot;, &quot;&quot;ability&quot;&quot;: &quot;&quot;&quot;;[.J39];&quot;&quot;&quot;, },&quot;)" office:value-type="string" office:string-value="0x155: { &quot;id&quot;: 0x155, &quot;name&quot;: &quot;Patchy Biker Jacket&quot;, &quot;brand&quot;: &quot;Tigre Punks&quot;, &quot;ability&quot;: &quot;ATK +5&quot;, }," calcext:value-type="string">
            <text:p>0x155: { "id": 0x155, "name": "Patchy Biker Jacket", "brand": "Tigre Punks", "ability": "ATK +5", },</text:p>
          </table:table-cell>
        </table:table-row>
        <table:table-row table:style-name="ro15">
          <table:table-cell table:formula="of:=COM.MICROSOFT.CONCAT(&quot;0x&quot;; DEC2HEX(ROW() + 302))" office:value-type="string" office:string-value="0x156" calcext:value-type="string">
            <text:p>0x156</text:p>
          </table:table-cell>
          <table:table-cell office:value-type="float" office:value="39" calcext:value-type="float">
            <text:p>39</text:p>
          </table:table-cell>
          <table:table-cell office:value-type="string" calcext:value-type="string">
            <text:p><text:a xlink:href="../../../../../../../wiki/Cotton_Biker_Vest" xlink:type="simple">Cotton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5" calcext:value-type="float">
            <text:p>5</text:p>
          </table:table-cell>
          <table:table-cell table:style-name="ce7"/>
          <table:table-cell table:number-columns-repeated="2" office:value-type="float" office:value="30" calcext:value-type="float">
            <text:p>30</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9600</text:p>
          </table:table-cell>
          <table:table-cell/>
          <table:table-cell office:value-type="string" calcext:value-type="string">
            <text:p>Tigre Punks - Molco (FSG Lvl 4)</text:p>
          </table:table-cell>
          <table:table-cell office:value-type="string" calcext:value-type="string">
            <text:p>A biker vest made from tartan plaid cotton. The clash between the traditional pattern and biker cut screams punk.</text:p>
          </table:table-cell>
          <table:table-cell office:value-type="float" office:value="0" calcext:value-type="float">
            <text:p>0</text:p>
          </table:table-cell>
          <table:table-cell table:formula="of:=COM.MICROSOFT.CONCAT([.A40];&quot;: &quot;;&quot;{ &quot;&quot;id&quot;&quot;: &quot;;[.A40];&quot;, &quot;&quot;name&quot;&quot;: &quot;&quot;&quot;;[.C40];&quot;&quot;&quot;, &quot;&quot;brand&quot;&quot;: &quot;&quot;&quot;;[.D40];&quot;&quot;&quot;, &quot;&quot;ability&quot;&quot;: &quot;&quot;&quot;;[.J40];&quot;&quot;&quot;, },&quot;)" office:value-type="string" office:string-value="0x156: { &quot;id&quot;: 0x156, &quot;name&quot;: &quot;Cotton Biker Vest&quot;, &quot;brand&quot;: &quot;Tigre Punks&quot;, &quot;ability&quot;: &quot;Neku: ATK +3&quot;, }," calcext:value-type="string">
            <text:p>0x156: { "id": 0x156, "name": "Cotton Biker Vest", "brand": "Tigre Punks", "ability": "Neku: ATK +3", },</text:p>
          </table:table-cell>
        </table:table-row>
        <table:table-row table:style-name="ro19">
          <table:table-cell table:formula="of:=COM.MICROSOFT.CONCAT(&quot;0x&quot;; DEC2HEX(ROW() + 302))" office:value-type="string" office:string-value="0x157" calcext:value-type="string">
            <text:p>0x157</text:p>
          </table:table-cell>
          <table:table-cell office:value-type="float" office:value="40" calcext:value-type="float">
            <text:p>40</text:p>
          </table:table-cell>
          <table:table-cell office:value-type="string" calcext:value-type="string">
            <text:p><text:a xlink:href="../../../../../../../wiki/Tiger_Biker_Vest" xlink:type="simple">Tiger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3" calcext:value-type="float">
            <text:p>13</text:p>
          </table:table-cell>
          <table:table-cell table:style-name="ce7"/>
          <table:table-cell office:value-type="float" office:value="57" calcext:value-type="float">
            <text:p>57</text:p>
          </table:table-cell>
          <table:table-cell office:value-type="float" office:value="55" calcext:value-type="float">
            <text:p>55</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Tigre Punks - Molco</text:p>
          </table:table-cell>
          <table:table-cell office:value-type="string" calcext:value-type="string">
            <text:p>¥64500</text:p>
          </table:table-cell>
          <table:table-cell/>
          <table:table-cell office:value-type="string" calcext:value-type="string">
            <text:p>Tigre Punks - Molco (FSG Lvl 7)</text:p>
          </table:table-cell>
          <table:table-cell office:value-type="string" calcext:value-type="string">
            <text:p>The furry material this tiger-striped biker vest is fashioned from boldly defies the heat of summer. Another Tora Ana Yamazaki triumph.</text:p>
          </table:table-cell>
          <table:table-cell office:value-type="float" office:value="0" calcext:value-type="float">
            <text:p>0</text:p>
          </table:table-cell>
          <table:table-cell table:formula="of:=COM.MICROSOFT.CONCAT([.A41];&quot;: &quot;;&quot;{ &quot;&quot;id&quot;&quot;: &quot;;[.A41];&quot;, &quot;&quot;name&quot;&quot;: &quot;&quot;&quot;;[.C41];&quot;&quot;&quot;, &quot;&quot;brand&quot;&quot;: &quot;&quot;&quot;;[.D41];&quot;&quot;&quot;, &quot;&quot;ability&quot;&quot;: &quot;&quot;&quot;;[.J41];&quot;&quot;&quot;, },&quot;)" office:value-type="string" office:string-value="0x157: { &quot;id&quot;: 0x157, &quot;name&quot;: &quot;Tiger Biker Vest&quot;, &quot;brand&quot;: &quot;Tigre Punks&quot;, &quot;ability&quot;: &quot;Beat: Fusion ★ +3&quot;, }," calcext:value-type="string">
            <text:p>0x157: { "id": 0x157, "name": "Tiger Biker Vest", "brand": "Tigre Punks", "ability": "Beat: Fusion ★ +3", },</text:p>
          </table:table-cell>
        </table:table-row>
        <table:table-row table:style-name="ro15">
          <table:table-cell table:formula="of:=COM.MICROSOFT.CONCAT(&quot;0x&quot;; DEC2HEX(ROW() + 302))" office:value-type="string" office:string-value="0x158" calcext:value-type="string">
            <text:p>0x158</text:p>
          </table:table-cell>
          <table:table-cell office:value-type="float" office:value="41" calcext:value-type="float">
            <text:p>41</text:p>
          </table:table-cell>
          <table:table-cell office:value-type="string" calcext:value-type="string">
            <text:p><text:a xlink:href="../../../../../../../wiki/Fitted_Coat" xlink:type="simple">Fitted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30" calcext:value-type="float">
            <text:p>30</text:p>
          </table:table-cell>
          <table:table-cell office:value-type="float" office:value="52" calcext:value-type="float">
            <text:p>52</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Tigre Punks - Molco</text:p>
          </table:table-cell>
          <table:table-cell office:value-type="string" calcext:value-type="string">
            <text:p>¥27000</text:p>
          </table:table-cell>
          <table:table-cell/>
          <table:table-cell office:value-type="string" calcext:value-type="string">
            <text:p>Tigre Punks - Molco (FSG lvl 7)</text:p>
          </table:table-cell>
          <table:table-cell office:value-type="string" calcext:value-type="string">
            <text:p>A host of detailing makes this plaid darted coat a piece of punk fashion every rocker can get behind.</text:p>
          </table:table-cell>
          <table:table-cell office:value-type="float" office:value="0" calcext:value-type="float">
            <text:p>0</text:p>
          </table:table-cell>
          <table:table-cell table:formula="of:=COM.MICROSOFT.CONCAT([.A42];&quot;: &quot;;&quot;{ &quot;&quot;id&quot;&quot;: &quot;;[.A42];&quot;, &quot;&quot;name&quot;&quot;: &quot;&quot;&quot;;[.C42];&quot;&quot;&quot;, &quot;&quot;brand&quot;&quot;: &quot;&quot;&quot;;[.D42];&quot;&quot;&quot;, &quot;&quot;ability&quot;&quot;: &quot;&quot;&quot;;[.J42];&quot;&quot;&quot;, },&quot;)" office:value-type="string" office:string-value="0x158: { &quot;id&quot;: 0x158, &quot;name&quot;: &quot;Fitted Coat&quot;, &quot;brand&quot;: &quot;Tigre Punks&quot;, &quot;ability&quot;: &quot;Beat: DEF +4&quot;, }," calcext:value-type="string">
            <text:p>0x158: { "id": 0x158, "name": "Fitted Coat", "brand": "Tigre Punks", "ability": "Beat: DEF +4", },</text:p>
          </table:table-cell>
        </table:table-row>
        <table:table-row table:style-name="ro19">
          <table:table-cell table:formula="of:=COM.MICROSOFT.CONCAT(&quot;0x&quot;; DEC2HEX(ROW() + 302))" office:value-type="string" office:string-value="0x159" calcext:value-type="string">
            <text:p>0x159</text:p>
          </table:table-cell>
          <table:table-cell office:value-type="float" office:value="42" calcext:value-type="float">
            <text:p>42</text:p>
          </table:table-cell>
          <table:table-cell office:value-type="string" calcext:value-type="string">
            <text:p><text:a xlink:href="../../../../../../../wiki/Tartan_Coat" xlink:type="simple">Tartan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42" calcext:value-type="float">
            <text:p>42</text:p>
          </table:table-cell>
          <table:table-cell office:value-type="float" office:value="49" calcext:value-type="float">
            <text:p>49</text:p>
          </table:table-cell>
          <table:table-cell office:value-type="string" calcext:value-type="string">
            <text:p>Beat: Air Combo D</text:p>
          </table:table-cell>
          <table:table-cell office:value-type="string" calcext:value-type="string">
            <text:p>Beat</text:p>
          </table:table-cell>
          <table:table-cell office:value-type="string" calcext:value-type="string">
            <text:p>When Beat wears this, his air combo map changes to the shape of a trident.</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The hems on this plaid bondage jacket are unfinished and frayed. The punk is in taking the traditional and tearing it apart.</text:p>
          </table:table-cell>
          <table:table-cell office:value-type="float" office:value="0" calcext:value-type="float">
            <text:p>0</text:p>
          </table:table-cell>
          <table:table-cell table:formula="of:=COM.MICROSOFT.CONCAT([.A43];&quot;: &quot;;&quot;{ &quot;&quot;id&quot;&quot;: &quot;;[.A43];&quot;, &quot;&quot;name&quot;&quot;: &quot;&quot;&quot;;[.C43];&quot;&quot;&quot;, &quot;&quot;brand&quot;&quot;: &quot;&quot;&quot;;[.D43];&quot;&quot;&quot;, &quot;&quot;ability&quot;&quot;: &quot;&quot;&quot;;[.J43];&quot;&quot;&quot;, },&quot;)" office:value-type="string" office:string-value="0x159: { &quot;id&quot;: 0x159, &quot;name&quot;: &quot;Tartan Coat&quot;, &quot;brand&quot;: &quot;Tigre Punks&quot;, &quot;ability&quot;: &quot;Beat: Air Combo D&quot;, }," calcext:value-type="string">
            <text:p>0x159: { "id": 0x159, "name": "Tartan Coat", "brand": "Tigre Punks", "ability": "Beat: Air Combo D", },</text:p>
          </table:table-cell>
        </table:table-row>
        <table:table-row table:style-name="ro15">
          <table:table-cell table:formula="of:=COM.MICROSOFT.CONCAT(&quot;0x&quot;; DEC2HEX(ROW() + 302))" office:value-type="string" office:string-value="0x15A" calcext:value-type="string">
            <text:p>0x15A</text:p>
          </table:table-cell>
          <table:table-cell office:value-type="float" office:value="43" calcext:value-type="float">
            <text:p>43</text:p>
          </table:table-cell>
          <table:table-cell office:value-type="string" calcext:value-type="string">
            <text:p><text:a xlink:href="../../../../../../../wiki/Pink_Gauze_Shirt" xlink:type="simple">Pink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58" calcext:value-type="float">
            <text:p>58</text:p>
          </table:table-cell>
          <table:table-cell office:value-type="string" calcext:value-type="string">
            <text:p>Joshua: Air Combo A</text:p>
          </table:table-cell>
          <table:table-cell office:value-type="string" calcext:value-type="string">
            <text:p>Joshua</text:p>
          </table:table-cell>
          <table:table-cell office:value-type="string" calcext:value-type="string">
            <text:p>When Joshua wears this, his air combo map changes to the shape of a dagger.</text:p>
          </table:table-cell>
          <table:table-cell office:value-type="string" calcext:value-type="string">
            <text:p>Tigre Punks - Molco</text:p>
          </table:table-cell>
          <table:table-cell office:value-type="string" calcext:value-type="string">
            <text:p>¥6795</text:p>
          </table:table-cell>
          <table:table-cell/>
          <table:table-cell office:value-type="string" calcext:value-type="string">
            <text:p>Tigre Punks - Molco (FSG Lvl 2)</text:p>
          </table:table-cell>
          <table:table-cell office:value-type="string" calcext:value-type="string">
            <text:p>An old-school punk staple, the gauze shirt. The sprightly pink offers a fun blend of cute with hard-edged punk.</text:p>
          </table:table-cell>
          <table:table-cell office:value-type="float" office:value="0" calcext:value-type="float">
            <text:p>0</text:p>
          </table:table-cell>
          <table:table-cell table:formula="of:=COM.MICROSOFT.CONCAT([.A44];&quot;: &quot;;&quot;{ &quot;&quot;id&quot;&quot;: &quot;;[.A44];&quot;, &quot;&quot;name&quot;&quot;: &quot;&quot;&quot;;[.C44];&quot;&quot;&quot;, &quot;&quot;brand&quot;&quot;: &quot;&quot;&quot;;[.D44];&quot;&quot;&quot;, &quot;&quot;ability&quot;&quot;: &quot;&quot;&quot;;[.J44];&quot;&quot;&quot;, },&quot;)" office:value-type="string" office:string-value="0x15A: { &quot;id&quot;: 0x15A, &quot;name&quot;: &quot;Pink Gauze Shirt&quot;, &quot;brand&quot;: &quot;Tigre Punks&quot;, &quot;ability&quot;: &quot;Joshua: Air Combo A&quot;, }," calcext:value-type="string">
            <text:p>0x15A: { "id": 0x15A, "name": "Pink Gauze Shirt", "brand": "Tigre Punks", "ability": "Joshua: Air Combo A", },</text:p>
          </table:table-cell>
        </table:table-row>
        <table:table-row table:style-name="ro15">
          <table:table-cell table:formula="of:=COM.MICROSOFT.CONCAT(&quot;0x&quot;; DEC2HEX(ROW() + 302))" office:value-type="string" office:string-value="0x15B" calcext:value-type="string">
            <text:p>0x15B</text:p>
          </table:table-cell>
          <table:table-cell office:value-type="float" office:value="44" calcext:value-type="float">
            <text:p>44</text:p>
          </table:table-cell>
          <table:table-cell office:value-type="string" calcext:value-type="string">
            <text:p><text:a xlink:href="../../../../../../../wiki/Grey_Gauze_Shirt" xlink:type="simple">Grey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9" calcext:value-type="float">
            <text:p>9</text:p>
          </table:table-cell>
          <table:table-cell office:value-type="float" office:value="32" calcext:value-type="float">
            <text:p>32</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Tigre Punks - Molco</text:p>
          </table:table-cell>
          <table:table-cell office:value-type="string" calcext:value-type="string">
            <text:p>¥6900</text:p>
          </table:table-cell>
          <table:table-cell/>
          <table:table-cell office:value-type="string" calcext:value-type="string">
            <text:p>AMX - AMX (FSG Lvl 2)</text:p>
          </table:table-cell>
          <table:table-cell office:value-type="string" calcext:value-type="string">
            <text:p>An old-school punk staple, the gauze shirt. Its low-key, neutral color lets the skull graphic really jump out.</text:p>
          </table:table-cell>
          <table:table-cell office:value-type="float" office:value="0" calcext:value-type="float">
            <text:p>0</text:p>
          </table:table-cell>
          <table:table-cell table:formula="of:=COM.MICROSOFT.CONCAT([.A45];&quot;: &quot;;&quot;{ &quot;&quot;id&quot;&quot;: &quot;;[.A45];&quot;, &quot;&quot;name&quot;&quot;: &quot;&quot;&quot;;[.C45];&quot;&quot;&quot;, &quot;&quot;brand&quot;&quot;: &quot;&quot;&quot;;[.D45];&quot;&quot;&quot;, &quot;&quot;ability&quot;&quot;: &quot;&quot;&quot;;[.J45];&quot;&quot;&quot;, },&quot;)" office:value-type="string" office:string-value="0x15B: { &quot;id&quot;: 0x15B, &quot;name&quot;: &quot;Grey Gauze Shirt&quot;, &quot;brand&quot;: &quot;Tigre Punks&quot;, &quot;ability&quot;: &quot;HP +15&quot;, }," calcext:value-type="string">
            <text:p>0x15B: { "id": 0x15B, "name": "Grey Gauze Shirt", "brand": "Tigre Punks", "ability": "HP +15", },</text:p>
          </table:table-cell>
        </table:table-row>
        <table:table-row table:style-name="ro10">
          <table:table-cell table:formula="of:=COM.MICROSOFT.CONCAT(&quot;0x&quot;; DEC2HEX(ROW() + 302))" office:value-type="string" office:string-value="0x15C" calcext:value-type="string">
            <text:p>0x15C</text:p>
          </table:table-cell>
          <table:table-cell office:value-type="float" office:value="45" calcext:value-type="float">
            <text:p>45</text:p>
          </table:table-cell>
          <table:table-cell office:value-type="string" calcext:value-type="string">
            <text:p><text:a xlink:href="../../../../../../../wiki/Black_Raglan_Tee" xlink:type="simple">Black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Cosmic Corner - Dogenzaka</text:p>
            <text:p>Tigre Punks - Molco</text:p>
          </table:table-cell>
          <table:table-cell office:value-type="string" calcext:value-type="string">
            <text:p>¥3990</text:p>
          </table:table-cell>
          <table:table-cell/>
          <table:table-cell office:value-type="string" calcext:value-type="string">
            <text:p>Cosmic Corner - Dogenzaka (FSG Lvl 2)</text:p>
          </table:table-cell>
          <table:table-cell office:value-type="string" calcext:value-type="string">
            <text:p>This two-tone shirt sports 3/4-length sleeves and a slim silhouette that works with any bottom. Simple enough for everyday wear.</text:p>
          </table:table-cell>
          <table:table-cell office:value-type="float" office:value="0" calcext:value-type="float">
            <text:p>0</text:p>
          </table:table-cell>
          <table:table-cell table:formula="of:=COM.MICROSOFT.CONCAT([.A46];&quot;: &quot;;&quot;{ &quot;&quot;id&quot;&quot;: &quot;;[.A46];&quot;, &quot;&quot;name&quot;&quot;: &quot;&quot;&quot;;[.C46];&quot;&quot;&quot;, &quot;&quot;brand&quot;&quot;: &quot;&quot;&quot;;[.D46];&quot;&quot;&quot;, &quot;&quot;ability&quot;&quot;: &quot;&quot;&quot;;[.J46];&quot;&quot;&quot;, },&quot;)" office:value-type="string" office:string-value="0x15C: { &quot;id&quot;: 0x15C, &quot;name&quot;: &quot;Black Raglan Tee&quot;, &quot;brand&quot;: &quot;Tigre Punks&quot;, &quot;ability&quot;: &quot;SOS ATK Boost I&quot;, }," calcext:value-type="string">
            <text:p>0x15C: { "id": 0x15C, "name": "Black Raglan Tee", "brand": "Tigre Punks", "ability": "SOS ATK Boost I", },</text:p>
          </table:table-cell>
        </table:table-row>
        <table:table-row table:style-name="ro19">
          <table:table-cell table:formula="of:=COM.MICROSOFT.CONCAT(&quot;0x&quot;; DEC2HEX(ROW() + 302))" office:value-type="string" office:string-value="0x15D" calcext:value-type="string">
            <text:p>0x15D</text:p>
          </table:table-cell>
          <table:table-cell office:value-type="float" office:value="46" calcext:value-type="float">
            <text:p>46</text:p>
          </table:table-cell>
          <table:table-cell office:value-type="string" calcext:value-type="string">
            <text:p><text:a xlink:href="../../../../../../../wiki/Blue_Raglan_Tee" xlink:type="simple">Blue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Tigre Punks - Molco</text:p>
          </table:table-cell>
          <table:table-cell office:value-type="string" calcext:value-type="string">
            <text:p>¥3990</text:p>
          </table:table-cell>
          <table:table-cell/>
          <table:table-cell office:value-type="string" calcext:value-type="string">
            <text:p>Tigre Punks - Molco (FSG Lvl 1)</text:p>
          </table:table-cell>
          <table:table-cell office:value-type="string" calcext:value-type="string">
            <text:p>This two-tone shirt sports 3/4-length sleeves and a slim silhouette that works with any bottom. Sister to the black raglan tee.</text:p>
          </table:table-cell>
          <table:table-cell office:value-type="float" office:value="0" calcext:value-type="float">
            <text:p>0</text:p>
          </table:table-cell>
          <table:table-cell table:formula="of:=COM.MICROSOFT.CONCAT([.A47];&quot;: &quot;;&quot;{ &quot;&quot;id&quot;&quot;: &quot;;[.A47];&quot;, &quot;&quot;name&quot;&quot;: &quot;&quot;&quot;;[.C47];&quot;&quot;&quot;, &quot;&quot;brand&quot;&quot;: &quot;&quot;&quot;;[.D47];&quot;&quot;&quot;, &quot;&quot;ability&quot;&quot;: &quot;&quot;&quot;;[.J47];&quot;&quot;&quot;, },&quot;)" office:value-type="string" office:string-value="0x15D: { &quot;id&quot;: 0x15D, &quot;name&quot;: &quot;Blue Raglan Tee&quot;, &quot;brand&quot;: &quot;Tigre Punks&quot;, &quot;ability&quot;: &quot;Shiki: HP +10&quot;, }," calcext:value-type="string">
            <text:p>0x15D: { "id": 0x15D, "name": "Blue Raglan Tee", "brand": "Tigre Punks", "ability": "Shiki: HP +10", },</text:p>
          </table:table-cell>
        </table:table-row>
        <table:table-row table:style-name="ro20">
          <table:table-cell table:formula="of:=COM.MICROSOFT.CONCAT(&quot;0x&quot;; DEC2HEX(ROW() + 302))" office:value-type="string" office:string-value="0x15E" calcext:value-type="string">
            <text:p>0x15E</text:p>
          </table:table-cell>
          <table:table-cell office:value-type="float" office:value="47" calcext:value-type="float">
            <text:p>47</text:p>
          </table:table-cell>
          <table:table-cell office:value-type="string" calcext:value-type="string">
            <text:p><text:a xlink:href="../../../../../../../wiki/Bondage_Pants_(Black)" xlink:type="simple">Bondage Pants (Black)</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29" calcext:value-type="float">
            <text:p>29</text:p>
          </table:table-cell>
          <table:table-cell office:value-type="float" office:value="38" calcext:value-type="float">
            <text:p>38</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Tigre Punks - Molco (FSG Lvl 3)</text:p>
          </table:table-cell>
          <table:table-cell office:value-type="string" calcext:value-type="string">
            <text:p>Black bondage pants are a punk classic-a fundamental fundamental. Any punk fan worth his salt owns a pair or two.</text:p>
          </table:table-cell>
          <table:table-cell office:value-type="float" office:value="0" calcext:value-type="float">
            <text:p>0</text:p>
          </table:table-cell>
          <table:table-cell table:formula="of:=COM.MICROSOFT.CONCAT([.A48];&quot;: &quot;;&quot;{ &quot;&quot;id&quot;&quot;: &quot;;[.A48];&quot;, &quot;&quot;name&quot;&quot;: &quot;&quot;&quot;;[.C48];&quot;&quot;&quot;, &quot;&quot;brand&quot;&quot;: &quot;&quot;&quot;;[.D48];&quot;&quot;&quot;, &quot;&quot;ability&quot;&quot;: &quot;&quot;&quot;;[.J48];&quot;&quot;&quot;, },&quot;)" office:value-type="string" office:string-value="0x15E: { &quot;id&quot;: 0x15E, &quot;name&quot;: &quot;Bondage Pants (Black)&quot;, &quot;brand&quot;: &quot;Tigre Punks&quot;, &quot;ability&quot;: &quot;SOS Null Damage&quot;, }," calcext:value-type="string">
            <text:p>0x15E: { "id": 0x15E, "name": "Bondage Pants (Black)", "brand": "Tigre Punks", "ability": "SOS Null Damage", },</text:p>
          </table:table-cell>
        </table:table-row>
        <table:table-row table:style-name="ro15">
          <table:table-cell table:formula="of:=COM.MICROSOFT.CONCAT(&quot;0x&quot;; DEC2HEX(ROW() + 302))" office:value-type="string" office:string-value="0x15F" calcext:value-type="string">
            <text:p>0x15F</text:p>
          </table:table-cell>
          <table:table-cell office:value-type="float" office:value="48" calcext:value-type="float">
            <text:p>48</text:p>
          </table:table-cell>
          <table:table-cell office:value-type="string" calcext:value-type="string">
            <text:p><text:a xlink:href="../../../../../../../wiki/Skirt_Bondage_Combo" xlink:type="simple">Skirt Bondage Combo</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1" calcext:value-type="float">
            <text:p>51</text:p>
          </table:table-cell>
          <table:table-cell office:value-type="float" office:value="74" calcext:value-type="float">
            <text:p>74</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Tigre Punks - Molco</text:p>
          </table:table-cell>
          <table:table-cell office:value-type="string" calcext:value-type="string">
            <text:p>¥15600</text:p>
          </table:table-cell>
          <table:table-cell/>
          <table:table-cell office:value-type="string" calcext:value-type="string">
            <text:p>Tigre Punks - Molco (FSG Lvl 6)</text:p>
          </table:table-cell>
          <table:table-cell office:value-type="string" calcext:value-type="string">
            <text:p>Bondage pants, meet miniskirt. It's canonical punk, while also being the style's ultimate evolution.</text:p>
          </table:table-cell>
          <table:table-cell office:value-type="float" office:value="0" calcext:value-type="float">
            <text:p>0</text:p>
          </table:table-cell>
          <table:table-cell table:formula="of:=COM.MICROSOFT.CONCAT([.A49];&quot;: &quot;;&quot;{ &quot;&quot;id&quot;&quot;: &quot;;[.A49];&quot;, &quot;&quot;name&quot;&quot;: &quot;&quot;&quot;;[.C49];&quot;&quot;&quot;, &quot;&quot;brand&quot;&quot;: &quot;&quot;&quot;;[.D49];&quot;&quot;&quot;, &quot;&quot;ability&quot;&quot;: &quot;&quot;&quot;;[.J49];&quot;&quot;&quot;, },&quot;)" office:value-type="string" office:string-value="0x15F: { &quot;id&quot;: 0x15F, &quot;name&quot;: &quot;Skirt Bondage Combo&quot;, &quot;brand&quot;: &quot;Tigre Punks&quot;, &quot;ability&quot;: &quot;Resist Immobilization&quot;, }," calcext:value-type="string">
            <text:p>0x15F: { "id": 0x15F, "name": "Skirt Bondage Combo", "brand": "Tigre Punks", "ability": "Resist Immobilization", },</text:p>
          </table:table-cell>
        </table:table-row>
        <table:table-row table:style-name="ro15">
          <table:table-cell table:formula="of:=COM.MICROSOFT.CONCAT(&quot;0x&quot;; DEC2HEX(ROW() + 302))" office:value-type="string" office:string-value="0x160" calcext:value-type="string">
            <text:p>0x160</text:p>
          </table:table-cell>
          <table:table-cell office:value-type="float" office:value="49" calcext:value-type="float">
            <text:p>49</text:p>
          </table:table-cell>
          <table:table-cell office:value-type="string" calcext:value-type="string">
            <text:p><text:a xlink:href="../../../../../../../wiki/Bondage_Half-pants" xlink:type="simple">Bondage Half-pants</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AMX - AMX (FSG Lvl 2)</text:p>
          </table:table-cell>
          <table:table-cell office:value-type="string" calcext:value-type="string">
            <text:p>Faux-leather bondage capris with red accent stitching. Add accessories to keep these fun for the long run.</text:p>
          </table:table-cell>
          <table:table-cell office:value-type="float" office:value="0" calcext:value-type="float">
            <text:p>0</text:p>
          </table:table-cell>
          <table:table-cell table:formula="of:=COM.MICROSOFT.CONCAT([.A50];&quot;: &quot;;&quot;{ &quot;&quot;id&quot;&quot;: &quot;;[.A50];&quot;, &quot;&quot;name&quot;&quot;: &quot;&quot;&quot;;[.C50];&quot;&quot;&quot;, &quot;&quot;brand&quot;&quot;: &quot;&quot;&quot;;[.D50];&quot;&quot;&quot;, &quot;&quot;ability&quot;&quot;: &quot;&quot;&quot;;[.J50];&quot;&quot;&quot;, },&quot;)" office:value-type="string" office:string-value="0x160: { &quot;id&quot;: 0x160, &quot;name&quot;: &quot;Bondage Half-pants&quot;, &quot;brand&quot;: &quot;Tigre Punks&quot;, &quot;ability&quot;: &quot;Neku: DEF +1&quot;, }," calcext:value-type="string">
            <text:p>0x160: { "id": 0x160, "name": "Bondage Half-pants", "brand": "Tigre Punks", "ability": "Neku: DEF +1", },</text:p>
          </table:table-cell>
        </table:table-row>
        <table:table-row table:style-name="ro20">
          <table:table-cell table:formula="of:=COM.MICROSOFT.CONCAT(&quot;0x&quot;; DEC2HEX(ROW() + 302))" office:value-type="string" office:string-value="0x161" calcext:value-type="string">
            <text:p>0x161</text:p>
          </table:table-cell>
          <table:table-cell office:value-type="float" office:value="50" calcext:value-type="float">
            <text:p>50</text:p>
          </table:table-cell>
          <table:table-cell office:value-type="string" calcext:value-type="string">
            <text:p><text:a xlink:href="../../../../../../../wiki/Work_Boots" xlink:type="simple">Work Boot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1" calcext:value-type="float">
            <text:p>11</text:p>
          </table:table-cell>
          <table:table-cell table:style-name="ce7"/>
          <table:table-cell office:value-type="float" office:value="42" calcext:value-type="float">
            <text:p>42</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Uber-punk lace-up work boots, great with tucked-in pant legs or matched with capris. As versatile as they are durable.</text:p>
          </table:table-cell>
          <table:table-cell office:value-type="float" office:value="0" calcext:value-type="float">
            <text:p>0</text:p>
          </table:table-cell>
          <table:table-cell table:formula="of:=COM.MICROSOFT.CONCAT([.A51];&quot;: &quot;;&quot;{ &quot;&quot;id&quot;&quot;: &quot;;[.A51];&quot;, &quot;&quot;name&quot;&quot;: &quot;&quot;&quot;;[.C51];&quot;&quot;&quot;, &quot;&quot;brand&quot;&quot;: &quot;&quot;&quot;;[.D51];&quot;&quot;&quot;, &quot;&quot;ability&quot;&quot;: &quot;&quot;&quot;;[.J51];&quot;&quot;&quot;, },&quot;)" office:value-type="string" office:string-value="0x161: { &quot;id&quot;: 0x161, &quot;name&quot;: &quot;Work Boots&quot;, &quot;brand&quot;: &quot;Tigre Punks&quot;, &quot;ability&quot;: &quot;Resist Knockback&quot;, }," calcext:value-type="string">
            <text:p>0x161: { "id": 0x161, "name": "Work Boots", "brand": "Tigre Punks", "ability": "Resist Knockback", },</text:p>
          </table:table-cell>
        </table:table-row>
        <table:table-row table:style-name="ro20">
          <table:table-cell table:formula="of:=COM.MICROSOFT.CONCAT(&quot;0x&quot;; DEC2HEX(ROW() + 302))" office:value-type="string" office:string-value="0x162" calcext:value-type="string">
            <text:p>0x162</text:p>
          </table:table-cell>
          <table:table-cell office:value-type="float" office:value="51" calcext:value-type="float">
            <text:p>51</text:p>
          </table:table-cell>
          <table:table-cell office:value-type="string" calcext:value-type="string">
            <text:p><text:a xlink:href="../../../../../../../wiki/Purple_Sneaks" xlink:type="simple">Purple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1" calcext:value-type="float">
            <text:p>1</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Tigre Punks - Molco (FSG Lvl 3)</text:p>
          </table:table-cell>
          <table:table-cell office:value-type="string" calcext:value-type="string">
            <text:p>Sneakers made of a purple enamel. Nice and simple, these are the perfect start to your next punked-out outfit.</text:p>
          </table:table-cell>
          <table:table-cell office:value-type="float" office:value="0" calcext:value-type="float">
            <text:p>0</text:p>
          </table:table-cell>
          <table:table-cell table:formula="of:=COM.MICROSOFT.CONCAT([.A52];&quot;: &quot;;&quot;{ &quot;&quot;id&quot;&quot;: &quot;;[.A52];&quot;, &quot;&quot;name&quot;&quot;: &quot;&quot;&quot;;[.C52];&quot;&quot;&quot;, &quot;&quot;brand&quot;&quot;: &quot;&quot;&quot;;[.D52];&quot;&quot;&quot;, &quot;&quot;ability&quot;&quot;: &quot;&quot;&quot;;[.J52];&quot;&quot;&quot;, },&quot;)" office:value-type="string" office:string-value="0x162: { &quot;id&quot;: 0x162, &quot;name&quot;: &quot;Purple Sneaks&quot;, &quot;brand&quot;: &quot;Tigre Punks&quot;, &quot;ability&quot;: &quot;Faster Puck II&quot;, }," calcext:value-type="string">
            <text:p>0x162: { "id": 0x162, "name": "Purple Sneaks", "brand": "Tigre Punks", "ability": "Faster Puck II", },</text:p>
          </table:table-cell>
        </table:table-row>
        <table:table-row table:style-name="ro15">
          <table:table-cell table:formula="of:=COM.MICROSOFT.CONCAT(&quot;0x&quot;; DEC2HEX(ROW() + 302))" office:value-type="string" office:string-value="0x163" calcext:value-type="string">
            <text:p>0x163</text:p>
          </table:table-cell>
          <table:table-cell office:value-type="float" office:value="52" calcext:value-type="float">
            <text:p>52</text:p>
          </table:table-cell>
          <table:table-cell office:value-type="string" calcext:value-type="string">
            <text:p><text:a xlink:href="../../../../../../../wiki/Custom_Sneaks" xlink:type="simple">Custom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5" calcext:value-type="float">
            <text:p>5</text:p>
          </table:table-cell>
          <table:table-cell table:style-name="ce7"/>
          <table:table-cell office:value-type="float" office:value="60" calcext:value-type="float">
            <text:p>60</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ext:p>Tigre Punks - Molco</text:p>
          </table:table-cell>
          <table:table-cell office:value-type="string" calcext:value-type="string">
            <text:p>¥8400</text:p>
          </table:table-cell>
          <table:table-cell/>
          <table:table-cell office:value-type="string" calcext:value-type="string">
            <text:p>Cosmic Corner - Dogenzaka (FSG Lvl 3)</text:p>
          </table:table-cell>
          <table:table-cell office:value-type="string" calcext:value-type="string">
            <text:p>These mismatched sneakers flip the bird to conventional wisdom in the grand tradition of punk design.</text:p>
          </table:table-cell>
          <table:table-cell office:value-type="float" office:value="0" calcext:value-type="float">
            <text:p>0</text:p>
          </table:table-cell>
          <table:table-cell table:formula="of:=COM.MICROSOFT.CONCAT([.A53];&quot;: &quot;;&quot;{ &quot;&quot;id&quot;&quot;: &quot;;[.A53];&quot;, &quot;&quot;name&quot;&quot;: &quot;&quot;&quot;;[.C53];&quot;&quot;&quot;, &quot;&quot;brand&quot;&quot;: &quot;&quot;&quot;;[.D53];&quot;&quot;&quot;, &quot;&quot;ability&quot;&quot;: &quot;&quot;&quot;;[.J53];&quot;&quot;&quot;, },&quot;)" office:value-type="string" office:string-value="0x163: { &quot;id&quot;: 0x163, &quot;name&quot;: &quot;Custom Sneaks&quot;, &quot;brand&quot;: &quot;Tigre Punks&quot;, &quot;ability&quot;: &quot;More Defense Breaks I&quot;, }," calcext:value-type="string">
            <text:p>0x163: { "id": 0x163, "name": "Custom Sneaks", "brand": "Tigre Punks", "ability": "More Defense Breaks I", },</text:p>
          </table:table-cell>
        </table:table-row>
        <table:table-row table:style-name="ro19">
          <table:table-cell table:formula="of:=COM.MICROSOFT.CONCAT(&quot;0x&quot;; DEC2HEX(ROW() + 302))" office:value-type="string" office:string-value="0x164" calcext:value-type="string">
            <text:p>0x164</text:p>
          </table:table-cell>
          <table:table-cell office:value-type="float" office:value="53" calcext:value-type="float">
            <text:p>53</text:p>
          </table:table-cell>
          <table:table-cell office:value-type="string" calcext:value-type="string">
            <text:p><text:a xlink:href="../../../../../../../wiki/White_Rubbersoles" xlink:type="simple">White Rubbersole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0" calcext:value-type="float">
            <text:p>10</text:p>
          </table:table-cell>
          <table:table-cell table:style-name="ce7"/>
          <table:table-cell office:value-type="float" office:value="46" calcext:value-type="float">
            <text:p>46</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Tigre Punks - Molco</text:p>
          </table:table-cell>
          <table:table-cell office:value-type="string" calcext:value-type="string">
            <text:p>¥15000</text:p>
          </table:table-cell>
          <table:table-cell/>
          <table:table-cell office:value-type="string" calcext:value-type="string">
            <text:p>Tigre Punks - Molco (FSG Lvl 4)</text:p>
          </table:table-cell>
          <table:table-cell office:value-type="string" calcext:value-type="string">
            <text:p>Every punk rocker needs one pair of white rubber-soled shoes; let these be yours. Designer Tora Ana Yamazaki's favorites.</text:p>
          </table:table-cell>
          <table:table-cell office:value-type="float" office:value="0" calcext:value-type="float">
            <text:p>0</text:p>
          </table:table-cell>
          <table:table-cell table:formula="of:=COM.MICROSOFT.CONCAT([.A54];&quot;: &quot;;&quot;{ &quot;&quot;id&quot;&quot;: &quot;;[.A54];&quot;, &quot;&quot;name&quot;&quot;: &quot;&quot;&quot;;[.C54];&quot;&quot;&quot;, &quot;&quot;brand&quot;&quot;: &quot;&quot;&quot;;[.D54];&quot;&quot;&quot;, &quot;&quot;ability&quot;&quot;: &quot;&quot;&quot;;[.J54];&quot;&quot;&quot;, },&quot;)" office:value-type="string" office:string-value="0x164: { &quot;id&quot;: 0x164, &quot;name&quot;: &quot;White Rubbersoles&quot;, &quot;brand&quot;: &quot;Tigre Punks&quot;, &quot;ability&quot;: &quot;EXP Boost I&quot;, }," calcext:value-type="string">
            <text:p>0x164: { "id": 0x164, "name": "White Rubbersoles", "brand": "Tigre Punks", "ability": "EXP Boost I", },</text:p>
          </table:table-cell>
        </table:table-row>
        <table:table-row table:style-name="ro20">
          <table:table-cell table:formula="of:=COM.MICROSOFT.CONCAT(&quot;0x&quot;; DEC2HEX(ROW() + 302))" office:value-type="string" office:string-value="0x165" calcext:value-type="string">
            <text:p>0x165</text:p>
          </table:table-cell>
          <table:table-cell office:value-type="float" office:value="54" calcext:value-type="float">
            <text:p>54</text:p>
          </table:table-cell>
          <table:table-cell office:value-type="string" calcext:value-type="string">
            <text:p><text:a xlink:href="../../../../../../../wiki/Double-spiked_Cuff" xlink:type="simple">Double-spiked Cuff</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5" calcext:value-type="float">
            <text:p>-5</text:p>
          </table:table-cell>
          <table:table-cell office:value-type="float" office:value="28" calcext:value-type="float">
            <text:p>28</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Tigre Punks - Molco</text:p>
          </table:table-cell>
          <table:table-cell office:value-type="string" calcext:value-type="string">
            <text:p>¥2400</text:p>
          </table:table-cell>
          <table:table-cell/>
          <table:table-cell office:value-type="string" calcext:value-type="string">
            <text:p>Tigre Punks - Molco (FSG Lvl 1)</text:p>
          </table:table-cell>
          <table:table-cell office:value-type="string" calcext:value-type="string">
            <text:p>Two rows of sharp spikes line this 1.5" thick leather cuff. Hard-ass punks should try not to cry when they poke themselves.</text:p>
          </table:table-cell>
          <table:table-cell office:value-type="float" office:value="0" calcext:value-type="float">
            <text:p>0</text:p>
          </table:table-cell>
          <table:table-cell table:formula="of:=COM.MICROSOFT.CONCAT([.A55];&quot;: &quot;;&quot;{ &quot;&quot;id&quot;&quot;: &quot;;[.A55];&quot;, &quot;&quot;name&quot;&quot;: &quot;&quot;&quot;;[.C55];&quot;&quot;&quot;, &quot;&quot;brand&quot;&quot;: &quot;&quot;&quot;;[.D55];&quot;&quot;&quot;, &quot;&quot;ability&quot;&quot;: &quot;&quot;&quot;;[.J55];&quot;&quot;&quot;, },&quot;)" office:value-type="string" office:string-value="0x165: { &quot;id&quot;: 0x165, &quot;name&quot;: &quot;Double-spiked Cuff&quot;, &quot;brand&quot;: &quot;Tigre Punks&quot;, &quot;ability&quot;: &quot;Attack Break Finisher&quot;, }," calcext:value-type="string">
            <text:p>0x165: { "id": 0x165, "name": "Double-spiked Cuff", "brand": "Tigre Punks", "ability": "Attack Break Finisher", },</text:p>
          </table:table-cell>
        </table:table-row>
        <table:table-row table:style-name="ro15">
          <table:table-cell table:formula="of:=COM.MICROSOFT.CONCAT(&quot;0x&quot;; DEC2HEX(ROW() + 302))" office:value-type="string" office:string-value="0x166" calcext:value-type="string">
            <text:p>0x166</text:p>
          </table:table-cell>
          <table:table-cell office:value-type="float" office:value="55" calcext:value-type="float">
            <text:p>55</text:p>
          </table:table-cell>
          <table:table-cell office:value-type="string" calcext:value-type="string">
            <text:p><text:a xlink:href="../../../../../../../wiki/Spiked_Choker" xlink:type="simple">Spiked Choker</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6" calcext:value-type="float">
            <text:p>-6</text:p>
          </table:table-cell>
          <table:table-cell office:value-type="float" office:value="25" calcext:value-type="float">
            <text:p>25</text:p>
          </table:table-cell>
          <table:table-cell office:value-type="string" calcext:value-type="string">
            <text:p>Shiki: Ground Combo A</text:p>
          </table:table-cell>
          <table:table-cell office:value-type="string" calcext:value-type="string">
            <text:p>Shiki</text:p>
          </table:table-cell>
          <table:table-cell office:value-type="string" calcext:value-type="string">
            <text:p>When Shiki wears this, her ground combo map changes to the shape of a club.</text:p>
          </table:table-cell>
          <table:table-cell office:value-type="string" calcext:value-type="string">
            <text:p>Tigre Punks - Molco</text:p>
          </table:table-cell>
          <table:table-cell office:value-type="string" calcext:value-type="string">
            <text:p>¥3600</text:p>
          </table:table-cell>
          <table:table-cell/>
          <table:table-cell office:value-type="string" calcext:value-type="string">
            <text:p>Tigre Punks - Molco (FSG Lvl 1)</text:p>
          </table:table-cell>
          <table:table-cell office:value-type="string" calcext:value-type="string">
            <text:p>Pointy spikes ring this half-inch red leather choker. At a full inch tall, they mean business, and so will you.</text:p>
          </table:table-cell>
          <table:table-cell office:value-type="float" office:value="0" calcext:value-type="float">
            <text:p>0</text:p>
          </table:table-cell>
          <table:table-cell table:formula="of:=COM.MICROSOFT.CONCAT([.A56];&quot;: &quot;;&quot;{ &quot;&quot;id&quot;&quot;: &quot;;[.A56];&quot;, &quot;&quot;name&quot;&quot;: &quot;&quot;&quot;;[.C56];&quot;&quot;&quot;, &quot;&quot;brand&quot;&quot;: &quot;&quot;&quot;;[.D56];&quot;&quot;&quot;, &quot;&quot;ability&quot;&quot;: &quot;&quot;&quot;;[.J56];&quot;&quot;&quot;, },&quot;)" office:value-type="string" office:string-value="0x166: { &quot;id&quot;: 0x166, &quot;name&quot;: &quot;Spiked Choker&quot;, &quot;brand&quot;: &quot;Tigre Punks&quot;, &quot;ability&quot;: &quot;Shiki: Ground Combo A&quot;, }," calcext:value-type="string">
            <text:p>0x166: { "id": 0x166, "name": "Spiked Choker", "brand": "Tigre Punks", "ability": "Shiki: Ground Combo A", },</text:p>
          </table:table-cell>
        </table:table-row>
        <table:table-row table:style-name="ro20">
          <table:table-cell table:formula="of:=COM.MICROSOFT.CONCAT(&quot;0x&quot;; DEC2HEX(ROW() + 302))" office:value-type="string" office:string-value="0x167" calcext:value-type="string">
            <text:p>0x167</text:p>
          </table:table-cell>
          <table:table-cell office:value-type="float" office:value="56" calcext:value-type="float">
            <text:p>56</text:p>
          </table:table-cell>
          <table:table-cell office:value-type="string" calcext:value-type="string">
            <text:p><text:a xlink:href="../../../../../../../wiki/Red_Mohawk_Set" xlink:type="simple">Red Mohawk Set</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7" calcext:value-type="float">
            <text:p>7</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AMX - AMX (FSG Lvl 3)</text:p>
          </table:table-cell>
          <table:table-cell office:value-type="string" calcext:value-type="string">
            <text:p>Unleash your inner punk with this strap-on mohawk and shades set. Fun, but hard to find the right occasion to wear it...</text:p>
          </table:table-cell>
          <table:table-cell office:value-type="float" office:value="0" calcext:value-type="float">
            <text:p>0</text:p>
          </table:table-cell>
          <table:table-cell table:formula="of:=COM.MICROSOFT.CONCAT([.A57];&quot;: &quot;;&quot;{ &quot;&quot;id&quot;&quot;: &quot;;[.A57];&quot;, &quot;&quot;name&quot;&quot;: &quot;&quot;&quot;;[.C57];&quot;&quot;&quot;, &quot;&quot;brand&quot;&quot;: &quot;&quot;&quot;;[.D57];&quot;&quot;&quot;, &quot;&quot;ability&quot;&quot;: &quot;&quot;&quot;;[.J57];&quot;&quot;&quot;, },&quot;)" office:value-type="string" office:string-value="0x167: { &quot;id&quot;: 0x167, &quot;name&quot;: &quot;Red Mohawk Set&quot;, &quot;brand&quot;: &quot;Tigre Punks&quot;, &quot;ability&quot;: &quot;HP Drain Finisher&quot;, }," calcext:value-type="string">
            <text:p>0x167: { "id": 0x167, "name": "Red Mohawk Set", "brand": "Tigre Punks", "ability": "HP Drain Finisher", },</text:p>
          </table:table-cell>
        </table:table-row>
        <table:table-row table:style-name="ro20">
          <table:table-cell table:formula="of:=COM.MICROSOFT.CONCAT(&quot;0x&quot;; DEC2HEX(ROW() + 302))" office:value-type="string" office:string-value="0x168" calcext:value-type="string">
            <text:p>0x168</text:p>
          </table:table-cell>
          <table:table-cell office:value-type="float" office:value="57" calcext:value-type="float">
            <text:p>57</text:p>
          </table:table-cell>
          <table:table-cell office:value-type="string" calcext:value-type="string">
            <text:p><text:a xlink:href="../../../../../../../wiki/Gold_Padlock_Necklace" xlink:type="simple">Gold Padlock Necklace</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12" calcext:value-type="float">
            <text:p>12</text:p>
          </table:table-cell>
          <table:table-cell table:style-name="ce7" table:number-columns-repeated="2"/>
          <table:table-cell office:value-type="float" office:value="40" calcext:value-type="float">
            <text:p>40</text:p>
          </table:table-cell>
          <table:table-cell office:value-type="string" calcext:value-type="string">
            <text:p>Beat: Fusion ★ +1</text:p>
          </table:table-cell>
          <table:table-cell office:value-type="string" calcext:value-type="string">
            <text:p>Beat</text:p>
          </table:table-cell>
          <table:table-cell office:value-type="string" calcext:value-type="string">
            <text:p>When Beat wears this, he receives 1 free Fusion ★ as soon as he enters a battle.</text:p>
          </table:table-cell>
          <table:table-cell office:value-type="string" calcext:value-type="string">
            <text:p>Tigre Punks - Molco</text:p>
          </table:table-cell>
          <table:table-cell office:value-type="string" calcext:value-type="string">
            <text:p>¥15300</text:p>
          </table:table-cell>
          <table:table-cell/>
          <table:table-cell office:value-type="string" calcext:value-type="string">
            <text:p>Tigre Punks - Molco (FSG Lvl 4)</text:p>
          </table:table-cell>
          <table:table-cell office:value-type="string" calcext:value-type="string">
            <text:p>This chain bears a golden padlock. Designer Tora Ana Yamazaki created this item in honor of that legendary punk rocker.</text:p>
          </table:table-cell>
          <table:table-cell office:value-type="float" office:value="0" calcext:value-type="float">
            <text:p>0</text:p>
          </table:table-cell>
          <table:table-cell table:formula="of:=COM.MICROSOFT.CONCAT([.A58];&quot;: &quot;;&quot;{ &quot;&quot;id&quot;&quot;: &quot;;[.A58];&quot;, &quot;&quot;name&quot;&quot;: &quot;&quot;&quot;;[.C58];&quot;&quot;&quot;, &quot;&quot;brand&quot;&quot;: &quot;&quot;&quot;;[.D58];&quot;&quot;&quot;, &quot;&quot;ability&quot;&quot;: &quot;&quot;&quot;;[.J58];&quot;&quot;&quot;, },&quot;)" office:value-type="string" office:string-value="0x168: { &quot;id&quot;: 0x168, &quot;name&quot;: &quot;Gold Padlock Necklace&quot;, &quot;brand&quot;: &quot;Tigre Punks&quot;, &quot;ability&quot;: &quot;Beat: Fusion ★ +1&quot;, }," calcext:value-type="string">
            <text:p>0x168: { "id": 0x168, "name": "Gold Padlock Necklace", "brand": "Tigre Punks", "ability": "Beat: Fusion ★ +1", },</text:p>
          </table:table-cell>
        </table:table-row>
        <table:table-row table:style-name="ro20">
          <table:table-cell table:formula="of:=COM.MICROSOFT.CONCAT(&quot;0x&quot;; DEC2HEX(ROW() + 302))" office:value-type="string" office:string-value="0x169" calcext:value-type="string">
            <text:p>0x169</text:p>
          </table:table-cell>
          <table:table-cell office:value-type="float" office:value="58" calcext:value-type="float">
            <text:p>58</text:p>
          </table:table-cell>
          <table:table-cell office:value-type="string" calcext:value-type="string">
            <text:p><text:a xlink:href="../../../../../../../wiki/Custom_Waist_Pack" xlink:type="simple">Custom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59" calcext:value-type="float">
            <text:p>59</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160</text:p>
          </table:table-cell>
          <table:table-cell/>
          <table:table-cell office:value-type="string" calcext:value-type="string">
            <text:p>Tigre Punks - Molco (FSG Lvl 2)</text:p>
          </table:table-cell>
          <table:table-cell office:value-type="string" calcext:value-type="string">
            <text:p>Marked with studs and patches, this waist pack offers a splash of pink to offset the black-heavy punk wardrobe.</text:p>
          </table:table-cell>
          <table:table-cell office:value-type="float" office:value="0" calcext:value-type="float">
            <text:p>0</text:p>
          </table:table-cell>
          <table:table-cell table:formula="of:=COM.MICROSOFT.CONCAT([.A59];&quot;: &quot;;&quot;{ &quot;&quot;id&quot;&quot;: &quot;;[.A59];&quot;, &quot;&quot;name&quot;&quot;: &quot;&quot;&quot;;[.C59];&quot;&quot;&quot;, &quot;&quot;brand&quot;&quot;: &quot;&quot;&quot;;[.D59];&quot;&quot;&quot;, &quot;&quot;ability&quot;&quot;: &quot;&quot;&quot;;[.J59];&quot;&quot;&quot;, },&quot;)" office:value-type="string" office:string-value="0x169: { &quot;id&quot;: 0x169, &quot;name&quot;: &quot;Custom Waist Pack&quot;, &quot;brand&quot;: &quot;Tigre Punks&quot;, &quot;ability&quot;: &quot;ATK +2&quot;, }," calcext:value-type="string">
            <text:p>0x169: { "id": 0x169, "name": "Custom Waist Pack", "brand": "Tigre Punks", "ability": "ATK +2", },</text:p>
          </table:table-cell>
        </table:table-row>
        <table:table-row table:style-name="ro19">
          <table:table-cell table:formula="of:=COM.MICROSOFT.CONCAT(&quot;0x&quot;; DEC2HEX(ROW() + 302))" office:value-type="string" office:string-value="0x16A" calcext:value-type="string">
            <text:p>0x16A</text:p>
          </table:table-cell>
          <table:table-cell office:value-type="float" office:value="59" calcext:value-type="float">
            <text:p>59</text:p>
          </table:table-cell>
          <table:table-cell office:value-type="string" calcext:value-type="string">
            <text:p><text:a xlink:href="../../../../../../../wiki/Tiger_Waist_Pack" xlink:type="simple">Tiger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61" calcext:value-type="float">
            <text:p>61</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Tigre Punks - Molco</text:p>
          </table:table-cell>
          <table:table-cell office:value-type="string" calcext:value-type="string">
            <text:p>¥7560</text:p>
          </table:table-cell>
          <table:table-cell/>
          <table:table-cell office:value-type="string" calcext:value-type="string">
            <text:p>Tigre Punks - Molco (FSG Lvl 2)</text:p>
          </table:table-cell>
          <table:table-cell office:value-type="string" calcext:value-type="string">
            <text:p>Made of a bold, tiger-striped fur, this waist pack can help tie an outfit together. Designer Tora Ana Yamazaki-recommended.</text:p>
          </table:table-cell>
          <table:table-cell office:value-type="float" office:value="0" calcext:value-type="float">
            <text:p>0</text:p>
          </table:table-cell>
          <table:table-cell table:formula="of:=COM.MICROSOFT.CONCAT([.A60];&quot;: &quot;;&quot;{ &quot;&quot;id&quot;&quot;: &quot;;[.A60];&quot;, &quot;&quot;name&quot;&quot;: &quot;&quot;&quot;;[.C60];&quot;&quot;&quot;, &quot;&quot;brand&quot;&quot;: &quot;&quot;&quot;;[.D60];&quot;&quot;&quot;, &quot;&quot;ability&quot;&quot;: &quot;&quot;&quot;;[.J60];&quot;&quot;&quot;, },&quot;)" office:value-type="string" office:string-value="0x16A: { &quot;id&quot;: 0x16A, &quot;name&quot;: &quot;Tiger Waist Pack&quot;, &quot;brand&quot;: &quot;Tigre Punks&quot;, &quot;ability&quot;: &quot;Combo Panel +1&quot;, }," calcext:value-type="string">
            <text:p>0x16A: { "id": 0x16A, "name": "Tiger Waist Pack", "brand": "Tigre Punks", "ability": "Combo Panel +1", },</text:p>
          </table:table-cell>
        </table:table-row>
        <table:table-row table:style-name="ro19">
          <table:table-cell table:formula="of:=COM.MICROSOFT.CONCAT(&quot;0x&quot;; DEC2HEX(ROW() + 302))" office:value-type="string" office:string-value="0x16B" calcext:value-type="string">
            <text:p>0x16B</text:p>
          </table:table-cell>
          <table:table-cell office:value-type="float" office:value="60" calcext:value-type="float">
            <text:p>60</text:p>
          </table:table-cell>
          <table:table-cell office:value-type="string" calcext:value-type="string">
            <text:p><text:a xlink:href="../../../../../../../wiki/Lace_Bonnet" xlink:type="simple">Lace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15" calcext:value-type="float">
            <text:p>1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Mind &amp; Body Foods - Shibu Dept. Store (FSG Lvl 2)</text:p>
          </table:table-cell>
          <table:table-cell office:value-type="string" calcext:value-type="string">
            <text:p>An ebon bonnet rimmed with an ivory frill. Even alone, it generates an air of romance. It's quite simple, and easily worn.</text:p>
          </table:table-cell>
          <table:table-cell office:value-type="float" office:value="0" calcext:value-type="float">
            <text:p>0</text:p>
          </table:table-cell>
          <table:table-cell table:formula="of:=COM.MICROSOFT.CONCAT([.A61];&quot;: &quot;;&quot;{ &quot;&quot;id&quot;&quot;: &quot;;[.A61];&quot;, &quot;&quot;name&quot;&quot;: &quot;&quot;&quot;;[.C61];&quot;&quot;&quot;, &quot;&quot;brand&quot;&quot;: &quot;&quot;&quot;;[.D61];&quot;&quot;&quot;, &quot;&quot;ability&quot;&quot;: &quot;&quot;&quot;;[.J61];&quot;&quot;&quot;, },&quot;)" office:value-type="string" office:string-value="0x16B: { &quot;id&quot;: 0x16B, &quot;name&quot;: &quot;Lace Bonnet&quot;, &quot;brand&quot;: &quot;Lapin Angelique&quot;, &quot;ability&quot;: &quot;No Obstacles&quot;, }," calcext:value-type="string">
            <text:p>0x16B: { "id": 0x16B, "name": "Lace Bonnet", "brand": "Lapin Angelique", "ability": "No Obstacles", },</text:p>
          </table:table-cell>
        </table:table-row>
        <table:table-row table:style-name="ro15">
          <table:table-cell table:formula="of:=COM.MICROSOFT.CONCAT(&quot;0x&quot;; DEC2HEX(ROW() + 302))" office:value-type="string" office:string-value="0x16C" calcext:value-type="string">
            <text:p>0x16C</text:p>
          </table:table-cell>
          <table:table-cell office:value-type="float" office:value="61" calcext:value-type="float">
            <text:p>61</text:p>
          </table:table-cell>
          <table:table-cell office:value-type="string" calcext:value-type="string">
            <text:p><text:a xlink:href="../../../../../../../wiki/Ribbon_Bonnet" xlink:type="simple">Ribbon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6" calcext:value-type="float">
            <text:p>-6</text:p>
          </table:table-cell>
          <table:table-cell office:value-type="float" office:value="117" calcext:value-type="float">
            <text:p>117</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Lapin Angelique - A-East (FSG Lvl 1)</text:p>
          </table:table-cell>
          <table:table-cell office:value-type="string" calcext:value-type="string">
            <text:p>Crimson ribbon adorns this hairband-style bonnet, lined with simple but elegant frills. Stunning, isn't it?</text:p>
          </table:table-cell>
          <table:table-cell office:value-type="float" office:value="0" calcext:value-type="float">
            <text:p>0</text:p>
          </table:table-cell>
          <table:table-cell table:formula="of:=COM.MICROSOFT.CONCAT([.A62];&quot;: &quot;;&quot;{ &quot;&quot;id&quot;&quot;: &quot;;[.A62];&quot;, &quot;&quot;name&quot;&quot;: &quot;&quot;&quot;;[.C62];&quot;&quot;&quot;, &quot;&quot;brand&quot;&quot;: &quot;&quot;&quot;;[.D62];&quot;&quot;&quot;, &quot;&quot;ability&quot;&quot;: &quot;&quot;&quot;;[.J62];&quot;&quot;&quot;, },&quot;)" office:value-type="string" office:string-value="0x16C: { &quot;id&quot;: 0x16C, &quot;name&quot;: &quot;Ribbon Bonnet&quot;, &quot;brand&quot;: &quot;Lapin Angelique&quot;, &quot;ability&quot;: &quot;Shiki: ATK +1&quot;, }," calcext:value-type="string">
            <text:p>0x16C: { "id": 0x16C, "name": "Ribbon Bonnet", "brand": "Lapin Angelique", "ability": "Shiki: ATK +1", },</text:p>
          </table:table-cell>
        </table:table-row>
        <table:table-row table:style-name="ro9">
          <table:table-cell table:formula="of:=COM.MICROSOFT.CONCAT(&quot;0x&quot;; DEC2HEX(ROW() + 302))" office:value-type="string" office:string-value="0x16D" calcext:value-type="string">
            <text:p>0x16D</text:p>
          </table:table-cell>
          <table:table-cell office:value-type="float" office:value="62" calcext:value-type="float">
            <text:p>62</text:p>
          </table:table-cell>
          <table:table-cell office:value-type="string" calcext:value-type="string">
            <text:p><text:a xlink:href="../../../../../../../wiki/Ribbon_Mini-hat" xlink:type="simple">Ribbon Mini-ha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2" calcext:value-type="float">
            <text:p>-2</text:p>
          </table:table-cell>
          <table:table-cell office:value-type="float" office:value="118" calcext:value-type="float">
            <text:p>118</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Lapin Angelique - A-East</text:p>
          </table:table-cell>
          <table:table-cell office:value-type="string" calcext:value-type="string">
            <text:p>¥4200</text:p>
          </table:table-cell>
          <table:table-cell/>
          <table:table-cell office:value-type="string" calcext:value-type="string">
            <text:p>Lapin Angelique - A-East (FSG Lvl 2)</text:p>
          </table:table-cell>
          <table:table-cell office:value-type="string" calcext:value-type="string">
            <text:p>A miniature hat ribboned in vermillion. Princess K loves hers, and is sure you would love one too.</text:p>
          </table:table-cell>
          <table:table-cell office:value-type="float" office:value="0" calcext:value-type="float">
            <text:p>0</text:p>
          </table:table-cell>
          <table:table-cell table:formula="of:=COM.MICROSOFT.CONCAT([.A63];&quot;: &quot;;&quot;{ &quot;&quot;id&quot;&quot;: &quot;;[.A63];&quot;, &quot;&quot;name&quot;&quot;: &quot;&quot;&quot;;[.C63];&quot;&quot;&quot;, &quot;&quot;brand&quot;&quot;: &quot;&quot;&quot;;[.D63];&quot;&quot;&quot;, &quot;&quot;ability&quot;&quot;: &quot;&quot;&quot;;[.J63];&quot;&quot;&quot;, },&quot;)" office:value-type="string" office:string-value="0x16D: { &quot;id&quot;: 0x16D, &quot;name&quot;: &quot;Ribbon Mini-hat&quot;, &quot;brand&quot;: &quot;Lapin Angelique&quot;, &quot;ability&quot;: &quot;SOS ATK Boost I&quot;, }," calcext:value-type="string">
            <text:p>0x16D: { "id": 0x16D, "name": "Ribbon Mini-hat", "brand": "Lapin Angelique", "ability": "SOS ATK Boost I", },</text:p>
          </table:table-cell>
        </table:table-row>
        <table:table-row table:style-name="ro20">
          <table:table-cell table:formula="of:=COM.MICROSOFT.CONCAT(&quot;0x&quot;; DEC2HEX(ROW() + 302))" office:value-type="string" office:string-value="0x16E" calcext:value-type="string">
            <text:p>0x16E</text:p>
          </table:table-cell>
          <table:table-cell office:value-type="float" office:value="63" calcext:value-type="float">
            <text:p>63</text:p>
          </table:table-cell>
          <table:table-cell office:value-type="string" calcext:value-type="string">
            <text:p><text:a xlink:href="../../../../../../../wiki/Mini-crown" xlink:type="simple">Mini-crown</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6" calcext:value-type="float">
            <text:p>6</text:p>
          </table:table-cell>
          <table:table-cell table:style-name="ce7"/>
          <table:table-cell office:value-type="float" office:value="-6" calcext:value-type="float">
            <text:p>-6</text:p>
          </table:table-cell>
          <table:table-cell office:value-type="float" office:value="125" calcext:value-type="float">
            <text:p>125</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Lapin Angelique - A-East</text:p>
          </table:table-cell>
          <table:table-cell office:value-type="string" calcext:value-type="string">
            <text:p>¥5400</text:p>
          </table:table-cell>
          <table:table-cell/>
          <table:table-cell office:value-type="string" calcext:value-type="string">
            <text:p>Lapin Angelique - A-East (FSG Lvl 4)</text:p>
          </table:table-cell>
          <table:table-cell office:value-type="string" calcext:value-type="string">
            <text:p>This miniature hat is a royal crown, yielding an air of both class and sophistication. With this, you are truly a princess.</text:p>
          </table:table-cell>
          <table:table-cell office:value-type="float" office:value="0" calcext:value-type="float">
            <text:p>0</text:p>
          </table:table-cell>
          <table:table-cell table:formula="of:=COM.MICROSOFT.CONCAT([.A64];&quot;: &quot;;&quot;{ &quot;&quot;id&quot;&quot;: &quot;;[.A64];&quot;, &quot;&quot;name&quot;&quot;: &quot;&quot;&quot;;[.C64];&quot;&quot;&quot;, &quot;&quot;brand&quot;&quot;: &quot;&quot;&quot;;[.D64];&quot;&quot;&quot;, &quot;&quot;ability&quot;&quot;: &quot;&quot;&quot;;[.J64];&quot;&quot;&quot;, },&quot;)" office:value-type="string" office:string-value="0x16E: { &quot;id&quot;: 0x16E, &quot;name&quot;: &quot;Mini-crown&quot;, &quot;brand&quot;: &quot;Lapin Angelique&quot;, &quot;ability&quot;: &quot;SOS DEF Boost I&quot;, }," calcext:value-type="string">
            <text:p>0x16E: { "id": 0x16E, "name": "Mini-crown", "brand": "Lapin Angelique", "ability": "SOS DEF Boost I", },</text:p>
          </table:table-cell>
        </table:table-row>
        <table:table-row table:style-name="ro19">
          <table:table-cell table:formula="of:=COM.MICROSOFT.CONCAT(&quot;0x&quot;; DEC2HEX(ROW() + 302))" office:value-type="string" office:string-value="0x16F" calcext:value-type="string">
            <text:p>0x16F</text:p>
          </table:table-cell>
          <table:table-cell office:value-type="float" office:value="64" calcext:value-type="float">
            <text:p>64</text:p>
          </table:table-cell>
          <table:table-cell office:value-type="string" calcext:value-type="string">
            <text:p><text:a xlink:href="../../../../../../../wiki/Goth_Bondage_Coat" xlink:type="simple">Goth Bondage Coat</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7" calcext:value-type="float">
            <text:p>17</text:p>
          </table:table-cell>
          <table:table-cell office:value-type="float" office:value="-8" calcext:value-type="float">
            <text:p>-8</text:p>
          </table:table-cell>
          <table:table-cell office:value-type="float" office:value="68" calcext:value-type="float">
            <text:p>68</text:p>
          </table:table-cell>
          <table:table-cell office:value-type="float" office:value="54" calcext:value-type="float">
            <text:p>54</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office:value-type="string" calcext:value-type="string">
            <text:p>Lapin Angelique - A-East</text:p>
          </table:table-cell>
          <table:table-cell office:value-type="string" calcext:value-type="string">
            <text:p>2x Tektite; 1x Sleek Silk; 1x Vampire Dress</text:p>
          </table:table-cell>
          <table:table-cell/>
          <table:table-cell office:value-type="string" calcext:value-type="string">
            <text:p>Lapin Angelique - A-East (FSG Lvl 5)</text:p>
          </table:table-cell>
          <table:table-cell office:value-type="string" calcext:value-type="string">
            <text:p>A long coat, bound tight in belt straps. This garment is all you need to bring gothic flair into the coldest of winter days.</text:p>
          </table:table-cell>
          <table:table-cell office:value-type="float" office:value="1" calcext:value-type="float">
            <text:p>1</text:p>
          </table:table-cell>
          <table:table-cell table:formula="of:=COM.MICROSOFT.CONCAT([.A65];&quot;: &quot;;&quot;{ &quot;&quot;id&quot;&quot;: &quot;;[.A65];&quot;, &quot;&quot;name&quot;&quot;: &quot;&quot;&quot;;[.C65];&quot;&quot;&quot;, &quot;&quot;brand&quot;&quot;: &quot;&quot;&quot;;[.D65];&quot;&quot;&quot;, &quot;&quot;ability&quot;&quot;: &quot;&quot;&quot;;[.J65];&quot;&quot;&quot;, },&quot;)" office:value-type="string" office:string-value="0x16F: { &quot;id&quot;: 0x16F, &quot;name&quot;: &quot;Goth Bondage Coat&quot;, &quot;brand&quot;: &quot;Lapin Angelique&quot;, &quot;ability&quot;: &quot;Jinxed ATK Boost +10&quot;, }," calcext:value-type="string">
            <text:p>0x16F: { "id": 0x16F, "name": "Goth Bondage Coat", "brand": "Lapin Angelique", "ability": "Jinxed ATK Boost +10", },</text:p>
          </table:table-cell>
        </table:table-row>
        <table:table-row table:style-name="ro20">
          <table:table-cell table:formula="of:=COM.MICROSOFT.CONCAT(&quot;0x&quot;; DEC2HEX(ROW() + 302))" office:value-type="string" office:string-value="0x170" calcext:value-type="string">
            <text:p>0x170</text:p>
          </table:table-cell>
          <table:table-cell office:value-type="float" office:value="65" calcext:value-type="float">
            <text:p>65</text:p>
          </table:table-cell>
          <table:table-cell office:value-type="string" calcext:value-type="string">
            <text:p><text:a xlink:href="../../../../../../../wiki/Asymmetric_Jersey" xlink:type="simple">Asymmetric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9" calcext:value-type="float">
            <text:p>-9</text:p>
          </table:table-cell>
          <table:table-cell office:value-type="float" office:value="60" calcext:value-type="float">
            <text:p>60</text:p>
          </table:table-cell>
          <table:table-cell office:value-type="string" calcext:value-type="string">
            <text:p>Joshua: Air Combo C</text:p>
          </table:table-cell>
          <table:table-cell office:value-type="string" calcext:value-type="string">
            <text:p>Joshua</text:p>
          </table:table-cell>
          <table:table-cell office:value-type="string" calcext:value-type="string">
            <text:p>When Joshua wears this, his air combo map changes to the shape of a folding fan.</text:p>
          </table:table-cell>
          <table:table-cell office:value-type="string" calcext:value-type="string">
            <text:p>Lapin Angelique - A-East</text:p>
          </table:table-cell>
          <table:table-cell office:value-type="string" calcext:value-type="string">
            <text:p>¥12390</text:p>
          </table:table-cell>
          <table:table-cell/>
          <table:table-cell office:value-type="string" calcext:value-type="string">
            <text:p>Lapin Angelique - A-East (FSG Lvl 4)</text:p>
          </table:table-cell>
          <table:table-cell office:value-type="string" calcext:value-type="string">
            <text:p>The asymmetric hemline lends this gauzy top a uniquely vertiginous allure, delicate and airy as a ghost.</text:p>
          </table:table-cell>
          <table:table-cell office:value-type="float" office:value="0" calcext:value-type="float">
            <text:p>0</text:p>
          </table:table-cell>
          <table:table-cell table:formula="of:=COM.MICROSOFT.CONCAT([.A66];&quot;: &quot;;&quot;{ &quot;&quot;id&quot;&quot;: &quot;;[.A66];&quot;, &quot;&quot;name&quot;&quot;: &quot;&quot;&quot;;[.C66];&quot;&quot;&quot;, &quot;&quot;brand&quot;&quot;: &quot;&quot;&quot;;[.D66];&quot;&quot;&quot;, &quot;&quot;ability&quot;&quot;: &quot;&quot;&quot;;[.J66];&quot;&quot;&quot;, },&quot;)" office:value-type="string" office:string-value="0x170: { &quot;id&quot;: 0x170, &quot;name&quot;: &quot;Asymmetric Jersey&quot;, &quot;brand&quot;: &quot;Lapin Angelique&quot;, &quot;ability&quot;: &quot;Joshua: Air Combo C&quot;, }," calcext:value-type="string">
            <text:p>0x170: { "id": 0x170, "name": "Asymmetric Jersey", "brand": "Lapin Angelique", "ability": "Joshua: Air Combo C", },</text:p>
          </table:table-cell>
        </table:table-row>
        <table:table-row table:style-name="ro20">
          <table:table-cell table:formula="of:=COM.MICROSOFT.CONCAT(&quot;0x&quot;; DEC2HEX(ROW() + 302))" office:value-type="string" office:string-value="0x171" calcext:value-type="string">
            <text:p>0x171</text:p>
          </table:table-cell>
          <table:table-cell office:value-type="float" office:value="66" calcext:value-type="float">
            <text:p>66</text:p>
          </table:table-cell>
          <table:table-cell office:value-type="string" calcext:value-type="string">
            <text:p><text:a xlink:href="../../../../../../../wiki/Spiderweb_Jersey" xlink:type="simple">Spiderweb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7" calcext:value-type="float">
            <text:p>7</text:p>
          </table:table-cell>
          <table:table-cell office:value-type="float" office:value="-1" calcext:value-type="float">
            <text:p>-1</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16590</text:p>
          </table:table-cell>
          <table:table-cell/>
          <table:table-cell office:value-type="string" calcext:value-type="string">
            <text:p>Lapin Angelique - A-East (FSG Lvl 8)</text:p>
          </table:table-cell>
          <table:table-cell office:value-type="string" calcext:value-type="string">
            <text:p>Slashed to complement the fine spiderweb motif, this gossamer jersey's exquisite detailing is a cut above.</text:p>
          </table:table-cell>
          <table:table-cell office:value-type="float" office:value="0" calcext:value-type="float">
            <text:p>0</text:p>
          </table:table-cell>
          <table:table-cell table:formula="of:=COM.MICROSOFT.CONCAT([.A67];&quot;: &quot;;&quot;{ &quot;&quot;id&quot;&quot;: &quot;;[.A67];&quot;, &quot;&quot;name&quot;&quot;: &quot;&quot;&quot;;[.C67];&quot;&quot;&quot;, &quot;&quot;brand&quot;&quot;: &quot;&quot;&quot;;[.D67];&quot;&quot;&quot;, &quot;&quot;ability&quot;&quot;: &quot;&quot;&quot;;[.J67];&quot;&quot;&quot;, },&quot;)" office:value-type="string" office:string-value="0x171: { &quot;id&quot;: 0x171, &quot;name&quot;: &quot;Spiderweb Jersey&quot;, &quot;brand&quot;: &quot;Lapin Angelique&quot;, &quot;ability&quot;: &quot;SOS DEF Boost II&quot;, }," calcext:value-type="string">
            <text:p>0x171: { "id": 0x171, "name": "Spiderweb Jersey", "brand": "Lapin Angelique", "ability": "SOS DEF Boost II", },</text:p>
          </table:table-cell>
        </table:table-row>
        <table:table-row table:style-name="ro15">
          <table:table-cell table:formula="of:=COM.MICROSOFT.CONCAT(&quot;0x&quot;; DEC2HEX(ROW() + 302))" office:value-type="string" office:string-value="0x172" calcext:value-type="string">
            <text:p>0x172</text:p>
          </table:table-cell>
          <table:table-cell office:value-type="float" office:value="67" calcext:value-type="float">
            <text:p>67</text:p>
          </table:table-cell>
          <table:table-cell office:value-type="string" calcext:value-type="string">
            <text:p><text:a xlink:href="../../../../../../../wiki/Bunny_Parka" xlink:type="simple">Bunny Parka</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Joshua: HP +20</text:p>
          </table:table-cell>
          <table:table-cell office:value-type="string" calcext:value-type="string">
            <text:p>Joshua</text:p>
          </table:table-cell>
          <table:table-cell office:value-type="string" calcext:value-type="string">
            <text:p>When Joshua wears this, his HP increases.</text:p>
          </table:table-cell>
          <table:table-cell office:value-type="string" calcext:value-type="string">
            <text:p>Lapin Angelique - A-East</text:p>
          </table:table-cell>
          <table:table-cell office:value-type="string" calcext:value-type="string">
            <text:p>¥14,490</text:p>
          </table:table-cell>
          <table:table-cell/>
          <table:table-cell office:value-type="string" calcext:value-type="string">
            <text:p>Mind &amp; Body Foods - Shibu Dept. Store (FSG Lvl 2)</text:p>
          </table:table-cell>
          <table:table-cell office:value-type="string" calcext:value-type="string">
            <text:p>One parka later, you're a darling bunny! The shoulders are cut away to show a titillating bit of skin.</text:p>
          </table:table-cell>
          <table:table-cell office:value-type="float" office:value="0" calcext:value-type="float">
            <text:p>0</text:p>
          </table:table-cell>
          <table:table-cell table:formula="of:=COM.MICROSOFT.CONCAT([.A68];&quot;: &quot;;&quot;{ &quot;&quot;id&quot;&quot;: &quot;;[.A68];&quot;, &quot;&quot;name&quot;&quot;: &quot;&quot;&quot;;[.C68];&quot;&quot;&quot;, &quot;&quot;brand&quot;&quot;: &quot;&quot;&quot;;[.D68];&quot;&quot;&quot;, &quot;&quot;ability&quot;&quot;: &quot;&quot;&quot;;[.J68];&quot;&quot;&quot;, },&quot;)" office:value-type="string" office:string-value="0x172: { &quot;id&quot;: 0x172, &quot;name&quot;: &quot;Bunny Parka&quot;, &quot;brand&quot;: &quot;Lapin Angelique&quot;, &quot;ability&quot;: &quot;Joshua: HP +20&quot;, }," calcext:value-type="string">
            <text:p>0x172: { "id": 0x172, "name": "Bunny Parka", "brand": "Lapin Angelique", "ability": "Joshua: HP +20", },</text:p>
          </table:table-cell>
        </table:table-row>
        <table:table-row table:style-name="ro19">
          <table:table-cell table:formula="of:=COM.MICROSOFT.CONCAT(&quot;0x&quot;; DEC2HEX(ROW() + 302))" office:value-type="string" office:string-value="0x173" calcext:value-type="string">
            <text:p>0x173</text:p>
          </table:table-cell>
          <table:table-cell office:value-type="float" office:value="68" calcext:value-type="float">
            <text:p>68</text:p>
          </table:table-cell>
          <table:table-cell office:value-type="string" calcext:value-type="string">
            <text:p><text:a xlink:href="../../../../../../../wiki/Shirt_%26_Arm_Warmers" xlink:type="simple">Shirt &amp; Arm Warmers</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table:style-name="ce7" table:number-columns-repeated="2"/>
          <table:table-cell office:value-type="float" office:value="38" calcext:value-type="float">
            <text:p>38</text:p>
          </table:table-cell>
          <table:table-cell office:value-type="float" office:value="45" calcext:value-type="float">
            <text:p>45</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Lapin Angelique - A-East</text:p>
          </table:table-cell>
          <table:table-cell office:value-type="string" calcext:value-type="string">
            <text:p>¥9240</text:p>
          </table:table-cell>
          <table:table-cell/>
          <table:table-cell office:value-type="string" calcext:value-type="string">
            <text:p>Lapin Angelique - A-East (FSG Lvl 3)</text:p>
          </table:table-cell>
          <table:table-cell office:value-type="string" calcext:value-type="string">
            <text:p>A goth classic, the black button-down shirt with matching arm warmers, set off by the contrast of the daring sanguine necktie.</text:p>
          </table:table-cell>
          <table:table-cell office:value-type="float" office:value="0" calcext:value-type="float">
            <text:p>0</text:p>
          </table:table-cell>
          <table:table-cell table:formula="of:=COM.MICROSOFT.CONCAT([.A69];&quot;: &quot;;&quot;{ &quot;&quot;id&quot;&quot;: &quot;;[.A69];&quot;, &quot;&quot;name&quot;&quot;: &quot;&quot;&quot;;[.C69];&quot;&quot;&quot;, &quot;&quot;brand&quot;&quot;: &quot;&quot;&quot;;[.D69];&quot;&quot;&quot;, &quot;&quot;ability&quot;&quot;: &quot;&quot;&quot;;[.J69];&quot;&quot;&quot;, },&quot;)" office:value-type="string" office:string-value="0x173: { &quot;id&quot;: 0x173, &quot;name&quot;: &quot;Shirt &amp; Arm Warmers&quot;, &quot;brand&quot;: &quot;Lapin Angelique&quot;, &quot;ability&quot;: &quot;Combo Panel -1&quot;, }," calcext:value-type="string">
            <text:p>0x173: { "id": 0x173, "name": "Shirt &amp; Arm Warmers", "brand": "Lapin Angelique", "ability": "Combo Panel -1", },</text:p>
          </table:table-cell>
        </table:table-row>
        <table:table-row table:style-name="ro19">
          <table:table-cell table:formula="of:=COM.MICROSOFT.CONCAT(&quot;0x&quot;; DEC2HEX(ROW() + 302))" office:value-type="string" office:string-value="0x174" calcext:value-type="string">
            <text:p>0x174</text:p>
          </table:table-cell>
          <table:table-cell office:value-type="float" office:value="69" calcext:value-type="float">
            <text:p>69</text:p>
          </table:table-cell>
          <table:table-cell office:value-type="string" calcext:value-type="string">
            <text:p><text:a xlink:href="../../../../../../../wiki/Bandage_Pants" xlink:type="simple">Bandage Pants</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4" calcext:value-type="float">
            <text:p>4</text:p>
          </table:table-cell>
          <table:table-cell office:value-type="float" office:value="95" calcext:value-type="float">
            <text:p>95</text:p>
          </table:table-cell>
          <table:table-cell office:value-type="float" office:value="40" calcext:value-type="float">
            <text:p>4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Lapin Angelique - A-East</text:p>
          </table:table-cell>
          <table:table-cell office:value-type="string" calcext:value-type="string">
            <text:p>¥17640</text:p>
          </table:table-cell>
          <table:table-cell/>
          <table:table-cell office:value-type="string" calcext:value-type="string">
            <text:p>Lapin Angelique - A-East (FSG Lvl 4)</text:p>
          </table:table-cell>
          <table:table-cell office:value-type="string" calcext:value-type="string">
            <text:p>The black of the slacks and the white of the bandages stand in excruciating contrast. Princess K's latest infatuation is horror.</text:p>
          </table:table-cell>
          <table:table-cell office:value-type="float" office:value="0" calcext:value-type="float">
            <text:p>0</text:p>
          </table:table-cell>
          <table:table-cell table:formula="of:=COM.MICROSOFT.CONCAT([.A70];&quot;: &quot;;&quot;{ &quot;&quot;id&quot;&quot;: &quot;;[.A70];&quot;, &quot;&quot;name&quot;&quot;: &quot;&quot;&quot;;[.C70];&quot;&quot;&quot;, &quot;&quot;brand&quot;&quot;: &quot;&quot;&quot;;[.D70];&quot;&quot;&quot;, &quot;&quot;ability&quot;&quot;: &quot;&quot;&quot;;[.J70];&quot;&quot;&quot;, },&quot;)" office:value-type="string" office:string-value="0x174: { &quot;id&quot;: 0x174, &quot;name&quot;: &quot;Bandage Pants&quot;, &quot;brand&quot;: &quot;Lapin Angelique&quot;, &quot;ability&quot;: &quot;Shiki: Fusion ★ +2&quot;, }," calcext:value-type="string">
            <text:p>0x174: { "id": 0x174, "name": "Bandage Pants", "brand": "Lapin Angelique", "ability": "Shiki: Fusion ★ +2", },</text:p>
          </table:table-cell>
        </table:table-row>
        <table:table-row table:style-name="ro19">
          <table:table-cell table:formula="of:=COM.MICROSOFT.CONCAT(&quot;0x&quot;; DEC2HEX(ROW() + 302))" office:value-type="string" office:string-value="0x175" calcext:value-type="string">
            <text:p>0x175</text:p>
          </table:table-cell>
          <table:table-cell office:value-type="float" office:value="70" calcext:value-type="float">
            <text:p>70</text:p>
          </table:table-cell>
          <table:table-cell office:value-type="string" calcext:value-type="string">
            <text:p><text:a xlink:href="../../../../../../../wiki/Red_Two-tier_Skirt" xlink:type="simple">Red Two-tier Skirt</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9" calcext:value-type="float">
            <text:p>9</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from enemy attacks when the wearer is in mortal peril.</text:p>
          </table:table-cell>
          <table:table-cell office:value-type="string" calcext:value-type="string">
            <text:p>Lapin Angelique - A-East</text:p>
          </table:table-cell>
          <table:table-cell office:value-type="string" calcext:value-type="string">
            <text:p>¥17630</text:p>
          </table:table-cell>
          <table:table-cell/>
          <table:table-cell office:value-type="string" calcext:value-type="string">
            <text:p>Lapin Angelique - A-East (FSG Lvl 6)</text:p>
          </table:table-cell>
          <table:table-cell office:value-type="string" calcext:value-type="string">
            <text:p>Grand frills line this fetching miniskirt, splashed with a passionate ruby red. Princess K's blog spot sent sales skyrocketing.</text:p>
          </table:table-cell>
          <table:table-cell office:value-type="float" office:value="0" calcext:value-type="float">
            <text:p>0</text:p>
          </table:table-cell>
          <table:table-cell table:formula="of:=COM.MICROSOFT.CONCAT([.A71];&quot;: &quot;;&quot;{ &quot;&quot;id&quot;&quot;: &quot;;[.A71];&quot;, &quot;&quot;name&quot;&quot;: &quot;&quot;&quot;;[.C71];&quot;&quot;&quot;, &quot;&quot;brand&quot;&quot;: &quot;&quot;&quot;;[.D71];&quot;&quot;&quot;, &quot;&quot;ability&quot;&quot;: &quot;&quot;&quot;;[.J71];&quot;&quot;&quot;, },&quot;)" office:value-type="string" office:string-value="0x175: { &quot;id&quot;: 0x175, &quot;name&quot;: &quot;Red Two-tier Skirt&quot;, &quot;brand&quot;: &quot;Lapin Angelique&quot;, &quot;ability&quot;: &quot;SOS Power Up I&quot;, }," calcext:value-type="string">
            <text:p>0x175: { "id": 0x175, "name": "Red Two-tier Skirt", "brand": "Lapin Angelique", "ability": "SOS Power Up I", },</text:p>
          </table:table-cell>
        </table:table-row>
        <table:table-row table:style-name="ro15">
          <table:table-cell table:formula="of:=COM.MICROSOFT.CONCAT(&quot;0x&quot;; DEC2HEX(ROW() + 302))" office:value-type="string" office:string-value="0x176" calcext:value-type="string">
            <text:p>0x176</text:p>
          </table:table-cell>
          <table:table-cell office:value-type="float" office:value="71" calcext:value-type="float">
            <text:p>71</text:p>
          </table:table-cell>
          <table:table-cell office:value-type="string" calcext:value-type="string">
            <text:p><text:a xlink:href="../../../../../../../wiki/Double-breasted_Suit" xlink:type="simple">Double-breasted Suit</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5" calcext:value-type="float">
            <text:p>5</text:p>
          </table:table-cell>
          <table:table-cell office:value-type="float" office:value="68" calcext:value-type="float">
            <text:p>68</text:p>
          </table:table-cell>
          <table:table-cell office:value-type="float" office:value="63" calcext:value-type="float">
            <text:p>63</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30000</text:p>
          </table:table-cell>
          <table:table-cell/>
          <table:table-cell office:value-type="string" calcext:value-type="string">
            <text:p>Lapin Angelique - A-East (FSG Lvl 9)</text:p>
          </table:table-cell>
          <table:table-cell office:value-type="string" calcext:value-type="string">
            <text:p>A classic men's double-breasted suit, tinged with a dark, princely air. Horror-lover Princess K says yes, yes, yes.</text:p>
          </table:table-cell>
          <table:table-cell office:value-type="float" office:value="1" calcext:value-type="float">
            <text:p>1</text:p>
          </table:table-cell>
          <table:table-cell table:formula="of:=COM.MICROSOFT.CONCAT([.A72];&quot;: &quot;;&quot;{ &quot;&quot;id&quot;&quot;: &quot;;[.A72];&quot;, &quot;&quot;name&quot;&quot;: &quot;&quot;&quot;;[.C72];&quot;&quot;&quot;, &quot;&quot;brand&quot;&quot;: &quot;&quot;&quot;;[.D72];&quot;&quot;&quot;, &quot;&quot;ability&quot;&quot;: &quot;&quot;&quot;;[.J72];&quot;&quot;&quot;, },&quot;)" office:value-type="string" office:string-value="0x176: { &quot;id&quot;: 0x176, &quot;name&quot;: &quot;Double-breasted Suit&quot;, &quot;brand&quot;: &quot;Lapin Angelique&quot;, &quot;ability&quot;: &quot;Jinxed Regeneration&quot;, }," calcext:value-type="string">
            <text:p>0x176: { "id": 0x176, "name": "Double-breasted Suit", "brand": "Lapin Angelique", "ability": "Jinxed Regeneration", },</text:p>
          </table:table-cell>
        </table:table-row>
        <table:table-row table:style-name="ro19">
          <table:table-cell table:formula="of:=COM.MICROSOFT.CONCAT(&quot;0x&quot;; DEC2HEX(ROW() + 302))" office:value-type="string" office:string-value="0x177" calcext:value-type="string">
            <text:p>0x177</text:p>
          </table:table-cell>
          <table:table-cell office:value-type="float" office:value="72" calcext:value-type="float">
            <text:p>72</text:p>
          </table:table-cell>
          <table:table-cell office:value-type="string" calcext:value-type="string">
            <text:p><text:a xlink:href="../../../../../../../wiki/Lace-up_Dress" xlink:type="simple">Lace-up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office:value-type="float" office:value="5" calcext:value-type="float">
            <text:p>5</text:p>
          </table:table-cell>
          <table:table-cell office:value-type="float" office:value="3" calcext:value-type="float">
            <text:p>3</text:p>
          </table:table-cell>
          <table:table-cell office:value-type="float" office:value="60" calcext:value-type="float">
            <text:p>60</text:p>
          </table:table-cell>
          <table:table-cell office:value-type="float" office:value="148" calcext:value-type="float">
            <text:p>148</text:p>
          </table:table-cell>
          <table:table-cell office:value-type="string" calcext:value-type="string">
            <text:p>Combo Map Upgrade I</text:p>
          </table:table-cell>
          <table:table-cell office:value-type="string" calcext:value-type="string">
            <text:p>Partner</text:p>
          </table:table-cell>
          <table:table-cell office:value-type="string" calcext:value-type="string">
            <text:p>When your partner wears this, the number of combo panels decreases by 1, and the number of combo branches increases by 1.</text:p>
          </table:table-cell>
          <table:table-cell office:value-type="string" calcext:value-type="string">
            <text:p>Lapin Angelique - A-East</text:p>
          </table:table-cell>
          <table:table-cell office:value-type="string" calcext:value-type="string">
            <text:p>¥19740</text:p>
          </table:table-cell>
          <table:table-cell/>
          <table:table-cell office:value-type="string" calcext:value-type="string">
            <text:p>Lapin Angelique - A-East (FSG Lvl 6)</text:p>
          </table:table-cell>
          <table:table-cell office:value-type="string" calcext:value-type="string">
            <text:p>Every gothic lolita wardrobe needs a goth doll dress; Princess K waived her employee discount to do this one justice.</text:p>
          </table:table-cell>
          <table:table-cell office:value-type="float" office:value="0" calcext:value-type="float">
            <text:p>0</text:p>
          </table:table-cell>
          <table:table-cell table:formula="of:=COM.MICROSOFT.CONCAT([.A73];&quot;: &quot;;&quot;{ &quot;&quot;id&quot;&quot;: &quot;;[.A73];&quot;, &quot;&quot;name&quot;&quot;: &quot;&quot;&quot;;[.C73];&quot;&quot;&quot;, &quot;&quot;brand&quot;&quot;: &quot;&quot;&quot;;[.D73];&quot;&quot;&quot;, &quot;&quot;ability&quot;&quot;: &quot;&quot;&quot;;[.J73];&quot;&quot;&quot;, },&quot;)" office:value-type="string" office:string-value="0x177: { &quot;id&quot;: 0x177, &quot;name&quot;: &quot;Lace-up Dress&quot;, &quot;brand&quot;: &quot;Lapin Angelique&quot;, &quot;ability&quot;: &quot;Combo Map Upgrade I&quot;, }," calcext:value-type="string">
            <text:p>0x177: { "id": 0x177, "name": "Lace-up Dress", "brand": "Lapin Angelique", "ability": "Combo Map Upgrade I", },</text:p>
          </table:table-cell>
        </table:table-row>
        <table:table-row table:style-name="ro9">
          <table:table-cell table:formula="of:=COM.MICROSOFT.CONCAT(&quot;0x&quot;; DEC2HEX(ROW() + 302))" office:value-type="string" office:string-value="0x178" calcext:value-type="string">
            <text:p>0x178</text:p>
          </table:table-cell>
          <table:table-cell office:value-type="float" office:value="73" calcext:value-type="float">
            <text:p>73</text:p>
          </table:table-cell>
          <table:table-cell office:value-type="string" calcext:value-type="string">
            <text:p><text:a xlink:href="../../../../../../../wiki/Ribbon-laced_Dress" xlink:type="simple">Ribbon-laced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5x Rare Metal; 1x Durable Leather; 1x Shirt &amp; Arm Warmers</text:p>
          </table:table-cell>
          <table:table-cell/>
          <table:table-cell office:value-type="string" calcext:value-type="string">
            <text:p>Lapin Angelique - A-East (FSG Lvl 1)</text:p>
          </table:table-cell>
          <table:table-cell office:value-type="string" calcext:value-type="string">
            <text:p>A goth maid dress, sister garment to the doll dress. The careful use of purple ribbon makes this item sing.</text:p>
          </table:table-cell>
          <table:table-cell office:value-type="float" office:value="1" calcext:value-type="float">
            <text:p>1</text:p>
          </table:table-cell>
          <table:table-cell table:formula="of:=COM.MICROSOFT.CONCAT([.A74];&quot;: &quot;;&quot;{ &quot;&quot;id&quot;&quot;: &quot;;[.A74];&quot;, &quot;&quot;name&quot;&quot;: &quot;&quot;&quot;;[.C74];&quot;&quot;&quot;, &quot;&quot;brand&quot;&quot;: &quot;&quot;&quot;;[.D74];&quot;&quot;&quot;, &quot;&quot;ability&quot;&quot;: &quot;&quot;&quot;;[.J74];&quot;&quot;&quot;, },&quot;)" office:value-type="string" office:string-value="0x178: { &quot;id&quot;: 0x178, &quot;name&quot;: &quot;Ribbon-laced Dress&quot;, &quot;brand&quot;: &quot;Lapin Angelique&quot;, &quot;ability&quot;: &quot;Jinxed Regeneration&quot;, }," calcext:value-type="string">
            <text:p>0x178: { "id": 0x178, "name": "Ribbon-laced Dress", "brand": "Lapin Angelique", "ability": "Jinxed Regeneration", },</text:p>
          </table:table-cell>
        </table:table-row>
        <table:table-row table:style-name="ro19">
          <table:table-cell table:formula="of:=COM.MICROSOFT.CONCAT(&quot;0x&quot;; DEC2HEX(ROW() + 302))" office:value-type="string" office:string-value="0x179" calcext:value-type="string">
            <text:p>0x179</text:p>
          </table:table-cell>
          <table:table-cell office:value-type="float" office:value="74" calcext:value-type="float">
            <text:p>74</text:p>
          </table:table-cell>
          <table:table-cell office:value-type="string" calcext:value-type="string">
            <text:p><text:a xlink:href="../../../../../../../wiki/Vampire_Dress" xlink:type="simple">Vampire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9" calcext:value-type="float">
            <text:p>9</text:p>
          </table:table-cell>
          <table:table-cell office:value-type="float" office:value="-75" calcext:value-type="float">
            <text:p>-75</text:p>
          </table:table-cell>
          <table:table-cell office:value-type="float" office:value="152" calcext:value-type="float">
            <text:p>152</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office:value-type="string" calcext:value-type="string">
            <text:p>Lapin Angelique - A-East</text:p>
          </table:table-cell>
          <table:table-cell office:value-type="string" calcext:value-type="string">
            <text:p>¥18690</text:p>
          </table:table-cell>
          <table:table-cell/>
          <table:table-cell office:value-type="string" calcext:value-type="string">
            <text:p>Lapin Angelique - A-East (FSG Lvl 7)</text:p>
          </table:table-cell>
          <table:table-cell office:value-type="string" calcext:value-type="string">
            <text:p>A goth dress placed in bondage. Sister garment to the doll dress, this item offers great atmosphere for its simplicity.</text:p>
          </table:table-cell>
          <table:table-cell office:value-type="float" office:value="0" calcext:value-type="float">
            <text:p>0</text:p>
          </table:table-cell>
          <table:table-cell table:formula="of:=COM.MICROSOFT.CONCAT([.A75];&quot;: &quot;;&quot;{ &quot;&quot;id&quot;&quot;: &quot;;[.A75];&quot;, &quot;&quot;name&quot;&quot;: &quot;&quot;&quot;;[.C75];&quot;&quot;&quot;, &quot;&quot;brand&quot;&quot;: &quot;&quot;&quot;;[.D75];&quot;&quot;&quot;, &quot;&quot;ability&quot;&quot;: &quot;&quot;&quot;;[.J75];&quot;&quot;&quot;, },&quot;)" office:value-type="string" office:string-value="0x179: { &quot;id&quot;: 0x179, &quot;name&quot;: &quot;Vampire Dress&quot;, &quot;brand&quot;: &quot;Lapin Angelique&quot;, &quot;ability&quot;: &quot;SOS ATK Boost II&quot;, }," calcext:value-type="string">
            <text:p>0x179: { "id": 0x179, "name": "Vampire Dress", "brand": "Lapin Angelique", "ability": "SOS ATK Boost II", },</text:p>
          </table:table-cell>
        </table:table-row>
        <table:table-row table:style-name="ro19">
          <table:table-cell table:formula="of:=COM.MICROSOFT.CONCAT(&quot;0x&quot;; DEC2HEX(ROW() + 302))" office:value-type="string" office:string-value="0x17A" calcext:value-type="string">
            <text:p>0x17A</text:p>
          </table:table-cell>
          <table:table-cell office:value-type="float" office:value="75" calcext:value-type="float">
            <text:p>75</text:p>
          </table:table-cell>
          <table:table-cell office:value-type="string" calcext:value-type="string">
            <text:p><text:a xlink:href="../../../../../../../wiki/Ribbon_Shoes" xlink:type="simple">Ribbon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office:value-type="float" office:value="-1" calcext:value-type="float">
            <text:p>-1</text:p>
          </table:table-cell>
          <table:table-cell office:value-type="float" office:value="13" calcext:value-type="float">
            <text:p>13</text:p>
          </table:table-cell>
          <table:table-cell table:style-name="ce7"/>
          <table:table-cell office:value-type="float" office:value="138" calcext:value-type="float">
            <text:p>138</text:p>
          </table:table-cell>
          <table:table-cell office:value-type="string" calcext:value-type="string">
            <text:p>Jinxed EXP Boost</text:p>
          </table:table-cell>
          <table:table-cell office:value-type="string" calcext:value-type="string">
            <text:p>All</text:p>
          </table:table-cell>
          <table:table-cell office:value-type="string" calcext:value-type="string">
            <text:p>Places whichever partner wears it in mortal peril at the start of battle, but in return greatly increases the amount of EXP you get.</text:p>
          </table:table-cell>
          <table:table-cell office:value-type="string" calcext:value-type="string">
            <text:p>Lapin Angelique - A-East</text:p>
          </table:table-cell>
          <table:table-cell office:value-type="string" calcext:value-type="string">
            <text:p>¥16800</text:p>
          </table:table-cell>
          <table:table-cell/>
          <table:table-cell office:value-type="string" calcext:value-type="string">
            <text:p>Lapin Angelique - A-East (FSG Lvl 7)</text:p>
          </table:table-cell>
          <table:table-cell office:value-type="string" calcext:value-type="string">
            <text:p>No lolita's ensemble is complete without a pair of these pink lace-up shoes. Rest assured, Princess K owns a pair.</text:p>
          </table:table-cell>
          <table:table-cell office:value-type="float" office:value="1" calcext:value-type="float">
            <text:p>1</text:p>
          </table:table-cell>
          <table:table-cell table:formula="of:=COM.MICROSOFT.CONCAT([.A76];&quot;: &quot;;&quot;{ &quot;&quot;id&quot;&quot;: &quot;;[.A76];&quot;, &quot;&quot;name&quot;&quot;: &quot;&quot;&quot;;[.C76];&quot;&quot;&quot;, &quot;&quot;brand&quot;&quot;: &quot;&quot;&quot;;[.D76];&quot;&quot;&quot;, &quot;&quot;ability&quot;&quot;: &quot;&quot;&quot;;[.J76];&quot;&quot;&quot;, },&quot;)" office:value-type="string" office:string-value="0x17A: { &quot;id&quot;: 0x17A, &quot;name&quot;: &quot;Ribbon Shoes&quot;, &quot;brand&quot;: &quot;Lapin Angelique&quot;, &quot;ability&quot;: &quot;Jinxed EXP Boost&quot;, }," calcext:value-type="string">
            <text:p>0x17A: { "id": 0x17A, "name": "Ribbon Shoes", "brand": "Lapin Angelique", "ability": "Jinxed EXP Boost", },</text:p>
          </table:table-cell>
        </table:table-row>
        <table:table-row table:style-name="ro20">
          <table:table-cell table:formula="of:=COM.MICROSOFT.CONCAT(&quot;0x&quot;; DEC2HEX(ROW() + 302))" office:value-type="string" office:string-value="0x17B" calcext:value-type="string">
            <text:p>0x17B</text:p>
          </table:table-cell>
          <table:table-cell office:value-type="float" office:value="76" calcext:value-type="float">
            <text:p>76</text:p>
          </table:table-cell>
          <table:table-cell office:value-type="string" calcext:value-type="string">
            <text:p><text:a xlink:href="../../../../../../../wiki/Platform_Shoes" xlink:type="simple">Platform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table:style-name="ce7"/>
          <table:table-cell office:value-type="float" office:value="8" calcext:value-type="float">
            <text:p>8</text:p>
          </table:table-cell>
          <table:table-cell table:style-name="ce7"/>
          <table:table-cell office:value-type="float" office:value="120" calcext:value-type="float">
            <text:p>120</text:p>
          </table:table-cell>
          <table:table-cell office:value-type="string" calcext:value-type="string">
            <text:p>Jinxed HIT Keeper</text:p>
          </table:table-cell>
          <table:table-cell office:value-type="string" calcext:value-type="string">
            <text:p>Neku</text:p>
          </table:table-cell>
          <table:table-cell office:value-type="string" calcext:value-type="string">
            <text:p>When Neku wears this, the HITS counter takes a lot longer to disappear, but in exchange enemy attacks will knock him back.</text:p>
          </table:table-cell>
          <table:table-cell office:value-type="string" calcext:value-type="string">
            <text:p>Lapin Angelique - A-East</text:p>
          </table:table-cell>
          <table:table-cell office:value-type="string" calcext:value-type="string">
            <text:p>¥9900</text:p>
          </table:table-cell>
          <table:table-cell/>
          <table:table-cell office:value-type="string" calcext:value-type="string">
            <text:p>Lapin Angelique - A-East (FSG Lvl 3)</text:p>
          </table:table-cell>
          <table:table-cell office:value-type="string" calcext:value-type="string">
            <text:p>Perfect with either a dress or pants. Any prospective princess would do well to pick up a pair of this footwear.</text:p>
          </table:table-cell>
          <table:table-cell office:value-type="float" office:value="1" calcext:value-type="float">
            <text:p>1</text:p>
          </table:table-cell>
          <table:table-cell table:formula="of:=COM.MICROSOFT.CONCAT([.A77];&quot;: &quot;;&quot;{ &quot;&quot;id&quot;&quot;: &quot;;[.A77];&quot;, &quot;&quot;name&quot;&quot;: &quot;&quot;&quot;;[.C77];&quot;&quot;&quot;, &quot;&quot;brand&quot;&quot;: &quot;&quot;&quot;;[.D77];&quot;&quot;&quot;, &quot;&quot;ability&quot;&quot;: &quot;&quot;&quot;;[.J77];&quot;&quot;&quot;, },&quot;)" office:value-type="string" office:string-value="0x17B: { &quot;id&quot;: 0x17B, &quot;name&quot;: &quot;Platform Shoes&quot;, &quot;brand&quot;: &quot;Lapin Angelique&quot;, &quot;ability&quot;: &quot;Jinxed HIT Keeper&quot;, }," calcext:value-type="string">
            <text:p>0x17B: { "id": 0x17B, "name": "Platform Shoes", "brand": "Lapin Angelique", "ability": "Jinxed HIT Keeper", },</text:p>
          </table:table-cell>
        </table:table-row>
        <table:table-row table:style-name="ro15">
          <table:table-cell table:formula="of:=COM.MICROSOFT.CONCAT(&quot;0x&quot;; DEC2HEX(ROW() + 302))" office:value-type="string" office:string-value="0x17C" calcext:value-type="string">
            <text:p>0x17C</text:p>
          </table:table-cell>
          <table:table-cell office:value-type="float" office:value="77" calcext:value-type="float">
            <text:p>77</text:p>
          </table:table-cell>
          <table:table-cell office:value-type="string" calcext:value-type="string">
            <text:p><text:a xlink:href="../../../../../../../wiki/Cape" xlink:type="simple">Cape</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22800</text:p>
          </table:table-cell>
          <table:table-cell/>
          <table:table-cell office:value-type="string" calcext:value-type="string">
            <text:p>Lapin Angelique - A-East (FSG Lvl 8)</text:p>
          </table:table-cell>
          <table:table-cell office:value-type="string" calcext:value-type="string">
            <text:p>A very continental collared cape, classic and regal. If you can work this, you are truly a goth among goths.</text:p>
          </table:table-cell>
          <table:table-cell office:value-type="float" office:value="0" calcext:value-type="float">
            <text:p>0</text:p>
          </table:table-cell>
          <table:table-cell table:formula="of:=COM.MICROSOFT.CONCAT([.A78];&quot;: &quot;;&quot;{ &quot;&quot;id&quot;&quot;: &quot;;[.A78];&quot;, &quot;&quot;name&quot;&quot;: &quot;&quot;&quot;;[.C78];&quot;&quot;&quot;, &quot;&quot;brand&quot;&quot;: &quot;&quot;&quot;;[.D78];&quot;&quot;&quot;, &quot;&quot;ability&quot;&quot;: &quot;&quot;&quot;;[.J78];&quot;&quot;&quot;, },&quot;)" office:value-type="string" office:string-value="0x17C: { &quot;id&quot;: 0x17C, &quot;name&quot;: &quot;Cape&quot;, &quot;brand&quot;: &quot;Lapin Angelique&quot;, &quot;ability&quot;: &quot;SOS DEF Boost II&quot;, }," calcext:value-type="string">
            <text:p>0x17C: { "id": 0x17C, "name": "Cape", "brand": "Lapin Angelique", "ability": "SOS DEF Boost II", },</text:p>
          </table:table-cell>
        </table:table-row>
        <table:table-row table:style-name="ro19">
          <table:table-cell table:formula="of:=COM.MICROSOFT.CONCAT(&quot;0x&quot;; DEC2HEX(ROW() + 302))" office:value-type="string" office:string-value="0x17D" calcext:value-type="string">
            <text:p>0x17D</text:p>
          </table:table-cell>
          <table:table-cell office:value-type="float" office:value="78" calcext:value-type="float">
            <text:p>78</text:p>
          </table:table-cell>
          <table:table-cell office:value-type="string" calcext:value-type="string">
            <text:p><text:a xlink:href="../../../../../../../wiki/Frilly_Parasol" xlink:type="simple">Frilly Parasol</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style-name="ce7"/>
          <table:table-cell office:value-type="float" office:value="5" calcext:value-type="float">
            <text:p>5</text:p>
          </table:table-cell>
          <table:table-cell office:value-type="float" office:value="-6" calcext:value-type="float">
            <text:p>-6</text:p>
          </table:table-cell>
          <table:table-cell office:value-type="float" office:value="59" calcext:value-type="float">
            <text:p>59</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4290</text:p>
          </table:table-cell>
          <table:table-cell/>
          <table:table-cell office:value-type="string" calcext:value-type="string">
            <text:p>KuraKura - Shibukyu Stationside (FSG Lvl 2)</text:p>
          </table:table-cell>
          <table:table-cell office:value-type="string" calcext:value-type="string">
            <text:p>Frilled and ribboned, this antique umbrella is a magical key to grand romance. A sensible princess would keep it at hand.</text:p>
          </table:table-cell>
          <table:table-cell office:value-type="float" office:value="0" calcext:value-type="float">
            <text:p>0</text:p>
          </table:table-cell>
          <table:table-cell table:formula="of:=COM.MICROSOFT.CONCAT([.A79];&quot;: &quot;;&quot;{ &quot;&quot;id&quot;&quot;: &quot;;[.A79];&quot;, &quot;&quot;name&quot;&quot;: &quot;&quot;&quot;;[.C79];&quot;&quot;&quot;, &quot;&quot;brand&quot;&quot;: &quot;&quot;&quot;;[.D79];&quot;&quot;&quot;, &quot;&quot;ability&quot;&quot;: &quot;&quot;&quot;;[.J79];&quot;&quot;&quot;, },&quot;)" office:value-type="string" office:string-value="0x17D: { &quot;id&quot;: 0x17D, &quot;name&quot;: &quot;Frilly Parasol&quot;, &quot;brand&quot;: &quot;Lapin Angelique&quot;, &quot;ability&quot;: &quot;Joshua: Fusion ★ +1&quot;, }," calcext:value-type="string">
            <text:p>0x17D: { "id": 0x17D, "name": "Frilly Parasol", "brand": "Lapin Angelique", "ability": "Joshua: Fusion ★ +1", },</text:p>
          </table:table-cell>
        </table:table-row>
        <table:table-row table:style-name="ro20">
          <table:table-cell table:formula="of:=COM.MICROSOFT.CONCAT(&quot;0x&quot;; DEC2HEX(ROW() + 302))" office:value-type="string" office:string-value="0x17E" calcext:value-type="string">
            <text:p>0x17E</text:p>
          </table:table-cell>
          <table:table-cell office:value-type="float" office:value="79" calcext:value-type="float">
            <text:p>79</text:p>
          </table:table-cell>
          <table:table-cell office:value-type="string" calcext:value-type="string">
            <text:p><text:a xlink:href="../../../../../../../wiki/Blond_Wig" xlink:type="simple">Blond Wig</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5" calcext:value-type="float">
            <text:p>5</text:p>
          </table:table-cell>
          <table:table-cell table:style-name="ce7"/>
          <table:table-cell office:value-type="float" office:value="6" calcext:value-type="float">
            <text:p>6</text:p>
          </table:table-cell>
          <table:table-cell office:value-type="float" office:value="120" calcext:value-type="float">
            <text:p>120</text:p>
          </table:table-cell>
          <table:table-cell office:value-type="string" calcext:value-type="string">
            <text:p>Jinxed Hold that Puck</text:p>
          </table:table-cell>
          <table:table-cell office:value-type="string" calcext:value-type="string">
            <text:p>All</text:p>
          </table:table-cell>
          <table:table-cell office:value-type="string" calcext:value-type="string">
            <text:p>Keeps the light puck in play a lot longer before it disappears, but in exchange you stop receiving PP.</text:p>
          </table:table-cell>
          <table:table-cell office:value-type="string" calcext:value-type="string">
            <text:p>Lapin Angelique - A-East</text:p>
          </table:table-cell>
          <table:table-cell office:value-type="string" calcext:value-type="string">
            <text:p>¥8190</text:p>
          </table:table-cell>
          <table:table-cell/>
          <table:table-cell office:value-type="string" calcext:value-type="string">
            <text:p>Lapin Angelique - A-East (FSG Lvl 3)</text:p>
          </table:table-cell>
          <table:table-cell office:value-type="string" calcext:value-type="string">
            <text:p>This divine platinum blond wig is regal from roots to tips, and an object of adulation among all prospective princesses.</text:p>
          </table:table-cell>
          <table:table-cell office:value-type="float" office:value="1" calcext:value-type="float">
            <text:p>1</text:p>
          </table:table-cell>
          <table:table-cell table:formula="of:=COM.MICROSOFT.CONCAT([.A80];&quot;: &quot;;&quot;{ &quot;&quot;id&quot;&quot;: &quot;;[.A80];&quot;, &quot;&quot;name&quot;&quot;: &quot;&quot;&quot;;[.C80];&quot;&quot;&quot;, &quot;&quot;brand&quot;&quot;: &quot;&quot;&quot;;[.D80];&quot;&quot;&quot;, &quot;&quot;ability&quot;&quot;: &quot;&quot;&quot;;[.J80];&quot;&quot;&quot;, },&quot;)" office:value-type="string" office:string-value="0x17E: { &quot;id&quot;: 0x17E, &quot;name&quot;: &quot;Blond Wig&quot;, &quot;brand&quot;: &quot;Lapin Angelique&quot;, &quot;ability&quot;: &quot;Jinxed Hold that Puck&quot;, }," calcext:value-type="string">
            <text:p>0x17E: { "id": 0x17E, "name": "Blond Wig", "brand": "Lapin Angelique", "ability": "Jinxed Hold that Puck", },</text:p>
          </table:table-cell>
        </table:table-row>
        <table:table-row table:style-name="ro19">
          <table:table-cell table:formula="of:=COM.MICROSOFT.CONCAT(&quot;0x&quot;; DEC2HEX(ROW() + 302))" office:value-type="string" office:string-value="0x17F" calcext:value-type="string">
            <text:p>0x17F</text:p>
          </table:table-cell>
          <table:table-cell office:value-type="float" office:value="80" calcext:value-type="float">
            <text:p>80</text:p>
          </table:table-cell>
          <table:table-cell office:value-type="string" calcext:value-type="string">
            <text:p><text:a xlink:href="../../../../../../../wiki/M%27sieur_Lapin" xlink:type="simple">M'sieur Lapin</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150" calcext:value-type="float">
            <text:p>150</text:p>
          </table:table-cell>
          <table:table-cell office:value-type="float" office:value="69" calcext:value-type="float">
            <text:p>69</text:p>
          </table:table-cell>
          <table:table-cell office:value-type="string" calcext:value-type="string">
            <text:p>Jinxed Immobilizing Finisher</text:p>
          </table:table-cell>
          <table:table-cell office:value-type="string" calcext:value-type="string">
            <text:p>Partner</text:p>
          </table:table-cell>
          <table:table-cell office:value-type="string" calcext:value-type="string">
            <text:p>When your partner wears this, combo finishers will sometimes Immobilize enemies, but as a trade-off Neku will move more slowly.</text:p>
          </table:table-cell>
          <table:table-cell office:value-type="string" calcext:value-type="string">
            <text:p>Lapin Angelique - A-East</text:p>
          </table:table-cell>
          <table:table-cell office:value-type="string" calcext:value-type="string">
            <text:p>¥21000</text:p>
          </table:table-cell>
          <table:table-cell/>
          <table:table-cell office:value-type="string" calcext:value-type="string">
            <text:p>Lapin Angelique - A-East (FSG Lvl 9)</text:p>
          </table:table-cell>
          <table:table-cell office:value-type="string" calcext:value-type="string">
            <text:p>A stuffed version of brand icon M'sieur Lapin. All good Angelique Freaques elect him as their escort while out and about.</text:p>
          </table:table-cell>
          <table:table-cell office:value-type="float" office:value="1" calcext:value-type="float">
            <text:p>1</text:p>
          </table:table-cell>
          <table:table-cell table:formula="of:=COM.MICROSOFT.CONCAT([.A81];&quot;: &quot;;&quot;{ &quot;&quot;id&quot;&quot;: &quot;;[.A81];&quot;, &quot;&quot;name&quot;&quot;: &quot;&quot;&quot;;[.C81];&quot;&quot;&quot;, &quot;&quot;brand&quot;&quot;: &quot;&quot;&quot;;[.D81];&quot;&quot;&quot;, &quot;&quot;ability&quot;&quot;: &quot;&quot;&quot;;[.J81];&quot;&quot;&quot;, },&quot;)" office:value-type="string" office:string-value="0x17F: { &quot;id&quot;: 0x17F, &quot;name&quot;: &quot;M'sieur Lapin&quot;, &quot;brand&quot;: &quot;Lapin Angelique&quot;, &quot;ability&quot;: &quot;Jinxed Immobilizing Finisher&quot;, }," calcext:value-type="string">
            <text:p>0x17F: { "id": 0x17F, "name": "M'sieur Lapin", "brand": "Lapin Angelique", "ability": "Jinxed Immobilizing Finisher", },</text:p>
          </table:table-cell>
        </table:table-row>
        <table:table-row table:style-name="ro15">
          <table:table-cell table:formula="of:=COM.MICROSOFT.CONCAT(&quot;0x&quot;; DEC2HEX(ROW() + 302))" office:value-type="string" office:string-value="0x180" calcext:value-type="string">
            <text:p>0x180</text:p>
          </table:table-cell>
          <table:table-cell office:value-type="float" office:value="81" calcext:value-type="float">
            <text:p>81</text:p>
          </table:table-cell>
          <table:table-cell office:value-type="string" calcext:value-type="string">
            <text:p><text:a xlink:href="../../../../../../../wiki/White_Dragon" xlink:type="simple">White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23" calcext:value-type="float">
            <text:p>23</text:p>
          </table:table-cell>
          <table:table-cell office:value-type="float" office:value="22" calcext:value-type="float">
            <text:p>22</text:p>
          </table:table-cell>
          <table:table-cell office:value-type="string" calcext:value-type="string">
            <text:p>Joshua: Ground Combo A</text:p>
          </table:table-cell>
          <table:table-cell office:value-type="string" calcext:value-type="string">
            <text:p>Joshua</text:p>
          </table:table-cell>
          <table:table-cell office:value-type="string" calcext:value-type="string">
            <text:p>When Joshua wears this, his ground combo map changes to the shape of a dagger.</text:p>
          </table:table-cell>
          <table:table-cell office:value-type="string" calcext:value-type="string">
            <text:p>Dragon Couture - Shibukyu Main Store</text:p>
          </table:table-cell>
          <table:table-cell office:value-type="string" calcext:value-type="string">
            <text:p>¥11400</text:p>
          </table:table-cell>
          <table:table-cell/>
          <table:table-cell office:value-type="string" calcext:value-type="string">
            <text:p>Dragon Couture - Shibukyu Main Store (FSG Lvl 1)</text:p>
          </table:table-cell>
          <table:table-cell office:value-type="string" calcext:value-type="string">
            <text:p>This elegant sleeveless shirt cuts a bold silhouette that is well suited to solo wear or to a more layered look.</text:p>
          </table:table-cell>
          <table:table-cell office:value-type="float" office:value="0" calcext:value-type="float">
            <text:p>0</text:p>
          </table:table-cell>
          <table:table-cell table:formula="of:=COM.MICROSOFT.CONCAT([.A82];&quot;: &quot;;&quot;{ &quot;&quot;id&quot;&quot;: &quot;;[.A82];&quot;, &quot;&quot;name&quot;&quot;: &quot;&quot;&quot;;[.C82];&quot;&quot;&quot;, &quot;&quot;brand&quot;&quot;: &quot;&quot;&quot;;[.D82];&quot;&quot;&quot;, &quot;&quot;ability&quot;&quot;: &quot;&quot;&quot;;[.J82];&quot;&quot;&quot;, },&quot;)" office:value-type="string" office:string-value="0x180: { &quot;id&quot;: 0x180, &quot;name&quot;: &quot;White Dragon&quot;, &quot;brand&quot;: &quot;Dragon Couture&quot;, &quot;ability&quot;: &quot;Joshua: Ground Combo A&quot;, }," calcext:value-type="string">
            <text:p>0x180: { "id": 0x180, "name": "White Dragon", "brand": "Dragon Couture", "ability": "Joshua: Ground Combo A", },</text:p>
          </table:table-cell>
        </table:table-row>
        <table:table-row table:style-name="ro20">
          <table:table-cell table:formula="of:=COM.MICROSOFT.CONCAT(&quot;0x&quot;; DEC2HEX(ROW() + 302))" office:value-type="string" office:string-value="0x181" calcext:value-type="string">
            <text:p>0x181</text:p>
          </table:table-cell>
          <table:table-cell office:value-type="float" office:value="82" calcext:value-type="float">
            <text:p>82</text:p>
          </table:table-cell>
          <table:table-cell office:value-type="string" calcext:value-type="string">
            <text:p><text:a xlink:href="../../../../../../../wiki/Light_and_Shadow" xlink:type="simple">Light and Shadow</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float" office:value="35" calcext:value-type="float">
            <text:p>35</text:p>
          </table:table-cell>
          <table:table-cell office:value-type="string" calcext:value-type="string">
            <text:p>Joshua: Ground Combo C</text:p>
          </table:table-cell>
          <table:table-cell office:value-type="string" calcext:value-type="string">
            <text:p>Joshua</text:p>
          </table:table-cell>
          <table:table-cell office:value-type="string" calcext:value-type="string">
            <text:p>When Joshua wears this, his ground combo map changes to the shape of a trident.</text:p>
          </table:table-cell>
          <table:table-cell office:value-type="string" calcext:value-type="string">
            <text:p>Dragon Couture - Shibukyu Main Store</text:p>
          </table:table-cell>
          <table:table-cell office:value-type="string" calcext:value-type="string">
            <text:p>¥9600</text:p>
          </table:table-cell>
          <table:table-cell/>
          <table:table-cell office:value-type="string" calcext:value-type="string">
            <text:p>Mexican Dog - Spain Hill (FSG Lvl 2)</text:p>
          </table:table-cell>
          <table:table-cell office:value-type="string" calcext:value-type="string">
            <text:p>Sporty and slim, this tank top showcases the latest line's athletic sensibilities while still preserving the brand's elegance.</text:p>
          </table:table-cell>
          <table:table-cell office:value-type="float" office:value="0" calcext:value-type="float">
            <text:p>0</text:p>
          </table:table-cell>
          <table:table-cell table:formula="of:=COM.MICROSOFT.CONCAT([.A83];&quot;: &quot;;&quot;{ &quot;&quot;id&quot;&quot;: &quot;;[.A83];&quot;, &quot;&quot;name&quot;&quot;: &quot;&quot;&quot;;[.C83];&quot;&quot;&quot;, &quot;&quot;brand&quot;&quot;: &quot;&quot;&quot;;[.D83];&quot;&quot;&quot;, &quot;&quot;ability&quot;&quot;: &quot;&quot;&quot;;[.J83];&quot;&quot;&quot;, },&quot;)" office:value-type="string" office:string-value="0x181: { &quot;id&quot;: 0x181, &quot;name&quot;: &quot;Light and Shadow&quot;, &quot;brand&quot;: &quot;Dragon Couture&quot;, &quot;ability&quot;: &quot;Joshua: Ground Combo C&quot;, }," calcext:value-type="string">
            <text:p>0x181: { "id": 0x181, "name": "Light and Shadow", "brand": "Dragon Couture", "ability": "Joshua: Ground Combo C", },</text:p>
          </table:table-cell>
        </table:table-row>
        <table:table-row table:style-name="ro19">
          <table:table-cell table:formula="of:=COM.MICROSOFT.CONCAT(&quot;0x&quot;; DEC2HEX(ROW() + 302))" office:value-type="string" office:string-value="0x182" calcext:value-type="string">
            <text:p>0x182</text:p>
          </table:table-cell>
          <table:table-cell office:value-type="float" office:value="83" calcext:value-type="float">
            <text:p>83</text:p>
          </table:table-cell>
          <table:table-cell office:value-type="string" calcext:value-type="string">
            <text:p><text:a xlink:href="../../../../../../../wiki/Yin_Blazer" xlink:type="simple">Yin Blazer</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68" calcext:value-type="float">
            <text:p>68</text:p>
          </table:table-cell>
          <table:table-cell office:value-type="float" office:value="42" calcext:value-type="float">
            <text:p>42</text:p>
          </table:table-cell>
          <table:table-cell office:value-type="string" calcext:value-type="string">
            <text:p>Joshua: DEF +3</text:p>
          </table:table-cell>
          <table:table-cell office:value-type="string" calcext:value-type="string">
            <text:p>Joshua</text:p>
          </table:table-cell>
          <table:table-cell office:value-type="string" calcext:value-type="string">
            <text:p>When Joshua wears this, his Defense increases.</text:p>
          </table:table-cell>
          <table:table-cell office:value-type="string" calcext:value-type="string">
            <text:p>Dragon Couture - Shibukyu Main Store</text:p>
          </table:table-cell>
          <table:table-cell office:value-type="string" calcext:value-type="string">
            <text:p>¥45000</text:p>
          </table:table-cell>
          <table:table-cell/>
          <table:table-cell office:value-type="string" calcext:value-type="string">
            <text:p>Dragon Couture - Shibukyu Main Store (FSG Lvl 3)</text:p>
          </table:table-cell>
          <table:table-cell office:value-type="string" calcext:value-type="string">
            <text:p>Dragon Couture's take on the classic single-breasted leather blazer sees the modest garment lined with an ardent red.</text:p>
          </table:table-cell>
          <table:table-cell office:value-type="float" office:value="0" calcext:value-type="float">
            <text:p>0</text:p>
          </table:table-cell>
          <table:table-cell table:formula="of:=COM.MICROSOFT.CONCAT([.A84];&quot;: &quot;;&quot;{ &quot;&quot;id&quot;&quot;: &quot;;[.A84];&quot;, &quot;&quot;name&quot;&quot;: &quot;&quot;&quot;;[.C84];&quot;&quot;&quot;, &quot;&quot;brand&quot;&quot;: &quot;&quot;&quot;;[.D84];&quot;&quot;&quot;, &quot;&quot;ability&quot;&quot;: &quot;&quot;&quot;;[.J84];&quot;&quot;&quot;, },&quot;)" office:value-type="string" office:string-value="0x182: { &quot;id&quot;: 0x182, &quot;name&quot;: &quot;Yin Blazer&quot;, &quot;brand&quot;: &quot;Dragon Couture&quot;, &quot;ability&quot;: &quot;Joshua: DEF +3&quot;, }," calcext:value-type="string">
            <text:p>0x182: { "id": 0x182, "name": "Yin Blazer", "brand": "Dragon Couture", "ability": "Joshua: DEF +3", },</text:p>
          </table:table-cell>
        </table:table-row>
        <table:table-row table:style-name="ro20">
          <table:table-cell table:formula="of:=COM.MICROSOFT.CONCAT(&quot;0x&quot;; DEC2HEX(ROW() + 302))" office:value-type="string" office:string-value="0x183" calcext:value-type="string">
            <text:p>0x183</text:p>
          </table:table-cell>
          <table:table-cell office:value-type="float" office:value="84" calcext:value-type="float">
            <text:p>84</text:p>
          </table:table-cell>
          <table:table-cell office:value-type="string" calcext:value-type="string">
            <text:p><text:a xlink:href="../../../../../../../wiki/Midnight_Thoughts" xlink:type="simple">Midnight Thoughts</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80" calcext:value-type="float">
            <text:p>80</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Dragon Couture - Shibukyu Main Store</text:p>
          </table:table-cell>
          <table:table-cell office:value-type="string" calcext:value-type="string">
            <text:p>¥4500</text:p>
          </table:table-cell>
          <table:table-cell/>
          <table:table-cell office:value-type="string" calcext:value-type="string">
            <text:p>Dragon Couture - Shibukyu Main Store (FSG Lvl 1)</text:p>
          </table:table-cell>
          <table:table-cell office:value-type="string" calcext:value-type="string">
            <text:p>The simplicity of this sleeveless top is balanced by its rich and powerful black hue. It stands alone, and you stand out.</text:p>
          </table:table-cell>
          <table:table-cell office:value-type="float" office:value="0" calcext:value-type="float">
            <text:p>0</text:p>
          </table:table-cell>
          <table:table-cell table:formula="of:=COM.MICROSOFT.CONCAT([.A85];&quot;: &quot;;&quot;{ &quot;&quot;id&quot;&quot;: &quot;;[.A85];&quot;, &quot;&quot;name&quot;&quot;: &quot;&quot;&quot;;[.C85];&quot;&quot;&quot;, &quot;&quot;brand&quot;&quot;: &quot;&quot;&quot;;[.D85];&quot;&quot;&quot;, &quot;&quot;ability&quot;&quot;: &quot;&quot;&quot;;[.J85];&quot;&quot;&quot;, },&quot;)" office:value-type="string" office:string-value="0x183: { &quot;id&quot;: 0x183, &quot;name&quot;: &quot;Midnight Thoughts&quot;, &quot;brand&quot;: &quot;Dragon Couture&quot;, &quot;ability&quot;: &quot;HP +5&quot;, }," calcext:value-type="string">
            <text:p>0x183: { "id": 0x183, "name": "Midnight Thoughts", "brand": "Dragon Couture", "ability": "HP +5", },</text:p>
          </table:table-cell>
        </table:table-row>
        <table:table-row table:style-name="ro20">
          <table:table-cell table:formula="of:=COM.MICROSOFT.CONCAT(&quot;0x&quot;; DEC2HEX(ROW() + 302))" office:value-type="string" office:string-value="0x184" calcext:value-type="string">
            <text:p>0x184</text:p>
          </table:table-cell>
          <table:table-cell office:value-type="float" office:value="85" calcext:value-type="float">
            <text:p>85</text:p>
          </table:table-cell>
          <table:table-cell office:value-type="string" calcext:value-type="string">
            <text:p><text:a xlink:href="../../../../../../../wiki/Plum_Blossom" xlink:type="simple">Plum Blossom</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45" calcext:value-type="float">
            <text:p>45</text:p>
          </table:table-cell>
          <table:table-cell office:value-type="float" office:value="118" calcext:value-type="float">
            <text:p>11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Dragon Couture - Shibukyu Main Store</text:p>
          </table:table-cell>
          <table:table-cell office:value-type="string" calcext:value-type="string">
            <text:p>¥12000</text:p>
          </table:table-cell>
          <table:table-cell/>
          <table:table-cell office:value-type="string" calcext:value-type="string">
            <text:p>Dragon Couture - Shibukyu Main Store (FSG Lvl 1)</text:p>
          </table:table-cell>
          <table:table-cell office:value-type="string" calcext:value-type="string">
            <text:p>The floral pattern and spring green base of this long- sleeve shirt may limit the people who can pull it off to fashion gurus.</text:p>
          </table:table-cell>
          <table:table-cell office:value-type="float" office:value="0" calcext:value-type="float">
            <text:p>0</text:p>
          </table:table-cell>
          <table:table-cell table:formula="of:=COM.MICROSOFT.CONCAT([.A86];&quot;: &quot;;&quot;{ &quot;&quot;id&quot;&quot;: &quot;;[.A86];&quot;, &quot;&quot;name&quot;&quot;: &quot;&quot;&quot;;[.C86];&quot;&quot;&quot;, &quot;&quot;brand&quot;&quot;: &quot;&quot;&quot;;[.D86];&quot;&quot;&quot;, &quot;&quot;ability&quot;&quot;: &quot;&quot;&quot;;[.J86];&quot;&quot;&quot;, },&quot;)" office:value-type="string" office:string-value="0x184: { &quot;id&quot;: 0x184, &quot;name&quot;: &quot;Plum Blossom&quot;, &quot;brand&quot;: &quot;Dragon Couture&quot;, &quot;ability&quot;: &quot;Puck Power I&quot;, }," calcext:value-type="string">
            <text:p>0x184: { "id": 0x184, "name": "Plum Blossom", "brand": "Dragon Couture", "ability": "Puck Power I", },</text:p>
          </table:table-cell>
        </table:table-row>
        <table:table-row table:style-name="ro20">
          <table:table-cell table:formula="of:=COM.MICROSOFT.CONCAT(&quot;0x&quot;; DEC2HEX(ROW() + 302))" office:value-type="string" office:string-value="0x185" calcext:value-type="string">
            <text:p>0x185</text:p>
          </table:table-cell>
          <table:table-cell office:value-type="float" office:value="86" calcext:value-type="float">
            <text:p>86</text:p>
          </table:table-cell>
          <table:table-cell office:value-type="string" calcext:value-type="string">
            <text:p><text:a xlink:href="../../../../../../../wiki/Vernal_Equinox" xlink:type="simple">Vernal Equinox</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44" calcext:value-type="float">
            <text:p>44</text:p>
          </table:table-cell>
          <table:table-cell office:value-type="float" office:value="60" calcext:value-type="float">
            <text:p>60</text:p>
          </table:table-cell>
          <table:table-cell office:value-type="string" calcext:value-type="string">
            <text:p>Joshua: Air Combo B</text:p>
          </table:table-cell>
          <table:table-cell office:value-type="string" calcext:value-type="string">
            <text:p>Joshua</text:p>
          </table:table-cell>
          <table:table-cell office:value-type="string" calcext:value-type="string">
            <text:p>When Joshua wears this, his air combo map changes to the shape of a lightning bolt.</text:p>
          </table:table-cell>
          <table:table-cell office:value-type="string" calcext:value-type="string">
            <text:p>Dragon Couture - Shibukyu Main Store</text:p>
          </table:table-cell>
          <table:table-cell office:value-type="string" calcext:value-type="string">
            <text:p>¥15000</text:p>
          </table:table-cell>
          <table:table-cell/>
          <table:table-cell office:value-type="string" calcext:value-type="string">
            <text:p>Shadow Ramen - Dogenzaka (FSG Lvl 2)</text:p>
          </table:table-cell>
          <table:table-cell office:value-type="string" calcext:value-type="string">
            <text:p>The floral pattern and aqua blue base of this long- sleeve shirt may limit the people who can pull it off to fashion gurus.</text:p>
          </table:table-cell>
          <table:table-cell office:value-type="float" office:value="0" calcext:value-type="float">
            <text:p>0</text:p>
          </table:table-cell>
          <table:table-cell table:formula="of:=COM.MICROSOFT.CONCAT([.A87];&quot;: &quot;;&quot;{ &quot;&quot;id&quot;&quot;: &quot;;[.A87];&quot;, &quot;&quot;name&quot;&quot;: &quot;&quot;&quot;;[.C87];&quot;&quot;&quot;, &quot;&quot;brand&quot;&quot;: &quot;&quot;&quot;;[.D87];&quot;&quot;&quot;, &quot;&quot;ability&quot;&quot;: &quot;&quot;&quot;;[.J87];&quot;&quot;&quot;, },&quot;)" office:value-type="string" office:string-value="0x185: { &quot;id&quot;: 0x185, &quot;name&quot;: &quot;Vernal Equinox&quot;, &quot;brand&quot;: &quot;Dragon Couture&quot;, &quot;ability&quot;: &quot;Joshua: Air Combo B&quot;, }," calcext:value-type="string">
            <text:p>0x185: { "id": 0x185, "name": "Vernal Equinox", "brand": "Dragon Couture", "ability": "Joshua: Air Combo B", },</text:p>
          </table:table-cell>
        </table:table-row>
        <table:table-row table:style-name="ro19">
          <table:table-cell table:formula="of:=COM.MICROSOFT.CONCAT(&quot;0x&quot;; DEC2HEX(ROW() + 302))" office:value-type="string" office:string-value="0x186" calcext:value-type="string">
            <text:p>0x186</text:p>
          </table:table-cell>
          <table:table-cell office:value-type="float" office:value="87" calcext:value-type="float">
            <text:p>87</text:p>
          </table:table-cell>
          <table:table-cell office:value-type="string" calcext:value-type="string">
            <text:p><text:a xlink:href="../../../../../../../wiki/Autumn_Dragon" xlink:type="simple">Autumn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table:number-columns-repeated="2" office:value-type="float" office:value="38" calcext:value-type="float">
            <text:p>38</text:p>
          </table:table-cell>
          <table:table-cell office:value-type="string" calcext:value-type="string">
            <text:p>Joshua: Ground Combo B</text:p>
          </table:table-cell>
          <table:table-cell office:value-type="string" calcext:value-type="string">
            <text:p>Joshua</text:p>
          </table:table-cell>
          <table:table-cell office:value-type="string" calcext:value-type="string">
            <text:p>When Joshua wears this, his ground combo map changes to the shape of a cactus.</text:p>
          </table:table-cell>
          <table:table-cell office:value-type="string" calcext:value-type="string">
            <text:p>Dragon Couture - Shibukyu Main Store</text:p>
          </table:table-cell>
          <table:table-cell office:value-type="string" calcext:value-type="string">
            <text:p>¥10500</text:p>
          </table:table-cell>
          <table:table-cell/>
          <table:table-cell office:value-type="string" calcext:value-type="string">
            <text:p>Dragon Couture - Shibukyu Main Store (FSG Lvl 2)</text:p>
          </table:table-cell>
          <table:table-cell office:value-type="string" calcext:value-type="string">
            <text:p>Fall foliage inspired the mature crimson of this sleeveless V-neck. A simple silhouette completes the slim, chic look.</text:p>
          </table:table-cell>
          <table:table-cell office:value-type="float" office:value="0" calcext:value-type="float">
            <text:p>0</text:p>
          </table:table-cell>
          <table:table-cell table:formula="of:=COM.MICROSOFT.CONCAT([.A88];&quot;: &quot;;&quot;{ &quot;&quot;id&quot;&quot;: &quot;;[.A88];&quot;, &quot;&quot;name&quot;&quot;: &quot;&quot;&quot;;[.C88];&quot;&quot;&quot;, &quot;&quot;brand&quot;&quot;: &quot;&quot;&quot;;[.D88];&quot;&quot;&quot;, &quot;&quot;ability&quot;&quot;: &quot;&quot;&quot;;[.J88];&quot;&quot;&quot;, },&quot;)" office:value-type="string" office:string-value="0x186: { &quot;id&quot;: 0x186, &quot;name&quot;: &quot;Autumn Dragon&quot;, &quot;brand&quot;: &quot;Dragon Couture&quot;, &quot;ability&quot;: &quot;Joshua: Ground Combo B&quot;, }," calcext:value-type="string">
            <text:p>0x186: { "id": 0x186, "name": "Autumn Dragon", "brand": "Dragon Couture", "ability": "Joshua: Ground Combo B", },</text:p>
          </table:table-cell>
        </table:table-row>
        <table:table-row table:style-name="ro20">
          <table:table-cell table:formula="of:=COM.MICROSOFT.CONCAT(&quot;0x&quot;; DEC2HEX(ROW() + 302))" office:value-type="string" office:string-value="0x187" calcext:value-type="string">
            <text:p>0x187</text:p>
          </table:table-cell>
          <table:table-cell office:value-type="float" office:value="88" calcext:value-type="float">
            <text:p>88</text:p>
          </table:table-cell>
          <table:table-cell office:value-type="string" calcext:value-type="string">
            <text:p><text:a xlink:href="../../../../../../../wiki/Sun_Emperor" xlink:type="simple">Sun Emperor</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table:number-columns-repeated="2" office:value-type="float" office:value="7" calcext:value-type="float">
            <text:p>7</text:p>
          </table:table-cell>
          <table:table-cell office:value-type="float" office:value="60" calcext:value-type="float">
            <text:p>60</text:p>
          </table:table-cell>
          <table:table-cell office:value-type="float" office:value="45" calcext:value-type="float">
            <text:p>45</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Dragon Couture - Shibukyu Main Store</text:p>
          </table:table-cell>
          <table:table-cell office:value-type="string" calcext:value-type="string">
            <text:p>3x Tektite; 1x Sleek Silk; 1x Vernal Equinox</text:p>
          </table:table-cell>
          <table:table-cell/>
          <table:table-cell office:value-type="string" calcext:value-type="string">
            <text:p>Dragon Couture - Shibukyu Main Store (FSG Lvl 1)</text:p>
          </table:table-cell>
          <table:table-cell office:value-type="string" calcext:value-type="string">
            <text:p>This stylish three-button suit, made of a lustrous, lightweight material, is easily worn in either a casual or formal setting.</text:p>
          </table:table-cell>
          <table:table-cell office:value-type="float" office:value="0" calcext:value-type="float">
            <text:p>0</text:p>
          </table:table-cell>
          <table:table-cell table:formula="of:=COM.MICROSOFT.CONCAT([.A89];&quot;: &quot;;&quot;{ &quot;&quot;id&quot;&quot;: &quot;;[.A89];&quot;, &quot;&quot;name&quot;&quot;: &quot;&quot;&quot;;[.C89];&quot;&quot;&quot;, &quot;&quot;brand&quot;&quot;: &quot;&quot;&quot;;[.D89];&quot;&quot;&quot;, &quot;&quot;ability&quot;&quot;: &quot;&quot;&quot;;[.J89];&quot;&quot;&quot;, },&quot;)" office:value-type="string" office:string-value="0x187: { &quot;id&quot;: 0x187, &quot;name&quot;: &quot;Sun Emperor&quot;, &quot;brand&quot;: &quot;Dragon Couture&quot;, &quot;ability&quot;: &quot;SOS Power Up II&quot;, }," calcext:value-type="string">
            <text:p>0x187: { "id": 0x187, "name": "Sun Emperor", "brand": "Dragon Couture", "ability": "SOS Power Up II", },</text:p>
          </table:table-cell>
        </table:table-row>
        <table:table-row table:style-name="ro20">
          <table:table-cell table:formula="of:=COM.MICROSOFT.CONCAT(&quot;0x&quot;; DEC2HEX(ROW() + 302))" office:value-type="string" office:string-value="0x188" calcext:value-type="string">
            <text:p>0x188</text:p>
          </table:table-cell>
          <table:table-cell office:value-type="float" office:value="89" calcext:value-type="float">
            <text:p>89</text:p>
          </table:table-cell>
          <table:table-cell office:value-type="string" calcext:value-type="string">
            <text:p><text:a xlink:href="../../../../../../../wiki/Dragon_Lady" xlink:type="simple">Dragon Lady</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office:value-type="float" office:value="7" calcext:value-type="float">
            <text:p>7</text:p>
          </table:table-cell>
          <table:table-cell office:value-type="float" office:value="4" calcext:value-type="float">
            <text:p>4</text:p>
          </table:table-cell>
          <table:table-cell office:value-type="float" office:value="75" calcext:value-type="float">
            <text:p>75</text:p>
          </table:table-cell>
          <table:table-cell office:value-type="float" office:value="88" calcext:value-type="float">
            <text:p>88</text:p>
          </table:table-cell>
          <table:table-cell office:value-type="string" calcext:value-type="string">
            <text:p>More Durable Obstacles II</text:p>
          </table:table-cell>
          <table:table-cell office:value-type="string" calcext:value-type="string">
            <text:p>Neku</text:p>
          </table:table-cell>
          <table:table-cell office:value-type="string" calcext:value-type="string">
            <text:p>When Neku wears this, obstacles become three times as durable.</text:p>
          </table:table-cell>
          <table:table-cell office:value-type="string" calcext:value-type="string">
            <text:p>Dragon Couture - Shibukyu Main Store</text:p>
          </table:table-cell>
          <table:table-cell office:value-type="string" calcext:value-type="string">
            <text:p>¥54990</text:p>
          </table:table-cell>
          <table:table-cell/>
          <table:table-cell office:value-type="string" calcext:value-type="string">
            <text:p>Dragon Couture - Shibukyu Main Store (FSG Lvl 5)</text:p>
          </table:table-cell>
          <table:table-cell office:value-type="string" calcext:value-type="string">
            <text:p>A Dragon Couture classic, this Chinese-style one-piece dress blends yellows and reds into a melange of fiery spice.</text:p>
          </table:table-cell>
          <table:table-cell office:value-type="float" office:value="0" calcext:value-type="float">
            <text:p>0</text:p>
          </table:table-cell>
          <table:table-cell table:formula="of:=COM.MICROSOFT.CONCAT([.A90];&quot;: &quot;;&quot;{ &quot;&quot;id&quot;&quot;: &quot;;[.A90];&quot;, &quot;&quot;name&quot;&quot;: &quot;&quot;&quot;;[.C90];&quot;&quot;&quot;, &quot;&quot;brand&quot;&quot;: &quot;&quot;&quot;;[.D90];&quot;&quot;&quot;, &quot;&quot;ability&quot;&quot;: &quot;&quot;&quot;;[.J90];&quot;&quot;&quot;, },&quot;)" office:value-type="string" office:string-value="0x188: { &quot;id&quot;: 0x188, &quot;name&quot;: &quot;Dragon Lady&quot;, &quot;brand&quot;: &quot;Dragon Couture&quot;, &quot;ability&quot;: &quot;More Durable Obstacles II&quot;, }," calcext:value-type="string">
            <text:p>0x188: { "id": 0x188, "name": "Dragon Lady", "brand": "Dragon Couture", "ability": "More Durable Obstacles II", },</text:p>
          </table:table-cell>
        </table:table-row>
        <table:table-row table:style-name="ro20">
          <table:table-cell table:formula="of:=COM.MICROSOFT.CONCAT(&quot;0x&quot;; DEC2HEX(ROW() + 302))" office:value-type="string" office:string-value="0x189" calcext:value-type="string">
            <text:p>0x189</text:p>
          </table:table-cell>
          <table:table-cell office:value-type="float" office:value="90" calcext:value-type="float">
            <text:p>90</text:p>
          </table:table-cell>
          <table:table-cell office:value-type="string" calcext:value-type="string">
            <text:p><text:a xlink:href="../../../../../../../wiki/A_Flash,_A_Spark" xlink:type="simple">A Flash, A Spark</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Joshua: Nag-free Escape</text:p>
          </table:table-cell>
          <table:table-cell office:value-type="string" calcext:value-type="string">
            <text:p>Joshua</text:p>
          </table:table-cell>
          <table:table-cell office:value-type="string" calcext:value-type="string">
            <text:p>When Joshua wears this, he stops getting mad at you for running from battles.</text:p>
          </table:table-cell>
          <table:table-cell office:value-type="string" calcext:value-type="string">
            <text:p>Dragon Couture - Shibukyu Main Store</text:p>
          </table:table-cell>
          <table:table-cell office:value-type="string" calcext:value-type="string">
            <text:p>¥26790</text:p>
          </table:table-cell>
          <table:table-cell/>
          <table:table-cell office:value-type="string" calcext:value-type="string">
            <text:p>Mexican Dog - Spain Hill (FSG Lvl 2)</text:p>
          </table:table-cell>
          <table:table-cell office:value-type="string" calcext:value-type="string">
            <text:p>Python-embossed white leather loafers, named for their tendency to disappear the instant they're placed on the shelves.</text:p>
          </table:table-cell>
          <table:table-cell office:value-type="float" office:value="0" calcext:value-type="float">
            <text:p>0</text:p>
          </table:table-cell>
          <table:table-cell table:formula="of:=COM.MICROSOFT.CONCAT([.A91];&quot;: &quot;;&quot;{ &quot;&quot;id&quot;&quot;: &quot;;[.A91];&quot;, &quot;&quot;name&quot;&quot;: &quot;&quot;&quot;;[.C91];&quot;&quot;&quot;, &quot;&quot;brand&quot;&quot;: &quot;&quot;&quot;;[.D91];&quot;&quot;&quot;, &quot;&quot;ability&quot;&quot;: &quot;&quot;&quot;;[.J91];&quot;&quot;&quot;, },&quot;)" office:value-type="string" office:string-value="0x189: { &quot;id&quot;: 0x189, &quot;name&quot;: &quot;A Flash, A Spark&quot;, &quot;brand&quot;: &quot;Dragon Couture&quot;, &quot;ability&quot;: &quot;Joshua: Nag-free Escape&quot;, }," calcext:value-type="string">
            <text:p>0x189: { "id": 0x189, "name": "A Flash, A Spark", "brand": "Dragon Couture", "ability": "Joshua: Nag-free Escape", },</text:p>
          </table:table-cell>
        </table:table-row>
        <table:table-row table:style-name="ro19">
          <table:table-cell table:formula="of:=COM.MICROSOFT.CONCAT(&quot;0x&quot;; DEC2HEX(ROW() + 302))" office:value-type="string" office:string-value="0x18A" calcext:value-type="string">
            <text:p>0x18A</text:p>
          </table:table-cell>
          <table:table-cell office:value-type="float" office:value="91" calcext:value-type="float">
            <text:p>91</text:p>
          </table:table-cell>
          <table:table-cell office:value-type="string" calcext:value-type="string">
            <text:p><text:a xlink:href="../../../../../../../wiki/One_Man,_No_Equals" xlink:type="simple">One Man, No Equals</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23" calcext:value-type="float">
            <text:p>23</text:p>
          </table:table-cell>
          <table:table-cell office:value-type="float" office:value="40" calcext:value-type="float">
            <text:p>40</text:p>
          </table:table-cell>
          <table:table-cell office:value-type="string" calcext:value-type="string">
            <text:p>Joshua: Fusion ★ +2</text:p>
          </table:table-cell>
          <table:table-cell office:value-type="string" calcext:value-type="string">
            <text:p>Joshua</text:p>
          </table:table-cell>
          <table:table-cell office:value-type="string" calcext:value-type="string">
            <text:p>When Joshua wears this, he receives 2 free Fusion ★s as soon as he enters a battle.</text:p>
          </table:table-cell>
          <table:table-cell office:value-type="string" calcext:value-type="string">
            <text:p>Dragon Couture - Shibukyu Main Store</text:p>
          </table:table-cell>
          <table:table-cell office:value-type="string" calcext:value-type="string">
            <text:p>¥31890</text:p>
          </table:table-cell>
          <table:table-cell/>
          <table:table-cell office:value-type="string" calcext:value-type="string">
            <text:p>Dragon Couture - Shibukyu Main Store (FSG Lvl 3)</text:p>
          </table:table-cell>
          <table:table-cell office:value-type="string" calcext:value-type="string">
            <text:p>Boots, refined to their barest essence. The goat leather gains character with wear- the designer's boon to his peerless clients.</text:p>
          </table:table-cell>
          <table:table-cell office:value-type="float" office:value="0" calcext:value-type="float">
            <text:p>0</text:p>
          </table:table-cell>
          <table:table-cell table:formula="of:=COM.MICROSOFT.CONCAT([.A92];&quot;: &quot;;&quot;{ &quot;&quot;id&quot;&quot;: &quot;;[.A92];&quot;, &quot;&quot;name&quot;&quot;: &quot;&quot;&quot;;[.C92];&quot;&quot;&quot;, &quot;&quot;brand&quot;&quot;: &quot;&quot;&quot;;[.D92];&quot;&quot;&quot;, &quot;&quot;ability&quot;&quot;: &quot;&quot;&quot;;[.J92];&quot;&quot;&quot;, },&quot;)" office:value-type="string" office:string-value="0x18A: { &quot;id&quot;: 0x18A, &quot;name&quot;: &quot;One Man, No Equals&quot;, &quot;brand&quot;: &quot;Dragon Couture&quot;, &quot;ability&quot;: &quot;Joshua: Fusion ★ +2&quot;, }," calcext:value-type="string">
            <text:p>0x18A: { "id": 0x18A, "name": "One Man, No Equals", "brand": "Dragon Couture", "ability": "Joshua: Fusion ★ +2", },</text:p>
          </table:table-cell>
        </table:table-row>
        <table:table-row table:style-name="ro20">
          <table:table-cell table:formula="of:=COM.MICROSOFT.CONCAT(&quot;0x&quot;; DEC2HEX(ROW() + 302))" office:value-type="string" office:string-value="0x18B" calcext:value-type="string">
            <text:p>0x18B</text:p>
          </table:table-cell>
          <table:table-cell office:value-type="float" office:value="92" calcext:value-type="float">
            <text:p>92</text:p>
          </table:table-cell>
          <table:table-cell office:value-type="string" calcext:value-type="string">
            <text:p><text:a xlink:href="../../../../../../../wiki/Old_Wisdom_Made_New" xlink:type="simple">Old Wisdom Made New</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5" calcext:value-type="float">
            <text:p>15</text:p>
          </table:table-cell>
          <table:table-cell office:value-type="float" office:value="12" calcext:value-type="float">
            <text:p>12</text:p>
          </table:table-cell>
          <table:table-cell office:value-type="float" office:value="80" calcext:value-type="float">
            <text:p>8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Dragon Couture - Shibukyu Main Store</text:p>
          </table:table-cell>
          <table:table-cell office:value-type="string" calcext:value-type="string">
            <text:p>2x Rare Metal; 1x Durable Leather; 1x Typhoon</text:p>
          </table:table-cell>
          <table:table-cell/>
          <table:table-cell office:value-type="string" calcext:value-type="string">
            <text:p>Dragon Couture - Shibukyu Main Store (FSG Lvl 1)</text:p>
          </table:table-cell>
          <table:table-cell office:value-type="string" calcext:value-type="string">
            <text:p>High heels, crafted from a vivid enamel material in a harmonious blend of tradition and trend that speaks for itself.</text:p>
          </table:table-cell>
          <table:table-cell office:value-type="float" office:value="0" calcext:value-type="float">
            <text:p>0</text:p>
          </table:table-cell>
          <table:table-cell table:formula="of:=COM.MICROSOFT.CONCAT([.A93];&quot;: &quot;;&quot;{ &quot;&quot;id&quot;&quot;: &quot;;[.A93];&quot;, &quot;&quot;name&quot;&quot;: &quot;&quot;&quot;;[.C93];&quot;&quot;&quot;, &quot;&quot;brand&quot;&quot;: &quot;&quot;&quot;;[.D93];&quot;&quot;&quot;, &quot;&quot;ability&quot;&quot;: &quot;&quot;&quot;;[.J93];&quot;&quot;&quot;, },&quot;)" office:value-type="string" office:string-value="0x18B: { &quot;id&quot;: 0x18B, &quot;name&quot;: &quot;Old Wisdom Made New&quot;, &quot;brand&quot;: &quot;Dragon Couture&quot;, &quot;ability&quot;: &quot;DEF +3&quot;, }," calcext:value-type="string">
            <text:p>0x18B: { "id": 0x18B, "name": "Old Wisdom Made New", "brand": "Dragon Couture", "ability": "DEF +3", },</text:p>
          </table:table-cell>
        </table:table-row>
        <table:table-row table:style-name="ro20">
          <table:table-cell table:formula="of:=COM.MICROSOFT.CONCAT(&quot;0x&quot;; DEC2HEX(ROW() + 302))" office:value-type="string" office:string-value="0x18C" calcext:value-type="string">
            <text:p>0x18C</text:p>
          </table:table-cell>
          <table:table-cell office:value-type="float" office:value="93" calcext:value-type="float">
            <text:p>93</text:p>
          </table:table-cell>
          <table:table-cell office:value-type="string" calcext:value-type="string">
            <text:p><text:a xlink:href="../../../../../../../wiki/Typhoon" xlink:type="simple">Typhoon</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6" calcext:value-type="float">
            <text:p>6</text:p>
          </table:table-cell>
          <table:table-cell office:value-type="float" office:value="122" calcext:value-type="float">
            <text:p>12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Dragon Couture - Shibukyu Main Store</text:p>
          </table:table-cell>
          <table:table-cell office:value-type="string" calcext:value-type="string">
            <text:p>¥15600</text:p>
          </table:table-cell>
          <table:table-cell/>
          <table:table-cell office:value-type="string" calcext:value-type="string">
            <text:p>Dragon Couture - Shibukyu Main Store (FSG Lvl 2)</text:p>
          </table:table-cell>
          <table:table-cell office:value-type="string" calcext:value-type="string">
            <text:p>Sleek mules adorned with buckle accents. The delicate toe and slim heel serve to keep these shoes ever at the eye of the storm.</text:p>
          </table:table-cell>
          <table:table-cell office:value-type="float" office:value="0" calcext:value-type="float">
            <text:p>0</text:p>
          </table:table-cell>
          <table:table-cell table:formula="of:=COM.MICROSOFT.CONCAT([.A94];&quot;: &quot;;&quot;{ &quot;&quot;id&quot;&quot;: &quot;;[.A94];&quot;, &quot;&quot;name&quot;&quot;: &quot;&quot;&quot;;[.C94];&quot;&quot;&quot;, &quot;&quot;brand&quot;&quot;: &quot;&quot;&quot;;[.D94];&quot;&quot;&quot;, &quot;&quot;ability&quot;&quot;: &quot;&quot;&quot;;[.J94];&quot;&quot;&quot;, },&quot;)" office:value-type="string" office:string-value="0x18C: { &quot;id&quot;: 0x18C, &quot;name&quot;: &quot;Typhoon&quot;, &quot;brand&quot;: &quot;Dragon Couture&quot;, &quot;ability&quot;: &quot;Combo Branch +2&quot;, }," calcext:value-type="string">
            <text:p>0x18C: { "id": 0x18C, "name": "Typhoon", "brand": "Dragon Couture", "ability": "Combo Branch +2", },</text:p>
          </table:table-cell>
        </table:table-row>
        <table:table-row table:style-name="ro20">
          <table:table-cell table:formula="of:=COM.MICROSOFT.CONCAT(&quot;0x&quot;; DEC2HEX(ROW() + 302))" office:value-type="string" office:string-value="0x18D" calcext:value-type="string">
            <text:p>0x18D</text:p>
          </table:table-cell>
          <table:table-cell office:value-type="float" office:value="94" calcext:value-type="float">
            <text:p>94</text:p>
          </table:table-cell>
          <table:table-cell office:value-type="string" calcext:value-type="string">
            <text:p><text:a xlink:href="../../../../../../../wiki/Dandy_Hat" xlink:type="simple">Dandy Hat</text:a></text:p>
          </table:table-cell>
          <table:table-cell office:value-type="string" calcext:value-type="string">
            <text:p><text:a xlink:href="../../../../../../../wiki/Hip_Snake" xlink:type="simple">Hip Snak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36" calcext:value-type="float">
            <text:p>36</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Cosmic Corner - Dogenzaka</text:p>
          </table:table-cell>
          <table:table-cell office:value-type="string" calcext:value-type="string">
            <text:p>¥3900</text:p>
          </table:table-cell>
          <table:table-cell/>
          <table:table-cell office:value-type="string" calcext:value-type="string">
            <text:p>Cosmic Corner - Dogenzaka (FSG Lvl 2)</text:p>
          </table:table-cell>
          <table:table-cell office:value-type="string" calcext:value-type="string">
            <text:p>Nostalgia abounds from this dandy's hat that straddles the line between casual and dress-up. The perfect everyday lid.</text:p>
          </table:table-cell>
          <table:table-cell office:value-type="float" office:value="0" calcext:value-type="float">
            <text:p>0</text:p>
          </table:table-cell>
          <table:table-cell table:formula="of:=COM.MICROSOFT.CONCAT([.A95];&quot;: &quot;;&quot;{ &quot;&quot;id&quot;&quot;: &quot;;[.A95];&quot;, &quot;&quot;name&quot;&quot;: &quot;&quot;&quot;;[.C95];&quot;&quot;&quot;, &quot;&quot;brand&quot;&quot;: &quot;&quot;&quot;;[.D95];&quot;&quot;&quot;, &quot;&quot;ability&quot;&quot;: &quot;&quot;&quot;;[.J95];&quot;&quot;&quot;, },&quot;)" office:value-type="string" office:string-value="0x18D: { &quot;id&quot;: 0x18D, &quot;name&quot;: &quot;Dandy Hat&quot;, &quot;brand&quot;: &quot;Hip Snake&quot;, &quot;ability&quot;: &quot;Show Combo Map Longer&quot;, }," calcext:value-type="string">
            <text:p>0x18D: { "id": 0x18D, "name": "Dandy Hat", "brand": "Hip Snake", "ability": "Show Combo Map Longer", },</text:p>
          </table:table-cell>
        </table:table-row>
        <table:table-row table:style-name="ro19">
          <table:table-cell table:formula="of:=COM.MICROSOFT.CONCAT(&quot;0x&quot;; DEC2HEX(ROW() + 302))" office:value-type="string" office:string-value="0x18E" calcext:value-type="string">
            <text:p>0x18E</text:p>
          </table:table-cell>
          <table:table-cell office:value-type="float" office:value="95" calcext:value-type="float">
            <text:p>95</text:p>
          </table:table-cell>
          <table:table-cell office:value-type="string" calcext:value-type="string">
            <text:p><text:a xlink:href="../../../../../../../wiki/Zephyr%27s_Elegy" xlink:type="simple">Zephyr's Eleg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0" calcext:value-type="float">
            <text:p>20</text:p>
          </table:table-cell>
          <table:table-cell office:value-type="float" office:value="48" calcext:value-type="float">
            <text:p>48</text:p>
          </table:table-cell>
          <table:table-cell office:value-type="string" calcext:value-type="string">
            <text:p>Joshua: ATK +2</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Edoga the Shop - 104</text:p>
          </table:table-cell>
          <table:table-cell office:value-type="string" calcext:value-type="string">
            <text:p>¥7800</text:p>
          </table:table-cell>
          <table:table-cell/>
          <table:table-cell office:value-type="string" calcext:value-type="string">
            <text:p>Edoga the Shop - 104 (FSG Lvl 2)</text:p>
          </table:table-cell>
          <table:table-cell office:value-type="string" calcext:value-type="string">
            <text:p>This vintage-print nylon shirt is steeped in 1970s flair. Its wintry color says wistful, while the billowed sleeves say dressy!</text:p>
          </table:table-cell>
          <table:table-cell office:value-type="float" office:value="0" calcext:value-type="float">
            <text:p>0</text:p>
          </table:table-cell>
          <table:table-cell table:formula="of:=COM.MICROSOFT.CONCAT([.A96];&quot;: &quot;;&quot;{ &quot;&quot;id&quot;&quot;: &quot;;[.A96];&quot;, &quot;&quot;name&quot;&quot;: &quot;&quot;&quot;;[.C96];&quot;&quot;&quot;, &quot;&quot;brand&quot;&quot;: &quot;&quot;&quot;;[.D96];&quot;&quot;&quot;, &quot;&quot;ability&quot;&quot;: &quot;&quot;&quot;;[.J96];&quot;&quot;&quot;, },&quot;)" office:value-type="string" office:string-value="0x18E: { &quot;id&quot;: 0x18E, &quot;name&quot;: &quot;Zephyr's Elegy&quot;, &quot;brand&quot;: &quot;Hip Snake&quot;, &quot;ability&quot;: &quot;Joshua: ATK +2&quot;, }," calcext:value-type="string">
            <text:p>0x18E: { "id": 0x18E, "name": "Zephyr's Elegy", "brand": "Hip Snake", "ability": "Joshua: ATK +2", },</text:p>
          </table:table-cell>
        </table:table-row>
        <table:table-row table:style-name="ro15">
          <table:table-cell table:formula="of:=COM.MICROSOFT.CONCAT(&quot;0x&quot;; DEC2HEX(ROW() + 302))" office:value-type="string" office:string-value="0x18F" calcext:value-type="string">
            <text:p>0x18F</text:p>
          </table:table-cell>
          <table:table-cell office:value-type="float" office:value="96" calcext:value-type="float">
            <text:p>96</text:p>
          </table:table-cell>
          <table:table-cell office:value-type="string" calcext:value-type="string">
            <text:p><text:a xlink:href="../../../../../../../wiki/Tree_Leaf_Serenade" xlink:type="simple">Tree Leaf Serenad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42" calcext:value-type="float">
            <text:p>42</text:p>
          </table:table-cell>
          <table:table-cell office:value-type="string" calcext:value-type="string">
            <text:p>Beat: Air Combo B</text:p>
          </table:table-cell>
          <table:table-cell office:value-type="string" calcext:value-type="string">
            <text:p>Beat</text:p>
          </table:table-cell>
          <table:table-cell office:value-type="string" calcext:value-type="string">
            <text:p>When Beat wears this, his air combo map changes to the shape of a lance.</text:p>
          </table:table-cell>
          <table:table-cell office:value-type="string" calcext:value-type="string">
            <text:p>le Grand - Cadoi City</text:p>
          </table:table-cell>
          <table:table-cell office:value-type="string" calcext:value-type="string">
            <text:p>¥7800</text:p>
          </table:table-cell>
          <table:table-cell/>
          <table:table-cell office:value-type="string" calcext:value-type="string">
            <text:p>le Grand - Cadoi City (FSG Lvl 2)</text:p>
          </table:table-cell>
          <table:table-cell office:value-type="string" calcext:value-type="string">
            <text:p>This vintage-print nylon shirt is steeped in 1970s flair. Close in fit, it sports a green so vintage it's actually fresh.</text:p>
          </table:table-cell>
          <table:table-cell office:value-type="float" office:value="0" calcext:value-type="float">
            <text:p>0</text:p>
          </table:table-cell>
          <table:table-cell table:formula="of:=COM.MICROSOFT.CONCAT([.A97];&quot;: &quot;;&quot;{ &quot;&quot;id&quot;&quot;: &quot;;[.A97];&quot;, &quot;&quot;name&quot;&quot;: &quot;&quot;&quot;;[.C97];&quot;&quot;&quot;, &quot;&quot;brand&quot;&quot;: &quot;&quot;&quot;;[.D97];&quot;&quot;&quot;, &quot;&quot;ability&quot;&quot;: &quot;&quot;&quot;;[.J97];&quot;&quot;&quot;, },&quot;)" office:value-type="string" office:string-value="0x18F: { &quot;id&quot;: 0x18F, &quot;name&quot;: &quot;Tree Leaf Serenade&quot;, &quot;brand&quot;: &quot;Hip Snake&quot;, &quot;ability&quot;: &quot;Beat: Air Combo B&quot;, }," calcext:value-type="string">
            <text:p>0x18F: { "id": 0x18F, "name": "Tree Leaf Serenade", "brand": "Hip Snake", "ability": "Beat: Air Combo B", },</text:p>
          </table:table-cell>
        </table:table-row>
        <table:table-row table:style-name="ro20">
          <table:table-cell table:formula="of:=COM.MICROSOFT.CONCAT(&quot;0x&quot;; DEC2HEX(ROW() + 302))" office:value-type="string" office:string-value="0x190" calcext:value-type="string">
            <text:p>0x190</text:p>
          </table:table-cell>
          <table:table-cell office:value-type="float" office:value="97" calcext:value-type="float">
            <text:p>97</text:p>
          </table:table-cell>
          <table:table-cell office:value-type="string" calcext:value-type="string">
            <text:p><text:a xlink:href="../../../../../../../wiki/Dappled_Light_Waltz" xlink:type="simple">Dappled Light Waltz</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0" calcext:value-type="float">
            <text:p>20</text:p>
          </table:table-cell>
          <table:table-cell office:value-type="float" office:value="30" calcext:value-type="float">
            <text:p>3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le Grand - Cadoi City</text:p>
          </table:table-cell>
          <table:table-cell office:value-type="string" calcext:value-type="string">
            <text:p>¥5700</text:p>
          </table:table-cell>
          <table:table-cell/>
          <table:table-cell office:value-type="string" calcext:value-type="string">
            <text:p>le Grand - Cadoi City (FSG Lvl 3)</text:p>
          </table:table-cell>
          <table:table-cell office:value-type="string" calcext:value-type="string">
            <text:p>A vintage-style antiqued cowboy shirt the color of the sky as seen through the leaves while laying under a big country oak.</text:p>
          </table:table-cell>
          <table:table-cell office:value-type="float" office:value="0" calcext:value-type="float">
            <text:p>0</text:p>
          </table:table-cell>
          <table:table-cell table:formula="of:=COM.MICROSOFT.CONCAT([.A98];&quot;: &quot;;&quot;{ &quot;&quot;id&quot;&quot;: &quot;;[.A98];&quot;, &quot;&quot;name&quot;&quot;: &quot;&quot;&quot;;[.C98];&quot;&quot;&quot;, &quot;&quot;brand&quot;&quot;: &quot;&quot;&quot;;[.D98];&quot;&quot;&quot;, &quot;&quot;ability&quot;&quot;: &quot;&quot;&quot;;[.J98];&quot;&quot;&quot;, },&quot;)" office:value-type="string" office:string-value="0x190: { &quot;id&quot;: 0x190, &quot;name&quot;: &quot;Dappled Light Waltz&quot;, &quot;brand&quot;: &quot;Hip Snake&quot;, &quot;ability&quot;: &quot;More Attack Breaks II&quot;, }," calcext:value-type="string">
            <text:p>0x190: { "id": 0x190, "name": "Dappled Light Waltz", "brand": "Hip Snake", "ability": "More Attack Breaks II", },</text:p>
          </table:table-cell>
        </table:table-row>
        <table:table-row table:style-name="ro19">
          <table:table-cell table:formula="of:=COM.MICROSOFT.CONCAT(&quot;0x&quot;; DEC2HEX(ROW() + 302))" office:value-type="string" office:string-value="0x191" calcext:value-type="string">
            <text:p>0x191</text:p>
          </table:table-cell>
          <table:table-cell office:value-type="float" office:value="98" calcext:value-type="float">
            <text:p>98</text:p>
          </table:table-cell>
          <table:table-cell office:value-type="string" calcext:value-type="string">
            <text:p><text:a xlink:href="../../../../../../../wiki/Zephyr%27s_Sonata" xlink:type="simple">Zephyr's Sonat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7" calcext:value-type="float">
            <text:p>7</text:p>
          </table:table-cell>
          <table:table-cell office:value-type="float" office:value="-2" calcext:value-type="float">
            <text:p>-2</text:p>
          </table:table-cell>
          <table:table-cell office:value-type="float" office:value="113" calcext:value-type="float">
            <text:p>113</text:p>
          </table:table-cell>
          <table:table-cell office:value-type="float" office:value="40" calcext:value-type="float">
            <text:p>4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Cosmic Corner - Dogenzaka</text:p>
          </table:table-cell>
          <table:table-cell office:value-type="string" calcext:value-type="string">
            <text:p>6x Rare Metal; 1x Durable Leather; 1x Zephyr's Elegy</text:p>
          </table:table-cell>
          <table:table-cell/>
          <table:table-cell office:value-type="string" calcext:value-type="string">
            <text:p>Cosmic Corner - Dogenzaka (FSG Lvl 1)</text:p>
          </table:table-cell>
          <table:table-cell office:value-type="string" calcext:value-type="string">
            <text:p>A single-breasted trench coat, matching the urbane texture of leather with a slim cut. Turn that collar up to winter's winds!</text:p>
          </table:table-cell>
          <table:table-cell office:value-type="float" office:value="0" calcext:value-type="float">
            <text:p>0</text:p>
          </table:table-cell>
          <table:table-cell table:formula="of:=COM.MICROSOFT.CONCAT([.A99];&quot;: &quot;;&quot;{ &quot;&quot;id&quot;&quot;: &quot;;[.A99];&quot;, &quot;&quot;name&quot;&quot;: &quot;&quot;&quot;;[.C99];&quot;&quot;&quot;, &quot;&quot;brand&quot;&quot;: &quot;&quot;&quot;;[.D99];&quot;&quot;&quot;, &quot;&quot;ability&quot;&quot;: &quot;&quot;&quot;;[.J99];&quot;&quot;&quot;, },&quot;)" office:value-type="string" office:string-value="0x191: { &quot;id&quot;: 0x191, &quot;name&quot;: &quot;Zephyr's Sonata&quot;, &quot;brand&quot;: &quot;Hip Snake&quot;, &quot;ability&quot;: &quot;Combo Map Upgrade II&quot;, }," calcext:value-type="string">
            <text:p>0x191: { "id": 0x191, "name": "Zephyr's Sonata", "brand": "Hip Snake", "ability": "Combo Map Upgrade II", },</text:p>
          </table:table-cell>
        </table:table-row>
        <table:table-row table:style-name="ro10">
          <table:table-cell table:formula="of:=COM.MICROSOFT.CONCAT(&quot;0x&quot;; DEC2HEX(ROW() + 302))" office:value-type="string" office:string-value="0x192" calcext:value-type="string">
            <text:p>0x192</text:p>
          </table:table-cell>
          <table:table-cell office:value-type="float" office:value="99" calcext:value-type="float">
            <text:p>99</text:p>
          </table:table-cell>
          <table:table-cell office:value-type="string" calcext:value-type="string">
            <text:p><text:a xlink:href="../../../../../../../wiki/North_Wind_Concerto" xlink:type="simple">North Wind Concerto</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57" calcext:value-type="float">
            <text:p>57</text:p>
          </table:table-cell>
          <table:table-cell office:value-type="float" office:value="46" calcext:value-type="float">
            <text:p>46</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s.</text:p>
          </table:table-cell>
          <table:table-cell office:value-type="string" calcext:value-type="string">
            <text:p>Edoga the Shop - 104</text:p>
          </table:table-cell>
          <table:table-cell office:value-type="string" calcext:value-type="string">
            <text:p>¥19800</text:p>
          </table:table-cell>
          <table:table-cell/>
          <table:table-cell office:value-type="string" calcext:value-type="string">
            <text:p>Edoga the Shop - 104 (FSG Lvl 3)</text:p>
          </table:table-cell>
          <table:table-cell office:value-type="string" calcext:value-type="string">
            <text:p>Made of distressed leather in an unusual, rich bordeaux sure to draw attention, this single-breasted jacket is warm, but light.</text:p>
          </table:table-cell>
          <table:table-cell office:value-type="float" office:value="0" calcext:value-type="float">
            <text:p>0</text:p>
          </table:table-cell>
          <table:table-cell table:formula="of:=COM.MICROSOFT.CONCAT([.A100];&quot;: &quot;;&quot;{ &quot;&quot;id&quot;&quot;: &quot;;[.A100];&quot;, &quot;&quot;name&quot;&quot;: &quot;&quot;&quot;;[.C100];&quot;&quot;&quot;, &quot;&quot;brand&quot;&quot;: &quot;&quot;&quot;;[.D100];&quot;&quot;&quot;, &quot;&quot;ability&quot;&quot;: &quot;&quot;&quot;;[.J100];&quot;&quot;&quot;, },&quot;)" office:value-type="string" office:string-value="0x192: { &quot;id&quot;: 0x192, &quot;name&quot;: &quot;North Wind Concerto&quot;, &quot;brand&quot;: &quot;Hip Snake&quot;, &quot;ability&quot;: &quot;Neku: HP +40&quot;, }," calcext:value-type="string">
            <text:p>0x192: { "id": 0x192, "name": "North Wind Concerto", "brand": "Hip Snake", "ability": "Neku: HP +40", },</text:p>
          </table:table-cell>
        </table:table-row>
        <table:table-row table:style-name="ro20">
          <table:table-cell table:formula="of:=COM.MICROSOFT.CONCAT(&quot;0x&quot;; DEC2HEX(ROW() + 302))" office:value-type="string" office:string-value="0x193" calcext:value-type="string">
            <text:p>0x193</text:p>
          </table:table-cell>
          <table:table-cell office:value-type="float" office:value="100" calcext:value-type="float">
            <text:p>100</text:p>
          </table:table-cell>
          <table:table-cell office:value-type="string" calcext:value-type="string">
            <text:p><text:a xlink:href="../../../../../../../wiki/Spring_Breeze_Rhapsody" xlink:type="simple">Spring Breeze Rhapsod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0" calcext:value-type="float">
            <text:p>80</text:p>
          </table:table-cell>
          <table:table-cell office:value-type="float" office:value="35" calcext:value-type="float">
            <text:p>35</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ses how often you inflict Defense Break.</text:p>
          </table:table-cell>
          <table:table-cell office:value-type="string" calcext:value-type="string">
            <text:p>le Grand - Cadoi City</text:p>
          </table:table-cell>
          <table:table-cell office:value-type="string" calcext:value-type="string">
            <text:p>¥12990</text:p>
          </table:table-cell>
          <table:table-cell/>
          <table:table-cell office:value-type="string" calcext:value-type="string">
            <text:p>le Grand - Cadoi City (FSG Lvl 3)</text:p>
          </table:table-cell>
          <table:table-cell office:value-type="string" calcext:value-type="string">
            <text:p>The deep indigo of this antiqued overcoat shines, though the article feels warmly worn. It cuts a killer silhouette.</text:p>
          </table:table-cell>
          <table:table-cell office:value-type="float" office:value="0" calcext:value-type="float">
            <text:p>0</text:p>
          </table:table-cell>
          <table:table-cell table:formula="of:=COM.MICROSOFT.CONCAT([.A101];&quot;: &quot;;&quot;{ &quot;&quot;id&quot;&quot;: &quot;;[.A101];&quot;, &quot;&quot;name&quot;&quot;: &quot;&quot;&quot;;[.C101];&quot;&quot;&quot;, &quot;&quot;brand&quot;&quot;: &quot;&quot;&quot;;[.D101];&quot;&quot;&quot;, &quot;&quot;ability&quot;&quot;: &quot;&quot;&quot;;[.J101];&quot;&quot;&quot;, },&quot;)" office:value-type="string" office:string-value="0x193: { &quot;id&quot;: 0x193, &quot;name&quot;: &quot;Spring Breeze Rhapsody&quot;, &quot;brand&quot;: &quot;Hip Snake&quot;, &quot;ability&quot;: &quot;More Defense Breaks II&quot;, }," calcext:value-type="string">
            <text:p>0x193: { "id": 0x193, "name": "Spring Breeze Rhapsody", "brand": "Hip Snake", "ability": "More Defense Breaks II", },</text:p>
          </table:table-cell>
        </table:table-row>
        <table:table-row table:style-name="ro15">
          <table:table-cell table:formula="of:=COM.MICROSOFT.CONCAT(&quot;0x&quot;; DEC2HEX(ROW() + 302))" office:value-type="string" office:string-value="0x194" calcext:value-type="string">
            <text:p>0x194</text:p>
          </table:table-cell>
          <table:table-cell office:value-type="float" office:value="101" calcext:value-type="float">
            <text:p>101</text:p>
          </table:table-cell>
          <table:table-cell office:value-type="string" calcext:value-type="string">
            <text:p><text:a xlink:href="../../../../../../../wiki/Sky_Blue_Paean" xlink:type="simple">Sky Blue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Shadow Ramen - Dogenzaka (FSG Lvl 2)</text:p>
          </table:table-cell>
          <table:table-cell office:value-type="string" calcext:value-type="string">
            <text:p>A 1970s staple, the retro polo. This one is calm and breezy as a blue sky and crowned by a rainbow.</text:p>
          </table:table-cell>
          <table:table-cell office:value-type="float" office:value="0" calcext:value-type="float">
            <text:p>0</text:p>
          </table:table-cell>
          <table:table-cell table:formula="of:=COM.MICROSOFT.CONCAT([.A102];&quot;: &quot;;&quot;{ &quot;&quot;id&quot;&quot;: &quot;;[.A102];&quot;, &quot;&quot;name&quot;&quot;: &quot;&quot;&quot;;[.C102];&quot;&quot;&quot;, &quot;&quot;brand&quot;&quot;: &quot;&quot;&quot;;[.D102];&quot;&quot;&quot;, &quot;&quot;ability&quot;&quot;: &quot;&quot;&quot;;[.J102];&quot;&quot;&quot;, },&quot;)" office:value-type="string" office:string-value="0x194: { &quot;id&quot;: 0x194, &quot;name&quot;: &quot;Sky Blue Paean&quot;, &quot;brand&quot;: &quot;Hip Snake&quot;, &quot;ability&quot;: &quot;More Attack Breaks I&quot;, }," calcext:value-type="string">
            <text:p>0x194: { "id": 0x194, "name": "Sky Blue Paean", "brand": "Hip Snake", "ability": "More Attack Breaks I", },</text:p>
          </table:table-cell>
        </table:table-row>
        <table:table-row table:style-name="ro15">
          <table:table-cell table:formula="of:=COM.MICROSOFT.CONCAT(&quot;0x&quot;; DEC2HEX(ROW() + 302))" office:value-type="string" office:string-value="0x195" calcext:value-type="string">
            <text:p>0x195</text:p>
          </table:table-cell>
          <table:table-cell office:value-type="float" office:value="102" calcext:value-type="float">
            <text:p>102</text:p>
          </table:table-cell>
          <table:table-cell office:value-type="string" calcext:value-type="string">
            <text:p><text:a xlink:href="../../../../../../../wiki/High_Sun_Paean" xlink:type="simple">High Sun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62" calcext:value-type="float">
            <text:p>62</text:p>
          </table:table-cell>
          <table:table-cell office:value-type="float" office:value="50" calcext:value-type="float">
            <text:p>50</text:p>
          </table:table-cell>
          <table:table-cell office:value-type="string" calcext:value-type="string">
            <text:p>More Immobilization II</text:p>
          </table:table-cell>
          <table:table-cell office:value-type="string" calcext:value-type="string">
            <text:p>All</text:p>
          </table:table-cell>
          <table:table-cell office:value-type="string" calcext:value-type="string">
            <text:p>Greatly increases how often you Immobilize enemies.</text:p>
          </table:table-cell>
          <table:table-cell office:value-type="string" calcext:value-type="string">
            <text:p>Cosmic Corner - Dogenzaka</text:p>
          </table:table-cell>
          <table:table-cell office:value-type="string" calcext:value-type="string">
            <text:p>¥24000</text:p>
          </table:table-cell>
          <table:table-cell/>
          <table:table-cell office:value-type="string" calcext:value-type="string">
            <text:p>Cosmic Corner - Dogenzaka (FSG Lvl 3)</text:p>
          </table:table-cell>
          <table:table-cell office:value-type="string" calcext:value-type="string">
            <text:p>Exceptionally rare, this vintage Hawaiian shirt is as yellow as the sun. It's guaranteed to brighten up your day.</text:p>
          </table:table-cell>
          <table:table-cell office:value-type="float" office:value="0" calcext:value-type="float">
            <text:p>0</text:p>
          </table:table-cell>
          <table:table-cell table:formula="of:=COM.MICROSOFT.CONCAT([.A103];&quot;: &quot;;&quot;{ &quot;&quot;id&quot;&quot;: &quot;;[.A103];&quot;, &quot;&quot;name&quot;&quot;: &quot;&quot;&quot;;[.C103];&quot;&quot;&quot;, &quot;&quot;brand&quot;&quot;: &quot;&quot;&quot;;[.D103];&quot;&quot;&quot;, &quot;&quot;ability&quot;&quot;: &quot;&quot;&quot;;[.J103];&quot;&quot;&quot;, },&quot;)" office:value-type="string" office:string-value="0x195: { &quot;id&quot;: 0x195, &quot;name&quot;: &quot;High Sun Paean&quot;, &quot;brand&quot;: &quot;Hip Snake&quot;, &quot;ability&quot;: &quot;More Immobilization II&quot;, }," calcext:value-type="string">
            <text:p>0x195: { "id": 0x195, "name": "High Sun Paean", "brand": "Hip Snake", "ability": "More Immobilization II", },</text:p>
          </table:table-cell>
        </table:table-row>
        <table:table-row table:style-name="ro20">
          <table:table-cell table:formula="of:=COM.MICROSOFT.CONCAT(&quot;0x&quot;; DEC2HEX(ROW() + 302))" office:value-type="string" office:string-value="0x196" calcext:value-type="string">
            <text:p>0x196</text:p>
          </table:table-cell>
          <table:table-cell office:value-type="float" office:value="103" calcext:value-type="float">
            <text:p>103</text:p>
          </table:table-cell>
          <table:table-cell office:value-type="string" calcext:value-type="string">
            <text:p><text:a xlink:href="../../../../../../../wiki/Sunflower" xlink:type="simple">Sunflower</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39" calcext:value-type="float">
            <text:p>39</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Cosmic Corner - Dogenzaka (FSG Lvl 2)</text:p>
          </table:table-cell>
          <table:table-cell office:value-type="string" calcext:value-type="string">
            <text:p>This tee's graphic serves as a bold reminder of that legendary band's "Free In '73" tour. A lost gem, sold only on-site at the venues.</text:p>
          </table:table-cell>
          <table:table-cell office:value-type="float" office:value="0" calcext:value-type="float">
            <text:p>0</text:p>
          </table:table-cell>
          <table:table-cell table:formula="of:=COM.MICROSOFT.CONCAT([.A104];&quot;: &quot;;&quot;{ &quot;&quot;id&quot;&quot;: &quot;;[.A104];&quot;, &quot;&quot;name&quot;&quot;: &quot;&quot;&quot;;[.C104];&quot;&quot;&quot;, &quot;&quot;brand&quot;&quot;: &quot;&quot;&quot;;[.D104];&quot;&quot;&quot;, &quot;&quot;ability&quot;&quot;: &quot;&quot;&quot;;[.J104];&quot;&quot;&quot;, },&quot;)" office:value-type="string" office:string-value="0x196: { &quot;id&quot;: 0x196, &quot;name&quot;: &quot;Sunflower&quot;, &quot;brand&quot;: &quot;Hip Snake&quot;, &quot;ability&quot;: &quot;More Defense Breaks I&quot;, }," calcext:value-type="string">
            <text:p>0x196: { "id": 0x196, "name": "Sunflower", "brand": "Hip Snake", "ability": "More Defense Breaks I", },</text:p>
          </table:table-cell>
        </table:table-row>
        <table:table-row table:style-name="ro19">
          <table:table-cell table:formula="of:=COM.MICROSOFT.CONCAT(&quot;0x&quot;; DEC2HEX(ROW() + 302))" office:value-type="string" office:string-value="0x197" calcext:value-type="string">
            <text:p>0x197</text:p>
          </table:table-cell>
          <table:table-cell office:value-type="float" office:value="104" calcext:value-type="float">
            <text:p>104</text:p>
          </table:table-cell>
          <table:table-cell office:value-type="string" calcext:value-type="string">
            <text:p><text:a xlink:href="../../../../../../../wiki/Hydrangea" xlink:type="simple">Hydrange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6" calcext:value-type="float">
            <text:p>6</text:p>
          </table:table-cell>
          <table:table-cell office:value-type="float" office:value="36" calcext:value-type="float">
            <text:p>36</text:p>
          </table:table-cell>
          <table:table-cell office:value-type="string" calcext:value-type="string">
            <text:p>DEF +2</text:p>
          </table:table-cell>
          <table:table-cell office:value-type="string" calcext:value-type="string">
            <text:p>All</text:p>
          </table:table-cell>
          <table:table-cell office:value-type="string" calcext:value-type="string">
            <text:p>When Joshua wears this, his Defense increases.</text:p>
          </table:table-cell>
          <table:table-cell office:value-type="string" calcext:value-type="string">
            <text:p>Cosmic Corner - Dogenzaka</text:p>
          </table:table-cell>
          <table:table-cell office:value-type="string" calcext:value-type="string">
            <text:p>¥3000</text:p>
          </table:table-cell>
          <table:table-cell/>
          <table:table-cell office:value-type="string" calcext:value-type="string">
            <text:p>Shadow Ramen - Dogenzaka (FSG Lvl 1)</text:p>
          </table:table-cell>
          <table:table-cell office:value-type="string" calcext:value-type="string">
            <text:p>This tee's cuff 'n collar accents hearken back to that legendary band's "Alive In '75" tour. A lost gem, sold only on-site at the venues.</text:p>
          </table:table-cell>
          <table:table-cell office:value-type="float" office:value="0" calcext:value-type="float">
            <text:p>0</text:p>
          </table:table-cell>
          <table:table-cell table:formula="of:=COM.MICROSOFT.CONCAT([.A105];&quot;: &quot;;&quot;{ &quot;&quot;id&quot;&quot;: &quot;;[.A105];&quot;, &quot;&quot;name&quot;&quot;: &quot;&quot;&quot;;[.C105];&quot;&quot;&quot;, &quot;&quot;brand&quot;&quot;: &quot;&quot;&quot;;[.D105];&quot;&quot;&quot;, &quot;&quot;ability&quot;&quot;: &quot;&quot;&quot;;[.J105];&quot;&quot;&quot;, },&quot;)" office:value-type="string" office:string-value="0x197: { &quot;id&quot;: 0x197, &quot;name&quot;: &quot;Hydrangea&quot;, &quot;brand&quot;: &quot;Hip Snake&quot;, &quot;ability&quot;: &quot;DEF +2&quot;, }," calcext:value-type="string">
            <text:p>0x197: { "id": 0x197, "name": "Hydrangea", "brand": "Hip Snake", "ability": "DEF +2", },</text:p>
          </table:table-cell>
        </table:table-row>
        <table:table-row table:style-name="ro19">
          <table:table-cell table:formula="of:=COM.MICROSOFT.CONCAT(&quot;0x&quot;; DEC2HEX(ROW() + 302))" office:value-type="string" office:string-value="0x198" calcext:value-type="string">
            <text:p>0x198</text:p>
          </table:table-cell>
          <table:table-cell office:value-type="float" office:value="105" calcext:value-type="float">
            <text:p>105</text:p>
          </table:table-cell>
          <table:table-cell office:value-type="string" calcext:value-type="string">
            <text:p><text:a xlink:href="../../../../../../../wiki/Tulip" xlink:type="simple">Tulip</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37" calcext:value-type="float">
            <text:p>37</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Shibu-Q Heads 2F - Shibu-Q Heads (FSG Lvl 2)</text:p>
          </table:table-cell>
          <table:table-cell office:value-type="string" calcext:value-type="string">
            <text:p>Raglan sleeves set this band tee apart. Sold on 4/4/2004, when that legendary band got back together for just one more gig.</text:p>
          </table:table-cell>
          <table:table-cell office:value-type="float" office:value="0" calcext:value-type="float">
            <text:p>0</text:p>
          </table:table-cell>
          <table:table-cell table:formula="of:=COM.MICROSOFT.CONCAT([.A106];&quot;: &quot;;&quot;{ &quot;&quot;id&quot;&quot;: &quot;;[.A106];&quot;, &quot;&quot;name&quot;&quot;: &quot;&quot;&quot;;[.C106];&quot;&quot;&quot;, &quot;&quot;brand&quot;&quot;: &quot;&quot;&quot;;[.D106];&quot;&quot;&quot;, &quot;&quot;ability&quot;&quot;: &quot;&quot;&quot;;[.J106];&quot;&quot;&quot;, },&quot;)" office:value-type="string" office:string-value="0x198: { &quot;id&quot;: 0x198, &quot;name&quot;: &quot;Tulip&quot;, &quot;brand&quot;: &quot;Hip Snake&quot;, &quot;ability&quot;: &quot;More HP Drains I&quot;, }," calcext:value-type="string">
            <text:p>0x198: { "id": 0x198, "name": "Tulip", "brand": "Hip Snake", "ability": "More HP Drains I", },</text:p>
          </table:table-cell>
        </table:table-row>
        <table:table-row table:style-name="ro20">
          <table:table-cell table:formula="of:=COM.MICROSOFT.CONCAT(&quot;0x&quot;; DEC2HEX(ROW() + 302))" office:value-type="string" office:string-value="0x199" calcext:value-type="string">
            <text:p>0x199</text:p>
          </table:table-cell>
          <table:table-cell office:value-type="float" office:value="106" calcext:value-type="float">
            <text:p>106</text:p>
          </table:table-cell>
          <table:table-cell office:value-type="string" calcext:value-type="string">
            <text:p><text:a xlink:href="../../../../../../../wiki/Sunshine_One-piece" xlink:type="simple">Sunshine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office:value-type="float" office:value="-1" calcext:value-type="float">
            <text:p>-1</text:p>
          </table:table-cell>
          <table:table-cell office:value-type="float" office:value="38" calcext:value-type="float">
            <text:p>38</text:p>
          </table:table-cell>
          <table:table-cell office:value-type="float" office:value="62" calcext:value-type="float">
            <text:p>62</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Cosmic Corner - Dogenzaka</text:p>
          </table:table-cell>
          <table:table-cell office:value-type="string" calcext:value-type="string">
            <text:p>¥7980</text:p>
          </table:table-cell>
          <table:table-cell/>
          <table:table-cell office:value-type="string" calcext:value-type="string">
            <text:p>Cosmic Corner - Dogenzaka (FSG Lvl 2)</text:p>
          </table:table-cell>
          <table:table-cell office:value-type="string" calcext:value-type="string">
            <text:p>Nothing says '70s like tie-dye. Vibrant color lends this tunic impact, but a pair of jeans can rope it in for a mellow hippie look.</text:p>
          </table:table-cell>
          <table:table-cell office:value-type="float" office:value="0" calcext:value-type="float">
            <text:p>0</text:p>
          </table:table-cell>
          <table:table-cell table:formula="of:=COM.MICROSOFT.CONCAT([.A107];&quot;: &quot;;&quot;{ &quot;&quot;id&quot;&quot;: &quot;;[.A107];&quot;, &quot;&quot;name&quot;&quot;: &quot;&quot;&quot;;[.C107];&quot;&quot;&quot;, &quot;&quot;brand&quot;&quot;: &quot;&quot;&quot;;[.D107];&quot;&quot;&quot;, &quot;&quot;ability&quot;&quot;: &quot;&quot;&quot;;[.J107];&quot;&quot;&quot;, },&quot;)" office:value-type="string" office:string-value="0x199: { &quot;id&quot;: 0x199, &quot;name&quot;: &quot;Sunshine One-piece&quot;, &quot;brand&quot;: &quot;Hip Snake&quot;, &quot;ability&quot;: &quot;More Immobilization I&quot;, }," calcext:value-type="string">
            <text:p>0x199: { "id": 0x199, "name": "Sunshine One-piece", "brand": "Hip Snake", "ability": "More Immobilization I", },</text:p>
          </table:table-cell>
        </table:table-row>
        <table:table-row table:style-name="ro19">
          <table:table-cell table:formula="of:=COM.MICROSOFT.CONCAT(&quot;0x&quot;; DEC2HEX(ROW() + 302))" office:value-type="string" office:string-value="0x19A" calcext:value-type="string">
            <text:p>0x19A</text:p>
          </table:table-cell>
          <table:table-cell office:value-type="float" office:value="107" calcext:value-type="float">
            <text:p>107</text:p>
          </table:table-cell>
          <table:table-cell office:value-type="string" calcext:value-type="string">
            <text:p><text:a xlink:href="../../../../../../../wiki/Flower_One-piece" xlink:type="simple">Flower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Cosmic Corner - Dogenzaka</text:p>
          </table:table-cell>
          <table:table-cell office:value-type="string" calcext:value-type="string">
            <text:p>¥15000</text:p>
          </table:table-cell>
          <table:table-cell/>
          <table:table-cell office:value-type="string" calcext:value-type="string">
            <text:p>Cosmic Corner - Dogenzaka (FSG Lvl 3)</text:p>
          </table:table-cell>
          <table:table-cell office:value-type="string" calcext:value-type="string">
            <text:p>Psychedelic is '70s. This wildly patterned one-piece is pretty long, but you'll want to wear it over pants to complete the look.</text:p>
          </table:table-cell>
          <table:table-cell office:value-type="float" office:value="0" calcext:value-type="float">
            <text:p>0</text:p>
          </table:table-cell>
          <table:table-cell table:formula="of:=COM.MICROSOFT.CONCAT([.A108];&quot;: &quot;;&quot;{ &quot;&quot;id&quot;&quot;: &quot;;[.A108];&quot;, &quot;&quot;name&quot;&quot;: &quot;&quot;&quot;;[.C108];&quot;&quot;&quot;, &quot;&quot;brand&quot;&quot;: &quot;&quot;&quot;;[.D108];&quot;&quot;&quot;, &quot;&quot;ability&quot;&quot;: &quot;&quot;&quot;;[.J108];&quot;&quot;&quot;, },&quot;)" office:value-type="string" office:string-value="0x19A: { &quot;id&quot;: 0x19A, &quot;name&quot;: &quot;Flower One-piece&quot;, &quot;brand&quot;: &quot;Hip Snake&quot;, &quot;ability&quot;: &quot;More Attack Breaks II&quot;, }," calcext:value-type="string">
            <text:p>0x19A: { "id": 0x19A, "name": "Flower One-piece", "brand": "Hip Snake", "ability": "More Attack Breaks II", },</text:p>
          </table:table-cell>
        </table:table-row>
        <table:table-row table:style-name="ro20">
          <table:table-cell table:formula="of:=COM.MICROSOFT.CONCAT(&quot;0x&quot;; DEC2HEX(ROW() + 302))" office:value-type="string" office:string-value="0x19B" calcext:value-type="string">
            <text:p>0x19B</text:p>
          </table:table-cell>
          <table:table-cell office:value-type="float" office:value="108" calcext:value-type="float">
            <text:p>108</text:p>
          </table:table-cell>
          <table:table-cell office:value-type="string" calcext:value-type="string">
            <text:p><text:a xlink:href="../../../../../../../wiki/Youth%27s_March" xlink:type="simple">Youth's March</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Edoga the Shop - 104</text:p>
          </table:table-cell>
          <table:table-cell office:value-type="string" calcext:value-type="string">
            <text:p>¥9600</text:p>
          </table:table-cell>
          <table:table-cell/>
          <table:table-cell office:value-type="string" calcext:value-type="string">
            <text:p>Edoga the Shop - 104 (FSG Lvl 2)</text:p>
          </table:table-cell>
          <table:table-cell office:value-type="string" calcext:value-type="string">
            <text:p>Weathered denim bell-bottoms with a hint of stretch for a flattering fit. They look great with a folk guitar over the lap!</text:p>
          </table:table-cell>
          <table:table-cell office:value-type="float" office:value="0" calcext:value-type="float">
            <text:p>0</text:p>
          </table:table-cell>
          <table:table-cell table:formula="of:=COM.MICROSOFT.CONCAT([.A109];&quot;: &quot;;&quot;{ &quot;&quot;id&quot;&quot;: &quot;;[.A109];&quot;, &quot;&quot;name&quot;&quot;: &quot;&quot;&quot;;[.C109];&quot;&quot;&quot;, &quot;&quot;brand&quot;&quot;: &quot;&quot;&quot;;[.D109];&quot;&quot;&quot;, &quot;&quot;ability&quot;&quot;: &quot;&quot;&quot;;[.J109];&quot;&quot;&quot;, },&quot;)" office:value-type="string" office:string-value="0x19B: { &quot;id&quot;: 0x19B, &quot;name&quot;: &quot;Youth's March&quot;, &quot;brand&quot;: &quot;Hip Snake&quot;, &quot;ability&quot;: &quot;More Immobilization I&quot;, }," calcext:value-type="string">
            <text:p>0x19B: { "id": 0x19B, "name": "Youth's March", "brand": "Hip Snake", "ability": "More Immobilization I", },</text:p>
          </table:table-cell>
        </table:table-row>
        <table:table-row table:style-name="ro20">
          <table:table-cell table:formula="of:=COM.MICROSOFT.CONCAT(&quot;0x&quot;; DEC2HEX(ROW() + 302))" office:value-type="string" office:string-value="0x19C" calcext:value-type="string">
            <text:p>0x19C</text:p>
          </table:table-cell>
          <table:table-cell office:value-type="float" office:value="109" calcext:value-type="float">
            <text:p>109</text:p>
          </table:table-cell>
          <table:table-cell office:value-type="string" calcext:value-type="string">
            <text:p><text:a xlink:href="../../../../../../../wiki/Young_Folks" xlink:type="simple">Young Folks</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2" calcext:value-type="float">
            <text:p>2</text:p>
          </table:table-cell>
          <table:table-cell office:value-type="float" office:value="68" calcext:value-type="float">
            <text:p>68</text:p>
          </table:table-cell>
          <table:table-cell office:value-type="float" office:value="48" calcext:value-type="float">
            <text:p>48</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Edoga the Shop - 104</text:p>
          </table:table-cell>
          <table:table-cell office:value-type="string" calcext:value-type="string">
            <text:p>¥12900</text:p>
          </table:table-cell>
          <table:table-cell/>
          <table:table-cell office:value-type="string" calcext:value-type="string">
            <text:p>Edoga the Shop - 104 (FSG Lvl 3)</text:p>
          </table:table-cell>
          <table:table-cell office:value-type="string" calcext:value-type="string">
            <text:p>Vintage-style denim overalls, for the person who's tired of boring old jeans and wants to relive the passion of youth.</text:p>
          </table:table-cell>
          <table:table-cell office:value-type="float" office:value="0" calcext:value-type="float">
            <text:p>0</text:p>
          </table:table-cell>
          <table:table-cell table:formula="of:=COM.MICROSOFT.CONCAT([.A110];&quot;: &quot;;&quot;{ &quot;&quot;id&quot;&quot;: &quot;;[.A110];&quot;, &quot;&quot;name&quot;&quot;: &quot;&quot;&quot;;[.C110];&quot;&quot;&quot;, &quot;&quot;brand&quot;&quot;: &quot;&quot;&quot;;[.D110];&quot;&quot;&quot;, &quot;&quot;ability&quot;&quot;: &quot;&quot;&quot;;[.J110];&quot;&quot;&quot;, },&quot;)" office:value-type="string" office:string-value="0x19C: { &quot;id&quot;: 0x19C, &quot;name&quot;: &quot;Young Folks&quot;, &quot;brand&quot;: &quot;Hip Snake&quot;, &quot;ability&quot;: &quot;More HP Drains II&quot;, }," calcext:value-type="string">
            <text:p>0x19C: { "id": 0x19C, "name": "Young Folks", "brand": "Hip Snake", "ability": "More HP Drains II", },</text:p>
          </table:table-cell>
        </table:table-row>
        <table:table-row table:style-name="ro10">
          <table:table-cell table:formula="of:=COM.MICROSOFT.CONCAT(&quot;0x&quot;; DEC2HEX(ROW() + 302))" office:value-type="string" office:string-value="0x19D" calcext:value-type="string">
            <text:p>0x19D</text:p>
          </table:table-cell>
          <table:table-cell office:value-type="float" office:value="110" calcext:value-type="float">
            <text:p>110</text:p>
          </table:table-cell>
          <table:table-cell office:value-type="string" calcext:value-type="string">
            <text:p><text:a xlink:href="../../../../../../../wiki/When_You%27re_in_Love" xlink:type="simple">When You're in Love</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8" calcext:value-type="float">
            <text:p>8</text:p>
          </table:table-cell>
          <table:table-cell office:value-type="float" office:value="38" calcext:value-type="float">
            <text:p>38</text:p>
          </table:table-cell>
          <table:table-cell office:value-type="float" office:value="83" calcext:value-type="float">
            <text:p>83</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Edoga the Shop - 104</text:p>
          </table:table-cell>
          <table:table-cell office:value-type="string" calcext:value-type="string">
            <text:p>6x Rare Metal; 1x Colorful Thread; 1x Love in a Heartbeat</text:p>
          </table:table-cell>
          <table:table-cell/>
          <table:table-cell office:value-type="string" calcext:value-type="string">
            <text:p>Edoga the Shop - 104 (FSG Lvl 5)</text:p>
          </table:table-cell>
          <table:table-cell office:value-type="string" calcext:value-type="string">
            <text:p>Made of recycled denim with alternating seams. As versatile as a pair of blue jeans. Note: Won't necessarily win you a man.</text:p>
          </table:table-cell>
          <table:table-cell office:value-type="float" office:value="0" calcext:value-type="float">
            <text:p>0</text:p>
          </table:table-cell>
          <table:table-cell table:formula="of:=COM.MICROSOFT.CONCAT([.A111];&quot;: &quot;;&quot;{ &quot;&quot;id&quot;&quot;: &quot;;[.A111];&quot;, &quot;&quot;name&quot;&quot;: &quot;&quot;&quot;;[.C111];&quot;&quot;&quot;, &quot;&quot;brand&quot;&quot;: &quot;&quot;&quot;;[.D111];&quot;&quot;&quot;, &quot;&quot;ability&quot;&quot;: &quot;&quot;&quot;;[.J111];&quot;&quot;&quot;, },&quot;)" office:value-type="string" office:string-value="0x19D: { &quot;id&quot;: 0x19D, &quot;name&quot;: &quot;When You're in Love&quot;, &quot;brand&quot;: &quot;Hip Snake&quot;, &quot;ability&quot;: &quot;Shiki: Fusion ★ +2&quot;, }," calcext:value-type="string">
            <text:p>0x19D: { "id": 0x19D, "name": "When You're in Love", "brand": "Hip Snake", "ability": "Shiki: Fusion ★ +2", },</text:p>
          </table:table-cell>
        </table:table-row>
        <table:table-row table:style-name="ro19">
          <table:table-cell table:formula="of:=COM.MICROSOFT.CONCAT(&quot;0x&quot;; DEC2HEX(ROW() + 302))" office:value-type="string" office:string-value="0x19E" calcext:value-type="string">
            <text:p>0x19E</text:p>
          </table:table-cell>
          <table:table-cell office:value-type="float" office:value="111" calcext:value-type="float">
            <text:p>111</text:p>
          </table:table-cell>
          <table:table-cell office:value-type="string" calcext:value-type="string">
            <text:p><text:a xlink:href="../../../../../../../wiki/Love_in_a_Heartbeat" xlink:type="simple">Love in a Heartbeat</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75" calcext:value-type="float">
            <text:p>75</text:p>
          </table:table-cell>
          <table:table-cell office:value-type="string" calcext:value-type="string">
            <text:p>Combo Panel +2</text:p>
          </table:table-cell>
          <table:table-cell office:value-type="string" calcext:value-type="string">
            <text:p>Partner</text:p>
          </table:table-cell>
          <table:table-cell office:value-type="string" calcext:value-type="string">
            <text:p>When your partner wears this, the number of combo panels increases by 2.</text:p>
          </table:table-cell>
          <table:table-cell office:value-type="string" calcext:value-type="string">
            <text:p>Cosmic Corner - Dogenzaka</text:p>
          </table:table-cell>
          <table:table-cell office:value-type="string" calcext:value-type="string">
            <text:p>¥12000</text:p>
          </table:table-cell>
          <table:table-cell/>
          <table:table-cell office:value-type="string" calcext:value-type="string">
            <text:p>Cosmic Corner - Dogenzaka (FSG Lvl 3)</text:p>
          </table:table-cell>
          <table:table-cell office:value-type="string" calcext:value-type="string">
            <text:p>Made of recycled denim with alternating seams. As colorful and mellow as you are. Note: Won't actually find you true love.</text:p>
          </table:table-cell>
          <table:table-cell office:value-type="float" office:value="0" calcext:value-type="float">
            <text:p>0</text:p>
          </table:table-cell>
          <table:table-cell table:formula="of:=COM.MICROSOFT.CONCAT([.A112];&quot;: &quot;;&quot;{ &quot;&quot;id&quot;&quot;: &quot;;[.A112];&quot;, &quot;&quot;name&quot;&quot;: &quot;&quot;&quot;;[.C112];&quot;&quot;&quot;, &quot;&quot;brand&quot;&quot;: &quot;&quot;&quot;;[.D112];&quot;&quot;&quot;, &quot;&quot;ability&quot;&quot;: &quot;&quot;&quot;;[.J112];&quot;&quot;&quot;, },&quot;)" office:value-type="string" office:string-value="0x19E: { &quot;id&quot;: 0x19E, &quot;name&quot;: &quot;Love in a Heartbeat&quot;, &quot;brand&quot;: &quot;Hip Snake&quot;, &quot;ability&quot;: &quot;Combo Panel +2&quot;, }," calcext:value-type="string">
            <text:p>0x19E: { "id": 0x19E, "name": "Love in a Heartbeat", "brand": "Hip Snake", "ability": "Combo Panel +2", },</text:p>
          </table:table-cell>
        </table:table-row>
        <table:table-row table:style-name="ro19">
          <table:table-cell table:formula="of:=COM.MICROSOFT.CONCAT(&quot;0x&quot;; DEC2HEX(ROW() + 302))" office:value-type="string" office:string-value="0x19F" calcext:value-type="string">
            <text:p>0x19F</text:p>
          </table:table-cell>
          <table:table-cell office:value-type="float" office:value="112" calcext:value-type="float">
            <text:p>112</text:p>
          </table:table-cell>
          <table:table-cell office:value-type="string" calcext:value-type="string">
            <text:p><text:a xlink:href="../../../../../../../wiki/Let%27s_Dance" xlink:type="simple">Let's Dance</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table:style-name="ce7"/>
          <table:table-cell office:value-type="float" office:value="30" calcext:value-type="float">
            <text:p>30</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KuraKura - Shibukyu Stationside</text:p>
          </table:table-cell>
          <table:table-cell office:value-type="string" calcext:value-type="string">
            <text:p>¥4200</text:p>
          </table:table-cell>
          <table:table-cell/>
          <table:table-cell office:value-type="string" calcext:value-type="string">
            <text:p>KuraKura - Shibukyu Stationside (FSG Lvl 2)</text:p>
          </table:table-cell>
          <table:table-cell office:value-type="string" calcext:value-type="string">
            <text:p>Leather sandals which conform to your foot's natural contours the more you wear them. Dance the summer night away in these!</text:p>
          </table:table-cell>
          <table:table-cell office:value-type="float" office:value="0" calcext:value-type="float">
            <text:p>0</text:p>
          </table:table-cell>
          <table:table-cell table:formula="of:=COM.MICROSOFT.CONCAT([.A113];&quot;: &quot;;&quot;{ &quot;&quot;id&quot;&quot;: &quot;;[.A113];&quot;, &quot;&quot;name&quot;&quot;: &quot;&quot;&quot;;[.C113];&quot;&quot;&quot;, &quot;&quot;brand&quot;&quot;: &quot;&quot;&quot;;[.D113];&quot;&quot;&quot;, &quot;&quot;ability&quot;&quot;: &quot;&quot;&quot;;[.J113];&quot;&quot;&quot;, },&quot;)" office:value-type="string" office:string-value="0x19F: { &quot;id&quot;: 0x19F, &quot;name&quot;: &quot;Let's Dance&quot;, &quot;brand&quot;: &quot;Hip Snake&quot;, &quot;ability&quot;: &quot;SOS DEF Boost I&quot;, }," calcext:value-type="string">
            <text:p>0x19F: { "id": 0x19F, "name": "Let's Dance", "brand": "Hip Snake", "ability": "SOS DEF Boost I", },</text:p>
          </table:table-cell>
        </table:table-row>
        <table:table-row table:style-name="ro15">
          <table:table-cell table:formula="of:=COM.MICROSOFT.CONCAT(&quot;0x&quot;; DEC2HEX(ROW() + 302))" office:value-type="string" office:string-value="0x1A0" calcext:value-type="string">
            <text:p>0x1A0</text:p>
          </table:table-cell>
          <table:table-cell office:value-type="float" office:value="113" calcext:value-type="float">
            <text:p>113</text:p>
          </table:table-cell>
          <table:table-cell office:value-type="string" calcext:value-type="string">
            <text:p><text:a xlink:href="../../../../../../../wiki/Young_American" xlink:type="simple">Young American</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Edoga the Shop - 104</text:p>
          </table:table-cell>
          <table:table-cell office:value-type="string" calcext:value-type="string">
            <text:p>¥4800</text:p>
          </table:table-cell>
          <table:table-cell/>
          <table:table-cell office:value-type="string" calcext:value-type="string">
            <text:p>Edoga the Shop - 104 (FSG Lvl 1)</text:p>
          </table:table-cell>
          <table:table-cell office:value-type="string" calcext:value-type="string">
            <text:p>Old-school high-tops, finished in bright red and pure white for maximum contrast. These really take you back.</text:p>
          </table:table-cell>
          <table:table-cell office:value-type="float" office:value="0" calcext:value-type="float">
            <text:p>0</text:p>
          </table:table-cell>
          <table:table-cell table:formula="of:=COM.MICROSOFT.CONCAT([.A114];&quot;: &quot;;&quot;{ &quot;&quot;id&quot;&quot;: &quot;;[.A114];&quot;, &quot;&quot;name&quot;&quot;: &quot;&quot;&quot;;[.C114];&quot;&quot;&quot;, &quot;&quot;brand&quot;&quot;: &quot;&quot;&quot;;[.D114];&quot;&quot;&quot;, &quot;&quot;ability&quot;&quot;: &quot;&quot;&quot;;[.J114];&quot;&quot;&quot;, },&quot;)" office:value-type="string" office:string-value="0x1A0: { &quot;id&quot;: 0x1A0, &quot;name&quot;: &quot;Young American&quot;, &quot;brand&quot;: &quot;Hip Snake&quot;, &quot;ability&quot;: &quot;Resist Knockback&quot;, }," calcext:value-type="string">
            <text:p>0x1A0: { "id": 0x1A0, "name": "Young American", "brand": "Hip Snake", "ability": "Resist Knockback", },</text:p>
          </table:table-cell>
        </table:table-row>
        <table:table-row table:style-name="ro15">
          <table:table-cell table:formula="of:=COM.MICROSOFT.CONCAT(&quot;0x&quot;; DEC2HEX(ROW() + 302))" office:value-type="string" office:string-value="0x1A1" calcext:value-type="string">
            <text:p>0x1A1</text:p>
          </table:table-cell>
          <table:table-cell office:value-type="float" office:value="114" calcext:value-type="float">
            <text:p>114</text:p>
          </table:table-cell>
          <table:table-cell office:value-type="string" calcext:value-type="string">
            <text:p><text:a xlink:href="../../../../../../../wiki/Funky_Shades" xlink:type="simple">Funky Shade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32" calcext:value-type="float">
            <text:p>32</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KuraKura - Shibukyu Stationside</text:p>
          </table:table-cell>
          <table:table-cell office:value-type="string" calcext:value-type="string">
            <text:p>¥4890</text:p>
          </table:table-cell>
          <table:table-cell/>
          <table:table-cell office:value-type="string" calcext:value-type="string">
            <text:p>Towa Records - Towa Records (FSG Lvl 3)</text:p>
          </table:table-cell>
          <table:table-cell office:value-type="string" calcext:value-type="string">
            <text:p>These big red aviators are bold, funky, and a little mysterious. Walk on the wild side! Sing, dance, enjoy life!</text:p>
          </table:table-cell>
          <table:table-cell office:value-type="float" office:value="0" calcext:value-type="float">
            <text:p>0</text:p>
          </table:table-cell>
          <table:table-cell table:formula="of:=COM.MICROSOFT.CONCAT([.A115];&quot;: &quot;;&quot;{ &quot;&quot;id&quot;&quot;: &quot;;[.A115];&quot;, &quot;&quot;name&quot;&quot;: &quot;&quot;&quot;;[.C115];&quot;&quot;&quot;, &quot;&quot;brand&quot;&quot;: &quot;&quot;&quot;;[.D115];&quot;&quot;&quot;, &quot;&quot;ability&quot;&quot;: &quot;&quot;&quot;;[.J115];&quot;&quot;&quot;, },&quot;)" office:value-type="string" office:string-value="0x1A1: { &quot;id&quot;: 0x1A1, &quot;name&quot;: &quot;Funky Shades&quot;, &quot;brand&quot;: &quot;Hip Snake&quot;, &quot;ability&quot;: &quot;Show Combo Map Longer&quot;, }," calcext:value-type="string">
            <text:p>0x1A1: { "id": 0x1A1, "name": "Funky Shades", "brand": "Hip Snake", "ability": "Show Combo Map Longer", },</text:p>
          </table:table-cell>
        </table:table-row>
        <table:table-row table:style-name="ro10">
          <table:table-cell table:formula="of:=COM.MICROSOFT.CONCAT(&quot;0x&quot;; DEC2HEX(ROW() + 302))" office:value-type="string" office:string-value="0x1A2" calcext:value-type="string">
            <text:p>0x1A2</text:p>
          </table:table-cell>
          <table:table-cell office:value-type="float" office:value="115" calcext:value-type="float">
            <text:p>115</text:p>
          </table:table-cell>
          <table:table-cell office:value-type="string" calcext:value-type="string">
            <text:p><text:a xlink:href="../../../../../../../wiki/Love_%26_Peace" xlink:type="simple">Love &amp; Peace</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8" calcext:value-type="float">
            <text:p>8</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KuraKura - Shibukyu Stationside</text:p>
          </table:table-cell>
          <table:table-cell office:value-type="string" calcext:value-type="string">
            <text:p>¥9900</text:p>
          </table:table-cell>
          <table:table-cell/>
          <table:table-cell office:value-type="string" calcext:value-type="string">
            <text:p>KuraKura - Shibukyu Stationside (FSG Lvl 3)</text:p>
          </table:table-cell>
          <table:table-cell office:value-type="string" calcext:value-type="string">
            <text:p>Crafted by hand, this studded leather cuff abounds in folky charm, and looks great when you're plunking at a steel-string guitar.</text:p>
          </table:table-cell>
          <table:table-cell office:value-type="float" office:value="0" calcext:value-type="float">
            <text:p>0</text:p>
          </table:table-cell>
          <table:table-cell table:formula="of:=COM.MICROSOFT.CONCAT([.A116];&quot;: &quot;;&quot;{ &quot;&quot;id&quot;&quot;: &quot;;[.A116];&quot;, &quot;&quot;name&quot;&quot;: &quot;&quot;&quot;;[.C116];&quot;&quot;&quot;, &quot;&quot;brand&quot;&quot;: &quot;&quot;&quot;;[.D116];&quot;&quot;&quot;, &quot;&quot;ability&quot;&quot;: &quot;&quot;&quot;;[.J116];&quot;&quot;&quot;, },&quot;)" office:value-type="string" office:string-value="0x1A2: { &quot;id&quot;: 0x1A2, &quot;name&quot;: &quot;Love &amp; Peace&quot;, &quot;brand&quot;: &quot;Hip Snake&quot;, &quot;ability&quot;: &quot;Beat: Fusion ★ +2&quot;, }," calcext:value-type="string">
            <text:p>0x1A2: { "id": 0x1A2, "name": "Love &amp; Peace", "brand": "Hip Snake", "ability": "Beat: Fusion ★ +2", },</text:p>
          </table:table-cell>
        </table:table-row>
        <table:table-row table:style-name="ro10">
          <table:table-cell table:formula="of:=COM.MICROSOFT.CONCAT(&quot;0x&quot;; DEC2HEX(ROW() + 302))" office:value-type="string" office:string-value="0x1A3" calcext:value-type="string">
            <text:p>0x1A3</text:p>
          </table:table-cell>
          <table:table-cell office:value-type="float" office:value="116" calcext:value-type="float">
            <text:p>116</text:p>
          </table:table-cell>
          <table:table-cell office:value-type="string" calcext:value-type="string">
            <text:p><text:a xlink:href="../../../../../../../wiki/Slogan_Bandannas" xlink:type="simple">Slogan Bandanna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2" calcext:value-type="float">
            <text:p>2</text:p>
          </table:table-cell>
          <table:table-cell table:style-name="ce7" table:number-columns-repeated="2"/>
          <table:table-cell office:value-type="float" office:value="28" calcext:value-type="float">
            <text:p>28</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KuraKura - Shibukyu Stationside</text:p>
          </table:table-cell>
          <table:table-cell office:value-type="string" calcext:value-type="string">
            <text:p>¥990</text:p>
          </table:table-cell>
          <table:table-cell/>
          <table:table-cell office:value-type="string" calcext:value-type="string">
            <text:p>Towa Records - Towa Records (FSG Lvl 3)</text:p>
          </table:table-cell>
          <table:table-cell office:value-type="string" calcext:value-type="string">
            <text:p>A two-bandanna set, ideal for accessorizing your march on the Diet building to protest the ails of society and profess the sweet pain of love.</text:p>
          </table:table-cell>
          <table:table-cell office:value-type="float" office:value="0" calcext:value-type="float">
            <text:p>0</text:p>
          </table:table-cell>
          <table:table-cell table:formula="of:=COM.MICROSOFT.CONCAT([.A117];&quot;: &quot;;&quot;{ &quot;&quot;id&quot;&quot;: &quot;;[.A117];&quot;, &quot;&quot;name&quot;&quot;: &quot;&quot;&quot;;[.C117];&quot;&quot;&quot;, &quot;&quot;brand&quot;&quot;: &quot;&quot;&quot;;[.D117];&quot;&quot;&quot;, &quot;&quot;ability&quot;&quot;: &quot;&quot;&quot;;[.J117];&quot;&quot;&quot;, },&quot;)" office:value-type="string" office:string-value="0x1A3: { &quot;id&quot;: 0x1A3, &quot;name&quot;: &quot;Slogan Bandannas&quot;, &quot;brand&quot;: &quot;Hip Snake&quot;, &quot;ability&quot;: &quot;Faster Puck I&quot;, }," calcext:value-type="string">
            <text:p>0x1A3: { "id": 0x1A3, "name": "Slogan Bandannas", "brand": "Hip Snake", "ability": "Faster Puck I", },</text:p>
          </table:table-cell>
        </table:table-row>
        <table:table-row table:style-name="ro15">
          <table:table-cell table:formula="of:=COM.MICROSOFT.CONCAT(&quot;0x&quot;; DEC2HEX(ROW() + 302))" office:value-type="string" office:string-value="0x1A4" calcext:value-type="string">
            <text:p>0x1A4</text:p>
          </table:table-cell>
          <table:table-cell office:value-type="float" office:value="117" calcext:value-type="float">
            <text:p>117</text:p>
          </table:table-cell>
          <table:table-cell office:value-type="string" calcext:value-type="string">
            <text:p><text:a xlink:href="../../../../../../../wiki/Cocktail_Queen" xlink:type="simple">Cocktail Quee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10" calcext:value-type="float">
            <text:p>10</text:p>
          </table:table-cell>
          <table:table-cell office:value-type="float" office:value="8" calcext:value-type="float">
            <text:p>8</text:p>
          </table:table-cell>
          <table:table-cell office:value-type="float" office:value="95" calcext:value-type="float">
            <text:p>95</text:p>
          </table:table-cell>
          <table:table-cell office:value-type="float" office:value="135" calcext:value-type="float">
            <text:p>135</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Bel Airplane - Shibu Dept. Store</text:p>
            <text:p>Pegaso Atelier - Shibu Dept. Store</text:p>
          </table:table-cell>
          <table:table-cell office:value-type="string" calcext:value-type="string">
            <text:p>¥309000</text:p>
          </table:table-cell>
          <table:table-cell/>
          <table:table-cell office:value-type="string" calcext:value-type="string">
            <text:p>Bel Airplane - Shibu Dept. Store (FSG Lvl 3)</text:p>
          </table:table-cell>
          <table:table-cell office:value-type="string" calcext:value-type="string">
            <text:p>It takes a duchess to work this jaw-dropping party dress, crafted from a hypnotically shimmery fabric.</text:p>
          </table:table-cell>
          <table:table-cell office:value-type="float" office:value="0" calcext:value-type="float">
            <text:p>0</text:p>
          </table:table-cell>
          <table:table-cell table:formula="of:=COM.MICROSOFT.CONCAT([.A118];&quot;: &quot;;&quot;{ &quot;&quot;id&quot;&quot;: &quot;;[.A118];&quot;, &quot;&quot;name&quot;&quot;: &quot;&quot;&quot;;[.C118];&quot;&quot;&quot;, &quot;&quot;brand&quot;&quot;: &quot;&quot;&quot;;[.D118];&quot;&quot;&quot;, &quot;&quot;ability&quot;&quot;: &quot;&quot;&quot;;[.J118];&quot;&quot;&quot;, },&quot;)" office:value-type="string" office:string-value="0x1A4: { &quot;id&quot;: 0x1A4, &quot;name&quot;: &quot;Cocktail Queen&quot;, &quot;brand&quot;: &quot;Pegaso&quot;, &quot;ability&quot;: &quot;HP +35&quot;, }," calcext:value-type="string">
            <text:p>0x1A4: { "id": 0x1A4, "name": "Cocktail Queen", "brand": "Pegaso", "ability": "HP +35", },</text:p>
          </table:table-cell>
        </table:table-row>
        <table:table-row table:style-name="ro20">
          <table:table-cell table:formula="of:=COM.MICROSOFT.CONCAT(&quot;0x&quot;; DEC2HEX(ROW() + 302))" office:value-type="string" office:string-value="0x1A5" calcext:value-type="string">
            <text:p>0x1A5</text:p>
          </table:table-cell>
          <table:table-cell office:value-type="float" office:value="118" calcext:value-type="float">
            <text:p>118</text:p>
          </table:table-cell>
          <table:table-cell office:value-type="string" calcext:value-type="string">
            <text:p><text:a xlink:href="../../../../../../../wiki/Regal_Presence" xlink:type="simple">Regal Presence</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7" calcext:value-type="float">
            <text:p>7</text:p>
          </table:table-cell>
          <table:table-cell office:value-type="float" office:value="11" calcext:value-type="float">
            <text:p>11</text:p>
          </table:table-cell>
          <table:table-cell office:value-type="float" office:value="68" calcext:value-type="float">
            <text:p>68</text:p>
          </table:table-cell>
          <table:table-cell office:value-type="float" office:value="50" calcext:value-type="float">
            <text:p>5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Pegaso Atelier - Shibu Dept. Store</text:p>
          </table:table-cell>
          <table:table-cell office:value-type="string" calcext:value-type="string">
            <text:p>¥246000</text:p>
          </table:table-cell>
          <table:table-cell/>
          <table:table-cell office:value-type="string" calcext:value-type="string">
            <text:p>Pegaso Atelier - Shibu Dept. Store (FSG Lvl 5)</text:p>
          </table:table-cell>
          <table:table-cell office:value-type="string" calcext:value-type="string">
            <text:p>A glossy suede suit, cut along lines that appear orthodox at first glance, but reveal a host of details you'd only see from Pegaso.</text:p>
          </table:table-cell>
          <table:table-cell office:value-type="float" office:value="0" calcext:value-type="float">
            <text:p>0</text:p>
          </table:table-cell>
          <table:table-cell table:formula="of:=COM.MICROSOFT.CONCAT([.A119];&quot;: &quot;;&quot;{ &quot;&quot;id&quot;&quot;: &quot;;[.A119];&quot;, &quot;&quot;name&quot;&quot;: &quot;&quot;&quot;;[.C119];&quot;&quot;&quot;, &quot;&quot;brand&quot;&quot;: &quot;&quot;&quot;;[.D119];&quot;&quot;&quot;, &quot;&quot;ability&quot;&quot;: &quot;&quot;&quot;;[.J119];&quot;&quot;&quot;, },&quot;)" office:value-type="string" office:string-value="0x1A5: { &quot;id&quot;: 0x1A5, &quot;name&quot;: &quot;Regal Presence&quot;, &quot;brand&quot;: &quot;Pegaso&quot;, &quot;ability&quot;: &quot;SOS Power Up II&quot;, }," calcext:value-type="string">
            <text:p>0x1A5: { "id": 0x1A5, "name": "Regal Presence", "brand": "Pegaso", "ability": "SOS Power Up II", },</text:p>
          </table:table-cell>
        </table:table-row>
        <table:table-row table:style-name="ro15">
          <table:table-cell table:formula="of:=COM.MICROSOFT.CONCAT(&quot;0x&quot;; DEC2HEX(ROW() + 302))" office:value-type="string" office:string-value="0x1A6" calcext:value-type="string">
            <text:p>0x1A6</text:p>
          </table:table-cell>
          <table:table-cell office:value-type="float" office:value="119" calcext:value-type="float">
            <text:p>119</text:p>
          </table:table-cell>
          <table:table-cell office:value-type="string" calcext:value-type="string">
            <text:p><text:a xlink:href="../../../../../../../wiki/Tweed_Gentleman" xlink:type="simple">Tweed Gentlema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8" calcext:value-type="float">
            <text:p>8</text:p>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Joshua: ATK +3</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Pegaso Atelier - Shibu Dept. Store</text:p>
          </table:table-cell>
          <table:table-cell office:value-type="string" calcext:value-type="string">
            <text:p>¥300000</text:p>
          </table:table-cell>
          <table:table-cell/>
          <table:table-cell office:value-type="string" calcext:value-type="string">
            <text:p>Pegaso Atelier - Shibu Dept. Store (FSG Lvl 2)</text:p>
          </table:table-cell>
          <table:table-cell office:value-type="string" calcext:value-type="string">
            <text:p>Any English gentleman would swear by this tweed suit, rendered in a brilliant white to match this winter season.</text:p>
          </table:table-cell>
          <table:table-cell office:value-type="float" office:value="0" calcext:value-type="float">
            <text:p>0</text:p>
          </table:table-cell>
          <table:table-cell table:formula="of:=COM.MICROSOFT.CONCAT([.A120];&quot;: &quot;;&quot;{ &quot;&quot;id&quot;&quot;: &quot;;[.A120];&quot;, &quot;&quot;name&quot;&quot;: &quot;&quot;&quot;;[.C120];&quot;&quot;&quot;, &quot;&quot;brand&quot;&quot;: &quot;&quot;&quot;;[.D120];&quot;&quot;&quot;, &quot;&quot;ability&quot;&quot;: &quot;&quot;&quot;;[.J120];&quot;&quot;&quot;, },&quot;)" office:value-type="string" office:string-value="0x1A6: { &quot;id&quot;: 0x1A6, &quot;name&quot;: &quot;Tweed Gentleman&quot;, &quot;brand&quot;: &quot;Pegaso&quot;, &quot;ability&quot;: &quot;Joshua: ATK +3&quot;, }," calcext:value-type="string">
            <text:p>0x1A6: { "id": 0x1A6, "name": "Tweed Gentleman", "brand": "Pegaso", "ability": "Joshua: ATK +3", },</text:p>
          </table:table-cell>
        </table:table-row>
        <table:table-row table:style-name="ro9">
          <table:table-cell table:formula="of:=COM.MICROSOFT.CONCAT(&quot;0x&quot;; DEC2HEX(ROW() + 302))" office:value-type="string" office:string-value="0x1A7" calcext:value-type="string">
            <text:p>0x1A7</text:p>
          </table:table-cell>
          <table:table-cell office:value-type="float" office:value="120" calcext:value-type="float">
            <text:p>120</text:p>
          </table:table-cell>
          <table:table-cell office:value-type="string" calcext:value-type="string">
            <text:p><text:a xlink:href="../../../../../../../wiki/Lavender_Lotus" xlink:type="simple">Lavender Lotus</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105" calcext:value-type="float">
            <text:p>105</text:p>
          </table:table-cell>
          <table:table-cell office:value-type="float" office:value="130" calcext:value-type="float">
            <text:p>13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Bel Airplane - Shibu Dept. Store</text:p>
          </table:table-cell>
          <table:table-cell office:value-type="string" calcext:value-type="string">
            <text:p>¥100500</text:p>
          </table:table-cell>
          <table:table-cell/>
          <table:table-cell office:value-type="string" calcext:value-type="string">
            <text:p>Bel Airplane - Shibu Dept. Store (FSG Lvl 5)</text:p>
          </table:table-cell>
          <table:table-cell office:value-type="string" calcext:value-type="string">
            <text:p>Chinese dress meets tailored suit. Pegaso's first attempt at an Oriental piece bears a sequined pegasus.</text:p>
          </table:table-cell>
          <table:table-cell office:value-type="float" office:value="0" calcext:value-type="float">
            <text:p>0</text:p>
          </table:table-cell>
          <table:table-cell table:formula="of:=COM.MICROSOFT.CONCAT([.A121];&quot;: &quot;;&quot;{ &quot;&quot;id&quot;&quot;: &quot;;[.A121];&quot;, &quot;&quot;name&quot;&quot;: &quot;&quot;&quot;;[.C121];&quot;&quot;&quot;, &quot;&quot;brand&quot;&quot;: &quot;&quot;&quot;;[.D121];&quot;&quot;&quot;, &quot;&quot;ability&quot;&quot;: &quot;&quot;&quot;;[.J121];&quot;&quot;&quot;, },&quot;)" office:value-type="string" office:string-value="0x1A7: { &quot;id&quot;: 0x1A7, &quot;name&quot;: &quot;Lavender Lotus&quot;, &quot;brand&quot;: &quot;Pegaso&quot;, &quot;ability&quot;: &quot;Puck Power III&quot;, }," calcext:value-type="string">
            <text:p>0x1A7: { "id": 0x1A7, "name": "Lavender Lotus", "brand": "Pegaso", "ability": "Puck Power III", },</text:p>
          </table:table-cell>
        </table:table-row>
        <table:table-row table:style-name="ro15">
          <table:table-cell table:formula="of:=COM.MICROSOFT.CONCAT(&quot;0x&quot;; DEC2HEX(ROW() + 302))" office:value-type="string" office:string-value="0x1A8" calcext:value-type="string">
            <text:p>0x1A8</text:p>
          </table:table-cell>
          <table:table-cell office:value-type="float" office:value="121" calcext:value-type="float">
            <text:p>121</text:p>
          </table:table-cell>
          <table:table-cell office:value-type="string" calcext:value-type="string">
            <text:p><text:a xlink:href="../../../../../../../wiki/Classic_Half-boots" xlink:type="simple">Classic Half-boot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table:number-columns-repeated="2" office:value-type="float" office:value="20" calcext:value-type="float">
            <text:p>20</text:p>
          </table:table-cell>
          <table:table-cell office:value-type="float" office:value="30" calcext:value-type="float">
            <text:p>30</text:p>
          </table:table-cell>
          <table:table-cell office:value-type="string" calcext:value-type="string">
            <text:p>Joshua: HP +40</text:p>
          </table:table-cell>
          <table:table-cell office:value-type="string" calcext:value-type="string">
            <text:p>Joshua</text:p>
          </table:table-cell>
          <table:table-cell office:value-type="string" calcext:value-type="string">
            <text:p>When Joshua wears this, his HP increase.</text:p>
          </table:table-cell>
          <table:table-cell office:value-type="string" calcext:value-type="string">
            <text:p>Bel Airplane - Shibu Dept. Store</text:p>
            <text:p>Pegaso Atelier - Shibu Dept. Store</text:p>
          </table:table-cell>
          <table:table-cell office:value-type="string" calcext:value-type="string">
            <text:p>2x Durable Leather; 10x 5,000 Yen; 8x 10,000 Yen</text:p>
            <text:p>¥138000</text:p>
          </table:table-cell>
          <table:table-cell/>
          <table:table-cell office:value-type="string" calcext:value-type="string">
            <text:p>Pegaso Atelier - Shibu Dept. Store (FSG Lvl 2)</text:p>
          </table:table-cell>
          <table:table-cell office:value-type="string" calcext:value-type="string">
            <text:p>These classy half-boots are your key to a slimmer silhouette. Full interior zippers make them a cinch to put on.</text:p>
          </table:table-cell>
          <table:table-cell office:value-type="float" office:value="0" calcext:value-type="float">
            <text:p>0</text:p>
          </table:table-cell>
          <table:table-cell table:formula="of:=COM.MICROSOFT.CONCAT([.A122];&quot;: &quot;;&quot;{ &quot;&quot;id&quot;&quot;: &quot;;[.A122];&quot;, &quot;&quot;name&quot;&quot;: &quot;&quot;&quot;;[.C122];&quot;&quot;&quot;, &quot;&quot;brand&quot;&quot;: &quot;&quot;&quot;;[.D122];&quot;&quot;&quot;, &quot;&quot;ability&quot;&quot;: &quot;&quot;&quot;;[.J122];&quot;&quot;&quot;, },&quot;)" office:value-type="string" office:string-value="0x1A8: { &quot;id&quot;: 0x1A8, &quot;name&quot;: &quot;Classic Half-boots&quot;, &quot;brand&quot;: &quot;Pegaso&quot;, &quot;ability&quot;: &quot;Joshua: HP +40&quot;, }," calcext:value-type="string">
            <text:p>0x1A8: { "id": 0x1A8, "name": "Classic Half-boots", "brand": "Pegaso", "ability": "Joshua: HP +40", },</text:p>
          </table:table-cell>
        </table:table-row>
        <table:table-row table:style-name="ro19">
          <table:table-cell table:formula="of:=COM.MICROSOFT.CONCAT(&quot;0x&quot;; DEC2HEX(ROW() + 302))" office:value-type="string" office:string-value="0x1A9" calcext:value-type="string">
            <text:p>0x1A9</text:p>
          </table:table-cell>
          <table:table-cell office:value-type="float" office:value="122" calcext:value-type="float">
            <text:p>122</text:p>
          </table:table-cell>
          <table:table-cell office:value-type="string" calcext:value-type="string">
            <text:p><text:a xlink:href="../../../../../../../wiki/Crimson_Stilettos" xlink:type="simple">Crimson Stiletto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office:value-type="float" office:value="17" calcext:value-type="float">
            <text:p>17</text:p>
          </table:table-cell>
          <table:table-cell office:value-type="float" office:value="20" calcext:value-type="float">
            <text:p>20</text:p>
          </table:table-cell>
          <table:table-cell office:value-type="float" office:value="90" calcext:value-type="float">
            <text:p>9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Bel Airplane - Shibu Dept. Store</text:p>
            <text:p>Pegaso Atelier - Shibu Dept. Store</text:p>
          </table:table-cell>
          <table:table-cell office:value-type="string" calcext:value-type="string">
            <text:p>2x Durable Leather; 20x 1,000 Yen; 2x 10,000 Yen</text:p>
            <text:p>¥90000</text:p>
          </table:table-cell>
          <table:table-cell/>
          <table:table-cell office:value-type="string" calcext:value-type="string">
            <text:p>Bel Airplane - Shibu Dept. Store (FSG Lvl 6)</text:p>
          </table:table-cell>
          <table:table-cell office:value-type="string" calcext:value-type="string">
            <text:p>High heels for the mature woman. Gold piping sets off the provocative red, while the lam?immers hypnotically with every step.</text:p>
          </table:table-cell>
          <table:table-cell office:value-type="float" office:value="0" calcext:value-type="float">
            <text:p>0</text:p>
          </table:table-cell>
          <table:table-cell table:formula="of:=COM.MICROSOFT.CONCAT([.A123];&quot;: &quot;;&quot;{ &quot;&quot;id&quot;&quot;: &quot;;[.A123];&quot;, &quot;&quot;name&quot;&quot;: &quot;&quot;&quot;;[.C123];&quot;&quot;&quot;, &quot;&quot;brand&quot;&quot;: &quot;&quot;&quot;;[.D123];&quot;&quot;&quot;, &quot;&quot;ability&quot;&quot;: &quot;&quot;&quot;;[.J123];&quot;&quot;&quot;, },&quot;)" office:value-type="string" office:string-value="0x1A9: { &quot;id&quot;: 0x1A9, &quot;name&quot;: &quot;Crimson Stilettos&quot;, &quot;brand&quot;: &quot;Pegaso&quot;, &quot;ability&quot;: &quot;Hold that Puck III&quot;, }," calcext:value-type="string">
            <text:p>0x1A9: { "id": 0x1A9, "name": "Crimson Stilettos", "brand": "Pegaso", "ability": "Hold that Puck III", },</text:p>
          </table:table-cell>
        </table:table-row>
        <table:table-row table:style-name="ro19">
          <table:table-cell table:formula="of:=COM.MICROSOFT.CONCAT(&quot;0x&quot;; DEC2HEX(ROW() + 302))" office:value-type="string" office:string-value="0x1AA" calcext:value-type="string">
            <text:p>0x1AA</text:p>
          </table:table-cell>
          <table:table-cell office:value-type="float" office:value="123" calcext:value-type="float">
            <text:p>123</text:p>
          </table:table-cell>
          <table:table-cell office:value-type="string" calcext:value-type="string">
            <text:p><text:a xlink:href="../../../../../../../wiki/Silver_Baron" xlink:type="simple">Silver Bar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4" calcext:value-type="float">
            <text:p>14</text:p>
          </table:table-cell>
          <table:table-cell office:value-type="float" office:value="75" calcext:value-type="float">
            <text:p>75</text:p>
          </table:table-cell>
          <table:table-cell office:value-type="float" office:value="55" calcext:value-type="float">
            <text:p>55</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45000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Easily matched to any outfit, this watch is the gentleman's best friend.</text:p>
          </table:table-cell>
          <table:table-cell office:value-type="float" office:value="0" calcext:value-type="float">
            <text:p>0</text:p>
          </table:table-cell>
          <table:table-cell table:formula="of:=COM.MICROSOFT.CONCAT([.A124];&quot;: &quot;;&quot;{ &quot;&quot;id&quot;&quot;: &quot;;[.A124];&quot;, &quot;&quot;name&quot;&quot;: &quot;&quot;&quot;;[.C124];&quot;&quot;&quot;, &quot;&quot;brand&quot;&quot;: &quot;&quot;&quot;;[.D124];&quot;&quot;&quot;, &quot;&quot;ability&quot;&quot;: &quot;&quot;&quot;;[.J124];&quot;&quot;&quot;, },&quot;)" office:value-type="string" office:string-value="0x1AA: { &quot;id&quot;: 0x1AA, &quot;name&quot;: &quot;Silver Baron&quot;, &quot;brand&quot;: &quot;Pegaso&quot;, &quot;ability&quot;: &quot;All-around Upgrade III&quot;, }," calcext:value-type="string">
            <text:p>0x1AA: { "id": 0x1AA, "name": "Silver Baron", "brand": "Pegaso", "ability": "All-around Upgrade III", },</text:p>
          </table:table-cell>
        </table:table-row>
        <table:table-row table:style-name="ro19">
          <table:table-cell table:formula="of:=COM.MICROSOFT.CONCAT(&quot;0x&quot;; DEC2HEX(ROW() + 302))" office:value-type="string" office:string-value="0x1AB" calcext:value-type="string">
            <text:p>0x1AB</text:p>
          </table:table-cell>
          <table:table-cell office:value-type="float" office:value="124" calcext:value-type="float">
            <text:p>124</text:p>
          </table:table-cell>
          <table:table-cell office:value-type="string" calcext:value-type="string">
            <text:p><text:a xlink:href="../../../../../../../wiki/Liberty_Duke" xlink:type="simple">Liberty Duke</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6" calcext:value-type="float">
            <text:p>16</text:p>
          </table:table-cell>
          <table:table-cell office:value-type="float" office:value="113" calcext:value-type="float">
            <text:p>113</text:p>
          </table:table-cell>
          <table:table-cell office:value-type="float" office:value="60" calcext:value-type="float">
            <text:p>6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1x Silver Baron; 1x Tin Pin Golem;</text:p>
            <text:p>¥101055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This season's fusion of beauty and function has drawn accolades.</text:p>
          </table:table-cell>
          <table:table-cell office:value-type="float" office:value="0" calcext:value-type="float">
            <text:p>0</text:p>
          </table:table-cell>
          <table:table-cell table:formula="of:=COM.MICROSOFT.CONCAT([.A125];&quot;: &quot;;&quot;{ &quot;&quot;id&quot;&quot;: &quot;;[.A125];&quot;, &quot;&quot;name&quot;&quot;: &quot;&quot;&quot;;[.C125];&quot;&quot;&quot;, &quot;&quot;brand&quot;&quot;: &quot;&quot;&quot;;[.D125];&quot;&quot;&quot;, &quot;&quot;ability&quot;&quot;: &quot;&quot;&quot;;[.J125];&quot;&quot;&quot;, },&quot;)" office:value-type="string" office:string-value="0x1AB: { &quot;id&quot;: 0x1AB, &quot;name&quot;: &quot;Liberty Duke&quot;, &quot;brand&quot;: &quot;Pegaso&quot;, &quot;ability&quot;: &quot;All-around Upgrade III&quot;, }," calcext:value-type="string">
            <text:p>0x1AB: { "id": 0x1AB, "name": "Liberty Duke", "brand": "Pegaso", "ability": "All-around Upgrade III", },</text:p>
          </table:table-cell>
        </table:table-row>
        <table:table-row table:style-name="ro20">
          <table:table-cell table:formula="of:=COM.MICROSOFT.CONCAT(&quot;0x&quot;; DEC2HEX(ROW() + 302))" office:value-type="string" office:string-value="0x1AC" calcext:value-type="string">
            <text:p>0x1AC</text:p>
          </table:table-cell>
          <table:table-cell office:value-type="float" office:value="125" calcext:value-type="float">
            <text:p>125</text:p>
          </table:table-cell>
          <table:table-cell office:value-type="string" calcext:value-type="string">
            <text:p><text:a xlink:href="../../../../../../../wiki/Royal_Splendor" xlink:type="simple">Royal Splendor</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7" calcext:value-type="float">
            <text:p>17</text:p>
          </table:table-cell>
          <table:table-cell office:value-type="float" office:value="188" calcext:value-type="float">
            <text:p>188</text:p>
          </table:table-cell>
          <table:table-cell office:value-type="float" office:value="50" calcext:value-type="float">
            <text:p>50</text:p>
          </table:table-cell>
          <table:table-cell office:value-type="string" calcext:value-type="string">
            <text:p>Resist All</text:p>
          </table:table-cell>
          <table:table-cell office:value-type="string" calcext:value-type="string">
            <text:p>All</text:p>
          </table:table-cell>
          <table:table-cell office:value-type="string" calcext:value-type="string">
            <text:p>Prevents all negative statuses.</text:p>
          </table:table-cell>
          <table:table-cell office:value-type="string" calcext:value-type="string">
            <text:p>Pegaso Atelier - Shibu Dept. Store</text:p>
          </table:table-cell>
          <table:table-cell office:value-type="string" calcext:value-type="string">
            <text:p>8x Admantite; 2x Sparkling Silver; 1x Silver Baron</text:p>
          </table:table-cell>
          <table:table-cell/>
          <table:table-cell office:value-type="string" calcext:value-type="string">
            <text:p>Pegaso Atelier - Shibu Dept. Store (FSG Lvl 6)</text:p>
          </table:table-cell>
          <table:table-cell office:value-type="string" calcext:value-type="string">
            <text:p>A wristwatch designed by last year's rising star designer. The bold graphic on the faceplate hints at the future of Pegaso.</text:p>
          </table:table-cell>
          <table:table-cell office:value-type="float" office:value="0" calcext:value-type="float">
            <text:p>0</text:p>
          </table:table-cell>
          <table:table-cell table:formula="of:=COM.MICROSOFT.CONCAT([.A126];&quot;: &quot;;&quot;{ &quot;&quot;id&quot;&quot;: &quot;;[.A126];&quot;, &quot;&quot;name&quot;&quot;: &quot;&quot;&quot;;[.C126];&quot;&quot;&quot;, &quot;&quot;brand&quot;&quot;: &quot;&quot;&quot;;[.D126];&quot;&quot;&quot;, &quot;&quot;ability&quot;&quot;: &quot;&quot;&quot;;[.J126];&quot;&quot;&quot;, },&quot;)" office:value-type="string" office:string-value="0x1AC: { &quot;id&quot;: 0x1AC, &quot;name&quot;: &quot;Royal Splendor&quot;, &quot;brand&quot;: &quot;Pegaso&quot;, &quot;ability&quot;: &quot;Resist All&quot;, }," calcext:value-type="string">
            <text:p>0x1AC: { "id": 0x1AC, "name": "Royal Splendor", "brand": "Pegaso", "ability": "Resist All", },</text:p>
          </table:table-cell>
        </table:table-row>
        <table:table-row table:style-name="ro20">
          <table:table-cell table:formula="of:=COM.MICROSOFT.CONCAT(&quot;0x&quot;; DEC2HEX(ROW() + 302))" office:value-type="string" office:string-value="0x1AD" calcext:value-type="string">
            <text:p>0x1AD</text:p>
          </table:table-cell>
          <table:table-cell office:value-type="float" office:value="126" calcext:value-type="float">
            <text:p>126</text:p>
          </table:table-cell>
          <table:table-cell office:value-type="string" calcext:value-type="string">
            <text:p><text:a xlink:href="../../../../../../../wiki/Revolution" xlink:type="simple">Revoluti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225" calcext:value-type="float">
            <text:p>225</text:p>
          </table:table-cell>
          <table:table-cell office:value-type="float" office:value="40" calcext:value-type="float">
            <text:p>4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Bel Airplane - Shibu Dept. Store</text:p>
            <text:p>Pegaso Atelier - Shibu Dept. Store</text:p>
          </table:table-cell>
          <table:table-cell office:value-type="string" calcext:value-type="string">
            <text:p>¥360000</text:p>
            <text:p>9x Durable Leather, 10x 10,000 Yen, 10x 5,000 Yen</text:p>
          </table:table-cell>
          <table:table-cell/>
          <table:table-cell office:value-type="string" calcext:value-type="string">
            <text:p>Bel Airplane - Shibu Dept. Store (FSG Lvl 7)</text:p>
          </table:table-cell>
          <table:table-cell office:value-type="string" calcext:value-type="string">
            <text:p>Distinctive for its buckle accent, this handbag is the follow-up to Pegaso's famous nylon bag, now in a bold new color.</text:p>
          </table:table-cell>
          <table:table-cell office:value-type="float" office:value="0" calcext:value-type="float">
            <text:p>0</text:p>
          </table:table-cell>
          <table:table-cell table:formula="of:=COM.MICROSOFT.CONCAT([.A127];&quot;: &quot;;&quot;{ &quot;&quot;id&quot;&quot;: &quot;;[.A127];&quot;, &quot;&quot;name&quot;&quot;: &quot;&quot;&quot;;[.C127];&quot;&quot;&quot;, &quot;&quot;brand&quot;&quot;: &quot;&quot;&quot;;[.D127];&quot;&quot;&quot;, &quot;&quot;ability&quot;&quot;: &quot;&quot;&quot;;[.J127];&quot;&quot;&quot;, },&quot;)" office:value-type="string" office:string-value="0x1AD: { &quot;id&quot;: 0x1AD, &quot;name&quot;: &quot;Revolution&quot;, &quot;brand&quot;: &quot;Pegaso&quot;, &quot;ability&quot;: &quot;EXP Boost III&quot;, }," calcext:value-type="string">
            <text:p>0x1AD: { "id": 0x1AD, "name": "Revolution", "brand": "Pegaso", "ability": "EXP Boost III", },</text:p>
          </table:table-cell>
        </table:table-row>
        <table:table-row table:style-name="ro20">
          <table:table-cell table:formula="of:=COM.MICROSOFT.CONCAT(&quot;0x&quot;; DEC2HEX(ROW() + 302))" office:value-type="string" office:string-value="0x1AE" calcext:value-type="string">
            <text:p>0x1AE</text:p>
          </table:table-cell>
          <table:table-cell office:value-type="float" office:value="127" calcext:value-type="float">
            <text:p>127</text:p>
          </table:table-cell>
          <table:table-cell office:value-type="string" calcext:value-type="string">
            <text:p><text:a xlink:href="../../../../../../../wiki/Sparkling_Flight" xlink:type="simple">Sparkling Flight</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14" calcext:value-type="float">
            <text:p>14</text:p>
          </table:table-cell>
          <table:table-cell office:value-type="float" office:value="7" calcext:value-type="float">
            <text:p>7</text:p>
          </table:table-cell>
          <table:table-cell office:value-type="float" office:value="95" calcext:value-type="float">
            <text:p>95</text:p>
          </table:table-cell>
          <table:table-cell office:value-type="float" office:value="53" calcext:value-type="float">
            <text:p>53</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office:value-type="string" calcext:value-type="string">
            <text:p>Bel Airplane - Shibu Dept. Store</text:p>
          </table:table-cell>
          <table:table-cell office:value-type="string" calcext:value-type="string">
            <text:p>¥420000</text:p>
          </table:table-cell>
          <table:table-cell/>
          <table:table-cell office:value-type="string" calcext:value-type="string">
            <text:p>Bel Airplane - Shibu Dept. Store (FSG Lvl 7)</text:p>
          </table:table-cell>
          <table:table-cell office:value-type="string" calcext:value-type="string">
            <text:p>Made to commemorate the brand's 100th-year anniversary, this limited-edition nylon bag proudly displays the Pegaso logo.</text:p>
          </table:table-cell>
          <table:table-cell office:value-type="float" office:value="0" calcext:value-type="float">
            <text:p>0</text:p>
          </table:table-cell>
          <table:table-cell table:formula="of:=COM.MICROSOFT.CONCAT([.A128];&quot;: &quot;;&quot;{ &quot;&quot;id&quot;&quot;: &quot;;[.A128];&quot;, &quot;&quot;name&quot;&quot;: &quot;&quot;&quot;;[.C128];&quot;&quot;&quot;, &quot;&quot;brand&quot;&quot;: &quot;&quot;&quot;;[.D128];&quot;&quot;&quot;, &quot;&quot;ability&quot;&quot;: &quot;&quot;&quot;;[.J128];&quot;&quot;&quot;, },&quot;)" office:value-type="string" office:string-value="0x1AE: { &quot;id&quot;: 0x1AE, &quot;name&quot;: &quot;Sparkling Flight&quot;, &quot;brand&quot;: &quot;Pegaso&quot;, &quot;ability&quot;: &quot;All-around Upgrade II&quot;, }," calcext:value-type="string">
            <text:p>0x1AE: { "id": 0x1AE, "name": "Sparkling Flight", "brand": "Pegaso", "ability": "All-around Upgrade II", },</text:p>
          </table:table-cell>
        </table:table-row>
        <table:table-row table:style-name="ro19">
          <table:table-cell table:formula="of:=COM.MICROSOFT.CONCAT(&quot;0x&quot;; DEC2HEX(ROW() + 302))" office:value-type="string" office:string-value="0x1AF" calcext:value-type="string">
            <text:p>0x1AF</text:p>
          </table:table-cell>
          <table:table-cell office:value-type="float" office:value="128" calcext:value-type="float">
            <text:p>128</text:p>
          </table:table-cell>
          <table:table-cell office:value-type="string" calcext:value-type="string">
            <text:p><text:a xlink:href="../../../../../../../wiki/Darling_Lock" xlink:type="simple">Darling Lock</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6" calcext:value-type="float">
            <text:p>6</text:p>
          </table:table-cell>
          <table:table-cell office:value-type="float" office:value="11" calcext:value-type="float">
            <text:p>11</text:p>
          </table:table-cell>
          <table:table-cell office:value-type="float" office:value="75" calcext:value-type="float">
            <text:p>75</text:p>
          </table:table-cell>
          <table:table-cell office:value-type="float" office:value="60" calcext:value-type="float">
            <text:p>6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Bel Airplane - Shibu Dept. Store</text:p>
          </table:table-cell>
          <table:table-cell office:value-type="string" calcext:value-type="string">
            <text:p>¥240000</text:p>
          </table:table-cell>
          <table:table-cell/>
          <table:table-cell office:value-type="string" calcext:value-type="string">
            <text:p>Bel Airplane - Shibu Dept. Store (FSG Lvl 2)</text:p>
          </table:table-cell>
          <table:table-cell office:value-type="string" calcext:value-type="string">
            <text:p>Distinctive for its padlock accent, this cute red bag went home with half the men who came in shopping before last Christmas.</text:p>
          </table:table-cell>
          <table:table-cell office:value-type="float" office:value="0" calcext:value-type="float">
            <text:p>0</text:p>
          </table:table-cell>
          <table:table-cell table:formula="of:=COM.MICROSOFT.CONCAT([.A129];&quot;: &quot;;&quot;{ &quot;&quot;id&quot;&quot;: &quot;;[.A129];&quot;, &quot;&quot;name&quot;&quot;: &quot;&quot;&quot;;[.C129];&quot;&quot;&quot;, &quot;&quot;brand&quot;&quot;: &quot;&quot;&quot;;[.D129];&quot;&quot;&quot;, &quot;&quot;ability&quot;&quot;: &quot;&quot;&quot;;[.J129];&quot;&quot;&quot;, },&quot;)" office:value-type="string" office:string-value="0x1AF: { &quot;id&quot;: 0x1AF, &quot;name&quot;: &quot;Darling Lock&quot;, &quot;brand&quot;: &quot;Pegaso&quot;, &quot;ability&quot;: &quot;Regeneration IV&quot;, }," calcext:value-type="string">
            <text:p>0x1AF: { "id": 0x1AF, "name": "Darling Lock", "brand": "Pegaso", "ability": "Regeneration IV", },</text:p>
          </table:table-cell>
        </table:table-row>
        <table:table-row table:style-name="ro20">
          <table:table-cell table:formula="of:=COM.MICROSOFT.CONCAT(&quot;0x&quot;; DEC2HEX(ROW() + 302))" office:value-type="string" office:string-value="0x1B0" calcext:value-type="string">
            <text:p>0x1B0</text:p>
          </table:table-cell>
          <table:table-cell office:value-type="float" office:value="129" calcext:value-type="float">
            <text:p>129</text:p>
          </table:table-cell>
          <table:table-cell office:value-type="string" calcext:value-type="string">
            <text:p><text:a xlink:href="../../../../../../../wiki/Pitter_Patter_Plaid" xlink:type="simple">Pitter Patter Plaid</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20" calcext:value-type="float">
            <text:p>120</text:p>
          </table:table-cell>
          <table:table-cell office:value-type="float" office:value="46" calcext:value-type="float">
            <text:p>46</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Sheep Heavenly - Molco</text:p>
          </table:table-cell>
          <table:table-cell office:value-type="string" calcext:value-type="string">
            <text:p>6x Rare Metal; 2x Colorful Thread; 1x Green With Envy</text:p>
          </table:table-cell>
          <table:table-cell/>
          <table:table-cell office:value-type="string" calcext:value-type="string">
            <text:p>Sheep Heavenly - Molco (FSG Lvl 3)</text:p>
          </table:table-cell>
          <table:table-cell office:value-type="string" calcext:value-type="string">
            <text:p>Brand designers Akihiro and Natsu wear this classic made from a super-British tartan to all of their interviews.</text:p>
          </table:table-cell>
          <table:table-cell office:value-type="float" office:value="0" calcext:value-type="float">
            <text:p>0</text:p>
          </table:table-cell>
          <table:table-cell table:formula="of:=COM.MICROSOFT.CONCAT([.A130];&quot;: &quot;;&quot;{ &quot;&quot;id&quot;&quot;: &quot;;[.A130];&quot;, &quot;&quot;name&quot;&quot;: &quot;&quot;&quot;;[.C130];&quot;&quot;&quot;, &quot;&quot;brand&quot;&quot;: &quot;&quot;&quot;;[.D130];&quot;&quot;&quot;, &quot;&quot;ability&quot;&quot;: &quot;&quot;&quot;;[.J130];&quot;&quot;&quot;, },&quot;)" office:value-type="string" office:string-value="0x1B0: { &quot;id&quot;: 0x1B0, &quot;name&quot;: &quot;Pitter Patter Plaid&quot;, &quot;brand&quot;: &quot;Sheep Heavenly&quot;, &quot;ability&quot;: &quot;Dual Resistance II&quot;, }," calcext:value-type="string">
            <text:p>0x1B0: { "id": 0x1B0, "name": "Pitter Patter Plaid", "brand": "Sheep Heavenly", "ability": "Dual Resistance II", },</text:p>
          </table:table-cell>
        </table:table-row>
        <table:table-row table:style-name="ro19">
          <table:table-cell table:formula="of:=COM.MICROSOFT.CONCAT(&quot;0x&quot;; DEC2HEX(ROW() + 302))" office:value-type="string" office:string-value="0x1B1" calcext:value-type="string">
            <text:p>0x1B1</text:p>
          </table:table-cell>
          <table:table-cell office:value-type="float" office:value="130" calcext:value-type="float">
            <text:p>130</text:p>
          </table:table-cell>
          <table:table-cell office:value-type="string" calcext:value-type="string">
            <text:p><text:a xlink:href="../../../../../../../wiki/Frilly_Camisole" xlink:type="simple">Frilly Camisol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4" calcext:value-type="float">
            <text:p>24</text:p>
          </table:table-cell>
          <table:table-cell office:value-type="float" office:value="100" calcext:value-type="float">
            <text:p>10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5400</text:p>
          </table:table-cell>
          <table:table-cell/>
          <table:table-cell office:value-type="string" calcext:value-type="string">
            <text:p>Sheep Heavenly - Molco (FSG Lvl 1)</text:p>
          </table:table-cell>
          <table:table-cell office:value-type="string" calcext:value-type="string">
            <text:p>A camisole in Sheep Heavenly's trademark colors. Bonus points for the length: you can easily wear this as a one-piece or a tunic top.</text:p>
          </table:table-cell>
          <table:table-cell office:value-type="float" office:value="0" calcext:value-type="float">
            <text:p>0</text:p>
          </table:table-cell>
          <table:table-cell table:formula="of:=COM.MICROSOFT.CONCAT([.A131];&quot;: &quot;;&quot;{ &quot;&quot;id&quot;&quot;: &quot;;[.A131];&quot;, &quot;&quot;name&quot;&quot;: &quot;&quot;&quot;;[.C131];&quot;&quot;&quot;, &quot;&quot;brand&quot;&quot;: &quot;&quot;&quot;;[.D131];&quot;&quot;&quot;, &quot;&quot;ability&quot;&quot;: &quot;&quot;&quot;;[.J131];&quot;&quot;&quot;, },&quot;)" office:value-type="string" office:string-value="0x1B1: { &quot;id&quot;: 0x1B1, &quot;name&quot;: &quot;Frilly Camisole&quot;, &quot;brand&quot;: &quot;Sheep Heavenly&quot;, &quot;ability&quot;: &quot;HP +15&quot;, }," calcext:value-type="string">
            <text:p>0x1B1: { "id": 0x1B1, "name": "Frilly Camisole", "brand": "Sheep Heavenly", "ability": "HP +15", },</text:p>
          </table:table-cell>
        </table:table-row>
        <table:table-row table:style-name="ro20">
          <table:table-cell table:formula="of:=COM.MICROSOFT.CONCAT(&quot;0x&quot;; DEC2HEX(ROW() + 302))" office:value-type="string" office:string-value="0x1B2" calcext:value-type="string">
            <text:p>0x1B2</text:p>
          </table:table-cell>
          <table:table-cell office:value-type="float" office:value="131" calcext:value-type="float">
            <text:p>131</text:p>
          </table:table-cell>
          <table:table-cell office:value-type="string" calcext:value-type="string">
            <text:p><text:a xlink:href="../../../../../../../wiki/Aqua_Puffy_Blouse" xlink:type="simple">Aqua Puffy Blous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9" calcext:value-type="float">
            <text:p>29</text:p>
          </table:table-cell>
          <table:table-cell office:value-type="float" office:value="58" calcext:value-type="float">
            <text:p>58</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Edoga the Shop - 104</text:p>
          </table:table-cell>
          <table:table-cell office:value-type="string" calcext:value-type="string">
            <text:p>¥6390</text:p>
          </table:table-cell>
          <table:table-cell/>
          <table:table-cell office:value-type="string" calcext:value-type="string">
            <text:p>Edoga the Shop - 104 (FSG Lvl 1)</text:p>
          </table:table-cell>
          <table:table-cell office:value-type="string" calcext:value-type="string">
            <text:p>This girly blouse features cute puff sleeves in a mellow blue that's not too sweet. Guaranteed a spot on your short list.</text:p>
          </table:table-cell>
          <table:table-cell office:value-type="float" office:value="0" calcext:value-type="float">
            <text:p>0</text:p>
          </table:table-cell>
          <table:table-cell table:formula="of:=COM.MICROSOFT.CONCAT([.A132];&quot;: &quot;;&quot;{ &quot;&quot;id&quot;&quot;: &quot;;[.A132];&quot;, &quot;&quot;name&quot;&quot;: &quot;&quot;&quot;;[.C132];&quot;&quot;&quot;, &quot;&quot;brand&quot;&quot;: &quot;&quot;&quot;;[.D132];&quot;&quot;&quot;, &quot;&quot;ability&quot;&quot;: &quot;&quot;&quot;;[.J132];&quot;&quot;&quot;, },&quot;)" office:value-type="string" office:string-value="0x1B2: { &quot;id&quot;: 0x1B2, &quot;name&quot;: &quot;Aqua Puffy Blouse&quot;, &quot;brand&quot;: &quot;Sheep Heavenly&quot;, &quot;ability&quot;: &quot;More Attack Breaks I&quot;, }," calcext:value-type="string">
            <text:p>0x1B2: { "id": 0x1B2, "name": "Aqua Puffy Blouse", "brand": "Sheep Heavenly", "ability": "More Attack Breaks I", },</text:p>
          </table:table-cell>
        </table:table-row>
        <table:table-row table:style-name="ro19">
          <table:table-cell table:formula="of:=COM.MICROSOFT.CONCAT(&quot;0x&quot;; DEC2HEX(ROW() + 302))" office:value-type="string" office:string-value="0x1B3" calcext:value-type="string">
            <text:p>0x1B3</text:p>
          </table:table-cell>
          <table:table-cell office:value-type="float" office:value="132" calcext:value-type="float">
            <text:p>132</text:p>
          </table:table-cell>
          <table:table-cell office:value-type="string" calcext:value-type="string">
            <text:p><text:a xlink:href="../../../../../../../wiki/Retro_Dot_One-piece" xlink:type="simple">Retro Dot One-piec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98" calcext:value-type="float">
            <text:p>98</text:p>
          </table:table-cell>
          <table:table-cell office:value-type="float" office:value="80" calcext:value-type="float">
            <text:p>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x Rare Metal; 1x Sleek Silk; 1x Mint Choco-chip</text:p>
          </table:table-cell>
          <table:table-cell/>
          <table:table-cell office:value-type="string" calcext:value-type="string">
            <text:p>Nishimura Drugs - Shibu-Q Heads (FSG Lvl 1)</text:p>
          </table:table-cell>
          <table:table-cell office:value-type="string" calcext:value-type="string">
            <text:p>The original retro geometric pattern graces this one- piece that's come back this season in a big way. Get ahead of the curve!</text:p>
          </table:table-cell>
          <table:table-cell office:value-type="float" office:value="0" calcext:value-type="float">
            <text:p>0</text:p>
          </table:table-cell>
          <table:table-cell table:formula="of:=COM.MICROSOFT.CONCAT([.A133];&quot;: &quot;;&quot;{ &quot;&quot;id&quot;&quot;: &quot;;[.A133];&quot;, &quot;&quot;name&quot;&quot;: &quot;&quot;&quot;;[.C133];&quot;&quot;&quot;, &quot;&quot;brand&quot;&quot;: &quot;&quot;&quot;;[.D133];&quot;&quot;&quot;, &quot;&quot;ability&quot;&quot;: &quot;&quot;&quot;;[.J133];&quot;&quot;&quot;, },&quot;)" office:value-type="string" office:string-value="0x1B3: { &quot;id&quot;: 0x1B3, &quot;name&quot;: &quot;Retro Dot One-piece&quot;, &quot;brand&quot;: &quot;Sheep Heavenly&quot;, &quot;ability&quot;: &quot;HP +35&quot;, }," calcext:value-type="string">
            <text:p>0x1B3: { "id": 0x1B3, "name": "Retro Dot One-piece", "brand": "Sheep Heavenly", "ability": "HP +35", },</text:p>
          </table:table-cell>
        </table:table-row>
        <table:table-row table:style-name="ro20">
          <table:table-cell table:formula="of:=COM.MICROSOFT.CONCAT(&quot;0x&quot;; DEC2HEX(ROW() + 302))" office:value-type="string" office:string-value="0x1B4" calcext:value-type="string">
            <text:p>0x1B4</text:p>
          </table:table-cell>
          <table:table-cell office:value-type="float" office:value="133" calcext:value-type="float">
            <text:p>133</text:p>
          </table:table-cell>
          <table:table-cell office:value-type="string" calcext:value-type="string">
            <text:p><text:a xlink:href="../../../../../../../wiki/Easy_Breezy_Dress" xlink:type="simple">Easy Breezy Dress</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62" calcext:value-type="float">
            <text:p>62</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Sheep Heavenly - Molco</text:p>
          </table:table-cell>
          <table:table-cell office:value-type="string" calcext:value-type="string">
            <text:p>¥8790</text:p>
          </table:table-cell>
          <table:table-cell/>
          <table:table-cell office:value-type="string" calcext:value-type="string">
            <text:p>Sheep Heavenly - Molco (FSG Lvl 7)</text:p>
          </table:table-cell>
          <table:table-cell office:value-type="string" calcext:value-type="string">
            <text:p>A retro tunic easily worn by itself or under layers. The cute, airy draping secure this one's spot as Sheep Heavenly's top dog.</text:p>
          </table:table-cell>
          <table:table-cell office:value-type="float" office:value="0" calcext:value-type="float">
            <text:p>0</text:p>
          </table:table-cell>
          <table:table-cell table:formula="of:=COM.MICROSOFT.CONCAT([.A134];&quot;: &quot;;&quot;{ &quot;&quot;id&quot;&quot;: &quot;;[.A134];&quot;, &quot;&quot;name&quot;&quot;: &quot;&quot;&quot;;[.C134];&quot;&quot;&quot;, &quot;&quot;brand&quot;&quot;: &quot;&quot;&quot;;[.D134];&quot;&quot;&quot;, &quot;&quot;ability&quot;&quot;: &quot;&quot;&quot;;[.J134];&quot;&quot;&quot;, },&quot;)" office:value-type="string" office:string-value="0x1B4: { &quot;id&quot;: 0x1B4, &quot;name&quot;: &quot;Easy Breezy Dress&quot;, &quot;brand&quot;: &quot;Sheep Heavenly&quot;, &quot;ability&quot;: &quot;More HP Drains II&quot;, }," calcext:value-type="string">
            <text:p>0x1B4: { "id": 0x1B4, "name": "Easy Breezy Dress", "brand": "Sheep Heavenly", "ability": "More HP Drains II", },</text:p>
          </table:table-cell>
        </table:table-row>
        <table:table-row table:style-name="ro15">
          <table:table-cell table:formula="of:=COM.MICROSOFT.CONCAT(&quot;0x&quot;; DEC2HEX(ROW() + 302))" office:value-type="string" office:string-value="0x1B5" calcext:value-type="string">
            <text:p>0x1B5</text:p>
          </table:table-cell>
          <table:table-cell office:value-type="float" office:value="134" calcext:value-type="float">
            <text:p>134</text:p>
          </table:table-cell>
          <table:table-cell office:value-type="string" calcext:value-type="string">
            <text:p><text:a xlink:href="../../../../../../../wiki/Green_With_Envy" xlink:type="simple">Green With Envy</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53" calcext:value-type="float">
            <text:p>53</text:p>
          </table:table-cell>
          <table:table-cell office:value-type="float" office:value="43" calcext:value-type="float">
            <text:p>43</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Sheep Heavenly - Molco</text:p>
          </table:table-cell>
          <table:table-cell office:value-type="string" calcext:value-type="string">
            <text:p>¥10995</text:p>
          </table:table-cell>
          <table:table-cell/>
          <table:table-cell office:value-type="string" calcext:value-type="string">
            <text:p>Sheep Heavenly - Molco (FSG Lvl 6)</text:p>
          </table:table-cell>
          <table:table-cell office:value-type="string" calcext:value-type="string">
            <text:p>Brit-cute in its green plaid print, this jacket's color commands attention. Perfect for the bold individual!</text:p>
          </table:table-cell>
          <table:table-cell office:value-type="float" office:value="0" calcext:value-type="float">
            <text:p>0</text:p>
          </table:table-cell>
          <table:table-cell table:formula="of:=COM.MICROSOFT.CONCAT([.A135];&quot;: &quot;;&quot;{ &quot;&quot;id&quot;&quot;: &quot;;[.A135];&quot;, &quot;&quot;name&quot;&quot;: &quot;&quot;&quot;;[.C135];&quot;&quot;&quot;, &quot;&quot;brand&quot;&quot;: &quot;&quot;&quot;;[.D135];&quot;&quot;&quot;, &quot;&quot;ability&quot;&quot;: &quot;&quot;&quot;;[.J135];&quot;&quot;&quot;, },&quot;)" office:value-type="string" office:string-value="0x1B5: { &quot;id&quot;: 0x1B5, &quot;name&quot;: &quot;Green With Envy&quot;, &quot;brand&quot;: &quot;Sheep Heavenly&quot;, &quot;ability&quot;: &quot;Regeneration II&quot;, }," calcext:value-type="string">
            <text:p>0x1B5: { "id": 0x1B5, "name": "Green With Envy", "brand": "Sheep Heavenly", "ability": "Regeneration II", },</text:p>
          </table:table-cell>
        </table:table-row>
        <table:table-row table:style-name="ro9">
          <table:table-cell table:formula="of:=COM.MICROSOFT.CONCAT(&quot;0x&quot;; DEC2HEX(ROW() + 302))" office:value-type="string" office:string-value="0x1B6" calcext:value-type="string">
            <text:p>0x1B6</text:p>
          </table:table-cell>
          <table:table-cell office:value-type="float" office:value="135" calcext:value-type="float">
            <text:p>135</text:p>
          </table:table-cell>
          <table:table-cell office:value-type="string" calcext:value-type="string">
            <text:p><text:a xlink:href="../../../../../../../wiki/Lemon_Sherbert" xlink:type="simple">Lemon Sherber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prightly yellow tee shirt, first in the line of regulars put out by the brand every summer.</text:p>
          </table:table-cell>
          <table:table-cell office:value-type="float" office:value="0" calcext:value-type="float">
            <text:p>0</text:p>
          </table:table-cell>
          <table:table-cell table:formula="of:=COM.MICROSOFT.CONCAT([.A136];&quot;: &quot;;&quot;{ &quot;&quot;id&quot;&quot;: &quot;;[.A136];&quot;, &quot;&quot;name&quot;&quot;: &quot;&quot;&quot;;[.C136];&quot;&quot;&quot;, &quot;&quot;brand&quot;&quot;: &quot;&quot;&quot;;[.D136];&quot;&quot;&quot;, &quot;&quot;ability&quot;&quot;: &quot;&quot;&quot;;[.J136];&quot;&quot;&quot;, },&quot;)" office:value-type="string" office:string-value="0x1B6: { &quot;id&quot;: 0x1B6, &quot;name&quot;: &quot;Lemon Sherbert&quot;, &quot;brand&quot;: &quot;Sheep Heavenly&quot;, &quot;ability&quot;: &quot;HP +5&quot;, }," calcext:value-type="string">
            <text:p>0x1B6: { "id": 0x1B6, "name": "Lemon Sherbert", "brand": "Sheep Heavenly", "ability": "HP +5", },</text:p>
          </table:table-cell>
        </table:table-row>
        <table:table-row table:style-name="ro10">
          <table:table-cell table:formula="of:=COM.MICROSOFT.CONCAT(&quot;0x&quot;; DEC2HEX(ROW() + 302))" office:value-type="string" office:string-value="0x1B7" calcext:value-type="string">
            <text:p>0x1B7</text:p>
          </table:table-cell>
          <table:table-cell office:value-type="float" office:value="136" calcext:value-type="float">
            <text:p>136</text:p>
          </table:table-cell>
          <table:table-cell office:value-type="string" calcext:value-type="string">
            <text:p><text:a xlink:href="../../../../../../../wiki/Mint_Ice_Cream" xlink:type="simple">Mint Ice Cream</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Edoga the Shop - 104 (FSG Lvl 1)</text:p>
          </table:table-cell>
          <table:table-cell office:value-type="string" calcext:value-type="string">
            <text:p>A yummy mint-colored tee shirt, second in the line of summer regulars. Brand designer Akihiro's illustration is adorable.</text:p>
          </table:table-cell>
          <table:table-cell office:value-type="float" office:value="0" calcext:value-type="float">
            <text:p>0</text:p>
          </table:table-cell>
          <table:table-cell table:formula="of:=COM.MICROSOFT.CONCAT([.A137];&quot;: &quot;;&quot;{ &quot;&quot;id&quot;&quot;: &quot;;[.A137];&quot;, &quot;&quot;name&quot;&quot;: &quot;&quot;&quot;;[.C137];&quot;&quot;&quot;, &quot;&quot;brand&quot;&quot;: &quot;&quot;&quot;;[.D137];&quot;&quot;&quot;, &quot;&quot;ability&quot;&quot;: &quot;&quot;&quot;;[.J137];&quot;&quot;&quot;, },&quot;)" office:value-type="string" office:string-value="0x1B7: { &quot;id&quot;: 0x1B7, &quot;name&quot;: &quot;Mint Ice Cream&quot;, &quot;brand&quot;: &quot;Sheep Heavenly&quot;, &quot;ability&quot;: &quot;Neku: DEF +1&quot;, }," calcext:value-type="string">
            <text:p>0x1B7: { "id": 0x1B7, "name": "Mint Ice Cream", "brand": "Sheep Heavenly", "ability": "Neku: DEF +1", },</text:p>
          </table:table-cell>
        </table:table-row>
        <table:table-row table:style-name="ro20">
          <table:table-cell table:formula="of:=COM.MICROSOFT.CONCAT(&quot;0x&quot;; DEC2HEX(ROW() + 302))" office:value-type="string" office:string-value="0x1B8" calcext:value-type="string">
            <text:p>0x1B8</text:p>
          </table:table-cell>
          <table:table-cell office:value-type="float" office:value="137" calcext:value-type="float">
            <text:p>137</text:p>
          </table:table-cell>
          <table:table-cell office:value-type="string" calcext:value-type="string">
            <text:p><text:a xlink:href="../../../../../../../wiki/Spangle_Sorbet" xlink:type="simple">Spangle Sorbe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tar-spangled pink tee shirt, third in the summer lineup. Eye-catching rhinestones make the stars twinkle enticingly.</text:p>
          </table:table-cell>
          <table:table-cell office:value-type="float" office:value="0" calcext:value-type="float">
            <text:p>0</text:p>
          </table:table-cell>
          <table:table-cell table:formula="of:=COM.MICROSOFT.CONCAT([.A138];&quot;: &quot;;&quot;{ &quot;&quot;id&quot;&quot;: &quot;;[.A138];&quot;, &quot;&quot;name&quot;&quot;: &quot;&quot;&quot;;[.C138];&quot;&quot;&quot;, &quot;&quot;brand&quot;&quot;: &quot;&quot;&quot;;[.D138];&quot;&quot;&quot;, &quot;&quot;ability&quot;&quot;: &quot;&quot;&quot;;[.J138];&quot;&quot;&quot;, },&quot;)" office:value-type="string" office:string-value="0x1B8: { &quot;id&quot;: 0x1B8, &quot;name&quot;: &quot;Spangle Sorbet&quot;, &quot;brand&quot;: &quot;Sheep Heavenly&quot;, &quot;ability&quot;: &quot;Shiki: DEF +1&quot;, }," calcext:value-type="string">
            <text:p>0x1B8: { "id": 0x1B8, "name": "Spangle Sorbet", "brand": "Sheep Heavenly", "ability": "Shiki: DEF +1", },</text:p>
          </table:table-cell>
        </table:table-row>
        <table:table-row table:style-name="ro20">
          <table:table-cell table:formula="of:=COM.MICROSOFT.CONCAT(&quot;0x&quot;; DEC2HEX(ROW() + 302))" office:value-type="string" office:string-value="0x1B9" calcext:value-type="string">
            <text:p>0x1B9</text:p>
          </table:table-cell>
          <table:table-cell office:value-type="float" office:value="138" calcext:value-type="float">
            <text:p>138</text:p>
          </table:table-cell>
          <table:table-cell office:value-type="string" calcext:value-type="string">
            <text:p><text:a xlink:href="../../../../../../../wiki/Iris_Gelato" xlink:type="simple">Iris Gelato</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imple blue tee shirt, fourth in the summer series. A string of rhinestones adds a touch of bling around the neckline.</text:p>
          </table:table-cell>
          <table:table-cell office:value-type="float" office:value="0" calcext:value-type="float">
            <text:p>0</text:p>
          </table:table-cell>
          <table:table-cell table:formula="of:=COM.MICROSOFT.CONCAT([.A139];&quot;: &quot;;&quot;{ &quot;&quot;id&quot;&quot;: &quot;;[.A139];&quot;, &quot;&quot;name&quot;&quot;: &quot;&quot;&quot;;[.C139];&quot;&quot;&quot;, &quot;&quot;brand&quot;&quot;: &quot;&quot;&quot;;[.D139];&quot;&quot;&quot;, &quot;&quot;ability&quot;&quot;: &quot;&quot;&quot;;[.J139];&quot;&quot;&quot;, },&quot;)" office:value-type="string" office:string-value="0x1B9: { &quot;id&quot;: 0x1B9, &quot;name&quot;: &quot;Iris Gelato&quot;, &quot;brand&quot;: &quot;Sheep Heavenly&quot;, &quot;ability&quot;: &quot;DEF +1&quot;, }," calcext:value-type="string">
            <text:p>0x1B9: { "id": 0x1B9, "name": "Iris Gelato", "brand": "Sheep Heavenly", "ability": "DEF +1", },</text:p>
          </table:table-cell>
        </table:table-row>
        <table:table-row table:style-name="ro20">
          <table:table-cell table:formula="of:=COM.MICROSOFT.CONCAT(&quot;0x&quot;; DEC2HEX(ROW() + 302))" office:value-type="string" office:string-value="0x1BA" calcext:value-type="string">
            <text:p>0x1BA</text:p>
          </table:table-cell>
          <table:table-cell office:value-type="float" office:value="139" calcext:value-type="float">
            <text:p>139</text:p>
          </table:table-cell>
          <table:table-cell office:value-type="string" calcext:value-type="string">
            <text:p><text:a xlink:href="../../../../../../../wiki/Strawberry_Chocolate" xlink:type="simple">Strawberry Chocolat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le Grand - Cadoi City</text:p>
          </table:table-cell>
          <table:table-cell office:value-type="string" calcext:value-type="string">
            <text:p>¥3195</text:p>
          </table:table-cell>
          <table:table-cell/>
          <table:table-cell office:value-type="string" calcext:value-type="string">
            <text:p>le Grand - Cadoi City (FSG Lvl 1)</text:p>
          </table:table-cell>
          <table:table-cell office:value-type="string" calcext:value-type="string">
            <text:p>A pink and cocoa striped tee, fifth in Sheep Heavenly's line. This is all you need to separate yourself from the pack.</text:p>
          </table:table-cell>
          <table:table-cell office:value-type="float" office:value="0" calcext:value-type="float">
            <text:p>0</text:p>
          </table:table-cell>
          <table:table-cell table:formula="of:=COM.MICROSOFT.CONCAT([.A140];&quot;: &quot;;&quot;{ &quot;&quot;id&quot;&quot;: &quot;;[.A140];&quot;, &quot;&quot;name&quot;&quot;: &quot;&quot;&quot;;[.C140];&quot;&quot;&quot;, &quot;&quot;brand&quot;&quot;: &quot;&quot;&quot;;[.D140];&quot;&quot;&quot;, &quot;&quot;ability&quot;&quot;: &quot;&quot;&quot;;[.J140];&quot;&quot;&quot;, },&quot;)" office:value-type="string" office:string-value="0x1BA: { &quot;id&quot;: 0x1BA, &quot;name&quot;: &quot;Strawberry Chocolate&quot;, &quot;brand&quot;: &quot;Sheep Heavenly&quot;, &quot;ability&quot;: &quot;Shiki: DEF +1&quot;, }," calcext:value-type="string">
            <text:p>0x1BA: { "id": 0x1BA, "name": "Strawberry Chocolate", "brand": "Sheep Heavenly", "ability": "Shiki: DEF +1", },</text:p>
          </table:table-cell>
        </table:table-row>
        <table:table-row table:style-name="ro20">
          <table:table-cell table:formula="of:=COM.MICROSOFT.CONCAT(&quot;0x&quot;; DEC2HEX(ROW() + 302))" office:value-type="string" office:string-value="0x1BB" calcext:value-type="string">
            <text:p>0x1BB</text:p>
          </table:table-cell>
          <table:table-cell office:value-type="float" office:value="140" calcext:value-type="float">
            <text:p>140</text:p>
          </table:table-cell>
          <table:table-cell office:value-type="string" calcext:value-type="string">
            <text:p><text:a xlink:href="../../../../../../../wiki/Mint_Choco-chip" xlink:type="simple">Mint Choco-chip</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3" calcext:value-type="float">
            <text:p>23</text:p>
          </table:table-cell>
          <table:table-cell office:value-type="float" office:value="20" calcext:value-type="float">
            <text:p>20</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Sheep Heavenly - Molco</text:p>
          </table:table-cell>
          <table:table-cell office:value-type="string" calcext:value-type="string">
            <text:p>¥4800</text:p>
          </table:table-cell>
          <table:table-cell/>
          <table:table-cell office:value-type="string" calcext:value-type="string">
            <text:p>Sheep Heavenly - Molco (FSG Lvl 2)</text:p>
          </table:table-cell>
          <table:table-cell office:value-type="string" calcext:value-type="string">
            <text:p>A minty, chocolaty striped tee that's cool but oh-so- sweet. Sixth in the Sheep Heavenly T-shirt collection.</text:p>
          </table:table-cell>
          <table:table-cell office:value-type="float" office:value="0" calcext:value-type="float">
            <text:p>0</text:p>
          </table:table-cell>
          <table:table-cell table:formula="of:=COM.MICROSOFT.CONCAT([.A141];&quot;: &quot;;&quot;{ &quot;&quot;id&quot;&quot;: &quot;;[.A141];&quot;, &quot;&quot;name&quot;&quot;: &quot;&quot;&quot;;[.C141];&quot;&quot;&quot;, &quot;&quot;brand&quot;&quot;: &quot;&quot;&quot;;[.D141];&quot;&quot;&quot;, &quot;&quot;ability&quot;&quot;: &quot;&quot;&quot;;[.J141];&quot;&quot;&quot;, },&quot;)" office:value-type="string" office:string-value="0x1BB: { &quot;id&quot;: 0x1BB, &quot;name&quot;: &quot;Mint Choco-chip&quot;, &quot;brand&quot;: &quot;Sheep Heavenly&quot;, &quot;ability&quot;: &quot;Regeneration I&quot;, }," calcext:value-type="string">
            <text:p>0x1BB: { "id": 0x1BB, "name": "Mint Choco-chip", "brand": "Sheep Heavenly", "ability": "Regeneration I", },</text:p>
          </table:table-cell>
        </table:table-row>
        <table:table-row table:style-name="ro20">
          <table:table-cell table:formula="of:=COM.MICROSOFT.CONCAT(&quot;0x&quot;; DEC2HEX(ROW() + 302))" office:value-type="string" office:string-value="0x1BC" calcext:value-type="string">
            <text:p>0x1BC</text:p>
          </table:table-cell>
          <table:table-cell office:value-type="float" office:value="141" calcext:value-type="float">
            <text:p>141</text:p>
          </table:table-cell>
          <table:table-cell office:value-type="string" calcext:value-type="string">
            <text:p><text:a xlink:href="../../../../../../../wiki/Angel_Frill_Skirt" xlink:type="simple">Angel Frill Skirt</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8" calcext:value-type="float">
            <text:p>38</text:p>
          </table:table-cell>
          <table:table-cell office:value-type="float" office:value="84" calcext:value-type="float">
            <text:p>84</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Sheep Heavenly - Molco</text:p>
          </table:table-cell>
          <table:table-cell office:value-type="string" calcext:value-type="string">
            <text:p>¥9195</text:p>
          </table:table-cell>
          <table:table-cell/>
          <table:table-cell office:value-type="string" calcext:value-type="string">
            <text:p>Sheep Heavenly - Molco (FSG Lvl 7)</text:p>
          </table:table-cell>
          <table:table-cell office:value-type="string" calcext:value-type="string">
            <text:p>This flowy skirt is light as a feather! You'll feel like an angel the minute you don this adorable pastel pink number.</text:p>
          </table:table-cell>
          <table:table-cell office:value-type="float" office:value="0" calcext:value-type="float">
            <text:p>0</text:p>
          </table:table-cell>
          <table:table-cell table:formula="of:=COM.MICROSOFT.CONCAT([.A142];&quot;: &quot;;&quot;{ &quot;&quot;id&quot;&quot;: &quot;;[.A142];&quot;, &quot;&quot;name&quot;&quot;: &quot;&quot;&quot;;[.C142];&quot;&quot;&quot;, &quot;&quot;brand&quot;&quot;: &quot;&quot;&quot;;[.D142];&quot;&quot;&quot;, &quot;&quot;ability&quot;&quot;: &quot;&quot;&quot;;[.J142];&quot;&quot;&quot;, },&quot;)" office:value-type="string" office:string-value="0x1BC: { &quot;id&quot;: 0x1BC, &quot;name&quot;: &quot;Angel Frill Skirt&quot;, &quot;brand&quot;: &quot;Sheep Heavenly&quot;, &quot;ability&quot;: &quot;SOS DEF Boost I&quot;, }," calcext:value-type="string">
            <text:p>0x1BC: { "id": 0x1BC, "name": "Angel Frill Skirt", "brand": "Sheep Heavenly", "ability": "SOS DEF Boost I", },</text:p>
          </table:table-cell>
        </table:table-row>
        <table:table-row table:style-name="ro20">
          <table:table-cell table:formula="of:=COM.MICROSOFT.CONCAT(&quot;0x&quot;; DEC2HEX(ROW() + 302))" office:value-type="string" office:string-value="0x1BD" calcext:value-type="string">
            <text:p>0x1BD</text:p>
          </table:table-cell>
          <table:table-cell office:value-type="float" office:value="142" calcext:value-type="float">
            <text:p>142</text:p>
          </table:table-cell>
          <table:table-cell office:value-type="string" calcext:value-type="string">
            <text:p><text:a xlink:href="../../../../../../../wiki/Citrus_Shorts" xlink:type="simple">Citrus Short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1" calcext:value-type="float">
            <text:p>1</text:p>
          </table:table-cell>
          <table:table-cell office:value-type="float" office:value="23" calcext:value-type="float">
            <text:p>23</text:p>
          </table:table-cell>
          <table:table-cell office:value-type="float" office:value="117" calcext:value-type="float">
            <text:p>11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Simple short pants, made loud and proud by the bombastic color of yuzu. Go all out and match it with other vibrant hues.</text:p>
          </table:table-cell>
          <table:table-cell office:value-type="float" office:value="0" calcext:value-type="float">
            <text:p>0</text:p>
          </table:table-cell>
          <table:table-cell table:formula="of:=COM.MICROSOFT.CONCAT([.A143];&quot;: &quot;;&quot;{ &quot;&quot;id&quot;&quot;: &quot;;[.A143];&quot;, &quot;&quot;name&quot;&quot;: &quot;&quot;&quot;;[.C143];&quot;&quot;&quot;, &quot;&quot;brand&quot;&quot;: &quot;&quot;&quot;;[.D143];&quot;&quot;&quot;, &quot;&quot;ability&quot;&quot;: &quot;&quot;&quot;;[.J143];&quot;&quot;&quot;, },&quot;)" office:value-type="string" office:string-value="0x1BD: { &quot;id&quot;: 0x1BD, &quot;name&quot;: &quot;Citrus Shorts&quot;, &quot;brand&quot;: &quot;Sheep Heavenly&quot;, &quot;ability&quot;: &quot;Faster Puck II&quot;, }," calcext:value-type="string">
            <text:p>0x1BD: { "id": 0x1BD, "name": "Citrus Shorts", "brand": "Sheep Heavenly", "ability": "Faster Puck II", },</text:p>
          </table:table-cell>
        </table:table-row>
        <table:table-row table:style-name="ro20">
          <table:table-cell table:formula="of:=COM.MICROSOFT.CONCAT(&quot;0x&quot;; DEC2HEX(ROW() + 302))" office:value-type="string" office:string-value="0x1BE" calcext:value-type="string">
            <text:p>0x1BE</text:p>
          </table:table-cell>
          <table:table-cell office:value-type="float" office:value="143" calcext:value-type="float">
            <text:p>143</text:p>
          </table:table-cell>
          <table:table-cell office:value-type="string" calcext:value-type="string">
            <text:p><text:a xlink:href="../../../../../../../wiki/Sparkling_Capris" xlink:type="simple">Sparkling Capri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Edoga the Shop - 104</text:p>
          </table:table-cell>
          <table:table-cell office:value-type="string" calcext:value-type="string">
            <text:p>¥4890</text:p>
          </table:table-cell>
          <table:table-cell/>
          <table:table-cell office:value-type="string" calcext:value-type="string">
            <text:p>Edoga the Shop - 104 (FSG Lvl 1)</text:p>
          </table:table-cell>
          <table:table-cell office:value-type="string" calcext:value-type="string">
            <text:p>Simple capris in white, with a hint of sparkle to them. They work with any style, and are a cinch to coordinate with!</text:p>
          </table:table-cell>
          <table:table-cell office:value-type="float" office:value="0" calcext:value-type="float">
            <text:p>0</text:p>
          </table:table-cell>
          <table:table-cell table:formula="of:=COM.MICROSOFT.CONCAT([.A144];&quot;: &quot;;&quot;{ &quot;&quot;id&quot;&quot;: &quot;;[.A144];&quot;, &quot;&quot;name&quot;&quot;: &quot;&quot;&quot;;[.C144];&quot;&quot;&quot;, &quot;&quot;brand&quot;&quot;: &quot;&quot;&quot;;[.D144];&quot;&quot;&quot;, &quot;&quot;ability&quot;&quot;: &quot;&quot;&quot;;[.J144];&quot;&quot;&quot;, },&quot;)" office:value-type="string" office:string-value="0x1BE: { &quot;id&quot;: 0x1BE, &quot;name&quot;: &quot;Sparkling Capris&quot;, &quot;brand&quot;: &quot;Sheep Heavenly&quot;, &quot;ability&quot;: &quot;Shiki: Fusion ★ +1&quot;, }," calcext:value-type="string">
            <text:p>0x1BE: { "id": 0x1BE, "name": "Sparkling Capris", "brand": "Sheep Heavenly", "ability": "Shiki: Fusion ★ +1", },</text:p>
          </table:table-cell>
        </table:table-row>
        <table:table-row table:style-name="ro20">
          <table:table-cell table:formula="of:=COM.MICROSOFT.CONCAT(&quot;0x&quot;; DEC2HEX(ROW() + 302))" office:value-type="string" office:string-value="0x1BF" calcext:value-type="string">
            <text:p>0x1BF</text:p>
          </table:table-cell>
          <table:table-cell office:value-type="float" office:value="144" calcext:value-type="float">
            <text:p>144</text:p>
          </table:table-cell>
          <table:table-cell office:value-type="string" calcext:value-type="string">
            <text:p><text:a xlink:href="../../../../../../../wiki/Ribbon_Cargos" xlink:type="simple">Ribbon Cargo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Sheep Heavenly - Molco</text:p>
          </table:table-cell>
          <table:table-cell office:value-type="string" calcext:value-type="string">
            <text:p>¥5490</text:p>
          </table:table-cell>
          <table:table-cell/>
          <table:table-cell office:value-type="string" calcext:value-type="string">
            <text:p>Sheep Heavenly - Molco (FSG Lvl 6)</text:p>
          </table:table-cell>
          <table:table-cell office:value-type="string" calcext:value-type="string">
            <text:p>Cargo capris done right. Brand designers Akihiro and Natsu busted out the ribbons, and the results are too cute.</text:p>
          </table:table-cell>
          <table:table-cell office:value-type="float" office:value="0" calcext:value-type="float">
            <text:p>0</text:p>
          </table:table-cell>
          <table:table-cell table:formula="of:=COM.MICROSOFT.CONCAT([.A145];&quot;: &quot;;&quot;{ &quot;&quot;id&quot;&quot;: &quot;;[.A145];&quot;, &quot;&quot;name&quot;&quot;: &quot;&quot;&quot;;[.C145];&quot;&quot;&quot;, &quot;&quot;brand&quot;&quot;: &quot;&quot;&quot;;[.D145];&quot;&quot;&quot;, &quot;&quot;ability&quot;&quot;: &quot;&quot;&quot;;[.J145];&quot;&quot;&quot;, },&quot;)" office:value-type="string" office:string-value="0x1BF: { &quot;id&quot;: 0x1BF, &quot;name&quot;: &quot;Ribbon Cargos&quot;, &quot;brand&quot;: &quot;Sheep Heavenly&quot;, &quot;ability&quot;: &quot;Combo Panel -1&quot;, }," calcext:value-type="string">
            <text:p>0x1BF: { "id": 0x1BF, "name": "Ribbon Cargos", "brand": "Sheep Heavenly", "ability": "Combo Panel -1", },</text:p>
          </table:table-cell>
        </table:table-row>
        <table:table-row table:style-name="ro15">
          <table:table-cell table:formula="of:=COM.MICROSOFT.CONCAT(&quot;0x&quot;; DEC2HEX(ROW() + 302))" office:value-type="string" office:string-value="0x1C0" calcext:value-type="string">
            <text:p>0x1C0</text:p>
          </table:table-cell>
          <table:table-cell office:value-type="float" office:value="145" calcext:value-type="float">
            <text:p>145</text:p>
          </table:table-cell>
          <table:table-cell office:value-type="string" calcext:value-type="string">
            <text:p><text:a xlink:href="../../../../../../../wiki/Flaming_Knee-highs" xlink:type="simple">Flaming Knee-high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table:number-columns-repeated="2" office:value-type="float" office:value="2" calcext:value-type="float">
            <text:p>2</text:p>
          </table:table-cell>
          <table:table-cell office:value-type="float" office:value="122" calcext:value-type="float">
            <text:p>122</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mall amount of HP throughout battles.</text:p>
          </table:table-cell>
          <table:table-cell office:value-type="string" calcext:value-type="string">
            <text:p>Sheep Heavenly - Molco</text:p>
          </table:table-cell>
          <table:table-cell office:value-type="string" calcext:value-type="string">
            <text:p>¥3090</text:p>
          </table:table-cell>
          <table:table-cell/>
          <table:table-cell office:value-type="string" calcext:value-type="string">
            <text:p>Sheep Heavenly - Molco (FSG Lvl 3)</text:p>
          </table:table-cell>
          <table:table-cell office:value-type="string" calcext:value-type="string">
            <text:p>Flaming red knee-high socks, ready to liven up any outfit. Perfect for adding punch to a miniskirt or capris.</text:p>
          </table:table-cell>
          <table:table-cell office:value-type="float" office:value="0" calcext:value-type="float">
            <text:p>0</text:p>
          </table:table-cell>
          <table:table-cell table:formula="of:=COM.MICROSOFT.CONCAT([.A146];&quot;: &quot;;&quot;{ &quot;&quot;id&quot;&quot;: &quot;;[.A146];&quot;, &quot;&quot;name&quot;&quot;: &quot;&quot;&quot;;[.C146];&quot;&quot;&quot;, &quot;&quot;brand&quot;&quot;: &quot;&quot;&quot;;[.D146];&quot;&quot;&quot;, &quot;&quot;ability&quot;&quot;: &quot;&quot;&quot;;[.J146];&quot;&quot;&quot;, },&quot;)" office:value-type="string" office:string-value="0x1C0: { &quot;id&quot;: 0x1C0, &quot;name&quot;: &quot;Flaming Knee-highs&quot;, &quot;brand&quot;: &quot;Sheep Heavenly&quot;, &quot;ability&quot;: &quot;Regeneration I&quot;, }," calcext:value-type="string">
            <text:p>0x1C0: { "id": 0x1C0, "name": "Flaming Knee-highs", "brand": "Sheep Heavenly", "ability": "Regeneration I", },</text:p>
          </table:table-cell>
        </table:table-row>
        <table:table-row table:style-name="ro15">
          <table:table-cell table:formula="of:=COM.MICROSOFT.CONCAT(&quot;0x&quot;; DEC2HEX(ROW() + 302))" office:value-type="string" office:string-value="0x1C1" calcext:value-type="string">
            <text:p>0x1C1</text:p>
          </table:table-cell>
          <table:table-cell office:value-type="float" office:value="146" calcext:value-type="float">
            <text:p>146</text:p>
          </table:table-cell>
          <table:table-cell office:value-type="string" calcext:value-type="string">
            <text:p><text:a xlink:href="../../../../../../../wiki/Cloud_Nine_Scarf" xlink:type="simple">Cloud Nine Scarf</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0" calcext:value-type="float">
            <text:p>40</text:p>
          </table:table-cell>
          <table:table-cell office:value-type="string" calcext:value-type="string">
            <text:p>Shiki: Ground Combo B</text:p>
          </table:table-cell>
          <table:table-cell office:value-type="string" calcext:value-type="string">
            <text:p>Shiki</text:p>
          </table:table-cell>
          <table:table-cell office:value-type="string" calcext:value-type="string">
            <text:p>When Shiki wears this, her combo map changes to the shape of a lance.</text:p>
          </table:table-cell>
          <table:table-cell office:value-type="string" calcext:value-type="string">
            <text:p>le Grand - Cadoi City</text:p>
          </table:table-cell>
          <table:table-cell office:value-type="string" calcext:value-type="string">
            <text:p>¥2400</text:p>
          </table:table-cell>
          <table:table-cell/>
          <table:table-cell office:value-type="string" calcext:value-type="string">
            <text:p>le Grand - Cadoi City (FSG Lvl 1)</text:p>
          </table:table-cell>
          <table:table-cell office:value-type="string" calcext:value-type="string">
            <text:p>People will notice this striped scarf, guaranteed to keep you warm and snuggly even on the coldest winter days.</text:p>
          </table:table-cell>
          <table:table-cell office:value-type="float" office:value="0" calcext:value-type="float">
            <text:p>0</text:p>
          </table:table-cell>
          <table:table-cell table:formula="of:=COM.MICROSOFT.CONCAT([.A147];&quot;: &quot;;&quot;{ &quot;&quot;id&quot;&quot;: &quot;;[.A147];&quot;, &quot;&quot;name&quot;&quot;: &quot;&quot;&quot;;[.C147];&quot;&quot;&quot;, &quot;&quot;brand&quot;&quot;: &quot;&quot;&quot;;[.D147];&quot;&quot;&quot;, &quot;&quot;ability&quot;&quot;: &quot;&quot;&quot;;[.J147];&quot;&quot;&quot;, },&quot;)" office:value-type="string" office:string-value="0x1C1: { &quot;id&quot;: 0x1C1, &quot;name&quot;: &quot;Cloud Nine Scarf&quot;, &quot;brand&quot;: &quot;Sheep Heavenly&quot;, &quot;ability&quot;: &quot;Shiki: Ground Combo B&quot;, }," calcext:value-type="string">
            <text:p>0x1C1: { "id": 0x1C1, "name": "Cloud Nine Scarf", "brand": "Sheep Heavenly", "ability": "Shiki: Ground Combo B", },</text:p>
          </table:table-cell>
        </table:table-row>
        <table:table-row table:style-name="ro20">
          <table:table-cell table:formula="of:=COM.MICROSOFT.CONCAT(&quot;0x&quot;; DEC2HEX(ROW() + 302))" office:value-type="string" office:string-value="0x1C2" calcext:value-type="string">
            <text:p>0x1C2</text:p>
          </table:table-cell>
          <table:table-cell office:value-type="float" office:value="147" calcext:value-type="float">
            <text:p>147</text:p>
          </table:table-cell>
          <table:table-cell office:value-type="string" calcext:value-type="string">
            <text:p><text:a xlink:href="../../../../../../../wiki/Lucky_Rainbow_Bracelets" xlink:type="simple">Lucky Rainbow Bracelet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Sheep Heavenly - Molco</text:p>
          </table:table-cell>
          <table:table-cell office:value-type="string" calcext:value-type="string">
            <text:p>¥2970</text:p>
          </table:table-cell>
          <table:table-cell/>
          <table:table-cell office:value-type="string" calcext:value-type="string">
            <text:p>Sheep Heavenly - Molco (FSG Lvl 2)</text:p>
          </table:table-cell>
          <table:table-cell office:value-type="string" calcext:value-type="string">
            <text:p>Each of the bracelets in this five-color set are filled with a glittery gel that's hypnotic to watch as it flows back and forth.</text:p>
          </table:table-cell>
          <table:table-cell office:value-type="float" office:value="0" calcext:value-type="float">
            <text:p>0</text:p>
          </table:table-cell>
          <table:table-cell table:formula="of:=COM.MICROSOFT.CONCAT([.A148];&quot;: &quot;;&quot;{ &quot;&quot;id&quot;&quot;: &quot;;[.A148];&quot;, &quot;&quot;name&quot;&quot;: &quot;&quot;&quot;;[.C148];&quot;&quot;&quot;, &quot;&quot;brand&quot;&quot;: &quot;&quot;&quot;;[.D148];&quot;&quot;&quot;, &quot;&quot;ability&quot;&quot;: &quot;&quot;&quot;;[.J148];&quot;&quot;&quot;, },&quot;)" office:value-type="string" office:string-value="0x1C2: { &quot;id&quot;: 0x1C2, &quot;name&quot;: &quot;Lucky Rainbow Bracelets&quot;, &quot;brand&quot;: &quot;Sheep Heavenly&quot;, &quot;ability&quot;: &quot;Slower Puck I&quot;, }," calcext:value-type="string">
            <text:p>0x1C2: { "id": 0x1C2, "name": "Lucky Rainbow Bracelets", "brand": "Sheep Heavenly", "ability": "Slower Puck I", },</text:p>
          </table:table-cell>
        </table:table-row>
        <table:table-row table:style-name="ro10">
          <table:table-cell table:formula="of:=COM.MICROSOFT.CONCAT(&quot;0x&quot;; DEC2HEX(ROW() + 302))" office:value-type="string" office:string-value="0x1C3" calcext:value-type="string">
            <text:p>0x1C3</text:p>
          </table:table-cell>
          <table:table-cell office:value-type="float" office:value="148" calcext:value-type="float">
            <text:p>148</text:p>
          </table:table-cell>
          <table:table-cell office:value-type="string" calcext:value-type="string">
            <text:p><text:a xlink:href="../../../../../../../wiki/Rounded_Specs" xlink:type="simple">Rounded Spec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2" calcext:value-type="float">
            <text:p>2</text:p>
          </table:table-cell>
          <table:table-cell table:style-name="ce7"/>
          <table:table-cell office:value-type="float" office:value="3" calcext:value-type="float">
            <text:p>3</text:p>
          </table:table-cell>
          <table:table-cell office:value-type="float" office:value="26" calcext:value-type="float">
            <text:p>26</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Sheep Heavenly - Molco</text:p>
          </table:table-cell>
          <table:table-cell office:value-type="string" calcext:value-type="string">
            <text:p>¥3459</text:p>
          </table:table-cell>
          <table:table-cell/>
          <table:table-cell office:value-type="string" calcext:value-type="string">
            <text:p>Sheep Heavenly - Molco (FSG Lvl 1)</text:p>
          </table:table-cell>
          <table:table-cell office:value-type="string" calcext:value-type="string">
            <text:p>These oval frames hold fake lenses...but that's our little secret. Designer Akihiro swears they make him look way smarter.</text:p>
          </table:table-cell>
          <table:table-cell office:value-type="float" office:value="0" calcext:value-type="float">
            <text:p>0</text:p>
          </table:table-cell>
          <table:table-cell table:formula="of:=COM.MICROSOFT.CONCAT([.A149];&quot;: &quot;;&quot;{ &quot;&quot;id&quot;&quot;: &quot;;[.A149];&quot;, &quot;&quot;name&quot;&quot;: &quot;&quot;&quot;;[.C149];&quot;&quot;&quot;, &quot;&quot;brand&quot;&quot;: &quot;&quot;&quot;;[.D149];&quot;&quot;&quot;, &quot;&quot;ability&quot;&quot;: &quot;&quot;&quot;;[.J149];&quot;&quot;&quot;, },&quot;)" office:value-type="string" office:string-value="0x1C3: { &quot;id&quot;: 0x1C3, &quot;name&quot;: &quot;Rounded Specs&quot;, &quot;brand&quot;: &quot;Sheep Heavenly&quot;, &quot;ability&quot;: &quot;Display Time&quot;, }," calcext:value-type="string">
            <text:p>0x1C3: { "id": 0x1C3, "name": "Rounded Specs", "brand": "Sheep Heavenly", "ability": "Display Time", },</text:p>
          </table:table-cell>
        </table:table-row>
        <table:table-row table:style-name="ro20">
          <table:table-cell table:formula="of:=COM.MICROSOFT.CONCAT(&quot;0x&quot;; DEC2HEX(ROW() + 302))" office:value-type="string" office:string-value="0x1C4" calcext:value-type="string">
            <text:p>0x1C4</text:p>
          </table:table-cell>
          <table:table-cell office:value-type="float" office:value="149" calcext:value-type="float">
            <text:p>149</text:p>
          </table:table-cell>
          <table:table-cell office:value-type="string" calcext:value-type="string">
            <text:p><text:a xlink:href="../../../../../../../wiki/Shining_Star_Dangles" xlink:type="simple">Shining Star Dangle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KuraKura - Shibukyu Stationside</text:p>
          </table:table-cell>
          <table:table-cell office:value-type="string" calcext:value-type="string">
            <text:p>¥2970</text:p>
          </table:table-cell>
          <table:table-cell/>
          <table:table-cell office:value-type="string" calcext:value-type="string">
            <text:p>KuraKura - Shibukyu Stationside (FSG Lvl 1)</text:p>
          </table:table-cell>
          <table:table-cell office:value-type="string" calcext:value-type="string">
            <text:p>Multi-colored star earrings, set to hang and sway as you strut across town. They're an easy way to add pizzazz to your style.</text:p>
          </table:table-cell>
          <table:table-cell office:value-type="float" office:value="0" calcext:value-type="float">
            <text:p>0</text:p>
          </table:table-cell>
          <table:table-cell table:formula="of:=COM.MICROSOFT.CONCAT([.A150];&quot;: &quot;;&quot;{ &quot;&quot;id&quot;&quot;: &quot;;[.A150];&quot;, &quot;&quot;name&quot;&quot;: &quot;&quot;&quot;;[.C150];&quot;&quot;&quot;, &quot;&quot;brand&quot;&quot;: &quot;&quot;&quot;;[.D150];&quot;&quot;&quot;, &quot;&quot;ability&quot;&quot;: &quot;&quot;&quot;;[.J150];&quot;&quot;&quot;, },&quot;)" office:value-type="string" office:string-value="0x1C4: { &quot;id&quot;: 0x1C4, &quot;name&quot;: &quot;Shining Star Dangles&quot;, &quot;brand&quot;: &quot;Sheep Heavenly&quot;, &quot;ability&quot;: &quot;Defense Break Finisher&quot;, }," calcext:value-type="string">
            <text:p>0x1C4: { "id": 0x1C4, "name": "Shining Star Dangles", "brand": "Sheep Heavenly", "ability": "Defense Break Finisher", },</text:p>
          </table:table-cell>
        </table:table-row>
        <table:table-row table:style-name="ro15">
          <table:table-cell table:formula="of:=COM.MICROSOFT.CONCAT(&quot;0x&quot;; DEC2HEX(ROW() + 302))" office:value-type="string" office:string-value="0x1C5" calcext:value-type="string">
            <text:p>0x1C5</text:p>
          </table:table-cell>
          <table:table-cell office:value-type="float" office:value="150" calcext:value-type="float">
            <text:p>150</text:p>
          </table:table-cell>
          <table:table-cell office:value-type="string" calcext:value-type="string">
            <text:p><text:a xlink:href="../../../../../../../wiki/Princess_Ring" xlink:type="simple">Princess Rin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20" calcext:value-type="float">
            <text:p>20</text:p>
          </table:table-cell>
          <table:table-cell office:value-type="float" office:value="122" calcext:value-type="float">
            <text:p>12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The mega-huge, heart-shaped stone on this ring almost looks like candy. It's so sweet you'll want to eat it right up.</text:p>
          </table:table-cell>
          <table:table-cell office:value-type="float" office:value="0" calcext:value-type="float">
            <text:p>0</text:p>
          </table:table-cell>
          <table:table-cell table:formula="of:=COM.MICROSOFT.CONCAT([.A151];&quot;: &quot;;&quot;{ &quot;&quot;id&quot;&quot;: &quot;;[.A151];&quot;, &quot;&quot;name&quot;&quot;: &quot;&quot;&quot;;[.C151];&quot;&quot;&quot;, &quot;&quot;brand&quot;&quot;: &quot;&quot;&quot;;[.D151];&quot;&quot;&quot;, &quot;&quot;ability&quot;&quot;: &quot;&quot;&quot;;[.J151];&quot;&quot;&quot;, },&quot;)" office:value-type="string" office:string-value="0x1C5: { &quot;id&quot;: 0x1C5, &quot;name&quot;: &quot;Princess Ring&quot;, &quot;brand&quot;: &quot;Sheep Heavenly&quot;, &quot;ability&quot;: &quot;Puck Power I&quot;, }," calcext:value-type="string">
            <text:p>0x1C5: { "id": 0x1C5, "name": "Princess Ring", "brand": "Sheep Heavenly", "ability": "Puck Power I", },</text:p>
          </table:table-cell>
        </table:table-row>
        <table:table-row table:style-name="ro15">
          <table:table-cell table:formula="of:=COM.MICROSOFT.CONCAT(&quot;0x&quot;; DEC2HEX(ROW() + 302))" office:value-type="string" office:string-value="0x1C6" calcext:value-type="string">
            <text:p>0x1C6</text:p>
          </table:table-cell>
          <table:table-cell office:value-type="float" office:value="151" calcext:value-type="float">
            <text:p>151</text:p>
          </table:table-cell>
          <table:table-cell office:value-type="string" calcext:value-type="string">
            <text:p><text:a xlink:href="../../../../../../../wiki/Happy_Necklace" xlink:type="simple">Happy Necklac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60" calcext:value-type="float">
            <text:p>60</text:p>
          </table:table-cell>
          <table:table-cell office:value-type="string" calcext:value-type="string">
            <text:p>Shiki: Air Combo A</text:p>
          </table:table-cell>
          <table:table-cell office:value-type="string" calcext:value-type="string">
            <text:p>Shiki</text:p>
          </table:table-cell>
          <table:table-cell office:value-type="string" calcext:value-type="string">
            <text:p>When Shiki wears this, her air combo map changes to the shape of a staff.</text:p>
          </table:table-cell>
          <table:table-cell office:value-type="string" calcext:value-type="string">
            <text:p>KuraKura - Shibukyu Stationside</text:p>
          </table:table-cell>
          <table:table-cell office:value-type="string" calcext:value-type="string">
            <text:p>¥3600</text:p>
          </table:table-cell>
          <table:table-cell/>
          <table:table-cell office:value-type="string" calcext:value-type="string">
            <text:p>KuraKura - Shibukyu Stationside (FSG Lvl 1)</text:p>
          </table:table-cell>
          <table:table-cell office:value-type="string" calcext:value-type="string">
            <text:p>All of the fun charms on this necklace can be removed and played with in those little moments of downtime in your day.</text:p>
          </table:table-cell>
          <table:table-cell office:value-type="float" office:value="0" calcext:value-type="float">
            <text:p>0</text:p>
          </table:table-cell>
          <table:table-cell table:formula="of:=COM.MICROSOFT.CONCAT([.A152];&quot;: &quot;;&quot;{ &quot;&quot;id&quot;&quot;: &quot;;[.A152];&quot;, &quot;&quot;name&quot;&quot;: &quot;&quot;&quot;;[.C152];&quot;&quot;&quot;, &quot;&quot;brand&quot;&quot;: &quot;&quot;&quot;;[.D152];&quot;&quot;&quot;, &quot;&quot;ability&quot;&quot;: &quot;&quot;&quot;;[.J152];&quot;&quot;&quot;, },&quot;)" office:value-type="string" office:string-value="0x1C6: { &quot;id&quot;: 0x1C6, &quot;name&quot;: &quot;Happy Necklace&quot;, &quot;brand&quot;: &quot;Sheep Heavenly&quot;, &quot;ability&quot;: &quot;Shiki: Air Combo A&quot;, }," calcext:value-type="string">
            <text:p>0x1C6: { "id": 0x1C6, "name": "Happy Necklace", "brand": "Sheep Heavenly", "ability": "Shiki: Air Combo A", },</text:p>
          </table:table-cell>
        </table:table-row>
        <table:table-row table:style-name="ro20">
          <table:table-cell table:formula="of:=COM.MICROSOFT.CONCAT(&quot;0x&quot;; DEC2HEX(ROW() + 302))" office:value-type="string" office:string-value="0x1C7" calcext:value-type="string">
            <text:p>0x1C7</text:p>
          </table:table-cell>
          <table:table-cell office:value-type="float" office:value="152" calcext:value-type="float">
            <text:p>152</text:p>
          </table:table-cell>
          <table:table-cell office:value-type="string" calcext:value-type="string">
            <text:p><text:a xlink:href="../../../../../../../wiki/Heart_Pochette" xlink:type="simple">Heart Pochett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80" calcext:value-type="float">
            <text:p>8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6795</text:p>
          </table:table-cell>
          <table:table-cell/>
          <table:table-cell office:value-type="string" calcext:value-type="string">
            <text:p>Nishimura Drugs - Shibu-Q Heads (FSG Lvl 2)</text:p>
          </table:table-cell>
          <table:table-cell office:value-type="string" calcext:value-type="string">
            <text:p>A red, heart-shaped mini-bag crafted from eye- catching enamel. You'd be surprised at how much you can fit in there...</text:p>
          </table:table-cell>
          <table:table-cell office:value-type="float" office:value="0" calcext:value-type="float">
            <text:p>0</text:p>
          </table:table-cell>
          <table:table-cell table:formula="of:=COM.MICROSOFT.CONCAT([.A153];&quot;: &quot;;&quot;{ &quot;&quot;id&quot;&quot;: &quot;;[.A153];&quot;, &quot;&quot;name&quot;&quot;: &quot;&quot;&quot;;[.C153];&quot;&quot;&quot;, &quot;&quot;brand&quot;&quot;: &quot;&quot;&quot;;[.D153];&quot;&quot;&quot;, &quot;&quot;ability&quot;&quot;: &quot;&quot;&quot;;[.J153];&quot;&quot;&quot;, },&quot;)" office:value-type="string" office:string-value="0x1C7: { &quot;id&quot;: 0x1C7, &quot;name&quot;: &quot;Heart Pochette&quot;, &quot;brand&quot;: &quot;Sheep Heavenly&quot;, &quot;ability&quot;: &quot;Faster Puck II&quot;, }," calcext:value-type="string">
            <text:p>0x1C7: { "id": 0x1C7, "name": "Heart Pochette", "brand": "Sheep Heavenly", "ability": "Faster Puck II", },</text:p>
          </table:table-cell>
        </table:table-row>
        <table:table-row table:style-name="ro10">
          <table:table-cell table:formula="of:=COM.MICROSOFT.CONCAT(&quot;0x&quot;; DEC2HEX(ROW() + 302))" office:value-type="string" office:string-value="0x1C8" calcext:value-type="string">
            <text:p>0x1C8</text:p>
          </table:table-cell>
          <table:table-cell office:value-type="float" office:value="153" calcext:value-type="float">
            <text:p>153</text:p>
          </table:table-cell>
          <table:table-cell office:value-type="string" calcext:value-type="string">
            <text:p><text:a xlink:href="../../../../../../../wiki/Polka_Dot_Bag" xlink:type="simple">Polka Dot Ba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113" calcext:value-type="float">
            <text:p>113</text:p>
          </table:table-cell>
          <table:table-cell office:value-type="float" office:value="90" calcext:value-type="float">
            <text:p>9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office:value-type="string" calcext:value-type="string">
            <text:p>KuraKura - Shibukyu Stationside</text:p>
          </table:table-cell>
          <table:table-cell office:value-type="string" calcext:value-type="string">
            <text:p>6x Rare Metal; 1x Cozy Down; 1x Heart Pochette</text:p>
          </table:table-cell>
          <table:table-cell/>
          <table:table-cell office:value-type="string" calcext:value-type="string">
            <text:p>Sheep Heavenly - Molco (FSG Lvl 8)</text:p>
          </table:table-cell>
          <table:table-cell office:value-type="string" calcext:value-type="string">
            <text:p>The white-on-pink polka dots on this enamel handbag practically shout cute. Brand designer Natsu carries hers everywhere.</text:p>
          </table:table-cell>
          <table:table-cell office:value-type="float" office:value="0" calcext:value-type="float">
            <text:p>0</text:p>
          </table:table-cell>
          <table:table-cell table:formula="of:=COM.MICROSOFT.CONCAT([.A154];&quot;: &quot;;&quot;{ &quot;&quot;id&quot;&quot;: &quot;;[.A154];&quot;, &quot;&quot;name&quot;&quot;: &quot;&quot;&quot;;[.C154];&quot;&quot;&quot;, &quot;&quot;brand&quot;&quot;: &quot;&quot;&quot;;[.D154];&quot;&quot;&quot;, &quot;&quot;ability&quot;&quot;: &quot;&quot;&quot;;[.J154];&quot;&quot;&quot;, },&quot;)" office:value-type="string" office:string-value="0x1C8: { &quot;id&quot;: 0x1C8, &quot;name&quot;: &quot;Polka Dot Bag&quot;, &quot;brand&quot;: &quot;Sheep Heavenly&quot;, &quot;ability&quot;: &quot;Hold that Puck II&quot;, }," calcext:value-type="string">
            <text:p>0x1C8: { "id": 0x1C8, "name": "Polka Dot Bag", "brand": "Sheep Heavenly", "ability": "Hold that Puck II", },</text:p>
          </table:table-cell>
        </table:table-row>
        <table:table-row table:style-name="ro15">
          <table:table-cell table:formula="of:=COM.MICROSOFT.CONCAT(&quot;0x&quot;; DEC2HEX(ROW() + 302))" office:value-type="string" office:string-value="0x1C9" calcext:value-type="string">
            <text:p>0x1C9</text:p>
          </table:table-cell>
          <table:table-cell office:value-type="float" office:value="154" calcext:value-type="float">
            <text:p>154</text:p>
          </table:table-cell>
          <table:table-cell office:value-type="string" calcext:value-type="string">
            <text:p><text:a xlink:href="../../../../../../../wiki/Wadatsumi" xlink:type="simple">Wadatsumi</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Jupiter of the Monkey - Cat Street (FSG Lvl 1)</text:p>
          </table:table-cell>
          <table:table-cell office:value-type="string" calcext:value-type="string">
            <text:p>A simple sun visor, set in a marine blue that takes you right to the seashore. The perfect finish to your Jupiter ensemble.</text:p>
          </table:table-cell>
          <table:table-cell office:value-type="float" office:value="0" calcext:value-type="float">
            <text:p>0</text:p>
          </table:table-cell>
          <table:table-cell table:formula="of:=COM.MICROSOFT.CONCAT([.A155];&quot;: &quot;;&quot;{ &quot;&quot;id&quot;&quot;: &quot;;[.A155];&quot;, &quot;&quot;name&quot;&quot;: &quot;&quot;&quot;;[.C155];&quot;&quot;&quot;, &quot;&quot;brand&quot;&quot;: &quot;&quot;&quot;;[.D155];&quot;&quot;&quot;, &quot;&quot;ability&quot;&quot;: &quot;&quot;&quot;;[.J155];&quot;&quot;&quot;, },&quot;)" office:value-type="string" office:string-value="0x1C9: { &quot;id&quot;: 0x1C9, &quot;name&quot;: &quot;Wadatsumi&quot;, &quot;brand&quot;: &quot;Jupiter of the Monkey&quot;, &quot;ability&quot;: &quot;Neku: DEF +1&quot;, }," calcext:value-type="string">
            <text:p>0x1C9: { "id": 0x1C9, "name": "Wadatsumi", "brand": "Jupiter of the Monkey", "ability": "Neku: DEF +1", },</text:p>
          </table:table-cell>
        </table:table-row>
        <table:table-row table:style-name="ro20">
          <table:table-cell table:formula="of:=COM.MICROSOFT.CONCAT(&quot;0x&quot;; DEC2HEX(ROW() + 302))" office:value-type="string" office:string-value="0x1CA" calcext:value-type="string">
            <text:p>0x1CA</text:p>
          </table:table-cell>
          <table:table-cell office:value-type="float" office:value="155" calcext:value-type="float">
            <text:p>155</text:p>
          </table:table-cell>
          <table:table-cell office:value-type="string" calcext:value-type="string">
            <text:p><text:a xlink:href="../../../../../../../wiki/Fudo" xlink:type="simple">Fudo</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15" calcext:value-type="float">
            <text:p>15</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KuraKura - Shibukyu Stationside</text:p>
          </table:table-cell>
          <table:table-cell office:value-type="string" calcext:value-type="string">
            <text:p>¥2790</text:p>
          </table:table-cell>
          <table:table-cell/>
          <table:table-cell office:value-type="string" calcext:value-type="string">
            <text:p>KuraKura - Shibukyu Stationside (FSG Lvl 1)</text:p>
          </table:table-cell>
          <table:table-cell office:value-type="string" calcext:value-type="string">
            <text:p>The classic blue safari hat, now with a little stripe to it. Its muted hue will work with anyone's look. Unshakably popular.</text:p>
          </table:table-cell>
          <table:table-cell office:value-type="float" office:value="0" calcext:value-type="float">
            <text:p>0</text:p>
          </table:table-cell>
          <table:table-cell table:formula="of:=COM.MICROSOFT.CONCAT([.A156];&quot;: &quot;;&quot;{ &quot;&quot;id&quot;&quot;: &quot;;[.A156];&quot;, &quot;&quot;name&quot;&quot;: &quot;&quot;&quot;;[.C156];&quot;&quot;&quot;, &quot;&quot;brand&quot;&quot;: &quot;&quot;&quot;;[.D156];&quot;&quot;&quot;, &quot;&quot;ability&quot;&quot;: &quot;&quot;&quot;;[.J156];&quot;&quot;&quot;, },&quot;)" office:value-type="string" office:string-value="0x1CA: { &quot;id&quot;: 0x1CA, &quot;name&quot;: &quot;Fudo&quot;, &quot;brand&quot;: &quot;Jupiter of the Monkey&quot;, &quot;ability&quot;: &quot;Neku: HP +20&quot;, }," calcext:value-type="string">
            <text:p>0x1CA: { "id": 0x1CA, "name": "Fudo", "brand": "Jupiter of the Monkey", "ability": "Neku: HP +20", },</text:p>
          </table:table-cell>
        </table:table-row>
        <table:table-row table:style-name="ro19">
          <table:table-cell table:formula="of:=COM.MICROSOFT.CONCAT(&quot;0x&quot;; DEC2HEX(ROW() + 302))" office:value-type="string" office:string-value="0x1CB" calcext:value-type="string">
            <text:p>0x1CB</text:p>
          </table:table-cell>
          <table:table-cell office:value-type="float" office:value="156" calcext:value-type="float">
            <text:p>156</text:p>
          </table:table-cell>
          <table:table-cell office:value-type="string" calcext:value-type="string">
            <text:p><text:a xlink:href="../../../../../../../wiki/Dharma" xlink:type="simple">Dhar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20" calcext:value-type="float">
            <text:p>2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3795</text:p>
          </table:table-cell>
          <table:table-cell/>
          <table:table-cell office:value-type="string" calcext:value-type="string">
            <text:p>Jupiter of the Monkey - Cat Street (FSG Lvl 1)</text:p>
          </table:table-cell>
          <table:table-cell office:value-type="string" calcext:value-type="string">
            <text:p>This two-tone tank fashioned from space-age fabrics makes a bold statement. Neku's been wearing his nearly non-stop.</text:p>
          </table:table-cell>
          <table:table-cell office:value-type="float" office:value="0" calcext:value-type="float">
            <text:p>0</text:p>
          </table:table-cell>
          <table:table-cell table:formula="of:=COM.MICROSOFT.CONCAT([.A157];&quot;: &quot;;&quot;{ &quot;&quot;id&quot;&quot;: &quot;;[.A157];&quot;, &quot;&quot;name&quot;&quot;: &quot;&quot;&quot;;[.C157];&quot;&quot;&quot;, &quot;&quot;brand&quot;&quot;: &quot;&quot;&quot;;[.D157];&quot;&quot;&quot;, &quot;&quot;ability&quot;&quot;: &quot;&quot;&quot;;[.J157];&quot;&quot;&quot;, },&quot;)" office:value-type="string" office:string-value="0x1CB: { &quot;id&quot;: 0x1CB, &quot;name&quot;: &quot;Dharma&quot;, &quot;brand&quot;: &quot;Jupiter of the Monkey&quot;, &quot;ability&quot;: &quot;Neku: ATK +1&quot;, }," calcext:value-type="string">
            <text:p>0x1CB: { "id": 0x1CB, "name": "Dharma", "brand": "Jupiter of the Monkey", "ability": "Neku: ATK +1", },</text:p>
          </table:table-cell>
        </table:table-row>
        <table:table-row table:style-name="ro19">
          <table:table-cell table:formula="of:=COM.MICROSOFT.CONCAT(&quot;0x&quot;; DEC2HEX(ROW() + 302))" office:value-type="string" office:string-value="0x1CC" calcext:value-type="string">
            <text:p>0x1CC</text:p>
          </table:table-cell>
          <table:table-cell office:value-type="float" office:value="157" calcext:value-type="float">
            <text:p>157</text:p>
          </table:table-cell>
          <table:table-cell office:value-type="string" calcext:value-type="string">
            <text:p><text:a xlink:href="../../../../../../../wiki/Suiten" xlink:type="simple">Sui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4" calcext:value-type="float">
            <text:p>24</text:p>
          </table:table-cell>
          <table:table-cell office:value-type="float" office:value="30" calcext:value-type="float">
            <text:p>30</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400</text:p>
          </table:table-cell>
          <table:table-cell/>
          <table:table-cell office:value-type="string" calcext:value-type="string">
            <text:p>Towa Records - Towa Records (FSG Lvl 2)</text:p>
          </table:table-cell>
          <table:table-cell office:value-type="string" calcext:value-type="string">
            <text:p>It's no coincidence this fun tee looks sporty- it's actually a parody of Iceland's national volleyball team uniforms.</text:p>
          </table:table-cell>
          <table:table-cell office:value-type="float" office:value="0" calcext:value-type="float">
            <text:p>0</text:p>
          </table:table-cell>
          <table:table-cell table:formula="of:=COM.MICROSOFT.CONCAT([.A158];&quot;: &quot;;&quot;{ &quot;&quot;id&quot;&quot;: &quot;;[.A158];&quot;, &quot;&quot;name&quot;&quot;: &quot;&quot;&quot;;[.C158];&quot;&quot;&quot;, &quot;&quot;brand&quot;&quot;: &quot;&quot;&quot;;[.D158];&quot;&quot;&quot;, &quot;&quot;ability&quot;&quot;: &quot;&quot;&quot;;[.J158];&quot;&quot;&quot;, },&quot;)" office:value-type="string" office:string-value="0x1CC: { &quot;id&quot;: 0x1CC, &quot;name&quot;: &quot;Suiten&quot;, &quot;brand&quot;: &quot;Jupiter of the Monkey&quot;, &quot;ability&quot;: &quot;Neku: HP +20&quot;, }," calcext:value-type="string">
            <text:p>0x1CC: { "id": 0x1CC, "name": "Suiten", "brand": "Jupiter of the Monkey", "ability": "Neku: HP +20", },</text:p>
          </table:table-cell>
        </table:table-row>
        <table:table-row table:style-name="ro20">
          <table:table-cell table:formula="of:=COM.MICROSOFT.CONCAT(&quot;0x&quot;; DEC2HEX(ROW() + 302))" office:value-type="string" office:string-value="0x1CD" calcext:value-type="string">
            <text:p>0x1CD</text:p>
          </table:table-cell>
          <table:table-cell office:value-type="float" office:value="158" calcext:value-type="float">
            <text:p>158</text:p>
          </table:table-cell>
          <table:table-cell office:value-type="string" calcext:value-type="string">
            <text:p><text:a xlink:href="../../../../../../../wiki/Haramitsu" xlink:type="simple">Haramitsu</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0" calcext:value-type="float">
            <text:p>3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Shibu-Q Heads 3F - Shibu-Q Heads (FSG Lvl 2)</text:p>
          </table:table-cell>
          <table:table-cell office:value-type="string" calcext:value-type="string">
            <text:p>This sporty tee is a replica of a famous university ping pong team's jerseys. Even fashionistas need a sense of humor.</text:p>
          </table:table-cell>
          <table:table-cell office:value-type="float" office:value="0" calcext:value-type="float">
            <text:p>0</text:p>
          </table:table-cell>
          <table:table-cell table:formula="of:=COM.MICROSOFT.CONCAT([.A159];&quot;: &quot;;&quot;{ &quot;&quot;id&quot;&quot;: &quot;;[.A159];&quot;, &quot;&quot;name&quot;&quot;: &quot;&quot;&quot;;[.C159];&quot;&quot;&quot;, &quot;&quot;brand&quot;&quot;: &quot;&quot;&quot;;[.D159];&quot;&quot;&quot;, &quot;&quot;ability&quot;&quot;: &quot;&quot;&quot;;[.J159];&quot;&quot;&quot;, },&quot;)" office:value-type="string" office:string-value="0x1CD: { &quot;id&quot;: 0x1CD, &quot;name&quot;: &quot;Haramitsu&quot;, &quot;brand&quot;: &quot;Jupiter of the Monkey&quot;, &quot;ability&quot;: &quot;Neku: ATK +1&quot;, }," calcext:value-type="string">
            <text:p>0x1CD: { "id": 0x1CD, "name": "Haramitsu", "brand": "Jupiter of the Monkey", "ability": "Neku: ATK +1", },</text:p>
          </table:table-cell>
        </table:table-row>
        <table:table-row table:style-name="ro19">
          <table:table-cell table:formula="of:=COM.MICROSOFT.CONCAT(&quot;0x&quot;; DEC2HEX(ROW() + 302))" office:value-type="string" office:string-value="0x1CE" calcext:value-type="string">
            <text:p>0x1CE</text:p>
          </table:table-cell>
          <table:table-cell office:value-type="float" office:value="159" calcext:value-type="float">
            <text:p>159</text:p>
          </table:table-cell>
          <table:table-cell office:value-type="string" calcext:value-type="string">
            <text:p><text:a xlink:href="../../../../../../../wiki/Amida" xlink:type="simple">Amid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8" calcext:value-type="float">
            <text:p>8</text:p>
          </table:table-cell>
          <table:table-cell table:style-name="ce7"/>
          <table:table-cell office:value-type="float" office:value="53" calcext:value-type="float">
            <text:p>53</text:p>
          </table:table-cell>
          <table:table-cell office:value-type="float" office:value="40" calcext:value-type="float">
            <text:p>40</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23790</text:p>
          </table:table-cell>
          <table:table-cell/>
          <table:table-cell office:value-type="string" calcext:value-type="string">
            <text:p>Jupiter of the Monkey - Cat Street (FSG Lvl 3)</text:p>
          </table:table-cell>
          <table:table-cell office:value-type="string" calcext:value-type="string">
            <text:p>Made from high-tech nylon fibers, this warm parka is surprisingly slim, letting you show off your assets deep into winter.</text:p>
          </table:table-cell>
          <table:table-cell office:value-type="float" office:value="0" calcext:value-type="float">
            <text:p>0</text:p>
          </table:table-cell>
          <table:table-cell table:formula="of:=COM.MICROSOFT.CONCAT([.A160];&quot;: &quot;;&quot;{ &quot;&quot;id&quot;&quot;: &quot;;[.A160];&quot;, &quot;&quot;name&quot;&quot;: &quot;&quot;&quot;;[.C160];&quot;&quot;&quot;, &quot;&quot;brand&quot;&quot;: &quot;&quot;&quot;;[.D160];&quot;&quot;&quot;, &quot;&quot;ability&quot;&quot;: &quot;&quot;&quot;;[.J160];&quot;&quot;&quot;, },&quot;)" office:value-type="string" office:string-value="0x1CE: { &quot;id&quot;: 0x1CE, &quot;name&quot;: &quot;Amida&quot;, &quot;brand&quot;: &quot;Jupiter of the Monkey&quot;, &quot;ability&quot;: &quot;Neku: ATK +5&quot;, }," calcext:value-type="string">
            <text:p>0x1CE: { "id": 0x1CE, "name": "Amida", "brand": "Jupiter of the Monkey", "ability": "Neku: ATK +5", },</text:p>
          </table:table-cell>
        </table:table-row>
        <table:table-row table:style-name="ro19">
          <table:table-cell table:formula="of:=COM.MICROSOFT.CONCAT(&quot;0x&quot;; DEC2HEX(ROW() + 302))" office:value-type="string" office:string-value="0x1CF" calcext:value-type="string">
            <text:p>0x1CF</text:p>
          </table:table-cell>
          <table:table-cell office:value-type="float" office:value="160" calcext:value-type="float">
            <text:p>160</text:p>
          </table:table-cell>
          <table:table-cell office:value-type="string" calcext:value-type="string">
            <text:p><text:a xlink:href="../../../../../../../wiki/Ashura" xlink:type="simple">Ashur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11" calcext:value-type="float">
            <text:p>11</text:p>
          </table:table-cell>
          <table:table-cell table:style-name="ce7"/>
          <table:table-cell office:value-type="float" office:value="45" calcext:value-type="float">
            <text:p>45</text:p>
          </table:table-cell>
          <table:table-cell office:value-type="float" office:value="35" calcext:value-type="float">
            <text:p>35</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Jupiter of the Monkey - Cat Street</text:p>
          </table:table-cell>
          <table:table-cell office:value-type="string" calcext:value-type="string">
            <text:p>8x Rare Metal; 1x Fluffy Cotton; 1x Amida</text:p>
          </table:table-cell>
          <table:table-cell/>
          <table:table-cell office:value-type="string" calcext:value-type="string">
            <text:p>Jupiter of the Monkey - Cat Street (FSG Lvl 1)</text:p>
          </table:table-cell>
          <table:table-cell office:value-type="string" calcext:value-type="string">
            <text:p>Sister product to the Amida, this sturdy, limited- edition nylon parka has been customized with distinctive patches.</text:p>
          </table:table-cell>
          <table:table-cell office:value-type="float" office:value="0" calcext:value-type="float">
            <text:p>0</text:p>
          </table:table-cell>
          <table:table-cell table:formula="of:=COM.MICROSOFT.CONCAT([.A161];&quot;: &quot;;&quot;{ &quot;&quot;id&quot;&quot;: &quot;;[.A161];&quot;, &quot;&quot;name&quot;&quot;: &quot;&quot;&quot;;[.C161];&quot;&quot;&quot;, &quot;&quot;brand&quot;&quot;: &quot;&quot;&quot;;[.D161];&quot;&quot;&quot;, &quot;&quot;ability&quot;&quot;: &quot;&quot;&quot;;[.J161];&quot;&quot;&quot;, },&quot;)" office:value-type="string" office:string-value="0x1CF: { &quot;id&quot;: 0x1CF, &quot;name&quot;: &quot;Ashura&quot;, &quot;brand&quot;: &quot;Jupiter of the Monkey&quot;, &quot;ability&quot;: &quot;All-around Upgrade I&quot;, }," calcext:value-type="string">
            <text:p>0x1CF: { "id": 0x1CF, "name": "Ashura", "brand": "Jupiter of the Monkey", "ability": "All-around Upgrade I", },</text:p>
          </table:table-cell>
        </table:table-row>
        <table:table-row table:style-name="ro20">
          <table:table-cell table:formula="of:=COM.MICROSOFT.CONCAT(&quot;0x&quot;; DEC2HEX(ROW() + 302))" office:value-type="string" office:string-value="0x1D0" calcext:value-type="string">
            <text:p>0x1D0</text:p>
          </table:table-cell>
          <table:table-cell office:value-type="float" office:value="161" calcext:value-type="float">
            <text:p>161</text:p>
          </table:table-cell>
          <table:table-cell office:value-type="string" calcext:value-type="string">
            <text:p><text:a xlink:href="../../../../../../../wiki/Brahma" xlink:type="simple">Brah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3" calcext:value-type="float">
            <text:p>23</text:p>
          </table:table-cell>
          <table:table-cell office:value-type="float" office:value="32" calcext:value-type="float">
            <text:p>32</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790</text:p>
          </table:table-cell>
          <table:table-cell/>
          <table:table-cell office:value-type="string" calcext:value-type="string">
            <text:p>Jupiter of the Monkey - Cat Street (FSG Lvl 2)</text:p>
          </table:table-cell>
          <table:table-cell office:value-type="string" calcext:value-type="string">
            <text:p>This striped jersey embodies the essence of Jupiter of the Monkey's new sporting life collection. Great for work or play.</text:p>
          </table:table-cell>
          <table:table-cell office:value-type="float" office:value="0" calcext:value-type="float">
            <text:p>0</text:p>
          </table:table-cell>
          <table:table-cell table:formula="of:=COM.MICROSOFT.CONCAT([.A162];&quot;: &quot;;&quot;{ &quot;&quot;id&quot;&quot;: &quot;;[.A162];&quot;, &quot;&quot;name&quot;&quot;: &quot;&quot;&quot;;[.C162];&quot;&quot;&quot;, &quot;&quot;brand&quot;&quot;: &quot;&quot;&quot;;[.D162];&quot;&quot;&quot;, &quot;&quot;ability&quot;&quot;: &quot;&quot;&quot;;[.J162];&quot;&quot;&quot;, },&quot;)" office:value-type="string" office:string-value="0x1D0: { &quot;id&quot;: 0x1D0, &quot;name&quot;: &quot;Brahma&quot;, &quot;brand&quot;: &quot;Jupiter of the Monkey&quot;, &quot;ability&quot;: &quot;Neku: HP +40&quot;, }," calcext:value-type="string">
            <text:p>0x1D0: { "id": 0x1D0, "name": "Brahma", "brand": "Jupiter of the Monkey", "ability": "Neku: HP +40", },</text:p>
          </table:table-cell>
        </table:table-row>
        <table:table-row table:style-name="ro20">
          <table:table-cell table:formula="of:=COM.MICROSOFT.CONCAT(&quot;0x&quot;; DEC2HEX(ROW() + 302))" office:value-type="string" office:string-value="0x1D1" calcext:value-type="string">
            <text:p>0x1D1</text:p>
          </table:table-cell>
          <table:table-cell office:value-type="float" office:value="162" calcext:value-type="float">
            <text:p>162</text:p>
          </table:table-cell>
          <table:table-cell office:value-type="string" calcext:value-type="string">
            <text:p><text:a xlink:href="../../../../../../../wiki/Komokuten" xlink:type="simple">Komoku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Neku: DEF +3</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9795</text:p>
          </table:table-cell>
          <table:table-cell/>
          <table:table-cell office:value-type="string" calcext:value-type="string">
            <text:p>Shibu-Q Heads 1F - Shibu-Q Heads (FSG Lvl 3)</text:p>
          </table:table-cell>
          <table:table-cell office:value-type="string" calcext:value-type="string">
            <text:p>Slimmer than most parkas, this blue wonder shaves pounds off your profile. Popular among athletes and active people.</text:p>
          </table:table-cell>
          <table:table-cell office:value-type="float" office:value="0" calcext:value-type="float">
            <text:p>0</text:p>
          </table:table-cell>
          <table:table-cell table:formula="of:=COM.MICROSOFT.CONCAT([.A163];&quot;: &quot;;&quot;{ &quot;&quot;id&quot;&quot;: &quot;;[.A163];&quot;, &quot;&quot;name&quot;&quot;: &quot;&quot;&quot;;[.C163];&quot;&quot;&quot;, &quot;&quot;brand&quot;&quot;: &quot;&quot;&quot;;[.D163];&quot;&quot;&quot;, &quot;&quot;ability&quot;&quot;: &quot;&quot;&quot;;[.J163];&quot;&quot;&quot;, },&quot;)" office:value-type="string" office:string-value="0x1D1: { &quot;id&quot;: 0x1D1, &quot;name&quot;: &quot;Komokuten&quot;, &quot;brand&quot;: &quot;Jupiter of the Monkey&quot;, &quot;ability&quot;: &quot;Neku: DEF +3&quot;, }," calcext:value-type="string">
            <text:p>0x1D1: { "id": 0x1D1, "name": "Komokuten", "brand": "Jupiter of the Monkey", "ability": "Neku: DEF +3", },</text:p>
          </table:table-cell>
        </table:table-row>
        <table:table-row table:style-name="ro20">
          <table:table-cell table:formula="of:=COM.MICROSOFT.CONCAT(&quot;0x&quot;; DEC2HEX(ROW() + 302))" office:value-type="string" office:string-value="0x1D2" calcext:value-type="string">
            <text:p>0x1D2</text:p>
          </table:table-cell>
          <table:table-cell office:value-type="float" office:value="163" calcext:value-type="float">
            <text:p>163</text:p>
          </table:table-cell>
          <table:table-cell office:value-type="string" calcext:value-type="string">
            <text:p><text:a xlink:href="../../../../../../../wiki/Togenkyo" xlink:type="simple">Togenkyo</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8" calcext:value-type="float">
            <text:p>28</text:p>
          </table:table-cell>
          <table:table-cell office:value-type="string" calcext:value-type="string">
            <text:p>Neku: HP +7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3x Rare Metal; 1x Fluffy Cotton; 1x Haramitsu</text:p>
          </table:table-cell>
          <table:table-cell/>
          <table:table-cell office:value-type="string" calcext:value-type="string">
            <text:p>Jupiter of the Monkey - Cat Street (FSG Lvl 5)</text:p>
          </table:table-cell>
          <table:table-cell office:value-type="string" calcext:value-type="string">
            <text:p>Still stylish despite generous cotton stuffing, this nylon zip-up offers a toasty paradise amid the dead of winter.</text:p>
          </table:table-cell>
          <table:table-cell office:value-type="float" office:value="0" calcext:value-type="float">
            <text:p>0</text:p>
          </table:table-cell>
          <table:table-cell table:formula="of:=COM.MICROSOFT.CONCAT([.A164];&quot;: &quot;;&quot;{ &quot;&quot;id&quot;&quot;: &quot;;[.A164];&quot;, &quot;&quot;name&quot;&quot;: &quot;&quot;&quot;;[.C164];&quot;&quot;&quot;, &quot;&quot;brand&quot;&quot;: &quot;&quot;&quot;;[.D164];&quot;&quot;&quot;, &quot;&quot;ability&quot;&quot;: &quot;&quot;&quot;;[.J164];&quot;&quot;&quot;, },&quot;)" office:value-type="string" office:string-value="0x1D2: { &quot;id&quot;: 0x1D2, &quot;name&quot;: &quot;Togenkyo&quot;, &quot;brand&quot;: &quot;Jupiter of the Monkey&quot;, &quot;ability&quot;: &quot;Neku: HP +70&quot;, }," calcext:value-type="string">
            <text:p>0x1D2: { "id": 0x1D2, "name": "Togenkyo", "brand": "Jupiter of the Monkey", "ability": "Neku: HP +70", },</text:p>
          </table:table-cell>
        </table:table-row>
        <table:table-row table:style-name="ro15">
          <table:table-cell table:formula="of:=COM.MICROSOFT.CONCAT(&quot;0x&quot;; DEC2HEX(ROW() + 302))" office:value-type="string" office:string-value="0x1D3" calcext:value-type="string">
            <text:p>0x1D3</text:p>
          </table:table-cell>
          <table:table-cell office:value-type="float" office:value="164" calcext:value-type="float">
            <text:p>164</text:p>
          </table:table-cell>
          <table:table-cell office:value-type="string" calcext:value-type="string">
            <text:p><text:a xlink:href="../../../../../../../wiki/Inazuma" xlink:type="simple">Inazum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1F - Shibu-Q Heads (FSG Lvl 2)</text:p>
          </table:table-cell>
          <table:table-cell office:value-type="string" calcext:value-type="string">
            <text:p>Racing stripes in an electric yellow zip down the sides of these half-length shorts. They're Neku's favorites.</text:p>
          </table:table-cell>
          <table:table-cell office:value-type="float" office:value="0" calcext:value-type="float">
            <text:p>0</text:p>
          </table:table-cell>
          <table:table-cell table:formula="of:=COM.MICROSOFT.CONCAT([.A165];&quot;: &quot;;&quot;{ &quot;&quot;id&quot;&quot;: &quot;;[.A165];&quot;, &quot;&quot;name&quot;&quot;: &quot;&quot;&quot;;[.C165];&quot;&quot;&quot;, &quot;&quot;brand&quot;&quot;: &quot;&quot;&quot;;[.D165];&quot;&quot;&quot;, &quot;&quot;ability&quot;&quot;: &quot;&quot;&quot;;[.J165];&quot;&quot;&quot;, },&quot;)" office:value-type="string" office:string-value="0x1D3: { &quot;id&quot;: 0x1D3, &quot;name&quot;: &quot;Inazuma&quot;, &quot;brand&quot;: &quot;Jupiter of the Monkey&quot;, &quot;ability&quot;: &quot;HIT Keeper I&quot;, }," calcext:value-type="string">
            <text:p>0x1D3: { "id": 0x1D3, "name": "Inazuma", "brand": "Jupiter of the Monkey", "ability": "HIT Keeper I", },</text:p>
          </table:table-cell>
        </table:table-row>
        <table:table-row table:style-name="ro20">
          <table:table-cell table:formula="of:=COM.MICROSOFT.CONCAT(&quot;0x&quot;; DEC2HEX(ROW() + 302))" office:value-type="string" office:string-value="0x1D4" calcext:value-type="string">
            <text:p>0x1D4</text:p>
          </table:table-cell>
          <table:table-cell office:value-type="float" office:value="165" calcext:value-type="float">
            <text:p>165</text:p>
          </table:table-cell>
          <table:table-cell office:value-type="string" calcext:value-type="string">
            <text:p><text:a xlink:href="../../../../../../../wiki/Hannya" xlink:type="simple">Hanny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10800</text:p>
          </table:table-cell>
          <table:table-cell/>
          <table:table-cell office:value-type="string" calcext:value-type="string">
            <text:p>Jupiter of the Monkey - Cat Street (FSG Lvl 2)</text:p>
          </table:table-cell>
          <table:table-cell office:value-type="string" calcext:value-type="string">
            <text:p>Boldly bleached patches give these faded jeans a hard edge, while their slim shape cuts a striking silhouette.</text:p>
          </table:table-cell>
          <table:table-cell office:value-type="float" office:value="0" calcext:value-type="float">
            <text:p>0</text:p>
          </table:table-cell>
          <table:table-cell table:formula="of:=COM.MICROSOFT.CONCAT([.A166];&quot;: &quot;;&quot;{ &quot;&quot;id&quot;&quot;: &quot;;[.A166];&quot;, &quot;&quot;name&quot;&quot;: &quot;&quot;&quot;;[.C166];&quot;&quot;&quot;, &quot;&quot;brand&quot;&quot;: &quot;&quot;&quot;;[.D166];&quot;&quot;&quot;, &quot;&quot;ability&quot;&quot;: &quot;&quot;&quot;;[.J166];&quot;&quot;&quot;, },&quot;)" office:value-type="string" office:string-value="0x1D4: { &quot;id&quot;: 0x1D4, &quot;name&quot;: &quot;Hannya&quot;, &quot;brand&quot;: &quot;Jupiter of the Monkey&quot;, &quot;ability&quot;: &quot;Neku: ATK +3&quot;, }," calcext:value-type="string">
            <text:p>0x1D4: { "id": 0x1D4, "name": "Hannya", "brand": "Jupiter of the Monkey", "ability": "Neku: ATK +3", },</text:p>
          </table:table-cell>
        </table:table-row>
        <table:table-row table:style-name="ro9">
          <table:table-cell table:formula="of:=COM.MICROSOFT.CONCAT(&quot;0x&quot;; DEC2HEX(ROW() + 302))" office:value-type="string" office:string-value="0x1D5" calcext:value-type="string">
            <text:p>0x1D5</text:p>
          </table:table-cell>
          <table:table-cell office:value-type="float" office:value="166" calcext:value-type="float">
            <text:p>166</text:p>
          </table:table-cell>
          <table:table-cell office:value-type="string" calcext:value-type="string">
            <text:p><text:a xlink:href="../../../../../../../wiki/Aun" xlink:type="simple">Au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Neku: DEF +5</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17790</text:p>
          </table:table-cell>
          <table:table-cell/>
          <table:table-cell office:value-type="string" calcext:value-type="string">
            <text:p>Jupiter of the Monkey - Cat Street (FSG Lvl 3)</text:p>
          </table:table-cell>
          <table:table-cell office:value-type="string" calcext:value-type="string">
            <text:p>These high-tops are ready for the courts or a walk in the park. They'll match anything, and go anywhere.</text:p>
          </table:table-cell>
          <table:table-cell office:value-type="float" office:value="0" calcext:value-type="float">
            <text:p>0</text:p>
          </table:table-cell>
          <table:table-cell table:formula="of:=COM.MICROSOFT.CONCAT([.A167];&quot;: &quot;;&quot;{ &quot;&quot;id&quot;&quot;: &quot;;[.A167];&quot;, &quot;&quot;name&quot;&quot;: &quot;&quot;&quot;;[.C167];&quot;&quot;&quot;, &quot;&quot;brand&quot;&quot;: &quot;&quot;&quot;;[.D167];&quot;&quot;&quot;, &quot;&quot;ability&quot;&quot;: &quot;&quot;&quot;;[.J167];&quot;&quot;&quot;, },&quot;)" office:value-type="string" office:string-value="0x1D5: { &quot;id&quot;: 0x1D5, &quot;name&quot;: &quot;Aun&quot;, &quot;brand&quot;: &quot;Jupiter of the Monkey&quot;, &quot;ability&quot;: &quot;Neku: DEF +5&quot;, }," calcext:value-type="string">
            <text:p>0x1D5: { "id": 0x1D5, "name": "Aun", "brand": "Jupiter of the Monkey", "ability": "Neku: DEF +5", },</text:p>
          </table:table-cell>
        </table:table-row>
        <table:table-row table:style-name="ro10">
          <table:table-cell table:formula="of:=COM.MICROSOFT.CONCAT(&quot;0x&quot;; DEC2HEX(ROW() + 302))" office:value-type="string" office:string-value="0x1D6" calcext:value-type="string">
            <text:p>0x1D6</text:p>
          </table:table-cell>
          <table:table-cell office:value-type="float" office:value="167" calcext:value-type="float">
            <text:p>167</text:p>
          </table:table-cell>
          <table:table-cell office:value-type="string" calcext:value-type="string">
            <text:p><text:a xlink:href="../../../../../../../wiki/Gekirin" xlink:type="simple">Gekiri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ger to disappear.</text:p>
          </table:table-cell>
          <table:table-cell office:value-type="string" calcext:value-type="string">
            <text:p>Jupiter of the Monkey - Cat Street</text:p>
          </table:table-cell>
          <table:table-cell office:value-type="string" calcext:value-type="string">
            <text:p>¥13800</text:p>
          </table:table-cell>
          <table:table-cell/>
          <table:table-cell office:value-type="string" calcext:value-type="string">
            <text:p>Towa Records - Towa Records (FSG Lvl 2)</text:p>
          </table:table-cell>
          <table:table-cell office:value-type="string" calcext:value-type="string">
            <text:p>A collaboration between Jupiter of the Monkey and a major sports brand gave birth to these low-cut tennies. You gotta have 'em.</text:p>
          </table:table-cell>
          <table:table-cell office:value-type="float" office:value="0" calcext:value-type="float">
            <text:p>0</text:p>
          </table:table-cell>
          <table:table-cell table:formula="of:=COM.MICROSOFT.CONCAT([.A168];&quot;: &quot;;&quot;{ &quot;&quot;id&quot;&quot;: &quot;;[.A168];&quot;, &quot;&quot;name&quot;&quot;: &quot;&quot;&quot;;[.C168];&quot;&quot;&quot;, &quot;&quot;brand&quot;&quot;: &quot;&quot;&quot;;[.D168];&quot;&quot;&quot;, &quot;&quot;ability&quot;&quot;: &quot;&quot;&quot;;[.J168];&quot;&quot;&quot;, },&quot;)" office:value-type="string" office:string-value="0x1D6: { &quot;id&quot;: 0x1D6, &quot;name&quot;: &quot;Gekirin&quot;, &quot;brand&quot;: &quot;Jupiter of the Monkey&quot;, &quot;ability&quot;: &quot;HIT Keeper II&quot;, }," calcext:value-type="string">
            <text:p>0x1D6: { "id": 0x1D6, "name": "Gekirin", "brand": "Jupiter of the Monkey", "ability": "HIT Keeper II", },</text:p>
          </table:table-cell>
        </table:table-row>
        <table:table-row table:style-name="ro19">
          <table:table-cell table:formula="of:=COM.MICROSOFT.CONCAT(&quot;0x&quot;; DEC2HEX(ROW() + 302))" office:value-type="string" office:string-value="0x1D7" calcext:value-type="string">
            <text:p>0x1D7</text:p>
          </table:table-cell>
          <table:table-cell office:value-type="float" office:value="168" calcext:value-type="float">
            <text:p>168</text:p>
          </table:table-cell>
          <table:table-cell office:value-type="string" calcext:value-type="string">
            <text:p><text:a xlink:href="../../../../../../../wiki/Karma" xlink:type="simple">Karm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3F - Shibu-Q Heads (FSG Lvl 2)</text:p>
          </table:table-cell>
          <table:table-cell office:value-type="string" calcext:value-type="string">
            <text:p>This shoulder bag is practically bottomless. Sling it across your shoulders for a slick and practical fashion accent.</text:p>
          </table:table-cell>
          <table:table-cell office:value-type="float" office:value="0" calcext:value-type="float">
            <text:p>0</text:p>
          </table:table-cell>
          <table:table-cell table:formula="of:=COM.MICROSOFT.CONCAT([.A169];&quot;: &quot;;&quot;{ &quot;&quot;id&quot;&quot;: &quot;;[.A169];&quot;, &quot;&quot;name&quot;&quot;: &quot;&quot;&quot;;[.C169];&quot;&quot;&quot;, &quot;&quot;brand&quot;&quot;: &quot;&quot;&quot;;[.D169];&quot;&quot;&quot;, &quot;&quot;ability&quot;&quot;: &quot;&quot;&quot;;[.J169];&quot;&quot;&quot;, },&quot;)" office:value-type="string" office:string-value="0x1D7: { &quot;id&quot;: 0x1D7, &quot;name&quot;: &quot;Karma&quot;, &quot;brand&quot;: &quot;Jupiter of the Monkey&quot;, &quot;ability&quot;: &quot;Display Time&quot;, }," calcext:value-type="string">
            <text:p>0x1D7: { "id": 0x1D7, "name": "Karma", "brand": "Jupiter of the Monkey", "ability": "Display Time", },</text:p>
          </table:table-cell>
        </table:table-row>
        <table:table-row table:style-name="ro19">
          <table:table-cell table:formula="of:=COM.MICROSOFT.CONCAT(&quot;0x&quot;; DEC2HEX(ROW() + 302))" office:value-type="string" office:string-value="0x1D8" calcext:value-type="string">
            <text:p>0x1D8</text:p>
          </table:table-cell>
          <table:table-cell office:value-type="float" office:value="169" calcext:value-type="float">
            <text:p>169</text:p>
          </table:table-cell>
          <table:table-cell office:value-type="string" calcext:value-type="string">
            <text:p><text:a xlink:href="../../../../../../../wiki/Naraka" xlink:type="simple">Narak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Jupiter of the Monkey - Cat Street</text:p>
          </table:table-cell>
          <table:table-cell office:value-type="string" calcext:value-type="string">
            <text:p>¥11100</text:p>
          </table:table-cell>
          <table:table-cell/>
          <table:table-cell office:value-type="string" calcext:value-type="string">
            <text:p>Jupiter of the Monkey - Cat Street (FSG Lvl 3)</text:p>
          </table:table-cell>
          <table:table-cell office:value-type="string" calcext:value-type="string">
            <text:p>Great for city streets or mountain trails, this backpack fits the body's contours perfectly. Choose the size right for you.</text:p>
          </table:table-cell>
          <table:table-cell office:value-type="float" office:value="0" calcext:value-type="float">
            <text:p>0</text:p>
          </table:table-cell>
          <table:table-cell table:formula="of:=COM.MICROSOFT.CONCAT([.A170];&quot;: &quot;;&quot;{ &quot;&quot;id&quot;&quot;: &quot;;[.A170];&quot;, &quot;&quot;name&quot;&quot;: &quot;&quot;&quot;;[.C170];&quot;&quot;&quot;, &quot;&quot;brand&quot;&quot;: &quot;&quot;&quot;;[.D170];&quot;&quot;&quot;, &quot;&quot;ability&quot;&quot;: &quot;&quot;&quot;;[.J170];&quot;&quot;&quot;, },&quot;)" office:value-type="string" office:string-value="0x1D8: { &quot;id&quot;: 0x1D8, &quot;name&quot;: &quot;Naraka&quot;, &quot;brand&quot;: &quot;Jupiter of the Monkey&quot;, &quot;ability&quot;: &quot;Puck Power I&quot;, }," calcext:value-type="string">
            <text:p>0x1D8: { "id": 0x1D8, "name": "Naraka", "brand": "Jupiter of the Monkey", "ability": "Puck Power I", },</text:p>
          </table:table-cell>
        </table:table-row>
        <table:table-row table:style-name="ro15">
          <table:table-cell table:formula="of:=COM.MICROSOFT.CONCAT(&quot;0x&quot;; DEC2HEX(ROW() + 302))" office:value-type="string" office:string-value="0x1D9" calcext:value-type="string">
            <text:p>0x1D9</text:p>
          </table:table-cell>
          <table:table-cell office:value-type="float" office:value="170" calcext:value-type="float">
            <text:p>170</text:p>
          </table:table-cell>
          <table:table-cell office:value-type="string" calcext:value-type="string">
            <text:p><text:a xlink:href="../../../../../../../wiki/Plumeria_Ring" xlink:type="simple">Plumeria R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60" calcext:value-type="float">
            <text:p>60</text:p>
          </table:table-cell>
          <table:table-cell office:value-type="float" office:value="64" calcext:value-type="float">
            <text:p>64</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53100</text:p>
          </table:table-cell>
          <table:table-cell/>
          <table:table-cell office:value-type="string" calcext:value-type="string">
            <text:p>Pavo Real - Shibukyu Stationside (FSG Lvl 3)</text:p>
          </table:table-cell>
          <table:table-cell office:value-type="string" calcext:value-type="string">
            <text:p>Capturing the beauty of lush Hawaii, this ring features a plumeria blossom with a stunning stone at its center.</text:p>
          </table:table-cell>
          <table:table-cell office:value-type="float" office:value="0" calcext:value-type="float">
            <text:p>0</text:p>
          </table:table-cell>
          <table:table-cell table:formula="of:=COM.MICROSOFT.CONCAT([.A171];&quot;: &quot;;&quot;{ &quot;&quot;id&quot;&quot;: &quot;;[.A171];&quot;, &quot;&quot;name&quot;&quot;: &quot;&quot;&quot;;[.C171];&quot;&quot;&quot;, &quot;&quot;brand&quot;&quot;: &quot;&quot;&quot;;[.D171];&quot;&quot;&quot;, &quot;&quot;ability&quot;&quot;: &quot;&quot;&quot;;[.J171];&quot;&quot;&quot;, },&quot;)" office:value-type="string" office:string-value="0x1D9: { &quot;id&quot;: 0x1D9, &quot;name&quot;: &quot;Plumeria Ring&quot;, &quot;brand&quot;: &quot;Pavo Real&quot;, &quot;ability&quot;: &quot;EXP Boost II&quot;, }," calcext:value-type="string">
            <text:p>0x1D9: { "id": 0x1D9, "name": "Plumeria Ring", "brand": "Pavo Real", "ability": "EXP Boost II", },</text:p>
          </table:table-cell>
        </table:table-row>
        <table:table-row table:style-name="ro20">
          <table:table-cell table:formula="of:=COM.MICROSOFT.CONCAT(&quot;0x&quot;; DEC2HEX(ROW() + 302))" office:value-type="string" office:string-value="0x1DA" calcext:value-type="string">
            <text:p>0x1DA</text:p>
          </table:table-cell>
          <table:table-cell office:value-type="float" office:value="171" calcext:value-type="float">
            <text:p>171</text:p>
          </table:table-cell>
          <table:table-cell office:value-type="string" calcext:value-type="string">
            <text:p><text:a xlink:href="../../../../../../../wiki/Gold_Band" xlink:type="simple">Gold Band</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60" calcext:value-type="float">
            <text:p>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45000</text:p>
          </table:table-cell>
          <table:table-cell/>
          <table:table-cell office:value-type="string" calcext:value-type="string">
            <text:p>Pavo Real - Shibukyu Stationside (FSG Lvl 3)</text:p>
          </table:table-cell>
          <table:table-cell office:value-type="string" calcext:value-type="string">
            <text:p>A simple gold band with lovely grooved detailing that catches the light just so, making the ring shine brilliantly.</text:p>
          </table:table-cell>
          <table:table-cell office:value-type="float" office:value="0" calcext:value-type="float">
            <text:p>0</text:p>
          </table:table-cell>
          <table:table-cell table:formula="of:=COM.MICROSOFT.CONCAT([.A172];&quot;: &quot;;&quot;{ &quot;&quot;id&quot;&quot;: &quot;;[.A172];&quot;, &quot;&quot;name&quot;&quot;: &quot;&quot;&quot;;[.C172];&quot;&quot;&quot;, &quot;&quot;brand&quot;&quot;: &quot;&quot;&quot;;[.D172];&quot;&quot;&quot;, &quot;&quot;ability&quot;&quot;: &quot;&quot;&quot;;[.J172];&quot;&quot;&quot;, },&quot;)" office:value-type="string" office:string-value="0x1DA: { &quot;id&quot;: 0x1DA, &quot;name&quot;: &quot;Gold Band&quot;, &quot;brand&quot;: &quot;Pavo Real&quot;, &quot;ability&quot;: &quot;EXP Boost II&quot;, }," calcext:value-type="string">
            <text:p>0x1DA: { "id": 0x1DA, "name": "Gold Band", "brand": "Pavo Real", "ability": "EXP Boost II", },</text:p>
          </table:table-cell>
        </table:table-row>
        <table:table-row table:style-name="ro19">
          <table:table-cell table:formula="of:=COM.MICROSOFT.CONCAT(&quot;0x&quot;; DEC2HEX(ROW() + 302))" office:value-type="string" office:string-value="0x1DB" calcext:value-type="string">
            <text:p>0x1DB</text:p>
          </table:table-cell>
          <table:table-cell office:value-type="float" office:value="172" calcext:value-type="float">
            <text:p>172</text:p>
          </table:table-cell>
          <table:table-cell office:value-type="string" calcext:value-type="string">
            <text:p><text:a xlink:href="../../../../../../../wiki/Coral_Necklace" xlink:type="simple">Coral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68" calcext:value-type="float">
            <text:p>68</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office:value-type="string" calcext:value-type="string">
            <text:p>Bel Airplane - Shibu Dept. Store</text:p>
          </table:table-cell>
          <table:table-cell office:value-type="string" calcext:value-type="string">
            <text:p>3x Tektike; 1x Stunning Crystals; 1x Turquoise Necklace</text:p>
          </table:table-cell>
          <table:table-cell/>
          <table:table-cell office:value-type="string" calcext:value-type="string">
            <text:p>Bel Airplane - Shibu Dept. Store (FSG Lvl 1)</text:p>
          </table:table-cell>
          <table:table-cell office:value-type="string" calcext:value-type="string">
            <text:p>This necklace makes lavish use of that understated natural beauty, coral. Luxurious, but never overpoweringly so.</text:p>
          </table:table-cell>
          <table:table-cell office:value-type="float" office:value="0" calcext:value-type="float">
            <text:p>0</text:p>
          </table:table-cell>
          <table:table-cell table:formula="of:=COM.MICROSOFT.CONCAT([.A173];&quot;: &quot;;&quot;{ &quot;&quot;id&quot;&quot;: &quot;;[.A173];&quot;, &quot;&quot;name&quot;&quot;: &quot;&quot;&quot;;[.C173];&quot;&quot;&quot;, &quot;&quot;brand&quot;&quot;: &quot;&quot;&quot;;[.D173];&quot;&quot;&quot;, &quot;&quot;ability&quot;&quot;: &quot;&quot;&quot;;[.J173];&quot;&quot;&quot;, },&quot;)" office:value-type="string" office:string-value="0x1DB: { &quot;id&quot;: 0x1DB, &quot;name&quot;: &quot;Coral Necklace&quot;, &quot;brand&quot;: &quot;Pavo Real&quot;, &quot;ability&quot;: &quot;SOS Power Up I&quot;, }," calcext:value-type="string">
            <text:p>0x1DB: { "id": 0x1DB, "name": "Coral Necklace", "brand": "Pavo Real", "ability": "SOS Power Up I", },</text:p>
          </table:table-cell>
        </table:table-row>
        <table:table-row table:style-name="ro9">
          <table:table-cell table:formula="of:=COM.MICROSOFT.CONCAT(&quot;0x&quot;; DEC2HEX(ROW() + 302))" office:value-type="string" office:string-value="0x1DC" calcext:value-type="string">
            <text:p>0x1DC</text:p>
          </table:table-cell>
          <table:table-cell office:value-type="float" office:value="173" calcext:value-type="float">
            <text:p>173</text:p>
          </table:table-cell>
          <table:table-cell office:value-type="string" calcext:value-type="string">
            <text:p><text:a xlink:href="../../../../../../../wiki/Turquoise_Necklace" xlink:type="simple">Turquoise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7" calcext:value-type="float">
            <text:p>7</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Pavo Real - Shibukyu Stationside</text:p>
          </table:table-cell>
          <table:table-cell office:value-type="string" calcext:value-type="string">
            <text:p>¥52200</text:p>
          </table:table-cell>
          <table:table-cell/>
          <table:table-cell office:value-type="string" calcext:value-type="string">
            <text:p>Pavo Real - Shibukyu Stationside (FSG Lvl 5)</text:p>
          </table:table-cell>
          <table:table-cell office:value-type="string" calcext:value-type="string">
            <text:p>Unusual design details and plenty of turquoise make this captivating necklace a joy to look at.</text:p>
          </table:table-cell>
          <table:table-cell office:value-type="float" office:value="0" calcext:value-type="float">
            <text:p>0</text:p>
          </table:table-cell>
          <table:table-cell table:formula="of:=COM.MICROSOFT.CONCAT([.A174];&quot;: &quot;;&quot;{ &quot;&quot;id&quot;&quot;: &quot;;[.A174];&quot;, &quot;&quot;name&quot;&quot;: &quot;&quot;&quot;;[.C174];&quot;&quot;&quot;, &quot;&quot;brand&quot;&quot;: &quot;&quot;&quot;;[.D174];&quot;&quot;&quot;, &quot;&quot;ability&quot;&quot;: &quot;&quot;&quot;;[.J174];&quot;&quot;&quot;, },&quot;)" office:value-type="string" office:string-value="0x1DC: { &quot;id&quot;: 0x1DC, &quot;name&quot;: &quot;Turquoise Necklace&quot;, &quot;brand&quot;: &quot;Pavo Real&quot;, &quot;ability&quot;: &quot;HIT Keeper III&quot;, }," calcext:value-type="string">
            <text:p>0x1DC: { "id": 0x1DC, "name": "Turquoise Necklace", "brand": "Pavo Real", "ability": "HIT Keeper III", },</text:p>
          </table:table-cell>
        </table:table-row>
        <table:table-row table:style-name="ro9">
          <table:table-cell table:formula="of:=COM.MICROSOFT.CONCAT(&quot;0x&quot;; DEC2HEX(ROW() + 302))" office:value-type="string" office:string-value="0x1DD" calcext:value-type="string">
            <text:p>0x1DD</text:p>
          </table:table-cell>
          <table:table-cell office:value-type="float" office:value="174" calcext:value-type="float">
            <text:p>174</text:p>
          </table:table-cell>
          <table:table-cell office:value-type="string" calcext:value-type="string">
            <text:p><text:a xlink:href="../../../../../../../wiki/Garden_Bracelet" xlink:type="simple">Garden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53" calcext:value-type="float">
            <text:p>53</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Pavo Real - Shibukyu Stationside</text:p>
            <text:p>KuraKura - Shibukyu Stationside</text:p>
          </table:table-cell>
          <table:table-cell office:value-type="string" calcext:value-type="string">
            <text:p>¥18990</text:p>
          </table:table-cell>
          <table:table-cell/>
          <table:table-cell office:value-type="string" calcext:value-type="string">
            <text:p>KuraKura - Shibukyu Stationside (FSG Lvl 3)</text:p>
          </table:table-cell>
          <table:table-cell office:value-type="string" calcext:value-type="string">
            <text:p>Tiny flowers ornament this bracelet. Its cute, delicate design makes it perfect for younger ladies, too.</text:p>
          </table:table-cell>
          <table:table-cell office:value-type="float" office:value="0" calcext:value-type="float">
            <text:p>0</text:p>
          </table:table-cell>
          <table:table-cell table:formula="of:=COM.MICROSOFT.CONCAT([.A175];&quot;: &quot;;&quot;{ &quot;&quot;id&quot;&quot;: &quot;;[.A175];&quot;, &quot;&quot;name&quot;&quot;: &quot;&quot;&quot;;[.C175];&quot;&quot;&quot;, &quot;&quot;brand&quot;&quot;: &quot;&quot;&quot;;[.D175];&quot;&quot;&quot;, &quot;&quot;ability&quot;&quot;: &quot;&quot;&quot;;[.J175];&quot;&quot;&quot;, },&quot;)" office:value-type="string" office:string-value="0x1DD: { &quot;id&quot;: 0x1DD, &quot;name&quot;: &quot;Garden Bracelet&quot;, &quot;brand&quot;: &quot;Pavo Real&quot;, &quot;ability&quot;: &quot;Defense Break Finisher&quot;, }," calcext:value-type="string">
            <text:p>0x1DD: { "id": 0x1DD, "name": "Garden Bracelet", "brand": "Pavo Real", "ability": "Defense Break Finisher", },</text:p>
          </table:table-cell>
        </table:table-row>
        <table:table-row table:style-name="ro19">
          <table:table-cell table:formula="of:=COM.MICROSOFT.CONCAT(&quot;0x&quot;; DEC2HEX(ROW() + 302))" office:value-type="string" office:string-value="0x1DE" calcext:value-type="string">
            <text:p>0x1DE</text:p>
          </table:table-cell>
          <table:table-cell office:value-type="float" office:value="175" calcext:value-type="float">
            <text:p>175</text:p>
          </table:table-cell>
          <table:table-cell office:value-type="string" calcext:value-type="string">
            <text:p><text:a xlink:href="../../../../../../../wiki/Wheel_Bracelet" xlink:type="simple">Wheel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table:number-columns-repeated="2" office:value-type="float" office:value="68" calcext:value-type="float">
            <text:p>68</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Pavo Real - Shibukyu Stationside</text:p>
          </table:table-cell>
          <table:table-cell office:value-type="string" calcext:value-type="string">
            <text:p>¥150000</text:p>
          </table:table-cell>
          <table:table-cell/>
          <table:table-cell office:value-type="string" calcext:value-type="string">
            <text:p>Pavo Real - Shibukyu Stationside (FSG Lvl 3)</text:p>
          </table:table-cell>
          <table:table-cell office:value-type="string" calcext:value-type="string">
            <text:p>A classic design, this silver chain bracelet is substantial, making for plenty of visual weight and presence.</text:p>
          </table:table-cell>
          <table:table-cell office:value-type="float" office:value="0" calcext:value-type="float">
            <text:p>0</text:p>
          </table:table-cell>
          <table:table-cell table:formula="of:=COM.MICROSOFT.CONCAT([.A176];&quot;: &quot;;&quot;{ &quot;&quot;id&quot;&quot;: &quot;;[.A176];&quot;, &quot;&quot;name&quot;&quot;: &quot;&quot;&quot;;[.C176];&quot;&quot;&quot;, &quot;&quot;brand&quot;&quot;: &quot;&quot;&quot;;[.D176];&quot;&quot;&quot;, &quot;&quot;ability&quot;&quot;: &quot;&quot;&quot;;[.J176];&quot;&quot;&quot;, },&quot;)" office:value-type="string" office:string-value="0x1DE: { &quot;id&quot;: 0x1DE, &quot;name&quot;: &quot;Wheel Bracelet&quot;, &quot;brand&quot;: &quot;Pavo Real&quot;, &quot;ability&quot;: &quot;All-around Upgrade I&quot;, }," calcext:value-type="string">
            <text:p>0x1DE: { "id": 0x1DE, "name": "Wheel Bracelet", "brand": "Pavo Real", "ability": "All-around Upgrade I", },</text:p>
          </table:table-cell>
        </table:table-row>
        <table:table-row table:style-name="ro20">
          <table:table-cell table:formula="of:=COM.MICROSOFT.CONCAT(&quot;0x&quot;; DEC2HEX(ROW() + 302))" office:value-type="string" office:string-value="0x1DF" calcext:value-type="string">
            <text:p>0x1DF</text:p>
          </table:table-cell>
          <table:table-cell office:value-type="float" office:value="176" calcext:value-type="float">
            <text:p>176</text:p>
          </table:table-cell>
          <table:table-cell office:value-type="string" calcext:value-type="string">
            <text:p><text:a xlink:href="../../../../../../../wiki/Gold_Bangle" xlink:type="simple">Gold Bangl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67995</text:p>
          </table:table-cell>
          <table:table-cell/>
          <table:table-cell office:value-type="string" calcext:value-type="string">
            <text:p>Pavo Real - Shibukyu Stationside (FSG Lvl 3)</text:p>
          </table:table-cell>
          <table:table-cell office:value-type="string" calcext:value-type="string">
            <text:p>An elegant Oriental motif decorates this voluminous show-stopper of a gold bangle-a tasteful accent to any ensemble.</text:p>
          </table:table-cell>
          <table:table-cell office:value-type="float" office:value="0" calcext:value-type="float">
            <text:p>0</text:p>
          </table:table-cell>
          <table:table-cell table:formula="of:=COM.MICROSOFT.CONCAT([.A177];&quot;: &quot;;&quot;{ &quot;&quot;id&quot;&quot;: &quot;;[.A177];&quot;, &quot;&quot;name&quot;&quot;: &quot;&quot;&quot;;[.C177];&quot;&quot;&quot;, &quot;&quot;brand&quot;&quot;: &quot;&quot;&quot;;[.D177];&quot;&quot;&quot;, &quot;&quot;ability&quot;&quot;: &quot;&quot;&quot;;[.J177];&quot;&quot;&quot;, },&quot;)" office:value-type="string" office:string-value="0x1DF: { &quot;id&quot;: 0x1DF, &quot;name&quot;: &quot;Gold Bangle&quot;, &quot;brand&quot;: &quot;Pavo Real&quot;, &quot;ability&quot;: &quot;EXP Boost II&quot;, }," calcext:value-type="string">
            <text:p>0x1DF: { "id": 0x1DF, "name": "Gold Bangle", "brand": "Pavo Real", "ability": "EXP Boost II", },</text:p>
          </table:table-cell>
        </table:table-row>
        <table:table-row table:style-name="ro20">
          <table:table-cell table:formula="of:=COM.MICROSOFT.CONCAT(&quot;0x&quot;; DEC2HEX(ROW() + 302))" office:value-type="string" office:string-value="0x1E0" calcext:value-type="string">
            <text:p>0x1E0</text:p>
          </table:table-cell>
          <table:table-cell office:value-type="float" office:value="177" calcext:value-type="float">
            <text:p>177</text:p>
          </table:table-cell>
          <table:table-cell office:value-type="string" calcext:value-type="string">
            <text:p><text:a xlink:href="../../../../../../../wiki/Pureheart_Pendant" xlink:type="simple">Pureheart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118" calcext:value-type="float">
            <text:p>118</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Pavo Real - Shibukyu Stationside</text:p>
          </table:table-cell>
          <table:table-cell office:value-type="string" calcext:value-type="string">
            <text:p>¥15000</text:p>
          </table:table-cell>
          <table:table-cell/>
          <table:table-cell office:value-type="string" calcext:value-type="string">
            <text:p>Pavo Real - Shibukyu Stationside (FSG Lvl 1)</text:p>
          </table:table-cell>
          <table:table-cell office:value-type="string" calcext:value-type="string">
            <text:p>Heart-cut rose quartz adorns this pendant, small enough to stay casual and cute. Just the right size for an everyday accent.</text:p>
          </table:table-cell>
          <table:table-cell office:value-type="float" office:value="0" calcext:value-type="float">
            <text:p>0</text:p>
          </table:table-cell>
          <table:table-cell table:formula="of:=COM.MICROSOFT.CONCAT([.A178];&quot;: &quot;;&quot;{ &quot;&quot;id&quot;&quot;: &quot;;[.A178];&quot;, &quot;&quot;name&quot;&quot;: &quot;&quot;&quot;;[.C178];&quot;&quot;&quot;, &quot;&quot;brand&quot;&quot;: &quot;&quot;&quot;;[.D178];&quot;&quot;&quot;, &quot;&quot;ability&quot;&quot;: &quot;&quot;&quot;;[.J178];&quot;&quot;&quot;, },&quot;)" office:value-type="string" office:string-value="0x1E0: { &quot;id&quot;: 0x1E0, &quot;name&quot;: &quot;Pureheart Pendant&quot;, &quot;brand&quot;: &quot;Pavo Real&quot;, &quot;ability&quot;: &quot;Shiki: Nag-free Escape&quot;, }," calcext:value-type="string">
            <text:p>0x1E0: { "id": 0x1E0, "name": "Pureheart Pendant", "brand": "Pavo Real", "ability": "Shiki: Nag-free Escape", },</text:p>
          </table:table-cell>
        </table:table-row>
        <table:table-row table:style-name="ro15">
          <table:table-cell table:formula="of:=COM.MICROSOFT.CONCAT(&quot;0x&quot;; DEC2HEX(ROW() + 302))" office:value-type="string" office:string-value="0x1E1" calcext:value-type="string">
            <text:p>0x1E1</text:p>
          </table:table-cell>
          <table:table-cell office:value-type="float" office:value="178" calcext:value-type="float">
            <text:p>178</text:p>
          </table:table-cell>
          <table:table-cell office:value-type="string" calcext:value-type="string">
            <text:p><text:a xlink:href="../../../../../../../wiki/Skull_Pendant" xlink:type="simple">Skull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Pavo Real - Shibukyu Stationside</text:p>
          </table:table-cell>
          <table:table-cell office:value-type="string" calcext:value-type="string">
            <text:p>¥9900</text:p>
          </table:table-cell>
          <table:table-cell/>
          <table:table-cell office:value-type="string" calcext:value-type="string">
            <text:p>Pavo Real - Shibukyu Stationside (FSG Lvl 2)</text:p>
          </table:table-cell>
          <table:table-cell office:value-type="string" calcext:value-type="string">
            <text:p>Rhinestones playfully fill the eyes on this quirky silver skull pendant. It's only as gothic as you want to make it.</text:p>
          </table:table-cell>
          <table:table-cell office:value-type="float" office:value="0" calcext:value-type="float">
            <text:p>0</text:p>
          </table:table-cell>
          <table:table-cell table:formula="of:=COM.MICROSOFT.CONCAT([.A179];&quot;: &quot;;&quot;{ &quot;&quot;id&quot;&quot;: &quot;;[.A179];&quot;, &quot;&quot;name&quot;&quot;: &quot;&quot;&quot;;[.C179];&quot;&quot;&quot;, &quot;&quot;brand&quot;&quot;: &quot;&quot;&quot;;[.D179];&quot;&quot;&quot;, &quot;&quot;ability&quot;&quot;: &quot;&quot;&quot;;[.J179];&quot;&quot;&quot;, },&quot;)" office:value-type="string" office:string-value="0x1E1: { &quot;id&quot;: 0x1E1, &quot;name&quot;: &quot;Skull Pendant&quot;, &quot;brand&quot;: &quot;Pavo Real&quot;, &quot;ability&quot;: &quot;EXP Boost I&quot;, }," calcext:value-type="string">
            <text:p>0x1E1: { "id": 0x1E1, "name": "Skull Pendant", "brand": "Pavo Real", "ability": "EXP Boost I", },</text:p>
          </table:table-cell>
        </table:table-row>
        <table:table-row table:style-name="ro9">
          <table:table-cell table:formula="of:=COM.MICROSOFT.CONCAT(&quot;0x&quot;; DEC2HEX(ROW() + 302))" office:value-type="string" office:string-value="0x1E2" calcext:value-type="string">
            <text:p>0x1E2</text:p>
          </table:table-cell>
          <table:table-cell office:value-type="float" office:value="179" calcext:value-type="float">
            <text:p>179</text:p>
          </table:table-cell>
          <table:table-cell office:value-type="string" calcext:value-type="string">
            <text:p><text:a xlink:href="../../../../../../../wiki/Chandelier_Dangles" xlink:type="simple">Chandelier Dangle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office:value-type="string" calcext:value-type="string">
            <text:p>Pavo Real - Shibukyu Stationside</text:p>
            <text:p>KuraKura - Shibukyu Stationside</text:p>
          </table:table-cell>
          <table:table-cell office:value-type="string" calcext:value-type="string">
            <text:p>¥9600</text:p>
          </table:table-cell>
          <table:table-cell/>
          <table:table-cell office:value-type="string" calcext:value-type="string">
            <text:p>KuraKura - Shibukyu Stationside (FSG Lvl 2)</text:p>
          </table:table-cell>
          <table:table-cell office:value-type="string" calcext:value-type="string">
            <text:p>Colorful stones hang freely from these hoop earrings, adding a pinch of spice to any outfit.</text:p>
          </table:table-cell>
          <table:table-cell office:value-type="float" office:value="0" calcext:value-type="float">
            <text:p>0</text:p>
          </table:table-cell>
          <table:table-cell table:formula="of:=COM.MICROSOFT.CONCAT([.A180];&quot;: &quot;;&quot;{ &quot;&quot;id&quot;&quot;: &quot;;[.A180];&quot;, &quot;&quot;name&quot;&quot;: &quot;&quot;&quot;;[.C180];&quot;&quot;&quot;, &quot;&quot;brand&quot;&quot;: &quot;&quot;&quot;;[.D180];&quot;&quot;&quot;, &quot;&quot;ability&quot;&quot;: &quot;&quot;&quot;;[.J180];&quot;&quot;&quot;, },&quot;)" office:value-type="string" office:string-value="0x1E2: { &quot;id&quot;: 0x1E2, &quot;name&quot;: &quot;Chandelier Dangles&quot;, &quot;brand&quot;: &quot;Pavo Real&quot;, &quot;ability&quot;: &quot;Slower Puck II&quot;, }," calcext:value-type="string">
            <text:p>0x1E2: { "id": 0x1E2, "name": "Chandelier Dangles", "brand": "Pavo Real", "ability": "Slower Puck II", },</text:p>
          </table:table-cell>
        </table:table-row>
        <table:table-row table:style-name="ro19">
          <table:table-cell table:formula="of:=COM.MICROSOFT.CONCAT(&quot;0x&quot;; DEC2HEX(ROW() + 302))" office:value-type="string" office:string-value="0x1E3" calcext:value-type="string">
            <text:p>0x1E3</text:p>
          </table:table-cell>
          <table:table-cell office:value-type="float" office:value="180" calcext:value-type="float">
            <text:p>180</text:p>
          </table:table-cell>
          <table:table-cell office:value-type="string" calcext:value-type="string">
            <text:p><text:a xlink:href="../../../../../../../wiki/Diamond_Studs" xlink:type="simple">Diamond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42" calcext:value-type="float">
            <text:p>42</text:p>
          </table:table-cell>
          <table:table-cell office:value-type="float" office:value="60" calcext:value-type="float">
            <text:p>6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Pavo Real - Shibukyu Stationside</text:p>
          </table:table-cell>
          <table:table-cell office:value-type="string" calcext:value-type="string">
            <text:p>3x Adamantite; 3x Stunning Crystals; 1x Chandelier Dangles</text:p>
          </table:table-cell>
          <table:table-cell/>
          <table:table-cell office:value-type="string" calcext:value-type="string">
            <text:p>Pavo Real - Shibukyu Stationside (FSG Lvl 1)</text:p>
          </table:table-cell>
          <table:table-cell office:value-type="string" calcext:value-type="string">
            <text:p>Simple diamond earrings, cut to sparkle vibrantly. As they sway they catch the light...and the eyes of everyone around.</text:p>
          </table:table-cell>
          <table:table-cell office:value-type="float" office:value="0" calcext:value-type="float">
            <text:p>0</text:p>
          </table:table-cell>
          <table:table-cell table:formula="of:=COM.MICROSOFT.CONCAT([.A181];&quot;: &quot;;&quot;{ &quot;&quot;id&quot;&quot;: &quot;;[.A181];&quot;, &quot;&quot;name&quot;&quot;: &quot;&quot;&quot;;[.C181];&quot;&quot;&quot;, &quot;&quot;brand&quot;&quot;: &quot;&quot;&quot;;[.D181];&quot;&quot;&quot;, &quot;&quot;ability&quot;&quot;: &quot;&quot;&quot;;[.J181];&quot;&quot;&quot;, },&quot;)" office:value-type="string" office:string-value="0x1E3: { &quot;id&quot;: 0x1E3, &quot;name&quot;: &quot;Diamond Studs&quot;, &quot;brand&quot;: &quot;Pavo Real&quot;, &quot;ability&quot;: &quot;Dual Resistance II&quot;, }," calcext:value-type="string">
            <text:p>0x1E3: { "id": 0x1E3, "name": "Diamond Studs", "brand": "Pavo Real", "ability": "Dual Resistance II", },</text:p>
          </table:table-cell>
        </table:table-row>
        <table:table-row table:style-name="ro20">
          <table:table-cell table:formula="of:=COM.MICROSOFT.CONCAT(&quot;0x&quot;; DEC2HEX(ROW() + 302))" office:value-type="string" office:string-value="0x1E4" calcext:value-type="string">
            <text:p>0x1E4</text:p>
          </table:table-cell>
          <table:table-cell office:value-type="float" office:value="181" calcext:value-type="float">
            <text:p>181</text:p>
          </table:table-cell>
          <table:table-cell office:value-type="string" calcext:value-type="string">
            <text:p><text:a xlink:href="../../../../../../../wiki/Plumeria_Studs" xlink:type="simple">Plumeria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Pavo Real - Shibukyu Stationside</text:p>
          </table:table-cell>
          <table:table-cell office:value-type="string" calcext:value-type="string">
            <text:p>3x Rare Metal; 1x Stunning Crystals; 1x Chandelier Dangles</text:p>
          </table:table-cell>
          <table:table-cell/>
          <table:table-cell office:value-type="string" calcext:value-type="string">
            <text:p>Pavo Real - Shibukyu Stationside (FSG Lvl 1)</text:p>
          </table:table-cell>
          <table:table-cell office:value-type="string" calcext:value-type="string">
            <text:p>Capturing the beauty of lush Hawaii, these gem- studded plumeria blossom earrings work beautifully with the matching ring.</text:p>
          </table:table-cell>
          <table:table-cell office:value-type="float" office:value="0" calcext:value-type="float">
            <text:p>0</text:p>
          </table:table-cell>
          <table:table-cell table:formula="of:=COM.MICROSOFT.CONCAT([.A182];&quot;: &quot;;&quot;{ &quot;&quot;id&quot;&quot;: &quot;;[.A182];&quot;, &quot;&quot;name&quot;&quot;: &quot;&quot;&quot;;[.C182];&quot;&quot;&quot;, &quot;&quot;brand&quot;&quot;: &quot;&quot;&quot;;[.D182];&quot;&quot;&quot;, &quot;&quot;ability&quot;&quot;: &quot;&quot;&quot;;[.J182];&quot;&quot;&quot;, },&quot;)" office:value-type="string" office:string-value="0x1E4: { &quot;id&quot;: 0x1E4, &quot;name&quot;: &quot;Plumeria Studs&quot;, &quot;brand&quot;: &quot;Pavo Real&quot;, &quot;ability&quot;: &quot;Regeneration III&quot;, }," calcext:value-type="string">
            <text:p>0x1E4: { "id": 0x1E4, "name": "Plumeria Studs", "brand": "Pavo Real", "ability": "Regeneration III", },</text:p>
          </table:table-cell>
        </table:table-row>
        <table:table-row table:style-name="ro20">
          <table:table-cell table:formula="of:=COM.MICROSOFT.CONCAT(&quot;0x&quot;; DEC2HEX(ROW() + 302))" office:value-type="string" office:string-value="0x1E5" calcext:value-type="string">
            <text:p>0x1E5</text:p>
          </table:table-cell>
          <table:table-cell office:value-type="float" office:value="182" calcext:value-type="float">
            <text:p>182</text:p>
          </table:table-cell>
          <table:table-cell office:value-type="string" calcext:value-type="string">
            <text:p><text:a xlink:href="../../../../../../../wiki/Navel_Piercing" xlink:type="simple">Navel Pierc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0" calcext:value-type="float">
            <text:p>30</text:p>
          </table:table-cell>
          <table:table-cell office:value-type="float" office:value="62" calcext:value-type="float">
            <text:p>6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Pavo Real - Shibukyu Stationside</text:p>
          </table:table-cell>
          <table:table-cell office:value-type="string" calcext:value-type="string">
            <text:p>¥18000</text:p>
          </table:table-cell>
          <table:table-cell/>
          <table:table-cell office:value-type="string" calcext:value-type="string">
            <text:p>Pavo Real - Shibukyu Stationside (FSG Lvl 2)</text:p>
          </table:table-cell>
          <table:table-cell office:value-type="string" calcext:value-type="string">
            <text:p>The delicately cut stone dangling from this mature and sexy belly button piercing is sure to draw eyes and compliments.</text:p>
          </table:table-cell>
          <table:table-cell office:value-type="float" office:value="0" calcext:value-type="float">
            <text:p>0</text:p>
          </table:table-cell>
          <table:table-cell table:formula="of:=COM.MICROSOFT.CONCAT([.A183];&quot;: &quot;;&quot;{ &quot;&quot;id&quot;&quot;: &quot;;[.A183];&quot;, &quot;&quot;name&quot;&quot;: &quot;&quot;&quot;;[.C183];&quot;&quot;&quot;, &quot;&quot;brand&quot;&quot;: &quot;&quot;&quot;;[.D183];&quot;&quot;&quot;, &quot;&quot;ability&quot;&quot;: &quot;&quot;&quot;;[.J183];&quot;&quot;&quot;, },&quot;)" office:value-type="string" office:string-value="0x1E5: { &quot;id&quot;: 0x1E5, &quot;name&quot;: &quot;Navel Piercing&quot;, &quot;brand&quot;: &quot;Pavo Real&quot;, &quot;ability&quot;: &quot;Combo Branch +2&quot;, }," calcext:value-type="string">
            <text:p>0x1E5: { "id": 0x1E5, "name": "Navel Piercing", "brand": "Pavo Real", "ability": "Combo Branch +2", },</text:p>
          </table:table-cell>
        </table:table-row>
        <table:table-row table:style-name="ro20">
          <table:table-cell table:formula="of:=COM.MICROSOFT.CONCAT(&quot;0x&quot;; DEC2HEX(ROW() + 302))" office:value-type="string" office:string-value="0x1E6" calcext:value-type="string">
            <text:p>0x1E6</text:p>
          </table:table-cell>
          <table:table-cell office:value-type="float" office:value="183" calcext:value-type="float">
            <text:p>183</text:p>
          </table:table-cell>
          <table:table-cell office:value-type="string" calcext:value-type="string">
            <text:p><text:a xlink:href="../../../../../../../wiki/Heart_Nails" xlink:type="simple">Heart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116" calcext:value-type="float">
            <text:p>116</text:p>
          </table:table-cell>
          <table:table-cell office:value-type="string" calcext:value-type="string">
            <text:p>Shiki: Ground Combo D</text:p>
          </table:table-cell>
          <table:table-cell office:value-type="string" calcext:value-type="string">
            <text:p>Shiki</text:p>
          </table:table-cell>
          <table:table-cell office:value-type="string" calcext:value-type="string">
            <text:p>When Shiki wears this, her ground combo map changes to the shape of a folding fan.</text:p>
          </table:table-cell>
          <table:table-cell office:value-type="string" calcext:value-type="string">
            <text:p>Pavo Real - Shibukyu Stationside</text:p>
          </table:table-cell>
          <table:table-cell office:value-type="string" calcext:value-type="string">
            <text:p>¥7200</text:p>
          </table:table-cell>
          <table:table-cell/>
          <table:table-cell office:value-type="string" calcext:value-type="string">
            <text:p>Pavo Real - Shibukyu Stationside (FSG Lvl 2)</text:p>
          </table:table-cell>
          <table:table-cell office:value-type="string" calcext:value-type="string">
            <text:p>Whimsical hearts cover these staid pink acrylic nails. Just right for the woman looking to put romance at her fingertips.</text:p>
          </table:table-cell>
          <table:table-cell office:value-type="float" office:value="0" calcext:value-type="float">
            <text:p>0</text:p>
          </table:table-cell>
          <table:table-cell table:formula="of:=COM.MICROSOFT.CONCAT([.A184];&quot;: &quot;;&quot;{ &quot;&quot;id&quot;&quot;: &quot;;[.A184];&quot;, &quot;&quot;name&quot;&quot;: &quot;&quot;&quot;;[.C184];&quot;&quot;&quot;, &quot;&quot;brand&quot;&quot;: &quot;&quot;&quot;;[.D184];&quot;&quot;&quot;, &quot;&quot;ability&quot;&quot;: &quot;&quot;&quot;;[.J184];&quot;&quot;&quot;, },&quot;)" office:value-type="string" office:string-value="0x1E6: { &quot;id&quot;: 0x1E6, &quot;name&quot;: &quot;Heart Nails&quot;, &quot;brand&quot;: &quot;Pavo Real&quot;, &quot;ability&quot;: &quot;Shiki: Ground Combo D&quot;, }," calcext:value-type="string">
            <text:p>0x1E6: { "id": 0x1E6, "name": "Heart Nails", "brand": "Pavo Real", "ability": "Shiki: Ground Combo D", },</text:p>
          </table:table-cell>
        </table:table-row>
        <table:table-row table:style-name="ro20">
          <table:table-cell table:formula="of:=COM.MICROSOFT.CONCAT(&quot;0x&quot;; DEC2HEX(ROW() + 302))" office:value-type="string" office:string-value="0x1E7" calcext:value-type="string">
            <text:p>0x1E7</text:p>
          </table:table-cell>
          <table:table-cell office:value-type="float" office:value="184" calcext:value-type="float">
            <text:p>184</text:p>
          </table:table-cell>
          <table:table-cell office:value-type="string" calcext:value-type="string">
            <text:p><text:a xlink:href="../../../../../../../wiki/Blue_Nails" xlink:type="simple">Blue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Shiki: Air Combo B</text:p>
          </table:table-cell>
          <table:table-cell office:value-type="string" calcext:value-type="string">
            <text:p>Shiki</text:p>
          </table:table-cell>
          <table:table-cell office:value-type="string" calcext:value-type="string">
            <text:p>When Shiki wears this, her air combo map changes to the shape of a cactus.</text:p>
          </table:table-cell>
          <table:table-cell office:value-type="string" calcext:value-type="string">
            <text:p>Pavo Real - Shibukyu Stationside</text:p>
          </table:table-cell>
          <table:table-cell office:value-type="string" calcext:value-type="string">
            <text:p>¥8550</text:p>
          </table:table-cell>
          <table:table-cell/>
          <table:table-cell office:value-type="string" calcext:value-type="string">
            <text:p>Pavo Real - Shibukyu Stationside (FSG Lvl 1)</text:p>
          </table:table-cell>
          <table:table-cell office:value-type="string" calcext:value-type="string">
            <text:p>Dazzling rhinestones dot these blue acrylic nails. Just right for the mature woman looking for a touch of elegance.</text:p>
          </table:table-cell>
          <table:table-cell office:value-type="float" office:value="0" calcext:value-type="float">
            <text:p>0</text:p>
          </table:table-cell>
          <table:table-cell table:formula="of:=COM.MICROSOFT.CONCAT([.A185];&quot;: &quot;;&quot;{ &quot;&quot;id&quot;&quot;: &quot;;[.A185];&quot;, &quot;&quot;name&quot;&quot;: &quot;&quot;&quot;;[.C185];&quot;&quot;&quot;, &quot;&quot;brand&quot;&quot;: &quot;&quot;&quot;;[.D185];&quot;&quot;&quot;, &quot;&quot;ability&quot;&quot;: &quot;&quot;&quot;;[.J185];&quot;&quot;&quot;, },&quot;)" office:value-type="string" office:string-value="0x1E7: { &quot;id&quot;: 0x1E7, &quot;name&quot;: &quot;Blue Nails&quot;, &quot;brand&quot;: &quot;Pavo Real&quot;, &quot;ability&quot;: &quot;Shiki: Air Combo B&quot;, }," calcext:value-type="string">
            <text:p>0x1E7: { "id": 0x1E7, "name": "Blue Nails", "brand": "Pavo Real", "ability": "Shiki: Air Combo B", },</text:p>
          </table:table-cell>
        </table:table-row>
        <table:table-row table:style-name="ro15">
          <table:table-cell table:formula="of:=COM.MICROSOFT.CONCAT(&quot;0x&quot;; DEC2HEX(ROW() + 302))" office:value-type="string" office:string-value="0x1E8" calcext:value-type="string">
            <text:p>0x1E8</text:p>
          </table:table-cell>
          <table:table-cell office:value-type="float" office:value="185" calcext:value-type="float">
            <text:p>185</text:p>
          </table:table-cell>
          <table:table-cell office:value-type="string" calcext:value-type="string">
            <text:p><text:a xlink:href="../../../../../../../wiki/Silver_Screen_Sweetheart" xlink:type="simple">Silver Screen Sweethear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2" calcext:value-type="float">
            <text:p>2</text:p>
          </table:table-cell>
          <table:table-cell office:value-type="float" office:value="1" calcext:value-type="float">
            <text:p>1</text:p>
          </table:table-cell>
          <table:table-cell table:style-name="ce7"/>
          <table:table-cell office:value-type="float" office:value="60" calcext:value-type="float">
            <text:p>60</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Natural Puppy - Cadoi City</text:p>
          </table:table-cell>
          <table:table-cell office:value-type="string" calcext:value-type="string">
            <text:p>¥3990</text:p>
          </table:table-cell>
          <table:table-cell/>
          <table:table-cell office:value-type="string" calcext:value-type="string">
            <text:p>Natural Puppy - Cadoi City (FSG Lvl 1)</text:p>
          </table:table-cell>
          <table:table-cell office:value-type="string" calcext:value-type="string">
            <text:p>Become a leading lady in this hat. Its natural tones and mid-sized brim make it glamorous, but not over the top.</text:p>
          </table:table-cell>
          <table:table-cell office:value-type="float" office:value="0" calcext:value-type="float">
            <text:p>0</text:p>
          </table:table-cell>
          <table:table-cell table:formula="of:=COM.MICROSOFT.CONCAT([.A186];&quot;: &quot;;&quot;{ &quot;&quot;id&quot;&quot;: &quot;;[.A186];&quot;, &quot;&quot;name&quot;&quot;: &quot;&quot;&quot;;[.C186];&quot;&quot;&quot;, &quot;&quot;brand&quot;&quot;: &quot;&quot;&quot;;[.D186];&quot;&quot;&quot;, &quot;&quot;ability&quot;&quot;: &quot;&quot;&quot;;[.J186];&quot;&quot;&quot;, },&quot;)" office:value-type="string" office:string-value="0x1E8: { &quot;id&quot;: 0x1E8, &quot;name&quot;: &quot;Silver Screen Sweetheart&quot;, &quot;brand&quot;: &quot;Natural Puppy&quot;, &quot;ability&quot;: &quot;Combo Branch +1&quot;, }," calcext:value-type="string">
            <text:p>0x1E8: { "id": 0x1E8, "name": "Silver Screen Sweetheart", "brand": "Natural Puppy", "ability": "Combo Branch +1", },</text:p>
          </table:table-cell>
        </table:table-row>
        <table:table-row table:style-name="ro15">
          <table:table-cell table:formula="of:=COM.MICROSOFT.CONCAT(&quot;0x&quot;; DEC2HEX(ROW() + 302))" office:value-type="string" office:string-value="0x1E9" calcext:value-type="string">
            <text:p>0x1E9</text:p>
          </table:table-cell>
          <table:table-cell office:value-type="float" office:value="186" calcext:value-type="float">
            <text:p>186</text:p>
          </table:table-cell>
          <table:table-cell office:value-type="string" calcext:value-type="string">
            <text:p><text:a xlink:href="../../../../../../../wiki/Silver_Screen_Starlet" xlink:type="simple">Silver Screen Starle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3" calcext:value-type="float">
            <text:p>3</text:p>
          </table:table-cell>
          <table:table-cell office:value-type="float" office:value="2" calcext:value-type="float">
            <text:p>2</text:p>
          </table:table-cell>
          <table:table-cell table:style-name="ce7"/>
          <table:table-cell office:value-type="float" office:value="115" calcext:value-type="float">
            <text:p>11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Natural Puppy - Cadoi City</text:p>
          </table:table-cell>
          <table:table-cell office:value-type="string" calcext:value-type="string">
            <text:p>¥5490</text:p>
          </table:table-cell>
          <table:table-cell/>
          <table:table-cell office:value-type="string" calcext:value-type="string">
            <text:p>Natural Puppy - Cadoi City (FSG Lvl 2)</text:p>
          </table:table-cell>
          <table:table-cell office:value-type="string" calcext:value-type="string">
            <text:p>Become a leading lady in this hat. The fashion press loves its sophisticated purple color and silk flower accent.</text:p>
          </table:table-cell>
          <table:table-cell office:value-type="float" office:value="0" calcext:value-type="float">
            <text:p>0</text:p>
          </table:table-cell>
          <table:table-cell table:formula="of:=COM.MICROSOFT.CONCAT([.A187];&quot;: &quot;;&quot;{ &quot;&quot;id&quot;&quot;: &quot;;[.A187];&quot;, &quot;&quot;name&quot;&quot;: &quot;&quot;&quot;;[.C187];&quot;&quot;&quot;, &quot;&quot;brand&quot;&quot;: &quot;&quot;&quot;;[.D187];&quot;&quot;&quot;, &quot;&quot;ability&quot;&quot;: &quot;&quot;&quot;;[.J187];&quot;&quot;&quot;, },&quot;)" office:value-type="string" office:string-value="0x1E9: { &quot;id&quot;: 0x1E9, &quot;name&quot;: &quot;Silver Screen Starlet&quot;, &quot;brand&quot;: &quot;Natural Puppy&quot;, &quot;ability&quot;: &quot;Resist Defense Breaks&quot;, }," calcext:value-type="string">
            <text:p>0x1E9: { "id": 0x1E9, "name": "Silver Screen Starlet", "brand": "Natural Puppy", "ability": "Resist Defense Breaks", },</text:p>
          </table:table-cell>
        </table:table-row>
        <table:table-row table:style-name="ro20">
          <table:table-cell table:formula="of:=COM.MICROSOFT.CONCAT(&quot;0x&quot;; DEC2HEX(ROW() + 302))" office:value-type="string" office:string-value="0x1EA" calcext:value-type="string">
            <text:p>0x1EA</text:p>
          </table:table-cell>
          <table:table-cell office:value-type="float" office:value="187" calcext:value-type="float">
            <text:p>187</text:p>
          </table:table-cell>
          <table:table-cell office:value-type="string" calcext:value-type="string">
            <text:p><text:a xlink:href="../../../../../../../wiki/Plain_Shirt" xlink:type="simple">Plain Shir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15" calcext:value-type="float">
            <text:p>15</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A plain short-sleeved button-down shirt. Its muted color and slim lines go great with anything. Every girl needs one!</text:p>
          </table:table-cell>
          <table:table-cell office:value-type="float" office:value="0" calcext:value-type="float">
            <text:p>0</text:p>
          </table:table-cell>
          <table:table-cell table:formula="of:=COM.MICROSOFT.CONCAT([.A188];&quot;: &quot;;&quot;{ &quot;&quot;id&quot;&quot;: &quot;;[.A188];&quot;, &quot;&quot;name&quot;&quot;: &quot;&quot;&quot;;[.C188];&quot;&quot;&quot;, &quot;&quot;brand&quot;&quot;: &quot;&quot;&quot;;[.D188];&quot;&quot;&quot;, &quot;&quot;ability&quot;&quot;: &quot;&quot;&quot;;[.J188];&quot;&quot;&quot;, },&quot;)" office:value-type="string" office:string-value="0x1EA: { &quot;id&quot;: 0x1EA, &quot;name&quot;: &quot;Plain Shirt&quot;, &quot;brand&quot;: &quot;Natural Puppy&quot;, &quot;ability&quot;: &quot;Regeneration I&quot;, }," calcext:value-type="string">
            <text:p>0x1EA: { "id": 0x1EA, "name": "Plain Shirt", "brand": "Natural Puppy", "ability": "Regeneration I", },</text:p>
          </table:table-cell>
        </table:table-row>
        <table:table-row table:style-name="ro10">
          <table:table-cell table:formula="of:=COM.MICROSOFT.CONCAT(&quot;0x&quot;; DEC2HEX(ROW() + 302))" office:value-type="string" office:string-value="0x1EB" calcext:value-type="string">
            <text:p>0x1EB</text:p>
          </table:table-cell>
          <table:table-cell office:value-type="float" office:value="188" calcext:value-type="float">
            <text:p>188</text:p>
          </table:table-cell>
          <table:table-cell office:value-type="string" calcext:value-type="string">
            <text:p><text:a xlink:href="../../../../../../../wiki/Negative_Polo" xlink:type="simple">Nega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3" calcext:value-type="float">
            <text:p>23</text:p>
          </table:table-cell>
          <table:table-cell office:value-type="float" office:value="18" calcext:value-type="float">
            <text:p>18</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Shibu-Q Heads 2F - Shibu-Q Heads (FSG Lvl 2)</text:p>
          </table:table-cell>
          <table:table-cell office:value-type="string" calcext:value-type="string">
            <text:p>The white collar on this simple two-tone polo keeps the black from feeling oppressive. An easy match with pretty much anything.</text:p>
          </table:table-cell>
          <table:table-cell office:value-type="float" office:value="0" calcext:value-type="float">
            <text:p>0</text:p>
          </table:table-cell>
          <table:table-cell table:formula="of:=COM.MICROSOFT.CONCAT([.A189];&quot;: &quot;;&quot;{ &quot;&quot;id&quot;&quot;: &quot;;[.A189];&quot;, &quot;&quot;name&quot;&quot;: &quot;&quot;&quot;;[.C189];&quot;&quot;&quot;, &quot;&quot;brand&quot;&quot;: &quot;&quot;&quot;;[.D189];&quot;&quot;&quot;, &quot;&quot;ability&quot;&quot;: &quot;&quot;&quot;;[.J189];&quot;&quot;&quot;, },&quot;)" office:value-type="string" office:string-value="0x1EB: { &quot;id&quot;: 0x1EB, &quot;name&quot;: &quot;Negative Polo&quot;, &quot;brand&quot;: &quot;Natural Puppy&quot;, &quot;ability&quot;: &quot;HP +15&quot;, }," calcext:value-type="string">
            <text:p>0x1EB: { "id": 0x1EB, "name": "Negative Polo", "brand": "Natural Puppy", "ability": "HP +15", },</text:p>
          </table:table-cell>
        </table:table-row>
        <table:table-row table:style-name="ro20">
          <table:table-cell table:formula="of:=COM.MICROSOFT.CONCAT(&quot;0x&quot;; DEC2HEX(ROW() + 302))" office:value-type="string" office:string-value="0x1EC" calcext:value-type="string">
            <text:p>0x1EC</text:p>
          </table:table-cell>
          <table:table-cell office:value-type="float" office:value="189" calcext:value-type="float">
            <text:p>189</text:p>
          </table:table-cell>
          <table:table-cell office:value-type="string" calcext:value-type="string">
            <text:p><text:a xlink:href="../../../../../../../wiki/Positive_Polo" xlink:type="simple">Posi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DEF +2</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6900</text:p>
          </table:table-cell>
          <table:table-cell/>
          <table:table-cell office:value-type="string" calcext:value-type="string">
            <text:p>Ramen Don - Dogenzaka (FSG Lvl 2)</text:p>
          </table:table-cell>
          <table:table-cell office:value-type="string" calcext:value-type="string">
            <text:p>Second in the two-tone polo series, this simple garment is extremely versatile. Put it to work for your wardrobe!</text:p>
          </table:table-cell>
          <table:table-cell office:value-type="float" office:value="0" calcext:value-type="float">
            <text:p>0</text:p>
          </table:table-cell>
          <table:table-cell table:formula="of:=COM.MICROSOFT.CONCAT([.A190];&quot;: &quot;;&quot;{ &quot;&quot;id&quot;&quot;: &quot;;[.A190];&quot;, &quot;&quot;name&quot;&quot;: &quot;&quot;&quot;;[.C190];&quot;&quot;&quot;, &quot;&quot;brand&quot;&quot;: &quot;&quot;&quot;;[.D190];&quot;&quot;&quot;, &quot;&quot;ability&quot;&quot;: &quot;&quot;&quot;;[.J190];&quot;&quot;&quot;, },&quot;)" office:value-type="string" office:string-value="0x1EC: { &quot;id&quot;: 0x1EC, &quot;name&quot;: &quot;Positive Polo&quot;, &quot;brand&quot;: &quot;Natural Puppy&quot;, &quot;ability&quot;: &quot;DEF +2&quot;, }," calcext:value-type="string">
            <text:p>0x1EC: { "id": 0x1EC, "name": "Positive Polo", "brand": "Natural Puppy", "ability": "DEF +2", },</text:p>
          </table:table-cell>
        </table:table-row>
        <table:table-row table:style-name="ro9">
          <table:table-cell table:formula="of:=COM.MICROSOFT.CONCAT(&quot;0x&quot;; DEC2HEX(ROW() + 302))" office:value-type="string" office:string-value="0x1ED" calcext:value-type="string">
            <text:p>0x1ED</text:p>
          </table:table-cell>
          <table:table-cell office:value-type="float" office:value="190" calcext:value-type="float">
            <text:p>190</text:p>
          </table:table-cell>
          <table:table-cell office:value-type="string" calcext:value-type="string">
            <text:p><text:a xlink:href="../../../../../../../wiki/Pink_Stripe" xlink:type="simple">Pin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2" calcext:value-type="float">
            <text:p>12</text:p>
          </table:table-cell>
          <table:table-cell office:value-type="float" office:value="21" calcext:value-type="float">
            <text:p>21</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3300</text:p>
          </table:table-cell>
          <table:table-cell/>
          <table:table-cell office:value-type="string" calcext:value-type="string">
            <text:p>Ramen Don - Dogenzaka (FSG Lvl 2)</text:p>
          </table:table-cell>
          <table:table-cell office:value-type="string" calcext:value-type="string">
            <text:p>Eye-popping pink stripes make this sporty polo extra cute. A classic color on a classic cut.</text:p>
          </table:table-cell>
          <table:table-cell office:value-type="float" office:value="0" calcext:value-type="float">
            <text:p>0</text:p>
          </table:table-cell>
          <table:table-cell table:formula="of:=COM.MICROSOFT.CONCAT([.A191];&quot;: &quot;;&quot;{ &quot;&quot;id&quot;&quot;: &quot;;[.A191];&quot;, &quot;&quot;name&quot;&quot;: &quot;&quot;&quot;;[.C191];&quot;&quot;&quot;, &quot;&quot;brand&quot;&quot;: &quot;&quot;&quot;;[.D191];&quot;&quot;&quot;, &quot;&quot;ability&quot;&quot;: &quot;&quot;&quot;;[.J191];&quot;&quot;&quot;, },&quot;)" office:value-type="string" office:string-value="0x1ED: { &quot;id&quot;: 0x1ED, &quot;name&quot;: &quot;Pink Stripe&quot;, &quot;brand&quot;: &quot;Natural Puppy&quot;, &quot;ability&quot;: &quot;HP +5&quot;, }," calcext:value-type="string">
            <text:p>0x1ED: { "id": 0x1ED, "name": "Pink Stripe", "brand": "Natural Puppy", "ability": "HP +5", },</text:p>
          </table:table-cell>
        </table:table-row>
        <table:table-row table:style-name="ro20">
          <table:table-cell table:formula="of:=COM.MICROSOFT.CONCAT(&quot;0x&quot;; DEC2HEX(ROW() + 302))" office:value-type="string" office:string-value="0x1EE" calcext:value-type="string">
            <text:p>0x1EE</text:p>
          </table:table-cell>
          <table:table-cell office:value-type="float" office:value="191" calcext:value-type="float">
            <text:p>191</text:p>
          </table:table-cell>
          <table:table-cell office:value-type="string" calcext:value-type="string">
            <text:p><text:a xlink:href="../../../../../../../wiki/Black_Stripe" xlink:type="simple">Blac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3300</text:p>
          </table:table-cell>
          <table:table-cell/>
          <table:table-cell office:value-type="string" calcext:value-type="string">
            <text:p>le Grand - Cadoi City (FSG Lvl 1)</text:p>
          </table:table-cell>
          <table:table-cell office:value-type="string" calcext:value-type="string">
            <text:p>Chic and simple black and white stripes keep this sporty polo shirt looking cool, even in the heat of midsummer.</text:p>
          </table:table-cell>
          <table:table-cell office:value-type="float" office:value="0" calcext:value-type="float">
            <text:p>0</text:p>
          </table:table-cell>
          <table:table-cell table:formula="of:=COM.MICROSOFT.CONCAT([.A192];&quot;: &quot;;&quot;{ &quot;&quot;id&quot;&quot;: &quot;;[.A192];&quot;, &quot;&quot;name&quot;&quot;: &quot;&quot;&quot;;[.C192];&quot;&quot;&quot;, &quot;&quot;brand&quot;&quot;: &quot;&quot;&quot;;[.D192];&quot;&quot;&quot;, &quot;&quot;ability&quot;&quot;: &quot;&quot;&quot;;[.J192];&quot;&quot;&quot;, },&quot;)" office:value-type="string" office:string-value="0x1EE: { &quot;id&quot;: 0x1EE, &quot;name&quot;: &quot;Black Stripe&quot;, &quot;brand&quot;: &quot;Natural Puppy&quot;, &quot;ability&quot;: &quot;DEF +1&quot;, }," calcext:value-type="string">
            <text:p>0x1EE: { "id": 0x1EE, "name": "Black Stripe", "brand": "Natural Puppy", "ability": "DEF +1", },</text:p>
          </table:table-cell>
        </table:table-row>
        <table:table-row table:style-name="ro19">
          <table:table-cell table:formula="of:=COM.MICROSOFT.CONCAT(&quot;0x&quot;; DEC2HEX(ROW() + 302))" office:value-type="string" office:string-value="0x1EF" calcext:value-type="string">
            <text:p>0x1EF</text:p>
          </table:table-cell>
          <table:table-cell office:value-type="float" office:value="192" calcext:value-type="float">
            <text:p>192</text:p>
          </table:table-cell>
          <table:table-cell office:value-type="string" calcext:value-type="string">
            <text:p><text:a xlink:href="../../../../../../../wiki/Lovely_Camisole" xlink:type="simple">Lovely Camisol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5" calcext:value-type="float">
            <text:p>15</text:p>
          </table:table-cell>
          <table:table-cell office:value-type="float" office:value="118" calcext:value-type="float">
            <text:p>118</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Natural Puppy - Cadoi City</text:p>
          </table:table-cell>
          <table:table-cell office:value-type="string" calcext:value-type="string">
            <text:p>¥3600</text:p>
          </table:table-cell>
          <table:table-cell/>
          <table:table-cell office:value-type="string" calcext:value-type="string">
            <text:p>Natural Puppy - Cadoi City (FSG Lvl 1)</text:p>
          </table:table-cell>
          <table:table-cell office:value-type="string" calcext:value-type="string">
            <text:p>Two-tiered frills and cute ribbons complete this breezy camisole, which girly girl model Kanié wore at her last big shoot.</text:p>
          </table:table-cell>
          <table:table-cell office:value-type="float" office:value="0" calcext:value-type="float">
            <text:p>0</text:p>
          </table:table-cell>
          <table:table-cell table:formula="of:=COM.MICROSOFT.CONCAT([.A193];&quot;: &quot;;&quot;{ &quot;&quot;id&quot;&quot;: &quot;;[.A193];&quot;, &quot;&quot;name&quot;&quot;: &quot;&quot;&quot;;[.C193];&quot;&quot;&quot;, &quot;&quot;brand&quot;&quot;: &quot;&quot;&quot;;[.D193];&quot;&quot;&quot;, &quot;&quot;ability&quot;&quot;: &quot;&quot;&quot;;[.J193];&quot;&quot;&quot;, },&quot;)" office:value-type="string" office:string-value="0x1EF: { &quot;id&quot;: 0x1EF, &quot;name&quot;: &quot;Lovely Camisole&quot;, &quot;brand&quot;: &quot;Natural Puppy&quot;, &quot;ability&quot;: &quot;Shiki: HP +10&quot;, }," calcext:value-type="string">
            <text:p>0x1EF: { "id": 0x1EF, "name": "Lovely Camisole", "brand": "Natural Puppy", "ability": "Shiki: HP +10", },</text:p>
          </table:table-cell>
        </table:table-row>
        <table:table-row table:style-name="ro9">
          <table:table-cell table:formula="of:=COM.MICROSOFT.CONCAT(&quot;0x&quot;; DEC2HEX(ROW() + 302))" office:value-type="string" office:string-value="0x1F0" calcext:value-type="string">
            <text:p>0x1F0</text:p>
          </table:table-cell>
          <table:table-cell office:value-type="float" office:value="193" calcext:value-type="float">
            <text:p>193</text:p>
          </table:table-cell>
          <table:table-cell office:value-type="string" calcext:value-type="string">
            <text:p><text:a xlink:href="../../../../../../../wiki/White_Cache-coeur" xlink:type="simple">White Cache-coeur</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Natural Puppy - Cadoi City</text:p>
          </table:table-cell>
          <table:table-cell office:value-type="string" calcext:value-type="string">
            <text:p>¥10800</text:p>
          </table:table-cell>
          <table:table-cell/>
          <table:table-cell office:value-type="string" calcext:value-type="string">
            <text:p>Natural Puppy - Cadoi City (FSG Lvl 3)</text:p>
          </table:table-cell>
          <table:table-cell office:value-type="string" calcext:value-type="string">
            <text:p>This simple and easy white cache-coeur hugs the body for a deliciously slim silhouette.</text:p>
          </table:table-cell>
          <table:table-cell office:value-type="float" office:value="0" calcext:value-type="float">
            <text:p>0</text:p>
          </table:table-cell>
          <table:table-cell table:formula="of:=COM.MICROSOFT.CONCAT([.A194];&quot;: &quot;;&quot;{ &quot;&quot;id&quot;&quot;: &quot;;[.A194];&quot;, &quot;&quot;name&quot;&quot;: &quot;&quot;&quot;;[.C194];&quot;&quot;&quot;, &quot;&quot;brand&quot;&quot;: &quot;&quot;&quot;;[.D194];&quot;&quot;&quot;, &quot;&quot;ability&quot;&quot;: &quot;&quot;&quot;;[.J194];&quot;&quot;&quot;, },&quot;)" office:value-type="string" office:string-value="0x1F0: { &quot;id&quot;: 0x1F0, &quot;name&quot;: &quot;White Cache-coeur&quot;, &quot;brand&quot;: &quot;Natural Puppy&quot;, &quot;ability&quot;: &quot;Resist HP Drain&quot;, }," calcext:value-type="string">
            <text:p>0x1F0: { "id": 0x1F0, "name": "White Cache-coeur", "brand": "Natural Puppy", "ability": "Resist HP Drain", },</text:p>
          </table:table-cell>
        </table:table-row>
        <table:table-row table:style-name="ro20">
          <table:table-cell table:formula="of:=COM.MICROSOFT.CONCAT(&quot;0x&quot;; DEC2HEX(ROW() + 302))" office:value-type="string" office:string-value="0x1F1" calcext:value-type="string">
            <text:p>0x1F1</text:p>
          </table:table-cell>
          <table:table-cell office:value-type="float" office:value="194" calcext:value-type="float">
            <text:p>194</text:p>
          </table:table-cell>
          <table:table-cell office:value-type="string" calcext:value-type="string">
            <text:p><text:a xlink:href="../../../../../../../wiki/Chic_Black_Turtleneck" xlink:type="simple">Chic Black Turtleneck</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8" calcext:value-type="float">
            <text:p>38</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 partner wears this, the number of combo panels increases by 1.</text:p>
          </table:table-cell>
          <table:table-cell office:value-type="string" calcext:value-type="string">
            <text:p>Natural Puppy - Cadoi City</text:p>
          </table:table-cell>
          <table:table-cell office:value-type="string" calcext:value-type="string">
            <text:p>¥7890</text:p>
          </table:table-cell>
          <table:table-cell/>
          <table:table-cell office:value-type="string" calcext:value-type="string">
            <text:p>Natural Puppy - Cadoi City (FSG Lvl 3)</text:p>
          </table:table-cell>
          <table:table-cell office:value-type="string" calcext:value-type="string">
            <text:p>Sexy and simple, this knit turtleneck is just heavy enough. Popular model Kanié bought three for herself.</text:p>
          </table:table-cell>
          <table:table-cell office:value-type="float" office:value="0" calcext:value-type="float">
            <text:p>0</text:p>
          </table:table-cell>
          <table:table-cell table:formula="of:=COM.MICROSOFT.CONCAT([.A195];&quot;: &quot;;&quot;{ &quot;&quot;id&quot;&quot;: &quot;;[.A195];&quot;, &quot;&quot;name&quot;&quot;: &quot;&quot;&quot;;[.C195];&quot;&quot;&quot;, &quot;&quot;brand&quot;&quot;: &quot;&quot;&quot;;[.D195];&quot;&quot;&quot;, &quot;&quot;ability&quot;&quot;: &quot;&quot;&quot;;[.J195];&quot;&quot;&quot;, },&quot;)" office:value-type="string" office:string-value="0x1F1: { &quot;id&quot;: 0x1F1, &quot;name&quot;: &quot;Chic Black Turtleneck&quot;, &quot;brand&quot;: &quot;Natural Puppy&quot;, &quot;ability&quot;: &quot;Combo Panel +1&quot;, }," calcext:value-type="string">
            <text:p>0x1F1: { "id": 0x1F1, "name": "Chic Black Turtleneck", "brand": "Natural Puppy", "ability": "Combo Panel +1", },</text:p>
          </table:table-cell>
        </table:table-row>
        <table:table-row table:style-name="ro15">
          <table:table-cell table:formula="of:=COM.MICROSOFT.CONCAT(&quot;0x&quot;; DEC2HEX(ROW() + 302))" office:value-type="string" office:string-value="0x1F2" calcext:value-type="string">
            <text:p>0x1F2</text:p>
          </table:table-cell>
          <table:table-cell office:value-type="float" office:value="195" calcext:value-type="float">
            <text:p>195</text:p>
          </table:table-cell>
          <table:table-cell office:value-type="string" calcext:value-type="string">
            <text:p><text:a xlink:href="../../../../../../../wiki/Midday_Kitten_Knit" xlink:type="simple">Midday Kitten Kni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60" calcext:value-type="float">
            <text:p>60</text:p>
          </table:table-cell>
          <table:table-cell office:value-type="float" office:value="36" calcext:value-type="float">
            <text:p>36</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11790</text:p>
          </table:table-cell>
          <table:table-cell/>
          <table:table-cell office:value-type="string" calcext:value-type="string">
            <text:p>Natural Puppy - Cadoi City (FSG Lvl 3)</text:p>
          </table:table-cell>
          <table:table-cell office:value-type="string" calcext:value-type="string">
            <text:p>A huge, adorable kitten strides across this extra-long knit top. Guaranteed to make a lasting impression.</text:p>
          </table:table-cell>
          <table:table-cell office:value-type="float" office:value="0" calcext:value-type="float">
            <text:p>0</text:p>
          </table:table-cell>
          <table:table-cell table:formula="of:=COM.MICROSOFT.CONCAT([.A196];&quot;: &quot;;&quot;{ &quot;&quot;id&quot;&quot;: &quot;;[.A196];&quot;, &quot;&quot;name&quot;&quot;: &quot;&quot;&quot;;[.C196];&quot;&quot;&quot;, &quot;&quot;brand&quot;&quot;: &quot;&quot;&quot;;[.D196];&quot;&quot;&quot;, &quot;&quot;ability&quot;&quot;: &quot;&quot;&quot;;[.J196];&quot;&quot;&quot;, },&quot;)" office:value-type="string" office:string-value="0x1F2: { &quot;id&quot;: 0x1F2, &quot;name&quot;: &quot;Midday Kitten Knit&quot;, &quot;brand&quot;: &quot;Natural Puppy&quot;, &quot;ability&quot;: &quot;DEF +3&quot;, }," calcext:value-type="string">
            <text:p>0x1F2: { "id": 0x1F2, "name": "Midday Kitten Knit", "brand": "Natural Puppy", "ability": "DEF +3", },</text:p>
          </table:table-cell>
        </table:table-row>
        <table:table-row table:style-name="ro19">
          <table:table-cell table:formula="of:=COM.MICROSOFT.CONCAT(&quot;0x&quot;; DEC2HEX(ROW() + 302))" office:value-type="string" office:string-value="0x1F3" calcext:value-type="string">
            <text:p>0x1F3</text:p>
          </table:table-cell>
          <table:table-cell office:value-type="float" office:value="196" calcext:value-type="float">
            <text:p>196</text:p>
          </table:table-cell>
          <table:table-cell office:value-type="string" calcext:value-type="string">
            <text:p><text:a xlink:href="../../../../../../../wiki/Black_Jeans" xlink:type="simple">Black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5" calcext:value-type="float">
            <text:p>5</text:p>
          </table:table-cell>
          <table:table-cell office:value-type="float" office:value="98" calcext:value-type="float">
            <text:p>98</text:p>
          </table:table-cell>
          <table:table-cell office:value-type="float" office:value="40" calcext:value-type="float">
            <text:p>4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le Grand - Cadoi City</text:p>
          </table:table-cell>
          <table:table-cell office:value-type="string" calcext:value-type="string">
            <text:p>3x Tektite; 1x Durable Leather; 1x Brown Jeans</text:p>
          </table:table-cell>
          <table:table-cell/>
          <table:table-cell office:value-type="string" calcext:value-type="string">
            <text:p>Natural Puppy - Cadoi City (FSG Lvl 1)</text:p>
          </table:table-cell>
          <table:table-cell office:value-type="string" calcext:value-type="string">
            <text:p>Simple black jeans are proven to make your legs look longer and slimmer. Perfect daily wear that can also be a bit more formal.</text:p>
          </table:table-cell>
          <table:table-cell office:value-type="float" office:value="0" calcext:value-type="float">
            <text:p>0</text:p>
          </table:table-cell>
          <table:table-cell table:formula="of:=COM.MICROSOFT.CONCAT([.A197];&quot;: &quot;;&quot;{ &quot;&quot;id&quot;&quot;: &quot;;[.A197];&quot;, &quot;&quot;name&quot;&quot;: &quot;&quot;&quot;;[.C197];&quot;&quot;&quot;, &quot;&quot;brand&quot;&quot;: &quot;&quot;&quot;;[.D197];&quot;&quot;&quot;, &quot;&quot;ability&quot;&quot;: &quot;&quot;&quot;;[.J197];&quot;&quot;&quot;, },&quot;)" office:value-type="string" office:string-value="0x1F3: { &quot;id&quot;: 0x1F3, &quot;name&quot;: &quot;Black Jeans&quot;, &quot;brand&quot;: &quot;Natural Puppy&quot;, &quot;ability&quot;: &quot;Dual Resistance I&quot;, }," calcext:value-type="string">
            <text:p>0x1F3: { "id": 0x1F3, "name": "Black Jeans", "brand": "Natural Puppy", "ability": "Dual Resistance I", },</text:p>
          </table:table-cell>
        </table:table-row>
        <table:table-row table:style-name="ro15">
          <table:table-cell table:formula="of:=COM.MICROSOFT.CONCAT(&quot;0x&quot;; DEC2HEX(ROW() + 302))" office:value-type="string" office:string-value="0x1F4" calcext:value-type="string">
            <text:p>0x1F4</text:p>
          </table:table-cell>
          <table:table-cell office:value-type="float" office:value="197" calcext:value-type="float">
            <text:p>197</text:p>
          </table:table-cell>
          <table:table-cell office:value-type="string" calcext:value-type="string">
            <text:p><text:a xlink:href="../../../../../../../wiki/Brown_Jeans" xlink:type="simple">Brown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uck in play a little bit longer before it disappears.</text:p>
          </table:table-cell>
          <table:table-cell office:value-type="string" calcext:value-type="string">
            <text:p>le Grand - Cadoi City</text:p>
          </table:table-cell>
          <table:table-cell office:value-type="string" calcext:value-type="string">
            <text:p>¥8190</text:p>
          </table:table-cell>
          <table:table-cell/>
          <table:table-cell office:value-type="string" calcext:value-type="string">
            <text:p>le Grand - Cadoi City (FSG Lvl 2)</text:p>
          </table:table-cell>
          <table:table-cell office:value-type="string" calcext:value-type="string">
            <text:p>These brown boot-cut jeans give your legs great shape, and make a great tag team with classic simple black jeans.</text:p>
          </table:table-cell>
          <table:table-cell office:value-type="float" office:value="0" calcext:value-type="float">
            <text:p>0</text:p>
          </table:table-cell>
          <table:table-cell table:formula="of:=COM.MICROSOFT.CONCAT([.A198];&quot;: &quot;;&quot;{ &quot;&quot;id&quot;&quot;: &quot;;[.A198];&quot;, &quot;&quot;name&quot;&quot;: &quot;&quot;&quot;;[.C198];&quot;&quot;&quot;, &quot;&quot;brand&quot;&quot;: &quot;&quot;&quot;;[.D198];&quot;&quot;&quot;, &quot;&quot;ability&quot;&quot;: &quot;&quot;&quot;;[.J198];&quot;&quot;&quot;, },&quot;)" office:value-type="string" office:string-value="0x1F4: { &quot;id&quot;: 0x1F4, &quot;name&quot;: &quot;Brown Jeans&quot;, &quot;brand&quot;: &quot;Natural Puppy&quot;, &quot;ability&quot;: &quot;Hold that Puck I&quot;, }," calcext:value-type="string">
            <text:p>0x1F4: { "id": 0x1F4, "name": "Brown Jeans", "brand": "Natural Puppy", "ability": "Hold that Puck I", },</text:p>
          </table:table-cell>
        </table:table-row>
        <table:table-row table:style-name="ro15">
          <table:table-cell table:formula="of:=COM.MICROSOFT.CONCAT(&quot;0x&quot;; DEC2HEX(ROW() + 302))" office:value-type="string" office:string-value="0x1F5" calcext:value-type="string">
            <text:p>0x1F5</text:p>
          </table:table-cell>
          <table:table-cell office:value-type="float" office:value="198" calcext:value-type="float">
            <text:p>198</text:p>
          </table:table-cell>
          <table:table-cell office:value-type="string" calcext:value-type="string">
            <text:p><text:a xlink:href="../../../../../../../wiki/Skinny_Jeans_(Blue)" xlink:type="simple">Skinny Jeans (Blue)</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Natural Puppy - Cadoi City</text:p>
          </table:table-cell>
          <table:table-cell office:value-type="string" calcext:value-type="string">
            <text:p>¥12900</text:p>
          </table:table-cell>
          <table:table-cell/>
          <table:table-cell office:value-type="string" calcext:value-type="string">
            <text:p>Natural Puppy - Cadoi City (FSG Lvl 4)</text:p>
          </table:table-cell>
          <table:table-cell office:value-type="string" calcext:value-type="string">
            <text:p>A bit skinnier than usual, these playfully distressed jeans give the perception of a few inches' extra height.</text:p>
          </table:table-cell>
          <table:table-cell office:value-type="float" office:value="0" calcext:value-type="float">
            <text:p>0</text:p>
          </table:table-cell>
          <table:table-cell table:formula="of:=COM.MICROSOFT.CONCAT([.A199];&quot;: &quot;;&quot;{ &quot;&quot;id&quot;&quot;: &quot;;[.A199];&quot;, &quot;&quot;name&quot;&quot;: &quot;&quot;&quot;;[.C199];&quot;&quot;&quot;, &quot;&quot;brand&quot;&quot;: &quot;&quot;&quot;;[.D199];&quot;&quot;&quot;, &quot;&quot;ability&quot;&quot;: &quot;&quot;&quot;;[.J199];&quot;&quot;&quot;, },&quot;)" office:value-type="string" office:string-value="0x1F5: { &quot;id&quot;: 0x1F5, &quot;name&quot;: &quot;Skinny Jeans (Blue)&quot;, &quot;brand&quot;: &quot;Natural Puppy&quot;, &quot;ability&quot;: &quot;Resist Attack Breaks&quot;, }," calcext:value-type="string">
            <text:p>0x1F5: { "id": 0x1F5, "name": "Skinny Jeans (Blue)", "brand": "Natural Puppy", "ability": "Resist Attack Breaks", },</text:p>
          </table:table-cell>
        </table:table-row>
        <table:table-row table:style-name="ro20">
          <table:table-cell table:formula="of:=COM.MICROSOFT.CONCAT(&quot;0x&quot;; DEC2HEX(ROW() + 302))" office:value-type="string" office:string-value="0x1F6" calcext:value-type="string">
            <text:p>0x1F6</text:p>
          </table:table-cell>
          <table:table-cell office:value-type="float" office:value="199" calcext:value-type="float">
            <text:p>199</text:p>
          </table:table-cell>
          <table:table-cell office:value-type="string" calcext:value-type="string">
            <text:p><text:a xlink:href="../../../../../../../wiki/My_Favorite_One-piece" xlink:type="simple">My Favorite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9" calcext:value-type="float">
            <text:p>9</text:p>
          </table:table-cell>
          <table:table-cell office:value-type="float" office:value="95" calcext:value-type="float">
            <text:p>95</text:p>
          </table:table-cell>
          <table:table-cell office:value-type="float" office:value="120" calcext:value-type="float">
            <text:p>12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3x Tektite; 2x Colorful Thread; 1x Lovely One-piece</text:p>
          </table:table-cell>
          <table:table-cell/>
          <table:table-cell office:value-type="string" calcext:value-type="string">
            <text:p>Natural Puppy - Cadoi City (FSG Lvl 1)</text:p>
          </table:table-cell>
          <table:table-cell office:value-type="string" calcext:value-type="string">
            <text:p>A bow at the chest completes this one-piece. Dyed a deep bordeaux that's not too cute-perfect for a woman in her 20s.</text:p>
          </table:table-cell>
          <table:table-cell office:value-type="float" office:value="0" calcext:value-type="float">
            <text:p>0</text:p>
          </table:table-cell>
          <table:table-cell table:formula="of:=COM.MICROSOFT.CONCAT([.A200];&quot;: &quot;;&quot;{ &quot;&quot;id&quot;&quot;: &quot;;[.A200];&quot;, &quot;&quot;name&quot;&quot;: &quot;&quot;&quot;;[.C200];&quot;&quot;&quot;, &quot;&quot;brand&quot;&quot;: &quot;&quot;&quot;;[.D200];&quot;&quot;&quot;, &quot;&quot;ability&quot;&quot;: &quot;&quot;&quot;;[.J200];&quot;&quot;&quot;, },&quot;)" office:value-type="string" office:string-value="0x1F6: { &quot;id&quot;: 0x1F6, &quot;name&quot;: &quot;My Favorite One-piece&quot;, &quot;brand&quot;: &quot;Natural Puppy&quot;, &quot;ability&quot;: &quot;DEF +5&quot;, }," calcext:value-type="string">
            <text:p>0x1F6: { "id": 0x1F6, "name": "My Favorite One-piece", "brand": "Natural Puppy", "ability": "DEF +5", },</text:p>
          </table:table-cell>
        </table:table-row>
        <table:table-row table:style-name="ro20">
          <table:table-cell table:formula="of:=COM.MICROSOFT.CONCAT(&quot;0x&quot;; DEC2HEX(ROW() + 302))" office:value-type="string" office:string-value="0x1F7" calcext:value-type="string">
            <text:p>0x1F7</text:p>
          </table:table-cell>
          <table:table-cell office:value-type="float" office:value="200" calcext:value-type="float">
            <text:p>200</text:p>
          </table:table-cell>
          <table:table-cell office:value-type="string" calcext:value-type="string">
            <text:p><text:a xlink:href="../../../../../../../wiki/Angelic_One-piece" xlink:type="simple">Angelic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108" calcext:value-type="float">
            <text:p>10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8990</text:p>
          </table:table-cell>
          <table:table-cell/>
          <table:table-cell office:value-type="string" calcext:value-type="string">
            <text:p>Natural Puppy - Cadoi City (FSG Lvl 4)</text:p>
          </table:table-cell>
          <table:table-cell office:value-type="string" calcext:value-type="string">
            <text:p>The ribbon tie at the waist adds a splash of romance to this cute pink one-piece. Magazine model Kanié recently posed in it.</text:p>
          </table:table-cell>
          <table:table-cell office:value-type="float" office:value="0" calcext:value-type="float">
            <text:p>0</text:p>
          </table:table-cell>
          <table:table-cell table:formula="of:=COM.MICROSOFT.CONCAT([.A201];&quot;: &quot;;&quot;{ &quot;&quot;id&quot;&quot;: &quot;;[.A201];&quot;, &quot;&quot;name&quot;&quot;: &quot;&quot;&quot;;[.C201];&quot;&quot;&quot;, &quot;&quot;brand&quot;&quot;: &quot;&quot;&quot;;[.D201];&quot;&quot;&quot;, &quot;&quot;ability&quot;&quot;: &quot;&quot;&quot;;[.J201];&quot;&quot;&quot;, },&quot;)" office:value-type="string" office:string-value="0x1F7: { &quot;id&quot;: 0x1F7, &quot;name&quot;: &quot;Angelic One-piece&quot;, &quot;brand&quot;: &quot;Natural Puppy&quot;, &quot;ability&quot;: &quot;Puck Power I&quot;, }," calcext:value-type="string">
            <text:p>0x1F7: { "id": 0x1F7, "name": "Angelic One-piece", "brand": "Natural Puppy", "ability": "Puck Power I", },</text:p>
          </table:table-cell>
        </table:table-row>
        <table:table-row table:style-name="ro19">
          <table:table-cell table:formula="of:=COM.MICROSOFT.CONCAT(&quot;0x&quot;; DEC2HEX(ROW() + 302))" office:value-type="string" office:string-value="0x1F8" calcext:value-type="string">
            <text:p>0x1F8</text:p>
          </table:table-cell>
          <table:table-cell office:value-type="float" office:value="201" calcext:value-type="float">
            <text:p>201</text:p>
          </table:table-cell>
          <table:table-cell office:value-type="string" calcext:value-type="string">
            <text:p><text:a xlink:href="../../../../../../../wiki/Lovely_One-piece" xlink:type="simple">Lovely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4" calcext:value-type="float">
            <text:p>4</text:p>
          </table:table-cell>
          <table:table-cell office:value-type="float" office:value="75" calcext:value-type="float">
            <text:p>75</text:p>
          </table:table-cell>
          <table:table-cell office:value-type="float" office:value="110" calcext:value-type="float">
            <text:p>110</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Natural Puppy - Cadoi City</text:p>
          </table:table-cell>
          <table:table-cell office:value-type="string" calcext:value-type="string">
            <text:p>¥16200</text:p>
          </table:table-cell>
          <table:table-cell/>
          <table:table-cell office:value-type="string" calcext:value-type="string">
            <text:p>Natural Puppy - Cadoi City (FSG Lvl 4)</text:p>
          </table:table-cell>
          <table:table-cell office:value-type="string" calcext:value-type="string">
            <text:p>Cut in a flattering A-line, this bright white one-piece will make you look like an angel. A simple, flowing classic.</text:p>
          </table:table-cell>
          <table:table-cell office:value-type="float" office:value="0" calcext:value-type="float">
            <text:p>0</text:p>
          </table:table-cell>
          <table:table-cell table:formula="of:=COM.MICROSOFT.CONCAT([.A202];&quot;: &quot;;&quot;{ &quot;&quot;id&quot;&quot;: &quot;;[.A202];&quot;, &quot;&quot;name&quot;&quot;: &quot;&quot;&quot;;[.C202];&quot;&quot;&quot;, &quot;&quot;brand&quot;&quot;: &quot;&quot;&quot;;[.D202];&quot;&quot;&quot;, &quot;&quot;ability&quot;&quot;: &quot;&quot;&quot;;[.J202];&quot;&quot;&quot;, },&quot;)" office:value-type="string" office:string-value="0x1F8: { &quot;id&quot;: 0x1F8, &quot;name&quot;: &quot;Lovely One-piece&quot;, &quot;brand&quot;: &quot;Natural Puppy&quot;, &quot;ability&quot;: &quot;Regeneration II&quot;, }," calcext:value-type="string">
            <text:p>0x1F8: { "id": 0x1F8, "name": "Lovely One-piece", "brand": "Natural Puppy", "ability": "Regeneration II", },</text:p>
          </table:table-cell>
        </table:table-row>
        <table:table-row table:style-name="ro15">
          <table:table-cell table:formula="of:=COM.MICROSOFT.CONCAT(&quot;0x&quot;; DEC2HEX(ROW() + 302))" office:value-type="string" office:string-value="0x1F9" calcext:value-type="string">
            <text:p>0x1F9</text:p>
          </table:table-cell>
          <table:table-cell office:value-type="float" office:value="202" calcext:value-type="float">
            <text:p>202</text:p>
          </table:table-cell>
          <table:table-cell office:value-type="string" calcext:value-type="string">
            <text:p><text:a xlink:href="../../../../../../../wiki/Simple_Mules" xlink:type="simple">Simple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9" calcext:value-type="float">
            <text:p>9</text:p>
          </table:table-cell>
          <table:table-cell table:style-name="ce7"/>
          <table:table-cell office:value-type="float" office:value="58" calcext:value-type="float">
            <text:p>58</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office:value-type="string" calcext:value-type="string">
            <text:p>Natural Puppy - Cadoi City</text:p>
          </table:table-cell>
          <table:table-cell office:value-type="string" calcext:value-type="string">
            <text:p>¥11490</text:p>
          </table:table-cell>
          <table:table-cell/>
          <table:table-cell office:value-type="string" calcext:value-type="string">
            <text:p>Sunshine Shibukyu - Shibukyu Main Store (FSG Lvl 5)</text:p>
          </table:table-cell>
          <table:table-cell office:value-type="string" calcext:value-type="string">
            <text:p>Chicly pared down to the bare essentials, these simple mules work equally well with a skirt or pants.</text:p>
          </table:table-cell>
          <table:table-cell office:value-type="float" office:value="0" calcext:value-type="float">
            <text:p>0</text:p>
          </table:table-cell>
          <table:table-cell table:formula="of:=COM.MICROSOFT.CONCAT([.A203];&quot;: &quot;;&quot;{ &quot;&quot;id&quot;&quot;: &quot;;[.A203];&quot;, &quot;&quot;name&quot;&quot;: &quot;&quot;&quot;;[.C203];&quot;&quot;&quot;, &quot;&quot;brand&quot;&quot;: &quot;&quot;&quot;;[.D203];&quot;&quot;&quot;, &quot;&quot;ability&quot;&quot;: &quot;&quot;&quot;;[.J203];&quot;&quot;&quot;, },&quot;)" office:value-type="string" office:string-value="0x1F9: { &quot;id&quot;: 0x1F9, &quot;name&quot;: &quot;Simple Mules&quot;, &quot;brand&quot;: &quot;Natural Puppy&quot;, &quot;ability&quot;: &quot;More Durable Obstacles I&quot;, }," calcext:value-type="string">
            <text:p>0x1F9: { "id": 0x1F9, "name": "Simple Mules", "brand": "Natural Puppy", "ability": "More Durable Obstacles I", },</text:p>
          </table:table-cell>
        </table:table-row>
        <table:table-row table:style-name="ro20">
          <table:table-cell table:formula="of:=COM.MICROSOFT.CONCAT(&quot;0x&quot;; DEC2HEX(ROW() + 302))" office:value-type="string" office:string-value="0x1FA" calcext:value-type="string">
            <text:p>0x1FA</text:p>
          </table:table-cell>
          <table:table-cell office:value-type="float" office:value="203" calcext:value-type="float">
            <text:p>203</text:p>
          </table:table-cell>
          <table:table-cell office:value-type="string" calcext:value-type="string">
            <text:p><text:a xlink:href="../../../../../../../wiki/Blossom_Mules" xlink:type="simple">Blossom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3500</text:p>
          </table:table-cell>
          <table:table-cell/>
          <table:table-cell office:value-type="string" calcext:value-type="string">
            <text:p>Natural Puppy - Cadoi City (FSG Lvl 4)</text:p>
          </table:table-cell>
          <table:table-cell office:value-type="string" calcext:value-type="string">
            <text:p>These sandals bear cute floral ornaments. Match these with a Natural Puppy one-piece and you'll feel like a princess.</text:p>
          </table:table-cell>
          <table:table-cell office:value-type="float" office:value="0" calcext:value-type="float">
            <text:p>0</text:p>
          </table:table-cell>
          <table:table-cell table:formula="of:=COM.MICROSOFT.CONCAT([.A204];&quot;: &quot;;&quot;{ &quot;&quot;id&quot;&quot;: &quot;;[.A204];&quot;, &quot;&quot;name&quot;&quot;: &quot;&quot;&quot;;[.C204];&quot;&quot;&quot;, &quot;&quot;brand&quot;&quot;: &quot;&quot;&quot;;[.D204];&quot;&quot;&quot;, &quot;&quot;ability&quot;&quot;: &quot;&quot;&quot;;[.J204];&quot;&quot;&quot;, },&quot;)" office:value-type="string" office:string-value="0x1FA: { &quot;id&quot;: 0x1FA, &quot;name&quot;: &quot;Blossom Mules&quot;, &quot;brand&quot;: &quot;Natural Puppy&quot;, &quot;ability&quot;: &quot;Puck Power I&quot;, }," calcext:value-type="string">
            <text:p>0x1FA: { "id": 0x1FA, "name": "Blossom Mules", "brand": "Natural Puppy", "ability": "Puck Power I", },</text:p>
          </table:table-cell>
        </table:table-row>
        <table:table-row table:style-name="ro15">
          <table:table-cell table:formula="of:=COM.MICROSOFT.CONCAT(&quot;0x&quot;; DEC2HEX(ROW() + 302))" office:value-type="string" office:string-value="0x1FB" calcext:value-type="string">
            <text:p>0x1FB</text:p>
          </table:table-cell>
          <table:table-cell office:value-type="float" office:value="204" calcext:value-type="float">
            <text:p>204</text:p>
          </table:table-cell>
          <table:table-cell office:value-type="string" calcext:value-type="string">
            <text:p><text:a xlink:href="../../../../../../../wiki/Enamel_Pumps" xlink:type="simple">Enamel Pump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5" calcext:value-type="float">
            <text:p>5</text:p>
          </table:table-cell>
          <table:table-cell table:style-name="ce7"/>
          <table:table-cell office:value-type="float" office:value="120" calcext:value-type="float">
            <text:p>12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Nothing beats these bright red enamel pumps for sheer impact. The low heels make them a breeze to walk in.</text:p>
          </table:table-cell>
          <table:table-cell office:value-type="float" office:value="0" calcext:value-type="float">
            <text:p>0</text:p>
          </table:table-cell>
          <table:table-cell table:formula="of:=COM.MICROSOFT.CONCAT([.A205];&quot;: &quot;;&quot;{ &quot;&quot;id&quot;&quot;: &quot;;[.A205];&quot;, &quot;&quot;name&quot;&quot;: &quot;&quot;&quot;;[.C205];&quot;&quot;&quot;, &quot;&quot;brand&quot;&quot;: &quot;&quot;&quot;;[.D205];&quot;&quot;&quot;, &quot;&quot;ability&quot;&quot;: &quot;&quot;&quot;;[.J205];&quot;&quot;&quot;, },&quot;)" office:value-type="string" office:string-value="0x1FB: { &quot;id&quot;: 0x1FB, &quot;name&quot;: &quot;Enamel Pumps&quot;, &quot;brand&quot;: &quot;Natural Puppy&quot;, &quot;ability&quot;: &quot;Resist Knockback&quot;, }," calcext:value-type="string">
            <text:p>0x1FB: { "id": 0x1FB, "name": "Enamel Pumps", "brand": "Natural Puppy", "ability": "Resist Knockback", },</text:p>
          </table:table-cell>
        </table:table-row>
        <table:table-row table:style-name="ro9">
          <table:table-cell table:formula="of:=COM.MICROSOFT.CONCAT(&quot;0x&quot;; DEC2HEX(ROW() + 302))" office:value-type="string" office:string-value="0x1FC" calcext:value-type="string">
            <text:p>0x1FC</text:p>
          </table:table-cell>
          <table:table-cell office:value-type="float" office:value="205" calcext:value-type="float">
            <text:p>205</text:p>
          </table:table-cell>
          <table:table-cell office:value-type="string" calcext:value-type="string">
            <text:p><text:a xlink:href="../../../../../../../wiki/Simple_Necktie" xlink:type="simple">Simp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5490</text:p>
          </table:table-cell>
          <table:table-cell/>
          <table:table-cell office:value-type="string" calcext:value-type="string">
            <text:p>KuraKura - Shibukyu Stationside (FSG Lvl 2)</text:p>
          </table:table-cell>
          <table:table-cell office:value-type="string" calcext:value-type="string">
            <text:p>This simple blue necktie is a cinch to coordinate into any outfit, making it an ideal accent.</text:p>
          </table:table-cell>
          <table:table-cell office:value-type="float" office:value="0" calcext:value-type="float">
            <text:p>0</text:p>
          </table:table-cell>
          <table:table-cell table:formula="of:=COM.MICROSOFT.CONCAT([.A206];&quot;: &quot;;&quot;{ &quot;&quot;id&quot;&quot;: &quot;;[.A206];&quot;, &quot;&quot;name&quot;&quot;: &quot;&quot;&quot;;[.C206];&quot;&quot;&quot;, &quot;&quot;brand&quot;&quot;: &quot;&quot;&quot;;[.D206];&quot;&quot;&quot;, &quot;&quot;ability&quot;&quot;: &quot;&quot;&quot;;[.J206];&quot;&quot;&quot;, },&quot;)" office:value-type="string" office:string-value="0x1FC: { &quot;id&quot;: 0x1FC, &quot;name&quot;: &quot;Simple Necktie&quot;, &quot;brand&quot;: &quot;Natural Puppy&quot;, &quot;ability&quot;: &quot;Joshua: Fusion ★ +1&quot;, }," calcext:value-type="string">
            <text:p>0x1FC: { "id": 0x1FC, "name": "Simple Necktie", "brand": "Natural Puppy", "ability": "Joshua: Fusion ★ +1", },</text:p>
          </table:table-cell>
        </table:table-row>
        <table:table-row table:style-name="ro20">
          <table:table-cell table:formula="of:=COM.MICROSOFT.CONCAT(&quot;0x&quot;; DEC2HEX(ROW() + 302))" office:value-type="string" office:string-value="0x1FD" calcext:value-type="string">
            <text:p>0x1FD</text:p>
          </table:table-cell>
          <table:table-cell office:value-type="float" office:value="206" calcext:value-type="float">
            <text:p>206</text:p>
          </table:table-cell>
          <table:table-cell office:value-type="string" calcext:value-type="string">
            <text:p><text:a xlink:href="../../../../../../../wiki/Waffle_Necktie" xlink:type="simple">Waff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le Grand - Cadoi City</text:p>
          </table:table-cell>
          <table:table-cell office:value-type="string" calcext:value-type="string">
            <text:p>¥6495</text:p>
          </table:table-cell>
          <table:table-cell/>
          <table:table-cell office:value-type="string" calcext:value-type="string">
            <text:p>le Grand - Cadoi City (FSG Lvl 2)</text:p>
          </table:table-cell>
          <table:table-cell office:value-type="string" calcext:value-type="string">
            <text:p>Add this checkered tie to the mix any day you feel your ensemble could use a little kick. One little twist, and you're stylin'.</text:p>
          </table:table-cell>
          <table:table-cell office:value-type="float" office:value="0" calcext:value-type="float">
            <text:p>0</text:p>
          </table:table-cell>
          <table:table-cell table:formula="of:=COM.MICROSOFT.CONCAT([.A207];&quot;: &quot;;&quot;{ &quot;&quot;id&quot;&quot;: &quot;;[.A207];&quot;, &quot;&quot;name&quot;&quot;: &quot;&quot;&quot;;[.C207];&quot;&quot;&quot;, &quot;&quot;brand&quot;&quot;: &quot;&quot;&quot;;[.D207];&quot;&quot;&quot;, &quot;&quot;ability&quot;&quot;: &quot;&quot;&quot;;[.J207];&quot;&quot;&quot;, },&quot;)" office:value-type="string" office:string-value="0x1FD: { &quot;id&quot;: 0x1FD, &quot;name&quot;: &quot;Waffle Necktie&quot;, &quot;brand&quot;: &quot;Natural Puppy&quot;, &quot;ability&quot;: &quot;Resist Defense Breaks&quot;, }," calcext:value-type="string">
            <text:p>0x1FD: { "id": 0x1FD, "name": "Waffle Necktie", "brand": "Natural Puppy", "ability": "Resist Defense Breaks", },</text:p>
          </table:table-cell>
        </table:table-row>
        <table:table-row table:style-name="ro20">
          <table:table-cell table:formula="of:=COM.MICROSOFT.CONCAT(&quot;0x&quot;; DEC2HEX(ROW() + 302))" office:value-type="string" office:string-value="0x1FE" calcext:value-type="string">
            <text:p>0x1FE</text:p>
          </table:table-cell>
          <table:table-cell office:value-type="float" office:value="207" calcext:value-type="float">
            <text:p>207</text:p>
          </table:table-cell>
          <table:table-cell office:value-type="string" calcext:value-type="string">
            <text:p><text:a xlink:href="../../../../../../../wiki/Seattle" xlink:type="simple">Seattle</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25" calcext:value-type="float">
            <text:p>2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Wild Boar 104 - 104</text:p>
          </table:table-cell>
          <table:table-cell office:value-type="string" calcext:value-type="string">
            <text:p>¥6900</text:p>
          </table:table-cell>
          <table:table-cell/>
          <table:table-cell office:value-type="string" calcext:value-type="string">
            <text:p>Wild Boar 104 - 104 (FSG Lvl 2)</text:p>
          </table:table-cell>
          <table:table-cell office:value-type="string" calcext:value-type="string">
            <text:p>This black and white mesh cap boldly bears the brand logo's "W" in a high-contrast red that's sure to catch eyes.</text:p>
          </table:table-cell>
          <table:table-cell office:value-type="float" office:value="0" calcext:value-type="float">
            <text:p>0</text:p>
          </table:table-cell>
          <table:table-cell table:formula="of:=COM.MICROSOFT.CONCAT([.A208];&quot;: &quot;;&quot;{ &quot;&quot;id&quot;&quot;: &quot;;[.A208];&quot;, &quot;&quot;name&quot;&quot;: &quot;&quot;&quot;;[.C208];&quot;&quot;&quot;, &quot;&quot;brand&quot;&quot;: &quot;&quot;&quot;;[.D208];&quot;&quot;&quot;, &quot;&quot;ability&quot;&quot;: &quot;&quot;&quot;;[.J208];&quot;&quot;&quot;, },&quot;)" office:value-type="string" office:string-value="0x1FE: { &quot;id&quot;: 0x1FE, &quot;name&quot;: &quot;Seattle&quot;, &quot;brand&quot;: &quot;Wild Boar&quot;, &quot;ability&quot;: &quot;Combo Branch +1&quot;, }," calcext:value-type="string">
            <text:p>0x1FE: { "id": 0x1FE, "name": "Seattle", "brand": "Wild Boar", "ability": "Combo Branch +1", },</text:p>
          </table:table-cell>
        </table:table-row>
        <table:table-row table:style-name="ro20">
          <table:table-cell table:formula="of:=COM.MICROSOFT.CONCAT(&quot;0x&quot;; DEC2HEX(ROW() + 302))" office:value-type="string" office:string-value="0x1FF" calcext:value-type="string">
            <text:p>0x1FF</text:p>
          </table:table-cell>
          <table:table-cell office:value-type="float" office:value="208" calcext:value-type="float">
            <text:p>208</text:p>
          </table:table-cell>
          <table:table-cell office:value-type="string" calcext:value-type="string">
            <text:p><text:a xlink:href="../../../../../../../wiki/San_Francisco" xlink:type="simple">San Francisc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7" calcext:value-type="float">
            <text:p>7</text:p>
          </table:table-cell>
          <table:table-cell table:style-name="ce7" table:number-columns-repeated="2"/>
          <table:table-cell office:value-type="float" office:value="25" calcext:value-type="float">
            <text:p>25</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Wild Boar Udagawa - Udagawa Back Streets</text:p>
          </table:table-cell>
          <table:table-cell office:value-type="string" calcext:value-type="string">
            <text:p>¥9195</text:p>
          </table:table-cell>
          <table:table-cell/>
          <table:table-cell office:value-type="string" calcext:value-type="string">
            <text:p>Wild Boar Udagawa - Udagawa Back Streets (FSG Lvl 1)</text:p>
          </table:table-cell>
          <table:table-cell office:value-type="string" calcext:value-type="string">
            <text:p>Red is the original and still top-selling color for this baseball cap series that's won the votes of MCs the city over.</text:p>
          </table:table-cell>
          <table:table-cell office:value-type="float" office:value="0" calcext:value-type="float">
            <text:p>0</text:p>
          </table:table-cell>
          <table:table-cell table:formula="of:=COM.MICROSOFT.CONCAT([.A209];&quot;: &quot;;&quot;{ &quot;&quot;id&quot;&quot;: &quot;;[.A209];&quot;, &quot;&quot;name&quot;&quot;: &quot;&quot;&quot;;[.C209];&quot;&quot;&quot;, &quot;&quot;brand&quot;&quot;: &quot;&quot;&quot;;[.D209];&quot;&quot;&quot;, &quot;&quot;ability&quot;&quot;: &quot;&quot;&quot;;[.J209];&quot;&quot;&quot;, },&quot;)" office:value-type="string" office:string-value="0x1FF: { &quot;id&quot;: 0x1FF, &quot;name&quot;: &quot;San Francisco&quot;, &quot;brand&quot;: &quot;Wild Boar&quot;, &quot;ability&quot;: &quot;Resist Immobilization&quot;, }," calcext:value-type="string">
            <text:p>0x1FF: { "id": 0x1FF, "name": "San Francisco", "brand": "Wild Boar", "ability": "Resist Immobilization", },</text:p>
          </table:table-cell>
        </table:table-row>
        <table:table-row table:style-name="ro15">
          <table:table-cell table:formula="of:=COM.MICROSOFT.CONCAT(&quot;0x&quot;; DEC2HEX(ROW() + 302))" office:value-type="string" office:string-value="0x200" calcext:value-type="string">
            <text:p>0x200</text:p>
          </table:table-cell>
          <table:table-cell office:value-type="float" office:value="209" calcext:value-type="float">
            <text:p>209</text:p>
          </table:table-cell>
          <table:table-cell office:value-type="string" calcext:value-type="string">
            <text:p><text:a xlink:href="../../../../../../../wiki/Las_Vegas" xlink:type="simple">Las Vegas</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6" calcext:value-type="float">
            <text:p>6</text:p>
          </table:table-cell>
          <table:table-cell table:style-name="ce7" table:number-columns-repeated="2"/>
          <table:table-cell office:value-type="float" office:value="30" calcext:value-type="float">
            <text:p>3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Wild Boar 104 - 104</text:p>
          </table:table-cell>
          <table:table-cell office:value-type="string" calcext:value-type="string">
            <text:p>¥8490</text:p>
          </table:table-cell>
          <table:table-cell/>
          <table:table-cell office:value-type="string" calcext:value-type="string">
            <text:p>Wild Boar 104 - 104 (FSG Lvl 2)</text:p>
          </table:table-cell>
          <table:table-cell office:value-type="string" calcext:value-type="string">
            <text:p>Blue is the color of choice for MCs looking to play it cool. This baseball cap is another Wild Boar staple.</text:p>
          </table:table-cell>
          <table:table-cell office:value-type="float" office:value="0" calcext:value-type="float">
            <text:p>0</text:p>
          </table:table-cell>
          <table:table-cell table:formula="of:=COM.MICROSOFT.CONCAT([.A210];&quot;: &quot;;&quot;{ &quot;&quot;id&quot;&quot;: &quot;;[.A210];&quot;, &quot;&quot;name&quot;&quot;: &quot;&quot;&quot;;[.C210];&quot;&quot;&quot;, &quot;&quot;brand&quot;&quot;: &quot;&quot;&quot;;[.D210];&quot;&quot;&quot;, &quot;&quot;ability&quot;&quot;: &quot;&quot;&quot;;[.J210];&quot;&quot;&quot;, },&quot;)" office:value-type="string" office:string-value="0x200: { &quot;id&quot;: 0x200, &quot;name&quot;: &quot;Las Vegas&quot;, &quot;brand&quot;: &quot;Wild Boar&quot;, &quot;ability&quot;: &quot;Resist HP Drain&quot;, }," calcext:value-type="string">
            <text:p>0x200: { "id": 0x200, "name": "Las Vegas", "brand": "Wild Boar", "ability": "Resist HP Drain", },</text:p>
          </table:table-cell>
        </table:table-row>
        <table:table-row table:style-name="ro19">
          <table:table-cell table:formula="of:=COM.MICROSOFT.CONCAT(&quot;0x&quot;; DEC2HEX(ROW() + 302))" office:value-type="string" office:string-value="0x201" calcext:value-type="string">
            <text:p>0x201</text:p>
          </table:table-cell>
          <table:table-cell office:value-type="float" office:value="210" calcext:value-type="float">
            <text:p>210</text:p>
          </table:table-cell>
          <table:table-cell office:value-type="string" calcext:value-type="string">
            <text:p><text:a xlink:href="../../../../../../../wiki/Chicago" xlink:type="simple">Chicag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104 - 104</text:p>
          </table:table-cell>
          <table:table-cell office:value-type="string" calcext:value-type="string">
            <text:p>¥3990</text:p>
          </table:table-cell>
          <table:table-cell/>
          <table:table-cell office:value-type="string" calcext:value-type="string">
            <text:p>Wild Boar 104 - 104 (FSG Lvl 1)</text:p>
          </table:table-cell>
          <table:table-cell office:value-type="string" calcext:value-type="string">
            <text:p>A casual knit beanie embroidered with the brand logo. The skater style works, whether you're hitting the board or the streets.</text:p>
          </table:table-cell>
          <table:table-cell office:value-type="float" office:value="0" calcext:value-type="float">
            <text:p>0</text:p>
          </table:table-cell>
          <table:table-cell table:formula="of:=COM.MICROSOFT.CONCAT([.A211];&quot;: &quot;;&quot;{ &quot;&quot;id&quot;&quot;: &quot;;[.A211];&quot;, &quot;&quot;name&quot;&quot;: &quot;&quot;&quot;;[.C211];&quot;&quot;&quot;, &quot;&quot;brand&quot;&quot;: &quot;&quot;&quot;;[.D211];&quot;&quot;&quot;, &quot;&quot;ability&quot;&quot;: &quot;&quot;&quot;;[.J211];&quot;&quot;&quot;, },&quot;)" office:value-type="string" office:string-value="0x201: { &quot;id&quot;: 0x201, &quot;name&quot;: &quot;Chicago&quot;, &quot;brand&quot;: &quot;Wild Boar&quot;, &quot;ability&quot;: &quot;Display Time&quot;, }," calcext:value-type="string">
            <text:p>0x201: { "id": 0x201, "name": "Chicago", "brand": "Wild Boar", "ability": "Display Time", },</text:p>
          </table:table-cell>
        </table:table-row>
        <table:table-row table:style-name="ro19">
          <table:table-cell table:formula="of:=COM.MICROSOFT.CONCAT(&quot;0x&quot;; DEC2HEX(ROW() + 302))" office:value-type="string" office:string-value="0x202" calcext:value-type="string">
            <text:p>0x202</text:p>
          </table:table-cell>
          <table:table-cell office:value-type="float" office:value="211" calcext:value-type="float">
            <text:p>211</text:p>
          </table:table-cell>
          <table:table-cell office:value-type="string" calcext:value-type="string">
            <text:p><text:a xlink:href="../../../../../../../wiki/New_York" xlink:type="simple">New York</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Wild Boar 104 - 104</text:p>
            <text:p>Wild Boar Udagawa - Udagawa Back Streets</text:p>
          </table:table-cell>
          <table:table-cell office:value-type="string" calcext:value-type="string">
            <text:p>¥4800</text:p>
          </table:table-cell>
          <table:table-cell/>
          <table:table-cell office:value-type="string" calcext:value-type="string">
            <text:p>Wild Boar 104 - 104 (FSG Lvl 1)</text:p>
          </table:table-cell>
          <table:table-cell office:value-type="string" calcext:value-type="string">
            <text:p>Made of persimmon-dyed hemp that matures with loving use, this simple one-stripe hat fits well with any genre of clothes.</text:p>
          </table:table-cell>
          <table:table-cell office:value-type="float" office:value="0" calcext:value-type="float">
            <text:p>0</text:p>
          </table:table-cell>
          <table:table-cell table:formula="of:=COM.MICROSOFT.CONCAT([.A212];&quot;: &quot;;&quot;{ &quot;&quot;id&quot;&quot;: &quot;;[.A212];&quot;, &quot;&quot;name&quot;&quot;: &quot;&quot;&quot;;[.C212];&quot;&quot;&quot;, &quot;&quot;brand&quot;&quot;: &quot;&quot;&quot;;[.D212];&quot;&quot;&quot;, &quot;&quot;ability&quot;&quot;: &quot;&quot;&quot;;[.J212];&quot;&quot;&quot;, },&quot;)" office:value-type="string" office:string-value="0x202: { &quot;id&quot;: 0x202, &quot;name&quot;: &quot;New York&quot;, &quot;brand&quot;: &quot;Wild Boar&quot;, &quot;ability&quot;: &quot;HIT Keeper I&quot;, }," calcext:value-type="string">
            <text:p>0x202: { "id": 0x202, "name": "New York", "brand": "Wild Boar", "ability": "HIT Keeper I", },</text:p>
          </table:table-cell>
        </table:table-row>
        <table:table-row table:style-name="ro15">
          <table:table-cell table:formula="of:=COM.MICROSOFT.CONCAT(&quot;0x&quot;; DEC2HEX(ROW() + 302))" office:value-type="string" office:string-value="0x203" calcext:value-type="string">
            <text:p>0x203</text:p>
          </table:table-cell>
          <table:table-cell office:value-type="float" office:value="212" calcext:value-type="float">
            <text:p>212</text:p>
          </table:table-cell>
          <table:table-cell office:value-type="string" calcext:value-type="string">
            <text:p><text:a xlink:href="../../../../../../../wiki/Negotiator" xlink:type="simple">Negotiator</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27" calcext:value-type="float">
            <text:p>27</text:p>
          </table:table-cell>
          <table:table-cell office:value-type="float" office:value="32" calcext:value-type="float">
            <text:p>32</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Wild Boar 104 - 104</text:p>
            <text:p>Wild Boar Udagawa - Udagawa Back Streets</text:p>
          </table:table-cell>
          <table:table-cell office:value-type="string" calcext:value-type="string">
            <text:p>¥25500</text:p>
          </table:table-cell>
          <table:table-cell/>
          <table:table-cell office:value-type="string" calcext:value-type="string">
            <text:p>Wild Boar 104 - 104 (FSG Lvl 5)</text:p>
          </table:table-cell>
          <table:table-cell office:value-type="string" calcext:value-type="string">
            <text:p>This glossy nylon down vest was custom ordered in an arresting but street-worn red that's easy to work with.</text:p>
          </table:table-cell>
          <table:table-cell office:value-type="float" office:value="0" calcext:value-type="float">
            <text:p>0</text:p>
          </table:table-cell>
          <table:table-cell table:formula="of:=COM.MICROSOFT.CONCAT([.A213];&quot;: &quot;;&quot;{ &quot;&quot;id&quot;&quot;: &quot;;[.A213];&quot;, &quot;&quot;name&quot;&quot;: &quot;&quot;&quot;;[.C213];&quot;&quot;&quot;, &quot;&quot;brand&quot;&quot;: &quot;&quot;&quot;;[.D213];&quot;&quot;&quot;, &quot;&quot;ability&quot;&quot;: &quot;&quot;&quot;;[.J213];&quot;&quot;&quot;, },&quot;)" office:value-type="string" office:string-value="0x203: { &quot;id&quot;: 0x203, &quot;name&quot;: &quot;Negotiator&quot;, &quot;brand&quot;: &quot;Wild Boar&quot;, &quot;ability&quot;: &quot;Beat: Fusion ★ +2&quot;, }," calcext:value-type="string">
            <text:p>0x203: { "id": 0x203, "name": "Negotiator", "brand": "Wild Boar", "ability": "Beat: Fusion ★ +2", },</text:p>
          </table:table-cell>
        </table:table-row>
        <table:table-row table:style-name="ro20">
          <table:table-cell table:formula="of:=COM.MICROSOFT.CONCAT(&quot;0x&quot;; DEC2HEX(ROW() + 302))" office:value-type="string" office:string-value="0x204" calcext:value-type="string">
            <text:p>0x204</text:p>
          </table:table-cell>
          <table:table-cell office:value-type="float" office:value="213" calcext:value-type="float">
            <text:p>213</text:p>
          </table:table-cell>
          <table:table-cell office:value-type="string" calcext:value-type="string">
            <text:p><text:a xlink:href="../../../../../../../wiki/Hey_Boy" xlink:type="simple">Hey Bo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38" calcext:value-type="float">
            <text:p>38</text:p>
          </table:table-cell>
          <table:table-cell office:value-type="float" office:value="33" calcext:value-type="float">
            <text:p>33</text:p>
          </table:table-cell>
          <table:table-cell office:value-type="string" calcext:value-type="string">
            <text:p>Beat: Ground Combo A</text:p>
          </table:table-cell>
          <table:table-cell office:value-type="string" calcext:value-type="string">
            <text:p>Beat</text:p>
          </table:table-cell>
          <table:table-cell office:value-type="string" calcext:value-type="string">
            <text:p>When Beat wears this, his ground combo map changes to the shape of a staff.</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Mean and green, this item kicks off the Wild Boar hoodie series. It's continued to sell big since being upped by a major mag.</text:p>
          </table:table-cell>
          <table:table-cell office:value-type="float" office:value="0" calcext:value-type="float">
            <text:p>0</text:p>
          </table:table-cell>
          <table:table-cell table:formula="of:=COM.MICROSOFT.CONCAT([.A214];&quot;: &quot;;&quot;{ &quot;&quot;id&quot;&quot;: &quot;;[.A214];&quot;, &quot;&quot;name&quot;&quot;: &quot;&quot;&quot;;[.C214];&quot;&quot;&quot;, &quot;&quot;brand&quot;&quot;: &quot;&quot;&quot;;[.D214];&quot;&quot;&quot;, &quot;&quot;ability&quot;&quot;: &quot;&quot;&quot;;[.J214];&quot;&quot;&quot;, },&quot;)" office:value-type="string" office:string-value="0x204: { &quot;id&quot;: 0x204, &quot;name&quot;: &quot;Hey Boy&quot;, &quot;brand&quot;: &quot;Wild Boar&quot;, &quot;ability&quot;: &quot;Beat: Ground Combo A&quot;, }," calcext:value-type="string">
            <text:p>0x204: { "id": 0x204, "name": "Hey Boy", "brand": "Wild Boar", "ability": "Beat: Ground Combo A", },</text:p>
          </table:table-cell>
        </table:table-row>
        <table:table-row table:style-name="ro7">
          <table:table-cell table:formula="of:=COM.MICROSOFT.CONCAT(&quot;0x&quot;; DEC2HEX(ROW() + 302))" office:value-type="string" office:string-value="0x205" calcext:value-type="string">
            <text:p>0x205</text:p>
          </table:table-cell>
          <table:table-cell office:value-type="float" office:value="214" calcext:value-type="float">
            <text:p>214</text:p>
          </table:table-cell>
          <table:table-cell office:value-type="string" calcext:value-type="string">
            <text:p><text:a xlink:href="../../../../../../../wiki/Hey_Girl" xlink:type="simple">Hey Girl</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68" calcext:value-type="float">
            <text:p>68</text:p>
          </table:table-cell>
          <table:table-cell office:value-type="float" office:value="35" calcext:value-type="float">
            <text:p>35</text:p>
          </table:table-cell>
          <table:table-cell office:value-type="string" calcext:value-type="string">
            <text:p>Beat: Air Combo C</text:p>
          </table:table-cell>
          <table:table-cell office:value-type="string" calcext:value-type="string">
            <text:p>Beat</text:p>
          </table:table-cell>
          <table:table-cell office:value-type="string" calcext:value-type="string">
            <text:p>When Beat wears this, his air combo map changes to the shape of a saber.</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Drop-dead in red, round two of Wild Boar's hoodie series stays close to the brand's hip-hop roots.</text:p>
          </table:table-cell>
          <table:table-cell office:value-type="float" office:value="0" calcext:value-type="float">
            <text:p>0</text:p>
          </table:table-cell>
          <table:table-cell table:formula="of:=COM.MICROSOFT.CONCAT([.A215];&quot;: &quot;;&quot;{ &quot;&quot;id&quot;&quot;: &quot;;[.A215];&quot;, &quot;&quot;name&quot;&quot;: &quot;&quot;&quot;;[.C215];&quot;&quot;&quot;, &quot;&quot;brand&quot;&quot;: &quot;&quot;&quot;;[.D215];&quot;&quot;&quot;, &quot;&quot;ability&quot;&quot;: &quot;&quot;&quot;;[.J215];&quot;&quot;&quot;, },&quot;)" office:value-type="string" office:string-value="0x205: { &quot;id&quot;: 0x205, &quot;name&quot;: &quot;Hey Girl&quot;, &quot;brand&quot;: &quot;Wild Boar&quot;, &quot;ability&quot;: &quot;Beat: Air Combo C&quot;, }," calcext:value-type="string">
            <text:p>0x205: { "id": 0x205, "name": "Hey Girl", "brand": "Wild Boar", "ability": "Beat: Air Combo C", },</text:p>
          </table:table-cell>
        </table:table-row>
        <table:table-row table:style-name="ro15">
          <table:table-cell table:formula="of:=COM.MICROSOFT.CONCAT(&quot;0x&quot;; DEC2HEX(ROW() + 302))" office:value-type="string" office:string-value="0x206" calcext:value-type="string">
            <text:p>0x206</text:p>
          </table:table-cell>
          <table:table-cell office:value-type="float" office:value="215" calcext:value-type="float">
            <text:p>215</text:p>
          </table:table-cell>
          <table:table-cell office:value-type="string" calcext:value-type="string">
            <text:p><text:a xlink:href="../../../../../../../wiki/Hey_Everybody" xlink:type="simple">Hey Everybod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0" calcext:value-type="float">
            <text:p>20</text:p>
          </table:table-cell>
          <table:table-cell office:value-type="string" calcext:value-type="string">
            <text:p>Beat: Ground Combo B</text:p>
          </table:table-cell>
          <table:table-cell office:value-type="string" calcext:value-type="string">
            <text:p>Beat</text:p>
          </table:table-cell>
          <table:table-cell office:value-type="string" calcext:value-type="string">
            <text:p>When Beat wears this, his ground combo map changes to the shape of a lightning bolt.</text:p>
          </table:table-cell>
          <table:table-cell office:value-type="string" calcext:value-type="string">
            <text:p>Wild Boar 104 - 104</text:p>
            <text:p>Wild Boar Udagawa - Udagawa Back Streets</text:p>
          </table:table-cell>
          <table:table-cell office:value-type="string" calcext:value-type="string">
            <text:p>¥18990</text:p>
          </table:table-cell>
          <table:table-cell/>
          <table:table-cell office:value-type="string" calcext:value-type="string">
            <text:p>Wild Boar 104 - 104 (FSG Lvl 3)</text:p>
          </table:table-cell>
          <table:table-cell office:value-type="string" calcext:value-type="string">
            <text:p>Get back in black with the final item in Wild Boar's hoodie series. Thanks to the color, it'll work with anything.</text:p>
          </table:table-cell>
          <table:table-cell office:value-type="float" office:value="0" calcext:value-type="float">
            <text:p>0</text:p>
          </table:table-cell>
          <table:table-cell table:formula="of:=COM.MICROSOFT.CONCAT([.A216];&quot;: &quot;;&quot;{ &quot;&quot;id&quot;&quot;: &quot;;[.A216];&quot;, &quot;&quot;name&quot;&quot;: &quot;&quot;&quot;;[.C216];&quot;&quot;&quot;, &quot;&quot;brand&quot;&quot;: &quot;&quot;&quot;;[.D216];&quot;&quot;&quot;, &quot;&quot;ability&quot;&quot;: &quot;&quot;&quot;;[.J216];&quot;&quot;&quot;, },&quot;)" office:value-type="string" office:string-value="0x206: { &quot;id&quot;: 0x206, &quot;name&quot;: &quot;Hey Everybody&quot;, &quot;brand&quot;: &quot;Wild Boar&quot;, &quot;ability&quot;: &quot;Beat: Ground Combo B&quot;, }," calcext:value-type="string">
            <text:p>0x206: { "id": 0x206, "name": "Hey Everybody", "brand": "Wild Boar", "ability": "Beat: Ground Combo B", },</text:p>
          </table:table-cell>
        </table:table-row>
        <table:table-row table:style-name="ro9">
          <table:table-cell table:formula="of:=COM.MICROSOFT.CONCAT(&quot;0x&quot;; DEC2HEX(ROW() + 302))" office:value-type="string" office:string-value="0x207" calcext:value-type="string">
            <text:p>0x207</text:p>
          </table:table-cell>
          <table:table-cell office:value-type="float" office:value="216" calcext:value-type="float">
            <text:p>216</text:p>
          </table:table-cell>
          <table:table-cell office:value-type="string" calcext:value-type="string">
            <text:p><text:a xlink:href="../../../../../../../wiki/Alive" xlink:type="simple">Aliv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18" calcext:value-type="float">
            <text:p>18</text:p>
          </table:table-cell>
          <table:table-cell office:value-type="string" calcext:value-type="string">
            <text:p>ATK +1</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4890</text:p>
          </table:table-cell>
          <table:table-cell/>
          <table:table-cell office:value-type="string" calcext:value-type="string">
            <text:p>Cyco Records - Udagawa Back Streets (FSG Lvl 2)</text:p>
          </table:table-cell>
          <table:table-cell office:value-type="string" calcext:value-type="string">
            <text:p>A bright gold logo adds a little street-style bling in perfect contrast to this simple black tee.</text:p>
          </table:table-cell>
          <table:table-cell office:value-type="float" office:value="0" calcext:value-type="float">
            <text:p>0</text:p>
          </table:table-cell>
          <table:table-cell table:formula="of:=COM.MICROSOFT.CONCAT([.A217];&quot;: &quot;;&quot;{ &quot;&quot;id&quot;&quot;: &quot;;[.A217];&quot;, &quot;&quot;name&quot;&quot;: &quot;&quot;&quot;;[.C217];&quot;&quot;&quot;, &quot;&quot;brand&quot;&quot;: &quot;&quot;&quot;;[.D217];&quot;&quot;&quot;, &quot;&quot;ability&quot;&quot;: &quot;&quot;&quot;;[.J217];&quot;&quot;&quot;, },&quot;)" office:value-type="string" office:string-value="0x207: { &quot;id&quot;: 0x207, &quot;name&quot;: &quot;Alive&quot;, &quot;brand&quot;: &quot;Wild Boar&quot;, &quot;ability&quot;: &quot;ATK +1&quot;, }," calcext:value-type="string">
            <text:p>0x207: { "id": 0x207, "name": "Alive", "brand": "Wild Boar", "ability": "ATK +1", },</text:p>
          </table:table-cell>
        </table:table-row>
        <table:table-row table:style-name="ro19">
          <table:table-cell table:formula="of:=COM.MICROSOFT.CONCAT(&quot;0x&quot;; DEC2HEX(ROW() + 302))" office:value-type="string" office:string-value="0x208" calcext:value-type="string">
            <text:p>0x208</text:p>
          </table:table-cell>
          <table:table-cell office:value-type="float" office:value="217" calcext:value-type="float">
            <text:p>217</text:p>
          </table:table-cell>
          <table:table-cell office:value-type="string" calcext:value-type="string">
            <text:p><text:a xlink:href="../../../../../../../wiki/Sabotage" xlink:type="simple">Sabotag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27" calcext:value-type="float">
            <text:p>27</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Wild Boar 104 - 104</text:p>
          </table:table-cell>
          <table:table-cell office:value-type="string" calcext:value-type="string">
            <text:p>¥24890</text:p>
          </table:table-cell>
          <table:table-cell/>
          <table:table-cell office:value-type="string" calcext:value-type="string">
            <text:p>Cyco Records - Udagawa Back Streets (FSG Lvl 2)</text:p>
          </table:table-cell>
          <table:table-cell office:value-type="string" calcext:value-type="string">
            <text:p>This simple tee features the brand logo smacked across a low-key red background. There's no school like the old school.</text:p>
          </table:table-cell>
          <table:table-cell office:value-type="float" office:value="0" calcext:value-type="float">
            <text:p>0</text:p>
          </table:table-cell>
          <table:table-cell table:formula="of:=COM.MICROSOFT.CONCAT([.A218];&quot;: &quot;;&quot;{ &quot;&quot;id&quot;&quot;: &quot;;[.A218];&quot;, &quot;&quot;name&quot;&quot;: &quot;&quot;&quot;;[.C218];&quot;&quot;&quot;, &quot;&quot;brand&quot;&quot;: &quot;&quot;&quot;;[.D218];&quot;&quot;&quot;, &quot;&quot;ability&quot;&quot;: &quot;&quot;&quot;;[.J218];&quot;&quot;&quot;, },&quot;)" office:value-type="string" office:string-value="0x208: { &quot;id&quot;: 0x208, &quot;name&quot;: &quot;Sabotage&quot;, &quot;brand&quot;: &quot;Wild Boar&quot;, &quot;ability&quot;: &quot;Combo Panel +1&quot;, }," calcext:value-type="string">
            <text:p>0x208: { "id": 0x208, "name": "Sabotage", "brand": "Wild Boar", "ability": "Combo Panel +1", },</text:p>
          </table:table-cell>
        </table:table-row>
        <table:table-row table:style-name="ro7">
          <table:table-cell table:formula="of:=COM.MICROSOFT.CONCAT(&quot;0x&quot;; DEC2HEX(ROW() + 302))" office:value-type="string" office:string-value="0x209" calcext:value-type="string">
            <text:p>0x209</text:p>
          </table:table-cell>
          <table:table-cell office:value-type="float" office:value="218" calcext:value-type="float">
            <text:p>218</text:p>
          </table:table-cell>
          <table:table-cell office:value-type="string" calcext:value-type="string">
            <text:p><text:a xlink:href="../../../../../../../wiki/3_MC%27s_1_DJ" xlink:type="simple">3 MC's 1 DJ</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5700</text:p>
          </table:table-cell>
          <table:table-cell/>
          <table:table-cell office:value-type="string" calcext:value-type="string">
            <text:p>Wild Boar 104 - 104 (FSG Lvl 1)</text:p>
          </table:table-cell>
          <table:table-cell office:value-type="string" calcext:value-type="string">
            <text:p>A classic white tee with a red graphic print. Buy it big, wear it loose, keep it real.</text:p>
          </table:table-cell>
          <table:table-cell office:value-type="float" office:value="0" calcext:value-type="float">
            <text:p>0</text:p>
          </table:table-cell>
          <table:table-cell table:formula="of:=COM.MICROSOFT.CONCAT([.A219];&quot;: &quot;;&quot;{ &quot;&quot;id&quot;&quot;: &quot;;[.A219];&quot;, &quot;&quot;name&quot;&quot;: &quot;&quot;&quot;;[.C219];&quot;&quot;&quot;, &quot;&quot;brand&quot;&quot;: &quot;&quot;&quot;;[.D219];&quot;&quot;&quot;, &quot;&quot;ability&quot;&quot;: &quot;&quot;&quot;;[.J219];&quot;&quot;&quot;, },&quot;)" office:value-type="string" office:string-value="0x209: { &quot;id&quot;: 0x209, &quot;name&quot;: &quot;3 MC's 1 DJ&quot;, &quot;brand&quot;: &quot;Wild Boar&quot;, &quot;ability&quot;: &quot;ATK +2&quot;, }," calcext:value-type="string">
            <text:p>0x209: { "id": 0x209, "name": "3 MC's 1 DJ", "brand": "Wild Boar", "ability": "ATK +2", },</text:p>
          </table:table-cell>
        </table:table-row>
        <table:table-row table:style-name="ro9">
          <table:table-cell table:formula="of:=COM.MICROSOFT.CONCAT(&quot;0x&quot;; DEC2HEX(ROW() + 302))" office:value-type="string" office:string-value="0x20A" calcext:value-type="string">
            <text:p>0x20A</text:p>
          </table:table-cell>
          <table:table-cell office:value-type="float" office:value="219" calcext:value-type="float">
            <text:p>219</text:p>
          </table:table-cell>
          <table:table-cell office:value-type="string" calcext:value-type="string">
            <text:p><text:a xlink:href="../../../../../../../wiki/Pass_the_Mic" xlink:type="simple">Pass the Mic</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30" calcext:value-type="float">
            <text:p>30</text:p>
          </table:table-cell>
          <table:table-cell office:value-type="float" office:value="38" calcext:value-type="float">
            <text:p>38</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Wild Boar Udagawa - Udagawa Back Streets</text:p>
          </table:table-cell>
          <table:table-cell office:value-type="string" calcext:value-type="string">
            <text:p>¥11550</text:p>
          </table:table-cell>
          <table:table-cell/>
          <table:table-cell office:value-type="string" calcext:value-type="string">
            <text:p>Wild Boar Udagawa - Udagawa Back Streets (FSG Lvl 2)</text:p>
          </table:table-cell>
          <table:table-cell office:value-type="string" calcext:value-type="string">
            <text:p>Red-on-white stripes line this oversized short-sleeve polo. It's all you need to complete your B-boy style.</text:p>
          </table:table-cell>
          <table:table-cell office:value-type="float" office:value="0" calcext:value-type="float">
            <text:p>0</text:p>
          </table:table-cell>
          <table:table-cell table:formula="of:=COM.MICROSOFT.CONCAT([.A220];&quot;: &quot;;&quot;{ &quot;&quot;id&quot;&quot;: &quot;;[.A220];&quot;, &quot;&quot;name&quot;&quot;: &quot;&quot;&quot;;[.C220];&quot;&quot;&quot;, &quot;&quot;brand&quot;&quot;: &quot;&quot;&quot;;[.D220];&quot;&quot;&quot;, &quot;&quot;ability&quot;&quot;: &quot;&quot;&quot;;[.J220];&quot;&quot;&quot;, },&quot;)" office:value-type="string" office:string-value="0x20A: { &quot;id&quot;: 0x20A, &quot;name&quot;: &quot;Pass the Mic&quot;, &quot;brand&quot;: &quot;Wild Boar&quot;, &quot;ability&quot;: &quot;Show Combo Map Longer&quot;, }," calcext:value-type="string">
            <text:p>0x20A: { "id": 0x20A, "name": "Pass the Mic", "brand": "Wild Boar", "ability": "Show Combo Map Longer", },</text:p>
          </table:table-cell>
        </table:table-row>
        <table:table-row table:style-name="ro19">
          <table:table-cell table:formula="of:=COM.MICROSOFT.CONCAT(&quot;0x&quot;; DEC2HEX(ROW() + 302))" office:value-type="string" office:string-value="0x20B" calcext:value-type="string">
            <text:p>0x20B</text:p>
          </table:table-cell>
          <table:table-cell office:value-type="float" office:value="220" calcext:value-type="float">
            <text:p>220</text:p>
          </table:table-cell>
          <table:table-cell office:value-type="string" calcext:value-type="string">
            <text:p><text:a xlink:href="../../../../../../../wiki/Won%27t_Stop" xlink:type="simple">W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Beat: ATK +3</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Udagawa - Udagawa Back Streets</text:p>
          </table:table-cell>
          <table:table-cell office:value-type="string" calcext:value-type="string">
            <text:p>¥10500</text:p>
          </table:table-cell>
          <table:table-cell/>
          <table:table-cell office:value-type="string" calcext:value-type="string">
            <text:p>Cyco Records - Udagawa Back Streets (FSG Lvl 4)</text:p>
          </table:table-cell>
          <table:table-cell office:value-type="string" calcext:value-type="string">
            <text:p>Tribal markings line the sides of these street-style half-length shorts. They're popular among the boarding crew.</text:p>
          </table:table-cell>
          <table:table-cell office:value-type="float" office:value="0" calcext:value-type="float">
            <text:p>0</text:p>
          </table:table-cell>
          <table:table-cell table:formula="of:=COM.MICROSOFT.CONCAT([.A221];&quot;: &quot;;&quot;{ &quot;&quot;id&quot;&quot;: &quot;;[.A221];&quot;, &quot;&quot;name&quot;&quot;: &quot;&quot;&quot;;[.C221];&quot;&quot;&quot;, &quot;&quot;brand&quot;&quot;: &quot;&quot;&quot;;[.D221];&quot;&quot;&quot;, &quot;&quot;ability&quot;&quot;: &quot;&quot;&quot;;[.J221];&quot;&quot;&quot;, },&quot;)" office:value-type="string" office:string-value="0x20B: { &quot;id&quot;: 0x20B, &quot;name&quot;: &quot;Won't Stop&quot;, &quot;brand&quot;: &quot;Wild Boar&quot;, &quot;ability&quot;: &quot;Beat: ATK +3&quot;, }," calcext:value-type="string">
            <text:p>0x20B: { "id": 0x20B, "name": "Won't Stop", "brand": "Wild Boar", "ability": "Beat: ATK +3", },</text:p>
          </table:table-cell>
        </table:table-row>
        <table:table-row table:style-name="ro20">
          <table:table-cell table:formula="of:=COM.MICROSOFT.CONCAT(&quot;0x&quot;; DEC2HEX(ROW() + 302))" office:value-type="string" office:string-value="0x20C" calcext:value-type="string">
            <text:p>0x20C</text:p>
          </table:table-cell>
          <table:table-cell office:value-type="float" office:value="221" calcext:value-type="float">
            <text:p>221</text:p>
          </table:table-cell>
          <table:table-cell office:value-type="string" calcext:value-type="string">
            <text:p><text:a xlink:href="../../../../../../../wiki/Don%27t_Stop" xlink:type="simple">D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Beat: HP +30</text:p>
          </table:table-cell>
          <table:table-cell office:value-type="string" calcext:value-type="string">
            <text:p>Beat</text:p>
          </table:table-cell>
          <table:table-cell office:value-type="string" calcext:value-type="string">
            <text:p>When Beat wears this, his HP increase.</text:p>
          </table:table-cell>
          <table:table-cell office:value-type="string" calcext:value-type="string">
            <text:p>Wild Boar Udagawa - Udagawa Back Streets</text:p>
          </table:table-cell>
          <table:table-cell office:value-type="string" calcext:value-type="string">
            <text:p>¥12900</text:p>
          </table:table-cell>
          <table:table-cell/>
          <table:table-cell office:value-type="string" calcext:value-type="string">
            <text:p>Wild Boar Udagawa - Udagawa Back Streets (FSG Lvl 2)</text:p>
          </table:table-cell>
          <table:table-cell office:value-type="string" calcext:value-type="string">
            <text:p>Denim half-length shorts: a must-have item for anyone looking to stay cool out on the hot summer streets.</text:p>
          </table:table-cell>
          <table:table-cell office:value-type="float" office:value="0" calcext:value-type="float">
            <text:p>0</text:p>
          </table:table-cell>
          <table:table-cell table:formula="of:=COM.MICROSOFT.CONCAT([.A222];&quot;: &quot;;&quot;{ &quot;&quot;id&quot;&quot;: &quot;;[.A222];&quot;, &quot;&quot;name&quot;&quot;: &quot;&quot;&quot;;[.C222];&quot;&quot;&quot;, &quot;&quot;brand&quot;&quot;: &quot;&quot;&quot;;[.D222];&quot;&quot;&quot;, &quot;&quot;ability&quot;&quot;: &quot;&quot;&quot;;[.J222];&quot;&quot;&quot;, },&quot;)" office:value-type="string" office:string-value="0x20C: { &quot;id&quot;: 0x20C, &quot;name&quot;: &quot;Don't Stop&quot;, &quot;brand&quot;: &quot;Wild Boar&quot;, &quot;ability&quot;: &quot;Beat: HP +30&quot;, }," calcext:value-type="string">
            <text:p>0x20C: { "id": 0x20C, "name": "Don't Stop", "brand": "Wild Boar", "ability": "Beat: HP +30", },</text:p>
          </table:table-cell>
        </table:table-row>
        <table:table-row table:style-name="ro15">
          <table:table-cell table:formula="of:=COM.MICROSOFT.CONCAT(&quot;0x&quot;; DEC2HEX(ROW() + 302))" office:value-type="string" office:string-value="0x20D" calcext:value-type="string">
            <text:p>0x20D</text:p>
          </table:table-cell>
          <table:table-cell office:value-type="float" office:value="222" calcext:value-type="float">
            <text:p>222</text:p>
          </table:table-cell>
          <table:table-cell office:value-type="string" calcext:value-type="string">
            <text:p><text:a xlink:href="../../../../../../../wiki/Camouflage" xlink:type="simple">Camouflage</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Wild Boar 104 - 104</text:p>
          </table:table-cell>
          <table:table-cell office:value-type="string" calcext:value-type="string">
            <text:p>¥12200</text:p>
          </table:table-cell>
          <table:table-cell/>
          <table:table-cell office:value-type="string" calcext:value-type="string">
            <text:p>Wild Boar 104 - 104 (FSG Lvl 3)</text:p>
          </table:table-cell>
          <table:table-cell office:value-type="string" calcext:value-type="string">
            <text:p>Camo print has long been king of the streets. These pants are a sweet centerpiece for any B-boy wardrobe.</text:p>
          </table:table-cell>
          <table:table-cell office:value-type="float" office:value="0" calcext:value-type="float">
            <text:p>0</text:p>
          </table:table-cell>
          <table:table-cell table:formula="of:=COM.MICROSOFT.CONCAT([.A223];&quot;: &quot;;&quot;{ &quot;&quot;id&quot;&quot;: &quot;;[.A223];&quot;, &quot;&quot;name&quot;&quot;: &quot;&quot;&quot;;[.C223];&quot;&quot;&quot;, &quot;&quot;brand&quot;&quot;: &quot;&quot;&quot;;[.D223];&quot;&quot;&quot;, &quot;&quot;ability&quot;&quot;: &quot;&quot;&quot;;[.J223];&quot;&quot;&quot;, },&quot;)" office:value-type="string" office:string-value="0x20D: { &quot;id&quot;: 0x20D, &quot;name&quot;: &quot;Camouflage&quot;, &quot;brand&quot;: &quot;Wild Boar&quot;, &quot;ability&quot;: &quot;SOS ATK Boost I&quot;, }," calcext:value-type="string">
            <text:p>0x20D: { "id": 0x20D, "name": "Camouflage", "brand": "Wild Boar", "ability": "SOS ATK Boost I", },</text:p>
          </table:table-cell>
        </table:table-row>
        <table:table-row table:style-name="ro20">
          <table:table-cell table:formula="of:=COM.MICROSOFT.CONCAT(&quot;0x&quot;; DEC2HEX(ROW() + 302))" office:value-type="string" office:string-value="0x20E" calcext:value-type="string">
            <text:p>0x20E</text:p>
          </table:table-cell>
          <table:table-cell office:value-type="float" office:value="223" calcext:value-type="float">
            <text:p>223</text:p>
          </table:table-cell>
          <table:table-cell office:value-type="string" calcext:value-type="string">
            <text:p><text:a xlink:href="../../../../../../../wiki/Darkness" xlink:type="simple">Darkness</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Beat: Air Combo A</text:p>
          </table:table-cell>
          <table:table-cell office:value-type="string" calcext:value-type="string">
            <text:p>Beat</text:p>
          </table:table-cell>
          <table:table-cell office:value-type="string" calcext:value-type="string">
            <text:p>When Beat wears this, his air combo map changes to the shape of a club.</text:p>
          </table:table-cell>
          <table:table-cell office:value-type="string" calcext:value-type="string">
            <text:p>Wild Boar Udagawa - Udagawa Back Streets</text:p>
          </table:table-cell>
          <table:table-cell office:value-type="string" calcext:value-type="string">
            <text:p>¥9900</text:p>
          </table:table-cell>
          <table:table-cell/>
          <table:table-cell office:value-type="string" calcext:value-type="string">
            <text:p>Wild Boar Udagawa - Udagawa Back Streets (FSG Lvl 2)</text:p>
          </table:table-cell>
          <table:table-cell office:value-type="string" calcext:value-type="string">
            <text:p>These 3/4-length pants are a bit tough to work into an outfit, but those who manage are surefire sultans of the street.</text:p>
          </table:table-cell>
          <table:table-cell office:value-type="float" office:value="0" calcext:value-type="float">
            <text:p>0</text:p>
          </table:table-cell>
          <table:table-cell table:formula="of:=COM.MICROSOFT.CONCAT([.A224];&quot;: &quot;;&quot;{ &quot;&quot;id&quot;&quot;: &quot;;[.A224];&quot;, &quot;&quot;name&quot;&quot;: &quot;&quot;&quot;;[.C224];&quot;&quot;&quot;, &quot;&quot;brand&quot;&quot;: &quot;&quot;&quot;;[.D224];&quot;&quot;&quot;, &quot;&quot;ability&quot;&quot;: &quot;&quot;&quot;;[.J224];&quot;&quot;&quot;, },&quot;)" office:value-type="string" office:string-value="0x20E: { &quot;id&quot;: 0x20E, &quot;name&quot;: &quot;Darkness&quot;, &quot;brand&quot;: &quot;Wild Boar&quot;, &quot;ability&quot;: &quot;Beat: Air Combo A&quot;, }," calcext:value-type="string">
            <text:p>0x20E: { "id": 0x20E, "name": "Darkness", "brand": "Wild Boar", "ability": "Beat: Air Combo A", },</text:p>
          </table:table-cell>
        </table:table-row>
        <table:table-row table:style-name="ro20">
          <table:table-cell table:formula="of:=COM.MICROSOFT.CONCAT(&quot;0x&quot;; DEC2HEX(ROW() + 302))" office:value-type="string" office:string-value="0x20F" calcext:value-type="string">
            <text:p>0x20F</text:p>
          </table:table-cell>
          <table:table-cell office:value-type="float" office:value="224" calcext:value-type="float">
            <text:p>224</text:p>
          </table:table-cell>
          <table:table-cell office:value-type="string" calcext:value-type="string">
            <text:p><text:a xlink:href="../../../../../../../wiki/Denim_Coveralls" xlink:type="simple">Denim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9" calcext:value-type="float">
            <text:p>9</text:p>
          </table:table-cell>
          <table:table-cell office:value-type="float" office:value="5" calcext:value-type="float">
            <text:p>5</text:p>
          </table:table-cell>
          <table:table-cell office:value-type="float" office:value="23" calcext:value-type="float">
            <text:p>23</text:p>
          </table:table-cell>
          <table:table-cell office:value-type="float" office:value="48" calcext:value-type="float">
            <text:p>48</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Udagawa - Udagawa Back Streets</text:p>
          </table:table-cell>
          <table:table-cell office:value-type="string" calcext:value-type="string">
            <text:p>¥33000</text:p>
          </table:table-cell>
          <table:table-cell/>
          <table:table-cell office:value-type="string" calcext:value-type="string">
            <text:p>Wild Boar Udagawa - Udagawa Back Streets (FSG Lvl 4)</text:p>
          </table:table-cell>
          <table:table-cell office:value-type="string" calcext:value-type="string">
            <text:p>Blue denim worker's coveralls. Though a challenge to pull off, they're still popular with some Wild Boar fans.</text:p>
          </table:table-cell>
          <table:table-cell office:value-type="float" office:value="0" calcext:value-type="float">
            <text:p>0</text:p>
          </table:table-cell>
          <table:table-cell table:formula="of:=COM.MICROSOFT.CONCAT([.A225];&quot;: &quot;;&quot;{ &quot;&quot;id&quot;&quot;: &quot;;[.A225];&quot;, &quot;&quot;name&quot;&quot;: &quot;&quot;&quot;;[.C225];&quot;&quot;&quot;, &quot;&quot;brand&quot;&quot;: &quot;&quot;&quot;;[.D225];&quot;&quot;&quot;, &quot;&quot;ability&quot;&quot;: &quot;&quot;&quot;;[.J225];&quot;&quot;&quot;, },&quot;)" office:value-type="string" office:string-value="0x20F: { &quot;id&quot;: 0x20F, &quot;name&quot;: &quot;Denim Coveralls&quot;, &quot;brand&quot;: &quot;Wild Boar&quot;, &quot;ability&quot;: &quot;Beat: DEF +4&quot;, }," calcext:value-type="string">
            <text:p>0x20F: { "id": 0x20F, "name": "Denim Coveralls", "brand": "Wild Boar", "ability": "Beat: DEF +4", },</text:p>
          </table:table-cell>
        </table:table-row>
        <table:table-row table:style-name="ro19">
          <table:table-cell table:formula="of:=COM.MICROSOFT.CONCAT(&quot;0x&quot;; DEC2HEX(ROW() + 302))" office:value-type="string" office:string-value="0x210" calcext:value-type="string">
            <text:p>0x210</text:p>
          </table:table-cell>
          <table:table-cell office:value-type="float" office:value="225" calcext:value-type="float">
            <text:p>225</text:p>
          </table:table-cell>
          <table:table-cell office:value-type="string" calcext:value-type="string">
            <text:p><text:a xlink:href="../../../../../../../wiki/Work_Coveralls" xlink:type="simple">Work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office:value-type="float" office:value="46" calcext:value-type="float">
            <text:p>46</text:p>
          </table:table-cell>
          <table:table-cell office:value-type="string" calcext:value-type="string">
            <text:p>Beat: HP +70</text:p>
          </table:table-cell>
          <table:table-cell office:value-type="string" calcext:value-type="string">
            <text:p>Beat</text:p>
          </table:table-cell>
          <table:table-cell office:value-type="string" calcext:value-type="string">
            <text:p>When Beat wears this, his HP increases.</text:p>
          </table:table-cell>
          <table:table-cell office:value-type="string" calcext:value-type="string">
            <text:p>Wild Boar Udagawa - Udagawa Back Streets</text:p>
          </table:table-cell>
          <table:table-cell office:value-type="string" calcext:value-type="string">
            <text:p>¥24,000</text:p>
          </table:table-cell>
          <table:table-cell/>
          <table:table-cell office:value-type="string" calcext:value-type="string">
            <text:p>Wild Boar Udagawa - Udagawa Back Streets (FSG Lvl 4)</text:p>
          </table:table-cell>
          <table:table-cell office:value-type="string" calcext:value-type="string">
            <text:p>Brown worker's coveralls. Though a huge challenge to pull off, they're still popular with some Wild Boar fans.</text:p>
          </table:table-cell>
          <table:table-cell office:value-type="float" office:value="0" calcext:value-type="float">
            <text:p>0</text:p>
          </table:table-cell>
          <table:table-cell table:formula="of:=COM.MICROSOFT.CONCAT([.A226];&quot;: &quot;;&quot;{ &quot;&quot;id&quot;&quot;: &quot;;[.A226];&quot;, &quot;&quot;name&quot;&quot;: &quot;&quot;&quot;;[.C226];&quot;&quot;&quot;, &quot;&quot;brand&quot;&quot;: &quot;&quot;&quot;;[.D226];&quot;&quot;&quot;, &quot;&quot;ability&quot;&quot;: &quot;&quot;&quot;;[.J226];&quot;&quot;&quot;, },&quot;)" office:value-type="string" office:string-value="0x210: { &quot;id&quot;: 0x210, &quot;name&quot;: &quot;Work Coveralls&quot;, &quot;brand&quot;: &quot;Wild Boar&quot;, &quot;ability&quot;: &quot;Beat: HP +70&quot;, }," calcext:value-type="string">
            <text:p>0x210: { "id": 0x210, "name": "Work Coveralls", "brand": "Wild Boar", "ability": "Beat: HP +70", },</text:p>
          </table:table-cell>
        </table:table-row>
        <table:table-row table:style-name="ro20">
          <table:table-cell table:formula="of:=COM.MICROSOFT.CONCAT(&quot;0x&quot;; DEC2HEX(ROW() + 302))" office:value-type="string" office:string-value="0x211" calcext:value-type="string">
            <text:p>0x211</text:p>
          </table:table-cell>
          <table:table-cell office:value-type="float" office:value="226" calcext:value-type="float">
            <text:p>226</text:p>
          </table:table-cell>
          <table:table-cell office:value-type="string" calcext:value-type="string">
            <text:p><text:a xlink:href="../../../../../../../wiki/Gold_Die" xlink:type="simple">Gold Die</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8" calcext:value-type="float">
            <text:p>8</text:p>
          </table:table-cell>
          <table:table-cell office:value-type="float" office:value="5" calcext:value-type="float">
            <text:p>5</text:p>
          </table:table-cell>
          <table:table-cell table:style-name="ce7"/>
          <table:table-cell office:value-type="float" office:value="37" calcext:value-type="float">
            <text:p>37</text:p>
          </table:table-cell>
          <table:table-cell office:value-type="string" calcext:value-type="string">
            <text:p>Beat: DEF +3</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104 - 104</text:p>
          </table:table-cell>
          <table:table-cell office:value-type="string" calcext:value-type="string">
            <text:p>¥19500</text:p>
          </table:table-cell>
          <table:table-cell/>
          <table:table-cell office:value-type="string" calcext:value-type="string">
            <text:p>Wild Boar 104 - 104 (FSG Lvl 3)</text:p>
          </table:table-cell>
          <table:table-cell office:value-type="string" calcext:value-type="string">
            <text:p>This gold chain bears a single die-a symbol of good luck. This piece of bling just might make you an ace at the tables.</text:p>
          </table:table-cell>
          <table:table-cell office:value-type="float" office:value="0" calcext:value-type="float">
            <text:p>0</text:p>
          </table:table-cell>
          <table:table-cell table:formula="of:=COM.MICROSOFT.CONCAT([.A227];&quot;: &quot;;&quot;{ &quot;&quot;id&quot;&quot;: &quot;;[.A227];&quot;, &quot;&quot;name&quot;&quot;: &quot;&quot;&quot;;[.C227];&quot;&quot;&quot;, &quot;&quot;brand&quot;&quot;: &quot;&quot;&quot;;[.D227];&quot;&quot;&quot;, &quot;&quot;ability&quot;&quot;: &quot;&quot;&quot;;[.J227];&quot;&quot;&quot;, },&quot;)" office:value-type="string" office:string-value="0x211: { &quot;id&quot;: 0x211, &quot;name&quot;: &quot;Gold Die&quot;, &quot;brand&quot;: &quot;Wild Boar&quot;, &quot;ability&quot;: &quot;Beat: DEF +3&quot;, }," calcext:value-type="string">
            <text:p>0x211: { "id": 0x211, "name": "Gold Die", "brand": "Wild Boar", "ability": "Beat: DEF +3", },</text:p>
          </table:table-cell>
        </table:table-row>
        <table:table-row table:style-name="ro20">
          <table:table-cell table:formula="of:=COM.MICROSOFT.CONCAT(&quot;0x&quot;; DEC2HEX(ROW() + 302))" office:value-type="string" office:string-value="0x212" calcext:value-type="string">
            <text:p>0x212</text:p>
          </table:table-cell>
          <table:table-cell office:value-type="float" office:value="227" calcext:value-type="float">
            <text:p>227</text:p>
          </table:table-cell>
          <table:table-cell office:value-type="string" calcext:value-type="string">
            <text:p><text:a xlink:href="../../../../../../../wiki/Wild_Boar_Pendant" xlink:type="simple">Wild Boar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9" calcext:value-type="float">
            <text:p>9</text:p>
          </table:table-cell>
          <table:table-cell office:value-type="float" office:value="4" calcext:value-type="float">
            <text:p>4</text:p>
          </table:table-cell>
          <table:table-cell table:style-name="ce7"/>
          <table:table-cell office:value-type="float" office:value="35" calcext:value-type="float">
            <text:p>35</text:p>
          </table:table-cell>
          <table:table-cell office:value-type="string" calcext:value-type="string">
            <text:p>Beat: Nag-free Escape</text:p>
          </table:table-cell>
          <table:table-cell office:value-type="string" calcext:value-type="string">
            <text:p>Beat</text:p>
          </table:table-cell>
          <table:table-cell office:value-type="string" calcext:value-type="string">
            <text:p>When Beat wears this, he stops getting mad at you for running from battles.</text:p>
          </table:table-cell>
          <table:table-cell office:value-type="string" calcext:value-type="string">
            <text:p>Wild Boar 104 - 104</text:p>
            <text:p>Wild Boar Udagawa - Udagawa Back Streets</text:p>
          </table:table-cell>
          <table:table-cell office:value-type="string" calcext:value-type="string">
            <text:p>¥16200</text:p>
          </table:table-cell>
          <table:table-cell/>
          <table:table-cell office:value-type="string" calcext:value-type="string">
            <text:p>Wild Boar 104 - 104 (FSG Lvl 2)</text:p>
          </table:table-cell>
          <table:table-cell office:value-type="string" calcext:value-type="string">
            <text:p>The Wild Boar brand logo, in pendant form. Between the sharp design and bling factor, this is a must for any gangsta.</text:p>
          </table:table-cell>
          <table:table-cell office:value-type="float" office:value="0" calcext:value-type="float">
            <text:p>0</text:p>
          </table:table-cell>
          <table:table-cell table:formula="of:=COM.MICROSOFT.CONCAT([.A228];&quot;: &quot;;&quot;{ &quot;&quot;id&quot;&quot;: &quot;;[.A228];&quot;, &quot;&quot;name&quot;&quot;: &quot;&quot;&quot;;[.C228];&quot;&quot;&quot;, &quot;&quot;brand&quot;&quot;: &quot;&quot;&quot;;[.D228];&quot;&quot;&quot;, &quot;&quot;ability&quot;&quot;: &quot;&quot;&quot;;[.J228];&quot;&quot;&quot;, },&quot;)" office:value-type="string" office:string-value="0x212: { &quot;id&quot;: 0x212, &quot;name&quot;: &quot;Wild Boar Pendant&quot;, &quot;brand&quot;: &quot;Wild Boar&quot;, &quot;ability&quot;: &quot;Beat: Nag-free Escape&quot;, }," calcext:value-type="string">
            <text:p>0x212: { "id": 0x212, "name": "Wild Boar Pendant", "brand": "Wild Boar", "ability": "Beat: Nag-free Escape", },</text:p>
          </table:table-cell>
        </table:table-row>
        <table:table-row table:style-name="ro15">
          <table:table-cell table:formula="of:=COM.MICROSOFT.CONCAT(&quot;0x&quot;; DEC2HEX(ROW() + 302))" office:value-type="string" office:string-value="0x213" calcext:value-type="string">
            <text:p>0x213</text:p>
          </table:table-cell>
          <table:table-cell office:value-type="float" office:value="228" calcext:value-type="float">
            <text:p>228</text:p>
          </table:table-cell>
          <table:table-cell office:value-type="string" calcext:value-type="string">
            <text:p><text:a xlink:href="../../../../../../../wiki/King_Pendant" xlink:type="simple">King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12" calcext:value-type="float">
            <text:p>12</text:p>
          </table:table-cell>
          <table:table-cell office:value-type="float" office:value="4" calcext:value-type="float">
            <text:p>4</text:p>
          </table:table-cell>
          <table:table-cell table:style-name="ce7"/>
          <table:table-cell office:value-type="float" office:value="42" calcext:value-type="float">
            <text:p>42</text:p>
          </table:table-cell>
          <table:table-cell office:value-type="string" calcext:value-type="string">
            <text:p>Beat: ATK +4</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104 - 104</text:p>
          </table:table-cell>
          <table:table-cell office:value-type="string" calcext:value-type="string">
            <text:p>6x Rare Metal; 3x Sparkling Silver; 1x Wild Boar Pendant</text:p>
          </table:table-cell>
          <table:table-cell/>
          <table:table-cell office:value-type="string" calcext:value-type="string">
            <text:p>Wild Boar 104 - 104 (FSG Lvl 5)</text:p>
          </table:table-cell>
          <table:table-cell office:value-type="string" calcext:value-type="string">
            <text:p>Extra big in size and impact, this crown pendant will officially make you king of the street scene.</text:p>
          </table:table-cell>
          <table:table-cell office:value-type="float" office:value="0" calcext:value-type="float">
            <text:p>0</text:p>
          </table:table-cell>
          <table:table-cell table:formula="of:=COM.MICROSOFT.CONCAT([.A229];&quot;: &quot;;&quot;{ &quot;&quot;id&quot;&quot;: &quot;;[.A229];&quot;, &quot;&quot;name&quot;&quot;: &quot;&quot;&quot;;[.C229];&quot;&quot;&quot;, &quot;&quot;brand&quot;&quot;: &quot;&quot;&quot;;[.D229];&quot;&quot;&quot;, &quot;&quot;ability&quot;&quot;: &quot;&quot;&quot;;[.J229];&quot;&quot;&quot;, },&quot;)" office:value-type="string" office:string-value="0x213: { &quot;id&quot;: 0x213, &quot;name&quot;: &quot;King Pendant&quot;, &quot;brand&quot;: &quot;Wild Boar&quot;, &quot;ability&quot;: &quot;Beat: ATK +4&quot;, }," calcext:value-type="string">
            <text:p>0x213: { "id": 0x213, "name": "King Pendant", "brand": "Wild Boar", "ability": "Beat: ATK +4", },</text:p>
          </table:table-cell>
        </table:table-row>
        <table:table-row table:style-name="ro20">
          <table:table-cell table:formula="of:=COM.MICROSOFT.CONCAT(&quot;0x&quot;; DEC2HEX(ROW() + 302))" office:value-type="string" office:string-value="0x214" calcext:value-type="string">
            <text:p>0x214</text:p>
          </table:table-cell>
          <table:table-cell office:value-type="float" office:value="229" calcext:value-type="float">
            <text:p>229</text:p>
          </table:table-cell>
          <table:table-cell office:value-type="string" calcext:value-type="string">
            <text:p><text:a xlink:href="../../../../../../../wiki/Skull_Deck" xlink:type="simple">Skull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Udagawa - Udagawa Back Streets</text:p>
          </table:table-cell>
          <table:table-cell office:value-type="string" calcext:value-type="string">
            <text:p>5x Rare Metal; 3x Sparkling Silver; 1x Camo Deck</text:p>
          </table:table-cell>
          <table:table-cell/>
          <table:table-cell office:value-type="string" calcext:value-type="string">
            <text:p>Wild Boar Udagawa - Udagawa Back Streets (FSG Lvl 1)</text:p>
          </table:table-cell>
          <table:table-cell office:value-type="string" calcext:value-type="string">
            <text:p>A Wild Boar original deck: the skull model. Balanced and steady, this board has a rep as a solid deck to start out on.</text:p>
          </table:table-cell>
          <table:table-cell office:value-type="float" office:value="0" calcext:value-type="float">
            <text:p>0</text:p>
          </table:table-cell>
          <table:table-cell table:formula="of:=COM.MICROSOFT.CONCAT([.A230];&quot;: &quot;;&quot;{ &quot;&quot;id&quot;&quot;: &quot;;[.A230];&quot;, &quot;&quot;name&quot;&quot;: &quot;&quot;&quot;;[.C230];&quot;&quot;&quot;, &quot;&quot;brand&quot;&quot;: &quot;&quot;&quot;;[.D230];&quot;&quot;&quot;, &quot;&quot;ability&quot;&quot;: &quot;&quot;&quot;;[.J230];&quot;&quot;&quot;, },&quot;)" office:value-type="string" office:string-value="0x214: { &quot;id&quot;: 0x214, &quot;name&quot;: &quot;Skull Deck&quot;, &quot;brand&quot;: &quot;Wild Boar&quot;, &quot;ability&quot;: &quot;Display Time&quot;, }," calcext:value-type="string">
            <text:p>0x214: { "id": 0x214, "name": "Skull Deck", "brand": "Wild Boar", "ability": "Display Time", },</text:p>
          </table:table-cell>
        </table:table-row>
        <table:table-row table:style-name="ro10">
          <table:table-cell table:formula="of:=COM.MICROSOFT.CONCAT(&quot;0x&quot;; DEC2HEX(ROW() + 302))" office:value-type="string" office:string-value="0x215" calcext:value-type="string">
            <text:p>0x215</text:p>
          </table:table-cell>
          <table:table-cell office:value-type="float" office:value="230" calcext:value-type="float">
            <text:p>230</text:p>
          </table:table-cell>
          <table:table-cell office:value-type="string" calcext:value-type="string">
            <text:p><text:a xlink:href="../../../../../../../wiki/Camo_Deck" xlink:type="simple">Camo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Wild Boar Udagawa - Udagawa Back Streets</text:p>
          </table:table-cell>
          <table:table-cell office:value-type="string" calcext:value-type="string">
            <text:p>¥9000</text:p>
          </table:table-cell>
          <table:table-cell/>
          <table:table-cell office:value-type="string" calcext:value-type="string">
            <text:p>Cyco Records - Udagawa Back Streets (FSG Lvl 4)</text:p>
          </table:table-cell>
          <table:table-cell office:value-type="string" calcext:value-type="string">
            <text:p>A Wild Boar original deck: the camo model. Far from rock steady, this baby does rock in the speed department. Experts only, thanks.</text:p>
          </table:table-cell>
          <table:table-cell office:value-type="float" office:value="0" calcext:value-type="float">
            <text:p>0</text:p>
          </table:table-cell>
          <table:table-cell table:formula="of:=COM.MICROSOFT.CONCAT([.A231];&quot;: &quot;;&quot;{ &quot;&quot;id&quot;&quot;: &quot;;[.A231];&quot;, &quot;&quot;name&quot;&quot;: &quot;&quot;&quot;;[.C231];&quot;&quot;&quot;, &quot;&quot;brand&quot;&quot;: &quot;&quot;&quot;;[.D231];&quot;&quot;&quot;, &quot;&quot;ability&quot;&quot;: &quot;&quot;&quot;;[.J231];&quot;&quot;&quot;, },&quot;)" office:value-type="string" office:string-value="0x215: { &quot;id&quot;: 0x215, &quot;name&quot;: &quot;Camo Deck&quot;, &quot;brand&quot;: &quot;Wild Boar&quot;, &quot;ability&quot;: &quot;Attack Break Finisher&quot;, }," calcext:value-type="string">
            <text:p>0x215: { "id": 0x215, "name": "Camo Deck", "brand": "Wild Boar", "ability": "Attack Break Finisher", },</text:p>
          </table:table-cell>
        </table:table-row>
        <table:table-row table:style-name="ro20">
          <table:table-cell table:formula="of:=COM.MICROSOFT.CONCAT(&quot;0x&quot;; DEC2HEX(ROW() + 302))" office:value-type="string" office:string-value="0x216" calcext:value-type="string">
            <text:p>0x216</text:p>
          </table:table-cell>
          <table:table-cell office:value-type="float" office:value="231" calcext:value-type="float">
            <text:p>231</text:p>
          </table:table-cell>
          <table:table-cell office:value-type="string" calcext:value-type="string">
            <text:p><text:a xlink:href="../../../../../../../wiki/Cat_Deck" xlink:type="simple">Cat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20" calcext:value-type="float">
            <text:p>20</text:p>
          </table:table-cell>
          <table:table-cell office:value-type="float" office:value="13" calcext:value-type="float">
            <text:p>13</text:p>
          </table:table-cell>
          <table:table-cell office:value-type="float" office:value="75" calcext:value-type="float">
            <text:p>75</text:p>
          </table:table-cell>
          <table:table-cell office:value-type="float" office:value="50" calcext:value-type="float">
            <text:p>50</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Wild Boar Udagawa - Udagawa Back Streets</text:p>
          </table:table-cell>
          <table:table-cell office:value-type="string" calcext:value-type="string">
            <text:p>3x Adamantite; 2x Sparkling Silver; 1x Skull Deck</text:p>
          </table:table-cell>
          <table:table-cell/>
          <table:table-cell office:value-type="string" calcext:value-type="string">
            <text:p>Wild Boar Udagawa - Udagawa Back Streets (FSG Lvl 1)</text:p>
          </table:table-cell>
          <table:table-cell office:value-type="string" calcext:value-type="string">
            <text:p>A Wild Boar + CAT collaborative deck. The ride this board gives is as intense as its design. Think you can handle it?</text:p>
          </table:table-cell>
          <table:table-cell office:value-type="float" office:value="0" calcext:value-type="float">
            <text:p>0</text:p>
          </table:table-cell>
          <table:table-cell table:formula="of:=COM.MICROSOFT.CONCAT([.A232];&quot;: &quot;;&quot;{ &quot;&quot;id&quot;&quot;: &quot;;[.A232];&quot;, &quot;&quot;name&quot;&quot;: &quot;&quot;&quot;;[.C232];&quot;&quot;&quot;, &quot;&quot;brand&quot;&quot;: &quot;&quot;&quot;;[.D232];&quot;&quot;&quot;, &quot;&quot;ability&quot;&quot;: &quot;&quot;&quot;;[.J232];&quot;&quot;&quot;, },&quot;)" office:value-type="string" office:string-value="0x216: { &quot;id&quot;: 0x216, &quot;name&quot;: &quot;Cat Deck&quot;, &quot;brand&quot;: &quot;Wild Boar&quot;, &quot;ability&quot;: &quot;HIT Keeper III&quot;, }," calcext:value-type="string">
            <text:p>0x216: { "id": 0x216, "name": "Cat Deck", "brand": "Wild Boar", "ability": "HIT Keeper III", },</text:p>
          </table:table-cell>
        </table:table-row>
        <table:table-row table:style-name="ro19">
          <table:table-cell table:formula="of:=COM.MICROSOFT.CONCAT(&quot;0x&quot;; DEC2HEX(ROW() + 302))" office:value-type="string" office:string-value="0x217" calcext:value-type="string">
            <text:p>0x217</text:p>
          </table:table-cell>
          <table:table-cell office:value-type="float" office:value="232" calcext:value-type="float">
            <text:p>232</text:p>
          </table:table-cell>
          <table:table-cell office:value-type="string" calcext:value-type="string">
            <text:p><text:a xlink:href="../../../../../../../wiki/WEWY_Promo_Coat" xlink:type="simple">WEWY Promo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300" calcext:value-type="float">
            <text:p>300</text:p>
          </table:table-cell>
          <table:table-cell office:value-type="float" office:value="150" calcext:value-type="float">
            <text:p>15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Shadow Ramen - Dogenzaka</text:p>
          </table:table-cell>
          <table:table-cell office:value-type="string" calcext:value-type="string">
            <text:p>3x Dark Matter; 3x Durable Leather; 1x Regal Presence</text:p>
          </table:table-cell>
          <table:table-cell/>
          <table:table-cell office:value-type="string" calcext:value-type="string">
            <text:p>WildKat - Cat Street (FSG Lvl 6)</text:p>
          </table:table-cell>
          <table:table-cell office:value-type="string" calcext:value-type="string">
            <text:p>Our buyer doggedly hunted this coat down. Tetsuya Nomura designed it for the staff to wear at the Shibuya Game Show.</text:p>
          </table:table-cell>
          <table:table-cell office:value-type="float" office:value="0" calcext:value-type="float">
            <text:p>0</text:p>
          </table:table-cell>
          <table:table-cell table:formula="of:=COM.MICROSOFT.CONCAT([.A233];&quot;: &quot;;&quot;{ &quot;&quot;id&quot;&quot;: &quot;;[.A233];&quot;, &quot;&quot;name&quot;&quot;: &quot;&quot;&quot;;[.C233];&quot;&quot;&quot;, &quot;&quot;brand&quot;&quot;: &quot;&quot;&quot;;[.D233];&quot;&quot;&quot;, &quot;&quot;ability&quot;&quot;: &quot;&quot;&quot;;[.J233];&quot;&quot;&quot;, },&quot;)" office:value-type="string" office:string-value="0x217: { &quot;id&quot;: 0x217, &quot;name&quot;: &quot;WEWY Promo Coat&quot;, &quot;brand&quot;: &quot;Gatito&quot;, &quot;ability&quot;: &quot;Hold that Puck III&quot;, }," calcext:value-type="string">
            <text:p>0x217: { "id": 0x217, "name": "WEWY Promo Coat", "brand": "Gatito", "ability": "Hold that Puck III", },</text:p>
          </table:table-cell>
        </table:table-row>
        <table:table-row table:style-name="ro10">
          <table:table-cell table:formula="of:=COM.MICROSOFT.CONCAT(&quot;0x&quot;; DEC2HEX(ROW() + 302))" office:value-type="string" office:string-value="0x218" calcext:value-type="string">
            <text:p>0x218</text:p>
          </table:table-cell>
          <table:table-cell office:value-type="float" office:value="233" calcext:value-type="float">
            <text:p>233</text:p>
          </table:table-cell>
          <table:table-cell office:value-type="string" calcext:value-type="string">
            <text:p><text:a xlink:href="../../../../../../../wiki/WEWY_Promo_Tee" xlink:type="simple">WEWY Promo Tee</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225" calcext:value-type="float">
            <text:p>225</text:p>
          </table:table-cell>
          <table:table-cell office:value-type="float" office:value="150" calcext:value-type="float">
            <text:p>15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Shadow Ramen - Dogenzaka</text:p>
          </table:table-cell>
          <table:table-cell office:value-type="string" calcext:value-type="string">
            <text:p>12x Shadow Matter; 3x Sleek Silk; 1x Tweed Gentleman</text:p>
          </table:table-cell>
          <table:table-cell/>
          <table:table-cell office:value-type="string" calcext:value-type="string">
            <text:p>WildKat - Cat Street (FSG Lvl 4)</text:p>
          </table:table-cell>
          <table:table-cell office:value-type="string" calcext:value-type="string">
            <text:p>Our buyer stubbornly hunted this tee down. Tetsuya Nomura designed it with a fresh, wild cut just for the Shibuya Game Show.</text:p>
          </table:table-cell>
          <table:table-cell office:value-type="float" office:value="0" calcext:value-type="float">
            <text:p>0</text:p>
          </table:table-cell>
          <table:table-cell table:formula="of:=COM.MICROSOFT.CONCAT([.A234];&quot;: &quot;;&quot;{ &quot;&quot;id&quot;&quot;: &quot;;[.A234];&quot;, &quot;&quot;name&quot;&quot;: &quot;&quot;&quot;;[.C234];&quot;&quot;&quot;, &quot;&quot;brand&quot;&quot;: &quot;&quot;&quot;;[.D234];&quot;&quot;&quot;, &quot;&quot;ability&quot;&quot;: &quot;&quot;&quot;;[.J234];&quot;&quot;&quot;, },&quot;)" office:value-type="string" office:string-value="0x218: { &quot;id&quot;: 0x218, &quot;name&quot;: &quot;WEWY Promo Tee&quot;, &quot;brand&quot;: &quot;Gatito&quot;, &quot;ability&quot;: &quot;All-around Upgrade III&quot;, }," calcext:value-type="string">
            <text:p>0x218: { "id": 0x218, "name": "WEWY Promo Tee", "brand": "Gatito", "ability": "All-around Upgrade III", },</text:p>
          </table:table-cell>
        </table:table-row>
        <table:table-row table:style-name="ro19">
          <table:table-cell table:formula="of:=COM.MICROSOFT.CONCAT(&quot;0x&quot;; DEC2HEX(ROW() + 302))" office:value-type="string" office:string-value="0x219" calcext:value-type="string">
            <text:p>0x219</text:p>
          </table:table-cell>
          <table:table-cell office:value-type="float" office:value="234" calcext:value-type="float">
            <text:p>234</text:p>
          </table:table-cell>
          <table:table-cell office:value-type="string" calcext:value-type="string">
            <text:p><text:a xlink:href="../../../../../../../wiki/WEWY_Promo_Tote" xlink:type="simple">WEWY Promo Tot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25" calcext:value-type="float">
            <text:p>225</text:p>
          </table:table-cell>
          <table:table-cell office:value-type="float" office:value="150" calcext:value-type="float">
            <text:p>15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Shadow Ramen - Dogenzaka</text:p>
          </table:table-cell>
          <table:table-cell office:value-type="string" calcext:value-type="string">
            <text:p>3x Dark Matter; 3x Colorful Thread; 1x Sparkling Flight</text:p>
          </table:table-cell>
          <table:table-cell/>
          <table:table-cell office:value-type="string" calcext:value-type="string">
            <text:p>WildKat - Cat Street (FSG Lvl 8)</text:p>
          </table:table-cell>
          <table:table-cell office:value-type="string" calcext:value-type="string">
            <text:p>Our buyer eagerly hunted this tote down: rare swag by Tetsuya Nomura that was handed out at the Shibuya Game Show.</text:p>
          </table:table-cell>
          <table:table-cell office:value-type="float" office:value="0" calcext:value-type="float">
            <text:p>0</text:p>
          </table:table-cell>
          <table:table-cell table:formula="of:=COM.MICROSOFT.CONCAT([.A235];&quot;: &quot;;&quot;{ &quot;&quot;id&quot;&quot;: &quot;;[.A235];&quot;, &quot;&quot;name&quot;&quot;: &quot;&quot;&quot;;[.C235];&quot;&quot;&quot;, &quot;&quot;brand&quot;&quot;: &quot;&quot;&quot;;[.D235];&quot;&quot;&quot;, &quot;&quot;ability&quot;&quot;: &quot;&quot;&quot;;[.J235];&quot;&quot;&quot;, },&quot;)" office:value-type="string" office:string-value="0x219: { &quot;id&quot;: 0x219, &quot;name&quot;: &quot;WEWY Promo Tote&quot;, &quot;brand&quot;: &quot;Gatito&quot;, &quot;ability&quot;: &quot;EXP Boost III&quot;, }," calcext:value-type="string">
            <text:p>0x219: { "id": 0x219, "name": "WEWY Promo Tote", "brand": "Gatito", "ability": "EXP Boost III", },</text:p>
          </table:table-cell>
        </table:table-row>
        <table:table-row table:style-name="ro20">
          <table:table-cell table:formula="of:=COM.MICROSOFT.CONCAT(&quot;0x&quot;; DEC2HEX(ROW() + 302))" office:value-type="string" office:string-value="0x21A" calcext:value-type="string">
            <text:p>0x21A</text:p>
          </table:table-cell>
          <table:table-cell office:value-type="float" office:value="235" calcext:value-type="float">
            <text:p>235</text:p>
          </table:table-cell>
          <table:table-cell office:value-type="string" calcext:value-type="string">
            <text:p><text:a xlink:href="../../../../../../../wiki/Pinky%27s_Lipstick" xlink:type="simple">Pinky's Lipstick</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10" calcext:value-type="float">
            <text:p>10</text:p>
          </table:table-cell>
          <table:table-cell office:value-type="float" office:value="25" calcext:value-type="float">
            <text:p>25</text:p>
          </table:table-cell>
          <table:table-cell office:value-type="float" office:value="75" calcext:value-type="float">
            <text:p>75</text:p>
          </table:table-cell>
          <table:table-cell office:value-type="float" office:value="250" calcext:value-type="float">
            <text:p>25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Bel Airplane - Shibu Dept. Store</text:p>
          </table:table-cell>
          <table:table-cell office:value-type="string" calcext:value-type="string">
            <text:p>8x Adamantite; 4x Stunning Crystals; 1 Heart Nails</text:p>
          </table:table-cell>
          <table:table-cell/>
          <table:table-cell office:value-type="string" calcext:value-type="string">
            <text:p>WildKat - Cat Street (FSG Lvl 4)</text:p>
          </table:table-cell>
          <table:table-cell office:value-type="string" calcext:value-type="string">
            <text:p>Our buyer patiently hunted this lipstick down. Its glossy coral tone will give you lips as luscious as Reaper Uzuki Yashiro's.</text:p>
          </table:table-cell>
          <table:table-cell office:value-type="float" office:value="0" calcext:value-type="float">
            <text:p>0</text:p>
          </table:table-cell>
          <table:table-cell table:formula="of:=COM.MICROSOFT.CONCAT([.A236];&quot;: &quot;;&quot;{ &quot;&quot;id&quot;&quot;: &quot;;[.A236];&quot;, &quot;&quot;name&quot;&quot;: &quot;&quot;&quot;;[.C236];&quot;&quot;&quot;, &quot;&quot;brand&quot;&quot;: &quot;&quot;&quot;;[.D236];&quot;&quot;&quot;, &quot;&quot;ability&quot;&quot;: &quot;&quot;&quot;;[.J236];&quot;&quot;&quot;, },&quot;)" office:value-type="string" office:string-value="0x21A: { &quot;id&quot;: 0x21A, &quot;name&quot;: &quot;Pinky's Lipstick&quot;, &quot;brand&quot;: &quot;Gatito&quot;, &quot;ability&quot;: &quot;Dual Resistance I&quot;, }," calcext:value-type="string">
            <text:p>0x21A: { "id": 0x21A, "name": "Pinky's Lipstick", "brand": "Gatito", "ability": "Dual Resistance I", },</text:p>
          </table:table-cell>
        </table:table-row>
        <table:table-row table:style-name="ro20">
          <table:table-cell table:formula="of:=COM.MICROSOFT.CONCAT(&quot;0x&quot;; DEC2HEX(ROW() + 302))" office:value-type="string" office:string-value="0x21B" calcext:value-type="string">
            <text:p>0x21B</text:p>
          </table:table-cell>
          <table:table-cell office:value-type="float" office:value="236" calcext:value-type="float">
            <text:p>236</text:p>
          </table:table-cell>
          <table:table-cell office:value-type="string" calcext:value-type="string">
            <text:p><text:a xlink:href="../../../../../../../wiki/Lollipop%27s_Parka" xlink:type="simple">Lollipop's Parka</text:a></text:p>
          </table:table-cell>
          <table:table-cell office:value-type="string" calcext:value-type="string">
            <text:p><text:a xlink:href="../../../../../../../wiki/Gatito" xlink:type="simple">Gatito</text:a></text:p>
          </table:table-cell>
          <table:table-cell office:value-type="string" calcext:value-type="string">
            <text:p>Top</text:p>
          </table:table-cell>
          <table:table-cell table:number-columns-repeated="2" office:value-type="float" office:value="10" calcext:value-type="float">
            <text:p>10</text:p>
          </table:table-cell>
          <table:table-cell office:value-type="float" office:value="300" calcext:value-type="float">
            <text:p>300</text:p>
          </table:table-cell>
          <table:table-cell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WildKat - Cat Street</text:p>
          </table:table-cell>
          <table:table-cell office:value-type="string" calcext:value-type="string">
            <text:p>8x Adamantite; 4x Cozy down; 1x Ashura</text:p>
          </table:table-cell>
          <table:table-cell/>
          <table:table-cell office:value-type="string" calcext:value-type="string">
            <text:p>WildKat - Cat Street (FSG Lvl 5)</text:p>
          </table:table-cell>
          <table:table-cell office:value-type="string" calcext:value-type="string">
            <text:p>Our buyer boldly hunted this parka vest down. Identical to Reaper Koki Kariya's, this baby will help you lead a carefree life.</text:p>
          </table:table-cell>
          <table:table-cell office:value-type="float" office:value="0" calcext:value-type="float">
            <text:p>0</text:p>
          </table:table-cell>
          <table:table-cell table:formula="of:=COM.MICROSOFT.CONCAT([.A237];&quot;: &quot;;&quot;{ &quot;&quot;id&quot;&quot;: &quot;;[.A237];&quot;, &quot;&quot;name&quot;&quot;: &quot;&quot;&quot;;[.C237];&quot;&quot;&quot;, &quot;&quot;brand&quot;&quot;: &quot;&quot;&quot;;[.D237];&quot;&quot;&quot;, &quot;&quot;ability&quot;&quot;: &quot;&quot;&quot;;[.J237];&quot;&quot;&quot;, },&quot;)" office:value-type="string" office:string-value="0x21B: { &quot;id&quot;: 0x21B, &quot;name&quot;: &quot;Lollipop's Parka&quot;, &quot;brand&quot;: &quot;Gatito&quot;, &quot;ability&quot;: &quot;Dual Resistance II&quot;, }," calcext:value-type="string">
            <text:p>0x21B: { "id": 0x21B, "name": "Lollipop's Parka", "brand": "Gatito", "ability": "Dual Resistance II", },</text:p>
          </table:table-cell>
        </table:table-row>
        <table:table-row table:style-name="ro19">
          <table:table-cell table:formula="of:=COM.MICROSOFT.CONCAT(&quot;0x&quot;; DEC2HEX(ROW() + 302))" office:value-type="string" office:string-value="0x21C" calcext:value-type="string">
            <text:p>0x21C</text:p>
          </table:table-cell>
          <table:table-cell office:value-type="float" office:value="237" calcext:value-type="float">
            <text:p>237</text:p>
          </table:table-cell>
          <table:table-cell office:value-type="string" calcext:value-type="string">
            <text:p><text:a xlink:href="../../../../../../../wiki/Big_Guy%27s_Buckle" xlink:type="simple">Big Guy's Buckl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style-name="ce7" table:number-columns-repeated="2"/>
          <table:table-cell office:value-type="float" office:value="375" calcext:value-type="float">
            <text:p>375</text:p>
          </table:table-cell>
          <table:table-cell office:value-type="float" office:value="100" calcext:value-type="float">
            <text:p>100</text:p>
          </table:table-cell>
          <table:table-cell office:value-type="string" calcext:value-type="string">
            <text:p>HP +100</text:p>
          </table:table-cell>
          <table:table-cell office:value-type="string" calcext:value-type="string">
            <text:p>All</text:p>
          </table:table-cell>
          <table:table-cell office:value-type="string" calcext:value-type="string">
            <text:p>Increases HP.</text:p>
          </table:table-cell>
          <table:table-cell office:value-type="string" calcext:value-type="string">
            <text:p>D+B 104 - 104</text:p>
          </table:table-cell>
          <table:table-cell office:value-type="string" calcext:value-type="string">
            <text:p>6x Shadow Matter; 4x Sparkling Silver; 1x Studded Belt</text:p>
          </table:table-cell>
          <table:table-cell/>
          <table:table-cell office:value-type="string" calcext:value-type="string">
            <text:p>WildKat - Cat Street (FSG Lvl 7)</text:p>
          </table:table-cell>
          <table:table-cell office:value-type="string" calcext:value-type="string">
            <text:p>Our buyer was lucky to hunt this buckle down. Wearing this bold accent lifted from Higashizawa's belt may make you a top chef.</text:p>
          </table:table-cell>
          <table:table-cell office:value-type="float" office:value="0" calcext:value-type="float">
            <text:p>0</text:p>
          </table:table-cell>
          <table:table-cell table:formula="of:=COM.MICROSOFT.CONCAT([.A238];&quot;: &quot;;&quot;{ &quot;&quot;id&quot;&quot;: &quot;;[.A238];&quot;, &quot;&quot;name&quot;&quot;: &quot;&quot;&quot;;[.C238];&quot;&quot;&quot;, &quot;&quot;brand&quot;&quot;: &quot;&quot;&quot;;[.D238];&quot;&quot;&quot;, &quot;&quot;ability&quot;&quot;: &quot;&quot;&quot;;[.J238];&quot;&quot;&quot;, },&quot;)" office:value-type="string" office:string-value="0x21C: { &quot;id&quot;: 0x21C, &quot;name&quot;: &quot;Big Guy's Buckle&quot;, &quot;brand&quot;: &quot;Gatito&quot;, &quot;ability&quot;: &quot;HP +100&quot;, }," calcext:value-type="string">
            <text:p>0x21C: { "id": 0x21C, "name": "Big Guy's Buckle", "brand": "Gatito", "ability": "HP +100", },</text:p>
          </table:table-cell>
        </table:table-row>
        <table:table-row table:style-name="ro20">
          <table:table-cell table:formula="of:=COM.MICROSOFT.CONCAT(&quot;0x&quot;; DEC2HEX(ROW() + 302))" office:value-type="string" office:string-value="0x21D" calcext:value-type="string">
            <text:p>0x21D</text:p>
          </table:table-cell>
          <table:table-cell office:value-type="float" office:value="238" calcext:value-type="float">
            <text:p>238</text:p>
          </table:table-cell>
          <table:table-cell office:value-type="string" calcext:value-type="string">
            <text:p><text:a xlink:href="../../../../../../../wiki/Pi-Face%27s_Cap" xlink:type="simple">Pi-Face's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15" calcext:value-type="float">
            <text:p>15</text:p>
          </table:table-cell>
          <table:table-cell office:value-type="float" office:value="25" calcext:value-type="float">
            <text:p>25</text:p>
          </table:table-cell>
          <table:table-cell office:value-type="float" office:value="200" calcext:value-type="float">
            <text:p>200</text:p>
          </table:table-cell>
          <table:table-cell office:value-type="float" office:value="75" calcext:value-type="float">
            <text:p>7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Plot event - Endgame</text:p>
          </table:table-cell>
          <table:table-cell office:value-type="string" calcext:value-type="string">
            <text:p>WildKat - Cat Street (FSG Lvl 2)</text:p>
          </table:table-cell>
          <table:table-cell office:value-type="string" calcext:value-type="string">
            <text:p>Our buyer chanced upon this cap, a Minamimoto fave. Its slick, calculated style will make you a zetta math whiz (maybe).</text:p>
          </table:table-cell>
          <table:table-cell office:value-type="float" office:value="0" calcext:value-type="float">
            <text:p>0</text:p>
          </table:table-cell>
          <table:table-cell table:formula="of:=COM.MICROSOFT.CONCAT([.A239];&quot;: &quot;;&quot;{ &quot;&quot;id&quot;&quot;: &quot;;[.A239];&quot;, &quot;&quot;name&quot;&quot;: &quot;&quot;&quot;;[.C239];&quot;&quot;&quot;, &quot;&quot;brand&quot;&quot;: &quot;&quot;&quot;;[.D239];&quot;&quot;&quot;, &quot;&quot;ability&quot;&quot;: &quot;&quot;&quot;;[.J239];&quot;&quot;&quot;, },&quot;)" office:value-type="string" office:string-value="0x21D: { &quot;id&quot;: 0x21D, &quot;name&quot;: &quot;Pi-Face's Cap&quot;, &quot;brand&quot;: &quot;Gatito&quot;, &quot;ability&quot;: &quot;ATK +5&quot;, }," calcext:value-type="string">
            <text:p>0x21D: { "id": 0x21D, "name": "Pi-Face's Cap", "brand": "Gatito", "ability": "ATK +5", },</text:p>
          </table:table-cell>
        </table:table-row>
        <table:table-row table:style-name="ro19">
          <table:table-cell table:formula="of:=COM.MICROSOFT.CONCAT(&quot;0x&quot;; DEC2HEX(ROW() + 302))" office:value-type="string" office:string-value="0x21E" calcext:value-type="string">
            <text:p>0x21E</text:p>
          </table:table-cell>
          <table:table-cell office:value-type="float" office:value="239" calcext:value-type="float">
            <text:p>239</text:p>
          </table:table-cell>
          <table:table-cell office:value-type="string" calcext:value-type="string">
            <text:p><text:a xlink:href="../../../../../../../wiki/Pi-Face%27s_Coat" xlink:type="simple">Pi-Face's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15" calcext:value-type="float">
            <text:p>15</text:p>
          </table:table-cell>
          <table:table-cell office:value-type="float" office:value="25" calcext:value-type="float">
            <text:p>25</text:p>
          </table:table-cell>
          <table:table-cell table:number-columns-repeated="2" office:value-type="float" office:value="200" calcext:value-type="float">
            <text:p>20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KuraKura - Shibukyu Stationside</text:p>
          </table:table-cell>
          <table:table-cell office:value-type="string" calcext:value-type="string">
            <text:p>6x Shadow Matter; 3x Durable Leather; 1x Goth Bondage Coat</text:p>
          </table:table-cell>
          <table:table-cell/>
          <table:table-cell office:value-type="string" calcext:value-type="string">
            <text:p>WildKat - Cat Street (FSG Lvl 6)</text:p>
          </table:table-cell>
          <table:table-cell office:value-type="string" calcext:value-type="string">
            <text:p>Our buyer miraculously hunted this coat down. Minamimoto's constant coefficient, it'll give you an eye for the zetta beautiful (maybe).</text:p>
          </table:table-cell>
          <table:table-cell office:value-type="float" office:value="0" calcext:value-type="float">
            <text:p>0</text:p>
          </table:table-cell>
          <table:table-cell table:formula="of:=COM.MICROSOFT.CONCAT([.A240];&quot;: &quot;;&quot;{ &quot;&quot;id&quot;&quot;: &quot;;[.A240];&quot;, &quot;&quot;name&quot;&quot;: &quot;&quot;&quot;;[.C240];&quot;&quot;&quot;, &quot;&quot;brand&quot;&quot;: &quot;&quot;&quot;;[.D240];&quot;&quot;&quot;, &quot;&quot;ability&quot;&quot;: &quot;&quot;&quot;;[.J240];&quot;&quot;&quot;, },&quot;)" office:value-type="string" office:string-value="0x21E: { &quot;id&quot;: 0x21E, &quot;name&quot;: &quot;Pi-Face's Coat&quot;, &quot;brand&quot;: &quot;Gatito&quot;, &quot;ability&quot;: &quot;Puck Power III&quot;, }," calcext:value-type="string">
            <text:p>0x21E: { "id": 0x21E, "name": "Pi-Face's Coat", "brand": "Gatito", "ability": "Puck Power III", },</text:p>
          </table:table-cell>
        </table:table-row>
        <table:table-row table:style-name="ro19">
          <table:table-cell table:formula="of:=COM.MICROSOFT.CONCAT(&quot;0x&quot;; DEC2HEX(ROW() + 302))" office:value-type="string" office:string-value="0x21F" calcext:value-type="string">
            <text:p>0x21F</text:p>
          </table:table-cell>
          <table:table-cell office:value-type="float" office:value="240" calcext:value-type="float">
            <text:p>240</text:p>
          </table:table-cell>
          <table:table-cell office:value-type="string" calcext:value-type="string">
            <text:p><text:a xlink:href="../../../../../../../wiki/Pi-Face%27s_Jeans" xlink:type="simple">Pi-Face's Jeans</text:a></text:p>
          </table:table-cell>
          <table:table-cell office:value-type="string" calcext:value-type="string">
            <text:p><text:a xlink:href="../../../../../../../wiki/Gatito" xlink:type="simple">Gatito</text:a></text:p>
          </table:table-cell>
          <table:table-cell office:value-type="string" calcext:value-type="string">
            <text:p>Bottom</text:p>
          </table:table-cell>
          <table:table-cell office:value-type="float" office:value="30" calcext:value-type="float">
            <text:p>30</text:p>
          </table:table-cell>
          <table:table-cell office:value-type="float" office:value="15" calcext:value-type="float">
            <text:p>15</text:p>
          </table:table-cell>
          <table:table-cell office:value-type="float" office:value="100" calcext:value-type="float">
            <text:p>100</text:p>
          </table:table-cell>
          <table:table-cell office:value-type="float" office:value="250" calcext:value-type="float">
            <text:p>25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Tigre Punks - Molco</text:p>
          </table:table-cell>
          <table:table-cell office:value-type="string" calcext:value-type="string">
            <text:p>3x Orichalcum; 3x Durable Leather; 1x Skirt Bondage Combo</text:p>
          </table:table-cell>
          <table:table-cell/>
          <table:table-cell office:value-type="string" calcext:value-type="string">
            <text:p>WildKat - Cat Street (FSG Lvl 4)</text:p>
          </table:table-cell>
          <table:table-cell office:value-type="string" calcext:value-type="string">
            <text:p>Our buyer willfully hunted these jeans down. Distressed (as Minamimoto must be without them), they will zetta inspire you (maybe).</text:p>
          </table:table-cell>
          <table:table-cell office:value-type="float" office:value="0" calcext:value-type="float">
            <text:p>0</text:p>
          </table:table-cell>
          <table:table-cell table:formula="of:=COM.MICROSOFT.CONCAT([.A241];&quot;: &quot;;&quot;{ &quot;&quot;id&quot;&quot;: &quot;;[.A241];&quot;, &quot;&quot;name&quot;&quot;: &quot;&quot;&quot;;[.C241];&quot;&quot;&quot;, &quot;&quot;brand&quot;&quot;: &quot;&quot;&quot;;[.D241];&quot;&quot;&quot;, &quot;&quot;ability&quot;&quot;: &quot;&quot;&quot;;[.J241];&quot;&quot;&quot;, },&quot;)" office:value-type="string" office:string-value="0x21F: { &quot;id&quot;: 0x21F, &quot;name&quot;: &quot;Pi-Face's Jeans&quot;, &quot;brand&quot;: &quot;Gatito&quot;, &quot;ability&quot;: &quot;Combo Map Upgrade II&quot;, }," calcext:value-type="string">
            <text:p>0x21F: { "id": 0x21F, "name": "Pi-Face's Jeans", "brand": "Gatito", "ability": "Combo Map Upgrade II", },</text:p>
          </table:table-cell>
        </table:table-row>
        <table:table-row table:style-name="ro10">
          <table:table-cell table:formula="of:=COM.MICROSOFT.CONCAT(&quot;0x&quot;; DEC2HEX(ROW() + 302))" office:value-type="string" office:string-value="0x220" calcext:value-type="string">
            <text:p>0x220</text:p>
          </table:table-cell>
          <table:table-cell office:value-type="float" office:value="241" calcext:value-type="float">
            <text:p>241</text:p>
          </table:table-cell>
          <table:table-cell office:value-type="string" calcext:value-type="string">
            <text:p><text:a xlink:href="../../../../../../../wiki/Pi-Face%27s_Bandanna" xlink:type="simple">Pi-Face's Bandanna</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40" calcext:value-type="float">
            <text:p>40</text:p>
          </table:table-cell>
          <table:table-cell office:value-type="float" office:value="-10" calcext:value-type="float">
            <text:p>-10</text:p>
          </table:table-cell>
          <table:table-cell table:style-name="ce7"/>
          <table:table-cell office:value-type="float" office:value="350" calcext:value-type="float">
            <text:p>350</text:p>
          </table:table-cell>
          <table:table-cell office:value-type="string" calcext:value-type="string">
            <text:p>Immobilizing Finisher</text:p>
          </table:table-cell>
          <table:table-cell office:value-type="string" calcext:value-type="string">
            <text:p>Partner</text:p>
          </table:table-cell>
          <table:table-cell office:value-type="string" calcext:value-type="string">
            <text:p>When your partner wears this, combo finishers will sometimes Immobilize enemies.</text:p>
          </table:table-cell>
          <table:table-cell office:value-type="string" calcext:value-type="string">
            <text:p>Wild Boar 104 - 104</text:p>
          </table:table-cell>
          <table:table-cell office:value-type="string" calcext:value-type="string">
            <text:p>6x Shadow Matter; 3x Sleek Silk; 1x Slogan Bandannas</text:p>
          </table:table-cell>
          <table:table-cell/>
          <table:table-cell office:value-type="string" calcext:value-type="string">
            <text:p>WildKat - Cat Street (FSG Lvl 5)</text:p>
          </table:table-cell>
          <table:table-cell office:value-type="string" calcext:value-type="string">
            <text:p>Our buyer proudly hunted this bandanna down. Minamimoto's mathemalicious design will make you zetta want to break things (maybe).</text:p>
          </table:table-cell>
          <table:table-cell office:value-type="float" office:value="0" calcext:value-type="float">
            <text:p>0</text:p>
          </table:table-cell>
          <table:table-cell table:formula="of:=COM.MICROSOFT.CONCAT([.A242];&quot;: &quot;;&quot;{ &quot;&quot;id&quot;&quot;: &quot;;[.A242];&quot;, &quot;&quot;name&quot;&quot;: &quot;&quot;&quot;;[.C242];&quot;&quot;&quot;, &quot;&quot;brand&quot;&quot;: &quot;&quot;&quot;;[.D242];&quot;&quot;&quot;, &quot;&quot;ability&quot;&quot;: &quot;&quot;&quot;;[.J242];&quot;&quot;&quot;, },&quot;)" office:value-type="string" office:string-value="0x220: { &quot;id&quot;: 0x220, &quot;name&quot;: &quot;Pi-Face's Bandanna&quot;, &quot;brand&quot;: &quot;Gatito&quot;, &quot;ability&quot;: &quot;Immobilizing Finisher&quot;, }," calcext:value-type="string">
            <text:p>0x220: { "id": 0x220, "name": "Pi-Face's Bandanna", "brand": "Gatito", "ability": "Immobilizing Finisher", },</text:p>
          </table:table-cell>
        </table:table-row>
        <table:table-row table:style-name="ro19">
          <table:table-cell table:formula="of:=COM.MICROSOFT.CONCAT(&quot;0x&quot;; DEC2HEX(ROW() + 302))" office:value-type="string" office:string-value="0x221" calcext:value-type="string">
            <text:p>0x221</text:p>
          </table:table-cell>
          <table:table-cell office:value-type="float" office:value="242" calcext:value-type="float">
            <text:p>242</text:p>
          </table:table-cell>
          <table:table-cell office:value-type="string" calcext:value-type="string">
            <text:p><text:a xlink:href="../../../../../../../wiki/Iron_Maiden%27s_One-piece" xlink:type="simple">Iron Maiden's One-piece</text:a></text:p>
          </table:table-cell>
          <table:table-cell office:value-type="string" calcext:value-type="string">
            <text:p><text:a xlink:href="../../../../../../../wiki/Gatito" xlink:type="simple">Gatito</text:a></text:p>
          </table:table-cell>
          <table:table-cell office:value-type="string" calcext:value-type="string">
            <text:p>Top &amp; Bottom</text:p>
          </table:table-cell>
          <table:table-cell office:value-type="float" office:value="20" calcext:value-type="float">
            <text:p>20</text:p>
          </table:table-cell>
          <table:table-cell office:value-type="float" office:value="40" calcext:value-type="float">
            <text:p>40</text:p>
          </table:table-cell>
          <table:table-cell office:value-type="float" office:value="-75" calcext:value-type="float">
            <text:p>-75</text:p>
          </table:table-cell>
          <table:table-cell office:value-type="float" office:value="350" calcext:value-type="float">
            <text:p>35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Lapin Angelique - A-East</text:p>
          </table:table-cell>
          <table:table-cell office:value-type="string" calcext:value-type="string">
            <text:p>6x Shadow Matter; 4x Pretty Ribbon; 1x My Favourite One-piece</text:p>
          </table:table-cell>
          <table:table-cell/>
          <table:table-cell office:value-type="string" calcext:value-type="string">
            <text:p>WildKat - Cat Street (FSG Lvl 4)</text:p>
          </table:table-cell>
          <table:table-cell office:value-type="string" calcext:value-type="string">
            <text:p>Our buyer fearlessly hunted this one-piece down. Wear this twin to Konishi's dress to keep your mind cold and collected.</text:p>
          </table:table-cell>
          <table:table-cell office:value-type="float" office:value="0" calcext:value-type="float">
            <text:p>0</text:p>
          </table:table-cell>
          <table:table-cell table:formula="of:=COM.MICROSOFT.CONCAT([.A243];&quot;: &quot;;&quot;{ &quot;&quot;id&quot;&quot;: &quot;;[.A243];&quot;, &quot;&quot;name&quot;&quot;: &quot;&quot;&quot;;[.C243];&quot;&quot;&quot;, &quot;&quot;brand&quot;&quot;: &quot;&quot;&quot;;[.D243];&quot;&quot;&quot;, &quot;&quot;ability&quot;&quot;: &quot;&quot;&quot;;[.J243];&quot;&quot;&quot;, },&quot;)" office:value-type="string" office:string-value="0x221: { &quot;id&quot;: 0x221, &quot;name&quot;: &quot;Iron Maiden's One-piece&quot;, &quot;brand&quot;: &quot;Gatito&quot;, &quot;ability&quot;: &quot;DEF +5&quot;, }," calcext:value-type="string">
            <text:p>0x221: { "id": 0x221, "name": "Iron Maiden's One-piece", "brand": "Gatito", "ability": "DEF +5", },</text:p>
          </table:table-cell>
        </table:table-row>
        <table:table-row table:style-name="ro19">
          <table:table-cell table:formula="of:=COM.MICROSOFT.CONCAT(&quot;0x&quot;; DEC2HEX(ROW() + 302))" office:value-type="string" office:string-value="0x222" calcext:value-type="string">
            <text:p>0x222</text:p>
          </table:table-cell>
          <table:table-cell office:value-type="float" office:value="243" calcext:value-type="float">
            <text:p>243</text:p>
          </table:table-cell>
          <table:table-cell office:value-type="string" calcext:value-type="string">
            <text:p><text:a xlink:href="../../../../../../../wiki/Shade%27s_Headphones" xlink:type="simple">Shade's Head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25" calcext:value-type="float">
            <text:p>25</text:p>
          </table:table-cell>
          <table:table-cell office:value-type="float" office:value="75" calcext:value-type="float">
            <text:p>75</text:p>
          </table:table-cell>
          <table:table-cell office:value-type="float" office:value="400" calcext:value-type="float">
            <text:p>40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Towa Records - Towa Records</text:p>
          </table:table-cell>
          <table:table-cell office:value-type="string" calcext:value-type="string">
            <text:p>3x Orichalcum; 3x Stunning Crystals; 1x Funky Shades</text:p>
          </table:table-cell>
          <table:table-cell/>
          <table:table-cell office:value-type="string" calcext:value-type="string">
            <text:p>WildKat - Cat Street (FSG Lvl 5)</text:p>
          </table:table-cell>
          <table:table-cell office:value-type="string" calcext:value-type="string">
            <text:p>Our buyer took pains to hunt these cans down. Kitaniji's uncompromising standards mean clear bass and dauntless drive.</text:p>
          </table:table-cell>
          <table:table-cell office:value-type="float" office:value="0" calcext:value-type="float">
            <text:p>0</text:p>
          </table:table-cell>
          <table:table-cell table:formula="of:=COM.MICROSOFT.CONCAT([.A244];&quot;: &quot;;&quot;{ &quot;&quot;id&quot;&quot;: &quot;;[.A244];&quot;, &quot;&quot;name&quot;&quot;: &quot;&quot;&quot;;[.C244];&quot;&quot;&quot;, &quot;&quot;brand&quot;&quot;: &quot;&quot;&quot;;[.D244];&quot;&quot;&quot;, &quot;&quot;ability&quot;&quot;: &quot;&quot;&quot;;[.J244];&quot;&quot;&quot;, },&quot;)" office:value-type="string" office:string-value="0x222: { &quot;id&quot;: 0x222, &quot;name&quot;: &quot;Shade's Headphones&quot;, &quot;brand&quot;: &quot;Gatito&quot;, &quot;ability&quot;: &quot;SOS Power Up II&quot;, }," calcext:value-type="string">
            <text:p>0x222: { "id": 0x222, "name": "Shade's Headphones", "brand": "Gatito", "ability": "SOS Power Up II", },</text:p>
          </table:table-cell>
        </table:table-row>
        <table:table-row table:style-name="ro19">
          <table:table-cell table:formula="of:=COM.MICROSOFT.CONCAT(&quot;0x&quot;; DEC2HEX(ROW() + 302))" office:value-type="string" office:string-value="0x223" calcext:value-type="string">
            <text:p>0x223</text:p>
          </table:table-cell>
          <table:table-cell office:value-type="float" office:value="244" calcext:value-type="float">
            <text:p>244</text:p>
          </table:table-cell>
          <table:table-cell office:value-type="string" calcext:value-type="string">
            <text:p><text:a xlink:href="../../../../../../../wiki/Sis%27s_Pendant" xlink:type="simple">Sis's Pendant</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0" calcext:value-type="float">
            <text:p>-20</text:p>
          </table:table-cell>
          <table:table-cell office:value-type="float" office:value="35" calcext:value-type="float">
            <text:p>35</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Sheep Heavenly - Molco</text:p>
          </table:table-cell>
          <table:table-cell office:value-type="string" calcext:value-type="string">
            <text:p>3x Orichalcum; 4x Sparkling Silver; 1x Skull Pendant</text:p>
          </table:table-cell>
          <table:table-cell/>
          <table:table-cell office:value-type="string" calcext:value-type="string">
            <text:p>WildKat - Cat Street (FSG Lvl 7)</text:p>
          </table:table-cell>
          <table:table-cell office:value-type="string" calcext:value-type="string">
            <text:p>Our buyer diligently hunted this pendant down: a brand item so hot and so rare, it's given rise to a group of pendant hunters.</text:p>
          </table:table-cell>
          <table:table-cell office:value-type="float" office:value="0" calcext:value-type="float">
            <text:p>0</text:p>
          </table:table-cell>
          <table:table-cell table:formula="of:=COM.MICROSOFT.CONCAT([.A245];&quot;: &quot;;&quot;{ &quot;&quot;id&quot;&quot;: &quot;;[.A245];&quot;, &quot;&quot;name&quot;&quot;: &quot;&quot;&quot;;[.C245];&quot;&quot;&quot;, &quot;&quot;brand&quot;&quot;: &quot;&quot;&quot;;[.D245];&quot;&quot;&quot;, &quot;&quot;ability&quot;&quot;: &quot;&quot;&quot;;[.J245];&quot;&quot;&quot;, },&quot;)" office:value-type="string" office:string-value="0x223: { &quot;id&quot;: 0x223, &quot;name&quot;: &quot;Sis's Pendant&quot;, &quot;brand&quot;: &quot;Gatito&quot;, &quot;ability&quot;: &quot;Regeneration IV&quot;, }," calcext:value-type="string">
            <text:p>0x223: { "id": 0x223, "name": "Sis's Pendant", "brand": "Gatito", "ability": "Regeneration IV", },</text:p>
          </table:table-cell>
        </table:table-row>
        <table:table-row table:style-name="ro19">
          <table:table-cell table:formula="of:=COM.MICROSOFT.CONCAT(&quot;0x&quot;; DEC2HEX(ROW() + 302))" office:value-type="string" office:string-value="0x224" calcext:value-type="string">
            <text:p>0x224</text:p>
          </table:table-cell>
          <table:table-cell office:value-type="float" office:value="245" calcext:value-type="float">
            <text:p>245</text:p>
          </table:table-cell>
          <table:table-cell office:value-type="string" calcext:value-type="string">
            <text:p><text:a xlink:href="../../../../../../../wiki/Wizard%27s_Glasses" xlink:type="simple">Wizard's Glasses</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5" calcext:value-type="float">
            <text:p>25</text:p>
          </table:table-cell>
          <table:table-cell office:value-type="float" office:value="15" calcext:value-type="float">
            <text:p>15</text:p>
          </table:table-cell>
          <table:table-cell table:style-name="ce7"/>
          <table:table-cell office:value-type="float" office:value="300" calcext:value-type="float">
            <text:p>300</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table:style-name="ce7" table:number-columns-repeated="2"/>
          <table:table-cell table:style-name="ce6" office:value-type="string" calcext:value-type="string">
            <text:p>Plot Event - Another Day</text:p>
          </table:table-cell>
          <table:table-cell office:value-type="string" calcext:value-type="string">
            <text:p>WildKat - Cat Street (FSG Lvl 4)</text:p>
          </table:table-cell>
          <table:table-cell office:value-type="string" calcext:value-type="string">
            <text:p>Our buyer did all it took to hunt these down: elusive specs said to have once belonged to the famed inventor of Tin Pin Slammer.</text:p>
          </table:table-cell>
          <table:table-cell office:value-type="float" office:value="0" calcext:value-type="float">
            <text:p>0</text:p>
          </table:table-cell>
          <table:table-cell table:formula="of:=COM.MICROSOFT.CONCAT([.A246];&quot;: &quot;;&quot;{ &quot;&quot;id&quot;&quot;: &quot;;[.A246];&quot;, &quot;&quot;name&quot;&quot;: &quot;&quot;&quot;;[.C246];&quot;&quot;&quot;, &quot;&quot;brand&quot;&quot;: &quot;&quot;&quot;;[.D246];&quot;&quot;&quot;, &quot;&quot;ability&quot;&quot;: &quot;&quot;&quot;;[.J246];&quot;&quot;&quot;, },&quot;)" office:value-type="string" office:string-value="0x224: { &quot;id&quot;: 0x224, &quot;name&quot;: &quot;Wizard's Glasses&quot;, &quot;brand&quot;: &quot;Gatito&quot;, &quot;ability&quot;: &quot;All-around Upgrade I&quot;, }," calcext:value-type="string">
            <text:p>0x224: { "id": 0x224, "name": "Wizard's Glasses", "brand": "Gatito", "ability": "All-around Upgrade I", },</text:p>
          </table:table-cell>
        </table:table-row>
        <table:table-row table:style-name="ro10">
          <table:table-cell table:formula="of:=COM.MICROSOFT.CONCAT(&quot;0x&quot;; DEC2HEX(ROW() + 302))" office:value-type="string" office:string-value="0x225" calcext:value-type="string">
            <text:p>0x225</text:p>
          </table:table-cell>
          <table:table-cell office:value-type="float" office:value="246" calcext:value-type="float">
            <text:p>246</text:p>
          </table:table-cell>
          <table:table-cell office:value-type="string" calcext:value-type="string">
            <text:p><text:a xlink:href="../../../../../../../wiki/My_Phones" xlink:type="simple">My 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40" calcext:value-type="float">
            <text:p>40</text:p>
          </table:table-cell>
          <table:table-cell table:number-columns-repeated="2" office:value-type="float" office:value="150" calcext:value-type="float">
            <text:p>150</text:p>
          </table:table-cell>
          <table:table-cell office:value-type="string" calcext:value-type="string">
            <text:p>All-around Upgrade IV</text:p>
          </table:table-cell>
          <table:table-cell office:value-type="string" calcext:value-type="string">
            <text:p>Neku</text:p>
          </table:table-cell>
          <table:table-cell office:value-type="string" calcext:value-type="string">
            <text:p>When Neku wears this, his Attack, Defense, and HP increase, and the HITS counter also takes longer to disappear.</text:p>
          </table:table-cell>
          <table:table-cell table:style-name="ce7" table:number-columns-repeated="2"/>
          <table:table-cell table:style-name="ce6" office:value-type="string" calcext:value-type="string">
            <text:p>Another Day Pork City - Roof Level</text:p>
          </table:table-cell>
          <table:table-cell office:value-type="string" calcext:value-type="string">
            <text:p>WildKat - Cat Street (FSG Lvl 4)</text:p>
          </table:table-cell>
          <table:table-cell office:value-type="string" calcext:value-type="string">
            <text:p>CAT, our buyer, designed these uber-rare blue headphones: a marvel of performance and design. Only a few were ever made.</text:p>
          </table:table-cell>
          <table:table-cell office:value-type="float" office:value="0" calcext:value-type="float">
            <text:p>0</text:p>
          </table:table-cell>
          <table:table-cell table:formula="of:=COM.MICROSOFT.CONCAT([.A247];&quot;: &quot;;&quot;{ &quot;&quot;id&quot;&quot;: &quot;;[.A247];&quot;, &quot;&quot;name&quot;&quot;: &quot;&quot;&quot;;[.C247];&quot;&quot;&quot;, &quot;&quot;brand&quot;&quot;: &quot;&quot;&quot;;[.D247];&quot;&quot;&quot;, &quot;&quot;ability&quot;&quot;: &quot;&quot;&quot;;[.J247];&quot;&quot;&quot;, },&quot;)" office:value-type="string" office:string-value="0x225: { &quot;id&quot;: 0x225, &quot;name&quot;: &quot;My Phones&quot;, &quot;brand&quot;: &quot;Gatito&quot;, &quot;ability&quot;: &quot;All-around Upgrade IV&quot;, }," calcext:value-type="string">
            <text:p>0x225: { "id": 0x225, "name": "My Phones", "brand": "Gatito", "ability": "All-around Upgrade IV", },</text:p>
          </table:table-cell>
        </table:table-row>
        <table:table-row table:style-name="ro20">
          <table:table-cell table:formula="of:=COM.MICROSOFT.CONCAT(&quot;0x&quot;; DEC2HEX(ROW() + 302))" office:value-type="string" office:string-value="0x226" calcext:value-type="string">
            <text:p>0x226</text:p>
          </table:table-cell>
          <table:table-cell office:value-type="float" office:value="247" calcext:value-type="float">
            <text:p>247</text:p>
          </table:table-cell>
          <table:table-cell office:value-type="string" calcext:value-type="string">
            <text:p><text:a xlink:href="../../../../../../../wiki/Your_Cap" xlink:type="simple">Your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35" calcext:value-type="float">
            <text:p>35</text:p>
          </table:table-cell>
          <table:table-cell table:style-name="ce7"/>
          <table:table-cell office:value-type="float" office:value="100" calcext:value-type="float">
            <text:p>100</text:p>
          </table:table-cell>
          <table:table-cell office:value-type="float" office:value="150" calcext:value-type="float">
            <text:p>150</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WildKat - Cat Street</text:p>
          </table:table-cell>
          <table:table-cell office:value-type="string" calcext:value-type="string">
            <text:p>3x Orichalcum; 3x Fluffy Cotton; 1x Chicago</text:p>
          </table:table-cell>
          <table:table-cell/>
          <table:table-cell office:value-type="string" calcext:value-type="string">
            <text:p>WildKat - Cat Street (FSG Lvl 6)</text:p>
          </table:table-cell>
          <table:table-cell office:value-type="string" calcext:value-type="string">
            <text:p>Our buyer designed and produced this uber-rare cap: a marvel of practicality and design. Only a few were ever made.</text:p>
          </table:table-cell>
          <table:table-cell office:value-type="float" office:value="0" calcext:value-type="float">
            <text:p>0</text:p>
          </table:table-cell>
          <table:table-cell table:formula="of:=COM.MICROSOFT.CONCAT([.A248];&quot;: &quot;;&quot;{ &quot;&quot;id&quot;&quot;: &quot;;[.A248];&quot;, &quot;&quot;name&quot;&quot;: &quot;&quot;&quot;;[.C248];&quot;&quot;&quot;, &quot;&quot;brand&quot;&quot;: &quot;&quot;&quot;;[.D248];&quot;&quot;&quot;, &quot;&quot;ability&quot;&quot;: &quot;&quot;&quot;;[.J248];&quot;&quot;&quot;, },&quot;)" office:value-type="string" office:string-value="0x226: { &quot;id&quot;: 0x226, &quot;name&quot;: &quot;Your Cap&quot;, &quot;brand&quot;: &quot;Gatito&quot;, &quot;ability&quot;: &quot;Beat: Fusion ★ +3&quot;, }," calcext:value-type="string">
            <text:p>0x226: { "id": 0x226, "name": "Your Cap", "brand": "Gatito", "ability": "Beat: Fusion ★ +3", },</text:p>
          </table:table-cell>
        </table:table-row>
        <table:table-row table:style-name="ro20">
          <table:table-cell table:formula="of:=COM.MICROSOFT.CONCAT(&quot;0x&quot;; DEC2HEX(ROW() + 302))" office:value-type="string" office:string-value="0x227" calcext:value-type="string">
            <text:p>0x227</text:p>
          </table:table-cell>
          <table:table-cell office:value-type="float" office:value="248" calcext:value-type="float">
            <text:p>248</text:p>
          </table:table-cell>
          <table:table-cell office:value-type="string" calcext:value-type="string">
            <text:p><text:a xlink:href="../../../../../../../wiki/Her_Stuffed_Animal" xlink:type="simple">Her Stuffed Animal</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50" calcext:value-type="float">
            <text:p>250</text:p>
          </table:table-cell>
          <table:table-cell office:value-type="float" office:value="200" calcext:value-type="float">
            <text:p>20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Molco - Molco</text:p>
          </table:table-cell>
          <table:table-cell office:value-type="string" calcext:value-type="string">
            <text:p>3x Orichalcum; 9x Fluffy Cotton; 1x M'sieur Lapin</text:p>
          </table:table-cell>
          <table:table-cell/>
          <table:table-cell office:value-type="string" calcext:value-type="string">
            <text:p>WildKat - Cat Street (FSG Lvl 6)</text:p>
          </table:table-cell>
          <table:table-cell office:value-type="string" calcext:value-type="string">
            <text:p>Our buyer used every dirty trick to acquire this pig- uh, cat named "Mr. Mew" that Shiki brought to life via psychomancy.</text:p>
          </table:table-cell>
          <table:table-cell office:value-type="float" office:value="0" calcext:value-type="float">
            <text:p>0</text:p>
          </table:table-cell>
          <table:table-cell table:formula="of:=COM.MICROSOFT.CONCAT([.A249];&quot;: &quot;;&quot;{ &quot;&quot;id&quot;&quot;: &quot;;[.A249];&quot;, &quot;&quot;name&quot;&quot;: &quot;&quot;&quot;;[.C249];&quot;&quot;&quot;, &quot;&quot;brand&quot;&quot;: &quot;&quot;&quot;;[.D249];&quot;&quot;&quot;, &quot;&quot;ability&quot;&quot;: &quot;&quot;&quot;;[.J249];&quot;&quot;&quot;, },&quot;)" office:value-type="string" office:string-value="0x227: { &quot;id&quot;: 0x227, &quot;name&quot;: &quot;Her Stuffed Animal&quot;, &quot;brand&quot;: &quot;Gatito&quot;, &quot;ability&quot;: &quot;Shiki: Fusion ★ +3&quot;, }," calcext:value-type="string">
            <text:p>0x227: { "id": 0x227, "name": "Her Stuffed Animal", "brand": "Gatito", "ability": "Shiki: Fusion ★ +3", },</text:p>
          </table:table-cell>
        </table:table-row>
        <table:table-row table:style-name="ro20">
          <table:table-cell table:formula="of:=COM.MICROSOFT.CONCAT(&quot;0x&quot;; DEC2HEX(ROW() + 302))" office:value-type="string" office:string-value="0x228" calcext:value-type="string">
            <text:p>0x228</text:p>
          </table:table-cell>
          <table:table-cell office:value-type="float" office:value="249" calcext:value-type="float">
            <text:p>249</text:p>
          </table:table-cell>
          <table:table-cell office:value-type="string" calcext:value-type="string">
            <text:p><text:a xlink:href="../../../../../../../wiki/Angel_Feather" xlink:type="simple">Angel Feather</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30" calcext:value-type="float">
            <text:p>30</text:p>
          </table:table-cell>
          <table:table-cell office:value-type="float" office:value="2000" calcext:value-type="float">
            <text:p>2000</text:p>
          </table:table-cell>
          <table:table-cell office:value-type="float" office:value="999" calcext:value-type="float">
            <text:p>999</text:p>
          </table:table-cell>
          <table:table-cell office:value-type="string" calcext:value-type="string">
            <text:p>Joshua: Fusion ★ +3</text:p>
          </table:table-cell>
          <table:table-cell office:value-type="string" calcext:value-type="string">
            <text:p>Joshua</text:p>
          </table:table-cell>
          <table:table-cell office:value-type="string" calcext:value-type="string">
            <text:p>When Joshua wears this, he receives 3 free Fusion ★s as soon as he enters a battle.</text:p>
          </table:table-cell>
          <table:table-cell table:style-name="ce7" table:number-columns-repeated="2"/>
          <table:table-cell table:style-name="ce6" office:value-type="string" calcext:value-type="string">
            <text:p>Another Day - Final Boss Time Attack</text:p>
          </table:table-cell>
          <table:table-cell office:value-type="string" calcext:value-type="string">
            <text:p>WildKat - Cat Street (FSG Lvl 6)</text:p>
          </table:table-cell>
          <table:table-cell office:value-type="string" calcext:value-type="string">
            <text:p>Our buyer used divine means to acquire this mysterious feather that was once in the possession of Shibuya's Composer.</text:p>
          </table:table-cell>
          <table:table-cell office:value-type="float" office:value="0" calcext:value-type="float">
            <text:p>0</text:p>
          </table:table-cell>
          <table:table-cell table:formula="of:=COM.MICROSOFT.CONCAT([.A250];&quot;: &quot;;&quot;{ &quot;&quot;id&quot;&quot;: &quot;;[.A250];&quot;, &quot;&quot;name&quot;&quot;: &quot;&quot;&quot;;[.C250];&quot;&quot;&quot;, &quot;&quot;brand&quot;&quot;: &quot;&quot;&quot;;[.D250];&quot;&quot;&quot;, &quot;&quot;ability&quot;&quot;: &quot;&quot;&quot;;[.J250];&quot;&quot;&quot;, },&quot;)" office:value-type="string" office:string-value="0x228: { &quot;id&quot;: 0x228, &quot;name&quot;: &quot;Angel Feather&quot;, &quot;brand&quot;: &quot;Gatito&quot;, &quot;ability&quot;: &quot;Joshua: Fusion ★ +3&quot;, }," calcext:value-type="string">
            <text:p>0x228: { "id": 0x228, "name": "Angel Feather", "brand": "Gatito", "ability": "Joshua: Fusion ★ +3", },</text:p>
          </table:table-cell>
        </table:table-row>
        <table:table-row table:style-name="ro19">
          <table:table-cell table:formula="of:=COM.MICROSOFT.CONCAT(&quot;0x&quot;; DEC2HEX(ROW() + 302))" office:value-type="string" office:string-value="0x229" calcext:value-type="string">
            <text:p>0x229</text:p>
          </table:table-cell>
          <table:table-cell office:value-type="float" office:value="250" calcext:value-type="float">
            <text:p>250</text:p>
          </table:table-cell>
          <table:table-cell office:value-type="string" calcext:value-type="string">
            <text:p><text:a xlink:href="../../../../../../../wiki/Gakuran" xlink:type="simple">Gakuran</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80" calcext:value-type="float">
            <text:p>8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W3D4 - Miyashita Park Underpass</text:p>
          </table:table-cell>
          <table:table-cell office:value-type="string" calcext:value-type="string">
            <text:p>Ramen Don - Dogenzaka (FSG Lvl 7)</text:p>
          </table:table-cell>
          <table:table-cell office:value-type="string" calcext:value-type="string">
            <text:p>Ah, innocence! Remember the days of dress code? One look at this uniform sends you into fits of longing for your boyhood.</text:p>
          </table:table-cell>
          <table:table-cell office:value-type="float" office:value="0" calcext:value-type="float">
            <text:p>0</text:p>
          </table:table-cell>
          <table:table-cell table:formula="of:=COM.MICROSOFT.CONCAT([.A251];&quot;: &quot;;&quot;{ &quot;&quot;id&quot;&quot;: &quot;;[.A251];&quot;, &quot;&quot;name&quot;&quot;: &quot;&quot;&quot;;[.C251];&quot;&quot;&quot;, &quot;&quot;brand&quot;&quot;: &quot;&quot;&quot;;[.D251];&quot;&quot;&quot;, &quot;&quot;ability&quot;&quot;: &quot;&quot;&quot;;[.J251];&quot;&quot;&quot;, },&quot;)" office:value-type="string" office:string-value="0x229: { &quot;id&quot;: 0x229, &quot;name&quot;: &quot;Gakuran&quot;, &quot;brand&quot;: &quot;Unbranded&quot;, &quot;ability&quot;: &quot;SOS Power Up I&quot;, }," calcext:value-type="string">
            <text:p>0x229: { "id": 0x229, "name": "Gakuran", "brand": "Unbranded", "ability": "SOS Power Up I", },</text:p>
          </table:table-cell>
        </table:table-row>
        <table:table-row table:style-name="ro19">
          <table:table-cell table:formula="of:=COM.MICROSOFT.CONCAT(&quot;0x&quot;; DEC2HEX(ROW() + 302))" office:value-type="string" office:string-value="0x22A" calcext:value-type="string">
            <text:p>0x22A</text:p>
          </table:table-cell>
          <table:table-cell office:value-type="float" office:value="251" calcext:value-type="float">
            <text:p>251</text:p>
          </table:table-cell>
          <table:table-cell office:value-type="string" calcext:value-type="string">
            <text:p><text:a xlink:href="../../../../../../../wiki/Sailor_Suit" xlink:type="simple">Sailor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250" calcext:value-type="float">
            <text:p>25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table:style-name="ce7" table:number-columns-repeated="2"/>
          <table:table-cell table:style-name="ce6" office:value-type="string" calcext:value-type="string">
            <text:p>W1D2 - West Exit Bus Terminal</text:p>
          </table:table-cell>
          <table:table-cell office:value-type="string" calcext:value-type="string">
            <text:p>Tigre Punks - Molco (FSG Lvl 8)</text:p>
          </table:table-cell>
          <table:table-cell office:value-type="string" calcext:value-type="string">
            <text:p>Oh, purity! Remember the days of dress code? One look at this uniform reminds you of that bittersweet day you stood in the rain.</text:p>
          </table:table-cell>
          <table:table-cell office:value-type="float" office:value="0" calcext:value-type="float">
            <text:p>0</text:p>
          </table:table-cell>
          <table:table-cell table:formula="of:=COM.MICROSOFT.CONCAT([.A252];&quot;: &quot;;&quot;{ &quot;&quot;id&quot;&quot;: &quot;;[.A252];&quot;, &quot;&quot;name&quot;&quot;: &quot;&quot;&quot;;[.C252];&quot;&quot;&quot;, &quot;&quot;brand&quot;&quot;: &quot;&quot;&quot;;[.D252];&quot;&quot;&quot;, &quot;&quot;ability&quot;&quot;: &quot;&quot;&quot;;[.J252];&quot;&quot;&quot;, },&quot;)" office:value-type="string" office:string-value="0x22A: { &quot;id&quot;: 0x22A, &quot;name&quot;: &quot;Sailor Suit&quot;, &quot;brand&quot;: &quot;Unbranded&quot;, &quot;ability&quot;: &quot;Hold that Puck II&quot;, }," calcext:value-type="string">
            <text:p>0x22A: { "id": 0x22A, "name": "Sailor Suit", "brand": "Unbranded", "ability": "Hold that Puck II", },</text:p>
          </table:table-cell>
        </table:table-row>
        <table:table-row table:style-name="ro20">
          <table:table-cell table:formula="of:=COM.MICROSOFT.CONCAT(&quot;0x&quot;; DEC2HEX(ROW() + 302))" office:value-type="string" office:string-value="0x22B" calcext:value-type="string">
            <text:p>0x22B</text:p>
          </table:table-cell>
          <table:table-cell office:value-type="float" office:value="252" calcext:value-type="float">
            <text:p>252</text:p>
          </table:table-cell>
          <table:table-cell office:value-type="string" calcext:value-type="string">
            <text:p><text:a xlink:href="../../../../../../../wiki/Boys%27_Uniform_with_Blazer" xlink:type="simple">Boy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table:style-name="ce7"/>
          <table:table-cell table:number-columns-repeated="2"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table:style-name="ce7" table:number-columns-repeated="2"/>
          <table:table-cell table:style-name="ce6" office:value-type="string" calcext:value-type="string">
            <text:p>W2D7 - A-East Concert Stage</text:p>
          </table:table-cell>
          <table:table-cell office:value-type="string" calcext:value-type="string">
            <text:p>Pegaso Atelier - Shibu Dept. Store (FSG Lvl 7)</text:p>
          </table:table-cell>
          <table:table-cell office:value-type="string" calcext:value-type="string">
            <text:p>A replica of the uniforms from St. Michael's, the famous rich kid school for boy geniuses. Wearing this will get you mad dates.</text:p>
          </table:table-cell>
          <table:table-cell office:value-type="float" office:value="0" calcext:value-type="float">
            <text:p>0</text:p>
          </table:table-cell>
          <table:table-cell table:formula="of:=COM.MICROSOFT.CONCAT([.A253];&quot;: &quot;;&quot;{ &quot;&quot;id&quot;&quot;: &quot;;[.A253];&quot;, &quot;&quot;name&quot;&quot;: &quot;&quot;&quot;;[.C253];&quot;&quot;&quot;, &quot;&quot;brand&quot;&quot;: &quot;&quot;&quot;;[.D253];&quot;&quot;&quot;, &quot;&quot;ability&quot;&quot;: &quot;&quot;&quot;;[.J253];&quot;&quot;&quot;, },&quot;)" office:value-type="string" office:string-value="0x22B: { &quot;id&quot;: 0x22B, &quot;name&quot;: &quot;Boys' Uniform with Blazer&quot;, &quot;brand&quot;: &quot;Unbranded&quot;, &quot;ability&quot;: &quot;Dual Resistance II&quot;, }," calcext:value-type="string">
            <text:p>0x22B: { "id": 0x22B, "name": "Boys' Uniform with Blazer", "brand": "Unbranded", "ability": "Dual Resistance II", },</text:p>
          </table:table-cell>
        </table:table-row>
        <table:table-row table:style-name="ro20">
          <table:table-cell table:formula="of:=COM.MICROSOFT.CONCAT(&quot;0x&quot;; DEC2HEX(ROW() + 302))" office:value-type="string" office:string-value="0x22C" calcext:value-type="string">
            <text:p>0x22C</text:p>
          </table:table-cell>
          <table:table-cell office:value-type="float" office:value="253" calcext:value-type="float">
            <text:p>253</text:p>
          </table:table-cell>
          <table:table-cell office:value-type="string" calcext:value-type="string">
            <text:p><text:a xlink:href="../../../../../../../wiki/Girls%27_Uniform_with_Blazer" xlink:type="simple">Girl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20" calcext:value-type="float">
            <text:p>12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3D1 - Statue of Hachiko</text:p>
          </table:table-cell>
          <table:table-cell office:value-type="string" calcext:value-type="string">
            <text:p>Sunshine Stationside - Shibukyu Stationside (FSG Lvl 6)</text:p>
          </table:table-cell>
          <table:table-cell office:value-type="string" calcext:value-type="string">
            <text:p>A replica of the uniforms from St. Ursula's, the famous rich kid school for proper girls. Wearing this will turn every head.</text:p>
          </table:table-cell>
          <table:table-cell office:value-type="float" office:value="0" calcext:value-type="float">
            <text:p>0</text:p>
          </table:table-cell>
          <table:table-cell table:formula="of:=COM.MICROSOFT.CONCAT([.A254];&quot;: &quot;;&quot;{ &quot;&quot;id&quot;&quot;: &quot;;[.A254];&quot;, &quot;&quot;name&quot;&quot;: &quot;&quot;&quot;;[.C254];&quot;&quot;&quot;, &quot;&quot;brand&quot;&quot;: &quot;&quot;&quot;;[.D254];&quot;&quot;&quot;, &quot;&quot;ability&quot;&quot;: &quot;&quot;&quot;;[.J254];&quot;&quot;&quot;, },&quot;)" office:value-type="string" office:string-value="0x22C: { &quot;id&quot;: 0x22C, &quot;name&quot;: &quot;Girls' Uniform with Blazer&quot;, &quot;brand&quot;: &quot;Unbranded&quot;, &quot;ability&quot;: &quot;Dual Resistance I&quot;, }," calcext:value-type="string">
            <text:p>0x22C: { "id": 0x22C, "name": "Girls' Uniform with Blazer", "brand": "Unbranded", "ability": "Dual Resistance I", },</text:p>
          </table:table-cell>
        </table:table-row>
        <table:table-row table:style-name="ro19">
          <table:table-cell table:formula="of:=COM.MICROSOFT.CONCAT(&quot;0x&quot;; DEC2HEX(ROW() + 302))" office:value-type="string" office:string-value="0x22D" calcext:value-type="string">
            <text:p>0x22D</text:p>
          </table:table-cell>
          <table:table-cell office:value-type="float" office:value="254" calcext:value-type="float">
            <text:p>254</text:p>
          </table:table-cell>
          <table:table-cell office:value-type="string" calcext:value-type="string">
            <text:p><text:a xlink:href="../../../../../../../wiki/Girls%27_Uniform_with_Sweater" xlink:type="simple">Girls' Uniform with Sweat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Another Day - A-East Concert Stage</text:p>
          </table:table-cell>
          <table:table-cell office:value-type="string" calcext:value-type="string">
            <text:p>Edoga the Shop - 104 (FSG Lvl 6)</text:p>
          </table:table-cell>
          <table:table-cell office:value-type="string" calcext:value-type="string">
            <text:p>A replica of the summer uniforms from St. Ursula's, the famous rich kid school for proper girls. As white as your pure heart!</text:p>
          </table:table-cell>
          <table:table-cell office:value-type="float" office:value="0" calcext:value-type="float">
            <text:p>0</text:p>
          </table:table-cell>
          <table:table-cell table:formula="of:=COM.MICROSOFT.CONCAT([.A255];&quot;: &quot;;&quot;{ &quot;&quot;id&quot;&quot;: &quot;;[.A255];&quot;, &quot;&quot;name&quot;&quot;: &quot;&quot;&quot;;[.C255];&quot;&quot;&quot;, &quot;&quot;brand&quot;&quot;: &quot;&quot;&quot;;[.D255];&quot;&quot;&quot;, &quot;&quot;ability&quot;&quot;: &quot;&quot;&quot;;[.J255];&quot;&quot;&quot;, },&quot;)" office:value-type="string" office:string-value="0x22D: { &quot;id&quot;: 0x22D, &quot;name&quot;: &quot;Girls' Uniform with Sweater&quot;, &quot;brand&quot;: &quot;Unbranded&quot;, &quot;ability&quot;: &quot;SOS Power Up I&quot;, }," calcext:value-type="string">
            <text:p>0x22D: { "id": 0x22D, "name": "Girls' Uniform with Sweater", "brand": "Unbranded", "ability": "SOS Power Up I", },</text:p>
          </table:table-cell>
        </table:table-row>
        <table:table-row table:style-name="ro19">
          <table:table-cell table:formula="of:=COM.MICROSOFT.CONCAT(&quot;0x&quot;; DEC2HEX(ROW() + 302))" office:value-type="string" office:string-value="0x22E" calcext:value-type="string">
            <text:p>0x22E</text:p>
          </table:table-cell>
          <table:table-cell office:value-type="float" office:value="255" calcext:value-type="float">
            <text:p>255</text:p>
          </table:table-cell>
          <table:table-cell office:value-type="string" calcext:value-type="string">
            <text:p><text:a xlink:href="../../../../../../../wiki/Head_Honcho" xlink:type="simple">Head Honcho</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5" calcext:value-type="float">
            <text:p>25</text:p>
          </table:table-cell>
          <table:table-cell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table:style-name="ce7" table:number-columns-repeated="2"/>
          <table:table-cell table:style-name="ce6" office:value-type="string" calcext:value-type="string">
            <text:p>W3D5 - Shibu-Q Heads</text:p>
          </table:table-cell>
          <table:table-cell office:value-type="string" calcext:value-type="string">
            <text:p>Mexican Dog - Spain Hill (FSG Lvl 5)</text:p>
          </table:table-cell>
          <table:table-cell office:value-type="string" calcext:value-type="string">
            <text:p>A uniform with red lining and a gold dragon. Chinese characters for "ai rabu yuu" have been embroidered on the back. Ooh, tough!</text:p>
          </table:table-cell>
          <table:table-cell office:value-type="float" office:value="0" calcext:value-type="float">
            <text:p>0</text:p>
          </table:table-cell>
          <table:table-cell table:formula="of:=COM.MICROSOFT.CONCAT([.A256];&quot;: &quot;;&quot;{ &quot;&quot;id&quot;&quot;: &quot;;[.A256];&quot;, &quot;&quot;name&quot;&quot;: &quot;&quot;&quot;;[.C256];&quot;&quot;&quot;, &quot;&quot;brand&quot;&quot;: &quot;&quot;&quot;;[.D256];&quot;&quot;&quot;, &quot;&quot;ability&quot;&quot;: &quot;&quot;&quot;;[.J256];&quot;&quot;&quot;, },&quot;)" office:value-type="string" office:string-value="0x22E: { &quot;id&quot;: 0x22E, &quot;name&quot;: &quot;Head Honcho&quot;, &quot;brand&quot;: &quot;Unbranded&quot;, &quot;ability&quot;: &quot;HP +15&quot;, }," calcext:value-type="string">
            <text:p>0x22E: { "id": 0x22E, "name": "Head Honcho", "brand": "Unbranded", "ability": "HP +15", },</text:p>
          </table:table-cell>
        </table:table-row>
        <table:table-row table:style-name="ro20">
          <table:table-cell table:formula="of:=COM.MICROSOFT.CONCAT(&quot;0x&quot;; DEC2HEX(ROW() + 302))" office:value-type="string" office:string-value="0x22F" calcext:value-type="string">
            <text:p>0x22F</text:p>
          </table:table-cell>
          <table:table-cell office:value-type="float" office:value="256" calcext:value-type="float">
            <text:p>256</text:p>
          </table:table-cell>
          <table:table-cell office:value-type="string" calcext:value-type="string">
            <text:p><text:a xlink:href="../../../../../../../wiki/Yukata" xlink:type="simple">Yukata</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5" calcext:value-type="float">
            <text:p>5</text:p>
          </table:table-cell>
          <table:table-cell office:value-type="float" office:value="15" calcext:value-type="float">
            <text:p>15</text:p>
          </table:table-cell>
          <table:table-cell office:value-type="float" office:value="150" calcext:value-type="float">
            <text:p>150</text:p>
          </table:table-cell>
          <table:table-cell office:value-type="float" office:value="210" calcext:value-type="float">
            <text:p>21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1D3 - Ramen Don</text:p>
          </table:table-cell>
          <table:table-cell office:value-type="string" calcext:value-type="string">
            <text:p>Nishimura Drugs - Shibu-Q Heads (FSG Lvl 8)</text:p>
          </table:table-cell>
          <table:table-cell office:value-type="string" calcext:value-type="string">
            <text:p>Summer! Festivals! Fireworks! Wear this on that balmy summer eve you plan to steal your honey's heart for good!</text:p>
          </table:table-cell>
          <table:table-cell office:value-type="float" office:value="0" calcext:value-type="float">
            <text:p>0</text:p>
          </table:table-cell>
          <table:table-cell table:formula="of:=COM.MICROSOFT.CONCAT([.A257];&quot;: &quot;;&quot;{ &quot;&quot;id&quot;&quot;: &quot;;[.A257];&quot;, &quot;&quot;name&quot;&quot;: &quot;&quot;&quot;;[.C257];&quot;&quot;&quot;, &quot;&quot;brand&quot;&quot;: &quot;&quot;&quot;;[.D257];&quot;&quot;&quot;, &quot;&quot;ability&quot;&quot;: &quot;&quot;&quot;;[.J257];&quot;&quot;&quot;, },&quot;)" office:value-type="string" office:string-value="0x22F: { &quot;id&quot;: 0x22F, &quot;name&quot;: &quot;Yukata&quot;, &quot;brand&quot;: &quot;Unbranded&quot;, &quot;ability&quot;: &quot;EXP Boost II&quot;, }," calcext:value-type="string">
            <text:p>0x22F: { "id": 0x22F, "name": "Yukata", "brand": "Unbranded", "ability": "EXP Boost II", },</text:p>
          </table:table-cell>
        </table:table-row>
        <table:table-row table:style-name="ro20">
          <table:table-cell table:formula="of:=COM.MICROSOFT.CONCAT(&quot;0x&quot;; DEC2HEX(ROW() + 302))" office:value-type="string" office:string-value="0x230" calcext:value-type="string">
            <text:p>0x230</text:p>
          </table:table-cell>
          <table:table-cell office:value-type="float" office:value="257" calcext:value-type="float">
            <text:p>257</text:p>
          </table:table-cell>
          <table:table-cell office:value-type="string" calcext:value-type="string">
            <text:p><text:a xlink:href="../../../../../../../wiki/The_Dead_Slammurai" xlink:type="simple">The Dead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Cyco Records - Udagawa back streets</text:p>
          </table:table-cell>
          <table:table-cell office:value-type="string" calcext:value-type="string">
            <text:p>1x Tin Pin Sunscorch; 1x Me Time is Free Time; 1x Shadow Matter</text:p>
          </table:table-cell>
          <table:table-cell/>
          <table:table-cell office:value-type="string" calcext:value-type="string">
            <text:p>Cyco Records - Udagawa Back Streets (FSG Lvl 6)</text:p>
          </table:table-cell>
          <table:table-cell office:value-type="string" calcext:value-type="string">
            <text:p>This cosplay is slammin'! Become the pure-hearted leader of the Slammurai. Mete out justice at the Tin Pin table. Slaaam...ON!</text:p>
          </table:table-cell>
          <table:table-cell office:value-type="float" office:value="0" calcext:value-type="float">
            <text:p>0</text:p>
          </table:table-cell>
          <table:table-cell table:formula="of:=COM.MICROSOFT.CONCAT([.A258];&quot;: &quot;;&quot;{ &quot;&quot;id&quot;&quot;: &quot;;[.A258];&quot;, &quot;&quot;name&quot;&quot;: &quot;&quot;&quot;;[.C258];&quot;&quot;&quot;, &quot;&quot;brand&quot;&quot;: &quot;&quot;&quot;;[.D258];&quot;&quot;&quot;, &quot;&quot;ability&quot;&quot;: &quot;&quot;&quot;;[.J258];&quot;&quot;&quot;, },&quot;)" office:value-type="string" office:string-value="0x230: { &quot;id&quot;: 0x230, &quot;name&quot;: &quot;The Dead Slammurai&quot;, &quot;brand&quot;: &quot;Unbranded&quot;, &quot;ability&quot;: &quot;Puck Power II&quot;, }," calcext:value-type="string">
            <text:p>0x230: { "id": 0x230, "name": "The Dead Slammurai", "brand": "Unbranded", "ability": "Puck Power II", },</text:p>
          </table:table-cell>
        </table:table-row>
        <table:table-row table:style-name="ro20">
          <table:table-cell table:formula="of:=COM.MICROSOFT.CONCAT(&quot;0x&quot;; DEC2HEX(ROW() + 302))" office:value-type="string" office:string-value="0x231" calcext:value-type="string">
            <text:p>0x231</text:p>
          </table:table-cell>
          <table:table-cell office:value-type="float" office:value="258" calcext:value-type="float">
            <text:p>258</text:p>
          </table:table-cell>
          <table:table-cell office:value-type="string" calcext:value-type="string">
            <text:p><text:a xlink:href="../../../../../../../wiki/The_Black_Slammurai" xlink:type="simple">The Black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Wild Boar Udagawa - Udagawa Back Streets</text:p>
          </table:table-cell>
          <table:table-cell office:value-type="string" calcext:value-type="string">
            <text:p>1x Tin Pin Devil; 1x Tin Pin Shiva; 1x I Live for Food</text:p>
          </table:table-cell>
          <table:table-cell/>
          <table:table-cell office:value-type="string" calcext:value-type="string">
            <text:p>Wild Boar Udagawa - Udagawa Back Streets (FSG Lvl 6)</text:p>
          </table:table-cell>
          <table:table-cell office:value-type="string" calcext:value-type="string">
            <text:p>This cosplay is slammin'! Become the nihilistic rival member of the Slammurai. Way too cool for the Tin Pin table. Slaaam...ON!</text:p>
          </table:table-cell>
          <table:table-cell office:value-type="float" office:value="0" calcext:value-type="float">
            <text:p>0</text:p>
          </table:table-cell>
          <table:table-cell table:formula="of:=COM.MICROSOFT.CONCAT([.A259];&quot;: &quot;;&quot;{ &quot;&quot;id&quot;&quot;: &quot;;[.A259];&quot;, &quot;&quot;name&quot;&quot;: &quot;&quot;&quot;;[.C259];&quot;&quot;&quot;, &quot;&quot;brand&quot;&quot;: &quot;&quot;&quot;;[.D259];&quot;&quot;&quot;, &quot;&quot;ability&quot;&quot;: &quot;&quot;&quot;;[.J259];&quot;&quot;&quot;, },&quot;)" office:value-type="string" office:string-value="0x231: { &quot;id&quot;: 0x231, &quot;name&quot;: &quot;The Black Slammurai&quot;, &quot;brand&quot;: &quot;Unbranded&quot;, &quot;ability&quot;: &quot;HP +35&quot;, }," calcext:value-type="string">
            <text:p>0x231: { "id": 0x231, "name": "The Black Slammurai", "brand": "Unbranded", "ability": "HP +35", },</text:p>
          </table:table-cell>
        </table:table-row>
        <table:table-row table:style-name="ro19">
          <table:table-cell table:formula="of:=COM.MICROSOFT.CONCAT(&quot;0x&quot;; DEC2HEX(ROW() + 302))" office:value-type="string" office:string-value="0x232" calcext:value-type="string">
            <text:p>0x232</text:p>
          </table:table-cell>
          <table:table-cell office:value-type="float" office:value="259" calcext:value-type="float">
            <text:p>259</text:p>
          </table:table-cell>
          <table:table-cell office:value-type="string" calcext:value-type="string">
            <text:p><text:a xlink:href="../../../../../../../wiki/Nose_Glasses" xlink:type="simple">Nose Glass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5" calcext:value-type="float">
            <text:p>-15</text:p>
          </table:table-cell>
          <table:table-cell office:value-type="float" office:value="40" calcext:value-type="float">
            <text:p>40</text:p>
          </table:table-cell>
          <table:table-cell table:style-name="ce7"/>
          <table:table-cell office:value-type="float" office:value="210" calcext:value-type="float">
            <text:p>210</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table:style-name="ce7" table:number-columns-repeated="2"/>
          <table:table-cell table:style-name="ce6" office:value-type="string" calcext:value-type="string">
            <text:p>W1D1 - Statue of Hachiko</text:p>
          </table:table-cell>
          <table:table-cell office:value-type="string" calcext:value-type="string">
            <text:p>Cosmic Corner - Dogenzaka (FSG Lvl 6)</text:p>
          </table:table-cell>
          <table:table-cell office:value-type="string" calcext:value-type="string">
            <text:p>This novelty item is funny enough to reduce some folks to tears on sight. Try it as a pick-me-up when you're feeling down.</text:p>
          </table:table-cell>
          <table:table-cell office:value-type="float" office:value="1" calcext:value-type="float">
            <text:p>1</text:p>
          </table:table-cell>
          <table:table-cell table:formula="of:=COM.MICROSOFT.CONCAT([.A260];&quot;: &quot;;&quot;{ &quot;&quot;id&quot;&quot;: &quot;;[.A260];&quot;, &quot;&quot;name&quot;&quot;: &quot;&quot;&quot;;[.C260];&quot;&quot;&quot;, &quot;&quot;brand&quot;&quot;: &quot;&quot;&quot;;[.D260];&quot;&quot;&quot;, &quot;&quot;ability&quot;&quot;: &quot;&quot;&quot;;[.J260];&quot;&quot;&quot;, },&quot;)" office:value-type="string" office:string-value="0x232: { &quot;id&quot;: 0x232, &quot;name&quot;: &quot;Nose Glasses&quot;, &quot;brand&quot;: &quot;Unbranded&quot;, &quot;ability&quot;: &quot;Jinxed ATK Boost +10&quot;, }," calcext:value-type="string">
            <text:p>0x232: { "id": 0x232, "name": "Nose Glasses", "brand": "Unbranded", "ability": "Jinxed ATK Boost +10", },</text:p>
          </table:table-cell>
        </table:table-row>
        <table:table-row table:style-name="ro10">
          <table:table-cell table:formula="of:=COM.MICROSOFT.CONCAT(&quot;0x&quot;; DEC2HEX(ROW() + 302))" office:value-type="string" office:string-value="0x233" calcext:value-type="string">
            <text:p>0x233</text:p>
          </table:table-cell>
          <table:table-cell office:value-type="float" office:value="260" calcext:value-type="float">
            <text:p>260</text:p>
          </table:table-cell>
          <table:table-cell office:value-type="string" calcext:value-type="string">
            <text:p><text:a xlink:href="../../../../../../../wiki/Samurai_Wig" xlink:type="simple">Samurai Wig</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30" calcext:value-type="float">
            <text:p>30</text:p>
          </table:table-cell>
          <table:table-cell table:style-name="ce7" table:number-columns-repeated="2"/>
          <table:table-cell office:value-type="float" office:value="170" calcext:value-type="float">
            <text:p>17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2D4 - WildKat, after taking the Molco phone booth photos</text:p>
          </table:table-cell>
          <table:table-cell office:value-type="string" calcext:value-type="string">
            <text:p>Towa Records - Towa Records (FSG Lvl 5)</text:p>
          </table:table-cell>
          <table:table-cell office:value-type="string" calcext:value-type="string">
            <text:p>This novelty item reminds us of the long-forgotten warriors of the past. It's especially popular among foreigners. Make new friends!</text:p>
          </table:table-cell>
          <table:table-cell office:value-type="float" office:value="0" calcext:value-type="float">
            <text:p>0</text:p>
          </table:table-cell>
          <table:table-cell table:formula="of:=COM.MICROSOFT.CONCAT([.A261];&quot;: &quot;;&quot;{ &quot;&quot;id&quot;&quot;: &quot;;[.A261];&quot;, &quot;&quot;name&quot;&quot;: &quot;&quot;&quot;;[.C261];&quot;&quot;&quot;, &quot;&quot;brand&quot;&quot;: &quot;&quot;&quot;;[.D261];&quot;&quot;&quot;, &quot;&quot;ability&quot;&quot;: &quot;&quot;&quot;;[.J261];&quot;&quot;&quot;, },&quot;)" office:value-type="string" office:string-value="0x233: { &quot;id&quot;: 0x233, &quot;name&quot;: &quot;Samurai Wig&quot;, &quot;brand&quot;: &quot;Unbranded&quot;, &quot;ability&quot;: &quot;Dual Resistance I&quot;, }," calcext:value-type="string">
            <text:p>0x233: { "id": 0x233, "name": "Samurai Wig", "brand": "Unbranded", "ability": "Dual Resistance I", },</text:p>
          </table:table-cell>
        </table:table-row>
        <table:table-row table:style-name="ro19">
          <table:table-cell table:formula="of:=COM.MICROSOFT.CONCAT(&quot;0x&quot;; DEC2HEX(ROW() + 302))" office:value-type="string" office:string-value="0x234" calcext:value-type="string">
            <text:p>0x234</text:p>
          </table:table-cell>
          <table:table-cell office:value-type="float" office:value="261" calcext:value-type="float">
            <text:p>261</text:p>
          </table:table-cell>
          <table:table-cell office:value-type="string" calcext:value-type="string">
            <text:p><text:a xlink:href="../../../../../../../wiki/Mr._Mew_Suit" xlink:type="simple">Mr. Mew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0" calcext:value-type="float">
            <text:p>2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table:style-name="ce7" table:number-columns-repeated="2"/>
          <table:table-cell table:style-name="ce6" office:value-type="string" calcext:value-type="string">
            <text:p>W1D7 - Molco phone booth</text:p>
          </table:table-cell>
          <table:table-cell office:value-type="string" calcext:value-type="string">
            <text:p>Natural Puppy - Cadoi City (FSG Lvl 6)</text:p>
          </table:table-cell>
          <table:table-cell office:value-type="string" calcext:value-type="string">
            <text:p>Shiki buckled down to put this together for last year's school festival. Afterwards, it mysteriously disappeared from the grounds.</text:p>
          </table:table-cell>
          <table:table-cell office:value-type="float" office:value="0" calcext:value-type="float">
            <text:p>0</text:p>
          </table:table-cell>
          <table:table-cell table:formula="of:=COM.MICROSOFT.CONCAT([.A262];&quot;: &quot;;&quot;{ &quot;&quot;id&quot;&quot;: &quot;;[.A262];&quot;, &quot;&quot;name&quot;&quot;: &quot;&quot;&quot;;[.C262];&quot;&quot;&quot;, &quot;&quot;brand&quot;&quot;: &quot;&quot;&quot;;[.D262];&quot;&quot;&quot;, &quot;&quot;ability&quot;&quot;: &quot;&quot;&quot;;[.J262];&quot;&quot;&quot;, },&quot;)" office:value-type="string" office:string-value="0x234: { &quot;id&quot;: 0x234, &quot;name&quot;: &quot;Mr. Mew Suit&quot;, &quot;brand&quot;: &quot;Unbranded&quot;, &quot;ability&quot;: &quot;Resist Knockback&quot;, }," calcext:value-type="string">
            <text:p>0x234: { "id": 0x234, "name": "Mr. Mew Suit", "brand": "Unbranded", "ability": "Resist Knockback", },</text:p>
          </table:table-cell>
        </table:table-row>
        <table:table-row table:style-name="ro19">
          <table:table-cell table:formula="of:=COM.MICROSOFT.CONCAT(&quot;0x&quot;; DEC2HEX(ROW() + 302))" office:value-type="string" office:string-value="0x235" calcext:value-type="string">
            <text:p>0x235</text:p>
          </table:table-cell>
          <table:table-cell office:value-type="float" office:value="262" calcext:value-type="float">
            <text:p>262</text:p>
          </table:table-cell>
          <table:table-cell office:value-type="string" calcext:value-type="string">
            <text:p><text:a xlink:href="../../../../../../../wiki/New_Year%27s_Gift" xlink:type="simple">New Year's Gif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100" calcext:value-type="float">
            <text:p>10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Mus Rattus I - 104</text:p>
          </table:table-cell>
          <table:table-cell office:value-type="string" calcext:value-type="string">
            <text:p>1x Tin Pin Thrift; 1x Tin Pin Dash; 1x Ovis</text:p>
          </table:table-cell>
          <table:table-cell/>
          <table:table-cell office:value-type="string" calcext:value-type="string">
            <text:p>Mus Rattus I - 104 (FSG Lvl 5)</text:p>
          </table:table-cell>
          <table:table-cell office:value-type="string" calcext:value-type="string">
            <text:p>A year-end tradition. What could be inside? Do you open it and kill the suspense...or save it for a rainy day and pray it's not perishable?</text:p>
          </table:table-cell>
          <table:table-cell office:value-type="float" office:value="0" calcext:value-type="float">
            <text:p>0</text:p>
          </table:table-cell>
          <table:table-cell table:formula="of:=COM.MICROSOFT.CONCAT([.A263];&quot;: &quot;;&quot;{ &quot;&quot;id&quot;&quot;: &quot;;[.A263];&quot;, &quot;&quot;name&quot;&quot;: &quot;&quot;&quot;;[.C263];&quot;&quot;&quot;, &quot;&quot;brand&quot;&quot;: &quot;&quot;&quot;;[.D263];&quot;&quot;&quot;, &quot;&quot;ability&quot;&quot;: &quot;&quot;&quot;;[.J263];&quot;&quot;&quot;, },&quot;)" office:value-type="string" office:string-value="0x235: { &quot;id&quot;: 0x235, &quot;name&quot;: &quot;New Year's Gift&quot;, &quot;brand&quot;: &quot;Unbranded&quot;, &quot;ability&quot;: &quot;Regeneration III&quot;, }," calcext:value-type="string">
            <text:p>0x235: { "id": 0x235, "name": "New Year's Gift", "brand": "Unbranded", "ability": "Regeneration III", },</text:p>
          </table:table-cell>
        </table:table-row>
        <table:table-row table:style-name="ro19">
          <table:table-cell table:formula="of:=COM.MICROSOFT.CONCAT(&quot;0x&quot;; DEC2HEX(ROW() + 302))" office:value-type="string" office:string-value="0x236" calcext:value-type="string">
            <text:p>0x236</text:p>
          </table:table-cell>
          <table:table-cell office:value-type="float" office:value="263" calcext:value-type="float">
            <text:p>263</text:p>
          </table:table-cell>
          <table:table-cell office:value-type="string" calcext:value-type="string">
            <text:p><text:a xlink:href="../../../../../../../wiki/Pirate_Hat" xlink:type="simple">Pirate Hat</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50" calcext:value-type="float">
            <text:p>15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table:style-name="ce7" table:number-columns-repeated="2"/>
          <table:table-cell table:style-name="ce6" office:value-type="string" calcext:value-type="string">
            <text:p>W2D3 - A-East Concert Stage(With the Prince the place.)</text:p>
          </table:table-cell>
          <table:table-cell office:value-type="string" calcext:value-type="string">
            <text:p>Dragon Couture - Shibukyu Main Store (FSG Lvl 3)</text:p>
          </table:table-cell>
          <table:table-cell office:value-type="string" calcext:value-type="string">
            <text:p>Arrr, this be a seaworthy hat from distant shores. You might say we're all pirates, roughin' the seas called everyday society...</text:p>
          </table:table-cell>
          <table:table-cell office:value-type="float" office:value="0" calcext:value-type="float">
            <text:p>0</text:p>
          </table:table-cell>
          <table:table-cell table:formula="of:=COM.MICROSOFT.CONCAT([.A264];&quot;: &quot;;&quot;{ &quot;&quot;id&quot;&quot;: &quot;;[.A264];&quot;, &quot;&quot;name&quot;&quot;: &quot;&quot;&quot;;[.C264];&quot;&quot;&quot;, &quot;&quot;brand&quot;&quot;: &quot;&quot;&quot;;[.D264];&quot;&quot;&quot;, &quot;&quot;ability&quot;&quot;: &quot;&quot;&quot;;[.J264];&quot;&quot;&quot;, },&quot;)" office:value-type="string" office:string-value="0x236: { &quot;id&quot;: 0x236, &quot;name&quot;: &quot;Pirate Hat&quot;, &quot;brand&quot;: &quot;Unbranded&quot;, &quot;ability&quot;: &quot;DEF +3&quot;, }," calcext:value-type="string">
            <text:p>0x236: { "id": 0x236, "name": "Pirate Hat", "brand": "Unbranded", "ability": "DEF +3", },</text:p>
          </table:table-cell>
        </table:table-row>
        <table:table-row table:style-name="ro15">
          <table:table-cell table:formula="of:=COM.MICROSOFT.CONCAT(&quot;0x&quot;; DEC2HEX(ROW() + 302))" office:value-type="string" office:string-value="0x237" calcext:value-type="string">
            <text:p>0x237</text:p>
          </table:table-cell>
          <table:table-cell office:value-type="float" office:value="264" calcext:value-type="float">
            <text:p>264</text:p>
          </table:table-cell>
          <table:table-cell office:value-type="string" calcext:value-type="string">
            <text:p><text:a xlink:href="../../../../../../../wiki/Potted_Plant" xlink:type="simple">Potted Plan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0" calcext:value-type="float">
            <text:p>20</text:p>
          </table:table-cell>
          <table:table-cell office:value-type="float" office:value="100" calcext:value-type="float">
            <text:p>100</text:p>
          </table:table-cell>
          <table:table-cell office:value-type="float" office:value="200" calcext:value-type="float">
            <text:p>20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table:style-name="ce7" table:number-columns-repeated="2"/>
          <table:table-cell table:style-name="ce6" office:value-type="string" calcext:value-type="string">
            <text:p>W2D1 - Statue of Hachiko</text:p>
          </table:table-cell>
          <table:table-cell office:value-type="string" calcext:value-type="string">
            <text:p>Sheep Heavenly - Molco (FSG Lvl 8)</text:p>
          </table:table-cell>
          <table:table-cell office:value-type="string" calcext:value-type="string">
            <text:p>This little guy will melt your stress away. Take heart from its tiny red flowers, said in feng shui to bring good luck!</text:p>
          </table:table-cell>
          <table:table-cell office:value-type="float" office:value="0" calcext:value-type="float">
            <text:p>0</text:p>
          </table:table-cell>
          <table:table-cell table:formula="of:=COM.MICROSOFT.CONCAT([.A265];&quot;: &quot;;&quot;{ &quot;&quot;id&quot;&quot;: &quot;;[.A265];&quot;, &quot;&quot;name&quot;&quot;: &quot;&quot;&quot;;[.C265];&quot;&quot;&quot;, &quot;&quot;brand&quot;&quot;: &quot;&quot;&quot;;[.D265];&quot;&quot;&quot;, &quot;&quot;ability&quot;&quot;: &quot;&quot;&quot;;[.J265];&quot;&quot;&quot;, },&quot;)" office:value-type="string" office:string-value="0x237: { &quot;id&quot;: 0x237, &quot;name&quot;: &quot;Potted Plant&quot;, &quot;brand&quot;: &quot;Unbranded&quot;, &quot;ability&quot;: &quot;Puck Power II&quot;, }," calcext:value-type="string">
            <text:p>0x237: { "id": 0x237, "name": "Potted Plant", "brand": "Unbranded", "ability": "Puck Power II", },</text:p>
          </table:table-cell>
        </table:table-row>
        <table:table-row table:style-name="ro10">
          <table:table-cell table:formula="of:=COM.MICROSOFT.CONCAT(&quot;0x&quot;; DEC2HEX(ROW() + 302))" office:value-type="string" office:string-value="0x238" calcext:value-type="string">
            <text:p>0x238</text:p>
          </table:table-cell>
          <table:table-cell office:value-type="float" office:value="265" calcext:value-type="float">
            <text:p>265</text:p>
          </table:table-cell>
          <table:table-cell office:value-type="string" calcext:value-type="string">
            <text:p><text:a xlink:href="../../../../../../../wiki/Mr._Claus" xlink:type="simple">Mr.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Nishimura Drugs - Shibu-Q Heads</text:p>
          </table:table-cell>
          <table:table-cell office:value-type="string" calcext:value-type="string">
            <text:p>1x Tin Pin Wheel; 1x Tin Pin Artist; 1x Shadow Matter</text:p>
          </table:table-cell>
          <table:table-cell/>
          <table:table-cell office:value-type="string" calcext:value-type="string">
            <text:p>AMX - AMX (FSG Lvl 5)</text:p>
          </table:table-cell>
          <table:table-cell office:value-type="string" calcext:value-type="string">
            <text:p>The gift that keeps on giving...to other people! Hanekoma had it ready for the holiday season, then decided it wasn't his bag...</text:p>
          </table:table-cell>
          <table:table-cell office:value-type="float" office:value="0" calcext:value-type="float">
            <text:p>0</text:p>
          </table:table-cell>
          <table:table-cell table:formula="of:=COM.MICROSOFT.CONCAT([.A266];&quot;: &quot;;&quot;{ &quot;&quot;id&quot;&quot;: &quot;;[.A266];&quot;, &quot;&quot;name&quot;&quot;: &quot;&quot;&quot;;[.C266];&quot;&quot;&quot;, &quot;&quot;brand&quot;&quot;: &quot;&quot;&quot;;[.D266];&quot;&quot;&quot;, &quot;&quot;ability&quot;&quot;: &quot;&quot;&quot;;[.J266];&quot;&quot;&quot;, },&quot;)" office:value-type="string" office:string-value="0x238: { &quot;id&quot;: 0x238, &quot;name&quot;: &quot;Mr. Claus&quot;, &quot;brand&quot;: &quot;Unbranded&quot;, &quot;ability&quot;: &quot;Combo Branch +2&quot;, }," calcext:value-type="string">
            <text:p>0x238: { "id": 0x238, "name": "Mr. Claus", "brand": "Unbranded", "ability": "Combo Branch +2", },</text:p>
          </table:table-cell>
        </table:table-row>
        <table:table-row table:style-name="ro19">
          <table:table-cell table:formula="of:=COM.MICROSOFT.CONCAT(&quot;0x&quot;; DEC2HEX(ROW() + 302))" office:value-type="string" office:string-value="0x239" calcext:value-type="string">
            <text:p>0x239</text:p>
          </table:table-cell>
          <table:table-cell office:value-type="float" office:value="266" calcext:value-type="float">
            <text:p>266</text:p>
          </table:table-cell>
          <table:table-cell office:value-type="string" calcext:value-type="string">
            <text:p><text:a xlink:href="../../../../../../../wiki/Mrs._Claus" xlink:type="simple">Mrs.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75" calcext:value-type="float">
            <text:p>75</text:p>
          </table:table-cell>
          <table:table-cell office:value-type="float" office:value="190" calcext:value-type="float">
            <text:p>19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table:style-name="ce7" table:number-columns-repeated="2"/>
          <table:table-cell table:style-name="ce6" office:value-type="string" calcext:value-type="string">
            <text:p>W1D4 - 104 (head down to Scramble Crossing, but do not enter 104 before heading down)</text:p>
          </table:table-cell>
          <table:table-cell office:value-type="string" calcext:value-type="string">
            <text:p>Bel Airplane - Shibu Dept. Store (FSG Lvl 8)</text:p>
          </table:table-cell>
          <table:table-cell office:value-type="string" calcext:value-type="string">
            <text:p>Bring sweet dreams to children everywhere! Eri designed this for a Christmas party, and Shiki spent all night sewing it.</text:p>
          </table:table-cell>
          <table:table-cell office:value-type="float" office:value="0" calcext:value-type="float">
            <text:p>0</text:p>
          </table:table-cell>
          <table:table-cell table:formula="of:=COM.MICROSOFT.CONCAT([.A267];&quot;: &quot;;&quot;{ &quot;&quot;id&quot;&quot;: &quot;;[.A267];&quot;, &quot;&quot;name&quot;&quot;: &quot;&quot;&quot;;[.C267];&quot;&quot;&quot;, &quot;&quot;brand&quot;&quot;: &quot;&quot;&quot;;[.D267];&quot;&quot;&quot;, &quot;&quot;ability&quot;&quot;: &quot;&quot;&quot;;[.J267];&quot;&quot;&quot;, },&quot;)" office:value-type="string" office:string-value="0x239: { &quot;id&quot;: 0x239, &quot;name&quot;: &quot;Mrs. Claus&quot;, &quot;brand&quot;: &quot;Unbranded&quot;, &quot;ability&quot;: &quot;Regeneration III&quot;, }," calcext:value-type="string">
            <text:p>0x239: { "id": 0x239, "name": "Mrs. Claus", "brand": "Unbranded", "ability": "Regeneration III", },</text:p>
          </table:table-cell>
        </table:table-row>
        <table:table-row table:style-name="ro19">
          <table:table-cell table:formula="of:=COM.MICROSOFT.CONCAT(&quot;0x&quot;; DEC2HEX(ROW() + 302))" office:value-type="string" office:string-value="0x23A" calcext:value-type="string">
            <text:p>0x23A</text:p>
          </table:table-cell>
          <table:table-cell office:value-type="float" office:value="267" calcext:value-type="float">
            <text:p>267</text:p>
          </table:table-cell>
          <table:table-cell office:value-type="string" calcext:value-type="string">
            <text:p><text:a xlink:href="../../../../../../../wiki/Black_Book_Bag" xlink:type="simple">Black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10" calcext:value-type="float">
            <text:p>-1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table:style-name="ce7" table:number-columns-repeated="2"/>
          <table:table-cell table:style-name="ce6" office:value-type="string" calcext:value-type="string">
            <text:p>W3D3 - Tipsy Tose Hall (play Reaper Creeper, go to black.)</text:p>
          </table:table-cell>
          <table:table-cell office:value-type="string" calcext:value-type="string">
            <text:p>le Grand - Cadoi City (FSG Lvl 5)</text:p>
          </table:table-cell>
          <table:table-cell office:value-type="string" calcext:value-type="string">
            <text:p>Six years of Beat's elementary school memories are crammed into this thing. He treated it terribly, so it's on its last legs.</text:p>
          </table:table-cell>
          <table:table-cell office:value-type="float" office:value="0" calcext:value-type="float">
            <text:p>0</text:p>
          </table:table-cell>
          <table:table-cell table:formula="of:=COM.MICROSOFT.CONCAT([.A268];&quot;: &quot;;&quot;{ &quot;&quot;id&quot;&quot;: &quot;;[.A268];&quot;, &quot;&quot;name&quot;&quot;: &quot;&quot;&quot;;[.C268];&quot;&quot;&quot;, &quot;&quot;brand&quot;&quot;: &quot;&quot;&quot;;[.D268];&quot;&quot;&quot;, &quot;&quot;ability&quot;&quot;: &quot;&quot;&quot;;[.J268];&quot;&quot;&quot;, },&quot;)" office:value-type="string" office:string-value="0x23A: { &quot;id&quot;: 0x23A, &quot;name&quot;: &quot;Black Book Bag&quot;, &quot;brand&quot;: &quot;Unbranded&quot;, &quot;ability&quot;: &quot;SOS ATK Boost II&quot;, }," calcext:value-type="string">
            <text:p>0x23A: { "id": 0x23A, "name": "Black Book Bag", "brand": "Unbranded", "ability": "SOS ATK Boost II", },</text:p>
          </table:table-cell>
        </table:table-row>
        <table:table-row table:style-name="ro19">
          <table:table-cell table:formula="of:=COM.MICROSOFT.CONCAT(&quot;0x&quot;; DEC2HEX(ROW() + 302))" office:value-type="string" office:string-value="0x23B" calcext:value-type="string">
            <text:p>0x23B</text:p>
          </table:table-cell>
          <table:table-cell office:value-type="float" office:value="268" calcext:value-type="float">
            <text:p>268</text:p>
          </table:table-cell>
          <table:table-cell office:value-type="string" calcext:value-type="string">
            <text:p><text:a xlink:href="../../../../../../../wiki/Red_Book_Bag" xlink:type="simple">Red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0" calcext:value-type="float">
            <text:p>-10</text:p>
          </table:table-cell>
          <table:table-cell office:value-type="float" office:value="30" calcext:value-type="float">
            <text:p>3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Wild Boar 104 - 104</text:p>
          </table:table-cell>
          <table:table-cell office:value-type="string" calcext:value-type="string">
            <text:p>1x Tin Pin Wind; 1x Tin Pin Blade; 1x Walk On, Walk Off</text:p>
          </table:table-cell>
          <table:table-cell/>
          <table:table-cell office:value-type="string" calcext:value-type="string">
            <text:p>Wild Boar 104 - 104 (FSG Lvl 8)</text:p>
          </table:table-cell>
          <table:table-cell office:value-type="string" calcext:value-type="string">
            <text:p>Six years of Rhyme's elementary school memories are crammed into this thing. She took good care of it, and it really shows.</text:p>
          </table:table-cell>
          <table:table-cell office:value-type="float" office:value="0" calcext:value-type="float">
            <text:p>0</text:p>
          </table:table-cell>
          <table:table-cell table:formula="of:=COM.MICROSOFT.CONCAT([.A269];&quot;: &quot;;&quot;{ &quot;&quot;id&quot;&quot;: &quot;;[.A269];&quot;, &quot;&quot;name&quot;&quot;: &quot;&quot;&quot;;[.C269];&quot;&quot;&quot;, &quot;&quot;brand&quot;&quot;: &quot;&quot;&quot;;[.D269];&quot;&quot;&quot;, &quot;&quot;ability&quot;&quot;: &quot;&quot;&quot;;[.J269];&quot;&quot;&quot;, },&quot;)" office:value-type="string" office:string-value="0x23B: { &quot;id&quot;: 0x23B, &quot;name&quot;: &quot;Red Book Bag&quot;, &quot;brand&quot;: &quot;Unbranded&quot;, &quot;ability&quot;: &quot;SOS DEF Boost II&quot;, }," calcext:value-type="string">
            <text:p>0x23B: { "id": 0x23B, "name": "Red Book Bag", "brand": "Unbranded", "ability": "SOS DEF Boost II", },</text:p>
          </table:table-cell>
        </table:table-row>
        <table:table-row table:style-name="ro15">
          <table:table-cell table:formula="of:=COM.MICROSOFT.CONCAT(&quot;0x&quot;; DEC2HEX(ROW() + 302))" office:value-type="string" office:string-value="0x23C" calcext:value-type="string">
            <text:p>0x23C</text:p>
          </table:table-cell>
          <table:table-cell office:value-type="float" office:value="269" calcext:value-type="float">
            <text:p>269</text:p>
          </table:table-cell>
          <table:table-cell office:value-type="string" calcext:value-type="string">
            <text:p><text:a xlink:href="../../../../../../../wiki/Biker_Gloves" xlink:type="simple">Biker Glov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25" calcext:value-type="float">
            <text:p>25</text:p>
          </table:table-cell>
          <table:table-cell office:value-type="float" office:value="5" calcext:value-type="float">
            <text:p>5</text:p>
          </table:table-cell>
          <table:table-cell table:style-name="ce7"/>
          <table:table-cell office:value-type="float" office:value="150" calcext:value-type="float">
            <text:p>15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table:style-name="ce7" table:number-columns-repeated="2"/>
          <table:table-cell table:style-name="ce6" office:value-type="string" calcext:value-type="string">
            <text:p>W2D5 - Miyashita Park Underpass, Let Tenho win.</text:p>
          </table:table-cell>
          <table:table-cell office:value-type="string" calcext:value-type="string">
            <text:p>D+B Molco - Molco (FSG Lvl 5)</text:p>
          </table:table-cell>
          <table:table-cell office:value-type="string" calcext:value-type="string">
            <text:p>These gloves were made to pro specifications, including a no-slip grip that keeps you glued to the handlebar.</text:p>
          </table:table-cell>
          <table:table-cell office:value-type="float" office:value="0" calcext:value-type="float">
            <text:p>0</text:p>
          </table:table-cell>
          <table:table-cell table:formula="of:=COM.MICROSOFT.CONCAT([.A270];&quot;: &quot;;&quot;{ &quot;&quot;id&quot;&quot;: &quot;;[.A270];&quot;, &quot;&quot;name&quot;&quot;: &quot;&quot;&quot;;[.C270];&quot;&quot;&quot;, &quot;&quot;brand&quot;&quot;: &quot;&quot;&quot;;[.D270];&quot;&quot;&quot;, &quot;&quot;ability&quot;&quot;: &quot;&quot;&quot;;[.J270];&quot;&quot;&quot;, },&quot;)" office:value-type="string" office:string-value="0x23C: { &quot;id&quot;: 0x23C, &quot;name&quot;: &quot;Biker Gloves&quot;, &quot;brand&quot;: &quot;Unbranded&quot;, &quot;ability&quot;: &quot;Faster Puck II&quot;, }," calcext:value-type="string">
            <text:p>0x23C: { "id": 0x23C, "name": "Biker Gloves", "brand": "Unbranded", "ability": "Faster Puck II", },</text:p>
          </table:table-cell>
        </table:table-row>
        <table:table-row table:style-name="ro9">
          <table:table-cell table:formula="of:=COM.MICROSOFT.CONCAT(&quot;0x&quot;; DEC2HEX(ROW() + 302))" office:value-type="string" office:string-value="0x23D" calcext:value-type="string">
            <text:p>0x23D</text:p>
          </table:table-cell>
          <table:table-cell office:value-type="float" office:value="270" calcext:value-type="float">
            <text:p>270</text:p>
          </table:table-cell>
          <table:table-cell office:value-type="string" calcext:value-type="string">
            <text:p><text:a xlink:href="../../../../../../../wiki/Maid_Costume" xlink:type="simple">Maid Costume</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5" calcext:value-type="float">
            <text:p>25</text:p>
          </table:table-cell>
          <table:table-cell office:value-type="float" office:value="100" calcext:value-type="float">
            <text:p>100</text:p>
          </table:table-cell>
          <table:table-cell office:value-type="float" office:value="400" calcext:value-type="float">
            <text:p>4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unshine Shibukyu - Shibukyu Main Store</text:p>
          </table:table-cell>
          <table:table-cell office:value-type="string" calcext:value-type="string">
            <text:p>1x King Arthur; 1x The Eyes Have It; 1x Shadow Matter</text:p>
          </table:table-cell>
          <table:table-cell/>
          <table:table-cell office:value-type="string" calcext:value-type="string">
            <text:p>Lapin Angelique - A-East (FSG Lvl 10)</text:p>
          </table:table-cell>
          <table:table-cell office:value-type="string" calcext:value-type="string">
            <text:p>Eri designed this maid outfit for last year's school festival, and Shiki sewed it. Their class ran a cafe!</text:p>
          </table:table-cell>
          <table:table-cell office:value-type="float" office:value="0" calcext:value-type="float">
            <text:p>0</text:p>
          </table:table-cell>
          <table:table-cell table:formula="of:=COM.MICROSOFT.CONCAT([.A271];&quot;: &quot;;&quot;{ &quot;&quot;id&quot;&quot;: &quot;;[.A271];&quot;, &quot;&quot;name&quot;&quot;: &quot;&quot;&quot;;[.C271];&quot;&quot;&quot;, &quot;&quot;brand&quot;&quot;: &quot;&quot;&quot;;[.D271];&quot;&quot;&quot;, &quot;&quot;ability&quot;&quot;: &quot;&quot;&quot;;[.J271];&quot;&quot;&quot;, },&quot;)" office:value-type="string" office:string-value="0x23D: { &quot;id&quot;: 0x23D, &quot;name&quot;: &quot;Maid Costume&quot;, &quot;brand&quot;: &quot;Unbranded&quot;, &quot;ability&quot;: &quot;ATK +3&quot;, }," calcext:value-type="string">
            <text:p>0x23D: { "id": 0x23D, "name": "Maid Costume", "brand": "Unbranded", "ability": "ATK +3", },</text:p>
          </table:table-cell>
        </table:table-row>
        <table:table-row table:style-name="ro15">
          <table:table-cell table:formula="of:=COM.MICROSOFT.CONCAT(&quot;0x&quot;; DEC2HEX(ROW() + 302))" office:value-type="string" office:string-value="0x23E" calcext:value-type="string">
            <text:p>0x23E</text:p>
          </table:table-cell>
          <table:table-cell office:value-type="float" office:value="271" calcext:value-type="float">
            <text:p>271</text:p>
          </table:table-cell>
          <table:table-cell office:value-type="string" calcext:value-type="string">
            <text:p><text:a xlink:href="../../../../../../../wiki/Supermask%27s_Mask" xlink:type="simple">Supermask's Mask</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100" calcext:value-type="float">
            <text:p>100</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table:style-name="ce7" table:number-columns-repeated="2"/>
          <table:table-cell table:style-name="ce6" office:value-type="string" calcext:value-type="string">
            <text:p>W2D2 - Mexican Dog, Spain Hill.</text:p>
          </table:table-cell>
          <table:table-cell office:value-type="string" calcext:value-type="string">
            <text:p>Jupiter of the Monkey - Cat Street (FSG Lvl 6)</text:p>
          </table:table-cell>
          <table:table-cell office:value-type="string" calcext:value-type="string">
            <text:p>A replica of the wrestling mask worn by Supermask, king of aerial combat! Wear this and (it'll feel like) you can fly!</text:p>
          </table:table-cell>
          <table:table-cell office:value-type="float" office:value="0" calcext:value-type="float">
            <text:p>0</text:p>
          </table:table-cell>
          <table:table-cell table:formula="of:=COM.MICROSOFT.CONCAT([.A272];&quot;: &quot;;&quot;{ &quot;&quot;id&quot;&quot;: &quot;;[.A272];&quot;, &quot;&quot;name&quot;&quot;: &quot;&quot;&quot;;[.C272];&quot;&quot;&quot;, &quot;&quot;brand&quot;&quot;: &quot;&quot;&quot;;[.D272];&quot;&quot;&quot;, &quot;&quot;ability&quot;&quot;: &quot;&quot;&quot;;[.J272];&quot;&quot;&quot;, },&quot;)" office:value-type="string" office:string-value="0x23E: { &quot;id&quot;: 0x23E, &quot;name&quot;: &quot;Supermask's Mask&quot;, &quot;brand&quot;: &quot;Unbranded&quot;, &quot;ability&quot;: &quot;SOS Null Damage&quot;, }," calcext:value-type="string">
            <text:p>0x23E: { "id": 0x23E, "name": "Supermask's Mask", "brand": "Unbranded", "ability": "SOS Null Damage", },</text:p>
          </table:table-cell>
        </table:table-row>
        <table:table-row table:style-name="ro10">
          <table:table-cell table:formula="of:=COM.MICROSOFT.CONCAT(&quot;0x&quot;; DEC2HEX(ROW() + 302))" office:value-type="string" office:string-value="0x23F" calcext:value-type="string">
            <text:p>0x23F</text:p>
          </table:table-cell>
          <table:table-cell office:value-type="float" office:value="272" calcext:value-type="float">
            <text:p>272</text:p>
          </table:table-cell>
          <table:table-cell office:value-type="string" calcext:value-type="string">
            <text:p><text:a xlink:href="../../../../../../../wiki/Ninja_Garb" xlink:type="simple">Ninja Garb</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table:style-name="ce7" table:number-columns-repeated="2"/>
          <table:table-cell table:style-name="ce6" office:value-type="string" calcext:value-type="string">
            <text:p>W2D6 - Shibu-Q Heads (always run away)</text:p>
          </table:table-cell>
          <table:table-cell office:value-type="string" calcext:value-type="string">
            <text:p>KuraKura - Shibukyu Stationside (FSG Lvl 3)</text:p>
          </table:table-cell>
          <table:table-cell office:value-type="string" calcext:value-type="string">
            <text:p>The favored fashion among ninja assassins, roomy enough to allow for a host of techniques. Most Japanese wear them every Tuesday.</text:p>
          </table:table-cell>
          <table:table-cell office:value-type="float" office:value="0" calcext:value-type="float">
            <text:p>0</text:p>
          </table:table-cell>
          <table:table-cell table:formula="of:=COM.MICROSOFT.CONCAT([.A273];&quot;: &quot;;&quot;{ &quot;&quot;id&quot;&quot;: &quot;;[.A273];&quot;, &quot;&quot;name&quot;&quot;: &quot;&quot;&quot;;[.C273];&quot;&quot;&quot;, &quot;&quot;brand&quot;&quot;: &quot;&quot;&quot;;[.D273];&quot;&quot;&quot;, &quot;&quot;ability&quot;&quot;: &quot;&quot;&quot;;[.J273];&quot;&quot;&quot;, },&quot;)" office:value-type="string" office:string-value="0x23F: { &quot;id&quot;: 0x23F, &quot;name&quot;: &quot;Ninja Garb&quot;, &quot;brand&quot;: &quot;Unbranded&quot;, &quot;ability&quot;: &quot;More Durable Obstacles I&quot;, }," calcext:value-type="string">
            <text:p>0x23F: { "id": 0x23F, "name": "Ninja Garb", "brand": "Unbranded", "ability": "More Durable Obstacles I", },</text:p>
          </table:table-cell>
        </table:table-row>
        <table:table-row table:style-name="ro21">
          <table:table-cell table:formula="of:=COM.MICROSOFT.CONCAT(&quot;0x&quot;; DEC2HEX(ROW() + 302))" office:value-type="string" office:string-value="0x240" calcext:value-type="string">
            <text:p>0x240</text:p>
          </table:table-cell>
          <table:table-cell office:value-type="float" office:value="273" calcext:value-type="float">
            <text:p>273</text:p>
          </table:table-cell>
          <table:table-cell office:value-type="string" calcext:value-type="string">
            <text:p><text:a xlink:href="../../../../../../../wiki/Samurai_Helm" xlink:type="simple">Samurai Helm</text:a></text:p>
          </table:table-cell>
          <table:table-cell office:value-type="string" calcext:value-type="string">
            <text:p><text:a xlink:href="../../../../../../../wiki/Unbranded" xlink:type="simple">Unbranded</text:a></text:p>
          </table:table-cell>
          <table:table-cell office:value-type="string" calcext:value-type="string">
            <text:p>Headwear</text:p>
          </table:table-cell>
          <table:table-cell table:number-columns-repeated="2" office:value-type="float" office:value="20" calcext:value-type="float">
            <text:p>20</text:p>
          </table:table-cell>
          <table:table-cell office:value-type="float" office:value="500" calcext:value-type="float">
            <text:p>500</text:p>
          </table:table-cell>
          <table:table-cell office:value-type="float" office:value="300" calcext:value-type="float">
            <text:p>300</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table:style-name="ce7" table:number-columns-repeated="2"/>
          <table:table-cell table:style-name="ce6" office:value-type="string" calcext:value-type="string">
            <text:p>W3D7 - Ramen Don</text:p>
          </table:table-cell>
          <table:table-cell office:value-type="string" calcext:value-type="string">
            <text:p>Mus Rattus III, Cadoi City (FSG Lvl 5)</text:p>
          </table:table-cell>
          <table:table-cell office:value-type="string" calcext:value-type="string">
            <text:p>The lacquered helm of a legendary warrior, etched by a master armorer. Strong enough to withstand a thousand blows...if you can lift it.</text:p>
          </table:table-cell>
          <table:table-cell office:value-type="float" office:value="0" calcext:value-type="float">
            <text:p>0</text:p>
          </table:table-cell>
          <table:table-cell table:formula="of:=COM.MICROSOFT.CONCAT([.A274];&quot;: &quot;;&quot;{ &quot;&quot;id&quot;&quot;: &quot;;[.A274];&quot;, &quot;&quot;name&quot;&quot;: &quot;&quot;&quot;;[.C274];&quot;&quot;&quot;, &quot;&quot;brand&quot;&quot;: &quot;&quot;&quot;;[.D274];&quot;&quot;&quot;, &quot;&quot;ability&quot;&quot;: &quot;&quot;&quot;;[.J274];&quot;&quot;&quot;, },&quot;)" office:value-type="string" office:string-value="0x240: { &quot;id&quot;: 0x240, &quot;name&quot;: &quot;Samurai Helm&quot;, &quot;brand&quot;: &quot;Unbranded&quot;, &quot;ability&quot;: &quot;All-around Upgrade II&quot;, }," calcext:value-type="string">
            <text:p>0x240: { "id": 0x240, "name": "Samurai Helm", "brand": "Unbranded", "ability": "All-around Upgrade II", },</text:p>
          </table:table-cell>
        </table:table-row>
        <table:table-row table:style-name="ro11">
          <table:table-cell table:formula="of:=COM.MICROSOFT.CONCAT(&quot;0x&quot;; DEC2HEX(ROW() + 302))" office:value-type="string" office:string-value="0x241" calcext:value-type="string">
            <text:p>0x241</text:p>
          </table:table-cell>
          <table:table-cell office:value-type="float" office:value="274" calcext:value-type="float">
            <text:p>274</text:p>
          </table:table-cell>
          <table:table-cell office:value-type="string" calcext:value-type="string">
            <text:p><text:a xlink:href="../../../../../../../wiki/Samurai_Armor" xlink:type="simple">Samurai Armo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style-name="ce7" table:number-columns-repeated="2"/>
          <table:table-cell office:value-type="float" office:value="1000" calcext:value-type="float">
            <text:p>1000</text:p>
          </table:table-cell>
          <table:table-cell office:value-type="float" office:value="600" calcext:value-type="float">
            <text:p>60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ibu-Q Heads 1F - Shibu-Q Heads</text:p>
          </table:table-cell>
          <table:table-cell office:value-type="string" calcext:value-type="string">
            <text:p>1x Lady Luck; 1x Tigris; 1x Mink</text:p>
          </table:table-cell>
          <table:table-cell/>
          <table:table-cell office:value-type="string" calcext:value-type="string">
            <text:p>Shibu-Q Heads 1F - Shibu-Q Heads (FSG Lvl 3)</text:p>
          </table:table-cell>
          <table:table-cell office:value-type="string" calcext:value-type="string">
            <text:p>The plated mail of a legendary warrior, crafted lovingly by a master armorer. Strong enough to withstand a thousand blows, and light as can be!</text:p>
          </table:table-cell>
          <table:table-cell office:value-type="float" office:value="0" calcext:value-type="float">
            <text:p>0</text:p>
          </table:table-cell>
          <table:table-cell table:formula="of:=COM.MICROSOFT.CONCAT([.A275];&quot;: &quot;;&quot;{ &quot;&quot;id&quot;&quot;: &quot;;[.A275];&quot;, &quot;&quot;name&quot;&quot;: &quot;&quot;&quot;;[.C275];&quot;&quot;&quot;, &quot;&quot;brand&quot;&quot;: &quot;&quot;&quot;;[.D275];&quot;&quot;&quot;, &quot;&quot;ability&quot;&quot;: &quot;&quot;&quot;;[.J275];&quot;&quot;&quot;, },&quot;)" office:value-type="string" office:string-value="0x241: { &quot;id&quot;: 0x241, &quot;name&quot;: &quot;Samurai Armor&quot;, &quot;brand&quot;: &quot;Unbranded&quot;, &quot;ability&quot;: &quot;HP +35&quot;, }," calcext:value-type="string">
            <text:p>0x241: { "id": 0x241, "name": "Samurai Armor", "brand": "Unbranded", "ability": "HP +35", },</text:p>
          </table:table-cell>
        </table:table-row>
        <table:table-row table:style-name="ro19">
          <table:table-cell table:formula="of:=COM.MICROSOFT.CONCAT(&quot;0x&quot;; DEC2HEX(ROW() + 302))" office:value-type="string" office:string-value="0x242" calcext:value-type="string">
            <text:p>0x242</text:p>
          </table:table-cell>
          <table:table-cell office:value-type="float" office:value="275" calcext:value-type="float">
            <text:p>275</text:p>
          </table:table-cell>
          <table:table-cell office:value-type="string" calcext:value-type="string">
            <text:p><text:a xlink:href="../../../../../../../wiki/Fan_of_the_Rising_Sun" xlink:type="simple">Fan of the Rising Sun</text:a></text:p>
          </table:table-cell>
          <table:table-cell office:value-type="string" calcext:value-type="string">
            <text:p><text:a xlink:href="../../../../../../../wiki/Unbranded" xlink:type="simple">Unbranded</text:a></text:p>
          </table:table-cell>
          <table:table-cell office:value-type="string" calcext:value-type="string">
            <text:p>Top</text:p>
          </table:table-cell>
          <table:table-cell table:style-name="ce7"/>
          <table:table-cell office:value-type="float" office:value="50" calcext:value-type="float">
            <text:p>50</text:p>
          </table:table-cell>
          <table:table-cell table:style-name="ce7"/>
          <table:table-cell office:value-type="float" office:value="800" calcext:value-type="float">
            <text:p>80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ibu-Q Heads 2F - Shibu-Q Heads</text:p>
          </table:table-cell>
          <table:table-cell office:value-type="string" calcext:value-type="string">
            <text:p>1x Lucky Panda; 1x Anguis; 1x Pteropus</text:p>
          </table:table-cell>
          <table:table-cell/>
          <table:table-cell office:value-type="string" calcext:value-type="string">
            <text:p>Shibu-Q Heads 2F - Shibu-Q Heads (FSG Lvl 3)</text:p>
          </table:table-cell>
          <table:table-cell office:value-type="string" calcext:value-type="string">
            <text:p>The silken fan of a legendary warrior, painstakingly embroidered by a master artisan. Its kind sees use in Butoh dance and Noh theater.</text:p>
          </table:table-cell>
          <table:table-cell office:value-type="float" office:value="0" calcext:value-type="float">
            <text:p>0</text:p>
          </table:table-cell>
          <table:table-cell table:formula="of:=COM.MICROSOFT.CONCAT([.A276];&quot;: &quot;;&quot;{ &quot;&quot;id&quot;&quot;: &quot;;[.A276];&quot;, &quot;&quot;name&quot;&quot;: &quot;&quot;&quot;;[.C276];&quot;&quot;&quot;, &quot;&quot;brand&quot;&quot;: &quot;&quot;&quot;;[.D276];&quot;&quot;&quot;, &quot;&quot;ability&quot;&quot;: &quot;&quot;&quot;;[.J276];&quot;&quot;&quot;, },&quot;)" office:value-type="string" office:string-value="0x242: { &quot;id&quot;: 0x242, &quot;name&quot;: &quot;Fan of the Rising Sun&quot;, &quot;brand&quot;: &quot;Unbranded&quot;, &quot;ability&quot;: &quot;DEF +3&quot;, }," calcext:value-type="string">
            <text:p>0x242: { "id": 0x242, "name": "Fan of the Rising Sun", "brand": "Unbranded", "ability": "DEF +3", },</text:p>
          </table:table-cell>
        </table:table-row>
        <table:table-row table:style-name="ro19">
          <table:table-cell table:formula="of:=COM.MICROSOFT.CONCAT(&quot;0x&quot;; DEC2HEX(ROW() + 302))" office:value-type="string" office:string-value="0x243" calcext:value-type="string">
            <text:p>0x243</text:p>
          </table:table-cell>
          <table:table-cell office:value-type="float" office:value="276" calcext:value-type="float">
            <text:p>276</text:p>
          </table:table-cell>
          <table:table-cell office:value-type="string" calcext:value-type="string">
            <text:p><text:a xlink:href="../../../../../../../wiki/Samurai_Sword" xlink:type="simple">Samurai Sword</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50" calcext:value-type="float">
            <text:p>50</text:p>
          </table:table-cell>
          <table:table-cell table:style-name="ce7" table:number-columns-repeated="2"/>
          <table:table-cell office:value-type="float" office:value="800" calcext:value-type="float">
            <text:p>8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hibu-Q Heads 3F - Shibu-Q Heads</text:p>
          </table:table-cell>
          <table:table-cell office:value-type="string" calcext:value-type="string">
            <text:p>1x Lucky Star; 1x Leo; 1x Cornix</text:p>
          </table:table-cell>
          <table:table-cell/>
          <table:table-cell office:value-type="string" calcext:value-type="string">
            <text:p>Shibu-Q Heads 3F - Shibu-Q Heads (FSG Lvl 3)</text:p>
          </table:table-cell>
          <table:table-cell office:value-type="string" calcext:value-type="string">
            <text:p>The keen katana of a legendary warrior, whet diligently by a master smith. It was the sharpest blade on the planet...until it got all dull.</text:p>
          </table:table-cell>
          <table:table-cell office:value-type="float" office:value="0" calcext:value-type="float">
            <text:p>0</text:p>
          </table:table-cell>
          <table:table-cell table:formula="of:=COM.MICROSOFT.CONCAT([.A277];&quot;: &quot;;&quot;{ &quot;&quot;id&quot;&quot;: &quot;;[.A277];&quot;, &quot;&quot;name&quot;&quot;: &quot;&quot;&quot;;[.C277];&quot;&quot;&quot;, &quot;&quot;brand&quot;&quot;: &quot;&quot;&quot;;[.D277];&quot;&quot;&quot;, &quot;&quot;ability&quot;&quot;: &quot;&quot;&quot;;[.J277];&quot;&quot;&quot;, },&quot;)" office:value-type="string" office:string-value="0x243: { &quot;id&quot;: 0x243, &quot;name&quot;: &quot;Samurai Sword&quot;, &quot;brand&quot;: &quot;Unbranded&quot;, &quot;ability&quot;: &quot;ATK +3&quot;, }," calcext:value-type="string">
            <text:p>0x243: { "id": 0x243, "name": "Samurai Sword", "brand": "Unbranded", "ability": "ATK +3", },</text:p>
          </table:table-cell>
        </table:table-row>
        <table:table-row table:style-name="ro20">
          <table:table-cell table:formula="of:=COM.MICROSOFT.CONCAT(&quot;0x&quot;; DEC2HEX(ROW() + 302))" office:value-type="string" office:string-value="0x244" calcext:value-type="string">
            <text:p>0x244</text:p>
          </table:table-cell>
          <table:table-cell office:value-type="float" office:value="277" calcext:value-type="float">
            <text:p>277</text:p>
          </table:table-cell>
          <table:table-cell office:value-type="string" calcext:value-type="string">
            <text:p><text:a xlink:href="../../../../../../../wiki/Solid_Slammer" xlink:type="simple">Solid Slammer</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50" calcext:value-type="float">
            <text:p>-50</text:p>
          </table:table-cell>
          <table:table-cell table:style-name="ce7"/>
          <table:table-cell office:value-type="float" office:value="120" calcext:value-type="float">
            <text:p>120</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W1D6 - Center Street Entrance(Use Totally gnarly)</text:p>
          </table:table-cell>
          <table:table-cell office:value-type="string" calcext:value-type="string">
            <text:p>WildKat - Cat Street (FSG Lvl 2)</text:p>
          </table:table-cell>
          <table:table-cell office:value-type="string" calcext:value-type="string">
            <text:p>Before setting up shop at Ramen Don, Ken Doi developed toys. Just strap this on, and (it'll feel like) you're a Tin Pin titan!</text:p>
          </table:table-cell>
          <table:table-cell office:value-type="float" office:value="0" calcext:value-type="float">
            <text:p>0</text:p>
          </table:table-cell>
          <table:table-cell table:formula="of:=COM.MICROSOFT.CONCAT([.A278];&quot;: &quot;;&quot;{ &quot;&quot;id&quot;&quot;: &quot;;[.A278];&quot;, &quot;&quot;name&quot;&quot;: &quot;&quot;&quot;;[.C278];&quot;&quot;&quot;, &quot;&quot;brand&quot;&quot;: &quot;&quot;&quot;;[.D278];&quot;&quot;&quot;, &quot;&quot;ability&quot;&quot;: &quot;&quot;&quot;;[.J278];&quot;&quot;&quot;, },&quot;)" office:value-type="string" office:string-value="0x244: { &quot;id&quot;: 0x244, &quot;name&quot;: &quot;Solid Slammer&quot;, &quot;brand&quot;: &quot;Unbranded&quot;, &quot;ability&quot;: &quot;ATK +5&quot;, }," calcext:value-type="string">
            <text:p>0x244: { "id": 0x244, "name": "Solid Slammer", "brand": "Unbranded", "ability": "ATK +5", },</text:p>
          </table:table-cell>
        </table:table-row>
        <table:table-row table:style-name="ro19">
          <table:table-cell table:formula="of:=COM.MICROSOFT.CONCAT(&quot;0x&quot;; DEC2HEX(ROW() + 302))" office:value-type="string" office:string-value="0x245" calcext:value-type="string">
            <text:p>0x245</text:p>
          </table:table-cell>
          <table:table-cell office:value-type="float" office:value="278" calcext:value-type="float">
            <text:p>278</text:p>
          </table:table-cell>
          <table:table-cell office:value-type="string" calcext:value-type="string">
            <text:p><text:a xlink:href="../../../../../../../wiki/False_Teeth" xlink:type="simple">False Teeth</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table:style-name="ce7" table:number-columns-repeated="2"/>
          <table:table-cell office:value-type="float" office:value="200" calcext:value-type="float">
            <text:p>20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table:style-name="ce7" table:number-columns-repeated="2"/>
          <table:table-cell table:style-name="ce6" office:value-type="string" calcext:value-type="string">
            <text:p>W3D2 - Cosmic Corner</text:p>
          </table:table-cell>
          <table:table-cell office:value-type="string" calcext:value-type="string">
            <text:p>Mind &amp; Body Foods - Shibu Dept. Store (FSG Lvl 5)</text:p>
          </table:table-cell>
          <table:table-cell office:value-type="string" calcext:value-type="string">
            <text:p>Someone seems to have forgotten these. Surely the poor soul is wandering Shibuya at this very moment with a gnawing problem...</text:p>
          </table:table-cell>
          <table:table-cell office:value-type="float" office:value="0" calcext:value-type="float">
            <text:p>0</text:p>
          </table:table-cell>
          <table:table-cell table:formula="of:=COM.MICROSOFT.CONCAT([.A279];&quot;: &quot;;&quot;{ &quot;&quot;id&quot;&quot;: &quot;;[.A279];&quot;, &quot;&quot;name&quot;&quot;: &quot;&quot;&quot;;[.C279];&quot;&quot;&quot;, &quot;&quot;brand&quot;&quot;: &quot;&quot;&quot;;[.D279];&quot;&quot;&quot;, &quot;&quot;ability&quot;&quot;: &quot;&quot;&quot;;[.J279];&quot;&quot;&quot;, },&quot;)" office:value-type="string" office:string-value="0x245: { &quot;id&quot;: 0x245, &quot;name&quot;: &quot;False Teeth&quot;, &quot;brand&quot;: &quot;Unbranded&quot;, &quot;ability&quot;: &quot;EXP Boost III&quot;, }," calcext:value-type="string">
            <text:p>0x245: { "id": 0x245, "name": "False Teeth", "brand": "Unbranded", "ability": "EXP Boost III", },</text:p>
          </table:table-cell>
        </table:table-row>
        <table:table-row table:style-name="ro14">
          <table:table-cell table:formula="of:=COM.MICROSOFT.CONCAT(&quot;0x&quot;; DEC2HEX(ROW() + 302))" office:value-type="string" office:string-value="0x246" calcext:value-type="string">
            <text:p>0x246</text:p>
          </table:table-cell>
          <table:table-cell office:value-type="float" office:value="279" calcext:value-type="float">
            <text:p>279</text:p>
          </table:table-cell>
          <table:table-cell office:value-type="string" calcext:value-type="string">
            <text:p><text:a xlink:href="../../../../../../../wiki/Lucky_Mallet" xlink:type="simple">Lucky Malle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5" calcext:value-type="float">
            <text:p>25</text:p>
          </table:table-cell>
          <table:table-cell office:value-type="float" office:value="100" calcext:value-type="float">
            <text:p>100</text:p>
          </table:table-cell>
          <table:table-cell office:value-type="float" office:value="160" calcext:value-type="float">
            <text:p>1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3D6 - Shadow Ramen</text:p>
            <text:p>Go back to Beat Day 3 and decline the Reaper Creeper game with Makoto and his boss. Go to Beat Day 6, and the Shadow Ramen shop should be reopened. Enter the shop and you will get the Lucky Mallet.</text:p>
          </table:table-cell>
          <table:table-cell office:value-type="string" calcext:value-type="string">
            <text:p>Pavo Real - Shibukyu Stationside (FSG Lvl 6)</text:p>
          </table:table-cell>
          <table:table-cell office:value-type="string" calcext:value-type="string">
            <text:p>The miniature golden hammer of Muromachi-period legends that lets you change your height at will. Perfect for short folks!</text:p>
          </table:table-cell>
          <table:table-cell office:value-type="float" office:value="0" calcext:value-type="float">
            <text:p>0</text:p>
          </table:table-cell>
          <table:table-cell table:formula="of:=COM.MICROSOFT.CONCAT([.A280];&quot;: &quot;;&quot;{ &quot;&quot;id&quot;&quot;: &quot;;[.A280];&quot;, &quot;&quot;name&quot;&quot;: &quot;&quot;&quot;;[.C280];&quot;&quot;&quot;, &quot;&quot;brand&quot;&quot;: &quot;&quot;&quot;;[.D280];&quot;&quot;&quot;, &quot;&quot;ability&quot;&quot;: &quot;&quot;&quot;;[.J280];&quot;&quot;&quot;, },&quot;)" office:value-type="string" office:string-value="0x246: { &quot;id&quot;: 0x246, &quot;name&quot;: &quot;Lucky Mallet&quot;, &quot;brand&quot;: &quot;Unbranded&quot;, &quot;ability&quot;: &quot;EXP Boost II&quot;, }," calcext:value-type="string">
            <text:p>0x246: { "id": 0x246, "name": "Lucky Mallet", "brand": "Unbranded", "ability": "EXP Boost II", },</text:p>
          </table:table-cell>
        </table:table-row>
        <table:table-row table:style-name="ro20">
          <table:table-cell table:formula="of:=COM.MICROSOFT.CONCAT(&quot;0x&quot;; DEC2HEX(ROW() + 302))" office:value-type="string" office:string-value="0x247" calcext:value-type="string">
            <text:p>0x247</text:p>
          </table:table-cell>
          <table:table-cell office:value-type="float" office:value="280" calcext:value-type="float">
            <text:p>280</text:p>
          </table:table-cell>
          <table:table-cell office:value-type="string" calcext:value-type="string">
            <text:p><text:a xlink:href="../../../../../../../wiki/Mr._Ducky" xlink:type="simple">Mr. Ducky</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30" calcext:value-type="float">
            <text:p>30</text:p>
          </table:table-cell>
          <table:table-cell table:style-name="ce7"/>
          <table:table-cell office:value-type="float" office:value="100" calcext:value-type="float">
            <text:p>10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table:style-name="ce7" table:number-columns-repeated="2"/>
          <table:table-cell/>
          <table:table-cell office:value-type="string" calcext:value-type="string">
            <text:p>D+B 104 - 104 (FSG Lvl 8)</text:p>
          </table:table-cell>
          <table:table-cell office:value-type="string" calcext:value-type="string">
            <text:p>Set this herbal-scented ducky in the tub, and it starts singin' and swimmin' around. Bath time was never this much fun!</text:p>
          </table:table-cell>
          <table:table-cell office:value-type="float" office:value="0" calcext:value-type="float">
            <text:p>0</text:p>
          </table:table-cell>
          <table:table-cell table:formula="of:=COM.MICROSOFT.CONCAT([.A281];&quot;: &quot;;&quot;{ &quot;&quot;id&quot;&quot;: &quot;;[.A281];&quot;, &quot;&quot;name&quot;&quot;: &quot;&quot;&quot;;[.C281];&quot;&quot;&quot;, &quot;&quot;brand&quot;&quot;: &quot;&quot;&quot;;[.D281];&quot;&quot;&quot;, &quot;&quot;ability&quot;&quot;: &quot;&quot;&quot;;[.J281];&quot;&quot;&quot;, },&quot;)" office:value-type="string" office:string-value="0x247: { &quot;id&quot;: 0x247, &quot;name&quot;: &quot;Mr. Ducky&quot;, &quot;brand&quot;: &quot;Unbranded&quot;, &quot;ability&quot;: &quot;Slower Puck II&quot;, }," calcext:value-type="string">
            <text:p>0x247: { "id": 0x247, "name": "Mr. Ducky", "brand": "Unbranded", "ability": "Slower Puck II", },</text:p>
          </table:table-cell>
        </table:table-row>
      </table:table>
      <table:named-expressions/>
      <table:database-ranges>
        <table:database-range table:name="__Anonymous_Sheet_DB__0" table:target-range-address="Pins.A1:Pins.AH305" table:display-filter-buttons="true" table:orientation="column"/>
        <table:database-range table:name="__Anonymous_Sheet_DB__6" table:target-range-address="Threads.D1:Threads.K281"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8">00/00/0000</text:date>, <text:time style:data-style-name="N2" text:time-value="23:22:28.4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7-28T00:08:15.134000000</dc:date>
    <meta:editing-duration>P3DT10H31M21S</meta:editing-duration>
    <meta:editing-cycles>157</meta:editing-cycles>
    <meta:document-statistic meta:table-count="7" meta:cell-count="16597" meta:object-count="0"/>
  </office:meta>
</office:document-meta>
</file>